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4.634cm"/>
    </style:style>
    <style:style style:name="co3" style:family="table-column">
      <style:table-column-properties fo:break-before="auto" style:column-width="3.801cm"/>
    </style:style>
    <style:style style:name="co4" style:family="table-column">
      <style:table-column-properties fo:break-before="auto" style:column-width="4.3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2.469cm"/>
    </style:style>
    <style:style style:name="co11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8.57cm" svg:height="15.992cm" svg:x="85.073cm" svg:y="4.28cm">
            <draw:object draw:notify-on-update-of-ranges="Sheet1.O4:Sheet1.O153 Sheet1.M4:Sheet1.M153 Sheet1.O4:Sheet1.O153 Sheet1.S4:Sheet1.S153 Sheet1.O4:Sheet1.O153 Sheet1.AF4:Sheet1.AF15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6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" table:default-cell-style-name="Default"/>
        <table:table-row table:style-name="ro1">
          <table:table-cell table:number-columns-repeated="26"/>
          <table:table-cell office:value-type="float" office:value="0.09">
            <text:p>0,09</text:p>
          </table:table-cell>
          <table:table-cell table:number-columns-repeated="5"/>
        </table:table-row>
        <table:table-row table:style-name="ro1">
          <table:table-cell table:number-columns-repeated="25"/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5"/>
        </table:table-row>
        <table:table-row table:style-name="ro2">
          <table:table-cell office:value-type="string">
            <text:p>PaddlePos</text:p>
          </table:table-cell>
          <table:table-cell office:value-type="string">
            <text:p>x_in</text:p>
          </table:table-cell>
          <table:table-cell office:value-type="string">
            <text:p>y_in</text:p>
          </table:table-cell>
          <table:table-cell office:value-type="string">
            <text:p>x_out</text:p>
          </table:table-cell>
          <table:table-cell office:value-type="string">
            <text:p>y_out</text:p>
          </table:table-cell>
          <table:table-cell/>
          <table:table-cell office:value-type="string">
            <text:p>velocity_in</text:p>
          </table:table-cell>
          <table:table-cell office:value-type="string">
            <text:p>velocity_out</text:p>
          </table:table-cell>
          <table:table-cell/>
          <table:table-cell office:value-type="string">
            <text:p>some numbers</text:p>
          </table:table-cell>
          <table:table-cell table:number-columns-repeated="6"/>
          <table:table-cell office:value-type="float" office:value="0.05">
            <text:p>0,05</text:p>
          </table:table-cell>
          <table:table-cell office:value-type="float" office:value="0.2">
            <text:p>0,2</text:p>
          </table:table-cell>
          <table:table-cell office:value-type="string">
            <text:p>Linear model K</text:p>
          </table:table-cell>
          <table:table-cell office:value-type="string">
            <text:p>angle guess</text:p>
          </table:table-cell>
          <table:table-cell office:value-type="string">
            <text:p>error</text:p>
          </table:table-cell>
          <table:table-cell office:value-type="string">
            <text:p>avg error</text:p>
          </table:table-cell>
          <table:table-cell table:number-columns-repeated="2"/>
          <table:table-cell office:value-type="string">
            <text:p>Sauron Model</text:p>
          </table:table-cell>
          <table:table-cell office:value-type="string">
            <text:p>x out</text:p>
          </table:table-cell>
          <table:table-cell office:value-type="string">
            <text:p>y out</text:p>
          </table:table-cell>
          <table:table-cell/>
          <table:table-cell office:value-type="string">
            <text:p>Angle</text:p>
          </table:table-cell>
          <table:table-cell office:value-type="string">
            <text:p>error</text:p>
          </table:table-cell>
          <table:table-cell office:value-type="string">
            <text:p>avg error</text:p>
          </table:table-cell>
          <table:table-cell office:value-type="string">
            <text:p>K</text:p>
          </table:table-cell>
        </table:table-row>
        <table:table-row table:style-name="ro1">
          <table:table-cell office:value-type="float" office:value="-0.72">
            <text:p>-0,72</text:p>
          </table:table-cell>
          <table:table-cell office:value-type="float" office:value="-170.427651468327">
            <text:p>-170,4276514683</text:p>
          </table:table-cell>
          <table:table-cell office:value-type="float" office:value="-95.8436677104789">
            <text:p>-95,8436677105</text:p>
          </table:table-cell>
          <table:table-cell office:value-type="float" office:value="213.387747143377">
            <text:p>213,3877471434</text:p>
          </table:table-cell>
          <table:table-cell office:value-type="float" office:value="-172.550891632292">
            <text:p>-172,5508916323</text:p>
          </table:table-cell>
          <table:table-cell/>
          <table:table-cell table:formula="of:=SQRT([.B4]*[.B4] + [.C4]*[.C4])" office:value-type="float" office:value="195.529008142542">
            <text:p>195,5290081425</text:p>
          </table:table-cell>
          <table:table-cell table:formula="of:=SQRT([.D4]*[.D4]+[.E4]*[.E4])" office:value-type="float" office:value="274.423287703549">
            <text:p>274,4232877035</text:p>
          </table:table-cell>
          <table:table-cell/>
          <table:table-cell table:formula="of:=ASIN(ABS([.B4]/[.G4]))" office:value-type="float" office:value="1.05850442495894">
            <text:p>1,058504425</text:p>
          </table:table-cell>
          <table:table-cell table:formula="of:=ASIN(ABS([.D4]/[.H4]))" office:value-type="float" office:value="0.890817683894013">
            <text:p>0,8908176839</text:p>
          </table:table-cell>
          <table:table-cell/>
          <table:table-cell table:formula="of:=[.J4]/[.K4]" office:value-type="float" office:value="1.18823912467917">
            <text:p>1,1882391247</text:p>
          </table:table-cell>
          <table:table-cell/>
          <table:table-cell table:formula="of:=IF([.C4]&lt;0;-[.A4];[.A4])" office:value-type="float" office:value="0.72">
            <text:p>0,72</text:p>
          </table:table-cell>
          <table:table-cell table:formula="of:=ABS([.C4])" office:value-type="float" office:value="95.8436677104789">
            <text:p>95,8436677105</text:p>
          </table:table-cell>
          <table:table-cell table:formula="of:=ABS([.E4])" office:value-type="float" office:value="172.550891632292">
            <text:p>172,5508916323</text:p>
          </table:table-cell>
          <table:table-cell/>
          <table:table-cell table:formula="of:=1+[.$R$3]*[.O4]+[.$Q$3]*[.O4]*[.O4]*[.O4]" office:value-type="float" office:value="1.1626624">
            <text:p>1,1626624</text:p>
          </table:table-cell>
          <table:table-cell table:formula="of:=[.J4]/[.S4]" office:value-type="float" office:value="0.910414256932145">
            <text:p>0,9104142569</text:p>
          </table:table-cell>
          <table:table-cell table:formula="of:=ABS([.T4]-[.K4])" office:value-type="float" office:value="0.019596573038132">
            <text:p>0,019596573</text:p>
          </table:table-cell>
          <table:table-cell table:formula="of:=AVERAGE([.U4:.U400])" office:value-type="float" office:value="0.0873695790716099">
            <text:p>0,0873695791</text:p>
          </table:table-cell>
          <table:table-cell table:formula="of:=DEVSQ([.U4:.U153])" office:value-type="float" office:value="2.12946784232291">
            <text:p>2,1294678423</text:p>
          </table:table-cell>
          <table:table-cell table:number-columns-repeated="2"/>
          <table:table-cell table:formula="of:=-([.B4]+[.$Z$2])" office:value-type="float" office:value="170.427651468327">
            <text:p>170,4276514683</text:p>
          </table:table-cell>
          <table:table-cell table:formula="of:=[.P4]+[.O4]*[.G4]*([.$AA$2]+[.$AA$1]*ABS([.P4]/[.B4]))" office:value-type="float" office:value="138.164294411449">
            <text:p>138,1642944114</text:p>
          </table:table-cell>
          <table:table-cell table:formula="of:=SQRT([.Z4]*[.Z4]+[.AA4]*[.AA4])" office:value-type="float" office:value="219.396801788958">
            <text:p>219,396801789</text:p>
          </table:table-cell>
          <table:table-cell table:formula="of:=ASIN(ABS([.Z4]/[.AB4]))" office:value-type="float" office:value="0.88956992895348">
            <text:p>0,889569929</text:p>
          </table:table-cell>
          <table:table-cell table:formula="of:=ABS([.K4]-[.AC4])" office:value-type="float" office:value="0.00124775494053231">
            <text:p>0,0012477549</text:p>
          </table:table-cell>
          <table:table-cell table:formula="of:=AVERAGE([.AD4:.AD400])" office:value-type="float" office:value="0.0451834885025347">
            <text:p>0,0451834885</text:p>
          </table:table-cell>
          <table:table-cell table:formula="of:=[.J4]/[.AC4]" office:value-type="float" office:value="1.18990580785954">
            <text:p>1,1899058079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197.652568472094">
            <text:p>-197,6525684721</text:p>
          </table:table-cell>
          <table:table-cell office:value-type="float" office:value="-110.142913689843">
            <text:p>-110,1429136898</text:p>
          </table:table-cell>
          <table:table-cell office:value-type="float" office:value="179.967635764718">
            <text:p>179,9676357647</text:p>
          </table:table-cell>
          <table:table-cell office:value-type="float" office:value="-152.38611236939">
            <text:p>-152,3861123694</text:p>
          </table:table-cell>
          <table:table-cell/>
          <table:table-cell table:formula="of:=SQRT([.B5]*[.B5] + [.C5]*[.C5])" office:value-type="float" office:value="226.269748883283">
            <text:p>226,2697488833</text:p>
          </table:table-cell>
          <table:table-cell table:formula="of:=SQRT([.D5]*[.D5]+[.E5]*[.E5])" office:value-type="float" office:value="235.817465777662">
            <text:p>235,8174657777</text:p>
          </table:table-cell>
          <table:table-cell/>
          <table:table-cell table:formula="of:=ASIN(ABS([.B5]/[.G5]))" office:value-type="float" office:value="1.06240000512334">
            <text:p>1,0624000051</text:p>
          </table:table-cell>
          <table:table-cell table:formula="of:=ASIN(ABS([.D5]/[.H5]))" office:value-type="float" office:value="0.868196883642014">
            <text:p>0,8681968836</text:p>
          </table:table-cell>
          <table:table-cell/>
          <table:table-cell table:formula="of:=[.J5]/[.K5]" office:value-type="float" office:value="1.22368557770751">
            <text:p>1,2236855777</text:p>
          </table:table-cell>
          <table:table-cell/>
          <table:table-cell table:formula="of:=IF([.C5]&lt;0;-[.A5];[.A5])" office:value-type="float" office:value="0.8">
            <text:p>0,8</text:p>
          </table:table-cell>
          <table:table-cell table:formula="of:=ABS([.C5])" office:value-type="float" office:value="110.142913689843">
            <text:p>110,1429136898</text:p>
          </table:table-cell>
          <table:table-cell table:formula="of:=ABS([.E5])" office:value-type="float" office:value="152.38611236939">
            <text:p>152,3861123694</text:p>
          </table:table-cell>
          <table:table-cell/>
          <table:table-cell table:formula="of:=1+[.$R$3]*[.O5]+[.$Q$3]*[.O5]*[.O5]*[.O5]" office:value-type="float" office:value="1.1856">
            <text:p>1,1856</text:p>
          </table:table-cell>
          <table:table-cell table:formula="of:=[.J5]/[.S5]" office:value-type="float" office:value="0.896086374091884">
            <text:p>0,8960863741</text:p>
          </table:table-cell>
          <table:table-cell table:formula="of:=ABS([.T5]-[.K5])" office:value-type="float" office:value="0.0278894904498701">
            <text:p>0,0278894904</text:p>
          </table:table-cell>
          <table:table-cell table:formula="of:=[.V4]/3.1415926 * 180" office:value-type="float" office:value="5.00590822402936">
            <text:p>5,005908224</text:p>
          </table:table-cell>
          <table:table-cell table:number-columns-repeated="3"/>
          <table:table-cell table:formula="of:=-([.B5]+[.$Z$2])" office:value-type="float" office:value="197.652568472094">
            <text:p>197,6525684721</text:p>
          </table:table-cell>
          <table:table-cell table:formula="of:=[.P5]+[.O5]*[.G5]*([.$AA$2]+[.$AA$1]*ABS([.P5]/[.B5]))" office:value-type="float" office:value="164.475342396705">
            <text:p>164,4753423967</text:p>
          </table:table-cell>
          <table:table-cell table:formula="of:=SQRT([.Z5]*[.Z5]+[.AA5]*[.AA5])" office:value-type="float" office:value="257.135520844805">
            <text:p>257,1355208448</text:p>
          </table:table-cell>
          <table:table-cell table:formula="of:=ASIN(ABS([.Z5]/[.AB5]))" office:value-type="float" office:value="0.876760531941491">
            <text:p>0,8767605319</text:p>
          </table:table-cell>
          <table:table-cell table:formula="of:=ABS([.K5]-[.AC5])" office:value-type="float" office:value="0.00856364829947753">
            <text:p>0,0085636483</text:p>
          </table:table-cell>
          <table:table-cell table:formula="of:=[.AE4]/3.1415926 * 180" office:value-type="float" office:value="2.58882323903368">
            <text:p>2,588823239</text:p>
          </table:table-cell>
          <table:table-cell table:formula="of:=[.J5]/[.AC5]" office:value-type="float" office:value="1.21173338262703">
            <text:p>1,2117333826</text:p>
          </table:table-cell>
        </table:table-row>
        <table:table-row table:style-name="ro1">
          <table:table-cell office:value-type="float" office:value="-0.44">
            <text:p>-0,44</text:p>
          </table:table-cell>
          <table:table-cell office:value-type="float" office:value="-190.470392561213">
            <text:p>-190,4703925612</text:p>
          </table:table-cell>
          <table:table-cell office:value-type="float" office:value="-167.908718146022">
            <text:p>-167,908718146</text:p>
          </table:table-cell>
          <table:table-cell office:value-type="float" office:value="247.144884869409">
            <text:p>247,1448848694</text:p>
          </table:table-cell>
          <table:table-cell office:value-type="float" office:value="-254.037935650326">
            <text:p>-254,0379356503</text:p>
          </table:table-cell>
          <table:table-cell/>
          <table:table-cell table:formula="of:=SQRT([.B6]*[.B6] + [.C6]*[.C6])" office:value-type="float" office:value="253.91397770084">
            <text:p>253,9139777008</text:p>
          </table:table-cell>
          <table:table-cell table:formula="of:=SQRT([.D6]*[.D6]+[.E6]*[.E6])" office:value-type="float" office:value="354.423287703549">
            <text:p>354,4232877035</text:p>
          </table:table-cell>
          <table:table-cell/>
          <table:table-cell table:formula="of:=ASIN(ABS([.B6]/[.G6]))" office:value-type="float" office:value="0.84826996080349">
            <text:p>0,8482699608</text:p>
          </table:table-cell>
          <table:table-cell table:formula="of:=ASIN(ABS([.D6]/[.H6]))" office:value-type="float" office:value="0.771645464947084">
            <text:p>0,7716454649</text:p>
          </table:table-cell>
          <table:table-cell/>
          <table:table-cell table:formula="of:=[.J6]/[.K6]" office:value-type="float" office:value="1.09930013113167">
            <text:p>1,0993001311</text:p>
          </table:table-cell>
          <table:table-cell/>
          <table:table-cell table:formula="of:=IF([.C6]&lt;0;-[.A6];[.A6])" office:value-type="float" office:value="0.44">
            <text:p>0,44</text:p>
          </table:table-cell>
          <table:table-cell table:formula="of:=ABS([.C6])" office:value-type="float" office:value="167.908718146022">
            <text:p>167,908718146</text:p>
          </table:table-cell>
          <table:table-cell table:formula="of:=ABS([.E6])" office:value-type="float" office:value="254.037935650326">
            <text:p>254,0379356503</text:p>
          </table:table-cell>
          <table:table-cell/>
          <table:table-cell table:formula="of:=1+[.$R$3]*[.O6]+[.$Q$3]*[.O6]*[.O6]*[.O6]" office:value-type="float" office:value="1.0922592">
            <text:p>1,0922592</text:p>
          </table:table-cell>
          <table:table-cell table:formula="of:=[.J6]/[.S6]" office:value-type="float" office:value="0.776619652920745">
            <text:p>0,7766196529</text:p>
          </table:table-cell>
          <table:table-cell table:formula="of:=ABS([.T6]-[.K6])" office:value-type="float" office:value="0.00497418797366112">
            <text:p>0,004974188</text:p>
          </table:table-cell>
          <table:table-cell table:number-columns-repeated="4"/>
          <table:table-cell table:formula="of:=-([.B6]+[.$Z$2])" office:value-type="float" office:value="190.470392561213">
            <text:p>190,4703925612</text:p>
          </table:table-cell>
          <table:table-cell table:formula="of:=[.P6]+[.O6]*[.G6]*([.$AA$2]+[.$AA$1]*ABS([.P6]/[.B6]))" office:value-type="float" office:value="204.70321113362">
            <text:p>204,7032111336</text:p>
          </table:table-cell>
          <table:table-cell table:formula="of:=SQRT([.Z6]*[.Z6]+[.AA6]*[.AA6])" office:value-type="float" office:value="279.611114033112">
            <text:p>279,6111140331</text:p>
          </table:table-cell>
          <table:table-cell table:formula="of:=ASIN(ABS([.Z6]/[.AB6]))" office:value-type="float" office:value="0.74939710217298">
            <text:p>0,7493971022</text:p>
          </table:table-cell>
          <table:table-cell table:formula="of:=ABS([.K6]-[.AC6])" office:value-type="float" office:value="0.0222483627741036">
            <text:p>0,0222483628</text:p>
          </table:table-cell>
          <table:table-cell/>
          <table:table-cell table:formula="of:=[.J6]/[.AC6]" office:value-type="float" office:value="1.1319365371761">
            <text:p>1,1319365372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-178.63105994832">
            <text:p>-178,6310599483</text:p>
          </table:table-cell>
          <table:table-cell office:value-type="float" office:value="-234.371906745501">
            <text:p>-234,3719067455</text:p>
          </table:table-cell>
          <table:table-cell office:value-type="float" office:value="230.547511828227">
            <text:p>230,5475118282</text:p>
          </table:table-cell>
          <table:table-cell office:value-type="float" office:value="-185.353224544198">
            <text:p>-185,3532245442</text:p>
          </table:table-cell>
          <table:table-cell/>
          <table:table-cell table:formula="of:=SQRT([.B7]*[.B7] + [.C7]*[.C7])" office:value-type="float" office:value="294.684994951868">
            <text:p>294,6849949519</text:p>
          </table:table-cell>
          <table:table-cell table:formula="of:=SQRT([.D7]*[.D7]+[.E7]*[.E7])" office:value-type="float" office:value="295.817465777663">
            <text:p>295,8174657777</text:p>
          </table:table-cell>
          <table:table-cell/>
          <table:table-cell table:formula="of:=ASIN(ABS([.B7]/[.G7]))" office:value-type="float" office:value="0.651244043621265">
            <text:p>0,6512440436</text:p>
          </table:table-cell>
          <table:table-cell table:formula="of:=ASIN(ABS([.D7]/[.H7]))" office:value-type="float" office:value="0.893639490687319">
            <text:p>0,8936394907</text:p>
          </table:table-cell>
          <table:table-cell/>
          <table:table-cell table:formula="of:=[.J7]/[.K7]" office:value-type="float" office:value="0.728754772375131">
            <text:p>0,7287547724</text:p>
          </table:table-cell>
          <table:table-cell/>
          <table:table-cell table:formula="of:=IF([.C7]&lt;0;-[.A7];[.A7])" office:value-type="float" office:value="-0.88">
            <text:p>-0,88</text:p>
          </table:table-cell>
          <table:table-cell table:formula="of:=ABS([.C7])" office:value-type="float" office:value="234.371906745501">
            <text:p>234,3719067455</text:p>
          </table:table-cell>
          <table:table-cell table:formula="of:=ABS([.E7])" office:value-type="float" office:value="185.353224544198">
            <text:p>185,3532245442</text:p>
          </table:table-cell>
          <table:table-cell/>
          <table:table-cell table:formula="of:=1+[.$R$3]*[.O7]+[.$Q$3]*[.O7]*[.O7]*[.O7]" office:value-type="float" office:value="0.7899264">
            <text:p>0,7899264</text:p>
          </table:table-cell>
          <table:table-cell table:formula="of:=[.J7]/[.S7]" office:value-type="float" office:value="0.824436357135633">
            <text:p>0,8244363571</text:p>
          </table:table-cell>
          <table:table-cell table:formula="of:=ABS([.T7]-[.K7])" office:value-type="float" office:value="0.0692031335516859">
            <text:p>0,0692031336</text:p>
          </table:table-cell>
          <table:table-cell table:number-columns-repeated="4"/>
          <table:table-cell table:formula="of:=-([.B7]+[.$Z$2])" office:value-type="float" office:value="178.63105994832">
            <text:p>178,6310599483</text:p>
          </table:table-cell>
          <table:table-cell table:formula="of:=[.P7]+[.O7]*[.G7]*([.$AA$2]+[.$AA$1]*ABS([.P7]/[.B7]))" office:value-type="float" office:value="138.919332652807">
            <text:p>138,9193326528</text:p>
          </table:table-cell>
          <table:table-cell table:formula="of:=SQRT([.Z7]*[.Z7]+[.AA7]*[.AA7])" office:value-type="float" office:value="226.291043930072">
            <text:p>226,2910439301</text:p>
          </table:table-cell>
          <table:table-cell table:formula="of:=ASIN(ABS([.Z7]/[.AB7]))" office:value-type="float" office:value="0.909808746850194">
            <text:p>0,9098087469</text:p>
          </table:table-cell>
          <table:table-cell table:formula="of:=ABS([.K7]-[.AC7])" office:value-type="float" office:value="0.0161692561628757">
            <text:p>0,0161692562</text:p>
          </table:table-cell>
          <table:table-cell/>
          <table:table-cell table:formula="of:=[.J7]/[.AC7]" office:value-type="float" office:value="0.715803234334585">
            <text:p>0,7158032343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 office:value-type="float" office:value="-254.577284778022">
            <text:p>-254,577284778</text:p>
          </table:table-cell>
          <table:table-cell office:value-type="float" office:value="-203.899427228215">
            <text:p>-203,8994272282</text:p>
          </table:table-cell>
          <table:table-cell office:value-type="float" office:value="246.67821688484">
            <text:p>246,6782168848</text:p>
          </table:table-cell>
          <table:table-cell office:value-type="float" office:value="-151.746531143688">
            <text:p>-151,7465311437</text:p>
          </table:table-cell>
          <table:table-cell/>
          <table:table-cell table:formula="of:=SQRT([.B8]*[.B8] + [.C8]*[.C8])" office:value-type="float" office:value="326.166476433346">
            <text:p>326,1664764333</text:p>
          </table:table-cell>
          <table:table-cell table:formula="of:=SQRT([.D8]*[.D8]+[.E8]*[.E8])" office:value-type="float" office:value="289.615525135699">
            <text:p>289,6155251357</text:p>
          </table:table-cell>
          <table:table-cell/>
          <table:table-cell table:formula="of:=ASIN(ABS([.B8]/[.G8]))" office:value-type="float" office:value="0.895486552430273">
            <text:p>0,8954865524</text:p>
          </table:table-cell>
          <table:table-cell table:formula="of:=ASIN(ABS([.D8]/[.H8]))" office:value-type="float" office:value="1.0193043989141">
            <text:p>1,0193043989</text:p>
          </table:table-cell>
          <table:table-cell/>
          <table:table-cell table:formula="of:=[.J8]/[.K8]" office:value-type="float" office:value="0.878527114554065">
            <text:p>0,8785271146</text:p>
          </table:table-cell>
          <table:table-cell/>
          <table:table-cell table:formula="of:=IF([.C8]&lt;0;-[.A8];[.A8])" office:value-type="float" office:value="-0.36">
            <text:p>-0,36</text:p>
          </table:table-cell>
          <table:table-cell table:formula="of:=ABS([.C8])" office:value-type="float" office:value="203.899427228215">
            <text:p>203,8994272282</text:p>
          </table:table-cell>
          <table:table-cell table:formula="of:=ABS([.E8])" office:value-type="float" office:value="151.746531143688">
            <text:p>151,7465311437</text:p>
          </table:table-cell>
          <table:table-cell/>
          <table:table-cell table:formula="of:=1+[.$R$3]*[.O8]+[.$Q$3]*[.O8]*[.O8]*[.O8]" office:value-type="float" office:value="0.9256672">
            <text:p>0,9256672</text:p>
          </table:table-cell>
          <table:table-cell table:formula="of:=[.J8]/[.S8]" office:value-type="float" office:value="0.967395790225983">
            <text:p>0,9673957902</text:p>
          </table:table-cell>
          <table:table-cell table:formula="of:=ABS([.T8]-[.K8])" office:value-type="float" office:value="0.0519086086881211">
            <text:p>0,0519086087</text:p>
          </table:table-cell>
          <table:table-cell table:number-columns-repeated="4"/>
          <table:table-cell table:formula="of:=-([.B8]+[.$Z$2])" office:value-type="float" office:value="254.577284778022">
            <text:p>254,577284778</text:p>
          </table:table-cell>
          <table:table-cell table:formula="of:=[.P8]+[.O8]*[.G8]*([.$AA$2]+[.$AA$1]*ABS([.P8]/[.B8]))" office:value-type="float" office:value="166.080346257372">
            <text:p>166,0803462574</text:p>
          </table:table-cell>
          <table:table-cell table:formula="of:=SQRT([.Z8]*[.Z8]+[.AA8]*[.AA8])" office:value-type="float" office:value="303.960976669569">
            <text:p>303,9609766696</text:p>
          </table:table-cell>
          <table:table-cell table:formula="of:=ASIN(ABS([.Z8]/[.AB8]))" office:value-type="float" office:value="0.992751971489778">
            <text:p>0,9927519715</text:p>
          </table:table-cell>
          <table:table-cell table:formula="of:=ABS([.K8]-[.AC8])" office:value-type="float" office:value="0.026552427424326">
            <text:p>0,0265524274</text:p>
          </table:table-cell>
          <table:table-cell/>
          <table:table-cell table:formula="of:=[.J8]/[.AC8]" office:value-type="float" office:value="0.902024451370725">
            <text:p>0,9020244514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-272.66713874148">
            <text:p>-272,6671387415</text:p>
          </table:table-cell>
          <table:table-cell office:value-type="float" office:value="-237.890926507426">
            <text:p>-237,8909265074</text:p>
          </table:table-cell>
          <table:table-cell office:value-type="float" office:value="286.802043535004">
            <text:p>286,802043535</text:p>
          </table:table-cell>
          <table:table-cell office:value-type="float" office:value="-210.595956220871">
            <text:p>-210,5959562209</text:p>
          </table:table-cell>
          <table:table-cell/>
          <table:table-cell table:formula="of:=SQRT([.B9]*[.B9] + [.C9]*[.C9])" office:value-type="float" office:value="361.855580949122">
            <text:p>361,8555809491</text:p>
          </table:table-cell>
          <table:table-cell table:formula="of:=SQRT([.D9]*[.D9]+[.E9]*[.E9])" office:value-type="float" office:value="355.817465777662">
            <text:p>355,8174657777</text:p>
          </table:table-cell>
          <table:table-cell/>
          <table:table-cell table:formula="of:=ASIN(ABS([.B9]/[.G9]))" office:value-type="float" office:value="0.853407234296852">
            <text:p>0,8534072343</text:p>
          </table:table-cell>
          <table:table-cell table:formula="of:=ASIN(ABS([.D9]/[.H9]))" office:value-type="float" office:value="0.937425476185387">
            <text:p>0,9374254762</text:p>
          </table:table-cell>
          <table:table-cell/>
          <table:table-cell table:formula="of:=[.J9]/[.K9]" office:value-type="float" office:value="0.91037341738308">
            <text:p>0,9103734174</text:p>
          </table:table-cell>
          <table:table-cell/>
          <table:table-cell table:formula="of:=IF([.C9]&lt;0;-[.A9];[.A9])" office:value-type="float" office:value="-0.2">
            <text:p>-0,2</text:p>
          </table:table-cell>
          <table:table-cell table:formula="of:=ABS([.C9])" office:value-type="float" office:value="237.890926507426">
            <text:p>237,8909265074</text:p>
          </table:table-cell>
          <table:table-cell table:formula="of:=ABS([.E9])" office:value-type="float" office:value="210.595956220871">
            <text:p>210,5959562209</text:p>
          </table:table-cell>
          <table:table-cell/>
          <table:table-cell table:formula="of:=1+[.$R$3]*[.O9]+[.$Q$3]*[.O9]*[.O9]*[.O9]" office:value-type="float" office:value="0.9596">
            <text:p>0,9596</text:p>
          </table:table-cell>
          <table:table-cell table:formula="of:=[.J9]/[.S9]" office:value-type="float" office:value="0.889336425903347">
            <text:p>0,8893364259</text:p>
          </table:table-cell>
          <table:table-cell table:formula="of:=ABS([.T9]-[.K9])" office:value-type="float" office:value="0.0480890502820398">
            <text:p>0,0480890503</text:p>
          </table:table-cell>
          <table:table-cell table:number-columns-repeated="4"/>
          <table:table-cell table:formula="of:=-([.B9]+[.$Z$2])" office:value-type="float" office:value="272.66713874148">
            <text:p>272,6671387415</text:p>
          </table:table-cell>
          <table:table-cell table:formula="of:=[.P9]+[.O9]*[.G9]*([.$AA$2]+[.$AA$1]*ABS([.P9]/[.B9]))" office:value-type="float" office:value="214.115471958252">
            <text:p>214,1154719583</text:p>
          </table:table-cell>
          <table:table-cell table:formula="of:=SQRT([.Z9]*[.Z9]+[.AA9]*[.AA9])" office:value-type="float" office:value="346.688338254073">
            <text:p>346,6883382541</text:p>
          </table:table-cell>
          <table:table-cell table:formula="of:=ASIN(ABS([.Z9]/[.AB9]))" office:value-type="float" office:value="0.905106050610277">
            <text:p>0,9051060506</text:p>
          </table:table-cell>
          <table:table-cell table:formula="of:=ABS([.K9]-[.AC9])" office:value-type="float" office:value="0.0323194255751097">
            <text:p>0,0323194256</text:p>
          </table:table-cell>
          <table:table-cell/>
          <table:table-cell table:formula="of:=[.J9]/[.AC9]" office:value-type="float" office:value="0.942880929501502">
            <text:p>0,9428809295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-279.494029614048">
            <text:p>-279,494029614</text:p>
          </table:table-cell>
          <table:table-cell office:value-type="float" office:value="-270.748606672296">
            <text:p>-270,7486066723</text:p>
          </table:table-cell>
          <table:table-cell office:value-type="float" office:value="334.232018224331">
            <text:p>334,2320182243</text:p>
          </table:table-cell>
          <table:table-cell office:value-type="float" office:value="-192.727981603056">
            <text:p>-192,7279816031</text:p>
          </table:table-cell>
          <table:table-cell/>
          <table:table-cell table:formula="of:=SQRT([.B10]*[.B10] + [.C10]*[.C10])" office:value-type="float" office:value="389.129439396312">
            <text:p>389,1294393963</text:p>
          </table:table-cell>
          <table:table-cell table:formula="of:=SQRT([.D10]*[.D10]+[.E10]*[.E10])" office:value-type="float" office:value="385.817465777662">
            <text:p>385,8174657777</text:p>
          </table:table-cell>
          <table:table-cell/>
          <table:table-cell table:formula="of:=ASIN(ABS([.B10]/[.G10]))" office:value-type="float" office:value="0.801290582629377">
            <text:p>0,8012905826</text:p>
          </table:table-cell>
          <table:table-cell table:formula="of:=ASIN(ABS([.D10]/[.H10]))" office:value-type="float" office:value="1.047738431412">
            <text:p>1,0477384314</text:p>
          </table:table-cell>
          <table:table-cell/>
          <table:table-cell table:formula="of:=[.J10]/[.K10]" office:value-type="float" office:value="0.764781131059123">
            <text:p>0,7647811311</text:p>
          </table:table-cell>
          <table:table-cell/>
          <table:table-cell table:formula="of:=IF([.C10]&lt;0;-[.A10];[.A10])" office:value-type="float" office:value="-0.8">
            <text:p>-0,8</text:p>
          </table:table-cell>
          <table:table-cell table:formula="of:=ABS([.C10])" office:value-type="float" office:value="270.748606672296">
            <text:p>270,7486066723</text:p>
          </table:table-cell>
          <table:table-cell table:formula="of:=ABS([.E10])" office:value-type="float" office:value="192.727981603056">
            <text:p>192,7279816031</text:p>
          </table:table-cell>
          <table:table-cell/>
          <table:table-cell table:formula="of:=1+[.$R$3]*[.O10]+[.$Q$3]*[.O10]*[.O10]*[.O10]" office:value-type="float" office:value="0.8144">
            <text:p>0,8144</text:p>
          </table:table-cell>
          <table:table-cell table:formula="of:=[.J10]/[.S10]" office:value-type="float" office:value="0.983902974741376">
            <text:p>0,9839029747</text:p>
          </table:table-cell>
          <table:table-cell table:formula="of:=ABS([.T10]-[.K10])" office:value-type="float" office:value="0.0638354566706192">
            <text:p>0,0638354567</text:p>
          </table:table-cell>
          <table:table-cell table:number-columns-repeated="4"/>
          <table:table-cell table:formula="of:=-([.B10]+[.$Z$2])" office:value-type="float" office:value="279.494029614048">
            <text:p>279,494029614</text:p>
          </table:table-cell>
          <table:table-cell table:formula="of:=[.P10]+[.O10]*[.G10]*([.$AA$2]+[.$AA$1]*ABS([.P10]/[.B10]))" office:value-type="float" office:value="165.782066576744">
            <text:p>165,7820665767</text:p>
          </table:table-cell>
          <table:table-cell table:formula="of:=SQRT([.Z10]*[.Z10]+[.AA10]*[.AA10])" office:value-type="float" office:value="324.962468891954">
            <text:p>324,962468892</text:p>
          </table:table-cell>
          <table:table-cell table:formula="of:=ASIN(ABS([.Z10]/[.AB10]))" office:value-type="float" office:value="1.03542833167571">
            <text:p>1,0354283317</text:p>
          </table:table-cell>
          <table:table-cell table:formula="of:=ABS([.K10]-[.AC10])" office:value-type="float" office:value="0.0123100997362833">
            <text:p>0,0123100997</text:p>
          </table:table-cell>
          <table:table-cell/>
          <table:table-cell table:formula="of:=[.J10]/[.AC10]" office:value-type="float" office:value="0.773873534378364">
            <text:p>0,773873534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335.592395861282">
            <text:p>-335,5923958613</text:p>
          </table:table-cell>
          <table:table-cell office:value-type="float" office:value="-271.090476185729">
            <text:p>-271,0904761857</text:p>
          </table:table-cell>
          <table:table-cell office:value-type="float" office:value="382.473249293477">
            <text:p>382,4732492935</text:p>
          </table:table-cell>
          <table:table-cell office:value-type="float" office:value="-163.1513972378">
            <text:p>-163,1513972378</text:p>
          </table:table-cell>
          <table:table-cell/>
          <table:table-cell table:formula="of:=SQRT([.B11]*[.B11] + [.C11]*[.C11])" office:value-type="float" office:value="431.407350932411">
            <text:p>431,4073509324</text:p>
          </table:table-cell>
          <table:table-cell table:formula="of:=SQRT([.D11]*[.D11]+[.E11]*[.E11])" office:value-type="float" office:value="415.817465777662">
            <text:p>415,8174657777</text:p>
          </table:table-cell>
          <table:table-cell/>
          <table:table-cell table:formula="of:=ASIN(ABS([.B11]/[.G11]))" office:value-type="float" office:value="0.891319263749476">
            <text:p>0,8913192637</text:p>
          </table:table-cell>
          <table:table-cell table:formula="of:=ASIN(ABS([.D11]/[.H11]))" office:value-type="float" office:value="1.16759710652572">
            <text:p>1,1675971065</text:p>
          </table:table-cell>
          <table:table-cell/>
          <table:table-cell table:formula="of:=[.J11]/[.K11]" office:value-type="float" office:value="0.763379130324905">
            <text:p>0,7633791303</text:p>
          </table:table-cell>
          <table:table-cell/>
          <table:table-cell table:formula="of:=IF([.C11]&lt;0;-[.A11];[.A11])" office:value-type="float" office:value="-0">
            <text:p>-0</text:p>
          </table:table-cell>
          <table:table-cell table:formula="of:=ABS([.C11])" office:value-type="float" office:value="271.090476185729">
            <text:p>271,0904761857</text:p>
          </table:table-cell>
          <table:table-cell table:formula="of:=ABS([.E11])" office:value-type="float" office:value="163.1513972378">
            <text:p>163,1513972378</text:p>
          </table:table-cell>
          <table:table-cell/>
          <table:table-cell table:formula="of:=1+[.$R$3]*[.O11]+[.$Q$3]*[.O11]*[.O11]*[.O11]" office:value-type="float" office:value="1">
            <text:p>1</text:p>
          </table:table-cell>
          <table:table-cell table:formula="of:=[.J11]/[.S11]" office:value-type="float" office:value="0.891319263749476">
            <text:p>0,8913192637</text:p>
          </table:table-cell>
          <table:table-cell table:formula="of:=ABS([.T11]-[.K11])" office:value-type="float" office:value="0.276277842776239">
            <text:p>0,2762778428</text:p>
          </table:table-cell>
          <table:table-cell table:number-columns-repeated="4"/>
          <table:table-cell table:formula="of:=-([.B11]+[.$Z$2])" office:value-type="float" office:value="335.592395861282">
            <text:p>335,5923958613</text:p>
          </table:table-cell>
          <table:table-cell table:formula="of:=[.P11]+[.O11]*[.G11]*([.$AA$2]+[.$AA$1]*ABS([.P11]/[.B11]))" office:value-type="float" office:value="271.090476185729">
            <text:p>271,0904761857</text:p>
          </table:table-cell>
          <table:table-cell table:formula="of:=SQRT([.Z11]*[.Z11]+[.AA11]*[.AA11])" office:value-type="float" office:value="431.407350932411">
            <text:p>431,4073509324</text:p>
          </table:table-cell>
          <table:table-cell table:formula="of:=ASIN(ABS([.Z11]/[.AB11]))" office:value-type="float" office:value="0.891319263749476">
            <text:p>0,8913192637</text:p>
          </table:table-cell>
          <table:table-cell table:formula="of:=ABS([.K11]-[.AC11])" office:value-type="float" office:value="0.276277842776239">
            <text:p>0,2762778428</text:p>
          </table:table-cell>
          <table:table-cell/>
          <table:table-cell table:formula="of:=[.J11]/[.AC11]" office:value-type="float" office:value="1">
            <text:p>1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413.617855466212">
            <text:p>-413,6178554662</text:p>
          </table:table-cell>
          <table:table-cell office:value-type="float" office:value="154.281328918724">
            <text:p>154,2813289187</text:p>
          </table:table-cell>
          <table:table-cell office:value-type="float" office:value="116.080328292045">
            <text:p>116,080328292</text:p>
          </table:table-cell>
          <table:table-cell office:value-type="float" office:value="75.5091428072692">
            <text:p>75,5091428073</text:p>
          </table:table-cell>
          <table:table-cell/>
          <table:table-cell table:formula="of:=SQRT([.B12]*[.B12] + [.C12]*[.C12])" office:value-type="float" office:value="441.454934068469">
            <text:p>441,4549340685</text:p>
          </table:table-cell>
          <table:table-cell table:formula="of:=SQRT([.D12]*[.D12]+[.E12]*[.E12])" office:value-type="float" office:value="138.478421654341">
            <text:p>138,4784216543</text:p>
          </table:table-cell>
          <table:table-cell/>
          <table:table-cell table:formula="of:=ASIN(ABS([.B12]/[.G12]))" office:value-type="float" office:value="1.21377626667288">
            <text:p>1,2137762667</text:p>
          </table:table-cell>
          <table:table-cell table:formula="of:=ASIN(ABS([.D12]/[.H12]))" office:value-type="float" office:value="0.994076416345127">
            <text:p>0,9940764163</text:p>
          </table:table-cell>
          <table:table-cell/>
          <table:table-cell table:formula="of:=[.J12]/[.K12]" office:value-type="float" office:value="1.22100901572086">
            <text:p>1,2210090157</text:p>
          </table:table-cell>
          <table:table-cell/>
          <table:table-cell table:formula="of:=IF([.C12]&lt;0;-[.A12];[.A12])" office:value-type="float" office:value="-0.88">
            <text:p>-0,88</text:p>
          </table:table-cell>
          <table:table-cell table:formula="of:=ABS([.C12])" office:value-type="float" office:value="154.281328918724">
            <text:p>154,2813289187</text:p>
          </table:table-cell>
          <table:table-cell table:formula="of:=ABS([.E12])" office:value-type="float" office:value="75.5091428072692">
            <text:p>75,5091428073</text:p>
          </table:table-cell>
          <table:table-cell/>
          <table:table-cell table:formula="of:=1+[.$R$3]*[.O12]+[.$Q$3]*[.O12]*[.O12]*[.O12]" office:value-type="float" office:value="0.7899264">
            <text:p>0,7899264</text:p>
          </table:table-cell>
          <table:table-cell table:formula="of:=[.J12]/[.S12]" office:value-type="float" office:value="1.53656880776852">
            <text:p>1,5365688078</text:p>
          </table:table-cell>
          <table:table-cell table:formula="of:=ABS([.T12]-[.K12])" office:value-type="float" office:value="0.542492391423397">
            <text:p>0,5424923914</text:p>
          </table:table-cell>
          <table:table-cell table:number-columns-repeated="4"/>
          <table:table-cell table:formula="of:=-([.B12]+[.$Z$2])" office:value-type="float" office:value="413.617855466212">
            <text:p>413,6178554662</text:p>
          </table:table-cell>
          <table:table-cell table:formula="of:=[.P12]+[.O12]*[.G12]*([.$AA$2]+[.$AA$1]*ABS([.P12]/[.B12]))" office:value-type="float" office:value="44.1198003706861">
            <text:p>44,1198003707</text:p>
          </table:table-cell>
          <table:table-cell table:formula="of:=SQRT([.Z12]*[.Z12]+[.AA12]*[.AA12])" office:value-type="float" office:value="415.964285901107">
            <text:p>415,9642859011</text:p>
          </table:table-cell>
          <table:table-cell table:formula="of:=ASIN(ABS([.Z12]/[.AB12]))" office:value-type="float" office:value="1.46453011936147">
            <text:p>1,4645301194</text:p>
          </table:table-cell>
          <table:table-cell table:formula="of:=ABS([.K12]-[.AC12])" office:value-type="float" office:value="0.470453703016342">
            <text:p>0,470453703</text:p>
          </table:table-cell>
          <table:table-cell/>
          <table:table-cell table:formula="of:=[.J12]/[.AC12]" office:value-type="float" office:value="0.828782044579653">
            <text:p>0,8287820446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169.770368589733">
            <text:p>-169,7703685897</text:p>
          </table:table-cell>
          <table:table-cell office:value-type="float" office:value="-100.747773451808">
            <text:p>-100,7477734518</text:p>
          </table:table-cell>
          <table:table-cell office:value-type="float" office:value="159.149592815817">
            <text:p>159,1495928158</text:p>
          </table:table-cell>
          <table:table-cell office:value-type="float" office:value="-126.216267288054">
            <text:p>-126,2162672881</text:p>
          </table:table-cell>
          <table:table-cell/>
          <table:table-cell table:formula="of:=SQRT([.B13]*[.B13] + [.C13]*[.C13])" office:value-type="float" office:value="197.413504873883">
            <text:p>197,4135048739</text:p>
          </table:table-cell>
          <table:table-cell table:formula="of:=SQRT([.D13]*[.D13]+[.E13]*[.E13])" office:value-type="float" office:value="203.123457585701">
            <text:p>203,1234575857</text:p>
          </table:table-cell>
          <table:table-cell/>
          <table:table-cell table:formula="of:=ASIN(ABS([.B13]/[.G13]))" office:value-type="float" office:value="1.03521760351891">
            <text:p>1,0352176035</text:p>
          </table:table-cell>
          <table:table-cell table:formula="of:=ASIN(ABS([.D13]/[.H13]))" office:value-type="float" office:value="0.900297231755839">
            <text:p>0,9002972318</text:p>
          </table:table-cell>
          <table:table-cell/>
          <table:table-cell table:formula="of:=[.J13]/[.K13]" office:value-type="float" office:value="1.14986203112047">
            <text:p>1,1498620311</text:p>
          </table:table-cell>
          <table:table-cell/>
          <table:table-cell table:formula="of:=IF([.C13]&lt;0;-[.A13];[.A13])" office:value-type="float" office:value="0.6">
            <text:p>0,6</text:p>
          </table:table-cell>
          <table:table-cell table:formula="of:=ABS([.C13])" office:value-type="float" office:value="100.747773451808">
            <text:p>100,7477734518</text:p>
          </table:table-cell>
          <table:table-cell table:formula="of:=ABS([.E13])" office:value-type="float" office:value="126.216267288054">
            <text:p>126,2162672881</text:p>
          </table:table-cell>
          <table:table-cell/>
          <table:table-cell table:formula="of:=1+[.$R$3]*[.O13]+[.$Q$3]*[.O13]*[.O13]*[.O13]" office:value-type="float" office:value="1.1308">
            <text:p>1,1308</text:p>
          </table:table-cell>
          <table:table-cell table:formula="of:=[.J13]/[.S13]" office:value-type="float" office:value="0.915473650087466">
            <text:p>0,9154736501</text:p>
          </table:table-cell>
          <table:table-cell table:formula="of:=ABS([.T13]-[.K13])" office:value-type="float" office:value="0.0151764183316262">
            <text:p>0,0151764183</text:p>
          </table:table-cell>
          <table:table-cell table:number-columns-repeated="4"/>
          <table:table-cell table:formula="of:=-([.B13]+[.$Z$2])" office:value-type="float" office:value="169.770368589733">
            <text:p>169,7703685897</text:p>
          </table:table-cell>
          <table:table-cell table:formula="of:=[.P13]+[.O13]*[.G13]*([.$AA$2]+[.$AA$1]*ABS([.P13]/[.B13]))" office:value-type="float" office:value="136.686017629909">
            <text:p>136,6860176299</text:p>
          </table:table-cell>
          <table:table-cell table:formula="of:=SQRT([.Z13]*[.Z13]+[.AA13]*[.AA13])" office:value-type="float" office:value="217.956521963941">
            <text:p>217,9565219639</text:p>
          </table:table-cell>
          <table:table-cell table:formula="of:=ASIN(ABS([.Z13]/[.AB13]))" office:value-type="float" office:value="0.892939439852023">
            <text:p>0,8929394399</text:p>
          </table:table-cell>
          <table:table-cell table:formula="of:=ABS([.K13]-[.AC13])" office:value-type="float" office:value="0.00735779190381647">
            <text:p>0,0073577919</text:p>
          </table:table-cell>
          <table:table-cell/>
          <table:table-cell table:formula="of:=[.J13]/[.AC13]" office:value-type="float" office:value="1.15933685680908">
            <text:p>1,1593368568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-158.281915834829">
            <text:p>-158,2819158348</text:p>
          </table:table-cell>
          <table:table-cell office:value-type="float" office:value="168.27749630157">
            <text:p>168,2774963016</text:p>
          </table:table-cell>
          <table:table-cell office:value-type="float" office:value="150.142354114332">
            <text:p>150,1423541143</text:p>
          </table:table-cell>
          <table:table-cell office:value-type="float" office:value="185.680388131718">
            <text:p>185,6803881317</text:p>
          </table:table-cell>
          <table:table-cell/>
          <table:table-cell table:formula="of:=SQRT([.B14]*[.B14] + [.C14]*[.C14])" office:value-type="float" office:value="231.020519958442">
            <text:p>231,0205199584</text:p>
          </table:table-cell>
          <table:table-cell table:formula="of:=SQRT([.D14]*[.D14]+[.E14]*[.E14])" office:value-type="float" office:value="238.788469226927">
            <text:p>238,7884692269</text:p>
          </table:table-cell>
          <table:table-cell/>
          <table:table-cell table:formula="of:=ASIN(ABS([.B14]/[.G14]))" office:value-type="float" office:value="0.754798951613081">
            <text:p>0,7547989516</text:p>
          </table:table-cell>
          <table:table-cell table:formula="of:=ASIN(ABS([.D14]/[.H14]))" office:value-type="float" office:value="0.679966772826398">
            <text:p>0,6799667728</text:p>
          </table:table-cell>
          <table:table-cell/>
          <table:table-cell table:formula="of:=[.J14]/[.K14]" office:value-type="float" office:value="1.11005269930416">
            <text:p>1,1100526993</text:p>
          </table:table-cell>
          <table:table-cell/>
          <table:table-cell table:formula="of:=IF([.C14]&lt;0;-[.A14];[.A14])" office:value-type="float" office:value="0.4">
            <text:p>0,4</text:p>
          </table:table-cell>
          <table:table-cell table:formula="of:=ABS([.C14])" office:value-type="float" office:value="168.27749630157">
            <text:p>168,2774963016</text:p>
          </table:table-cell>
          <table:table-cell table:formula="of:=ABS([.E14])" office:value-type="float" office:value="185.680388131718">
            <text:p>185,6803881317</text:p>
          </table:table-cell>
          <table:table-cell/>
          <table:table-cell table:formula="of:=1+[.$R$3]*[.O14]+[.$Q$3]*[.O14]*[.O14]*[.O14]" office:value-type="float" office:value="1.0832">
            <text:p>1,0832</text:p>
          </table:table-cell>
          <table:table-cell table:formula="of:=[.J14]/[.S14]" office:value-type="float" office:value="0.696823256659048">
            <text:p>0,6968232567</text:p>
          </table:table-cell>
          <table:table-cell table:formula="of:=ABS([.T14]-[.K14])" office:value-type="float" office:value="0.0168564838326506">
            <text:p>0,0168564838</text:p>
          </table:table-cell>
          <table:table-cell table:number-columns-repeated="4"/>
          <table:table-cell table:formula="of:=-([.B14]+[.$Z$2])" office:value-type="float" office:value="158.281915834829">
            <text:p>158,2819158348</text:p>
          </table:table-cell>
          <table:table-cell table:formula="of:=[.P14]+[.O14]*[.G14]*([.$AA$2]+[.$AA$1]*ABS([.P14]/[.B14]))" office:value-type="float" office:value="200.221493137181">
            <text:p>200,2214931372</text:p>
          </table:table-cell>
          <table:table-cell table:formula="of:=SQRT([.Z14]*[.Z14]+[.AA14]*[.AA14])" office:value-type="float" office:value="255.228938787172">
            <text:p>255,2289387872</text:p>
          </table:table-cell>
          <table:table-cell table:formula="of:=ASIN(ABS([.Z14]/[.AB14]))" office:value-type="float" office:value="0.668942335281921">
            <text:p>0,6689423353</text:p>
          </table:table-cell>
          <table:table-cell table:formula="of:=ABS([.K14]-[.AC14])" office:value-type="float" office:value="0.0110244375444767">
            <text:p>0,0110244375</text:p>
          </table:table-cell>
          <table:table-cell/>
          <table:table-cell table:formula="of:=[.J14]/[.AC14]" office:value-type="float" office:value="1.12834681227789">
            <text:p>1,1283468123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-159.864242610723">
            <text:p>-159,8642426107</text:p>
          </table:table-cell>
          <table:table-cell office:value-type="float" office:value="-88.6190584512021">
            <text:p>-88,6190584512</text:p>
          </table:table-cell>
          <table:table-cell office:value-type="float" office:value="165.094837570031">
            <text:p>165,09483757</text:p>
          </table:table-cell>
          <table:table-cell office:value-type="float" office:value="-88.1553834777975">
            <text:p>-88,1553834778</text:p>
          </table:table-cell>
          <table:table-cell/>
          <table:table-cell table:formula="of:=SQRT([.B15]*[.B15] + [.C15]*[.C15])" office:value-type="float" office:value="182.783789178028">
            <text:p>182,783789178</text:p>
          </table:table-cell>
          <table:table-cell table:formula="of:=SQRT([.D15]*[.D15]+[.E15]*[.E15])" office:value-type="float" office:value="187.156824690933">
            <text:p>187,1568246909</text:p>
          </table:table-cell>
          <table:table-cell/>
          <table:table-cell table:formula="of:=ASIN(ABS([.B15]/[.G15]))" office:value-type="float" office:value="1.06462758017383">
            <text:p>1,0646275802</text:p>
          </table:table-cell>
          <table:table-cell table:formula="of:=ASIN(ABS([.D15]/[.H15]))" office:value-type="float" office:value="1.08034490353007">
            <text:p>1,0803449035</text:p>
          </table:table-cell>
          <table:table-cell/>
          <table:table-cell table:formula="of:=[.J15]/[.K15]" office:value-type="float" office:value="0.985451568934251">
            <text:p>0,9854515689</text:p>
          </table:table-cell>
          <table:table-cell/>
          <table:table-cell table:formula="of:=IF([.C15]&lt;0;-[.A15];[.A15])" office:value-type="float" office:value="-0.08">
            <text:p>-0,08</text:p>
          </table:table-cell>
          <table:table-cell table:formula="of:=ABS([.C15])" office:value-type="float" office:value="88.6190584512021">
            <text:p>88,6190584512</text:p>
          </table:table-cell>
          <table:table-cell table:formula="of:=ABS([.E15])" office:value-type="float" office:value="88.1553834777975">
            <text:p>88,1553834778</text:p>
          </table:table-cell>
          <table:table-cell/>
          <table:table-cell table:formula="of:=1+[.$R$3]*[.O15]+[.$Q$3]*[.O15]*[.O15]*[.O15]" office:value-type="float" office:value="0.9839744">
            <text:p>0,9839744</text:p>
          </table:table-cell>
          <table:table-cell table:formula="of:=[.J15]/[.S15]" office:value-type="float" office:value="1.08196674646599">
            <text:p>1,0819667465</text:p>
          </table:table-cell>
          <table:table-cell table:formula="of:=ABS([.T15]-[.K15])" office:value-type="float" office:value="0.00162184293592493">
            <text:p>0,0016218429</text:p>
          </table:table-cell>
          <table:table-cell table:number-columns-repeated="4"/>
          <table:table-cell table:formula="of:=-([.B15]+[.$Z$2])" office:value-type="float" office:value="159.864242610723">
            <text:p>159,8642426107</text:p>
          </table:table-cell>
          <table:table-cell table:formula="of:=[.P15]+[.O15]*[.G15]*([.$AA$2]+[.$AA$1]*ABS([.P15]/[.B15]))" office:value-type="float" office:value="84.2338479409603">
            <text:p>84,233847941</text:p>
          </table:table-cell>
          <table:table-cell table:formula="of:=SQRT([.Z15]*[.Z15]+[.AA15]*[.AA15])" office:value-type="float" office:value="180.69841505791">
            <text:p>180,6984150579</text:p>
          </table:table-cell>
          <table:table-cell table:formula="of:=ASIN(ABS([.Z15]/[.AB15]))" office:value-type="float" office:value="1.08585427496045">
            <text:p>1,085854275</text:p>
          </table:table-cell>
          <table:table-cell table:formula="of:=ABS([.K15]-[.AC15])" office:value-type="float" office:value="0.00550937143038199">
            <text:p>0,0055093714</text:p>
          </table:table-cell>
          <table:table-cell/>
          <table:table-cell table:formula="of:=[.J15]/[.AC15]" office:value-type="float" office:value="0.980451617425924">
            <text:p>0,9804516174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209.537584719708">
            <text:p>-209,5375847197</text:p>
          </table:table-cell>
          <table:table-cell office:value-type="float" office:value="56.9214135638708">
            <text:p>56,9214135639</text:p>
          </table:table-cell>
          <table:table-cell office:value-type="float" office:value="192.870870240509">
            <text:p>192,8708702405</text:p>
          </table:table-cell>
          <table:table-cell office:value-type="float" office:value="7.79407582599529">
            <text:p>7,794075826</text:p>
          </table:table-cell>
          <table:table-cell/>
          <table:table-cell table:formula="of:=SQRT([.B16]*[.B16] + [.C16]*[.C16])" office:value-type="float" office:value="217.13140429767">
            <text:p>217,1314042977</text:p>
          </table:table-cell>
          <table:table-cell table:formula="of:=SQRT([.D16]*[.D16]+[.E16]*[.E16])" office:value-type="float" office:value="193.028288614163">
            <text:p>193,0282886142</text:p>
          </table:table-cell>
          <table:table-cell/>
          <table:table-cell table:formula="of:=ASIN(ABS([.B16]/[.G16]))" office:value-type="float" office:value="1.30554489422552">
            <text:p>1,3055448942</text:p>
          </table:table-cell>
          <table:table-cell table:formula="of:=ASIN(ABS([.D16]/[.H16]))" office:value-type="float" office:value="1.53040745263467">
            <text:p>1,5304074526</text:p>
          </table:table-cell>
          <table:table-cell/>
          <table:table-cell table:formula="of:=[.J16]/[.K16]" office:value-type="float" office:value="0.853070136307798">
            <text:p>0,8530701363</text:p>
          </table:table-cell>
          <table:table-cell/>
          <table:table-cell table:formula="of:=IF([.C16]&lt;0;-[.A16];[.A16])" office:value-type="float" office:value="-0.88">
            <text:p>-0,88</text:p>
          </table:table-cell>
          <table:table-cell table:formula="of:=ABS([.C16])" office:value-type="float" office:value="56.9214135638708">
            <text:p>56,9214135639</text:p>
          </table:table-cell>
          <table:table-cell table:formula="of:=ABS([.E16])" office:value-type="float" office:value="7.79407582599529">
            <text:p>7,794075826</text:p>
          </table:table-cell>
          <table:table-cell/>
          <table:table-cell table:formula="of:=1+[.$R$3]*[.O16]+[.$Q$3]*[.O16]*[.O16]*[.O16]" office:value-type="float" office:value="0.7899264">
            <text:p>0,7899264</text:p>
          </table:table-cell>
          <table:table-cell table:formula="of:=[.J16]/[.S16]" office:value-type="float" office:value="1.65274245072139">
            <text:p>1,6527424507</text:p>
          </table:table-cell>
          <table:table-cell table:formula="of:=ABS([.T16]-[.K16])" office:value-type="float" office:value="0.122334998086724">
            <text:p>0,1223349981</text:p>
          </table:table-cell>
          <table:table-cell table:number-columns-repeated="4"/>
          <table:table-cell table:formula="of:=-([.B16]+[.$Z$2])" office:value-type="float" office:value="209.537584719708">
            <text:p>209,5375847197</text:p>
          </table:table-cell>
          <table:table-cell table:formula="of:=[.P16]+[.O16]*[.G16]*([.$AA$2]+[.$AA$1]*ABS([.P16]/[.B16]))" office:value-type="float" office:value="4.48094854848532">
            <text:p>4,4809485485</text:p>
          </table:table-cell>
          <table:table-cell table:formula="of:=SQRT([.Z16]*[.Z16]+[.AA16]*[.AA16])" office:value-type="float" office:value="209.585491649739">
            <text:p>209,5854916497</text:p>
          </table:table-cell>
          <table:table-cell table:formula="of:=ASIN(ABS([.Z16]/[.AB16]))" office:value-type="float" office:value="1.54941464640295">
            <text:p>1,5494146464</text:p>
          </table:table-cell>
          <table:table-cell table:formula="of:=ABS([.K16]-[.AC16])" office:value-type="float" office:value="0.0190071937682852">
            <text:p>0,0190071938</text:p>
          </table:table-cell>
          <table:table-cell/>
          <table:table-cell table:formula="of:=[.J16]/[.AC16]" office:value-type="float" office:value="0.842605236278369">
            <text:p>0,8426052363</text:p>
          </table:table-cell>
        </table:table-row>
        <table:table-row table:style-name="ro1">
          <table:table-cell office:value-type="float" office:value="-0.52">
            <text:p>-0,52</text:p>
          </table:table-cell>
          <table:table-cell office:value-type="float" office:value="-244.800390757486">
            <text:p>-244,8003907575</text:p>
          </table:table-cell>
          <table:table-cell office:value-type="float" office:value="28.7898043081865">
            <text:p>28,7898043082</text:p>
          </table:table-cell>
          <table:table-cell office:value-type="float" office:value="329.527596757651">
            <text:p>329,5275967577</text:p>
          </table:table-cell>
          <table:table-cell office:value-type="float" office:value="-3.12699069060969">
            <text:p>-3,1269906906</text:p>
          </table:table-cell>
          <table:table-cell/>
          <table:table-cell table:formula="of:=SQRT([.B17]*[.B17] + [.C17]*[.C17])" office:value-type="float" office:value="246.487492881731">
            <text:p>246,4874928817</text:p>
          </table:table-cell>
          <table:table-cell table:formula="of:=SQRT([.D17]*[.D17]+[.E17]*[.E17])" office:value-type="float" office:value="329.542432921244">
            <text:p>329,5424329212</text:p>
          </table:table-cell>
          <table:table-cell/>
          <table:table-cell table:formula="of:=ASIN(ABS([.B17]/[.G17]))" office:value-type="float" office:value="1.45372884807062">
            <text:p>1,4537288481</text:p>
          </table:table-cell>
          <table:table-cell table:formula="of:=ASIN(ABS([.D17]/[.H17]))" office:value-type="float" office:value="1.56130729805296">
            <text:p>1,5613072981</text:p>
          </table:table-cell>
          <table:table-cell/>
          <table:table-cell table:formula="of:=[.J17]/[.K17]" office:value-type="float" office:value="0.931097196486242">
            <text:p>0,9310971965</text:p>
          </table:table-cell>
          <table:table-cell/>
          <table:table-cell table:formula="of:=IF([.C17]&lt;0;-[.A17];[.A17])" office:value-type="float" office:value="-0.52">
            <text:p>-0,52</text:p>
          </table:table-cell>
          <table:table-cell table:formula="of:=ABS([.C17])" office:value-type="float" office:value="28.7898043081865">
            <text:p>28,7898043082</text:p>
          </table:table-cell>
          <table:table-cell table:formula="of:=ABS([.E17])" office:value-type="float" office:value="3.12699069060969">
            <text:p>3,1269906906</text:p>
          </table:table-cell>
          <table:table-cell/>
          <table:table-cell table:formula="of:=1+[.$R$3]*[.O17]+[.$Q$3]*[.O17]*[.O17]*[.O17]" office:value-type="float" office:value="0.8889696">
            <text:p>0,8889696</text:p>
          </table:table-cell>
          <table:table-cell table:formula="of:=[.J17]/[.S17]" office:value-type="float" office:value="1.63529646916005">
            <text:p>1,6352964692</text:p>
          </table:table-cell>
          <table:table-cell table:formula="of:=ABS([.T17]-[.K17])" office:value-type="float" office:value="0.0739891711070881">
            <text:p>0,0739891711</text:p>
          </table:table-cell>
          <table:table-cell table:number-columns-repeated="4"/>
          <table:table-cell table:formula="of:=-([.B17]+[.$Z$2])" office:value-type="float" office:value="244.800390757486">
            <text:p>244,8003907575</text:p>
          </table:table-cell>
          <table:table-cell table:formula="of:=[.P17]+[.O17]*[.G17]*([.$AA$2]+[.$AA$1]*ABS([.P17]/[.B17]))" office:value-type="float" office:value="-4.61021829059338">
            <text:p>-4,6102182906</text:p>
          </table:table-cell>
          <table:table-cell table:formula="of:=SQRT([.Z17]*[.Z17]+[.AA17]*[.AA17])" office:value-type="float" office:value="244.843798017643">
            <text:p>244,8437980176</text:p>
          </table:table-cell>
          <table:table-cell table:formula="of:=ASIN(ABS([.Z17]/[.AB17]))" office:value-type="float" office:value="1.55196599174499">
            <text:p>1,5519659917</text:p>
          </table:table-cell>
          <table:table-cell table:formula="of:=ABS([.K17]-[.AC17])" office:value-type="float" office:value="0.00934130630797059">
            <text:p>0,0093413063</text:p>
          </table:table-cell>
          <table:table-cell/>
          <table:table-cell table:formula="of:=[.J17]/[.AC17]" office:value-type="float" office:value="0.936701484312866">
            <text:p>0,9367014843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279.644236397991">
            <text:p>-279,644236398</text:p>
          </table:table-cell>
          <table:table-cell office:value-type="float" office:value="54.0109000919447">
            <text:p>54,0109000919</text:p>
          </table:table-cell>
          <table:table-cell office:value-type="float" office:value="369.274205760355">
            <text:p>369,2742057604</text:p>
          </table:table-cell>
          <table:table-cell office:value-type="float" office:value="-14.0773111570146">
            <text:p>-14,077311157</text:p>
          </table:table-cell>
          <table:table-cell/>
          <table:table-cell table:formula="of:=SQRT([.B18]*[.B18] + [.C18]*[.C18])" office:value-type="float" office:value="284.812352750644">
            <text:p>284,8123527506</text:p>
          </table:table-cell>
          <table:table-cell table:formula="of:=SQRT([.D18]*[.D18]+[.E18]*[.E18])" office:value-type="float" office:value="369.542432921244">
            <text:p>369,5424329212</text:p>
          </table:table-cell>
          <table:table-cell/>
          <table:table-cell table:formula="of:=ASIN(ABS([.B18]/[.G18]))" office:value-type="float" office:value="1.38000411683091">
            <text:p>1,3800041168</text:p>
          </table:table-cell>
          <table:table-cell table:formula="of:=ASIN(ABS([.D18]/[.H18]))" office:value-type="float" office:value="1.53269321107392">
            <text:p>1,5326932111</text:p>
          </table:table-cell>
          <table:table-cell/>
          <table:table-cell table:formula="of:=[.J18]/[.K18]" office:value-type="float" office:value="0.900378566865303">
            <text:p>0,9003785669</text:p>
          </table:table-cell>
          <table:table-cell/>
          <table:table-cell table:formula="of:=IF([.C18]&lt;0;-[.A18];[.A18])" office:value-type="float" office:value="-0.88">
            <text:p>-0,88</text:p>
          </table:table-cell>
          <table:table-cell table:formula="of:=ABS([.C18])" office:value-type="float" office:value="54.0109000919447">
            <text:p>54,0109000919</text:p>
          </table:table-cell>
          <table:table-cell table:formula="of:=ABS([.E18])" office:value-type="float" office:value="14.0773111570146">
            <text:p>14,077311157</text:p>
          </table:table-cell>
          <table:table-cell/>
          <table:table-cell table:formula="of:=1+[.$R$3]*[.O18]+[.$Q$3]*[.O18]*[.O18]*[.O18]" office:value-type="float" office:value="0.7899264">
            <text:p>0,7899264</text:p>
          </table:table-cell>
          <table:table-cell table:formula="of:=[.J18]/[.S18]" office:value-type="float" office:value="1.74700341301533">
            <text:p>1,747003413</text:p>
          </table:table-cell>
          <table:table-cell table:formula="of:=ABS([.T18]-[.K18])" office:value-type="float" office:value="0.214310201941414">
            <text:p>0,2143102019</text:p>
          </table:table-cell>
          <table:table-cell table:number-columns-repeated="4"/>
          <table:table-cell table:formula="of:=-([.B18]+[.$Z$2])" office:value-type="float" office:value="279.644236397991">
            <text:p>279,644236398</text:p>
          </table:table-cell>
          <table:table-cell table:formula="of:=[.P18]+[.O18]*[.G18]*([.$AA$2]+[.$AA$1]*ABS([.P18]/[.B18]))" office:value-type="float" office:value="-13.0045364673181">
            <text:p>-13,0045364673</text:p>
          </table:table-cell>
          <table:table-cell table:formula="of:=SQRT([.Z18]*[.Z18]+[.AA18]*[.AA18])" office:value-type="float" office:value="279.946453664527">
            <text:p>279,9464536645</text:p>
          </table:table-cell>
          <table:table-cell table:formula="of:=ASIN(ABS([.Z18]/[.AB18]))" office:value-type="float" office:value="1.5243259464139">
            <text:p>1,5243259464</text:p>
          </table:table-cell>
          <table:table-cell table:formula="of:=ABS([.K18]-[.AC18])" office:value-type="float" office:value="0.00836726466002147">
            <text:p>0,0083672647</text:p>
          </table:table-cell>
          <table:table-cell/>
          <table:table-cell table:formula="of:=[.J18]/[.AC18]" office:value-type="float" office:value="0.90532088630879">
            <text:p>0,9053208863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293.831459699317">
            <text:p>-293,8314596993</text:p>
          </table:table-cell>
          <table:table-cell office:value-type="float" office:value="44.5936281748937">
            <text:p>44,5936281749</text:p>
          </table:table-cell>
          <table:table-cell office:value-type="float" office:value="285.532911162187">
            <text:p>285,5329111622</text:p>
          </table:table-cell>
          <table:table-cell office:value-type="float" office:value="-113.208973131387">
            <text:p>-113,2089731314</text:p>
          </table:table-cell>
          <table:table-cell/>
          <table:table-cell table:formula="of:=SQRT([.B19]*[.B19] + [.C19]*[.C19])" office:value-type="float" office:value="297.196094158103">
            <text:p>297,1960941581</text:p>
          </table:table-cell>
          <table:table-cell table:formula="of:=SQRT([.D19]*[.D19]+[.E19]*[.E19])" office:value-type="float" office:value="307.156824690933">
            <text:p>307,1568246909</text:p>
          </table:table-cell>
          <table:table-cell/>
          <table:table-cell table:formula="of:=ASIN(ABS([.B19]/[.G19]))" office:value-type="float" office:value="1.42017967935124">
            <text:p>1,4201796794</text:p>
          </table:table-cell>
          <table:table-cell table:formula="of:=ASIN(ABS([.D19]/[.H19]))" office:value-type="float" office:value="1.19332543384963">
            <text:p>1,1933254338</text:p>
          </table:table-cell>
          <table:table-cell/>
          <table:table-cell table:formula="of:=[.J19]/[.K19]" office:value-type="float" office:value="1.19010258146412">
            <text:p>1,1901025815</text:p>
          </table:table-cell>
          <table:table-cell/>
          <table:table-cell table:formula="of:=IF([.C19]&lt;0;-[.A19];[.A19])" office:value-type="float" office:value="-0.88">
            <text:p>-0,88</text:p>
          </table:table-cell>
          <table:table-cell table:formula="of:=ABS([.C19])" office:value-type="float" office:value="44.5936281748937">
            <text:p>44,5936281749</text:p>
          </table:table-cell>
          <table:table-cell table:formula="of:=ABS([.E19])" office:value-type="float" office:value="113.208973131387">
            <text:p>113,2089731314</text:p>
          </table:table-cell>
          <table:table-cell/>
          <table:table-cell table:formula="of:=1+[.$R$3]*[.O19]+[.$Q$3]*[.O19]*[.O19]*[.O19]" office:value-type="float" office:value="0.7899264">
            <text:p>0,7899264</text:p>
          </table:table-cell>
          <table:table-cell table:formula="of:=[.J19]/[.S19]" office:value-type="float" office:value="1.79786329378439">
            <text:p>1,7978632938</text:p>
          </table:table-cell>
          <table:table-cell table:formula="of:=ABS([.T19]-[.K19])" office:value-type="float" office:value="0.604537859934756">
            <text:p>0,6045378599</text:p>
          </table:table-cell>
          <table:table-cell table:number-columns-repeated="4"/>
          <table:table-cell table:formula="of:=-([.B19]+[.$Z$2])" office:value-type="float" office:value="293.831459699317">
            <text:p>293,8314596993</text:p>
          </table:table-cell>
          <table:table-cell table:formula="of:=[.P19]+[.O19]*[.G19]*([.$AA$2]+[.$AA$1]*ABS([.P19]/[.B19]))" office:value-type="float" office:value="-24.3617703533074">
            <text:p>-24,3617703533</text:p>
          </table:table-cell>
          <table:table-cell table:formula="of:=SQRT([.Z19]*[.Z19]+[.AA19]*[.AA19])" office:value-type="float" office:value="294.839655683863">
            <text:p>294,8396556839</text:p>
          </table:table-cell>
          <table:table-cell table:formula="of:=ASIN(ABS([.Z19]/[.AB19]))" office:value-type="float" office:value="1.48807483376851">
            <text:p>1,4880748338</text:p>
          </table:table-cell>
          <table:table-cell table:formula="of:=ABS([.K19]-[.AC19])" office:value-type="float" office:value="0.294749399918873">
            <text:p>0,2947493999</text:p>
          </table:table-cell>
          <table:table-cell/>
          <table:table-cell table:formula="of:=[.J19]/[.AC19]" office:value-type="float" office:value="0.954373830618908">
            <text:p>0,9543738306</text:p>
          </table:table-cell>
        </table:table-row>
        <table:table-row table:style-name="ro1">
          <table:table-cell office:value-type="float" office:value="-0.16">
            <text:p>-0,16</text:p>
          </table:table-cell>
          <table:table-cell office:value-type="float" office:value="-324.267031428446">
            <text:p>-324,2670314284</text:p>
          </table:table-cell>
          <table:table-cell office:value-type="float" office:value="95.6001043504">
            <text:p>95,6001043504</text:p>
          </table:table-cell>
          <table:table-cell office:value-type="float" office:value="328.963915477253">
            <text:p>328,9639154773</text:p>
          </table:table-cell>
          <table:table-cell office:value-type="float" office:value="73.8746692009329">
            <text:p>73,8746692009</text:p>
          </table:table-cell>
          <table:table-cell/>
          <table:table-cell table:formula="of:=SQRT([.B20]*[.B20] + [.C20]*[.C20])" office:value-type="float" office:value="338.065803688016">
            <text:p>338,065803688</text:p>
          </table:table-cell>
          <table:table-cell table:formula="of:=SQRT([.D20]*[.D20]+[.E20]*[.E20])" office:value-type="float" office:value="337.156824690933">
            <text:p>337,1568246909</text:p>
          </table:table-cell>
          <table:table-cell/>
          <table:table-cell table:formula="of:=ASIN(ABS([.B20]/[.G20]))" office:value-type="float" office:value="1.284099431372">
            <text:p>1,2840994314</text:p>
          </table:table-cell>
          <table:table-cell table:formula="of:=ASIN(ABS([.D20]/[.H20]))" office:value-type="float" office:value="1.3498933938551">
            <text:p>1,3498933939</text:p>
          </table:table-cell>
          <table:table-cell/>
          <table:table-cell table:formula="of:=[.J20]/[.K20]" office:value-type="float" office:value="0.951259882608059">
            <text:p>0,9512598826</text:p>
          </table:table-cell>
          <table:table-cell/>
          <table:table-cell table:formula="of:=IF([.C20]&lt;0;-[.A20];[.A20])" office:value-type="float" office:value="-0.16">
            <text:p>-0,16</text:p>
          </table:table-cell>
          <table:table-cell table:formula="of:=ABS([.C20])" office:value-type="float" office:value="95.6001043504">
            <text:p>95,6001043504</text:p>
          </table:table-cell>
          <table:table-cell table:formula="of:=ABS([.E20])" office:value-type="float" office:value="73.8746692009329">
            <text:p>73,8746692009</text:p>
          </table:table-cell>
          <table:table-cell/>
          <table:table-cell table:formula="of:=1+[.$R$3]*[.O20]+[.$Q$3]*[.O20]*[.O20]*[.O20]" office:value-type="float" office:value="0.9677952">
            <text:p>0,9677952</text:p>
          </table:table-cell>
          <table:table-cell table:formula="of:=[.J20]/[.S20]" office:value-type="float" office:value="1.32682971704344">
            <text:p>1,326829717</text:p>
          </table:table-cell>
          <table:table-cell table:formula="of:=ABS([.T20]-[.K20])" office:value-type="float" office:value="0.0230636768116628">
            <text:p>0,0230636768</text:p>
          </table:table-cell>
          <table:table-cell table:number-columns-repeated="4"/>
          <table:table-cell table:formula="of:=-([.B20]+[.$Z$2])" office:value-type="float" office:value="324.267031428446">
            <text:p>324,2670314284</text:p>
          </table:table-cell>
          <table:table-cell table:formula="of:=[.P20]+[.O20]*[.G20]*([.$AA$2]+[.$AA$1]*ABS([.P20]/[.B20]))" office:value-type="float" office:value="80.6422494670617">
            <text:p>80,6422494671</text:p>
          </table:table-cell>
          <table:table-cell table:formula="of:=SQRT([.Z20]*[.Z20]+[.AA20]*[.AA20])" office:value-type="float" office:value="334.144100756731">
            <text:p>334,1441007567</text:p>
          </table:table-cell>
          <table:table-cell table:formula="of:=ASIN(ABS([.Z20]/[.AB20]))" office:value-type="float" office:value="1.32705016705262">
            <text:p>1,3270501671</text:p>
          </table:table-cell>
          <table:table-cell table:formula="of:=ABS([.K20]-[.AC20])" office:value-type="float" office:value="0.0228432268024787">
            <text:p>0,0228432268</text:p>
          </table:table-cell>
          <table:table-cell/>
          <table:table-cell table:formula="of:=[.J20]/[.AC20]" office:value-type="float" office:value="0.967634429543822">
            <text:p>0,9676344295</text:p>
          </table:table-cell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-369.531412030938">
            <text:p>-369,5314120309</text:p>
          </table:table-cell>
          <table:table-cell office:value-type="float" office:value="3.42512752570289">
            <text:p>3,4251275257</text:p>
          </table:table-cell>
          <table:table-cell office:value-type="float" office:value="365.505521897755">
            <text:p>365,5055218978</text:p>
          </table:table-cell>
          <table:table-cell office:value-type="float" office:value="34.7828604254744">
            <text:p>34,7828604255</text:p>
          </table:table-cell>
          <table:table-cell/>
          <table:table-cell table:formula="of:=SQRT([.B21]*[.B21] + [.C21]*[.C21])" office:value-type="float" office:value="369.547285169498">
            <text:p>369,5472851695</text:p>
          </table:table-cell>
          <table:table-cell table:formula="of:=SQRT([.D21]*[.D21]+[.E21]*[.E21])" office:value-type="float" office:value="367.156824690933">
            <text:p>367,1568246909</text:p>
          </table:table-cell>
          <table:table-cell/>
          <table:table-cell table:formula="of:=ASIN(ABS([.B21]/[.G21]))" office:value-type="float" office:value="1.5615277522342">
            <text:p>1,5615277522</text:p>
          </table:table-cell>
          <table:table-cell table:formula="of:=ASIN(ABS([.D21]/[.H21]))" office:value-type="float" office:value="1.47591834046066">
            <text:p>1,4759183405</text:p>
          </table:table-cell>
          <table:table-cell/>
          <table:table-cell table:formula="of:=[.J21]/[.K21]" office:value-type="float" office:value="1.05800416556028">
            <text:p>1,0580041656</text:p>
          </table:table-cell>
          <table:table-cell/>
          <table:table-cell table:formula="of:=IF([.C21]&lt;0;-[.A21];[.A21])" office:value-type="float" office:value="0.52">
            <text:p>0,52</text:p>
          </table:table-cell>
          <table:table-cell table:formula="of:=ABS([.C21])" office:value-type="float" office:value="3.42512752570289">
            <text:p>3,4251275257</text:p>
          </table:table-cell>
          <table:table-cell table:formula="of:=ABS([.E21])" office:value-type="float" office:value="34.7828604254744">
            <text:p>34,7828604255</text:p>
          </table:table-cell>
          <table:table-cell/>
          <table:table-cell table:formula="of:=1+[.$R$3]*[.O21]+[.$Q$3]*[.O21]*[.O21]*[.O21]" office:value-type="float" office:value="1.1110304">
            <text:p>1,1110304</text:p>
          </table:table-cell>
          <table:table-cell table:formula="of:=[.J21]/[.S21]" office:value-type="float" office:value="1.40547707086521">
            <text:p>1,4054770709</text:p>
          </table:table-cell>
          <table:table-cell table:formula="of:=ABS([.T21]-[.K21])" office:value-type="float" office:value="0.0704412695954533">
            <text:p>0,0704412696</text:p>
          </table:table-cell>
          <table:table-cell table:number-columns-repeated="4"/>
          <table:table-cell table:formula="of:=-([.B21]+[.$Z$2])" office:value-type="float" office:value="369.531412030938">
            <text:p>369,5314120309</text:p>
          </table:table-cell>
          <table:table-cell table:formula="of:=[.P21]+[.O21]*[.G21]*([.$AA$2]+[.$AA$1]*ABS([.P21]/[.B21]))" office:value-type="float" office:value="51.6265774514177">
            <text:p>51,6265774514</text:p>
          </table:table-cell>
          <table:table-cell table:formula="of:=SQRT([.Z21]*[.Z21]+[.AA21]*[.AA21])" office:value-type="float" office:value="373.120313004969">
            <text:p>373,120313005</text:p>
          </table:table-cell>
          <table:table-cell table:formula="of:=ASIN(ABS([.Z21]/[.AB21]))" office:value-type="float" office:value="1.43198656345839">
            <text:p>1,4319865635</text:p>
          </table:table-cell>
          <table:table-cell table:formula="of:=ABS([.K21]-[.AC21])" office:value-type="float" office:value="0.0439317770022736">
            <text:p>0,043931777</text:p>
          </table:table-cell>
          <table:table-cell/>
          <table:table-cell table:formula="of:=[.J21]/[.AC21]" office:value-type="float" office:value="1.09046257282119">
            <text:p>1,0904625728</text:p>
          </table:table-cell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-384.701963010567">
            <text:p>-384,7019630106</text:p>
          </table:table-cell>
          <table:table-cell office:value-type="float" office:value="-40.9453099677737">
            <text:p>-40,9453099678</text:p>
          </table:table-cell>
          <table:table-cell office:value-type="float" office:value="395.644466953167">
            <text:p>395,6444669532</text:p>
          </table:table-cell>
          <table:table-cell office:value-type="float" office:value="34.6265673714385">
            <text:p>34,6265673714</text:p>
          </table:table-cell>
          <table:table-cell/>
          <table:table-cell table:formula="of:=SQRT([.B22]*[.B22] + [.C22]*[.C22])" office:value-type="float" office:value="386.874810180943">
            <text:p>386,8748101809</text:p>
          </table:table-cell>
          <table:table-cell table:formula="of:=SQRT([.D22]*[.D22]+[.E22]*[.E22])" office:value-type="float" office:value="397.156824690933">
            <text:p>397,1568246909</text:p>
          </table:table-cell>
          <table:table-cell/>
          <table:table-cell table:formula="of:=ASIN(ABS([.B22]/[.G22]))" office:value-type="float" office:value="1.46476166980195">
            <text:p>1,4647616698</text:p>
          </table:table-cell>
          <table:table-cell table:formula="of:=ASIN(ABS([.D22]/[.H22]))" office:value-type="float" office:value="1.48349935874623">
            <text:p>1,4834993587</text:p>
          </table:table-cell>
          <table:table-cell/>
          <table:table-cell table:formula="of:=[.J22]/[.K22]" office:value-type="float" office:value="0.987369263873413">
            <text:p>0,9873692639</text:p>
          </table:table-cell>
          <table:table-cell/>
          <table:table-cell table:formula="of:=IF([.C22]&lt;0;-[.A22];[.A22])" office:value-type="float" office:value="-0.76">
            <text:p>-0,76</text:p>
          </table:table-cell>
          <table:table-cell table:formula="of:=ABS([.C22])" office:value-type="float" office:value="40.9453099677737">
            <text:p>40,9453099678</text:p>
          </table:table-cell>
          <table:table-cell table:formula="of:=ABS([.E22])" office:value-type="float" office:value="34.6265673714385">
            <text:p>34,6265673714</text:p>
          </table:table-cell>
          <table:table-cell/>
          <table:table-cell table:formula="of:=1+[.$R$3]*[.O22]+[.$Q$3]*[.O22]*[.O22]*[.O22]" office:value-type="float" office:value="0.8260512">
            <text:p>0,8260512</text:p>
          </table:table-cell>
          <table:table-cell table:formula="of:=[.J22]/[.S22]" office:value-type="float" office:value="1.77320929961962">
            <text:p>1,7732092996</text:p>
          </table:table-cell>
          <table:table-cell table:formula="of:=ABS([.T22]-[.K22])" office:value-type="float" office:value="0.289709940873389">
            <text:p>0,2897099409</text:p>
          </table:table-cell>
          <table:table-cell table:number-columns-repeated="4"/>
          <table:table-cell table:formula="of:=-([.B22]+[.$Z$2])" office:value-type="float" office:value="384.701963010567">
            <text:p>384,7019630106</text:p>
          </table:table-cell>
          <table:table-cell table:formula="of:=[.P22]+[.O22]*[.G22]*([.$AA$2]+[.$AA$1]*ABS([.P22]/[.B22]))" office:value-type="float" office:value="-35.3773816590951">
            <text:p>-35,3773816591</text:p>
          </table:table-cell>
          <table:table-cell table:formula="of:=SQRT([.Z22]*[.Z22]+[.AA22]*[.AA22])" office:value-type="float" office:value="386.325199122756">
            <text:p>386,3251991228</text:p>
          </table:table-cell>
          <table:table-cell table:formula="of:=ASIN(ABS([.Z22]/[.AB22]))" office:value-type="float" office:value="1.4790937561098">
            <text:p>1,4790937561</text:p>
          </table:table-cell>
          <table:table-cell table:formula="of:=ABS([.K22]-[.AC22])" office:value-type="float" office:value="0.00440560263643186">
            <text:p>0,0044056026</text:p>
          </table:table-cell>
          <table:table-cell/>
          <table:table-cell table:formula="of:=[.J22]/[.AC22]" office:value-type="float" office:value="0.990310224589449">
            <text:p>0,9903102246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-420.866974152909">
            <text:p>-420,8669741529</text:p>
          </table:table-cell>
          <table:table-cell office:value-type="float" office:value="-35.1654097855485">
            <text:p>-35,1654097855</text:p>
          </table:table-cell>
          <table:table-cell office:value-type="float" office:value="283.519413813267">
            <text:p>283,5194138133</text:p>
          </table:table-cell>
          <table:table-cell office:value-type="float" office:value="26.6718524936702">
            <text:p>26,6718524937</text:p>
          </table:table-cell>
          <table:table-cell/>
          <table:table-cell table:formula="of:=SQRT([.B23]*[.B23] + [.C23]*[.C23])" office:value-type="float" office:value="422.333536411698">
            <text:p>422,3335364117</text:p>
          </table:table-cell>
          <table:table-cell table:formula="of:=SQRT([.D23]*[.D23]+[.E23]*[.E23])" office:value-type="float" office:value="284.771216460622">
            <text:p>284,7712164606</text:p>
          </table:table-cell>
          <table:table-cell/>
          <table:table-cell table:formula="of:=ASIN(ABS([.B23]/[.G23]))" office:value-type="float" office:value="1.4874352683278">
            <text:p>1,4874352683</text:p>
          </table:table-cell>
          <table:table-cell table:formula="of:=ASIN(ABS([.D23]/[.H23]))" office:value-type="float" office:value="1.47699821329014">
            <text:p>1,4769982133</text:p>
          </table:table-cell>
          <table:table-cell/>
          <table:table-cell table:formula="of:=[.J23]/[.K23]" office:value-type="float" office:value="1.00706639652218">
            <text:p>1,0070663965</text:p>
          </table:table-cell>
          <table:table-cell/>
          <table:table-cell table:formula="of:=IF([.C23]&lt;0;-[.A23];[.A23])" office:value-type="float" office:value="-0.68">
            <text:p>-0,68</text:p>
          </table:table-cell>
          <table:table-cell table:formula="of:=ABS([.C23])" office:value-type="float" office:value="35.1654097855485">
            <text:p>35,1654097855</text:p>
          </table:table-cell>
          <table:table-cell table:formula="of:=ABS([.E23])" office:value-type="float" office:value="26.6718524936702">
            <text:p>26,6718524937</text:p>
          </table:table-cell>
          <table:table-cell/>
          <table:table-cell table:formula="of:=1+[.$R$3]*[.O23]+[.$Q$3]*[.O23]*[.O23]*[.O23]" office:value-type="float" office:value="0.8482784">
            <text:p>0,8482784</text:p>
          </table:table-cell>
          <table:table-cell table:formula="of:=[.J23]/[.S23]" office:value-type="float" office:value="1.75347535470407">
            <text:p>1,7534753547</text:p>
          </table:table-cell>
          <table:table-cell table:formula="of:=ABS([.T23]-[.K23])" office:value-type="float" office:value="0.276477141413935">
            <text:p>0,2764771414</text:p>
          </table:table-cell>
          <table:table-cell table:number-columns-repeated="4"/>
          <table:table-cell table:formula="of:=-([.B23]+[.$Z$2])" office:value-type="float" office:value="420.866974152909">
            <text:p>420,8669741529</text:p>
          </table:table-cell>
          <table:table-cell table:formula="of:=[.P23]+[.O23]*[.G23]*([.$AA$2]+[.$AA$1]*ABS([.P23]/[.B23]))" office:value-type="float" office:value="-38.7909138184443">
            <text:p>-38,7909138184</text:p>
          </table:table-cell>
          <table:table-cell table:formula="of:=SQRT([.Z23]*[.Z23]+[.AA23]*[.AA23])" office:value-type="float" office:value="422.650854639495">
            <text:p>422,6508546395</text:p>
          </table:table-cell>
          <table:table-cell table:formula="of:=ASIN(ABS([.Z23]/[.AB23]))" office:value-type="float" office:value="1.47888693971383">
            <text:p>1,4788869397</text:p>
          </table:table-cell>
          <table:table-cell table:formula="of:=ABS([.K23]-[.AC23])" office:value-type="float" office:value="0.00188872642369553">
            <text:p>0,0018887264</text:p>
          </table:table-cell>
          <table:table-cell/>
          <table:table-cell table:formula="of:=[.J23]/[.AC23]" office:value-type="float" office:value="1.00578024484794">
            <text:p>1,0057802448</text:p>
          </table:table-cell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-479.82930714231">
            <text:p>-479,8293071423</text:p>
          </table:table-cell>
          <table:table-cell office:value-type="float" office:value="-22.7412255123446">
            <text:p>-22,7412255123</text:p>
          </table:table-cell>
          <table:table-cell office:value-type="float" office:value="304.329999729266">
            <text:p>304,3299997293</text:p>
          </table:table-cell>
          <table:table-cell office:value-type="float" office:value="16.3934635654679">
            <text:p>16,3934635655</text:p>
          </table:table-cell>
          <table:table-cell/>
          <table:table-cell table:formula="of:=SQRT([.B24]*[.B24] + [.C24]*[.C24])" office:value-type="float" office:value="480.367908306199">
            <text:p>480,3679083062</text:p>
          </table:table-cell>
          <table:table-cell table:formula="of:=SQRT([.D24]*[.D24]+[.E24]*[.E24])" office:value-type="float" office:value="304.771216460622">
            <text:p>304,7712164606</text:p>
          </table:table-cell>
          <table:table-cell/>
          <table:table-cell table:formula="of:=ASIN(ABS([.B24]/[.G24]))" office:value-type="float" office:value="1.52343735820736">
            <text:p>1,5234373582</text:p>
          </table:table-cell>
          <table:table-cell table:formula="of:=ASIN(ABS([.D24]/[.H24]))" office:value-type="float" office:value="1.5169809459696">
            <text:p>1,516980946</text:p>
          </table:table-cell>
          <table:table-cell/>
          <table:table-cell table:formula="of:=[.J24]/[.K24]" office:value-type="float" office:value="1.00425609316644">
            <text:p>1,0042560932</text:p>
          </table:table-cell>
          <table:table-cell/>
          <table:table-cell table:formula="of:=IF([.C24]&lt;0;-[.A24];[.A24])" office:value-type="float" office:value="-0.44">
            <text:p>-0,44</text:p>
          </table:table-cell>
          <table:table-cell table:formula="of:=ABS([.C24])" office:value-type="float" office:value="22.7412255123446">
            <text:p>22,7412255123</text:p>
          </table:table-cell>
          <table:table-cell table:formula="of:=ABS([.E24])" office:value-type="float" office:value="16.3934635654679">
            <text:p>16,3934635655</text:p>
          </table:table-cell>
          <table:table-cell/>
          <table:table-cell table:formula="of:=1+[.$R$3]*[.O24]+[.$Q$3]*[.O24]*[.O24]*[.O24]" office:value-type="float" office:value="0.9077408">
            <text:p>0,9077408</text:p>
          </table:table-cell>
          <table:table-cell table:formula="of:=[.J24]/[.S24]" office:value-type="float" office:value="1.67827353161537">
            <text:p>1,6782735316</text:p>
          </table:table-cell>
          <table:table-cell table:formula="of:=ABS([.T24]-[.K24])" office:value-type="float" office:value="0.161292585645773">
            <text:p>0,1612925856</text:p>
          </table:table-cell>
          <table:table-cell table:number-columns-repeated="4"/>
          <table:table-cell table:formula="of:=-([.B24]+[.$Z$2])" office:value-type="float" office:value="479.82930714231">
            <text:p>479,8293071423</text:p>
          </table:table-cell>
          <table:table-cell table:formula="of:=[.P24]+[.O24]*[.G24]*([.$AA$2]+[.$AA$1]*ABS([.P24]/[.B24]))" office:value-type="float" office:value="-31.0008077882657">
            <text:p>-31,0008077883</text:p>
          </table:table-cell>
          <table:table-cell table:formula="of:=SQRT([.Z24]*[.Z24]+[.AA24]*[.AA24])" office:value-type="float" office:value="480.82971421928">
            <text:p>480,8297142193</text:p>
          </table:table-cell>
          <table:table-cell table:formula="of:=ASIN(ABS([.Z24]/[.AB24]))" office:value-type="float" office:value="1.5062780062376">
            <text:p>1,5062780062</text:p>
          </table:table-cell>
          <table:table-cell table:formula="of:=ABS([.K24]-[.AC24])" office:value-type="float" office:value="0.0107029397319958">
            <text:p>0,0107029397</text:p>
          </table:table-cell>
          <table:table-cell/>
          <table:table-cell table:formula="of:=[.J24]/[.AC24]" office:value-type="float" office:value="1.01139188907937">
            <text:p>1,0113918891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-454.288915803266">
            <text:p>-454,2889158033</text:p>
          </table:table-cell>
          <table:table-cell office:value-type="float" office:value="-17.9948927055532">
            <text:p>-17,9948927056</text:p>
          </table:table-cell>
          <table:table-cell office:value-type="float" office:value="484.208706036949">
            <text:p>484,2087060369</text:p>
          </table:table-cell>
          <table:table-cell office:value-type="float" office:value="53.5135575436414">
            <text:p>53,5135575436</text:p>
          </table:table-cell>
          <table:table-cell/>
          <table:table-cell table:formula="of:=SQRT([.B25]*[.B25] + [.C25]*[.C25])" office:value-type="float" office:value="454.645175037844">
            <text:p>454,6451750378</text:p>
          </table:table-cell>
          <table:table-cell table:formula="of:=SQRT([.D25]*[.D25]+[.E25]*[.E25])" office:value-type="float" office:value="487.156824690933">
            <text:p>487,1568246909</text:p>
          </table:table-cell>
          <table:table-cell/>
          <table:table-cell table:formula="of:=ASIN(ABS([.B25]/[.G25]))" office:value-type="float" office:value="1.53120590458441">
            <text:p>1,5312059046</text:p>
          </table:table-cell>
          <table:table-cell table:formula="of:=ASIN(ABS([.D25]/[.H25]))" office:value-type="float" office:value="1.46072547108102">
            <text:p>1,4607254711</text:p>
          </table:table-cell>
          <table:table-cell/>
          <table:table-cell table:formula="of:=[.J25]/[.K25]" office:value-type="float" office:value="1.04825029404823">
            <text:p>1,048250294</text:p>
          </table:table-cell>
          <table:table-cell/>
          <table:table-cell table:formula="of:=IF([.C25]&lt;0;-[.A25];[.A25])" office:value-type="float" office:value="-0.6">
            <text:p>-0,6</text:p>
          </table:table-cell>
          <table:table-cell table:formula="of:=ABS([.C25])" office:value-type="float" office:value="17.9948927055532">
            <text:p>17,9948927056</text:p>
          </table:table-cell>
          <table:table-cell table:formula="of:=ABS([.E25])" office:value-type="float" office:value="53.5135575436414">
            <text:p>53,5135575436</text:p>
          </table:table-cell>
          <table:table-cell/>
          <table:table-cell table:formula="of:=1+[.$R$3]*[.O25]+[.$Q$3]*[.O25]*[.O25]*[.O25]" office:value-type="float" office:value="0.8692">
            <text:p>0,8692</text:p>
          </table:table-cell>
          <table:table-cell table:formula="of:=[.J25]/[.S25]" office:value-type="float" office:value="1.76162667347493">
            <text:p>1,7616266735</text:p>
          </table:table-cell>
          <table:table-cell table:formula="of:=ABS([.T25]-[.K25])" office:value-type="float" office:value="0.300901202393914">
            <text:p>0,3009012024</text:p>
          </table:table-cell>
          <table:table-cell table:number-columns-repeated="4"/>
          <table:table-cell table:formula="of:=-([.B25]+[.$Z$2])" office:value-type="float" office:value="454.288915803266">
            <text:p>454,2889158033</text:p>
          </table:table-cell>
          <table:table-cell table:formula="of:=[.P25]+[.O25]*[.G25]*([.$AA$2]+[.$AA$1]*ABS([.P25]/[.B25]))" office:value-type="float" office:value="-51.1743697948948">
            <text:p>-51,1743697949</text:p>
          </table:table-cell>
          <table:table-cell table:formula="of:=SQRT([.Z25]*[.Z25]+[.AA25]*[.AA25])" office:value-type="float" office:value="457.162154104659">
            <text:p>457,1621541047</text:p>
          </table:table-cell>
          <table:table-cell table:formula="of:=ASIN(ABS([.Z25]/[.AB25]))" office:value-type="float" office:value="1.45862201637795">
            <text:p>1,4586220164</text:p>
          </table:table-cell>
          <table:table-cell table:formula="of:=ABS([.K25]-[.AC25])" office:value-type="float" office:value="0.0021034547030625">
            <text:p>0,0021034547</text:p>
          </table:table-cell>
          <table:table-cell/>
          <table:table-cell table:formula="of:=[.J25]/[.AC25]" office:value-type="float" office:value="1.04976195847276">
            <text:p>1,0497619585</text:p>
          </table:table-cell>
        </table:table-row>
        <table:table-row table:style-name="ro1">
          <table:table-cell office:value-type="float" office:value="-0.04">
            <text:p>-0,04</text:p>
          </table:table-cell>
          <table:table-cell office:value-type="float" office:value="-525.797465646036">
            <text:p>-525,797465646</text:p>
          </table:table-cell>
          <table:table-cell office:value-type="float" office:value="34.9037698397391">
            <text:p>34,9037698397</text:p>
          </table:table-cell>
          <table:table-cell office:value-type="float" office:value="689.013130302962">
            <text:p>689,013130303</text:p>
          </table:table-cell>
          <table:table-cell office:value-type="float" office:value="27.012461366246">
            <text:p>27,0124613662</text:p>
          </table:table-cell>
          <table:table-cell/>
          <table:table-cell table:formula="of:=SQRT([.B26]*[.B26] + [.C26]*[.C26])" office:value-type="float" office:value="526.954692576905">
            <text:p>526,9546925769</text:p>
          </table:table-cell>
          <table:table-cell table:formula="of:=SQRT([.D26]*[.D26]+[.E26]*[.E26])" office:value-type="float" office:value="689.542432921244">
            <text:p>689,5424329212</text:p>
          </table:table-cell>
          <table:table-cell/>
          <table:table-cell table:formula="of:=ASIN(ABS([.B26]/[.G26]))" office:value-type="float" office:value="1.50451104057085">
            <text:p>1,5045110406</text:p>
          </table:table-cell>
          <table:table-cell table:formula="of:=ASIN(ABS([.D26]/[.H26]))" office:value-type="float" office:value="1.53161182716705">
            <text:p>1,5316118272</text:p>
          </table:table-cell>
          <table:table-cell/>
          <table:table-cell table:formula="of:=[.J26]/[.K26]" office:value-type="float" office:value="0.982305708198712">
            <text:p>0,9823057082</text:p>
          </table:table-cell>
          <table:table-cell/>
          <table:table-cell table:formula="of:=IF([.C26]&lt;0;-[.A26];[.A26])" office:value-type="float" office:value="-0.04">
            <text:p>-0,04</text:p>
          </table:table-cell>
          <table:table-cell table:formula="of:=ABS([.C26])" office:value-type="float" office:value="34.9037698397391">
            <text:p>34,9037698397</text:p>
          </table:table-cell>
          <table:table-cell table:formula="of:=ABS([.E26])" office:value-type="float" office:value="27.012461366246">
            <text:p>27,0124613662</text:p>
          </table:table-cell>
          <table:table-cell/>
          <table:table-cell table:formula="of:=1+[.$R$3]*[.O26]+[.$Q$3]*[.O26]*[.O26]*[.O26]" office:value-type="float" office:value="0.9919968">
            <text:p>0,9919968</text:p>
          </table:table-cell>
          <table:table-cell table:formula="of:=[.J26]/[.S26]" office:value-type="float" office:value="1.51664908654025">
            <text:p>1,5166490865</text:p>
          </table:table-cell>
          <table:table-cell table:formula="of:=ABS([.T26]-[.K26])" office:value-type="float" office:value="0.0149627406267989">
            <text:p>0,0149627406</text:p>
          </table:table-cell>
          <table:table-cell table:number-columns-repeated="4"/>
          <table:table-cell table:formula="of:=-([.B26]+[.$Z$2])" office:value-type="float" office:value="525.797465646036">
            <text:p>525,797465646</text:p>
          </table:table-cell>
          <table:table-cell table:formula="of:=[.P26]+[.O26]*[.G26]*([.$AA$2]+[.$AA$1]*ABS([.P26]/[.B26]))" office:value-type="float" office:value="29.5082927917716">
            <text:p>29,5082927918</text:p>
          </table:table-cell>
          <table:table-cell table:formula="of:=SQRT([.Z26]*[.Z26]+[.AA26]*[.AA26])" office:value-type="float" office:value="526.624832516736">
            <text:p>526,6248325167</text:p>
          </table:table-cell>
          <table:table-cell table:formula="of:=ASIN(ABS([.Z26]/[.AB26]))" office:value-type="float" office:value="1.51473410957835">
            <text:p>1,5147341096</text:p>
          </table:table-cell>
          <table:table-cell table:formula="of:=ABS([.K26]-[.AC26])" office:value-type="float" office:value="0.0168777175887009">
            <text:p>0,0168777176</text:p>
          </table:table-cell>
          <table:table-cell/>
          <table:table-cell table:formula="of:=[.J26]/[.AC26]" office:value-type="float" office:value="0.99325091516534">
            <text:p>0,9932509152</text:p>
          </table:table-cell>
        </table:table-row>
        <table:table-row table:style-name="ro1">
          <table:table-cell office:value-type="float" office:value="-0.72">
            <text:p>-0,72</text:p>
          </table:table-cell>
          <table:table-cell office:value-type="float" office:value="-528.350585660757">
            <text:p>-528,3505856608</text:p>
          </table:table-cell>
          <table:table-cell office:value-type="float" office:value="-134.884880035506">
            <text:p>-134,8848800355</text:p>
          </table:table-cell>
          <table:table-cell office:value-type="float" office:value="666.665403698702">
            <text:p>666,6654036987</text:p>
          </table:table-cell>
          <table:table-cell office:value-type="float" office:value="-296.292762219897">
            <text:p>-296,2927622199</text:p>
          </table:table-cell>
          <table:table-cell/>
          <table:table-cell table:formula="of:=SQRT([.B27]*[.B27] + [.C27]*[.C27])" office:value-type="float" office:value="545.296499374659">
            <text:p>545,2964993747</text:p>
          </table:table-cell>
          <table:table-cell table:formula="of:=SQRT([.D27]*[.D27]+[.E27]*[.E27])" office:value-type="float" office:value="729.542432921245">
            <text:p>729,5424329212</text:p>
          </table:table-cell>
          <table:table-cell/>
          <table:table-cell table:formula="of:=ASIN(ABS([.B27]/[.G27]))" office:value-type="float" office:value="1.32084105658796">
            <text:p>1,3208410566</text:p>
          </table:table-cell>
          <table:table-cell table:formula="of:=ASIN(ABS([.D27]/[.H27]))" office:value-type="float" office:value="1.15257572083726">
            <text:p>1,1525757208</text:p>
          </table:table-cell>
          <table:table-cell/>
          <table:table-cell table:formula="of:=[.J27]/[.K27]" office:value-type="float" office:value="1.14599069953379">
            <text:p>1,1459906995</text:p>
          </table:table-cell>
          <table:table-cell/>
          <table:table-cell table:formula="of:=IF([.C27]&lt;0;-[.A27];[.A27])" office:value-type="float" office:value="0.72">
            <text:p>0,72</text:p>
          </table:table-cell>
          <table:table-cell table:formula="of:=ABS([.C27])" office:value-type="float" office:value="134.884880035506">
            <text:p>134,8848800355</text:p>
          </table:table-cell>
          <table:table-cell table:formula="of:=ABS([.E27])" office:value-type="float" office:value="296.292762219897">
            <text:p>296,2927622199</text:p>
          </table:table-cell>
          <table:table-cell/>
          <table:table-cell table:formula="of:=1+[.$R$3]*[.O27]+[.$Q$3]*[.O27]*[.O27]*[.O27]" office:value-type="float" office:value="1.1626624">
            <text:p>1,1626624</text:p>
          </table:table-cell>
          <table:table-cell table:formula="of:=[.J27]/[.S27]" office:value-type="float" office:value="1.13604865573012">
            <text:p>1,1360486557</text:p>
          </table:table-cell>
          <table:table-cell table:formula="of:=ABS([.T27]-[.K27])" office:value-type="float" office:value="0.0165270651071383">
            <text:p>0,0165270651</text:p>
          </table:table-cell>
          <table:table-cell table:number-columns-repeated="4"/>
          <table:table-cell table:formula="of:=-([.B27]+[.$Z$2])" office:value-type="float" office:value="528.350585660757">
            <text:p>528,3505856608</text:p>
          </table:table-cell>
          <table:table-cell table:formula="of:=[.P27]+[.O27]*[.G27]*([.$AA$2]+[.$AA$1]*ABS([.P27]/[.B27]))" office:value-type="float" office:value="242.059127570094">
            <text:p>242,0591275701</text:p>
          </table:table-cell>
          <table:table-cell table:formula="of:=SQRT([.Z27]*[.Z27]+[.AA27]*[.AA27])" office:value-type="float" office:value="581.160014632855">
            <text:p>581,1600146329</text:p>
          </table:table-cell>
          <table:table-cell table:formula="of:=ASIN(ABS([.Z27]/[.AB27]))" office:value-type="float" office:value="1.14119290648239">
            <text:p>1,1411929065</text:p>
          </table:table-cell>
          <table:table-cell table:formula="of:=ABS([.K27]-[.AC27])" office:value-type="float" office:value="0.0113828143548715">
            <text:p>0,0113828144</text:p>
          </table:table-cell>
          <table:table-cell/>
          <table:table-cell table:formula="of:=[.J27]/[.AC27]" office:value-type="float" office:value="1.15742136941537">
            <text:p>1,1574213694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158.527612467005">
            <text:p>-158,527612467</text:p>
          </table:table-cell>
          <table:table-cell office:value-type="float" office:value="107.161154632635">
            <text:p>107,1611546326</text:p>
          </table:table-cell>
          <table:table-cell office:value-type="float" office:value="182.70996376587">
            <text:p>182,7099637659</text:p>
          </table:table-cell>
          <table:table-cell office:value-type="float" office:value="74.578374769186">
            <text:p>74,5783747692</text:p>
          </table:table-cell>
          <table:table-cell/>
          <table:table-cell table:formula="of:=SQRT([.B28]*[.B28] + [.C28]*[.C28])" office:value-type="float" office:value="191.349201662009">
            <text:p>191,349201662</text:p>
          </table:table-cell>
          <table:table-cell table:formula="of:=SQRT([.D28]*[.D28]+[.E28]*[.E28])" office:value-type="float" office:value="197.344533348504">
            <text:p>197,3445333485</text:p>
          </table:table-cell>
          <table:table-cell/>
          <table:table-cell table:formula="of:=ASIN(ABS([.B28]/[.G28]))" office:value-type="float" office:value="0.976375191403846">
            <text:p>0,9763751914</text:p>
          </table:table-cell>
          <table:table-cell table:formula="of:=ASIN(ABS([.D28]/[.H28]))" office:value-type="float" office:value="1.18325901243865">
            <text:p>1,1832590124</text:p>
          </table:table-cell>
          <table:table-cell/>
          <table:table-cell table:formula="of:=[.J28]/[.K28]" office:value-type="float" office:value="0.825157620723782">
            <text:p>0,8251576207</text:p>
          </table:table-cell>
          <table:table-cell/>
          <table:table-cell table:formula="of:=IF([.C28]&lt;0;-[.A28];[.A28])" office:value-type="float" office:value="-0.8">
            <text:p>-0,8</text:p>
          </table:table-cell>
          <table:table-cell table:formula="of:=ABS([.C28])" office:value-type="float" office:value="107.161154632635">
            <text:p>107,1611546326</text:p>
          </table:table-cell>
          <table:table-cell table:formula="of:=ABS([.E28])" office:value-type="float" office:value="74.578374769186">
            <text:p>74,5783747692</text:p>
          </table:table-cell>
          <table:table-cell/>
          <table:table-cell table:formula="of:=1+[.$R$3]*[.O28]+[.$Q$3]*[.O28]*[.O28]*[.O28]" office:value-type="float" office:value="0.8144">
            <text:p>0,8144</text:p>
          </table:table-cell>
          <table:table-cell table:formula="of:=[.J28]/[.S28]" office:value-type="float" office:value="1.19888898748016">
            <text:p>1,1988889875</text:p>
          </table:table-cell>
          <table:table-cell table:formula="of:=ABS([.T28]-[.K28])" office:value-type="float" office:value="0.0156299750415174">
            <text:p>0,015629975</text:p>
          </table:table-cell>
          <table:table-cell table:number-columns-repeated="4"/>
          <table:table-cell table:formula="of:=-([.B28]+[.$Z$2])" office:value-type="float" office:value="158.527612467005">
            <text:p>158,527612467</text:p>
          </table:table-cell>
          <table:table-cell table:formula="of:=[.P28]+[.O28]*[.G28]*([.$AA$2]+[.$AA$1]*ABS([.P28]/[.B28]))" office:value-type="float" office:value="59.5782711213802">
            <text:p>59,5782711214</text:p>
          </table:table-cell>
          <table:table-cell table:formula="of:=SQRT([.Z28]*[.Z28]+[.AA28]*[.AA28])" office:value-type="float" office:value="169.353400628099">
            <text:p>169,3534006281</text:p>
          </table:table-cell>
          <table:table-cell table:formula="of:=ASIN(ABS([.Z28]/[.AB28]))" office:value-type="float" office:value="1.21130460377906">
            <text:p>1,2113046038</text:p>
          </table:table-cell>
          <table:table-cell table:formula="of:=ABS([.K28]-[.AC28])" office:value-type="float" office:value="0.0280455913404096">
            <text:p>0,0280455913</text:p>
          </table:table-cell>
          <table:table-cell/>
          <table:table-cell table:formula="of:=[.J28]/[.AC28]" office:value-type="float" office:value="0.806052572043174">
            <text:p>0,806052572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186.901762765908">
            <text:p>-186,9017627659</text:p>
          </table:table-cell>
          <table:table-cell office:value-type="float" office:value="-121.331135431886">
            <text:p>-121,3311354319</text:p>
          </table:table-cell>
          <table:table-cell office:value-type="float" office:value="164.874701627996">
            <text:p>164,874701628</text:p>
          </table:table-cell>
          <table:table-cell office:value-type="float" office:value="-156.530730550036">
            <text:p>-156,53073055</text:p>
          </table:table-cell>
          <table:table-cell/>
          <table:table-cell table:formula="of:=SQRT([.B29]*[.B29] + [.C29]*[.C29])" office:value-type="float" office:value="222.83068314349">
            <text:p>222,8306831435</text:p>
          </table:table-cell>
          <table:table-cell table:formula="of:=SQRT([.D29]*[.D29]+[.E29]*[.E29])" office:value-type="float" office:value="227.344533348503">
            <text:p>227,3445333485</text:p>
          </table:table-cell>
          <table:table-cell/>
          <table:table-cell table:formula="of:=ASIN(ABS([.B29]/[.G29]))" office:value-type="float" office:value="0.995004362770223">
            <text:p>0,9950043628</text:p>
          </table:table-cell>
          <table:table-cell table:formula="of:=ASIN(ABS([.D29]/[.H29]))" office:value-type="float" office:value="0.811353223510914">
            <text:p>0,8113532235</text:p>
          </table:table-cell>
          <table:table-cell/>
          <table:table-cell table:formula="of:=[.J29]/[.K29]" office:value-type="float" office:value="1.22635164800925">
            <text:p>1,226351648</text:p>
          </table:table-cell>
          <table:table-cell/>
          <table:table-cell table:formula="of:=IF([.C29]&lt;0;-[.A29];[.A29])" office:value-type="float" office:value="0.8">
            <text:p>0,8</text:p>
          </table:table-cell>
          <table:table-cell table:formula="of:=ABS([.C29])" office:value-type="float" office:value="121.331135431886">
            <text:p>121,3311354319</text:p>
          </table:table-cell>
          <table:table-cell table:formula="of:=ABS([.E29])" office:value-type="float" office:value="156.530730550036">
            <text:p>156,53073055</text:p>
          </table:table-cell>
          <table:table-cell/>
          <table:table-cell table:formula="of:=1+[.$R$3]*[.O29]+[.$Q$3]*[.O29]*[.O29]*[.O29]" office:value-type="float" office:value="1.1856">
            <text:p>1,1856</text:p>
          </table:table-cell>
          <table:table-cell table:formula="of:=[.J29]/[.S29]" office:value-type="float" office:value="0.839241196668542">
            <text:p>0,8392411967</text:p>
          </table:table-cell>
          <table:table-cell table:formula="of:=ABS([.T29]-[.K29])" office:value-type="float" office:value="0.0278879731576276">
            <text:p>0,0278879732</text:p>
          </table:table-cell>
          <table:table-cell table:number-columns-repeated="4"/>
          <table:table-cell table:formula="of:=-([.B29]+[.$Z$2])" office:value-type="float" office:value="186.901762765908">
            <text:p>186,9017627659</text:p>
          </table:table-cell>
          <table:table-cell table:formula="of:=[.P29]+[.O29]*[.G29]*([.$AA$2]+[.$AA$1]*ABS([.P29]/[.B29]))" office:value-type="float" office:value="176.312441807636">
            <text:p>176,3124418076</text:p>
          </table:table-cell>
          <table:table-cell table:formula="of:=SQRT([.Z29]*[.Z29]+[.AA29]*[.AA29])" office:value-type="float" office:value="256.94035506548">
            <text:p>256,9403550655</text:p>
          </table:table-cell>
          <table:table-cell table:formula="of:=ASIN(ABS([.Z29]/[.AB29]))" office:value-type="float" office:value="0.814544386491779">
            <text:p>0,8145443865</text:p>
          </table:table-cell>
          <table:table-cell table:formula="of:=ABS([.K29]-[.AC29])" office:value-type="float" office:value="0.00319116298086519">
            <text:p>0,003191163</text:p>
          </table:table-cell>
          <table:table-cell/>
          <table:table-cell table:formula="of:=[.J29]/[.AC29]" office:value-type="float" office:value="1.22154713637605">
            <text:p>1,2215471364</text:p>
          </table:table-cell>
        </table:table-row>
        <table:table-row table:style-name="ro1">
          <table:table-cell office:value-type="float" office:value="-0.52">
            <text:p>-0,52</text:p>
          </table:table-cell>
          <table:table-cell office:value-type="float" office:value="-211.121887153524">
            <text:p>-211,1218871535</text:p>
          </table:table-cell>
          <table:table-cell office:value-type="float" office:value="152.254872191069">
            <text:p>152,2548721911</text:p>
          </table:table-cell>
          <table:table-cell office:value-type="float" office:value="305.981786840456">
            <text:p>305,9817868405</text:p>
          </table:table-cell>
          <table:table-cell office:value-type="float" office:value="155.275975321017">
            <text:p>155,275975321</text:p>
          </table:table-cell>
          <table:table-cell/>
          <table:table-cell table:formula="of:=SQRT([.B30]*[.B30] + [.C30]*[.C30])" office:value-type="float" office:value="260.295980263207">
            <text:p>260,2959802632</text:p>
          </table:table-cell>
          <table:table-cell table:formula="of:=SQRT([.D30]*[.D30]+[.E30]*[.E30])" office:value-type="float" office:value="343.126044464671">
            <text:p>343,1260444647</text:p>
          </table:table-cell>
          <table:table-cell/>
          <table:table-cell table:formula="of:=ASIN(ABS([.B30]/[.G30]))" office:value-type="float" office:value="0.946002839088943">
            <text:p>0,9460028391</text:p>
          </table:table-cell>
          <table:table-cell table:formula="of:=ASIN(ABS([.D30]/[.H30]))" office:value-type="float" office:value="1.10119215604407">
            <text:p>1,101192156</text:p>
          </table:table-cell>
          <table:table-cell/>
          <table:table-cell table:formula="of:=[.J30]/[.K30]" office:value-type="float" office:value="0.859071537966064">
            <text:p>0,859071538</text:p>
          </table:table-cell>
          <table:table-cell/>
          <table:table-cell table:formula="of:=IF([.C30]&lt;0;-[.A30];[.A30])" office:value-type="float" office:value="-0.52">
            <text:p>-0,52</text:p>
          </table:table-cell>
          <table:table-cell table:formula="of:=ABS([.C30])" office:value-type="float" office:value="152.254872191069">
            <text:p>152,2548721911</text:p>
          </table:table-cell>
          <table:table-cell table:formula="of:=ABS([.E30])" office:value-type="float" office:value="155.275975321017">
            <text:p>155,275975321</text:p>
          </table:table-cell>
          <table:table-cell/>
          <table:table-cell table:formula="of:=1+[.$R$3]*[.O30]+[.$Q$3]*[.O30]*[.O30]*[.O30]" office:value-type="float" office:value="0.8889696">
            <text:p>0,8889696</text:p>
          </table:table-cell>
          <table:table-cell table:formula="of:=[.J30]/[.S30]" office:value-type="float" office:value="1.06415656855864">
            <text:p>1,0641565686</text:p>
          </table:table-cell>
          <table:table-cell table:formula="of:=ABS([.T30]-[.K30])" office:value-type="float" office:value="0.0370355874854313">
            <text:p>0,0370355875</text:p>
          </table:table-cell>
          <table:table-cell table:number-columns-repeated="4"/>
          <table:table-cell table:formula="of:=-([.B30]+[.$Z$2])" office:value-type="float" office:value="211.121887153524">
            <text:p>211,1218871535</text:p>
          </table:table-cell>
          <table:table-cell table:formula="of:=[.P30]+[.O30]*[.G30]*([.$AA$2]+[.$AA$1]*ABS([.P30]/[.B30]))" office:value-type="float" office:value="109.631202821112">
            <text:p>109,6312028211</text:p>
          </table:table-cell>
          <table:table-cell table:formula="of:=SQRT([.Z30]*[.Z30]+[.AA30]*[.AA30])" office:value-type="float" office:value="237.889579148119">
            <text:p>237,8895791481</text:p>
          </table:table-cell>
          <table:table-cell table:formula="of:=ASIN(ABS([.Z30]/[.AB30]))" office:value-type="float" office:value="1.09184458941559">
            <text:p>1,0918445894</text:p>
          </table:table-cell>
          <table:table-cell table:formula="of:=ABS([.K30]-[.AC30])" office:value-type="float" office:value="0.00934756662847391">
            <text:p>0,0093475666</text:p>
          </table:table-cell>
          <table:table-cell/>
          <table:table-cell table:formula="of:=[.J30]/[.AC30]" office:value-type="float" office:value="0.866426273720226">
            <text:p>0,8664262737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-276.950435693713">
            <text:p>-276,9504356937</text:p>
          </table:table-cell>
          <table:table-cell office:value-type="float" office:value="-83.1240321718271">
            <text:p>-83,1240321718</text:p>
          </table:table-cell>
          <table:table-cell office:value-type="float" office:value="286.730615806998">
            <text:p>286,730615807</text:p>
          </table:table-cell>
          <table:table-cell office:value-type="float" office:value="-18.7732470342553">
            <text:p>-18,7732470343</text:p>
          </table:table-cell>
          <table:table-cell/>
          <table:table-cell table:formula="of:=SQRT([.B31]*[.B31] + [.C31]*[.C31])" office:value-type="float" office:value="289.155924295942">
            <text:p>289,1559242959</text:p>
          </table:table-cell>
          <table:table-cell table:formula="of:=SQRT([.D31]*[.D31]+[.E31]*[.E31])" office:value-type="float" office:value="287.344533348503">
            <text:p>287,3445333485</text:p>
          </table:table-cell>
          <table:table-cell/>
          <table:table-cell table:formula="of:=ASIN(ABS([.B31]/[.G31]))" office:value-type="float" office:value="1.27921067158325">
            <text:p>1,2792106716</text:p>
          </table:table-cell>
          <table:table-cell table:formula="of:=ASIN(ABS([.D31]/[.H31]))" office:value-type="float" office:value="1.50541617822549">
            <text:p>1,5054161782</text:p>
          </table:table-cell>
          <table:table-cell/>
          <table:table-cell table:formula="of:=[.J31]/[.K31]" office:value-type="float" office:value="0.849738889541576">
            <text:p>0,8497388895</text:p>
          </table:table-cell>
          <table:table-cell/>
          <table:table-cell table:formula="of:=IF([.C31]&lt;0;-[.A31];[.A31])" office:value-type="float" office:value="-0.88">
            <text:p>-0,88</text:p>
          </table:table-cell>
          <table:table-cell table:formula="of:=ABS([.C31])" office:value-type="float" office:value="83.1240321718271">
            <text:p>83,1240321718</text:p>
          </table:table-cell>
          <table:table-cell table:formula="of:=ABS([.E31])" office:value-type="float" office:value="18.7732470342553">
            <text:p>18,7732470343</text:p>
          </table:table-cell>
          <table:table-cell/>
          <table:table-cell table:formula="of:=1+[.$R$3]*[.O31]+[.$Q$3]*[.O31]*[.O31]*[.O31]" office:value-type="float" office:value="0.7899264">
            <text:p>0,7899264</text:p>
          </table:table-cell>
          <table:table-cell table:formula="of:=[.J31]/[.S31]" office:value-type="float" office:value="1.61940488580107">
            <text:p>1,6194048858</text:p>
          </table:table-cell>
          <table:table-cell table:formula="of:=ABS([.T31]-[.K31])" office:value-type="float" office:value="0.113988707575581">
            <text:p>0,1139887076</text:p>
          </table:table-cell>
          <table:table-cell table:number-columns-repeated="4"/>
          <table:table-cell table:formula="of:=-([.B31]+[.$Z$2])" office:value-type="float" office:value="276.950435693713">
            <text:p>276,9504356937</text:p>
          </table:table-cell>
          <table:table-cell table:formula="of:=[.P31]+[.O31]*[.G31]*([.$AA$2]+[.$AA$1]*ABS([.P31]/[.B31]))" office:value-type="float" office:value="12.6361672868846">
            <text:p>12,6361672869</text:p>
          </table:table-cell>
          <table:table-cell table:formula="of:=SQRT([.Z31]*[.Z31]+[.AA31]*[.AA31])" office:value-type="float" office:value="277.23855531769">
            <text:p>277,2385553177</text:p>
          </table:table-cell>
          <table:table-cell table:formula="of:=ASIN(ABS([.Z31]/[.AB31]))" office:value-type="float" office:value="1.52520185143935">
            <text:p>1,5252018514</text:p>
          </table:table-cell>
          <table:table-cell table:formula="of:=ABS([.K31]-[.AC31])" office:value-type="float" office:value="0.0197856732138553">
            <text:p>0,0197856732</text:p>
          </table:table-cell>
          <table:table-cell/>
          <table:table-cell table:formula="of:=[.J31]/[.AC31]" office:value-type="float" office:value="0.838715656144824">
            <text:p>0,8387156561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-284.754389607605">
            <text:p>-284,7543896076</text:p>
          </table:table-cell>
          <table:table-cell office:value-type="float" office:value="-75.4637855778381">
            <text:p>-75,4637855778</text:p>
          </table:table-cell>
          <table:table-cell office:value-type="float" office:value="316.803831296218">
            <text:p>316,8038312962</text:p>
          </table:table-cell>
          <table:table-cell office:value-type="float" office:value="18.5171629094953">
            <text:p>18,5171629095</text:p>
          </table:table-cell>
          <table:table-cell/>
          <table:table-cell table:formula="of:=SQRT([.B32]*[.B32] + [.C32]*[.C32])" office:value-type="float" office:value="294.584190571282">
            <text:p>294,5841905713</text:p>
          </table:table-cell>
          <table:table-cell table:formula="of:=SQRT([.D32]*[.D32]+[.E32]*[.E32])" office:value-type="float" office:value="317.344533348503">
            <text:p>317,3445333485</text:p>
          </table:table-cell>
          <table:table-cell/>
          <table:table-cell table:formula="of:=ASIN(ABS([.B32]/[.G32]))" office:value-type="float" office:value="1.31173788981621">
            <text:p>1,3117378898</text:p>
          </table:table-cell>
          <table:table-cell table:formula="of:=ASIN(ABS([.D32]/[.H32]))" office:value-type="float" office:value="1.5124128197473">
            <text:p>1,5124128197</text:p>
          </table:table-cell>
          <table:table-cell/>
          <table:table-cell table:formula="of:=[.J32]/[.K32]" office:value-type="float" office:value="0.867314712417856">
            <text:p>0,8673147124</text:p>
          </table:table-cell>
          <table:table-cell/>
          <table:table-cell table:formula="of:=IF([.C32]&lt;0;-[.A32];[.A32])" office:value-type="float" office:value="-0.88">
            <text:p>-0,88</text:p>
          </table:table-cell>
          <table:table-cell table:formula="of:=ABS([.C32])" office:value-type="float" office:value="75.4637855778381">
            <text:p>75,4637855778</text:p>
          </table:table-cell>
          <table:table-cell table:formula="of:=ABS([.E32])" office:value-type="float" office:value="18.5171629094953">
            <text:p>18,5171629095</text:p>
          </table:table-cell>
          <table:table-cell/>
          <table:table-cell table:formula="of:=1+[.$R$3]*[.O32]+[.$Q$3]*[.O32]*[.O32]*[.O32]" office:value-type="float" office:value="0.7899264">
            <text:p>0,7899264</text:p>
          </table:table-cell>
          <table:table-cell table:formula="of:=[.J32]/[.S32]" office:value-type="float" office:value="1.6605824160532">
            <text:p>1,6605824161</text:p>
          </table:table-cell>
          <table:table-cell table:formula="of:=ABS([.T32]-[.K32])" office:value-type="float" office:value="0.148169596305902">
            <text:p>0,1481695963</text:p>
          </table:table-cell>
          <table:table-cell table:number-columns-repeated="4"/>
          <table:table-cell table:formula="of:=-([.B32]+[.$Z$2])" office:value-type="float" office:value="284.754389607605">
            <text:p>284,7543896076</text:p>
          </table:table-cell>
          <table:table-cell table:formula="of:=[.P32]+[.O32]*[.G32]*([.$AA$2]+[.$AA$1]*ABS([.P32]/[.B32]))" office:value-type="float" office:value="4.47221338478683">
            <text:p>4,4722133848</text:p>
          </table:table-cell>
          <table:table-cell table:formula="of:=SQRT([.Z32]*[.Z32]+[.AA32]*[.AA32])" office:value-type="float" office:value="284.789506641938">
            <text:p>284,7895066419</text:p>
          </table:table-cell>
          <table:table-cell table:formula="of:=ASIN(ABS([.Z32]/[.AB32]))" office:value-type="float" office:value="1.55509210627222">
            <text:p>1,5550921063</text:p>
          </table:table-cell>
          <table:table-cell table:formula="of:=ABS([.K32]-[.AC32])" office:value-type="float" office:value="0.0426792865249204">
            <text:p>0,0426792865</text:p>
          </table:table-cell>
          <table:table-cell/>
          <table:table-cell table:formula="of:=[.J32]/[.AC32]" office:value-type="float" office:value="0.843511380789291">
            <text:p>0,8435113808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-345.245713568852">
            <text:p>-345,2457135689</text:p>
          </table:table-cell>
          <table:table-cell office:value-type="float" office:value="-49.3616210423878">
            <text:p>-49,3616210424</text:p>
          </table:table-cell>
          <table:table-cell office:value-type="float" office:value="308.510613621424">
            <text:p>308,5106136214</text:p>
          </table:table-cell>
          <table:table-cell office:value-type="float" office:value="12.1734857254069">
            <text:p>12,1734857254</text:p>
          </table:table-cell>
          <table:table-cell/>
          <table:table-cell table:formula="of:=SQRT([.B33]*[.B33] + [.C33]*[.C33])" office:value-type="float" office:value="348.756609069417">
            <text:p>348,7566090694</text:p>
          </table:table-cell>
          <table:table-cell table:formula="of:=SQRT([.D33]*[.D33]+[.E33]*[.E33])" office:value-type="float" office:value="308.750696309781">
            <text:p>308,7506963098</text:p>
          </table:table-cell>
          <table:table-cell/>
          <table:table-cell table:formula="of:=ASIN(ABS([.B33]/[.G33]))" office:value-type="float" office:value="1.42878344726234">
            <text:p>1,4287834473</text:p>
          </table:table-cell>
          <table:table-cell table:formula="of:=ASIN(ABS([.D33]/[.H33]))" office:value-type="float" office:value="1.53135789897644">
            <text:p>1,531357899</text:p>
          </table:table-cell>
          <table:table-cell/>
          <table:table-cell table:formula="of:=[.J33]/[.K33]" office:value-type="float" office:value="0.933017322872293">
            <text:p>0,9330173229</text:p>
          </table:table-cell>
          <table:table-cell/>
          <table:table-cell table:formula="of:=IF([.C33]&lt;0;-[.A33];[.A33])" office:value-type="float" office:value="-0.68">
            <text:p>-0,68</text:p>
          </table:table-cell>
          <table:table-cell table:formula="of:=ABS([.C33])" office:value-type="float" office:value="49.3616210423878">
            <text:p>49,3616210424</text:p>
          </table:table-cell>
          <table:table-cell table:formula="of:=ABS([.E33])" office:value-type="float" office:value="12.1734857254069">
            <text:p>12,1734857254</text:p>
          </table:table-cell>
          <table:table-cell/>
          <table:table-cell table:formula="of:=1+[.$R$3]*[.O33]+[.$Q$3]*[.O33]*[.O33]*[.O33]" office:value-type="float" office:value="0.8482784">
            <text:p>0,8482784</text:p>
          </table:table-cell>
          <table:table-cell table:formula="of:=[.J33]/[.S33]" office:value-type="float" office:value="1.68433317088157">
            <text:p>1,6843331709</text:p>
          </table:table-cell>
          <table:table-cell table:formula="of:=ABS([.T33]-[.K33])" office:value-type="float" office:value="0.152975271905122">
            <text:p>0,1529752719</text:p>
          </table:table-cell>
          <table:table-cell table:number-columns-repeated="4"/>
          <table:table-cell table:formula="of:=-([.B33]+[.$Z$2])" office:value-type="float" office:value="345.245713568852">
            <text:p>345,2457135689</text:p>
          </table:table-cell>
          <table:table-cell table:formula="of:=[.P33]+[.O33]*[.G33]*([.$AA$2]+[.$AA$1]*ABS([.P33]/[.B33]))" office:value-type="float" office:value="-12.9786543602614">
            <text:p>-12,9786543603</text:p>
          </table:table-cell>
          <table:table-cell table:formula="of:=SQRT([.Z33]*[.Z33]+[.AA33]*[.AA33])" office:value-type="float" office:value="345.489577565907">
            <text:p>345,4895775659</text:p>
          </table:table-cell>
          <table:table-cell table:formula="of:=ASIN(ABS([.Z33]/[.AB33]))" office:value-type="float" office:value="1.53322150622447">
            <text:p>1,5332215062</text:p>
          </table:table-cell>
          <table:table-cell table:formula="of:=ABS([.K33]-[.AC33])" office:value-type="float" office:value="0.00186360724802426">
            <text:p>0,0018636072</text:p>
          </table:table-cell>
          <table:table-cell/>
          <table:table-cell table:formula="of:=[.J33]/[.AC33]" office:value-type="float" office:value="0.931883254612503">
            <text:p>0,9318832546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376.566323578153">
            <text:p>-376,5663235782</text:p>
          </table:table-cell>
          <table:table-cell office:value-type="float" office:value="-52.7144140878628">
            <text:p>-52,7144140879</text:p>
          </table:table-cell>
          <table:table-cell office:value-type="float" office:value="358.404649595284">
            <text:p>358,4046495953</text:p>
          </table:table-cell>
          <table:table-cell office:value-type="float" office:value="-118.046617895141">
            <text:p>-118,0466178951</text:p>
          </table:table-cell>
          <table:table-cell/>
          <table:table-cell table:formula="of:=SQRT([.B34]*[.B34] + [.C34]*[.C34])" office:value-type="float" office:value="380.238090550898">
            <text:p>380,2380905509</text:p>
          </table:table-cell>
          <table:table-cell table:formula="of:=SQRT([.D34]*[.D34]+[.E34]*[.E34])" office:value-type="float" office:value="377.344533348503">
            <text:p>377,3445333485</text:p>
          </table:table-cell>
          <table:table-cell/>
          <table:table-cell table:formula="of:=ASIN(ABS([.B34]/[.G34]))" office:value-type="float" office:value="1.43171307253641">
            <text:p>1,4317130725</text:p>
          </table:table-cell>
          <table:table-cell table:formula="of:=ASIN(ABS([.D34]/[.H34]))" office:value-type="float" office:value="1.25261982643945">
            <text:p>1,2526198264</text:p>
          </table:table-cell>
          <table:table-cell/>
          <table:table-cell table:formula="of:=[.J34]/[.K34]" office:value-type="float" office:value="1.14297494125255">
            <text:p>1,1429749413</text:p>
          </table:table-cell>
          <table:table-cell/>
          <table:table-cell table:formula="of:=IF([.C34]&lt;0;-[.A34];[.A34])" office:value-type="float" office:value="0.8">
            <text:p>0,8</text:p>
          </table:table-cell>
          <table:table-cell table:formula="of:=ABS([.C34])" office:value-type="float" office:value="52.7144140878628">
            <text:p>52,7144140879</text:p>
          </table:table-cell>
          <table:table-cell table:formula="of:=ABS([.E34])" office:value-type="float" office:value="118.046617895141">
            <text:p>118,0466178951</text:p>
          </table:table-cell>
          <table:table-cell/>
          <table:table-cell table:formula="of:=1+[.$R$3]*[.O34]+[.$Q$3]*[.O34]*[.O34]*[.O34]" office:value-type="float" office:value="1.1856">
            <text:p>1,1856</text:p>
          </table:table-cell>
          <table:table-cell table:formula="of:=[.J34]/[.S34]" office:value-type="float" office:value="1.20758525011505">
            <text:p>1,2075852501</text:p>
          </table:table-cell>
          <table:table-cell table:formula="of:=ABS([.T34]-[.K34])" office:value-type="float" office:value="0.0450345763243949">
            <text:p>0,0450345763</text:p>
          </table:table-cell>
          <table:table-cell table:number-columns-repeated="4"/>
          <table:table-cell table:formula="of:=-([.B34]+[.$Z$2])" office:value-type="float" office:value="376.566323578153">
            <text:p>376,5663235782</text:p>
          </table:table-cell>
          <table:table-cell table:formula="of:=[.P34]+[.O34]*[.G34]*([.$AA$2]+[.$AA$1]*ABS([.P34]/[.B34]))" office:value-type="float" office:value="132.594478003634">
            <text:p>132,5944780036</text:p>
          </table:table-cell>
          <table:table-cell table:formula="of:=SQRT([.Z34]*[.Z34]+[.AA34]*[.AA34])" office:value-type="float" office:value="399.228620780403">
            <text:p>399,2286207804</text:p>
          </table:table-cell>
          <table:table-cell table:formula="of:=ASIN(ABS([.Z34]/[.AB34]))" office:value-type="float" office:value="1.23223897308029">
            <text:p>1,2322389731</text:p>
          </table:table-cell>
          <table:table-cell table:formula="of:=ABS([.K34]-[.AC34])" office:value-type="float" office:value="0.0203808533591534">
            <text:p>0,0203808534</text:p>
          </table:table-cell>
          <table:table-cell/>
          <table:table-cell table:formula="of:=[.J34]/[.AC34]" office:value-type="float" office:value="1.16187939499874">
            <text:p>1,161879395</text:p>
          </table:table-cell>
        </table:table-row>
        <table:table-row table:style-name="ro1">
          <table:table-cell office:value-type="float" office:value="-0.64">
            <text:p>-0,64</text:p>
          </table:table-cell>
          <table:table-cell office:value-type="float" office:value="-355.926920620367">
            <text:p>-355,9269206204</text:p>
          </table:table-cell>
          <table:table-cell office:value-type="float" office:value="206.951765327646">
            <text:p>206,9517653276</text:p>
          </table:table-cell>
          <table:table-cell office:value-type="float" office:value="342.242401897176">
            <text:p>342,2424018972</text:p>
          </table:table-cell>
          <table:table-cell office:value-type="float" office:value="118.215831707295">
            <text:p>118,2158317073</text:p>
          </table:table-cell>
          <table:table-cell/>
          <table:table-cell table:formula="of:=SQRT([.B35]*[.B35] + [.C35]*[.C35])" office:value-type="float" office:value="411.71957203238">
            <text:p>411,7195720324</text:p>
          </table:table-cell>
          <table:table-cell table:formula="of:=SQRT([.D35]*[.D35]+[.E35]*[.E35])" office:value-type="float" office:value="362.084029643114">
            <text:p>362,0840296431</text:p>
          </table:table-cell>
          <table:table-cell/>
          <table:table-cell table:formula="of:=ASIN(ABS([.B35]/[.G35]))" office:value-type="float" office:value="1.04413229055897">
            <text:p>1,0441322906</text:p>
          </table:table-cell>
          <table:table-cell table:formula="of:=ASIN(ABS([.D35]/[.H35]))" office:value-type="float" office:value="1.23821151476179">
            <text:p>1,2382115148</text:p>
          </table:table-cell>
          <table:table-cell/>
          <table:table-cell table:formula="of:=[.J35]/[.K35]" office:value-type="float" office:value="0.843258424034157">
            <text:p>0,843258424</text:p>
          </table:table-cell>
          <table:table-cell/>
          <table:table-cell table:formula="of:=IF([.C35]&lt;0;-[.A35];[.A35])" office:value-type="float" office:value="-0.64">
            <text:p>-0,64</text:p>
          </table:table-cell>
          <table:table-cell table:formula="of:=ABS([.C35])" office:value-type="float" office:value="206.951765327646">
            <text:p>206,9517653276</text:p>
          </table:table-cell>
          <table:table-cell table:formula="of:=ABS([.E35])" office:value-type="float" office:value="118.215831707295">
            <text:p>118,2158317073</text:p>
          </table:table-cell>
          <table:table-cell/>
          <table:table-cell table:formula="of:=1+[.$R$3]*[.O35]+[.$Q$3]*[.O35]*[.O35]*[.O35]" office:value-type="float" office:value="0.8588928">
            <text:p>0,8588928</text:p>
          </table:table-cell>
          <table:table-cell table:formula="of:=[.J35]/[.S35]" office:value-type="float" office:value="1.21567242216837">
            <text:p>1,2156724222</text:p>
          </table:table-cell>
          <table:table-cell table:formula="of:=ABS([.T35]-[.K35])" office:value-type="float" office:value="0.0225390925934199">
            <text:p>0,0225390926</text:p>
          </table:table-cell>
          <table:table-cell table:number-columns-repeated="4"/>
          <table:table-cell table:formula="of:=-([.B35]+[.$Z$2])" office:value-type="float" office:value="355.926920620367">
            <text:p>355,9269206204</text:p>
          </table:table-cell>
          <table:table-cell table:formula="of:=[.P35]+[.O35]*[.G35]*([.$AA$2]+[.$AA$1]*ABS([.P35]/[.B35]))" office:value-type="float" office:value="127.287648959275">
            <text:p>127,2876489593</text:p>
          </table:table-cell>
          <table:table-cell table:formula="of:=SQRT([.Z35]*[.Z35]+[.AA35]*[.AA35])" office:value-type="float" office:value="378.002802105853">
            <text:p>378,0028021059</text:p>
          </table:table-cell>
          <table:table-cell table:formula="of:=ASIN(ABS([.Z35]/[.AB35]))" office:value-type="float" office:value="1.22734663349304">
            <text:p>1,2273466335</text:p>
          </table:table-cell>
          <table:table-cell table:formula="of:=ABS([.K35]-[.AC35])" office:value-type="float" office:value="0.0108648812687444">
            <text:p>0,0108648813</text:p>
          </table:table-cell>
          <table:table-cell/>
          <table:table-cell table:formula="of:=[.J35]/[.AC35]" office:value-type="float" office:value="0.850723228520502">
            <text:p>0,8507232285</text:p>
          </table:table-cell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-439.93285650112">
            <text:p>-439,9328565011</text:p>
          </table:table-cell>
          <table:table-cell office:value-type="float" office:value="-53.7238830182831">
            <text:p>-53,7238830183</text:p>
          </table:table-cell>
          <table:table-cell office:value-type="float" office:value="290.990026665346">
            <text:p>290,9900266653</text:p>
          </table:table-cell>
          <table:table-cell office:value-type="float" office:value="18.2702029149766">
            <text:p>18,270202915</text:p>
          </table:table-cell>
          <table:table-cell/>
          <table:table-cell table:formula="of:=SQRT([.B36]*[.B36] + [.C36]*[.C36])" office:value-type="float" office:value="443.201053513862">
            <text:p>443,2010535139</text:p>
          </table:table-cell>
          <table:table-cell table:formula="of:=SQRT([.D36]*[.D36]+[.E36]*[.E36])" office:value-type="float" office:value="291.563022232336">
            <text:p>291,5630222323</text:p>
          </table:table-cell>
          <table:table-cell/>
          <table:table-cell table:formula="of:=ASIN(ABS([.B36]/[.G36]))" office:value-type="float" office:value="1.44927962922869">
            <text:p>1,4492796292</text:p>
          </table:table-cell>
          <table:table-cell table:formula="of:=ASIN(ABS([.D36]/[.H36]))" office:value-type="float" office:value="1.5080922818005">
            <text:p>1,5080922818</text:p>
          </table:table-cell>
          <table:table-cell/>
          <table:table-cell table:formula="of:=[.J36]/[.K36]" office:value-type="float" office:value="0.961001953738803">
            <text:p>0,9610019537</text:p>
          </table:table-cell>
          <table:table-cell/>
          <table:table-cell table:formula="of:=IF([.C36]&lt;0;-[.A36];[.A36])" office:value-type="float" office:value="-0.76">
            <text:p>-0,76</text:p>
          </table:table-cell>
          <table:table-cell table:formula="of:=ABS([.C36])" office:value-type="float" office:value="53.7238830182831">
            <text:p>53,7238830183</text:p>
          </table:table-cell>
          <table:table-cell table:formula="of:=ABS([.E36])" office:value-type="float" office:value="18.2702029149766">
            <text:p>18,270202915</text:p>
          </table:table-cell>
          <table:table-cell/>
          <table:table-cell table:formula="of:=1+[.$R$3]*[.O36]+[.$Q$3]*[.O36]*[.O36]*[.O36]" office:value-type="float" office:value="0.8260512">
            <text:p>0,8260512</text:p>
          </table:table-cell>
          <table:table-cell table:formula="of:=[.J36]/[.S36]" office:value-type="float" office:value="1.754467070841">
            <text:p>1,7544670708</text:p>
          </table:table-cell>
          <table:table-cell table:formula="of:=ABS([.T36]-[.K36])" office:value-type="float" office:value="0.246374789040496">
            <text:p>0,246374789</text:p>
          </table:table-cell>
          <table:table-cell table:number-columns-repeated="4"/>
          <table:table-cell table:formula="of:=-([.B36]+[.$Z$2])" office:value-type="float" office:value="439.93285650112">
            <text:p>439,9328565011</text:p>
          </table:table-cell>
          <table:table-cell table:formula="of:=[.P36]+[.O36]*[.G36]*([.$AA$2]+[.$AA$1]*ABS([.P36]/[.B36]))" office:value-type="float" office:value="-34.1863296590502">
            <text:p>-34,1863296591</text:p>
          </table:table-cell>
          <table:table-cell table:formula="of:=SQRT([.Z36]*[.Z36]+[.AA36]*[.AA36])" office:value-type="float" office:value="441.259134029871">
            <text:p>441,2591340299</text:p>
          </table:table-cell>
          <table:table-cell table:formula="of:=ASIN(ABS([.Z36]/[.AB36]))" office:value-type="float" office:value="1.49324411507443">
            <text:p>1,4932441151</text:p>
          </table:table-cell>
          <table:table-cell table:formula="of:=ABS([.K36]-[.AC36])" office:value-type="float" office:value="0.0148481667260703">
            <text:p>0,0148481667</text:p>
          </table:table-cell>
          <table:table-cell/>
          <table:table-cell table:formula="of:=[.J36]/[.AC36]" office:value-type="float" office:value="0.970557737075998">
            <text:p>0,9705577371</text:p>
          </table:table-cell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-471.681011649189">
            <text:p>-471,6810116492</text:p>
          </table:table-cell>
          <table:table-cell office:value-type="float" office:value="-53.2966441645389">
            <text:p>-53,2966441645</text:p>
          </table:table-cell>
          <table:table-cell office:value-type="float" office:value="466.486384433802">
            <text:p>466,4863844338</text:p>
          </table:table-cell>
          <table:table-cell office:value-type="float" office:value="28.3084084435927">
            <text:p>28,3084084436</text:p>
          </table:table-cell>
          <table:table-cell/>
          <table:table-cell table:formula="of:=SQRT([.B37]*[.B37] + [.C37]*[.C37])" office:value-type="float" office:value="474.682534995341">
            <text:p>474,6825349953</text:p>
          </table:table-cell>
          <table:table-cell table:formula="of:=SQRT([.D37]*[.D37]+[.E37]*[.E37])" office:value-type="float" office:value="467.344533348503">
            <text:p>467,3445333485</text:p>
          </table:table-cell>
          <table:table-cell/>
          <table:table-cell table:formula="of:=ASIN(ABS([.B37]/[.G37]))" office:value-type="float" office:value="1.45828057017105">
            <text:p>1,4582805702</text:p>
          </table:table-cell>
          <table:table-cell table:formula="of:=ASIN(ABS([.D37]/[.H37]))" office:value-type="float" office:value="1.51018633563917">
            <text:p>1,5101863356</text:p>
          </table:table-cell>
          <table:table-cell/>
          <table:table-cell table:formula="of:=[.J37]/[.K37]" office:value-type="float" office:value="0.965629562231372">
            <text:p>0,9656295622</text:p>
          </table:table-cell>
          <table:table-cell/>
          <table:table-cell table:formula="of:=IF([.C37]&lt;0;-[.A37];[.A37])" office:value-type="float" office:value="-0.64">
            <text:p>-0,64</text:p>
          </table:table-cell>
          <table:table-cell table:formula="of:=ABS([.C37])" office:value-type="float" office:value="53.2966441645389">
            <text:p>53,2966441645</text:p>
          </table:table-cell>
          <table:table-cell table:formula="of:=ABS([.E37])" office:value-type="float" office:value="28.3084084435927">
            <text:p>28,3084084436</text:p>
          </table:table-cell>
          <table:table-cell/>
          <table:table-cell table:formula="of:=1+[.$R$3]*[.O37]+[.$Q$3]*[.O37]*[.O37]*[.O37]" office:value-type="float" office:value="0.8588928">
            <text:p>0,8588928</text:p>
          </table:table-cell>
          <table:table-cell table:formula="of:=[.J37]/[.S37]" office:value-type="float" office:value="1.69786097889172">
            <text:p>1,6978609789</text:p>
          </table:table-cell>
          <table:table-cell table:formula="of:=ABS([.T37]-[.K37])" office:value-type="float" office:value="0.187674643252552">
            <text:p>0,1876746433</text:p>
          </table:table-cell>
          <table:table-cell table:number-columns-repeated="4"/>
          <table:table-cell table:formula="of:=-([.B37]+[.$Z$2])" office:value-type="float" office:value="471.681011649189">
            <text:p>471,6810116492</text:p>
          </table:table-cell>
          <table:table-cell table:formula="of:=[.P37]+[.O37]*[.G37]*([.$AA$2]+[.$AA$1]*ABS([.P37]/[.B37]))" office:value-type="float" office:value="-25.741983240461">
            <text:p>-25,7419832405</text:p>
          </table:table-cell>
          <table:table-cell table:formula="of:=SQRT([.Z37]*[.Z37]+[.AA37]*[.AA37])" office:value-type="float" office:value="472.382923539319">
            <text:p>472,3829235393</text:p>
          </table:table-cell>
          <table:table-cell table:formula="of:=ASIN(ABS([.Z37]/[.AB37]))" office:value-type="float" office:value="1.51627542963749">
            <text:p>1,5162754296</text:p>
          </table:table-cell>
          <table:table-cell table:formula="of:=ABS([.K37]-[.AC37])" office:value-type="float" office:value="0.00608909399832092">
            <text:p>0,006089094</text:p>
          </table:table-cell>
          <table:table-cell/>
          <table:table-cell table:formula="of:=[.J37]/[.AC37]" office:value-type="float" office:value="0.96175176466435">
            <text:p>0,9617517647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-506.105683855413">
            <text:p>-506,1056838554</text:p>
          </table:table-cell>
          <table:table-cell office:value-type="float" office:value="7.6842921076379">
            <text:p>7,6842921076</text:p>
          </table:table-cell>
          <table:table-cell office:value-type="float" office:value="496.735531808268">
            <text:p>496,7355318083</text:p>
          </table:table-cell>
          <table:table-cell office:value-type="float" office:value="24.6048021897593">
            <text:p>24,6048021898</text:p>
          </table:table-cell>
          <table:table-cell/>
          <table:table-cell table:formula="of:=SQRT([.B38]*[.B38] + [.C38]*[.C38])" office:value-type="float" office:value="506.164016476824">
            <text:p>506,1640164768</text:p>
          </table:table-cell>
          <table:table-cell table:formula="of:=SQRT([.D38]*[.D38]+[.E38]*[.E38])" office:value-type="float" office:value="497.344533348503">
            <text:p>497,3445333485</text:p>
          </table:table-cell>
          <table:table-cell/>
          <table:table-cell table:formula="of:=ASIN(ABS([.B38]/[.G38]))" office:value-type="float" office:value="1.55561431649407">
            <text:p>1,5556143165</text:p>
          </table:table-cell>
          <table:table-cell table:formula="of:=ASIN(ABS([.D38]/[.H38]))" office:value-type="float" office:value="1.52130377510673">
            <text:p>1,5213037751</text:p>
          </table:table-cell>
          <table:table-cell/>
          <table:table-cell table:formula="of:=[.J38]/[.K38]" office:value-type="float" office:value="1.02255337950827">
            <text:p>1,0225533795</text:p>
          </table:table-cell>
          <table:table-cell/>
          <table:table-cell table:formula="of:=IF([.C38]&lt;0;-[.A38];[.A38])" office:value-type="float" office:value="0.16">
            <text:p>0,16</text:p>
          </table:table-cell>
          <table:table-cell table:formula="of:=ABS([.C38])" office:value-type="float" office:value="7.6842921076379">
            <text:p>7,6842921076</text:p>
          </table:table-cell>
          <table:table-cell table:formula="of:=ABS([.E38])" office:value-type="float" office:value="24.6048021897593">
            <text:p>24,6048021898</text:p>
          </table:table-cell>
          <table:table-cell/>
          <table:table-cell table:formula="of:=1+[.$R$3]*[.O38]+[.$Q$3]*[.O38]*[.O38]*[.O38]" office:value-type="float" office:value="1.0322048">
            <text:p>1,0322048</text:p>
          </table:table-cell>
          <table:table-cell table:formula="of:=[.J38]/[.S38]" office:value-type="float" office:value="1.50707913438697">
            <text:p>1,5070791344</text:p>
          </table:table-cell>
          <table:table-cell table:formula="of:=ABS([.T38]-[.K38])" office:value-type="float" office:value="0.0142246407197657">
            <text:p>0,0142246407</text:p>
          </table:table-cell>
          <table:table-cell table:number-columns-repeated="4"/>
          <table:table-cell table:formula="of:=-([.B38]+[.$Z$2])" office:value-type="float" office:value="506.105683855413">
            <text:p>506,1056838554</text:p>
          </table:table-cell>
          <table:table-cell table:formula="of:=[.P38]+[.O38]*[.G38]*([.$AA$2]+[.$AA$1]*ABS([.P38]/[.B38]))" office:value-type="float" office:value="28.0415193267737">
            <text:p>28,0415193268</text:p>
          </table:table-cell>
          <table:table-cell table:formula="of:=SQRT([.Z38]*[.Z38]+[.AA38]*[.AA38])" office:value-type="float" office:value="506.881929088924">
            <text:p>506,8819290889</text:p>
          </table:table-cell>
          <table:table-cell table:formula="of:=ASIN(ABS([.Z38]/[.AB38]))" office:value-type="float" office:value="1.51544646942762">
            <text:p>1,5154464694</text:p>
          </table:table-cell>
          <table:table-cell table:formula="of:=ABS([.K38]-[.AC38])" office:value-type="float" office:value="0.00585730567910625">
            <text:p>0,0058573057</text:p>
          </table:table-cell>
          <table:table-cell/>
          <table:table-cell table:formula="of:=[.J38]/[.AC38]" office:value-type="float" office:value="1.02650561921967">
            <text:p>1,0265056192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-537.292446129452">
            <text:p>-537,2924461295</text:p>
          </table:table-cell>
          <table:table-cell office:value-type="float" office:value="-19.4809857826444">
            <text:p>-19,4809857826</text:p>
          </table:table-cell>
          <table:table-cell office:value-type="float" office:value="350.870469620751">
            <text:p>350,8704696208</text:p>
          </table:table-cell>
          <table:table-cell office:value-type="float" office:value="22.0561136478599">
            <text:p>22,0561136479</text:p>
          </table:table-cell>
          <table:table-cell/>
          <table:table-cell table:formula="of:=SQRT([.B39]*[.B39] + [.C39]*[.C39])" office:value-type="float" office:value="537.645497958305">
            <text:p>537,6454979583</text:p>
          </table:table-cell>
          <table:table-cell table:formula="of:=SQRT([.D39]*[.D39]+[.E39]*[.E39])" office:value-type="float" office:value="351.563022232336">
            <text:p>351,5630222323</text:p>
          </table:table-cell>
          <table:table-cell/>
          <table:table-cell table:formula="of:=ASIN(ABS([.B39]/[.G39]))" office:value-type="float" office:value="1.53455450737375">
            <text:p>1,5345545074</text:p>
          </table:table-cell>
          <table:table-cell table:formula="of:=ASIN(ABS([.D39]/[.H39]))" office:value-type="float" office:value="1.50801780165576">
            <text:p>1,5080178017</text:p>
          </table:table-cell>
          <table:table-cell/>
          <table:table-cell table:formula="of:=[.J39]/[.K39]" office:value-type="float" office:value="1.0175970772287">
            <text:p>1,0175970772</text:p>
          </table:table-cell>
          <table:table-cell/>
          <table:table-cell table:formula="of:=IF([.C39]&lt;0;-[.A39];[.A39])" office:value-type="float" office:value="-0.4">
            <text:p>-0,4</text:p>
          </table:table-cell>
          <table:table-cell table:formula="of:=ABS([.C39])" office:value-type="float" office:value="19.4809857826444">
            <text:p>19,4809857826</text:p>
          </table:table-cell>
          <table:table-cell table:formula="of:=ABS([.E39])" office:value-type="float" office:value="22.0561136478599">
            <text:p>22,0561136479</text:p>
          </table:table-cell>
          <table:table-cell/>
          <table:table-cell table:formula="of:=1+[.$R$3]*[.O39]+[.$Q$3]*[.O39]*[.O39]*[.O39]" office:value-type="float" office:value="0.9168">
            <text:p>0,9168</text:p>
          </table:table-cell>
          <table:table-cell table:formula="of:=[.J39]/[.S39]" office:value-type="float" office:value="1.67381599844432">
            <text:p>1,6738159984</text:p>
          </table:table-cell>
          <table:table-cell table:formula="of:=ABS([.T39]-[.K39])" office:value-type="float" office:value="0.165798196788557">
            <text:p>0,1657981968</text:p>
          </table:table-cell>
          <table:table-cell table:number-columns-repeated="4"/>
          <table:table-cell table:formula="of:=-([.B39]+[.$Z$2])" office:value-type="float" office:value="537.292446129452">
            <text:p>537,2924461295</text:p>
          </table:table-cell>
          <table:table-cell table:formula="of:=[.P39]+[.O39]*[.G39]*([.$AA$2]+[.$AA$1]*ABS([.P39]/[.B39]))" office:value-type="float" office:value="-34.9853403318038">
            <text:p>-34,9853403318</text:p>
          </table:table-cell>
          <table:table-cell table:formula="of:=SQRT([.Z39]*[.Z39]+[.AA39]*[.AA39])" office:value-type="float" office:value="538.430261692174">
            <text:p>538,4302616922</text:p>
          </table:table-cell>
          <table:table-cell table:formula="of:=ASIN(ABS([.Z39]/[.AB39]))" office:value-type="float" office:value="1.50577396930724">
            <text:p>1,5057739693</text:p>
          </table:table-cell>
          <table:table-cell table:formula="of:=ABS([.K39]-[.AC39])" office:value-type="float" office:value="0.00224383234851988">
            <text:p>0,0022438323</text:p>
          </table:table-cell>
          <table:table-cell/>
          <table:table-cell table:formula="of:=[.J39]/[.AC39]" office:value-type="float" office:value="1.01911345172194">
            <text:p>1,0191134517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536.71010330888">
            <text:p>-536,7101033089</text:p>
          </table:table-cell>
          <table:table-cell office:value-type="float" office:value="-77.9734432943456">
            <text:p>-77,9734432943</text:p>
          </table:table-cell>
          <table:table-cell office:value-type="float" office:value="467.610276462524">
            <text:p>467,6102764625</text:p>
          </table:table-cell>
          <table:table-cell office:value-type="float" office:value="-163.642882170838">
            <text:p>-163,6428821708</text:p>
          </table:table-cell>
          <table:table-cell/>
          <table:table-cell table:formula="of:=SQRT([.B40]*[.B40] + [.C40]*[.C40])" office:value-type="float" office:value="542.344533348503">
            <text:p>542,3445333485</text:p>
          </table:table-cell>
          <table:table-cell table:formula="of:=SQRT([.D40]*[.D40]+[.E40]*[.E40])" office:value-type="float" office:value="495.417362976448">
            <text:p>495,4173629764</text:p>
          </table:table-cell>
          <table:table-cell/>
          <table:table-cell table:formula="of:=ASIN(ABS([.B40]/[.G40]))" office:value-type="float" office:value="1.4265253177721">
            <text:p>1,4265253178</text:p>
          </table:table-cell>
          <table:table-cell table:formula="of:=ASIN(ABS([.D40]/[.H40]))" office:value-type="float" office:value="1.23416097239532">
            <text:p>1,2341609724</text:p>
          </table:table-cell>
          <table:table-cell/>
          <table:table-cell table:formula="of:=[.J40]/[.K40]" office:value-type="float" office:value="1.15586649527851">
            <text:p>1,1558664953</text:p>
          </table:table-cell>
          <table:table-cell/>
          <table:table-cell table:formula="of:=IF([.C40]&lt;0;-[.A40];[.A40])" office:value-type="float" office:value="0.8">
            <text:p>0,8</text:p>
          </table:table-cell>
          <table:table-cell table:formula="of:=ABS([.C40])" office:value-type="float" office:value="77.9734432943456">
            <text:p>77,9734432943</text:p>
          </table:table-cell>
          <table:table-cell table:formula="of:=ABS([.E40])" office:value-type="float" office:value="163.642882170838">
            <text:p>163,6428821708</text:p>
          </table:table-cell>
          <table:table-cell/>
          <table:table-cell table:formula="of:=1+[.$R$3]*[.O40]+[.$Q$3]*[.O40]*[.O40]*[.O40]" office:value-type="float" office:value="1.1856">
            <text:p>1,1856</text:p>
          </table:table-cell>
          <table:table-cell table:formula="of:=[.J40]/[.S40]" office:value-type="float" office:value="1.20320961350548">
            <text:p>1,2032096135</text:p>
          </table:table-cell>
          <table:table-cell table:formula="of:=ABS([.T40]-[.K40])" office:value-type="float" office:value="0.0309513588898385">
            <text:p>0,0309513589</text:p>
          </table:table-cell>
          <table:table-cell table:number-columns-repeated="4"/>
          <table:table-cell table:formula="of:=-([.B40]+[.$Z$2])" office:value-type="float" office:value="536.71010330888">
            <text:p>536,7101033089</text:p>
          </table:table-cell>
          <table:table-cell table:formula="of:=[.P40]+[.O40]*[.G40]*([.$AA$2]+[.$AA$1]*ABS([.P40]/[.B40]))" office:value-type="float" office:value="192.115375071746">
            <text:p>192,1153750717</text:p>
          </table:table-cell>
          <table:table-cell table:formula="of:=SQRT([.Z40]*[.Z40]+[.AA40]*[.AA40])" office:value-type="float" office:value="570.057937698254">
            <text:p>570,0579376983</text:p>
          </table:table-cell>
          <table:table-cell table:formula="of:=ASIN(ABS([.Z40]/[.AB40]))" office:value-type="float" office:value="1.22705674293648">
            <text:p>1,2270567429</text:p>
          </table:table-cell>
          <table:table-cell table:formula="of:=ABS([.K40]-[.AC40])" office:value-type="float" office:value="0.00710422945883771">
            <text:p>0,0071042295</text:p>
          </table:table-cell>
          <table:table-cell/>
          <table:table-cell table:formula="of:=[.J40]/[.AC40]" office:value-type="float" office:value="1.16255855809754">
            <text:p>1,1625585581</text:p>
          </table:table-cell>
        </table:table-row>
        <table:table-row table:style-name="ro1">
          <table:table-cell office:value-type="float" office:value="-0.84">
            <text:p>-0,84</text:p>
          </table:table-cell>
          <table:table-cell office:value-type="float" office:value="-147.046145716952">
            <text:p>-147,046145717</text:p>
          </table:table-cell>
          <table:table-cell office:value-type="float" office:value="73.2142530493927">
            <text:p>73,2142530494</text:p>
          </table:table-cell>
          <table:table-cell office:value-type="float" office:value="236.869380291389">
            <text:p>236,8693802914</text:p>
          </table:table-cell>
          <table:table-cell office:value-type="float" office:value="60.8658433121558">
            <text:p>60,8658433122</text:p>
          </table:table-cell>
          <table:table-cell/>
          <table:table-cell table:formula="of:=SQRT([.B41]*[.B41] + [.C41]*[.C41])" office:value-type="float" office:value="164.264712643317">
            <text:p>164,2647126433</text:p>
          </table:table-cell>
          <table:table-cell table:formula="of:=SQRT([.D41]*[.D41]+[.E41]*[.E41])" office:value-type="float" office:value="244.56441728454">
            <text:p>244,5644172845</text:p>
          </table:table-cell>
          <table:table-cell/>
          <table:table-cell table:formula="of:=ASIN(ABS([.B41]/[.G41]))" office:value-type="float" office:value="1.1088302534087">
            <text:p>1,1088302534</text:p>
          </table:table-cell>
          <table:table-cell table:formula="of:=ASIN(ABS([.D41]/[.H41]))" office:value-type="float" office:value="1.31927832479162">
            <text:p>1,3192783248</text:p>
          </table:table-cell>
          <table:table-cell/>
          <table:table-cell table:formula="of:=[.J41]/[.K41]" office:value-type="float" office:value="0.840482430865252">
            <text:p>0,8404824309</text:p>
          </table:table-cell>
          <table:table-cell/>
          <table:table-cell table:formula="of:=IF([.C41]&lt;0;-[.A41];[.A41])" office:value-type="float" office:value="-0.84">
            <text:p>-0,84</text:p>
          </table:table-cell>
          <table:table-cell table:formula="of:=ABS([.C41])" office:value-type="float" office:value="73.2142530493927">
            <text:p>73,2142530494</text:p>
          </table:table-cell>
          <table:table-cell table:formula="of:=ABS([.E41])" office:value-type="float" office:value="60.8658433121558">
            <text:p>60,8658433122</text:p>
          </table:table-cell>
          <table:table-cell/>
          <table:table-cell table:formula="of:=1+[.$R$3]*[.O41]+[.$Q$3]*[.O41]*[.O41]*[.O41]" office:value-type="float" office:value="0.8023648">
            <text:p>0,8023648</text:p>
          </table:table-cell>
          <table:table-cell table:formula="of:=[.J41]/[.S41]" office:value-type="float" office:value="1.38195276438934">
            <text:p>1,3819527644</text:p>
          </table:table-cell>
          <table:table-cell table:formula="of:=ABS([.T41]-[.K41])" office:value-type="float" office:value="0.0626744395977181">
            <text:p>0,0626744396</text:p>
          </table:table-cell>
          <table:table-cell table:number-columns-repeated="4"/>
          <table:table-cell table:formula="of:=-([.B41]+[.$Z$2])" office:value-type="float" office:value="147.046145716952">
            <text:p>147,046145717</text:p>
          </table:table-cell>
          <table:table-cell table:formula="of:=[.P41]+[.O41]*[.G41]*([.$AA$2]+[.$AA$1]*ABS([.P41]/[.B41]))" office:value-type="float" office:value="32.5355378563797">
            <text:p>32,5355378564</text:p>
          </table:table-cell>
          <table:table-cell table:formula="of:=SQRT([.Z41]*[.Z41]+[.AA41]*[.AA41])" office:value-type="float" office:value="150.602557062671">
            <text:p>150,6025570627</text:p>
          </table:table-cell>
          <table:table-cell table:formula="of:=ASIN(ABS([.Z41]/[.AB41]))" office:value-type="float" office:value="1.35304381077005">
            <text:p>1,3530438108</text:p>
          </table:table-cell>
          <table:table-cell table:formula="of:=ABS([.K41]-[.AC41])" office:value-type="float" office:value="0.0337654859784295">
            <text:p>0,033765486</text:p>
          </table:table-cell>
          <table:table-cell/>
          <table:table-cell table:formula="of:=[.J41]/[.AC41]" office:value-type="float" office:value="0.819508019313607">
            <text:p>0,8195080193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-197.114587909895">
            <text:p>-197,1145879099</text:p>
          </table:table-cell>
          <table:table-cell office:value-type="float" office:value="87.2736967965855">
            <text:p>87,2736967966</text:p>
          </table:table-cell>
          <table:table-cell office:value-type="float" office:value="156.285960695892">
            <text:p>156,2859606959</text:p>
          </table:table-cell>
          <table:table-cell office:value-type="float" office:value="107.538063928918">
            <text:p>107,5380639289</text:p>
          </table:table-cell>
          <table:table-cell/>
          <table:table-cell table:formula="of:=SQRT([.B42]*[.B42] + [.C42]*[.C42])" office:value-type="float" office:value="215.571006676292">
            <text:p>215,5710066763</text:p>
          </table:table-cell>
          <table:table-cell table:formula="of:=SQRT([.D42]*[.D42]+[.E42]*[.E42])" office:value-type="float" office:value="189.709611523027">
            <text:p>189,709611523</text:p>
          </table:table-cell>
          <table:table-cell/>
          <table:table-cell table:formula="of:=ASIN(ABS([.B42]/[.G42]))" office:value-type="float" office:value="1.15398268992677">
            <text:p>1,1539826899</text:p>
          </table:table-cell>
          <table:table-cell table:formula="of:=ASIN(ABS([.D42]/[.H42]))" office:value-type="float" office:value="0.968111679863099">
            <text:p>0,9681116799</text:p>
          </table:table-cell>
          <table:table-cell/>
          <table:table-cell table:formula="of:=[.J42]/[.K42]" office:value-type="float" office:value="1.19199335565289">
            <text:p>1,1919933557</text:p>
          </table:table-cell>
          <table:table-cell/>
          <table:table-cell table:formula="of:=IF([.C42]&lt;0;-[.A42];[.A42])" office:value-type="float" office:value="0.8">
            <text:p>0,8</text:p>
          </table:table-cell>
          <table:table-cell table:formula="of:=ABS([.C42])" office:value-type="float" office:value="87.2736967965855">
            <text:p>87,2736967966</text:p>
          </table:table-cell>
          <table:table-cell table:formula="of:=ABS([.E42])" office:value-type="float" office:value="107.538063928918">
            <text:p>107,5380639289</text:p>
          </table:table-cell>
          <table:table-cell/>
          <table:table-cell table:formula="of:=1+[.$R$3]*[.O42]+[.$Q$3]*[.O42]*[.O42]*[.O42]" office:value-type="float" office:value="1.1856">
            <text:p>1,1856</text:p>
          </table:table-cell>
          <table:table-cell table:formula="of:=[.J42]/[.S42]" office:value-type="float" office:value="0.973332228345793">
            <text:p>0,9733322283</text:p>
          </table:table-cell>
          <table:table-cell table:formula="of:=ABS([.T42]-[.K42])" office:value-type="float" office:value="0.00522054848269427">
            <text:p>0,0052205485</text:p>
          </table:table-cell>
          <table:table-cell table:number-columns-repeated="4"/>
          <table:table-cell table:formula="of:=-([.B42]+[.$Z$2])" office:value-type="float" office:value="197.114587909895">
            <text:p>197,1145879099</text:p>
          </table:table-cell>
          <table:table-cell table:formula="of:=[.P42]+[.O42]*[.G42]*([.$AA$2]+[.$AA$1]*ABS([.P42]/[.B42]))" office:value-type="float" office:value="137.259966196156">
            <text:p>137,2599661962</text:p>
          </table:table-cell>
          <table:table-cell table:formula="of:=SQRT([.Z42]*[.Z42]+[.AA42]*[.AA42])" office:value-type="float" office:value="240.196709151183">
            <text:p>240,1967091512</text:p>
          </table:table-cell>
          <table:table-cell table:formula="of:=ASIN(ABS([.Z42]/[.AB42]))" office:value-type="float" office:value="0.962526884683993">
            <text:p>0,9625268847</text:p>
          </table:table-cell>
          <table:table-cell table:formula="of:=ABS([.K42]-[.AC42])" office:value-type="float" office:value="0.00558479517910615">
            <text:p>0,0055847952</text:p>
          </table:table-cell>
          <table:table-cell/>
          <table:table-cell table:formula="of:=[.J42]/[.AC42]" office:value-type="float" office:value="1.19890956636046">
            <text:p>1,1989095664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-186.314498672874">
            <text:p>-186,3144986729</text:p>
          </table:table-cell>
          <table:table-cell office:value-type="float" office:value="150.813342454701">
            <text:p>150,8133424547</text:p>
          </table:table-cell>
          <table:table-cell office:value-type="float" office:value="190.849062591618">
            <text:p>190,8490625916</text:p>
          </table:table-cell>
          <table:table-cell office:value-type="float" office:value="151.101107216263">
            <text:p>151,1011072163</text:p>
          </table:table-cell>
          <table:table-cell/>
          <table:table-cell table:formula="of:=SQRT([.B43]*[.B43] + [.C43]*[.C43])" office:value-type="float" office:value="239.703476566535">
            <text:p>239,7034765665</text:p>
          </table:table-cell>
          <table:table-cell table:formula="of:=SQRT([.D43]*[.D43]+[.E43]*[.E43])" office:value-type="float" office:value="243.423312963406">
            <text:p>243,4233129634</text:p>
          </table:table-cell>
          <table:table-cell/>
          <table:table-cell table:formula="of:=ASIN(ABS([.B43]/[.G43]))" office:value-type="float" office:value="0.890316218272963">
            <text:p>0,8903162183</text:p>
          </table:table-cell>
          <table:table-cell table:formula="of:=ASIN(ABS([.D43]/[.H43]))" office:value-type="float" office:value="0.901117873380398">
            <text:p>0,9011178734</text:p>
          </table:table-cell>
          <table:table-cell/>
          <table:table-cell table:formula="of:=[.J43]/[.K43]" office:value-type="float" office:value="0.988013049761276">
            <text:p>0,9880130498</text:p>
          </table:table-cell>
          <table:table-cell/>
          <table:table-cell table:formula="of:=IF([.C43]&lt;0;-[.A43];[.A43])" office:value-type="float" office:value="0.16">
            <text:p>0,16</text:p>
          </table:table-cell>
          <table:table-cell table:formula="of:=ABS([.C43])" office:value-type="float" office:value="150.813342454701">
            <text:p>150,8133424547</text:p>
          </table:table-cell>
          <table:table-cell table:formula="of:=ABS([.E43])" office:value-type="float" office:value="151.101107216263">
            <text:p>151,1011072163</text:p>
          </table:table-cell>
          <table:table-cell/>
          <table:table-cell table:formula="of:=1+[.$R$3]*[.O43]+[.$Q$3]*[.O43]*[.O43]*[.O43]" office:value-type="float" office:value="1.0322048">
            <text:p>1,0322048</text:p>
          </table:table-cell>
          <table:table-cell table:formula="of:=[.J43]/[.S43]" office:value-type="float" office:value="0.862538343430454">
            <text:p>0,8625383434</text:p>
          </table:table-cell>
          <table:table-cell table:formula="of:=ABS([.T43]-[.K43])" office:value-type="float" office:value="0.0385795299499442">
            <text:p>0,0385795299</text:p>
          </table:table-cell>
          <table:table-cell table:number-columns-repeated="4"/>
          <table:table-cell table:formula="of:=-([.B43]+[.$Z$2])" office:value-type="float" office:value="186.314498672874">
            <text:p>186,3144986729</text:p>
          </table:table-cell>
          <table:table-cell table:formula="of:=[.P43]+[.O43]*[.G43]*([.$AA$2]+[.$AA$1]*ABS([.P43]/[.B43]))" office:value-type="float" office:value="163.195504267572">
            <text:p>163,1955042676</text:p>
          </table:table-cell>
          <table:table-cell table:formula="of:=SQRT([.Z43]*[.Z43]+[.AA43]*[.AA43])" office:value-type="float" office:value="247.680974297323">
            <text:p>247,6809742973</text:p>
          </table:table-cell>
          <table:table-cell table:formula="of:=ASIN(ABS([.Z43]/[.AB43]))" office:value-type="float" office:value="0.851448817461451">
            <text:p>0,8514488175</text:p>
          </table:table-cell>
          <table:table-cell table:formula="of:=ABS([.K43]-[.AC43])" office:value-type="float" office:value="0.0496690559189469">
            <text:p>0,0496690559</text:p>
          </table:table-cell>
          <table:table-cell/>
          <table:table-cell table:formula="of:=[.J43]/[.AC43]" office:value-type="float" office:value="1.04564854635349">
            <text:p>1,0456485464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 office:value-type="float" office:value="-214.580718783342">
            <text:p>-214,5807187833</text:p>
          </table:table-cell>
          <table:table-cell office:value-type="float" office:value="165.820374495805">
            <text:p>165,8203744958</text:p>
          </table:table-cell>
          <table:table-cell office:value-type="float" office:value="214.010727174931">
            <text:p>214,0107271749</text:p>
          </table:table-cell>
          <table:table-cell office:value-type="float" office:value="170.175546791955">
            <text:p>170,175546792</text:p>
          </table:table-cell>
          <table:table-cell/>
          <table:table-cell table:formula="of:=SQRT([.B44]*[.B44] + [.C44]*[.C44])" office:value-type="float" office:value="271.184958048016">
            <text:p>271,184958048</text:p>
          </table:table-cell>
          <table:table-cell table:formula="of:=SQRT([.D44]*[.D44]+[.E44]*[.E44])" office:value-type="float" office:value="273.423312963404">
            <text:p>273,4233129634</text:p>
          </table:table-cell>
          <table:table-cell/>
          <table:table-cell table:formula="of:=ASIN(ABS([.B44]/[.G44]))" office:value-type="float" office:value="0.912884375979165">
            <text:p>0,912884376</text:p>
          </table:table-cell>
          <table:table-cell table:formula="of:=ASIN(ABS([.D44]/[.H44]))" office:value-type="float" office:value="0.899005630223051">
            <text:p>0,8990056302</text:p>
          </table:table-cell>
          <table:table-cell/>
          <table:table-cell table:formula="of:=[.J44]/[.K44]" office:value-type="float" office:value="1.01543788524736">
            <text:p>1,0154378852</text:p>
          </table:table-cell>
          <table:table-cell/>
          <table:table-cell table:formula="of:=IF([.C44]&lt;0;-[.A44];[.A44])" office:value-type="float" office:value="0.12">
            <text:p>0,12</text:p>
          </table:table-cell>
          <table:table-cell table:formula="of:=ABS([.C44])" office:value-type="float" office:value="165.820374495805">
            <text:p>165,8203744958</text:p>
          </table:table-cell>
          <table:table-cell table:formula="of:=ABS([.E44])" office:value-type="float" office:value="170.175546791955">
            <text:p>170,175546792</text:p>
          </table:table-cell>
          <table:table-cell/>
          <table:table-cell table:formula="of:=1+[.$R$3]*[.O44]+[.$Q$3]*[.O44]*[.O44]*[.O44]" office:value-type="float" office:value="1.0240864">
            <text:p>1,0240864</text:p>
          </table:table-cell>
          <table:table-cell table:formula="of:=[.J44]/[.S44]" office:value-type="float" office:value="0.891413435408541">
            <text:p>0,8914134354</text:p>
          </table:table-cell>
          <table:table-cell table:formula="of:=ABS([.T44]-[.K44])" office:value-type="float" office:value="0.00759219481451057">
            <text:p>0,0075921948</text:p>
          </table:table-cell>
          <table:table-cell table:number-columns-repeated="4"/>
          <table:table-cell table:formula="of:=-([.B44]+[.$Z$2])" office:value-type="float" office:value="214.580718783342">
            <text:p>214,5807187833</text:p>
          </table:table-cell>
          <table:table-cell table:formula="of:=[.P44]+[.O44]*[.G44]*([.$AA$2]+[.$AA$1]*ABS([.P44]/[.B44]))" office:value-type="float" office:value="176.219194181653">
            <text:p>176,2191941817</text:p>
          </table:table-cell>
          <table:table-cell table:formula="of:=SQRT([.Z44]*[.Z44]+[.AA44]*[.AA44])" office:value-type="float" office:value="277.665426856868">
            <text:p>277,6654268569</text:p>
          </table:table-cell>
          <table:table-cell table:formula="of:=ASIN(ABS([.Z44]/[.AB44]))" office:value-type="float" office:value="0.883246237477337">
            <text:p>0,8832462375</text:p>
          </table:table-cell>
          <table:table-cell table:formula="of:=ABS([.K44]-[.AC44])" office:value-type="float" office:value="0.0157593927457144">
            <text:p>0,0157593927</text:p>
          </table:table-cell>
          <table:table-cell/>
          <table:table-cell table:formula="of:=[.J44]/[.AC44]" office:value-type="float" office:value="1.03355591820745">
            <text:p>1,0335559182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-233.136437317406">
            <text:p>-233,1364373174</text:p>
          </table:table-cell>
          <table:table-cell office:value-type="float" office:value="181.642989048512">
            <text:p>181,6429890485</text:p>
          </table:table-cell>
          <table:table-cell office:value-type="float" office:value="211.26334718351">
            <text:p>211,2633471835</text:p>
          </table:table-cell>
          <table:table-cell office:value-type="float" office:value="167.663569939092">
            <text:p>167,6635699391</text:p>
          </table:table-cell>
          <table:table-cell/>
          <table:table-cell table:formula="of:=SQRT([.B45]*[.B45] + [.C45]*[.C45])" office:value-type="float" office:value="295.544876246452">
            <text:p>295,5448762465</text:p>
          </table:table-cell>
          <table:table-cell table:formula="of:=SQRT([.D45]*[.D45]+[.E45]*[.E45])" office:value-type="float" office:value="269.709611523026">
            <text:p>269,709611523</text:p>
          </table:table-cell>
          <table:table-cell/>
          <table:table-cell table:formula="of:=ASIN(ABS([.B45]/[.G45]))" office:value-type="float" office:value="0.908912781858641">
            <text:p>0,9089127819</text:p>
          </table:table-cell>
          <table:table-cell table:formula="of:=ASIN(ABS([.D45]/[.H45]))" office:value-type="float" office:value="0.899955568665349">
            <text:p>0,8999555687</text:p>
          </table:table-cell>
          <table:table-cell/>
          <table:table-cell table:formula="of:=[.J45]/[.K45]" office:value-type="float" office:value="1.00995295046241">
            <text:p>1,0099529505</text:p>
          </table:table-cell>
          <table:table-cell/>
          <table:table-cell table:formula="of:=IF([.C45]&lt;0;-[.A45];[.A45])" office:value-type="float" office:value="0.16">
            <text:p>0,16</text:p>
          </table:table-cell>
          <table:table-cell table:formula="of:=ABS([.C45])" office:value-type="float" office:value="181.642989048512">
            <text:p>181,6429890485</text:p>
          </table:table-cell>
          <table:table-cell table:formula="of:=ABS([.E45])" office:value-type="float" office:value="167.663569939092">
            <text:p>167,6635699391</text:p>
          </table:table-cell>
          <table:table-cell/>
          <table:table-cell table:formula="of:=1+[.$R$3]*[.O45]+[.$Q$3]*[.O45]*[.O45]*[.O45]" office:value-type="float" office:value="1.0322048">
            <text:p>1,0322048</text:p>
          </table:table-cell>
          <table:table-cell table:formula="of:=[.J45]/[.S45]" office:value-type="float" office:value="0.880554694047771">
            <text:p>0,880554694</text:p>
          </table:table-cell>
          <table:table-cell table:formula="of:=ABS([.T45]-[.K45])" office:value-type="float" office:value="0.0194008746175776">
            <text:p>0,0194008746</text:p>
          </table:table-cell>
          <table:table-cell table:number-columns-repeated="4"/>
          <table:table-cell table:formula="of:=-([.B45]+[.$Z$2])" office:value-type="float" office:value="233.136437317406">
            <text:p>233,1364373174</text:p>
          </table:table-cell>
          <table:table-cell table:formula="of:=[.P45]+[.O45]*[.G45]*([.$AA$2]+[.$AA$1]*ABS([.P45]/[.B45]))" office:value-type="float" office:value="196.780630548003">
            <text:p>196,780630548</text:p>
          </table:table-cell>
          <table:table-cell table:formula="of:=SQRT([.Z45]*[.Z45]+[.AA45]*[.AA45])" office:value-type="float" office:value="305.082308506938">
            <text:p>305,0823085069</text:p>
          </table:table-cell>
          <table:table-cell table:formula="of:=ASIN(ABS([.Z45]/[.AB45]))" office:value-type="float" office:value="0.869762142014116">
            <text:p>0,869762142</text:p>
          </table:table-cell>
          <table:table-cell table:formula="of:=ABS([.K45]-[.AC45])" office:value-type="float" office:value="0.0301934266512326">
            <text:p>0,0301934267</text:p>
          </table:table-cell>
          <table:table-cell/>
          <table:table-cell table:formula="of:=[.J45]/[.AC45]" office:value-type="float" office:value="1.04501304201843">
            <text:p>1,045013042</text:p>
          </table:table-cell>
        </table:table-row>
        <table:table-row table:style-name="ro1">
          <table:table-cell office:value-type="float" office:value="-0.56">
            <text:p>-0,56</text:p>
          </table:table-cell>
          <table:table-cell office:value-type="float" office:value="-224.764636956786">
            <text:p>-224,7646369568</text:p>
          </table:table-cell>
          <table:table-cell office:value-type="float" office:value="-231.097241902276">
            <text:p>-231,0972419023</text:p>
          </table:table-cell>
          <table:table-cell office:value-type="float" office:value="206.711229733991">
            <text:p>206,711229734</text:p>
          </table:table-cell>
          <table:table-cell office:value-type="float" office:value="-261.613403955826">
            <text:p>-261,6134039558</text:p>
          </table:table-cell>
          <table:table-cell/>
          <table:table-cell table:formula="of:=SQRT([.B46]*[.B46] + [.C46]*[.C46])" office:value-type="float" office:value="322.374126196807">
            <text:p>322,3741261968</text:p>
          </table:table-cell>
          <table:table-cell table:formula="of:=SQRT([.D46]*[.D46]+[.E46]*[.E46])" office:value-type="float" office:value="333.423312963406">
            <text:p>333,4233129634</text:p>
          </table:table-cell>
          <table:table-cell/>
          <table:table-cell table:formula="of:=ASIN(ABS([.B46]/[.G46]))" office:value-type="float" office:value="0.771507557615016">
            <text:p>0,7715075576</text:p>
          </table:table-cell>
          <table:table-cell table:formula="of:=ASIN(ABS([.D46]/[.H46]))" office:value-type="float" office:value="0.668699798315183">
            <text:p>0,6686997983</text:p>
          </table:table-cell>
          <table:table-cell/>
          <table:table-cell table:formula="of:=[.J46]/[.K46]" office:value-type="float" office:value="1.15374277001259">
            <text:p>1,15374277</text:p>
          </table:table-cell>
          <table:table-cell/>
          <table:table-cell table:formula="of:=IF([.C46]&lt;0;-[.A46];[.A46])" office:value-type="float" office:value="0.56">
            <text:p>0,56</text:p>
          </table:table-cell>
          <table:table-cell table:formula="of:=ABS([.C46])" office:value-type="float" office:value="231.097241902276">
            <text:p>231,0972419023</text:p>
          </table:table-cell>
          <table:table-cell table:formula="of:=ABS([.E46])" office:value-type="float" office:value="261.613403955826">
            <text:p>261,6134039558</text:p>
          </table:table-cell>
          <table:table-cell/>
          <table:table-cell table:formula="of:=1+[.$R$3]*[.O46]+[.$Q$3]*[.O46]*[.O46]*[.O46]" office:value-type="float" office:value="1.1207808">
            <text:p>1,1207808</text:p>
          </table:table-cell>
          <table:table-cell table:formula="of:=[.J46]/[.S46]" office:value-type="float" office:value="0.688366144044416">
            <text:p>0,688366144</text:p>
          </table:table-cell>
          <table:table-cell table:formula="of:=ABS([.T46]-[.K46])" office:value-type="float" office:value="0.0196663457292334">
            <text:p>0,0196663457</text:p>
          </table:table-cell>
          <table:table-cell table:number-columns-repeated="4"/>
          <table:table-cell table:formula="of:=-([.B46]+[.$Z$2])" office:value-type="float" office:value="224.764636956786">
            <text:p>224,7646369568</text:p>
          </table:table-cell>
          <table:table-cell table:formula="of:=[.P46]+[.O46]*[.G46]*([.$AA$2]+[.$AA$1]*ABS([.P46]/[.B46]))" office:value-type="float" office:value="292.935043210509">
            <text:p>292,9350432105</text:p>
          </table:table-cell>
          <table:table-cell table:formula="of:=SQRT([.Z46]*[.Z46]+[.AA46]*[.AA46])" office:value-type="float" office:value="369.229036733379">
            <text:p>369,2290367334</text:p>
          </table:table-cell>
          <table:table-cell table:formula="of:=ASIN(ABS([.Z46]/[.AB46]))" office:value-type="float" office:value="0.654471981866685">
            <text:p>0,6544719819</text:p>
          </table:table-cell>
          <table:table-cell table:formula="of:=ABS([.K46]-[.AC46])" office:value-type="float" office:value="0.0142278164484978">
            <text:p>0,0142278164</text:p>
          </table:table-cell>
          <table:table-cell/>
          <table:table-cell table:formula="of:=[.J46]/[.AC46]" office:value-type="float" office:value="1.17882442486617">
            <text:p>1,1788244249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203.416056651149">
            <text:p>-203,4160566511</text:p>
          </table:table-cell>
          <table:table-cell office:value-type="float" office:value="303.820288762109">
            <text:p>303,8202887621</text:p>
          </table:table-cell>
          <table:table-cell office:value-type="float" office:value="362.891879282509">
            <text:p>362,8918792825</text:p>
          </table:table-cell>
          <table:table-cell office:value-type="float" office:value="321.110819576537">
            <text:p>321,1108195765</text:p>
          </table:table-cell>
          <table:table-cell/>
          <table:table-cell table:formula="of:=SQRT([.B47]*[.B47] + [.C47]*[.C47])" office:value-type="float" office:value="365.629402492462">
            <text:p>365,6294024925</text:p>
          </table:table-cell>
          <table:table-cell table:formula="of:=SQRT([.D47]*[.D47]+[.E47]*[.E47])" office:value-type="float" office:value="484.56441728454">
            <text:p>484,5644172845</text:p>
          </table:table-cell>
          <table:table-cell/>
          <table:table-cell table:formula="of:=ASIN(ABS([.B47]/[.G47]))" office:value-type="float" office:value="0.589980607730906">
            <text:p>0,5899806077</text:p>
          </table:table-cell>
          <table:table-cell table:formula="of:=ASIN(ABS([.D47]/[.H47]))" office:value-type="float" office:value="0.846405542359541">
            <text:p>0,8464055424</text:p>
          </table:table-cell>
          <table:table-cell/>
          <table:table-cell table:formula="of:=[.J47]/[.K47]" office:value-type="float" office:value="0.697042467475113">
            <text:p>0,6970424675</text:p>
          </table:table-cell>
          <table:table-cell/>
          <table:table-cell table:formula="of:=IF([.C47]&lt;0;-[.A47];[.A47])" office:value-type="float" office:value="-0.88">
            <text:p>-0,88</text:p>
          </table:table-cell>
          <table:table-cell table:formula="of:=ABS([.C47])" office:value-type="float" office:value="303.820288762109">
            <text:p>303,8202887621</text:p>
          </table:table-cell>
          <table:table-cell table:formula="of:=ABS([.E47])" office:value-type="float" office:value="321.110819576537">
            <text:p>321,1108195765</text:p>
          </table:table-cell>
          <table:table-cell/>
          <table:table-cell table:formula="of:=1+[.$R$3]*[.O47]+[.$Q$3]*[.O47]*[.O47]*[.O47]" office:value-type="float" office:value="0.7899264">
            <text:p>0,7899264</text:p>
          </table:table-cell>
          <table:table-cell table:formula="of:=[.J47]/[.S47]" office:value-type="float" office:value="0.746880478650803">
            <text:p>0,7468804787</text:p>
          </table:table-cell>
          <table:table-cell table:formula="of:=ABS([.T47]-[.K47])" office:value-type="float" office:value="0.099525063708738">
            <text:p>0,0995250637</text:p>
          </table:table-cell>
          <table:table-cell table:number-columns-repeated="4"/>
          <table:table-cell table:formula="of:=-([.B47]+[.$Z$2])" office:value-type="float" office:value="203.416056651149">
            <text:p>203,4160566511</text:p>
          </table:table-cell>
          <table:table-cell table:formula="of:=[.P47]+[.O47]*[.G47]*([.$AA$2]+[.$AA$1]*ABS([.P47]/[.B47]))" office:value-type="float" office:value="180.130652671049">
            <text:p>180,130652671</text:p>
          </table:table-cell>
          <table:table-cell table:formula="of:=SQRT([.Z47]*[.Z47]+[.AA47]*[.AA47])" office:value-type="float" office:value="271.707828623324">
            <text:p>271,7078286233</text:p>
          </table:table-cell>
          <table:table-cell table:formula="of:=ASIN(ABS([.Z47]/[.AB47]))" office:value-type="float" office:value="0.846034477349719">
            <text:p>0,8460344773</text:p>
          </table:table-cell>
          <table:table-cell table:formula="of:=ABS([.K47]-[.AC47])" office:value-type="float" office:value="0.00037106500982198">
            <text:p>0,000371065</text:p>
          </table:table-cell>
          <table:table-cell/>
          <table:table-cell table:formula="of:=[.J47]/[.AC47]" office:value-type="float" office:value="0.697348185595313">
            <text:p>0,6973481856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-287.497572735588">
            <text:p>-287,4975727356</text:p>
          </table:table-cell>
          <table:table-cell office:value-type="float" office:value="-216.228928937652">
            <text:p>-216,2289289377</text:p>
          </table:table-cell>
          <table:table-cell office:value-type="float" office:value="285.084140224012">
            <text:p>285,084140224</text:p>
          </table:table-cell>
          <table:table-cell office:value-type="float" office:value="-202.543440733888">
            <text:p>-202,5434407339</text:p>
          </table:table-cell>
          <table:table-cell/>
          <table:table-cell table:formula="of:=SQRT([.B48]*[.B48] + [.C48]*[.C48])" office:value-type="float" office:value="359.735741952866">
            <text:p>359,7357419529</text:p>
          </table:table-cell>
          <table:table-cell table:formula="of:=SQRT([.D48]*[.D48]+[.E48]*[.E48])" office:value-type="float" office:value="349.709611523027">
            <text:p>349,709611523</text:p>
          </table:table-cell>
          <table:table-cell/>
          <table:table-cell table:formula="of:=ASIN(ABS([.B48]/[.G48]))" office:value-type="float" office:value="0.925948119009717">
            <text:p>0,925948119</text:p>
          </table:table-cell>
          <table:table-cell table:formula="of:=ASIN(ABS([.D48]/[.H48]))" office:value-type="float" office:value="0.953078697358222">
            <text:p>0,9530786974</text:p>
          </table:table-cell>
          <table:table-cell/>
          <table:table-cell table:formula="of:=[.J48]/[.K48]" office:value-type="float" office:value="0.971533748027622">
            <text:p>0,971533748</text:p>
          </table:table-cell>
          <table:table-cell/>
          <table:table-cell table:formula="of:=IF([.C48]&lt;0;-[.A48];[.A48])" office:value-type="float" office:value="-0.04">
            <text:p>-0,04</text:p>
          </table:table-cell>
          <table:table-cell table:formula="of:=ABS([.C48])" office:value-type="float" office:value="216.228928937652">
            <text:p>216,2289289377</text:p>
          </table:table-cell>
          <table:table-cell table:formula="of:=ABS([.E48])" office:value-type="float" office:value="202.543440733888">
            <text:p>202,5434407339</text:p>
          </table:table-cell>
          <table:table-cell/>
          <table:table-cell table:formula="of:=1+[.$R$3]*[.O48]+[.$Q$3]*[.O48]*[.O48]*[.O48]" office:value-type="float" office:value="0.9919968">
            <text:p>0,9919968</text:p>
          </table:table-cell>
          <table:table-cell table:formula="of:=[.J48]/[.S48]" office:value-type="float" office:value="0.933418453577387">
            <text:p>0,9334184536</text:p>
          </table:table-cell>
          <table:table-cell table:formula="of:=ABS([.T48]-[.K48])" office:value-type="float" office:value="0.0196602437808349">
            <text:p>0,0196602438</text:p>
          </table:table-cell>
          <table:table-cell table:number-columns-repeated="4"/>
          <table:table-cell table:formula="of:=-([.B48]+[.$Z$2])" office:value-type="float" office:value="287.497572735588">
            <text:p>287,4975727356</text:p>
          </table:table-cell>
          <table:table-cell table:formula="of:=[.P48]+[.O48]*[.G48]*([.$AA$2]+[.$AA$1]*ABS([.P48]/[.B48]))" office:value-type="float" office:value="211.657556383336">
            <text:p>211,6575563833</text:p>
          </table:table-cell>
          <table:table-cell table:formula="of:=SQRT([.Z48]*[.Z48]+[.AA48]*[.AA48])" office:value-type="float" office:value="357.006688316928">
            <text:p>357,0066883169</text:p>
          </table:table-cell>
          <table:table-cell table:formula="of:=ASIN(ABS([.Z48]/[.AB48]))" office:value-type="float" office:value="0.936181718995027">
            <text:p>0,936181719</text:p>
          </table:table-cell>
          <table:table-cell table:formula="of:=ABS([.K48]-[.AC48])" office:value-type="float" office:value="0.0168969783631947">
            <text:p>0,0168969784</text:p>
          </table:table-cell>
          <table:table-cell/>
          <table:table-cell table:formula="of:=[.J48]/[.AC48]" office:value-type="float" office:value="0.98906878891387">
            <text:p>0,9890687889</text:p>
          </table:table-cell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-309.79045574483">
            <text:p>-309,7904557448</text:p>
          </table:table-cell>
          <table:table-cell office:value-type="float" office:value="-281.387073280108">
            <text:p>-281,3870732801</text:p>
          </table:table-cell>
          <table:table-cell office:value-type="float" office:value="362.549280854233">
            <text:p>362,5492808542</text:p>
          </table:table-cell>
          <table:table-cell office:value-type="float" office:value="-218.735733050144">
            <text:p>-218,7357330501</text:p>
          </table:table-cell>
          <table:table-cell/>
          <table:table-cell table:formula="of:=SQRT([.B49]*[.B49] + [.C49]*[.C49])" office:value-type="float" office:value="418.507839209416">
            <text:p>418,5078392094</text:p>
          </table:table-cell>
          <table:table-cell table:formula="of:=SQRT([.D49]*[.D49]+[.E49]*[.E49])" office:value-type="float" office:value="423.423312963405">
            <text:p>423,4233129634</text:p>
          </table:table-cell>
          <table:table-cell/>
          <table:table-cell table:formula="of:=ASIN(ABS([.B49]/[.G49]))" office:value-type="float" office:value="0.833406682287719">
            <text:p>0,8334066823</text:p>
          </table:table-cell>
          <table:table-cell table:formula="of:=ASIN(ABS([.D49]/[.H49]))" office:value-type="float" office:value="1.02793416794815">
            <text:p>1,0279341679</text:p>
          </table:table-cell>
          <table:table-cell/>
          <table:table-cell table:formula="of:=[.J49]/[.K49]" office:value-type="float" office:value="0.810758809536682">
            <text:p>0,8107588095</text:p>
          </table:table-cell>
          <table:table-cell/>
          <table:table-cell table:formula="of:=IF([.C49]&lt;0;-[.A49];[.A49])" office:value-type="float" office:value="-0.56">
            <text:p>-0,56</text:p>
          </table:table-cell>
          <table:table-cell table:formula="of:=ABS([.C49])" office:value-type="float" office:value="281.387073280108">
            <text:p>281,3870732801</text:p>
          </table:table-cell>
          <table:table-cell table:formula="of:=ABS([.E49])" office:value-type="float" office:value="218.735733050144">
            <text:p>218,7357330501</text:p>
          </table:table-cell>
          <table:table-cell/>
          <table:table-cell table:formula="of:=1+[.$R$3]*[.O49]+[.$Q$3]*[.O49]*[.O49]*[.O49]" office:value-type="float" office:value="0.8792192">
            <text:p>0,8792192</text:p>
          </table:table-cell>
          <table:table-cell table:formula="of:=[.J49]/[.S49]" office:value-type="float" office:value="0.947894088627408">
            <text:p>0,9478940886</text:p>
          </table:table-cell>
          <table:table-cell table:formula="of:=ABS([.T49]-[.K49])" office:value-type="float" office:value="0.0800400793207387">
            <text:p>0,0800400793</text:p>
          </table:table-cell>
          <table:table-cell table:number-columns-repeated="4"/>
          <table:table-cell table:formula="of:=-([.B49]+[.$Z$2])" office:value-type="float" office:value="309.79045574483">
            <text:p>309,7904557448</text:p>
          </table:table-cell>
          <table:table-cell table:formula="of:=[.P49]+[.O49]*[.G49]*([.$AA$2]+[.$AA$1]*ABS([.P49]/[.B49]))" office:value-type="float" office:value="203.637090262397">
            <text:p>203,6370902624</text:p>
          </table:table-cell>
          <table:table-cell table:formula="of:=SQRT([.Z49]*[.Z49]+[.AA49]*[.AA49])" office:value-type="float" office:value="370.726571749483">
            <text:p>370,7265717495</text:p>
          </table:table-cell>
          <table:table-cell table:formula="of:=ASIN(ABS([.Z49]/[.AB49]))" office:value-type="float" office:value="0.98927975025995">
            <text:p>0,9892797503</text:p>
          </table:table-cell>
          <table:table-cell table:formula="of:=ABS([.K49]-[.AC49])" office:value-type="float" office:value="0.038654417688196">
            <text:p>0,0386544177</text:p>
          </table:table-cell>
          <table:table-cell/>
          <table:table-cell table:formula="of:=[.J49]/[.AC49]" office:value-type="float" office:value="0.842437826174777">
            <text:p>0,8424378262</text:p>
          </table:table-cell>
        </table:table-row>
        <table:table-row table:style-name="ro1">
          <table:table-cell office:value-type="float" office:value="-0.04">
            <text:p>-0,04</text:p>
          </table:table-cell>
          <table:table-cell office:value-type="float" office:value="-436.338541819795">
            <text:p>-436,3385418198</text:p>
          </table:table-cell>
          <table:table-cell office:value-type="float" office:value="145.865079981125">
            <text:p>145,8650799811</text:p>
          </table:table-cell>
          <table:table-cell office:value-type="float" office:value="384.597432596504">
            <text:p>384,5974325965</text:p>
          </table:table-cell>
          <table:table-cell office:value-type="float" office:value="120.533938119787">
            <text:p>120,5339381198</text:p>
          </table:table-cell>
          <table:table-cell/>
          <table:table-cell table:formula="of:=SQRT([.B50]*[.B50] + [.C50]*[.C50])" office:value-type="float" office:value="460.073846936907">
            <text:p>460,0738469369</text:p>
          </table:table-cell>
          <table:table-cell table:formula="of:=SQRT([.D50]*[.D50]+[.E50]*[.E50])" office:value-type="float" office:value="403.04294485636">
            <text:p>403,0429448564</text:p>
          </table:table-cell>
          <table:table-cell/>
          <table:table-cell table:formula="of:=ASIN(ABS([.B50]/[.G50]))" office:value-type="float" office:value="1.24818199174165">
            <text:p>1,2481819917</text:p>
          </table:table-cell>
          <table:table-cell table:formula="of:=ASIN(ABS([.D50]/[.H50]))" office:value-type="float" office:value="1.26708912898132">
            <text:p>1,267089129</text:p>
          </table:table-cell>
          <table:table-cell/>
          <table:table-cell table:formula="of:=[.J50]/[.K50]" office:value-type="float" office:value="0.985078289437405">
            <text:p>0,9850782894</text:p>
          </table:table-cell>
          <table:table-cell/>
          <table:table-cell table:formula="of:=IF([.C50]&lt;0;-[.A50];[.A50])" office:value-type="float" office:value="-0.04">
            <text:p>-0,04</text:p>
          </table:table-cell>
          <table:table-cell table:formula="of:=ABS([.C50])" office:value-type="float" office:value="145.865079981125">
            <text:p>145,8650799811</text:p>
          </table:table-cell>
          <table:table-cell table:formula="of:=ABS([.E50])" office:value-type="float" office:value="120.533938119787">
            <text:p>120,5339381198</text:p>
          </table:table-cell>
          <table:table-cell/>
          <table:table-cell table:formula="of:=1+[.$R$3]*[.O50]+[.$Q$3]*[.O50]*[.O50]*[.O50]" office:value-type="float" office:value="0.9919968">
            <text:p>0,9919968</text:p>
          </table:table-cell>
          <table:table-cell table:formula="of:=[.J50]/[.S50]" office:value-type="float" office:value="1.25825203442354">
            <text:p>1,2582520344</text:p>
          </table:table-cell>
          <table:table-cell table:formula="of:=ABS([.T50]-[.K50])" office:value-type="float" office:value="0.0088370945577716">
            <text:p>0,0088370946</text:p>
          </table:table-cell>
          <table:table-cell table:number-columns-repeated="4"/>
          <table:table-cell table:formula="of:=-([.B50]+[.$Z$2])" office:value-type="float" office:value="436.338541819795">
            <text:p>436,3385418198</text:p>
          </table:table-cell>
          <table:table-cell table:formula="of:=[.P50]+[.O50]*[.G50]*([.$AA$2]+[.$AA$1]*ABS([.P50]/[.B50]))" office:value-type="float" office:value="140.710662825654">
            <text:p>140,7106628257</text:p>
          </table:table-cell>
          <table:table-cell table:formula="of:=SQRT([.Z50]*[.Z50]+[.AA50]*[.AA50])" office:value-type="float" office:value="458.465717050097">
            <text:p>458,4657170501</text:p>
          </table:table-cell>
          <table:table-cell table:formula="of:=ASIN(ABS([.Z50]/[.AB50]))" office:value-type="float" office:value="1.25884493154549">
            <text:p>1,2588449315</text:p>
          </table:table-cell>
          <table:table-cell table:formula="of:=ABS([.K50]-[.AC50])" office:value-type="float" office:value="0.00824419743582649">
            <text:p>0,0082441974</text:p>
          </table:table-cell>
          <table:table-cell/>
          <table:table-cell table:formula="of:=[.J50]/[.AC50]" office:value-type="float" office:value="0.991529584354164">
            <text:p>0,9915295844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-172.085329762912">
            <text:p>-172,0853297629</text:p>
          </table:table-cell>
          <table:table-cell office:value-type="float" office:value="103.822152364237">
            <text:p>103,8221523642</text:p>
          </table:table-cell>
          <table:table-cell office:value-type="float" office:value="169.649824012322">
            <text:p>169,6498240123</text:p>
          </table:table-cell>
          <table:table-cell office:value-type="float" office:value="113.216886064068">
            <text:p>113,2168860641</text:p>
          </table:table-cell>
          <table:table-cell/>
          <table:table-cell table:formula="of:=SQRT([.B51]*[.B51] + [.C51]*[.C51])" office:value-type="float" office:value="200.978605928972">
            <text:p>200,978605929</text:p>
          </table:table-cell>
          <table:table-cell table:formula="of:=SQRT([.D51]*[.D51]+[.E51]*[.E51])" office:value-type="float" office:value="203.958638153563">
            <text:p>203,9586381536</text:p>
          </table:table-cell>
          <table:table-cell/>
          <table:table-cell table:formula="of:=ASIN(ABS([.B51]/[.G51]))" office:value-type="float" office:value="1.02794079641962">
            <text:p>1,0279407964</text:p>
          </table:table-cell>
          <table:table-cell table:formula="of:=ASIN(ABS([.D51]/[.H51]))" office:value-type="float" office:value="0.982316407312152">
            <text:p>0,9823164073</text:p>
          </table:table-cell>
          <table:table-cell/>
          <table:table-cell table:formula="of:=[.J51]/[.K51]" office:value-type="float" office:value="1.04644571623547">
            <text:p>1,0464457162</text:p>
          </table:table-cell>
          <table:table-cell/>
          <table:table-cell table:formula="of:=IF([.C51]&lt;0;-[.A51];[.A51])" office:value-type="float" office:value="0.2">
            <text:p>0,2</text:p>
          </table:table-cell>
          <table:table-cell table:formula="of:=ABS([.C51])" office:value-type="float" office:value="103.822152364237">
            <text:p>103,8221523642</text:p>
          </table:table-cell>
          <table:table-cell table:formula="of:=ABS([.E51])" office:value-type="float" office:value="113.216886064068">
            <text:p>113,2168860641</text:p>
          </table:table-cell>
          <table:table-cell/>
          <table:table-cell table:formula="of:=1+[.$R$3]*[.O51]+[.$Q$3]*[.O51]*[.O51]*[.O51]" office:value-type="float" office:value="1.0404">
            <text:p>1,0404</text:p>
          </table:table-cell>
          <table:table-cell table:formula="of:=[.J51]/[.S51]" office:value-type="float" office:value="0.988024602479447">
            <text:p>0,9880246025</text:p>
          </table:table-cell>
          <table:table-cell table:formula="of:=ABS([.T51]-[.K51])" office:value-type="float" office:value="0.00570819516729459">
            <text:p>0,0057081952</text:p>
          </table:table-cell>
          <table:table-cell table:number-columns-repeated="4"/>
          <table:table-cell table:formula="of:=-([.B51]+[.$Z$2])" office:value-type="float" office:value="172.085329762912">
            <text:p>172,0853297629</text:p>
          </table:table-cell>
          <table:table-cell table:formula="of:=[.P51]+[.O51]*[.G51]*([.$AA$2]+[.$AA$1]*ABS([.P51]/[.B51]))" office:value-type="float" office:value="116.053654333461">
            <text:p>116,0536543335</text:p>
          </table:table-cell>
          <table:table-cell table:formula="of:=SQRT([.Z51]*[.Z51]+[.AA51]*[.AA51])" office:value-type="float" office:value="207.561584605053">
            <text:p>207,5615846051</text:p>
          </table:table-cell>
          <table:table-cell table:formula="of:=ASIN(ABS([.Z51]/[.AB51]))" office:value-type="float" office:value="0.977461733195899">
            <text:p>0,9774617332</text:p>
          </table:table-cell>
          <table:table-cell table:formula="of:=ABS([.K51]-[.AC51])" office:value-type="float" office:value="0.00485467411625329">
            <text:p>0,0048546741</text:p>
          </table:table-cell>
          <table:table-cell/>
          <table:table-cell table:formula="of:=[.J51]/[.AC51]" office:value-type="float" office:value="1.05164300709622">
            <text:p>1,0516430071</text:p>
          </table:table-cell>
        </table:table-row>
        <table:table-row table:style-name="ro1">
          <table:table-cell office:value-type="float" office:value="-0.56">
            <text:p>-0,56</text:p>
          </table:table-cell>
          <table:table-cell office:value-type="float" office:value="-172.781529042013">
            <text:p>-172,781529042</text:p>
          </table:table-cell>
          <table:table-cell office:value-type="float" office:value="155.534512186908">
            <text:p>155,5345121869</text:p>
          </table:table-cell>
          <table:table-cell office:value-type="float" office:value="175.531992145267">
            <text:p>175,5319921453</text:p>
          </table:table-cell>
          <table:table-cell office:value-type="float" office:value="111.522313433675">
            <text:p>111,5223134337</text:p>
          </table:table-cell>
          <table:table-cell/>
          <table:table-cell table:formula="of:=SQRT([.B52]*[.B52] + [.C52]*[.C52])" office:value-type="float" office:value="232.474603471681">
            <text:p>232,4746034717</text:p>
          </table:table-cell>
          <table:table-cell table:formula="of:=SQRT([.D52]*[.D52]+[.E52]*[.E52])" office:value-type="float" office:value="207.963233914278">
            <text:p>207,9632339143</text:p>
          </table:table-cell>
          <table:table-cell/>
          <table:table-cell table:formula="of:=ASIN(ABS([.B52]/[.G52]))" office:value-type="float" office:value="0.837881673303716">
            <text:p>0,8378816733</text:p>
          </table:table-cell>
          <table:table-cell table:formula="of:=ASIN(ABS([.D52]/[.H52]))" office:value-type="float" office:value="1.00479677586901">
            <text:p>1,0047967759</text:p>
          </table:table-cell>
          <table:table-cell/>
          <table:table-cell table:formula="of:=[.J52]/[.K52]" office:value-type="float" office:value="0.833881729545821">
            <text:p>0,8338817295</text:p>
          </table:table-cell>
          <table:table-cell/>
          <table:table-cell table:formula="of:=IF([.C52]&lt;0;-[.A52];[.A52])" office:value-type="float" office:value="-0.56">
            <text:p>-0,56</text:p>
          </table:table-cell>
          <table:table-cell table:formula="of:=ABS([.C52])" office:value-type="float" office:value="155.534512186908">
            <text:p>155,5345121869</text:p>
          </table:table-cell>
          <table:table-cell table:formula="of:=ABS([.E52])" office:value-type="float" office:value="111.522313433675">
            <text:p>111,5223134337</text:p>
          </table:table-cell>
          <table:table-cell/>
          <table:table-cell table:formula="of:=1+[.$R$3]*[.O52]+[.$Q$3]*[.O52]*[.O52]*[.O52]" office:value-type="float" office:value="0.8792192">
            <text:p>0,8792192</text:p>
          </table:table-cell>
          <table:table-cell table:formula="of:=[.J52]/[.S52]" office:value-type="float" office:value="0.952983821672361">
            <text:p>0,9529838217</text:p>
          </table:table-cell>
          <table:table-cell table:formula="of:=ABS([.T52]-[.K52])" office:value-type="float" office:value="0.0518129541966507">
            <text:p>0,0518129542</text:p>
          </table:table-cell>
          <table:table-cell table:number-columns-repeated="4"/>
          <table:table-cell table:formula="of:=-([.B52]+[.$Z$2])" office:value-type="float" office:value="172.781529042013">
            <text:p>172,781529042</text:p>
          </table:table-cell>
          <table:table-cell table:formula="of:=[.P52]+[.O52]*[.G52]*([.$AA$2]+[.$AA$1]*ABS([.P52]/[.B52]))" office:value-type="float" office:value="112.44090827901">
            <text:p>112,440908279</text:p>
          </table:table-cell>
          <table:table-cell table:formula="of:=SQRT([.Z52]*[.Z52]+[.AA52]*[.AA52])" office:value-type="float" office:value="206.146585304497">
            <text:p>206,1465853045</text:p>
          </table:table-cell>
          <table:table-cell table:formula="of:=ASIN(ABS([.Z52]/[.AB52]))" office:value-type="float" office:value="0.993880513998975">
            <text:p>0,993880514</text:p>
          </table:table-cell>
          <table:table-cell table:formula="of:=ABS([.K52]-[.AC52])" office:value-type="float" office:value="0.0109162618700364">
            <text:p>0,0109162619</text:p>
          </table:table-cell>
          <table:table-cell/>
          <table:table-cell table:formula="of:=[.J52]/[.AC52]" office:value-type="float" office:value="0.843040648752049">
            <text:p>0,8430406488</text:p>
          </table:table-cell>
        </table:table-row>
        <table:table-row table:style-name="ro1">
          <table:table-cell office:value-type="float" office:value="-0.28">
            <text:p>-0,28</text:p>
          </table:table-cell>
          <table:table-cell office:value-type="float" office:value="-197.183470520661">
            <text:p>-197,1834705207</text:p>
          </table:table-cell>
          <table:table-cell office:value-type="float" office:value="161.856820371147">
            <text:p>161,8568203711</text:p>
          </table:table-cell>
          <table:table-cell office:value-type="float" office:value="218.845732507527">
            <text:p>218,8457325075</text:p>
          </table:table-cell>
          <table:table-cell office:value-type="float" office:value="147.582885251399">
            <text:p>147,5828852514</text:p>
          </table:table-cell>
          <table:table-cell/>
          <table:table-cell table:formula="of:=SQRT([.B53]*[.B53] + [.C53]*[.C53])" office:value-type="float" office:value="255.105765021549">
            <text:p>255,1057650216</text:p>
          </table:table-cell>
          <table:table-cell table:formula="of:=SQRT([.D53]*[.D53]+[.E53]*[.E53])" office:value-type="float" office:value="263.958638153563">
            <text:p>263,9586381536</text:p>
          </table:table-cell>
          <table:table-cell/>
          <table:table-cell table:formula="of:=ASIN(ABS([.B53]/[.G53]))" office:value-type="float" office:value="0.883474368238547">
            <text:p>0,8834743682</text:p>
          </table:table-cell>
          <table:table-cell table:formula="of:=ASIN(ABS([.D53]/[.H53]))" office:value-type="float" office:value="0.977479940155135">
            <text:p>0,9774799402</text:p>
          </table:table-cell>
          <table:table-cell/>
          <table:table-cell table:formula="of:=[.J53]/[.K53]" office:value-type="float" office:value="0.903828643376898">
            <text:p>0,9038286434</text:p>
          </table:table-cell>
          <table:table-cell/>
          <table:table-cell table:formula="of:=IF([.C53]&lt;0;-[.A53];[.A53])" office:value-type="float" office:value="-0.28">
            <text:p>-0,28</text:p>
          </table:table-cell>
          <table:table-cell table:formula="of:=ABS([.C53])" office:value-type="float" office:value="161.856820371147">
            <text:p>161,8568203711</text:p>
          </table:table-cell>
          <table:table-cell table:formula="of:=ABS([.E53])" office:value-type="float" office:value="147.582885251399">
            <text:p>147,5828852514</text:p>
          </table:table-cell>
          <table:table-cell/>
          <table:table-cell table:formula="of:=1+[.$R$3]*[.O53]+[.$Q$3]*[.O53]*[.O53]*[.O53]" office:value-type="float" office:value="0.9429024">
            <text:p>0,9429024</text:p>
          </table:table-cell>
          <table:table-cell table:formula="of:=[.J53]/[.S53]" office:value-type="float" office:value="0.936973294625771">
            <text:p>0,9369732946</text:p>
          </table:table-cell>
          <table:table-cell table:formula="of:=ABS([.T53]-[.K53])" office:value-type="float" office:value="0.0405066455293636">
            <text:p>0,0405066455</text:p>
          </table:table-cell>
          <table:table-cell table:number-columns-repeated="4"/>
          <table:table-cell table:formula="of:=-([.B53]+[.$Z$2])" office:value-type="float" office:value="197.183470520661">
            <text:p>197,1834705207</text:p>
          </table:table-cell>
          <table:table-cell table:formula="of:=[.P53]+[.O53]*[.G53]*([.$AA$2]+[.$AA$1]*ABS([.P53]/[.B53]))" office:value-type="float" office:value="138.722487072597">
            <text:p>138,7224870726</text:p>
          </table:table-cell>
          <table:table-cell table:formula="of:=SQRT([.Z53]*[.Z53]+[.AA53]*[.AA53])" office:value-type="float" office:value="241.091786393023">
            <text:p>241,091786393</text:p>
          </table:table-cell>
          <table:table-cell table:formula="of:=ASIN(ABS([.Z53]/[.AB53]))" office:value-type="float" office:value="0.957711946282137">
            <text:p>0,9577119463</text:p>
          </table:table-cell>
          <table:table-cell table:formula="of:=ABS([.K53]-[.AC53])" office:value-type="float" office:value="0.0197679938729979">
            <text:p>0,0197679939</text:p>
          </table:table-cell>
          <table:table-cell/>
          <table:table-cell table:formula="of:=[.J53]/[.AC53]" office:value-type="float" office:value="0.922484439781938">
            <text:p>0,9224844398</text:p>
          </table:table-cell>
        </table:table-row>
        <table:table-row table:style-name="ro1">
          <table:table-cell office:value-type="float" office:value="-0.32">
            <text:p>-0,32</text:p>
          </table:table-cell>
          <table:table-cell office:value-type="float" office:value="-220.562263255257">
            <text:p>-220,5622632553</text:p>
          </table:table-cell>
          <table:table-cell office:value-type="float" office:value="192.472599038523">
            <text:p>192,4725990385</text:p>
          </table:table-cell>
          <table:table-cell office:value-type="float" office:value="324.694296773633">
            <text:p>324,6942967736</text:p>
          </table:table-cell>
          <table:table-cell office:value-type="float" office:value="219.53218389861">
            <text:p>219,5321838986</text:p>
          </table:table-cell>
          <table:table-cell/>
          <table:table-cell table:formula="of:=SQRT([.B54]*[.B54] + [.C54]*[.C54])" office:value-type="float" office:value="292.734373371022">
            <text:p>292,734373371</text:p>
          </table:table-cell>
          <table:table-cell table:formula="of:=SQRT([.D54]*[.D54]+[.E54]*[.E54])" office:value-type="float" office:value="391.944850871417">
            <text:p>391,9448508714</text:p>
          </table:table-cell>
          <table:table-cell/>
          <table:table-cell table:formula="of:=ASIN(ABS([.B54]/[.G54]))" office:value-type="float" office:value="0.853301579952401">
            <text:p>0,85330158</text:p>
          </table:table-cell>
          <table:table-cell table:formula="of:=ASIN(ABS([.D54]/[.H54]))" office:value-type="float" office:value="0.9762778928665">
            <text:p>0,9762778929</text:p>
          </table:table-cell>
          <table:table-cell/>
          <table:table-cell table:formula="of:=[.J54]/[.K54]" office:value-type="float" office:value="0.87403554478426">
            <text:p>0,8740355448</text:p>
          </table:table-cell>
          <table:table-cell/>
          <table:table-cell table:formula="of:=IF([.C54]&lt;0;-[.A54];[.A54])" office:value-type="float" office:value="-0.32">
            <text:p>-0,32</text:p>
          </table:table-cell>
          <table:table-cell table:formula="of:=ABS([.C54])" office:value-type="float" office:value="192.472599038523">
            <text:p>192,4725990385</text:p>
          </table:table-cell>
          <table:table-cell table:formula="of:=ABS([.E54])" office:value-type="float" office:value="219.53218389861">
            <text:p>219,5321838986</text:p>
          </table:table-cell>
          <table:table-cell/>
          <table:table-cell table:formula="of:=1+[.$R$3]*[.O54]+[.$Q$3]*[.O54]*[.O54]*[.O54]" office:value-type="float" office:value="0.9343616">
            <text:p>0,9343616</text:p>
          </table:table-cell>
          <table:table-cell table:formula="of:=[.J54]/[.S54]" office:value-type="float" office:value="0.913245557129489">
            <text:p>0,9132455571</text:p>
          </table:table-cell>
          <table:table-cell table:formula="of:=ABS([.T54]-[.K54])" office:value-type="float" office:value="0.0630323357370108">
            <text:p>0,0630323357</text:p>
          </table:table-cell>
          <table:table-cell table:number-columns-repeated="4"/>
          <table:table-cell table:formula="of:=-([.B54]+[.$Z$2])" office:value-type="float" office:value="220.562263255257">
            <text:p>220,5622632553</text:p>
          </table:table-cell>
          <table:table-cell table:formula="of:=[.P54]+[.O54]*[.G54]*([.$AA$2]+[.$AA$1]*ABS([.P54]/[.B54]))" office:value-type="float" office:value="161.696795739278">
            <text:p>161,6967957393</text:p>
          </table:table-cell>
          <table:table-cell table:formula="of:=SQRT([.Z54]*[.Z54]+[.AA54]*[.AA54])" office:value-type="float" office:value="273.484123350206">
            <text:p>273,4841233502</text:p>
          </table:table-cell>
          <table:table-cell table:formula="of:=ASIN(ABS([.Z54]/[.AB54]))" office:value-type="float" office:value="0.938191573863167">
            <text:p>0,9381915739</text:p>
          </table:table-cell>
          <table:table-cell table:formula="of:=ABS([.K54]-[.AC54])" office:value-type="float" office:value="0.0380863190033335">
            <text:p>0,038086319</text:p>
          </table:table-cell>
          <table:table-cell/>
          <table:table-cell table:formula="of:=[.J54]/[.AC54]" office:value-type="float" office:value="0.909517420241565">
            <text:p>0,9095174202</text:p>
          </table:table-cell>
        </table:table-row>
        <table:table-row table:style-name="ro1">
          <table:table-cell office:value-type="float" office:value="-0.64">
            <text:p>-0,64</text:p>
          </table:table-cell>
          <table:table-cell office:value-type="float" office:value="-247.465470443239">
            <text:p>-247,4654704432</text:p>
          </table:table-cell>
          <table:table-cell office:value-type="float" office:value="-209.46780534499">
            <text:p>-209,467805345</text:p>
          </table:table-cell>
          <table:table-cell office:value-type="float" office:value="288.058438051394">
            <text:p>288,0584380514</text:p>
          </table:table-cell>
          <table:table-cell office:value-type="float" office:value="-321.867504513459">
            <text:p>-321,8675045135</text:p>
          </table:table-cell>
          <table:table-cell/>
          <table:table-cell table:formula="of:=SQRT([.B55]*[.B55] + [.C55]*[.C55])" office:value-type="float" office:value="324.215854852504">
            <text:p>324,2158548525</text:p>
          </table:table-cell>
          <table:table-cell table:formula="of:=SQRT([.D55]*[.D55]+[.E55]*[.E55])" office:value-type="float" office:value="431.944850871417">
            <text:p>431,9448508714</text:p>
          </table:table-cell>
          <table:table-cell/>
          <table:table-cell table:formula="of:=ASIN(ABS([.B55]/[.G55]))" office:value-type="float" office:value="0.868365285468045">
            <text:p>0,8683652855</text:p>
          </table:table-cell>
          <table:table-cell table:formula="of:=ASIN(ABS([.D55]/[.H55]))" office:value-type="float" office:value="0.730023403823159">
            <text:p>0,7300234038</text:p>
          </table:table-cell>
          <table:table-cell/>
          <table:table-cell table:formula="of:=[.J55]/[.K55]" office:value-type="float" office:value="1.18950335142734">
            <text:p>1,1895033514</text:p>
          </table:table-cell>
          <table:table-cell/>
          <table:table-cell table:formula="of:=IF([.C55]&lt;0;-[.A55];[.A55])" office:value-type="float" office:value="0.64">
            <text:p>0,64</text:p>
          </table:table-cell>
          <table:table-cell table:formula="of:=ABS([.C55])" office:value-type="float" office:value="209.46780534499">
            <text:p>209,467805345</text:p>
          </table:table-cell>
          <table:table-cell table:formula="of:=ABS([.E55])" office:value-type="float" office:value="321.867504513459">
            <text:p>321,8675045135</text:p>
          </table:table-cell>
          <table:table-cell/>
          <table:table-cell table:formula="of:=1+[.$R$3]*[.O55]+[.$Q$3]*[.O55]*[.O55]*[.O55]" office:value-type="float" office:value="1.1411072">
            <text:p>1,1411072</text:p>
          </table:table-cell>
          <table:table-cell table:formula="of:=[.J55]/[.S55]" office:value-type="float" office:value="0.760984844778864">
            <text:p>0,7609848448</text:p>
          </table:table-cell>
          <table:table-cell table:formula="of:=ABS([.T55]-[.K55])" office:value-type="float" office:value="0.0309614409557059">
            <text:p>0,030961441</text:p>
          </table:table-cell>
          <table:table-cell table:number-columns-repeated="4"/>
          <table:table-cell table:formula="of:=-([.B55]+[.$Z$2])" office:value-type="float" office:value="247.465470443239">
            <text:p>247,4654704432</text:p>
          </table:table-cell>
          <table:table-cell table:formula="of:=[.P55]+[.O55]*[.G55]*([.$AA$2]+[.$AA$1]*ABS([.P55]/[.B55]))" office:value-type="float" office:value="277.149704364115">
            <text:p>277,1497043641</text:p>
          </table:table-cell>
          <table:table-cell table:formula="of:=SQRT([.Z55]*[.Z55]+[.AA55]*[.AA55])" office:value-type="float" office:value="371.552308148947">
            <text:p>371,5523081489</text:p>
          </table:table-cell>
          <table:table-cell table:formula="of:=ASIN(ABS([.Z55]/[.AB55]))" office:value-type="float" office:value="0.728875560100088">
            <text:p>0,7288755601</text:p>
          </table:table-cell>
          <table:table-cell table:formula="of:=ABS([.K55]-[.AC55])" office:value-type="float" office:value="0.00114784372307064">
            <text:p>0,0011478437</text:p>
          </table:table-cell>
          <table:table-cell/>
          <table:table-cell table:formula="of:=[.J55]/[.AC55]" office:value-type="float" office:value="1.19137659842621">
            <text:p>1,1913765984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-273.615673730438">
            <text:p>-273,6156737304</text:p>
          </table:table-cell>
          <table:table-cell office:value-type="float" office:value="220.670828355135">
            <text:p>220,6708283551</text:p>
          </table:table-cell>
          <table:table-cell office:value-type="float" office:value="277.476823768216">
            <text:p>277,4768237682</text:p>
          </table:table-cell>
          <table:table-cell office:value-type="float" office:value="219.757433992635">
            <text:p>219,7574339926</text:p>
          </table:table-cell>
          <table:table-cell/>
          <table:table-cell table:formula="of:=SQRT([.B56]*[.B56] + [.C56]*[.C56])" office:value-type="float" office:value="351.512661788879">
            <text:p>351,5126617889</text:p>
          </table:table-cell>
          <table:table-cell table:formula="of:=SQRT([.D56]*[.D56]+[.E56]*[.E56])" office:value-type="float" office:value="353.958638153563">
            <text:p>353,9586381536</text:p>
          </table:table-cell>
          <table:table-cell/>
          <table:table-cell table:formula="of:=ASIN(ABS([.B56]/[.G56]))" office:value-type="float" office:value="0.892104988279953">
            <text:p>0,8921049883</text:p>
          </table:table-cell>
          <table:table-cell table:formula="of:=ASIN(ABS([.D56]/[.H56]))" office:value-type="float" office:value="0.90096182999109">
            <text:p>0,90096183</text:p>
          </table:table-cell>
          <table:table-cell/>
          <table:table-cell table:formula="of:=[.J56]/[.K56]" office:value-type="float" office:value="0.990169570545265">
            <text:p>0,9901695705</text:p>
          </table:table-cell>
          <table:table-cell/>
          <table:table-cell table:formula="of:=IF([.C56]&lt;0;-[.A56];[.A56])" office:value-type="float" office:value="0.08">
            <text:p>0,08</text:p>
          </table:table-cell>
          <table:table-cell table:formula="of:=ABS([.C56])" office:value-type="float" office:value="220.670828355135">
            <text:p>220,6708283551</text:p>
          </table:table-cell>
          <table:table-cell table:formula="of:=ABS([.E56])" office:value-type="float" office:value="219.757433992635">
            <text:p>219,7574339926</text:p>
          </table:table-cell>
          <table:table-cell/>
          <table:table-cell table:formula="of:=1+[.$R$3]*[.O56]+[.$Q$3]*[.O56]*[.O56]*[.O56]" office:value-type="float" office:value="1.0160256">
            <text:p>1,0160256</text:p>
          </table:table-cell>
          <table:table-cell table:formula="of:=[.J56]/[.S56]" office:value-type="float" office:value="0.878033967136215">
            <text:p>0,8780339671</text:p>
          </table:table-cell>
          <table:table-cell table:formula="of:=ABS([.T56]-[.K56])" office:value-type="float" office:value="0.0229278628548749">
            <text:p>0,0229278629</text:p>
          </table:table-cell>
          <table:table-cell table:number-columns-repeated="4"/>
          <table:table-cell table:formula="of:=-([.B56]+[.$Z$2])" office:value-type="float" office:value="273.615673730438">
            <text:p>273,6156737304</text:p>
          </table:table-cell>
          <table:table-cell table:formula="of:=[.P56]+[.O56]*[.G56]*([.$AA$2]+[.$AA$1]*ABS([.P56]/[.B56]))" office:value-type="float" office:value="229.742243349727">
            <text:p>229,7422433497</text:p>
          </table:table-cell>
          <table:table-cell table:formula="of:=SQRT([.Z56]*[.Z56]+[.AA56]*[.AA56])" office:value-type="float" office:value="357.277252690857">
            <text:p>357,2772526909</text:p>
          </table:table-cell>
          <table:table-cell table:formula="of:=ASIN(ABS([.Z56]/[.AB56]))" office:value-type="float" office:value="0.872339937036558">
            <text:p>0,872339937</text:p>
          </table:table-cell>
          <table:table-cell table:formula="of:=ABS([.K56]-[.AC56])" office:value-type="float" office:value="0.0286218929545315">
            <text:p>0,028621893</text:p>
          </table:table-cell>
          <table:table-cell/>
          <table:table-cell table:formula="of:=[.J56]/[.AC56]" office:value-type="float" office:value="1.02265751045463">
            <text:p>1,0226575105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369.601701913727">
            <text:p>-369,6017019137</text:p>
          </table:table-cell>
          <table:table-cell office:value-type="float" office:value="166.562087817529">
            <text:p>166,5620878175</text:p>
          </table:table-cell>
          <table:table-cell office:value-type="float" office:value="377.272118408958">
            <text:p>377,272118409</text:p>
          </table:table-cell>
          <table:table-cell office:value-type="float" office:value="71.3441271861655">
            <text:p>71,3441271862</text:p>
          </table:table-cell>
          <table:table-cell/>
          <table:table-cell table:formula="of:=SQRT([.B57]*[.B57] + [.C57]*[.C57])" office:value-type="float" office:value="405.398997477371">
            <text:p>405,3989974774</text:p>
          </table:table-cell>
          <table:table-cell table:formula="of:=SQRT([.D57]*[.D57]+[.E57]*[.E57])" office:value-type="float" office:value="383.958638153563">
            <text:p>383,9586381536</text:p>
          </table:table-cell>
          <table:table-cell/>
          <table:table-cell table:formula="of:=ASIN(ABS([.B57]/[.G57]))" office:value-type="float" office:value="1.14739956090694">
            <text:p>1,1473995609</text:p>
          </table:table-cell>
          <table:table-cell table:formula="of:=ASIN(ABS([.D57]/[.H57]))" office:value-type="float" office:value="1.38389812509292">
            <text:p>1,3838981251</text:p>
          </table:table-cell>
          <table:table-cell/>
          <table:table-cell table:formula="of:=[.J57]/[.K57]" office:value-type="float" office:value="0.829106955275261">
            <text:p>0,8291069553</text:p>
          </table:table-cell>
          <table:table-cell/>
          <table:table-cell table:formula="of:=IF([.C57]&lt;0;-[.A57];[.A57])" office:value-type="float" office:value="-0.88">
            <text:p>-0,88</text:p>
          </table:table-cell>
          <table:table-cell table:formula="of:=ABS([.C57])" office:value-type="float" office:value="166.562087817529">
            <text:p>166,5620878175</text:p>
          </table:table-cell>
          <table:table-cell table:formula="of:=ABS([.E57])" office:value-type="float" office:value="71.3441271861655">
            <text:p>71,3441271862</text:p>
          </table:table-cell>
          <table:table-cell/>
          <table:table-cell table:formula="of:=1+[.$R$3]*[.O57]+[.$Q$3]*[.O57]*[.O57]*[.O57]" office:value-type="float" office:value="0.7899264">
            <text:p>0,7899264</text:p>
          </table:table-cell>
          <table:table-cell table:formula="of:=[.J57]/[.S57]" office:value-type="float" office:value="1.45253983270712">
            <text:p>1,4525398327</text:p>
          </table:table-cell>
          <table:table-cell table:formula="of:=ABS([.T57]-[.K57])" office:value-type="float" office:value="0.0686417076141943">
            <text:p>0,0686417076</text:p>
          </table:table-cell>
          <table:table-cell table:number-columns-repeated="4"/>
          <table:table-cell table:formula="of:=-([.B57]+[.$Z$2])" office:value-type="float" office:value="369.601701913727">
            <text:p>369,6017019137</text:p>
          </table:table-cell>
          <table:table-cell table:formula="of:=[.P57]+[.O57]*[.G57]*([.$AA$2]+[.$AA$1]*ABS([.P57]/[.B57]))" office:value-type="float" office:value="62.9049242676954">
            <text:p>62,9049242677</text:p>
          </table:table-cell>
          <table:table-cell table:formula="of:=SQRT([.Z57]*[.Z57]+[.AA57]*[.AA57])" office:value-type="float" office:value="374.916587462662">
            <text:p>374,9165874627</text:p>
          </table:table-cell>
          <table:table-cell table:formula="of:=ASIN(ABS([.Z57]/[.AB57]))" office:value-type="float" office:value="1.4022151736087">
            <text:p>1,4022151736</text:p>
          </table:table-cell>
          <table:table-cell table:formula="of:=ABS([.K57]-[.AC57])" office:value-type="float" office:value="0.0183170485157786">
            <text:p>0,0183170485</text:p>
          </table:table-cell>
          <table:table-cell/>
          <table:table-cell table:formula="of:=[.J57]/[.AC57]" office:value-type="float" office:value="0.818276383327118">
            <text:p>0,8182763833</text:p>
          </table:table-cell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-405.606056379328">
            <text:p>-405,6060563793</text:p>
          </table:table-cell>
          <table:table-cell office:value-type="float" office:value="81.6105463533294">
            <text:p>81,6105463533</text:p>
          </table:table-cell>
          <table:table-cell office:value-type="float" office:value="398.923123361645">
            <text:p>398,9231233616</text:p>
          </table:table-cell>
          <table:table-cell office:value-type="float" office:value="110.553587681912">
            <text:p>110,5535876819</text:p>
          </table:table-cell>
          <table:table-cell/>
          <table:table-cell table:formula="of:=SQRT([.B58]*[.B58] + [.C58]*[.C58])" office:value-type="float" office:value="413.734884011102">
            <text:p>413,7348840111</text:p>
          </table:table-cell>
          <table:table-cell table:formula="of:=SQRT([.D58]*[.D58]+[.E58]*[.E58])" office:value-type="float" office:value="413.958638153563">
            <text:p>413,9586381536</text:p>
          </table:table-cell>
          <table:table-cell/>
          <table:table-cell table:formula="of:=ASIN(ABS([.B58]/[.G58]))" office:value-type="float" office:value="1.37224100825169">
            <text:p>1,3722410083</text:p>
          </table:table-cell>
          <table:table-cell table:formula="of:=ASIN(ABS([.D58]/[.H58]))" office:value-type="float" office:value="1.30045089982786">
            <text:p>1,3004508998</text:p>
          </table:table-cell>
          <table:table-cell/>
          <table:table-cell table:formula="of:=[.J58]/[.K58]" office:value-type="float" office:value="1.05520401303374">
            <text:p>1,055204013</text:p>
          </table:table-cell>
          <table:table-cell/>
          <table:table-cell table:formula="of:=IF([.C58]&lt;0;-[.A58];[.A58])" office:value-type="float" office:value="0.44">
            <text:p>0,44</text:p>
          </table:table-cell>
          <table:table-cell table:formula="of:=ABS([.C58])" office:value-type="float" office:value="81.6105463533294">
            <text:p>81,6105463533</text:p>
          </table:table-cell>
          <table:table-cell table:formula="of:=ABS([.E58])" office:value-type="float" office:value="110.553587681912">
            <text:p>110,5535876819</text:p>
          </table:table-cell>
          <table:table-cell/>
          <table:table-cell table:formula="of:=1+[.$R$3]*[.O58]+[.$Q$3]*[.O58]*[.O58]*[.O58]" office:value-type="float" office:value="1.0922592">
            <text:p>1,0922592</text:p>
          </table:table-cell>
          <table:table-cell table:formula="of:=[.J58]/[.S58]" office:value-type="float" office:value="1.25633275348167">
            <text:p>1,2563327535</text:p>
          </table:table-cell>
          <table:table-cell table:formula="of:=ABS([.T58]-[.K58])" office:value-type="float" office:value="0.0441181463461844">
            <text:p>0,0441181463</text:p>
          </table:table-cell>
          <table:table-cell table:number-columns-repeated="4"/>
          <table:table-cell table:formula="of:=-([.B58]+[.$Z$2])" office:value-type="float" office:value="405.606056379328">
            <text:p>405,6060563793</text:p>
          </table:table-cell>
          <table:table-cell table:formula="of:=[.P58]+[.O58]*[.G58]*([.$AA$2]+[.$AA$1]*ABS([.P58]/[.B58]))" office:value-type="float" office:value="130.417929896514">
            <text:p>130,4179298965</text:p>
          </table:table-cell>
          <table:table-cell table:formula="of:=SQRT([.Z58]*[.Z58]+[.AA58]*[.AA58])" office:value-type="float" office:value="426.057636253692">
            <text:p>426,0576362537</text:p>
          </table:table-cell>
          <table:table-cell table:formula="of:=ASIN(ABS([.Z58]/[.AB58]))" office:value-type="float" office:value="1.2596984885746">
            <text:p>1,2596984886</text:p>
          </table:table-cell>
          <table:table-cell table:formula="of:=ABS([.K58]-[.AC58])" office:value-type="float" office:value="0.0407524112532582">
            <text:p>0,0407524113</text:p>
          </table:table-cell>
          <table:table-cell/>
          <table:table-cell table:formula="of:=[.J58]/[.AC58]" office:value-type="float" office:value="1.08934083885775">
            <text:p>1,0893408389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443.133882358658">
            <text:p>-443,1338823587</text:p>
          </table:table-cell>
          <table:table-cell office:value-type="float" office:value="-79.1200676700773">
            <text:p>-79,1200676701</text:p>
          </table:table-cell>
          <table:table-cell office:value-type="float" office:value="413.043442620472">
            <text:p>413,0434426205</text:p>
          </table:table-cell>
          <table:table-cell office:value-type="float" office:value="-162.77096454649">
            <text:p>-162,7709645465</text:p>
          </table:table-cell>
          <table:table-cell/>
          <table:table-cell table:formula="of:=SQRT([.B59]*[.B59] + [.C59]*[.C59])" office:value-type="float" office:value="450.141780778428">
            <text:p>450,1417807784</text:p>
          </table:table-cell>
          <table:table-cell table:formula="of:=SQRT([.D59]*[.D59]+[.E59]*[.E59])" office:value-type="float" office:value="443.958638153563">
            <text:p>443,9586381536</text:p>
          </table:table-cell>
          <table:table-cell/>
          <table:table-cell table:formula="of:=ASIN(ABS([.B59]/[.G59]))" office:value-type="float" office:value="1.39411148920862">
            <text:p>1,3941114892</text:p>
          </table:table-cell>
          <table:table-cell table:formula="of:=ASIN(ABS([.D59]/[.H59]))" office:value-type="float" office:value="1.19540629769077">
            <text:p>1,1954062977</text:p>
          </table:table-cell>
          <table:table-cell/>
          <table:table-cell table:formula="of:=[.J59]/[.K59]" office:value-type="float" office:value="1.16622397916232">
            <text:p>1,1662239792</text:p>
          </table:table-cell>
          <table:table-cell/>
          <table:table-cell table:formula="of:=IF([.C59]&lt;0;-[.A59];[.A59])" office:value-type="float" office:value="0.88">
            <text:p>0,88</text:p>
          </table:table-cell>
          <table:table-cell table:formula="of:=ABS([.C59])" office:value-type="float" office:value="79.1200676700773">
            <text:p>79,1200676701</text:p>
          </table:table-cell>
          <table:table-cell table:formula="of:=ABS([.E59])" office:value-type="float" office:value="162.77096454649">
            <text:p>162,7709645465</text:p>
          </table:table-cell>
          <table:table-cell/>
          <table:table-cell table:formula="of:=1+[.$R$3]*[.O59]+[.$Q$3]*[.O59]*[.O59]*[.O59]" office:value-type="float" office:value="1.2100736">
            <text:p>1,2100736</text:p>
          </table:table-cell>
          <table:table-cell table:formula="of:=[.J59]/[.S59]" office:value-type="float" office:value="1.15208817811464">
            <text:p>1,1520881781</text:p>
          </table:table-cell>
          <table:table-cell table:formula="of:=ABS([.T59]-[.K59])" office:value-type="float" office:value="0.0433181195761296">
            <text:p>0,0433181196</text:p>
          </table:table-cell>
          <table:table-cell table:number-columns-repeated="4"/>
          <table:table-cell table:formula="of:=-([.B59]+[.$Z$2])" office:value-type="float" office:value="443.133882358658">
            <text:p>443,1338823587</text:p>
          </table:table-cell>
          <table:table-cell table:formula="of:=[.P59]+[.O59]*[.G59]*([.$AA$2]+[.$AA$1]*ABS([.P59]/[.B59]))" office:value-type="float" office:value="184.516666751119">
            <text:p>184,5166667511</text:p>
          </table:table-cell>
          <table:table-cell table:formula="of:=SQRT([.Z59]*[.Z59]+[.AA59]*[.AA59])" office:value-type="float" office:value="480.014622697268">
            <text:p>480,0146226973</text:p>
          </table:table-cell>
          <table:table-cell table:formula="of:=ASIN(ABS([.Z59]/[.AB59]))" office:value-type="float" office:value="1.17624068242057">
            <text:p>1,1762406824</text:p>
          </table:table-cell>
          <table:table-cell table:formula="of:=ABS([.K59]-[.AC59])" office:value-type="float" office:value="0.0191656152701909">
            <text:p>0,0191656153</text:p>
          </table:table-cell>
          <table:table-cell/>
          <table:table-cell table:formula="of:=[.J59]/[.AC59]" office:value-type="float" office:value="1.1852263826989">
            <text:p>1,1852263827</text:p>
          </table:table-cell>
        </table:table-row>
        <table:table-row table:style-name="ro1">
          <table:table-cell office:value-type="float" office:value="-0.76">
            <text:p>-0,76</text:p>
          </table:table-cell>
          <table:table-cell office:value-type="float" office:value="-404.330228395951">
            <text:p>-404,330228396</text:p>
          </table:table-cell>
          <table:table-cell office:value-type="float" office:value="261.683077701173">
            <text:p>261,6830777012</text:p>
          </table:table-cell>
          <table:table-cell office:value-type="float" office:value="587.918813001971">
            <text:p>587,918813002</text:p>
          </table:table-cell>
          <table:table-cell office:value-type="float" office:value="231.745040640036">
            <text:p>231,74504064</text:p>
          </table:table-cell>
          <table:table-cell/>
          <table:table-cell table:formula="of:=SQRT([.B60]*[.B60] + [.C60]*[.C60])" office:value-type="float" office:value="481.623262259912">
            <text:p>481,6232622599</text:p>
          </table:table-cell>
          <table:table-cell table:formula="of:=SQRT([.D60]*[.D60]+[.E60]*[.E60])" office:value-type="float" office:value="631.944850871418">
            <text:p>631,9448508714</text:p>
          </table:table-cell>
          <table:table-cell/>
          <table:table-cell table:formula="of:=ASIN(ABS([.B60]/[.G60]))" office:value-type="float" office:value="0.996391025360225">
            <text:p>0,9963910254</text:p>
          </table:table-cell>
          <table:table-cell table:formula="of:=ASIN(ABS([.D60]/[.H60]))" office:value-type="float" office:value="1.19531841146492">
            <text:p>1,1953184115</text:p>
          </table:table-cell>
          <table:table-cell/>
          <table:table-cell table:formula="of:=[.J60]/[.K60]" office:value-type="float" office:value="0.833577911795986">
            <text:p>0,8335779118</text:p>
          </table:table-cell>
          <table:table-cell/>
          <table:table-cell table:formula="of:=IF([.C60]&lt;0;-[.A60];[.A60])" office:value-type="float" office:value="-0.76">
            <text:p>-0,76</text:p>
          </table:table-cell>
          <table:table-cell table:formula="of:=ABS([.C60])" office:value-type="float" office:value="261.683077701173">
            <text:p>261,6830777012</text:p>
          </table:table-cell>
          <table:table-cell table:formula="of:=ABS([.E60])" office:value-type="float" office:value="231.745040640036">
            <text:p>231,74504064</text:p>
          </table:table-cell>
          <table:table-cell/>
          <table:table-cell table:formula="of:=1+[.$R$3]*[.O60]+[.$Q$3]*[.O60]*[.O60]*[.O60]" office:value-type="float" office:value="0.8260512">
            <text:p>0,8260512</text:p>
          </table:table-cell>
          <table:table-cell table:formula="of:=[.J60]/[.S60]" office:value-type="float" office:value="1.2062097668525">
            <text:p>1,2062097669</text:p>
          </table:table-cell>
          <table:table-cell table:formula="of:=ABS([.T60]-[.K60])" office:value-type="float" office:value="0.0108913553875751">
            <text:p>0,0108913554</text:p>
          </table:table-cell>
          <table:table-cell table:number-columns-repeated="4"/>
          <table:table-cell table:formula="of:=-([.B60]+[.$Z$2])" office:value-type="float" office:value="404.330228395951">
            <text:p>404,330228396</text:p>
          </table:table-cell>
          <table:table-cell table:formula="of:=[.P60]+[.O60]*[.G60]*([.$AA$2]+[.$AA$1]*ABS([.P60]/[.B60]))" office:value-type="float" office:value="148.853882990949">
            <text:p>148,853882991</text:p>
          </table:table-cell>
          <table:table-cell table:formula="of:=SQRT([.Z60]*[.Z60]+[.AA60]*[.AA60])" office:value-type="float" office:value="430.860084106436">
            <text:p>430,8600841064</text:p>
          </table:table-cell>
          <table:table-cell table:formula="of:=ASIN(ABS([.Z60]/[.AB60]))" office:value-type="float" office:value="1.21804525140629">
            <text:p>1,2180452514</text:p>
          </table:table-cell>
          <table:table-cell table:formula="of:=ABS([.K60]-[.AC60])" office:value-type="float" office:value="0.022726839941372">
            <text:p>0,0227268399</text:p>
          </table:table-cell>
          <table:table-cell/>
          <table:table-cell table:formula="of:=[.J60]/[.AC60]" office:value-type="float" office:value="0.818024637598515">
            <text:p>0,8180246376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524.422057264119">
            <text:p>-524,4220572641</text:p>
          </table:table-cell>
          <table:table-cell office:value-type="float" office:value="-84.6768134925673">
            <text:p>-84,6768134926</text:p>
          </table:table-cell>
          <table:table-cell office:value-type="float" office:value="626.547308841992">
            <text:p>626,547308842</text:p>
          </table:table-cell>
          <table:table-cell office:value-type="float" office:value="-242.792817841613">
            <text:p>-242,7928178416</text:p>
          </table:table-cell>
          <table:table-cell/>
          <table:table-cell table:formula="of:=SQRT([.B61]*[.B61] + [.C61]*[.C61])" office:value-type="float" office:value="531.214322932266">
            <text:p>531,2143229323</text:p>
          </table:table-cell>
          <table:table-cell table:formula="of:=SQRT([.D61]*[.D61]+[.E61]*[.E61])" office:value-type="float" office:value="671.944850871418">
            <text:p>671,9448508714</text:p>
          </table:table-cell>
          <table:table-cell/>
          <table:table-cell table:formula="of:=ASIN(ABS([.B61]/[.G61]))" office:value-type="float" office:value="1.41071109024347">
            <text:p>1,4107110902</text:p>
          </table:table-cell>
          <table:table-cell table:formula="of:=ASIN(ABS([.D61]/[.H61]))" office:value-type="float" office:value="1.20110407875683">
            <text:p>1,2011040788</text:p>
          </table:table-cell>
          <table:table-cell/>
          <table:table-cell table:formula="of:=[.J61]/[.K61]" office:value-type="float" office:value="1.17451194712751">
            <text:p>1,1745119471</text:p>
          </table:table-cell>
          <table:table-cell/>
          <table:table-cell table:formula="of:=IF([.C61]&lt;0;-[.A61];[.A61])" office:value-type="float" office:value="0.8">
            <text:p>0,8</text:p>
          </table:table-cell>
          <table:table-cell table:formula="of:=ABS([.C61])" office:value-type="float" office:value="84.6768134925673">
            <text:p>84,6768134926</text:p>
          </table:table-cell>
          <table:table-cell table:formula="of:=ABS([.E61])" office:value-type="float" office:value="242.792817841613">
            <text:p>242,7928178416</text:p>
          </table:table-cell>
          <table:table-cell/>
          <table:table-cell table:formula="of:=1+[.$R$3]*[.O61]+[.$Q$3]*[.O61]*[.O61]*[.O61]" office:value-type="float" office:value="1.1856">
            <text:p>1,1856</text:p>
          </table:table-cell>
          <table:table-cell table:formula="of:=[.J61]/[.S61]" office:value-type="float" office:value="1.18987102753329">
            <text:p>1,1898710275</text:p>
          </table:table-cell>
          <table:table-cell table:formula="of:=ABS([.T61]-[.K61])" office:value-type="float" office:value="0.0112330512235339">
            <text:p>0,0112330512</text:p>
          </table:table-cell>
          <table:table-cell table:number-columns-repeated="4"/>
          <table:table-cell table:formula="of:=-([.B61]+[.$Z$2])" office:value-type="float" office:value="524.422057264119">
            <text:p>524,4220572641</text:p>
          </table:table-cell>
          <table:table-cell table:formula="of:=[.P61]+[.O61]*[.G61]*([.$AA$2]+[.$AA$1]*ABS([.P61]/[.B61]))" office:value-type="float" office:value="197.095372937313">
            <text:p>197,0953729373</text:p>
          </table:table-cell>
          <table:table-cell table:formula="of:=SQRT([.Z61]*[.Z61]+[.AA61]*[.AA61])" office:value-type="float" office:value="560.236628736848">
            <text:p>560,2366287368</text:p>
          </table:table-cell>
          <table:table-cell table:formula="of:=ASIN(ABS([.Z61]/[.AB61]))" office:value-type="float" office:value="1.21129512433663">
            <text:p>1,2112951243</text:p>
          </table:table-cell>
          <table:table-cell table:formula="of:=ABS([.K61]-[.AC61])" office:value-type="float" office:value="0.0101910455798">
            <text:p>0,0101910456</text:p>
          </table:table-cell>
          <table:table-cell/>
          <table:table-cell table:formula="of:=[.J61]/[.AC61]" office:value-type="float" office:value="1.16463037116248">
            <text:p>1,1646303712</text:p>
          </table:table-cell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-155.805315202078">
            <text:p>-155,8053152021</text:p>
          </table:table-cell>
          <table:table-cell office:value-type="float" office:value="-105.349390173887">
            <text:p>-105,3493901739</text:p>
          </table:table-cell>
          <table:table-cell office:value-type="float" office:value="180.735357129205">
            <text:p>180,7353571292</text:p>
          </table:table-cell>
          <table:table-cell office:value-type="float" office:value="-76.7646025478285">
            <text:p>-76,7646025478</text:p>
          </table:table-cell>
          <table:table-cell/>
          <table:table-cell table:formula="of:=SQRT([.B62]*[.B62] + [.C62]*[.C62])" office:value-type="float" office:value="188.079212714294">
            <text:p>188,0792127143</text:p>
          </table:table-cell>
          <table:table-cell table:formula="of:=SQRT([.D62]*[.D62]+[.E62]*[.E62])" office:value-type="float" office:value="196.362097974501">
            <text:p>196,3620979745</text:p>
          </table:table-cell>
          <table:table-cell/>
          <table:table-cell table:formula="of:=ASIN(ABS([.B62]/[.G62]))" office:value-type="float" office:value="0.976249879549204">
            <text:p>0,9762498795</text:p>
          </table:table-cell>
          <table:table-cell table:formula="of:=ASIN(ABS([.D62]/[.H62]))" office:value-type="float" office:value="1.16915029578172">
            <text:p>1,1691502958</text:p>
          </table:table-cell>
          <table:table-cell/>
          <table:table-cell table:formula="of:=[.J62]/[.K62]" office:value-type="float" office:value="0.835008025120037">
            <text:p>0,8350080251</text:p>
          </table:table-cell>
          <table:table-cell/>
          <table:table-cell table:formula="of:=IF([.C62]&lt;0;-[.A62];[.A62])" office:value-type="float" office:value="-0.76">
            <text:p>-0,76</text:p>
          </table:table-cell>
          <table:table-cell table:formula="of:=ABS([.C62])" office:value-type="float" office:value="105.349390173887">
            <text:p>105,3493901739</text:p>
          </table:table-cell>
          <table:table-cell table:formula="of:=ABS([.E62])" office:value-type="float" office:value="76.7646025478285">
            <text:p>76,7646025478</text:p>
          </table:table-cell>
          <table:table-cell/>
          <table:table-cell table:formula="of:=1+[.$R$3]*[.O62]+[.$Q$3]*[.O62]*[.O62]*[.O62]" office:value-type="float" office:value="0.8260512">
            <text:p>0,8260512</text:p>
          </table:table-cell>
          <table:table-cell table:formula="of:=[.J62]/[.S62]" office:value-type="float" office:value="1.18182732444333">
            <text:p>1,1818273244</text:p>
          </table:table-cell>
          <table:table-cell table:formula="of:=ABS([.T62]-[.K62])" office:value-type="float" office:value="0.0126770286616096">
            <text:p>0,0126770287</text:p>
          </table:table-cell>
          <table:table-cell table:number-columns-repeated="4"/>
          <table:table-cell table:formula="of:=-([.B62]+[.$Z$2])" office:value-type="float" office:value="155.805315202078">
            <text:p>155,8053152021</text:p>
          </table:table-cell>
          <table:table-cell table:formula="of:=[.P62]+[.O62]*[.G62]*([.$AA$2]+[.$AA$1]*ABS([.P62]/[.B62]))" office:value-type="float" office:value="60.9157939150556">
            <text:p>60,9157939151</text:p>
          </table:table-cell>
          <table:table-cell table:formula="of:=SQRT([.Z62]*[.Z62]+[.AA62]*[.AA62])" office:value-type="float" office:value="167.290257317993">
            <text:p>167,290257318</text:p>
          </table:table-cell>
          <table:table-cell table:formula="of:=ASIN(ABS([.Z62]/[.AB62]))" office:value-type="float" office:value="1.19809530496772">
            <text:p>1,198095305</text:p>
          </table:table-cell>
          <table:table-cell table:formula="of:=ABS([.K62]-[.AC62])" office:value-type="float" office:value="0.0289450091859935">
            <text:p>0,0289450092</text:p>
          </table:table-cell>
          <table:table-cell/>
          <table:table-cell table:formula="of:=[.J62]/[.AC62]" office:value-type="float" office:value="0.814834909628087">
            <text:p>0,814834909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96.994627772596">
            <text:p>-196,9946277726</text:p>
          </table:table-cell>
          <table:table-cell office:value-type="float" office:value="117.992016080237">
            <text:p>117,9920160802</text:p>
          </table:table-cell>
          <table:table-cell office:value-type="float" office:value="168.972318111919">
            <text:p>168,9723181119</text:p>
          </table:table-cell>
          <table:table-cell office:value-type="float" office:value="150.625877960269">
            <text:p>150,6258779603</text:p>
          </table:table-cell>
          <table:table-cell/>
          <table:table-cell table:formula="of:=SQRT([.B63]*[.B63] + [.C63]*[.C63])" office:value-type="float" office:value="229.627958293285">
            <text:p>229,6279582933</text:p>
          </table:table-cell>
          <table:table-cell table:formula="of:=SQRT([.D63]*[.D63]+[.E63]*[.E63])" office:value-type="float" office:value="226.3620979745">
            <text:p>226,3620979745</text:p>
          </table:table-cell>
          <table:table-cell/>
          <table:table-cell table:formula="of:=ASIN(ABS([.B63]/[.G63]))" office:value-type="float" office:value="1.03114145801813">
            <text:p>1,031141458</text:p>
          </table:table-cell>
          <table:table-cell table:formula="of:=ASIN(ABS([.D63]/[.H63]))" office:value-type="float" office:value="0.842739937493182">
            <text:p>0,8427399375</text:p>
          </table:table-cell>
          <table:table-cell/>
          <table:table-cell table:formula="of:=[.J63]/[.K63]" office:value-type="float" office:value="1.22355831513737">
            <text:p>1,2235583151</text:p>
          </table:table-cell>
          <table:table-cell/>
          <table:table-cell table:formula="of:=IF([.C63]&lt;0;-[.A63];[.A63])" office:value-type="float" office:value="0">
            <text:p>0</text:p>
          </table:table-cell>
          <table:table-cell table:formula="of:=ABS([.C63])" office:value-type="float" office:value="117.992016080237">
            <text:p>117,9920160802</text:p>
          </table:table-cell>
          <table:table-cell table:formula="of:=ABS([.E63])" office:value-type="float" office:value="150.625877960269">
            <text:p>150,6258779603</text:p>
          </table:table-cell>
          <table:table-cell/>
          <table:table-cell table:formula="of:=1+[.$R$3]*[.O63]+[.$Q$3]*[.O63]*[.O63]*[.O63]" office:value-type="float" office:value="1">
            <text:p>1</text:p>
          </table:table-cell>
          <table:table-cell table:formula="of:=[.J63]/[.S63]" office:value-type="float" office:value="1.03114145801813">
            <text:p>1,031141458</text:p>
          </table:table-cell>
          <table:table-cell table:formula="of:=ABS([.T63]-[.K63])" office:value-type="float" office:value="0.188401520524946">
            <text:p>0,1884015205</text:p>
          </table:table-cell>
          <table:table-cell table:number-columns-repeated="4"/>
          <table:table-cell table:formula="of:=-([.B63]+[.$Z$2])" office:value-type="float" office:value="196.994627772596">
            <text:p>196,9946277726</text:p>
          </table:table-cell>
          <table:table-cell table:formula="of:=[.P63]+[.O63]*[.G63]*([.$AA$2]+[.$AA$1]*ABS([.P63]/[.B63]))" office:value-type="float" office:value="117.992016080237">
            <text:p>117,9920160802</text:p>
          </table:table-cell>
          <table:table-cell table:formula="of:=SQRT([.Z63]*[.Z63]+[.AA63]*[.AA63])" office:value-type="float" office:value="229.627958293285">
            <text:p>229,6279582933</text:p>
          </table:table-cell>
          <table:table-cell table:formula="of:=ASIN(ABS([.Z63]/[.AB63]))" office:value-type="float" office:value="1.03114145801813">
            <text:p>1,031141458</text:p>
          </table:table-cell>
          <table:table-cell table:formula="of:=ABS([.K63]-[.AC63])" office:value-type="float" office:value="0.188401520524946">
            <text:p>0,1884015205</text:p>
          </table:table-cell>
          <table:table-cell/>
          <table:table-cell table:formula="of:=[.J63]/[.AC63]" office:value-type="float" office:value="1">
            <text:p>1</text:p>
          </table:table-cell>
        </table:table-row>
        <table:table-row table:style-name="ro1">
          <table:table-cell office:value-type="float" office:value="-0.68">
            <text:p>-0,68</text:p>
          </table:table-cell>
          <table:table-cell office:value-type="float" office:value="-171.028499741155">
            <text:p>-171,0284997412</text:p>
          </table:table-cell>
          <table:table-cell office:value-type="float" office:value="-174.505601954559">
            <text:p>-174,5056019546</text:p>
          </table:table-cell>
          <table:table-cell office:value-type="float" office:value="150.754442805804">
            <text:p>150,7544428058</text:p>
          </table:table-cell>
          <table:table-cell office:value-type="float" office:value="-207.351448637812">
            <text:p>-207,3514486378</text:p>
          </table:table-cell>
          <table:table-cell/>
          <table:table-cell table:formula="of:=SQRT([.B64]*[.B64] + [.C64]*[.C64])" office:value-type="float" office:value="244.341876961837">
            <text:p>244,3418769618</text:p>
          </table:table-cell>
          <table:table-cell table:formula="of:=SQRT([.D64]*[.D64]+[.E64]*[.E64])" office:value-type="float" office:value="256.362097974501">
            <text:p>256,3620979745</text:p>
          </table:table-cell>
          <table:table-cell/>
          <table:table-cell table:formula="of:=ASIN(ABS([.B64]/[.G64]))" office:value-type="float" office:value="0.77533552461423">
            <text:p>0,7753355246</text:p>
          </table:table-cell>
          <table:table-cell table:formula="of:=ASIN(ABS([.D64]/[.H64]))" office:value-type="float" office:value="0.628649245198964">
            <text:p>0,6286492452</text:p>
          </table:table-cell>
          <table:table-cell/>
          <table:table-cell table:formula="of:=[.J64]/[.K64]" office:value-type="float" office:value="1.23333564867137">
            <text:p>1,2333356487</text:p>
          </table:table-cell>
          <table:table-cell/>
          <table:table-cell table:formula="of:=IF([.C64]&lt;0;-[.A64];[.A64])" office:value-type="float" office:value="0.68">
            <text:p>0,68</text:p>
          </table:table-cell>
          <table:table-cell table:formula="of:=ABS([.C64])" office:value-type="float" office:value="174.505601954559">
            <text:p>174,5056019546</text:p>
          </table:table-cell>
          <table:table-cell table:formula="of:=ABS([.E64])" office:value-type="float" office:value="207.351448637812">
            <text:p>207,3514486378</text:p>
          </table:table-cell>
          <table:table-cell/>
          <table:table-cell table:formula="of:=1+[.$R$3]*[.O64]+[.$Q$3]*[.O64]*[.O64]*[.O64]" office:value-type="float" office:value="1.1517216">
            <text:p>1,1517216</text:p>
          </table:table-cell>
          <table:table-cell table:formula="of:=[.J64]/[.S64]" office:value-type="float" office:value="0.673196998835682">
            <text:p>0,6731969988</text:p>
          </table:table-cell>
          <table:table-cell table:formula="of:=ABS([.T64]-[.K64])" office:value-type="float" office:value="0.0445477536367184">
            <text:p>0,0445477536</text:p>
          </table:table-cell>
          <table:table-cell table:number-columns-repeated="4"/>
          <table:table-cell table:formula="of:=-([.B64]+[.$Z$2])" office:value-type="float" office:value="171.028499741155">
            <text:p>171,0284997412</text:p>
          </table:table-cell>
          <table:table-cell table:formula="of:=[.P64]+[.O64]*[.G64]*([.$AA$2]+[.$AA$1]*ABS([.P64]/[.B64]))" office:value-type="float" office:value="231.301461209164">
            <text:p>231,3014612092</text:p>
          </table:table-cell>
          <table:table-cell table:formula="of:=SQRT([.Z64]*[.Z64]+[.AA64]*[.AA64])" office:value-type="float" office:value="287.664933005753">
            <text:p>287,6649330058</text:p>
          </table:table-cell>
          <table:table-cell table:formula="of:=ASIN(ABS([.Z64]/[.AB64]))" office:value-type="float" office:value="0.636694258779067">
            <text:p>0,6366942588</text:p>
          </table:table-cell>
          <table:table-cell table:formula="of:=ABS([.K64]-[.AC64])" office:value-type="float" office:value="0.00804501358010334">
            <text:p>0,0080450136</text:p>
          </table:table-cell>
          <table:table-cell/>
          <table:table-cell table:formula="of:=[.J64]/[.AC64]" office:value-type="float" office:value="1.21775171351635">
            <text:p>1,2177517135</text:p>
          </table:table-cell>
        </table:table-row>
        <table:table-row table:style-name="ro1">
          <table:table-cell office:value-type="float" office:value="-0.52">
            <text:p>-0,52</text:p>
          </table:table-cell>
          <table:table-cell office:value-type="float" office:value="-212.066347844753">
            <text:p>-212,0663478448</text:p>
          </table:table-cell>
          <table:table-cell office:value-type="float" office:value="184.503146243508">
            <text:p>184,5031462435</text:p>
          </table:table-cell>
          <table:table-cell office:value-type="float" office:value="321.844366202972">
            <text:p>321,844366203</text:p>
          </table:table-cell>
          <table:table-cell office:value-type="float" office:value="205.425805474166">
            <text:p>205,4258054742</text:p>
          </table:table-cell>
          <table:table-cell/>
          <table:table-cell table:formula="of:=SQRT([.B65]*[.B65] + [.C65]*[.C65])" office:value-type="float" office:value="281.093484204037">
            <text:p>281,093484204</text:p>
          </table:table-cell>
          <table:table-cell table:formula="of:=SQRT([.D65]*[.D65]+[.E65]*[.E65])" office:value-type="float" office:value="381.816130632668">
            <text:p>381,8161306327</text:p>
          </table:table-cell>
          <table:table-cell/>
          <table:table-cell table:formula="of:=ASIN(ABS([.B65]/[.G65]))" office:value-type="float" office:value="0.85479065561466">
            <text:p>0,8547906556</text:p>
          </table:table-cell>
          <table:table-cell table:formula="of:=ASIN(ABS([.D65]/[.H65]))" office:value-type="float" office:value="1.00270653733982">
            <text:p>1,0027065373</text:p>
          </table:table-cell>
          <table:table-cell/>
          <table:table-cell table:formula="of:=[.J65]/[.K65]" office:value-type="float" office:value="0.852483377521824">
            <text:p>0,8524833775</text:p>
          </table:table-cell>
          <table:table-cell/>
          <table:table-cell table:formula="of:=IF([.C65]&lt;0;-[.A65];[.A65])" office:value-type="float" office:value="-0.52">
            <text:p>-0,52</text:p>
          </table:table-cell>
          <table:table-cell table:formula="of:=ABS([.C65])" office:value-type="float" office:value="184.503146243508">
            <text:p>184,5031462435</text:p>
          </table:table-cell>
          <table:table-cell table:formula="of:=ABS([.E65])" office:value-type="float" office:value="205.425805474166">
            <text:p>205,4258054742</text:p>
          </table:table-cell>
          <table:table-cell/>
          <table:table-cell table:formula="of:=1+[.$R$3]*[.O65]+[.$Q$3]*[.O65]*[.O65]*[.O65]" office:value-type="float" office:value="0.8889696">
            <text:p>0,8889696</text:p>
          </table:table-cell>
          <table:table-cell table:formula="of:=[.J65]/[.S65]" office:value-type="float" office:value="0.961552178628673">
            <text:p>0,9615521786</text:p>
          </table:table-cell>
          <table:table-cell table:formula="of:=ABS([.T65]-[.K65])" office:value-type="float" office:value="0.0411543587111443">
            <text:p>0,0411543587</text:p>
          </table:table-cell>
          <table:table-cell table:number-columns-repeated="4"/>
          <table:table-cell table:formula="of:=-([.B65]+[.$Z$2])" office:value-type="float" office:value="212.066347844753">
            <text:p>212,0663478448</text:p>
          </table:table-cell>
          <table:table-cell table:formula="of:=[.P65]+[.O65]*[.G65]*([.$AA$2]+[.$AA$1]*ABS([.P65]/[.B65]))" office:value-type="float" office:value="136.515654549182">
            <text:p>136,5156545492</text:p>
          </table:table-cell>
          <table:table-cell table:formula="of:=SQRT([.Z65]*[.Z65]+[.AA65]*[.AA65])" office:value-type="float" office:value="252.20757289424">
            <text:p>252,2075728942</text:p>
          </table:table-cell>
          <table:table-cell table:formula="of:=ASIN(ABS([.Z65]/[.AB65]))" office:value-type="float" office:value="0.998834192007529">
            <text:p>0,998834192</text:p>
          </table:table-cell>
          <table:table-cell table:formula="of:=ABS([.K65]-[.AC65])" office:value-type="float" office:value="0.00387234533228853">
            <text:p>0,0038723453</text:p>
          </table:table-cell>
          <table:table-cell/>
          <table:table-cell table:formula="of:=[.J65]/[.AC65]" office:value-type="float" office:value="0.855788340501881">
            <text:p>0,8557883405</text:p>
          </table:table-cell>
        </table:table-row>
        <table:table-row table:style-name="ro1">
          <table:table-cell office:value-type="float" office:value="-0.32">
            <text:p>-0,32</text:p>
          </table:table-cell>
          <table:table-cell office:value-type="float" office:value="-241.915323034572">
            <text:p>-241,9153230346</text:p>
          </table:table-cell>
          <table:table-cell office:value-type="float" office:value="203.684451777503">
            <text:p>203,6844517775</text:p>
          </table:table-cell>
          <table:table-cell office:value-type="float" office:value="349.741182152492">
            <text:p>349,7411821525</text:p>
          </table:table-cell>
          <table:table-cell office:value-type="float" office:value="235.817627773018">
            <text:p>235,817627773</text:p>
          </table:table-cell>
          <table:table-cell/>
          <table:table-cell table:formula="of:=SQRT([.B66]*[.B66] + [.C66]*[.C66])" office:value-type="float" office:value="316.244176886822">
            <text:p>316,2441768868</text:p>
          </table:table-cell>
          <table:table-cell table:formula="of:=SQRT([.D66]*[.D66]+[.E66]*[.E66])" office:value-type="float" office:value="421.816130632668">
            <text:p>421,8161306327</text:p>
          </table:table-cell>
          <table:table-cell/>
          <table:table-cell table:formula="of:=ASIN(ABS([.B66]/[.G66]))" office:value-type="float" office:value="0.870985004734472">
            <text:p>0,8709850047</text:p>
          </table:table-cell>
          <table:table-cell table:formula="of:=ASIN(ABS([.D66]/[.H66]))" office:value-type="float" office:value="0.977552969778293">
            <text:p>0,9775529698</text:p>
          </table:table-cell>
          <table:table-cell/>
          <table:table-cell table:formula="of:=[.J66]/[.K66]" office:value-type="float" office:value="0.890984971312613">
            <text:p>0,8909849713</text:p>
          </table:table-cell>
          <table:table-cell/>
          <table:table-cell table:formula="of:=IF([.C66]&lt;0;-[.A66];[.A66])" office:value-type="float" office:value="-0.32">
            <text:p>-0,32</text:p>
          </table:table-cell>
          <table:table-cell table:formula="of:=ABS([.C66])" office:value-type="float" office:value="203.684451777503">
            <text:p>203,6844517775</text:p>
          </table:table-cell>
          <table:table-cell table:formula="of:=ABS([.E66])" office:value-type="float" office:value="235.817627773018">
            <text:p>235,817627773</text:p>
          </table:table-cell>
          <table:table-cell/>
          <table:table-cell table:formula="of:=1+[.$R$3]*[.O66]+[.$Q$3]*[.O66]*[.O66]*[.O66]" office:value-type="float" office:value="0.9343616">
            <text:p>0,9343616</text:p>
          </table:table-cell>
          <table:table-cell table:formula="of:=[.J66]/[.S66]" office:value-type="float" office:value="0.932171232994241">
            <text:p>0,932171233</text:p>
          </table:table-cell>
          <table:table-cell table:formula="of:=ABS([.T66]-[.K66])" office:value-type="float" office:value="0.0453817367840519">
            <text:p>0,0453817368</text:p>
          </table:table-cell>
          <table:table-cell table:number-columns-repeated="4"/>
          <table:table-cell table:formula="of:=-([.B66]+[.$Z$2])" office:value-type="float" office:value="241.915323034572">
            <text:p>241,9153230346</text:p>
          </table:table-cell>
          <table:table-cell table:formula="of:=[.P66]+[.O66]*[.G66]*([.$AA$2]+[.$AA$1]*ABS([.P66]/[.B66]))" office:value-type="float" office:value="170.71643344588">
            <text:p>170,7164334459</text:p>
          </table:table-cell>
          <table:table-cell table:formula="of:=SQRT([.Z66]*[.Z66]+[.AA66]*[.AA66])" office:value-type="float" office:value="296.08634579697">
            <text:p>296,086345797</text:p>
          </table:table-cell>
          <table:table-cell table:formula="of:=ASIN(ABS([.Z66]/[.AB66]))" office:value-type="float" office:value="0.956263952252898">
            <text:p>0,9562639523</text:p>
          </table:table-cell>
          <table:table-cell table:formula="of:=ABS([.K66]-[.AC66])" office:value-type="float" office:value="0.0212890175253947">
            <text:p>0,0212890175</text:p>
          </table:table-cell>
          <table:table-cell/>
          <table:table-cell table:formula="of:=[.J66]/[.AC66]" office:value-type="float" office:value="0.9108207024666">
            <text:p>0,9108207025</text:p>
          </table:table-cell>
        </table:table-row>
        <table:table-row table:style-name="ro1">
          <table:table-cell office:value-type="float" office:value="-0.32">
            <text:p>-0,32</text:p>
          </table:table-cell>
          <table:table-cell office:value-type="float" office:value="-258.641952597732">
            <text:p>-258,6419525977</text:p>
          </table:table-cell>
          <table:table-cell office:value-type="float" office:value="226.250291315408">
            <text:p>226,2502913154</text:p>
          </table:table-cell>
          <table:table-cell office:value-type="float" office:value="280.599775932431">
            <text:p>280,5997759324</text:p>
          </table:table-cell>
          <table:table-cell office:value-type="float" office:value="203.052871587592">
            <text:p>203,0528715876</text:p>
          </table:table-cell>
          <table:table-cell/>
          <table:table-cell table:formula="of:=SQRT([.B67]*[.B67] + [.C67]*[.C67])" office:value-type="float" office:value="343.634768269852">
            <text:p>343,6347682699</text:p>
          </table:table-cell>
          <table:table-cell table:formula="of:=SQRT([.D67]*[.D67]+[.E67]*[.E67])" office:value-type="float" office:value="346.362097974501">
            <text:p>346,3620979745</text:p>
          </table:table-cell>
          <table:table-cell/>
          <table:table-cell table:formula="of:=ASIN(ABS([.B67]/[.G67]))" office:value-type="float" office:value="0.852100833816682">
            <text:p>0,8521008338</text:p>
          </table:table-cell>
          <table:table-cell table:formula="of:=ASIN(ABS([.D67]/[.H67]))" office:value-type="float" office:value="0.944380967989945">
            <text:p>0,944380968</text:p>
          </table:table-cell>
          <table:table-cell/>
          <table:table-cell table:formula="of:=[.J67]/[.K67]" office:value-type="float" office:value="0.902285055183105">
            <text:p>0,9022850552</text:p>
          </table:table-cell>
          <table:table-cell/>
          <table:table-cell table:formula="of:=IF([.C67]&lt;0;-[.A67];[.A67])" office:value-type="float" office:value="-0.32">
            <text:p>-0,32</text:p>
          </table:table-cell>
          <table:table-cell table:formula="of:=ABS([.C67])" office:value-type="float" office:value="226.250291315408">
            <text:p>226,2502913154</text:p>
          </table:table-cell>
          <table:table-cell table:formula="of:=ABS([.E67])" office:value-type="float" office:value="203.052871587592">
            <text:p>203,0528715876</text:p>
          </table:table-cell>
          <table:table-cell/>
          <table:table-cell table:formula="of:=1+[.$R$3]*[.O67]+[.$Q$3]*[.O67]*[.O67]*[.O67]" office:value-type="float" office:value="0.9343616">
            <text:p>0,9343616</text:p>
          </table:table-cell>
          <table:table-cell table:formula="of:=[.J67]/[.S67]" office:value-type="float" office:value="0.911960459223369">
            <text:p>0,9119604592</text:p>
          </table:table-cell>
          <table:table-cell table:formula="of:=ABS([.T67]-[.K67])" office:value-type="float" office:value="0.0324205087665766">
            <text:p>0,0324205088</text:p>
          </table:table-cell>
          <table:table-cell table:number-columns-repeated="4"/>
          <table:table-cell table:formula="of:=-([.B67]+[.$Z$2])" office:value-type="float" office:value="258.641952597732">
            <text:p>258,6419525977</text:p>
          </table:table-cell>
          <table:table-cell table:formula="of:=[.P67]+[.O67]*[.G67]*([.$AA$2]+[.$AA$1]*ABS([.P67]/[.B67]))" office:value-type="float" office:value="190.102263762794">
            <text:p>190,1022637628</text:p>
          </table:table-cell>
          <table:table-cell table:formula="of:=SQRT([.Z67]*[.Z67]+[.AA67]*[.AA67])" office:value-type="float" office:value="320.989922476246">
            <text:p>320,9899224762</text:p>
          </table:table-cell>
          <table:table-cell table:formula="of:=ASIN(ABS([.Z67]/[.AB67]))" office:value-type="float" office:value="0.936963462016041">
            <text:p>0,936963462</text:p>
          </table:table-cell>
          <table:table-cell table:formula="of:=ABS([.K67]-[.AC67])" office:value-type="float" office:value="0.00741750597390467">
            <text:p>0,007417506</text:p>
          </table:table-cell>
          <table:table-cell/>
          <table:table-cell table:formula="of:=[.J67]/[.AC67]" office:value-type="float" office:value="0.909428028264024">
            <text:p>0,9094280283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340.953157893039">
            <text:p>-340,953157893</text:p>
          </table:table-cell>
          <table:table-cell office:value-type="float" office:value="-155.516617233581">
            <text:p>-155,5166172336</text:p>
          </table:table-cell>
          <table:table-cell office:value-type="float" office:value="104.860138407194">
            <text:p>104,8601384072</text:p>
          </table:table-cell>
          <table:table-cell office:value-type="float" office:value="-89.0131270175503">
            <text:p>-89,0131270176</text:p>
          </table:table-cell>
          <table:table-cell/>
          <table:table-cell table:formula="of:=SQRT([.B68]*[.B68] + [.C68]*[.C68])" office:value-type="float" office:value="374.745879380963">
            <text:p>374,745879381</text:p>
          </table:table-cell>
          <table:table-cell table:formula="of:=SQRT([.D68]*[.D68]+[.E68]*[.E68])" office:value-type="float" office:value="137.546302779168">
            <text:p>137,5463027792</text:p>
          </table:table-cell>
          <table:table-cell/>
          <table:table-cell table:formula="of:=ASIN(ABS([.B68]/[.G68]))" office:value-type="float" office:value="1.14286209601134">
            <text:p>1,142862096</text:p>
          </table:table-cell>
          <table:table-cell table:formula="of:=ASIN(ABS([.D68]/[.H68]))" office:value-type="float" office:value="0.866955873035952">
            <text:p>0,866955873</text:p>
          </table:table-cell>
          <table:table-cell/>
          <table:table-cell table:formula="of:=[.J68]/[.K68]" office:value-type="float" office:value="1.31824713524254">
            <text:p>1,3182471352</text:p>
          </table:table-cell>
          <table:table-cell/>
          <table:table-cell table:formula="of:=IF([.C68]&lt;0;-[.A68];[.A68])" office:value-type="float" office:value="0.88">
            <text:p>0,88</text:p>
          </table:table-cell>
          <table:table-cell table:formula="of:=ABS([.C68])" office:value-type="float" office:value="155.516617233581">
            <text:p>155,5166172336</text:p>
          </table:table-cell>
          <table:table-cell table:formula="of:=ABS([.E68])" office:value-type="float" office:value="89.0131270175503">
            <text:p>89,0131270176</text:p>
          </table:table-cell>
          <table:table-cell/>
          <table:table-cell table:formula="of:=1+[.$R$3]*[.O68]+[.$Q$3]*[.O68]*[.O68]*[.O68]" office:value-type="float" office:value="1.2100736">
            <text:p>1,2100736</text:p>
          </table:table-cell>
          <table:table-cell table:formula="of:=[.J68]/[.S68]" office:value-type="float" office:value="0.94445668099142">
            <text:p>0,944456681</text:p>
          </table:table-cell>
          <table:table-cell table:formula="of:=ABS([.T68]-[.K68])" office:value-type="float" office:value="0.0775008079554683">
            <text:p>0,077500808</text:p>
          </table:table-cell>
          <table:table-cell table:number-columns-repeated="4"/>
          <table:table-cell table:formula="of:=-([.B68]+[.$Z$2])" office:value-type="float" office:value="340.953157893039">
            <text:p>340,953157893</text:p>
          </table:table-cell>
          <table:table-cell table:formula="of:=[.P68]+[.O68]*[.G68]*([.$AA$2]+[.$AA$1]*ABS([.P68]/[.B68]))" office:value-type="float" office:value="251.498387186505">
            <text:p>251,4983871865</text:p>
          </table:table-cell>
          <table:table-cell table:formula="of:=SQRT([.Z68]*[.Z68]+[.AA68]*[.AA68])" office:value-type="float" office:value="423.674987029738">
            <text:p>423,6749870297</text:p>
          </table:table-cell>
          <table:table-cell table:formula="of:=ASIN(ABS([.Z68]/[.AB68]))" office:value-type="float" office:value="0.935257030070067">
            <text:p>0,9352570301</text:p>
          </table:table-cell>
          <table:table-cell table:formula="of:=ABS([.K68]-[.AC68])" office:value-type="float" office:value="0.0683011570341155">
            <text:p>0,068301157</text:p>
          </table:table-cell>
          <table:table-cell/>
          <table:table-cell table:formula="of:=[.J68]/[.AC68]" office:value-type="float" office:value="1.22197648268489">
            <text:p>1,221976482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75.757877544416">
            <text:p>-175,7578775444</text:p>
          </table:table-cell>
          <table:table-cell office:value-type="float" office:value="-82.512907038629">
            <text:p>-82,5129070386</text:p>
          </table:table-cell>
          <table:table-cell office:value-type="float" office:value="207.433931199961">
            <text:p>207,4339312</text:p>
          </table:table-cell>
          <table:table-cell office:value-type="float" office:value="-37.4775480009646">
            <text:p>-37,477548001</text:p>
          </table:table-cell>
          <table:table-cell/>
          <table:table-cell table:formula="of:=SQRT([.B69]*[.B69] + [.C69]*[.C69])" office:value-type="float" office:value="194.162847493755">
            <text:p>194,1628474938</text:p>
          </table:table-cell>
          <table:table-cell table:formula="of:=SQRT([.D69]*[.D69]+[.E69]*[.E69])" office:value-type="float" office:value="210.792320584111">
            <text:p>210,7923205841</text:p>
          </table:table-cell>
          <table:table-cell/>
          <table:table-cell table:formula="of:=ASIN(ABS([.B69]/[.G69]))" office:value-type="float" office:value="1.13187030415395">
            <text:p>1,1318703042</text:p>
          </table:table-cell>
          <table:table-cell table:formula="of:=ASIN(ABS([.D69]/[.H69]))" office:value-type="float" office:value="1.39205234534309">
            <text:p>1,3920523453</text:p>
          </table:table-cell>
          <table:table-cell/>
          <table:table-cell table:formula="of:=[.J69]/[.K69]" office:value-type="float" office:value="0.813094642554536">
            <text:p>0,8130946426</text:p>
          </table:table-cell>
          <table:table-cell/>
          <table:table-cell table:formula="of:=IF([.C69]&lt;0;-[.A69];[.A69])" office:value-type="float" office:value="-0">
            <text:p>-0</text:p>
          </table:table-cell>
          <table:table-cell table:formula="of:=ABS([.C69])" office:value-type="float" office:value="82.512907038629">
            <text:p>82,5129070386</text:p>
          </table:table-cell>
          <table:table-cell table:formula="of:=ABS([.E69])" office:value-type="float" office:value="37.4775480009646">
            <text:p>37,477548001</text:p>
          </table:table-cell>
          <table:table-cell/>
          <table:table-cell table:formula="of:=1+[.$R$3]*[.O69]+[.$Q$3]*[.O69]*[.O69]*[.O69]" office:value-type="float" office:value="1">
            <text:p>1</text:p>
          </table:table-cell>
          <table:table-cell table:formula="of:=[.J69]/[.S69]" office:value-type="float" office:value="1.13187030415395">
            <text:p>1,1318703042</text:p>
          </table:table-cell>
          <table:table-cell table:formula="of:=ABS([.T69]-[.K69])" office:value-type="float" office:value="0.260182041189147">
            <text:p>0,2601820412</text:p>
          </table:table-cell>
          <table:table-cell table:number-columns-repeated="4"/>
          <table:table-cell table:formula="of:=-([.B69]+[.$Z$2])" office:value-type="float" office:value="175.757877544416">
            <text:p>175,7578775444</text:p>
          </table:table-cell>
          <table:table-cell table:formula="of:=[.P69]+[.O69]*[.G69]*([.$AA$2]+[.$AA$1]*ABS([.P69]/[.B69]))" office:value-type="float" office:value="82.512907038629">
            <text:p>82,5129070386</text:p>
          </table:table-cell>
          <table:table-cell table:formula="of:=SQRT([.Z69]*[.Z69]+[.AA69]*[.AA69])" office:value-type="float" office:value="194.162847493755">
            <text:p>194,1628474938</text:p>
          </table:table-cell>
          <table:table-cell table:formula="of:=ASIN(ABS([.Z69]/[.AB69]))" office:value-type="float" office:value="1.13187030415395">
            <text:p>1,1318703042</text:p>
          </table:table-cell>
          <table:table-cell table:formula="of:=ABS([.K69]-[.AC69])" office:value-type="float" office:value="0.260182041189147">
            <text:p>0,2601820412</text:p>
          </table:table-cell>
          <table:table-cell/>
          <table:table-cell table:formula="of:=[.J69]/[.AC69]" office:value-type="float" office:value="1">
            <text:p>1</text:p>
          </table:table-cell>
        </table:table-row>
        <table:table-row table:style-name="ro1">
          <table:table-cell office:value-type="float" office:value="0.28">
            <text:p>0,28</text:p>
          </table:table-cell>
          <table:table-cell office:value-type="float" office:value="-244.497740885848">
            <text:p>-244,4977408858</text:p>
          </table:table-cell>
          <table:table-cell office:value-type="float" office:value="8.66969468695309">
            <text:p>8,669694687</text:p>
          </table:table-cell>
          <table:table-cell office:value-type="float" office:value="239.566192255289">
            <text:p>239,5661922553</text:p>
          </table:table-cell>
          <table:table-cell office:value-type="float" office:value="24.2689344756457">
            <text:p>24,2689344756</text:p>
          </table:table-cell>
          <table:table-cell/>
          <table:table-cell table:formula="of:=SQRT([.B70]*[.B70] + [.C70]*[.C70])" office:value-type="float" office:value="244.651402825016">
            <text:p>244,651402825</text:p>
          </table:table-cell>
          <table:table-cell table:formula="of:=SQRT([.D70]*[.D70]+[.E70]*[.E70])" office:value-type="float" office:value="240.792320584111">
            <text:p>240,7923205841</text:p>
          </table:table-cell>
          <table:table-cell/>
          <table:table-cell table:formula="of:=ASIN(ABS([.B70]/[.G70]))" office:value-type="float" office:value="1.53535197558566">
            <text:p>1,5353519756</text:p>
          </table:table-cell>
          <table:table-cell table:formula="of:=ASIN(ABS([.D70]/[.H70]))" office:value-type="float" office:value="1.46983707926128">
            <text:p>1,4698370793</text:p>
          </table:table-cell>
          <table:table-cell/>
          <table:table-cell table:formula="of:=[.J70]/[.K70]" office:value-type="float" office:value="1.04457289671676">
            <text:p>1,0445728967</text:p>
          </table:table-cell>
          <table:table-cell/>
          <table:table-cell table:formula="of:=IF([.C70]&lt;0;-[.A70];[.A70])" office:value-type="float" office:value="0.28">
            <text:p>0,28</text:p>
          </table:table-cell>
          <table:table-cell table:formula="of:=ABS([.C70])" office:value-type="float" office:value="8.66969468695309">
            <text:p>8,669694687</text:p>
          </table:table-cell>
          <table:table-cell table:formula="of:=ABS([.E70])" office:value-type="float" office:value="24.2689344756457">
            <text:p>24,2689344756</text:p>
          </table:table-cell>
          <table:table-cell/>
          <table:table-cell table:formula="of:=1+[.$R$3]*[.O70]+[.$Q$3]*[.O70]*[.O70]*[.O70]" office:value-type="float" office:value="1.0570976">
            <text:p>1,0570976</text:p>
          </table:table-cell>
          <table:table-cell table:formula="of:=[.J70]/[.S70]" office:value-type="float" office:value="1.4524221562755">
            <text:p>1,4524221563</text:p>
          </table:table-cell>
          <table:table-cell table:formula="of:=ABS([.T70]-[.K70])" office:value-type="float" office:value="0.017414922985783">
            <text:p>0,017414923</text:p>
          </table:table-cell>
          <table:table-cell table:number-columns-repeated="4"/>
          <table:table-cell table:formula="of:=-([.B70]+[.$Z$2])" office:value-type="float" office:value="244.497740885848">
            <text:p>244,4977408858</text:p>
          </table:table-cell>
          <table:table-cell table:formula="of:=[.P70]+[.O70]*[.G70]*([.$AA$2]+[.$AA$1]*ABS([.P70]/[.B70]))" office:value-type="float" office:value="26.0139064988034">
            <text:p>26,0139064988</text:p>
          </table:table-cell>
          <table:table-cell table:formula="of:=SQRT([.Z70]*[.Z70]+[.AA70]*[.AA70])" office:value-type="float" office:value="245.877751392052">
            <text:p>245,8777513921</text:p>
          </table:table-cell>
          <table:table-cell table:formula="of:=ASIN(ABS([.Z70]/[.AB70]))" office:value-type="float" office:value="1.464797779455">
            <text:p>1,4647977795</text:p>
          </table:table-cell>
          <table:table-cell table:formula="of:=ABS([.K70]-[.AC70])" office:value-type="float" office:value="0.00503929980628537">
            <text:p>0,0050392998</text:p>
          </table:table-cell>
          <table:table-cell/>
          <table:table-cell table:formula="of:=[.J70]/[.AC70]" office:value-type="float" office:value="1.04816650948018">
            <text:p>1,0481665095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-258.770986400204">
            <text:p>-258,7709864002</text:p>
          </table:table-cell>
          <table:table-cell office:value-type="float" office:value="9.63373317225054">
            <text:p>9,6337331723</text:p>
          </table:table-cell>
          <table:table-cell office:value-type="float" office:value="349.470861141792">
            <text:p>349,4708611418</text:p>
          </table:table-cell>
          <table:table-cell office:value-type="float" office:value="-90.7296038374928">
            <text:p>-90,7296038375</text:p>
          </table:table-cell>
          <table:table-cell/>
          <table:table-cell table:formula="of:=SQRT([.B71]*[.B71] + [.C71]*[.C71])" office:value-type="float" office:value="258.950250467863">
            <text:p>258,9502504679</text:p>
          </table:table-cell>
          <table:table-cell table:formula="of:=SQRT([.D71]*[.D71]+[.E71]*[.E71])" office:value-type="float" office:value="361.056427445481">
            <text:p>361,0564274455</text:p>
          </table:table-cell>
          <table:table-cell/>
          <table:table-cell table:formula="of:=ASIN(ABS([.B71]/[.G71]))" office:value-type="float" office:value="1.53358471249475">
            <text:p>1,5335847125</text:p>
          </table:table-cell>
          <table:table-cell table:formula="of:=ASIN(ABS([.D71]/[.H71]))" office:value-type="float" office:value="1.31678429637396">
            <text:p>1,3167842964</text:p>
          </table:table-cell>
          <table:table-cell/>
          <table:table-cell table:formula="of:=[.J71]/[.K71]" office:value-type="float" office:value="1.16464383477065">
            <text:p>1,1646438348</text:p>
          </table:table-cell>
          <table:table-cell/>
          <table:table-cell table:formula="of:=IF([.C71]&lt;0;-[.A71];[.A71])" office:value-type="float" office:value="0.88">
            <text:p>0,88</text:p>
          </table:table-cell>
          <table:table-cell table:formula="of:=ABS([.C71])" office:value-type="float" office:value="9.63373317225054">
            <text:p>9,6337331723</text:p>
          </table:table-cell>
          <table:table-cell table:formula="of:=ABS([.E71])" office:value-type="float" office:value="90.7296038374928">
            <text:p>90,7296038375</text:p>
          </table:table-cell>
          <table:table-cell/>
          <table:table-cell table:formula="of:=1+[.$R$3]*[.O71]+[.$Q$3]*[.O71]*[.O71]*[.O71]" office:value-type="float" office:value="1.2100736">
            <text:p>1,2100736</text:p>
          </table:table-cell>
          <table:table-cell table:formula="of:=[.J71]/[.S71]" office:value-type="float" office:value="1.26734829393415">
            <text:p>1,2673482939</text:p>
          </table:table-cell>
          <table:table-cell table:formula="of:=ABS([.T71]-[.K71])" office:value-type="float" office:value="0.0494360024398175">
            <text:p>0,0494360024</text:p>
          </table:table-cell>
          <table:table-cell table:number-columns-repeated="4"/>
          <table:table-cell table:formula="of:=-([.B71]+[.$Z$2])" office:value-type="float" office:value="258.770986400204">
            <text:p>258,7709864002</text:p>
          </table:table-cell>
          <table:table-cell table:formula="of:=[.P71]+[.O71]*[.G71]*([.$AA$2]+[.$AA$1]*ABS([.P71]/[.B71]))" office:value-type="float" office:value="67.3663085062766">
            <text:p>67,3663085063</text:p>
          </table:table-cell>
          <table:table-cell table:formula="of:=SQRT([.Z71]*[.Z71]+[.AA71]*[.AA71])" office:value-type="float" office:value="267.39604133999">
            <text:p>267,39604134</text:p>
          </table:table-cell>
          <table:table-cell table:formula="of:=ASIN(ABS([.Z71]/[.AB71]))" office:value-type="float" office:value="1.31611753237719">
            <text:p>1,3161175324</text:p>
          </table:table-cell>
          <table:table-cell table:formula="of:=ABS([.K71]-[.AC71])" office:value-type="float" office:value="0.000666763996775899">
            <text:p>0,000666764</text:p>
          </table:table-cell>
          <table:table-cell/>
          <table:table-cell table:formula="of:=[.J71]/[.AC71]" office:value-type="float" office:value="1.16523386002219">
            <text:p>1,16523386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-289.309771270316">
            <text:p>-289,3097712703</text:p>
          </table:table-cell>
          <table:table-cell office:value-type="float" office:value="-2.5055717388321">
            <text:p>-2,5055717388</text:p>
          </table:table-cell>
          <table:table-cell office:value-type="float" office:value="401.053419551416">
            <text:p>401,0534195514</text:p>
          </table:table-cell>
          <table:table-cell office:value-type="float" office:value="1.55327442802218">
            <text:p>1,553274428</text:p>
          </table:table-cell>
          <table:table-cell/>
          <table:table-cell table:formula="of:=SQRT([.B72]*[.B72] + [.C72]*[.C72])" office:value-type="float" office:value="289.320620838234">
            <text:p>289,3206208382</text:p>
          </table:table-cell>
          <table:table-cell table:formula="of:=SQRT([.D72]*[.D72]+[.E72]*[.E72])" office:value-type="float" office:value="401.056427445482">
            <text:p>401,0564274455</text:p>
          </table:table-cell>
          <table:table-cell/>
          <table:table-cell table:formula="of:=ASIN(ABS([.B72]/[.G72]))" office:value-type="float" office:value="1.56213602787871">
            <text:p>1,5621360279</text:p>
          </table:table-cell>
          <table:table-cell table:formula="of:=ASIN(ABS([.D72]/[.H72]))" office:value-type="float" office:value="1.56692335978855">
            <text:p>1,5669233598</text:p>
          </table:table-cell>
          <table:table-cell/>
          <table:table-cell table:formula="of:=[.J72]/[.K72]" office:value-type="float" office:value="0.99694475681919">
            <text:p>0,9969447568</text:p>
          </table:table-cell>
          <table:table-cell/>
          <table:table-cell table:formula="of:=IF([.C72]&lt;0;-[.A72];[.A72])" office:value-type="float" office:value="-0.04">
            <text:p>-0,04</text:p>
          </table:table-cell>
          <table:table-cell table:formula="of:=ABS([.C72])" office:value-type="float" office:value="2.5055717388321">
            <text:p>2,5055717388</text:p>
          </table:table-cell>
          <table:table-cell table:formula="of:=ABS([.E72])" office:value-type="float" office:value="1.55327442802218">
            <text:p>1,553274428</text:p>
          </table:table-cell>
          <table:table-cell/>
          <table:table-cell table:formula="of:=1+[.$R$3]*[.O72]+[.$Q$3]*[.O72]*[.O72]*[.O72]" office:value-type="float" office:value="0.9919968">
            <text:p>0,9919968</text:p>
          </table:table-cell>
          <table:table-cell table:formula="of:=[.J72]/[.S72]" office:value-type="float" office:value="1.57473897887443">
            <text:p>1,5747389789</text:p>
          </table:table-cell>
          <table:table-cell table:formula="of:=ABS([.T72]-[.K72])" office:value-type="float" office:value="0.00781561908588246">
            <text:p>0,0078156191</text:p>
          </table:table-cell>
          <table:table-cell table:number-columns-repeated="4"/>
          <table:table-cell table:formula="of:=-([.B72]+[.$Z$2])" office:value-type="float" office:value="289.309771270316">
            <text:p>289,3097712703</text:p>
          </table:table-cell>
          <table:table-cell table:formula="of:=[.P72]+[.O72]*[.G72]*([.$AA$2]+[.$AA$1]*ABS([.P72]/[.B72]))" office:value-type="float" office:value="-0.396654866076298">
            <text:p>-0,3966548661</text:p>
          </table:table-cell>
          <table:table-cell table:formula="of:=SQRT([.Z72]*[.Z72]+[.AA72]*[.AA72])" office:value-type="float" office:value="289.310043184756">
            <text:p>289,3100431848</text:p>
          </table:table-cell>
          <table:table-cell table:formula="of:=ASIN(ABS([.Z72]/[.AB72]))" office:value-type="float" office:value="1.56942528904606">
            <text:p>1,569425289</text:p>
          </table:table-cell>
          <table:table-cell table:formula="of:=ABS([.K72]-[.AC72])" office:value-type="float" office:value="0.0025019292575077">
            <text:p>0,0025019293</text:p>
          </table:table-cell>
          <table:table-cell/>
          <table:table-cell table:formula="of:=[.J72]/[.AC72]" office:value-type="float" office:value="0.995355458320807">
            <text:p>0,9953554583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 office:value-type="float" office:value="-319.363514354836">
            <text:p>-319,3635143548</text:p>
          </table:table-cell>
          <table:table-cell office:value-type="float" office:value="-14.4663595582341">
            <text:p>-14,4663595582</text:p>
          </table:table-cell>
          <table:table-cell office:value-type="float" office:value="389.100716216579">
            <text:p>389,1007162166</text:p>
          </table:table-cell>
          <table:table-cell office:value-type="float" office:value="7.20596058895955">
            <text:p>7,205960589</text:p>
          </table:table-cell>
          <table:table-cell/>
          <table:table-cell table:formula="of:=SQRT([.B73]*[.B73] + [.C73]*[.C73])" office:value-type="float" office:value="319.690991208604">
            <text:p>319,6909912086</text:p>
          </table:table-cell>
          <table:table-cell table:formula="of:=SQRT([.D73]*[.D73]+[.E73]*[.E73])" office:value-type="float" office:value="389.167435981307">
            <text:p>389,1674359813</text:p>
          </table:table-cell>
          <table:table-cell/>
          <table:table-cell table:formula="of:=ASIN(ABS([.B73]/[.G73]))" office:value-type="float" office:value="1.52552979899019">
            <text:p>1,525529799</text:p>
          </table:table-cell>
          <table:table-cell table:formula="of:=ASIN(ABS([.D73]/[.H73]))" office:value-type="float" office:value="1.5522789182116">
            <text:p>1,5522789182</text:p>
          </table:table-cell>
          <table:table-cell/>
          <table:table-cell table:formula="of:=[.J73]/[.K73]" office:value-type="float" office:value="0.982767839653313">
            <text:p>0,9827678397</text:p>
          </table:table-cell>
          <table:table-cell/>
          <table:table-cell table:formula="of:=IF([.C73]&lt;0;-[.A73];[.A73])" office:value-type="float" office:value="-0.24">
            <text:p>-0,24</text:p>
          </table:table-cell>
          <table:table-cell table:formula="of:=ABS([.C73])" office:value-type="float" office:value="14.4663595582341">
            <text:p>14,4663595582</text:p>
          </table:table-cell>
          <table:table-cell table:formula="of:=ABS([.E73])" office:value-type="float" office:value="7.20596058895955">
            <text:p>7,205960589</text:p>
          </table:table-cell>
          <table:table-cell/>
          <table:table-cell table:formula="of:=1+[.$R$3]*[.O73]+[.$Q$3]*[.O73]*[.O73]*[.O73]" office:value-type="float" office:value="0.9513088">
            <text:p>0,9513088</text:p>
          </table:table-cell>
          <table:table-cell table:formula="of:=[.J73]/[.S73]" office:value-type="float" office:value="1.60361157070153">
            <text:p>1,6036115707</text:p>
          </table:table-cell>
          <table:table-cell table:formula="of:=ABS([.T73]-[.K73])" office:value-type="float" office:value="0.0513326524899393">
            <text:p>0,0513326525</text:p>
          </table:table-cell>
          <table:table-cell table:number-columns-repeated="4"/>
          <table:table-cell table:formula="of:=-([.B73]+[.$Z$2])" office:value-type="float" office:value="319.363514354836">
            <text:p>319,3635143548</text:p>
          </table:table-cell>
          <table:table-cell table:formula="of:=[.P73]+[.O73]*[.G73]*([.$AA$2]+[.$AA$1]*ABS([.P73]/[.B73]))" office:value-type="float" office:value="-5.02789369240363">
            <text:p>-5,0278936924</text:p>
          </table:table-cell>
          <table:table-cell table:formula="of:=SQRT([.Z73]*[.Z73]+[.AA73]*[.AA73])" office:value-type="float" office:value="319.40309017925">
            <text:p>319,4030901793</text:p>
          </table:table-cell>
          <table:table-cell table:formula="of:=ASIN(ABS([.Z73]/[.AB73]))" office:value-type="float" office:value="1.55505414546149">
            <text:p>1,5550541455</text:p>
          </table:table-cell>
          <table:table-cell table:formula="of:=ABS([.K73]-[.AC73])" office:value-type="float" office:value="0.00277522724989421">
            <text:p>0,0027752272</text:p>
          </table:table-cell>
          <table:table-cell/>
          <table:table-cell table:formula="of:=[.J73]/[.AC73]" office:value-type="float" office:value="0.981013943110942">
            <text:p>0,9810139431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-362.669093530518">
            <text:p>-362,6690935305</text:p>
          </table:table-cell>
          <table:table-cell office:value-type="float" office:value="12.0277049854298">
            <text:p>12,0277049854</text:p>
          </table:table-cell>
          <table:table-cell office:value-type="float" office:value="350.87096716298">
            <text:p>350,870967163</text:p>
          </table:table-cell>
          <table:table-cell office:value-type="float" office:value="84.0277513359922">
            <text:p>84,027751336</text:p>
          </table:table-cell>
          <table:table-cell/>
          <table:table-cell table:formula="of:=SQRT([.B74]*[.B74] + [.C74]*[.C74])" office:value-type="float" office:value="362.868484563573">
            <text:p>362,8684845636</text:p>
          </table:table-cell>
          <table:table-cell table:formula="of:=SQRT([.D74]*[.D74]+[.E74]*[.E74])" office:value-type="float" office:value="360.792320584111">
            <text:p>360,7923205841</text:p>
          </table:table-cell>
          <table:table-cell/>
          <table:table-cell table:formula="of:=ASIN(ABS([.B74]/[.G74]))" office:value-type="float" office:value="1.53764407191829">
            <text:p>1,5376440719</text:p>
          </table:table-cell>
          <table:table-cell table:formula="of:=ASIN(ABS([.D74]/[.H74]))" office:value-type="float" office:value="1.33573992393048">
            <text:p>1,3357399239</text:p>
          </table:table-cell>
          <table:table-cell/>
          <table:table-cell table:formula="of:=[.J74]/[.K74]" office:value-type="float" office:value="1.15115528432638">
            <text:p>1,1511552843</text:p>
          </table:table-cell>
          <table:table-cell/>
          <table:table-cell table:formula="of:=IF([.C74]&lt;0;-[.A74];[.A74])" office:value-type="float" office:value="0.8">
            <text:p>0,8</text:p>
          </table:table-cell>
          <table:table-cell table:formula="of:=ABS([.C74])" office:value-type="float" office:value="12.0277049854298">
            <text:p>12,0277049854</text:p>
          </table:table-cell>
          <table:table-cell table:formula="of:=ABS([.E74])" office:value-type="float" office:value="84.0277513359922">
            <text:p>84,027751336</text:p>
          </table:table-cell>
          <table:table-cell/>
          <table:table-cell table:formula="of:=1+[.$R$3]*[.O74]+[.$Q$3]*[.O74]*[.O74]*[.O74]" office:value-type="float" office:value="1.1856">
            <text:p>1,1856</text:p>
          </table:table-cell>
          <table:table-cell table:formula="of:=[.J74]/[.S74]" office:value-type="float" office:value="1.29693325904039">
            <text:p>1,296933259</text:p>
          </table:table-cell>
          <table:table-cell table:formula="of:=ABS([.T74]-[.K74])" office:value-type="float" office:value="0.0388066648900918">
            <text:p>0,0388066649</text:p>
          </table:table-cell>
          <table:table-cell table:number-columns-repeated="4"/>
          <table:table-cell table:formula="of:=-([.B74]+[.$Z$2])" office:value-type="float" office:value="362.669093530518">
            <text:p>362,6690935305</text:p>
          </table:table-cell>
          <table:table-cell table:formula="of:=[.P74]+[.O74]*[.G74]*([.$AA$2]+[.$AA$1]*ABS([.P74]/[.B74]))" office:value-type="float" office:value="85.4678727704248">
            <text:p>85,4678727704</text:p>
          </table:table-cell>
          <table:table-cell table:formula="of:=SQRT([.Z74]*[.Z74]+[.AA74]*[.AA74])" office:value-type="float" office:value="372.603849521377">
            <text:p>372,6038495214</text:p>
          </table:table-cell>
          <table:table-cell table:formula="of:=ASIN(ABS([.Z74]/[.AB74]))" office:value-type="float" office:value="1.3393556708551">
            <text:p>1,3393556709</text:p>
          </table:table-cell>
          <table:table-cell table:formula="of:=ABS([.K74]-[.AC74])" office:value-type="float" office:value="0.00361574692461719">
            <text:p>0,0036157469</text:p>
          </table:table-cell>
          <table:table-cell/>
          <table:table-cell table:formula="of:=[.J74]/[.AC74]" office:value-type="float" office:value="1.14804760630654">
            <text:p>1,1480476063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-331.613766054021">
            <text:p>-331,613766054</text:p>
          </table:table-cell>
          <table:table-cell office:value-type="float" office:value="-156.091172948303">
            <text:p>-156,0911729483</text:p>
          </table:table-cell>
          <table:table-cell office:value-type="float" office:value="320.87380835276">
            <text:p>320,8738083528</text:p>
          </table:table-cell>
          <table:table-cell office:value-type="float" office:value="-133.066063103073">
            <text:p>-133,0660631031</text:p>
          </table:table-cell>
          <table:table-cell/>
          <table:table-cell table:formula="of:=SQRT([.B75]*[.B75] + [.C75]*[.C75])" office:value-type="float" office:value="366.513497853638">
            <text:p>366,5134978536</text:p>
          </table:table-cell>
          <table:table-cell table:formula="of:=SQRT([.D75]*[.D75]+[.E75]*[.E75])" office:value-type="float" office:value="347.370951630321">
            <text:p>347,3709516303</text:p>
          </table:table-cell>
          <table:table-cell/>
          <table:table-cell table:formula="of:=ASIN(ABS([.B75]/[.G75]))" office:value-type="float" office:value="1.13086083132964">
            <text:p>1,1308608313</text:p>
          </table:table-cell>
          <table:table-cell table:formula="of:=ASIN(ABS([.D75]/[.H75]))" office:value-type="float" office:value="1.17768292766481">
            <text:p>1,1776829277</text:p>
          </table:table-cell>
          <table:table-cell/>
          <table:table-cell table:formula="of:=[.J75]/[.K75]" office:value-type="float" office:value="0.96024218808367">
            <text:p>0,9602421881</text:p>
          </table:table-cell>
          <table:table-cell/>
          <table:table-cell table:formula="of:=IF([.C75]&lt;0;-[.A75];[.A75])" office:value-type="float" office:value="-0.16">
            <text:p>-0,16</text:p>
          </table:table-cell>
          <table:table-cell table:formula="of:=ABS([.C75])" office:value-type="float" office:value="156.091172948303">
            <text:p>156,0911729483</text:p>
          </table:table-cell>
          <table:table-cell table:formula="of:=ABS([.E75])" office:value-type="float" office:value="133.066063103073">
            <text:p>133,0660631031</text:p>
          </table:table-cell>
          <table:table-cell/>
          <table:table-cell table:formula="of:=1+[.$R$3]*[.O75]+[.$Q$3]*[.O75]*[.O75]*[.O75]" office:value-type="float" office:value="0.9677952">
            <text:p>0,9677952</text:p>
          </table:table-cell>
          <table:table-cell table:formula="of:=[.J75]/[.S75]" office:value-type="float" office:value="1.16849187858096">
            <text:p>1,1684918786</text:p>
          </table:table-cell>
          <table:table-cell table:formula="of:=ABS([.T75]-[.K75])" office:value-type="float" office:value="0.0091910490838456">
            <text:p>0,0091910491</text:p>
          </table:table-cell>
          <table:table-cell table:number-columns-repeated="4"/>
          <table:table-cell table:formula="of:=-([.B75]+[.$Z$2])" office:value-type="float" office:value="331.613766054021">
            <text:p>331,613766054</text:p>
          </table:table-cell>
          <table:table-cell table:formula="of:=[.P75]+[.O75]*[.G75]*([.$AA$2]+[.$AA$1]*ABS([.P75]/[.B75]))" office:value-type="float" office:value="138.946366100808">
            <text:p>138,9463661008</text:p>
          </table:table-cell>
          <table:table-cell table:formula="of:=SQRT([.Z75]*[.Z75]+[.AA75]*[.AA75])" office:value-type="float" office:value="359.546634651405">
            <text:p>359,5466346514</text:p>
          </table:table-cell>
          <table:table-cell table:formula="of:=ASIN(ABS([.Z75]/[.AB75]))" office:value-type="float" office:value="1.17401818143642">
            <text:p>1,1740181814</text:p>
          </table:table-cell>
          <table:table-cell table:formula="of:=ABS([.K75]-[.AC75])" office:value-type="float" office:value="0.00366474622838497">
            <text:p>0,0036647462</text:p>
          </table:table-cell>
          <table:table-cell/>
          <table:table-cell table:formula="of:=[.J75]/[.AC75]" office:value-type="float" office:value="0.963239623722027">
            <text:p>0,9632396237</text:p>
          </table:table-cell>
        </table:table-row>
        <table:table-row table:style-name="ro1">
          <table:table-cell office:value-type="float" office:value="-0.52">
            <text:p>-0,52</text:p>
          </table:table-cell>
          <table:table-cell office:value-type="float" office:value="-437.172652749883">
            <text:p>-437,1726527499</text:p>
          </table:table-cell>
          <table:table-cell office:value-type="float" office:value="56.9061530689966">
            <text:p>56,906153069</text:p>
          </table:table-cell>
          <table:table-cell office:value-type="float" office:value="420.784448182716">
            <text:p>420,7844481827</text:p>
          </table:table-cell>
          <table:table-cell office:value-type="float" office:value="-2.57395223899124">
            <text:p>-2,573952239</text:p>
          </table:table-cell>
          <table:table-cell/>
          <table:table-cell table:formula="of:=SQRT([.B76]*[.B76] + [.C76]*[.C76])" office:value-type="float" office:value="440.860792733355">
            <text:p>440,8607927334</text:p>
          </table:table-cell>
          <table:table-cell table:formula="of:=SQRT([.D76]*[.D76]+[.E76]*[.E76])" office:value-type="float" office:value="420.792320584111">
            <text:p>420,7923205841</text:p>
          </table:table-cell>
          <table:table-cell/>
          <table:table-cell table:formula="of:=ASIN(ABS([.B76]/[.G76]))" office:value-type="float" office:value="1.44135552627873">
            <text:p>1,4413555263</text:p>
          </table:table-cell>
          <table:table-cell table:formula="of:=ASIN(ABS([.D76]/[.H76]))" office:value-type="float" office:value="1.56467937036576">
            <text:p>1,5646793704</text:p>
          </table:table-cell>
          <table:table-cell/>
          <table:table-cell table:formula="of:=[.J76]/[.K76]" office:value-type="float" office:value="0.921182673956902">
            <text:p>0,921182674</text:p>
          </table:table-cell>
          <table:table-cell/>
          <table:table-cell table:formula="of:=IF([.C76]&lt;0;-[.A76];[.A76])" office:value-type="float" office:value="-0.52">
            <text:p>-0,52</text:p>
          </table:table-cell>
          <table:table-cell table:formula="of:=ABS([.C76])" office:value-type="float" office:value="56.9061530689966">
            <text:p>56,906153069</text:p>
          </table:table-cell>
          <table:table-cell table:formula="of:=ABS([.E76])" office:value-type="float" office:value="2.57395223899124">
            <text:p>2,573952239</text:p>
          </table:table-cell>
          <table:table-cell/>
          <table:table-cell table:formula="of:=1+[.$R$3]*[.O76]+[.$Q$3]*[.O76]*[.O76]*[.O76]" office:value-type="float" office:value="0.8889696">
            <text:p>0,8889696</text:p>
          </table:table-cell>
          <table:table-cell table:formula="of:=[.J76]/[.S76]" office:value-type="float" office:value="1.62137774596424">
            <text:p>1,621377746</text:p>
          </table:table-cell>
          <table:table-cell table:formula="of:=ABS([.T76]-[.K76])" office:value-type="float" office:value="0.0566983755984809">
            <text:p>0,0566983756</text:p>
          </table:table-cell>
          <table:table-cell table:number-columns-repeated="4"/>
          <table:table-cell table:formula="of:=-([.B76]+[.$Z$2])" office:value-type="float" office:value="437.172652749883">
            <text:p>437,1726527499</text:p>
          </table:table-cell>
          <table:table-cell table:formula="of:=[.P76]+[.O76]*[.G76]*([.$AA$2]+[.$AA$1]*ABS([.P76]/[.B76]))" office:value-type="float" office:value="-3.09142569517907">
            <text:p>-3,0914256952</text:p>
          </table:table-cell>
          <table:table-cell table:formula="of:=SQRT([.Z76]*[.Z76]+[.AA76]*[.AA76])" office:value-type="float" office:value="437.183582977676">
            <text:p>437,1835829777</text:p>
          </table:table-cell>
          <table:table-cell table:formula="of:=ASIN(ABS([.Z76]/[.AB76]))" office:value-type="float" office:value="1.56372503780054">
            <text:p>1,5637250378</text:p>
          </table:table-cell>
          <table:table-cell table:formula="of:=ABS([.K76]-[.AC76])" office:value-type="float" office:value="0.000954332565213489">
            <text:p>0,0009543326</text:p>
          </table:table-cell>
          <table:table-cell/>
          <table:table-cell table:formula="of:=[.J76]/[.AC76]" office:value-type="float" office:value="0.921744866543845">
            <text:p>0,9217448665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 office:value-type="float" office:value="-427.953956948224">
            <text:p>-427,9539569482</text:p>
          </table:table-cell>
          <table:table-cell office:value-type="float" office:value="-82.2821816217877">
            <text:p>-82,2821816218</text:p>
          </table:table-cell>
          <table:table-cell office:value-type="float" office:value="447.278613211306">
            <text:p>447,2786132113</text:p>
          </table:table-cell>
          <table:table-cell office:value-type="float" office:value="-56.1743576855003">
            <text:p>-56,1743576855</text:p>
          </table:table-cell>
          <table:table-cell/>
          <table:table-cell table:formula="of:=SQRT([.B77]*[.B77] + [.C77]*[.C77])" office:value-type="float" office:value="435.792320584109">
            <text:p>435,7923205841</text:p>
          </table:table-cell>
          <table:table-cell table:formula="of:=SQRT([.D77]*[.D77]+[.E77]*[.E77])" office:value-type="float" office:value="450.792320584111">
            <text:p>450,7923205841</text:p>
          </table:table-cell>
          <table:table-cell/>
          <table:table-cell table:formula="of:=ASIN(ABS([.B77]/[.G77]))" office:value-type="float" office:value="1.38084557177186">
            <text:p>1,3808455718</text:p>
          </table:table-cell>
          <table:table-cell table:formula="of:=ASIN(ABS([.D77]/[.H77]))" office:value-type="float" office:value="1.44585905012913">
            <text:p>1,4458590501</text:p>
          </table:table-cell>
          <table:table-cell/>
          <table:table-cell table:formula="of:=[.J77]/[.K77]" office:value-type="float" office:value="0.955034705249129">
            <text:p>0,9550347052</text:p>
          </table:table-cell>
          <table:table-cell/>
          <table:table-cell table:formula="of:=IF([.C77]&lt;0;-[.A77];[.A77])" office:value-type="float" office:value="-0.24">
            <text:p>-0,24</text:p>
          </table:table-cell>
          <table:table-cell table:formula="of:=ABS([.C77])" office:value-type="float" office:value="82.2821816217877">
            <text:p>82,2821816218</text:p>
          </table:table-cell>
          <table:table-cell table:formula="of:=ABS([.E77])" office:value-type="float" office:value="56.1743576855003">
            <text:p>56,1743576855</text:p>
          </table:table-cell>
          <table:table-cell/>
          <table:table-cell table:formula="of:=1+[.$R$3]*[.O77]+[.$Q$3]*[.O77]*[.O77]*[.O77]" office:value-type="float" office:value="0.9513088">
            <text:p>0,9513088</text:p>
          </table:table-cell>
          <table:table-cell table:formula="of:=[.J77]/[.S77]" office:value-type="float" office:value="1.45152191567224">
            <text:p>1,4515219157</text:p>
          </table:table-cell>
          <table:table-cell table:formula="of:=ABS([.T77]-[.K77])" office:value-type="float" office:value="0.00566286554310969">
            <text:p>0,0056628655</text:p>
          </table:table-cell>
          <table:table-cell table:number-columns-repeated="4"/>
          <table:table-cell table:formula="of:=-([.B77]+[.$Z$2])" office:value-type="float" office:value="427.953956948224">
            <text:p>427,9539569482</text:p>
          </table:table-cell>
          <table:table-cell table:formula="of:=[.P77]+[.O77]*[.G77]*([.$AA$2]+[.$AA$1]*ABS([.P77]/[.B77]))" office:value-type="float" office:value="54.3247944966747">
            <text:p>54,3247944967</text:p>
          </table:table-cell>
          <table:table-cell table:formula="of:=SQRT([.Z77]*[.Z77]+[.AA77]*[.AA77])" office:value-type="float" office:value="431.388192426205">
            <text:p>431,3881924262</text:p>
          </table:table-cell>
          <table:table-cell table:formula="of:=ASIN(ABS([.Z77]/[.AB77]))" office:value-type="float" office:value="1.44453090265044">
            <text:p>1,4445309027</text:p>
          </table:table-cell>
          <table:table-cell table:formula="of:=ABS([.K77]-[.AC77])" office:value-type="float" office:value="0.00132814747868681">
            <text:p>0,0013281475</text:p>
          </table:table-cell>
          <table:table-cell/>
          <table:table-cell table:formula="of:=[.J77]/[.AC77]" office:value-type="float" office:value="0.955912794415313">
            <text:p>0,955912794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469.676113090881">
            <text:p>-469,6761130909</text:p>
          </table:table-cell>
          <table:table-cell office:value-type="float" office:value="-41.9166033139603">
            <text:p>-41,916603314</text:p>
          </table:table-cell>
          <table:table-cell office:value-type="float" office:value="479.256270545202">
            <text:p>479,2562705452</text:p>
          </table:table-cell>
          <table:table-cell office:value-type="float" office:value="-38.4015973073924">
            <text:p>-38,4015973074</text:p>
          </table:table-cell>
          <table:table-cell/>
          <table:table-cell table:formula="of:=SQRT([.B78]*[.B78] + [.C78]*[.C78])" office:value-type="float" office:value="471.542843060456">
            <text:p>471,5428430605</text:p>
          </table:table-cell>
          <table:table-cell table:formula="of:=SQRT([.D78]*[.D78]+[.E78]*[.E78])" office:value-type="float" office:value="480.792320584111">
            <text:p>480,7923205841</text:p>
          </table:table-cell>
          <table:table-cell/>
          <table:table-cell table:formula="of:=ASIN(ABS([.B78]/[.G78]))" office:value-type="float" office:value="1.48178637911271">
            <text:p>1,4817863791</text:p>
          </table:table-cell>
          <table:table-cell table:formula="of:=ASIN(ABS([.D78]/[.H78]))" office:value-type="float" office:value="1.49083967289629">
            <text:p>1,4908396729</text:p>
          </table:table-cell>
          <table:table-cell/>
          <table:table-cell table:formula="of:=[.J78]/[.K78]" office:value-type="float" office:value="0.993927386057552">
            <text:p>0,9939273861</text:p>
          </table:table-cell>
          <table:table-cell/>
          <table:table-cell table:formula="of:=IF([.C78]&lt;0;-[.A78];[.A78])" office:value-type="float" office:value="-0">
            <text:p>-0</text:p>
          </table:table-cell>
          <table:table-cell table:formula="of:=ABS([.C78])" office:value-type="float" office:value="41.9166033139603">
            <text:p>41,916603314</text:p>
          </table:table-cell>
          <table:table-cell table:formula="of:=ABS([.E78])" office:value-type="float" office:value="38.4015973073924">
            <text:p>38,4015973074</text:p>
          </table:table-cell>
          <table:table-cell/>
          <table:table-cell table:formula="of:=1+[.$R$3]*[.O78]+[.$Q$3]*[.O78]*[.O78]*[.O78]" office:value-type="float" office:value="1">
            <text:p>1</text:p>
          </table:table-cell>
          <table:table-cell table:formula="of:=[.J78]/[.S78]" office:value-type="float" office:value="1.48178637911271">
            <text:p>1,4817863791</text:p>
          </table:table-cell>
          <table:table-cell table:formula="of:=ABS([.T78]-[.K78])" office:value-type="float" office:value="0.00905329378358499">
            <text:p>0,0090532938</text:p>
          </table:table-cell>
          <table:table-cell table:number-columns-repeated="4"/>
          <table:table-cell table:formula="of:=-([.B78]+[.$Z$2])" office:value-type="float" office:value="469.676113090881">
            <text:p>469,6761130909</text:p>
          </table:table-cell>
          <table:table-cell table:formula="of:=[.P78]+[.O78]*[.G78]*([.$AA$2]+[.$AA$1]*ABS([.P78]/[.B78]))" office:value-type="float" office:value="41.9166033139603">
            <text:p>41,916603314</text:p>
          </table:table-cell>
          <table:table-cell table:formula="of:=SQRT([.Z78]*[.Z78]+[.AA78]*[.AA78])" office:value-type="float" office:value="471.542843060456">
            <text:p>471,5428430605</text:p>
          </table:table-cell>
          <table:table-cell table:formula="of:=ASIN(ABS([.Z78]/[.AB78]))" office:value-type="float" office:value="1.48178637911271">
            <text:p>1,4817863791</text:p>
          </table:table-cell>
          <table:table-cell table:formula="of:=ABS([.K78]-[.AC78])" office:value-type="float" office:value="0.00905329378358499">
            <text:p>0,0090532938</text:p>
          </table:table-cell>
          <table:table-cell/>
          <table:table-cell table:formula="of:=[.J78]/[.AC78]" office:value-type="float" office:value="1">
            <text:p>1</text:p>
          </table:table-cell>
        </table:table-row>
        <table:table-row table:style-name="ro1">
          <table:table-cell office:value-type="float" office:value="-0.68">
            <text:p>-0,68</text:p>
          </table:table-cell>
          <table:table-cell office:value-type="float" office:value="-501.768286214186">
            <text:p>-501,7682862142</text:p>
          </table:table-cell>
          <table:table-cell office:value-type="float" office:value="12.060711676279">
            <text:p>12,0607116763</text:p>
          </table:table-cell>
          <table:table-cell office:value-type="float" office:value="505.308082441834">
            <text:p>505,3080824418</text:p>
          </table:table-cell>
          <table:table-cell office:value-type="float" office:value="-74.6494245567778">
            <text:p>-74,6494245568</text:p>
          </table:table-cell>
          <table:table-cell/>
          <table:table-cell table:formula="of:=SQRT([.B79]*[.B79] + [.C79]*[.C79])" office:value-type="float" office:value="501.913213430828">
            <text:p>501,9132134308</text:p>
          </table:table-cell>
          <table:table-cell table:formula="of:=SQRT([.D79]*[.D79]+[.E79]*[.E79])" office:value-type="float" office:value="510.792320584111">
            <text:p>510,7923205841</text:p>
          </table:table-cell>
          <table:table-cell/>
          <table:table-cell table:formula="of:=ASIN(ABS([.B79]/[.G79]))" office:value-type="float" office:value="1.54676453737531">
            <text:p>1,5467645374</text:p>
          </table:table-cell>
          <table:table-cell table:formula="of:=ASIN(ABS([.D79]/[.H79]))" office:value-type="float" office:value="1.42412665744707">
            <text:p>1,4241266574</text:p>
          </table:table-cell>
          <table:table-cell/>
          <table:table-cell table:formula="of:=[.J79]/[.K79]" office:value-type="float" office:value="1.08611444725575">
            <text:p>1,0861144473</text:p>
          </table:table-cell>
          <table:table-cell/>
          <table:table-cell table:formula="of:=IF([.C79]&lt;0;-[.A79];[.A79])" office:value-type="float" office:value="-0.68">
            <text:p>-0,68</text:p>
          </table:table-cell>
          <table:table-cell table:formula="of:=ABS([.C79])" office:value-type="float" office:value="12.060711676279">
            <text:p>12,0607116763</text:p>
          </table:table-cell>
          <table:table-cell table:formula="of:=ABS([.E79])" office:value-type="float" office:value="74.6494245567778">
            <text:p>74,6494245568</text:p>
          </table:table-cell>
          <table:table-cell/>
          <table:table-cell table:formula="of:=1+[.$R$3]*[.O79]+[.$Q$3]*[.O79]*[.O79]*[.O79]" office:value-type="float" office:value="0.8482784">
            <text:p>0,8482784</text:p>
          </table:table-cell>
          <table:table-cell table:formula="of:=[.J79]/[.S79]" office:value-type="float" office:value="1.82341615367703">
            <text:p>1,8234161537</text:p>
          </table:table-cell>
          <table:table-cell table:formula="of:=ABS([.T79]-[.K79])" office:value-type="float" office:value="0.399289496229959">
            <text:p>0,3992894962</text:p>
          </table:table-cell>
          <table:table-cell table:number-columns-repeated="4"/>
          <table:table-cell table:formula="of:=-([.B79]+[.$Z$2])" office:value-type="float" office:value="501.768286214186">
            <text:p>501,7682862142</text:p>
          </table:table-cell>
          <table:table-cell table:formula="of:=[.P79]+[.O79]*[.G79]*([.$AA$2]+[.$AA$1]*ABS([.P79]/[.B79]))" office:value-type="float" office:value="-74.0028633536464">
            <text:p>-74,0028633536</text:p>
          </table:table-cell>
          <table:table-cell table:formula="of:=SQRT([.Z79]*[.Z79]+[.AA79]*[.AA79])" office:value-type="float" office:value="507.196053646773">
            <text:p>507,1960536468</text:p>
          </table:table-cell>
          <table:table-cell table:formula="of:=ASIN(ABS([.Z79]/[.AB79]))" office:value-type="float" office:value="1.4243677830309">
            <text:p>1,424367783</text:p>
          </table:table-cell>
          <table:table-cell table:formula="of:=ABS([.K79]-[.AC79])" office:value-type="float" office:value="0.000241125583824164">
            <text:p>0,0002411256</text:p>
          </table:table-cell>
          <table:table-cell/>
          <table:table-cell table:formula="of:=[.J79]/[.AC79]" office:value-type="float" office:value="1.08593058324021">
            <text:p>1,0859305832</text:p>
          </table:table-cell>
        </table:table-row>
        <table:table-row table:style-name="ro1">
          <table:table-cell office:value-type="float" office:value="-0.48">
            <text:p>-0,48</text:p>
          </table:table-cell>
          <table:table-cell office:value-type="float" office:value="-549.045249337654">
            <text:p>-549,0452493377</text:p>
          </table:table-cell>
          <table:table-cell office:value-type="float" office:value="54.6398511977613">
            <text:p>54,6398511978</text:p>
          </table:table-cell>
          <table:table-cell office:value-type="float" office:value="720.479364364323">
            <text:p>720,4793643643</text:p>
          </table:table-cell>
          <table:table-cell office:value-type="float" office:value="-28.8419327650397">
            <text:p>-28,841932765</text:p>
          </table:table-cell>
          <table:table-cell/>
          <table:table-cell table:formula="of:=SQRT([.B80]*[.B80] + [.C80]*[.C80])" office:value-type="float" office:value="551.757373452463">
            <text:p>551,7573734525</text:p>
          </table:table-cell>
          <table:table-cell table:formula="of:=SQRT([.D80]*[.D80]+[.E80]*[.E80])" office:value-type="float" office:value="721.056427445482">
            <text:p>721,0564274455</text:p>
          </table:table-cell>
          <table:table-cell/>
          <table:table-cell table:formula="of:=ASIN(ABS([.B80]/[.G80]))" office:value-type="float" office:value="1.47160498595061">
            <text:p>1,471604986</text:p>
          </table:table-cell>
          <table:table-cell table:formula="of:=ASIN(ABS([.D80]/[.H80]))" office:value-type="float" office:value="1.53078610260339">
            <text:p>1,5307861026</text:p>
          </table:table-cell>
          <table:table-cell/>
          <table:table-cell table:formula="of:=[.J80]/[.K80]" office:value-type="float" office:value="0.961339395130295">
            <text:p>0,9613393951</text:p>
          </table:table-cell>
          <table:table-cell/>
          <table:table-cell table:formula="of:=IF([.C80]&lt;0;-[.A80];[.A80])" office:value-type="float" office:value="-0.48">
            <text:p>-0,48</text:p>
          </table:table-cell>
          <table:table-cell table:formula="of:=ABS([.C80])" office:value-type="float" office:value="54.6398511977613">
            <text:p>54,6398511978</text:p>
          </table:table-cell>
          <table:table-cell table:formula="of:=ABS([.E80])" office:value-type="float" office:value="28.8419327650397">
            <text:p>28,841932765</text:p>
          </table:table-cell>
          <table:table-cell/>
          <table:table-cell table:formula="of:=1+[.$R$3]*[.O80]+[.$Q$3]*[.O80]*[.O80]*[.O80]" office:value-type="float" office:value="0.8984704">
            <text:p>0,8984704</text:p>
          </table:table-cell>
          <table:table-cell table:formula="of:=[.J80]/[.S80]" office:value-type="float" office:value="1.63790035370181">
            <text:p>1,6379003537</text:p>
          </table:table-cell>
          <table:table-cell table:formula="of:=ABS([.T80]-[.K80])" office:value-type="float" office:value="0.107114251098417">
            <text:p>0,1071142511</text:p>
          </table:table-cell>
          <table:table-cell table:number-columns-repeated="4"/>
          <table:table-cell table:formula="of:=-([.B80]+[.$Z$2])" office:value-type="float" office:value="549.045249337654">
            <text:p>549,0452493377</text:p>
          </table:table-cell>
          <table:table-cell table:formula="of:=[.P80]+[.O80]*[.G80]*([.$AA$2]+[.$AA$1]*ABS([.P80]/[.B80]))" office:value-type="float" office:value="-13.9431350842807">
            <text:p>-13,9431350843</text:p>
          </table:table-cell>
          <table:table-cell table:formula="of:=SQRT([.Z80]*[.Z80]+[.AA80]*[.AA80])" office:value-type="float" office:value="549.222265422866">
            <text:p>549,2222654229</text:p>
          </table:table-cell>
          <table:table-cell table:formula="of:=ASIN(ABS([.Z80]/[.AB80]))" office:value-type="float" office:value="1.545406545412">
            <text:p>1,5454065454</text:p>
          </table:table-cell>
          <table:table-cell table:formula="of:=ABS([.K80]-[.AC80])" office:value-type="float" office:value="0.0146204428086076">
            <text:p>0,0146204428</text:p>
          </table:table-cell>
          <table:table-cell/>
          <table:table-cell table:formula="of:=[.J80]/[.AC80]" office:value-type="float" office:value="0.952244566531379">
            <text:p>0,9522445665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-529.782663940342">
            <text:p>-529,7826639403</text:p>
          </table:table-cell>
          <table:table-cell office:value-type="float" office:value="-73.9604043332002">
            <text:p>-73,9604043332</text:p>
          </table:table-cell>
          <table:table-cell office:value-type="float" office:value="570.70996588564">
            <text:p>570,7099658856</text:p>
          </table:table-cell>
          <table:table-cell office:value-type="float" office:value="-9.6957762251165">
            <text:p>-9,6957762251</text:p>
          </table:table-cell>
          <table:table-cell/>
          <table:table-cell table:formula="of:=SQRT([.B81]*[.B81] + [.C81]*[.C81])" office:value-type="float" office:value="534.920379515359">
            <text:p>534,9203795154</text:p>
          </table:table-cell>
          <table:table-cell table:formula="of:=SQRT([.D81]*[.D81]+[.E81]*[.E81])" office:value-type="float" office:value="570.792320584112">
            <text:p>570,7923205841</text:p>
          </table:table-cell>
          <table:table-cell/>
          <table:table-cell table:formula="of:=ASIN(ABS([.B81]/[.G81]))" office:value-type="float" office:value="1.43208763625344">
            <text:p>1,4320876363</text:p>
          </table:table-cell>
          <table:table-cell table:formula="of:=ASIN(ABS([.D81]/[.H81]))" office:value-type="float" office:value="1.55380898795205">
            <text:p>1,553808988</text:p>
          </table:table-cell>
          <table:table-cell/>
          <table:table-cell table:formula="of:=[.J81]/[.K81]" office:value-type="float" office:value="0.921662602905236">
            <text:p>0,9216626029</text:p>
          </table:table-cell>
          <table:table-cell/>
          <table:table-cell table:formula="of:=IF([.C81]&lt;0;-[.A81];[.A81])" office:value-type="float" office:value="-0.16">
            <text:p>-0,16</text:p>
          </table:table-cell>
          <table:table-cell table:formula="of:=ABS([.C81])" office:value-type="float" office:value="73.9604043332002">
            <text:p>73,9604043332</text:p>
          </table:table-cell>
          <table:table-cell table:formula="of:=ABS([.E81])" office:value-type="float" office:value="9.6957762251165">
            <text:p>9,6957762251</text:p>
          </table:table-cell>
          <table:table-cell/>
          <table:table-cell table:formula="of:=1+[.$R$3]*[.O81]+[.$Q$3]*[.O81]*[.O81]*[.O81]" office:value-type="float" office:value="0.9677952">
            <text:p>0,9677952</text:p>
          </table:table-cell>
          <table:table-cell table:formula="of:=[.J81]/[.S81]" office:value-type="float" office:value="1.479742445771">
            <text:p>1,4797424458</text:p>
          </table:table-cell>
          <table:table-cell table:formula="of:=ABS([.T81]-[.K81])" office:value-type="float" office:value="0.0740665421810462">
            <text:p>0,0740665422</text:p>
          </table:table-cell>
          <table:table-cell table:number-columns-repeated="4"/>
          <table:table-cell table:formula="of:=-([.B81]+[.$Z$2])" office:value-type="float" office:value="529.782663940342">
            <text:p>529,7826639403</text:p>
          </table:table-cell>
          <table:table-cell table:formula="of:=[.P81]+[.O81]*[.G81]*([.$AA$2]+[.$AA$1]*ABS([.P81]/[.B81]))" office:value-type="float" office:value="51.4882309055736">
            <text:p>51,4882309056</text:p>
          </table:table-cell>
          <table:table-cell table:formula="of:=SQRT([.Z81]*[.Z81]+[.AA81]*[.AA81])" office:value-type="float" office:value="532.278788731536">
            <text:p>532,2787887315</text:p>
          </table:table-cell>
          <table:table-cell table:formula="of:=ASIN(ABS([.Z81]/[.AB81]))" office:value-type="float" office:value="1.47391313687409">
            <text:p>1,4739131369</text:p>
          </table:table-cell>
          <table:table-cell table:formula="of:=ABS([.K81]-[.AC81])" office:value-type="float" office:value="0.0798958510779617">
            <text:p>0,0798958511</text:p>
          </table:table-cell>
          <table:table-cell/>
          <table:table-cell table:formula="of:=[.J81]/[.AC81]" office:value-type="float" office:value="0.9716228184862">
            <text:p>0,9716228185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607.064910031733">
            <text:p>-607,0649100317</text:p>
          </table:table-cell>
          <table:table-cell office:value-type="float" office:value="-22.677501632163">
            <text:p>-22,6775016322</text:p>
          </table:table-cell>
          <table:table-cell office:value-type="float" office:value="594.10497458382">
            <text:p>594,1049745838</text:p>
          </table:table-cell>
          <table:table-cell office:value-type="float" office:value="89.3906686830374">
            <text:p>89,390668683</text:p>
          </table:table-cell>
          <table:table-cell/>
          <table:table-cell table:formula="of:=SQRT([.B82]*[.B82] + [.C82]*[.C82])" office:value-type="float" office:value="607.488332457597">
            <text:p>607,4883324576</text:p>
          </table:table-cell>
          <table:table-cell table:formula="of:=SQRT([.D82]*[.D82]+[.E82]*[.E82])" office:value-type="float" office:value="600.792320584112">
            <text:p>600,7923205841</text:p>
          </table:table-cell>
          <table:table-cell/>
          <table:table-cell table:formula="of:=ASIN(ABS([.B82]/[.G82]))" office:value-type="float" office:value="1.53345771357843">
            <text:p>1,5334577136</text:p>
          </table:table-cell>
          <table:table-cell table:formula="of:=ASIN(ABS([.D82]/[.H82]))" office:value-type="float" office:value="1.42145384201082">
            <text:p>1,421453842</text:p>
          </table:table-cell>
          <table:table-cell/>
          <table:table-cell table:formula="of:=[.J82]/[.K82]" office:value-type="float" office:value="1.07879529271888">
            <text:p>1,0787952927</text:p>
          </table:table-cell>
          <table:table-cell/>
          <table:table-cell table:formula="of:=IF([.C82]&lt;0;-[.A82];[.A82])" office:value-type="float" office:value="0.8">
            <text:p>0,8</text:p>
          </table:table-cell>
          <table:table-cell table:formula="of:=ABS([.C82])" office:value-type="float" office:value="22.677501632163">
            <text:p>22,6775016322</text:p>
          </table:table-cell>
          <table:table-cell table:formula="of:=ABS([.E82])" office:value-type="float" office:value="89.3906686830374">
            <text:p>89,390668683</text:p>
          </table:table-cell>
          <table:table-cell/>
          <table:table-cell table:formula="of:=1+[.$R$3]*[.O82]+[.$Q$3]*[.O82]*[.O82]*[.O82]" office:value-type="float" office:value="1.1856">
            <text:p>1,1856</text:p>
          </table:table-cell>
          <table:table-cell table:formula="of:=[.J82]/[.S82]" office:value-type="float" office:value="1.29340225504254">
            <text:p>1,293402255</text:p>
          </table:table-cell>
          <table:table-cell table:formula="of:=ABS([.T82]-[.K82])" office:value-type="float" office:value="0.128051586968283">
            <text:p>0,128051587</text:p>
          </table:table-cell>
          <table:table-cell table:number-columns-repeated="4"/>
          <table:table-cell table:formula="of:=-([.B82]+[.$Z$2])" office:value-type="float" office:value="607.064910031733">
            <text:p>607,0649100317</text:p>
          </table:table-cell>
          <table:table-cell table:formula="of:=[.P82]+[.O82]*[.G82]*([.$AA$2]+[.$AA$1]*ABS([.P82]/[.B82]))" office:value-type="float" office:value="145.809087090944">
            <text:p>145,8090870909</text:p>
          </table:table-cell>
          <table:table-cell table:formula="of:=SQRT([.Z82]*[.Z82]+[.AA82]*[.AA82])" office:value-type="float" office:value="624.330116901411">
            <text:p>624,3301169014</text:p>
          </table:table-cell>
          <table:table-cell table:formula="of:=ASIN(ABS([.Z82]/[.AB82]))" office:value-type="float" office:value="1.33507455754515">
            <text:p>1,3350745575</text:p>
          </table:table-cell>
          <table:table-cell table:formula="of:=ABS([.K82]-[.AC82])" office:value-type="float" office:value="0.086379284465675">
            <text:p>0,0863792845</text:p>
          </table:table-cell>
          <table:table-cell/>
          <table:table-cell table:formula="of:=[.J82]/[.AC82]" office:value-type="float" office:value="1.14859331631491">
            <text:p>1,1485933163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-636.584649815569">
            <text:p>-636,5846498156</text:p>
          </table:table-cell>
          <table:table-cell office:value-type="float" office:value="111.071027151358">
            <text:p>111,0710271514</text:p>
          </table:table-cell>
          <table:table-cell office:value-type="float" office:value="601.511421670095">
            <text:p>601,5114216701</text:p>
          </table:table-cell>
          <table:table-cell office:value-type="float" office:value="189.955156045603">
            <text:p>189,9551560456</text:p>
          </table:table-cell>
          <table:table-cell/>
          <table:table-cell table:formula="of:=SQRT([.B83]*[.B83] + [.C83]*[.C83])" office:value-type="float" office:value="646.201817896908">
            <text:p>646,2018178969</text:p>
          </table:table-cell>
          <table:table-cell table:formula="of:=SQRT([.D83]*[.D83]+[.E83]*[.E83])" office:value-type="float" office:value="630.792320584112">
            <text:p>630,7923205841</text:p>
          </table:table-cell>
          <table:table-cell/>
          <table:table-cell table:formula="of:=ASIN(ABS([.B83]/[.G83]))" office:value-type="float" office:value="1.39805565331232">
            <text:p>1,3980556533</text:p>
          </table:table-cell>
          <table:table-cell table:formula="of:=ASIN(ABS([.D83]/[.H83]))" office:value-type="float" office:value="1.26491113521064">
            <text:p>1,2649111352</text:p>
          </table:table-cell>
          <table:table-cell/>
          <table:table-cell table:formula="of:=[.J83]/[.K83]" office:value-type="float" office:value="1.10525997787149">
            <text:p>1,1052599779</text:p>
          </table:table-cell>
          <table:table-cell/>
          <table:table-cell table:formula="of:=IF([.C83]&lt;0;-[.A83];[.A83])" office:value-type="float" office:value="0.6">
            <text:p>0,6</text:p>
          </table:table-cell>
          <table:table-cell table:formula="of:=ABS([.C83])" office:value-type="float" office:value="111.071027151358">
            <text:p>111,0710271514</text:p>
          </table:table-cell>
          <table:table-cell table:formula="of:=ABS([.E83])" office:value-type="float" office:value="189.955156045603">
            <text:p>189,9551560456</text:p>
          </table:table-cell>
          <table:table-cell/>
          <table:table-cell table:formula="of:=1+[.$R$3]*[.O83]+[.$Q$3]*[.O83]*[.O83]*[.O83]" office:value-type="float" office:value="1.1308">
            <text:p>1,1308</text:p>
          </table:table-cell>
          <table:table-cell table:formula="of:=[.J83]/[.S83]" office:value-type="float" office:value="1.23634210586515">
            <text:p>1,2363421059</text:p>
          </table:table-cell>
          <table:table-cell table:formula="of:=ABS([.T83]-[.K83])" office:value-type="float" office:value="0.0285690293454846">
            <text:p>0,0285690293</text:p>
          </table:table-cell>
          <table:table-cell table:number-columns-repeated="4"/>
          <table:table-cell table:formula="of:=-([.B83]+[.$Z$2])" office:value-type="float" office:value="636.584649815569">
            <text:p>636,5846498156</text:p>
          </table:table-cell>
          <table:table-cell table:formula="of:=[.P83]+[.O83]*[.G83]*([.$AA$2]+[.$AA$1]*ABS([.P83]/[.B83]))" office:value-type="float" office:value="214.089747276169">
            <text:p>214,0897472762</text:p>
          </table:table-cell>
          <table:table-cell table:formula="of:=SQRT([.Z83]*[.Z83]+[.AA83]*[.AA83])" office:value-type="float" office:value="671.620753304709">
            <text:p>671,6207533047</text:p>
          </table:table-cell>
          <table:table-cell table:formula="of:=ASIN(ABS([.Z83]/[.AB83]))" office:value-type="float" office:value="1.24636922023623">
            <text:p>1,2463692202</text:p>
          </table:table-cell>
          <table:table-cell table:formula="of:=ABS([.K83]-[.AC83])" office:value-type="float" office:value="0.0185419149744042">
            <text:p>0,018541915</text:p>
          </table:table-cell>
          <table:table-cell/>
          <table:table-cell table:formula="of:=[.J83]/[.AC83]" office:value-type="float" office:value="1.12170264686682">
            <text:p>1,1217026469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 office:value-type="float" office:value="-156.526410517816">
            <text:p>-156,5264105178</text:p>
          </table:table-cell>
          <table:table-cell office:value-type="float" office:value="-106.006893068004">
            <text:p>-106,006893068</text:p>
          </table:table-cell>
          <table:table-cell office:value-type="float" office:value="170.508840346774">
            <text:p>170,5088403468</text:p>
          </table:table-cell>
          <table:table-cell office:value-type="float" office:value="-99.254141265925">
            <text:p>-99,2541412659</text:p>
          </table:table-cell>
          <table:table-cell/>
          <table:table-cell table:formula="of:=SQRT([.B84]*[.B84] + [.C84]*[.C84])" office:value-type="float" office:value="189.044911509205">
            <text:p>189,0449115092</text:p>
          </table:table-cell>
          <table:table-cell table:formula="of:=SQRT([.D84]*[.D84]+[.E84]*[.E84])" office:value-type="float" office:value="197.293307526733">
            <text:p>197,2933075267</text:p>
          </table:table-cell>
          <table:table-cell/>
          <table:table-cell table:formula="of:=ASIN(ABS([.B84]/[.G84]))" office:value-type="float" office:value="0.975505253336456">
            <text:p>0,9755052533</text:p>
          </table:table-cell>
          <table:table-cell table:formula="of:=ASIN(ABS([.D84]/[.H84]))" office:value-type="float" office:value="1.04363843870066">
            <text:p>1,0436384387</text:p>
          </table:table-cell>
          <table:table-cell/>
          <table:table-cell table:formula="of:=[.J84]/[.K84]" office:value-type="float" office:value="0.934715718741608">
            <text:p>0,9347157187</text:p>
          </table:table-cell>
          <table:table-cell/>
          <table:table-cell table:formula="of:=IF([.C84]&lt;0;-[.A84];[.A84])" office:value-type="float" office:value="-0.24">
            <text:p>-0,24</text:p>
          </table:table-cell>
          <table:table-cell table:formula="of:=ABS([.C84])" office:value-type="float" office:value="106.006893068004">
            <text:p>106,006893068</text:p>
          </table:table-cell>
          <table:table-cell table:formula="of:=ABS([.E84])" office:value-type="float" office:value="99.254141265925">
            <text:p>99,2541412659</text:p>
          </table:table-cell>
          <table:table-cell/>
          <table:table-cell table:formula="of:=1+[.$R$3]*[.O84]+[.$Q$3]*[.O84]*[.O84]*[.O84]" office:value-type="float" office:value="0.9513088">
            <text:p>0,9513088</text:p>
          </table:table-cell>
          <table:table-cell table:formula="of:=[.J84]/[.S84]" office:value-type="float" office:value="1.02543490960712">
            <text:p>1,0254349096</text:p>
          </table:table-cell>
          <table:table-cell table:formula="of:=ABS([.T84]-[.K84])" office:value-type="float" office:value="0.0182035290935405">
            <text:p>0,0182035291</text:p>
          </table:table-cell>
          <table:table-cell table:number-columns-repeated="4"/>
          <table:table-cell table:formula="of:=-([.B84]+[.$Z$2])" office:value-type="float" office:value="156.526410517816">
            <text:p>156,5264105178</text:p>
          </table:table-cell>
          <table:table-cell table:formula="of:=[.P84]+[.O84]*[.G84]*([.$AA$2]+[.$AA$1]*ABS([.P84]/[.B84]))" office:value-type="float" office:value="91.898752118848">
            <text:p>91,8987521188</text:p>
          </table:table-cell>
          <table:table-cell table:formula="of:=SQRT([.Z84]*[.Z84]+[.AA84]*[.AA84])" office:value-type="float" office:value="181.510048841912">
            <text:p>181,5100488419</text:p>
          </table:table-cell>
          <table:table-cell table:formula="of:=ASIN(ABS([.Z84]/[.AB84]))" office:value-type="float" office:value="1.03990616216698">
            <text:p>1,0399061622</text:p>
          </table:table-cell>
          <table:table-cell table:formula="of:=ABS([.K84]-[.AC84])" office:value-type="float" office:value="0.00373227653368113">
            <text:p>0,0037322765</text:p>
          </table:table-cell>
          <table:table-cell/>
          <table:table-cell table:formula="of:=[.J84]/[.AC84]" office:value-type="float" office:value="0.938070461380552">
            <text:p>0,9380704614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-174.947443662481">
            <text:p>-174,9474436625</text:p>
          </table:table-cell>
          <table:table-cell office:value-type="float" office:value="137.923716052783">
            <text:p>137,9237160528</text:p>
          </table:table-cell>
          <table:table-cell office:value-type="float" office:value="166.101111514721">
            <text:p>166,1011115147</text:p>
          </table:table-cell>
          <table:table-cell office:value-type="float" office:value="155.153692833966">
            <text:p>155,153692834</text:p>
          </table:table-cell>
          <table:table-cell/>
          <table:table-cell table:formula="of:=SQRT([.B85]*[.B85] + [.C85]*[.C85])" office:value-type="float" office:value="222.776927651509">
            <text:p>222,7769276515</text:p>
          </table:table-cell>
          <table:table-cell table:formula="of:=SQRT([.D85]*[.D85]+[.E85]*[.E85])" office:value-type="float" office:value="227.293307526734">
            <text:p>227,2933075267</text:p>
          </table:table-cell>
          <table:table-cell/>
          <table:table-cell table:formula="of:=ASIN(ABS([.B85]/[.G85]))" office:value-type="float" office:value="0.903185778043059">
            <text:p>0,903185778</text:p>
          </table:table-cell>
          <table:table-cell table:formula="of:=ASIN(ABS([.D85]/[.H85]))" office:value-type="float" office:value="0.81946204021525">
            <text:p>0,8194620402</text:p>
          </table:table-cell>
          <table:table-cell/>
          <table:table-cell table:formula="of:=[.J85]/[.K85]" office:value-type="float" office:value="1.10216914721982">
            <text:p>1,1021691472</text:p>
          </table:table-cell>
          <table:table-cell/>
          <table:table-cell table:formula="of:=IF([.C85]&lt;0;-[.A85];[.A85])" office:value-type="float" office:value="0.4">
            <text:p>0,4</text:p>
          </table:table-cell>
          <table:table-cell table:formula="of:=ABS([.C85])" office:value-type="float" office:value="137.923716052783">
            <text:p>137,9237160528</text:p>
          </table:table-cell>
          <table:table-cell table:formula="of:=ABS([.E85])" office:value-type="float" office:value="155.153692833966">
            <text:p>155,153692834</text:p>
          </table:table-cell>
          <table:table-cell/>
          <table:table-cell table:formula="of:=1+[.$R$3]*[.O85]+[.$Q$3]*[.O85]*[.O85]*[.O85]" office:value-type="float" office:value="1.0832">
            <text:p>1,0832</text:p>
          </table:table-cell>
          <table:table-cell table:formula="of:=[.J85]/[.S85]" office:value-type="float" office:value="0.833812572048614">
            <text:p>0,833812572</text:p>
          </table:table-cell>
          <table:table-cell table:formula="of:=ABS([.T85]-[.K85])" office:value-type="float" office:value="0.0143505318333643">
            <text:p>0,0143505318</text:p>
          </table:table-cell>
          <table:table-cell table:number-columns-repeated="4"/>
          <table:table-cell table:formula="of:=-([.B85]+[.$Z$2])" office:value-type="float" office:value="174.947443662481">
            <text:p>174,9474436625</text:p>
          </table:table-cell>
          <table:table-cell table:formula="of:=[.P85]+[.O85]*[.G85]*([.$AA$2]+[.$AA$1]*ABS([.P85]/[.B85]))" office:value-type="float" office:value="166.52413042217">
            <text:p>166,5241304222</text:p>
          </table:table-cell>
          <table:table-cell table:formula="of:=SQRT([.Z85]*[.Z85]+[.AA85]*[.AA85])" office:value-type="float" office:value="241.530317055431">
            <text:p>241,5303170554</text:p>
          </table:table-cell>
          <table:table-cell table:formula="of:=ASIN(ABS([.Z85]/[.AB85]))" office:value-type="float" office:value="0.810060846880277">
            <text:p>0,8100608469</text:p>
          </table:table-cell>
          <table:table-cell table:formula="of:=ABS([.K85]-[.AC85])" office:value-type="float" office:value="0.00940119333497247">
            <text:p>0,0094011933</text:p>
          </table:table-cell>
          <table:table-cell/>
          <table:table-cell table:formula="of:=[.J85]/[.AC85]" office:value-type="float" office:value="1.11496041503725">
            <text:p>1,114960415</text:p>
          </table:table-cell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-211.426384052459">
            <text:p>-211,4263840525</text:p>
          </table:table-cell>
          <table:table-cell office:value-type="float" office:value="-137.709250320152">
            <text:p>-137,7092503202</text:p>
          </table:table-cell>
          <table:table-cell office:value-type="float" office:value="278.800839984013">
            <text:p>278,800839984</text:p>
          </table:table-cell>
          <table:table-cell office:value-type="float" office:value="-199.896740617809">
            <text:p>-199,8967406178</text:p>
          </table:table-cell>
          <table:table-cell/>
          <table:table-cell table:formula="of:=SQRT([.B86]*[.B86] + [.C86]*[.C86])" office:value-type="float" office:value="252.319150080283">
            <text:p>252,3191500803</text:p>
          </table:table-cell>
          <table:table-cell table:formula="of:=SQRT([.D86]*[.D86]+[.E86]*[.E86])" office:value-type="float" office:value="343.057743368977">
            <text:p>343,057743369</text:p>
          </table:table-cell>
          <table:table-cell/>
          <table:table-cell table:formula="of:=ASIN(ABS([.B86]/[.G86]))" office:value-type="float" office:value="0.993483699930981">
            <text:p>0,9934836999</text:p>
          </table:table-cell>
          <table:table-cell table:formula="of:=ASIN(ABS([.D86]/[.H86]))" office:value-type="float" office:value="0.948760050325108">
            <text:p>0,9487600503</text:p>
          </table:table-cell>
          <table:table-cell/>
          <table:table-cell table:formula="of:=[.J86]/[.K86]" office:value-type="float" office:value="1.04713905227201">
            <text:p>1,0471390523</text:p>
          </table:table-cell>
          <table:table-cell/>
          <table:table-cell table:formula="of:=IF([.C86]&lt;0;-[.A86];[.A86])" office:value-type="float" office:value="0.2">
            <text:p>0,2</text:p>
          </table:table-cell>
          <table:table-cell table:formula="of:=ABS([.C86])" office:value-type="float" office:value="137.709250320152">
            <text:p>137,7092503202</text:p>
          </table:table-cell>
          <table:table-cell table:formula="of:=ABS([.E86])" office:value-type="float" office:value="199.896740617809">
            <text:p>199,8967406178</text:p>
          </table:table-cell>
          <table:table-cell/>
          <table:table-cell table:formula="of:=1+[.$R$3]*[.O86]+[.$Q$3]*[.O86]*[.O86]*[.O86]" office:value-type="float" office:value="1.0404">
            <text:p>1,0404</text:p>
          </table:table-cell>
          <table:table-cell table:formula="of:=[.J86]/[.S86]" office:value-type="float" office:value="0.954905517042465">
            <text:p>0,954905517</text:p>
          </table:table-cell>
          <table:table-cell table:formula="of:=ABS([.T86]-[.K86])" office:value-type="float" office:value="0.00614546671735694">
            <text:p>0,0061454667</text:p>
          </table:table-cell>
          <table:table-cell table:number-columns-repeated="4"/>
          <table:table-cell table:formula="of:=-([.B86]+[.$Z$2])" office:value-type="float" office:value="211.426384052459">
            <text:p>211,4263840525</text:p>
          </table:table-cell>
          <table:table-cell table:formula="of:=[.P86]+[.O86]*[.G86]*([.$AA$2]+[.$AA$1]*ABS([.P86]/[.B86]))" office:value-type="float" office:value="153.283401811092">
            <text:p>153,2834018111</text:p>
          </table:table-cell>
          <table:table-cell table:formula="of:=SQRT([.Z86]*[.Z86]+[.AA86]*[.AA86])" office:value-type="float" office:value="261.145394644973">
            <text:p>261,145394645</text:p>
          </table:table-cell>
          <table:table-cell table:formula="of:=ASIN(ABS([.Z86]/[.AB86]))" office:value-type="float" office:value="0.943490387228819">
            <text:p>0,9434903872</text:p>
          </table:table-cell>
          <table:table-cell table:formula="of:=ABS([.K86]-[.AC86])" office:value-type="float" office:value="0.00526966309628885">
            <text:p>0,0052696631</text:p>
          </table:table-cell>
          <table:table-cell/>
          <table:table-cell table:formula="of:=[.J86]/[.AC86]" office:value-type="float" office:value="1.05298762274516">
            <text:p>1,0529876227</text:p>
          </table:table-cell>
        </table:table-row>
        <table:table-row table:style-name="ro1">
          <table:table-cell office:value-type="float" office:value="0.72">
            <text:p>0,72</text:p>
          </table:table-cell>
          <table:table-cell office:value-type="float" office:value="-224.567042336397">
            <text:p>-224,5670423364</text:p>
          </table:table-cell>
          <table:table-cell office:value-type="float" office:value="-207.726810906048">
            <text:p>-207,726810906</text:p>
          </table:table-cell>
          <table:table-cell office:value-type="float" office:value="329.640526533431">
            <text:p>329,6405265334</text:p>
          </table:table-cell>
          <table:table-cell office:value-type="float" office:value="-195.116267957584">
            <text:p>-195,1162679576</text:p>
          </table:table-cell>
          <table:table-cell/>
          <table:table-cell table:formula="of:=SQRT([.B87]*[.B87] + [.C87]*[.C87])" office:value-type="float" office:value="305.909765246084">
            <text:p>305,9097652461</text:p>
          </table:table-cell>
          <table:table-cell table:formula="of:=SQRT([.D87]*[.D87]+[.E87]*[.E87])" office:value-type="float" office:value="383.057743368977">
            <text:p>383,057743369</text:p>
          </table:table-cell>
          <table:table-cell/>
          <table:table-cell table:formula="of:=ASIN(ABS([.B87]/[.G87]))" office:value-type="float" office:value="0.824333994937415">
            <text:p>0,8243339949</text:p>
          </table:table-cell>
          <table:table-cell table:formula="of:=ASIN(ABS([.D87]/[.H87]))" office:value-type="float" office:value="1.0363494139339">
            <text:p>1,0363494139</text:p>
          </table:table-cell>
          <table:table-cell/>
          <table:table-cell table:formula="of:=[.J87]/[.K87]" office:value-type="float" office:value="0.795420910992085">
            <text:p>0,795420911</text:p>
          </table:table-cell>
          <table:table-cell/>
          <table:table-cell table:formula="of:=IF([.C87]&lt;0;-[.A87];[.A87])" office:value-type="float" office:value="-0.72">
            <text:p>-0,72</text:p>
          </table:table-cell>
          <table:table-cell table:formula="of:=ABS([.C87])" office:value-type="float" office:value="207.726810906048">
            <text:p>207,726810906</text:p>
          </table:table-cell>
          <table:table-cell table:formula="of:=ABS([.E87])" office:value-type="float" office:value="195.116267957584">
            <text:p>195,1162679576</text:p>
          </table:table-cell>
          <table:table-cell/>
          <table:table-cell table:formula="of:=1+[.$R$3]*[.O87]+[.$Q$3]*[.O87]*[.O87]*[.O87]" office:value-type="float" office:value="0.8373376">
            <text:p>0,8373376</text:p>
          </table:table-cell>
          <table:table-cell table:formula="of:=[.J87]/[.S87]" office:value-type="float" office:value="0.984470296016105">
            <text:p>0,984470296</text:p>
          </table:table-cell>
          <table:table-cell table:formula="of:=ABS([.T87]-[.K87])" office:value-type="float" office:value="0.0518791179177931">
            <text:p>0,0518791179</text:p>
          </table:table-cell>
          <table:table-cell table:number-columns-repeated="4"/>
          <table:table-cell table:formula="of:=-([.B87]+[.$Z$2])" office:value-type="float" office:value="224.567042336397">
            <text:p>224,5670423364</text:p>
          </table:table-cell>
          <table:table-cell table:formula="of:=[.P87]+[.O87]*[.G87]*([.$AA$2]+[.$AA$1]*ABS([.P87]/[.B87]))" office:value-type="float" office:value="134.326619094937">
            <text:p>134,3266190949</text:p>
          </table:table-cell>
          <table:table-cell table:formula="of:=SQRT([.Z87]*[.Z87]+[.AA87]*[.AA87])" office:value-type="float" office:value="261.675365866169">
            <text:p>261,6753658662</text:p>
          </table:table-cell>
          <table:table-cell table:formula="of:=ASIN(ABS([.Z87]/[.AB87]))" office:value-type="float" office:value="1.03173218754429">
            <text:p>1,0317321875</text:p>
          </table:table-cell>
          <table:table-cell table:formula="of:=ABS([.K87]-[.AC87])" office:value-type="float" office:value="0.00461722638960449">
            <text:p>0,0046172264</text:p>
          </table:table-cell>
          <table:table-cell/>
          <table:table-cell table:formula="of:=[.J87]/[.AC87]" office:value-type="float" office:value="0.798980592918669">
            <text:p>0,7989805929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-258.654467886382">
            <text:p>-258,6544678864</text:p>
          </table:table-cell>
          <table:table-cell office:value-type="float" office:value="202.375562618883">
            <text:p>202,3755626189</text:p>
          </table:table-cell>
          <table:table-cell office:value-type="float" office:value="167.678199100078">
            <text:p>167,6781991001</text:p>
          </table:table-cell>
          <table:table-cell office:value-type="float" office:value="128.951483522555">
            <text:p>128,9514835226</text:p>
          </table:table-cell>
          <table:table-cell/>
          <table:table-cell table:formula="of:=SQRT([.B88]*[.B88] + [.C88]*[.C88])" office:value-type="float" office:value="328.417420522872">
            <text:p>328,4174205229</text:p>
          </table:table-cell>
          <table:table-cell table:formula="of:=SQRT([.D88]*[.D88]+[.E88]*[.E88])" office:value-type="float" office:value="211.528871684489">
            <text:p>211,5288716845</text:p>
          </table:table-cell>
          <table:table-cell/>
          <table:table-cell table:formula="of:=ASIN(ABS([.B88]/[.G88]))" office:value-type="float" office:value="0.906869274060167">
            <text:p>0,9068692741</text:p>
          </table:table-cell>
          <table:table-cell table:formula="of:=ASIN(ABS([.D88]/[.H88]))" office:value-type="float" office:value="0.915219658691178">
            <text:p>0,9152196587</text:p>
          </table:table-cell>
          <table:table-cell/>
          <table:table-cell table:formula="of:=[.J88]/[.K88]" office:value-type="float" office:value="0.990876086902512">
            <text:p>0,9908760869</text:p>
          </table:table-cell>
          <table:table-cell/>
          <table:table-cell table:formula="of:=IF([.C88]&lt;0;-[.A88];[.A88])" office:value-type="float" office:value="0.04">
            <text:p>0,04</text:p>
          </table:table-cell>
          <table:table-cell table:formula="of:=ABS([.C88])" office:value-type="float" office:value="202.375562618883">
            <text:p>202,3755626189</text:p>
          </table:table-cell>
          <table:table-cell table:formula="of:=ABS([.E88])" office:value-type="float" office:value="128.951483522555">
            <text:p>128,9514835226</text:p>
          </table:table-cell>
          <table:table-cell/>
          <table:table-cell table:formula="of:=1+[.$R$3]*[.O88]+[.$Q$3]*[.O88]*[.O88]*[.O88]" office:value-type="float" office:value="1.0080032">
            <text:p>1,0080032</text:p>
          </table:table-cell>
          <table:table-cell table:formula="of:=[.J88]/[.S88]" office:value-type="float" office:value="0.899669042777014">
            <text:p>0,8996690428</text:p>
          </table:table-cell>
          <table:table-cell table:formula="of:=ABS([.T88]-[.K88])" office:value-type="float" office:value="0.015550615914164">
            <text:p>0,0155506159</text:p>
          </table:table-cell>
          <table:table-cell table:number-columns-repeated="4"/>
          <table:table-cell table:formula="of:=-([.B88]+[.$Z$2])" office:value-type="float" office:value="258.654467886382">
            <text:p>258,6544678864</text:p>
          </table:table-cell>
          <table:table-cell table:formula="of:=[.P88]+[.O88]*[.G88]*([.$AA$2]+[.$AA$1]*ABS([.P88]/[.B88]))" office:value-type="float" office:value="206.584790154383">
            <text:p>206,5847901544</text:p>
          </table:table-cell>
          <table:table-cell table:formula="of:=SQRT([.Z88]*[.Z88]+[.AA88]*[.AA88])" office:value-type="float" office:value="331.02780741309">
            <text:p>331,0278074131</text:p>
          </table:table-cell>
          <table:table-cell table:formula="of:=ASIN(ABS([.Z88]/[.AB88]))" office:value-type="float" office:value="0.896854550084911">
            <text:p>0,8968545501</text:p>
          </table:table-cell>
          <table:table-cell table:formula="of:=ABS([.K88]-[.AC88])" office:value-type="float" office:value="0.0183651086062673">
            <text:p>0,0183651086</text:p>
          </table:table-cell>
          <table:table-cell/>
          <table:table-cell table:formula="of:=[.J88]/[.AC88]" office:value-type="float" office:value="1.01116649737051">
            <text:p>1,0111664974</text:p>
          </table:table-cell>
        </table:table-row>
        <table:table-row table:style-name="ro1">
          <table:table-cell office:value-type="float" office:value="0.28">
            <text:p>0,28</text:p>
          </table:table-cell>
          <table:table-cell office:value-type="float" office:value="-275.997222703639">
            <text:p>-275,9972227036</text:p>
          </table:table-cell>
          <table:table-cell office:value-type="float" office:value="-232.709610092719">
            <text:p>-232,7096100927</text:p>
          </table:table-cell>
          <table:table-cell office:value-type="float" office:value="280.783203148775">
            <text:p>280,7832031488</text:p>
          </table:table-cell>
          <table:table-cell office:value-type="float" office:value="-204.385504090607">
            <text:p>-204,3855040906</text:p>
          </table:table-cell>
          <table:table-cell/>
          <table:table-cell table:formula="of:=SQRT([.B89]*[.B89] + [.C89]*[.C89])" office:value-type="float" office:value="361.010013115464">
            <text:p>361,0100131155</text:p>
          </table:table-cell>
          <table:table-cell table:formula="of:=SQRT([.D89]*[.D89]+[.E89]*[.E89])" office:value-type="float" office:value="347.293307526733">
            <text:p>347,2933075267</text:p>
          </table:table-cell>
          <table:table-cell/>
          <table:table-cell table:formula="of:=ASIN(ABS([.B89]/[.G89]))" office:value-type="float" office:value="0.870287103525354">
            <text:p>0,8702871035</text:p>
          </table:table-cell>
          <table:table-cell table:formula="of:=ASIN(ABS([.D89]/[.H89]))" office:value-type="float" office:value="0.941581952863807">
            <text:p>0,9415819529</text:p>
          </table:table-cell>
          <table:table-cell/>
          <table:table-cell table:formula="of:=[.J89]/[.K89]" office:value-type="float" office:value="0.924281843846295">
            <text:p>0,9242818438</text:p>
          </table:table-cell>
          <table:table-cell/>
          <table:table-cell table:formula="of:=IF([.C89]&lt;0;-[.A89];[.A89])" office:value-type="float" office:value="-0.28">
            <text:p>-0,28</text:p>
          </table:table-cell>
          <table:table-cell table:formula="of:=ABS([.C89])" office:value-type="float" office:value="232.709610092719">
            <text:p>232,7096100927</text:p>
          </table:table-cell>
          <table:table-cell table:formula="of:=ABS([.E89])" office:value-type="float" office:value="204.385504090607">
            <text:p>204,3855040906</text:p>
          </table:table-cell>
          <table:table-cell/>
          <table:table-cell table:formula="of:=1+[.$R$3]*[.O89]+[.$Q$3]*[.O89]*[.O89]*[.O89]" office:value-type="float" office:value="0.9429024">
            <text:p>0,9429024</text:p>
          </table:table-cell>
          <table:table-cell table:formula="of:=[.J89]/[.S89]" office:value-type="float" office:value="0.922987473067578">
            <text:p>0,9229874731</text:p>
          </table:table-cell>
          <table:table-cell table:formula="of:=ABS([.T89]-[.K89])" office:value-type="float" office:value="0.0185944797962287">
            <text:p>0,0185944798</text:p>
          </table:table-cell>
          <table:table-cell table:number-columns-repeated="4"/>
          <table:table-cell table:formula="of:=-([.B89]+[.$Z$2])" office:value-type="float" office:value="275.997222703639">
            <text:p>275,9972227036</text:p>
          </table:table-cell>
          <table:table-cell table:formula="of:=[.P89]+[.O89]*[.G89]*([.$AA$2]+[.$AA$1]*ABS([.P89]/[.B89]))" office:value-type="float" office:value="199.768308130425">
            <text:p>199,7683081304</text:p>
          </table:table-cell>
          <table:table-cell table:formula="of:=SQRT([.Z89]*[.Z89]+[.AA89]*[.AA89])" office:value-type="float" office:value="340.707857076138">
            <text:p>340,7078570761</text:p>
          </table:table-cell>
          <table:table-cell table:formula="of:=ASIN(ABS([.Z89]/[.AB89]))" office:value-type="float" office:value="0.944271536018263">
            <text:p>0,944271536</text:p>
          </table:table-cell>
          <table:table-cell table:formula="of:=ABS([.K89]-[.AC89])" office:value-type="float" office:value="0.002689583154456">
            <text:p>0,0026895832</text:p>
          </table:table-cell>
          <table:table-cell/>
          <table:table-cell table:formula="of:=[.J89]/[.AC89]" office:value-type="float" office:value="0.921649197639822">
            <text:p>0,9216491976</text:p>
          </table:table-cell>
        </table:table-row>
        <table:table-row table:style-name="ro1">
          <table:table-cell office:value-type="float" office:value="-0.44">
            <text:p>-0,44</text:p>
          </table:table-cell>
          <table:table-cell office:value-type="float" office:value="-262.471700725967">
            <text:p>-262,471700726</text:p>
          </table:table-cell>
          <table:table-cell office:value-type="float" office:value="-275.043151054902">
            <text:p>-275,0431510549</text:p>
          </table:table-cell>
          <table:table-cell office:value-type="float" office:value="317.540606787136">
            <text:p>317,5406067871</text:p>
          </table:table-cell>
          <table:table-cell office:value-type="float" office:value="-390.173110560871">
            <text:p>-390,1731105609</text:p>
          </table:table-cell>
          <table:table-cell/>
          <table:table-cell table:formula="of:=SQRT([.B90]*[.B90] + [.C90]*[.C90])" office:value-type="float" office:value="380.184335058917">
            <text:p>380,1843350589</text:p>
          </table:table-cell>
          <table:table-cell table:formula="of:=SQRT([.D90]*[.D90]+[.E90]*[.E90])" office:value-type="float" office:value="503.057743368977">
            <text:p>503,057743369</text:p>
          </table:table-cell>
          <table:table-cell/>
          <table:table-cell table:formula="of:=ASIN(ABS([.B90]/[.G90]))" office:value-type="float" office:value="0.762014327896637">
            <text:p>0,7620143279</text:p>
          </table:table-cell>
          <table:table-cell table:formula="of:=ASIN(ABS([.D90]/[.H90]))" office:value-type="float" office:value="0.68312645106056">
            <text:p>0,6831264511</text:p>
          </table:table-cell>
          <table:table-cell/>
          <table:table-cell table:formula="of:=[.J90]/[.K90]" office:value-type="float" office:value="1.11548063570603">
            <text:p>1,1154806357</text:p>
          </table:table-cell>
          <table:table-cell/>
          <table:table-cell table:formula="of:=IF([.C90]&lt;0;-[.A90];[.A90])" office:value-type="float" office:value="0.44">
            <text:p>0,44</text:p>
          </table:table-cell>
          <table:table-cell table:formula="of:=ABS([.C90])" office:value-type="float" office:value="275.043151054902">
            <text:p>275,0431510549</text:p>
          </table:table-cell>
          <table:table-cell table:formula="of:=ABS([.E90])" office:value-type="float" office:value="390.173110560871">
            <text:p>390,1731105609</text:p>
          </table:table-cell>
          <table:table-cell/>
          <table:table-cell table:formula="of:=1+[.$R$3]*[.O90]+[.$Q$3]*[.O90]*[.O90]*[.O90]" office:value-type="float" office:value="1.0922592">
            <text:p>1,0922592</text:p>
          </table:table-cell>
          <table:table-cell table:formula="of:=[.J90]/[.S90]" office:value-type="float" office:value="0.69764972260855">
            <text:p>0,6976497226</text:p>
          </table:table-cell>
          <table:table-cell table:formula="of:=ABS([.T90]-[.K90])" office:value-type="float" office:value="0.0145232715479897">
            <text:p>0,0145232715</text:p>
          </table:table-cell>
          <table:table-cell table:number-columns-repeated="4"/>
          <table:table-cell table:formula="of:=-([.B90]+[.$Z$2])" office:value-type="float" office:value="262.471700725967">
            <text:p>262,471700726</text:p>
          </table:table-cell>
          <table:table-cell table:formula="of:=[.P90]+[.O90]*[.G90]*([.$AA$2]+[.$AA$1]*ABS([.P90]/[.B90]))" office:value-type="float" office:value="332.639822278474">
            <text:p>332,6398222785</text:p>
          </table:table-cell>
          <table:table-cell table:formula="of:=SQRT([.Z90]*[.Z90]+[.AA90]*[.AA90])" office:value-type="float" office:value="423.722367886611">
            <text:p>423,7223678866</text:p>
          </table:table-cell>
          <table:table-cell table:formula="of:=ASIN(ABS([.Z90]/[.AB90]))" office:value-type="float" office:value="0.668032524934521">
            <text:p>0,6680325249</text:p>
          </table:table-cell>
          <table:table-cell table:formula="of:=ABS([.K90]-[.AC90])" office:value-type="float" office:value="0.0150939261260392">
            <text:p>0,0150939261</text:p>
          </table:table-cell>
          <table:table-cell/>
          <table:table-cell table:formula="of:=[.J90]/[.AC90]" office:value-type="float" office:value="1.14068447186958">
            <text:p>1,1406844719</text:p>
          </table:table-cell>
        </table:table-row>
        <table:table-row table:style-name="ro1">
          <table:table-cell office:value-type="float" office:value="-0.44">
            <text:p>-0,44</text:p>
          </table:table-cell>
          <table:table-cell office:value-type="float" office:value="-197.118890969734">
            <text:p>-197,1188909697</text:p>
          </table:table-cell>
          <table:table-cell office:value-type="float" office:value="-344.762948491785">
            <text:p>-344,7629484918</text:p>
          </table:table-cell>
          <table:table-cell office:value-type="float" office:value="245.421377533142">
            <text:p>245,4213775331</text:p>
          </table:table-cell>
          <table:table-cell office:value-type="float" office:value="-484.437880520034">
            <text:p>-484,43788052</text:p>
          </table:table-cell>
          <table:table-cell/>
          <table:table-cell table:formula="of:=SQRT([.B91]*[.B91] + [.C91]*[.C91])" office:value-type="float" office:value="397.136434780148">
            <text:p>397,1364347801</text:p>
          </table:table-cell>
          <table:table-cell table:formula="of:=SQRT([.D91]*[.D91]+[.E91]*[.E91])" office:value-type="float" office:value="543.057743368979">
            <text:p>543,057743369</text:p>
          </table:table-cell>
          <table:table-cell/>
          <table:table-cell table:formula="of:=ASIN(ABS([.B91]/[.G91]))" office:value-type="float" office:value="0.519389864279624">
            <text:p>0,5193898643</text:p>
          </table:table-cell>
          <table:table-cell table:formula="of:=ASIN(ABS([.D91]/[.H91]))" office:value-type="float" office:value="0.468922113030595">
            <text:p>0,468922113</text:p>
          </table:table-cell>
          <table:table-cell/>
          <table:table-cell table:formula="of:=[.J91]/[.K91]" office:value-type="float" office:value="1.10762501883919">
            <text:p>1,1076250188</text:p>
          </table:table-cell>
          <table:table-cell/>
          <table:table-cell table:formula="of:=IF([.C91]&lt;0;-[.A91];[.A91])" office:value-type="float" office:value="0.44">
            <text:p>0,44</text:p>
          </table:table-cell>
          <table:table-cell table:formula="of:=ABS([.C91])" office:value-type="float" office:value="344.762948491785">
            <text:p>344,7629484918</text:p>
          </table:table-cell>
          <table:table-cell table:formula="of:=ABS([.E91])" office:value-type="float" office:value="484.437880520034">
            <text:p>484,43788052</text:p>
          </table:table-cell>
          <table:table-cell/>
          <table:table-cell table:formula="of:=1+[.$R$3]*[.O91]+[.$Q$3]*[.O91]*[.O91]*[.O91]" office:value-type="float" office:value="1.0922592">
            <text:p>1,0922592</text:p>
          </table:table-cell>
          <table:table-cell table:formula="of:=[.J91]/[.S91]" office:value-type="float" office:value="0.475518873431896">
            <text:p>0,4755188734</text:p>
          </table:table-cell>
          <table:table-cell table:formula="of:=ABS([.T91]-[.K91])" office:value-type="float" office:value="0.00659676040130081">
            <text:p>0,0065967604</text:p>
          </table:table-cell>
          <table:table-cell table:number-columns-repeated="4"/>
          <table:table-cell table:formula="of:=-([.B91]+[.$Z$2])" office:value-type="float" office:value="197.118890969734">
            <text:p>197,1188909697</text:p>
          </table:table-cell>
          <table:table-cell table:formula="of:=[.P91]+[.O91]*[.G91]*([.$AA$2]+[.$AA$1]*ABS([.P91]/[.B91]))" office:value-type="float" office:value="415.953944862767">
            <text:p>415,9539448628</text:p>
          </table:table-cell>
          <table:table-cell table:formula="of:=SQRT([.Z91]*[.Z91]+[.AA91]*[.AA91])" office:value-type="float" office:value="460.297231605879">
            <text:p>460,2972316059</text:p>
          </table:table-cell>
          <table:table-cell table:formula="of:=ASIN(ABS([.Z91]/[.AB91]))" office:value-type="float" office:value="0.442547147532709">
            <text:p>0,4425471475</text:p>
          </table:table-cell>
          <table:table-cell table:formula="of:=ABS([.K91]-[.AC91])" office:value-type="float" office:value="0.0263749654978862">
            <text:p>0,0263749655</text:p>
          </table:table-cell>
          <table:table-cell/>
          <table:table-cell table:formula="of:=[.J91]/[.AC91]" office:value-type="float" office:value="1.17363735632537">
            <text:p>1,1736373563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 office:value-type="float" office:value="-227.81785610151">
            <text:p>-227,8178561015</text:p>
          </table:table-cell>
          <table:table-cell office:value-type="float" office:value="380.103344086059">
            <text:p>380,1033440861</text:p>
          </table:table-cell>
          <table:table-cell office:value-type="float" office:value="237.504987728193">
            <text:p>237,5049877282</text:p>
          </table:table-cell>
          <table:table-cell office:value-type="float" office:value="367.174097141806">
            <text:p>367,1740971418</text:p>
          </table:table-cell>
          <table:table-cell/>
          <table:table-cell table:formula="of:=SQRT([.B92]*[.B92] + [.C92]*[.C92])" office:value-type="float" office:value="443.14729802188">
            <text:p>443,1472980219</text:p>
          </table:table-cell>
          <table:table-cell table:formula="of:=SQRT([.D92]*[.D92]+[.E92]*[.E92])" office:value-type="float" office:value="437.293307526733">
            <text:p>437,2933075267</text:p>
          </table:table-cell>
          <table:table-cell/>
          <table:table-cell table:formula="of:=ASIN(ABS([.B92]/[.G92]))" office:value-type="float" office:value="0.539947067725549">
            <text:p>0,5399470677</text:p>
          </table:table-cell>
          <table:table-cell table:formula="of:=ASIN(ABS([.D92]/[.H92]))" office:value-type="float" office:value="0.574154593008327">
            <text:p>0,574154593</text:p>
          </table:table-cell>
          <table:table-cell/>
          <table:table-cell table:formula="of:=[.J92]/[.K92]" office:value-type="float" office:value="0.940421054365262">
            <text:p>0,9404210544</text:p>
          </table:table-cell>
          <table:table-cell/>
          <table:table-cell table:formula="of:=IF([.C92]&lt;0;-[.A92];[.A92])" office:value-type="float" office:value="0.12">
            <text:p>0,12</text:p>
          </table:table-cell>
          <table:table-cell table:formula="of:=ABS([.C92])" office:value-type="float" office:value="380.103344086059">
            <text:p>380,1033440861</text:p>
          </table:table-cell>
          <table:table-cell table:formula="of:=ABS([.E92])" office:value-type="float" office:value="367.174097141806">
            <text:p>367,1740971418</text:p>
          </table:table-cell>
          <table:table-cell/>
          <table:table-cell table:formula="of:=1+[.$R$3]*[.O92]+[.$Q$3]*[.O92]*[.O92]*[.O92]" office:value-type="float" office:value="1.0240864">
            <text:p>1,0240864</text:p>
          </table:table-cell>
          <table:table-cell table:formula="of:=[.J92]/[.S92]" office:value-type="float" office:value="0.527247571811859">
            <text:p>0,5272475718</text:p>
          </table:table-cell>
          <table:table-cell table:formula="of:=ABS([.T92]-[.K92])" office:value-type="float" office:value="0.0469070211964675">
            <text:p>0,0469070212</text:p>
          </table:table-cell>
          <table:table-cell table:number-columns-repeated="4"/>
          <table:table-cell table:formula="of:=-([.B92]+[.$Z$2])" office:value-type="float" office:value="227.81785610151">
            <text:p>227,8178561015</text:p>
          </table:table-cell>
          <table:table-cell table:formula="of:=[.P92]+[.O92]*[.G92]*([.$AA$2]+[.$AA$1]*ABS([.P92]/[.B92]))" office:value-type="float" office:value="401.38296289673">
            <text:p>401,3829628967</text:p>
          </table:table-cell>
          <table:table-cell table:formula="of:=SQRT([.Z92]*[.Z92]+[.AA92]*[.AA92])" office:value-type="float" office:value="461.529260678504">
            <text:p>461,5292606785</text:p>
          </table:table-cell>
          <table:table-cell table:formula="of:=ASIN(ABS([.Z92]/[.AB92]))" office:value-type="float" office:value="0.516241796208417">
            <text:p>0,5162417962</text:p>
          </table:table-cell>
          <table:table-cell table:formula="of:=ABS([.K92]-[.AC92])" office:value-type="float" office:value="0.0579127967999095">
            <text:p>0,0579127968</text:p>
          </table:table-cell>
          <table:table-cell/>
          <table:table-cell table:formula="of:=[.J92]/[.AC92]" office:value-type="float" office:value="1.04591893118929">
            <text:p>1,0459189312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 office:value-type="float" office:value="-229.604638891342">
            <text:p>-229,6046388913</text:p>
          </table:table-cell>
          <table:table-cell office:value-type="float" office:value="415.39642286908">
            <text:p>415,3964228691</text:p>
          </table:table-cell>
          <table:table-cell office:value-type="float" office:value="308.265691729">
            <text:p>308,265691729</text:p>
          </table:table-cell>
          <table:table-cell office:value-type="float" office:value="541.454720983097">
            <text:p>541,4547209831</text:p>
          </table:table-cell>
          <table:table-cell/>
          <table:table-cell table:formula="of:=SQRT([.B93]*[.B93] + [.C93]*[.C93])" office:value-type="float" office:value="474.628779503361">
            <text:p>474,6287795034</text:p>
          </table:table-cell>
          <table:table-cell table:formula="of:=SQRT([.D93]*[.D93]+[.E93]*[.E93])" office:value-type="float" office:value="623.057743368977">
            <text:p>623,057743369</text:p>
          </table:table-cell>
          <table:table-cell/>
          <table:table-cell table:formula="of:=ASIN(ABS([.B93]/[.G93]))" office:value-type="float" office:value="0.504941510288281">
            <text:p>0,5049415103</text:p>
          </table:table-cell>
          <table:table-cell table:formula="of:=ASIN(ABS([.D93]/[.H93]))" office:value-type="float" office:value="0.517561673535447">
            <text:p>0,5175616735</text:p>
          </table:table-cell>
          <table:table-cell/>
          <table:table-cell table:formula="of:=[.J93]/[.K93]" office:value-type="float" office:value="0.975616117088117">
            <text:p>0,9756161171</text:p>
          </table:table-cell>
          <table:table-cell/>
          <table:table-cell table:formula="of:=IF([.C93]&lt;0;-[.A93];[.A93])" office:value-type="float" office:value="0.24">
            <text:p>0,24</text:p>
          </table:table-cell>
          <table:table-cell table:formula="of:=ABS([.C93])" office:value-type="float" office:value="415.39642286908">
            <text:p>415,3964228691</text:p>
          </table:table-cell>
          <table:table-cell table:formula="of:=ABS([.E93])" office:value-type="float" office:value="541.454720983097">
            <text:p>541,4547209831</text:p>
          </table:table-cell>
          <table:table-cell/>
          <table:table-cell table:formula="of:=1+[.$R$3]*[.O93]+[.$Q$3]*[.O93]*[.O93]*[.O93]" office:value-type="float" office:value="1.0486912">
            <text:p>1,0486912</text:p>
          </table:table-cell>
          <table:table-cell table:formula="of:=[.J93]/[.S93]" office:value-type="float" office:value="0.481496850825372">
            <text:p>0,4814968508</text:p>
          </table:table-cell>
          <table:table-cell table:formula="of:=ABS([.T93]-[.K93])" office:value-type="float" office:value="0.036064822710075">
            <text:p>0,0360648227</text:p>
          </table:table-cell>
          <table:table-cell table:number-columns-repeated="4"/>
          <table:table-cell table:formula="of:=-([.B93]+[.$Z$2])" office:value-type="float" office:value="229.604638891342">
            <text:p>229,6046388913</text:p>
          </table:table-cell>
          <table:table-cell table:formula="of:=[.P93]+[.O93]*[.G93]*([.$AA$2]+[.$AA$1]*ABS([.P93]/[.B93]))" office:value-type="float" office:value="462.421843274765">
            <text:p>462,4218432748</text:p>
          </table:table-cell>
          <table:table-cell table:formula="of:=SQRT([.Z93]*[.Z93]+[.AA93]*[.AA93])" office:value-type="float" office:value="516.286985443227">
            <text:p>516,2869854432</text:p>
          </table:table-cell>
          <table:table-cell table:formula="of:=ASIN(ABS([.Z93]/[.AB93]))" office:value-type="float" office:value="0.460864845035698">
            <text:p>0,460864845</text:p>
          </table:table-cell>
          <table:table-cell table:formula="of:=ABS([.K93]-[.AC93])" office:value-type="float" office:value="0.056696828499749">
            <text:p>0,0566968285</text:p>
          </table:table-cell>
          <table:table-cell/>
          <table:table-cell table:formula="of:=[.J93]/[.AC93]" office:value-type="float" office:value="1.09563902677187">
            <text:p>1,0956390268</text:p>
          </table:table-cell>
        </table:table-row>
        <table:table-row table:style-name="ro1">
          <table:table-cell office:value-type="float" office:value="-0.48">
            <text:p>-0,48</text:p>
          </table:table-cell>
          <table:table-cell office:value-type="float" office:value="-351.916413679329">
            <text:p>-351,9164136793</text:p>
          </table:table-cell>
          <table:table-cell office:value-type="float" office:value="363.734015535015">
            <text:p>363,734015535</text:p>
          </table:table-cell>
          <table:table-cell office:value-type="float" office:value="398.025543146781">
            <text:p>398,0255431468</text:p>
          </table:table-cell>
          <table:table-cell office:value-type="float" office:value="298.121285240736">
            <text:p>298,1212852407</text:p>
          </table:table-cell>
          <table:table-cell/>
          <table:table-cell table:formula="of:=SQRT([.B94]*[.B94] + [.C94]*[.C94])" office:value-type="float" office:value="506.110260984844">
            <text:p>506,1102609848</text:p>
          </table:table-cell>
          <table:table-cell table:formula="of:=SQRT([.D94]*[.D94]+[.E94]*[.E94])" office:value-type="float" office:value="497.293307526734">
            <text:p>497,2933075267</text:p>
          </table:table-cell>
          <table:table-cell/>
          <table:table-cell table:formula="of:=ASIN(ABS([.B94]/[.G94]))" office:value-type="float" office:value="0.768886571425991">
            <text:p>0,7688865714</text:p>
          </table:table-cell>
          <table:table-cell table:formula="of:=ASIN(ABS([.D94]/[.H94]))" office:value-type="float" office:value="0.92793527832898">
            <text:p>0,9279352783</text:p>
          </table:table-cell>
          <table:table-cell/>
          <table:table-cell table:formula="of:=[.J94]/[.K94]" office:value-type="float" office:value="0.828599353190448">
            <text:p>0,8285993532</text:p>
          </table:table-cell>
          <table:table-cell/>
          <table:table-cell table:formula="of:=IF([.C94]&lt;0;-[.A94];[.A94])" office:value-type="float" office:value="-0.48">
            <text:p>-0,48</text:p>
          </table:table-cell>
          <table:table-cell table:formula="of:=ABS([.C94])" office:value-type="float" office:value="363.734015535015">
            <text:p>363,734015535</text:p>
          </table:table-cell>
          <table:table-cell table:formula="of:=ABS([.E94])" office:value-type="float" office:value="298.121285240736">
            <text:p>298,1212852407</text:p>
          </table:table-cell>
          <table:table-cell/>
          <table:table-cell table:formula="of:=1+[.$R$3]*[.O94]+[.$Q$3]*[.O94]*[.O94]*[.O94]" office:value-type="float" office:value="0.8984704">
            <text:p>0,8984704</text:p>
          </table:table-cell>
          <table:table-cell table:formula="of:=[.J94]/[.S94]" office:value-type="float" office:value="0.855772846190582">
            <text:p>0,8557728462</text:p>
          </table:table-cell>
          <table:table-cell table:formula="of:=ABS([.T94]-[.K94])" office:value-type="float" office:value="0.0721624321383977">
            <text:p>0,0721624321</text:p>
          </table:table-cell>
          <table:table-cell table:number-columns-repeated="4"/>
          <table:table-cell table:formula="of:=-([.B94]+[.$Z$2])" office:value-type="float" office:value="351.916413679329">
            <text:p>351,9164136793</text:p>
          </table:table-cell>
          <table:table-cell table:formula="of:=[.P94]+[.O94]*[.G94]*([.$AA$2]+[.$AA$1]*ABS([.P94]/[.B94]))" office:value-type="float" office:value="280.402613605198">
            <text:p>280,4026136052</text:p>
          </table:table-cell>
          <table:table-cell table:formula="of:=SQRT([.Z94]*[.Z94]+[.AA94]*[.AA94])" office:value-type="float" office:value="449.967540977732">
            <text:p>449,9675409777</text:p>
          </table:table-cell>
          <table:table-cell table:formula="of:=ASIN(ABS([.Z94]/[.AB94]))" office:value-type="float" office:value="0.898017273405316">
            <text:p>0,8980172734</text:p>
          </table:table-cell>
          <table:table-cell table:formula="of:=ABS([.K94]-[.AC94])" office:value-type="float" office:value="0.0299180049236634">
            <text:p>0,0299180049</text:p>
          </table:table-cell>
          <table:table-cell/>
          <table:table-cell table:formula="of:=[.J94]/[.AC94]" office:value-type="float" office:value="0.856204656855144">
            <text:p>0,8562046569</text:p>
          </table:table-cell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-389.57445106505">
            <text:p>-389,5744510651</text:p>
          </table:table-cell>
          <table:table-cell office:value-type="float" office:value="347.748185972385">
            <text:p>347,7481859724</text:p>
          </table:table-cell>
          <table:table-cell office:value-type="float" office:value="377.267429919725">
            <text:p>377,2674299197</text:p>
          </table:table-cell>
          <table:table-cell office:value-type="float" office:value="368.385013924627">
            <text:p>368,3850139246</text:p>
          </table:table-cell>
          <table:table-cell/>
          <table:table-cell table:formula="of:=SQRT([.B95]*[.B95] + [.C95]*[.C95])" office:value-type="float" office:value="522.20403461647">
            <text:p>522,2040346165</text:p>
          </table:table-cell>
          <table:table-cell table:formula="of:=SQRT([.D95]*[.D95]+[.E95]*[.E95])" office:value-type="float" office:value="527.293307526734">
            <text:p>527,2933075267</text:p>
          </table:table-cell>
          <table:table-cell/>
          <table:table-cell table:formula="of:=ASIN(ABS([.B95]/[.G95]))" office:value-type="float" office:value="0.842064653873398">
            <text:p>0,8420646539</text:p>
          </table:table-cell>
          <table:table-cell table:formula="of:=ASIN(ABS([.D95]/[.H95]))" office:value-type="float" office:value="0.79730987368447">
            <text:p>0,7973098737</text:p>
          </table:table-cell>
          <table:table-cell/>
          <table:table-cell table:formula="of:=[.J95]/[.K95]" office:value-type="float" office:value="1.05613222871819">
            <text:p>1,0561322287</text:p>
          </table:table-cell>
          <table:table-cell/>
          <table:table-cell table:formula="of:=IF([.C95]&lt;0;-[.A95];[.A95])" office:value-type="float" office:value="0.48">
            <text:p>0,48</text:p>
          </table:table-cell>
          <table:table-cell table:formula="of:=ABS([.C95])" office:value-type="float" office:value="347.748185972385">
            <text:p>347,7481859724</text:p>
          </table:table-cell>
          <table:table-cell table:formula="of:=ABS([.E95])" office:value-type="float" office:value="368.385013924627">
            <text:p>368,3850139246</text:p>
          </table:table-cell>
          <table:table-cell/>
          <table:table-cell table:formula="of:=1+[.$R$3]*[.O95]+[.$Q$3]*[.O95]*[.O95]*[.O95]" office:value-type="float" office:value="1.1015296">
            <text:p>1,1015296</text:p>
          </table:table-cell>
          <table:table-cell table:formula="of:=[.J95]/[.S95]" office:value-type="float" office:value="0.764450318787074">
            <text:p>0,7644503188</text:p>
          </table:table-cell>
          <table:table-cell table:formula="of:=ABS([.T95]-[.K95])" office:value-type="float" office:value="0.0328595548973964">
            <text:p>0,0328595549</text:p>
          </table:table-cell>
          <table:table-cell table:number-columns-repeated="4"/>
          <table:table-cell table:formula="of:=-([.B95]+[.$Z$2])" office:value-type="float" office:value="389.57445106505">
            <text:p>389,5744510651</text:p>
          </table:table-cell>
          <table:table-cell table:formula="of:=[.P95]+[.O95]*[.G95]*([.$AA$2]+[.$AA$1]*ABS([.P95]/[.B95]))" office:value-type="float" office:value="430.549837301343">
            <text:p>430,5498373013</text:p>
          </table:table-cell>
          <table:table-cell table:formula="of:=SQRT([.Z95]*[.Z95]+[.AA95]*[.AA95])" office:value-type="float" office:value="580.638799360539">
            <text:p>580,6387993605</text:p>
          </table:table-cell>
          <table:table-cell table:formula="of:=ASIN(ABS([.Z95]/[.AB95]))" office:value-type="float" office:value="0.735477263652447">
            <text:p>0,7354772637</text:p>
          </table:table-cell>
          <table:table-cell table:formula="of:=ABS([.K95]-[.AC95])" office:value-type="float" office:value="0.0618326100320232">
            <text:p>0,06183261</text:p>
          </table:table-cell>
          <table:table-cell/>
          <table:table-cell table:formula="of:=[.J95]/[.AC95]" office:value-type="float" office:value="1.14492275354867">
            <text:p>1,1449227535</text:p>
          </table:table-cell>
        </table:table-row>
        <table:table-row table:style-name="ro1">
          <table:table-cell office:value-type="float" office:value="0.28">
            <text:p>0,28</text:p>
          </table:table-cell>
          <table:table-cell office:value-type="float" office:value="-426.114502683482">
            <text:p>-426,1145026835</text:p>
          </table:table-cell>
          <table:table-cell office:value-type="float" office:value="386.266257328097">
            <text:p>386,2662573281</text:p>
          </table:table-cell>
          <table:table-cell office:value-type="float" office:value="547.727626414785">
            <text:p>547,7276264148</text:p>
          </table:table-cell>
          <table:table-cell office:value-type="float" office:value="502.124742711036">
            <text:p>502,124742711</text:p>
          </table:table-cell>
          <table:table-cell/>
          <table:table-cell table:formula="of:=SQRT([.B96]*[.B96] + [.C96]*[.C96])" office:value-type="float" office:value="575.13058599543">
            <text:p>575,1305859954</text:p>
          </table:table-cell>
          <table:table-cell table:formula="of:=SQRT([.D96]*[.D96]+[.E96]*[.E96])" office:value-type="float" office:value="743.057743368978">
            <text:p>743,057743369</text:p>
          </table:table-cell>
          <table:table-cell/>
          <table:table-cell table:formula="of:=ASIN(ABS([.B96]/[.G96]))" office:value-type="float" office:value="0.834410073599897">
            <text:p>0,8344100736</text:p>
          </table:table-cell>
          <table:table-cell table:formula="of:=ASIN(ABS([.D96]/[.H96]))" office:value-type="float" office:value="0.828808300046966">
            <text:p>0,8288083</text:p>
          </table:table-cell>
          <table:table-cell/>
          <table:table-cell table:formula="of:=[.J96]/[.K96]" office:value-type="float" office:value="1.00675882897482">
            <text:p>1,006758829</text:p>
          </table:table-cell>
          <table:table-cell/>
          <table:table-cell table:formula="of:=IF([.C96]&lt;0;-[.A96];[.A96])" office:value-type="float" office:value="0.28">
            <text:p>0,28</text:p>
          </table:table-cell>
          <table:table-cell table:formula="of:=ABS([.C96])" office:value-type="float" office:value="386.266257328097">
            <text:p>386,2662573281</text:p>
          </table:table-cell>
          <table:table-cell table:formula="of:=ABS([.E96])" office:value-type="float" office:value="502.124742711036">
            <text:p>502,124742711</text:p>
          </table:table-cell>
          <table:table-cell/>
          <table:table-cell table:formula="of:=1+[.$R$3]*[.O96]+[.$Q$3]*[.O96]*[.O96]*[.O96]" office:value-type="float" office:value="1.0570976">
            <text:p>1,0570976</text:p>
          </table:table-cell>
          <table:table-cell table:formula="of:=[.J96]/[.S96]" office:value-type="float" office:value="0.789340618690173">
            <text:p>0,7893406187</text:p>
          </table:table-cell>
          <table:table-cell table:formula="of:=ABS([.T96]-[.K96])" office:value-type="float" office:value="0.0394676813567929">
            <text:p>0,0394676814</text:p>
          </table:table-cell>
          <table:table-cell table:number-columns-repeated="4"/>
          <table:table-cell table:formula="of:=-([.B96]+[.$Z$2])" office:value-type="float" office:value="426.114502683482">
            <text:p>426,1145026835</text:p>
          </table:table-cell>
          <table:table-cell table:formula="of:=[.P96]+[.O96]*[.G96]*([.$AA$2]+[.$AA$1]*ABS([.P96]/[.B96]))" office:value-type="float" office:value="439.663344007252">
            <text:p>439,6633440073</text:p>
          </table:table-cell>
          <table:table-cell table:formula="of:=SQRT([.Z96]*[.Z96]+[.AA96]*[.AA96])" office:value-type="float" office:value="612.272345824006">
            <text:p>612,272345824</text:p>
          </table:table-cell>
          <table:table-cell table:formula="of:=ASIN(ABS([.Z96]/[.AB96]))" office:value-type="float" office:value="0.769750112925411">
            <text:p>0,7697501129</text:p>
          </table:table-cell>
          <table:table-cell table:formula="of:=ABS([.K96]-[.AC96])" office:value-type="float" office:value="0.0590581871215552">
            <text:p>0,0590581871</text:p>
          </table:table-cell>
          <table:table-cell/>
          <table:table-cell table:formula="of:=[.J96]/[.AC96]" office:value-type="float" office:value="1.08400123571109">
            <text:p>1,0840012357</text:p>
          </table:table-cell>
        </table:table-row>
        <table:table-row table:style-name="ro1">
          <table:table-cell office:value-type="float" office:value="-0.52">
            <text:p>-0,52</text:p>
          </table:table-cell>
          <table:table-cell office:value-type="float" office:value="-363.179683318096">
            <text:p>-363,1796833181</text:p>
          </table:table-cell>
          <table:table-cell office:value-type="float" office:value="-405.057077847427">
            <text:p>-405,0570778474</text:p>
          </table:table-cell>
          <table:table-cell office:value-type="float" office:value="351.006101361774">
            <text:p>351,0061013618</text:p>
          </table:table-cell>
          <table:table-cell office:value-type="float" office:value="-470.858944772741">
            <text:p>-470,8589447727</text:p>
          </table:table-cell>
          <table:table-cell/>
          <table:table-cell table:formula="of:=SQRT([.B97]*[.B97] + [.C97]*[.C97])" office:value-type="float" office:value="544.031909624177">
            <text:p>544,0319096242</text:p>
          </table:table-cell>
          <table:table-cell table:formula="of:=SQRT([.D97]*[.D97]+[.E97]*[.E97])" office:value-type="float" office:value="587.293307526734">
            <text:p>587,2933075267</text:p>
          </table:table-cell>
          <table:table-cell/>
          <table:table-cell table:formula="of:=ASIN(ABS([.B97]/[.G97]))" office:value-type="float" office:value="0.730941007075284">
            <text:p>0,7309410071</text:p>
          </table:table-cell>
          <table:table-cell table:formula="of:=ASIN(ABS([.D97]/[.H97]))" office:value-type="float" office:value="0.640588614864715">
            <text:p>0,6405886149</text:p>
          </table:table-cell>
          <table:table-cell/>
          <table:table-cell table:formula="of:=[.J97]/[.K97]" office:value-type="float" office:value="1.14104589140981">
            <text:p>1,1410458914</text:p>
          </table:table-cell>
          <table:table-cell/>
          <table:table-cell table:formula="of:=IF([.C97]&lt;0;-[.A97];[.A97])" office:value-type="float" office:value="0.52">
            <text:p>0,52</text:p>
          </table:table-cell>
          <table:table-cell table:formula="of:=ABS([.C97])" office:value-type="float" office:value="405.057077847427">
            <text:p>405,0570778474</text:p>
          </table:table-cell>
          <table:table-cell table:formula="of:=ABS([.E97])" office:value-type="float" office:value="470.858944772741">
            <text:p>470,8589447727</text:p>
          </table:table-cell>
          <table:table-cell/>
          <table:table-cell table:formula="of:=1+[.$R$3]*[.O97]+[.$Q$3]*[.O97]*[.O97]*[.O97]" office:value-type="float" office:value="1.1110304">
            <text:p>1,1110304</text:p>
          </table:table-cell>
          <table:table-cell table:formula="of:=[.J97]/[.S97]" office:value-type="float" office:value="0.657894695838461">
            <text:p>0,6578946958</text:p>
          </table:table-cell>
          <table:table-cell table:formula="of:=ABS([.T97]-[.K97])" office:value-type="float" office:value="0.0173060809737459">
            <text:p>0,017306081</text:p>
          </table:table-cell>
          <table:table-cell table:number-columns-repeated="4"/>
          <table:table-cell table:formula="of:=-([.B97]+[.$Z$2])" office:value-type="float" office:value="363.179683318096">
            <text:p>363,1796833181</text:p>
          </table:table-cell>
          <table:table-cell table:formula="of:=[.P97]+[.O97]*[.G97]*([.$AA$2]+[.$AA$1]*ABS([.P97]/[.B97]))" office:value-type="float" office:value="504.177732099032">
            <text:p>504,177732099</text:p>
          </table:table-cell>
          <table:table-cell table:formula="of:=SQRT([.Z97]*[.Z97]+[.AA97]*[.AA97])" office:value-type="float" office:value="621.365164713597">
            <text:p>621,3651647136</text:p>
          </table:table-cell>
          <table:table-cell table:formula="of:=ASIN(ABS([.Z97]/[.AB97]))" office:value-type="float" office:value="0.624247323032238">
            <text:p>0,624247323</text:p>
          </table:table-cell>
          <table:table-cell table:formula="of:=ABS([.K97]-[.AC97])" office:value-type="float" office:value="0.016341291832477">
            <text:p>0,0163412918</text:p>
          </table:table-cell>
          <table:table-cell/>
          <table:table-cell table:formula="of:=[.J97]/[.AC97]" office:value-type="float" office:value="1.17091572539677">
            <text:p>1,1709157254</text:p>
          </table:table-cell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-467.668193088197">
            <text:p>-467,6681930882</text:p>
          </table:table-cell>
          <table:table-cell office:value-type="float" office:value="391.223654697068">
            <text:p>391,2236546971</text:p>
          </table:table-cell>
          <table:table-cell office:value-type="float" office:value="442.047434201093">
            <text:p>442,0474342011</text:p>
          </table:table-cell>
          <table:table-cell office:value-type="float" office:value="430.865516644724">
            <text:p>430,8655166447</text:p>
          </table:table-cell>
          <table:table-cell/>
          <table:table-cell table:formula="of:=SQRT([.B98]*[.B98] + [.C98]*[.C98])" office:value-type="float" office:value="609.729027372742">
            <text:p>609,7290273727</text:p>
          </table:table-cell>
          <table:table-cell table:formula="of:=SQRT([.D98]*[.D98]+[.E98]*[.E98])" office:value-type="float" office:value="617.293307526734">
            <text:p>617,2933075267</text:p>
          </table:table-cell>
          <table:table-cell/>
          <table:table-cell table:formula="of:=ASIN(ABS([.B98]/[.G98]))" office:value-type="float" office:value="0.874167939056408">
            <text:p>0,8741679391</text:p>
          </table:table-cell>
          <table:table-cell table:formula="of:=ASIN(ABS([.D98]/[.H98]))" office:value-type="float" office:value="0.798207351278143">
            <text:p>0,7982073513</text:p>
          </table:table-cell>
          <table:table-cell/>
          <table:table-cell table:formula="of:=[.J98]/[.K98]" office:value-type="float" office:value="1.09516397920494">
            <text:p>1,0951639792</text:p>
          </table:table-cell>
          <table:table-cell/>
          <table:table-cell table:formula="of:=IF([.C98]&lt;0;-[.A98];[.A98])" office:value-type="float" office:value="0.56">
            <text:p>0,56</text:p>
          </table:table-cell>
          <table:table-cell table:formula="of:=ABS([.C98])" office:value-type="float" office:value="391.223654697068">
            <text:p>391,2236546971</text:p>
          </table:table-cell>
          <table:table-cell table:formula="of:=ABS([.E98])" office:value-type="float" office:value="430.865516644724">
            <text:p>430,8655166447</text:p>
          </table:table-cell>
          <table:table-cell/>
          <table:table-cell table:formula="of:=1+[.$R$3]*[.O98]+[.$Q$3]*[.O98]*[.O98]*[.O98]" office:value-type="float" office:value="1.1207808">
            <text:p>1,1207808</text:p>
          </table:table-cell>
          <table:table-cell table:formula="of:=[.J98]/[.S98]" office:value-type="float" office:value="0.779963342570115">
            <text:p>0,7799633426</text:p>
          </table:table-cell>
          <table:table-cell table:formula="of:=ABS([.T98]-[.K98])" office:value-type="float" office:value="0.0182440087080282">
            <text:p>0,0182440087</text:p>
          </table:table-cell>
          <table:table-cell table:number-columns-repeated="4"/>
          <table:table-cell table:formula="of:=-([.B98]+[.$Z$2])" office:value-type="float" office:value="467.668193088197">
            <text:p>467,6681930882</text:p>
          </table:table-cell>
          <table:table-cell table:formula="of:=[.P98]+[.O98]*[.G98]*([.$AA$2]+[.$AA$1]*ABS([.P98]/[.B98]))" office:value-type="float" office:value="502.29291279273">
            <text:p>502,2929127927</text:p>
          </table:table-cell>
          <table:table-cell table:formula="of:=SQRT([.Z98]*[.Z98]+[.AA98]*[.AA98])" office:value-type="float" office:value="686.302928063245">
            <text:p>686,3029280632</text:p>
          </table:table-cell>
          <table:table-cell table:formula="of:=ASIN(ABS([.Z98]/[.AB98]))" office:value-type="float" office:value="0.749716295778106">
            <text:p>0,7497162958</text:p>
          </table:table-cell>
          <table:table-cell table:formula="of:=ABS([.K98]-[.AC98])" office:value-type="float" office:value="0.0484910555000377">
            <text:p>0,0484910555</text:p>
          </table:table-cell>
          <table:table-cell/>
          <table:table-cell table:formula="of:=[.J98]/[.AC98]" office:value-type="float" office:value="1.16599831693553">
            <text:p>1,165998316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406.047827813936">
            <text:p>-406,0478278139</text:p>
          </table:table-cell>
          <table:table-cell office:value-type="float" office:value="-524.767432103283">
            <text:p>-524,7674321033</text:p>
          </table:table-cell>
          <table:table-cell office:value-type="float" office:value="689.607263736318">
            <text:p>689,6072637363</text:p>
          </table:table-cell>
          <table:table-cell office:value-type="float" office:value="-518.951337016548">
            <text:p>-518,9513370165</text:p>
          </table:table-cell>
          <table:table-cell/>
          <table:table-cell table:formula="of:=SQRT([.B99]*[.B99] + [.C99]*[.C99])" office:value-type="float" office:value="663.517668392251">
            <text:p>663,5176683923</text:p>
          </table:table-cell>
          <table:table-cell table:formula="of:=SQRT([.D99]*[.D99]+[.E99]*[.E99])" office:value-type="float" office:value="863.057743368979">
            <text:p>863,057743369</text:p>
          </table:table-cell>
          <table:table-cell/>
          <table:table-cell table:formula="of:=ASIN(ABS([.B99]/[.G99]))" office:value-type="float" office:value="0.658539410793863">
            <text:p>0,6585394108</text:p>
          </table:table-cell>
          <table:table-cell table:formula="of:=ASIN(ABS([.D99]/[.H99]))" office:value-type="float" office:value="0.925676888299062">
            <text:p>0,9256768883</text:p>
          </table:table-cell>
          <table:table-cell/>
          <table:table-cell table:formula="of:=[.J99]/[.K99]" office:value-type="float" office:value="0.711413905994709">
            <text:p>0,711413906</text:p>
          </table:table-cell>
          <table:table-cell/>
          <table:table-cell table:formula="of:=IF([.C99]&lt;0;-[.A99];[.A99])" office:value-type="float" office:value="-0">
            <text:p>-0</text:p>
          </table:table-cell>
          <table:table-cell table:formula="of:=ABS([.C99])" office:value-type="float" office:value="524.767432103283">
            <text:p>524,7674321033</text:p>
          </table:table-cell>
          <table:table-cell table:formula="of:=ABS([.E99])" office:value-type="float" office:value="518.951337016548">
            <text:p>518,9513370165</text:p>
          </table:table-cell>
          <table:table-cell/>
          <table:table-cell table:formula="of:=1+[.$R$3]*[.O99]+[.$Q$3]*[.O99]*[.O99]*[.O99]" office:value-type="float" office:value="1">
            <text:p>1</text:p>
          </table:table-cell>
          <table:table-cell table:formula="of:=[.J99]/[.S99]" office:value-type="float" office:value="0.658539410793863">
            <text:p>0,6585394108</text:p>
          </table:table-cell>
          <table:table-cell table:formula="of:=ABS([.T99]-[.K99])" office:value-type="float" office:value="0.267137477505198">
            <text:p>0,2671374775</text:p>
          </table:table-cell>
          <table:table-cell table:number-columns-repeated="4"/>
          <table:table-cell table:formula="of:=-([.B99]+[.$Z$2])" office:value-type="float" office:value="406.047827813936">
            <text:p>406,0478278139</text:p>
          </table:table-cell>
          <table:table-cell table:formula="of:=[.P99]+[.O99]*[.G99]*([.$AA$2]+[.$AA$1]*ABS([.P99]/[.B99]))" office:value-type="float" office:value="524.767432103283">
            <text:p>524,7674321033</text:p>
          </table:table-cell>
          <table:table-cell table:formula="of:=SQRT([.Z99]*[.Z99]+[.AA99]*[.AA99])" office:value-type="float" office:value="663.517668392251">
            <text:p>663,5176683923</text:p>
          </table:table-cell>
          <table:table-cell table:formula="of:=ASIN(ABS([.Z99]/[.AB99]))" office:value-type="float" office:value="0.658539410793863">
            <text:p>0,6585394108</text:p>
          </table:table-cell>
          <table:table-cell table:formula="of:=ABS([.K99]-[.AC99])" office:value-type="float" office:value="0.267137477505198">
            <text:p>0,2671374775</text:p>
          </table:table-cell>
          <table:table-cell/>
          <table:table-cell table:formula="of:=[.J99]/[.AC99]" office:value-type="float" office:value="1">
            <text:p>1</text:p>
          </table:table-cell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-582.330346581556">
            <text:p>-582,3303465816</text:p>
          </table:table-cell>
          <table:table-cell office:value-type="float" office:value="364.165860521836">
            <text:p>364,1658605218</text:p>
          </table:table-cell>
          <table:table-cell office:value-type="float" office:value="741.030176231499">
            <text:p>741,0301762315</text:p>
          </table:table-cell>
          <table:table-cell office:value-type="float" office:value="-516.12747046925">
            <text:p>-516,1274704693</text:p>
          </table:table-cell>
          <table:table-cell/>
          <table:table-cell table:formula="of:=SQRT([.B100]*[.B100] + [.C100]*[.C100])" office:value-type="float" office:value="686.822689286984">
            <text:p>686,822689287</text:p>
          </table:table-cell>
          <table:table-cell table:formula="of:=SQRT([.D100]*[.D100]+[.E100]*[.E100])" office:value-type="float" office:value="903.057743368979">
            <text:p>903,057743369</text:p>
          </table:table-cell>
          <table:table-cell/>
          <table:table-cell table:formula="of:=ASIN(ABS([.B100]/[.G100]))" office:value-type="float" office:value="1.01193847939654">
            <text:p>1,0119384794</text:p>
          </table:table-cell>
          <table:table-cell table:formula="of:=ASIN(ABS([.D100]/[.H100]))" office:value-type="float" office:value="0.962423263110728">
            <text:p>0,9624232631</text:p>
          </table:table-cell>
          <table:table-cell/>
          <table:table-cell table:formula="of:=[.J100]/[.K100]" office:value-type="float" office:value="1.05144848237123">
            <text:p>1,0514484824</text:p>
          </table:table-cell>
          <table:table-cell/>
          <table:table-cell table:formula="of:=IF([.C100]&lt;0;-[.A100];[.A100])" office:value-type="float" office:value="0.44">
            <text:p>0,44</text:p>
          </table:table-cell>
          <table:table-cell table:formula="of:=ABS([.C100])" office:value-type="float" office:value="364.165860521836">
            <text:p>364,1658605218</text:p>
          </table:table-cell>
          <table:table-cell table:formula="of:=ABS([.E100])" office:value-type="float" office:value="516.12747046925">
            <text:p>516,1274704693</text:p>
          </table:table-cell>
          <table:table-cell/>
          <table:table-cell table:formula="of:=1+[.$R$3]*[.O100]+[.$Q$3]*[.O100]*[.O100]*[.O100]" office:value-type="float" office:value="1.0922592">
            <text:p>1,0922592</text:p>
          </table:table-cell>
          <table:table-cell table:formula="of:=[.J100]/[.S100]" office:value-type="float" office:value="0.926463681328151">
            <text:p>0,9264636813</text:p>
          </table:table-cell>
          <table:table-cell table:formula="of:=ABS([.T100]-[.K100])" office:value-type="float" office:value="0.0359595817825767">
            <text:p>0,0359595818</text:p>
          </table:table-cell>
          <table:table-cell table:number-columns-repeated="4"/>
          <table:table-cell table:formula="of:=-([.B100]+[.$Z$2])" office:value-type="float" office:value="582.330346581556">
            <text:p>582,3303465816</text:p>
          </table:table-cell>
          <table:table-cell table:formula="of:=[.P100]+[.O100]*[.G100]*([.$AA$2]+[.$AA$1]*ABS([.P100]/[.B100]))" office:value-type="float" office:value="456.72499780384">
            <text:p>456,7249978038</text:p>
          </table:table-cell>
          <table:table-cell table:formula="of:=SQRT([.Z100]*[.Z100]+[.AA100]*[.AA100])" office:value-type="float" office:value="740.07185878718">
            <text:p>740,0718587872</text:p>
          </table:table-cell>
          <table:table-cell table:formula="of:=ASIN(ABS([.Z100]/[.AB100]))" office:value-type="float" office:value="0.90569862231393">
            <text:p>0,9056986223</text:p>
          </table:table-cell>
          <table:table-cell table:formula="of:=ABS([.K100]-[.AC100])" office:value-type="float" office:value="0.0567246407967974">
            <text:p>0,0567246408</text:p>
          </table:table-cell>
          <table:table-cell/>
          <table:table-cell table:formula="of:=[.J100]/[.AC100]" office:value-type="float" office:value="1.11730155535755">
            <text:p>1,1173015554</text:p>
          </table:table-cell>
        </table:table-row>
        <table:table-row table:style-name="ro1">
          <table:table-cell office:value-type="float" office:value="-0.72">
            <text:p>-0,72</text:p>
          </table:table-cell>
          <table:table-cell office:value-type="float" office:value="-657.635466543698">
            <text:p>-657,6354665437</text:p>
          </table:table-cell>
          <table:table-cell office:value-type="float" office:value="364.968188547578">
            <text:p>364,9681885476</text:p>
          </table:table-cell>
          <table:table-cell office:value-type="float" office:value="672.411130780073">
            <text:p>672,4111307801</text:p>
          </table:table-cell>
          <table:table-cell office:value-type="float" office:value="219.378882473157">
            <text:p>219,3788824732</text:p>
          </table:table-cell>
          <table:table-cell/>
          <table:table-cell table:formula="of:=SQRT([.B101]*[.B101] + [.C101]*[.C101])" office:value-type="float" office:value="752.121124226575">
            <text:p>752,1211242266</text:p>
          </table:table-cell>
          <table:table-cell table:formula="of:=SQRT([.D101]*[.D101]+[.E101]*[.E101])" office:value-type="float" office:value="707.293307526735">
            <text:p>707,2933075267</text:p>
          </table:table-cell>
          <table:table-cell/>
          <table:table-cell table:formula="of:=ASIN(ABS([.B101]/[.G101]))" office:value-type="float" office:value="1.06414511479726">
            <text:p>1,0641451148</text:p>
          </table:table-cell>
          <table:table-cell table:formula="of:=ASIN(ABS([.D101]/[.H101]))" office:value-type="float" office:value="1.2554278752397">
            <text:p>1,2554278752</text:p>
          </table:table-cell>
          <table:table-cell/>
          <table:table-cell table:formula="of:=[.J101]/[.K101]" office:value-type="float" office:value="0.847635404458492">
            <text:p>0,8476354045</text:p>
          </table:table-cell>
          <table:table-cell/>
          <table:table-cell table:formula="of:=IF([.C101]&lt;0;-[.A101];[.A101])" office:value-type="float" office:value="-0.72">
            <text:p>-0,72</text:p>
          </table:table-cell>
          <table:table-cell table:formula="of:=ABS([.C101])" office:value-type="float" office:value="364.968188547578">
            <text:p>364,9681885476</text:p>
          </table:table-cell>
          <table:table-cell table:formula="of:=ABS([.E101])" office:value-type="float" office:value="219.378882473157">
            <text:p>219,3788824732</text:p>
          </table:table-cell>
          <table:table-cell/>
          <table:table-cell table:formula="of:=1+[.$R$3]*[.O101]+[.$Q$3]*[.O101]*[.O101]*[.O101]" office:value-type="float" office:value="0.8373376">
            <text:p>0,8373376</text:p>
          </table:table-cell>
          <table:table-cell table:formula="of:=[.J101]/[.S101]" office:value-type="float" office:value="1.27086746707333">
            <text:p>1,2708674671</text:p>
          </table:table-cell>
          <table:table-cell table:formula="of:=ABS([.T101]-[.K101])" office:value-type="float" office:value="0.0154395918336383">
            <text:p>0,0154395918</text:p>
          </table:table-cell>
          <table:table-cell table:number-columns-repeated="4"/>
          <table:table-cell table:formula="of:=-([.B101]+[.$Z$2])" office:value-type="float" office:value="657.635466543698">
            <text:p>657,6354665437</text:p>
          </table:table-cell>
          <table:table-cell table:formula="of:=[.P101]+[.O101]*[.G101]*([.$AA$2]+[.$AA$1]*ABS([.P101]/[.B101]))" office:value-type="float" office:value="202.538546880534">
            <text:p>202,5385468805</text:p>
          </table:table-cell>
          <table:table-cell table:formula="of:=SQRT([.Z101]*[.Z101]+[.AA101]*[.AA101])" office:value-type="float" office:value="688.117918549303">
            <text:p>688,1179185493</text:p>
          </table:table-cell>
          <table:table-cell table:formula="of:=ASIN(ABS([.Z101]/[.AB101]))" office:value-type="float" office:value="1.27203463913377">
            <text:p>1,2720346391</text:p>
          </table:table-cell>
          <table:table-cell table:formula="of:=ABS([.K101]-[.AC101])" office:value-type="float" office:value="0.0166067638940755">
            <text:p>0,0166067639</text:p>
          </table:table-cell>
          <table:table-cell/>
          <table:table-cell table:formula="of:=[.J101]/[.AC101]" office:value-type="float" office:value="0.836569289907015">
            <text:p>0,8365692899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-166.330811233201">
            <text:p>-166,3308112332</text:p>
          </table:table-cell>
          <table:table-cell office:value-type="float" office:value="90.6008393304826">
            <text:p>90,6008393305</text:p>
          </table:table-cell>
          <table:table-cell office:value-type="float" office:value="158.382755729908">
            <text:p>158,3827557299</text:p>
          </table:table-cell>
          <table:table-cell office:value-type="float" office:value="100.131319504619">
            <text:p>100,1313195046</text:p>
          </table:table-cell>
          <table:table-cell/>
          <table:table-cell table:formula="of:=SQRT([.B102]*[.B102] + [.C102]*[.C102])" office:value-type="float" office:value="189.405519594553">
            <text:p>189,4055195946</text:p>
          </table:table-cell>
          <table:table-cell table:formula="of:=SQRT([.D102]*[.D102]+[.E102]*[.E102])" office:value-type="float" office:value="187.380304350099">
            <text:p>187,3803043501</text:p>
          </table:table-cell>
          <table:table-cell/>
          <table:table-cell table:formula="of:=ASIN(ABS([.B102]/[.G102]))" office:value-type="float" office:value="1.07202924826704">
            <text:p>1,0720292483</text:p>
          </table:table-cell>
          <table:table-cell table:formula="of:=ASIN(ABS([.D102]/[.H102]))" office:value-type="float" office:value="1.00702837442917">
            <text:p>1,0070283744</text:p>
          </table:table-cell>
          <table:table-cell/>
          <table:table-cell table:formula="of:=[.J102]/[.K102]" office:value-type="float" office:value="1.06454721186453">
            <text:p>1,0645472119</text:p>
          </table:table-cell>
          <table:table-cell/>
          <table:table-cell table:formula="of:=IF([.C102]&lt;0;-[.A102];[.A102])" office:value-type="float" office:value="0.2">
            <text:p>0,2</text:p>
          </table:table-cell>
          <table:table-cell table:formula="of:=ABS([.C102])" office:value-type="float" office:value="90.6008393304826">
            <text:p>90,6008393305</text:p>
          </table:table-cell>
          <table:table-cell table:formula="of:=ABS([.E102])" office:value-type="float" office:value="100.131319504619">
            <text:p>100,1313195046</text:p>
          </table:table-cell>
          <table:table-cell/>
          <table:table-cell table:formula="of:=1+[.$R$3]*[.O102]+[.$Q$3]*[.O102]*[.O102]*[.O102]" office:value-type="float" office:value="1.0404">
            <text:p>1,0404</text:p>
          </table:table-cell>
          <table:table-cell table:formula="of:=[.J102]/[.S102]" office:value-type="float" office:value="1.03040104600831">
            <text:p>1,030401046</text:p>
          </table:table-cell>
          <table:table-cell table:formula="of:=ABS([.T102]-[.K102])" office:value-type="float" office:value="0.0233726715791362">
            <text:p>0,0233726716</text:p>
          </table:table-cell>
          <table:table-cell table:number-columns-repeated="4"/>
          <table:table-cell table:formula="of:=-([.B102]+[.$Z$2])" office:value-type="float" office:value="166.330811233201">
            <text:p>166,3308112332</text:p>
          </table:table-cell>
          <table:table-cell table:formula="of:=[.P102]+[.O102]*[.G102]*([.$AA$2]+[.$AA$1]*ABS([.P102]/[.B102]))" office:value-type="float" office:value="101.928169818594">
            <text:p>101,9281698186</text:p>
          </table:table-cell>
          <table:table-cell table:formula="of:=SQRT([.Z102]*[.Z102]+[.AA102]*[.AA102])" office:value-type="float" office:value="195.077652661864">
            <text:p>195,0776526619</text:p>
          </table:table-cell>
          <table:table-cell table:formula="of:=ASIN(ABS([.Z102]/[.AB102]))" office:value-type="float" office:value="1.02101535009168">
            <text:p>1,0210153501</text:p>
          </table:table-cell>
          <table:table-cell table:formula="of:=ABS([.K102]-[.AC102])" office:value-type="float" office:value="0.0139869756625122">
            <text:p>0,0139869757</text:p>
          </table:table-cell>
          <table:table-cell/>
          <table:table-cell table:formula="of:=[.J102]/[.AC102]" office:value-type="float" office:value="1.04996388954464">
            <text:p>1,0499638895</text:p>
          </table:table-cell>
        </table:table-row>
        <table:table-row table:style-name="ro1">
          <table:table-cell office:value-type="float" office:value="-0.4">
            <text:p>-0,4</text:p>
          </table:table-cell>
          <table:table-cell office:value-type="float" office:value="-162.642196964463">
            <text:p>-162,6421969645</text:p>
          </table:table-cell>
          <table:table-cell office:value-type="float" office:value="-136.566462799054">
            <text:p>-136,5664627991</text:p>
          </table:table-cell>
          <table:table-cell office:value-type="float" office:value="153.456745818448">
            <text:p>153,4567458184</text:p>
          </table:table-cell>
          <table:table-cell office:value-type="float" office:value="-153.965008629084">
            <text:p>-153,9650086291</text:p>
          </table:table-cell>
          <table:table-cell/>
          <table:table-cell table:formula="of:=SQRT([.B103]*[.B103] + [.C103]*[.C103])" office:value-type="float" office:value="212.374393453808">
            <text:p>212,3743934538</text:p>
          </table:table-cell>
          <table:table-cell table:formula="of:=SQRT([.D103]*[.D103]+[.E103]*[.E103])" office:value-type="float" office:value="217.380304350099">
            <text:p>217,3803043501</text:p>
          </table:table-cell>
          <table:table-cell/>
          <table:table-cell table:formula="of:=ASIN(ABS([.B103]/[.G103]))" office:value-type="float" office:value="0.872327528276167">
            <text:p>0,8723275283</text:p>
          </table:table-cell>
          <table:table-cell table:formula="of:=ASIN(ABS([.D103]/[.H103]))" office:value-type="float" office:value="0.783744857018885">
            <text:p>0,783744857</text:p>
          </table:table-cell>
          <table:table-cell/>
          <table:table-cell table:formula="of:=[.J103]/[.K103]" office:value-type="float" office:value="1.11302488362632">
            <text:p>1,1130248836</text:p>
          </table:table-cell>
          <table:table-cell/>
          <table:table-cell table:formula="of:=IF([.C103]&lt;0;-[.A103];[.A103])" office:value-type="float" office:value="0.4">
            <text:p>0,4</text:p>
          </table:table-cell>
          <table:table-cell table:formula="of:=ABS([.C103])" office:value-type="float" office:value="136.566462799054">
            <text:p>136,5664627991</text:p>
          </table:table-cell>
          <table:table-cell table:formula="of:=ABS([.E103])" office:value-type="float" office:value="153.965008629084">
            <text:p>153,9650086291</text:p>
          </table:table-cell>
          <table:table-cell/>
          <table:table-cell table:formula="of:=1+[.$R$3]*[.O103]+[.$Q$3]*[.O103]*[.O103]*[.O103]" office:value-type="float" office:value="1.0832">
            <text:p>1,0832</text:p>
          </table:table-cell>
          <table:table-cell table:formula="of:=[.J103]/[.S103]" office:value-type="float" office:value="0.805324527581395">
            <text:p>0,8053245276</text:p>
          </table:table-cell>
          <table:table-cell table:formula="of:=ABS([.T103]-[.K103])" office:value-type="float" office:value="0.0215796705625103">
            <text:p>0,0215796706</text:p>
          </table:table-cell>
          <table:table-cell table:number-columns-repeated="4"/>
          <table:table-cell table:formula="of:=-([.B103]+[.$Z$2])" office:value-type="float" office:value="162.642196964463">
            <text:p>162,6421969645</text:p>
          </table:table-cell>
          <table:table-cell table:formula="of:=[.P103]+[.O103]*[.G103]*([.$AA$2]+[.$AA$1]*ABS([.P103]/[.B103]))" office:value-type="float" office:value="164.223613196045">
            <text:p>164,223613196</text:p>
          </table:table-cell>
          <table:table-cell table:formula="of:=SQRT([.Z103]*[.Z103]+[.AA103]*[.AA103])" office:value-type="float" office:value="231.131735952879">
            <text:p>231,1317359529</text:p>
          </table:table-cell>
          <table:table-cell table:formula="of:=ASIN(ABS([.Z103]/[.AB103]))" office:value-type="float" office:value="0.780560080478878">
            <text:p>0,7805600805</text:p>
          </table:table-cell>
          <table:table-cell table:formula="of:=ABS([.K103]-[.AC103])" office:value-type="float" office:value="0.00318477654000604">
            <text:p>0,0031847765</text:p>
          </table:table-cell>
          <table:table-cell/>
          <table:table-cell table:formula="of:=[.J103]/[.AC103]" office:value-type="float" office:value="1.11756615549823">
            <text:p>1,1175661555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164.006017070621">
            <text:p>-164,0060170706</text:p>
          </table:table-cell>
          <table:table-cell office:value-type="float" office:value="-90.3027840651157">
            <text:p>-90,3027840651</text:p>
          </table:table-cell>
          <table:table-cell office:value-type="float" office:value="155.158942895466">
            <text:p>155,1589428955</text:p>
          </table:table-cell>
          <table:table-cell office:value-type="float" office:value="-129.69181961756">
            <text:p>-129,6918196176</text:p>
          </table:table-cell>
          <table:table-cell/>
          <table:table-cell table:formula="of:=SQRT([.B104]*[.B104] + [.C104]*[.C104])" office:value-type="float" office:value="187.223306362428">
            <text:p>187,2233063624</text:p>
          </table:table-cell>
          <table:table-cell table:formula="of:=SQRT([.D104]*[.D104]+[.E104]*[.E104])" office:value-type="float" office:value="202.223306362428">
            <text:p>202,2233063624</text:p>
          </table:table-cell>
          <table:table-cell/>
          <table:table-cell table:formula="of:=ASIN(ABS([.B104]/[.G104]))" office:value-type="float" office:value="1.0674875686085">
            <text:p>1,0674875686</text:p>
          </table:table-cell>
          <table:table-cell table:formula="of:=ASIN(ABS([.D104]/[.H104]))" office:value-type="float" office:value="0.874566229367834">
            <text:p>0,8745662294</text:p>
          </table:table-cell>
          <table:table-cell/>
          <table:table-cell table:formula="of:=[.J104]/[.K104]" office:value-type="float" office:value="1.22059088581561">
            <text:p>1,2205908858</text:p>
          </table:table-cell>
          <table:table-cell/>
          <table:table-cell table:formula="of:=IF([.C104]&lt;0;-[.A104];[.A104])" office:value-type="float" office:value="0.8">
            <text:p>0,8</text:p>
          </table:table-cell>
          <table:table-cell table:formula="of:=ABS([.C104])" office:value-type="float" office:value="90.3027840651157">
            <text:p>90,3027840651</text:p>
          </table:table-cell>
          <table:table-cell table:formula="of:=ABS([.E104])" office:value-type="float" office:value="129.69181961756">
            <text:p>129,6918196176</text:p>
          </table:table-cell>
          <table:table-cell/>
          <table:table-cell table:formula="of:=1+[.$R$3]*[.O104]+[.$Q$3]*[.O104]*[.O104]*[.O104]" office:value-type="float" office:value="1.1856">
            <text:p>1,1856</text:p>
          </table:table-cell>
          <table:table-cell table:formula="of:=[.J104]/[.S104]" office:value-type="float" office:value="0.900377503887064">
            <text:p>0,9003775039</text:p>
          </table:table-cell>
          <table:table-cell table:formula="of:=ABS([.T104]-[.K104])" office:value-type="float" office:value="0.0258112745192299">
            <text:p>0,0258112745</text:p>
          </table:table-cell>
          <table:table-cell table:number-columns-repeated="4"/>
          <table:table-cell table:formula="of:=-([.B104]+[.$Z$2])" office:value-type="float" office:value="164.006017070621">
            <text:p>164,0060170706</text:p>
          </table:table-cell>
          <table:table-cell table:formula="of:=[.P104]+[.O104]*[.G104]*([.$AA$2]+[.$AA$1]*ABS([.P104]/[.B104]))" office:value-type="float" office:value="135.169664350071">
            <text:p>135,1696643501</text:p>
          </table:table-cell>
          <table:table-cell table:formula="of:=SQRT([.Z104]*[.Z104]+[.AA104]*[.AA104])" office:value-type="float" office:value="212.529555111471">
            <text:p>212,5295551115</text:p>
          </table:table-cell>
          <table:table-cell table:formula="of:=ASIN(ABS([.Z104]/[.AB104]))" office:value-type="float" office:value="0.881487350717208">
            <text:p>0,8814873507</text:p>
          </table:table-cell>
          <table:table-cell table:formula="of:=ABS([.K104]-[.AC104])" office:value-type="float" office:value="0.0069211213493735">
            <text:p>0,0069211213</text:p>
          </table:table-cell>
          <table:table-cell/>
          <table:table-cell table:formula="of:=[.J104]/[.AC104]" office:value-type="float" office:value="1.21100724558323">
            <text:p>1,211007245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64.506565223613">
            <text:p>-164,5065652236</text:p>
          </table:table-cell>
          <table:table-cell office:value-type="float" office:value="-145.930916062214">
            <text:p>-145,9309160622</text:p>
          </table:table-cell>
          <table:table-cell office:value-type="float" office:value="209.02441623982">
            <text:p>209,0244162398</text:p>
          </table:table-cell>
          <table:table-cell office:value-type="float" office:value="101.175379581698">
            <text:p>101,1753795817</text:p>
          </table:table-cell>
          <table:table-cell/>
          <table:table-cell table:formula="of:=SQRT([.B105]*[.B105] + [.C105]*[.C105])" office:value-type="float" office:value="219.905075576776">
            <text:p>219,9050755768</text:p>
          </table:table-cell>
          <table:table-cell table:formula="of:=SQRT([.D105]*[.D105]+[.E105]*[.E105])" office:value-type="float" office:value="232.223306362428">
            <text:p>232,2233063624</text:p>
          </table:table-cell>
          <table:table-cell/>
          <table:table-cell table:formula="of:=ASIN(ABS([.B105]/[.G105]))" office:value-type="float" office:value="0.845163906747844">
            <text:p>0,8451639067</text:p>
          </table:table-cell>
          <table:table-cell table:formula="of:=ASIN(ABS([.D105]/[.H105]))" office:value-type="float" office:value="1.1200011415739">
            <text:p>1,1200011416</text:p>
          </table:table-cell>
          <table:table-cell/>
          <table:table-cell table:formula="of:=[.J105]/[.K105]" office:value-type="float" office:value="0.754609861879397">
            <text:p>0,7546098619</text:p>
          </table:table-cell>
          <table:table-cell/>
          <table:table-cell table:formula="of:=IF([.C105]&lt;0;-[.A105];[.A105])" office:value-type="float" office:value="-0">
            <text:p>-0</text:p>
          </table:table-cell>
          <table:table-cell table:formula="of:=ABS([.C105])" office:value-type="float" office:value="145.930916062214">
            <text:p>145,9309160622</text:p>
          </table:table-cell>
          <table:table-cell table:formula="of:=ABS([.E105])" office:value-type="float" office:value="101.175379581698">
            <text:p>101,1753795817</text:p>
          </table:table-cell>
          <table:table-cell/>
          <table:table-cell table:formula="of:=1+[.$R$3]*[.O105]+[.$Q$3]*[.O105]*[.O105]*[.O105]" office:value-type="float" office:value="1">
            <text:p>1</text:p>
          </table:table-cell>
          <table:table-cell table:formula="of:=[.J105]/[.S105]" office:value-type="float" office:value="0.845163906747844">
            <text:p>0,8451639067</text:p>
          </table:table-cell>
          <table:table-cell table:formula="of:=ABS([.T105]-[.K105])" office:value-type="float" office:value="0.274837234826051">
            <text:p>0,2748372348</text:p>
          </table:table-cell>
          <table:table-cell table:number-columns-repeated="4"/>
          <table:table-cell table:formula="of:=-([.B105]+[.$Z$2])" office:value-type="float" office:value="164.506565223613">
            <text:p>164,5065652236</text:p>
          </table:table-cell>
          <table:table-cell table:formula="of:=[.P105]+[.O105]*[.G105]*([.$AA$2]+[.$AA$1]*ABS([.P105]/[.B105]))" office:value-type="float" office:value="145.930916062214">
            <text:p>145,9309160622</text:p>
          </table:table-cell>
          <table:table-cell table:formula="of:=SQRT([.Z105]*[.Z105]+[.AA105]*[.AA105])" office:value-type="float" office:value="219.905075576776">
            <text:p>219,9050755768</text:p>
          </table:table-cell>
          <table:table-cell table:formula="of:=ASIN(ABS([.Z105]/[.AB105]))" office:value-type="float" office:value="0.845163906747844">
            <text:p>0,8451639067</text:p>
          </table:table-cell>
          <table:table-cell table:formula="of:=ABS([.K105]-[.AC105])" office:value-type="float" office:value="0.274837234826051">
            <text:p>0,2748372348</text:p>
          </table:table-cell>
          <table:table-cell/>
          <table:table-cell table:formula="of:=[.J105]/[.AC105]" office:value-type="float" office:value="1">
            <text:p>1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-249.789051513627">
            <text:p>-249,7890515136</text:p>
          </table:table-cell>
          <table:table-cell office:value-type="float" office:value="-70.0736909711687">
            <text:p>-70,0736909712</text:p>
          </table:table-cell>
          <table:table-cell office:value-type="float" office:value="231.644739636473">
            <text:p>231,6447396365</text:p>
          </table:table-cell>
          <table:table-cell office:value-type="float" office:value="-122.889287565656">
            <text:p>-122,8892875657</text:p>
          </table:table-cell>
          <table:table-cell/>
          <table:table-cell table:formula="of:=SQRT([.B106]*[.B106] + [.C106]*[.C106])" office:value-type="float" office:value="259.431864701313">
            <text:p>259,4318647013</text:p>
          </table:table-cell>
          <table:table-cell table:formula="of:=SQRT([.D106]*[.D106]+[.E106]*[.E106])" office:value-type="float" office:value="262.223306362428">
            <text:p>262,2233063624</text:p>
          </table:table-cell>
          <table:table-cell/>
          <table:table-cell table:formula="of:=ASIN(ABS([.B106]/[.G106]))" office:value-type="float" office:value="1.29729485546708">
            <text:p>1,2972948555</text:p>
          </table:table-cell>
          <table:table-cell table:formula="of:=ASIN(ABS([.D106]/[.H106]))" office:value-type="float" office:value="1.08304157129302">
            <text:p>1,0830415713</text:p>
          </table:table-cell>
          <table:table-cell/>
          <table:table-cell table:formula="of:=[.J106]/[.K106]" office:value-type="float" office:value="1.19782554045295">
            <text:p>1,1978255405</text:p>
          </table:table-cell>
          <table:table-cell/>
          <table:table-cell table:formula="of:=IF([.C106]&lt;0;-[.A106];[.A106])" office:value-type="float" office:value="-0.88">
            <text:p>-0,88</text:p>
          </table:table-cell>
          <table:table-cell table:formula="of:=ABS([.C106])" office:value-type="float" office:value="70.0736909711687">
            <text:p>70,0736909712</text:p>
          </table:table-cell>
          <table:table-cell table:formula="of:=ABS([.E106])" office:value-type="float" office:value="122.889287565656">
            <text:p>122,8892875657</text:p>
          </table:table-cell>
          <table:table-cell/>
          <table:table-cell table:formula="of:=1+[.$R$3]*[.O106]+[.$Q$3]*[.O106]*[.O106]*[.O106]" office:value-type="float" office:value="0.7899264">
            <text:p>0,7899264</text:p>
          </table:table-cell>
          <table:table-cell table:formula="of:=[.J106]/[.S106]" office:value-type="float" office:value="1.64229839066915">
            <text:p>1,6422983907</text:p>
          </table:table-cell>
          <table:table-cell table:formula="of:=ABS([.T106]-[.K106])" office:value-type="float" office:value="0.559256819376132">
            <text:p>0,5592568194</text:p>
          </table:table-cell>
          <table:table-cell table:number-columns-repeated="4"/>
          <table:table-cell table:formula="of:=-([.B106]+[.$Z$2])" office:value-type="float" office:value="249.789051513627">
            <text:p>249,7890515136</text:p>
          </table:table-cell>
          <table:table-cell table:formula="of:=[.P106]+[.O106]*[.G106]*([.$AA$2]+[.$AA$1]*ABS([.P106]/[.B106]))" office:value-type="float" office:value="7.23459949378488">
            <text:p>7,2345994938</text:p>
          </table:table-cell>
          <table:table-cell table:formula="of:=SQRT([.Z106]*[.Z106]+[.AA106]*[.AA106])" office:value-type="float" office:value="249.893796813592">
            <text:p>249,8937968136</text:p>
          </table:table-cell>
          <table:table-cell table:formula="of:=ASIN(ABS([.Z106]/[.AB106]))" office:value-type="float" office:value="1.5418415845323">
            <text:p>1,5418415845</text:p>
          </table:table-cell>
          <table:table-cell table:formula="of:=ABS([.K106]-[.AC106])" office:value-type="float" office:value="0.458800013239278">
            <text:p>0,4588000132</text:p>
          </table:table-cell>
          <table:table-cell/>
          <table:table-cell table:formula="of:=[.J106]/[.AC106]" office:value-type="float" office:value="0.841393090237995">
            <text:p>0,8413930902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182.470809590588">
            <text:p>-182,4708095906</text:p>
          </table:table-cell>
          <table:table-cell office:value-type="float" office:value="108.039489453883">
            <text:p>108,0394894539</text:p>
          </table:table-cell>
          <table:table-cell office:value-type="float" office:value="200.141680541798">
            <text:p>200,1416805418</text:p>
          </table:table-cell>
          <table:table-cell office:value-type="float" office:value="71.2094292246532">
            <text:p>71,2094292247</text:p>
          </table:table-cell>
          <table:table-cell/>
          <table:table-cell table:formula="of:=SQRT([.B107]*[.B107] + [.C107]*[.C107])" office:value-type="float" office:value="212.056897162296">
            <text:p>212,0568971623</text:p>
          </table:table-cell>
          <table:table-cell table:formula="of:=SQRT([.D107]*[.D107]+[.E107]*[.E107])" office:value-type="float" office:value="212.432283564895">
            <text:p>212,4322835649</text:p>
          </table:table-cell>
          <table:table-cell/>
          <table:table-cell table:formula="of:=ASIN(ABS([.B107]/[.G107]))" office:value-type="float" office:value="1.03621189323362">
            <text:p>1,0362118932</text:p>
          </table:table-cell>
          <table:table-cell table:formula="of:=ASIN(ABS([.D107]/[.H107]))" office:value-type="float" office:value="1.2289681922906">
            <text:p>1,2289681923</text:p>
          </table:table-cell>
          <table:table-cell/>
          <table:table-cell table:formula="of:=[.J107]/[.K107]" office:value-type="float" office:value="0.843155990312726">
            <text:p>0,8431559903</text:p>
          </table:table-cell>
          <table:table-cell/>
          <table:table-cell table:formula="of:=IF([.C107]&lt;0;-[.A107];[.A107])" office:value-type="float" office:value="-0.88">
            <text:p>-0,88</text:p>
          </table:table-cell>
          <table:table-cell table:formula="of:=ABS([.C107])" office:value-type="float" office:value="108.039489453883">
            <text:p>108,0394894539</text:p>
          </table:table-cell>
          <table:table-cell table:formula="of:=ABS([.E107])" office:value-type="float" office:value="71.2094292246532">
            <text:p>71,2094292247</text:p>
          </table:table-cell>
          <table:table-cell/>
          <table:table-cell table:formula="of:=1+[.$R$3]*[.O107]+[.$Q$3]*[.O107]*[.O107]*[.O107]" office:value-type="float" office:value="0.7899264">
            <text:p>0,7899264</text:p>
          </table:table-cell>
          <table:table-cell table:formula="of:=[.J107]/[.S107]" office:value-type="float" office:value="1.31178283601311">
            <text:p>1,311782836</text:p>
          </table:table-cell>
          <table:table-cell table:formula="of:=ABS([.T107]-[.K107])" office:value-type="float" office:value="0.0828146437225046">
            <text:p>0,0828146437</text:p>
          </table:table-cell>
          <table:table-cell table:number-columns-repeated="4"/>
          <table:table-cell table:formula="of:=-([.B107]+[.$Z$2])" office:value-type="float" office:value="182.470809590588">
            <text:p>182,4708095906</text:p>
          </table:table-cell>
          <table:table-cell table:formula="of:=[.P107]+[.O107]*[.G107]*([.$AA$2]+[.$AA$1]*ABS([.P107]/[.B107]))" office:value-type="float" office:value="51.4428440211222">
            <text:p>51,4428440211</text:p>
          </table:table-cell>
          <table:table-cell table:formula="of:=SQRT([.Z107]*[.Z107]+[.AA107]*[.AA107])" office:value-type="float" office:value="189.583655818813">
            <text:p>189,5836558188</text:p>
          </table:table-cell>
          <table:table-cell table:formula="of:=ASIN(ABS([.Z107]/[.AB107]))" office:value-type="float" office:value="1.29600467864229">
            <text:p>1,2960046786</text:p>
          </table:table-cell>
          <table:table-cell table:formula="of:=ABS([.K107]-[.AC107])" office:value-type="float" office:value="0.0670364863516846">
            <text:p>0,0670364864</text:p>
          </table:table-cell>
          <table:table-cell/>
          <table:table-cell table:formula="of:=[.J107]/[.AC107]" office:value-type="float" office:value="0.799543327512655">
            <text:p>0,7995433275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-207.665159472134">
            <text:p>-207,6651594721</text:p>
          </table:table-cell>
          <table:table-cell office:value-type="float" office:value="-85.6232297698451">
            <text:p>-85,6232297698</text:p>
          </table:table-cell>
          <table:table-cell office:value-type="float" office:value="211.568856514731">
            <text:p>211,5688565147</text:p>
          </table:table-cell>
          <table:table-cell office:value-type="float" office:value="-40.9496092814101">
            <text:p>-40,9496092814</text:p>
          </table:table-cell>
          <table:table-cell/>
          <table:table-cell table:formula="of:=SQRT([.B108]*[.B108] + [.C108]*[.C108])" office:value-type="float" office:value="224.624477594955">
            <text:p>224,624477595</text:p>
          </table:table-cell>
          <table:table-cell table:formula="of:=SQRT([.D108]*[.D108]+[.E108]*[.E108])" office:value-type="float" office:value="215.495363168796">
            <text:p>215,4953631688</text:p>
          </table:table-cell>
          <table:table-cell/>
          <table:table-cell table:formula="of:=ASIN(ABS([.B108]/[.G108]))" office:value-type="float" office:value="1.17971980502995">
            <text:p>1,179719805</text:p>
          </table:table-cell>
          <table:table-cell table:formula="of:=ASIN(ABS([.D108]/[.H108]))" office:value-type="float" office:value="1.3796082300099">
            <text:p>1,37960823</text:p>
          </table:table-cell>
          <table:table-cell/>
          <table:table-cell table:formula="of:=[.J108]/[.K108]" office:value-type="float" office:value="0.85511218284156">
            <text:p>0,8551121828</text:p>
          </table:table-cell>
          <table:table-cell/>
          <table:table-cell table:formula="of:=IF([.C108]&lt;0;-[.A108];[.A108])" office:value-type="float" office:value="-0.88">
            <text:p>-0,88</text:p>
          </table:table-cell>
          <table:table-cell table:formula="of:=ABS([.C108])" office:value-type="float" office:value="85.6232297698451">
            <text:p>85,6232297698</text:p>
          </table:table-cell>
          <table:table-cell table:formula="of:=ABS([.E108])" office:value-type="float" office:value="40.9496092814101">
            <text:p>40,9496092814</text:p>
          </table:table-cell>
          <table:table-cell/>
          <table:table-cell table:formula="of:=1+[.$R$3]*[.O108]+[.$Q$3]*[.O108]*[.O108]*[.O108]" office:value-type="float" office:value="0.7899264">
            <text:p>0,7899264</text:p>
          </table:table-cell>
          <table:table-cell table:formula="of:=[.J108]/[.S108]" office:value-type="float" office:value="1.49345534600432">
            <text:p>1,493455346</text:p>
          </table:table-cell>
          <table:table-cell table:formula="of:=ABS([.T108]-[.K108])" office:value-type="float" office:value="0.11384711599442">
            <text:p>0,113847116</text:p>
          </table:table-cell>
          <table:table-cell table:number-columns-repeated="4"/>
          <table:table-cell table:formula="of:=-([.B108]+[.$Z$2])" office:value-type="float" office:value="207.665159472134">
            <text:p>207,6651594721</text:p>
          </table:table-cell>
          <table:table-cell table:formula="of:=[.P108]+[.O108]*[.G108]*([.$AA$2]+[.$AA$1]*ABS([.P108]/[.B108]))" office:value-type="float" office:value="28.8706739566413">
            <text:p>28,8706739566</text:p>
          </table:table-cell>
          <table:table-cell table:formula="of:=SQRT([.Z108]*[.Z108]+[.AA108]*[.AA108])" office:value-type="float" office:value="209.662429331765">
            <text:p>209,6624293318</text:p>
          </table:table-cell>
          <table:table-cell table:formula="of:=ASIN(ABS([.Z108]/[.AB108]))" office:value-type="float" office:value="1.43265665155001">
            <text:p>1,4326566516</text:p>
          </table:table-cell>
          <table:table-cell table:formula="of:=ABS([.K108]-[.AC108])" office:value-type="float" office:value="0.0530484215401104">
            <text:p>0,0530484215</text:p>
          </table:table-cell>
          <table:table-cell/>
          <table:table-cell table:formula="of:=[.J108]/[.AC108]" office:value-type="float" office:value="0.82344908234195">
            <text:p>0,8234490823</text:p>
          </table:table-cell>
        </table:table-row>
        <table:table-row table:style-name="ro1">
          <table:table-cell office:value-type="float" office:value="0.72">
            <text:p>0,72</text:p>
          </table:table-cell>
          <table:table-cell office:value-type="float" office:value="-263.788238807636">
            <text:p>-263,7882388076</text:p>
          </table:table-cell>
          <table:table-cell office:value-type="float" office:value="0.457907230206041">
            <text:p>0,4579072302</text:p>
          </table:table-cell>
          <table:table-cell office:value-type="float" office:value="267.721186863803">
            <text:p>267,7211868638</text:p>
          </table:table-cell>
          <table:table-cell office:value-type="float" office:value="50.445170557947">
            <text:p>50,4451705579</text:p>
          </table:table-cell>
          <table:table-cell/>
          <table:table-cell table:formula="of:=SQRT([.B109]*[.B109] + [.C109]*[.C109])" office:value-type="float" office:value="263.78863624551">
            <text:p>263,7886362455</text:p>
          </table:table-cell>
          <table:table-cell table:formula="of:=SQRT([.D109]*[.D109]+[.E109]*[.E109])" office:value-type="float" office:value="272.432283564895">
            <text:p>272,4322835649</text:p>
          </table:table-cell>
          <table:table-cell/>
          <table:table-cell table:formula="of:=ASIN(ABS([.B109]/[.G109]))" office:value-type="float" office:value="1.56906043905281">
            <text:p>1,5690604391</text:p>
          </table:table-cell>
          <table:table-cell table:formula="of:=ASIN(ABS([.D109]/[.H109]))" office:value-type="float" office:value="1.38455564189033">
            <text:p>1,3845556419</text:p>
          </table:table-cell>
          <table:table-cell/>
          <table:table-cell table:formula="of:=[.J109]/[.K109]" office:value-type="float" office:value="1.13325921442245">
            <text:p>1,1332592144</text:p>
          </table:table-cell>
          <table:table-cell/>
          <table:table-cell table:formula="of:=IF([.C109]&lt;0;-[.A109];[.A109])" office:value-type="float" office:value="0.72">
            <text:p>0,72</text:p>
          </table:table-cell>
          <table:table-cell table:formula="of:=ABS([.C109])" office:value-type="float" office:value="0.457907230206041">
            <text:p>0,4579072302</text:p>
          </table:table-cell>
          <table:table-cell table:formula="of:=ABS([.E109])" office:value-type="float" office:value="50.445170557947">
            <text:p>50,4451705579</text:p>
          </table:table-cell>
          <table:table-cell/>
          <table:table-cell table:formula="of:=1+[.$R$3]*[.O109]+[.$Q$3]*[.O109]*[.O109]*[.O109]" office:value-type="float" office:value="1.1626624">
            <text:p>1,1626624</text:p>
          </table:table-cell>
          <table:table-cell table:formula="of:=[.J109]/[.S109]" office:value-type="float" office:value="1.34954088052801">
            <text:p>1,3495408805</text:p>
          </table:table-cell>
          <table:table-cell table:formula="of:=ABS([.T109]-[.K109])" office:value-type="float" office:value="0.0350147613623168">
            <text:p>0,0350147614</text:p>
          </table:table-cell>
          <table:table-cell table:number-columns-repeated="4"/>
          <table:table-cell table:formula="of:=-([.B109]+[.$Z$2])" office:value-type="float" office:value="263.788238807636">
            <text:p>263,7882388076</text:p>
          </table:table-cell>
          <table:table-cell table:formula="of:=[.P109]+[.O109]*[.G109]*([.$AA$2]+[.$AA$1]*ABS([.P109]/[.B109]))" office:value-type="float" office:value="47.9695341876212">
            <text:p>47,9695341876</text:p>
          </table:table-cell>
          <table:table-cell table:formula="of:=SQRT([.Z109]*[.Z109]+[.AA109]*[.AA109])" office:value-type="float" office:value="268.114362061065">
            <text:p>268,1143620611</text:p>
          </table:table-cell>
          <table:table-cell table:formula="of:=ASIN(ABS([.Z109]/[.AB109]))" office:value-type="float" office:value="1.39091333735649">
            <text:p>1,3909133374</text:p>
          </table:table-cell>
          <table:table-cell table:formula="of:=ABS([.K109]-[.AC109])" office:value-type="float" office:value="0.00635769546616549">
            <text:p>0,0063576955</text:p>
          </table:table-cell>
          <table:table-cell/>
          <table:table-cell table:formula="of:=[.J109]/[.AC109]" office:value-type="float" office:value="1.12807922457261">
            <text:p>1,128079224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71.541633531985">
            <text:p>-271,541633532</text:p>
          </table:table-cell>
          <table:table-cell office:value-type="float" office:value="-114.073200913669">
            <text:p>-114,0732009137</text:p>
          </table:table-cell>
          <table:table-cell office:value-type="float" office:value="251.500129959724">
            <text:p>251,5001299597</text:p>
          </table:table-cell>
          <table:table-cell office:value-type="float" office:value="-94.9555300826445">
            <text:p>-94,9555300826</text:p>
          </table:table-cell>
          <table:table-cell/>
          <table:table-cell table:formula="of:=SQRT([.B110]*[.B110] + [.C110]*[.C110])" office:value-type="float" office:value="294.529376986251">
            <text:p>294,5293769863</text:p>
          </table:table-cell>
          <table:table-cell table:formula="of:=SQRT([.D110]*[.D110]+[.E110]*[.E110])" office:value-type="float" office:value="268.828696502129">
            <text:p>268,8286965021</text:p>
          </table:table-cell>
          <table:table-cell/>
          <table:table-cell table:formula="of:=ASIN(ABS([.B110]/[.G110]))" office:value-type="float" office:value="1.17308783867309">
            <text:p>1,1730878387</text:p>
          </table:table-cell>
          <table:table-cell table:formula="of:=ASIN(ABS([.D110]/[.H110]))" office:value-type="float" office:value="1.20978615342214">
            <text:p>1,2097861534</text:p>
          </table:table-cell>
          <table:table-cell/>
          <table:table-cell table:formula="of:=[.J110]/[.K110]" office:value-type="float" office:value="0.969665453150351">
            <text:p>0,9696654532</text:p>
          </table:table-cell>
          <table:table-cell/>
          <table:table-cell table:formula="of:=IF([.C110]&lt;0;-[.A110];[.A110])" office:value-type="float" office:value="-0">
            <text:p>-0</text:p>
          </table:table-cell>
          <table:table-cell table:formula="of:=ABS([.C110])" office:value-type="float" office:value="114.073200913669">
            <text:p>114,0732009137</text:p>
          </table:table-cell>
          <table:table-cell table:formula="of:=ABS([.E110])" office:value-type="float" office:value="94.9555300826445">
            <text:p>94,9555300826</text:p>
          </table:table-cell>
          <table:table-cell/>
          <table:table-cell table:formula="of:=1+[.$R$3]*[.O110]+[.$Q$3]*[.O110]*[.O110]*[.O110]" office:value-type="float" office:value="1">
            <text:p>1</text:p>
          </table:table-cell>
          <table:table-cell table:formula="of:=[.J110]/[.S110]" office:value-type="float" office:value="1.17308783867309">
            <text:p>1,1730878387</text:p>
          </table:table-cell>
          <table:table-cell table:formula="of:=ABS([.T110]-[.K110])" office:value-type="float" office:value="0.0366983147490407">
            <text:p>0,0366983147</text:p>
          </table:table-cell>
          <table:table-cell table:number-columns-repeated="4"/>
          <table:table-cell table:formula="of:=-([.B110]+[.$Z$2])" office:value-type="float" office:value="271.541633531985">
            <text:p>271,541633532</text:p>
          </table:table-cell>
          <table:table-cell table:formula="of:=[.P110]+[.O110]*[.G110]*([.$AA$2]+[.$AA$1]*ABS([.P110]/[.B110]))" office:value-type="float" office:value="114.073200913669">
            <text:p>114,0732009137</text:p>
          </table:table-cell>
          <table:table-cell table:formula="of:=SQRT([.Z110]*[.Z110]+[.AA110]*[.AA110])" office:value-type="float" office:value="294.529376986251">
            <text:p>294,5293769863</text:p>
          </table:table-cell>
          <table:table-cell table:formula="of:=ASIN(ABS([.Z110]/[.AB110]))" office:value-type="float" office:value="1.17308783867309">
            <text:p>1,1730878387</text:p>
          </table:table-cell>
          <table:table-cell table:formula="of:=ABS([.K110]-[.AC110])" office:value-type="float" office:value="0.0366983147490407">
            <text:p>0,0366983147</text:p>
          </table:table-cell>
          <table:table-cell/>
          <table:table-cell table:formula="of:=[.J110]/[.AC110]" office:value-type="float" office:value="1">
            <text:p>1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301.604018102214">
            <text:p>-301,6040181022</text:p>
          </table:table-cell>
          <table:table-cell office:value-type="float" office:value="49.7247154319194">
            <text:p>49,7247154319</text:p>
          </table:table-cell>
          <table:table-cell office:value-type="float" office:value="442.935976729126">
            <text:p>442,9359767291</text:p>
          </table:table-cell>
          <table:table-cell office:value-type="float" office:value="-16.4959765123806">
            <text:p>-16,4959765124</text:p>
          </table:table-cell>
          <table:table-cell/>
          <table:table-cell table:formula="of:=SQRT([.B111]*[.B111] + [.C111]*[.C111])" office:value-type="float" office:value="305.675532321751">
            <text:p>305,6755323218</text:p>
          </table:table-cell>
          <table:table-cell table:formula="of:=SQRT([.D111]*[.D111]+[.E111]*[.E111])" office:value-type="float" office:value="443.243044753194">
            <text:p>443,2430447532</text:p>
          </table:table-cell>
          <table:table-cell/>
          <table:table-cell table:formula="of:=ASIN(ABS([.B111]/[.G111]))" office:value-type="float" office:value="1.40739865066698">
            <text:p>1,4073986507</text:p>
          </table:table-cell>
          <table:table-cell table:formula="of:=ASIN(ABS([.D111]/[.H111]))" office:value-type="float" office:value="1.53357118113044">
            <text:p>1,5335711811</text:p>
          </table:table-cell>
          <table:table-cell/>
          <table:table-cell table:formula="of:=[.J111]/[.K111]" office:value-type="float" office:value="0.917726329226882">
            <text:p>0,9177263292</text:p>
          </table:table-cell>
          <table:table-cell/>
          <table:table-cell table:formula="of:=IF([.C111]&lt;0;-[.A111];[.A111])" office:value-type="float" office:value="-0.8">
            <text:p>-0,8</text:p>
          </table:table-cell>
          <table:table-cell table:formula="of:=ABS([.C111])" office:value-type="float" office:value="49.7247154319194">
            <text:p>49,7247154319</text:p>
          </table:table-cell>
          <table:table-cell table:formula="of:=ABS([.E111])" office:value-type="float" office:value="16.4959765123806">
            <text:p>16,4959765124</text:p>
          </table:table-cell>
          <table:table-cell/>
          <table:table-cell table:formula="of:=1+[.$R$3]*[.O111]+[.$Q$3]*[.O111]*[.O111]*[.O111]" office:value-type="float" office:value="0.8144">
            <text:p>0,8144</text:p>
          </table:table-cell>
          <table:table-cell table:formula="of:=[.J111]/[.S111]" office:value-type="float" office:value="1.72814176162448">
            <text:p>1,7281417616</text:p>
          </table:table-cell>
          <table:table-cell table:formula="of:=ABS([.T111]-[.K111])" office:value-type="float" office:value="0.194570580494036">
            <text:p>0,1945705805</text:p>
          </table:table-cell>
          <table:table-cell table:number-columns-repeated="4"/>
          <table:table-cell table:formula="of:=-([.B111]+[.$Z$2])" office:value-type="float" office:value="301.604018102214">
            <text:p>301,6040181022</text:p>
          </table:table-cell>
          <table:table-cell table:formula="of:=[.P111]+[.O111]*[.G111]*([.$AA$2]+[.$AA$1]*ABS([.P111]/[.B111]))" office:value-type="float" office:value="-15.038901304769">
            <text:p>-15,0389013048</text:p>
          </table:table-cell>
          <table:table-cell table:formula="of:=SQRT([.Z111]*[.Z111]+[.AA111]*[.AA111])" office:value-type="float" office:value="301.978728204248">
            <text:p>301,9787282042</text:p>
          </table:table-cell>
          <table:table-cell table:formula="of:=ASIN(ABS([.Z111]/[.AB111]))" office:value-type="float" office:value="1.52097452371579">
            <text:p>1,5209745237</text:p>
          </table:table-cell>
          <table:table-cell table:formula="of:=ABS([.K111]-[.AC111])" office:value-type="float" office:value="0.0125966574146574">
            <text:p>0,0125966574</text:p>
          </table:table-cell>
          <table:table-cell/>
          <table:table-cell table:formula="of:=[.J111]/[.AC111]" office:value-type="float" office:value="0.925326906349923">
            <text:p>0,9253269063</text:p>
          </table:table-cell>
        </table:table-row>
        <table:table-row table:style-name="ro1">
          <table:table-cell office:value-type="float" office:value="-0.04">
            <text:p>-0,04</text:p>
          </table:table-cell>
          <table:table-cell office:value-type="float" office:value="-332.534091050565">
            <text:p>-332,5340910506</text:p>
          </table:table-cell>
          <table:table-cell office:value-type="float" office:value="-36.8025845448923">
            <text:p>-36,8025845449</text:p>
          </table:table-cell>
          <table:table-cell office:value-type="float" office:value="360.070819880894">
            <text:p>360,0708198809</text:p>
          </table:table-cell>
          <table:table-cell office:value-type="float" office:value="-41.3057482726741">
            <text:p>-41,3057482727</text:p>
          </table:table-cell>
          <table:table-cell/>
          <table:table-cell table:formula="of:=SQRT([.B112]*[.B112] + [.C112]*[.C112])" office:value-type="float" office:value="334.564421210638">
            <text:p>334,5644212106</text:p>
          </table:table-cell>
          <table:table-cell table:formula="of:=SQRT([.D112]*[.D112]+[.E112]*[.E112])" office:value-type="float" office:value="362.432283564895">
            <text:p>362,4322835649</text:p>
          </table:table-cell>
          <table:table-cell/>
          <table:table-cell table:formula="of:=ASIN(ABS([.B112]/[.G112]))" office:value-type="float" office:value="1.46057177857977">
            <text:p>1,4605717786</text:p>
          </table:table-cell>
          <table:table-cell table:formula="of:=ASIN(ABS([.D112]/[.H112]))" office:value-type="float" office:value="1.45657997470432">
            <text:p>1,4565799747</text:p>
          </table:table-cell>
          <table:table-cell/>
          <table:table-cell table:formula="of:=[.J112]/[.K112]" office:value-type="float" office:value="1.00274053189304">
            <text:p>1,0027405319</text:p>
          </table:table-cell>
          <table:table-cell/>
          <table:table-cell table:formula="of:=IF([.C112]&lt;0;-[.A112];[.A112])" office:value-type="float" office:value="0.04">
            <text:p>0,04</text:p>
          </table:table-cell>
          <table:table-cell table:formula="of:=ABS([.C112])" office:value-type="float" office:value="36.8025845448923">
            <text:p>36,8025845449</text:p>
          </table:table-cell>
          <table:table-cell table:formula="of:=ABS([.E112])" office:value-type="float" office:value="41.3057482726741">
            <text:p>41,3057482727</text:p>
          </table:table-cell>
          <table:table-cell/>
          <table:table-cell table:formula="of:=1+[.$R$3]*[.O112]+[.$Q$3]*[.O112]*[.O112]*[.O112]" office:value-type="float" office:value="1.0080032">
            <text:p>1,0080032</text:p>
          </table:table-cell>
          <table:table-cell table:formula="of:=[.J112]/[.S112]" office:value-type="float" office:value="1.44897533914552">
            <text:p>1,4489753391</text:p>
          </table:table-cell>
          <table:table-cell table:formula="of:=ABS([.T112]-[.K112])" office:value-type="float" office:value="0.0076046355588022">
            <text:p>0,0076046356</text:p>
          </table:table-cell>
          <table:table-cell table:number-columns-repeated="4"/>
          <table:table-cell table:formula="of:=-([.B112]+[.$Z$2])" office:value-type="float" office:value="332.534091050565">
            <text:p>332,5340910506</text:p>
          </table:table-cell>
          <table:table-cell table:formula="of:=[.P112]+[.O112]*[.G112]*([.$AA$2]+[.$AA$1]*ABS([.P112]/[.B112]))" office:value-type="float" office:value="40.2815269920467">
            <text:p>40,281526992</text:p>
          </table:table-cell>
          <table:table-cell table:formula="of:=SQRT([.Z112]*[.Z112]+[.AA112]*[.AA112])" office:value-type="float" office:value="334.964958059252">
            <text:p>334,9649580593</text:p>
          </table:table-cell>
          <table:table-cell table:formula="of:=ASIN(ABS([.Z112]/[.AB112]))" office:value-type="float" office:value="1.45024863418">
            <text:p>1,4502486342</text:p>
          </table:table-cell>
          <table:table-cell table:formula="of:=ABS([.K112]-[.AC112])" office:value-type="float" office:value="0.00633134052432194">
            <text:p>0,0063313405</text:p>
          </table:table-cell>
          <table:table-cell/>
          <table:table-cell table:formula="of:=[.J112]/[.AC112]" office:value-type="float" office:value="1.00711818936179">
            <text:p>1,0071181894</text:p>
          </table:table-cell>
        </table:table-row>
        <table:table-row table:style-name="ro1">
          <table:table-cell office:value-type="float" office:value="-0.76">
            <text:p>-0,76</text:p>
          </table:table-cell>
          <table:table-cell office:value-type="float" office:value="-375.409436118195">
            <text:p>-375,4094361182</text:p>
          </table:table-cell>
          <table:table-cell office:value-type="float" office:value="39.0241457360773">
            <text:p>39,0241457361</text:p>
          </table:table-cell>
          <table:table-cell office:value-type="float" office:value="390.987467948252">
            <text:p>390,9874679483</text:p>
          </table:table-cell>
          <table:table-cell office:value-type="float" office:value="-33.6436783270322">
            <text:p>-33,643678327</text:p>
          </table:table-cell>
          <table:table-cell/>
          <table:table-cell table:formula="of:=SQRT([.B113]*[.B113] + [.C113]*[.C113])" office:value-type="float" office:value="377.432283564895">
            <text:p>377,4322835649</text:p>
          </table:table-cell>
          <table:table-cell table:formula="of:=SQRT([.D113]*[.D113]+[.E113]*[.E113])" office:value-type="float" office:value="392.432283564895">
            <text:p>392,4322835649</text:p>
          </table:table-cell>
          <table:table-cell/>
          <table:table-cell table:formula="of:=ASIN(ABS([.B113]/[.G113]))" office:value-type="float" office:value="1.46721744961071">
            <text:p>1,4672174496</text:p>
          </table:table-cell>
          <table:table-cell table:formula="of:=ASIN(ABS([.D113]/[.H113]))" office:value-type="float" office:value="1.48495979087322">
            <text:p>1,4849597909</text:p>
          </table:table-cell>
          <table:table-cell/>
          <table:table-cell table:formula="of:=[.J113]/[.K113]" office:value-type="float" office:value="0.98805197193112">
            <text:p>0,9880519719</text:p>
          </table:table-cell>
          <table:table-cell/>
          <table:table-cell table:formula="of:=IF([.C113]&lt;0;-[.A113];[.A113])" office:value-type="float" office:value="-0.76">
            <text:p>-0,76</text:p>
          </table:table-cell>
          <table:table-cell table:formula="of:=ABS([.C113])" office:value-type="float" office:value="39.0241457360773">
            <text:p>39,0241457361</text:p>
          </table:table-cell>
          <table:table-cell table:formula="of:=ABS([.E113])" office:value-type="float" office:value="33.6436783270322">
            <text:p>33,643678327</text:p>
          </table:table-cell>
          <table:table-cell/>
          <table:table-cell table:formula="of:=1+[.$R$3]*[.O113]+[.$Q$3]*[.O113]*[.O113]*[.O113]" office:value-type="float" office:value="0.8260512">
            <text:p>0,8260512</text:p>
          </table:table-cell>
          <table:table-cell table:formula="of:=[.J113]/[.S113]" office:value-type="float" office:value="1.77618221438418">
            <text:p>1,7761822144</text:p>
          </table:table-cell>
          <table:table-cell table:formula="of:=ABS([.T113]-[.K113])" office:value-type="float" office:value="0.291222423510959">
            <text:p>0,2912224235</text:p>
          </table:table-cell>
          <table:table-cell table:number-columns-repeated="4"/>
          <table:table-cell table:formula="of:=-([.B113]+[.$Z$2])" office:value-type="float" office:value="375.409436118195">
            <text:p>375,4094361182</text:p>
          </table:table-cell>
          <table:table-cell table:formula="of:=[.P113]+[.O113]*[.G113]*([.$AA$2]+[.$AA$1]*ABS([.P113]/[.B113]))" office:value-type="float" office:value="-35.3716226424736">
            <text:p>-35,3716226425</text:p>
          </table:table-cell>
          <table:table-cell table:formula="of:=SQRT([.Z113]*[.Z113]+[.AA113]*[.AA113])" office:value-type="float" office:value="377.072136884897">
            <text:p>377,0721368849</text:p>
          </table:table-cell>
          <table:table-cell table:formula="of:=ASIN(ABS([.Z113]/[.AB113]))" office:value-type="float" office:value="1.47685222040608">
            <text:p>1,4768522204</text:p>
          </table:table-cell>
          <table:table-cell table:formula="of:=ABS([.K113]-[.AC113])" office:value-type="float" office:value="0.00810757046713251">
            <text:p>0,0081075705</text:p>
          </table:table-cell>
          <table:table-cell/>
          <table:table-cell table:formula="of:=[.J113]/[.AC113]" office:value-type="float" office:value="0.993476144286983">
            <text:p>0,9934761443</text:p>
          </table:table-cell>
        </table:table-row>
        <table:table-row table:style-name="ro1">
          <table:table-cell office:value-type="float" office:value="-0.56">
            <text:p>-0,56</text:p>
          </table:table-cell>
          <table:table-cell office:value-type="float" office:value="-405.788968783307">
            <text:p>-405,7889687833</text:p>
          </table:table-cell>
          <table:table-cell office:value-type="float" office:value="36.5565111120548">
            <text:p>36,5565111121</text:p>
          </table:table-cell>
          <table:table-cell office:value-type="float" office:value="140.64316480888">
            <text:p>140,6431648089</text:p>
          </table:table-cell>
          <table:table-cell office:value-type="float" office:value="-6.86808990697395">
            <text:p>-6,868089907</text:p>
          </table:table-cell>
          <table:table-cell/>
          <table:table-cell table:formula="of:=SQRT([.B114]*[.B114] + [.C114]*[.C114])" office:value-type="float" office:value="407.432283564896">
            <text:p>407,4322835649</text:p>
          </table:table-cell>
          <table:table-cell table:formula="of:=SQRT([.D114]*[.D114]+[.E114]*[.E114])" office:value-type="float" office:value="140.810761188298">
            <text:p>140,8107611883</text:p>
          </table:table-cell>
          <table:table-cell/>
          <table:table-cell table:formula="of:=ASIN(ABS([.B114]/[.G114]))" office:value-type="float" office:value="1.48095136272643">
            <text:p>1,4809513627</text:p>
          </table:table-cell>
          <table:table-cell table:formula="of:=ASIN(ABS([.D114]/[.H114]))" office:value-type="float" office:value="1.52200164659719">
            <text:p>1,5220016466</text:p>
          </table:table-cell>
          <table:table-cell/>
          <table:table-cell table:formula="of:=[.J114]/[.K114]" office:value-type="float" office:value="0.973028751997387">
            <text:p>0,973028752</text:p>
          </table:table-cell>
          <table:table-cell/>
          <table:table-cell table:formula="of:=IF([.C114]&lt;0;-[.A114];[.A114])" office:value-type="float" office:value="-0.56">
            <text:p>-0,56</text:p>
          </table:table-cell>
          <table:table-cell table:formula="of:=ABS([.C114])" office:value-type="float" office:value="36.5565111120548">
            <text:p>36,5565111121</text:p>
          </table:table-cell>
          <table:table-cell table:formula="of:=ABS([.E114])" office:value-type="float" office:value="6.86808990697395">
            <text:p>6,868089907</text:p>
          </table:table-cell>
          <table:table-cell/>
          <table:table-cell table:formula="of:=1+[.$R$3]*[.O114]+[.$Q$3]*[.O114]*[.O114]*[.O114]" office:value-type="float" office:value="0.8792192">
            <text:p>0,8792192</text:p>
          </table:table-cell>
          <table:table-cell table:formula="of:=[.J114]/[.S114]" office:value-type="float" office:value="1.68439379249956">
            <text:p>1,6843937925</text:p>
          </table:table-cell>
          <table:table-cell table:formula="of:=ABS([.T114]-[.K114])" office:value-type="float" office:value="0.162392145902374">
            <text:p>0,1623921459</text:p>
          </table:table-cell>
          <table:table-cell table:number-columns-repeated="4"/>
          <table:table-cell table:formula="of:=-([.B114]+[.$Z$2])" office:value-type="float" office:value="405.788968783307">
            <text:p>405,7889687833</text:p>
          </table:table-cell>
          <table:table-cell table:formula="of:=[.P114]+[.O114]*[.G114]*([.$AA$2]+[.$AA$1]*ABS([.P114]/[.B114]))" office:value-type="float" office:value="-22.3339180694123">
            <text:p>-22,3339180694</text:p>
          </table:table-cell>
          <table:table-cell table:formula="of:=SQRT([.Z114]*[.Z114]+[.AA114]*[.AA114])" office:value-type="float" office:value="406.403114016799">
            <text:p>406,4031140168</text:p>
          </table:table-cell>
          <table:table-cell table:formula="of:=ASIN(ABS([.Z114]/[.AB114]))" office:value-type="float" office:value="1.51581354187471">
            <text:p>1,5158135419</text:p>
          </table:table-cell>
          <table:table-cell table:formula="of:=ABS([.K114]-[.AC114])" office:value-type="float" office:value="0.00618810472247633">
            <text:p>0,0061881047</text:p>
          </table:table-cell>
          <table:table-cell/>
          <table:table-cell table:formula="of:=[.J114]/[.AC114]" office:value-type="float" office:value="0.977001010886098">
            <text:p>0,9770010109</text:p>
          </table:table-cell>
        </table:table-row>
        <table:table-row table:style-name="ro1">
          <table:table-cell office:value-type="float" office:value="-0.48">
            <text:p>-0,48</text:p>
          </table:table-cell>
          <table:table-cell office:value-type="float" office:value="-458.744451186246">
            <text:p>-458,7444511862</text:p>
          </table:table-cell>
          <table:table-cell office:value-type="float" office:value="16.2981436893827">
            <text:p>16,2981436894</text:p>
          </table:table-cell>
          <table:table-cell office:value-type="float" office:value="300.495393661976">
            <text:p>300,495393662</text:p>
          </table:table-cell>
          <table:table-cell office:value-type="float" office:value="-26.0396073071388">
            <text:p>-26,0396073071</text:p>
          </table:table-cell>
          <table:table-cell/>
          <table:table-cell table:formula="of:=SQRT([.B115]*[.B115] + [.C115]*[.C115])" office:value-type="float" office:value="459.033877815015">
            <text:p>459,033877815</text:p>
          </table:table-cell>
          <table:table-cell table:formula="of:=SQRT([.D115]*[.D115]+[.E115]*[.E115])" office:value-type="float" office:value="301.621522376597">
            <text:p>301,6215223766</text:p>
          </table:table-cell>
          <table:table-cell/>
          <table:table-cell table:formula="of:=ASIN(ABS([.B115]/[.G115]))" office:value-type="float" office:value="1.53528354498036">
            <text:p>1,535283545</text:p>
          </table:table-cell>
          <table:table-cell table:formula="of:=ASIN(ABS([.D115]/[.H115]))" office:value-type="float" office:value="1.4843566636674">
            <text:p>1,4843566637</text:p>
          </table:table-cell>
          <table:table-cell/>
          <table:table-cell table:formula="of:=[.J115]/[.K115]" office:value-type="float" office:value="1.0343090596482">
            <text:p>1,0343090596</text:p>
          </table:table-cell>
          <table:table-cell/>
          <table:table-cell table:formula="of:=IF([.C115]&lt;0;-[.A115];[.A115])" office:value-type="float" office:value="-0.48">
            <text:p>-0,48</text:p>
          </table:table-cell>
          <table:table-cell table:formula="of:=ABS([.C115])" office:value-type="float" office:value="16.2981436893827">
            <text:p>16,2981436894</text:p>
          </table:table-cell>
          <table:table-cell table:formula="of:=ABS([.E115])" office:value-type="float" office:value="26.0396073071388">
            <text:p>26,0396073071</text:p>
          </table:table-cell>
          <table:table-cell/>
          <table:table-cell table:formula="of:=1+[.$R$3]*[.O115]+[.$Q$3]*[.O115]*[.O115]*[.O115]" office:value-type="float" office:value="0.8984704">
            <text:p>0,8984704</text:p>
          </table:table-cell>
          <table:table-cell table:formula="of:=[.J115]/[.S115]" office:value-type="float" office:value="1.70877476317568">
            <text:p>1,7087747632</text:p>
          </table:table-cell>
          <table:table-cell table:formula="of:=ABS([.T115]-[.K115])" office:value-type="float" office:value="0.224418099508288">
            <text:p>0,2244180995</text:p>
          </table:table-cell>
          <table:table-cell table:number-columns-repeated="4"/>
          <table:table-cell table:formula="of:=-([.B115]+[.$Z$2])" office:value-type="float" office:value="458.744451186246">
            <text:p>458,7444511862</text:p>
          </table:table-cell>
          <table:table-cell table:formula="of:=[.P115]+[.O115]*[.G115]*([.$AA$2]+[.$AA$1]*ABS([.P115]/[.B115]))" office:value-type="float" office:value="-39.4904456670481">
            <text:p>-39,490445667</text:p>
          </table:table-cell>
          <table:table-cell table:formula="of:=SQRT([.Z115]*[.Z115]+[.AA115]*[.AA115])" office:value-type="float" office:value="460.441056806571">
            <text:p>460,4410568066</text:p>
          </table:table-cell>
          <table:table-cell table:formula="of:=ASIN(ABS([.Z115]/[.AB115]))" office:value-type="float" office:value="1.48492426848272">
            <text:p>1,4849242685</text:p>
          </table:table-cell>
          <table:table-cell table:formula="of:=ABS([.K115]-[.AC115])" office:value-type="float" office:value="0.000567604815324696">
            <text:p>0,0005676048</text:p>
          </table:table-cell>
          <table:table-cell/>
          <table:table-cell table:formula="of:=[.J115]/[.AC115]" office:value-type="float" office:value="1.03391370022466">
            <text:p>1,0339137002</text:p>
          </table:table-cell>
        </table:table-row>
        <table:table-row table:style-name="ro1">
          <table:table-cell office:value-type="float" office:value="-0.76">
            <text:p>-0,76</text:p>
          </table:table-cell>
          <table:table-cell office:value-type="float" office:value="-458.885117893962">
            <text:p>-458,885117894</text:p>
          </table:table-cell>
          <table:table-cell office:value-type="float" office:value="50.5549470156204">
            <text:p>50,5549470156</text:p>
          </table:table-cell>
          <table:table-cell office:value-type="float" office:value="480.62870455318">
            <text:p>480,6287045532</text:p>
          </table:table-cell>
          <table:table-cell office:value-type="float" office:value="-41.6768111204807">
            <text:p>-41,6768111205</text:p>
          </table:table-cell>
          <table:table-cell/>
          <table:table-cell table:formula="of:=SQRT([.B116]*[.B116] + [.C116]*[.C116])" office:value-type="float" office:value="461.661514631995">
            <text:p>461,661514632</text:p>
          </table:table-cell>
          <table:table-cell table:formula="of:=SQRT([.D116]*[.D116]+[.E116]*[.E116])" office:value-type="float" office:value="482.432283564896">
            <text:p>482,4322835649</text:p>
          </table:table-cell>
          <table:table-cell/>
          <table:table-cell table:formula="of:=ASIN(ABS([.B116]/[.G116]))" office:value-type="float" office:value="1.46106975364852">
            <text:p>1,4610697536</text:p>
          </table:table-cell>
          <table:table-cell table:formula="of:=ASIN(ABS([.D116]/[.H116]))" office:value-type="float" office:value="1.48429957532128">
            <text:p>1,4842995753</text:p>
          </table:table-cell>
          <table:table-cell/>
          <table:table-cell table:formula="of:=[.J116]/[.K116]" office:value-type="float" office:value="0.984349640693165">
            <text:p>0,9843496407</text:p>
          </table:table-cell>
          <table:table-cell/>
          <table:table-cell table:formula="of:=IF([.C116]&lt;0;-[.A116];[.A116])" office:value-type="float" office:value="-0.76">
            <text:p>-0,76</text:p>
          </table:table-cell>
          <table:table-cell table:formula="of:=ABS([.C116])" office:value-type="float" office:value="50.5549470156204">
            <text:p>50,5549470156</text:p>
          </table:table-cell>
          <table:table-cell table:formula="of:=ABS([.E116])" office:value-type="float" office:value="41.6768111204807">
            <text:p>41,6768111205</text:p>
          </table:table-cell>
          <table:table-cell/>
          <table:table-cell table:formula="of:=1+[.$R$3]*[.O116]+[.$Q$3]*[.O116]*[.O116]*[.O116]" office:value-type="float" office:value="0.8260512">
            <text:p>0,8260512</text:p>
          </table:table-cell>
          <table:table-cell table:formula="of:=[.J116]/[.S116]" office:value-type="float" office:value="1.7687399445077">
            <text:p>1,7687399445</text:p>
          </table:table-cell>
          <table:table-cell table:formula="of:=ABS([.T116]-[.K116])" office:value-type="float" office:value="0.284440369186421">
            <text:p>0,2844403692</text:p>
          </table:table-cell>
          <table:table-cell table:number-columns-repeated="4"/>
          <table:table-cell table:formula="of:=-([.B116]+[.$Z$2])" office:value-type="float" office:value="458.885117893962">
            <text:p>458,885117894</text:p>
          </table:table-cell>
          <table:table-cell table:formula="of:=[.P116]+[.O116]*[.G116]*([.$AA$2]+[.$AA$1]*ABS([.P116]/[.B116]))" office:value-type="float" office:value="-40.639620856854">
            <text:p>-40,6396208569</text:p>
          </table:table-cell>
          <table:table-cell table:formula="of:=SQRT([.Z116]*[.Z116]+[.AA116]*[.AA116])" office:value-type="float" office:value="460.681158946124">
            <text:p>460,6811589461</text:p>
          </table:table-cell>
          <table:table-cell table:formula="of:=ASIN(ABS([.Z116]/[.AB116]))" office:value-type="float" office:value="1.48246513292212">
            <text:p>1,4824651329</text:p>
          </table:table-cell>
          <table:table-cell table:formula="of:=ABS([.K116]-[.AC116])" office:value-type="float" office:value="0.00183444239915742">
            <text:p>0,0018344424</text:p>
          </table:table-cell>
          <table:table-cell/>
          <table:table-cell table:formula="of:=[.J116]/[.AC116]" office:value-type="float" office:value="0.985567701527367">
            <text:p>0,9855677015</text:p>
          </table:table-cell>
        </table:table-row>
        <table:table-row table:style-name="ro1">
          <table:table-cell office:value-type="float" office:value="-0.4">
            <text:p>-0,4</text:p>
          </table:table-cell>
          <table:table-cell office:value-type="float" office:value="-496.213151977197">
            <text:p>-496,2131519772</text:p>
          </table:table-cell>
          <table:table-cell office:value-type="float" office:value="34.8049498985819">
            <text:p>34,8049498986</text:p>
          </table:table-cell>
          <table:table-cell office:value-type="float" office:value="341.428164722523">
            <text:p>341,4281647225</text:p>
          </table:table-cell>
          <table:table-cell office:value-type="float" office:value="-11.4922967727654">
            <text:p>-11,4922967728</text:p>
          </table:table-cell>
          <table:table-cell/>
          <table:table-cell table:formula="of:=SQRT([.B117]*[.B117] + [.C117]*[.C117])" office:value-type="float" office:value="497.432283564896">
            <text:p>497,4322835649</text:p>
          </table:table-cell>
          <table:table-cell table:formula="of:=SQRT([.D117]*[.D117]+[.E117]*[.E117])" office:value-type="float" office:value="341.621522376597">
            <text:p>341,6215223766</text:p>
          </table:table-cell>
          <table:table-cell/>
          <table:table-cell table:formula="of:=ASIN(ABS([.B117]/[.G117]))" office:value-type="float" office:value="1.50076988731778">
            <text:p>1,5007698873</text:p>
          </table:table-cell>
          <table:table-cell table:formula="of:=ASIN(ABS([.D117]/[.H117]))" office:value-type="float" office:value="1.53714954308029">
            <text:p>1,5371495431</text:p>
          </table:table-cell>
          <table:table-cell/>
          <table:table-cell table:formula="of:=[.J117]/[.K117]" office:value-type="float" office:value="0.976333040642481">
            <text:p>0,9763330406</text:p>
          </table:table-cell>
          <table:table-cell/>
          <table:table-cell table:formula="of:=IF([.C117]&lt;0;-[.A117];[.A117])" office:value-type="float" office:value="-0.4">
            <text:p>-0,4</text:p>
          </table:table-cell>
          <table:table-cell table:formula="of:=ABS([.C117])" office:value-type="float" office:value="34.8049498985819">
            <text:p>34,8049498986</text:p>
          </table:table-cell>
          <table:table-cell table:formula="of:=ABS([.E117])" office:value-type="float" office:value="11.4922967727654">
            <text:p>11,4922967728</text:p>
          </table:table-cell>
          <table:table-cell/>
          <table:table-cell table:formula="of:=1+[.$R$3]*[.O117]+[.$Q$3]*[.O117]*[.O117]*[.O117]" office:value-type="float" office:value="0.9168">
            <text:p>0,9168</text:p>
          </table:table-cell>
          <table:table-cell table:formula="of:=[.J117]/[.S117]" office:value-type="float" office:value="1.63696540937803">
            <text:p>1,6369654094</text:p>
          </table:table-cell>
          <table:table-cell table:formula="of:=ABS([.T117]-[.K117])" office:value-type="float" office:value="0.0998158662977417">
            <text:p>0,0998158663</text:p>
          </table:table-cell>
          <table:table-cell table:number-columns-repeated="4"/>
          <table:table-cell table:formula="of:=-([.B117]+[.$Z$2])" office:value-type="float" office:value="496.213151977197">
            <text:p>496,2131519772</text:p>
          </table:table-cell>
          <table:table-cell table:formula="of:=[.P117]+[.O117]*[.G117]*([.$AA$2]+[.$AA$1]*ABS([.P117]/[.B117]))" office:value-type="float" office:value="-16.1943350597601">
            <text:p>-16,1943350598</text:p>
          </table:table-cell>
          <table:table-cell table:formula="of:=SQRT([.Z117]*[.Z117]+[.AA117]*[.AA117])" office:value-type="float" office:value="496.477339546502">
            <text:p>496,4773395465</text:p>
          </table:table-cell>
          <table:table-cell table:formula="of:=ASIN(ABS([.Z117]/[.AB117]))" office:value-type="float" office:value="1.53817206210731">
            <text:p>1,5381720621</text:p>
          </table:table-cell>
          <table:table-cell table:formula="of:=ABS([.K117]-[.AC117])" office:value-type="float" office:value="0.001022519027021">
            <text:p>0,001022519</text:p>
          </table:table-cell>
          <table:table-cell/>
          <table:table-cell table:formula="of:=[.J117]/[.AC117]" office:value-type="float" office:value="0.975684011099324">
            <text:p>0,9756840111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551.277918389833">
            <text:p>-551,2779183898</text:p>
          </table:table-cell>
          <table:table-cell office:value-type="float" office:value="49.3042585069299">
            <text:p>49,3042585069</text:p>
          </table:table-cell>
          <table:table-cell office:value-type="float" office:value="536.724194179696">
            <text:p>536,7241941797</text:p>
          </table:table-cell>
          <table:table-cell office:value-type="float" office:value="-78.4851682522458">
            <text:p>-78,4851682522</text:p>
          </table:table-cell>
          <table:table-cell/>
          <table:table-cell table:formula="of:=SQRT([.B118]*[.B118] + [.C118]*[.C118])" office:value-type="float" office:value="553.478322259459">
            <text:p>553,4783222595</text:p>
          </table:table-cell>
          <table:table-cell table:formula="of:=SQRT([.D118]*[.D118]+[.E118]*[.E118])" office:value-type="float" office:value="542.432283564896">
            <text:p>542,4322835649</text:p>
          </table:table-cell>
          <table:table-cell/>
          <table:table-cell table:formula="of:=ASIN(ABS([.B118]/[.G118]))" office:value-type="float" office:value="1.48159734922026">
            <text:p>1,4815973492</text:p>
          </table:table-cell>
          <table:table-cell table:formula="of:=ASIN(ABS([.D118]/[.H118]))" office:value-type="float" office:value="1.42559546373499">
            <text:p>1,4255954637</text:p>
          </table:table-cell>
          <table:table-cell/>
          <table:table-cell table:formula="of:=[.J118]/[.K118]" office:value-type="float" office:value="1.03928315353821">
            <text:p>1,0392831535</text:p>
          </table:table-cell>
          <table:table-cell/>
          <table:table-cell table:formula="of:=IF([.C118]&lt;0;-[.A118];[.A118])" office:value-type="float" office:value="-0.88">
            <text:p>-0,88</text:p>
          </table:table-cell>
          <table:table-cell table:formula="of:=ABS([.C118])" office:value-type="float" office:value="49.3042585069299">
            <text:p>49,3042585069</text:p>
          </table:table-cell>
          <table:table-cell table:formula="of:=ABS([.E118])" office:value-type="float" office:value="78.4851682522458">
            <text:p>78,4851682522</text:p>
          </table:table-cell>
          <table:table-cell/>
          <table:table-cell table:formula="of:=1+[.$R$3]*[.O118]+[.$Q$3]*[.O118]*[.O118]*[.O118]" office:value-type="float" office:value="0.7899264">
            <text:p>0,7899264</text:p>
          </table:table-cell>
          <table:table-cell table:formula="of:=[.J118]/[.S118]" office:value-type="float" office:value="1.87561442334407">
            <text:p>1,8756144233</text:p>
          </table:table-cell>
          <table:table-cell table:formula="of:=ABS([.T118]-[.K118])" office:value-type="float" office:value="0.450018959609085">
            <text:p>0,4500189596</text:p>
          </table:table-cell>
          <table:table-cell table:number-columns-repeated="4"/>
          <table:table-cell table:formula="of:=-([.B118]+[.$Z$2])" office:value-type="float" office:value="551.277918389833">
            <text:p>551,2779183898</text:p>
          </table:table-cell>
          <table:table-cell table:formula="of:=[.P118]+[.O118]*[.G118]*([.$AA$2]+[.$AA$1]*ABS([.P118]/[.B118]))" office:value-type="float" office:value="-76.3814559059477">
            <text:p>-76,3814559059</text:p>
          </table:table-cell>
          <table:table-cell table:formula="of:=SQRT([.Z118]*[.Z118]+[.AA118]*[.AA118])" office:value-type="float" office:value="556.544221163547">
            <text:p>556,5442211635</text:p>
          </table:table-cell>
          <table:table-cell table:formula="of:=ASIN(ABS([.Z118]/[.AB118]))" office:value-type="float" office:value="1.43311941169699">
            <text:p>1,4331194117</text:p>
          </table:table-cell>
          <table:table-cell table:formula="of:=ABS([.K118]-[.AC118])" office:value-type="float" office:value="0.0075239479620004">
            <text:p>0,007523948</text:p>
          </table:table-cell>
          <table:table-cell/>
          <table:table-cell table:formula="of:=[.J118]/[.AC118]" office:value-type="float" office:value="1.03382686545699">
            <text:p>1,0338268655</text:p>
          </table:table-cell>
        </table:table-row>
        <table:table-row table:style-name="ro1">
          <table:table-cell office:value-type="float" office:value="-0.76">
            <text:p>-0,76</text:p>
          </table:table-cell>
          <table:table-cell office:value-type="float" office:value="-570.022895884472">
            <text:p>-570,0228958845</text:p>
          </table:table-cell>
          <table:table-cell office:value-type="float" office:value="43.9412739175768">
            <text:p>43,9412739176</text:p>
          </table:table-cell>
          <table:table-cell office:value-type="float" office:value="189.843363910694">
            <text:p>189,8433639107</text:p>
          </table:table-cell>
          <table:table-cell office:value-type="float" office:value="-19.1896785884952">
            <text:p>-19,1896785885</text:p>
          </table:table-cell>
          <table:table-cell/>
          <table:table-cell table:formula="of:=SQRT([.B119]*[.B119] + [.C119]*[.C119])" office:value-type="float" office:value="571.714034623971">
            <text:p>571,714034624</text:p>
          </table:table-cell>
          <table:table-cell table:formula="of:=SQRT([.D119]*[.D119]+[.E119]*[.E119])" office:value-type="float" office:value="190.810761188299">
            <text:p>190,8107611883</text:p>
          </table:table-cell>
          <table:table-cell/>
          <table:table-cell table:formula="of:=ASIN(ABS([.B119]/[.G119]))" office:value-type="float" office:value="1.4938616201061">
            <text:p>1,4938616201</text:p>
          </table:table-cell>
          <table:table-cell table:formula="of:=ASIN(ABS([.D119]/[.H119]))" office:value-type="float" office:value="1.47005685858594">
            <text:p>1,4700568586</text:p>
          </table:table-cell>
          <table:table-cell/>
          <table:table-cell table:formula="of:=[.J119]/[.K119]" office:value-type="float" office:value="1.01619308898233">
            <text:p>1,016193089</text:p>
          </table:table-cell>
          <table:table-cell/>
          <table:table-cell table:formula="of:=IF([.C119]&lt;0;-[.A119];[.A119])" office:value-type="float" office:value="-0.76">
            <text:p>-0,76</text:p>
          </table:table-cell>
          <table:table-cell table:formula="of:=ABS([.C119])" office:value-type="float" office:value="43.9412739175768">
            <text:p>43,9412739176</text:p>
          </table:table-cell>
          <table:table-cell table:formula="of:=ABS([.E119])" office:value-type="float" office:value="19.1896785884952">
            <text:p>19,1896785885</text:p>
          </table:table-cell>
          <table:table-cell/>
          <table:table-cell table:formula="of:=1+[.$R$3]*[.O119]+[.$Q$3]*[.O119]*[.O119]*[.O119]" office:value-type="float" office:value="0.8260512">
            <text:p>0,8260512</text:p>
          </table:table-cell>
          <table:table-cell table:formula="of:=[.J119]/[.S119]" office:value-type="float" office:value="1.80843708005763">
            <text:p>1,8084370801</text:p>
          </table:table-cell>
          <table:table-cell table:formula="of:=ABS([.T119]-[.K119])" office:value-type="float" office:value="0.338380221471691">
            <text:p>0,3383802215</text:p>
          </table:table-cell>
          <table:table-cell table:number-columns-repeated="4"/>
          <table:table-cell table:formula="of:=-([.B119]+[.$Z$2])" office:value-type="float" office:value="570.022895884472">
            <text:p>570,0228958845</text:p>
          </table:table-cell>
          <table:table-cell table:formula="of:=[.P119]+[.O119]*[.G119]*([.$AA$2]+[.$AA$1]*ABS([.P119]/[.B119]))" office:value-type="float" office:value="-67.6988927336328">
            <text:p>-67,6988927336</text:p>
          </table:table-cell>
          <table:table-cell table:formula="of:=SQRT([.Z119]*[.Z119]+[.AA119]*[.AA119])" office:value-type="float" office:value="574.028955637152">
            <text:p>574,0289556372</text:p>
          </table:table-cell>
          <table:table-cell table:formula="of:=ASIN(ABS([.Z119]/[.AB119]))" office:value-type="float" office:value="1.45258483287131">
            <text:p>1,4525848329</text:p>
          </table:table-cell>
          <table:table-cell table:formula="of:=ABS([.K119]-[.AC119])" office:value-type="float" office:value="0.0174720257146277">
            <text:p>0,0174720257</text:p>
          </table:table-cell>
          <table:table-cell/>
          <table:table-cell table:formula="of:=[.J119]/[.AC119]" office:value-type="float" office:value="1.02841609405573">
            <text:p>1,0284160941</text:p>
          </table:table-cell>
        </table:table-row>
        <table:table-row table:style-name="ro1">
          <table:table-cell office:value-type="float" office:value="-0.52">
            <text:p>-0,52</text:p>
          </table:table-cell>
          <table:table-cell office:value-type="float" office:value="-580.077201535694">
            <text:p>-580,0772015357</text:p>
          </table:table-cell>
          <table:table-cell office:value-type="float" office:value="10.9229631990516">
            <text:p>10,9229631991</text:p>
          </table:table-cell>
          <table:table-cell office:value-type="float" office:value="797.694901472848">
            <text:p>797,6949014728</text:p>
          </table:table-cell>
          <table:table-cell office:value-type="float" office:value="-94.2455999429446">
            <text:p>-94,2455999429</text:p>
          </table:table-cell>
          <table:table-cell/>
          <table:table-cell table:formula="of:=SQRT([.B120]*[.B120] + [.C120]*[.C120])" office:value-type="float" office:value="580.180033150513">
            <text:p>580,1800331505</text:p>
          </table:table-cell>
          <table:table-cell table:formula="of:=SQRT([.D120]*[.D120]+[.E120]*[.E120])" office:value-type="float" office:value="803.243044753194">
            <text:p>803,2430447532</text:p>
          </table:table-cell>
          <table:table-cell/>
          <table:table-cell table:formula="of:=ASIN(ABS([.B120]/[.G120]))" office:value-type="float" office:value="1.55196836314139">
            <text:p>1,5519683631</text:p>
          </table:table-cell>
          <table:table-cell table:formula="of:=ASIN(ABS([.D120]/[.H120]))" office:value-type="float" office:value="1.45319407395485">
            <text:p>1,453194074</text:p>
          </table:table-cell>
          <table:table-cell/>
          <table:table-cell table:formula="of:=[.J120]/[.K120]" office:value-type="float" office:value="1.06797047342598">
            <text:p>1,0679704734</text:p>
          </table:table-cell>
          <table:table-cell/>
          <table:table-cell table:formula="of:=IF([.C120]&lt;0;-[.A120];[.A120])" office:value-type="float" office:value="-0.52">
            <text:p>-0,52</text:p>
          </table:table-cell>
          <table:table-cell table:formula="of:=ABS([.C120])" office:value-type="float" office:value="10.9229631990516">
            <text:p>10,9229631991</text:p>
          </table:table-cell>
          <table:table-cell table:formula="of:=ABS([.E120])" office:value-type="float" office:value="94.2455999429446">
            <text:p>94,2455999429</text:p>
          </table:table-cell>
          <table:table-cell/>
          <table:table-cell table:formula="of:=1+[.$R$3]*[.O120]+[.$Q$3]*[.O120]*[.O120]*[.O120]" office:value-type="float" office:value="0.8889696">
            <text:p>0,8889696</text:p>
          </table:table-cell>
          <table:table-cell table:formula="of:=[.J120]/[.S120]" office:value-type="float" office:value="1.74580588935931">
            <text:p>1,7458058894</text:p>
          </table:table-cell>
          <table:table-cell table:formula="of:=ABS([.T120]-[.K120])" office:value-type="float" office:value="0.29261181540446">
            <text:p>0,2926118154</text:p>
          </table:table-cell>
          <table:table-cell table:number-columns-repeated="4"/>
          <table:table-cell table:formula="of:=-([.B120]+[.$Z$2])" office:value-type="float" office:value="580.077201535694">
            <text:p>580,0772015357</text:p>
          </table:table-cell>
          <table:table-cell table:formula="of:=[.P120]+[.O120]*[.G120]*([.$AA$2]+[.$AA$1]*ABS([.P120]/[.B120]))" office:value-type="float" office:value="-65.0117264088827">
            <text:p>-65,0117264089</text:p>
          </table:table-cell>
          <table:table-cell table:formula="of:=SQRT([.Z120]*[.Z120]+[.AA120]*[.AA120])" office:value-type="float" office:value="583.708903745819">
            <text:p>583,7089037458</text:p>
          </table:table-cell>
          <table:table-cell table:formula="of:=ASIN(ABS([.Z120]/[.AB120]))" office:value-type="float" office:value="1.45918779767586">
            <text:p>1,4591877977</text:p>
          </table:table-cell>
          <table:table-cell table:formula="of:=ABS([.K120]-[.AC120])" office:value-type="float" office:value="0.00599372372100904">
            <text:p>0,0059937237</text:p>
          </table:table-cell>
          <table:table-cell/>
          <table:table-cell table:formula="of:=[.J120]/[.AC120]" office:value-type="float" office:value="1.06358370431367">
            <text:p>1,063583704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84.434169339639">
            <text:p>-584,4341693396</text:p>
          </table:table-cell>
          <table:table-cell office:value-type="float" office:value="199.146495064431">
            <text:p>199,1464950644</text:p>
          </table:table-cell>
          <table:table-cell office:value-type="float" office:value="552.541889389846">
            <text:p>552,5418893898</text:p>
          </table:table-cell>
          <table:table-cell office:value-type="float" office:value="307.681741032204">
            <text:p>307,6817410322</text:p>
          </table:table-cell>
          <table:table-cell/>
          <table:table-cell table:formula="of:=SQRT([.B121]*[.B121] + [.C121]*[.C121])" office:value-type="float" office:value="617.432283564896">
            <text:p>617,4322835649</text:p>
          </table:table-cell>
          <table:table-cell table:formula="of:=SQRT([.D121]*[.D121]+[.E121]*[.E121])" office:value-type="float" office:value="632.432283564896">
            <text:p>632,4322835649</text:p>
          </table:table-cell>
          <table:table-cell/>
          <table:table-cell table:formula="of:=ASIN(ABS([.B121]/[.G121]))" office:value-type="float" office:value="1.24238484374264">
            <text:p>1,2423848437</text:p>
          </table:table-cell>
          <table:table-cell table:formula="of:=ASIN(ABS([.D121]/[.H121]))" office:value-type="float" office:value="1.06271088671264">
            <text:p>1,0627108867</text:p>
          </table:table-cell>
          <table:table-cell/>
          <table:table-cell table:formula="of:=[.J121]/[.K121]" office:value-type="float" office:value="1.1690713431814">
            <text:p>1,1690713432</text:p>
          </table:table-cell>
          <table:table-cell/>
          <table:table-cell table:formula="of:=IF([.C121]&lt;0;-[.A121];[.A121])" office:value-type="float" office:value="0">
            <text:p>0</text:p>
          </table:table-cell>
          <table:table-cell table:formula="of:=ABS([.C121])" office:value-type="float" office:value="199.146495064431">
            <text:p>199,1464950644</text:p>
          </table:table-cell>
          <table:table-cell table:formula="of:=ABS([.E121])" office:value-type="float" office:value="307.681741032204">
            <text:p>307,6817410322</text:p>
          </table:table-cell>
          <table:table-cell/>
          <table:table-cell table:formula="of:=1+[.$R$3]*[.O121]+[.$Q$3]*[.O121]*[.O121]*[.O121]" office:value-type="float" office:value="1">
            <text:p>1</text:p>
          </table:table-cell>
          <table:table-cell table:formula="of:=[.J121]/[.S121]" office:value-type="float" office:value="1.24238484374264">
            <text:p>1,2423848437</text:p>
          </table:table-cell>
          <table:table-cell table:formula="of:=ABS([.T121]-[.K121])" office:value-type="float" office:value="0.179673957029999">
            <text:p>0,179673957</text:p>
          </table:table-cell>
          <table:table-cell table:number-columns-repeated="4"/>
          <table:table-cell table:formula="of:=-([.B121]+[.$Z$2])" office:value-type="float" office:value="584.434169339639">
            <text:p>584,4341693396</text:p>
          </table:table-cell>
          <table:table-cell table:formula="of:=[.P121]+[.O121]*[.G121]*([.$AA$2]+[.$AA$1]*ABS([.P121]/[.B121]))" office:value-type="float" office:value="199.146495064431">
            <text:p>199,1464950644</text:p>
          </table:table-cell>
          <table:table-cell table:formula="of:=SQRT([.Z121]*[.Z121]+[.AA121]*[.AA121])" office:value-type="float" office:value="617.432283564896">
            <text:p>617,4322835649</text:p>
          </table:table-cell>
          <table:table-cell table:formula="of:=ASIN(ABS([.Z121]/[.AB121]))" office:value-type="float" office:value="1.24238484374264">
            <text:p>1,2423848437</text:p>
          </table:table-cell>
          <table:table-cell table:formula="of:=ABS([.K121]-[.AC121])" office:value-type="float" office:value="0.179673957029999">
            <text:p>0,179673957</text:p>
          </table:table-cell>
          <table:table-cell/>
          <table:table-cell table:formula="of:=[.J121]/[.AC121]" office:value-type="float" office:value="1">
            <text:p>1</text:p>
          </table:table-cell>
        </table:table-row>
        <table:table-row table:style-name="ro1">
          <table:table-cell office:value-type="float" office:value="-0.28">
            <text:p>-0,28</text:p>
          </table:table-cell>
          <table:table-cell office:value-type="float" office:value="-153.996975044332">
            <text:p>-153,9969750443</text:p>
          </table:table-cell>
          <table:table-cell office:value-type="float" office:value="-92.8420666439245">
            <text:p>-92,8420666439</text:p>
          </table:table-cell>
          <table:table-cell office:value-type="float" office:value="103.279730139343">
            <text:p>103,2797301393</text:p>
          </table:table-cell>
          <table:table-cell office:value-type="float" office:value="-73.8908488251051">
            <text:p>-73,8908488251</text:p>
          </table:table-cell>
          <table:table-cell/>
          <table:table-cell table:formula="of:=SQRT([.B122]*[.B122] + [.C122]*[.C122])" office:value-type="float" office:value="179.818568733931">
            <text:p>179,8185687339</text:p>
          </table:table-cell>
          <table:table-cell table:formula="of:=SQRT([.D122]*[.D122]+[.E122]*[.E122])" office:value-type="float" office:value="126.990394116052">
            <text:p>126,9903941161</text:p>
          </table:table-cell>
          <table:table-cell/>
          <table:table-cell table:formula="of:=ASIN(ABS([.B122]/[.G122]))" office:value-type="float" office:value="1.02826010613429">
            <text:p>1,0282601061</text:p>
          </table:table-cell>
          <table:table-cell table:formula="of:=ASIN(ABS([.D122]/[.H122]))" office:value-type="float" office:value="0.949780380316502">
            <text:p>0,9497803803</text:p>
          </table:table-cell>
          <table:table-cell/>
          <table:table-cell table:formula="of:=[.J122]/[.K122]" office:value-type="float" office:value="1.08262933983922">
            <text:p>1,0826293398</text:p>
          </table:table-cell>
          <table:table-cell/>
          <table:table-cell table:formula="of:=IF([.C122]&lt;0;-[.A122];[.A122])" office:value-type="float" office:value="0.28">
            <text:p>0,28</text:p>
          </table:table-cell>
          <table:table-cell table:formula="of:=ABS([.C122])" office:value-type="float" office:value="92.8420666439245">
            <text:p>92,8420666439</text:p>
          </table:table-cell>
          <table:table-cell table:formula="of:=ABS([.E122])" office:value-type="float" office:value="73.8908488251051">
            <text:p>73,8908488251</text:p>
          </table:table-cell>
          <table:table-cell/>
          <table:table-cell table:formula="of:=1+[.$R$3]*[.O122]+[.$Q$3]*[.O122]*[.O122]*[.O122]" office:value-type="float" office:value="1.0570976">
            <text:p>1,0570976</text:p>
          </table:table-cell>
          <table:table-cell table:formula="of:=[.J122]/[.S122]" office:value-type="float" office:value="0.972720121712786">
            <text:p>0,9727201217</text:p>
          </table:table-cell>
          <table:table-cell table:formula="of:=ABS([.T122]-[.K122])" office:value-type="float" office:value="0.0229397413962841">
            <text:p>0,0229397414</text:p>
          </table:table-cell>
          <table:table-cell table:number-columns-repeated="4"/>
          <table:table-cell table:formula="of:=-([.B122]+[.$Z$2])" office:value-type="float" office:value="153.996975044332">
            <text:p>153,9969750443</text:p>
          </table:table-cell>
          <table:table-cell table:formula="of:=[.P122]+[.O122]*[.G122]*([.$AA$2]+[.$AA$1]*ABS([.P122]/[.B122]))" office:value-type="float" office:value="108.161284624099">
            <text:p>108,1612846241</text:p>
          </table:table-cell>
          <table:table-cell table:formula="of:=SQRT([.Z122]*[.Z122]+[.AA122]*[.AA122])" office:value-type="float" office:value="188.185896959203">
            <text:p>188,1858969592</text:p>
          </table:table-cell>
          <table:table-cell table:formula="of:=ASIN(ABS([.Z122]/[.AB122]))" office:value-type="float" office:value="0.958488359058912">
            <text:p>0,9584883591</text:p>
          </table:table-cell>
          <table:table-cell table:formula="of:=ABS([.K122]-[.AC122])" office:value-type="float" office:value="0.00870797874241003">
            <text:p>0,0087079787</text:p>
          </table:table-cell>
          <table:table-cell/>
          <table:table-cell table:formula="of:=[.J122]/[.AC122]" office:value-type="float" office:value="1.07279352578041">
            <text:p>1,0727935258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-178.972090854734">
            <text:p>-178,9720908547</text:p>
          </table:table-cell>
          <table:table-cell office:value-type="float" office:value="115.667487989176">
            <text:p>115,6674879892</text:p>
          </table:table-cell>
          <table:table-cell office:value-type="float" office:value="145.074510984969">
            <text:p>145,074510985</text:p>
          </table:table-cell>
          <table:table-cell office:value-type="float" office:value="131.773919085567">
            <text:p>131,7739190856</text:p>
          </table:table-cell>
          <table:table-cell/>
          <table:table-cell table:formula="of:=SQRT([.B123]*[.B123] + [.C123]*[.C123])" office:value-type="float" office:value="213.096168624969">
            <text:p>213,096168625</text:p>
          </table:table-cell>
          <table:table-cell table:formula="of:=SQRT([.D123]*[.D123]+[.E123]*[.E123])" office:value-type="float" office:value="195.987192154736">
            <text:p>195,9871921547</text:p>
          </table:table-cell>
          <table:table-cell/>
          <table:table-cell table:formula="of:=ASIN(ABS([.B123]/[.G123]))" office:value-type="float" office:value="0.997035129334477">
            <text:p>0,9970351293</text:p>
          </table:table-cell>
          <table:table-cell table:formula="of:=ASIN(ABS([.D123]/[.H123]))" office:value-type="float" office:value="0.833404117186349">
            <text:p>0,8334041172</text:p>
          </table:table-cell>
          <table:table-cell/>
          <table:table-cell table:formula="of:=[.J123]/[.K123]" office:value-type="float" office:value="1.19634053729007">
            <text:p>1,1963405373</text:p>
          </table:table-cell>
          <table:table-cell/>
          <table:table-cell table:formula="of:=IF([.C123]&lt;0;-[.A123];[.A123])" office:value-type="float" office:value="0.68">
            <text:p>0,68</text:p>
          </table:table-cell>
          <table:table-cell table:formula="of:=ABS([.C123])" office:value-type="float" office:value="115.667487989176">
            <text:p>115,6674879892</text:p>
          </table:table-cell>
          <table:table-cell table:formula="of:=ABS([.E123])" office:value-type="float" office:value="131.773919085567">
            <text:p>131,7739190856</text:p>
          </table:table-cell>
          <table:table-cell/>
          <table:table-cell table:formula="of:=1+[.$R$3]*[.O123]+[.$Q$3]*[.O123]*[.O123]*[.O123]" office:value-type="float" office:value="1.1517216">
            <text:p>1,1517216</text:p>
          </table:table-cell>
          <table:table-cell table:formula="of:=[.J123]/[.S123]" office:value-type="float" office:value="0.865691091783359">
            <text:p>0,8656910918</text:p>
          </table:table-cell>
          <table:table-cell table:formula="of:=ABS([.T123]-[.K123])" office:value-type="float" office:value="0.0322869745970097">
            <text:p>0,0322869746</text:p>
          </table:table-cell>
          <table:table-cell table:number-columns-repeated="4"/>
          <table:table-cell table:formula="of:=-([.B123]+[.$Z$2])" office:value-type="float" office:value="178.972090854734">
            <text:p>178,9720908547</text:p>
          </table:table-cell>
          <table:table-cell table:formula="of:=[.P123]+[.O123]*[.G123]*([.$AA$2]+[.$AA$1]*ABS([.P123]/[.B123]))" office:value-type="float" office:value="160.322390306015">
            <text:p>160,322390306</text:p>
          </table:table-cell>
          <table:table-cell table:formula="of:=SQRT([.Z123]*[.Z123]+[.AA123]*[.AA123])" office:value-type="float" office:value="240.279583274046">
            <text:p>240,279583274</text:p>
          </table:table-cell>
          <table:table-cell table:formula="of:=ASIN(ABS([.Z123]/[.AB123]))" office:value-type="float" office:value="0.840309025802947">
            <text:p>0,8403090258</text:p>
          </table:table-cell>
          <table:table-cell table:formula="of:=ABS([.K123]-[.AC123])" office:value-type="float" office:value="0.00690490861659809">
            <text:p>0,0069049086</text:p>
          </table:table-cell>
          <table:table-cell/>
          <table:table-cell table:formula="of:=[.J123]/[.AC123]" office:value-type="float" office:value="1.18651007988611">
            <text:p>1,1865100799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 office:value-type="float" office:value="-186.161999889852">
            <text:p>-186,1619998899</text:p>
          </table:table-cell>
          <table:table-cell office:value-type="float" office:value="129.481957526397">
            <text:p>129,4819575264</text:p>
          </table:table-cell>
          <table:table-cell office:value-type="float" office:value="175.481455055072">
            <text:p>175,4814550551</text:p>
          </table:table-cell>
          <table:table-cell office:value-type="float" office:value="137.043787819132">
            <text:p>137,0437878191</text:p>
          </table:table-cell>
          <table:table-cell/>
          <table:table-cell table:formula="of:=SQRT([.B124]*[.B124] + [.C124]*[.C124])" office:value-type="float" office:value="226.763902612071">
            <text:p>226,7639026121</text:p>
          </table:table-cell>
          <table:table-cell table:formula="of:=SQRT([.D124]*[.D124]+[.E124]*[.E124])" office:value-type="float" office:value="222.653858821401">
            <text:p>222,6538588214</text:p>
          </table:table-cell>
          <table:table-cell/>
          <table:table-cell table:formula="of:=ASIN(ABS([.B124]/[.G124]))" office:value-type="float" office:value="0.963074126089949">
            <text:p>0,9630741261</text:p>
          </table:table-cell>
          <table:table-cell table:formula="of:=ASIN(ABS([.D124]/[.H124]))" office:value-type="float" office:value="0.907774185266082">
            <text:p>0,9077741853</text:p>
          </table:table-cell>
          <table:table-cell/>
          <table:table-cell table:formula="of:=[.J124]/[.K124]" office:value-type="float" office:value="1.06091816855054">
            <text:p>1,0609181686</text:p>
          </table:table-cell>
          <table:table-cell/>
          <table:table-cell table:formula="of:=IF([.C124]&lt;0;-[.A124];[.A124])" office:value-type="float" office:value="0.24">
            <text:p>0,24</text:p>
          </table:table-cell>
          <table:table-cell table:formula="of:=ABS([.C124])" office:value-type="float" office:value="129.481957526397">
            <text:p>129,4819575264</text:p>
          </table:table-cell>
          <table:table-cell table:formula="of:=ABS([.E124])" office:value-type="float" office:value="137.043787819132">
            <text:p>137,0437878191</text:p>
          </table:table-cell>
          <table:table-cell/>
          <table:table-cell table:formula="of:=1+[.$R$3]*[.O124]+[.$Q$3]*[.O124]*[.O124]*[.O124]" office:value-type="float" office:value="1.0486912">
            <text:p>1,0486912</text:p>
          </table:table-cell>
          <table:table-cell table:formula="of:=[.J124]/[.S124]" office:value-type="float" office:value="0.918358165006009">
            <text:p>0,918358165</text:p>
          </table:table-cell>
          <table:table-cell table:formula="of:=ABS([.T124]-[.K124])" office:value-type="float" office:value="0.0105839797399263">
            <text:p>0,0105839797</text:p>
          </table:table-cell>
          <table:table-cell table:number-columns-repeated="4"/>
          <table:table-cell table:formula="of:=-([.B124]+[.$Z$2])" office:value-type="float" office:value="186.161999889852">
            <text:p>186,1619998899</text:p>
          </table:table-cell>
          <table:table-cell table:formula="of:=[.P124]+[.O124]*[.G124]*([.$AA$2]+[.$AA$1]*ABS([.P124]/[.B124]))" office:value-type="float" office:value="146.494585845821">
            <text:p>146,4945858458</text:p>
          </table:table-cell>
          <table:table-cell table:formula="of:=SQRT([.Z124]*[.Z124]+[.AA124]*[.AA124])" office:value-type="float" office:value="236.890172622521">
            <text:p>236,8901726225</text:p>
          </table:table-cell>
          <table:table-cell table:formula="of:=ASIN(ABS([.Z124]/[.AB124]))" office:value-type="float" office:value="0.904082087120245">
            <text:p>0,9040820871</text:p>
          </table:table-cell>
          <table:table-cell table:formula="of:=ABS([.K124]-[.AC124])" office:value-type="float" office:value="0.00369209814583704">
            <text:p>0,0036920981</text:p>
          </table:table-cell>
          <table:table-cell/>
          <table:table-cell table:formula="of:=[.J124]/[.AC124]" office:value-type="float" office:value="1.06525075522468">
            <text:p>1,0652507552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 office:value-type="float" office:value="-212.049520480502">
            <text:p>-212,0495204805</text:p>
          </table:table-cell>
          <table:table-cell office:value-type="float" office:value="-175.599593401227">
            <text:p>-175,5995934012</text:p>
          </table:table-cell>
          <table:table-cell office:value-type="float" office:value="230.238653416935">
            <text:p>230,2386534169</text:p>
          </table:table-cell>
          <table:table-cell office:value-type="float" office:value="-160.194660738202">
            <text:p>-160,1946607382</text:p>
          </table:table-cell>
          <table:table-cell/>
          <table:table-cell table:formula="of:=SQRT([.B125]*[.B125] + [.C125]*[.C125])" office:value-type="float" office:value="275.318390847192">
            <text:p>275,3183908472</text:p>
          </table:table-cell>
          <table:table-cell table:formula="of:=SQRT([.D125]*[.D125]+[.E125]*[.E125])" office:value-type="float" office:value="280.485591174076">
            <text:p>280,4855911741</text:p>
          </table:table-cell>
          <table:table-cell/>
          <table:table-cell table:formula="of:=ASIN(ABS([.B125]/[.G125]))" office:value-type="float" office:value="0.879150659061826">
            <text:p>0,8791506591</text:p>
          </table:table-cell>
          <table:table-cell table:formula="of:=ASIN(ABS([.D125]/[.H125]))" office:value-type="float" office:value="0.962910506335081">
            <text:p>0,9629105063</text:p>
          </table:table-cell>
          <table:table-cell/>
          <table:table-cell table:formula="of:=[.J125]/[.K125]" office:value-type="float" office:value="0.91301388164093">
            <text:p>0,9130138816</text:p>
          </table:table-cell>
          <table:table-cell/>
          <table:table-cell table:formula="of:=IF([.C125]&lt;0;-[.A125];[.A125])" office:value-type="float" office:value="-0.24">
            <text:p>-0,24</text:p>
          </table:table-cell>
          <table:table-cell table:formula="of:=ABS([.C125])" office:value-type="float" office:value="175.599593401227">
            <text:p>175,5995934012</text:p>
          </table:table-cell>
          <table:table-cell table:formula="of:=ABS([.E125])" office:value-type="float" office:value="160.194660738202">
            <text:p>160,1946607382</text:p>
          </table:table-cell>
          <table:table-cell/>
          <table:table-cell table:formula="of:=1+[.$R$3]*[.O125]+[.$Q$3]*[.O125]*[.O125]*[.O125]" office:value-type="float" office:value="0.9513088">
            <text:p>0,9513088</text:p>
          </table:table-cell>
          <table:table-cell table:formula="of:=[.J125]/[.S125]" office:value-type="float" office:value="0.924148561499512">
            <text:p>0,9241485615</text:p>
          </table:table-cell>
          <table:table-cell table:formula="of:=ABS([.T125]-[.K125])" office:value-type="float" office:value="0.0387619448355699">
            <text:p>0,0387619448</text:p>
          </table:table-cell>
          <table:table-cell table:number-columns-repeated="4"/>
          <table:table-cell table:formula="of:=-([.B125]+[.$Z$2])" office:value-type="float" office:value="212.049520480502">
            <text:p>212,0495204805</text:p>
          </table:table-cell>
          <table:table-cell table:formula="of:=[.P125]+[.O125]*[.G125]*([.$AA$2]+[.$AA$1]*ABS([.P125]/[.B125]))" office:value-type="float" office:value="154.15584205028">
            <text:p>154,1558420503</text:p>
          </table:table-cell>
          <table:table-cell table:formula="of:=SQRT([.Z125]*[.Z125]+[.AA125]*[.AA125])" office:value-type="float" office:value="262.162206990714">
            <text:p>262,1622069907</text:p>
          </table:table-cell>
          <table:table-cell table:formula="of:=ASIN(ABS([.Z125]/[.AB125]))" office:value-type="float" office:value="0.942191274580889">
            <text:p>0,9421912746</text:p>
          </table:table-cell>
          <table:table-cell table:formula="of:=ABS([.K125]-[.AC125])" office:value-type="float" office:value="0.0207192317541919">
            <text:p>0,0207192318</text:p>
          </table:table-cell>
          <table:table-cell/>
          <table:table-cell table:formula="of:=[.J125]/[.AC125]" office:value-type="float" office:value="0.933091488724405">
            <text:p>0,9330914887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-209.047943412876">
            <text:p>-209,0479434129</text:p>
          </table:table-cell>
          <table:table-cell office:value-type="float" office:value="-203.637310763065">
            <text:p>-203,6373107631</text:p>
          </table:table-cell>
          <table:table-cell office:value-type="float" office:value="227.987817006069">
            <text:p>227,9878170061</text:p>
          </table:table-cell>
          <table:table-cell office:value-type="float" office:value="-210.767306818499">
            <text:p>-210,7673068185</text:p>
          </table:table-cell>
          <table:table-cell/>
          <table:table-cell table:formula="of:=SQRT([.B126]*[.B126] + [.C126]*[.C126])" office:value-type="float" office:value="291.837620912668">
            <text:p>291,8376209127</text:p>
          </table:table-cell>
          <table:table-cell table:formula="of:=SQRT([.D126]*[.D126]+[.E126]*[.E126])" office:value-type="float" office:value="310.485591174077">
            <text:p>310,4855911741</text:p>
          </table:table-cell>
          <table:table-cell/>
          <table:table-cell table:formula="of:=ASIN(ABS([.B126]/[.G126]))" office:value-type="float" office:value="0.798508209395955">
            <text:p>0,7985082094</text:p>
          </table:table-cell>
          <table:table-cell table:formula="of:=ASIN(ABS([.D126]/[.H126]))" office:value-type="float" office:value="0.824626596232606">
            <text:p>0,8246265962</text:p>
          </table:table-cell>
          <table:table-cell/>
          <table:table-cell table:formula="of:=[.J126]/[.K126]" office:value-type="float" office:value="0.968327013758741">
            <text:p>0,9683270138</text:p>
          </table:table-cell>
          <table:table-cell/>
          <table:table-cell table:formula="of:=IF([.C126]&lt;0;-[.A126];[.A126])" office:value-type="float" office:value="-0.04">
            <text:p>-0,04</text:p>
          </table:table-cell>
          <table:table-cell table:formula="of:=ABS([.C126])" office:value-type="float" office:value="203.637310763065">
            <text:p>203,6373107631</text:p>
          </table:table-cell>
          <table:table-cell table:formula="of:=ABS([.E126])" office:value-type="float" office:value="210.767306818499">
            <text:p>210,7673068185</text:p>
          </table:table-cell>
          <table:table-cell/>
          <table:table-cell table:formula="of:=1+[.$R$3]*[.O126]+[.$Q$3]*[.O126]*[.O126]*[.O126]" office:value-type="float" office:value="0.9919968">
            <text:p>0,9919968</text:p>
          </table:table-cell>
          <table:table-cell table:formula="of:=[.J126]/[.S126]" office:value-type="float" office:value="0.804950388343949">
            <text:p>0,8049503883</text:p>
          </table:table-cell>
          <table:table-cell table:formula="of:=ABS([.T126]-[.K126])" office:value-type="float" office:value="0.0196762078886575">
            <text:p>0,0196762079</text:p>
          </table:table-cell>
          <table:table-cell table:number-columns-repeated="4"/>
          <table:table-cell table:formula="of:=-([.B126]+[.$Z$2])" office:value-type="float" office:value="209.047943412876">
            <text:p>209,0479434129</text:p>
          </table:table-cell>
          <table:table-cell table:formula="of:=[.P126]+[.O126]*[.G126]*([.$AA$2]+[.$AA$1]*ABS([.P126]/[.B126]))" office:value-type="float" office:value="199.695511417624">
            <text:p>199,6955114176</text:p>
          </table:table-cell>
          <table:table-cell table:formula="of:=SQRT([.Z126]*[.Z126]+[.AA126]*[.AA126])" office:value-type="float" office:value="289.100916507539">
            <text:p>289,1009165075</text:p>
          </table:table-cell>
          <table:table-cell table:formula="of:=ASIN(ABS([.Z126]/[.AB126]))" office:value-type="float" office:value="0.808275105601843">
            <text:p>0,8082751056</text:p>
          </table:table-cell>
          <table:table-cell table:formula="of:=ABS([.K126]-[.AC126])" office:value-type="float" office:value="0.0163514906307632">
            <text:p>0,0163514906</text:p>
          </table:table-cell>
          <table:table-cell/>
          <table:table-cell table:formula="of:=[.J126]/[.AC126]" office:value-type="float" office:value="0.987916371371334">
            <text:p>0,9879163714</text:p>
          </table:table-cell>
        </table:table-row>
        <table:table-row table:style-name="ro1">
          <table:table-cell office:value-type="float" office:value="-0.56">
            <text:p>-0,56</text:p>
          </table:table-cell>
          <table:table-cell office:value-type="float" office:value="-209.390439404312">
            <text:p>-209,3904394043</text:p>
          </table:table-cell>
          <table:table-cell office:value-type="float" office:value="-249.191721266994">
            <text:p>-249,191721267</text:p>
          </table:table-cell>
          <table:table-cell office:value-type="float" office:value="184.847320733509">
            <text:p>184,8473207335</text:p>
          </table:table-cell>
          <table:table-cell office:value-type="float" office:value="-285.940388568674">
            <text:p>-285,9403885687</text:p>
          </table:table-cell>
          <table:table-cell/>
          <table:table-cell table:formula="of:=SQRT([.B127]*[.B127] + [.C127]*[.C127])" office:value-type="float" office:value="325.485591174077">
            <text:p>325,4855911741</text:p>
          </table:table-cell>
          <table:table-cell table:formula="of:=SQRT([.D127]*[.D127]+[.E127]*[.E127])" office:value-type="float" office:value="340.485591174077">
            <text:p>340,4855911741</text:p>
          </table:table-cell>
          <table:table-cell/>
          <table:table-cell table:formula="of:=ASIN(ABS([.B127]/[.G127]))" office:value-type="float" office:value="0.698823073027589">
            <text:p>0,698823073</text:p>
          </table:table-cell>
          <table:table-cell table:formula="of:=ASIN(ABS([.D127]/[.H127]))" office:value-type="float" office:value="0.573878417258863">
            <text:p>0,5738784173</text:p>
          </table:table-cell>
          <table:table-cell/>
          <table:table-cell table:formula="of:=[.J127]/[.K127]" office:value-type="float" office:value="1.21771973298025">
            <text:p>1,217719733</text:p>
          </table:table-cell>
          <table:table-cell/>
          <table:table-cell table:formula="of:=IF([.C127]&lt;0;-[.A127];[.A127])" office:value-type="float" office:value="0.56">
            <text:p>0,56</text:p>
          </table:table-cell>
          <table:table-cell table:formula="of:=ABS([.C127])" office:value-type="float" office:value="249.191721266994">
            <text:p>249,191721267</text:p>
          </table:table-cell>
          <table:table-cell table:formula="of:=ABS([.E127])" office:value-type="float" office:value="285.940388568674">
            <text:p>285,9403885687</text:p>
          </table:table-cell>
          <table:table-cell/>
          <table:table-cell table:formula="of:=1+[.$R$3]*[.O127]+[.$Q$3]*[.O127]*[.O127]*[.O127]" office:value-type="float" office:value="1.1207808">
            <text:p>1,1207808</text:p>
          </table:table-cell>
          <table:table-cell table:formula="of:=[.J127]/[.S127]" office:value-type="float" office:value="0.623514493670474">
            <text:p>0,6235144937</text:p>
          </table:table-cell>
          <table:table-cell table:formula="of:=ABS([.T127]-[.K127])" office:value-type="float" office:value="0.0496360764116109">
            <text:p>0,0496360764</text:p>
          </table:table-cell>
          <table:table-cell table:number-columns-repeated="4"/>
          <table:table-cell table:formula="of:=-([.B127]+[.$Z$2])" office:value-type="float" office:value="209.390439404312">
            <text:p>209,3904394043</text:p>
          </table:table-cell>
          <table:table-cell table:formula="of:=[.P127]+[.O127]*[.G127]*([.$AA$2]+[.$AA$1]*ABS([.P127]/[.B127]))" office:value-type="float" office:value="314.282367401899">
            <text:p>314,2823674019</text:p>
          </table:table-cell>
          <table:table-cell table:formula="of:=SQRT([.Z127]*[.Z127]+[.AA127]*[.AA127])" office:value-type="float" office:value="377.647669890432">
            <text:p>377,6476698904</text:p>
          </table:table-cell>
          <table:table-cell table:formula="of:=ASIN(ABS([.Z127]/[.AB127]))" office:value-type="float" office:value="0.587713672513982">
            <text:p>0,5877136725</text:p>
          </table:table-cell>
          <table:table-cell table:formula="of:=ABS([.K127]-[.AC127])" office:value-type="float" office:value="0.0138352552551192">
            <text:p>0,0138352553</text:p>
          </table:table-cell>
          <table:table-cell/>
          <table:table-cell table:formula="of:=[.J127]/[.AC127]" office:value-type="float" office:value="1.18905362544712">
            <text:p>1,1890536254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 office:value-type="float" office:value="-150.835075488471">
            <text:p>-150,8350754885</text:p>
          </table:table-cell>
          <table:table-cell office:value-type="float" office:value="328.773115827802">
            <text:p>328,7731158278</text:p>
          </table:table-cell>
          <table:table-cell office:value-type="float" office:value="150.294595043358">
            <text:p>150,2945950434</text:p>
          </table:table-cell>
          <table:table-cell office:value-type="float" office:value="346.087078217204">
            <text:p>346,0870782172</text:p>
          </table:table-cell>
          <table:table-cell/>
          <table:table-cell table:formula="of:=SQRT([.B128]*[.B128] + [.C128]*[.C128])" office:value-type="float" office:value="361.722243840124">
            <text:p>361,7222438401</text:p>
          </table:table-cell>
          <table:table-cell table:formula="of:=SQRT([.D128]*[.D128]+[.E128]*[.E128])" office:value-type="float" office:value="377.31251106764">
            <text:p>377,3125110676</text:p>
          </table:table-cell>
          <table:table-cell/>
          <table:table-cell table:formula="of:=ASIN(ABS([.B128]/[.G128]))" office:value-type="float" office:value="0.430132711928328">
            <text:p>0,4301327119</text:p>
          </table:table-cell>
          <table:table-cell table:formula="of:=ASIN(ABS([.D128]/[.H128]))" office:value-type="float" office:value="0.409694590029192">
            <text:p>0,40969459</text:p>
          </table:table-cell>
          <table:table-cell/>
          <table:table-cell table:formula="of:=[.J128]/[.K128]" office:value-type="float" office:value="1.04988623817971">
            <text:p>1,0498862382</text:p>
          </table:table-cell>
          <table:table-cell/>
          <table:table-cell table:formula="of:=IF([.C128]&lt;0;-[.A128];[.A128])" office:value-type="float" office:value="0.24">
            <text:p>0,24</text:p>
          </table:table-cell>
          <table:table-cell table:formula="of:=ABS([.C128])" office:value-type="float" office:value="328.773115827802">
            <text:p>328,7731158278</text:p>
          </table:table-cell>
          <table:table-cell table:formula="of:=ABS([.E128])" office:value-type="float" office:value="346.087078217204">
            <text:p>346,0870782172</text:p>
          </table:table-cell>
          <table:table-cell/>
          <table:table-cell table:formula="of:=1+[.$R$3]*[.O128]+[.$Q$3]*[.O128]*[.O128]*[.O128]" office:value-type="float" office:value="1.0486912">
            <text:p>1,0486912</text:p>
          </table:table-cell>
          <table:table-cell table:formula="of:=[.J128]/[.S128]" office:value-type="float" office:value="0.410161458328561">
            <text:p>0,4101614583</text:p>
          </table:table-cell>
          <table:table-cell table:formula="of:=ABS([.T128]-[.K128])" office:value-type="float" office:value="0.000466868299368595">
            <text:p>0,0004668683</text:p>
          </table:table-cell>
          <table:table-cell table:number-columns-repeated="4"/>
          <table:table-cell table:formula="of:=-([.B128]+[.$Z$2])" office:value-type="float" office:value="150.835075488471">
            <text:p>150,8350754885</text:p>
          </table:table-cell>
          <table:table-cell table:formula="of:=[.P128]+[.O128]*[.G128]*([.$AA$2]+[.$AA$1]*ABS([.P128]/[.B128]))" office:value-type="float" office:value="367.506774829291">
            <text:p>367,5067748293</text:p>
          </table:table-cell>
          <table:table-cell table:formula="of:=SQRT([.Z128]*[.Z128]+[.AA128]*[.AA128])" office:value-type="float" office:value="397.25615104494">
            <text:p>397,2561510449</text:p>
          </table:table-cell>
          <table:table-cell table:formula="of:=ASIN(ABS([.Z128]/[.AB128]))" office:value-type="float" office:value="0.389463594420168">
            <text:p>0,3894635944</text:p>
          </table:table-cell>
          <table:table-cell table:formula="of:=ABS([.K128]-[.AC128])" office:value-type="float" office:value="0.0202309956090239">
            <text:p>0,0202309956</text:p>
          </table:table-cell>
          <table:table-cell/>
          <table:table-cell table:formula="of:=[.J128]/[.AC128]" office:value-type="float" office:value="1.10442341233128">
            <text:p>1,1044234123</text:p>
          </table:table-cell>
        </table:table-row>
        <table:table-row table:style-name="ro1">
          <table:table-cell office:value-type="float" office:value="-0.12">
            <text:p>-0,12</text:p>
          </table:table-cell>
          <table:table-cell office:value-type="float" office:value="-154.609902433304">
            <text:p>-154,6099024333</text:p>
          </table:table-cell>
          <table:table-cell office:value-type="float" office:value="-376.845878108676">
            <text:p>-376,8458781087</text:p>
          </table:table-cell>
          <table:table-cell office:value-type="float" office:value="135.643151529878">
            <text:p>135,6431515299</text:p>
          </table:table-cell>
          <table:table-cell office:value-type="float" office:value="-340.667727173369">
            <text:p>-340,6677271734</text:p>
          </table:table-cell>
          <table:table-cell/>
          <table:table-cell table:formula="of:=SQRT([.B129]*[.B129] + [.C129]*[.C129])" office:value-type="float" office:value="407.329151642667">
            <text:p>407,3291516427</text:p>
          </table:table-cell>
          <table:table-cell table:formula="of:=SQRT([.D129]*[.D129]+[.E129]*[.E129])" office:value-type="float" office:value="366.679103432997">
            <text:p>366,679103433</text:p>
          </table:table-cell>
          <table:table-cell/>
          <table:table-cell table:formula="of:=ASIN(ABS([.B129]/[.G129]))" office:value-type="float" office:value="0.389331406409763">
            <text:p>0,3893314064</text:p>
          </table:table-cell>
          <table:table-cell table:formula="of:=ASIN(ABS([.D129]/[.H129]))" office:value-type="float" office:value="0.378926485133791">
            <text:p>0,3789264851</text:p>
          </table:table-cell>
          <table:table-cell/>
          <table:table-cell table:formula="of:=[.J129]/[.K129]" office:value-type="float" office:value="1.02745894437096">
            <text:p>1,0274589444</text:p>
          </table:table-cell>
          <table:table-cell/>
          <table:table-cell table:formula="of:=IF([.C129]&lt;0;-[.A129];[.A129])" office:value-type="float" office:value="0.12">
            <text:p>0,12</text:p>
          </table:table-cell>
          <table:table-cell table:formula="of:=ABS([.C129])" office:value-type="float" office:value="376.845878108676">
            <text:p>376,8458781087</text:p>
          </table:table-cell>
          <table:table-cell table:formula="of:=ABS([.E129])" office:value-type="float" office:value="340.667727173369">
            <text:p>340,6677271734</text:p>
          </table:table-cell>
          <table:table-cell/>
          <table:table-cell table:formula="of:=1+[.$R$3]*[.O129]+[.$Q$3]*[.O129]*[.O129]*[.O129]" office:value-type="float" office:value="1.0240864">
            <text:p>1,0240864</text:p>
          </table:table-cell>
          <table:table-cell table:formula="of:=[.J129]/[.S129]" office:value-type="float" office:value="0.380174374359197">
            <text:p>0,3801743744</text:p>
          </table:table-cell>
          <table:table-cell table:formula="of:=ABS([.T129]-[.K129])" office:value-type="float" office:value="0.00124788922540647">
            <text:p>0,0012478892</text:p>
          </table:table-cell>
          <table:table-cell table:number-columns-repeated="4"/>
          <table:table-cell table:formula="of:=-([.B129]+[.$Z$2])" office:value-type="float" office:value="154.609902433304">
            <text:p>154,6099024333</text:p>
          </table:table-cell>
          <table:table-cell table:formula="of:=[.P129]+[.O129]*[.G129]*([.$AA$2]+[.$AA$1]*ABS([.P129]/[.B129]))" office:value-type="float" office:value="399.788244178055">
            <text:p>399,7882441781</text:p>
          </table:table-cell>
          <table:table-cell table:formula="of:=SQRT([.Z129]*[.Z129]+[.AA129]*[.AA129])" office:value-type="float" office:value="428.643047433886">
            <text:p>428,6430474339</text:p>
          </table:table-cell>
          <table:table-cell table:formula="of:=ASIN(ABS([.Z129]/[.AB129]))" office:value-type="float" office:value="0.369014194342165">
            <text:p>0,3690141943</text:p>
          </table:table-cell>
          <table:table-cell table:formula="of:=ABS([.K129]-[.AC129])" office:value-type="float" office:value="0.00991229079162548">
            <text:p>0,0099122908</text:p>
          </table:table-cell>
          <table:table-cell/>
          <table:table-cell table:formula="of:=[.J129]/[.AC129]" office:value-type="float" office:value="1.05505807738322">
            <text:p>1,0550580774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 office:value-type="float" office:value="-213.426262394019">
            <text:p>-213,426262394</text:p>
          </table:table-cell>
          <table:table-cell office:value-type="float" office:value="370.428729084138">
            <text:p>370,4287290841</text:p>
          </table:table-cell>
          <table:table-cell office:value-type="float" office:value="221.38280486879">
            <text:p>221,3828048688</text:p>
          </table:table-cell>
          <table:table-cell office:value-type="float" office:value="383.155694541608">
            <text:p>383,1556945416</text:p>
          </table:table-cell>
          <table:table-cell/>
          <table:table-cell table:formula="of:=SQRT([.B130]*[.B130] + [.C130]*[.C130])" office:value-type="float" office:value="427.51399136212">
            <text:p>427,5139913621</text:p>
          </table:table-cell>
          <table:table-cell table:formula="of:=SQRT([.D130]*[.D130]+[.E130]*[.E130])" office:value-type="float" office:value="442.513991362121">
            <text:p>442,5139913621</text:p>
          </table:table-cell>
          <table:table-cell/>
          <table:table-cell table:formula="of:=ASIN(ABS([.B130]/[.G130]))" office:value-type="float" office:value="0.522705706523248">
            <text:p>0,5227057065</text:p>
          </table:table-cell>
          <table:table-cell table:formula="of:=ASIN(ABS([.D130]/[.H130]))" office:value-type="float" office:value="0.523927094503616">
            <text:p>0,5239270945</text:p>
          </table:table-cell>
          <table:table-cell/>
          <table:table-cell table:formula="of:=[.J130]/[.K130]" office:value-type="float" office:value="0.997668782559288">
            <text:p>0,9976687826</text:p>
          </table:table-cell>
          <table:table-cell/>
          <table:table-cell table:formula="of:=IF([.C130]&lt;0;-[.A130];[.A130])" office:value-type="float" office:value="0.12">
            <text:p>0,12</text:p>
          </table:table-cell>
          <table:table-cell table:formula="of:=ABS([.C130])" office:value-type="float" office:value="370.428729084138">
            <text:p>370,4287290841</text:p>
          </table:table-cell>
          <table:table-cell table:formula="of:=ABS([.E130])" office:value-type="float" office:value="383.155694541608">
            <text:p>383,1556945416</text:p>
          </table:table-cell>
          <table:table-cell/>
          <table:table-cell table:formula="of:=1+[.$R$3]*[.O130]+[.$Q$3]*[.O130]*[.O130]*[.O130]" office:value-type="float" office:value="1.0240864">
            <text:p>1,0240864</text:p>
          </table:table-cell>
          <table:table-cell table:formula="of:=[.J130]/[.S130]" office:value-type="float" office:value="0.510411725537267">
            <text:p>0,5104117255</text:p>
          </table:table-cell>
          <table:table-cell table:formula="of:=ABS([.T130]-[.K130])" office:value-type="float" office:value="0.0135153689663491">
            <text:p>0,013515369</text:p>
          </table:table-cell>
          <table:table-cell table:number-columns-repeated="4"/>
          <table:table-cell table:formula="of:=-([.B130]+[.$Z$2])" office:value-type="float" office:value="213.426262394019">
            <text:p>213,426262394</text:p>
          </table:table-cell>
          <table:table-cell table:formula="of:=[.P130]+[.O130]*[.G130]*([.$AA$2]+[.$AA$1]*ABS([.P130]/[.B130]))" office:value-type="float" office:value="391.267808424638">
            <text:p>391,2678084246</text:p>
          </table:table-cell>
          <table:table-cell table:formula="of:=SQRT([.Z130]*[.Z130]+[.AA130]*[.AA130])" office:value-type="float" office:value="445.691897378559">
            <text:p>445,6918973786</text:p>
          </table:table-cell>
          <table:table-cell table:formula="of:=ASIN(ABS([.Z130]/[.AB130]))" office:value-type="float" office:value="0.499361411578142">
            <text:p>0,4993614116</text:p>
          </table:table-cell>
          <table:table-cell table:formula="of:=ABS([.K130]-[.AC130])" office:value-type="float" office:value="0.0245656829254743">
            <text:p>0,0245656829</text:p>
          </table:table-cell>
          <table:table-cell/>
          <table:table-cell table:formula="of:=[.J130]/[.AC130]" office:value-type="float" office:value="1.046748295731">
            <text:p>1,0467482957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-223.113124515158">
            <text:p>-223,1131245152</text:p>
          </table:table-cell>
          <table:table-cell office:value-type="float" office:value="-399.424067829142">
            <text:p>-399,4240678291</text:p>
          </table:table-cell>
          <table:table-cell office:value-type="float" office:value="381.508878103658">
            <text:p>381,5088781037</text:p>
          </table:table-cell>
          <table:table-cell office:value-type="float" office:value="-501.372597739911">
            <text:p>-501,3725977399</text:p>
          </table:table-cell>
          <table:table-cell/>
          <table:table-cell table:formula="of:=SQRT([.B131]*[.B131] + [.C131]*[.C131])" office:value-type="float" office:value="457.513991362118">
            <text:p>457,5139913621</text:p>
          </table:table-cell>
          <table:table-cell table:formula="of:=SQRT([.D131]*[.D131]+[.E131]*[.E131])" office:value-type="float" office:value="630.018655149495">
            <text:p>630,0186551495</text:p>
          </table:table-cell>
          <table:table-cell/>
          <table:table-cell table:formula="of:=ASIN(ABS([.B131]/[.G131]))" office:value-type="float" office:value="0.509412066542466">
            <text:p>0,5094120665</text:p>
          </table:table-cell>
          <table:table-cell table:formula="of:=ASIN(ABS([.D131]/[.H131]))" office:value-type="float" office:value="0.650458964997272">
            <text:p>0,650458965</text:p>
          </table:table-cell>
          <table:table-cell/>
          <table:table-cell table:formula="of:=[.J131]/[.K131]" office:value-type="float" office:value="0.783157883825311">
            <text:p>0,7831578838</text:p>
          </table:table-cell>
          <table:table-cell/>
          <table:table-cell table:formula="of:=IF([.C131]&lt;0;-[.A131];[.A131])" office:value-type="float" office:value="-0.4">
            <text:p>-0,4</text:p>
          </table:table-cell>
          <table:table-cell table:formula="of:=ABS([.C131])" office:value-type="float" office:value="399.424067829142">
            <text:p>399,4240678291</text:p>
          </table:table-cell>
          <table:table-cell table:formula="of:=ABS([.E131])" office:value-type="float" office:value="501.372597739911">
            <text:p>501,3725977399</text:p>
          </table:table-cell>
          <table:table-cell/>
          <table:table-cell table:formula="of:=1+[.$R$3]*[.O131]+[.$Q$3]*[.O131]*[.O131]*[.O131]" office:value-type="float" office:value="0.9168">
            <text:p>0,9168</text:p>
          </table:table-cell>
          <table:table-cell table:formula="of:=[.J131]/[.S131]" office:value-type="float" office:value="0.555641433837768">
            <text:p>0,5556414338</text:p>
          </table:table-cell>
          <table:table-cell table:formula="of:=ABS([.T131]-[.K131])" office:value-type="float" office:value="0.0948175311595039">
            <text:p>0,0948175312</text:p>
          </table:table-cell>
          <table:table-cell table:number-columns-repeated="4"/>
          <table:table-cell table:formula="of:=-([.B131]+[.$Z$2])" office:value-type="float" office:value="223.113124515158">
            <text:p>223,1131245152</text:p>
          </table:table-cell>
          <table:table-cell table:formula="of:=[.P131]+[.O131]*[.G131]*([.$AA$2]+[.$AA$1]*ABS([.P131]/[.B131]))" office:value-type="float" office:value="324.186659759275">
            <text:p>324,1866597593</text:p>
          </table:table-cell>
          <table:table-cell table:formula="of:=SQRT([.Z131]*[.Z131]+[.AA131]*[.AA131])" office:value-type="float" office:value="393.543462271694">
            <text:p>393,5434622717</text:p>
          </table:table-cell>
          <table:table-cell table:formula="of:=ASIN(ABS([.Z131]/[.AB131]))" office:value-type="float" office:value="0.602778986110814">
            <text:p>0,6027789861</text:p>
          </table:table-cell>
          <table:table-cell table:formula="of:=ABS([.K131]-[.AC131])" office:value-type="float" office:value="0.0476799788864579">
            <text:p>0,0476799789</text:p>
          </table:table-cell>
          <table:table-cell/>
          <table:table-cell table:formula="of:=[.J131]/[.AC131]" office:value-type="float" office:value="0.845105881724975">
            <text:p>0,8451058817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-309.761526558141">
            <text:p>-309,7615265581</text:p>
          </table:table-cell>
          <table:table-cell office:value-type="float" office:value="352.758462788887">
            <text:p>352,7584627889</text:p>
          </table:table-cell>
          <table:table-cell office:value-type="float" office:value="294.324022574456">
            <text:p>294,3240225745</text:p>
          </table:table-cell>
          <table:table-cell office:value-type="float" office:value="329.445870194256">
            <text:p>329,4458701943</text:p>
          </table:table-cell>
          <table:table-cell/>
          <table:table-cell table:formula="of:=SQRT([.B132]*[.B132] + [.C132]*[.C132])" office:value-type="float" office:value="469.457917607967">
            <text:p>469,457917608</text:p>
          </table:table-cell>
          <table:table-cell table:formula="of:=SQRT([.D132]*[.D132]+[.E132]*[.E132])" office:value-type="float" office:value="441.77054185681">
            <text:p>441,7705418568</text:p>
          </table:table-cell>
          <table:table-cell/>
          <table:table-cell table:formula="of:=ASIN(ABS([.B132]/[.G132]))" office:value-type="float" office:value="0.720589972111041">
            <text:p>0,7205899721</text:p>
          </table:table-cell>
          <table:table-cell table:formula="of:=ASIN(ABS([.D132]/[.H132]))" office:value-type="float" office:value="0.729151777672591">
            <text:p>0,7291517777</text:p>
          </table:table-cell>
          <table:table-cell/>
          <table:table-cell table:formula="of:=[.J132]/[.K132]" office:value-type="float" office:value="0.988257855464772">
            <text:p>0,9882578555</text:p>
          </table:table-cell>
          <table:table-cell/>
          <table:table-cell table:formula="of:=IF([.C132]&lt;0;-[.A132];[.A132])" office:value-type="float" office:value="0.16">
            <text:p>0,16</text:p>
          </table:table-cell>
          <table:table-cell table:formula="of:=ABS([.C132])" office:value-type="float" office:value="352.758462788887">
            <text:p>352,7584627889</text:p>
          </table:table-cell>
          <table:table-cell table:formula="of:=ABS([.E132])" office:value-type="float" office:value="329.445870194256">
            <text:p>329,4458701943</text:p>
          </table:table-cell>
          <table:table-cell/>
          <table:table-cell table:formula="of:=1+[.$R$3]*[.O132]+[.$Q$3]*[.O132]*[.O132]*[.O132]" office:value-type="float" office:value="1.0322048">
            <text:p>1,0322048</text:p>
          </table:table-cell>
          <table:table-cell table:formula="of:=[.J132]/[.S132]" office:value-type="float" office:value="0.698107557832555">
            <text:p>0,6981075578</text:p>
          </table:table-cell>
          <table:table-cell table:formula="of:=ABS([.T132]-[.K132])" office:value-type="float" office:value="0.031044219840036">
            <text:p>0,0310442198</text:p>
          </table:table-cell>
          <table:table-cell table:number-columns-repeated="4"/>
          <table:table-cell table:formula="of:=-([.B132]+[.$Z$2])" office:value-type="float" office:value="309.761526558141">
            <text:p>309,7615265581</text:p>
          </table:table-cell>
          <table:table-cell table:formula="of:=[.P132]+[.O132]*[.G132]*([.$AA$2]+[.$AA$1]*ABS([.P132]/[.B132]))" office:value-type="float" office:value="379.23533287675">
            <text:p>379,2353328768</text:p>
          </table:table-cell>
          <table:table-cell table:formula="of:=SQRT([.Z132]*[.Z132]+[.AA132]*[.AA132])" office:value-type="float" office:value="489.664825199615">
            <text:p>489,6648251996</text:p>
          </table:table-cell>
          <table:table-cell table:formula="of:=ASIN(ABS([.Z132]/[.AB132]))" office:value-type="float" office:value="0.68490455940611">
            <text:p>0,6849045594</text:p>
          </table:table-cell>
          <table:table-cell table:formula="of:=ABS([.K132]-[.AC132])" office:value-type="float" office:value="0.0442472182664804">
            <text:p>0,0442472183</text:p>
          </table:table-cell>
          <table:table-cell/>
          <table:table-cell table:formula="of:=[.J132]/[.AC132]" office:value-type="float" office:value="1.0521027524417">
            <text:p>1,0521027524</text:p>
          </table:table-cell>
        </table:table-row>
        <table:table-row table:style-name="ro1">
          <table:table-cell office:value-type="float" office:value="0.28">
            <text:p>0,28</text:p>
          </table:table-cell>
          <table:table-cell office:value-type="float" office:value="-143.688969166576">
            <text:p>-143,6889691666</text:p>
          </table:table-cell>
          <table:table-cell office:value-type="float" office:value="72.9132965132152">
            <text:p>72,9132965132</text:p>
          </table:table-cell>
          <table:table-cell office:value-type="float" office:value="212.364399323276">
            <text:p>212,3643993233</text:p>
          </table:table-cell>
          <table:table-cell office:value-type="float" office:value="124.167628060586">
            <text:p>124,1676280606</text:p>
          </table:table-cell>
          <table:table-cell/>
          <table:table-cell table:formula="of:=SQRT([.B133]*[.B133] + [.C133]*[.C133])" office:value-type="float" office:value="161.129974457198">
            <text:p>161,1299744572</text:p>
          </table:table-cell>
          <table:table-cell table:formula="of:=SQRT([.D133]*[.D133]+[.E133]*[.E133])" office:value-type="float" office:value="246.000483654256">
            <text:p>246,0004836543</text:p>
          </table:table-cell>
          <table:table-cell/>
          <table:table-cell table:formula="of:=ASIN(ABS([.B133]/[.G133]))" office:value-type="float" office:value="1.10121574310177">
            <text:p>1,1012157431</text:p>
          </table:table-cell>
          <table:table-cell table:formula="of:=ASIN(ABS([.D133]/[.H133]))" office:value-type="float" office:value="1.04170923944854">
            <text:p>1,0417092394</text:p>
          </table:table-cell>
          <table:table-cell/>
          <table:table-cell table:formula="of:=[.J133]/[.K133]" office:value-type="float" office:value="1.05712390886034">
            <text:p>1,0571239089</text:p>
          </table:table-cell>
          <table:table-cell/>
          <table:table-cell table:formula="of:=IF([.C133]&lt;0;-[.A133];[.A133])" office:value-type="float" office:value="0.28">
            <text:p>0,28</text:p>
          </table:table-cell>
          <table:table-cell table:formula="of:=ABS([.C133])" office:value-type="float" office:value="72.9132965132152">
            <text:p>72,9132965132</text:p>
          </table:table-cell>
          <table:table-cell table:formula="of:=ABS([.E133])" office:value-type="float" office:value="124.167628060586">
            <text:p>124,1676280606</text:p>
          </table:table-cell>
          <table:table-cell/>
          <table:table-cell table:formula="of:=1+[.$R$3]*[.O133]+[.$Q$3]*[.O133]*[.O133]*[.O133]" office:value-type="float" office:value="1.0570976">
            <text:p>1,0570976</text:p>
          </table:table-cell>
          <table:table-cell table:formula="of:=[.J133]/[.S133]" office:value-type="float" office:value="1.04173516532605">
            <text:p>1,0417351653</text:p>
          </table:table-cell>
          <table:table-cell table:formula="of:=ABS([.T133]-[.K133])" office:value-type="float" office:value="0.0000259258775152649">
            <text:p>2,59258775152649E-005</text:p>
          </table:table-cell>
          <table:table-cell table:number-columns-repeated="4"/>
          <table:table-cell table:formula="of:=-([.B133]+[.$Z$2])" office:value-type="float" office:value="143.688969166576">
            <text:p>143,6889691666</text:p>
          </table:table-cell>
          <table:table-cell table:formula="of:=[.P133]+[.O133]*[.G133]*([.$AA$2]+[.$AA$1]*ABS([.P133]/[.B133]))" office:value-type="float" office:value="86.2528357274567">
            <text:p>86,2528357275</text:p>
          </table:table-cell>
          <table:table-cell table:formula="of:=SQRT([.Z133]*[.Z133]+[.AA133]*[.AA133])" office:value-type="float" office:value="167.588995853489">
            <text:p>167,5889958535</text:p>
          </table:table-cell>
          <table:table-cell table:formula="of:=ASIN(ABS([.Z133]/[.AB133]))" office:value-type="float" office:value="1.03017495335813">
            <text:p>1,0301749534</text:p>
          </table:table-cell>
          <table:table-cell table:formula="of:=ABS([.K133]-[.AC133])" office:value-type="float" office:value="0.011534286090404">
            <text:p>0,0115342861</text:p>
          </table:table-cell>
          <table:table-cell/>
          <table:table-cell table:formula="of:=[.J133]/[.AC133]" office:value-type="float" office:value="1.06895992715807">
            <text:p>1,0689599272</text:p>
          </table:table-cell>
        </table:table-row>
        <table:table-row table:style-name="ro1">
          <table:table-cell office:value-type="float" office:value="-0.36">
            <text:p>-0,36</text:p>
          </table:table-cell>
          <table:table-cell office:value-type="float" office:value="-159.243676960844">
            <text:p>-159,2436769608</text:p>
          </table:table-cell>
          <table:table-cell office:value-type="float" office:value="-124.220119490231">
            <text:p>-124,2201194902</text:p>
          </table:table-cell>
          <table:table-cell office:value-type="float" office:value="157.990020804012">
            <text:p>157,990020804</text:p>
          </table:table-cell>
          <table:table-cell office:value-type="float" office:value="-145.084661292076">
            <text:p>-145,0846612921</text:p>
          </table:table-cell>
          <table:table-cell/>
          <table:table-cell table:formula="of:=SQRT([.B134]*[.B134] + [.C134]*[.C134])" office:value-type="float" office:value="201.963330181934">
            <text:p>201,9633301819</text:p>
          </table:table-cell>
          <table:table-cell table:formula="of:=SQRT([.D134]*[.D134]+[.E134]*[.E134])" office:value-type="float" office:value="214.500362740692">
            <text:p>214,5003627407</text:p>
          </table:table-cell>
          <table:table-cell/>
          <table:table-cell table:formula="of:=ASIN(ABS([.B134]/[.G134]))" office:value-type="float" office:value="0.908330790194292">
            <text:p>0,9083307902</text:p>
          </table:table-cell>
          <table:table-cell table:formula="of:=ASIN(ABS([.D134]/[.H134]))" office:value-type="float" office:value="0.827953905713117">
            <text:p>0,8279539057</text:p>
          </table:table-cell>
          <table:table-cell/>
          <table:table-cell table:formula="of:=[.J134]/[.K134]" office:value-type="float" office:value="1.09707893631101">
            <text:p>1,0970789363</text:p>
          </table:table-cell>
          <table:table-cell/>
          <table:table-cell table:formula="of:=IF([.C134]&lt;0;-[.A134];[.A134])" office:value-type="float" office:value="0.36">
            <text:p>0,36</text:p>
          </table:table-cell>
          <table:table-cell table:formula="of:=ABS([.C134])" office:value-type="float" office:value="124.220119490231">
            <text:p>124,2201194902</text:p>
          </table:table-cell>
          <table:table-cell table:formula="of:=ABS([.E134])" office:value-type="float" office:value="145.084661292076">
            <text:p>145,0846612921</text:p>
          </table:table-cell>
          <table:table-cell/>
          <table:table-cell table:formula="of:=1+[.$R$3]*[.O134]+[.$Q$3]*[.O134]*[.O134]*[.O134]" office:value-type="float" office:value="1.0743328">
            <text:p>1,0743328</text:p>
          </table:table-cell>
          <table:table-cell table:formula="of:=[.J134]/[.S134]" office:value-type="float" office:value="0.845483624994314">
            <text:p>0,845483625</text:p>
          </table:table-cell>
          <table:table-cell table:formula="of:=ABS([.T134]-[.K134])" office:value-type="float" office:value="0.017529719281197">
            <text:p>0,0175297193</text:p>
          </table:table-cell>
          <table:table-cell table:number-columns-repeated="4"/>
          <table:table-cell table:formula="of:=-([.B134]+[.$Z$2])" office:value-type="float" office:value="159.243676960844">
            <text:p>159,2436769608</text:p>
          </table:table-cell>
          <table:table-cell table:formula="of:=[.P134]+[.O134]*[.G134]*([.$AA$2]+[.$AA$1]*ABS([.P134]/[.B134]))" office:value-type="float" office:value="147.501249519742">
            <text:p>147,5012495197</text:p>
          </table:table-cell>
          <table:table-cell table:formula="of:=SQRT([.Z134]*[.Z134]+[.AA134]*[.AA134])" office:value-type="float" office:value="217.060284856292">
            <text:p>217,0602848563</text:p>
          </table:table-cell>
          <table:table-cell table:formula="of:=ASIN(ABS([.Z134]/[.AB134]))" office:value-type="float" office:value="0.823660235946969">
            <text:p>0,8236602359</text:p>
          </table:table-cell>
          <table:table-cell table:formula="of:=ABS([.K134]-[.AC134])" office:value-type="float" office:value="0.0042936697661482">
            <text:p>0,0042936698</text:p>
          </table:table-cell>
          <table:table-cell/>
          <table:table-cell table:formula="of:=[.J134]/[.AC134]" office:value-type="float" office:value="1.10279791417875">
            <text:p>1,1027979142</text:p>
          </table:table-cell>
        </table:table-row>
        <table:table-row table:style-name="ro1">
          <table:table-cell office:value-type="float" office:value="-0.28">
            <text:p>-0,28</text:p>
          </table:table-cell>
          <table:table-cell office:value-type="float" office:value="-179.644604492042">
            <text:p>-179,644604492</text:p>
          </table:table-cell>
          <table:table-cell office:value-type="float" office:value="-131.95371382097">
            <text:p>-131,953713821</text:p>
          </table:table-cell>
          <table:table-cell office:value-type="float" office:value="124.989995928156">
            <text:p>124,9899959282</text:p>
          </table:table-cell>
          <table:table-cell office:value-type="float" office:value="-104.625903836391">
            <text:p>-104,6259038364</text:p>
          </table:table-cell>
          <table:table-cell/>
          <table:table-cell table:formula="of:=SQRT([.B135]*[.B135] + [.C135]*[.C135])" office:value-type="float" office:value="222.899005189006">
            <text:p>222,899005189</text:p>
          </table:table-cell>
          <table:table-cell table:formula="of:=SQRT([.D135]*[.D135]+[.E135]*[.E135])" office:value-type="float" office:value="163.000241827128">
            <text:p>163,0002418271</text:p>
          </table:table-cell>
          <table:table-cell/>
          <table:table-cell table:formula="of:=ASIN(ABS([.B135]/[.G135]))" office:value-type="float" office:value="0.937272061679023">
            <text:p>0,9372720617</text:p>
          </table:table-cell>
          <table:table-cell table:formula="of:=ASIN(ABS([.D135]/[.H135]))" office:value-type="float" office:value="0.873854369771765">
            <text:p>0,8738543698</text:p>
          </table:table-cell>
          <table:table-cell/>
          <table:table-cell table:formula="of:=[.J135]/[.K135]" office:value-type="float" office:value="1.07257238059452">
            <text:p>1,0725723806</text:p>
          </table:table-cell>
          <table:table-cell/>
          <table:table-cell table:formula="of:=IF([.C135]&lt;0;-[.A135];[.A135])" office:value-type="float" office:value="0.28">
            <text:p>0,28</text:p>
          </table:table-cell>
          <table:table-cell table:formula="of:=ABS([.C135])" office:value-type="float" office:value="131.95371382097">
            <text:p>131,953713821</text:p>
          </table:table-cell>
          <table:table-cell table:formula="of:=ABS([.E135])" office:value-type="float" office:value="104.625903836391">
            <text:p>104,6259038364</text:p>
          </table:table-cell>
          <table:table-cell/>
          <table:table-cell table:formula="of:=1+[.$R$3]*[.O135]+[.$Q$3]*[.O135]*[.O135]*[.O135]" office:value-type="float" office:value="1.0570976">
            <text:p>1,0570976</text:p>
          </table:table-cell>
          <table:table-cell table:formula="of:=[.J135]/[.S135]" office:value-type="float" office:value="0.886646665056304">
            <text:p>0,8866466651</text:p>
          </table:table-cell>
          <table:table-cell table:formula="of:=ABS([.T135]-[.K135])" office:value-type="float" office:value="0.0127922952845387">
            <text:p>0,0127922953</text:p>
          </table:table-cell>
          <table:table-cell table:number-columns-repeated="4"/>
          <table:table-cell table:formula="of:=-([.B135]+[.$Z$2])" office:value-type="float" office:value="179.644604492042">
            <text:p>179,644604492</text:p>
          </table:table-cell>
          <table:table-cell table:formula="of:=[.P135]+[.O135]*[.G135]*([.$AA$2]+[.$AA$1]*ABS([.P135]/[.B135]))" office:value-type="float" office:value="151.682519608883">
            <text:p>151,6825196089</text:p>
          </table:table-cell>
          <table:table-cell table:formula="of:=SQRT([.Z135]*[.Z135]+[.AA135]*[.AA135])" office:value-type="float" office:value="235.116504478102">
            <text:p>235,1165044781</text:p>
          </table:table-cell>
          <table:table-cell table:formula="of:=ASIN(ABS([.Z135]/[.AB135]))" office:value-type="float" office:value="0.869592844679423">
            <text:p>0,8695928447</text:p>
          </table:table-cell>
          <table:table-cell table:formula="of:=ABS([.K135]-[.AC135])" office:value-type="float" office:value="0.00426152509234212">
            <text:p>0,0042615251</text:p>
          </table:table-cell>
          <table:table-cell/>
          <table:table-cell table:formula="of:=[.J135]/[.AC135]" office:value-type="float" office:value="1.07782862682656">
            <text:p>1,0778286268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-208.822472879772">
            <text:p>-208,8224728798</text:p>
          </table:table-cell>
          <table:table-cell office:value-type="float" office:value="159.39449080731">
            <text:p>159,3944908073</text:p>
          </table:table-cell>
          <table:table-cell office:value-type="float" office:value="216.398069072099">
            <text:p>216,3980690721</text:p>
          </table:table-cell>
          <table:table-cell office:value-type="float" office:value="168.885537707165">
            <text:p>168,8855377072</text:p>
          </table:table-cell>
          <table:table-cell/>
          <table:table-cell table:formula="of:=SQRT([.B136]*[.B136] + [.C136]*[.C136])" office:value-type="float" office:value="262.704070922673">
            <text:p>262,7040709227</text:p>
          </table:table-cell>
          <table:table-cell table:formula="of:=SQRT([.D136]*[.D136]+[.E136]*[.E136])" office:value-type="float" office:value="274.500362740692">
            <text:p>274,5003627407</text:p>
          </table:table-cell>
          <table:table-cell/>
          <table:table-cell table:formula="of:=ASIN(ABS([.B136]/[.G136]))" office:value-type="float" office:value="0.918836516128757">
            <text:p>0,9188365161</text:p>
          </table:table-cell>
          <table:table-cell table:formula="of:=ASIN(ABS([.D136]/[.H136]))" office:value-type="float" office:value="0.90809701954915">
            <text:p>0,9080970195</text:p>
          </table:table-cell>
          <table:table-cell/>
          <table:table-cell table:formula="of:=[.J136]/[.K136]" office:value-type="float" office:value="1.01182637575987">
            <text:p>1,0118263758</text:p>
          </table:table-cell>
          <table:table-cell/>
          <table:table-cell table:formula="of:=IF([.C136]&lt;0;-[.A136];[.A136])" office:value-type="float" office:value="0.08">
            <text:p>0,08</text:p>
          </table:table-cell>
          <table:table-cell table:formula="of:=ABS([.C136])" office:value-type="float" office:value="159.39449080731">
            <text:p>159,3944908073</text:p>
          </table:table-cell>
          <table:table-cell table:formula="of:=ABS([.E136])" office:value-type="float" office:value="168.885537707165">
            <text:p>168,8855377072</text:p>
          </table:table-cell>
          <table:table-cell/>
          <table:table-cell table:formula="of:=1+[.$R$3]*[.O136]+[.$Q$3]*[.O136]*[.O136]*[.O136]" office:value-type="float" office:value="1.0160256">
            <text:p>1,0160256</text:p>
          </table:table-cell>
          <table:table-cell table:formula="of:=[.J136]/[.S136]" office:value-type="float" office:value="0.904343863116005">
            <text:p>0,9043438631</text:p>
          </table:table-cell>
          <table:table-cell table:formula="of:=ABS([.T136]-[.K136])" office:value-type="float" office:value="0.00375315643314567">
            <text:p>0,0037531564</text:p>
          </table:table-cell>
          <table:table-cell table:number-columns-repeated="4"/>
          <table:table-cell table:formula="of:=-([.B136]+[.$Z$2])" office:value-type="float" office:value="208.822472879772">
            <text:p>208,8224728798</text:p>
          </table:table-cell>
          <table:table-cell table:formula="of:=[.P136]+[.O136]*[.G136]*([.$AA$2]+[.$AA$1]*ABS([.P136]/[.B136]))" office:value-type="float" office:value="166.092333443079">
            <text:p>166,0923334431</text:p>
          </table:table-cell>
          <table:table-cell table:formula="of:=SQRT([.Z136]*[.Z136]+[.AA136]*[.AA136])" office:value-type="float" office:value="266.821079392521">
            <text:p>266,8210793925</text:p>
          </table:table-cell>
          <table:table-cell table:formula="of:=ASIN(ABS([.Z136]/[.AB136]))" office:value-type="float" office:value="0.898881409254814">
            <text:p>0,8988814093</text:p>
          </table:table-cell>
          <table:table-cell table:formula="of:=ABS([.K136]-[.AC136])" office:value-type="float" office:value="0.00921561029433671">
            <text:p>0,0092156103</text:p>
          </table:table-cell>
          <table:table-cell/>
          <table:table-cell table:formula="of:=[.J136]/[.AC136]" office:value-type="float" office:value="1.02219993279257">
            <text:p>1,0221999328</text:p>
          </table:table-cell>
        </table:table-row>
        <table:table-row table:style-name="ro1">
          <table:table-cell office:value-type="float" office:value="-0.28">
            <text:p>-0,28</text:p>
          </table:table-cell>
          <table:table-cell office:value-type="float" office:value="-246.112274915256">
            <text:p>-246,1122749153</text:p>
          </table:table-cell>
          <table:table-cell office:value-type="float" office:value="-171.937071990703">
            <text:p>-171,9370719907</text:p>
          </table:table-cell>
          <table:table-cell office:value-type="float" office:value="239.519759472775">
            <text:p>239,5197594728</text:p>
          </table:table-cell>
          <table:table-cell office:value-type="float" office:value="-188.017966512025">
            <text:p>-188,017966512</text:p>
          </table:table-cell>
          <table:table-cell/>
          <table:table-cell table:formula="of:=SQRT([.B137]*[.B137] + [.C137]*[.C137])" office:value-type="float" office:value="300.222598397754">
            <text:p>300,2225983978</text:p>
          </table:table-cell>
          <table:table-cell table:formula="of:=SQRT([.D137]*[.D137]+[.E137]*[.E137])" office:value-type="float" office:value="304.500362740692">
            <text:p>304,5003627407</text:p>
          </table:table-cell>
          <table:table-cell/>
          <table:table-cell table:formula="of:=ASIN(ABS([.B137]/[.G137]))" office:value-type="float" office:value="0.961002285905524">
            <text:p>0,9610022859</text:p>
          </table:table-cell>
          <table:table-cell table:formula="of:=ASIN(ABS([.D137]/[.H137]))" office:value-type="float" office:value="0.905281914568864">
            <text:p>0,9052819146</text:p>
          </table:table-cell>
          <table:table-cell/>
          <table:table-cell table:formula="of:=[.J137]/[.K137]" office:value-type="float" office:value="1.06155029769174">
            <text:p>1,0615502977</text:p>
          </table:table-cell>
          <table:table-cell/>
          <table:table-cell table:formula="of:=IF([.C137]&lt;0;-[.A137];[.A137])" office:value-type="float" office:value="0.28">
            <text:p>0,28</text:p>
          </table:table-cell>
          <table:table-cell table:formula="of:=ABS([.C137])" office:value-type="float" office:value="171.937071990703">
            <text:p>171,9370719907</text:p>
          </table:table-cell>
          <table:table-cell table:formula="of:=ABS([.E137])" office:value-type="float" office:value="188.017966512025">
            <text:p>188,017966512</text:p>
          </table:table-cell>
          <table:table-cell/>
          <table:table-cell table:formula="of:=1+[.$R$3]*[.O137]+[.$Q$3]*[.O137]*[.O137]*[.O137]" office:value-type="float" office:value="1.0570976">
            <text:p>1,0570976</text:p>
          </table:table-cell>
          <table:table-cell table:formula="of:=[.J137]/[.S137]" office:value-type="float" office:value="0.909095135496972">
            <text:p>0,9090951355</text:p>
          </table:table-cell>
          <table:table-cell table:formula="of:=ABS([.T137]-[.K137])" office:value-type="float" office:value="0.00381322092810799">
            <text:p>0,0038132209</text:p>
          </table:table-cell>
          <table:table-cell table:number-columns-repeated="4"/>
          <table:table-cell table:formula="of:=-([.B137]+[.$Z$2])" office:value-type="float" office:value="246.112274915256">
            <text:p>246,1122749153</text:p>
          </table:table-cell>
          <table:table-cell table:formula="of:=[.P137]+[.O137]*[.G137]*([.$AA$2]+[.$AA$1]*ABS([.P137]/[.B137]))" office:value-type="float" office:value="198.238082011699">
            <text:p>198,2380820117</text:p>
          </table:table-cell>
          <table:table-cell table:formula="of:=SQRT([.Z137]*[.Z137]+[.AA137]*[.AA137])" office:value-type="float" office:value="316.021500888215">
            <text:p>316,0215008882</text:p>
          </table:table-cell>
          <table:table-cell table:formula="of:=ASIN(ABS([.Z137]/[.AB137]))" office:value-type="float" office:value="0.892723909499676">
            <text:p>0,8927239095</text:p>
          </table:table-cell>
          <table:table-cell table:formula="of:=ABS([.K137]-[.AC137])" office:value-type="float" office:value="0.0125580050691879">
            <text:p>0,0125580051</text:p>
          </table:table-cell>
          <table:table-cell/>
          <table:table-cell table:formula="of:=[.J137]/[.AC137]" office:value-type="float" office:value="1.07648319450088">
            <text:p>1,0764831945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-216.161818086959">
            <text:p>-216,161818087</text:p>
          </table:table-cell>
          <table:table-cell office:value-type="float" office:value="245.88167143665">
            <text:p>245,8816714367</text:p>
          </table:table-cell>
          <table:table-cell office:value-type="float" office:value="197.67597520902">
            <text:p>197,675975209</text:p>
          </table:table-cell>
          <table:table-cell office:value-type="float" office:value="269.841993579237">
            <text:p>269,8419935792</text:p>
          </table:table-cell>
          <table:table-cell/>
          <table:table-cell table:formula="of:=SQRT([.B138]*[.B138] + [.C138]*[.C138])" office:value-type="float" office:value="327.389260586141">
            <text:p>327,3892605861</text:p>
          </table:table-cell>
          <table:table-cell table:formula="of:=SQRT([.D138]*[.D138]+[.E138]*[.E138])" office:value-type="float" office:value="334.500362740691">
            <text:p>334,5003627407</text:p>
          </table:table-cell>
          <table:table-cell/>
          <table:table-cell table:formula="of:=ASIN(ABS([.B138]/[.G138]))" office:value-type="float" office:value="0.721164021326208">
            <text:p>0,7211640213</text:p>
          </table:table-cell>
          <table:table-cell table:formula="of:=ASIN(ABS([.D138]/[.H138]))" office:value-type="float" office:value="0.632247024002524">
            <text:p>0,632247024</text:p>
          </table:table-cell>
          <table:table-cell/>
          <table:table-cell table:formula="of:=[.J138]/[.K138]" office:value-type="float" office:value="1.14063648217873">
            <text:p>1,1406364822</text:p>
          </table:table-cell>
          <table:table-cell/>
          <table:table-cell table:formula="of:=IF([.C138]&lt;0;-[.A138];[.A138])" office:value-type="float" office:value="0.4">
            <text:p>0,4</text:p>
          </table:table-cell>
          <table:table-cell table:formula="of:=ABS([.C138])" office:value-type="float" office:value="245.88167143665">
            <text:p>245,8816714367</text:p>
          </table:table-cell>
          <table:table-cell table:formula="of:=ABS([.E138])" office:value-type="float" office:value="269.841993579237">
            <text:p>269,8419935792</text:p>
          </table:table-cell>
          <table:table-cell/>
          <table:table-cell table:formula="of:=1+[.$R$3]*[.O138]+[.$Q$3]*[.O138]*[.O138]*[.O138]" office:value-type="float" office:value="1.0832">
            <text:p>1,0832</text:p>
          </table:table-cell>
          <table:table-cell table:formula="of:=[.J138]/[.S138]" office:value-type="float" office:value="0.665771806985051">
            <text:p>0,665771807</text:p>
          </table:table-cell>
          <table:table-cell table:formula="of:=ABS([.T138]-[.K138])" office:value-type="float" office:value="0.0335247829825278">
            <text:p>0,033524783</text:p>
          </table:table-cell>
          <table:table-cell table:number-columns-repeated="4"/>
          <table:table-cell table:formula="of:=-([.B138]+[.$Z$2])" office:value-type="float" office:value="216.161818086959">
            <text:p>216,161818087</text:p>
          </table:table-cell>
          <table:table-cell table:formula="of:=[.P138]+[.O138]*[.G138]*([.$AA$2]+[.$AA$1]*ABS([.P138]/[.B138]))" office:value-type="float" office:value="292.027057041945">
            <text:p>292,0270570419</text:p>
          </table:table-cell>
          <table:table-cell table:formula="of:=SQRT([.Z138]*[.Z138]+[.AA138]*[.AA138])" office:value-type="float" office:value="363.325933072825">
            <text:p>363,3259330728</text:p>
          </table:table-cell>
          <table:table-cell table:formula="of:=ASIN(ABS([.Z138]/[.AB138]))" office:value-type="float" office:value="0.637207049806466">
            <text:p>0,6372070498</text:p>
          </table:table-cell>
          <table:table-cell table:formula="of:=ABS([.K138]-[.AC138])" office:value-type="float" office:value="0.00496002580394273">
            <text:p>0,0049600258</text:p>
          </table:table-cell>
          <table:table-cell/>
          <table:table-cell table:formula="of:=[.J138]/[.AC138]" office:value-type="float" office:value="1.13175775683154">
            <text:p>1,1317577568</text:p>
          </table:table-cell>
        </table:table-row>
        <table:table-row table:style-name="ro1">
          <table:table-cell office:value-type="float" office:value="-0.44">
            <text:p>-0,44</text:p>
          </table:table-cell>
          <table:table-cell office:value-type="float" office:value="-182.864103753443">
            <text:p>-182,8641037534</text:p>
          </table:table-cell>
          <table:table-cell office:value-type="float" office:value="292.769156441831">
            <text:p>292,7691564418</text:p>
          </table:table-cell>
          <table:table-cell office:value-type="float" office:value="237.343767025687">
            <text:p>237,3437670257</text:p>
          </table:table-cell>
          <table:table-cell office:value-type="float" office:value="276.637760785024">
            <text:p>276,637760785</text:p>
          </table:table-cell>
          <table:table-cell/>
          <table:table-cell table:formula="of:=SQRT([.B139]*[.B139] + [.C139]*[.C139])" office:value-type="float" office:value="345.185543447595">
            <text:p>345,1855434476</text:p>
          </table:table-cell>
          <table:table-cell table:formula="of:=SQRT([.D139]*[.D139]+[.E139]*[.E139])" office:value-type="float" office:value="364.500362740692">
            <text:p>364,5003627407</text:p>
          </table:table-cell>
          <table:table-cell/>
          <table:table-cell table:formula="of:=ASIN(ABS([.B139]/[.G139]))" office:value-type="float" office:value="0.55831282381257">
            <text:p>0,5583128238</text:p>
          </table:table-cell>
          <table:table-cell table:formula="of:=ASIN(ABS([.D139]/[.H139]))" office:value-type="float" office:value="0.709096378270932">
            <text:p>0,7090963783</text:p>
          </table:table-cell>
          <table:table-cell/>
          <table:table-cell table:formula="of:=[.J139]/[.K139]" office:value-type="float" office:value="0.787358165858872">
            <text:p>0,7873581659</text:p>
          </table:table-cell>
          <table:table-cell/>
          <table:table-cell table:formula="of:=IF([.C139]&lt;0;-[.A139];[.A139])" office:value-type="float" office:value="-0.44">
            <text:p>-0,44</text:p>
          </table:table-cell>
          <table:table-cell table:formula="of:=ABS([.C139])" office:value-type="float" office:value="292.769156441831">
            <text:p>292,7691564418</text:p>
          </table:table-cell>
          <table:table-cell table:formula="of:=ABS([.E139])" office:value-type="float" office:value="276.637760785024">
            <text:p>276,637760785</text:p>
          </table:table-cell>
          <table:table-cell/>
          <table:table-cell table:formula="of:=1+[.$R$3]*[.O139]+[.$Q$3]*[.O139]*[.O139]*[.O139]" office:value-type="float" office:value="0.9077408">
            <text:p>0,9077408</text:p>
          </table:table-cell>
          <table:table-cell table:formula="of:=[.J139]/[.S139]" office:value-type="float" office:value="0.615057540448298">
            <text:p>0,6150575404</text:p>
          </table:table-cell>
          <table:table-cell table:formula="of:=ABS([.T139]-[.K139])" office:value-type="float" office:value="0.0940388378226346">
            <text:p>0,0940388378</text:p>
          </table:table-cell>
          <table:table-cell table:number-columns-repeated="4"/>
          <table:table-cell table:formula="of:=-([.B139]+[.$Z$2])" office:value-type="float" office:value="182.864103753443">
            <text:p>182,8641037534</text:p>
          </table:table-cell>
          <table:table-cell table:formula="of:=[.P139]+[.O139]*[.G139]*([.$AA$2]+[.$AA$1]*ABS([.P139]/[.B139]))" office:value-type="float" office:value="232.913842733664">
            <text:p>232,9138427337</text:p>
          </table:table-cell>
          <table:table-cell table:formula="of:=SQRT([.Z139]*[.Z139]+[.AA139]*[.AA139])" office:value-type="float" office:value="296.121830634811">
            <text:p>296,1218306348</text:p>
          </table:table-cell>
          <table:table-cell table:formula="of:=ASIN(ABS([.Z139]/[.AB139]))" office:value-type="float" office:value="0.665598466022071">
            <text:p>0,665598466</text:p>
          </table:table-cell>
          <table:table-cell table:formula="of:=ABS([.K139]-[.AC139])" office:value-type="float" office:value="0.0434979122488608">
            <text:p>0,0434979122</text:p>
          </table:table-cell>
          <table:table-cell/>
          <table:table-cell table:formula="of:=[.J139]/[.AC139]" office:value-type="float" office:value="0.838813267027656">
            <text:p>0,83881326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87.630262414907">
            <text:p>-287,6302624149</text:p>
          </table:table-cell>
          <table:table-cell office:value-type="float" office:value="-247.566874729732">
            <text:p>-247,5668747297</text:p>
          </table:table-cell>
          <table:table-cell office:value-type="float" office:value="324.656329062552">
            <text:p>324,6563290626</text:p>
          </table:table-cell>
          <table:table-cell office:value-type="float" office:value="-224.117835528912">
            <text:p>-224,1178355289</text:p>
          </table:table-cell>
          <table:table-cell/>
          <table:table-cell table:formula="of:=SQRT([.B140]*[.B140] + [.C140]*[.C140])" office:value-type="float" office:value="379.50036274069">
            <text:p>379,5003627407</text:p>
          </table:table-cell>
          <table:table-cell table:formula="of:=SQRT([.D140]*[.D140]+[.E140]*[.E140])" office:value-type="float" office:value="394.500362740691">
            <text:p>394,5003627407</text:p>
          </table:table-cell>
          <table:table-cell/>
          <table:table-cell table:formula="of:=ASIN(ABS([.B140]/[.G140]))" office:value-type="float" office:value="0.860116061402341">
            <text:p>0,8601160614</text:p>
          </table:table-cell>
          <table:table-cell table:formula="of:=ASIN(ABS([.D140]/[.H140]))" office:value-type="float" office:value="0.966594343760149">
            <text:p>0,9665943438</text:p>
          </table:table-cell>
          <table:table-cell/>
          <table:table-cell table:formula="of:=[.J140]/[.K140]" office:value-type="float" office:value="0.889841811050128">
            <text:p>0,8898418111</text:p>
          </table:table-cell>
          <table:table-cell/>
          <table:table-cell table:formula="of:=IF([.C140]&lt;0;-[.A140];[.A140])" office:value-type="float" office:value="-0">
            <text:p>-0</text:p>
          </table:table-cell>
          <table:table-cell table:formula="of:=ABS([.C140])" office:value-type="float" office:value="247.566874729732">
            <text:p>247,5668747297</text:p>
          </table:table-cell>
          <table:table-cell table:formula="of:=ABS([.E140])" office:value-type="float" office:value="224.117835528912">
            <text:p>224,1178355289</text:p>
          </table:table-cell>
          <table:table-cell/>
          <table:table-cell table:formula="of:=1+[.$R$3]*[.O140]+[.$Q$3]*[.O140]*[.O140]*[.O140]" office:value-type="float" office:value="1">
            <text:p>1</text:p>
          </table:table-cell>
          <table:table-cell table:formula="of:=[.J140]/[.S140]" office:value-type="float" office:value="0.860116061402341">
            <text:p>0,8601160614</text:p>
          </table:table-cell>
          <table:table-cell table:formula="of:=ABS([.T140]-[.K140])" office:value-type="float" office:value="0.106478282357808">
            <text:p>0,1064782824</text:p>
          </table:table-cell>
          <table:table-cell table:number-columns-repeated="4"/>
          <table:table-cell table:formula="of:=-([.B140]+[.$Z$2])" office:value-type="float" office:value="287.630262414907">
            <text:p>287,6302624149</text:p>
          </table:table-cell>
          <table:table-cell table:formula="of:=[.P140]+[.O140]*[.G140]*([.$AA$2]+[.$AA$1]*ABS([.P140]/[.B140]))" office:value-type="float" office:value="247.566874729732">
            <text:p>247,5668747297</text:p>
          </table:table-cell>
          <table:table-cell table:formula="of:=SQRT([.Z140]*[.Z140]+[.AA140]*[.AA140])" office:value-type="float" office:value="379.50036274069">
            <text:p>379,5003627407</text:p>
          </table:table-cell>
          <table:table-cell table:formula="of:=ASIN(ABS([.Z140]/[.AB140]))" office:value-type="float" office:value="0.860116061402341">
            <text:p>0,8601160614</text:p>
          </table:table-cell>
          <table:table-cell table:formula="of:=ABS([.K140]-[.AC140])" office:value-type="float" office:value="0.106478282357808">
            <text:p>0,1064782824</text:p>
          </table:table-cell>
          <table:table-cell/>
          <table:table-cell table:formula="of:=[.J140]/[.AC140]" office:value-type="float" office:value="1">
            <text:p>1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 office:value-type="float" office:value="-311.210902525577">
            <text:p>-311,2109025256</text:p>
          </table:table-cell>
          <table:table-cell office:value-type="float" office:value="242.542266610969">
            <text:p>242,542266611</text:p>
          </table:table-cell>
          <table:table-cell office:value-type="float" office:value="445.928504060174">
            <text:p>445,9285040602</text:p>
          </table:table-cell>
          <table:table-cell office:value-type="float" office:value="348.574693234472">
            <text:p>348,5746932345</text:p>
          </table:table-cell>
          <table:table-cell/>
          <table:table-cell table:formula="of:=SQRT([.B141]*[.B141] + [.C141]*[.C141])" office:value-type="float" office:value="394.561753016649">
            <text:p>394,5617530166</text:p>
          </table:table-cell>
          <table:table-cell table:formula="of:=SQRT([.D141]*[.D141]+[.E141]*[.E141])" office:value-type="float" office:value="566.000483654255">
            <text:p>566,0004836543</text:p>
          </table:table-cell>
          <table:table-cell/>
          <table:table-cell table:formula="of:=ASIN(ABS([.B141]/[.G141]))" office:value-type="float" office:value="0.908774189287191">
            <text:p>0,9087741893</text:p>
          </table:table-cell>
          <table:table-cell table:formula="of:=ASIN(ABS([.D141]/[.H141]))" office:value-type="float" office:value="0.90732455752716">
            <text:p>0,9073245575</text:p>
          </table:table-cell>
          <table:table-cell/>
          <table:table-cell table:formula="of:=[.J141]/[.K141]" office:value-type="float" office:value="1.00159769924445">
            <text:p>1,0015976992</text:p>
          </table:table-cell>
          <table:table-cell/>
          <table:table-cell table:formula="of:=IF([.C141]&lt;0;-[.A141];[.A141])" office:value-type="float" office:value="0.12">
            <text:p>0,12</text:p>
          </table:table-cell>
          <table:table-cell table:formula="of:=ABS([.C141])" office:value-type="float" office:value="242.542266610969">
            <text:p>242,542266611</text:p>
          </table:table-cell>
          <table:table-cell table:formula="of:=ABS([.E141])" office:value-type="float" office:value="348.574693234472">
            <text:p>348,5746932345</text:p>
          </table:table-cell>
          <table:table-cell/>
          <table:table-cell table:formula="of:=1+[.$R$3]*[.O141]+[.$Q$3]*[.O141]*[.O141]*[.O141]" office:value-type="float" office:value="1.0240864">
            <text:p>1,0240864</text:p>
          </table:table-cell>
          <table:table-cell table:formula="of:=[.J141]/[.S141]" office:value-type="float" office:value="0.887399919857535">
            <text:p>0,8873999199</text:p>
          </table:table-cell>
          <table:table-cell table:formula="of:=ABS([.T141]-[.K141])" office:value-type="float" office:value="0.0199246376696254">
            <text:p>0,0199246377</text:p>
          </table:table-cell>
          <table:table-cell table:number-columns-repeated="4"/>
          <table:table-cell table:formula="of:=-([.B141]+[.$Z$2])" office:value-type="float" office:value="311.210902525577">
            <text:p>311,2109025256</text:p>
          </table:table-cell>
          <table:table-cell table:formula="of:=[.P141]+[.O141]*[.G141]*([.$AA$2]+[.$AA$1]*ABS([.P141]/[.B141]))" office:value-type="float" office:value="257.700138266273">
            <text:p>257,7001382663</text:p>
          </table:table-cell>
          <table:table-cell table:formula="of:=SQRT([.Z141]*[.Z141]+[.AA141]*[.AA141])" office:value-type="float" office:value="404.056415755573">
            <text:p>404,0564157556</text:p>
          </table:table-cell>
          <table:table-cell table:formula="of:=ASIN(ABS([.Z141]/[.AB141]))" office:value-type="float" office:value="0.879180478140266">
            <text:p>0,8791804781</text:p>
          </table:table-cell>
          <table:table-cell table:formula="of:=ABS([.K141]-[.AC141])" office:value-type="float" office:value="0.0281440793868946">
            <text:p>0,0281440794</text:p>
          </table:table-cell>
          <table:table-cell/>
          <table:table-cell table:formula="of:=[.J141]/[.AC141]" office:value-type="float" office:value="1.03366056444921">
            <text:p>1,0336605644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-354.326752844469">
            <text:p>-354,3267528445</text:p>
          </table:table-cell>
          <table:table-cell office:value-type="float" office:value="-295.23170501616">
            <text:p>-295,2317050162</text:p>
          </table:table-cell>
          <table:table-cell office:value-type="float" office:value="362.676311224309">
            <text:p>362,6763112243</text:p>
          </table:table-cell>
          <table:table-cell office:value-type="float" office:value="-273.9278609564">
            <text:p>-273,9278609564</text:p>
          </table:table-cell>
          <table:table-cell/>
          <table:table-cell table:formula="of:=SQRT([.B142]*[.B142] + [.C142]*[.C142])" office:value-type="float" office:value="461.204084357516">
            <text:p>461,2040843575</text:p>
          </table:table-cell>
          <table:table-cell table:formula="of:=SQRT([.D142]*[.D142]+[.E142]*[.E142])" office:value-type="float" office:value="454.500362740692">
            <text:p>454,5003627407</text:p>
          </table:table-cell>
          <table:table-cell/>
          <table:table-cell table:formula="of:=ASIN(ABS([.B142]/[.G142]))" office:value-type="float" office:value="0.876125659170304">
            <text:p>0,8761256592</text:p>
          </table:table-cell>
          <table:table-cell table:formula="of:=ASIN(ABS([.D142]/[.H142]))" office:value-type="float" office:value="0.923914571728869">
            <text:p>0,9239145717</text:p>
          </table:table-cell>
          <table:table-cell/>
          <table:table-cell table:formula="of:=[.J142]/[.K142]" office:value-type="float" office:value="0.948275615494255">
            <text:p>0,9482756155</text:p>
          </table:table-cell>
          <table:table-cell/>
          <table:table-cell table:formula="of:=IF([.C142]&lt;0;-[.A142];[.A142])" office:value-type="float" office:value="-0.4">
            <text:p>-0,4</text:p>
          </table:table-cell>
          <table:table-cell table:formula="of:=ABS([.C142])" office:value-type="float" office:value="295.23170501616">
            <text:p>295,2317050162</text:p>
          </table:table-cell>
          <table:table-cell table:formula="of:=ABS([.E142])" office:value-type="float" office:value="273.9278609564">
            <text:p>273,9278609564</text:p>
          </table:table-cell>
          <table:table-cell/>
          <table:table-cell table:formula="of:=1+[.$R$3]*[.O142]+[.$Q$3]*[.O142]*[.O142]*[.O142]" office:value-type="float" office:value="0.9168">
            <text:p>0,9168</text:p>
          </table:table-cell>
          <table:table-cell table:formula="of:=[.J142]/[.S142]" office:value-type="float" office:value="0.955634444993788">
            <text:p>0,955634445</text:p>
          </table:table-cell>
          <table:table-cell table:formula="of:=ABS([.T142]-[.K142])" office:value-type="float" office:value="0.0317198732649181">
            <text:p>0,0317198733</text:p>
          </table:table-cell>
          <table:table-cell table:number-columns-repeated="4"/>
          <table:table-cell table:formula="of:=-([.B142]+[.$Z$2])" office:value-type="float" office:value="354.326752844469">
            <text:p>354,3267528445</text:p>
          </table:table-cell>
          <table:table-cell table:formula="of:=[.P142]+[.O142]*[.G142]*([.$AA$2]+[.$AA$1]*ABS([.P142]/[.B142]))" office:value-type="float" office:value="235.277076004855">
            <text:p>235,2770760049</text:p>
          </table:table-cell>
          <table:table-cell table:formula="of:=SQRT([.Z142]*[.Z142]+[.AA142]*[.AA142])" office:value-type="float" office:value="425.326639507449">
            <text:p>425,3266395075</text:p>
          </table:table-cell>
          <table:table-cell table:formula="of:=ASIN(ABS([.Z142]/[.AB142]))" office:value-type="float" office:value="0.984634095702389">
            <text:p>0,9846340957</text:p>
          </table:table-cell>
          <table:table-cell table:formula="of:=ABS([.K142]-[.AC142])" office:value-type="float" office:value="0.0607195239735198">
            <text:p>0,060719524</text:p>
          </table:table-cell>
          <table:table-cell/>
          <table:table-cell table:formula="of:=[.J142]/[.AC142]" office:value-type="float" office:value="0.889798213360994">
            <text:p>0,8897982134</text:p>
          </table:table-cell>
        </table:table-row>
        <table:table-row table:style-name="ro1">
          <table:table-cell office:value-type="float" office:value="-0.58">
            <text:p>-0,58</text:p>
          </table:table-cell>
          <table:table-cell office:value-type="float" office:value="-443.962190911026">
            <text:p>-443,962190911</text:p>
          </table:table-cell>
          <table:table-cell office:value-type="float" office:value="213.627338670815">
            <text:p>213,6273386708</text:p>
          </table:table-cell>
          <table:table-cell office:value-type="float" office:value="414.691650117105">
            <text:p>414,6916501171</text:p>
          </table:table-cell>
          <table:table-cell office:value-type="float" office:value="116.210545244639">
            <text:p>116,2105452446</text:p>
          </table:table-cell>
          <table:table-cell/>
          <table:table-cell table:formula="of:=SQRT([.B143]*[.B143] + [.C143]*[.C143])" office:value-type="float" office:value="492.685565838997">
            <text:p>492,685565839</text:p>
          </table:table-cell>
          <table:table-cell table:formula="of:=SQRT([.D143]*[.D143]+[.E143]*[.E143])" office:value-type="float" office:value="430.666989102838">
            <text:p>430,6669891028</text:p>
          </table:table-cell>
          <table:table-cell/>
          <table:table-cell table:formula="of:=ASIN(ABS([.B143]/[.G143]))" office:value-type="float" office:value="1.12231480783988">
            <text:p>1,1223148078</text:p>
          </table:table-cell>
          <table:table-cell table:formula="of:=ASIN(ABS([.D143]/[.H143]))" office:value-type="float" office:value="1.29757099450229">
            <text:p>1,2975709945</text:p>
          </table:table-cell>
          <table:table-cell/>
          <table:table-cell table:formula="of:=[.J143]/[.K143]" office:value-type="float" office:value="0.864935184737515">
            <text:p>0,8649351847</text:p>
          </table:table-cell>
          <table:table-cell/>
          <table:table-cell table:formula="of:=IF([.C143]&lt;0;-[.A143];[.A143])" office:value-type="float" office:value="-0.58">
            <text:p>-0,58</text:p>
          </table:table-cell>
          <table:table-cell table:formula="of:=ABS([.C143])" office:value-type="float" office:value="213.627338670815">
            <text:p>213,6273386708</text:p>
          </table:table-cell>
          <table:table-cell table:formula="of:=ABS([.E143])" office:value-type="float" office:value="116.210545244639">
            <text:p>116,2105452446</text:p>
          </table:table-cell>
          <table:table-cell/>
          <table:table-cell table:formula="of:=1+[.$R$3]*[.O143]+[.$Q$3]*[.O143]*[.O143]*[.O143]" office:value-type="float" office:value="0.8742444">
            <text:p>0,8742444</text:p>
          </table:table-cell>
          <table:table-cell table:formula="of:=[.J143]/[.S143]" office:value-type="float" office:value="1.28375407133278">
            <text:p>1,2837540713</text:p>
          </table:table-cell>
          <table:table-cell table:formula="of:=ABS([.T143]-[.K143])" office:value-type="float" office:value="0.0138169231695142">
            <text:p>0,0138169232</text:p>
          </table:table-cell>
          <table:table-cell table:number-columns-repeated="4"/>
          <table:table-cell table:formula="of:=-([.B143]+[.$Z$2])" office:value-type="float" office:value="443.962190911026">
            <text:p>443,962190911</text:p>
          </table:table-cell>
          <table:table-cell table:formula="of:=[.P143]+[.O143]*[.G143]*([.$AA$2]+[.$AA$1]*ABS([.P143]/[.B143]))" office:value-type="float" office:value="129.812761265574">
            <text:p>129,8127612656</text:p>
          </table:table-cell>
          <table:table-cell table:formula="of:=SQRT([.Z143]*[.Z143]+[.AA143]*[.AA143])" office:value-type="float" office:value="462.551380871262">
            <text:p>462,5513808713</text:p>
          </table:table-cell>
          <table:table-cell table:formula="of:=ASIN(ABS([.Z143]/[.AB143]))" office:value-type="float" office:value="1.2863302114136">
            <text:p>1,2863302114</text:p>
          </table:table-cell>
          <table:table-cell table:formula="of:=ABS([.K143]-[.AC143])" office:value-type="float" office:value="0.0112407830886849">
            <text:p>0,0112407831</text:p>
          </table:table-cell>
          <table:table-cell/>
          <table:table-cell table:formula="of:=[.J143]/[.AC143]" office:value-type="float" office:value="0.872493546277296">
            <text:p>0,8724935463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-154.473010470392">
            <text:p>-154,4730104704</text:p>
          </table:table-cell>
          <table:table-cell office:value-type="float" office:value="93.9373726064784">
            <text:p>93,9373726065</text:p>
          </table:table-cell>
          <table:table-cell office:value-type="float" office:value="163.763867483688">
            <text:p>163,7638674837</text:p>
          </table:table-cell>
          <table:table-cell office:value-type="float" office:value="99.1432223683802">
            <text:p>99,1432223684</text:p>
          </table:table-cell>
          <table:table-cell/>
          <table:table-cell table:formula="of:=SQRT([.B144]*[.B144] + [.C144]*[.C144])" office:value-type="float" office:value="180.793088739571">
            <text:p>180,7930887396</text:p>
          </table:table-cell>
          <table:table-cell table:formula="of:=SQRT([.D144]*[.D144]+[.E144]*[.E144])" office:value-type="float" office:value="191.436628769943">
            <text:p>191,4366287699</text:p>
          </table:table-cell>
          <table:table-cell/>
          <table:table-cell table:formula="of:=ASIN(ABS([.B144]/[.G144]))" office:value-type="float" office:value="1.02443118670103">
            <text:p>1,0244311867</text:p>
          </table:table-cell>
          <table:table-cell table:formula="of:=ASIN(ABS([.D144]/[.H144]))" office:value-type="float" office:value="1.02641311752951">
            <text:p>1,0264131175</text:p>
          </table:table-cell>
          <table:table-cell/>
          <table:table-cell table:formula="of:=[.J144]/[.K144]" office:value-type="float" office:value="0.998069071025467">
            <text:p>0,998069071</text:p>
          </table:table-cell>
          <table:table-cell/>
          <table:table-cell table:formula="of:=IF([.C144]&lt;0;-[.A144];[.A144])" office:value-type="float" office:value="0.04">
            <text:p>0,04</text:p>
          </table:table-cell>
          <table:table-cell table:formula="of:=ABS([.C144])" office:value-type="float" office:value="93.9373726064784">
            <text:p>93,9373726065</text:p>
          </table:table-cell>
          <table:table-cell table:formula="of:=ABS([.E144])" office:value-type="float" office:value="99.1432223683802">
            <text:p>99,1432223684</text:p>
          </table:table-cell>
          <table:table-cell/>
          <table:table-cell table:formula="of:=1+[.$R$3]*[.O144]+[.$Q$3]*[.O144]*[.O144]*[.O144]" office:value-type="float" office:value="1.0080032">
            <text:p>1,0080032</text:p>
          </table:table-cell>
          <table:table-cell table:formula="of:=[.J144]/[.S144]" office:value-type="float" office:value="1.01629755411593">
            <text:p>1,0162975541</text:p>
          </table:table-cell>
          <table:table-cell table:formula="of:=ABS([.T144]-[.K144])" office:value-type="float" office:value="0.0101155634135792">
            <text:p>0,0101155634</text:p>
          </table:table-cell>
          <table:table-cell table:number-columns-repeated="4"/>
          <table:table-cell table:formula="of:=-([.B144]+[.$Z$2])" office:value-type="float" office:value="154.473010470392">
            <text:p>154,4730104704</text:p>
          </table:table-cell>
          <table:table-cell table:formula="of:=[.P144]+[.O144]*[.G144]*([.$AA$2]+[.$AA$1]*ABS([.P144]/[.B144]))" office:value-type="float" office:value="96.141098330031">
            <text:p>96,14109833</text:p>
          </table:table-cell>
          <table:table-cell table:formula="of:=SQRT([.Z144]*[.Z144]+[.AA144]*[.AA144])" office:value-type="float" office:value="181.947854485538">
            <text:p>181,9478544855</text:p>
          </table:table-cell>
          <table:table-cell table:formula="of:=ASIN(ABS([.Z144]/[.AB144]))" office:value-type="float" office:value="1.01408240704208">
            <text:p>1,014082407</text:p>
          </table:table-cell>
          <table:table-cell table:formula="of:=ABS([.K144]-[.AC144])" office:value-type="float" office:value="0.0123307104874264">
            <text:p>0,0123307105</text:p>
          </table:table-cell>
          <table:table-cell/>
          <table:table-cell table:formula="of:=[.J144]/[.AC144]" office:value-type="float" office:value="1.01020506774113">
            <text:p>1,0102050677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-205.866585844186">
            <text:p>-205,8665858442</text:p>
          </table:table-cell>
          <table:table-cell office:value-type="float" office:value="-75.2240605064646">
            <text:p>-75,2240605065</text:p>
          </table:table-cell>
          <table:table-cell office:value-type="float" office:value="209.759183012398">
            <text:p>209,7591830124</text:p>
          </table:table-cell>
          <table:table-cell office:value-type="float" office:value="-70.9596061359477">
            <text:p>-70,9596061359</text:p>
          </table:table-cell>
          <table:table-cell/>
          <table:table-cell table:formula="of:=SQRT([.B145]*[.B145] + [.C145]*[.C145])" office:value-type="float" office:value="219.179630545865">
            <text:p>219,1796305459</text:p>
          </table:table-cell>
          <table:table-cell table:formula="of:=SQRT([.D145]*[.D145]+[.E145]*[.E145])" office:value-type="float" office:value="221.436628769943">
            <text:p>221,4366287699</text:p>
          </table:table-cell>
          <table:table-cell/>
          <table:table-cell table:formula="of:=ASIN(ABS([.B145]/[.G145]))" office:value-type="float" office:value="1.22046678487456">
            <text:p>1,2204667849</text:p>
          </table:table-cell>
          <table:table-cell table:formula="of:=ASIN(ABS([.D145]/[.H145]))" office:value-type="float" office:value="1.24459068924092">
            <text:p>1,2445906892</text:p>
          </table:table-cell>
          <table:table-cell/>
          <table:table-cell table:formula="of:=[.J145]/[.K145]" office:value-type="float" office:value="0.980616997559998">
            <text:p>0,9806169976</text:p>
          </table:table-cell>
          <table:table-cell/>
          <table:table-cell table:formula="of:=IF([.C145]&lt;0;-[.A145];[.A145])" office:value-type="float" office:value="-0.04">
            <text:p>-0,04</text:p>
          </table:table-cell>
          <table:table-cell table:formula="of:=ABS([.C145])" office:value-type="float" office:value="75.2240605064646">
            <text:p>75,2240605065</text:p>
          </table:table-cell>
          <table:table-cell table:formula="of:=ABS([.E145])" office:value-type="float" office:value="70.9596061359477">
            <text:p>70,9596061359</text:p>
          </table:table-cell>
          <table:table-cell/>
          <table:table-cell table:formula="of:=1+[.$R$3]*[.O145]+[.$Q$3]*[.O145]*[.O145]*[.O145]" office:value-type="float" office:value="0.9919968">
            <text:p>0,9919968</text:p>
          </table:table-cell>
          <table:table-cell table:formula="of:=[.J145]/[.S145]" office:value-type="float" office:value="1.23031322769847">
            <text:p>1,2303132277</text:p>
          </table:table-cell>
          <table:table-cell table:formula="of:=ABS([.T145]-[.K145])" office:value-type="float" office:value="0.0142774615424437">
            <text:p>0,0142774615</text:p>
          </table:table-cell>
          <table:table-cell table:number-columns-repeated="4"/>
          <table:table-cell table:formula="of:=-([.B145]+[.$Z$2])" office:value-type="float" office:value="205.866585844186">
            <text:p>205,8665858442</text:p>
          </table:table-cell>
          <table:table-cell table:formula="of:=[.P145]+[.O145]*[.G145]*([.$AA$2]+[.$AA$1]*ABS([.P145]/[.B145]))" office:value-type="float" office:value="72.7439449762008">
            <text:p>72,7439449762</text:p>
          </table:table-cell>
          <table:table-cell table:formula="of:=SQRT([.Z145]*[.Z145]+[.AA145]*[.AA145])" office:value-type="float" office:value="218.340863554769">
            <text:p>218,3408635548</text:p>
          </table:table-cell>
          <table:table-cell table:formula="of:=ASIN(ABS([.Z145]/[.AB145]))" office:value-type="float" office:value="1.23113595890545">
            <text:p>1,2311359589</text:p>
          </table:table-cell>
          <table:table-cell table:formula="of:=ABS([.K145]-[.AC145])" office:value-type="float" office:value="0.0134547303354633">
            <text:p>0,0134547303</text:p>
          </table:table-cell>
          <table:table-cell/>
          <table:table-cell table:formula="of:=[.J145]/[.AC145]" office:value-type="float" office:value="0.991333878314803">
            <text:p>0,9913338783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216.641863036615">
            <text:p>-216,6418630366</text:p>
          </table:table-cell>
          <table:table-cell office:value-type="float" office:value="31.5197949494975">
            <text:p>31,5197949495</text:p>
          </table:table-cell>
          <table:table-cell office:value-type="float" office:value="250.627106233815">
            <text:p>250,6271062338</text:p>
          </table:table-cell>
          <table:table-cell office:value-type="float" office:value="-20.1601564492407">
            <text:p>-20,1601564492</text:p>
          </table:table-cell>
          <table:table-cell/>
          <table:table-cell table:formula="of:=SQRT([.B146]*[.B146] + [.C146]*[.C146])" office:value-type="float" office:value="218.922804416611">
            <text:p>218,9228044166</text:p>
          </table:table-cell>
          <table:table-cell table:formula="of:=SQRT([.D146]*[.D146]+[.E146]*[.E146])" office:value-type="float" office:value="251.436628769943">
            <text:p>251,4366287699</text:p>
          </table:table-cell>
          <table:table-cell/>
          <table:table-cell table:formula="of:=ASIN(ABS([.B146]/[.G146]))" office:value-type="float" office:value="1.42631745075103">
            <text:p>1,4263174508</text:p>
          </table:table-cell>
          <table:table-cell table:formula="of:=ASIN(ABS([.D146]/[.H146]))" office:value-type="float" office:value="1.49053029612947">
            <text:p>1,4905302961</text:p>
          </table:table-cell>
          <table:table-cell/>
          <table:table-cell table:formula="of:=[.J146]/[.K146]" office:value-type="float" office:value="0.956919463129877">
            <text:p>0,9569194631</text:p>
          </table:table-cell>
          <table:table-cell/>
          <table:table-cell table:formula="of:=IF([.C146]&lt;0;-[.A146];[.A146])" office:value-type="float" office:value="-0.88">
            <text:p>-0,88</text:p>
          </table:table-cell>
          <table:table-cell table:formula="of:=ABS([.C146])" office:value-type="float" office:value="31.5197949494975">
            <text:p>31,5197949495</text:p>
          </table:table-cell>
          <table:table-cell table:formula="of:=ABS([.E146])" office:value-type="float" office:value="20.1601564492407">
            <text:p>20,1601564492</text:p>
          </table:table-cell>
          <table:table-cell/>
          <table:table-cell table:formula="of:=1+[.$R$3]*[.O146]+[.$Q$3]*[.O146]*[.O146]*[.O146]" office:value-type="float" office:value="0.7899264">
            <text:p>0,7899264</text:p>
          </table:table-cell>
          <table:table-cell table:formula="of:=[.J146]/[.S146]" office:value-type="float" office:value="1.8056333485639">
            <text:p>1,8056333486</text:p>
          </table:table-cell>
          <table:table-cell table:formula="of:=ABS([.T146]-[.K146])" office:value-type="float" office:value="0.315103052434433">
            <text:p>0,3151030524</text:p>
          </table:table-cell>
          <table:table-cell table:number-columns-repeated="4"/>
          <table:table-cell table:formula="of:=-([.B146]+[.$Z$2])" office:value-type="float" office:value="216.641863036615">
            <text:p>216,6418630366</text:p>
          </table:table-cell>
          <table:table-cell table:formula="of:=[.P146]+[.O146]*[.G146]*([.$AA$2]+[.$AA$1]*ABS([.P146]/[.B146]))" office:value-type="float" office:value="-19.1658731072896">
            <text:p>-19,1658731073</text:p>
          </table:table-cell>
          <table:table-cell table:formula="of:=SQRT([.Z146]*[.Z146]+[.AA146]*[.AA146])" office:value-type="float" office:value="217.487993948954">
            <text:p>217,487993949</text:p>
          </table:table-cell>
          <table:table-cell table:formula="of:=ASIN(ABS([.Z146]/[.AB146]))" office:value-type="float" office:value="1.48255804630299">
            <text:p>1,4825580463</text:p>
          </table:table-cell>
          <table:table-cell table:formula="of:=ABS([.K146]-[.AC146])" office:value-type="float" office:value="0.00797224982648115">
            <text:p>0,0079722498</text:p>
          </table:table-cell>
          <table:table-cell/>
          <table:table-cell table:formula="of:=[.J146]/[.AC146]" office:value-type="float" office:value="0.962065164536252">
            <text:p>0,9620651645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271.49102522363">
            <text:p>-271,4910252236</text:p>
          </table:table-cell>
          <table:table-cell office:value-type="float" office:value="28.8094297511592">
            <text:p>28,8094297512</text:p>
          </table:table-cell>
          <table:table-cell office:value-type="float" office:value="93.1830013589736">
            <text:p>93,183001359</text:p>
          </table:table-cell>
          <table:table-cell office:value-type="float" office:value="-10.8470699217818">
            <text:p>-10,8470699218</text:p>
          </table:table-cell>
          <table:table-cell/>
          <table:table-cell table:formula="of:=SQRT([.B147]*[.B147] + [.C147]*[.C147])" office:value-type="float" office:value="273.015310961793">
            <text:p>273,0153109618</text:p>
          </table:table-cell>
          <table:table-cell table:formula="of:=SQRT([.D147]*[.D147]+[.E147]*[.E147])" office:value-type="float" office:value="93.8122095899809">
            <text:p>93,81220959</text:p>
          </table:table-cell>
          <table:table-cell/>
          <table:table-cell table:formula="of:=ASIN(ABS([.B147]/[.G147]))" office:value-type="float" office:value="1.46507637477205">
            <text:p>1,4650763748</text:p>
          </table:table-cell>
          <table:table-cell table:formula="of:=ASIN(ABS([.D147]/[.H147]))" office:value-type="float" office:value="1.45491177374952">
            <text:p>1,4549117737</text:p>
          </table:table-cell>
          <table:table-cell/>
          <table:table-cell table:formula="of:=[.J147]/[.K147]" office:value-type="float" office:value="1.00698640371597">
            <text:p>1,0069864037</text:p>
          </table:table-cell>
          <table:table-cell/>
          <table:table-cell table:formula="of:=IF([.C147]&lt;0;-[.A147];[.A147])" office:value-type="float" office:value="-0.88">
            <text:p>-0,88</text:p>
          </table:table-cell>
          <table:table-cell table:formula="of:=ABS([.C147])" office:value-type="float" office:value="28.8094297511592">
            <text:p>28,8094297512</text:p>
          </table:table-cell>
          <table:table-cell table:formula="of:=ABS([.E147])" office:value-type="float" office:value="10.8470699217818">
            <text:p>10,8470699218</text:p>
          </table:table-cell>
          <table:table-cell/>
          <table:table-cell table:formula="of:=1+[.$R$3]*[.O147]+[.$Q$3]*[.O147]*[.O147]*[.O147]" office:value-type="float" office:value="0.7899264">
            <text:p>0,7899264</text:p>
          </table:table-cell>
          <table:table-cell table:formula="of:=[.J147]/[.S147]" office:value-type="float" office:value="1.85469984896321">
            <text:p>1,854699849</text:p>
          </table:table-cell>
          <table:table-cell table:formula="of:=ABS([.T147]-[.K147])" office:value-type="float" office:value="0.399788075213695">
            <text:p>0,3997880752</text:p>
          </table:table-cell>
          <table:table-cell table:number-columns-repeated="4"/>
          <table:table-cell table:formula="of:=-([.B147]+[.$Z$2])" office:value-type="float" office:value="271.49102522363">
            <text:p>271,4910252236</text:p>
          </table:table-cell>
          <table:table-cell table:formula="of:=[.P147]+[.O147]*[.G147]*([.$AA$2]+[.$AA$1]*ABS([.P147]/[.B147]))" office:value-type="float" office:value="-33.548456134524">
            <text:p>-33,5484561345</text:p>
          </table:table-cell>
          <table:table-cell table:formula="of:=SQRT([.Z147]*[.Z147]+[.AA147]*[.AA147])" office:value-type="float" office:value="273.555982727463">
            <text:p>273,5559827275</text:p>
          </table:table-cell>
          <table:table-cell table:formula="of:=ASIN(ABS([.Z147]/[.AB147]))" office:value-type="float" office:value="1.44784845396401">
            <text:p>1,447848454</text:p>
          </table:table-cell>
          <table:table-cell table:formula="of:=ABS([.K147]-[.AC147])" office:value-type="float" office:value="0.00706331978550878">
            <text:p>0,0070633198</text:p>
          </table:table-cell>
          <table:table-cell/>
          <table:table-cell table:formula="of:=[.J147]/[.AC147]" office:value-type="float" office:value="1.01189898069848">
            <text:p>1,0118989807</text:p>
          </table:table-cell>
        </table:table-row>
        <table:table-row table:style-name="ro1">
          <table:table-cell office:value-type="float" office:value="-0.28">
            <text:p>-0,28</text:p>
          </table:table-cell>
          <table:table-cell office:value-type="float" office:value="-292.571099542135">
            <text:p>-292,5710995421</text:p>
          </table:table-cell>
          <table:table-cell office:value-type="float" office:value="10.976111266374">
            <text:p>10,9761112664</text:p>
          </table:table-cell>
          <table:table-cell office:value-type="float" office:value="311.276365332575">
            <text:p>311,2763653326</text:p>
          </table:table-cell>
          <table:table-cell office:value-type="float" office:value="-9.98990114708729">
            <text:p>-9,9899011471</text:p>
          </table:table-cell>
          <table:table-cell/>
          <table:table-cell table:formula="of:=SQRT([.B148]*[.B148] + [.C148]*[.C148])" office:value-type="float" office:value="292.776917303645">
            <text:p>292,7769173036</text:p>
          </table:table-cell>
          <table:table-cell table:formula="of:=SQRT([.D148]*[.D148]+[.E148]*[.E148])" office:value-type="float" office:value="311.436628769943">
            <text:p>311,4366287699</text:p>
          </table:table-cell>
          <table:table-cell/>
          <table:table-cell table:formula="of:=ASIN(ABS([.B148]/[.G148]))" office:value-type="float" office:value="1.53329786515199">
            <text:p>1,5332978652</text:p>
          </table:table-cell>
          <table:table-cell table:formula="of:=ASIN(ABS([.D148]/[.H148]))" office:value-type="float" office:value="1.53871398914376">
            <text:p>1,5387139891</text:p>
          </table:table-cell>
          <table:table-cell/>
          <table:table-cell table:formula="of:=[.J148]/[.K148]" office:value-type="float" office:value="0.996480096996591">
            <text:p>0,996480097</text:p>
          </table:table-cell>
          <table:table-cell/>
          <table:table-cell table:formula="of:=IF([.C148]&lt;0;-[.A148];[.A148])" office:value-type="float" office:value="-0.28">
            <text:p>-0,28</text:p>
          </table:table-cell>
          <table:table-cell table:formula="of:=ABS([.C148])" office:value-type="float" office:value="10.976111266374">
            <text:p>10,9761112664</text:p>
          </table:table-cell>
          <table:table-cell table:formula="of:=ABS([.E148])" office:value-type="float" office:value="9.98990114708729">
            <text:p>9,9899011471</text:p>
          </table:table-cell>
          <table:table-cell/>
          <table:table-cell table:formula="of:=1+[.$R$3]*[.O148]+[.$Q$3]*[.O148]*[.O148]*[.O148]" office:value-type="float" office:value="0.9429024">
            <text:p>0,9429024</text:p>
          </table:table-cell>
          <table:table-cell table:formula="of:=[.J148]/[.S148]" office:value-type="float" office:value="1.62614695344077">
            <text:p>1,6261469534</text:p>
          </table:table-cell>
          <table:table-cell table:formula="of:=ABS([.T148]-[.K148])" office:value-type="float" office:value="0.0874329642970049">
            <text:p>0,0874329643</text:p>
          </table:table-cell>
          <table:table-cell table:number-columns-repeated="4"/>
          <table:table-cell table:formula="of:=-([.B148]+[.$Z$2])" office:value-type="float" office:value="292.571099542135">
            <text:p>292,5710995421</text:p>
          </table:table-cell>
          <table:table-cell table:formula="of:=[.P148]+[.O148]*[.G148]*([.$AA$2]+[.$AA$1]*ABS([.P148]/[.B148]))" office:value-type="float" office:value="-9.79506552981052">
            <text:p>-9,7950655298</text:p>
          </table:table-cell>
          <table:table-cell table:formula="of:=SQRT([.Z148]*[.Z148]+[.AA148]*[.AA148])" office:value-type="float" office:value="292.735019422048">
            <text:p>292,735019422</text:p>
          </table:table-cell>
          <table:table-cell table:formula="of:=ASIN(ABS([.Z148]/[.AB148]))" office:value-type="float" office:value="1.53732956138997">
            <text:p>1,5373295614</text:p>
          </table:table-cell>
          <table:table-cell table:formula="of:=ABS([.K148]-[.AC148])" office:value-type="float" office:value="0.00138442775379843">
            <text:p>0,0013844278</text:p>
          </table:table-cell>
          <table:table-cell/>
          <table:table-cell table:formula="of:=[.J148]/[.AC148]" office:value-type="float" office:value="0.997377467825226">
            <text:p>0,9973774678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307.0647540047">
            <text:p>-307,0647540047</text:p>
          </table:table-cell>
          <table:table-cell office:value-type="float" office:value="42.1791851006398">
            <text:p>42,1791851006</text:p>
          </table:table-cell>
          <table:table-cell office:value-type="float" office:value="452.81741963058">
            <text:p>452,8174196306</text:p>
          </table:table-cell>
          <table:table-cell office:value-type="float" office:value="-46.9881826331128">
            <text:p>-46,9881826331</text:p>
          </table:table-cell>
          <table:table-cell/>
          <table:table-cell table:formula="of:=SQRT([.B149]*[.B149] + [.C149]*[.C149])" office:value-type="float" office:value="309.948135673891">
            <text:p>309,9481356739</text:p>
          </table:table-cell>
          <table:table-cell table:formula="of:=SQRT([.D149]*[.D149]+[.E149]*[.E149])" office:value-type="float" office:value="455.248838359923">
            <text:p>455,2488383599</text:p>
          </table:table-cell>
          <table:table-cell/>
          <table:table-cell table:formula="of:=ASIN(ABS([.B149]/[.G149]))" office:value-type="float" office:value="1.43428810639321">
            <text:p>1,4342881064</text:p>
          </table:table-cell>
          <table:table-cell table:formula="of:=ASIN(ABS([.D149]/[.H149]))" office:value-type="float" office:value="1.46739789901748">
            <text:p>1,467397899</text:p>
          </table:table-cell>
          <table:table-cell/>
          <table:table-cell table:formula="of:=[.J149]/[.K149]" office:value-type="float" office:value="0.977436390875003">
            <text:p>0,9774363909</text:p>
          </table:table-cell>
          <table:table-cell/>
          <table:table-cell table:formula="of:=IF([.C149]&lt;0;-[.A149];[.A149])" office:value-type="float" office:value="-0.88">
            <text:p>-0,88</text:p>
          </table:table-cell>
          <table:table-cell table:formula="of:=ABS([.C149])" office:value-type="float" office:value="42.1791851006398">
            <text:p>42,1791851006</text:p>
          </table:table-cell>
          <table:table-cell table:formula="of:=ABS([.E149])" office:value-type="float" office:value="46.9881826331128">
            <text:p>46,9881826331</text:p>
          </table:table-cell>
          <table:table-cell/>
          <table:table-cell table:formula="of:=1+[.$R$3]*[.O149]+[.$Q$3]*[.O149]*[.O149]*[.O149]" office:value-type="float" office:value="0.7899264">
            <text:p>0,7899264</text:p>
          </table:table-cell>
          <table:table-cell table:formula="of:=[.J149]/[.S149]" office:value-type="float" office:value="1.81572372615121">
            <text:p>1,8157237262</text:p>
          </table:table-cell>
          <table:table-cell table:formula="of:=ABS([.T149]-[.K149])" office:value-type="float" office:value="0.348325827133727">
            <text:p>0,3483258271</text:p>
          </table:table-cell>
          <table:table-cell table:number-columns-repeated="4"/>
          <table:table-cell table:formula="of:=-([.B149]+[.$Z$2])" office:value-type="float" office:value="307.0647540047">
            <text:p>307,0647540047</text:p>
          </table:table-cell>
          <table:table-cell table:formula="of:=[.P149]+[.O149]*[.G149]*([.$AA$2]+[.$AA$1]*ABS([.P149]/[.B149]))" office:value-type="float" office:value="-29.3813648360418">
            <text:p>-29,381364836</text:p>
          </table:table-cell>
          <table:table-cell table:formula="of:=SQRT([.Z149]*[.Z149]+[.AA149]*[.AA149])" office:value-type="float" office:value="308.467223139827">
            <text:p>308,4672231398</text:p>
          </table:table-cell>
          <table:table-cell table:formula="of:=ASIN(ABS([.Z149]/[.AB149]))" office:value-type="float" office:value="1.47540215862183">
            <text:p>1,4754021586</text:p>
          </table:table-cell>
          <table:table-cell table:formula="of:=ABS([.K149]-[.AC149])" office:value-type="float" office:value="0.00800425960434903">
            <text:p>0,0080042596</text:p>
          </table:table-cell>
          <table:table-cell/>
          <table:table-cell table:formula="of:=[.J149]/[.AC149]" office:value-type="float" office:value="0.972133664039758">
            <text:p>0,97213366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347.55620161115">
            <text:p>-347,5562016112</text:p>
          </table:table-cell>
          <table:table-cell office:value-type="float" office:value="112.263717950076">
            <text:p>112,2637179501</text:p>
          </table:table-cell>
          <table:table-cell office:value-type="float" office:value="317.655359610581">
            <text:p>317,6553596106</text:p>
          </table:table-cell>
          <table:table-cell office:value-type="float" office:value="90.0254903306493">
            <text:p>90,0254903306</text:p>
          </table:table-cell>
          <table:table-cell/>
          <table:table-cell table:formula="of:=SQRT([.B150]*[.B150] + [.C150]*[.C150])" office:value-type="float" office:value="365.237533184015">
            <text:p>365,237533184</text:p>
          </table:table-cell>
          <table:table-cell table:formula="of:=SQRT([.D150]*[.D150]+[.E150]*[.E150])" office:value-type="float" office:value="330.165892239949">
            <text:p>330,1658922399</text:p>
          </table:table-cell>
          <table:table-cell/>
          <table:table-cell table:formula="of:=ASIN(ABS([.B150]/[.G150]))" office:value-type="float" office:value="1.25836643631052">
            <text:p>1,2583664363</text:p>
          </table:table-cell>
          <table:table-cell table:formula="of:=ASIN(ABS([.D150]/[.H150]))" office:value-type="float" office:value="1.29463188034834">
            <text:p>1,2946318803</text:p>
          </table:table-cell>
          <table:table-cell/>
          <table:table-cell table:formula="of:=[.J150]/[.K150]" office:value-type="float" office:value="0.971987833307439">
            <text:p>0,9719878333</text:p>
          </table:table-cell>
          <table:table-cell/>
          <table:table-cell table:formula="of:=IF([.C150]&lt;0;-[.A150];[.A150])" office:value-type="float" office:value="0">
            <text:p>0</text:p>
          </table:table-cell>
          <table:table-cell table:formula="of:=ABS([.C150])" office:value-type="float" office:value="112.263717950076">
            <text:p>112,2637179501</text:p>
          </table:table-cell>
          <table:table-cell table:formula="of:=ABS([.E150])" office:value-type="float" office:value="90.0254903306493">
            <text:p>90,0254903306</text:p>
          </table:table-cell>
          <table:table-cell/>
          <table:table-cell table:formula="of:=1+[.$R$3]*[.O150]+[.$Q$3]*[.O150]*[.O150]*[.O150]" office:value-type="float" office:value="1">
            <text:p>1</text:p>
          </table:table-cell>
          <table:table-cell table:formula="of:=[.J150]/[.S150]" office:value-type="float" office:value="1.25836643631052">
            <text:p>1,2583664363</text:p>
          </table:table-cell>
          <table:table-cell table:formula="of:=ABS([.T150]-[.K150])" office:value-type="float" office:value="0.0362654440378207">
            <text:p>0,036265444</text:p>
          </table:table-cell>
          <table:table-cell table:number-columns-repeated="4"/>
          <table:table-cell table:formula="of:=-([.B150]+[.$Z$2])" office:value-type="float" office:value="347.55620161115">
            <text:p>347,5562016112</text:p>
          </table:table-cell>
          <table:table-cell table:formula="of:=[.P150]+[.O150]*[.G150]*([.$AA$2]+[.$AA$1]*ABS([.P150]/[.B150]))" office:value-type="float" office:value="112.263717950076">
            <text:p>112,2637179501</text:p>
          </table:table-cell>
          <table:table-cell table:formula="of:=SQRT([.Z150]*[.Z150]+[.AA150]*[.AA150])" office:value-type="float" office:value="365.237533184015">
            <text:p>365,237533184</text:p>
          </table:table-cell>
          <table:table-cell table:formula="of:=ASIN(ABS([.Z150]/[.AB150]))" office:value-type="float" office:value="1.25836643631052">
            <text:p>1,2583664363</text:p>
          </table:table-cell>
          <table:table-cell table:formula="of:=ABS([.K150]-[.AC150])" office:value-type="float" office:value="0.0362654440378207">
            <text:p>0,036265444</text:p>
          </table:table-cell>
          <table:table-cell/>
          <table:table-cell table:formula="of:=[.J150]/[.AC150]" office:value-type="float" office:value="1">
            <text:p>1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343.909506165271">
            <text:p>-343,9095061653</text:p>
          </table:table-cell>
          <table:table-cell office:value-type="float" office:value="-176.237111937974">
            <text:p>-176,237111938</text:p>
          </table:table-cell>
          <table:table-cell office:value-type="float" office:value="314.928408485095">
            <text:p>314,9284084851</text:p>
          </table:table-cell>
          <table:table-cell office:value-type="float" office:value="-248.940684596194">
            <text:p>-248,9406845962</text:p>
          </table:table-cell>
          <table:table-cell/>
          <table:table-cell table:formula="of:=SQRT([.B151]*[.B151] + [.C151]*[.C151])" office:value-type="float" office:value="386.436628769943">
            <text:p>386,4366287699</text:p>
          </table:table-cell>
          <table:table-cell table:formula="of:=SQRT([.D151]*[.D151]+[.E151]*[.E151])" office:value-type="float" office:value="401.436628769943">
            <text:p>401,4366287699</text:p>
          </table:table-cell>
          <table:table-cell/>
          <table:table-cell table:formula="of:=ASIN(ABS([.B151]/[.G151]))" office:value-type="float" office:value="1.09723681857142">
            <text:p>1,0972368186</text:p>
          </table:table-cell>
          <table:table-cell table:formula="of:=ASIN(ABS([.D151]/[.H151]))" office:value-type="float" office:value="0.901894947449745">
            <text:p>0,9018949474</text:p>
          </table:table-cell>
          <table:table-cell/>
          <table:table-cell table:formula="of:=[.J151]/[.K151]" office:value-type="float" office:value="1.21659049279967">
            <text:p>1,2165904928</text:p>
          </table:table-cell>
          <table:table-cell/>
          <table:table-cell table:formula="of:=IF([.C151]&lt;0;-[.A151];[.A151])" office:value-type="float" office:value="0.88">
            <text:p>0,88</text:p>
          </table:table-cell>
          <table:table-cell table:formula="of:=ABS([.C151])" office:value-type="float" office:value="176.237111937974">
            <text:p>176,237111938</text:p>
          </table:table-cell>
          <table:table-cell table:formula="of:=ABS([.E151])" office:value-type="float" office:value="248.940684596194">
            <text:p>248,9406845962</text:p>
          </table:table-cell>
          <table:table-cell/>
          <table:table-cell table:formula="of:=1+[.$R$3]*[.O151]+[.$Q$3]*[.O151]*[.O151]*[.O151]" office:value-type="float" office:value="1.2100736">
            <text:p>1,2100736</text:p>
          </table:table-cell>
          <table:table-cell table:formula="of:=[.J151]/[.S151]" office:value-type="float" office:value="0.906752133565613">
            <text:p>0,9067521336</text:p>
          </table:table-cell>
          <table:table-cell table:formula="of:=ABS([.T151]-[.K151])" office:value-type="float" office:value="0.00485718611586772">
            <text:p>0,0048571861</text:p>
          </table:table-cell>
          <table:table-cell table:number-columns-repeated="4"/>
          <table:table-cell table:formula="of:=-([.B151]+[.$Z$2])" office:value-type="float" office:value="343.909506165271">
            <text:p>343,9095061653</text:p>
          </table:table-cell>
          <table:table-cell table:formula="of:=[.P151]+[.O151]*[.G151]*([.$AA$2]+[.$AA$1]*ABS([.P151]/[.B151]))" office:value-type="float" office:value="276.937163745586">
            <text:p>276,9371637456</text:p>
          </table:table-cell>
          <table:table-cell table:formula="of:=SQRT([.Z151]*[.Z151]+[.AA151]*[.AA151])" office:value-type="float" office:value="441.55174226164">
            <text:p>441,5517422616</text:p>
          </table:table-cell>
          <table:table-cell table:formula="of:=ASIN(ABS([.Z151]/[.AB151]))" office:value-type="float" office:value="0.892855237651375">
            <text:p>0,8928552377</text:p>
          </table:table-cell>
          <table:table-cell table:formula="of:=ABS([.K151]-[.AC151])" office:value-type="float" office:value="0.0090397097983701">
            <text:p>0,0090397098</text:p>
          </table:table-cell>
          <table:table-cell/>
          <table:table-cell table:formula="of:=[.J151]/[.AC151]" office:value-type="float" office:value="1.22890785908101">
            <text:p>1,2289078591</text:p>
          </table:table-cell>
        </table:table-row>
        <table:table-row table:style-name="ro1">
          <table:table-cell office:value-type="float" office:value="-0.64">
            <text:p>-0,64</text:p>
          </table:table-cell>
          <table:table-cell office:value-type="float" office:value="-362.190541732251">
            <text:p>-362,1905417323</text:p>
          </table:table-cell>
          <table:table-cell office:value-type="float" office:value="-172.13215182278">
            <text:p>-172,1321518228</text:p>
          </table:table-cell>
          <table:table-cell office:value-type="float" office:value="369.575320493951">
            <text:p>369,575320494</text:p>
          </table:table-cell>
          <table:table-cell office:value-type="float" office:value="-222.601992637459">
            <text:p>-222,6019926375</text:p>
          </table:table-cell>
          <table:table-cell/>
          <table:table-cell table:formula="of:=SQRT([.B152]*[.B152] + [.C152]*[.C152])" office:value-type="float" office:value="401.01304992661">
            <text:p>401,0130499266</text:p>
          </table:table-cell>
          <table:table-cell table:formula="of:=SQRT([.D152]*[.D152]+[.E152]*[.E152])" office:value-type="float" office:value="431.436628769943">
            <text:p>431,4366287699</text:p>
          </table:table-cell>
          <table:table-cell/>
          <table:table-cell table:formula="of:=ASIN(ABS([.B152]/[.G152]))" office:value-type="float" office:value="1.12714156214093">
            <text:p>1,1271415621</text:p>
          </table:table-cell>
          <table:table-cell table:formula="of:=ASIN(ABS([.D152]/[.H152]))" office:value-type="float" office:value="1.028673909949">
            <text:p>1,0286739099</text:p>
          </table:table-cell>
          <table:table-cell/>
          <table:table-cell table:formula="of:=[.J152]/[.K152]" office:value-type="float" office:value="1.095722902311">
            <text:p>1,0957229023</text:p>
          </table:table-cell>
          <table:table-cell/>
          <table:table-cell table:formula="of:=IF([.C152]&lt;0;-[.A152];[.A152])" office:value-type="float" office:value="0.64">
            <text:p>0,64</text:p>
          </table:table-cell>
          <table:table-cell table:formula="of:=ABS([.C152])" office:value-type="float" office:value="172.13215182278">
            <text:p>172,1321518228</text:p>
          </table:table-cell>
          <table:table-cell table:formula="of:=ABS([.E152])" office:value-type="float" office:value="222.601992637459">
            <text:p>222,6019926375</text:p>
          </table:table-cell>
          <table:table-cell/>
          <table:table-cell table:formula="of:=1+[.$R$3]*[.O152]+[.$Q$3]*[.O152]*[.O152]*[.O152]" office:value-type="float" office:value="1.1411072">
            <text:p>1,1411072</text:p>
          </table:table-cell>
          <table:table-cell table:formula="of:=[.J152]/[.S152]" office:value-type="float" office:value="0.987761327017239">
            <text:p>0,987761327</text:p>
          </table:table-cell>
          <table:table-cell table:formula="of:=ABS([.T152]-[.K152])" office:value-type="float" office:value="0.0409125829317655">
            <text:p>0,0409125829</text:p>
          </table:table-cell>
          <table:table-cell table:number-columns-repeated="4"/>
          <table:table-cell table:formula="of:=-([.B152]+[.$Z$2])" office:value-type="float" office:value="362.190541732251">
            <text:p>362,1905417323</text:p>
          </table:table-cell>
          <table:table-cell table:formula="of:=[.P152]+[.O152]*[.G152]*([.$AA$2]+[.$AA$1]*ABS([.P152]/[.B152]))" office:value-type="float" office:value="247.271801396424">
            <text:p>247,2718013964</text:p>
          </table:table-cell>
          <table:table-cell table:formula="of:=SQRT([.Z152]*[.Z152]+[.AA152]*[.AA152])" office:value-type="float" office:value="438.549121862231">
            <text:p>438,5491218622</text:p>
          </table:table-cell>
          <table:table-cell table:formula="of:=ASIN(ABS([.Z152]/[.AB152]))" office:value-type="float" office:value="0.971767572920763">
            <text:p>0,9717675729</text:p>
          </table:table-cell>
          <table:table-cell table:formula="of:=ABS([.K152]-[.AC152])" office:value-type="float" office:value="0.0569063370282415">
            <text:p>0,056906337</text:p>
          </table:table-cell>
          <table:table-cell/>
          <table:table-cell table:formula="of:=[.J152]/[.AC152]" office:value-type="float" office:value="1.15988801597194">
            <text:p>1,159888016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-349.254117351098">
            <text:p>-349,2541173511</text:p>
          </table:table-cell>
          <table:table-cell office:value-type="float" office:value="-312.246332692926">
            <text:p>-312,2463326929</text:p>
          </table:table-cell>
          <table:table-cell office:value-type="float" office:value="382.144393520871">
            <text:p>382,1443935209</text:p>
          </table:table-cell>
          <table:table-cell office:value-type="float" office:value="-258.629899414464">
            <text:p>-258,6298994145</text:p>
          </table:table-cell>
          <table:table-cell/>
          <table:table-cell table:formula="of:=SQRT([.B153]*[.B153] + [.C153]*[.C153])" office:value-type="float" office:value="468.482882042531">
            <text:p>468,4828820425</text:p>
          </table:table-cell>
          <table:table-cell table:formula="of:=SQRT([.D153]*[.D153]+[.E153]*[.E153])" office:value-type="float" office:value="461.436628769943">
            <text:p>461,4366287699</text:p>
          </table:table-cell>
          <table:table-cell/>
          <table:table-cell table:formula="of:=ASIN(ABS([.B153]/[.G153]))" office:value-type="float" office:value="0.841285120367795">
            <text:p>0,8412851204</text:p>
          </table:table-cell>
          <table:table-cell table:formula="of:=ASIN(ABS([.D153]/[.H153]))" office:value-type="float" office:value="0.975820848246456">
            <text:p>0,9758208482</text:p>
          </table:table-cell>
          <table:table-cell/>
          <table:table-cell table:formula="of:=[.J153]/[.K153]" office:value-type="float" office:value="0.862130709627264">
            <text:p>0,8621307096</text:p>
          </table:table-cell>
          <table:table-cell/>
          <table:table-cell table:formula="of:=IF([.C153]&lt;0;-[.A153];[.A153])" office:value-type="float" office:value="-0.6">
            <text:p>-0,6</text:p>
          </table:table-cell>
          <table:table-cell table:formula="of:=ABS([.C153])" office:value-type="float" office:value="312.246332692926">
            <text:p>312,2463326929</text:p>
          </table:table-cell>
          <table:table-cell table:formula="of:=ABS([.E153])" office:value-type="float" office:value="258.629899414464">
            <text:p>258,6298994145</text:p>
          </table:table-cell>
          <table:table-cell/>
          <table:table-cell table:formula="of:=1+[.$R$3]*[.O153]+[.$Q$3]*[.O153]*[.O153]*[.O153]" office:value-type="float" office:value="0.8692">
            <text:p>0,8692</text:p>
          </table:table-cell>
          <table:table-cell table:formula="of:=[.J153]/[.S153]" office:value-type="float" office:value="0.967884399870911">
            <text:p>0,9678843999</text:p>
          </table:table-cell>
          <table:table-cell table:formula="of:=ABS([.T153]-[.K153])" office:value-type="float" office:value="0.0079364483755453">
            <text:p>0,0079364484</text:p>
          </table:table-cell>
          <table:table-cell table:number-columns-repeated="4"/>
          <table:table-cell table:formula="of:=-([.B153]+[.$Z$2])" office:value-type="float" office:value="349.254117351098">
            <text:p>349,2541173511</text:p>
          </table:table-cell>
          <table:table-cell table:formula="of:=[.P153]+[.O153]*[.G153]*([.$AA$2]+[.$AA$1]*ABS([.P153]/[.B153]))" office:value-type="float" office:value="219.356468129312">
            <text:p>219,3564681293</text:p>
          </table:table-cell>
          <table:table-cell table:formula="of:=SQRT([.Z153]*[.Z153]+[.AA153]*[.AA153])" office:value-type="float" office:value="412.426597829069">
            <text:p>412,4265978291</text:p>
          </table:table-cell>
          <table:table-cell table:formula="of:=ASIN(ABS([.Z153]/[.AB153]))" office:value-type="float" office:value="1.00999152397654">
            <text:p>1,009991524</text:p>
          </table:table-cell>
          <table:table-cell table:formula="of:=ABS([.K153]-[.AC153])" office:value-type="float" office:value="0.0341706757300823">
            <text:p>0,0341706757</text:p>
          </table:table-cell>
          <table:table-cell/>
          <table:table-cell table:formula="of:=[.J153]/[.AC153]" office:value-type="float" office:value="0.832962555027678">
            <text:p>0,832962555</text:p>
          </table:table-cell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-345.817944144136">
            <text:p>-345,8179441441</text:p>
          </table:table-cell>
          <table:table-cell office:value-type="float" office:value="-327.722154792121">
            <text:p>-327,7221547921</text:p>
          </table:table-cell>
          <table:table-cell office:value-type="float" office:value="355.472943620052">
            <text:p>355,4729436201</text:p>
          </table:table-cell>
          <table:table-cell office:value-type="float" office:value="-228.799249840266">
            <text:p>-228,7992498403</text:p>
          </table:table-cell>
          <table:table-cell/>
          <table:table-cell table:formula="of:=SQRT([.B154]*[.B154] + [.C154]*[.C154])" office:value-type="float" office:value="476.436628769942">
            <text:p>476,4366287699</text:p>
          </table:table-cell>
          <table:table-cell table:formula="of:=SQRT([.D154]*[.D154]+[.E154]*[.E154])" office:value-type="float" office:value="422.74118603866">
            <text:p>422,7411860387</text:p>
          </table:table-cell>
          <table:table-cell/>
          <table:table-cell table:formula="of:=ASIN(ABS([.B154]/[.G154]))" office:value-type="float" office:value="0.812258386426986">
            <text:p>0,8122583864</text:p>
          </table:table-cell>
          <table:table-cell table:formula="of:=ASIN(ABS([.D154]/[.H154]))" office:value-type="float" office:value="0.998899849165581">
            <text:p>0,9988998492</text:p>
          </table:table-cell>
          <table:table-cell/>
          <table:table-cell table:formula="of:=[.J154]/[.K154]" office:value-type="float" office:value="0.813152977353532">
            <text:p>0,8131529774</text:p>
          </table:table-cell>
          <table:table-cell/>
          <table:table-cell table:formula="of:=IF([.C154]&lt;0;-[.A154];[.A154])" office:value-type="float" office:value="-0.52">
            <text:p>-0,52</text:p>
          </table:table-cell>
          <table:table-cell table:formula="of:=ABS([.C154])" office:value-type="float" office:value="327.722154792121">
            <text:p>327,7221547921</text:p>
          </table:table-cell>
          <table:table-cell table:formula="of:=ABS([.E154])" office:value-type="float" office:value="228.799249840266">
            <text:p>228,7992498403</text:p>
          </table:table-cell>
          <table:table-cell/>
          <table:table-cell table:formula="of:=1+[.$R$3]*[.O154]+[.$Q$3]*[.O154]*[.O154]*[.O154]" office:value-type="float" office:value="0.8889696">
            <text:p>0,8889696</text:p>
          </table:table-cell>
          <table:table-cell table:formula="of:=[.J154]/[.S154]" office:value-type="float" office:value="0.913707720069377">
            <text:p>0,9137077201</text:p>
          </table:table-cell>
          <table:table-cell table:formula="of:=ABS([.T154]-[.K154])" office:value-type="float" office:value="0.0851921290962037">
            <text:p>0,0851921291</text:p>
          </table:table-cell>
          <table:table-cell table:number-columns-repeated="4"/>
          <table:table-cell table:formula="of:=-([.B154]+[.$Z$2])" office:value-type="float" office:value="345.817944144136">
            <text:p>345,8179441441</text:p>
          </table:table-cell>
          <table:table-cell table:formula="of:=[.P154]+[.O154]*[.G154]*([.$AA$2]+[.$AA$1]*ABS([.P154]/[.B154]))" office:value-type="float" office:value="244.654917406306">
            <text:p>244,6549174063</text:p>
          </table:table-cell>
          <table:table-cell table:formula="of:=SQRT([.Z154]*[.Z154]+[.AA154]*[.AA154])" office:value-type="float" office:value="423.61076367718">
            <text:p>423,6107636772</text:p>
          </table:table-cell>
          <table:table-cell table:formula="of:=ASIN(ABS([.Z154]/[.AB154]))" office:value-type="float" office:value="0.955076254949407">
            <text:p>0,9550762549</text:p>
          </table:table-cell>
          <table:table-cell table:formula="of:=ABS([.K154]-[.AC154])" office:value-type="float" office:value="0.0438235942161741">
            <text:p>0,0438235942</text:p>
          </table:table-cell>
          <table:table-cell/>
          <table:table-cell table:formula="of:=[.J154]/[.AC154]" office:value-type="float" office:value="0.850464433826819">
            <text:p>0,8504644338</text:p>
          </table:table-cell>
        </table:table-row>
        <table:table-row table:style-name="ro1">
          <table:table-cell office:value-type="float" office:value="0.28">
            <text:p>0,28</text:p>
          </table:table-cell>
          <table:table-cell office:value-type="float" office:value="-388.338220311753">
            <text:p>-388,3382203118</text:p>
          </table:table-cell>
          <table:table-cell office:value-type="float" office:value="294.999885799299">
            <text:p>294,9998857993</text:p>
          </table:table-cell>
          <table:table-cell office:value-type="float" office:value="354.399876025355">
            <text:p>354,3998760254</text:p>
          </table:table-cell>
          <table:table-cell office:value-type="float" office:value="298.717692780734">
            <text:p>298,7176927807</text:p>
          </table:table-cell>
          <table:table-cell/>
          <table:table-cell table:formula="of:=SQRT([.B155]*[.B155] + [.C155]*[.C155])" office:value-type="float" office:value="487.679716593277">
            <text:p>487,6797165933</text:p>
          </table:table-cell>
          <table:table-cell table:formula="of:=SQRT([.D155]*[.D155]+[.E155]*[.E155])" office:value-type="float" office:value="463.499225573282">
            <text:p>463,4992255733</text:p>
          </table:table-cell>
          <table:table-cell/>
          <table:table-cell table:formula="of:=ASIN(ABS([.B155]/[.G155]))" office:value-type="float" office:value="0.921149800805565">
            <text:p>0,9211498008</text:p>
          </table:table-cell>
          <table:table-cell table:formula="of:=ASIN(ABS([.D155]/[.H155]))" office:value-type="float" office:value="0.870448483625006">
            <text:p>0,8704484836</text:p>
          </table:table-cell>
          <table:table-cell/>
          <table:table-cell table:formula="of:=[.J155]/[.K155]" office:value-type="float" office:value="1.05824734965292">
            <text:p>1,0582473497</text:p>
          </table:table-cell>
          <table:table-cell/>
          <table:table-cell table:formula="of:=IF([.C155]&lt;0;-[.A155];[.A155])" office:value-type="float" office:value="0.28">
            <text:p>0,28</text:p>
          </table:table-cell>
          <table:table-cell table:formula="of:=ABS([.C155])" office:value-type="float" office:value="294.999885799299">
            <text:p>294,9998857993</text:p>
          </table:table-cell>
          <table:table-cell table:formula="of:=ABS([.E155])" office:value-type="float" office:value="298.717692780734">
            <text:p>298,7176927807</text:p>
          </table:table-cell>
          <table:table-cell/>
          <table:table-cell table:formula="of:=1+[.$R$3]*[.O155]+[.$Q$3]*[.O155]*[.O155]*[.O155]" office:value-type="float" office:value="1.0570976">
            <text:p>1,0570976</text:p>
          </table:table-cell>
          <table:table-cell table:formula="of:=[.J155]/[.S155]" office:value-type="float" office:value="0.871395224817051">
            <text:p>0,8713952248</text:p>
          </table:table-cell>
          <table:table-cell table:formula="of:=ABS([.T155]-[.K155])" office:value-type="float" office:value="0.000946741192044631">
            <text:p>0,0009467412</text:p>
          </table:table-cell>
          <table:table-cell table:number-columns-repeated="4"/>
          <table:table-cell table:formula="of:=-([.B155]+[.$Z$2])" office:value-type="float" office:value="388.338220311753">
            <text:p>388,3382203118</text:p>
          </table:table-cell>
          <table:table-cell table:formula="of:=[.P155]+[.O155]*[.G155]*([.$AA$2]+[.$AA$1]*ABS([.P155]/[.B155]))" office:value-type="float" office:value="338.473167213132">
            <text:p>338,4731672131</text:p>
          </table:table-cell>
          <table:table-cell table:formula="of:=SQRT([.Z155]*[.Z155]+[.AA155]*[.AA155])" office:value-type="float" office:value="515.141396393445">
            <text:p>515,1413963934</text:p>
          </table:table-cell>
          <table:table-cell table:formula="of:=ASIN(ABS([.Z155]/[.AB155]))" office:value-type="float" office:value="0.853898788212291">
            <text:p>0,8538987882</text:p>
          </table:table-cell>
          <table:table-cell table:formula="of:=ABS([.K155]-[.AC155])" office:value-type="float" office:value="0.0165496954127153">
            <text:p>0,0165496954</text:p>
          </table:table-cell>
          <table:table-cell/>
          <table:table-cell table:formula="of:=[.J155]/[.AC155]" office:value-type="float" office:value="1.07875759225993">
            <text:p>1,0787575923</text:p>
          </table:table-cell>
        </table:table-row>
        <table:table-row table:style-name="ro1">
          <table:table-cell office:value-type="float" office:value="0.84">
            <text:p>0,84</text:p>
          </table:table-cell>
          <table:table-cell office:value-type="float" office:value="-409.858217684137">
            <text:p>-409,8582176841</text:p>
          </table:table-cell>
          <table:table-cell office:value-type="float" office:value="-303.415711515065">
            <text:p>-303,4157115151</text:p>
          </table:table-cell>
          <table:table-cell office:value-type="float" office:value="495.159036799319">
            <text:p>495,1590367993</text:p>
          </table:table-cell>
          <table:table-cell office:value-type="float" office:value="-242.692982645008">
            <text:p>-242,692982645</text:p>
          </table:table-cell>
          <table:table-cell/>
          <table:table-cell table:formula="of:=SQRT([.B156]*[.B156] + [.C156]*[.C156])" office:value-type="float" office:value="509.945931052901">
            <text:p>509,9459310529</text:p>
          </table:table-cell>
          <table:table-cell table:formula="of:=SQRT([.D156]*[.D156]+[.E156]*[.E156])" office:value-type="float" office:value="551.436628769943">
            <text:p>551,4366287699</text:p>
          </table:table-cell>
          <table:table-cell/>
          <table:table-cell table:formula="of:=ASIN(ABS([.B156]/[.G156]))" office:value-type="float" office:value="0.93353584443107">
            <text:p>0,9335358444</text:p>
          </table:table-cell>
          <table:table-cell table:formula="of:=ASIN(ABS([.D156]/[.H156]))" office:value-type="float" office:value="1.1150747350063">
            <text:p>1,115074735</text:p>
          </table:table-cell>
          <table:table-cell/>
          <table:table-cell table:formula="of:=[.J156]/[.K156]" office:value-type="float" office:value="0.837195763767166">
            <text:p>0,8371957638</text:p>
          </table:table-cell>
          <table:table-cell/>
          <table:table-cell table:formula="of:=IF([.C156]&lt;0;-[.A156];[.A156])" office:value-type="float" office:value="-0.84">
            <text:p>-0,84</text:p>
          </table:table-cell>
          <table:table-cell table:formula="of:=ABS([.C156])" office:value-type="float" office:value="303.415711515065">
            <text:p>303,4157115151</text:p>
          </table:table-cell>
          <table:table-cell table:formula="of:=ABS([.E156])" office:value-type="float" office:value="242.692982645008">
            <text:p>242,692982645</text:p>
          </table:table-cell>
          <table:table-cell/>
          <table:table-cell table:formula="of:=1+[.$R$3]*[.O156]+[.$Q$3]*[.O156]*[.O156]*[.O156]" office:value-type="float" office:value="0.8023648">
            <text:p>0,8023648</text:p>
          </table:table-cell>
          <table:table-cell table:formula="of:=[.J156]/[.S156]" office:value-type="float" office:value="1.16348055701231">
            <text:p>1,163480557</text:p>
          </table:table-cell>
          <table:table-cell table:formula="of:=ABS([.T156]-[.K156])" office:value-type="float" office:value="0.0484058220060086">
            <text:p>0,048405822</text:p>
          </table:table-cell>
          <table:table-cell table:number-columns-repeated="4"/>
          <table:table-cell table:formula="of:=-([.B156]+[.$Z$2])" office:value-type="float" office:value="409.858217684137">
            <text:p>409,8582176841</text:p>
          </table:table-cell>
          <table:table-cell table:formula="of:=[.P156]+[.O156]*[.G156]*([.$AA$2]+[.$AA$1]*ABS([.P156]/[.B156]))" office:value-type="float" office:value="167.787304138151">
            <text:p>167,7873041382</text:p>
          </table:table-cell>
          <table:table-cell table:formula="of:=SQRT([.Z156]*[.Z156]+[.AA156]*[.AA156])" office:value-type="float" office:value="442.872823769043">
            <text:p>442,872823769</text:p>
          </table:table-cell>
          <table:table-cell table:formula="of:=ASIN(ABS([.Z156]/[.AB156]))" office:value-type="float" office:value="1.18223093434804">
            <text:p>1,1822309343</text:p>
          </table:table-cell>
          <table:table-cell table:formula="of:=ABS([.K156]-[.AC156])" office:value-type="float" office:value="0.0671561993417382">
            <text:p>0,0671561993</text:p>
          </table:table-cell>
          <table:table-cell/>
          <table:table-cell table:formula="of:=[.J156]/[.AC156]" office:value-type="float" office:value="0.789639162120118">
            <text:p>0,7896391621</text:p>
          </table:table-cell>
        </table:table-row>
        <table:table-row table:style-name="ro1">
          <table:table-cell office:value-type="float" office:value="-0.84">
            <text:p>-0,84</text:p>
          </table:table-cell>
          <table:table-cell office:value-type="float" office:value="-145.505060236693">
            <text:p>-145,5050602367</text:p>
          </table:table-cell>
          <table:table-cell office:value-type="float" office:value="-89.3922157248299">
            <text:p>-89,3922157248</text:p>
          </table:table-cell>
          <table:table-cell office:value-type="float" office:value="146.352650330634">
            <text:p>146,3526503306</text:p>
          </table:table-cell>
          <table:table-cell office:value-type="float" office:value="-131.207514735397">
            <text:p>-131,2075147354</text:p>
          </table:table-cell>
          <table:table-cell/>
          <table:table-cell table:formula="of:=SQRT([.B157]*[.B157] + [.C157]*[.C157])" office:value-type="float" office:value="170.770872184568">
            <text:p>170,7708721846</text:p>
          </table:table-cell>
          <table:table-cell table:formula="of:=SQRT([.D157]*[.D157]+[.E157]*[.E157])" office:value-type="float" office:value="196.556633522861">
            <text:p>196,5566335229</text:p>
          </table:table-cell>
          <table:table-cell/>
          <table:table-cell table:formula="of:=ASIN(ABS([.B157]/[.G157]))" office:value-type="float" office:value="1.01988622265587">
            <text:p>1,0198862227</text:p>
          </table:table-cell>
          <table:table-cell table:formula="of:=ASIN(ABS([.D157]/[.H157]))" office:value-type="float" office:value="0.839909341257819">
            <text:p>0,8399093413</text:p>
          </table:table-cell>
          <table:table-cell/>
          <table:table-cell table:formula="of:=[.J157]/[.K157]" office:value-type="float" office:value="1.2142813188963">
            <text:p>1,2142813189</text:p>
          </table:table-cell>
          <table:table-cell/>
          <table:table-cell table:formula="of:=IF([.C157]&lt;0;-[.A157];[.A157])" office:value-type="float" office:value="0.84">
            <text:p>0,84</text:p>
          </table:table-cell>
          <table:table-cell table:formula="of:=ABS([.C157])" office:value-type="float" office:value="89.3922157248299">
            <text:p>89,3922157248</text:p>
          </table:table-cell>
          <table:table-cell table:formula="of:=ABS([.E157])" office:value-type="float" office:value="131.207514735397">
            <text:p>131,2075147354</text:p>
          </table:table-cell>
          <table:table-cell/>
          <table:table-cell table:formula="of:=1+[.$R$3]*[.O157]+[.$Q$3]*[.O157]*[.O157]*[.O157]" office:value-type="float" office:value="1.1976352">
            <text:p>1,1976352</text:p>
          </table:table-cell>
          <table:table-cell table:formula="of:=[.J157]/[.S157]" office:value-type="float" office:value="0.851583372512655">
            <text:p>0,8515833725</text:p>
          </table:table-cell>
          <table:table-cell table:formula="of:=ABS([.T157]-[.K157])" office:value-type="float" office:value="0.0116740312548367">
            <text:p>0,0116740313</text:p>
          </table:table-cell>
          <table:table-cell table:number-columns-repeated="4"/>
          <table:table-cell table:formula="of:=-([.B157]+[.$Z$2])" office:value-type="float" office:value="145.505060236693">
            <text:p>145,5050602367</text:p>
          </table:table-cell>
          <table:table-cell table:formula="of:=[.P157]+[.O157]*[.G157]*([.$AA$2]+[.$AA$1]*ABS([.P157]/[.B157]))" office:value-type="float" office:value="133.185633007201">
            <text:p>133,1856330072</text:p>
          </table:table-cell>
          <table:table-cell table:formula="of:=SQRT([.Z157]*[.Z157]+[.AA157]*[.AA157])" office:value-type="float" office:value="197.256521803494">
            <text:p>197,2565218035</text:p>
          </table:table-cell>
          <table:table-cell table:formula="of:=ASIN(ABS([.Z157]/[.AB157]))" office:value-type="float" office:value="0.829574063977855">
            <text:p>0,829574064</text:p>
          </table:table-cell>
          <table:table-cell table:formula="of:=ABS([.K157]-[.AC157])" office:value-type="float" office:value="0.0103352772799634">
            <text:p>0,0103352773</text:p>
          </table:table-cell>
          <table:table-cell/>
          <table:table-cell table:formula="of:=[.J157]/[.AC157]" office:value-type="float" office:value="1.22940948486921">
            <text:p>1,2294094849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-188.355524981169">
            <text:p>-188,3555249812</text:p>
          </table:table-cell>
          <table:table-cell office:value-type="float" office:value="108.817744624688">
            <text:p>108,8177446247</text:p>
          </table:table-cell>
          <table:table-cell office:value-type="float" office:value="178.142936645664">
            <text:p>178,1429366457</text:p>
          </table:table-cell>
          <table:table-cell office:value-type="float" office:value="145.287352568747">
            <text:p>145,2873525687</text:p>
          </table:table-cell>
          <table:table-cell/>
          <table:table-cell table:formula="of:=SQRT([.B158]*[.B158] + [.C158]*[.C158])" office:value-type="float" office:value="217.529550489435">
            <text:p>217,5295504894</text:p>
          </table:table-cell>
          <table:table-cell table:formula="of:=SQRT([.D158]*[.D158]+[.E158]*[.E158])" office:value-type="float" office:value="229.876751093225">
            <text:p>229,8767510932</text:p>
          </table:table-cell>
          <table:table-cell/>
          <table:table-cell table:formula="of:=ASIN(ABS([.B158]/[.G158]))" office:value-type="float" office:value="1.04691635382552">
            <text:p>1,0469163538</text:p>
          </table:table-cell>
          <table:table-cell table:formula="of:=ASIN(ABS([.D158]/[.H158]))" office:value-type="float" office:value="0.886635624805329">
            <text:p>0,8866356248</text:p>
          </table:table-cell>
          <table:table-cell/>
          <table:table-cell table:formula="of:=[.J158]/[.K158]" office:value-type="float" office:value="1.18077406832754">
            <text:p>1,1807740683</text:p>
          </table:table-cell>
          <table:table-cell/>
          <table:table-cell table:formula="of:=IF([.C158]&lt;0;-[.A158];[.A158])" office:value-type="float" office:value="0.68">
            <text:p>0,68</text:p>
          </table:table-cell>
          <table:table-cell table:formula="of:=ABS([.C158])" office:value-type="float" office:value="108.817744624688">
            <text:p>108,8177446247</text:p>
          </table:table-cell>
          <table:table-cell table:formula="of:=ABS([.E158])" office:value-type="float" office:value="145.287352568747">
            <text:p>145,2873525687</text:p>
          </table:table-cell>
          <table:table-cell/>
          <table:table-cell table:formula="of:=1+[.$R$3]*[.O158]+[.$Q$3]*[.O158]*[.O158]*[.O158]" office:value-type="float" office:value="1.1517216">
            <text:p>1,1517216</text:p>
          </table:table-cell>
          <table:table-cell table:formula="of:=[.J158]/[.S158]" office:value-type="float" office:value="0.90900123243805">
            <text:p>0,9090012324</text:p>
          </table:table-cell>
          <table:table-cell table:formula="of:=ABS([.T158]-[.K158])" office:value-type="float" office:value="0.0223656076327204">
            <text:p>0,0223656076</text:p>
          </table:table-cell>
          <table:table-cell table:number-columns-repeated="4"/>
          <table:table-cell table:formula="of:=-([.B158]+[.$Z$2])" office:value-type="float" office:value="188.355524981169">
            <text:p>188,3555249812</text:p>
          </table:table-cell>
          <table:table-cell table:formula="of:=[.P158]+[.O158]*[.G158]*([.$AA$2]+[.$AA$1]*ABS([.P158]/[.B158]))" office:value-type="float" office:value="153.488913952844">
            <text:p>153,4889139528</text:p>
          </table:table-cell>
          <table:table-cell table:formula="of:=SQRT([.Z158]*[.Z158]+[.AA158]*[.AA158])" office:value-type="float" office:value="242.974588172004">
            <text:p>242,974588172</text:p>
          </table:table-cell>
          <table:table-cell table:formula="of:=ASIN(ABS([.Z158]/[.AB158]))" office:value-type="float" office:value="0.887042213550548">
            <text:p>0,8870422136</text:p>
          </table:table-cell>
          <table:table-cell table:formula="of:=ABS([.K158]-[.AC158])" office:value-type="float" office:value="0.000406588745218928">
            <text:p>0,0004065887</text:p>
          </table:table-cell>
          <table:table-cell/>
          <table:table-cell table:formula="of:=[.J158]/[.AC158]" office:value-type="float" office:value="1.18023284329959">
            <text:p>1,1802328433</text:p>
          </table:table-cell>
        </table:table-row>
        <table:table-row table:style-name="ro1">
          <table:table-cell office:value-type="float" office:value="0.28">
            <text:p>0,28</text:p>
          </table:table-cell>
          <table:table-cell office:value-type="float" office:value="-210.761101011756">
            <text:p>-210,7611010118</text:p>
          </table:table-cell>
          <table:table-cell office:value-type="float" office:value="147.013762406247">
            <text:p>147,0137624062</text:p>
          </table:table-cell>
          <table:table-cell office:value-type="float" office:value="206.790989481066">
            <text:p>206,7909894811</text:p>
          </table:table-cell>
          <table:table-cell office:value-type="float" office:value="157.395719218192">
            <text:p>157,3957192182</text:p>
          </table:table-cell>
          <table:table-cell/>
          <table:table-cell table:formula="of:=SQRT([.B159]*[.B159] + [.C159]*[.C159])" office:value-type="float" office:value="256.969430159559">
            <text:p>256,9694301596</text:p>
          </table:table-cell>
          <table:table-cell table:formula="of:=SQRT([.D159]*[.D159]+[.E159]*[.E159])" office:value-type="float" office:value="259.876751093225">
            <text:p>259,8767510932</text:p>
          </table:table-cell>
          <table:table-cell/>
          <table:table-cell table:formula="of:=ASIN(ABS([.B159]/[.G159]))" office:value-type="float" office:value="0.961724988645653">
            <text:p>0,9617249886</text:p>
          </table:table-cell>
          <table:table-cell table:formula="of:=ASIN(ABS([.D159]/[.H159]))" office:value-type="float" office:value="0.920207253797241">
            <text:p>0,9202072538</text:p>
          </table:table-cell>
          <table:table-cell/>
          <table:table-cell table:formula="of:=[.J159]/[.K159]" office:value-type="float" office:value="1.04511780870786">
            <text:p>1,0451178087</text:p>
          </table:table-cell>
          <table:table-cell/>
          <table:table-cell table:formula="of:=IF([.C159]&lt;0;-[.A159];[.A159])" office:value-type="float" office:value="0.28">
            <text:p>0,28</text:p>
          </table:table-cell>
          <table:table-cell table:formula="of:=ABS([.C159])" office:value-type="float" office:value="147.013762406247">
            <text:p>147,0137624062</text:p>
          </table:table-cell>
          <table:table-cell table:formula="of:=ABS([.E159])" office:value-type="float" office:value="157.395719218192">
            <text:p>157,3957192182</text:p>
          </table:table-cell>
          <table:table-cell/>
          <table:table-cell table:formula="of:=1+[.$R$3]*[.O159]+[.$Q$3]*[.O159]*[.O159]*[.O159]" office:value-type="float" office:value="1.0570976">
            <text:p>1,0570976</text:p>
          </table:table-cell>
          <table:table-cell table:formula="of:=[.J159]/[.S159]" office:value-type="float" office:value="0.909778802492459">
            <text:p>0,9097788025</text:p>
          </table:table-cell>
          <table:table-cell table:formula="of:=ABS([.T159]-[.K159])" office:value-type="float" office:value="0.010428451304782">
            <text:p>0,0104284513</text:p>
          </table:table-cell>
          <table:table-cell table:number-columns-repeated="4"/>
          <table:table-cell table:formula="of:=-([.B159]+[.$Z$2])" office:value-type="float" office:value="210.761101011756">
            <text:p>210,7611010118</text:p>
          </table:table-cell>
          <table:table-cell table:formula="of:=[.P159]+[.O159]*[.G159]*([.$AA$2]+[.$AA$1]*ABS([.P159]/[.B159]))" office:value-type="float" office:value="169.51861674813">
            <text:p>169,5186167481</text:p>
          </table:table-cell>
          <table:table-cell table:formula="of:=SQRT([.Z159]*[.Z159]+[.AA159]*[.AA159])" office:value-type="float" office:value="270.47514326438">
            <text:p>270,4751432644</text:p>
          </table:table-cell>
          <table:table-cell table:formula="of:=ASIN(ABS([.Z159]/[.AB159]))" office:value-type="float" office:value="0.893428950114076">
            <text:p>0,8934289501</text:p>
          </table:table-cell>
          <table:table-cell table:formula="of:=ABS([.K159]-[.AC159])" office:value-type="float" office:value="0.0267783036831649">
            <text:p>0,0267783037</text:p>
          </table:table-cell>
          <table:table-cell/>
          <table:table-cell table:formula="of:=[.J159]/[.AC159]" office:value-type="float" office:value="1.07644260746516">
            <text:p>1,0764426075</text:p>
          </table:table-cell>
        </table:table-row>
        <table:table-row table:style-name="ro1">
          <table:table-cell office:value-type="float" office:value="0.72">
            <text:p>0,72</text:p>
          </table:table-cell>
          <table:table-cell office:value-type="float" office:value="-207.077745537243">
            <text:p>-207,0777455372</text:p>
          </table:table-cell>
          <table:table-cell office:value-type="float" office:value="-200.805218382785">
            <text:p>-200,8052183828</text:p>
          </table:table-cell>
          <table:table-cell office:value-type="float" office:value="242.685837069228">
            <text:p>242,6858370692</text:p>
          </table:table-cell>
          <table:table-cell office:value-type="float" office:value="-158.531117798279">
            <text:p>-158,5311177983</text:p>
          </table:table-cell>
          <table:table-cell/>
          <table:table-cell table:formula="of:=SQRT([.B160]*[.B160] + [.C160]*[.C160])" office:value-type="float" office:value="288.450911641037">
            <text:p>288,450911641</text:p>
          </table:table-cell>
          <table:table-cell table:formula="of:=SQRT([.D160]*[.D160]+[.E160]*[.E160])" office:value-type="float" office:value="289.876751093225">
            <text:p>289,8767510932</text:p>
          </table:table-cell>
          <table:table-cell/>
          <table:table-cell table:formula="of:=ASIN(ABS([.B160]/[.G160]))" office:value-type="float" office:value="0.800775203663274">
            <text:p>0,8007752037</text:p>
          </table:table-cell>
          <table:table-cell table:formula="of:=ASIN(ABS([.D160]/[.H160]))" office:value-type="float" office:value="0.992149622859536">
            <text:p>0,9921496229</text:p>
          </table:table-cell>
          <table:table-cell/>
          <table:table-cell table:formula="of:=[.J160]/[.K160]" office:value-type="float" office:value="0.807111332013926">
            <text:p>0,807111332</text:p>
          </table:table-cell>
          <table:table-cell/>
          <table:table-cell table:formula="of:=IF([.C160]&lt;0;-[.A160];[.A160])" office:value-type="float" office:value="-0.72">
            <text:p>-0,72</text:p>
          </table:table-cell>
          <table:table-cell table:formula="of:=ABS([.C160])" office:value-type="float" office:value="200.805218382785">
            <text:p>200,8052183828</text:p>
          </table:table-cell>
          <table:table-cell table:formula="of:=ABS([.E160])" office:value-type="float" office:value="158.531117798279">
            <text:p>158,5311177983</text:p>
          </table:table-cell>
          <table:table-cell/>
          <table:table-cell table:formula="of:=1+[.$R$3]*[.O160]+[.$Q$3]*[.O160]*[.O160]*[.O160]" office:value-type="float" office:value="0.8373376">
            <text:p>0,8373376</text:p>
          </table:table-cell>
          <table:table-cell table:formula="of:=[.J160]/[.S160]" office:value-type="float" office:value="0.956334940247845">
            <text:p>0,9563349402</text:p>
          </table:table-cell>
          <table:table-cell table:formula="of:=ABS([.T160]-[.K160])" office:value-type="float" office:value="0.0358146826116909">
            <text:p>0,0358146826</text:p>
          </table:table-cell>
          <table:table-cell table:number-columns-repeated="4"/>
          <table:table-cell table:formula="of:=-([.B160]+[.$Z$2])" office:value-type="float" office:value="207.077745537243">
            <text:p>207,0777455372</text:p>
          </table:table-cell>
          <table:table-cell table:formula="of:=[.P160]+[.O160]*[.G160]*([.$AA$2]+[.$AA$1]*ABS([.P160]/[.B160]))" office:value-type="float" office:value="130.758617194133">
            <text:p>130,7586171941</text:p>
          </table:table-cell>
          <table:table-cell table:formula="of:=SQRT([.Z160]*[.Z160]+[.AA160]*[.AA160])" office:value-type="float" office:value="244.906122151548">
            <text:p>244,9061221515</text:p>
          </table:table-cell>
          <table:table-cell table:formula="of:=ASIN(ABS([.Z160]/[.AB160]))" office:value-type="float" office:value="1.0075744074771">
            <text:p>1,0075744075</text:p>
          </table:table-cell>
          <table:table-cell table:formula="of:=ABS([.K160]-[.AC160])" office:value-type="float" office:value="0.0154247846175654">
            <text:p>0,0154247846</text:p>
          </table:table-cell>
          <table:table-cell/>
          <table:table-cell table:formula="of:=[.J160]/[.AC160]" office:value-type="float" office:value="0.794755402400862">
            <text:p>0,7947554024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-259.881610674662">
            <text:p>-259,8816106747</text:p>
          </table:table-cell>
          <table:table-cell office:value-type="float" office:value="152.087117136377">
            <text:p>152,0871171364</text:p>
          </table:table-cell>
          <table:table-cell office:value-type="float" office:value="240.175231647198">
            <text:p>240,1752316472</text:p>
          </table:table-cell>
          <table:table-cell office:value-type="float" office:value="211.274688482013">
            <text:p>211,274688482</text:p>
          </table:table-cell>
          <table:table-cell/>
          <table:table-cell table:formula="of:=SQRT([.B161]*[.B161] + [.C161]*[.C161])" office:value-type="float" office:value="301.112840585901">
            <text:p>301,1128405859</text:p>
          </table:table-cell>
          <table:table-cell table:formula="of:=SQRT([.D161]*[.D161]+[.E161]*[.E161])" office:value-type="float" office:value="319.876751093225">
            <text:p>319,8767510932</text:p>
          </table:table-cell>
          <table:table-cell/>
          <table:table-cell table:formula="of:=ASIN(ABS([.B161]/[.G161]))" office:value-type="float" office:value="1.04131765617226">
            <text:p>1,0413176562</text:p>
          </table:table-cell>
          <table:table-cell table:formula="of:=ASIN(ABS([.D161]/[.H161]))" office:value-type="float" office:value="0.849328089247122">
            <text:p>0,8493280892</text:p>
          </table:table-cell>
          <table:table-cell/>
          <table:table-cell table:formula="of:=[.J161]/[.K161]" office:value-type="float" office:value="1.22604876649649">
            <text:p>1,2260487665</text:p>
          </table:table-cell>
          <table:table-cell/>
          <table:table-cell table:formula="of:=IF([.C161]&lt;0;-[.A161];[.A161])" office:value-type="float" office:value="0.8">
            <text:p>0,8</text:p>
          </table:table-cell>
          <table:table-cell table:formula="of:=ABS([.C161])" office:value-type="float" office:value="152.087117136377">
            <text:p>152,0871171364</text:p>
          </table:table-cell>
          <table:table-cell table:formula="of:=ABS([.E161])" office:value-type="float" office:value="211.274688482013">
            <text:p>211,274688482</text:p>
          </table:table-cell>
          <table:table-cell/>
          <table:table-cell table:formula="of:=1+[.$R$3]*[.O161]+[.$Q$3]*[.O161]*[.O161]*[.O161]" office:value-type="float" office:value="1.1856">
            <text:p>1,1856</text:p>
          </table:table-cell>
          <table:table-cell table:formula="of:=[.J161]/[.S161]" office:value-type="float" office:value="0.878304365867287">
            <text:p>0,8783043659</text:p>
          </table:table-cell>
          <table:table-cell table:formula="of:=ABS([.T161]-[.K161])" office:value-type="float" office:value="0.0289762766201653">
            <text:p>0,0289762766</text:p>
          </table:table-cell>
          <table:table-cell table:number-columns-repeated="4"/>
          <table:table-cell table:formula="of:=-([.B161]+[.$Z$2])" office:value-type="float" office:value="259.881610674662">
            <text:p>259,8816106747</text:p>
          </table:table-cell>
          <table:table-cell table:formula="of:=[.P161]+[.O161]*[.G161]*([.$AA$2]+[.$AA$1]*ABS([.P161]/[.B161]))" office:value-type="float" office:value="224.997261066162">
            <text:p>224,9972610662</text:p>
          </table:table-cell>
          <table:table-cell table:formula="of:=SQRT([.Z161]*[.Z161]+[.AA161]*[.AA161])" office:value-type="float" office:value="343.747318613733">
            <text:p>343,7473186137</text:p>
          </table:table-cell>
          <table:table-cell table:formula="of:=ASIN(ABS([.Z161]/[.AB161]))" office:value-type="float" office:value="0.857218881252466">
            <text:p>0,8572188813</text:p>
          </table:table-cell>
          <table:table-cell table:formula="of:=ABS([.K161]-[.AC161])" office:value-type="float" office:value="0.00789079200534459">
            <text:p>0,007890792</text:p>
          </table:table-cell>
          <table:table-cell/>
          <table:table-cell table:formula="of:=[.J161]/[.AC161]" office:value-type="float" office:value="1.21476285572572">
            <text:p>1,2147628557</text:p>
          </table:table-cell>
        </table:table-row>
        <table:table-row table:style-name="ro1">
          <table:table-cell office:value-type="float" office:value="-0.12">
            <text:p>-0,12</text:p>
          </table:table-cell>
          <table:table-cell office:value-type="float" office:value="-255.745994883047">
            <text:p>-255,745994883</text:p>
          </table:table-cell>
          <table:table-cell office:value-type="float" office:value="-222.536437239541">
            <text:p>-222,5364372395</text:p>
          </table:table-cell>
          <table:table-cell office:value-type="float" office:value="260.87081729675">
            <text:p>260,8708172968</text:p>
          </table:table-cell>
          <table:table-cell office:value-type="float" office:value="-233.152648791466">
            <text:p>-233,1526487915</text:p>
          </table:table-cell>
          <table:table-cell/>
          <table:table-cell table:formula="of:=SQRT([.B162]*[.B162] + [.C162]*[.C162])" office:value-type="float" office:value="339.01103197092">
            <text:p>339,0110319709</text:p>
          </table:table-cell>
          <table:table-cell table:formula="of:=SQRT([.D162]*[.D162]+[.E162]*[.E162])" office:value-type="float" office:value="349.876751093225">
            <text:p>349,8767510932</text:p>
          </table:table-cell>
          <table:table-cell/>
          <table:table-cell table:formula="of:=ASIN(ABS([.B162]/[.G162]))" office:value-type="float" office:value="0.854721933271569">
            <text:p>0,8547219333</text:p>
          </table:table-cell>
          <table:table-cell table:formula="of:=ASIN(ABS([.D162]/[.H162]))" office:value-type="float" office:value="0.841446387168453">
            <text:p>0,8414463872</text:p>
          </table:table-cell>
          <table:table-cell/>
          <table:table-cell table:formula="of:=[.J162]/[.K162]" office:value-type="float" office:value="1.01577705520585">
            <text:p>1,0157770552</text:p>
          </table:table-cell>
          <table:table-cell/>
          <table:table-cell table:formula="of:=IF([.C162]&lt;0;-[.A162];[.A162])" office:value-type="float" office:value="0.12">
            <text:p>0,12</text:p>
          </table:table-cell>
          <table:table-cell table:formula="of:=ABS([.C162])" office:value-type="float" office:value="222.536437239541">
            <text:p>222,5364372395</text:p>
          </table:table-cell>
          <table:table-cell table:formula="of:=ABS([.E162])" office:value-type="float" office:value="233.152648791466">
            <text:p>233,1526487915</text:p>
          </table:table-cell>
          <table:table-cell/>
          <table:table-cell table:formula="of:=1+[.$R$3]*[.O162]+[.$Q$3]*[.O162]*[.O162]*[.O162]" office:value-type="float" office:value="1.0240864">
            <text:p>1,0240864</text:p>
          </table:table-cell>
          <table:table-cell table:formula="of:=[.J162]/[.S162]" office:value-type="float" office:value="0.834618966985178">
            <text:p>0,834618967</text:p>
          </table:table-cell>
          <table:table-cell table:formula="of:=ABS([.T162]-[.K162])" office:value-type="float" office:value="0.00682742018327553">
            <text:p>0,0068274202</text:p>
          </table:table-cell>
          <table:table-cell table:number-columns-repeated="4"/>
          <table:table-cell table:formula="of:=-([.B162]+[.$Z$2])" office:value-type="float" office:value="255.745994883047">
            <text:p>255,745994883</text:p>
          </table:table-cell>
          <table:table-cell table:formula="of:=[.P162]+[.O162]*[.G162]*([.$AA$2]+[.$AA$1]*ABS([.P162]/[.B162]))" office:value-type="float" office:value="235.892651592704">
            <text:p>235,8926515927</text:p>
          </table:table-cell>
          <table:table-cell table:formula="of:=SQRT([.Z162]*[.Z162]+[.AA162]*[.AA162])" office:value-type="float" office:value="347.924355247166">
            <text:p>347,9243552472</text:p>
          </table:table-cell>
          <table:table-cell table:formula="of:=ASIN(ABS([.Z162]/[.AB162]))" office:value-type="float" office:value="0.825758217135142">
            <text:p>0,8257582171</text:p>
          </table:table-cell>
          <table:table-cell table:formula="of:=ABS([.K162]-[.AC162])" office:value-type="float" office:value="0.0156881700333106">
            <text:p>0,01568817</text:p>
          </table:table-cell>
          <table:table-cell/>
          <table:table-cell table:formula="of:=[.J162]/[.AC162]" office:value-type="float" office:value="1.0350752987199">
            <text:p>1,0350752987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-342.380261322953">
            <text:p>-342,380261323</text:p>
          </table:table-cell>
          <table:table-cell office:value-type="float" office:value="190.501167180428">
            <text:p>190,5011671804</text:p>
          </table:table-cell>
          <table:table-cell office:value-type="float" office:value="407.05560875574">
            <text:p>407,0556087557</text:p>
          </table:table-cell>
          <table:table-cell office:value-type="float" office:value="301.413912301996">
            <text:p>301,413912302</text:p>
          </table:table-cell>
          <table:table-cell/>
          <table:table-cell table:formula="of:=SQRT([.B163]*[.B163] + [.C163]*[.C163])" office:value-type="float" office:value="391.809823818494">
            <text:p>391,8098238185</text:p>
          </table:table-cell>
          <table:table-cell table:formula="of:=SQRT([.D163]*[.D163]+[.E163]*[.E163])" office:value-type="float" office:value="506.502334790968">
            <text:p>506,502334791</text:p>
          </table:table-cell>
          <table:table-cell/>
          <table:table-cell table:formula="of:=ASIN(ABS([.B163]/[.G163]))" office:value-type="float" office:value="1.06305100929044">
            <text:p>1,0630510093</text:p>
          </table:table-cell>
          <table:table-cell table:formula="of:=ASIN(ABS([.D163]/[.H163]))" office:value-type="float" office:value="0.933420075865026">
            <text:p>0,9334200759</text:p>
          </table:table-cell>
          <table:table-cell/>
          <table:table-cell table:formula="of:=[.J163]/[.K163]" office:value-type="float" office:value="1.13887737876784">
            <text:p>1,1388773788</text:p>
          </table:table-cell>
          <table:table-cell/>
          <table:table-cell table:formula="of:=IF([.C163]&lt;0;-[.A163];[.A163])" office:value-type="float" office:value="0.68">
            <text:p>0,68</text:p>
          </table:table-cell>
          <table:table-cell table:formula="of:=ABS([.C163])" office:value-type="float" office:value="190.501167180428">
            <text:p>190,5011671804</text:p>
          </table:table-cell>
          <table:table-cell table:formula="of:=ABS([.E163])" office:value-type="float" office:value="301.413912301996">
            <text:p>301,413912302</text:p>
          </table:table-cell>
          <table:table-cell/>
          <table:table-cell table:formula="of:=1+[.$R$3]*[.O163]+[.$Q$3]*[.O163]*[.O163]*[.O163]" office:value-type="float" office:value="1.1517216">
            <text:p>1,1517216</text:p>
          </table:table-cell>
          <table:table-cell table:formula="of:=[.J163]/[.S163]" office:value-type="float" office:value="0.923010395299038">
            <text:p>0,9230103953</text:p>
          </table:table-cell>
          <table:table-cell table:formula="of:=ABS([.T163]-[.K163])" office:value-type="float" office:value="0.0104096805659882">
            <text:p>0,0104096806</text:p>
          </table:table-cell>
          <table:table-cell table:number-columns-repeated="4"/>
          <table:table-cell table:formula="of:=-([.B163]+[.$Z$2])" office:value-type="float" office:value="342.380261322953">
            <text:p>342,380261323</text:p>
          </table:table-cell>
          <table:table-cell table:formula="of:=[.P163]+[.O163]*[.G163]*([.$AA$2]+[.$AA$1]*ABS([.P163]/[.B163]))" office:value-type="float" office:value="270.45067528373">
            <text:p>270,4506752837</text:p>
          </table:table-cell>
          <table:table-cell table:formula="of:=SQRT([.Z163]*[.Z163]+[.AA163]*[.AA163])" office:value-type="float" office:value="436.311598636799">
            <text:p>436,3115986368</text:p>
          </table:table-cell>
          <table:table-cell table:formula="of:=ASIN(ABS([.Z163]/[.AB163]))" office:value-type="float" office:value="0.902236228688475">
            <text:p>0,9022362287</text:p>
          </table:table-cell>
          <table:table-cell table:formula="of:=ABS([.K163]-[.AC163])" office:value-type="float" office:value="0.031183847176551">
            <text:p>0,0311838472</text:p>
          </table:table-cell>
          <table:table-cell/>
          <table:table-cell table:formula="of:=[.J163]/[.AC163]" office:value-type="float" office:value="1.17824021635191">
            <text:p>1,1782402164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-293.685789066702">
            <text:p>-293,6857890667</text:p>
          </table:table-cell>
          <table:table-cell office:value-type="float" office:value="-271.201285185714">
            <text:p>-271,2012851857</text:p>
          </table:table-cell>
          <table:table-cell office:value-type="float" office:value="332.395143013778">
            <text:p>332,3951430138</text:p>
          </table:table-cell>
          <table:table-cell office:value-type="float" office:value="-239.81747223167">
            <text:p>-239,8174722317</text:p>
          </table:table-cell>
          <table:table-cell/>
          <table:table-cell table:formula="of:=SQRT([.B164]*[.B164] + [.C164]*[.C164])" office:value-type="float" office:value="399.75177271166">
            <text:p>399,7517727117</text:p>
          </table:table-cell>
          <table:table-cell table:formula="of:=SQRT([.D164]*[.D164]+[.E164]*[.E164])" office:value-type="float" office:value="409.876751093225">
            <text:p>409,8767510932</text:p>
          </table:table-cell>
          <table:table-cell/>
          <table:table-cell table:formula="of:=ASIN(ABS([.B164]/[.G164]))" office:value-type="float" office:value="0.825180700388792">
            <text:p>0,8251807004</text:p>
          </table:table-cell>
          <table:table-cell table:formula="of:=ASIN(ABS([.D164]/[.H164]))" office:value-type="float" office:value="0.945797220534697">
            <text:p>0,9457972205</text:p>
          </table:table-cell>
          <table:table-cell/>
          <table:table-cell table:formula="of:=[.J164]/[.K164]" office:value-type="float" office:value="0.872471056662953">
            <text:p>0,8724710567</text:p>
          </table:table-cell>
          <table:table-cell/>
          <table:table-cell table:formula="of:=IF([.C164]&lt;0;-[.A164];[.A164])" office:value-type="float" office:value="-0.4">
            <text:p>-0,4</text:p>
          </table:table-cell>
          <table:table-cell table:formula="of:=ABS([.C164])" office:value-type="float" office:value="271.201285185714">
            <text:p>271,2012851857</text:p>
          </table:table-cell>
          <table:table-cell table:formula="of:=ABS([.E164])" office:value-type="float" office:value="239.81747223167">
            <text:p>239,8174722317</text:p>
          </table:table-cell>
          <table:table-cell/>
          <table:table-cell table:formula="of:=1+[.$R$3]*[.O164]+[.$Q$3]*[.O164]*[.O164]*[.O164]" office:value-type="float" office:value="0.9168">
            <text:p>0,9168</text:p>
          </table:table-cell>
          <table:table-cell table:formula="of:=[.J164]/[.S164]" office:value-type="float" office:value="0.900066208975558">
            <text:p>0,900066209</text:p>
          </table:table-cell>
          <table:table-cell table:formula="of:=ABS([.T164]-[.K164])" office:value-type="float" office:value="0.0457310115591391">
            <text:p>0,0457310116</text:p>
          </table:table-cell>
          <table:table-cell table:number-columns-repeated="4"/>
          <table:table-cell table:formula="of:=-([.B164]+[.$Z$2])" office:value-type="float" office:value="293.685789066702">
            <text:p>293,6857890667</text:p>
          </table:table-cell>
          <table:table-cell table:formula="of:=[.P164]+[.O164]*[.G164]*([.$AA$2]+[.$AA$1]*ABS([.P164]/[.B164]))" office:value-type="float" office:value="217.936820016312">
            <text:p>217,9368200163</text:p>
          </table:table-cell>
          <table:table-cell table:formula="of:=SQRT([.Z164]*[.Z164]+[.AA164]*[.AA164])" office:value-type="float" office:value="365.71546346655">
            <text:p>365,7154634666</text:p>
          </table:table-cell>
          <table:table-cell table:formula="of:=ASIN(ABS([.Z164]/[.AB164]))" office:value-type="float" office:value="0.932386677504528">
            <text:p>0,9323866775</text:p>
          </table:table-cell>
          <table:table-cell table:formula="of:=ABS([.K164]-[.AC164])" office:value-type="float" office:value="0.0134105430301699">
            <text:p>0,013410543</text:p>
          </table:table-cell>
          <table:table-cell/>
          <table:table-cell table:formula="of:=[.J164]/[.AC164]" office:value-type="float" office:value="0.885019831683282">
            <text:p>0,8850198317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351.182518038259">
            <text:p>-351,1825180383</text:p>
          </table:table-cell>
          <table:table-cell office:value-type="float" office:value="209.921054778703">
            <text:p>209,9210547787</text:p>
          </table:table-cell>
          <table:table-cell office:value-type="float" office:value="419.331247579298">
            <text:p>419,3312475793</text:p>
          </table:table-cell>
          <table:table-cell office:value-type="float" office:value="132.864069469215">
            <text:p>132,8640694692</text:p>
          </table:table-cell>
          <table:table-cell/>
          <table:table-cell table:formula="of:=SQRT([.B165]*[.B165] + [.C165]*[.C165])" office:value-type="float" office:value="409.140575126808">
            <text:p>409,1405751268</text:p>
          </table:table-cell>
          <table:table-cell table:formula="of:=SQRT([.D165]*[.D165]+[.E165]*[.E165])" office:value-type="float" office:value="439.876751093225">
            <text:p>439,8767510932</text:p>
          </table:table-cell>
          <table:table-cell/>
          <table:table-cell table:formula="of:=ASIN(ABS([.B165]/[.G165]))" office:value-type="float" office:value="1.0320293044964">
            <text:p>1,0320293045</text:p>
          </table:table-cell>
          <table:table-cell table:formula="of:=ASIN(ABS([.D165]/[.H165]))" office:value-type="float" office:value="1.26395563750156">
            <text:p>1,2639556375</text:p>
          </table:table-cell>
          <table:table-cell/>
          <table:table-cell table:formula="of:=[.J165]/[.K165]" office:value-type="float" office:value="0.816507537033808">
            <text:p>0,816507537</text:p>
          </table:table-cell>
          <table:table-cell/>
          <table:table-cell table:formula="of:=IF([.C165]&lt;0;-[.A165];[.A165])" office:value-type="float" office:value="-0.88">
            <text:p>-0,88</text:p>
          </table:table-cell>
          <table:table-cell table:formula="of:=ABS([.C165])" office:value-type="float" office:value="209.921054778703">
            <text:p>209,9210547787</text:p>
          </table:table-cell>
          <table:table-cell table:formula="of:=ABS([.E165])" office:value-type="float" office:value="132.864069469215">
            <text:p>132,8640694692</text:p>
          </table:table-cell>
          <table:table-cell/>
          <table:table-cell table:formula="of:=1+[.$R$3]*[.O165]+[.$Q$3]*[.O165]*[.O165]*[.O165]" office:value-type="float" office:value="0.7899264">
            <text:p>0,7899264</text:p>
          </table:table-cell>
          <table:table-cell table:formula="of:=[.J165]/[.S165]" office:value-type="float" office:value="1.30648792659214">
            <text:p>1,3064879266</text:p>
          </table:table-cell>
          <table:table-cell table:formula="of:=ABS([.T165]-[.K165])" office:value-type="float" office:value="0.042532289090583">
            <text:p>0,0425322891</text:p>
          </table:table-cell>
          <table:table-cell table:number-columns-repeated="4"/>
          <table:table-cell table:formula="of:=-([.B165]+[.$Z$2])" office:value-type="float" office:value="351.182518038259">
            <text:p>351,1825180383</text:p>
          </table:table-cell>
          <table:table-cell table:formula="of:=[.P165]+[.O165]*[.G165]*([.$AA$2]+[.$AA$1]*ABS([.P165]/[.B165]))" office:value-type="float" office:value="100.54051968429">
            <text:p>100,5405196843</text:p>
          </table:table-cell>
          <table:table-cell table:formula="of:=SQRT([.Z165]*[.Z165]+[.AA165]*[.AA165])" office:value-type="float" office:value="365.291058026445">
            <text:p>365,2910580264</text:p>
          </table:table-cell>
          <table:table-cell table:formula="of:=ASIN(ABS([.Z165]/[.AB165]))" office:value-type="float" office:value="1.29196323031206">
            <text:p>1,2919632303</text:p>
          </table:table-cell>
          <table:table-cell table:formula="of:=ABS([.K165]-[.AC165])" office:value-type="float" office:value="0.028007592810503">
            <text:p>0,0280075928</text:p>
          </table:table-cell>
          <table:table-cell/>
          <table:table-cell table:formula="of:=[.J165]/[.AC165]" office:value-type="float" office:value="0.798807025063026">
            <text:p>0,7988070251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 office:value-type="float" office:value="-150.578687786633">
            <text:p>-150,5786877866</text:p>
          </table:table-cell>
          <table:table-cell office:value-type="float" office:value="81.5635750692314">
            <text:p>81,5635750692</text:p>
          </table:table-cell>
          <table:table-cell office:value-type="float" office:value="156.39006807949">
            <text:p>156,3900680795</text:p>
          </table:table-cell>
          <table:table-cell office:value-type="float" office:value="101.149415247897">
            <text:p>101,1494152479</text:p>
          </table:table-cell>
          <table:table-cell/>
          <table:table-cell table:formula="of:=SQRT([.B166]*[.B166] + [.C166]*[.C166])" office:value-type="float" office:value="171.249986842682">
            <text:p>171,2499868427</text:p>
          </table:table-cell>
          <table:table-cell table:formula="of:=SQRT([.D166]*[.D166]+[.E166]*[.E166])" office:value-type="float" office:value="186.249986842682">
            <text:p>186,2499868427</text:p>
          </table:table-cell>
          <table:table-cell/>
          <table:table-cell table:formula="of:=ASIN(ABS([.B166]/[.G166]))" office:value-type="float" office:value="1.07437296142943">
            <text:p>1,0743729614</text:p>
          </table:table-cell>
          <table:table-cell table:formula="of:=ASIN(ABS([.D166]/[.H166]))" office:value-type="float" office:value="0.996690551238313">
            <text:p>0,9966905512</text:p>
          </table:table-cell>
          <table:table-cell/>
          <table:table-cell table:formula="of:=[.J166]/[.K166]" office:value-type="float" office:value="1.0779403497852">
            <text:p>1,0779403498</text:p>
          </table:table-cell>
          <table:table-cell/>
          <table:table-cell table:formula="of:=IF([.C166]&lt;0;-[.A166];[.A166])" office:value-type="float" office:value="0.36">
            <text:p>0,36</text:p>
          </table:table-cell>
          <table:table-cell table:formula="of:=ABS([.C166])" office:value-type="float" office:value="81.5635750692314">
            <text:p>81,5635750692</text:p>
          </table:table-cell>
          <table:table-cell table:formula="of:=ABS([.E166])" office:value-type="float" office:value="101.149415247897">
            <text:p>101,1494152479</text:p>
          </table:table-cell>
          <table:table-cell/>
          <table:table-cell table:formula="of:=1+[.$R$3]*[.O166]+[.$Q$3]*[.O166]*[.O166]*[.O166]" office:value-type="float" office:value="1.0743328">
            <text:p>1,0743328</text:p>
          </table:table-cell>
          <table:table-cell table:formula="of:=[.J166]/[.S166]" office:value-type="float" office:value="1.00003738267084">
            <text:p>1,0000373827</text:p>
          </table:table-cell>
          <table:table-cell table:formula="of:=ABS([.T166]-[.K166])" office:value-type="float" office:value="0.00334683143252579">
            <text:p>0,0033468314</text:p>
          </table:table-cell>
          <table:table-cell table:number-columns-repeated="4"/>
          <table:table-cell table:formula="of:=-([.B166]+[.$Z$2])" office:value-type="float" office:value="150.578687786633">
            <text:p>150,5786877866</text:p>
          </table:table-cell>
          <table:table-cell table:formula="of:=[.P166]+[.O166]*[.G166]*([.$AA$2]+[.$AA$1]*ABS([.P166]/[.B166]))" office:value-type="float" office:value="99.9815155458645">
            <text:p>99,9815155459</text:p>
          </table:table-cell>
          <table:table-cell table:formula="of:=SQRT([.Z166]*[.Z166]+[.AA166]*[.AA166])" office:value-type="float" office:value="180.749120790095">
            <text:p>180,7491207901</text:p>
          </table:table-cell>
          <table:table-cell table:formula="of:=ASIN(ABS([.Z166]/[.AB166]))" office:value-type="float" office:value="0.984654747063112">
            <text:p>0,9846547471</text:p>
          </table:table-cell>
          <table:table-cell table:formula="of:=ABS([.K166]-[.AC166])" office:value-type="float" office:value="0.0120358041752008">
            <text:p>0,0120358042</text:p>
          </table:table-cell>
          <table:table-cell/>
          <table:table-cell table:formula="of:=[.J166]/[.AC166]" office:value-type="float" office:value="1.09111641886044">
            <text:p>1,0911164189</text:p>
          </table:table-cell>
        </table:table-row>
        <table:table-row table:style-name="ro1">
          <table:table-cell office:value-type="float" office:value="-0.48">
            <text:p>-0,48</text:p>
          </table:table-cell>
          <table:table-cell office:value-type="float" office:value="-155.580705044109">
            <text:p>-155,5807050441</text:p>
          </table:table-cell>
          <table:table-cell office:value-type="float" office:value="135.354980065471">
            <text:p>135,3549800655</text:p>
          </table:table-cell>
          <table:table-cell office:value-type="float" office:value="241.755026033009">
            <text:p>241,755026033</text:p>
          </table:table-cell>
          <table:table-cell office:value-type="float" office:value="157.132454898327">
            <text:p>157,1324548983</text:p>
          </table:table-cell>
          <table:table-cell/>
          <table:table-cell table:formula="of:=SQRT([.B167]*[.B167] + [.C167]*[.C167])" office:value-type="float" office:value="206.219122320279">
            <text:p>206,2191223203</text:p>
          </table:table-cell>
          <table:table-cell table:formula="of:=SQRT([.D167]*[.D167]+[.E167]*[.E167])" office:value-type="float" office:value="288.333315790242">
            <text:p>288,3333157902</text:p>
          </table:table-cell>
          <table:table-cell/>
          <table:table-cell table:formula="of:=ASIN(ABS([.B167]/[.G167]))" office:value-type="float" office:value="0.854806065979603">
            <text:p>0,854806066</text:p>
          </table:table-cell>
          <table:table-cell table:formula="of:=ASIN(ABS([.D167]/[.H167]))" office:value-type="float" office:value="0.994445276711767">
            <text:p>0,9944452767</text:p>
          </table:table-cell>
          <table:table-cell/>
          <table:table-cell table:formula="of:=[.J167]/[.K167]" office:value-type="float" office:value="0.859580799464506">
            <text:p>0,8595807995</text:p>
          </table:table-cell>
          <table:table-cell/>
          <table:table-cell table:formula="of:=IF([.C167]&lt;0;-[.A167];[.A167])" office:value-type="float" office:value="-0.48">
            <text:p>-0,48</text:p>
          </table:table-cell>
          <table:table-cell table:formula="of:=ABS([.C167])" office:value-type="float" office:value="135.354980065471">
            <text:p>135,3549800655</text:p>
          </table:table-cell>
          <table:table-cell table:formula="of:=ABS([.E167])" office:value-type="float" office:value="157.132454898327">
            <text:p>157,1324548983</text:p>
          </table:table-cell>
          <table:table-cell/>
          <table:table-cell table:formula="of:=1+[.$R$3]*[.O167]+[.$Q$3]*[.O167]*[.O167]*[.O167]" office:value-type="float" office:value="0.8984704">
            <text:p>0,8984704</text:p>
          </table:table-cell>
          <table:table-cell table:formula="of:=[.J167]/[.S167]" office:value-type="float" office:value="0.95140147742163">
            <text:p>0,9514014774</text:p>
          </table:table-cell>
          <table:table-cell table:formula="of:=ABS([.T167]-[.K167])" office:value-type="float" office:value="0.0430437992901378">
            <text:p>0,0430437993</text:p>
          </table:table-cell>
          <table:table-cell table:number-columns-repeated="4"/>
          <table:table-cell table:formula="of:=-([.B167]+[.$Z$2])" office:value-type="float" office:value="155.580705044109">
            <text:p>155,5807050441</text:p>
          </table:table-cell>
          <table:table-cell table:formula="of:=[.P167]+[.O167]*[.G167]*([.$AA$2]+[.$AA$1]*ABS([.P167]/[.B167]))" office:value-type="float" office:value="102.858159253994">
            <text:p>102,858159254</text:p>
          </table:table-cell>
          <table:table-cell table:formula="of:=SQRT([.Z167]*[.Z167]+[.AA167]*[.AA167])" office:value-type="float" office:value="186.50779261774">
            <text:p>186,5077926177</text:p>
          </table:table-cell>
          <table:table-cell table:formula="of:=ASIN(ABS([.Z167]/[.AB167]))" office:value-type="float" office:value="0.986640681565343">
            <text:p>0,9866406816</text:p>
          </table:table-cell>
          <table:table-cell table:formula="of:=ABS([.K167]-[.AC167])" office:value-type="float" office:value="0.00780459514642395">
            <text:p>0,0078045951</text:p>
          </table:table-cell>
          <table:table-cell/>
          <table:table-cell table:formula="of:=[.J167]/[.AC167]" office:value-type="float" office:value="0.866380316513424">
            <text:p>0,866380316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62.254664596091">
            <text:p>-162,2546645961</text:p>
          </table:table-cell>
          <table:table-cell office:value-type="float" office:value="139.717399085528">
            <text:p>139,7173990855</text:p>
          </table:table-cell>
          <table:table-cell office:value-type="float" office:value="187.487673255047">
            <text:p>187,487673255</text:p>
          </table:table-cell>
          <table:table-cell office:value-type="float" office:value="159.647826159424">
            <text:p>159,6478261594</text:p>
          </table:table-cell>
          <table:table-cell/>
          <table:table-cell table:formula="of:=SQRT([.B168]*[.B168] + [.C168]*[.C168])" office:value-type="float" office:value="214.120358187666">
            <text:p>214,1203581877</text:p>
          </table:table-cell>
          <table:table-cell table:formula="of:=SQRT([.D168]*[.D168]+[.E168]*[.E168])" office:value-type="float" office:value="246.249986842682">
            <text:p>246,2499868427</text:p>
          </table:table-cell>
          <table:table-cell/>
          <table:table-cell table:formula="of:=ASIN(ABS([.B168]/[.G168]))" office:value-type="float" office:value="0.859893661502374">
            <text:p>0,8598936615</text:p>
          </table:table-cell>
          <table:table-cell table:formula="of:=ASIN(ABS([.D168]/[.H168]))" office:value-type="float" office:value="0.865425672039578">
            <text:p>0,865425672</text:p>
          </table:table-cell>
          <table:table-cell/>
          <table:table-cell table:formula="of:=[.J168]/[.K168]" office:value-type="float" office:value="0.993607757759062">
            <text:p>0,9936077578</text:p>
          </table:table-cell>
          <table:table-cell/>
          <table:table-cell table:formula="of:=IF([.C168]&lt;0;-[.A168];[.A168])" office:value-type="float" office:value="0">
            <text:p>0</text:p>
          </table:table-cell>
          <table:table-cell table:formula="of:=ABS([.C168])" office:value-type="float" office:value="139.717399085528">
            <text:p>139,7173990855</text:p>
          </table:table-cell>
          <table:table-cell table:formula="of:=ABS([.E168])" office:value-type="float" office:value="159.647826159424">
            <text:p>159,6478261594</text:p>
          </table:table-cell>
          <table:table-cell/>
          <table:table-cell table:formula="of:=1+[.$R$3]*[.O168]+[.$Q$3]*[.O168]*[.O168]*[.O168]" office:value-type="float" office:value="1">
            <text:p>1</text:p>
          </table:table-cell>
          <table:table-cell table:formula="of:=[.J168]/[.S168]" office:value-type="float" office:value="0.859893661502374">
            <text:p>0,8598936615</text:p>
          </table:table-cell>
          <table:table-cell table:formula="of:=ABS([.T168]-[.K168])" office:value-type="float" office:value="0.00553201053720365">
            <text:p>0,0055320105</text:p>
          </table:table-cell>
          <table:table-cell table:number-columns-repeated="4"/>
          <table:table-cell table:formula="of:=-([.B168]+[.$Z$2])" office:value-type="float" office:value="162.254664596091">
            <text:p>162,2546645961</text:p>
          </table:table-cell>
          <table:table-cell table:formula="of:=[.P168]+[.O168]*[.G168]*([.$AA$2]+[.$AA$1]*ABS([.P168]/[.B168]))" office:value-type="float" office:value="139.717399085528">
            <text:p>139,7173990855</text:p>
          </table:table-cell>
          <table:table-cell table:formula="of:=SQRT([.Z168]*[.Z168]+[.AA168]*[.AA168])" office:value-type="float" office:value="214.120358187666">
            <text:p>214,1203581877</text:p>
          </table:table-cell>
          <table:table-cell table:formula="of:=ASIN(ABS([.Z168]/[.AB168]))" office:value-type="float" office:value="0.859893661502374">
            <text:p>0,8598936615</text:p>
          </table:table-cell>
          <table:table-cell table:formula="of:=ABS([.K168]-[.AC168])" office:value-type="float" office:value="0.00553201053720365">
            <text:p>0,0055320105</text:p>
          </table:table-cell>
          <table:table-cell/>
          <table:table-cell table:formula="of:=[.J168]/[.AC168]" office:value-type="float" office:value="1">
            <text:p>1</text:p>
          </table:table-cell>
        </table:table-row>
        <table:table-row table:style-name="ro1">
          <table:table-cell office:value-type="float" office:value="-0.56">
            <text:p>-0,56</text:p>
          </table:table-cell>
          <table:table-cell office:value-type="float" office:value="-211.79285269056">
            <text:p>-211,7928526906</text:p>
          </table:table-cell>
          <table:table-cell office:value-type="float" office:value="171.99079866533">
            <text:p>171,9907986653</text:p>
          </table:table-cell>
          <table:table-cell office:value-type="float" office:value="237.279450066512">
            <text:p>237,2794500665</text:p>
          </table:table-cell>
          <table:table-cell office:value-type="float" office:value="141.465606444519">
            <text:p>141,4656064445</text:p>
          </table:table-cell>
          <table:table-cell/>
          <table:table-cell table:formula="of:=SQRT([.B169]*[.B169] + [.C169]*[.C169])" office:value-type="float" office:value="272.831536440242">
            <text:p>272,8315364402</text:p>
          </table:table-cell>
          <table:table-cell table:formula="of:=SQRT([.D169]*[.D169]+[.E169]*[.E169])" office:value-type="float" office:value="276.249986842682">
            <text:p>276,2499868427</text:p>
          </table:table-cell>
          <table:table-cell/>
          <table:table-cell table:formula="of:=ASIN(ABS([.B169]/[.G169]))" office:value-type="float" office:value="0.888738335210712">
            <text:p>0,8887383352</text:p>
          </table:table-cell>
          <table:table-cell table:formula="of:=ASIN(ABS([.D169]/[.H169]))" office:value-type="float" office:value="1.0331768779241">
            <text:p>1,0331768779</text:p>
          </table:table-cell>
          <table:table-cell/>
          <table:table-cell table:formula="of:=[.J169]/[.K169]" office:value-type="float" office:value="0.860199598152449">
            <text:p>0,8601995982</text:p>
          </table:table-cell>
          <table:table-cell/>
          <table:table-cell table:formula="of:=IF([.C169]&lt;0;-[.A169];[.A169])" office:value-type="float" office:value="-0.56">
            <text:p>-0,56</text:p>
          </table:table-cell>
          <table:table-cell table:formula="of:=ABS([.C169])" office:value-type="float" office:value="171.99079866533">
            <text:p>171,9907986653</text:p>
          </table:table-cell>
          <table:table-cell table:formula="of:=ABS([.E169])" office:value-type="float" office:value="141.465606444519">
            <text:p>141,4656064445</text:p>
          </table:table-cell>
          <table:table-cell/>
          <table:table-cell table:formula="of:=1+[.$R$3]*[.O169]+[.$Q$3]*[.O169]*[.O169]*[.O169]" office:value-type="float" office:value="0.8792192">
            <text:p>0,8792192</text:p>
          </table:table-cell>
          <table:table-cell table:formula="of:=[.J169]/[.S169]" office:value-type="float" office:value="1.01082680543227">
            <text:p>1,0108268054</text:p>
          </table:table-cell>
          <table:table-cell table:formula="of:=ABS([.T169]-[.K169])" office:value-type="float" office:value="0.022350072491834">
            <text:p>0,0223500725</text:p>
          </table:table-cell>
          <table:table-cell table:number-columns-repeated="4"/>
          <table:table-cell table:formula="of:=-([.B169]+[.$Z$2])" office:value-type="float" office:value="211.79285269056">
            <text:p>211,7928526906</text:p>
          </table:table-cell>
          <table:table-cell table:formula="of:=[.P169]+[.O169]*[.G169]*([.$AA$2]+[.$AA$1]*ABS([.P169]/[.B169]))" office:value-type="float" office:value="122.627833473976">
            <text:p>122,627833474</text:p>
          </table:table-cell>
          <table:table-cell table:formula="of:=SQRT([.Z169]*[.Z169]+[.AA169]*[.AA169])" office:value-type="float" office:value="244.732094326279">
            <text:p>244,7320943263</text:p>
          </table:table-cell>
          <table:table-cell table:formula="of:=ASIN(ABS([.Z169]/[.AB169]))" office:value-type="float" office:value="1.04596194402375">
            <text:p>1,045961944</text:p>
          </table:table-cell>
          <table:table-cell table:formula="of:=ABS([.K169]-[.AC169])" office:value-type="float" office:value="0.0127850660996474">
            <text:p>0,0127850661</text:p>
          </table:table-cell>
          <table:table-cell/>
          <table:table-cell table:formula="of:=[.J169]/[.AC169]" office:value-type="float" office:value="0.84968515373685">
            <text:p>0,8496851537</text:p>
          </table:table-cell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-238.024289116271">
            <text:p>-238,0242891163</text:p>
          </table:table-cell>
          <table:table-cell office:value-type="float" office:value="193.580520649354">
            <text:p>193,5805206494</text:p>
          </table:table-cell>
          <table:table-cell office:value-type="float" office:value="250.382968964925">
            <text:p>250,3829689649</text:p>
          </table:table-cell>
          <table:table-cell office:value-type="float" office:value="176.344615152979">
            <text:p>176,344615153</text:p>
          </table:table-cell>
          <table:table-cell/>
          <table:table-cell table:formula="of:=SQRT([.B170]*[.B170] + [.C170]*[.C170])" office:value-type="float" office:value="306.804465717468">
            <text:p>306,8044657175</text:p>
          </table:table-cell>
          <table:table-cell table:formula="of:=SQRT([.D170]*[.D170]+[.E170]*[.E170])" office:value-type="float" office:value="306.249986842682">
            <text:p>306,2499868427</text:p>
          </table:table-cell>
          <table:table-cell/>
          <table:table-cell table:formula="of:=ASIN(ABS([.B170]/[.G170]))" office:value-type="float" office:value="0.888009795315808">
            <text:p>0,8880097953</text:p>
          </table:table-cell>
          <table:table-cell table:formula="of:=ASIN(ABS([.D170]/[.H170]))" office:value-type="float" office:value="0.957190575856839">
            <text:p>0,9571905759</text:p>
          </table:table-cell>
          <table:table-cell/>
          <table:table-cell table:formula="of:=[.J170]/[.K170]" office:value-type="float" office:value="0.927725175857375">
            <text:p>0,9277251759</text:p>
          </table:table-cell>
          <table:table-cell/>
          <table:table-cell table:formula="of:=IF([.C170]&lt;0;-[.A170];[.A170])" office:value-type="float" office:value="-0.2">
            <text:p>-0,2</text:p>
          </table:table-cell>
          <table:table-cell table:formula="of:=ABS([.C170])" office:value-type="float" office:value="193.580520649354">
            <text:p>193,5805206494</text:p>
          </table:table-cell>
          <table:table-cell table:formula="of:=ABS([.E170])" office:value-type="float" office:value="176.344615152979">
            <text:p>176,344615153</text:p>
          </table:table-cell>
          <table:table-cell/>
          <table:table-cell table:formula="of:=1+[.$R$3]*[.O170]+[.$Q$3]*[.O170]*[.O170]*[.O170]" office:value-type="float" office:value="0.9596">
            <text:p>0,9596</text:p>
          </table:table-cell>
          <table:table-cell table:formula="of:=[.J170]/[.S170]" office:value-type="float" office:value="0.925395785031063">
            <text:p>0,925395785</text:p>
          </table:table-cell>
          <table:table-cell table:formula="of:=ABS([.T170]-[.K170])" office:value-type="float" office:value="0.0317947908257755">
            <text:p>0,0317947908</text:p>
          </table:table-cell>
          <table:table-cell table:number-columns-repeated="4"/>
          <table:table-cell table:formula="of:=-([.B170]+[.$Z$2])" office:value-type="float" office:value="238.024289116271">
            <text:p>238,0242891163</text:p>
          </table:table-cell>
          <table:table-cell table:formula="of:=[.P170]+[.O170]*[.G170]*([.$AA$2]+[.$AA$1]*ABS([.P170]/[.B170]))" office:value-type="float" office:value="173.748971575808">
            <text:p>173,7489715758</text:p>
          </table:table-cell>
          <table:table-cell table:formula="of:=SQRT([.Z170]*[.Z170]+[.AA170]*[.AA170])" office:value-type="float" office:value="294.693514236328">
            <text:p>294,6935142363</text:p>
          </table:table-cell>
          <table:table-cell table:formula="of:=ASIN(ABS([.Z170]/[.AB170]))" office:value-type="float" office:value="0.940242577292891">
            <text:p>0,9402425773</text:p>
          </table:table-cell>
          <table:table-cell table:formula="of:=ABS([.K170]-[.AC170])" office:value-type="float" office:value="0.0169479985639474">
            <text:p>0,0169479986</text:p>
          </table:table-cell>
          <table:table-cell/>
          <table:table-cell table:formula="of:=[.J170]/[.AC170]" office:value-type="float" office:value="0.944447546581575">
            <text:p>0,9444475466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-230.679264422709">
            <text:p>-230,6792644227</text:p>
          </table:table-cell>
          <table:table-cell office:value-type="float" office:value="223.581374474307">
            <text:p>223,5813744743</text:p>
          </table:table-cell>
          <table:table-cell office:value-type="float" office:value="247.508218864648">
            <text:p>247,5082188646</text:p>
          </table:table-cell>
          <table:table-cell office:value-type="float" office:value="227.60433925159">
            <text:p>227,6043392516</text:p>
          </table:table-cell>
          <table:table-cell/>
          <table:table-cell table:formula="of:=SQRT([.B171]*[.B171] + [.C171]*[.C171])" office:value-type="float" office:value="321.249986842681">
            <text:p>321,2499868427</text:p>
          </table:table-cell>
          <table:table-cell table:formula="of:=SQRT([.D171]*[.D171]+[.E171]*[.E171])" office:value-type="float" office:value="336.249986842682">
            <text:p>336,2499868427</text:p>
          </table:table-cell>
          <table:table-cell/>
          <table:table-cell table:formula="of:=ASIN(ABS([.B171]/[.G171]))" office:value-type="float" office:value="0.801022040499134">
            <text:p>0,8010220405</text:p>
          </table:table-cell>
          <table:table-cell table:formula="of:=ASIN(ABS([.D171]/[.H171]))" office:value-type="float" office:value="0.827266658781443">
            <text:p>0,8272666588</text:p>
          </table:table-cell>
          <table:table-cell/>
          <table:table-cell table:formula="of:=[.J171]/[.K171]" office:value-type="float" office:value="0.968275503425985">
            <text:p>0,9682755034</text:p>
          </table:table-cell>
          <table:table-cell/>
          <table:table-cell table:formula="of:=IF([.C171]&lt;0;-[.A171];[.A171])" office:value-type="float" office:value="0.08">
            <text:p>0,08</text:p>
          </table:table-cell>
          <table:table-cell table:formula="of:=ABS([.C171])" office:value-type="float" office:value="223.581374474307">
            <text:p>223,5813744743</text:p>
          </table:table-cell>
          <table:table-cell table:formula="of:=ABS([.E171])" office:value-type="float" office:value="227.60433925159">
            <text:p>227,6043392516</text:p>
          </table:table-cell>
          <table:table-cell/>
          <table:table-cell table:formula="of:=1+[.$R$3]*[.O171]+[.$Q$3]*[.O171]*[.O171]*[.O171]" office:value-type="float" office:value="1.0160256">
            <text:p>1,0160256</text:p>
          </table:table-cell>
          <table:table-cell table:formula="of:=[.J171]/[.S171]" office:value-type="float" office:value="0.78838765529051">
            <text:p>0,7883876553</text:p>
          </table:table-cell>
          <table:table-cell table:formula="of:=ABS([.T171]-[.K171])" office:value-type="float" office:value="0.0388790034909325">
            <text:p>0,0388790035</text:p>
          </table:table-cell>
          <table:table-cell table:number-columns-repeated="4"/>
          <table:table-cell table:formula="of:=-([.B171]+[.$Z$2])" office:value-type="float" office:value="230.679264422709">
            <text:p>230,6792644227</text:p>
          </table:table-cell>
          <table:table-cell table:formula="of:=[.P171]+[.O171]*[.G171]*([.$AA$2]+[.$AA$1]*ABS([.P171]/[.B171]))" office:value-type="float" office:value="232.248204222509">
            <text:p>232,2482042225</text:p>
          </table:table-cell>
          <table:table-cell table:formula="of:=SQRT([.Z171]*[.Z171]+[.AA171]*[.AA171])" office:value-type="float" office:value="327.341032257159">
            <text:p>327,3410322572</text:p>
          </table:table-cell>
          <table:table-cell table:formula="of:=ASIN(ABS([.Z171]/[.AB171]))" office:value-type="float" office:value="0.782009006566382">
            <text:p>0,7820090066</text:p>
          </table:table-cell>
          <table:table-cell table:formula="of:=ABS([.K171]-[.AC171])" office:value-type="float" office:value="0.045257652215061">
            <text:p>0,0452576522</text:p>
          </table:table-cell>
          <table:table-cell/>
          <table:table-cell table:formula="of:=[.J171]/[.AC171]" office:value-type="float" office:value="1.02431306260299">
            <text:p>1,0243130626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 office:value-type="float" office:value="-257.096640628091">
            <text:p>-257,0966406281</text:p>
          </table:table-cell>
          <table:table-cell office:value-type="float" office:value="245.648142305048">
            <text:p>245,648142305</text:p>
          </table:table-cell>
          <table:table-cell office:value-type="float" office:value="258.055751652199">
            <text:p>258,0557516522</text:p>
          </table:table-cell>
          <table:table-cell office:value-type="float" office:value="259.896675433686">
            <text:p>259,8966754337</text:p>
          </table:table-cell>
          <table:table-cell/>
          <table:table-cell table:formula="of:=SQRT([.B172]*[.B172] + [.C172]*[.C172])" office:value-type="float" office:value="355.586406433332">
            <text:p>355,5864064333</text:p>
          </table:table-cell>
          <table:table-cell table:formula="of:=SQRT([.D172]*[.D172]+[.E172]*[.E172])" office:value-type="float" office:value="366.249986842681">
            <text:p>366,2499868427</text:p>
          </table:table-cell>
          <table:table-cell/>
          <table:table-cell table:formula="of:=ASIN(ABS([.B172]/[.G172]))" office:value-type="float" office:value="0.808166216697737">
            <text:p>0,8081662167</text:p>
          </table:table-cell>
          <table:table-cell table:formula="of:=ASIN(ABS([.D172]/[.H172]))" office:value-type="float" office:value="0.781843945030263">
            <text:p>0,781843945</text:p>
          </table:table-cell>
          <table:table-cell/>
          <table:table-cell table:formula="of:=[.J172]/[.K172]" office:value-type="float" office:value="1.03366691247632">
            <text:p>1,0336669125</text:p>
          </table:table-cell>
          <table:table-cell/>
          <table:table-cell table:formula="of:=IF([.C172]&lt;0;-[.A172];[.A172])" office:value-type="float" office:value="0.24">
            <text:p>0,24</text:p>
          </table:table-cell>
          <table:table-cell table:formula="of:=ABS([.C172])" office:value-type="float" office:value="245.648142305048">
            <text:p>245,648142305</text:p>
          </table:table-cell>
          <table:table-cell table:formula="of:=ABS([.E172])" office:value-type="float" office:value="259.896675433686">
            <text:p>259,8966754337</text:p>
          </table:table-cell>
          <table:table-cell/>
          <table:table-cell table:formula="of:=1+[.$R$3]*[.O172]+[.$Q$3]*[.O172]*[.O172]*[.O172]" office:value-type="float" office:value="1.0486912">
            <text:p>1,0486912</text:p>
          </table:table-cell>
          <table:table-cell table:formula="of:=[.J172]/[.S172]" office:value-type="float" office:value="0.770642698916265">
            <text:p>0,7706426989</text:p>
          </table:table-cell>
          <table:table-cell table:formula="of:=ABS([.T172]-[.K172])" office:value-type="float" office:value="0.011201246113998">
            <text:p>0,0112012461</text:p>
          </table:table-cell>
          <table:table-cell table:number-columns-repeated="4"/>
          <table:table-cell table:formula="of:=-([.B172]+[.$Z$2])" office:value-type="float" office:value="257.096640628091">
            <text:p>257,0966406281</text:p>
          </table:table-cell>
          <table:table-cell table:formula="of:=[.P172]+[.O172]*[.G172]*([.$AA$2]+[.$AA$1]*ABS([.P172]/[.B172]))" office:value-type="float" office:value="274.321973446785">
            <text:p>274,3219734468</text:p>
          </table:table-cell>
          <table:table-cell table:formula="of:=SQRT([.Z172]*[.Z172]+[.AA172]*[.AA172])" office:value-type="float" office:value="375.967056719054">
            <text:p>375,9670567191</text:p>
          </table:table-cell>
          <table:table-cell table:formula="of:=ASIN(ABS([.Z172]/[.AB172]))" office:value-type="float" office:value="0.752995640201353">
            <text:p>0,7529956402</text:p>
          </table:table-cell>
          <table:table-cell table:formula="of:=ABS([.K172]-[.AC172])" office:value-type="float" office:value="0.0288483048289108">
            <text:p>0,0288483048</text:p>
          </table:table-cell>
          <table:table-cell/>
          <table:table-cell table:formula="of:=[.J172]/[.AC172]" office:value-type="float" office:value="1.07326812208585">
            <text:p>1,0732681221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-288.361091838181">
            <text:p>-288,3610918382</text:p>
          </table:table-cell>
          <table:table-cell office:value-type="float" office:value="-249.434126289297">
            <text:p>-249,4341262893</text:p>
          </table:table-cell>
          <table:table-cell office:value-type="float" office:value="306.523079624917">
            <text:p>306,5230796249</text:p>
          </table:table-cell>
          <table:table-cell office:value-type="float" office:value="-251.112830675939">
            <text:p>-251,1128306759</text:p>
          </table:table-cell>
          <table:table-cell/>
          <table:table-cell table:formula="of:=SQRT([.B173]*[.B173] + [.C173]*[.C173])" office:value-type="float" office:value="381.273527331511">
            <text:p>381,2735273315</text:p>
          </table:table-cell>
          <table:table-cell table:formula="of:=SQRT([.D173]*[.D173]+[.E173]*[.E173])" office:value-type="float" office:value="396.249986842682">
            <text:p>396,2499868427</text:p>
          </table:table-cell>
          <table:table-cell/>
          <table:table-cell table:formula="of:=ASIN(ABS([.B173]/[.G173]))" office:value-type="float" office:value="0.857654655725107">
            <text:p>0,8576546557</text:p>
          </table:table-cell>
          <table:table-cell table:formula="of:=ASIN(ABS([.D173]/[.H173]))" office:value-type="float" office:value="0.884439407320073">
            <text:p>0,8844394073</text:p>
          </table:table-cell>
          <table:table-cell/>
          <table:table-cell table:formula="of:=[.J173]/[.K173]" office:value-type="float" office:value="0.969715560644085">
            <text:p>0,9697155606</text:p>
          </table:table-cell>
          <table:table-cell/>
          <table:table-cell table:formula="of:=IF([.C173]&lt;0;-[.A173];[.A173])" office:value-type="float" office:value="-0.16">
            <text:p>-0,16</text:p>
          </table:table-cell>
          <table:table-cell table:formula="of:=ABS([.C173])" office:value-type="float" office:value="249.434126289297">
            <text:p>249,4341262893</text:p>
          </table:table-cell>
          <table:table-cell table:formula="of:=ABS([.E173])" office:value-type="float" office:value="251.112830675939">
            <text:p>251,1128306759</text:p>
          </table:table-cell>
          <table:table-cell/>
          <table:table-cell table:formula="of:=1+[.$R$3]*[.O173]+[.$Q$3]*[.O173]*[.O173]*[.O173]" office:value-type="float" office:value="0.9677952">
            <text:p>0,9677952</text:p>
          </table:table-cell>
          <table:table-cell table:formula="of:=[.J173]/[.S173]" office:value-type="float" office:value="0.886194368111256">
            <text:p>0,8861943681</text:p>
          </table:table-cell>
          <table:table-cell table:formula="of:=ABS([.T173]-[.K173])" office:value-type="float" office:value="0.00175496079118309">
            <text:p>0,0017549608</text:p>
          </table:table-cell>
          <table:table-cell table:number-columns-repeated="4"/>
          <table:table-cell table:formula="of:=-([.B173]+[.$Z$2])" office:value-type="float" office:value="288.361091838181">
            <text:p>288,3610918382</text:p>
          </table:table-cell>
          <table:table-cell table:formula="of:=[.P173]+[.O173]*[.G173]*([.$AA$2]+[.$AA$1]*ABS([.P173]/[.B173]))" office:value-type="float" office:value="229.434008213533">
            <text:p>229,4340082135</text:p>
          </table:table-cell>
          <table:table-cell table:formula="of:=SQRT([.Z173]*[.Z173]+[.AA173]*[.AA173])" office:value-type="float" office:value="368.499773963344">
            <text:p>368,4997739633</text:p>
          </table:table-cell>
          <table:table-cell table:formula="of:=ASIN(ABS([.Z173]/[.AB173]))" office:value-type="float" office:value="0.898714507760213">
            <text:p>0,8987145078</text:p>
          </table:table-cell>
          <table:table-cell table:formula="of:=ABS([.K173]-[.AC173])" office:value-type="float" office:value="0.0142751004401396">
            <text:p>0,0142751004</text:p>
          </table:table-cell>
          <table:table-cell/>
          <table:table-cell table:formula="of:=[.J173]/[.AC173]" office:value-type="float" office:value="0.954312685863461">
            <text:p>0,9543126859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-359.145589018595">
            <text:p>-359,1455890186</text:p>
          </table:table-cell>
          <table:table-cell office:value-type="float" office:value="220.445086750975">
            <text:p>220,445086751</text:p>
          </table:table-cell>
          <table:table-cell office:value-type="float" office:value="221.010416360032">
            <text:p>221,01041636</text:p>
          </table:table-cell>
          <table:table-cell office:value-type="float" office:value="-178.619946589534">
            <text:p>-178,6199465895</text:p>
          </table:table-cell>
          <table:table-cell/>
          <table:table-cell table:formula="of:=SQRT([.B174]*[.B174] + [.C174]*[.C174])" office:value-type="float" office:value="421.404307505463">
            <text:p>421,4043075055</text:p>
          </table:table-cell>
          <table:table-cell table:formula="of:=SQRT([.D174]*[.D174]+[.E174]*[.E174])" office:value-type="float" office:value="284.166657895121">
            <text:p>284,1666578951</text:p>
          </table:table-cell>
          <table:table-cell/>
          <table:table-cell table:formula="of:=ASIN(ABS([.B174]/[.G174]))" office:value-type="float" office:value="1.02028843088275">
            <text:p>1,0202884309</text:p>
          </table:table-cell>
          <table:table-cell table:formula="of:=ASIN(ABS([.D174]/[.H174]))" office:value-type="float" office:value="0.891077185047149">
            <text:p>0,891077185</text:p>
          </table:table-cell>
          <table:table-cell/>
          <table:table-cell table:formula="of:=[.J174]/[.K174]" office:value-type="float" office:value="1.14500567179123">
            <text:p>1,1450056718</text:p>
          </table:table-cell>
          <table:table-cell/>
          <table:table-cell table:formula="of:=IF([.C174]&lt;0;-[.A174];[.A174])" office:value-type="float" office:value="0.68">
            <text:p>0,68</text:p>
          </table:table-cell>
          <table:table-cell table:formula="of:=ABS([.C174])" office:value-type="float" office:value="220.445086750975">
            <text:p>220,445086751</text:p>
          </table:table-cell>
          <table:table-cell table:formula="of:=ABS([.E174])" office:value-type="float" office:value="178.619946589534">
            <text:p>178,6199465895</text:p>
          </table:table-cell>
          <table:table-cell/>
          <table:table-cell table:formula="of:=1+[.$R$3]*[.O174]+[.$Q$3]*[.O174]*[.O174]*[.O174]" office:value-type="float" office:value="1.1517216">
            <text:p>1,1517216</text:p>
          </table:table-cell>
          <table:table-cell table:formula="of:=[.J174]/[.S174]" office:value-type="float" office:value="0.885881128636249">
            <text:p>0,8858811286</text:p>
          </table:table-cell>
          <table:table-cell table:formula="of:=ABS([.T174]-[.K174])" office:value-type="float" office:value="0.00519605641090026">
            <text:p>0,0051960564</text:p>
          </table:table-cell>
          <table:table-cell table:number-columns-repeated="4"/>
          <table:table-cell table:formula="of:=-([.B174]+[.$Z$2])" office:value-type="float" office:value="359.145589018595">
            <text:p>359,1455890186</text:p>
          </table:table-cell>
          <table:table-cell table:formula="of:=[.P174]+[.O174]*[.G174]*([.$AA$2]+[.$AA$1]*ABS([.P174]/[.B174]))" office:value-type="float" office:value="307.913795872791">
            <text:p>307,9137958728</text:p>
          </table:table-cell>
          <table:table-cell table:formula="of:=SQRT([.Z174]*[.Z174]+[.AA174]*[.AA174])" office:value-type="float" office:value="473.071305196484">
            <text:p>473,0713051965</text:p>
          </table:table-cell>
          <table:table-cell table:formula="of:=ASIN(ABS([.Z174]/[.AB174]))" office:value-type="float" office:value="0.862050133363132">
            <text:p>0,8620501334</text:p>
          </table:table-cell>
          <table:table-cell table:formula="of:=ABS([.K174]-[.AC174])" office:value-type="float" office:value="0.0290270516840168">
            <text:p>0,0290270517</text:p>
          </table:table-cell>
          <table:table-cell/>
          <table:table-cell table:formula="of:=[.J174]/[.AC174]" office:value-type="float" office:value="1.1835604350553">
            <text:p>1,1835604351</text:p>
          </table:table-cell>
        </table:table-row>
        <table:table-row table:style-name="ro1">
          <table:table-cell office:value-type="float" office:value="-0.78">
            <text:p>-0,78</text:p>
          </table:table-cell>
          <table:table-cell office:value-type="float" office:value="-392.596972960819">
            <text:p>-392,5969729608</text:p>
          </table:table-cell>
          <table:table-cell office:value-type="float" office:value="201.417893223686">
            <text:p>201,4178932237</text:p>
          </table:table-cell>
          <table:table-cell office:value-type="float" office:value="442.198710250865">
            <text:p>442,1987102509</text:p>
          </table:table-cell>
          <table:table-cell office:value-type="float" office:value="112.358137873579">
            <text:p>112,3581378736</text:p>
          </table:table-cell>
          <table:table-cell/>
          <table:table-cell table:formula="of:=SQRT([.B175]*[.B175] + [.C175]*[.C175])" office:value-type="float" office:value="441.249986842681">
            <text:p>441,2499868427</text:p>
          </table:table-cell>
          <table:table-cell table:formula="of:=SQRT([.D175]*[.D175]+[.E175]*[.E175])" office:value-type="float" office:value="456.249986842681">
            <text:p>456,2499868427</text:p>
          </table:table-cell>
          <table:table-cell/>
          <table:table-cell table:formula="of:=ASIN(ABS([.B175]/[.G175]))" office:value-type="float" office:value="1.09677133781712">
            <text:p>1,0967713378</text:p>
          </table:table-cell>
          <table:table-cell table:formula="of:=ASIN(ABS([.D175]/[.H175]))" office:value-type="float" office:value="1.32197225307751">
            <text:p>1,3219722531</text:p>
          </table:table-cell>
          <table:table-cell/>
          <table:table-cell table:formula="of:=[.J175]/[.K175]" office:value-type="float" office:value="0.829647774576111">
            <text:p>0,8296477746</text:p>
          </table:table-cell>
          <table:table-cell/>
          <table:table-cell table:formula="of:=IF([.C175]&lt;0;-[.A175];[.A175])" office:value-type="float" office:value="-0.78">
            <text:p>-0,78</text:p>
          </table:table-cell>
          <table:table-cell table:formula="of:=ABS([.C175])" office:value-type="float" office:value="201.417893223686">
            <text:p>201,4178932237</text:p>
          </table:table-cell>
          <table:table-cell table:formula="of:=ABS([.E175])" office:value-type="float" office:value="112.358137873579">
            <text:p>112,3581378736</text:p>
          </table:table-cell>
          <table:table-cell/>
          <table:table-cell table:formula="of:=1+[.$R$3]*[.O175]+[.$Q$3]*[.O175]*[.O175]*[.O175]" office:value-type="float" office:value="0.8202724">
            <text:p>0,8202724</text:p>
          </table:table-cell>
          <table:table-cell table:formula="of:=[.J175]/[.S175]" office:value-type="float" office:value="1.33708184966009">
            <text:p>1,3370818497</text:p>
          </table:table-cell>
          <table:table-cell table:formula="of:=ABS([.T175]-[.K175])" office:value-type="float" office:value="0.0151095965825836">
            <text:p>0,0151095966</text:p>
          </table:table-cell>
          <table:table-cell table:number-columns-repeated="4"/>
          <table:table-cell table:formula="of:=-([.B175]+[.$Z$2])" office:value-type="float" office:value="392.596972960819">
            <text:p>392,5969729608</text:p>
          </table:table-cell>
          <table:table-cell table:formula="of:=[.P175]+[.O175]*[.G175]*([.$AA$2]+[.$AA$1]*ABS([.P175]/[.B175]))" office:value-type="float" office:value="99.482352042375">
            <text:p>99,4823520424</text:p>
          </table:table-cell>
          <table:table-cell table:formula="of:=SQRT([.Z175]*[.Z175]+[.AA175]*[.AA175])" office:value-type="float" office:value="405.005088296285">
            <text:p>405,0050882963</text:p>
          </table:table-cell>
          <table:table-cell table:formula="of:=ASIN(ABS([.Z175]/[.AB175]))" office:value-type="float" office:value="1.32262435143146">
            <text:p>1,3226243514</text:p>
          </table:table-cell>
          <table:table-cell table:formula="of:=ABS([.K175]-[.AC175])" office:value-type="float" office:value="0.000652098353953079">
            <text:p>0,0006520984</text:p>
          </table:table-cell>
          <table:table-cell/>
          <table:table-cell table:formula="of:=[.J175]/[.AC175]" office:value-type="float" office:value="0.829238730279009">
            <text:p>0,8292387303</text:p>
          </table:table-cell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-151.384897901337">
            <text:p>-151,3848979013</text:p>
          </table:table-cell>
          <table:table-cell office:value-type="float" office:value="-100.666258858004">
            <text:p>-100,666258858</text:p>
          </table:table-cell>
          <table:table-cell office:value-type="float" office:value="180.276366460881">
            <text:p>180,2763664609</text:p>
          </table:table-cell>
          <table:table-cell office:value-type="float" office:value="-78.9335272598663">
            <text:p>-78,9335272599</text:p>
          </table:table-cell>
          <table:table-cell/>
          <table:table-cell table:formula="of:=SQRT([.B176]*[.B176] + [.C176]*[.C176])" office:value-type="float" office:value="181.799568165232">
            <text:p>181,7995681652</text:p>
          </table:table-cell>
          <table:table-cell table:formula="of:=SQRT([.D176]*[.D176]+[.E176]*[.E176])" office:value-type="float" office:value="196.799568165232">
            <text:p>196,7995681652</text:p>
          </table:table-cell>
          <table:table-cell/>
          <table:table-cell table:formula="of:=ASIN(ABS([.B176]/[.G176]))" office:value-type="float" office:value="0.983969976360498">
            <text:p>0,9839699764</text:p>
          </table:table-cell>
          <table:table-cell table:formula="of:=ASIN(ABS([.D176]/[.H176]))" office:value-type="float" office:value="1.1580943857597">
            <text:p>1,1580943858</text:p>
          </table:table-cell>
          <table:table-cell/>
          <table:table-cell table:formula="of:=[.J176]/[.K176]" office:value-type="float" office:value="0.84964575293664">
            <text:p>0,8496457529</text:p>
          </table:table-cell>
          <table:table-cell/>
          <table:table-cell table:formula="of:=IF([.C176]&lt;0;-[.A176];[.A176])" office:value-type="float" office:value="-0.64">
            <text:p>-0,64</text:p>
          </table:table-cell>
          <table:table-cell table:formula="of:=ABS([.C176])" office:value-type="float" office:value="100.666258858004">
            <text:p>100,666258858</text:p>
          </table:table-cell>
          <table:table-cell table:formula="of:=ABS([.E176])" office:value-type="float" office:value="78.9335272598663">
            <text:p>78,9335272599</text:p>
          </table:table-cell>
          <table:table-cell/>
          <table:table-cell table:formula="of:=1+[.$R$3]*[.O176]+[.$Q$3]*[.O176]*[.O176]*[.O176]" office:value-type="float" office:value="0.8588928">
            <text:p>0,8588928</text:p>
          </table:table-cell>
          <table:table-cell table:formula="of:=[.J176]/[.S176]" office:value-type="float" office:value="1.14562606225189">
            <text:p>1,1456260623</text:p>
          </table:table-cell>
          <table:table-cell table:formula="of:=ABS([.T176]-[.K176])" office:value-type="float" office:value="0.0124683235078145">
            <text:p>0,0124683235</text:p>
          </table:table-cell>
          <table:table-cell table:number-columns-repeated="4"/>
          <table:table-cell table:formula="of:=-([.B176]+[.$Z$2])" office:value-type="float" office:value="151.384897901337">
            <text:p>151,3848979013</text:p>
          </table:table-cell>
          <table:table-cell table:formula="of:=[.P176]+[.O176]*[.G176]*([.$AA$2]+[.$AA$1]*ABS([.P176]/[.B176]))" office:value-type="float" office:value="64.615002281495">
            <text:p>64,6150022815</text:p>
          </table:table-cell>
          <table:table-cell table:formula="of:=SQRT([.Z176]*[.Z176]+[.AA176]*[.AA176])" office:value-type="float" office:value="164.59795209065">
            <text:p>164,5979520907</text:p>
          </table:table-cell>
          <table:table-cell table:formula="of:=ASIN(ABS([.Z176]/[.AB176]))" office:value-type="float" office:value="1.16738010366344">
            <text:p>1,1673801037</text:p>
          </table:table-cell>
          <table:table-cell table:formula="of:=ABS([.K176]-[.AC176])" office:value-type="float" office:value="0.009285717903734">
            <text:p>0,0092857179</text:p>
          </table:table-cell>
          <table:table-cell/>
          <table:table-cell table:formula="of:=[.J176]/[.AC176]" office:value-type="float" office:value="0.842887396549448">
            <text:p>0,8428873965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-184.567563539542">
            <text:p>-184,5675635395</text:p>
          </table:table-cell>
          <table:table-cell office:value-type="float" office:value="114.177417015684">
            <text:p>114,1774170157</text:p>
          </table:table-cell>
          <table:table-cell office:value-type="float" office:value="182.414955865584">
            <text:p>182,4149558656</text:p>
          </table:table-cell>
          <table:table-cell office:value-type="float" office:value="134.769536604134">
            <text:p>134,7695366041</text:p>
          </table:table-cell>
          <table:table-cell/>
          <table:table-cell table:formula="of:=SQRT([.B177]*[.B177] + [.C177]*[.C177])" office:value-type="float" office:value="217.029187132276">
            <text:p>217,0291871323</text:p>
          </table:table-cell>
          <table:table-cell table:formula="of:=SQRT([.D177]*[.D177]+[.E177]*[.E177])" office:value-type="float" office:value="226.799568165233">
            <text:p>226,7995681652</text:p>
          </table:table-cell>
          <table:table-cell/>
          <table:table-cell table:formula="of:=ASIN(ABS([.B177]/[.G177]))" office:value-type="float" office:value="1.01679713268021">
            <text:p>1,0167971327</text:p>
          </table:table-cell>
          <table:table-cell table:formula="of:=ASIN(ABS([.D177]/[.H177]))" office:value-type="float" office:value="0.934496988130086">
            <text:p>0,9344969881</text:p>
          </table:table-cell>
          <table:table-cell/>
          <table:table-cell table:formula="of:=[.J177]/[.K177]" office:value-type="float" office:value="1.08806892434699">
            <text:p>1,0880689243</text:p>
          </table:table-cell>
          <table:table-cell/>
          <table:table-cell table:formula="of:=IF([.C177]&lt;0;-[.A177];[.A177])" office:value-type="float" office:value="0.4">
            <text:p>0,4</text:p>
          </table:table-cell>
          <table:table-cell table:formula="of:=ABS([.C177])" office:value-type="float" office:value="114.177417015684">
            <text:p>114,1774170157</text:p>
          </table:table-cell>
          <table:table-cell table:formula="of:=ABS([.E177])" office:value-type="float" office:value="134.769536604134">
            <text:p>134,7695366041</text:p>
          </table:table-cell>
          <table:table-cell/>
          <table:table-cell table:formula="of:=1+[.$R$3]*[.O177]+[.$Q$3]*[.O177]*[.O177]*[.O177]" office:value-type="float" office:value="1.0832">
            <text:p>1,0832</text:p>
          </table:table-cell>
          <table:table-cell table:formula="of:=[.J177]/[.S177]" office:value-type="float" office:value="0.938697500627959">
            <text:p>0,9386975006</text:p>
          </table:table-cell>
          <table:table-cell table:formula="of:=ABS([.T177]-[.K177])" office:value-type="float" office:value="0.0042005124978729">
            <text:p>0,0042005125</text:p>
          </table:table-cell>
          <table:table-cell table:number-columns-repeated="4"/>
          <table:table-cell table:formula="of:=-([.B177]+[.$Z$2])" office:value-type="float" office:value="184.567563539542">
            <text:p>184,5675635395</text:p>
          </table:table-cell>
          <table:table-cell table:formula="of:=[.P177]+[.O177]*[.G177]*([.$AA$2]+[.$AA$1]*ABS([.P177]/[.B177]))" office:value-type="float" office:value="140.713654948325">
            <text:p>140,7136549483</text:p>
          </table:table-cell>
          <table:table-cell table:formula="of:=SQRT([.Z177]*[.Z177]+[.AA177]*[.AA177])" office:value-type="float" office:value="232.089461630293">
            <text:p>232,0894616303</text:p>
          </table:table-cell>
          <table:table-cell table:formula="of:=ASIN(ABS([.Z177]/[.AB177]))" office:value-type="float" office:value="0.919408583266403">
            <text:p>0,9194085833</text:p>
          </table:table-cell>
          <table:table-cell table:formula="of:=ABS([.K177]-[.AC177])" office:value-type="float" office:value="0.0150884048636833">
            <text:p>0,0150884049</text:p>
          </table:table-cell>
          <table:table-cell/>
          <table:table-cell table:formula="of:=[.J177]/[.AC177]" office:value-type="float" office:value="1.10592521234445">
            <text:p>1,1059252123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-177.783854683491">
            <text:p>-177,7838546835</text:p>
          </table:table-cell>
          <table:table-cell office:value-type="float" office:value="172.577049957631">
            <text:p>172,5770499576</text:p>
          </table:table-cell>
          <table:table-cell office:value-type="float" office:value="159.029414790292">
            <text:p>159,0294147903</text:p>
          </table:table-cell>
          <table:table-cell office:value-type="float" office:value="201.632495995332">
            <text:p>201,6324959953</text:p>
          </table:table-cell>
          <table:table-cell/>
          <table:table-cell table:formula="of:=SQRT([.B178]*[.B178] + [.C178]*[.C178])" office:value-type="float" office:value="247.769927873016">
            <text:p>247,769927873</text:p>
          </table:table-cell>
          <table:table-cell table:formula="of:=SQRT([.D178]*[.D178]+[.E178]*[.E178])" office:value-type="float" office:value="256.799568165233">
            <text:p>256,7995681652</text:p>
          </table:table-cell>
          <table:table-cell/>
          <table:table-cell table:formula="of:=ASIN(ABS([.B178]/[.G178]))" office:value-type="float" office:value="0.800258330122115">
            <text:p>0,8002583301</text:p>
          </table:table-cell>
          <table:table-cell table:formula="of:=ASIN(ABS([.D178]/[.H178]))" office:value-type="float" office:value="0.667818321238744">
            <text:p>0,6678183212</text:p>
          </table:table-cell>
          <table:table-cell/>
          <table:table-cell table:formula="of:=[.J178]/[.K178]" office:value-type="float" office:value="1.19831742357368">
            <text:p>1,1983174236</text:p>
          </table:table-cell>
          <table:table-cell/>
          <table:table-cell table:formula="of:=IF([.C178]&lt;0;-[.A178];[.A178])" office:value-type="float" office:value="0.6">
            <text:p>0,6</text:p>
          </table:table-cell>
          <table:table-cell table:formula="of:=ABS([.C178])" office:value-type="float" office:value="172.577049957631">
            <text:p>172,5770499576</text:p>
          </table:table-cell>
          <table:table-cell table:formula="of:=ABS([.E178])" office:value-type="float" office:value="201.632495995332">
            <text:p>201,6324959953</text:p>
          </table:table-cell>
          <table:table-cell/>
          <table:table-cell table:formula="of:=1+[.$R$3]*[.O178]+[.$Q$3]*[.O178]*[.O178]*[.O178]" office:value-type="float" office:value="1.1308">
            <text:p>1,1308</text:p>
          </table:table-cell>
          <table:table-cell table:formula="of:=[.J178]/[.S178]" office:value-type="float" office:value="0.707692191476932">
            <text:p>0,7076921915</text:p>
          </table:table-cell>
          <table:table-cell table:formula="of:=ABS([.T178]-[.K178])" office:value-type="float" office:value="0.0398738702381882">
            <text:p>0,0398738702</text:p>
          </table:table-cell>
          <table:table-cell table:number-columns-repeated="4"/>
          <table:table-cell table:formula="of:=-([.B178]+[.$Z$2])" office:value-type="float" office:value="177.783854683491">
            <text:p>177,7838546835</text:p>
          </table:table-cell>
          <table:table-cell table:formula="of:=[.P178]+[.O178]*[.G178]*([.$AA$2]+[.$AA$1]*ABS([.P178]/[.B178]))" office:value-type="float" office:value="222.730263912691">
            <text:p>222,7302639127</text:p>
          </table:table-cell>
          <table:table-cell table:formula="of:=SQRT([.Z178]*[.Z178]+[.AA178]*[.AA178])" office:value-type="float" office:value="284.983981038826">
            <text:p>284,9839810388</text:p>
          </table:table-cell>
          <table:table-cell table:formula="of:=ASIN(ABS([.Z178]/[.AB178]))" office:value-type="float" office:value="0.673643947496269">
            <text:p>0,6736439475</text:p>
          </table:table-cell>
          <table:table-cell table:formula="of:=ABS([.K178]-[.AC178])" office:value-type="float" office:value="0.00582562625752536">
            <text:p>0,0058256263</text:p>
          </table:table-cell>
          <table:table-cell/>
          <table:table-cell table:formula="of:=[.J178]/[.AC178]" office:value-type="float" office:value="1.18795445739019">
            <text:p>1,1879544574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186.94041721688">
            <text:p>-186,9404172169</text:p>
          </table:table-cell>
          <table:table-cell office:value-type="float" office:value="-197.302523211401">
            <text:p>-197,3025232114</text:p>
          </table:table-cell>
          <table:table-cell office:value-type="float" office:value="160.718009220054">
            <text:p>160,7180092201</text:p>
          </table:table-cell>
          <table:table-cell office:value-type="float" office:value="237.536763074911">
            <text:p>237,5367630749</text:p>
          </table:table-cell>
          <table:table-cell/>
          <table:table-cell table:formula="of:=SQRT([.B179]*[.B179] + [.C179]*[.C179])" office:value-type="float" office:value="271.799568165232">
            <text:p>271,7995681652</text:p>
          </table:table-cell>
          <table:table-cell table:formula="of:=SQRT([.D179]*[.D179]+[.E179]*[.E179])" office:value-type="float" office:value="286.799568165233">
            <text:p>286,7995681652</text:p>
          </table:table-cell>
          <table:table-cell/>
          <table:table-cell table:formula="of:=ASIN(ABS([.B179]/[.G179]))" office:value-type="float" office:value="0.758437108164534">
            <text:p>0,7584371082</text:p>
          </table:table-cell>
          <table:table-cell table:formula="of:=ASIN(ABS([.D179]/[.H179]))" office:value-type="float" office:value="0.594849870252095">
            <text:p>0,5948498703</text:p>
          </table:table-cell>
          <table:table-cell/>
          <table:table-cell table:formula="of:=[.J179]/[.K179]" office:value-type="float" office:value="1.27500592349984">
            <text:p>1,2750059235</text:p>
          </table:table-cell>
          <table:table-cell/>
          <table:table-cell table:formula="of:=IF([.C179]&lt;0;-[.A179];[.A179])" office:value-type="float" office:value="0.8">
            <text:p>0,8</text:p>
          </table:table-cell>
          <table:table-cell table:formula="of:=ABS([.C179])" office:value-type="float" office:value="197.302523211401">
            <text:p>197,3025232114</text:p>
          </table:table-cell>
          <table:table-cell table:formula="of:=ABS([.E179])" office:value-type="float" office:value="237.536763074911">
            <text:p>237,5367630749</text:p>
          </table:table-cell>
          <table:table-cell/>
          <table:table-cell table:formula="of:=1+[.$R$3]*[.O179]+[.$Q$3]*[.O179]*[.O179]*[.O179]" office:value-type="float" office:value="1.1856">
            <text:p>1,1856</text:p>
          </table:table-cell>
          <table:table-cell table:formula="of:=[.J179]/[.S179]" office:value-type="float" office:value="0.639707412419479">
            <text:p>0,6397074124</text:p>
          </table:table-cell>
          <table:table-cell table:formula="of:=ABS([.T179]-[.K179])" office:value-type="float" office:value="0.044857542167384">
            <text:p>0,0448575422</text:p>
          </table:table-cell>
          <table:table-cell table:number-columns-repeated="4"/>
          <table:table-cell table:formula="of:=-([.B179]+[.$Z$2])" office:value-type="float" office:value="186.94041721688">
            <text:p>186,9404172169</text:p>
          </table:table-cell>
          <table:table-cell table:formula="of:=[.P179]+[.O179]*[.G179]*([.$AA$2]+[.$AA$1]*ABS([.P179]/[.B179]))" office:value-type="float" office:value="272.316746817491">
            <text:p>272,3167468175</text:p>
          </table:table-cell>
          <table:table-cell table:formula="of:=SQRT([.Z179]*[.Z179]+[.AA179]*[.AA179])" office:value-type="float" office:value="330.307629621967">
            <text:p>330,307629622</text:p>
          </table:table-cell>
          <table:table-cell table:formula="of:=ASIN(ABS([.Z179]/[.AB179]))" office:value-type="float" office:value="0.601595430748646">
            <text:p>0,6015954307</text:p>
          </table:table-cell>
          <table:table-cell table:formula="of:=ABS([.K179]-[.AC179])" office:value-type="float" office:value="0.00674556049655173">
            <text:p>0,0067455605</text:p>
          </table:table-cell>
          <table:table-cell/>
          <table:table-cell table:formula="of:=[.J179]/[.AC179]" office:value-type="float" office:value="1.26070955562397">
            <text:p>1,2607095556</text:p>
          </table:table-cell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-169.256718285926">
            <text:p>-169,2567182859</text:p>
          </table:table-cell>
          <table:table-cell office:value-type="float" office:value="-258.821555328805">
            <text:p>-258,8215553288</text:p>
          </table:table-cell>
          <table:table-cell office:value-type="float" office:value="153.645814244619">
            <text:p>153,6458142446</text:p>
          </table:table-cell>
          <table:table-cell office:value-type="float" office:value="-235.99005822105">
            <text:p>-235,9900582211</text:p>
          </table:table-cell>
          <table:table-cell/>
          <table:table-cell table:formula="of:=SQRT([.B180]*[.B180] + [.C180]*[.C180])" office:value-type="float" office:value="309.251409354497">
            <text:p>309,2514093545</text:p>
          </table:table-cell>
          <table:table-cell table:formula="of:=SQRT([.D180]*[.D180]+[.E180]*[.E180])" office:value-type="float" office:value="281.599616146873">
            <text:p>281,5996161469</text:p>
          </table:table-cell>
          <table:table-cell/>
          <table:table-cell table:formula="of:=ASIN(ABS([.B180]/[.G180]))" office:value-type="float" office:value="0.579147992188876">
            <text:p>0,5791479922</text:p>
          </table:table-cell>
          <table:table-cell table:formula="of:=ASIN(ABS([.D180]/[.H180]))" office:value-type="float" office:value="0.577126356408385">
            <text:p>0,5771263564</text:p>
          </table:table-cell>
          <table:table-cell/>
          <table:table-cell table:formula="of:=[.J180]/[.K180]" office:value-type="float" office:value="1.00350293442336">
            <text:p>1,0035029344</text:p>
          </table:table-cell>
          <table:table-cell/>
          <table:table-cell table:formula="of:=IF([.C180]&lt;0;-[.A180];[.A180])" office:value-type="float" office:value="0.2">
            <text:p>0,2</text:p>
          </table:table-cell>
          <table:table-cell table:formula="of:=ABS([.C180])" office:value-type="float" office:value="258.821555328805">
            <text:p>258,8215553288</text:p>
          </table:table-cell>
          <table:table-cell table:formula="of:=ABS([.E180])" office:value-type="float" office:value="235.99005822105">
            <text:p>235,9900582211</text:p>
          </table:table-cell>
          <table:table-cell/>
          <table:table-cell table:formula="of:=1+[.$R$3]*[.O180]+[.$Q$3]*[.O180]*[.O180]*[.O180]" office:value-type="float" office:value="1.0404">
            <text:p>1,0404</text:p>
          </table:table-cell>
          <table:table-cell table:formula="of:=[.J180]/[.S180]" office:value-type="float" office:value="0.556658969808608">
            <text:p>0,5566589698</text:p>
          </table:table-cell>
          <table:table-cell table:formula="of:=ABS([.T180]-[.K180])" office:value-type="float" office:value="0.0204673865997768">
            <text:p>0,0204673866</text:p>
          </table:table-cell>
          <table:table-cell table:number-columns-repeated="4"/>
          <table:table-cell table:formula="of:=-([.B180]+[.$Z$2])" office:value-type="float" office:value="169.256718285926">
            <text:p>169,2567182859</text:p>
          </table:table-cell>
          <table:table-cell table:formula="of:=[.P180]+[.O180]*[.G180]*([.$AA$2]+[.$AA$1]*ABS([.P180]/[.B180]))" office:value-type="float" office:value="282.796265038103">
            <text:p>282,7962650381</text:p>
          </table:table-cell>
          <table:table-cell table:formula="of:=SQRT([.Z180]*[.Z180]+[.AA180]*[.AA180])" office:value-type="float" office:value="329.577857576055">
            <text:p>329,5778575761</text:p>
          </table:table-cell>
          <table:table-cell table:formula="of:=ASIN(ABS([.Z180]/[.AB180]))" office:value-type="float" office:value="0.539324039767793">
            <text:p>0,5393240398</text:p>
          </table:table-cell>
          <table:table-cell table:formula="of:=ABS([.K180]-[.AC180])" office:value-type="float" office:value="0.0378023166405921">
            <text:p>0,0378023166</text:p>
          </table:table-cell>
          <table:table-cell/>
          <table:table-cell table:formula="of:=[.J180]/[.AC180]" office:value-type="float" office:value="1.07384049195773">
            <text:p>1,073840492</text:p>
          </table:table-cell>
        </table:table-row>
        <table:table-row table:style-name="ro1">
          <table:table-cell office:value-type="float" office:value="-0.24">
            <text:p>-0,24</text:p>
          </table:table-cell>
          <table:table-cell office:value-type="float" office:value="-171.654678588488">
            <text:p>-171,6546785885</text:p>
          </table:table-cell>
          <table:table-cell office:value-type="float" office:value="-269.484240189929">
            <text:p>-269,4842401899</text:p>
          </table:table-cell>
          <table:table-cell office:value-type="float" office:value="182.509151995497">
            <text:p>182,5091519955</text:p>
          </table:table-cell>
          <table:table-cell office:value-type="float" office:value="-294.89040323055">
            <text:p>-294,8904032306</text:p>
          </table:table-cell>
          <table:table-cell/>
          <table:table-cell table:formula="of:=SQRT([.B181]*[.B181] + [.C181]*[.C181])" office:value-type="float" office:value="319.510695270222">
            <text:p>319,5106952702</text:p>
          </table:table-cell>
          <table:table-cell table:formula="of:=SQRT([.D181]*[.D181]+[.E181]*[.E181])" office:value-type="float" office:value="346.799568165232">
            <text:p>346,7995681652</text:p>
          </table:table-cell>
          <table:table-cell/>
          <table:table-cell table:formula="of:=ASIN(ABS([.B181]/[.G181]))" office:value-type="float" office:value="0.567164124493163">
            <text:p>0,5671641245</text:p>
          </table:table-cell>
          <table:table-cell table:formula="of:=ASIN(ABS([.D181]/[.H181]))" office:value-type="float" office:value="0.554204400187377">
            <text:p>0,5542044002</text:p>
          </table:table-cell>
          <table:table-cell/>
          <table:table-cell table:formula="of:=[.J181]/[.K181]" office:value-type="float" office:value="1.02338437641672">
            <text:p>1,0233843764</text:p>
          </table:table-cell>
          <table:table-cell/>
          <table:table-cell table:formula="of:=IF([.C181]&lt;0;-[.A181];[.A181])" office:value-type="float" office:value="0.24">
            <text:p>0,24</text:p>
          </table:table-cell>
          <table:table-cell table:formula="of:=ABS([.C181])" office:value-type="float" office:value="269.484240189929">
            <text:p>269,4842401899</text:p>
          </table:table-cell>
          <table:table-cell table:formula="of:=ABS([.E181])" office:value-type="float" office:value="294.89040323055">
            <text:p>294,8904032306</text:p>
          </table:table-cell>
          <table:table-cell/>
          <table:table-cell table:formula="of:=1+[.$R$3]*[.O181]+[.$Q$3]*[.O181]*[.O181]*[.O181]" office:value-type="float" office:value="1.0486912">
            <text:p>1,0486912</text:p>
          </table:table-cell>
          <table:table-cell table:formula="of:=[.J181]/[.S181]" office:value-type="float" office:value="0.540830441309284">
            <text:p>0,5408304413</text:p>
          </table:table-cell>
          <table:table-cell table:formula="of:=ABS([.T181]-[.K181])" office:value-type="float" office:value="0.0133739588780927">
            <text:p>0,0133739589</text:p>
          </table:table-cell>
          <table:table-cell table:number-columns-repeated="4"/>
          <table:table-cell table:formula="of:=-([.B181]+[.$Z$2])" office:value-type="float" office:value="171.654678588488">
            <text:p>171,6546785885</text:p>
          </table:table-cell>
          <table:table-cell table:formula="of:=[.P181]+[.O181]*[.G181]*([.$AA$2]+[.$AA$1]*ABS([.P181]/[.B181]))" office:value-type="float" office:value="299.489581602989">
            <text:p>299,489581603</text:p>
          </table:table-cell>
          <table:table-cell table:formula="of:=SQRT([.Z181]*[.Z181]+[.AA181]*[.AA181])" office:value-type="float" office:value="345.194638095742">
            <text:p>345,1946380957</text:p>
          </table:table-cell>
          <table:table-cell table:formula="of:=ASIN(ABS([.Z181]/[.AB181]))" office:value-type="float" office:value="0.520448436212329">
            <text:p>0,5204484362</text:p>
          </table:table-cell>
          <table:table-cell table:formula="of:=ABS([.K181]-[.AC181])" office:value-type="float" office:value="0.033755963975048">
            <text:p>0,033755964</text:p>
          </table:table-cell>
          <table:table-cell/>
          <table:table-cell table:formula="of:=[.J181]/[.AC181]" office:value-type="float" office:value="1.08976045469714">
            <text:p>1,0897604547</text:p>
          </table:table-cell>
        </table:table-row>
        <table:table-row table:style-name="ro1">
          <table:table-cell office:value-type="float" office:value="-0.28">
            <text:p>-0,28</text:p>
          </table:table-cell>
          <table:table-cell office:value-type="float" office:value="-156.395380121196">
            <text:p>-156,3953801212</text:p>
          </table:table-cell>
          <table:table-cell office:value-type="float" office:value="321.290042454201">
            <text:p>321,2900424542</text:p>
          </table:table-cell>
          <table:table-cell office:value-type="float" office:value="207.918995882187">
            <text:p>207,9189958822</text:p>
          </table:table-cell>
          <table:table-cell office:value-type="float" office:value="314.241317653884">
            <text:p>314,2413176539</text:p>
          </table:table-cell>
          <table:table-cell/>
          <table:table-cell table:formula="of:=SQRT([.B182]*[.B182] + [.C182]*[.C182])" office:value-type="float" office:value="357.332906829857">
            <text:p>357,3329068299</text:p>
          </table:table-cell>
          <table:table-cell table:formula="of:=SQRT([.D182]*[.D182]+[.E182]*[.E182])" office:value-type="float" office:value="376.799568165233">
            <text:p>376,7995681652</text:p>
          </table:table-cell>
          <table:table-cell/>
          <table:table-cell table:formula="of:=ASIN(ABS([.B182]/[.G182]))" office:value-type="float" office:value="0.453010284065073">
            <text:p>0,4530102841</text:p>
          </table:table-cell>
          <table:table-cell table:formula="of:=ASIN(ABS([.D182]/[.H182]))" office:value-type="float" office:value="0.584524198591117">
            <text:p>0,5845241986</text:p>
          </table:table-cell>
          <table:table-cell/>
          <table:table-cell table:formula="of:=[.J182]/[.K182]" office:value-type="float" office:value="0.775006894764951">
            <text:p>0,7750068948</text:p>
          </table:table-cell>
          <table:table-cell/>
          <table:table-cell table:formula="of:=IF([.C182]&lt;0;-[.A182];[.A182])" office:value-type="float" office:value="-0.28">
            <text:p>-0,28</text:p>
          </table:table-cell>
          <table:table-cell table:formula="of:=ABS([.C182])" office:value-type="float" office:value="321.290042454201">
            <text:p>321,2900424542</text:p>
          </table:table-cell>
          <table:table-cell table:formula="of:=ABS([.E182])" office:value-type="float" office:value="314.241317653884">
            <text:p>314,2413176539</text:p>
          </table:table-cell>
          <table:table-cell/>
          <table:table-cell table:formula="of:=1+[.$R$3]*[.O182]+[.$Q$3]*[.O182]*[.O182]*[.O182]" office:value-type="float" office:value="0.9429024">
            <text:p>0,9429024</text:p>
          </table:table-cell>
          <table:table-cell table:formula="of:=[.J182]/[.S182]" office:value-type="float" office:value="0.480442391561494">
            <text:p>0,4804423916</text:p>
          </table:table-cell>
          <table:table-cell table:formula="of:=ABS([.T182]-[.K182])" office:value-type="float" office:value="0.104081807029622">
            <text:p>0,104081807</text:p>
          </table:table-cell>
          <table:table-cell table:number-columns-repeated="4"/>
          <table:table-cell table:formula="of:=-([.B182]+[.$Z$2])" office:value-type="float" office:value="156.395380121196">
            <text:p>156,3953801212</text:p>
          </table:table-cell>
          <table:table-cell table:formula="of:=[.P182]+[.O182]*[.G182]*([.$AA$2]+[.$AA$1]*ABS([.P182]/[.B182]))" office:value-type="float" office:value="277.777796623336">
            <text:p>277,7777966233</text:p>
          </table:table-cell>
          <table:table-cell table:formula="of:=SQRT([.Z182]*[.Z182]+[.AA182]*[.AA182])" office:value-type="float" office:value="318.778950403204">
            <text:p>318,7789504032</text:p>
          </table:table-cell>
          <table:table-cell table:formula="of:=ASIN(ABS([.Z182]/[.AB182]))" office:value-type="float" office:value="0.512786916043457">
            <text:p>0,512786916</text:p>
          </table:table-cell>
          <table:table-cell table:formula="of:=ABS([.K182]-[.AC182])" office:value-type="float" office:value="0.0717372825476601">
            <text:p>0,0717372825</text:p>
          </table:table-cell>
          <table:table-cell/>
          <table:table-cell table:formula="of:=[.J182]/[.AC182]" office:value-type="float" office:value="0.883427930572788">
            <text:p>0,8834279306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273.558286584724">
            <text:p>-273,5582865847</text:p>
          </table:table-cell>
          <table:table-cell office:value-type="float" office:value="280.486658248289">
            <text:p>280,4866582483</text:p>
          </table:table-cell>
          <table:table-cell office:value-type="float" office:value="327.108331677899">
            <text:p>327,1083316779</text:p>
          </table:table-cell>
          <table:table-cell office:value-type="float" office:value="241.838847182005">
            <text:p>241,838847182</text:p>
          </table:table-cell>
          <table:table-cell/>
          <table:table-cell table:formula="of:=SQRT([.B183]*[.B183] + [.C183]*[.C183])" office:value-type="float" office:value="391.799568165232">
            <text:p>391,7995681652</text:p>
          </table:table-cell>
          <table:table-cell table:formula="of:=SQRT([.D183]*[.D183]+[.E183]*[.E183])" office:value-type="float" office:value="406.799568165232">
            <text:p>406,7995681652</text:p>
          </table:table-cell>
          <table:table-cell/>
          <table:table-cell table:formula="of:=ASIN(ABS([.B183]/[.G183]))" office:value-type="float" office:value="0.772893743645055">
            <text:p>0,7728937436</text:p>
          </table:table-cell>
          <table:table-cell table:formula="of:=ASIN(ABS([.D183]/[.H183]))" office:value-type="float" office:value="0.93416332565265">
            <text:p>0,9341633257</text:p>
          </table:table-cell>
          <table:table-cell/>
          <table:table-cell table:formula="of:=[.J183]/[.K183]" office:value-type="float" office:value="0.827364682835387">
            <text:p>0,8273646828</text:p>
          </table:table-cell>
          <table:table-cell/>
          <table:table-cell table:formula="of:=IF([.C183]&lt;0;-[.A183];[.A183])" office:value-type="float" office:value="-0.6">
            <text:p>-0,6</text:p>
          </table:table-cell>
          <table:table-cell table:formula="of:=ABS([.C183])" office:value-type="float" office:value="280.486658248289">
            <text:p>280,4866582483</text:p>
          </table:table-cell>
          <table:table-cell table:formula="of:=ABS([.E183])" office:value-type="float" office:value="241.838847182005">
            <text:p>241,838847182</text:p>
          </table:table-cell>
          <table:table-cell/>
          <table:table-cell table:formula="of:=1+[.$R$3]*[.O183]+[.$Q$3]*[.O183]*[.O183]*[.O183]" office:value-type="float" office:value="0.8692">
            <text:p>0,8692</text:p>
          </table:table-cell>
          <table:table-cell table:formula="of:=[.J183]/[.S183]" office:value-type="float" office:value="0.889201269725098">
            <text:p>0,8892012697</text:p>
          </table:table-cell>
          <table:table-cell table:formula="of:=ABS([.T183]-[.K183])" office:value-type="float" office:value="0.0449620559275517">
            <text:p>0,0449620559</text:p>
          </table:table-cell>
          <table:table-cell table:number-columns-repeated="4"/>
          <table:table-cell table:formula="of:=-([.B183]+[.$Z$2])" office:value-type="float" office:value="273.558286584724">
            <text:p>273,5582865847</text:p>
          </table:table-cell>
          <table:table-cell table:formula="of:=[.P183]+[.O183]*[.G183]*([.$AA$2]+[.$AA$1]*ABS([.P183]/[.B183]))" office:value-type="float" office:value="200.023701549769">
            <text:p>200,0237015498</text:p>
          </table:table-cell>
          <table:table-cell table:formula="of:=SQRT([.Z183]*[.Z183]+[.AA183]*[.AA183])" office:value-type="float" office:value="338.885847064821">
            <text:p>338,8858470648</text:p>
          </table:table-cell>
          <table:table-cell table:formula="of:=ASIN(ABS([.Z183]/[.AB183]))" office:value-type="float" office:value="0.93944123103597">
            <text:p>0,939441231</text:p>
          </table:table-cell>
          <table:table-cell table:formula="of:=ABS([.K183]-[.AC183])" office:value-type="float" office:value="0.0052779053833204">
            <text:p>0,0052779054</text:p>
          </table:table-cell>
          <table:table-cell/>
          <table:table-cell table:formula="of:=[.J183]/[.AC183]" office:value-type="float" office:value="0.822716438358518">
            <text:p>0,8227164384</text:p>
          </table:table-cell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-379.88807921568">
            <text:p>-379,8880792157</text:p>
          </table:table-cell>
          <table:table-cell office:value-type="float" office:value="-206.141482743278">
            <text:p>-206,1414827433</text:p>
          </table:table-cell>
          <table:table-cell office:value-type="float" office:value="410.048297946914">
            <text:p>410,0482979469</text:p>
          </table:table-cell>
          <table:table-cell office:value-type="float" office:value="-150.513308714454">
            <text:p>-150,5133087145</text:p>
          </table:table-cell>
          <table:table-cell/>
          <table:table-cell table:formula="of:=SQRT([.B184]*[.B184] + [.C184]*[.C184])" office:value-type="float" office:value="432.21437231746">
            <text:p>432,2143723175</text:p>
          </table:table-cell>
          <table:table-cell table:formula="of:=SQRT([.D184]*[.D184]+[.E184]*[.E184])" office:value-type="float" office:value="436.799568165233">
            <text:p>436,7995681652</text:p>
          </table:table-cell>
          <table:table-cell/>
          <table:table-cell table:formula="of:=ASIN(ABS([.B184]/[.G184]))" office:value-type="float" office:value="1.07362334541199">
            <text:p>1,0736233454</text:p>
          </table:table-cell>
          <table:table-cell table:formula="of:=ASIN(ABS([.D184]/[.H184]))" office:value-type="float" office:value="1.21900275077735">
            <text:p>1,2190027508</text:p>
          </table:table-cell>
          <table:table-cell/>
          <table:table-cell table:formula="of:=[.J184]/[.K184]" office:value-type="float" office:value="0.880739067017973">
            <text:p>0,880739067</text:p>
          </table:table-cell>
          <table:table-cell/>
          <table:table-cell table:formula="of:=IF([.C184]&lt;0;-[.A184];[.A184])" office:value-type="float" office:value="-0.52">
            <text:p>-0,52</text:p>
          </table:table-cell>
          <table:table-cell table:formula="of:=ABS([.C184])" office:value-type="float" office:value="206.141482743278">
            <text:p>206,1414827433</text:p>
          </table:table-cell>
          <table:table-cell table:formula="of:=ABS([.E184])" office:value-type="float" office:value="150.513308714454">
            <text:p>150,5133087145</text:p>
          </table:table-cell>
          <table:table-cell/>
          <table:table-cell table:formula="of:=1+[.$R$3]*[.O184]+[.$Q$3]*[.O184]*[.O184]*[.O184]" office:value-type="float" office:value="0.8889696">
            <text:p>0,8889696</text:p>
          </table:table-cell>
          <table:table-cell table:formula="of:=[.J184]/[.S184]" office:value-type="float" office:value="1.20771660292094">
            <text:p>1,2077166029</text:p>
          </table:table-cell>
          <table:table-cell table:formula="of:=ABS([.T184]-[.K184])" office:value-type="float" office:value="0.0112861478564117">
            <text:p>0,0112861479</text:p>
          </table:table-cell>
          <table:table-cell table:number-columns-repeated="4"/>
          <table:table-cell table:formula="of:=-([.B184]+[.$Z$2])" office:value-type="float" office:value="379.88807921568">
            <text:p>379,8880792157</text:p>
          </table:table-cell>
          <table:table-cell table:formula="of:=[.P184]+[.O184]*[.G184]*([.$AA$2]+[.$AA$1]*ABS([.P184]/[.B184]))" office:value-type="float" office:value="138.977344198968">
            <text:p>138,977344199</text:p>
          </table:table-cell>
          <table:table-cell table:formula="of:=SQRT([.Z184]*[.Z184]+[.AA184]*[.AA184])" office:value-type="float" office:value="404.511625210917">
            <text:p>404,5116252109</text:p>
          </table:table-cell>
          <table:table-cell table:formula="of:=ASIN(ABS([.Z184]/[.AB184]))" office:value-type="float" office:value="1.22008253908272">
            <text:p>1,2200825391</text:p>
          </table:table-cell>
          <table:table-cell table:formula="of:=ABS([.K184]-[.AC184])" office:value-type="float" office:value="0.00107978830537014">
            <text:p>0,0010797883</text:p>
          </table:table-cell>
          <table:table-cell/>
          <table:table-cell table:formula="of:=[.J184]/[.AC184]" office:value-type="float" office:value="0.87995960192919">
            <text:p>0,8799596019</text:p>
          </table:table-cell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-151.981871403938">
            <text:p>-151,9818714039</text:p>
          </table:table-cell>
          <table:table-cell office:value-type="float" office:value="-119.341058283802">
            <text:p>-119,3410582838</text:p>
          </table:table-cell>
          <table:table-cell office:value-type="float" office:value="178.328576434962">
            <text:p>178,328576435</text:p>
          </table:table-cell>
          <table:table-cell office:value-type="float" office:value="-102.887952772346">
            <text:p>-102,8879527723</text:p>
          </table:table-cell>
          <table:table-cell/>
          <table:table-cell table:formula="of:=SQRT([.B185]*[.B185] + [.C185]*[.C185])" office:value-type="float" office:value="193.237619080088">
            <text:p>193,2376190801</text:p>
          </table:table-cell>
          <table:table-cell table:formula="of:=SQRT([.D185]*[.D185]+[.E185]*[.E185])" office:value-type="float" office:value="205.881062749843">
            <text:p>205,8810627498</text:p>
          </table:table-cell>
          <table:table-cell/>
          <table:table-cell table:formula="of:=ASIN(ABS([.B185]/[.G185]))" office:value-type="float" office:value="0.905125235058415">
            <text:p>0,9051252351</text:p>
          </table:table-cell>
          <table:table-cell table:formula="of:=ASIN(ABS([.D185]/[.H185]))" office:value-type="float" office:value="1.04749241743308">
            <text:p>1,0474924174</text:p>
          </table:table-cell>
          <table:table-cell/>
          <table:table-cell table:formula="of:=[.J185]/[.K185]" office:value-type="float" office:value="0.864087624878909">
            <text:p>0,8640876249</text:p>
          </table:table-cell>
          <table:table-cell/>
          <table:table-cell table:formula="of:=IF([.C185]&lt;0;-[.A185];[.A185])" office:value-type="float" office:value="-0.48">
            <text:p>-0,48</text:p>
          </table:table-cell>
          <table:table-cell table:formula="of:=ABS([.C185])" office:value-type="float" office:value="119.341058283802">
            <text:p>119,3410582838</text:p>
          </table:table-cell>
          <table:table-cell table:formula="of:=ABS([.E185])" office:value-type="float" office:value="102.887952772346">
            <text:p>102,8879527723</text:p>
          </table:table-cell>
          <table:table-cell/>
          <table:table-cell table:formula="of:=1+[.$R$3]*[.O185]+[.$Q$3]*[.O185]*[.O185]*[.O185]" office:value-type="float" office:value="0.8984704">
            <text:p>0,8984704</text:p>
          </table:table-cell>
          <table:table-cell table:formula="of:=[.J185]/[.S185]" office:value-type="float" office:value="1.00740684952828">
            <text:p>1,0074068495</text:p>
          </table:table-cell>
          <table:table-cell table:formula="of:=ABS([.T185]-[.K185])" office:value-type="float" office:value="0.0400855679047967">
            <text:p>0,0400855679</text:p>
          </table:table-cell>
          <table:table-cell table:number-columns-repeated="4"/>
          <table:table-cell table:formula="of:=-([.B185]+[.$Z$2])" office:value-type="float" office:value="151.981871403938">
            <text:p>151,9818714039</text:p>
          </table:table-cell>
          <table:table-cell table:formula="of:=[.P185]+[.O185]*[.G185]*([.$AA$2]+[.$AA$1]*ABS([.P185]/[.B185]))" office:value-type="float" office:value="89.5975315343265">
            <text:p>89,5975315343</text:p>
          </table:table-cell>
          <table:table-cell table:formula="of:=SQRT([.Z185]*[.Z185]+[.AA185]*[.AA185])" office:value-type="float" office:value="176.426208065831">
            <text:p>176,4262080658</text:p>
          </table:table-cell>
          <table:table-cell table:formula="of:=ASIN(ABS([.Z185]/[.AB185]))" office:value-type="float" office:value="1.03811259273607">
            <text:p>1,0381125927</text:p>
          </table:table-cell>
          <table:table-cell table:formula="of:=ABS([.K185]-[.AC185])" office:value-type="float" office:value="0.00937982469701115">
            <text:p>0,0093798247</text:p>
          </table:table-cell>
          <table:table-cell/>
          <table:table-cell table:formula="of:=[.J185]/[.AC185]" office:value-type="float" office:value="0.871895053958311">
            <text:p>0,871895054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-171.258954522773">
            <text:p>-171,2589545228</text:p>
          </table:table-cell>
          <table:table-cell office:value-type="float" office:value="135.135478580388">
            <text:p>135,1354785804</text:p>
          </table:table-cell>
          <table:table-cell office:value-type="float" office:value="161.451473459721">
            <text:p>161,4514734597</text:p>
          </table:table-cell>
          <table:table-cell office:value-type="float" office:value="171.968885213809">
            <text:p>171,9688852138</text:p>
          </table:table-cell>
          <table:table-cell/>
          <table:table-cell table:formula="of:=SQRT([.B186]*[.B186] + [.C186]*[.C186])" office:value-type="float" office:value="218.154136049225">
            <text:p>218,1541360492</text:p>
          </table:table-cell>
          <table:table-cell table:formula="of:=SQRT([.D186]*[.D186]+[.E186]*[.E186])" office:value-type="float" office:value="235.881062749843">
            <text:p>235,8810627498</text:p>
          </table:table-cell>
          <table:table-cell/>
          <table:table-cell table:formula="of:=ASIN(ABS([.B186]/[.G186]))" office:value-type="float" office:value="0.902755011849612">
            <text:p>0,9027550118</text:p>
          </table:table-cell>
          <table:table-cell table:formula="of:=ASIN(ABS([.D186]/[.H186]))" office:value-type="float" office:value="0.753864619620305">
            <text:p>0,7538646196</text:p>
          </table:table-cell>
          <table:table-cell/>
          <table:table-cell table:formula="of:=[.J186]/[.K186]" office:value-type="float" office:value="1.19750282524772">
            <text:p>1,1975028252</text:p>
          </table:table-cell>
          <table:table-cell/>
          <table:table-cell table:formula="of:=IF([.C186]&lt;0;-[.A186];[.A186])" office:value-type="float" office:value="0.68">
            <text:p>0,68</text:p>
          </table:table-cell>
          <table:table-cell table:formula="of:=ABS([.C186])" office:value-type="float" office:value="135.135478580388">
            <text:p>135,1354785804</text:p>
          </table:table-cell>
          <table:table-cell table:formula="of:=ABS([.E186])" office:value-type="float" office:value="171.968885213809">
            <text:p>171,9688852138</text:p>
          </table:table-cell>
          <table:table-cell/>
          <table:table-cell table:formula="of:=1+[.$R$3]*[.O186]+[.$Q$3]*[.O186]*[.O186]*[.O186]" office:value-type="float" office:value="1.1517216">
            <text:p>1,1517216</text:p>
          </table:table-cell>
          <table:table-cell table:formula="of:=[.J186]/[.S186]" office:value-type="float" office:value="0.783830929149554">
            <text:p>0,7838309291</text:p>
          </table:table-cell>
          <table:table-cell table:formula="of:=ABS([.T186]-[.K186])" office:value-type="float" office:value="0.0299663095292498">
            <text:p>0,0299663095</text:p>
          </table:table-cell>
          <table:table-cell table:number-columns-repeated="4"/>
          <table:table-cell table:formula="of:=-([.B186]+[.$Z$2])" office:value-type="float" office:value="171.258954522773">
            <text:p>171,2589545228</text:p>
          </table:table-cell>
          <table:table-cell table:formula="of:=[.P186]+[.O186]*[.G186]*([.$AA$2]+[.$AA$1]*ABS([.P186]/[.B186]))" office:value-type="float" office:value="182.756595086459">
            <text:p>182,7565950865</text:p>
          </table:table-cell>
          <table:table-cell table:formula="of:=SQRT([.Z186]*[.Z186]+[.AA186]*[.AA186])" office:value-type="float" office:value="250.458784137888">
            <text:p>250,4587841379</text:p>
          </table:table-cell>
          <table:table-cell table:formula="of:=ASIN(ABS([.Z186]/[.AB186]))" office:value-type="float" office:value="0.752931791403968">
            <text:p>0,7529317914</text:p>
          </table:table-cell>
          <table:table-cell table:formula="of:=ABS([.K186]-[.AC186])" office:value-type="float" office:value="0.000932828216336667">
            <text:p>0,0009328282</text:p>
          </table:table-cell>
          <table:table-cell/>
          <table:table-cell table:formula="of:=[.J186]/[.AC186]" office:value-type="float" office:value="1.19898644492919">
            <text:p>1,1989864449</text:p>
          </table:table-cell>
        </table:table-row>
        <table:table-row table:style-name="ro1">
          <table:table-cell office:value-type="float" office:value="-0.52">
            <text:p>-0,52</text:p>
          </table:table-cell>
          <table:table-cell office:value-type="float" office:value="-157.083573320505">
            <text:p>-157,0835733205</text:p>
          </table:table-cell>
          <table:table-cell office:value-type="float" office:value="-191.628665723204">
            <text:p>-191,6286657232</text:p>
          </table:table-cell>
          <table:table-cell office:value-type="float" office:value="100.610249576164">
            <text:p>100,6102495762</text:p>
          </table:table-cell>
          <table:table-cell office:value-type="float" office:value="-147.929765870964">
            <text:p>-147,929765871</text:p>
          </table:table-cell>
          <table:table-cell/>
          <table:table-cell table:formula="of:=SQRT([.B187]*[.B187] + [.C187]*[.C187])" office:value-type="float" office:value="247.783765678856">
            <text:p>247,7837656789</text:p>
          </table:table-cell>
          <table:table-cell table:formula="of:=SQRT([.D187]*[.D187]+[.E187]*[.E187])" office:value-type="float" office:value="178.901196056416">
            <text:p>178,9011960564</text:p>
          </table:table-cell>
          <table:table-cell/>
          <table:table-cell table:formula="of:=ASIN(ABS([.B187]/[.G187]))" office:value-type="float" office:value="0.68665558189405">
            <text:p>0,6866555819</text:p>
          </table:table-cell>
          <table:table-cell table:formula="of:=ASIN(ABS([.D187]/[.H187]))" office:value-type="float" office:value="0.597259899239354">
            <text:p>0,5972598992</text:p>
          </table:table-cell>
          <table:table-cell/>
          <table:table-cell table:formula="of:=[.J187]/[.K187]" office:value-type="float" office:value="1.14967635156579">
            <text:p>1,1496763516</text:p>
          </table:table-cell>
          <table:table-cell/>
          <table:table-cell table:formula="of:=IF([.C187]&lt;0;-[.A187];[.A187])" office:value-type="float" office:value="0.52">
            <text:p>0,52</text:p>
          </table:table-cell>
          <table:table-cell table:formula="of:=ABS([.C187])" office:value-type="float" office:value="191.628665723204">
            <text:p>191,6286657232</text:p>
          </table:table-cell>
          <table:table-cell table:formula="of:=ABS([.E187])" office:value-type="float" office:value="147.929765870964">
            <text:p>147,929765871</text:p>
          </table:table-cell>
          <table:table-cell/>
          <table:table-cell table:formula="of:=1+[.$R$3]*[.O187]+[.$Q$3]*[.O187]*[.O187]*[.O187]" office:value-type="float" office:value="1.1110304">
            <text:p>1,1110304</text:p>
          </table:table-cell>
          <table:table-cell table:formula="of:=[.J187]/[.S187]" office:value-type="float" office:value="0.618034917761071">
            <text:p>0,6180349178</text:p>
          </table:table-cell>
          <table:table-cell table:formula="of:=ABS([.T187]-[.K187])" office:value-type="float" office:value="0.0207750185217166">
            <text:p>0,0207750185</text:p>
          </table:table-cell>
          <table:table-cell table:number-columns-repeated="4"/>
          <table:table-cell table:formula="of:=-([.B187]+[.$Z$2])" office:value-type="float" office:value="157.083573320505">
            <text:p>157,0835733205</text:p>
          </table:table-cell>
          <table:table-cell table:formula="of:=[.P187]+[.O187]*[.G187]*([.$AA$2]+[.$AA$1]*ABS([.P187]/[.B187]))" office:value-type="float" office:value="237.987035772284">
            <text:p>237,9870357723</text:p>
          </table:table-cell>
          <table:table-cell table:formula="of:=SQRT([.Z187]*[.Z187]+[.AA187]*[.AA187])" office:value-type="float" office:value="285.154481295344">
            <text:p>285,1544812953</text:p>
          </table:table-cell>
          <table:table-cell table:formula="of:=ASIN(ABS([.Z187]/[.AB187]))" office:value-type="float" office:value="0.58340850905115">
            <text:p>0,5834085091</text:p>
          </table:table-cell>
          <table:table-cell table:formula="of:=ABS([.K187]-[.AC187])" office:value-type="float" office:value="0.0138513901882037">
            <text:p>0,0138513902</text:p>
          </table:table-cell>
          <table:table-cell/>
          <table:table-cell table:formula="of:=[.J187]/[.AC187]" office:value-type="float" office:value="1.1769721751416">
            <text:p>1,1769721751</text:p>
          </table:table-cell>
        </table:table-row>
        <table:table-row table:style-name="ro1">
          <table:table-cell office:value-type="float" office:value="-0.4">
            <text:p>-0,4</text:p>
          </table:table-cell>
          <table:table-cell office:value-type="float" office:value="-157.837650221852">
            <text:p>-157,8376502219</text:p>
          </table:table-cell>
          <table:table-cell office:value-type="float" office:value="-254.842744054075">
            <text:p>-254,8427440541</text:p>
          </table:table-cell>
          <table:table-cell office:value-type="float" office:value="151.036122143738">
            <text:p>151,0361221437</text:p>
          </table:table-cell>
          <table:table-cell office:value-type="float" office:value="-265.609719095612">
            <text:p>-265,6097190956</text:p>
          </table:table-cell>
          <table:table-cell/>
          <table:table-cell table:formula="of:=SQRT([.B188]*[.B188] + [.C188]*[.C188])" office:value-type="float" office:value="299.76248601946">
            <text:p>299,7624860195</text:p>
          </table:table-cell>
          <table:table-cell table:formula="of:=SQRT([.D188]*[.D188]+[.E188]*[.E188])" office:value-type="float" office:value="305.549395467031">
            <text:p>305,549395467</text:p>
          </table:table-cell>
          <table:table-cell/>
          <table:table-cell table:formula="of:=ASIN(ABS([.B188]/[.G188]))" office:value-type="float" office:value="0.554528332657192">
            <text:p>0,5545283327</text:p>
          </table:table-cell>
          <table:table-cell table:formula="of:=ASIN(ABS([.D188]/[.H188]))" office:value-type="float" office:value="0.517040898953474">
            <text:p>0,517040899</text:p>
          </table:table-cell>
          <table:table-cell/>
          <table:table-cell table:formula="of:=[.J188]/[.K188]" office:value-type="float" office:value="1.07250380729957">
            <text:p>1,0725038073</text:p>
          </table:table-cell>
          <table:table-cell/>
          <table:table-cell table:formula="of:=IF([.C188]&lt;0;-[.A188];[.A188])" office:value-type="float" office:value="0.4">
            <text:p>0,4</text:p>
          </table:table-cell>
          <table:table-cell table:formula="of:=ABS([.C188])" office:value-type="float" office:value="254.842744054075">
            <text:p>254,8427440541</text:p>
          </table:table-cell>
          <table:table-cell table:formula="of:=ABS([.E188])" office:value-type="float" office:value="265.609719095612">
            <text:p>265,6097190956</text:p>
          </table:table-cell>
          <table:table-cell/>
          <table:table-cell table:formula="of:=1+[.$R$3]*[.O188]+[.$Q$3]*[.O188]*[.O188]*[.O188]" office:value-type="float" office:value="1.0832">
            <text:p>1,0832</text:p>
          </table:table-cell>
          <table:table-cell table:formula="of:=[.J188]/[.S188]" office:value-type="float" office:value="0.511935314491499">
            <text:p>0,5119353145</text:p>
          </table:table-cell>
          <table:table-cell table:formula="of:=ABS([.T188]-[.K188])" office:value-type="float" office:value="0.00510558446197495">
            <text:p>0,0051055845</text:p>
          </table:table-cell>
          <table:table-cell table:number-columns-repeated="4"/>
          <table:table-cell table:formula="of:=-([.B188]+[.$Z$2])" office:value-type="float" office:value="157.837650221852">
            <text:p>157,8376502219</text:p>
          </table:table-cell>
          <table:table-cell table:formula="of:=[.P188]+[.O188]*[.G188]*([.$AA$2]+[.$AA$1]*ABS([.P188]/[.B188]))" office:value-type="float" office:value="302.242735332085">
            <text:p>302,2427353321</text:p>
          </table:table-cell>
          <table:table-cell table:formula="of:=SQRT([.Z188]*[.Z188]+[.AA188]*[.AA188])" office:value-type="float" office:value="340.97418507649">
            <text:p>340,9741850765</text:p>
          </table:table-cell>
          <table:table-cell table:formula="of:=ASIN(ABS([.Z188]/[.AB188]))" office:value-type="float" office:value="0.481266352027362">
            <text:p>0,481266352</text:p>
          </table:table-cell>
          <table:table-cell table:formula="of:=ABS([.K188]-[.AC188])" office:value-type="float" office:value="0.0357745469261116">
            <text:p>0,0357745469</text:p>
          </table:table-cell>
          <table:table-cell/>
          <table:table-cell table:formula="of:=[.J188]/[.AC188]" office:value-type="float" office:value="1.1522275146002">
            <text:p>1,1522275146</text:p>
          </table:table-cell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-201.653308154785">
            <text:p>-201,6533081548</text:p>
          </table:table-cell>
          <table:table-cell office:value-type="float" office:value="-244.062358710765">
            <text:p>-244,0623587108</text:p>
          </table:table-cell>
          <table:table-cell office:value-type="float" office:value="257.241647334979">
            <text:p>257,241647335</text:p>
          </table:table-cell>
          <table:table-cell office:value-type="float" office:value="-215.453316694537">
            <text:p>-215,4533166945</text:p>
          </table:table-cell>
          <table:table-cell/>
          <table:table-cell table:formula="of:=SQRT([.B189]*[.B189] + [.C189]*[.C189])" office:value-type="float" office:value="316.591995522993">
            <text:p>316,591995523</text:p>
          </table:table-cell>
          <table:table-cell table:formula="of:=SQRT([.D189]*[.D189]+[.E189]*[.E189])" office:value-type="float" office:value="335.549395467031">
            <text:p>335,549395467</text:p>
          </table:table-cell>
          <table:table-cell/>
          <table:table-cell table:formula="of:=ASIN(ABS([.B189]/[.G189]))" office:value-type="float" office:value="0.690535529121601">
            <text:p>0,6905355291</text:p>
          </table:table-cell>
          <table:table-cell table:formula="of:=ASIN(ABS([.D189]/[.H189]))" office:value-type="float" office:value="0.873573367431255">
            <text:p>0,8735733674</text:p>
          </table:table-cell>
          <table:table-cell/>
          <table:table-cell table:formula="of:=[.J189]/[.K189]" office:value-type="float" office:value="0.790472277276633">
            <text:p>0,7904722773</text:p>
          </table:table-cell>
          <table:table-cell/>
          <table:table-cell table:formula="of:=IF([.C189]&lt;0;-[.A189];[.A189])" office:value-type="float" office:value="-0.56">
            <text:p>-0,56</text:p>
          </table:table-cell>
          <table:table-cell table:formula="of:=ABS([.C189])" office:value-type="float" office:value="244.062358710765">
            <text:p>244,0623587108</text:p>
          </table:table-cell>
          <table:table-cell table:formula="of:=ABS([.E189])" office:value-type="float" office:value="215.453316694537">
            <text:p>215,4533166945</text:p>
          </table:table-cell>
          <table:table-cell/>
          <table:table-cell table:formula="of:=1+[.$R$3]*[.O189]+[.$Q$3]*[.O189]*[.O189]*[.O189]" office:value-type="float" office:value="0.8792192">
            <text:p>0,8792192</text:p>
          </table:table-cell>
          <table:table-cell table:formula="of:=[.J189]/[.S189]" office:value-type="float" office:value="0.78539632565076">
            <text:p>0,7853963257</text:p>
          </table:table-cell>
          <table:table-cell table:formula="of:=ABS([.T189]-[.K189])" office:value-type="float" office:value="0.0881770417804946">
            <text:p>0,0881770418</text:p>
          </table:table-cell>
          <table:table-cell table:number-columns-repeated="4"/>
          <table:table-cell table:formula="of:=-([.B189]+[.$Z$2])" office:value-type="float" office:value="201.653308154785">
            <text:p>201,6533081548</text:p>
          </table:table-cell>
          <table:table-cell table:formula="of:=[.P189]+[.O189]*[.G189]*([.$AA$2]+[.$AA$1]*ABS([.P189]/[.B189]))" office:value-type="float" office:value="180.427538610564">
            <text:p>180,4275386106</text:p>
          </table:table-cell>
          <table:table-cell table:formula="of:=SQRT([.Z189]*[.Z189]+[.AA189]*[.AA189])" office:value-type="float" office:value="270.588531499092">
            <text:p>270,5885314991</text:p>
          </table:table-cell>
          <table:table-cell table:formula="of:=ASIN(ABS([.Z189]/[.AB189]))" office:value-type="float" office:value="0.840894205133207">
            <text:p>0,8408942051</text:p>
          </table:table-cell>
          <table:table-cell table:formula="of:=ABS([.K189]-[.AC189])" office:value-type="float" office:value="0.0326791622980472">
            <text:p>0,0326791623</text:p>
          </table:table-cell>
          <table:table-cell/>
          <table:table-cell table:formula="of:=[.J189]/[.AC189]" office:value-type="float" office:value="0.821191922724942">
            <text:p>0,8211919227</text:p>
          </table:table-cell>
        </table:table-row>
        <table:table-row table:style-name="ro1">
          <table:table-cell office:value-type="float" office:value="-0.72">
            <text:p>-0,72</text:p>
          </table:table-cell>
          <table:table-cell office:value-type="float" office:value="-279.634323124665">
            <text:p>-279,6343231247</text:p>
          </table:table-cell>
          <table:table-cell office:value-type="float" office:value="-225.461374621535">
            <text:p>-225,4613746215</text:p>
          </table:table-cell>
          <table:table-cell office:value-type="float" office:value="172.273639714661">
            <text:p>172,2736397147</text:p>
          </table:table-cell>
          <table:table-cell office:value-type="float" office:value="-184.059043457899">
            <text:p>-184,0590434579</text:p>
          </table:table-cell>
          <table:table-cell/>
          <table:table-cell table:formula="of:=SQRT([.B190]*[.B190] + [.C190]*[.C190])" office:value-type="float" office:value="359.204936095847">
            <text:p>359,2049360958</text:p>
          </table:table-cell>
          <table:table-cell table:formula="of:=SQRT([.D190]*[.D190]+[.E190]*[.E190])" office:value-type="float" office:value="252.103031356573">
            <text:p>252,1030313566</text:p>
          </table:table-cell>
          <table:table-cell/>
          <table:table-cell table:formula="of:=ASIN(ABS([.B190]/[.G190]))" office:value-type="float" office:value="0.8922425702844">
            <text:p>0,8922425703</text:p>
          </table:table-cell>
          <table:table-cell table:formula="of:=ASIN(ABS([.D190]/[.H190]))" office:value-type="float" office:value="0.752336056644575">
            <text:p>0,7523360566</text:p>
          </table:table-cell>
          <table:table-cell/>
          <table:table-cell table:formula="of:=[.J190]/[.K190]" office:value-type="float" office:value="1.18596279203181">
            <text:p>1,185962792</text:p>
          </table:table-cell>
          <table:table-cell/>
          <table:table-cell table:formula="of:=IF([.C190]&lt;0;-[.A190];[.A190])" office:value-type="float" office:value="0.72">
            <text:p>0,72</text:p>
          </table:table-cell>
          <table:table-cell table:formula="of:=ABS([.C190])" office:value-type="float" office:value="225.461374621535">
            <text:p>225,4613746215</text:p>
          </table:table-cell>
          <table:table-cell table:formula="of:=ABS([.E190])" office:value-type="float" office:value="184.059043457899">
            <text:p>184,0590434579</text:p>
          </table:table-cell>
          <table:table-cell/>
          <table:table-cell table:formula="of:=1+[.$R$3]*[.O190]+[.$Q$3]*[.O190]*[.O190]*[.O190]" office:value-type="float" office:value="1.1626624">
            <text:p>1,1626624</text:p>
          </table:table-cell>
          <table:table-cell table:formula="of:=[.J190]/[.S190]" office:value-type="float" office:value="0.767413283756661">
            <text:p>0,7674132838</text:p>
          </table:table-cell>
          <table:table-cell table:formula="of:=ABS([.T190]-[.K190])" office:value-type="float" office:value="0.0150772271120855">
            <text:p>0,0150772271</text:p>
          </table:table-cell>
          <table:table-cell table:number-columns-repeated="4"/>
          <table:table-cell table:formula="of:=-([.B190]+[.$Z$2])" office:value-type="float" office:value="279.634323124665">
            <text:p>279,6343231247</text:p>
          </table:table-cell>
          <table:table-cell table:formula="of:=[.P190]+[.O190]*[.G190]*([.$AA$2]+[.$AA$1]*ABS([.P190]/[.B190]))" office:value-type="float" office:value="308.885441220252">
            <text:p>308,8854412203</text:p>
          </table:table-cell>
          <table:table-cell table:formula="of:=SQRT([.Z190]*[.Z190]+[.AA190]*[.AA190])" office:value-type="float" office:value="416.660017840948">
            <text:p>416,6600178409</text:p>
          </table:table-cell>
          <table:table-cell table:formula="of:=ASIN(ABS([.Z190]/[.AB190]))" office:value-type="float" office:value="0.735736166585331">
            <text:p>0,7357361666</text:p>
          </table:table-cell>
          <table:table-cell table:formula="of:=ABS([.K190]-[.AC190])" office:value-type="float" office:value="0.0165998900592446">
            <text:p>0,0165998901</text:p>
          </table:table-cell>
          <table:table-cell/>
          <table:table-cell table:formula="of:=[.J190]/[.AC190]" office:value-type="float" office:value="1.21272082413108">
            <text:p>1,21272082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9.587677094605">
            <text:p>-209,5876770946</text:p>
          </table:table-cell>
          <table:table-cell office:value-type="float" office:value="-300.603148933918">
            <text:p>-300,6031489339</text:p>
          </table:table-cell>
          <table:table-cell office:value-type="float" office:value="238.372173331289">
            <text:p>238,3721733313</text:p>
          </table:table-cell>
          <table:table-cell office:value-type="float" office:value="-315.654924301288">
            <text:p>-315,6549243013</text:p>
          </table:table-cell>
          <table:table-cell/>
          <table:table-cell table:formula="of:=SQRT([.B191]*[.B191] + [.C191]*[.C191])" office:value-type="float" office:value="366.454973412696">
            <text:p>366,4549734127</text:p>
          </table:table-cell>
          <table:table-cell table:formula="of:=SQRT([.D191]*[.D191]+[.E191]*[.E191])" office:value-type="float" office:value="395.549395467031">
            <text:p>395,549395467</text:p>
          </table:table-cell>
          <table:table-cell/>
          <table:table-cell table:formula="of:=ASIN(ABS([.B191]/[.G191]))" office:value-type="float" office:value="0.608860328135083">
            <text:p>0,6088603281</text:p>
          </table:table-cell>
          <table:table-cell table:formula="of:=ASIN(ABS([.D191]/[.H191]))" office:value-type="float" office:value="0.646799777595429">
            <text:p>0,6467997776</text:p>
          </table:table-cell>
          <table:table-cell/>
          <table:table-cell table:formula="of:=[.J191]/[.K191]" office:value-type="float" office:value="0.941342822346985">
            <text:p>0,9413428223</text:p>
          </table:table-cell>
          <table:table-cell/>
          <table:table-cell table:formula="of:=IF([.C191]&lt;0;-[.A191];[.A191])" office:value-type="float" office:value="-0">
            <text:p>-0</text:p>
          </table:table-cell>
          <table:table-cell table:formula="of:=ABS([.C191])" office:value-type="float" office:value="300.603148933918">
            <text:p>300,6031489339</text:p>
          </table:table-cell>
          <table:table-cell table:formula="of:=ABS([.E191])" office:value-type="float" office:value="315.654924301288">
            <text:p>315,6549243013</text:p>
          </table:table-cell>
          <table:table-cell/>
          <table:table-cell table:formula="of:=1+[.$R$3]*[.O191]+[.$Q$3]*[.O191]*[.O191]*[.O191]" office:value-type="float" office:value="1">
            <text:p>1</text:p>
          </table:table-cell>
          <table:table-cell table:formula="of:=[.J191]/[.S191]" office:value-type="float" office:value="0.608860328135083">
            <text:p>0,6088603281</text:p>
          </table:table-cell>
          <table:table-cell table:formula="of:=ABS([.T191]-[.K191])" office:value-type="float" office:value="0.0379394494603454">
            <text:p>0,0379394495</text:p>
          </table:table-cell>
          <table:table-cell table:number-columns-repeated="4"/>
          <table:table-cell table:formula="of:=-([.B191]+[.$Z$2])" office:value-type="float" office:value="209.587677094605">
            <text:p>209,5876770946</text:p>
          </table:table-cell>
          <table:table-cell table:formula="of:=[.P191]+[.O191]*[.G191]*([.$AA$2]+[.$AA$1]*ABS([.P191]/[.B191]))" office:value-type="float" office:value="300.603148933918">
            <text:p>300,6031489339</text:p>
          </table:table-cell>
          <table:table-cell table:formula="of:=SQRT([.Z191]*[.Z191]+[.AA191]*[.AA191])" office:value-type="float" office:value="366.454973412696">
            <text:p>366,4549734127</text:p>
          </table:table-cell>
          <table:table-cell table:formula="of:=ASIN(ABS([.Z191]/[.AB191]))" office:value-type="float" office:value="0.608860328135083">
            <text:p>0,6088603281</text:p>
          </table:table-cell>
          <table:table-cell table:formula="of:=ABS([.K191]-[.AC191])" office:value-type="float" office:value="0.0379394494603454">
            <text:p>0,0379394495</text:p>
          </table:table-cell>
          <table:table-cell/>
          <table:table-cell table:formula="of:=[.J191]/[.AC191]" office:value-type="float" office:value="1">
            <text:p>1</text:p>
          </table:table-cell>
        </table:table-row>
        <table:table-row table:style-name="ro1">
          <table:table-cell office:value-type="float" office:value="-0.08">
            <text:p>-0,08</text:p>
          </table:table-cell>
          <table:table-cell office:value-type="float" office:value="-217.626232724384">
            <text:p>-217,6262327244</text:p>
          </table:table-cell>
          <table:table-cell office:value-type="float" office:value="-354.086242393108">
            <text:p>-354,0862423931</text:p>
          </table:table-cell>
          <table:table-cell office:value-type="float" office:value="244.997371418125">
            <text:p>244,9973714181</text:p>
          </table:table-cell>
          <table:table-cell office:value-type="float" office:value="-347.94909969788">
            <text:p>-347,9490996979</text:p>
          </table:table-cell>
          <table:table-cell/>
          <table:table-cell table:formula="of:=SQRT([.B192]*[.B192] + [.C192]*[.C192])" office:value-type="float" office:value="415.617906522179">
            <text:p>415,6179065222</text:p>
          </table:table-cell>
          <table:table-cell table:formula="of:=SQRT([.D192]*[.D192]+[.E192]*[.E192])" office:value-type="float" office:value="425.549395467031">
            <text:p>425,549395467</text:p>
          </table:table-cell>
          <table:table-cell/>
          <table:table-cell table:formula="of:=ASIN(ABS([.B192]/[.G192]))" office:value-type="float" office:value="0.551095581508854">
            <text:p>0,5510955815</text:p>
          </table:table-cell>
          <table:table-cell table:formula="of:=ASIN(ABS([.D192]/[.H192]))" office:value-type="float" office:value="0.613484662154244">
            <text:p>0,6134846622</text:p>
          </table:table-cell>
          <table:table-cell/>
          <table:table-cell table:formula="of:=[.J192]/[.K192]" office:value-type="float" office:value="0.898303764553278">
            <text:p>0,8983037646</text:p>
          </table:table-cell>
          <table:table-cell/>
          <table:table-cell table:formula="of:=IF([.C192]&lt;0;-[.A192];[.A192])" office:value-type="float" office:value="0.08">
            <text:p>0,08</text:p>
          </table:table-cell>
          <table:table-cell table:formula="of:=ABS([.C192])" office:value-type="float" office:value="354.086242393108">
            <text:p>354,0862423931</text:p>
          </table:table-cell>
          <table:table-cell table:formula="of:=ABS([.E192])" office:value-type="float" office:value="347.94909969788">
            <text:p>347,9490996979</text:p>
          </table:table-cell>
          <table:table-cell/>
          <table:table-cell table:formula="of:=1+[.$R$3]*[.O192]+[.$Q$3]*[.O192]*[.O192]*[.O192]" office:value-type="float" office:value="1.0160256">
            <text:p>1,0160256</text:p>
          </table:table-cell>
          <table:table-cell table:formula="of:=[.J192]/[.S192]" office:value-type="float" office:value="0.542403244080517">
            <text:p>0,5424032441</text:p>
          </table:table-cell>
          <table:table-cell table:formula="of:=ABS([.T192]-[.K192])" office:value-type="float" office:value="0.0710814180737271">
            <text:p>0,0710814181</text:p>
          </table:table-cell>
          <table:table-cell table:number-columns-repeated="4"/>
          <table:table-cell table:formula="of:=-([.B192]+[.$Z$2])" office:value-type="float" office:value="217.626232724384">
            <text:p>217,6262327244</text:p>
          </table:table-cell>
          <table:table-cell table:formula="of:=[.P192]+[.O192]*[.G192]*([.$AA$2]+[.$AA$1]*ABS([.P192]/[.B192]))" office:value-type="float" office:value="367.267429905175">
            <text:p>367,2674299052</text:p>
          </table:table-cell>
          <table:table-cell table:formula="of:=SQRT([.Z192]*[.Z192]+[.AA192]*[.AA192])" office:value-type="float" office:value="426.903434325563">
            <text:p>426,9034343256</text:p>
          </table:table-cell>
          <table:table-cell table:formula="of:=ASIN(ABS([.Z192]/[.AB192]))" office:value-type="float" office:value="0.534927413816192">
            <text:p>0,5349274138</text:p>
          </table:table-cell>
          <table:table-cell table:formula="of:=ABS([.K192]-[.AC192])" office:value-type="float" office:value="0.0785572483380526">
            <text:p>0,0785572483</text:p>
          </table:table-cell>
          <table:table-cell/>
          <table:table-cell table:formula="of:=[.J192]/[.AC192]" office:value-type="float" office:value="1.03022497496869">
            <text:p>1,030224975</text:p>
          </table:table-cell>
        </table:table-row>
        <table:table-row table:style-name="ro1">
          <table:table-cell office:value-type="float" office:value="-0.84">
            <text:p>-0,84</text:p>
          </table:table-cell>
          <table:table-cell office:value-type="float" office:value="-256.495336840662">
            <text:p>-256,4953368407</text:p>
          </table:table-cell>
          <table:table-cell office:value-type="float" office:value="371.478965011643">
            <text:p>371,4789650116</text:p>
          </table:table-cell>
          <table:table-cell office:value-type="float" office:value="334.250060893685">
            <text:p>334,2500608937</text:p>
          </table:table-cell>
          <table:table-cell office:value-type="float" office:value="309.519221540353">
            <text:p>309,5192215404</text:p>
          </table:table-cell>
          <table:table-cell/>
          <table:table-cell table:formula="of:=SQRT([.B193]*[.B193] + [.C193]*[.C193])" office:value-type="float" office:value="451.427158318068">
            <text:p>451,4271583181</text:p>
          </table:table-cell>
          <table:table-cell table:formula="of:=SQRT([.D193]*[.D193]+[.E193]*[.E193])" office:value-type="float" office:value="455.549395467031">
            <text:p>455,549395467</text:p>
          </table:table-cell>
          <table:table-cell/>
          <table:table-cell table:formula="of:=ASIN(ABS([.B193]/[.G193]))" office:value-type="float" office:value="0.60430178133512">
            <text:p>0,6043017813</text:p>
          </table:table-cell>
          <table:table-cell table:formula="of:=ASIN(ABS([.D193]/[.H193]))" office:value-type="float" office:value="0.823794969757684">
            <text:p>0,8237949698</text:p>
          </table:table-cell>
          <table:table-cell/>
          <table:table-cell table:formula="of:=[.J193]/[.K193]" office:value-type="float" office:value="0.733558474522942">
            <text:p>0,7335584745</text:p>
          </table:table-cell>
          <table:table-cell/>
          <table:table-cell table:formula="of:=IF([.C193]&lt;0;-[.A193];[.A193])" office:value-type="float" office:value="-0.84">
            <text:p>-0,84</text:p>
          </table:table-cell>
          <table:table-cell table:formula="of:=ABS([.C193])" office:value-type="float" office:value="371.478965011643">
            <text:p>371,4789650116</text:p>
          </table:table-cell>
          <table:table-cell table:formula="of:=ABS([.E193])" office:value-type="float" office:value="309.519221540353">
            <text:p>309,5192215404</text:p>
          </table:table-cell>
          <table:table-cell/>
          <table:table-cell table:formula="of:=1+[.$R$3]*[.O193]+[.$Q$3]*[.O193]*[.O193]*[.O193]" office:value-type="float" office:value="0.8023648">
            <text:p>0,8023648</text:p>
          </table:table-cell>
          <table:table-cell table:formula="of:=[.J193]/[.S193]" office:value-type="float" office:value="0.753150912571339">
            <text:p>0,7531509126</text:p>
          </table:table-cell>
          <table:table-cell table:formula="of:=ABS([.T193]-[.K193])" office:value-type="float" office:value="0.0706440571863456">
            <text:p>0,0706440572</text:p>
          </table:table-cell>
          <table:table-cell table:number-columns-repeated="4"/>
          <table:table-cell table:formula="of:=-([.B193]+[.$Z$2])" office:value-type="float" office:value="256.495336840662">
            <text:p>256,4953368407</text:p>
          </table:table-cell>
          <table:table-cell table:formula="of:=[.P193]+[.O193]*[.G193]*([.$AA$2]+[.$AA$1]*ABS([.P193]/[.B193]))" office:value-type="float" office:value="227.252264032464">
            <text:p>227,2522640325</text:p>
          </table:table-cell>
          <table:table-cell table:formula="of:=SQRT([.Z193]*[.Z193]+[.AA193]*[.AA193])" office:value-type="float" office:value="342.685642139972">
            <text:p>342,68564214</text:p>
          </table:table-cell>
          <table:table-cell table:formula="of:=ASIN(ABS([.Z193]/[.AB193]))" office:value-type="float" office:value="0.845775784551455">
            <text:p>0,8457757846</text:p>
          </table:table-cell>
          <table:table-cell table:formula="of:=ABS([.K193]-[.AC193])" office:value-type="float" office:value="0.021980814793771">
            <text:p>0,0219808148</text:p>
          </table:table-cell>
          <table:table-cell/>
          <table:table-cell table:formula="of:=[.J193]/[.AC193]" office:value-type="float" office:value="0.714494068490743">
            <text:p>0,7144940685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-391.876047900601">
            <text:p>-391,8760479006</text:p>
          </table:table-cell>
          <table:table-cell office:value-type="float" office:value="-290.783188712958">
            <text:p>-290,783188713</text:p>
          </table:table-cell>
          <table:table-cell office:value-type="float" office:value="402.574824722178">
            <text:p>402,5748247222</text:p>
          </table:table-cell>
          <table:table-cell office:value-type="float" office:value="-271.462199833252">
            <text:p>-271,4621998333</text:p>
          </table:table-cell>
          <table:table-cell/>
          <table:table-cell table:formula="of:=SQRT([.B194]*[.B194] + [.C194]*[.C194])" office:value-type="float" office:value="487.977150854699">
            <text:p>487,9771508547</text:p>
          </table:table-cell>
          <table:table-cell table:formula="of:=SQRT([.D194]*[.D194]+[.E194]*[.E194])" office:value-type="float" office:value="485.549395467033">
            <text:p>485,549395467</text:p>
          </table:table-cell>
          <table:table-cell/>
          <table:table-cell table:formula="of:=ASIN(ABS([.B194]/[.G194]))" office:value-type="float" office:value="0.932416541182282">
            <text:p>0,9324165412</text:p>
          </table:table-cell>
          <table:table-cell table:formula="of:=ASIN(ABS([.D194]/[.H194]))" office:value-type="float" office:value="0.977517471408369">
            <text:p>0,9775174714</text:p>
          </table:table-cell>
          <table:table-cell/>
          <table:table-cell table:formula="of:=[.J194]/[.K194]" office:value-type="float" office:value="0.953861765599844">
            <text:p>0,9538617656</text:p>
          </table:table-cell>
          <table:table-cell/>
          <table:table-cell table:formula="of:=IF([.C194]&lt;0;-[.A194];[.A194])" office:value-type="float" office:value="-0.4">
            <text:p>-0,4</text:p>
          </table:table-cell>
          <table:table-cell table:formula="of:=ABS([.C194])" office:value-type="float" office:value="290.783188712958">
            <text:p>290,783188713</text:p>
          </table:table-cell>
          <table:table-cell table:formula="of:=ABS([.E194])" office:value-type="float" office:value="271.462199833252">
            <text:p>271,4621998333</text:p>
          </table:table-cell>
          <table:table-cell/>
          <table:table-cell table:formula="of:=1+[.$R$3]*[.O194]+[.$Q$3]*[.O194]*[.O194]*[.O194]" office:value-type="float" office:value="0.9168">
            <text:p>0,9168</text:p>
          </table:table-cell>
          <table:table-cell table:formula="of:=[.J194]/[.S194]" office:value-type="float" office:value="1.01703374910807">
            <text:p>1,0170337491</text:p>
          </table:table-cell>
          <table:table-cell table:formula="of:=ABS([.T194]-[.K194])" office:value-type="float" office:value="0.0395162776997046">
            <text:p>0,0395162777</text:p>
          </table:table-cell>
          <table:table-cell table:number-columns-repeated="4"/>
          <table:table-cell table:formula="of:=-([.B194]+[.$Z$2])" office:value-type="float" office:value="391.876047900601">
            <text:p>391,8760479006</text:p>
          </table:table-cell>
          <table:table-cell table:formula="of:=[.P194]+[.O194]*[.G194]*([.$AA$2]+[.$AA$1]*ABS([.P194]/[.B194]))" office:value-type="float" office:value="228.950127636398">
            <text:p>228,9501276364</text:p>
          </table:table-cell>
          <table:table-cell table:formula="of:=SQRT([.Z194]*[.Z194]+[.AA194]*[.AA194])" office:value-type="float" office:value="453.855701586878">
            <text:p>453,8557015869</text:p>
          </table:table-cell>
          <table:table-cell table:formula="of:=ASIN(ABS([.Z194]/[.AB194]))" office:value-type="float" office:value="1.04204478320651">
            <text:p>1,0420447832</text:p>
          </table:table-cell>
          <table:table-cell table:formula="of:=ABS([.K194]-[.AC194])" office:value-type="float" office:value="0.0645273117981405">
            <text:p>0,0645273118</text:p>
          </table:table-cell>
          <table:table-cell/>
          <table:table-cell table:formula="of:=[.J194]/[.AC194]" office:value-type="float" office:value="0.894795076189636">
            <text:p>0,8947950762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-360.34486136111">
            <text:p>-360,3448613611</text:p>
          </table:table-cell>
          <table:table-cell office:value-type="float" office:value="-320.133926547773">
            <text:p>-320,1339265478</text:p>
          </table:table-cell>
          <table:table-cell office:value-type="float" office:value="529.434578957634">
            <text:p>529,4345789576</text:p>
          </table:table-cell>
          <table:table-cell office:value-type="float" office:value="-438.42522561478">
            <text:p>-438,4252256148</text:p>
          </table:table-cell>
          <table:table-cell/>
          <table:table-cell table:formula="of:=SQRT([.B195]*[.B195] + [.C195]*[.C195])" office:value-type="float" office:value="482.01052896825">
            <text:p>482,0105289683</text:p>
          </table:table-cell>
          <table:table-cell table:formula="of:=SQRT([.D195]*[.D195]+[.E195]*[.E195])" office:value-type="float" office:value="687.399193956043">
            <text:p>687,399193956</text:p>
          </table:table-cell>
          <table:table-cell/>
          <table:table-cell table:formula="of:=ASIN(ABS([.B195]/[.G195]))" office:value-type="float" office:value="0.844421647215353">
            <text:p>0,8444216472</text:p>
          </table:table-cell>
          <table:table-cell table:formula="of:=ASIN(ABS([.D195]/[.H195]))" office:value-type="float" office:value="0.879154029878579">
            <text:p>0,8791540299</text:p>
          </table:table-cell>
          <table:table-cell/>
          <table:table-cell table:formula="of:=[.J195]/[.K195]" office:value-type="float" office:value="0.960493404474273">
            <text:p>0,9604934045</text:p>
          </table:table-cell>
          <table:table-cell/>
          <table:table-cell table:formula="of:=IF([.C195]&lt;0;-[.A195];[.A195])" office:value-type="float" office:value="-0.16">
            <text:p>-0,16</text:p>
          </table:table-cell>
          <table:table-cell table:formula="of:=ABS([.C195])" office:value-type="float" office:value="320.133926547773">
            <text:p>320,1339265478</text:p>
          </table:table-cell>
          <table:table-cell table:formula="of:=ABS([.E195])" office:value-type="float" office:value="438.42522561478">
            <text:p>438,4252256148</text:p>
          </table:table-cell>
          <table:table-cell/>
          <table:table-cell table:formula="of:=1+[.$R$3]*[.O195]+[.$Q$3]*[.O195]*[.O195]*[.O195]" office:value-type="float" office:value="0.9677952">
            <text:p>0,9677952</text:p>
          </table:table-cell>
          <table:table-cell table:formula="of:=[.J195]/[.S195]" office:value-type="float" office:value="0.87252101189937">
            <text:p>0,8725210119</text:p>
          </table:table-cell>
          <table:table-cell table:formula="of:=ABS([.T195]-[.K195])" office:value-type="float" office:value="0.00663301797920945">
            <text:p>0,006633018</text:p>
          </table:table-cell>
          <table:table-cell table:number-columns-repeated="4"/>
          <table:table-cell table:formula="of:=-([.B195]+[.$Z$2])" office:value-type="float" office:value="360.34486136111">
            <text:p>360,3448613611</text:p>
          </table:table-cell>
          <table:table-cell table:formula="of:=[.P195]+[.O195]*[.G195]*([.$AA$2]+[.$AA$1]*ABS([.P195]/[.B195]))" office:value-type="float" office:value="294.687095559357">
            <text:p>294,6870955594</text:p>
          </table:table-cell>
          <table:table-cell table:formula="of:=SQRT([.Z195]*[.Z195]+[.AA195]*[.AA195])" office:value-type="float" office:value="465.498553594495">
            <text:p>465,4985535945</text:p>
          </table:table-cell>
          <table:table-cell table:formula="of:=ASIN(ABS([.Z195]/[.AB195]))" office:value-type="float" office:value="0.885300447443054">
            <text:p>0,8853004474</text:p>
          </table:table-cell>
          <table:table-cell table:formula="of:=ABS([.K195]-[.AC195])" office:value-type="float" office:value="0.00614641756447465">
            <text:p>0,0061464176</text:p>
          </table:table-cell>
          <table:table-cell/>
          <table:table-cell table:formula="of:=[.J195]/[.AC195]" office:value-type="float" office:value="0.953824941187178">
            <text:p>0,9538249412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-429.375997793346">
            <text:p>-429,3759977933</text:p>
          </table:table-cell>
          <table:table-cell office:value-type="float" office:value="-333.452997408647">
            <text:p>-333,4529974086</text:p>
          </table:table-cell>
          <table:table-cell office:value-type="float" office:value="465.487463307976">
            <text:p>465,487463308</text:p>
          </table:table-cell>
          <table:table-cell office:value-type="float" office:value="-284.50933973694">
            <text:p>-284,5093397369</text:p>
          </table:table-cell>
          <table:table-cell/>
          <table:table-cell table:formula="of:=SQRT([.B196]*[.B196] + [.C196]*[.C196])" office:value-type="float" office:value="543.649380540292">
            <text:p>543,6493805403</text:p>
          </table:table-cell>
          <table:table-cell table:formula="of:=SQRT([.D196]*[.D196]+[.E196]*[.E196])" office:value-type="float" office:value="545.549395467032">
            <text:p>545,549395467</text:p>
          </table:table-cell>
          <table:table-cell/>
          <table:table-cell table:formula="of:=ASIN(ABS([.B196]/[.G196]))" office:value-type="float" office:value="0.910488007773503">
            <text:p>0,9104880078</text:p>
          </table:table-cell>
          <table:table-cell table:formula="of:=ASIN(ABS([.D196]/[.H196]))" office:value-type="float" office:value="1.02217688676474">
            <text:p>1,0221768868</text:p>
          </table:table-cell>
          <table:table-cell/>
          <table:table-cell table:formula="of:=[.J196]/[.K196]" office:value-type="float" office:value="0.890734294193696">
            <text:p>0,8907342942</text:p>
          </table:table-cell>
          <table:table-cell/>
          <table:table-cell table:formula="of:=IF([.C196]&lt;0;-[.A196];[.A196])" office:value-type="float" office:value="-0.4">
            <text:p>-0,4</text:p>
          </table:table-cell>
          <table:table-cell table:formula="of:=ABS([.C196])" office:value-type="float" office:value="333.452997408647">
            <text:p>333,4529974086</text:p>
          </table:table-cell>
          <table:table-cell table:formula="of:=ABS([.E196])" office:value-type="float" office:value="284.50933973694">
            <text:p>284,5093397369</text:p>
          </table:table-cell>
          <table:table-cell/>
          <table:table-cell table:formula="of:=1+[.$R$3]*[.O196]+[.$Q$3]*[.O196]*[.O196]*[.O196]" office:value-type="float" office:value="0.9168">
            <text:p>0,9168</text:p>
          </table:table-cell>
          <table:table-cell table:formula="of:=[.J196]/[.S196]" office:value-type="float" office:value="0.993115191725025">
            <text:p>0,9931151917</text:p>
          </table:table-cell>
          <table:table-cell table:formula="of:=ABS([.T196]-[.K196])" office:value-type="float" office:value="0.0290616950397183">
            <text:p>0,029061695</text:p>
          </table:table-cell>
          <table:table-cell table:number-columns-repeated="4"/>
          <table:table-cell table:formula="of:=-([.B196]+[.$Z$2])" office:value-type="float" office:value="429.375997793346">
            <text:p>429,3759977933</text:p>
          </table:table-cell>
          <table:table-cell table:formula="of:=[.P196]+[.O196]*[.G196]*([.$AA$2]+[.$AA$1]*ABS([.P196]/[.B196]))" office:value-type="float" office:value="263.88894577855">
            <text:p>263,8889457786</text:p>
          </table:table-cell>
          <table:table-cell table:formula="of:=SQRT([.Z196]*[.Z196]+[.AA196]*[.AA196])" office:value-type="float" office:value="503.985241039007">
            <text:p>503,985241039</text:p>
          </table:table-cell>
          <table:table-cell table:formula="of:=ASIN(ABS([.Z196]/[.AB196]))" office:value-type="float" office:value="1.01972001149582">
            <text:p>1,0197200115</text:p>
          </table:table-cell>
          <table:table-cell table:formula="of:=ABS([.K196]-[.AC196])" office:value-type="float" office:value="0.00245687526892069">
            <text:p>0,0024568753</text:p>
          </table:table-cell>
          <table:table-cell/>
          <table:table-cell table:formula="of:=[.J196]/[.AC196]" office:value-type="float" office:value="0.892880396098055">
            <text:p>0,8928803961</text:p>
          </table:table-cell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-456.910104682402">
            <text:p>-456,9101046824</text:p>
          </table:table-cell>
          <table:table-cell office:value-type="float" office:value="-370.470897255446">
            <text:p>-370,4708972554</text:p>
          </table:table-cell>
          <table:table-cell office:value-type="float" office:value="475.507982683419">
            <text:p>475,5079826834</text:p>
          </table:table-cell>
          <table:table-cell office:value-type="float" office:value="-324.267274060784">
            <text:p>-324,2672740608</text:p>
          </table:table-cell>
          <table:table-cell/>
          <table:table-cell table:formula="of:=SQRT([.B197]*[.B197] + [.C197]*[.C197])" office:value-type="float" office:value="588.230847095032">
            <text:p>588,230847095</text:p>
          </table:table-cell>
          <table:table-cell table:formula="of:=SQRT([.D197]*[.D197]+[.E197]*[.E197])" office:value-type="float" office:value="575.549395467032">
            <text:p>575,549395467</text:p>
          </table:table-cell>
          <table:table-cell/>
          <table:table-cell table:formula="of:=ASIN(ABS([.B197]/[.G197]))" office:value-type="float" office:value="0.889493816752122">
            <text:p>0,8894938168</text:p>
          </table:table-cell>
          <table:table-cell table:formula="of:=ASIN(ABS([.D197]/[.H197]))" office:value-type="float" office:value="0.972295196847087">
            <text:p>0,9722951968</text:p>
          </table:table-cell>
          <table:table-cell/>
          <table:table-cell table:formula="of:=[.J197]/[.K197]" office:value-type="float" office:value="0.914839258320447">
            <text:p>0,9148392583</text:p>
          </table:table-cell>
          <table:table-cell/>
          <table:table-cell table:formula="of:=IF([.C197]&lt;0;-[.A197];[.A197])" office:value-type="float" office:value="-0.52">
            <text:p>-0,52</text:p>
          </table:table-cell>
          <table:table-cell table:formula="of:=ABS([.C197])" office:value-type="float" office:value="370.470897255446">
            <text:p>370,4708972554</text:p>
          </table:table-cell>
          <table:table-cell table:formula="of:=ABS([.E197])" office:value-type="float" office:value="324.267274060784">
            <text:p>324,2672740608</text:p>
          </table:table-cell>
          <table:table-cell/>
          <table:table-cell table:formula="of:=1+[.$R$3]*[.O197]+[.$Q$3]*[.O197]*[.O197]*[.O197]" office:value-type="float" office:value="0.8889696">
            <text:p>0,8889696</text:p>
          </table:table-cell>
          <table:table-cell table:formula="of:=[.J197]/[.S197]" office:value-type="float" office:value="1.00058969030226">
            <text:p>1,0005896903</text:p>
          </table:table-cell>
          <table:table-cell table:formula="of:=ABS([.T197]-[.K197])" office:value-type="float" office:value="0.028294493455171">
            <text:p>0,0282944935</text:p>
          </table:table-cell>
          <table:table-cell table:number-columns-repeated="4"/>
          <table:table-cell table:formula="of:=-([.B197]+[.$Z$2])" office:value-type="float" office:value="456.910104682402">
            <text:p>456,9101046824</text:p>
          </table:table-cell>
          <table:table-cell table:formula="of:=[.P197]+[.O197]*[.G197]*([.$AA$2]+[.$AA$1]*ABS([.P197]/[.B197]))" office:value-type="float" office:value="271.679715703042">
            <text:p>271,679715703</text:p>
          </table:table-cell>
          <table:table-cell table:formula="of:=SQRT([.Z197]*[.Z197]+[.AA197]*[.AA197])" office:value-type="float" office:value="531.579450021697">
            <text:p>531,5794500217</text:p>
          </table:table-cell>
          <table:table-cell table:formula="of:=ASIN(ABS([.Z197]/[.AB197]))" office:value-type="float" office:value="1.03435531134944">
            <text:p>1,0343553113</text:p>
          </table:table-cell>
          <table:table-cell table:formula="of:=ABS([.K197]-[.AC197])" office:value-type="float" office:value="0.0620601145023523">
            <text:p>0,0620601145</text:p>
          </table:table-cell>
          <table:table-cell/>
          <table:table-cell table:formula="of:=[.J197]/[.AC197]" office:value-type="float" office:value="0.859949967861307">
            <text:p>0,8599499679</text:p>
          </table:table-cell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-469.607197018104">
            <text:p>-469,6071970181</text:p>
          </table:table-cell>
          <table:table-cell office:value-type="float" office:value="-404.366727981576">
            <text:p>-404,3667279816</text:p>
          </table:table-cell>
          <table:table-cell office:value-type="float" office:value="489.559847072549">
            <text:p>489,5598470726</text:p>
          </table:table-cell>
          <table:table-cell office:value-type="float" office:value="-356.40037385613">
            <text:p>-356,4003738561</text:p>
          </table:table-cell>
          <table:table-cell/>
          <table:table-cell table:formula="of:=SQRT([.B198]*[.B198] + [.C198]*[.C198])" office:value-type="float" office:value="619.712328576514">
            <text:p>619,7123285765</text:p>
          </table:table-cell>
          <table:table-cell table:formula="of:=SQRT([.D198]*[.D198]+[.E198]*[.E198])" office:value-type="float" office:value="605.549395467031">
            <text:p>605,549395467</text:p>
          </table:table-cell>
          <table:table-cell/>
          <table:table-cell table:formula="of:=ASIN(ABS([.B198]/[.G198]))" office:value-type="float" office:value="0.859908043092773">
            <text:p>0,8599080431</text:p>
          </table:table-cell>
          <table:table-cell table:formula="of:=ASIN(ABS([.D198]/[.H198]))" office:value-type="float" office:value="0.941523454252078">
            <text:p>0,9415234543</text:p>
          </table:table-cell>
          <table:table-cell/>
          <table:table-cell table:formula="of:=[.J198]/[.K198]" office:value-type="float" office:value="0.913315583599415">
            <text:p>0,9133155836</text:p>
          </table:table-cell>
          <table:table-cell/>
          <table:table-cell table:formula="of:=IF([.C198]&lt;0;-[.A198];[.A198])" office:value-type="float" office:value="-0.48">
            <text:p>-0,48</text:p>
          </table:table-cell>
          <table:table-cell table:formula="of:=ABS([.C198])" office:value-type="float" office:value="404.366727981576">
            <text:p>404,3667279816</text:p>
          </table:table-cell>
          <table:table-cell table:formula="of:=ABS([.E198])" office:value-type="float" office:value="356.40037385613">
            <text:p>356,4003738561</text:p>
          </table:table-cell>
          <table:table-cell/>
          <table:table-cell table:formula="of:=1+[.$R$3]*[.O198]+[.$Q$3]*[.O198]*[.O198]*[.O198]" office:value-type="float" office:value="0.8984704">
            <text:p>0,8984704</text:p>
          </table:table-cell>
          <table:table-cell table:formula="of:=[.J198]/[.S198]" office:value-type="float" office:value="0.95707999183142">
            <text:p>0,9570799918</text:p>
          </table:table-cell>
          <table:table-cell table:formula="of:=ABS([.T198]-[.K198])" office:value-type="float" office:value="0.0155565375793431">
            <text:p>0,0155565376</text:p>
          </table:table-cell>
          <table:table-cell table:number-columns-repeated="4"/>
          <table:table-cell table:formula="of:=-([.B198]+[.$Z$2])" office:value-type="float" office:value="469.607197018104">
            <text:p>469,6071970181</text:p>
          </table:table-cell>
          <table:table-cell table:formula="of:=[.P198]+[.O198]*[.G198]*([.$AA$2]+[.$AA$1]*ABS([.P198]/[.B198]))" office:value-type="float" office:value="306.948933166895">
            <text:p>306,9489331669</text:p>
          </table:table-cell>
          <table:table-cell table:formula="of:=SQRT([.Z198]*[.Z198]+[.AA198]*[.AA198])" office:value-type="float" office:value="561.024569037306">
            <text:p>561,0245690373</text:p>
          </table:table-cell>
          <table:table-cell table:formula="of:=ASIN(ABS([.Z198]/[.AB198]))" office:value-type="float" office:value="0.99187411728871">
            <text:p>0,9918741173</text:p>
          </table:table-cell>
          <table:table-cell table:formula="of:=ABS([.K198]-[.AC198])" office:value-type="float" office:value="0.0503506630366325">
            <text:p>0,050350663</text:p>
          </table:table-cell>
          <table:table-cell/>
          <table:table-cell table:formula="of:=[.J198]/[.AC198]" office:value-type="float" office:value="0.866952799860665">
            <text:p>0,8669527999</text:p>
          </table:table-cell>
        </table:table-row>
        <table:table-row table:style-name="ro1">
          <table:table-cell office:value-type="float" office:value="-0.72">
            <text:p>-0,72</text:p>
          </table:table-cell>
          <table:table-cell office:value-type="float" office:value="-468.865496745629">
            <text:p>-468,8654967456</text:p>
          </table:table-cell>
          <table:table-cell office:value-type="float" office:value="-440.794158515267">
            <text:p>-440,7941585153</text:p>
          </table:table-cell>
          <table:table-cell office:value-type="float" office:value="420.561846905307">
            <text:p>420,5618469053</text:p>
          </table:table-cell>
          <table:table-cell office:value-type="float" office:value="-476.498443865356">
            <text:p>-476,4984438654</text:p>
          </table:table-cell>
          <table:table-cell/>
          <table:table-cell table:formula="of:=SQRT([.B199]*[.B199] + [.C199]*[.C199])" office:value-type="float" office:value="643.532706410256">
            <text:p>643,5327064103</text:p>
          </table:table-cell>
          <table:table-cell table:formula="of:=SQRT([.D199]*[.D199]+[.E199]*[.E199])" office:value-type="float" office:value="635.549395467031">
            <text:p>635,549395467</text:p>
          </table:table-cell>
          <table:table-cell/>
          <table:table-cell table:formula="of:=ASIN(ABS([.B199]/[.G199]))" office:value-type="float" office:value="0.816247539302608">
            <text:p>0,8162475393</text:p>
          </table:table-cell>
          <table:table-cell table:formula="of:=ASIN(ABS([.D199]/[.H199]))" office:value-type="float" office:value="0.723123343519797">
            <text:p>0,7231233435</text:p>
          </table:table-cell>
          <table:table-cell/>
          <table:table-cell table:formula="of:=[.J199]/[.K199]" office:value-type="float" office:value="1.12878051388789">
            <text:p>1,1287805139</text:p>
          </table:table-cell>
          <table:table-cell/>
          <table:table-cell table:formula="of:=IF([.C199]&lt;0;-[.A199];[.A199])" office:value-type="float" office:value="0.72">
            <text:p>0,72</text:p>
          </table:table-cell>
          <table:table-cell table:formula="of:=ABS([.C199])" office:value-type="float" office:value="440.794158515267">
            <text:p>440,7941585153</text:p>
          </table:table-cell>
          <table:table-cell table:formula="of:=ABS([.E199])" office:value-type="float" office:value="476.498443865356">
            <text:p>476,4984438654</text:p>
          </table:table-cell>
          <table:table-cell/>
          <table:table-cell table:formula="of:=1+[.$R$3]*[.O199]+[.$Q$3]*[.O199]*[.O199]*[.O199]" office:value-type="float" office:value="1.1626624">
            <text:p>1,1626624</text:p>
          </table:table-cell>
          <table:table-cell table:formula="of:=[.J199]/[.S199]" office:value-type="float" office:value="0.702050345227134">
            <text:p>0,7020503452</text:p>
          </table:table-cell>
          <table:table-cell table:formula="of:=ABS([.T199]-[.K199])" office:value-type="float" office:value="0.0210729982926634">
            <text:p>0,0210729983</text:p>
          </table:table-cell>
          <table:table-cell table:number-columns-repeated="4"/>
          <table:table-cell table:formula="of:=-([.B199]+[.$Z$2])" office:value-type="float" office:value="468.865496745629">
            <text:p>468,8654967456</text:p>
          </table:table-cell>
          <table:table-cell table:formula="of:=[.P199]+[.O199]*[.G199]*([.$AA$2]+[.$AA$1]*ABS([.P199]/[.B199]))" office:value-type="float" office:value="595.834298899455">
            <text:p>595,8342988995</text:p>
          </table:table-cell>
          <table:table-cell table:formula="of:=SQRT([.Z199]*[.Z199]+[.AA199]*[.AA199])" office:value-type="float" office:value="758.190850501067">
            <text:p>758,1908505011</text:p>
          </table:table-cell>
          <table:table-cell table:formula="of:=ASIN(ABS([.Z199]/[.AB199]))" office:value-type="float" office:value="0.666705552440061">
            <text:p>0,6667055524</text:p>
          </table:table-cell>
          <table:table-cell table:formula="of:=ABS([.K199]-[.AC199])" office:value-type="float" office:value="0.0564177910797363">
            <text:p>0,0564177911</text:p>
          </table:table-cell>
          <table:table-cell/>
          <table:table-cell table:formula="of:=[.J199]/[.AC199]" office:value-type="float" office:value="1.22429989718136">
            <text:p>1,2242998972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 office:value-type="float" office:value="-354.166717339087">
            <text:p>-354,1667173391</text:p>
          </table:table-cell>
          <table:table-cell office:value-type="float" office:value="536.092543981255">
            <text:p>536,0925439813</text:p>
          </table:table-cell>
          <table:table-cell office:value-type="float" office:value="334.027202879083">
            <text:p>334,0272028791</text:p>
          </table:table-cell>
          <table:table-cell office:value-type="float" office:value="575.657732983157">
            <text:p>575,6577329832</text:p>
          </table:table-cell>
          <table:table-cell/>
          <table:table-cell table:formula="of:=SQRT([.B200]*[.B200] + [.C200]*[.C200])" office:value-type="float" office:value="642.517921448919">
            <text:p>642,5179214489</text:p>
          </table:table-cell>
          <table:table-cell table:formula="of:=SQRT([.D200]*[.D200]+[.E200]*[.E200])" office:value-type="float" office:value="665.549395467032">
            <text:p>665,549395467</text:p>
          </table:table-cell>
          <table:table-cell/>
          <table:table-cell table:formula="of:=ASIN(ABS([.B200]/[.G200]))" office:value-type="float" office:value="0.583821979677844">
            <text:p>0,5838219797</text:p>
          </table:table-cell>
          <table:table-cell table:formula="of:=ASIN(ABS([.D200]/[.H200]))" office:value-type="float" office:value="0.52577318655414">
            <text:p>0,5257731866</text:p>
          </table:table-cell>
          <table:table-cell/>
          <table:table-cell table:formula="of:=[.J200]/[.K200]" office:value-type="float" office:value="1.11040653005557">
            <text:p>1,1104065301</text:p>
          </table:table-cell>
          <table:table-cell/>
          <table:table-cell table:formula="of:=IF([.C200]&lt;0;-[.A200];[.A200])" office:value-type="float" office:value="0.32">
            <text:p>0,32</text:p>
          </table:table-cell>
          <table:table-cell table:formula="of:=ABS([.C200])" office:value-type="float" office:value="536.092543981255">
            <text:p>536,0925439813</text:p>
          </table:table-cell>
          <table:table-cell table:formula="of:=ABS([.E200])" office:value-type="float" office:value="575.657732983157">
            <text:p>575,6577329832</text:p>
          </table:table-cell>
          <table:table-cell/>
          <table:table-cell table:formula="of:=1+[.$R$3]*[.O200]+[.$Q$3]*[.O200]*[.O200]*[.O200]" office:value-type="float" office:value="1.0656384">
            <text:p>1,0656384</text:p>
          </table:table-cell>
          <table:table-cell table:formula="of:=[.J200]/[.S200]" office:value-type="float" office:value="0.547861244187375">
            <text:p>0,5478612442</text:p>
          </table:table-cell>
          <table:table-cell table:formula="of:=ABS([.T200]-[.K200])" office:value-type="float" office:value="0.0220880576332354">
            <text:p>0,0220880576</text:p>
          </table:table-cell>
          <table:table-cell table:number-columns-repeated="4"/>
          <table:table-cell table:formula="of:=-([.B200]+[.$Z$2])" office:value-type="float" office:value="354.166717339087">
            <text:p>354,1667173391</text:p>
          </table:table-cell>
          <table:table-cell table:formula="of:=[.P200]+[.O200]*[.G200]*([.$AA$2]+[.$AA$1]*ABS([.P200]/[.B200]))" office:value-type="float" office:value="615.503761354845">
            <text:p>615,5037613548</text:p>
          </table:table-cell>
          <table:table-cell table:formula="of:=SQRT([.Z200]*[.Z200]+[.AA200]*[.AA200])" office:value-type="float" office:value="710.126005658649">
            <text:p>710,1260056586</text:p>
          </table:table-cell>
          <table:table-cell table:formula="of:=ASIN(ABS([.Z200]/[.AB200]))" office:value-type="float" office:value="0.522141982515804">
            <text:p>0,5221419825</text:p>
          </table:table-cell>
          <table:table-cell table:formula="of:=ABS([.K200]-[.AC200])" office:value-type="float" office:value="0.00363120403833583">
            <text:p>0,003631204</text:p>
          </table:table-cell>
          <table:table-cell/>
          <table:table-cell table:formula="of:=[.J200]/[.AC200]" office:value-type="float" office:value="1.11812878341031">
            <text:p>1,1181287834</text:p>
          </table:table-cell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-177.840136714668">
            <text:p>-177,8401367147</text:p>
          </table:table-cell>
          <table:table-cell office:value-type="float" office:value="-59.7425416246099">
            <text:p>-59,7425416246</text:p>
          </table:table-cell>
          <table:table-cell office:value-type="float" office:value="191.33784594605">
            <text:p>191,3378459461</text:p>
          </table:table-cell>
          <table:table-cell office:value-type="float" office:value="-73.4511757956994">
            <text:p>-73,4511757957</text:p>
          </table:table-cell>
          <table:table-cell/>
          <table:table-cell table:formula="of:=SQRT([.B201]*[.B201] + [.C201]*[.C201])" office:value-type="float" office:value="187.606730973226">
            <text:p>187,6067309732</text:p>
          </table:table-cell>
          <table:table-cell table:formula="of:=SQRT([.D201]*[.D201]+[.E201]*[.E201])" office:value-type="float" office:value="204.951815110394">
            <text:p>204,9518151104</text:p>
          </table:table-cell>
          <table:table-cell/>
          <table:table-cell table:formula="of:=ASIN(ABS([.B201]/[.G201]))" office:value-type="float" office:value="1.24670703604987">
            <text:p>1,246707036</text:p>
          </table:table-cell>
          <table:table-cell table:formula="of:=ASIN(ABS([.D201]/[.H201]))" office:value-type="float" office:value="1.20426143137364">
            <text:p>1,2042614314</text:p>
          </table:table-cell>
          <table:table-cell/>
          <table:table-cell table:formula="of:=[.J201]/[.K201]" office:value-type="float" office:value="1.03524617128012">
            <text:p>1,0352461713</text:p>
          </table:table-cell>
          <table:table-cell/>
          <table:table-cell table:formula="of:=IF([.C201]&lt;0;-[.A201];[.A201])" office:value-type="float" office:value="0.2">
            <text:p>0,2</text:p>
          </table:table-cell>
          <table:table-cell table:formula="of:=ABS([.C201])" office:value-type="float" office:value="59.7425416246099">
            <text:p>59,7425416246</text:p>
          </table:table-cell>
          <table:table-cell table:formula="of:=ABS([.E201])" office:value-type="float" office:value="73.4511757956994">
            <text:p>73,4511757957</text:p>
          </table:table-cell>
          <table:table-cell/>
          <table:table-cell table:formula="of:=1+[.$R$3]*[.O201]+[.$Q$3]*[.O201]*[.O201]*[.O201]" office:value-type="float" office:value="1.0404">
            <text:p>1,0404</text:p>
          </table:table-cell>
          <table:table-cell table:formula="of:=[.J201]/[.S201]" office:value-type="float" office:value="1.19829588240087">
            <text:p>1,1982958824</text:p>
          </table:table-cell>
          <table:table-cell table:formula="of:=ABS([.T201]-[.K201])" office:value-type="float" office:value="0.0059655489727628">
            <text:p>0,005965549</text:p>
          </table:table-cell>
          <table:table-cell table:number-columns-repeated="4"/>
          <table:table-cell table:formula="of:=-([.B201]+[.$Z$2])" office:value-type="float" office:value="177.840136714668">
            <text:p>177,8401367147</text:p>
          </table:table-cell>
          <table:table-cell table:formula="of:=[.P201]+[.O201]*[.G201]*([.$AA$2]+[.$AA$1]*ABS([.P201]/[.B201]))" office:value-type="float" office:value="70.2573006750922">
            <text:p>70,2573006751</text:p>
          </table:table-cell>
          <table:table-cell table:formula="of:=SQRT([.Z201]*[.Z201]+[.AA201]*[.AA201])" office:value-type="float" office:value="191.215068770331">
            <text:p>191,2150687703</text:p>
          </table:table-cell>
          <table:table-cell table:formula="of:=ASIN(ABS([.Z201]/[.AB201]))" office:value-type="float" office:value="1.19455689944291">
            <text:p>1,1945568994</text:p>
          </table:table-cell>
          <table:table-cell table:formula="of:=ABS([.K201]-[.AC201])" office:value-type="float" office:value="0.0097045319307314">
            <text:p>0,0097045319</text:p>
          </table:table-cell>
          <table:table-cell/>
          <table:table-cell table:formula="of:=[.J201]/[.AC201]" office:value-type="float" office:value="1.04365646929944">
            <text:p>1,0436564693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199.818041633713">
            <text:p>-199,8180416337</text:p>
          </table:table-cell>
          <table:table-cell office:value-type="float" office:value="110.006951295636">
            <text:p>110,0069512956</text:p>
          </table:table-cell>
          <table:table-cell office:value-type="float" office:value="226.434209611846">
            <text:p>226,4342096118</text:p>
          </table:table-cell>
          <table:table-cell office:value-type="float" office:value="62.6889475196975">
            <text:p>62,6889475197</text:p>
          </table:table-cell>
          <table:table-cell/>
          <table:table-cell table:formula="of:=SQRT([.B202]*[.B202] + [.C202]*[.C202])" office:value-type="float" office:value="228.098178633002">
            <text:p>228,098178633</text:p>
          </table:table-cell>
          <table:table-cell table:formula="of:=SQRT([.D202]*[.D202]+[.E202]*[.E202])" office:value-type="float" office:value="234.951815110394">
            <text:p>234,9518151104</text:p>
          </table:table-cell>
          <table:table-cell/>
          <table:table-cell table:formula="of:=ASIN(ABS([.B202]/[.G202]))" office:value-type="float" office:value="1.06754197717484">
            <text:p>1,0675419772</text:p>
          </table:table-cell>
          <table:table-cell table:formula="of:=ASIN(ABS([.D202]/[.H202]))" office:value-type="float" office:value="1.30070838919781">
            <text:p>1,3007083892</text:p>
          </table:table-cell>
          <table:table-cell/>
          <table:table-cell table:formula="of:=[.J202]/[.K202]" office:value-type="float" office:value="0.8207389035395">
            <text:p>0,8207389035</text:p>
          </table:table-cell>
          <table:table-cell/>
          <table:table-cell table:formula="of:=IF([.C202]&lt;0;-[.A202];[.A202])" office:value-type="float" office:value="-0.88">
            <text:p>-0,88</text:p>
          </table:table-cell>
          <table:table-cell table:formula="of:=ABS([.C202])" office:value-type="float" office:value="110.006951295636">
            <text:p>110,0069512956</text:p>
          </table:table-cell>
          <table:table-cell table:formula="of:=ABS([.E202])" office:value-type="float" office:value="62.6889475196975">
            <text:p>62,6889475197</text:p>
          </table:table-cell>
          <table:table-cell/>
          <table:table-cell table:formula="of:=1+[.$R$3]*[.O202]+[.$Q$3]*[.O202]*[.O202]*[.O202]" office:value-type="float" office:value="0.7899264">
            <text:p>0,7899264</text:p>
          </table:table-cell>
          <table:table-cell table:formula="of:=[.J202]/[.S202]" office:value-type="float" office:value="1.35144486521129">
            <text:p>1,3514448652</text:p>
          </table:table-cell>
          <table:table-cell table:formula="of:=ABS([.T202]-[.K202])" office:value-type="float" office:value="0.0507364760134803">
            <text:p>0,050736476</text:p>
          </table:table-cell>
          <table:table-cell table:number-columns-repeated="4"/>
          <table:table-cell table:formula="of:=-([.B202]+[.$Z$2])" office:value-type="float" office:value="199.818041633713">
            <text:p>199,8180416337</text:p>
          </table:table-cell>
          <table:table-cell table:formula="of:=[.P202]+[.O202]*[.G202]*([.$AA$2]+[.$AA$1]*ABS([.P202]/[.B202]))" office:value-type="float" office:value="49.8797189906169">
            <text:p>49,8797189906</text:p>
          </table:table-cell>
          <table:table-cell table:formula="of:=SQRT([.Z202]*[.Z202]+[.AA202]*[.AA202])" office:value-type="float" office:value="205.949596088255">
            <text:p>205,9495960883</text:p>
          </table:table-cell>
          <table:table-cell table:formula="of:=ASIN(ABS([.Z202]/[.AB202]))" office:value-type="float" office:value="1.32616997479631">
            <text:p>1,3261699748</text:p>
          </table:table-cell>
          <table:table-cell table:formula="of:=ABS([.K202]-[.AC202])" office:value-type="float" office:value="0.0254615855985003">
            <text:p>0,0254615856</text:p>
          </table:table-cell>
          <table:table-cell/>
          <table:table-cell table:formula="of:=[.J202]/[.AC202]" office:value-type="float" office:value="0.804981259916404">
            <text:p>0,8049812599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-151.770420505119">
            <text:p>-151,7704205051</text:p>
          </table:table-cell>
          <table:table-cell office:value-type="float" office:value="-89.7449415564663">
            <text:p>-89,7449415565</text:p>
          </table:table-cell>
          <table:table-cell office:value-type="float" office:value="166.3209610715">
            <text:p>166,3209610715</text:p>
          </table:table-cell>
          <table:table-cell office:value-type="float" office:value="-93.534181741552">
            <text:p>-93,5341817416</text:p>
          </table:table-cell>
          <table:table-cell/>
          <table:table-cell table:formula="of:=SQRT([.B203]*[.B203] + [.C203]*[.C203])" office:value-type="float" office:value="176.319071785426">
            <text:p>176,3190717854</text:p>
          </table:table-cell>
          <table:table-cell table:formula="of:=SQRT([.D203]*[.D203]+[.E203]*[.E203])" office:value-type="float" office:value="190.817465777662">
            <text:p>190,8174657777</text:p>
          </table:table-cell>
          <table:table-cell/>
          <table:table-cell table:formula="of:=ASIN(ABS([.B203]/[.G203]))" office:value-type="float" office:value="1.03678335057078">
            <text:p>1,0367833506</text:p>
          </table:table-cell>
          <table:table-cell table:formula="of:=ASIN(ABS([.D203]/[.H203]))" office:value-type="float" office:value="1.05850442495894">
            <text:p>1,058504425</text:p>
          </table:table-cell>
          <table:table-cell/>
          <table:table-cell table:formula="of:=[.J203]/[.K203]" office:value-type="float" office:value="0.979479467561972">
            <text:p>0,9794794676</text:p>
          </table:table-cell>
          <table:table-cell/>
          <table:table-cell table:formula="of:=IF([.C203]&lt;0;-[.A203];[.A203])" office:value-type="float" office:value="-0.04">
            <text:p>-0,04</text:p>
          </table:table-cell>
          <table:table-cell table:formula="of:=ABS([.C203])" office:value-type="float" office:value="89.7449415564663">
            <text:p>89,7449415565</text:p>
          </table:table-cell>
          <table:table-cell table:formula="of:=ABS([.E203])" office:value-type="float" office:value="93.534181741552">
            <text:p>93,5341817416</text:p>
          </table:table-cell>
          <table:table-cell/>
          <table:table-cell table:formula="of:=1+[.$R$3]*[.O203]+[.$Q$3]*[.O203]*[.O203]*[.O203]" office:value-type="float" office:value="0.9919968">
            <text:p>0,9919968</text:p>
          </table:table-cell>
          <table:table-cell table:formula="of:=[.J203]/[.S203]" office:value-type="float" office:value="1.04514787806854">
            <text:p>1,0451478781</text:p>
          </table:table-cell>
          <table:table-cell table:formula="of:=ABS([.T203]-[.K203])" office:value-type="float" office:value="0.0133565468904076">
            <text:p>0,0133565469</text:p>
          </table:table-cell>
          <table:table-cell table:number-columns-repeated="4"/>
          <table:table-cell table:formula="of:=-([.B203]+[.$Z$2])" office:value-type="float" office:value="151.770420505119">
            <text:p>151,7704205051</text:p>
          </table:table-cell>
          <table:table-cell table:formula="of:=[.P203]+[.O203]*[.G203]*([.$AA$2]+[.$AA$1]*ABS([.P203]/[.B203]))" office:value-type="float" office:value="87.6064110255969">
            <text:p>87,6064110256</text:p>
          </table:table-cell>
          <table:table-cell table:formula="of:=SQRT([.Z203]*[.Z203]+[.AA203]*[.AA203])" office:value-type="float" office:value="175.240245928516">
            <text:p>175,2402459285</text:p>
          </table:table-cell>
          <table:table-cell table:formula="of:=ASIN(ABS([.Z203]/[.AB203]))" office:value-type="float" office:value="1.04728790013413">
            <text:p>1,0472879001</text:p>
          </table:table-cell>
          <table:table-cell table:formula="of:=ABS([.K203]-[.AC203])" office:value-type="float" office:value="0.0112165248248084">
            <text:p>0,0112165248</text:p>
          </table:table-cell>
          <table:table-cell/>
          <table:table-cell table:formula="of:=[.J203]/[.AC203]" office:value-type="float" office:value="0.989969759450088">
            <text:p>0,9899697595</text:p>
          </table:table-cell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-162.016622831082">
            <text:p>-162,0166228311</text:p>
          </table:table-cell>
          <table:table-cell office:value-type="float" office:value="-131.010862165258">
            <text:p>-131,0108621653</text:p>
          </table:table-cell>
          <table:table-cell office:value-type="float" office:value="171.457649758925">
            <text:p>171,4576497589</text:p>
          </table:table-cell>
          <table:table-cell office:value-type="float" office:value="-95.545660068299">
            <text:p>-95,5456600683</text:p>
          </table:table-cell>
          <table:table-cell/>
          <table:table-cell table:formula="of:=SQRT([.B204]*[.B204] + [.C204]*[.C204])" office:value-type="float" office:value="208.358422145286">
            <text:p>208,3584221453</text:p>
          </table:table-cell>
          <table:table-cell table:formula="of:=SQRT([.D204]*[.D204]+[.E204]*[.E204])" office:value-type="float" office:value="196.282191802367">
            <text:p>196,2821918024</text:p>
          </table:table-cell>
          <table:table-cell/>
          <table:table-cell table:formula="of:=ASIN(ABS([.B204]/[.G204]))" office:value-type="float" office:value="0.89081768389401">
            <text:p>0,8908176839</text:p>
          </table:table-cell>
          <table:table-cell table:formula="of:=ASIN(ABS([.D204]/[.H204]))" office:value-type="float" office:value="1.06240000512333">
            <text:p>1,0624000051</text:p>
          </table:table-cell>
          <table:table-cell/>
          <table:table-cell table:formula="of:=[.J204]/[.K204]" office:value-type="float" office:value="0.838495556850637">
            <text:p>0,8384955569</text:p>
          </table:table-cell>
          <table:table-cell/>
          <table:table-cell table:formula="of:=IF([.C204]&lt;0;-[.A204];[.A204])" office:value-type="float" office:value="-0.56">
            <text:p>-0,56</text:p>
          </table:table-cell>
          <table:table-cell table:formula="of:=ABS([.C204])" office:value-type="float" office:value="131.010862165258">
            <text:p>131,0108621653</text:p>
          </table:table-cell>
          <table:table-cell table:formula="of:=ABS([.E204])" office:value-type="float" office:value="95.545660068299">
            <text:p>95,5456600683</text:p>
          </table:table-cell>
          <table:table-cell/>
          <table:table-cell table:formula="of:=1+[.$R$3]*[.O204]+[.$Q$3]*[.O204]*[.O204]*[.O204]" office:value-type="float" office:value="0.8792192">
            <text:p>0,8792192</text:p>
          </table:table-cell>
          <table:table-cell table:formula="of:=[.J204]/[.S204]" office:value-type="float" office:value="1.01319180005852">
            <text:p>1,0131918001</text:p>
          </table:table-cell>
          <table:table-cell table:formula="of:=ABS([.T204]-[.K204])" office:value-type="float" office:value="0.0492082050648162">
            <text:p>0,0492082051</text:p>
          </table:table-cell>
          <table:table-cell table:number-columns-repeated="4"/>
          <table:table-cell table:formula="of:=-([.B204]+[.$Z$2])" office:value-type="float" office:value="162.016622831082">
            <text:p>162,0166228311</text:p>
          </table:table-cell>
          <table:table-cell table:formula="of:=[.P204]+[.O204]*[.G204]*([.$AA$2]+[.$AA$1]*ABS([.P204]/[.B204]))" office:value-type="float" office:value="93.3490870249453">
            <text:p>93,3490870249</text:p>
          </table:table-cell>
          <table:table-cell table:formula="of:=SQRT([.Z204]*[.Z204]+[.AA204]*[.AA204])" office:value-type="float" office:value="186.985128077021">
            <text:p>186,985128077</text:p>
          </table:table-cell>
          <table:table-cell table:formula="of:=ASIN(ABS([.Z204]/[.AB204]))" office:value-type="float" office:value="1.04808334706292">
            <text:p>1,0480833471</text:p>
          </table:table-cell>
          <table:table-cell table:formula="of:=ABS([.K204]-[.AC204])" office:value-type="float" office:value="0.0143166580604168">
            <text:p>0,0143166581</text:p>
          </table:table-cell>
          <table:table-cell/>
          <table:table-cell table:formula="of:=[.J204]/[.AC204]" office:value-type="float" office:value="0.849949277784426">
            <text:p>0,8499492778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 office:value-type="float" office:value="-188.854926419765">
            <text:p>-188,8549264198</text:p>
          </table:table-cell>
          <table:table-cell office:value-type="float" office:value="159.911352486397">
            <text:p>159,9113524864</text:p>
          </table:table-cell>
          <table:table-cell office:value-type="float" office:value="188.147582895834">
            <text:p>188,1475828958</text:p>
          </table:table-cell>
          <table:table-cell office:value-type="float" office:value="165.861050851561">
            <text:p>165,8610508516</text:p>
          </table:table-cell>
          <table:table-cell/>
          <table:table-cell table:formula="of:=SQRT([.B205]*[.B205] + [.C205]*[.C205])" office:value-type="float" office:value="247.462772729644">
            <text:p>247,4627727296</text:p>
          </table:table-cell>
          <table:table-cell table:formula="of:=SQRT([.D205]*[.D205]+[.E205]*[.E205])" office:value-type="float" office:value="250.817465777662">
            <text:p>250,8174657777</text:p>
          </table:table-cell>
          <table:table-cell/>
          <table:table-cell table:formula="of:=ASIN(ABS([.B205]/[.G205]))" office:value-type="float" office:value="0.868196883642008">
            <text:p>0,8681968836</text:p>
          </table:table-cell>
          <table:table-cell table:formula="of:=ASIN(ABS([.D205]/[.H205]))" office:value-type="float" office:value="0.848269960803487">
            <text:p>0,8482699608</text:p>
          </table:table-cell>
          <table:table-cell/>
          <table:table-cell table:formula="of:=[.J205]/[.K205]" office:value-type="float" office:value="1.02349125132245">
            <text:p>1,0234912513</text:p>
          </table:table-cell>
          <table:table-cell/>
          <table:table-cell table:formula="of:=IF([.C205]&lt;0;-[.A205];[.A205])" office:value-type="float" office:value="0.12">
            <text:p>0,12</text:p>
          </table:table-cell>
          <table:table-cell table:formula="of:=ABS([.C205])" office:value-type="float" office:value="159.911352486397">
            <text:p>159,9113524864</text:p>
          </table:table-cell>
          <table:table-cell table:formula="of:=ABS([.E205])" office:value-type="float" office:value="165.861050851561">
            <text:p>165,8610508516</text:p>
          </table:table-cell>
          <table:table-cell/>
          <table:table-cell table:formula="of:=1+[.$R$3]*[.O205]+[.$Q$3]*[.O205]*[.O205]*[.O205]" office:value-type="float" office:value="1.0240864">
            <text:p>1,0240864</text:p>
          </table:table-cell>
          <table:table-cell table:formula="of:=[.J205]/[.S205]" office:value-type="float" office:value="0.847776987998287">
            <text:p>0,847776988</text:p>
          </table:table-cell>
          <table:table-cell table:formula="of:=ABS([.T205]-[.K205])" office:value-type="float" office:value="0.000492972805200553">
            <text:p>0,0004929728</text:p>
          </table:table-cell>
          <table:table-cell table:number-columns-repeated="4"/>
          <table:table-cell table:formula="of:=-([.B205]+[.$Z$2])" office:value-type="float" office:value="188.854926419765">
            <text:p>188,8549264198</text:p>
          </table:table-cell>
          <table:table-cell table:formula="of:=[.P205]+[.O205]*[.G205]*([.$AA$2]+[.$AA$1]*ABS([.P205]/[.B205]))" office:value-type="float" office:value="169.598235952241">
            <text:p>169,5982359522</text:p>
          </table:table-cell>
          <table:table-cell table:formula="of:=SQRT([.Z205]*[.Z205]+[.AA205]*[.AA205])" office:value-type="float" office:value="253.830149649577">
            <text:p>253,8301496496</text:p>
          </table:table-cell>
          <table:table-cell table:formula="of:=ASIN(ABS([.Z205]/[.AB205]))" office:value-type="float" office:value="0.839068208668694">
            <text:p>0,8390682087</text:p>
          </table:table-cell>
          <table:table-cell table:formula="of:=ABS([.K205]-[.AC205])" office:value-type="float" office:value="0.00920175213479291">
            <text:p>0,0092017521</text:p>
          </table:table-cell>
          <table:table-cell/>
          <table:table-cell table:formula="of:=[.J205]/[.AC205]" office:value-type="float" office:value="1.03471550306921">
            <text:p>1,0347155031</text:p>
          </table:table-cell>
        </table:table-row>
        <table:table-row table:style-name="ro1">
          <table:table-cell office:value-type="float" office:value="-0.56">
            <text:p>-0,56</text:p>
          </table:table-cell>
          <table:table-cell office:value-type="float" office:value="-201.377313597296">
            <text:p>-201,3773135973</text:p>
          </table:table-cell>
          <table:table-cell office:value-type="float" office:value="-206.99387349286">
            <text:p>-206,9938734929</text:p>
          </table:table-cell>
          <table:table-cell office:value-type="float" office:value="170.224892421339">
            <text:p>170,2248924213</text:p>
          </table:table-cell>
          <table:table-cell office:value-type="float" office:value="-223.342640545712">
            <text:p>-223,3426405457</text:p>
          </table:table-cell>
          <table:table-cell/>
          <table:table-cell table:formula="of:=SQRT([.B206]*[.B206] + [.C206]*[.C206])" office:value-type="float" office:value="288.789345536226">
            <text:p>288,7893455362</text:p>
          </table:table-cell>
          <table:table-cell table:formula="of:=SQRT([.D206]*[.D206]+[.E206]*[.E206])" office:value-type="float" office:value="280.817465777661">
            <text:p>280,8174657777</text:p>
          </table:table-cell>
          <table:table-cell/>
          <table:table-cell table:formula="of:=ASIN(ABS([.B206]/[.G206]))" office:value-type="float" office:value="0.77164546494708">
            <text:p>0,7716454649</text:p>
          </table:table-cell>
          <table:table-cell table:formula="of:=ASIN(ABS([.D206]/[.H206]))" office:value-type="float" office:value="0.651244043621262">
            <text:p>0,6512440436</text:p>
          </table:table-cell>
          <table:table-cell/>
          <table:table-cell table:formula="of:=[.J206]/[.K206]" office:value-type="float" office:value="1.18487911329879">
            <text:p>1,1848791133</text:p>
          </table:table-cell>
          <table:table-cell/>
          <table:table-cell table:formula="of:=IF([.C206]&lt;0;-[.A206];[.A206])" office:value-type="float" office:value="0.56">
            <text:p>0,56</text:p>
          </table:table-cell>
          <table:table-cell table:formula="of:=ABS([.C206])" office:value-type="float" office:value="206.99387349286">
            <text:p>206,9938734929</text:p>
          </table:table-cell>
          <table:table-cell table:formula="of:=ABS([.E206])" office:value-type="float" office:value="223.342640545712">
            <text:p>223,3426405457</text:p>
          </table:table-cell>
          <table:table-cell/>
          <table:table-cell table:formula="of:=1+[.$R$3]*[.O206]+[.$Q$3]*[.O206]*[.O206]*[.O206]" office:value-type="float" office:value="1.1207808">
            <text:p>1,1207808</text:p>
          </table:table-cell>
          <table:table-cell table:formula="of:=[.J206]/[.S206]" office:value-type="float" office:value="0.688489189810425">
            <text:p>0,6884891898</text:p>
          </table:table-cell>
          <table:table-cell table:formula="of:=ABS([.T206]-[.K206])" office:value-type="float" office:value="0.037245146189163">
            <text:p>0,0372451462</text:p>
          </table:table-cell>
          <table:table-cell table:number-columns-repeated="4"/>
          <table:table-cell table:formula="of:=-([.B206]+[.$Z$2])" office:value-type="float" office:value="201.377313597296">
            <text:p>201,3773135973</text:p>
          </table:table-cell>
          <table:table-cell table:formula="of:=[.P206]+[.O206]*[.G206]*([.$AA$2]+[.$AA$1]*ABS([.P206]/[.B206]))" office:value-type="float" office:value="262.385313956477">
            <text:p>262,3853139565</text:p>
          </table:table-cell>
          <table:table-cell table:formula="of:=SQRT([.Z206]*[.Z206]+[.AA206]*[.AA206])" office:value-type="float" office:value="330.755008143041">
            <text:p>330,755008143</text:p>
          </table:table-cell>
          <table:table-cell table:formula="of:=ASIN(ABS([.Z206]/[.AB206]))" office:value-type="float" office:value="0.654599165558341">
            <text:p>0,6545991656</text:p>
          </table:table-cell>
          <table:table-cell table:formula="of:=ABS([.K206]-[.AC206])" office:value-type="float" office:value="0.00335512193707876">
            <text:p>0,0033551219</text:p>
          </table:table-cell>
          <table:table-cell/>
          <table:table-cell table:formula="of:=[.J206]/[.AC206]" office:value-type="float" office:value="1.1788060626214">
            <text:p>1,1788060626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-227.701246250101">
            <text:p>-227,7012462501</text:p>
          </table:table-cell>
          <table:table-cell office:value-type="float" office:value="183.06491313007">
            <text:p>183,0649131301</text:p>
          </table:table-cell>
          <table:table-cell office:value-type="float" office:value="242.597177259057">
            <text:p>242,5971772591</text:p>
          </table:table-cell>
          <table:table-cell office:value-type="float" office:value="194.304160064537">
            <text:p>194,3041600645</text:p>
          </table:table-cell>
          <table:table-cell/>
          <table:table-cell table:formula="of:=SQRT([.B207]*[.B207] + [.C207]*[.C207])" office:value-type="float" office:value="292.165398298924">
            <text:p>292,1653982989</text:p>
          </table:table-cell>
          <table:table-cell table:formula="of:=SQRT([.D207]*[.D207]+[.E207]*[.E207])" office:value-type="float" office:value="310.817465777661">
            <text:p>310,8174657777</text:p>
          </table:table-cell>
          <table:table-cell/>
          <table:table-cell table:formula="of:=ASIN(ABS([.B207]/[.G207]))" office:value-type="float" office:value="0.893639490687326">
            <text:p>0,8936394907</text:p>
          </table:table-cell>
          <table:table-cell table:formula="of:=ASIN(ABS([.D207]/[.H207]))" office:value-type="float" office:value="0.895486552430268">
            <text:p>0,8954865524</text:p>
          </table:table-cell>
          <table:table-cell/>
          <table:table-cell table:formula="of:=[.J207]/[.K207]" office:value-type="float" office:value="0.997937365181052">
            <text:p>0,9979373652</text:p>
          </table:table-cell>
          <table:table-cell/>
          <table:table-cell table:formula="of:=IF([.C207]&lt;0;-[.A207];[.A207])" office:value-type="float" office:value="0.08">
            <text:p>0,08</text:p>
          </table:table-cell>
          <table:table-cell table:formula="of:=ABS([.C207])" office:value-type="float" office:value="183.06491313007">
            <text:p>183,0649131301</text:p>
          </table:table-cell>
          <table:table-cell table:formula="of:=ABS([.E207])" office:value-type="float" office:value="194.304160064537">
            <text:p>194,3041600645</text:p>
          </table:table-cell>
          <table:table-cell/>
          <table:table-cell table:formula="of:=1+[.$R$3]*[.O207]+[.$Q$3]*[.O207]*[.O207]*[.O207]" office:value-type="float" office:value="1.0160256">
            <text:p>1,0160256</text:p>
          </table:table-cell>
          <table:table-cell table:formula="of:=[.J207]/[.S207]" office:value-type="float" office:value="0.879544266096568">
            <text:p>0,8795442661</text:p>
          </table:table-cell>
          <table:table-cell table:formula="of:=ABS([.T207]-[.K207])" office:value-type="float" office:value="0.0159422863336995">
            <text:p>0,0159422863</text:p>
          </table:table-cell>
          <table:table-cell table:number-columns-repeated="4"/>
          <table:table-cell table:formula="of:=-([.B207]+[.$Z$2])" office:value-type="float" office:value="227.701246250101">
            <text:p>227,7012462501</text:p>
          </table:table-cell>
          <table:table-cell table:formula="of:=[.P207]+[.O207]*[.G207]*([.$AA$2]+[.$AA$1]*ABS([.P207]/[.B207]))" office:value-type="float" office:value="190.599444511854">
            <text:p>190,5994445119</text:p>
          </table:table-cell>
          <table:table-cell table:formula="of:=SQRT([.Z207]*[.Z207]+[.AA207]*[.AA207])" office:value-type="float" office:value="296.944449000274">
            <text:p>296,9444490003</text:p>
          </table:table-cell>
          <table:table-cell table:formula="of:=ASIN(ABS([.Z207]/[.AB207]))" office:value-type="float" office:value="0.87386314833453">
            <text:p>0,8738631483</text:p>
          </table:table-cell>
          <table:table-cell table:formula="of:=ABS([.K207]-[.AC207])" office:value-type="float" office:value="0.0216234040957382">
            <text:p>0,0216234041</text:p>
          </table:table-cell>
          <table:table-cell/>
          <table:table-cell table:formula="of:=[.J207]/[.AC207]" office:value-type="float" office:value="1.02263093756784">
            <text:p>1,0226309376</text:p>
          </table:table-cell>
        </table:table-row>
        <table:table-row table:style-name="ro1">
          <table:table-cell office:value-type="float" office:value="-0.68">
            <text:p>-0,68</text:p>
          </table:table-cell>
          <table:table-cell office:value-type="float" office:value="-274.086907649822">
            <text:p>-274,0869076498</text:p>
          </table:table-cell>
          <table:table-cell office:value-type="float" office:value="-168.60725682632">
            <text:p>-168,6072568263</text:p>
          </table:table-cell>
          <table:table-cell office:value-type="float" office:value="260.06521328301">
            <text:p>260,065213283</text:p>
          </table:table-cell>
          <table:table-cell office:value-type="float" office:value="-226.896261961749">
            <text:p>-226,8962619618</text:p>
          </table:table-cell>
          <table:table-cell/>
          <table:table-cell table:formula="of:=SQRT([.B208]*[.B208] + [.C208]*[.C208])" office:value-type="float" office:value="321.795027928554">
            <text:p>321,7950279286</text:p>
          </table:table-cell>
          <table:table-cell table:formula="of:=SQRT([.D208]*[.D208]+[.E208]*[.E208])" office:value-type="float" office:value="345.131610914086">
            <text:p>345,1316109141</text:p>
          </table:table-cell>
          <table:table-cell/>
          <table:table-cell table:formula="of:=ASIN(ABS([.B208]/[.G208]))" office:value-type="float" office:value="1.0193043989141">
            <text:p>1,0193043989</text:p>
          </table:table-cell>
          <table:table-cell table:formula="of:=ASIN(ABS([.D208]/[.H208]))" office:value-type="float" office:value="0.853407234296845">
            <text:p>0,8534072343</text:p>
          </table:table-cell>
          <table:table-cell/>
          <table:table-cell table:formula="of:=[.J208]/[.K208]" office:value-type="float" office:value="1.19439390475047">
            <text:p>1,1943939048</text:p>
          </table:table-cell>
          <table:table-cell/>
          <table:table-cell table:formula="of:=IF([.C208]&lt;0;-[.A208];[.A208])" office:value-type="float" office:value="0.68">
            <text:p>0,68</text:p>
          </table:table-cell>
          <table:table-cell table:formula="of:=ABS([.C208])" office:value-type="float" office:value="168.60725682632">
            <text:p>168,6072568263</text:p>
          </table:table-cell>
          <table:table-cell table:formula="of:=ABS([.E208])" office:value-type="float" office:value="226.896261961749">
            <text:p>226,8962619618</text:p>
          </table:table-cell>
          <table:table-cell/>
          <table:table-cell table:formula="of:=1+[.$R$3]*[.O208]+[.$Q$3]*[.O208]*[.O208]*[.O208]" office:value-type="float" office:value="1.1517216">
            <text:p>1,1517216</text:p>
          </table:table-cell>
          <table:table-cell table:formula="of:=[.J208]/[.S208]" office:value-type="float" office:value="0.885026727738808">
            <text:p>0,8850267277</text:p>
          </table:table-cell>
          <table:table-cell table:formula="of:=ABS([.T208]-[.K208])" office:value-type="float" office:value="0.0316194934419627">
            <text:p>0,0316194934</text:p>
          </table:table-cell>
          <table:table-cell table:number-columns-repeated="4"/>
          <table:table-cell table:formula="of:=-([.B208]+[.$Z$2])" office:value-type="float" office:value="274.086907649822">
            <text:p>274,0869076498</text:p>
          </table:table-cell>
          <table:table-cell table:formula="of:=[.P208]+[.O208]*[.G208]*([.$AA$2]+[.$AA$1]*ABS([.P208]/[.B208]))" office:value-type="float" office:value="235.427280598523">
            <text:p>235,4272805985</text:p>
          </table:table-cell>
          <table:table-cell table:formula="of:=SQRT([.Z208]*[.Z208]+[.AA208]*[.AA208])" office:value-type="float" office:value="361.316533520205">
            <text:p>361,3165335202</text:p>
          </table:table-cell>
          <table:table-cell table:formula="of:=ASIN(ABS([.Z208]/[.AB208]))" office:value-type="float" office:value="0.861128524239653">
            <text:p>0,8611285242</text:p>
          </table:table-cell>
          <table:table-cell table:formula="of:=ABS([.K208]-[.AC208])" office:value-type="float" office:value="0.00772128994280774">
            <text:p>0,0077212899</text:p>
          </table:table-cell>
          <table:table-cell/>
          <table:table-cell table:formula="of:=[.J208]/[.AC208]" office:value-type="float" office:value="1.18368439811481">
            <text:p>1,1836843981</text:p>
          </table:table-cell>
        </table:table-row>
        <table:table-row table:style-name="ro1">
          <table:table-cell office:value-type="float" office:value="-0.76">
            <text:p>-0,76</text:p>
          </table:table-cell>
          <table:table-cell office:value-type="float" office:value="-300.965107413277">
            <text:p>-300,9651074133</text:p>
          </table:table-cell>
          <table:table-cell office:value-type="float" office:value="220.995756528075">
            <text:p>220,9957565281</text:p>
          </table:table-cell>
          <table:table-cell office:value-type="float" office:value="266.341369396918">
            <text:p>266,3413693969</text:p>
          </table:table-cell>
          <table:table-cell office:value-type="float" office:value="-258.00749577007">
            <text:p>-258,0074957701</text:p>
          </table:table-cell>
          <table:table-cell/>
          <table:table-cell table:formula="of:=SQRT([.B209]*[.B209] + [.C209]*[.C209])" office:value-type="float" office:value="373.388698655572">
            <text:p>373,3886986556</text:p>
          </table:table-cell>
          <table:table-cell table:formula="of:=SQRT([.D209]*[.D209]+[.E209]*[.E209])" office:value-type="float" office:value="370.817465777663">
            <text:p>370,8174657777</text:p>
          </table:table-cell>
          <table:table-cell/>
          <table:table-cell table:formula="of:=ASIN(ABS([.B209]/[.G209]))" office:value-type="float" office:value="0.937425476185387">
            <text:p>0,9374254762</text:p>
          </table:table-cell>
          <table:table-cell table:formula="of:=ASIN(ABS([.D209]/[.H209]))" office:value-type="float" office:value="0.801290582629379">
            <text:p>0,8012905826</text:p>
          </table:table-cell>
          <table:table-cell/>
          <table:table-cell table:formula="of:=[.J209]/[.K209]" office:value-type="float" office:value="1.16989453827011">
            <text:p>1,1698945383</text:p>
          </table:table-cell>
          <table:table-cell/>
          <table:table-cell table:formula="of:=IF([.C209]&lt;0;-[.A209];[.A209])" office:value-type="float" office:value="-0.76">
            <text:p>-0,76</text:p>
          </table:table-cell>
          <table:table-cell table:formula="of:=ABS([.C209])" office:value-type="float" office:value="220.995756528075">
            <text:p>220,9957565281</text:p>
          </table:table-cell>
          <table:table-cell table:formula="of:=ABS([.E209])" office:value-type="float" office:value="258.00749577007">
            <text:p>258,0074957701</text:p>
          </table:table-cell>
          <table:table-cell/>
          <table:table-cell table:formula="of:=1+[.$R$3]*[.O209]+[.$Q$3]*[.O209]*[.O209]*[.O209]" office:value-type="float" office:value="0.8260512">
            <text:p>0,8260512</text:p>
          </table:table-cell>
          <table:table-cell table:formula="of:=[.J209]/[.S209]" office:value-type="float" office:value="1.13482732811887">
            <text:p>1,1348273281</text:p>
          </table:table-cell>
          <table:table-cell table:formula="of:=ABS([.T209]-[.K209])" office:value-type="float" office:value="0.333536745489491">
            <text:p>0,3335367455</text:p>
          </table:table-cell>
          <table:table-cell table:number-columns-repeated="4"/>
          <table:table-cell table:formula="of:=-([.B209]+[.$Z$2])" office:value-type="float" office:value="300.965107413277">
            <text:p>300,9651074133</text:p>
          </table:table-cell>
          <table:table-cell table:formula="of:=[.P209]+[.O209]*[.G209]*([.$AA$2]+[.$AA$1]*ABS([.P209]/[.B209]))" office:value-type="float" office:value="131.298286144919">
            <text:p>131,2982861449</text:p>
          </table:table-cell>
          <table:table-cell table:formula="of:=SQRT([.Z209]*[.Z209]+[.AA209]*[.AA209])" office:value-type="float" office:value="328.358395392714">
            <text:p>328,3583953927</text:p>
          </table:table-cell>
          <table:table-cell table:formula="of:=ASIN(ABS([.Z209]/[.AB209]))" office:value-type="float" office:value="1.1594292438849">
            <text:p>1,1594292439</text:p>
          </table:table-cell>
          <table:table-cell table:formula="of:=ABS([.K209]-[.AC209])" office:value-type="float" office:value="0.358138661255518">
            <text:p>0,3581386613</text:p>
          </table:table-cell>
          <table:table-cell/>
          <table:table-cell table:formula="of:=[.J209]/[.AC209]" office:value-type="float" office:value="0.808523229105691">
            <text:p>0,8085232291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338.358339436978">
            <text:p>-338,358339437</text:p>
          </table:table-cell>
          <table:table-cell office:value-type="float" office:value="195.107339400623">
            <text:p>195,1073394006</text:p>
          </table:table-cell>
          <table:table-cell office:value-type="float" office:value="311.79648040918">
            <text:p>311,7964804092</text:p>
          </table:table-cell>
          <table:table-cell office:value-type="float" office:value="251.868210929597">
            <text:p>251,8682109296</text:p>
          </table:table-cell>
          <table:table-cell/>
          <table:table-cell table:formula="of:=SQRT([.B210]*[.B210] + [.C210]*[.C210])" office:value-type="float" office:value="390.580644367509">
            <text:p>390,5806443675</text:p>
          </table:table-cell>
          <table:table-cell table:formula="of:=SQRT([.D210]*[.D210]+[.E210]*[.E210])" office:value-type="float" office:value="400.817465777663">
            <text:p>400,8174657777</text:p>
          </table:table-cell>
          <table:table-cell/>
          <table:table-cell table:formula="of:=ASIN(ABS([.B210]/[.G210]))" office:value-type="float" office:value="1.047738431412">
            <text:p>1,0477384314</text:p>
          </table:table-cell>
          <table:table-cell table:formula="of:=ASIN(ABS([.D210]/[.H210]))" office:value-type="float" office:value="0.89131926374948">
            <text:p>0,8913192637</text:p>
          </table:table-cell>
          <table:table-cell/>
          <table:table-cell table:formula="of:=[.J210]/[.K210]" office:value-type="float" office:value="1.1754917390706">
            <text:p>1,1754917391</text:p>
          </table:table-cell>
          <table:table-cell/>
          <table:table-cell table:formula="of:=IF([.C210]&lt;0;-[.A210];[.A210])" office:value-type="float" office:value="-0.8">
            <text:p>-0,8</text:p>
          </table:table-cell>
          <table:table-cell table:formula="of:=ABS([.C210])" office:value-type="float" office:value="195.107339400623">
            <text:p>195,1073394006</text:p>
          </table:table-cell>
          <table:table-cell table:formula="of:=ABS([.E210])" office:value-type="float" office:value="251.868210929597">
            <text:p>251,8682109296</text:p>
          </table:table-cell>
          <table:table-cell/>
          <table:table-cell table:formula="of:=1+[.$R$3]*[.O210]+[.$Q$3]*[.O210]*[.O210]*[.O210]" office:value-type="float" office:value="0.8144">
            <text:p>0,8144</text:p>
          </table:table-cell>
          <table:table-cell table:formula="of:=[.J210]/[.S210]" office:value-type="float" office:value="1.28651575566306">
            <text:p>1,2865157557</text:p>
          </table:table-cell>
          <table:table-cell table:formula="of:=ABS([.T210]-[.K210])" office:value-type="float" office:value="0.395196491913584">
            <text:p>0,3951964919</text:p>
          </table:table-cell>
          <table:table-cell table:number-columns-repeated="4"/>
          <table:table-cell table:formula="of:=-([.B210]+[.$Z$2])" office:value-type="float" office:value="338.358339436978">
            <text:p>338,358339437</text:p>
          </table:table-cell>
          <table:table-cell table:formula="of:=[.P210]+[.O210]*[.G210]*([.$AA$2]+[.$AA$1]*ABS([.P210]/[.B210]))" office:value-type="float" office:value="100.775352410863">
            <text:p>100,7753524109</text:p>
          </table:table-cell>
          <table:table-cell table:formula="of:=SQRT([.Z210]*[.Z210]+[.AA210]*[.AA210])" office:value-type="float" office:value="353.046792252929">
            <text:p>353,0467922529</text:p>
          </table:table-cell>
          <table:table-cell table:formula="of:=ASIN(ABS([.Z210]/[.AB210]))" office:value-type="float" office:value="1.28132587643896">
            <text:p>1,2813258764</text:p>
          </table:table-cell>
          <table:table-cell table:formula="of:=ABS([.K210]-[.AC210])" office:value-type="float" office:value="0.39000661268948">
            <text:p>0,3900066127</text:p>
          </table:table-cell>
          <table:table-cell/>
          <table:table-cell table:formula="of:=[.J210]/[.AC210]" office:value-type="float" office:value="0.817698643785965">
            <text:p>0,8176986438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 office:value-type="float" office:value="-387.195141260064">
            <text:p>-387,1951412601</text:p>
          </table:table-cell>
          <table:table-cell office:value-type="float" office:value="-165.165612018514">
            <text:p>-165,1656120185</text:p>
          </table:table-cell>
          <table:table-cell office:value-type="float" office:value="403.651160153771">
            <text:p>403,6511601538</text:p>
          </table:table-cell>
          <table:table-cell office:value-type="float" office:value="-150.563706535141">
            <text:p>-150,5637065351</text:p>
          </table:table-cell>
          <table:table-cell/>
          <table:table-cell table:formula="of:=SQRT([.B211]*[.B211] + [.C211]*[.C211])" office:value-type="float" office:value="420.951014737881">
            <text:p>420,9510147379</text:p>
          </table:table-cell>
          <table:table-cell table:formula="of:=SQRT([.D211]*[.D211]+[.E211]*[.E211])" office:value-type="float" office:value="430.81746577766">
            <text:p>430,8174657777</text:p>
          </table:table-cell>
          <table:table-cell/>
          <table:table-cell table:formula="of:=ASIN(ABS([.B211]/[.G211]))" office:value-type="float" office:value="1.16759710652571">
            <text:p>1,1675971065</text:p>
          </table:table-cell>
          <table:table-cell table:formula="of:=ASIN(ABS([.D211]/[.H211]))" office:value-type="float" office:value="1.21377626667288">
            <text:p>1,2137762667</text:p>
          </table:table-cell>
          <table:table-cell/>
          <table:table-cell table:formula="of:=[.J211]/[.K211]" office:value-type="float" office:value="0.961954141454958">
            <text:p>0,9619541415</text:p>
          </table:table-cell>
          <table:table-cell/>
          <table:table-cell table:formula="of:=IF([.C211]&lt;0;-[.A211];[.A211])" office:value-type="float" office:value="-0.12">
            <text:p>-0,12</text:p>
          </table:table-cell>
          <table:table-cell table:formula="of:=ABS([.C211])" office:value-type="float" office:value="165.165612018514">
            <text:p>165,1656120185</text:p>
          </table:table-cell>
          <table:table-cell table:formula="of:=ABS([.E211])" office:value-type="float" office:value="150.563706535141">
            <text:p>150,5637065351</text:p>
          </table:table-cell>
          <table:table-cell/>
          <table:table-cell table:formula="of:=1+[.$R$3]*[.O211]+[.$Q$3]*[.O211]*[.O211]*[.O211]" office:value-type="float" office:value="0.9759136">
            <text:p>0,9759136</text:p>
          </table:table-cell>
          <table:table-cell table:formula="of:=[.J211]/[.S211]" office:value-type="float" office:value="1.196414422881">
            <text:p>1,1964144229</text:p>
          </table:table-cell>
          <table:table-cell table:formula="of:=ABS([.T211]-[.K211])" office:value-type="float" office:value="0.0173618437918848">
            <text:p>0,0173618438</text:p>
          </table:table-cell>
          <table:table-cell table:number-columns-repeated="4"/>
          <table:table-cell table:formula="of:=-([.B211]+[.$Z$2])" office:value-type="float" office:value="387.195141260064">
            <text:p>387,1951412601</text:p>
          </table:table-cell>
          <table:table-cell table:formula="of:=[.P211]+[.O211]*[.G211]*([.$AA$2]+[.$AA$1]*ABS([.P211]/[.B211]))" office:value-type="float" office:value="150.59778134929">
            <text:p>150,5977813493</text:p>
          </table:table-cell>
          <table:table-cell table:formula="of:=SQRT([.Z211]*[.Z211]+[.AA211]*[.AA211])" office:value-type="float" office:value="415.451283741824">
            <text:p>415,4512837418</text:p>
          </table:table-cell>
          <table:table-cell table:formula="of:=ASIN(ABS([.Z211]/[.AB211]))" office:value-type="float" office:value="1.19985592403067">
            <text:p>1,199855924</text:p>
          </table:table-cell>
          <table:table-cell table:formula="of:=ABS([.K211]-[.AC211])" office:value-type="float" office:value="0.0139203426422132">
            <text:p>0,0139203426</text:p>
          </table:table-cell>
          <table:table-cell/>
          <table:table-cell table:formula="of:=[.J211]/[.AC211]" office:value-type="float" office:value="0.973114424108033">
            <text:p>0,9731144241</text:p>
          </table:table-cell>
        </table:table-row>
        <table:table-row table:style-name="ro1">
          <table:table-cell office:value-type="float" office:value="-0.12">
            <text:p>-0,12</text:p>
          </table:table-cell>
          <table:table-cell office:value-type="float" office:value="-156.436634108618">
            <text:p>-156,4366341086</text:p>
          </table:table-cell>
          <table:table-cell office:value-type="float" office:value="-88.0939999418144">
            <text:p>-88,0939999418</text:p>
          </table:table-cell>
          <table:table-cell office:value-type="float" office:value="161.781174773745">
            <text:p>161,7811747737</text:p>
          </table:table-cell>
          <table:table-cell office:value-type="float" office:value="-96.0067017599584">
            <text:p>-96,00670176</text:p>
          </table:table-cell>
          <table:table-cell/>
          <table:table-cell table:formula="of:=SQRT([.B212]*[.B212] + [.C212]*[.C212])" office:value-type="float" office:value="179.535437496284">
            <text:p>179,5354374963</text:p>
          </table:table-cell>
          <table:table-cell table:formula="of:=SQRT([.D212]*[.D212]+[.E212]*[.E212])" office:value-type="float" office:value="188.1234575857">
            <text:p>188,1234575857</text:p>
          </table:table-cell>
          <table:table-cell/>
          <table:table-cell table:formula="of:=ASIN(ABS([.B212]/[.G212]))" office:value-type="float" office:value="1.05792920503103">
            <text:p>1,057929205</text:p>
          </table:table-cell>
          <table:table-cell table:formula="of:=ASIN(ABS([.D212]/[.H212]))" office:value-type="float" office:value="1.0352176035189">
            <text:p>1,0352176035</text:p>
          </table:table-cell>
          <table:table-cell/>
          <table:table-cell table:formula="of:=[.J212]/[.K212]" office:value-type="float" office:value="1.02193896378397">
            <text:p>1,0219389638</text:p>
          </table:table-cell>
          <table:table-cell/>
          <table:table-cell table:formula="of:=IF([.C212]&lt;0;-[.A212];[.A212])" office:value-type="float" office:value="0.12">
            <text:p>0,12</text:p>
          </table:table-cell>
          <table:table-cell table:formula="of:=ABS([.C212])" office:value-type="float" office:value="88.0939999418144">
            <text:p>88,0939999418</text:p>
          </table:table-cell>
          <table:table-cell table:formula="of:=ABS([.E212])" office:value-type="float" office:value="96.0067017599584">
            <text:p>96,00670176</text:p>
          </table:table-cell>
          <table:table-cell/>
          <table:table-cell table:formula="of:=1+[.$R$3]*[.O212]+[.$Q$3]*[.O212]*[.O212]*[.O212]" office:value-type="float" office:value="1.0240864">
            <text:p>1,0240864</text:p>
          </table:table-cell>
          <table:table-cell table:formula="of:=[.J212]/[.S212]" office:value-type="float" office:value="1.03304682596218">
            <text:p>1,033046826</text:p>
          </table:table-cell>
          <table:table-cell table:formula="of:=ABS([.T212]-[.K212])" office:value-type="float" office:value="0.0021707775567239">
            <text:p>0,0021707776</text:p>
          </table:table-cell>
          <table:table-cell table:number-columns-repeated="4"/>
          <table:table-cell table:formula="of:=-([.B212]+[.$Z$2])" office:value-type="float" office:value="156.436634108618">
            <text:p>156,4366341086</text:p>
          </table:table-cell>
          <table:table-cell table:formula="of:=[.P212]+[.O212]*[.G212]*([.$AA$2]+[.$AA$1]*ABS([.P212]/[.B212]))" office:value-type="float" office:value="94.5719604028549">
            <text:p>94,5719604029</text:p>
          </table:table-cell>
          <table:table-cell table:formula="of:=SQRT([.Z212]*[.Z212]+[.AA212]*[.AA212])" office:value-type="float" office:value="182.801193064139">
            <text:p>182,8011930641</text:p>
          </table:table-cell>
          <table:table-cell table:formula="of:=ASIN(ABS([.Z212]/[.AB212]))" office:value-type="float" office:value="1.02704641117418">
            <text:p>1,0270464112</text:p>
          </table:table-cell>
          <table:table-cell table:formula="of:=ABS([.K212]-[.AC212])" office:value-type="float" office:value="0.00817119234472097">
            <text:p>0,0081711923</text:p>
          </table:table-cell>
          <table:table-cell/>
          <table:table-cell table:formula="of:=[.J212]/[.AC212]" office:value-type="float" office:value="1.03006952122207">
            <text:p>1,0300695212</text:p>
          </table:table-cell>
        </table:table-row>
        <table:table-row table:style-name="ro1">
          <table:table-cell office:value-type="float" office:value="0.72">
            <text:p>0,72</text:p>
          </table:table-cell>
          <table:table-cell office:value-type="float" office:value="-167.008831967215">
            <text:p>-167,0088319672</text:p>
          </table:table-cell>
          <table:table-cell office:value-type="float" office:value="132.449169376354">
            <text:p>132,4491693764</text:p>
          </table:table-cell>
          <table:table-cell office:value-type="float" office:value="150.833355089662">
            <text:p>150,8333550897</text:p>
          </table:table-cell>
          <table:table-cell office:value-type="float" office:value="-160.358555299143">
            <text:p>-160,3585552991</text:p>
          </table:table-cell>
          <table:table-cell/>
          <table:table-cell table:formula="of:=SQRT([.B213]*[.B213] + [.C213]*[.C213])" office:value-type="float" office:value="213.154245614624">
            <text:p>213,1542456146</text:p>
          </table:table-cell>
          <table:table-cell table:formula="of:=SQRT([.D213]*[.D213]+[.E213]*[.E213])" office:value-type="float" office:value="220.148966078046">
            <text:p>220,148966078</text:p>
          </table:table-cell>
          <table:table-cell/>
          <table:table-cell table:formula="of:=ASIN(ABS([.B213]/[.G213]))" office:value-type="float" office:value="0.900297231755835">
            <text:p>0,9002972318</text:p>
          </table:table-cell>
          <table:table-cell table:formula="of:=ASIN(ABS([.D213]/[.H213]))" office:value-type="float" office:value="0.754798951613088">
            <text:p>0,7547989516</text:p>
          </table:table-cell>
          <table:table-cell/>
          <table:table-cell table:formula="of:=[.J213]/[.K213]" office:value-type="float" office:value="1.19276428488911">
            <text:p>1,1927642849</text:p>
          </table:table-cell>
          <table:table-cell/>
          <table:table-cell table:formula="of:=IF([.C213]&lt;0;-[.A213];[.A213])" office:value-type="float" office:value="0.72">
            <text:p>0,72</text:p>
          </table:table-cell>
          <table:table-cell table:formula="of:=ABS([.C213])" office:value-type="float" office:value="132.449169376354">
            <text:p>132,4491693764</text:p>
          </table:table-cell>
          <table:table-cell table:formula="of:=ABS([.E213])" office:value-type="float" office:value="160.358555299143">
            <text:p>160,3585552991</text:p>
          </table:table-cell>
          <table:table-cell/>
          <table:table-cell table:formula="of:=1+[.$R$3]*[.O213]+[.$Q$3]*[.O213]*[.O213]*[.O213]" office:value-type="float" office:value="1.1626624">
            <text:p>1,1626624</text:p>
          </table:table-cell>
          <table:table-cell table:formula="of:=[.J213]/[.S213]" office:value-type="float" office:value="0.774341057004884">
            <text:p>0,774341057</text:p>
          </table:table-cell>
          <table:table-cell table:formula="of:=ABS([.T213]-[.K213])" office:value-type="float" office:value="0.0195421053917957">
            <text:p>0,0195421054</text:p>
          </table:table-cell>
          <table:table-cell table:number-columns-repeated="4"/>
          <table:table-cell table:formula="of:=-([.B213]+[.$Z$2])" office:value-type="float" office:value="167.008831967215">
            <text:p>167,0088319672</text:p>
          </table:table-cell>
          <table:table-cell table:formula="of:=[.P213]+[.O213]*[.G213]*([.$AA$2]+[.$AA$1]*ABS([.P213]/[.B213]))" office:value-type="float" office:value="181.771086362262">
            <text:p>181,7710863623</text:p>
          </table:table-cell>
          <table:table-cell table:formula="of:=SQRT([.Z213]*[.Z213]+[.AA213]*[.AA213])" office:value-type="float" office:value="246.8454532544">
            <text:p>246,8454532544</text:p>
          </table:table-cell>
          <table:table-cell table:formula="of:=ASIN(ABS([.Z213]/[.AB213]))" office:value-type="float" office:value="0.743097996878304">
            <text:p>0,7430979969</text:p>
          </table:table-cell>
          <table:table-cell table:formula="of:=ABS([.K213]-[.AC213])" office:value-type="float" office:value="0.0117009547347844">
            <text:p>0,0117009547</text:p>
          </table:table-cell>
          <table:table-cell/>
          <table:table-cell table:formula="of:=[.J213]/[.AC213]" office:value-type="float" office:value="1.21154576588541">
            <text:p>1,211545765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7.556791354545">
            <text:p>-157,5567913545</text:p>
          </table:table-cell>
          <table:table-cell office:value-type="float" office:value="194.849790014766">
            <text:p>194,8497900148</text:p>
          </table:table-cell>
          <table:table-cell office:value-type="float" office:value="204.09128754149">
            <text:p>204,0912875415</text:p>
          </table:table-cell>
          <table:table-cell office:value-type="float" office:value="150.848710508919">
            <text:p>150,8487105089</text:p>
          </table:table-cell>
          <table:table-cell/>
          <table:table-cell table:formula="of:=SQRT([.B214]*[.B214] + [.C214]*[.C214])" office:value-type="float" office:value="250.580492398626">
            <text:p>250,5804923986</text:p>
          </table:table-cell>
          <table:table-cell table:formula="of:=SQRT([.D214]*[.D214]+[.E214]*[.E214])" office:value-type="float" office:value="253.788469226927">
            <text:p>253,7884692269</text:p>
          </table:table-cell>
          <table:table-cell/>
          <table:table-cell table:formula="of:=ASIN(ABS([.B214]/[.G214]))" office:value-type="float" office:value="0.679966772826393">
            <text:p>0,6799667728</text:p>
          </table:table-cell>
          <table:table-cell table:formula="of:=ASIN(ABS([.D214]/[.H214]))" office:value-type="float" office:value="0.934292457136288">
            <text:p>0,9342924571</text:p>
          </table:table-cell>
          <table:table-cell/>
          <table:table-cell table:formula="of:=[.J214]/[.K214]" office:value-type="float" office:value="0.727787929392652">
            <text:p>0,7277879294</text:p>
          </table:table-cell>
          <table:table-cell/>
          <table:table-cell table:formula="of:=IF([.C214]&lt;0;-[.A214];[.A214])" office:value-type="float" office:value="0">
            <text:p>0</text:p>
          </table:table-cell>
          <table:table-cell table:formula="of:=ABS([.C214])" office:value-type="float" office:value="194.849790014766">
            <text:p>194,8497900148</text:p>
          </table:table-cell>
          <table:table-cell table:formula="of:=ABS([.E214])" office:value-type="float" office:value="150.848710508919">
            <text:p>150,8487105089</text:p>
          </table:table-cell>
          <table:table-cell/>
          <table:table-cell table:formula="of:=1+[.$R$3]*[.O214]+[.$Q$3]*[.O214]*[.O214]*[.O214]" office:value-type="float" office:value="1">
            <text:p>1</text:p>
          </table:table-cell>
          <table:table-cell table:formula="of:=[.J214]/[.S214]" office:value-type="float" office:value="0.679966772826393">
            <text:p>0,6799667728</text:p>
          </table:table-cell>
          <table:table-cell table:formula="of:=ABS([.T214]-[.K214])" office:value-type="float" office:value="0.254325684309896">
            <text:p>0,2543256843</text:p>
          </table:table-cell>
          <table:table-cell table:number-columns-repeated="4"/>
          <table:table-cell table:formula="of:=-([.B214]+[.$Z$2])" office:value-type="float" office:value="157.556791354545">
            <text:p>157,5567913545</text:p>
          </table:table-cell>
          <table:table-cell table:formula="of:=[.P214]+[.O214]*[.G214]*([.$AA$2]+[.$AA$1]*ABS([.P214]/[.B214]))" office:value-type="float" office:value="194.849790014766">
            <text:p>194,8497900148</text:p>
          </table:table-cell>
          <table:table-cell table:formula="of:=SQRT([.Z214]*[.Z214]+[.AA214]*[.AA214])" office:value-type="float" office:value="250.580492398626">
            <text:p>250,5804923986</text:p>
          </table:table-cell>
          <table:table-cell table:formula="of:=ASIN(ABS([.Z214]/[.AB214]))" office:value-type="float" office:value="0.679966772826393">
            <text:p>0,6799667728</text:p>
          </table:table-cell>
          <table:table-cell table:formula="of:=ABS([.K214]-[.AC214])" office:value-type="float" office:value="0.254325684309896">
            <text:p>0,2543256843</text:p>
          </table:table-cell>
          <table:table-cell/>
          <table:table-cell table:formula="of:=[.J214]/[.AC214]" office:value-type="float" office:value="1">
            <text:p>1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-167.133045441262">
            <text:p>-167,1330454413</text:p>
          </table:table-cell>
          <table:table-cell office:value-type="float" office:value="-89.2437215454231">
            <text:p>-89,2437215454</text:p>
          </table:table-cell>
          <table:table-cell office:value-type="float" office:value="173.410414940448">
            <text:p>173,4104149404</text:p>
          </table:table-cell>
          <table:table-cell office:value-type="float" office:value="-47.1073767425139">
            <text:p>-47,1073767425</text:p>
          </table:table-cell>
          <table:table-cell/>
          <table:table-cell table:formula="of:=SQRT([.B215]*[.B215] + [.C215]*[.C215])" office:value-type="float" office:value="189.467402773532">
            <text:p>189,4674027735</text:p>
          </table:table-cell>
          <table:table-cell table:formula="of:=SQRT([.D215]*[.D215]+[.E215]*[.E215])" office:value-type="float" office:value="179.69495528083">
            <text:p>179,6949552808</text:p>
          </table:table-cell>
          <table:table-cell/>
          <table:table-cell table:formula="of:=ASIN(ABS([.B215]/[.G215]))" office:value-type="float" office:value="1.08034490353006">
            <text:p>1,0803449035</text:p>
          </table:table-cell>
          <table:table-cell table:formula="of:=ASIN(ABS([.D215]/[.H215]))" office:value-type="float" office:value="1.30554489422552">
            <text:p>1,3055448942</text:p>
          </table:table-cell>
          <table:table-cell/>
          <table:table-cell table:formula="of:=[.J215]/[.K215]" office:value-type="float" office:value="0.8275049814897">
            <text:p>0,8275049815</text:p>
          </table:table-cell>
          <table:table-cell/>
          <table:table-cell table:formula="of:=IF([.C215]&lt;0;-[.A215];[.A215])" office:value-type="float" office:value="-0.88">
            <text:p>-0,88</text:p>
          </table:table-cell>
          <table:table-cell table:formula="of:=ABS([.C215])" office:value-type="float" office:value="89.2437215454231">
            <text:p>89,2437215454</text:p>
          </table:table-cell>
          <table:table-cell table:formula="of:=ABS([.E215])" office:value-type="float" office:value="47.1073767425139">
            <text:p>47,1073767425</text:p>
          </table:table-cell>
          <table:table-cell/>
          <table:table-cell table:formula="of:=1+[.$R$3]*[.O215]+[.$Q$3]*[.O215]*[.O215]*[.O215]" office:value-type="float" office:value="0.7899264">
            <text:p>0,7899264</text:p>
          </table:table-cell>
          <table:table-cell table:formula="of:=[.J215]/[.S215]" office:value-type="float" office:value="1.36765261109144">
            <text:p>1,3676526111</text:p>
          </table:table-cell>
          <table:table-cell table:formula="of:=ABS([.T215]-[.K215])" office:value-type="float" office:value="0.0621077168659197">
            <text:p>0,0621077169</text:p>
          </table:table-cell>
          <table:table-cell table:number-columns-repeated="4"/>
          <table:table-cell table:formula="of:=-([.B215]+[.$Z$2])" office:value-type="float" office:value="167.133045441262">
            <text:p>167,1330454413</text:p>
          </table:table-cell>
          <table:table-cell table:formula="of:=[.P215]+[.O215]*[.G215]*([.$AA$2]+[.$AA$1]*ABS([.P215]/[.B215]))" office:value-type="float" office:value="39.5482640361511">
            <text:p>39,5482640362</text:p>
          </table:table-cell>
          <table:table-cell table:formula="of:=SQRT([.Z215]*[.Z215]+[.AA215]*[.AA215])" office:value-type="float" office:value="171.748420856624">
            <text:p>171,7484208566</text:p>
          </table:table-cell>
          <table:table-cell table:formula="of:=ASIN(ABS([.Z215]/[.AB215]))" office:value-type="float" office:value="1.33844266180386">
            <text:p>1,3384426618</text:p>
          </table:table-cell>
          <table:table-cell table:formula="of:=ABS([.K215]-[.AC215])" office:value-type="float" office:value="0.0328977675783371">
            <text:p>0,0328977676</text:p>
          </table:table-cell>
          <table:table-cell/>
          <table:table-cell table:formula="of:=[.J215]/[.AC215]" office:value-type="float" office:value="0.807165621928137">
            <text:p>0,8071656219</text:p>
          </table:table-cell>
        </table:table-row>
        <table:table-row table:style-name="ro1">
          <table:table-cell office:value-type="float" office:value="-0.64">
            <text:p>-0,64</text:p>
          </table:table-cell>
          <table:table-cell office:value-type="float" office:value="-233.052301540615">
            <text:p>-233,0523015406</text:p>
          </table:table-cell>
          <table:table-cell office:value-type="float" office:value="9.41784162307799">
            <text:p>9,4178416231</text:p>
          </table:table-cell>
          <table:table-cell office:value-type="float" office:value="230.567809899492">
            <text:p>230,5678098995</text:p>
          </table:table-cell>
          <table:table-cell office:value-type="float" office:value="-27.1159784763157">
            <text:p>-27,1159784763</text:p>
          </table:table-cell>
          <table:table-cell/>
          <table:table-cell table:formula="of:=SQRT([.B216]*[.B216] + [.C216]*[.C216])" office:value-type="float" office:value="233.242515408781">
            <text:p>233,2425154088</text:p>
          </table:table-cell>
          <table:table-cell table:formula="of:=SQRT([.D216]*[.D216]+[.E216]*[.E216])" office:value-type="float" office:value="232.156824690932">
            <text:p>232,1568246909</text:p>
          </table:table-cell>
          <table:table-cell/>
          <table:table-cell table:formula="of:=ASIN(ABS([.B216]/[.G216]))" office:value-type="float" office:value="1.53040745263467">
            <text:p>1,5304074526</text:p>
          </table:table-cell>
          <table:table-cell table:formula="of:=ASIN(ABS([.D216]/[.H216]))" office:value-type="float" office:value="1.45372884807062">
            <text:p>1,4537288481</text:p>
          </table:table-cell>
          <table:table-cell/>
          <table:table-cell table:formula="of:=[.J216]/[.K216]" office:value-type="float" office:value="1.05274615322233">
            <text:p>1,0527461532</text:p>
          </table:table-cell>
          <table:table-cell/>
          <table:table-cell table:formula="of:=IF([.C216]&lt;0;-[.A216];[.A216])" office:value-type="float" office:value="-0.64">
            <text:p>-0,64</text:p>
          </table:table-cell>
          <table:table-cell table:formula="of:=ABS([.C216])" office:value-type="float" office:value="9.41784162307799">
            <text:p>9,4178416231</text:p>
          </table:table-cell>
          <table:table-cell table:formula="of:=ABS([.E216])" office:value-type="float" office:value="27.1159784763157">
            <text:p>27,1159784763</text:p>
          </table:table-cell>
          <table:table-cell/>
          <table:table-cell table:formula="of:=1+[.$R$3]*[.O216]+[.$Q$3]*[.O216]*[.O216]*[.O216]" office:value-type="float" office:value="0.8588928">
            <text:p>0,8588928</text:p>
          </table:table-cell>
          <table:table-cell table:formula="of:=[.J216]/[.S216]" office:value-type="float" office:value="1.78183756184085">
            <text:p>1,7818375618</text:p>
          </table:table-cell>
          <table:table-cell table:formula="of:=ABS([.T216]-[.K216])" office:value-type="float" office:value="0.328108713770237">
            <text:p>0,3281087138</text:p>
          </table:table-cell>
          <table:table-cell table:number-columns-repeated="4"/>
          <table:table-cell table:formula="of:=-([.B216]+[.$Z$2])" office:value-type="float" office:value="233.052301540615">
            <text:p>233,0523015406</text:p>
          </table:table-cell>
          <table:table-cell table:formula="of:=[.P216]+[.O216]*[.G216]*([.$AA$2]+[.$AA$1]*ABS([.P216]/[.B216]))" office:value-type="float" office:value="-28.4438712739731">
            <text:p>-28,443871274</text:p>
          </table:table-cell>
          <table:table-cell table:formula="of:=SQRT([.Z216]*[.Z216]+[.AA216]*[.AA216])" office:value-type="float" office:value="234.781662542943">
            <text:p>234,7816625429</text:p>
          </table:table-cell>
          <table:table-cell table:formula="of:=ASIN(ABS([.Z216]/[.AB216]))" office:value-type="float" office:value="1.44934767990313">
            <text:p>1,4493476799</text:p>
          </table:table-cell>
          <table:table-cell table:formula="of:=ABS([.K216]-[.AC216])" office:value-type="float" office:value="0.00438116816748568">
            <text:p>0,0043811682</text:p>
          </table:table-cell>
          <table:table-cell/>
          <table:table-cell table:formula="of:=[.J216]/[.AC216]" office:value-type="float" office:value="1.05592845240346">
            <text:p>1,0559284524</text:p>
          </table:table-cell>
        </table:table-row>
        <table:table-row table:style-name="ro1">
          <table:table-cell office:value-type="float" office:value="-0.72">
            <text:p>-0,72</text:p>
          </table:table-cell>
          <table:table-cell office:value-type="float" office:value="-250.196879019695">
            <text:p>-250,1968790197</text:p>
          </table:table-cell>
          <table:table-cell office:value-type="float" office:value="2.3741966354629">
            <text:p>2,3741966355</text:p>
          </table:table-cell>
          <table:table-cell office:value-type="float" office:value="171.599872335131">
            <text:p>171,5998723351</text:p>
          </table:table-cell>
          <table:table-cell office:value-type="float" office:value="11.0476841097159">
            <text:p>11,0476841097</text:p>
          </table:table-cell>
          <table:table-cell/>
          <table:table-cell table:formula="of:=SQRT([.B217]*[.B217] + [.C217]*[.C217])" office:value-type="float" office:value="250.208143514275">
            <text:p>250,2081435143</text:p>
          </table:table-cell>
          <table:table-cell table:formula="of:=SQRT([.D217]*[.D217]+[.E217]*[.E217])" office:value-type="float" office:value="171.955132257288">
            <text:p>171,9551322573</text:p>
          </table:table-cell>
          <table:table-cell/>
          <table:table-cell table:formula="of:=ASIN(ABS([.B217]/[.G217]))" office:value-type="float" office:value="1.56130729805295">
            <text:p>1,5613072981</text:p>
          </table:table-cell>
          <table:table-cell table:formula="of:=ASIN(ABS([.D217]/[.H217]))" office:value-type="float" office:value="1.50650456392267">
            <text:p>1,5065045639</text:p>
          </table:table-cell>
          <table:table-cell/>
          <table:table-cell table:formula="of:=[.J217]/[.K217]" office:value-type="float" office:value="1.03637740996123">
            <text:p>1,03637741</text:p>
          </table:table-cell>
          <table:table-cell/>
          <table:table-cell table:formula="of:=IF([.C217]&lt;0;-[.A217];[.A217])" office:value-type="float" office:value="-0.72">
            <text:p>-0,72</text:p>
          </table:table-cell>
          <table:table-cell table:formula="of:=ABS([.C217])" office:value-type="float" office:value="2.3741966354629">
            <text:p>2,3741966355</text:p>
          </table:table-cell>
          <table:table-cell table:formula="of:=ABS([.E217])" office:value-type="float" office:value="11.0476841097159">
            <text:p>11,0476841097</text:p>
          </table:table-cell>
          <table:table-cell/>
          <table:table-cell table:formula="of:=1+[.$R$3]*[.O217]+[.$Q$3]*[.O217]*[.O217]*[.O217]" office:value-type="float" office:value="0.8373376">
            <text:p>0,8373376</text:p>
          </table:table-cell>
          <table:table-cell table:formula="of:=[.J217]/[.S217]" office:value-type="float" office:value="1.86460908724623">
            <text:p>1,8646090872</text:p>
          </table:table-cell>
          <table:table-cell table:formula="of:=ABS([.T217]-[.K217])" office:value-type="float" office:value="0.358104523323558">
            <text:p>0,3581045233</text:p>
          </table:table-cell>
          <table:table-cell table:number-columns-repeated="4"/>
          <table:table-cell table:formula="of:=-([.B217]+[.$Z$2])" office:value-type="float" office:value="250.196879019695">
            <text:p>250,1968790197</text:p>
          </table:table-cell>
          <table:table-cell table:formula="of:=[.P217]+[.O217]*[.G217]*([.$AA$2]+[.$AA$1]*ABS([.P217]/[.B217]))" office:value-type="float" office:value="-42.817124065707">
            <text:p>-42,8171240657</text:p>
          </table:table-cell>
          <table:table-cell table:formula="of:=SQRT([.Z217]*[.Z217]+[.AA217]*[.AA217])" office:value-type="float" office:value="253.834167094294">
            <text:p>253,8341670943</text:p>
          </table:table-cell>
          <table:table-cell table:formula="of:=ASIN(ABS([.Z217]/[.AB217]))" office:value-type="float" office:value="1.4013044951269">
            <text:p>1,4013044951</text:p>
          </table:table-cell>
          <table:table-cell table:formula="of:=ABS([.K217]-[.AC217])" office:value-type="float" office:value="0.105200068795774">
            <text:p>0,1052000688</text:p>
          </table:table-cell>
          <table:table-cell/>
          <table:table-cell table:formula="of:=[.J217]/[.AC217]" office:value-type="float" office:value="1.11418132424642">
            <text:p>1,1141813242</text:p>
          </table:table-cell>
        </table:table-row>
        <table:table-row table:style-name="ro1">
          <table:table-cell office:value-type="float" office:value="-0.48">
            <text:p>-0,48</text:p>
          </table:table-cell>
          <table:table-cell office:value-type="float" office:value="-290.632476755836">
            <text:p>-290,6324767558</text:p>
          </table:table-cell>
          <table:table-cell office:value-type="float" office:value="-11.0793652624652">
            <text:p>-11,0793652625</text:p>
          </table:table-cell>
          <table:table-cell office:value-type="float" office:value="385.132321487314">
            <text:p>385,1323214873</text:p>
          </table:table-cell>
          <table:table-cell office:value-type="float" office:value="-58.4499956543586">
            <text:p>-58,4499956544</text:p>
          </table:table-cell>
          <table:table-cell/>
          <table:table-cell table:formula="of:=SQRT([.B218]*[.B218] + [.C218]*[.C218])" office:value-type="float" office:value="290.843581465795">
            <text:p>290,8435814658</text:p>
          </table:table-cell>
          <table:table-cell table:formula="of:=SQRT([.D218]*[.D218]+[.E218]*[.E218])" office:value-type="float" office:value="389.542432921245">
            <text:p>389,5424329212</text:p>
          </table:table-cell>
          <table:table-cell/>
          <table:table-cell table:formula="of:=ASIN(ABS([.B218]/[.G218]))" office:value-type="float" office:value="1.53269321107392">
            <text:p>1,5326932111</text:p>
          </table:table-cell>
          <table:table-cell table:formula="of:=ASIN(ABS([.D218]/[.H218]))" office:value-type="float" office:value="1.42017967935125">
            <text:p>1,4201796794</text:p>
          </table:table-cell>
          <table:table-cell/>
          <table:table-cell table:formula="of:=[.J218]/[.K218]" office:value-type="float" office:value="1.07922485679704">
            <text:p>1,0792248568</text:p>
          </table:table-cell>
          <table:table-cell/>
          <table:table-cell table:formula="of:=IF([.C218]&lt;0;-[.A218];[.A218])" office:value-type="float" office:value="0.48">
            <text:p>0,48</text:p>
          </table:table-cell>
          <table:table-cell table:formula="of:=ABS([.C218])" office:value-type="float" office:value="11.0793652624652">
            <text:p>11,0793652625</text:p>
          </table:table-cell>
          <table:table-cell table:formula="of:=ABS([.E218])" office:value-type="float" office:value="58.4499956543586">
            <text:p>58,4499956544</text:p>
          </table:table-cell>
          <table:table-cell/>
          <table:table-cell table:formula="of:=1+[.$R$3]*[.O218]+[.$Q$3]*[.O218]*[.O218]*[.O218]" office:value-type="float" office:value="1.1015296">
            <text:p>1,1015296</text:p>
          </table:table-cell>
          <table:table-cell table:formula="of:=[.J218]/[.S218]" office:value-type="float" office:value="1.39142262820166">
            <text:p>1,3914226282</text:p>
          </table:table-cell>
          <table:table-cell table:formula="of:=ABS([.T218]-[.K218])" office:value-type="float" office:value="0.0287570511495894">
            <text:p>0,0287570511</text:p>
          </table:table-cell>
          <table:table-cell table:number-columns-repeated="4"/>
          <table:table-cell table:formula="of:=-([.B218]+[.$Z$2])" office:value-type="float" office:value="290.632476755836">
            <text:p>290,6324767558</text:p>
          </table:table-cell>
          <table:table-cell table:formula="of:=[.P218]+[.O218]*[.G218]*([.$AA$2]+[.$AA$1]*ABS([.P218]/[.B218]))" office:value-type="float" office:value="46.4595712758429">
            <text:p>46,4595712758</text:p>
          </table:table-cell>
          <table:table-cell table:formula="of:=SQRT([.Z218]*[.Z218]+[.AA218]*[.AA218])" office:value-type="float" office:value="294.32249032034">
            <text:p>294,3224903203</text:p>
          </table:table-cell>
          <table:table-cell table:formula="of:=ASIN(ABS([.Z218]/[.AB218]))" office:value-type="float" office:value="1.41228071489964">
            <text:p>1,4122807149</text:p>
          </table:table-cell>
          <table:table-cell table:formula="of:=ABS([.K218]-[.AC218])" office:value-type="float" office:value="0.00789896445160454">
            <text:p>0,0078989645</text:p>
          </table:table-cell>
          <table:table-cell/>
          <table:table-cell table:formula="of:=[.J218]/[.AC218]" office:value-type="float" office:value="1.08526102134223">
            <text:p>1,0852610213</text:p>
          </table:table-cell>
        </table:table-row>
        <table:table-row table:style-name="ro1">
          <table:table-cell office:value-type="float" office:value="-0.24">
            <text:p>-0,24</text:p>
          </table:table-cell>
          <table:table-cell office:value-type="float" office:value="-310.208594842871">
            <text:p>-310,2085948429</text:p>
          </table:table-cell>
          <table:table-cell office:value-type="float" office:value="122.992464636569">
            <text:p>122,9924646366</text:p>
          </table:table-cell>
          <table:table-cell office:value-type="float" office:value="309.007406420051">
            <text:p>309,0074064201</text:p>
          </table:table-cell>
          <table:table-cell office:value-type="float" office:value="91.1012759103812">
            <text:p>91,1012759104</text:p>
          </table:table-cell>
          <table:table-cell/>
          <table:table-cell table:formula="of:=SQRT([.B219]*[.B219] + [.C219]*[.C219])" office:value-type="float" office:value="333.701241639533">
            <text:p>333,7012416395</text:p>
          </table:table-cell>
          <table:table-cell table:formula="of:=SQRT([.D219]*[.D219]+[.E219]*[.E219])" office:value-type="float" office:value="322.156824690935">
            <text:p>322,1568246909</text:p>
          </table:table-cell>
          <table:table-cell/>
          <table:table-cell table:formula="of:=ASIN(ABS([.B219]/[.G219]))" office:value-type="float" office:value="1.19332543384963">
            <text:p>1,1933254338</text:p>
          </table:table-cell>
          <table:table-cell table:formula="of:=ASIN(ABS([.D219]/[.H219]))" office:value-type="float" office:value="1.284099431372">
            <text:p>1,2840994314</text:p>
          </table:table-cell>
          <table:table-cell/>
          <table:table-cell table:formula="of:=[.J219]/[.K219]" office:value-type="float" office:value="0.929309214454385">
            <text:p>0,9293092145</text:p>
          </table:table-cell>
          <table:table-cell/>
          <table:table-cell table:formula="of:=IF([.C219]&lt;0;-[.A219];[.A219])" office:value-type="float" office:value="-0.24">
            <text:p>-0,24</text:p>
          </table:table-cell>
          <table:table-cell table:formula="of:=ABS([.C219])" office:value-type="float" office:value="122.992464636569">
            <text:p>122,9924646366</text:p>
          </table:table-cell>
          <table:table-cell table:formula="of:=ABS([.E219])" office:value-type="float" office:value="91.1012759103812">
            <text:p>91,1012759104</text:p>
          </table:table-cell>
          <table:table-cell/>
          <table:table-cell table:formula="of:=1+[.$R$3]*[.O219]+[.$Q$3]*[.O219]*[.O219]*[.O219]" office:value-type="float" office:value="0.9513088">
            <text:p>0,9513088</text:p>
          </table:table-cell>
          <table:table-cell table:formula="of:=[.J219]/[.S219]" office:value-type="float" office:value="1.25440386323519">
            <text:p>1,2544038632</text:p>
          </table:table-cell>
          <table:table-cell table:formula="of:=ABS([.T219]-[.K219])" office:value-type="float" office:value="0.0296955681368067">
            <text:p>0,0296955681</text:p>
          </table:table-cell>
          <table:table-cell table:number-columns-repeated="4"/>
          <table:table-cell table:formula="of:=-([.B219]+[.$Z$2])" office:value-type="float" office:value="310.208594842871">
            <text:p>310,2085948429</text:p>
          </table:table-cell>
          <table:table-cell table:formula="of:=[.P219]+[.O219]*[.G219]*([.$AA$2]+[.$AA$1]*ABS([.P219]/[.B219]))" office:value-type="float" office:value="100.112561054712">
            <text:p>100,1125610547</text:p>
          </table:table-cell>
          <table:table-cell table:formula="of:=SQRT([.Z219]*[.Z219]+[.AA219]*[.AA219])" office:value-type="float" office:value="325.963030411919">
            <text:p>325,9630304119</text:p>
          </table:table-cell>
          <table:table-cell table:formula="of:=ASIN(ABS([.Z219]/[.AB219]))" office:value-type="float" office:value="1.25862202420182">
            <text:p>1,2586220242</text:p>
          </table:table-cell>
          <table:table-cell table:formula="of:=ABS([.K219]-[.AC219])" office:value-type="float" office:value="0.0254774071701804">
            <text:p>0,0254774072</text:p>
          </table:table-cell>
          <table:table-cell/>
          <table:table-cell table:formula="of:=[.J219]/[.AC219]" office:value-type="float" office:value="0.94812057226347">
            <text:p>0,9481205723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-320.841349662999">
            <text:p>-320,841349663</text:p>
          </table:table-cell>
          <table:table-cell office:value-type="float" office:value="-72.0506032947366">
            <text:p>-72,0506032947</text:p>
          </table:table-cell>
          <table:table-cell office:value-type="float" office:value="352.141698523599">
            <text:p>352,1416985236</text:p>
          </table:table-cell>
          <table:table-cell office:value-type="float" office:value="3.2639450539051">
            <text:p>3,2639450539</text:p>
          </table:table-cell>
          <table:table-cell/>
          <table:table-cell table:formula="of:=SQRT([.B220]*[.B220] + [.C220]*[.C220])" office:value-type="float" office:value="328.83196482202">
            <text:p>328,831964822</text:p>
          </table:table-cell>
          <table:table-cell table:formula="of:=SQRT([.D220]*[.D220]+[.E220]*[.E220])" office:value-type="float" office:value="352.156824690932">
            <text:p>352,1568246909</text:p>
          </table:table-cell>
          <table:table-cell/>
          <table:table-cell table:formula="of:=ASIN(ABS([.B220]/[.G220]))" office:value-type="float" office:value="1.3498933938551">
            <text:p>1,3498933939</text:p>
          </table:table-cell>
          <table:table-cell table:formula="of:=ASIN(ABS([.D220]/[.H220]))" office:value-type="float" office:value="1.56152775223419">
            <text:p>1,5615277522</text:p>
          </table:table-cell>
          <table:table-cell/>
          <table:table-cell table:formula="of:=[.J220]/[.K220]" office:value-type="float" office:value="0.864469678443889">
            <text:p>0,8644696784</text:p>
          </table:table-cell>
          <table:table-cell/>
          <table:table-cell table:formula="of:=IF([.C220]&lt;0;-[.A220];[.A220])" office:value-type="float" office:value="-0.88">
            <text:p>-0,88</text:p>
          </table:table-cell>
          <table:table-cell table:formula="of:=ABS([.C220])" office:value-type="float" office:value="72.0506032947366">
            <text:p>72,0506032947</text:p>
          </table:table-cell>
          <table:table-cell table:formula="of:=ABS([.E220])" office:value-type="float" office:value="3.2639450539051">
            <text:p>3,2639450539</text:p>
          </table:table-cell>
          <table:table-cell/>
          <table:table-cell table:formula="of:=1+[.$R$3]*[.O220]+[.$Q$3]*[.O220]*[.O220]*[.O220]" office:value-type="float" office:value="0.7899264">
            <text:p>0,7899264</text:p>
          </table:table-cell>
          <table:table-cell table:formula="of:=[.J220]/[.S220]" office:value-type="float" office:value="1.70888502252248">
            <text:p>1,7088850225</text:p>
          </table:table-cell>
          <table:table-cell table:formula="of:=ABS([.T220]-[.K220])" office:value-type="float" office:value="0.147357270288287">
            <text:p>0,1473572703</text:p>
          </table:table-cell>
          <table:table-cell table:number-columns-repeated="4"/>
          <table:table-cell table:formula="of:=-([.B220]+[.$Z$2])" office:value-type="float" office:value="320.841349662999">
            <text:p>320,841349663</text:p>
          </table:table-cell>
          <table:table-cell table:formula="of:=[.P220]+[.O220]*[.G220]*([.$AA$2]+[.$AA$1]*ABS([.P220]/[.B220]))" office:value-type="float" office:value="-6.1409559239148">
            <text:p>-6,1409559239</text:p>
          </table:table-cell>
          <table:table-cell table:formula="of:=SQRT([.Z220]*[.Z220]+[.AA220]*[.AA220])" office:value-type="float" office:value="320.900113732037">
            <text:p>320,900113732</text:p>
          </table:table-cell>
          <table:table-cell table:formula="of:=ASIN(ABS([.Z220]/[.AB220]))" office:value-type="float" office:value="1.55165849998249">
            <text:p>1,5516585</text:p>
          </table:table-cell>
          <table:table-cell table:formula="of:=ABS([.K220]-[.AC220])" office:value-type="float" office:value="0.0098692522517001">
            <text:p>0,0098692523</text:p>
          </table:table-cell>
          <table:table-cell/>
          <table:table-cell table:formula="of:=[.J220]/[.AC220]" office:value-type="float" office:value="0.869968097922534">
            <text:p>0,8699680979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-370.017935748345">
            <text:p>-370,0179357483</text:p>
          </table:table-cell>
          <table:table-cell office:value-type="float" office:value="35.2122784554184">
            <text:p>35,2122784554</text:p>
          </table:table-cell>
          <table:table-cell office:value-type="float" office:value="380.01047565678">
            <text:p>380,0104756568</text:p>
          </table:table-cell>
          <table:table-cell office:value-type="float" office:value="40.4459769193863">
            <text:p>40,4459769194</text:p>
          </table:table-cell>
          <table:table-cell/>
          <table:table-cell table:formula="of:=SQRT([.B221]*[.B221] + [.C221]*[.C221])" office:value-type="float" office:value="371.689624995759">
            <text:p>371,6896249958</text:p>
          </table:table-cell>
          <table:table-cell table:formula="of:=SQRT([.D221]*[.D221]+[.E221]*[.E221])" office:value-type="float" office:value="382.156824690932">
            <text:p>382,1568246909</text:p>
          </table:table-cell>
          <table:table-cell/>
          <table:table-cell table:formula="of:=ASIN(ABS([.B221]/[.G221]))" office:value-type="float" office:value="1.47591834046066">
            <text:p>1,4759183405</text:p>
          </table:table-cell>
          <table:table-cell table:formula="of:=ASIN(ABS([.D221]/[.H221]))" office:value-type="float" office:value="1.46476166980195">
            <text:p>1,4647616698</text:p>
          </table:table-cell>
          <table:table-cell/>
          <table:table-cell table:formula="of:=[.J221]/[.K221]" office:value-type="float" office:value="1.00761671396018">
            <text:p>1,007616714</text:p>
          </table:table-cell>
          <table:table-cell/>
          <table:table-cell table:formula="of:=IF([.C221]&lt;0;-[.A221];[.A221])" office:value-type="float" office:value="0.08">
            <text:p>0,08</text:p>
          </table:table-cell>
          <table:table-cell table:formula="of:=ABS([.C221])" office:value-type="float" office:value="35.2122784554184">
            <text:p>35,2122784554</text:p>
          </table:table-cell>
          <table:table-cell table:formula="of:=ABS([.E221])" office:value-type="float" office:value="40.4459769193863">
            <text:p>40,4459769194</text:p>
          </table:table-cell>
          <table:table-cell/>
          <table:table-cell table:formula="of:=1+[.$R$3]*[.O221]+[.$Q$3]*[.O221]*[.O221]*[.O221]" office:value-type="float" office:value="1.0160256">
            <text:p>1,0160256</text:p>
          </table:table-cell>
          <table:table-cell table:formula="of:=[.J221]/[.S221]" office:value-type="float" office:value="1.45263893002368">
            <text:p>1,45263893</text:p>
          </table:table-cell>
          <table:table-cell table:formula="of:=ABS([.T221]-[.K221])" office:value-type="float" office:value="0.0121227397782704">
            <text:p>0,0121227398</text:p>
          </table:table-cell>
          <table:table-cell table:number-columns-repeated="4"/>
          <table:table-cell table:formula="of:=-([.B221]+[.$Z$2])" office:value-type="float" office:value="370.017935748345">
            <text:p>370,0179357483</text:p>
          </table:table-cell>
          <table:table-cell table:formula="of:=[.P221]+[.O221]*[.G221]*([.$AA$2]+[.$AA$1]*ABS([.P221]/[.B221]))" office:value-type="float" office:value="42.900744766063">
            <text:p>42,9007447661</text:p>
          </table:table-cell>
          <table:table-cell table:formula="of:=SQRT([.Z221]*[.Z221]+[.AA221]*[.AA221])" office:value-type="float" office:value="372.496639819676">
            <text:p>372,4966398197</text:p>
          </table:table-cell>
          <table:table-cell table:formula="of:=ASIN(ABS([.Z221]/[.AB221]))" office:value-type="float" office:value="1.45536936099641">
            <text:p>1,455369361</text:p>
          </table:table-cell>
          <table:table-cell table:formula="of:=ABS([.K221]-[.AC221])" office:value-type="float" office:value="0.0093923088055321">
            <text:p>0,0093923088</text:p>
          </table:table-cell>
          <table:table-cell/>
          <table:table-cell table:formula="of:=[.J221]/[.AC221]" office:value-type="float" office:value="1.01411942563514">
            <text:p>1,0141194256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-420.066964913239">
            <text:p>-420,0669649132</text:p>
          </table:table-cell>
          <table:table-cell office:value-type="float" office:value="-36.7640098017742">
            <text:p>-36,7640098018</text:p>
          </table:table-cell>
          <table:table-cell office:value-type="float" office:value="273.817067521168">
            <text:p>273,8170675212</text:p>
          </table:table-cell>
          <table:table-cell office:value-type="float" office:value="22.878700342405">
            <text:p>22,8787003424</text:p>
          </table:table-cell>
          <table:table-cell/>
          <table:table-cell table:formula="of:=SQRT([.B222]*[.B222] + [.C222]*[.C222])" office:value-type="float" office:value="421.672678066916">
            <text:p>421,6726780669</text:p>
          </table:table-cell>
          <table:table-cell table:formula="of:=SQRT([.D222]*[.D222]+[.E222]*[.E222])" office:value-type="float" office:value="274.771216460621">
            <text:p>274,7712164606</text:p>
          </table:table-cell>
          <table:table-cell/>
          <table:table-cell table:formula="of:=ASIN(ABS([.B222]/[.G222]))" office:value-type="float" office:value="1.48349935874623">
            <text:p>1,4834993587</text:p>
          </table:table-cell>
          <table:table-cell table:formula="of:=ASIN(ABS([.D222]/[.H222]))" office:value-type="float" office:value="1.4874352683278">
            <text:p>1,4874352683</text:p>
          </table:table-cell>
          <table:table-cell/>
          <table:table-cell table:formula="of:=[.J222]/[.K222]" office:value-type="float" office:value="0.997353895214546">
            <text:p>0,9973538952</text:p>
          </table:table-cell>
          <table:table-cell/>
          <table:table-cell table:formula="of:=IF([.C222]&lt;0;-[.A222];[.A222])" office:value-type="float" office:value="-0.68">
            <text:p>-0,68</text:p>
          </table:table-cell>
          <table:table-cell table:formula="of:=ABS([.C222])" office:value-type="float" office:value="36.7640098017742">
            <text:p>36,7640098018</text:p>
          </table:table-cell>
          <table:table-cell table:formula="of:=ABS([.E222])" office:value-type="float" office:value="22.878700342405">
            <text:p>22,8787003424</text:p>
          </table:table-cell>
          <table:table-cell/>
          <table:table-cell table:formula="of:=1+[.$R$3]*[.O222]+[.$Q$3]*[.O222]*[.O222]*[.O222]" office:value-type="float" office:value="0.8482784">
            <text:p>0,8482784</text:p>
          </table:table-cell>
          <table:table-cell table:formula="of:=[.J222]/[.S222]" office:value-type="float" office:value="1.74883547517682">
            <text:p>1,7488354752</text:p>
          </table:table-cell>
          <table:table-cell table:formula="of:=ABS([.T222]-[.K222])" office:value-type="float" office:value="0.261400206849011">
            <text:p>0,2614002068</text:p>
          </table:table-cell>
          <table:table-cell table:number-columns-repeated="4"/>
          <table:table-cell table:formula="of:=-([.B222]+[.$Z$2])" office:value-type="float" office:value="420.066964913239">
            <text:p>420,0669649132</text:p>
          </table:table-cell>
          <table:table-cell table:formula="of:=[.P222]+[.O222]*[.G222]*([.$AA$2]+[.$AA$1]*ABS([.P222]/[.B222]))" office:value-type="float" office:value="-37.1789033700901">
            <text:p>-37,1789033701</text:p>
          </table:table-cell>
          <table:table-cell table:formula="of:=SQRT([.Z222]*[.Z222]+[.AA222]*[.AA222])" office:value-type="float" office:value="421.709053575119">
            <text:p>421,7090535751</text:p>
          </table:table-cell>
          <table:table-cell table:formula="of:=ASIN(ABS([.Z222]/[.AB222]))" office:value-type="float" office:value="1.48251926658929">
            <text:p>1,4825192666</text:p>
          </table:table-cell>
          <table:table-cell table:formula="of:=ABS([.K222]-[.AC222])" office:value-type="float" office:value="0.00491600173851348">
            <text:p>0,0049160017</text:p>
          </table:table-cell>
          <table:table-cell/>
          <table:table-cell table:formula="of:=[.J222]/[.AC222]" office:value-type="float" office:value="1.00066109910274">
            <text:p>1,0006610991</text:p>
          </table:table-cell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-446.280558780141">
            <text:p>-446,2805587801</text:p>
          </table:table-cell>
          <table:table-cell office:value-type="float" office:value="-41.9834715178142">
            <text:p>-41,9834715178</text:p>
          </table:table-cell>
          <table:table-cell office:value-type="float" office:value="392.58761493462">
            <text:p>392,5876149346</text:p>
          </table:table-cell>
          <table:table-cell office:value-type="float" office:value="18.6064572373728">
            <text:p>18,6064572374</text:p>
          </table:table-cell>
          <table:table-cell/>
          <table:table-cell table:formula="of:=SQRT([.B223]*[.B223] + [.C223]*[.C223])" office:value-type="float" office:value="448.2509888732">
            <text:p>448,2509888732</text:p>
          </table:table-cell>
          <table:table-cell table:formula="of:=SQRT([.D223]*[.D223]+[.E223]*[.E223])" office:value-type="float" office:value="393.028288614165">
            <text:p>393,0282886142</text:p>
          </table:table-cell>
          <table:table-cell/>
          <table:table-cell table:formula="of:=ASIN(ABS([.B223]/[.G223]))" office:value-type="float" office:value="1.47699821329014">
            <text:p>1,4769982133</text:p>
          </table:table-cell>
          <table:table-cell table:formula="of:=ASIN(ABS([.D223]/[.H223]))" office:value-type="float" office:value="1.52343735820736">
            <text:p>1,5234373582</text:p>
          </table:table-cell>
          <table:table-cell/>
          <table:table-cell table:formula="of:=[.J223]/[.K223]" office:value-type="float" office:value="0.969516866140221">
            <text:p>0,9695168661</text:p>
          </table:table-cell>
          <table:table-cell/>
          <table:table-cell table:formula="of:=IF([.C223]&lt;0;-[.A223];[.A223])" office:value-type="float" office:value="-0.56">
            <text:p>-0,56</text:p>
          </table:table-cell>
          <table:table-cell table:formula="of:=ABS([.C223])" office:value-type="float" office:value="41.9834715178142">
            <text:p>41,9834715178</text:p>
          </table:table-cell>
          <table:table-cell table:formula="of:=ABS([.E223])" office:value-type="float" office:value="18.6064572373728">
            <text:p>18,6064572374</text:p>
          </table:table-cell>
          <table:table-cell/>
          <table:table-cell table:formula="of:=1+[.$R$3]*[.O223]+[.$Q$3]*[.O223]*[.O223]*[.O223]" office:value-type="float" office:value="0.8792192">
            <text:p>0,8792192</text:p>
          </table:table-cell>
          <table:table-cell table:formula="of:=[.J223]/[.S223]" office:value-type="float" office:value="1.6798975878713">
            <text:p>1,6798975879</text:p>
          </table:table-cell>
          <table:table-cell table:formula="of:=ABS([.T223]-[.K223])" office:value-type="float" office:value="0.156460229663943">
            <text:p>0,1564602297</text:p>
          </table:table-cell>
          <table:table-cell table:number-columns-repeated="4"/>
          <table:table-cell table:formula="of:=-([.B223]+[.$Z$2])" office:value-type="float" office:value="446.280558780141">
            <text:p>446,2805587801</text:p>
          </table:table-cell>
          <table:table-cell table:formula="of:=[.P223]+[.O223]*[.G223]*([.$AA$2]+[.$AA$1]*ABS([.P223]/[.B223]))" office:value-type="float" office:value="-22.896976363975">
            <text:p>-22,896976364</text:p>
          </table:table-cell>
          <table:table-cell table:formula="of:=SQRT([.Z223]*[.Z223]+[.AA223]*[.AA223])" office:value-type="float" office:value="446.8675515986">
            <text:p>446,8675515986</text:p>
          </table:table-cell>
          <table:table-cell table:formula="of:=ASIN(ABS([.Z223]/[.AB223]))" office:value-type="float" office:value="1.51953503658996">
            <text:p>1,5195350366</text:p>
          </table:table-cell>
          <table:table-cell table:formula="of:=ABS([.K223]-[.AC223])" office:value-type="float" office:value="0.00390232161739967">
            <text:p>0,0039023216</text:p>
          </table:table-cell>
          <table:table-cell/>
          <table:table-cell table:formula="of:=[.J223]/[.AC223]" office:value-type="float" office:value="0.972006684758462">
            <text:p>0,9720066848</text:p>
          </table:table-cell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-484.673703272536">
            <text:p>-484,6737032725</text:p>
          </table:table-cell>
          <table:table-cell office:value-type="float" office:value="-26.1081086413007">
            <text:p>-26,1081086413</text:p>
          </table:table-cell>
          <table:table-cell office:value-type="float" office:value="209.683041491376">
            <text:p>209,6830414914</text:p>
          </table:table-cell>
          <table:table-cell office:value-type="float" office:value="8.30578009401708">
            <text:p>8,305780094</text:p>
          </table:table-cell>
          <table:table-cell/>
          <table:table-cell table:formula="of:=SQRT([.B224]*[.B224] + [.C224]*[.C224])" office:value-type="float" office:value="485.376381770622">
            <text:p>485,3763817706</text:p>
          </table:table-cell>
          <table:table-cell table:formula="of:=SQRT([.D224]*[.D224]+[.E224]*[.E224])" office:value-type="float" office:value="209.847477640415">
            <text:p>209,8474776404</text:p>
          </table:table-cell>
          <table:table-cell/>
          <table:table-cell table:formula="of:=ASIN(ABS([.B224]/[.G224]))" office:value-type="float" office:value="1.5169809459696">
            <text:p>1,516980946</text:p>
          </table:table-cell>
          <table:table-cell table:formula="of:=ASIN(ABS([.D224]/[.H224]))" office:value-type="float" office:value="1.53120590458441">
            <text:p>1,5312059046</text:p>
          </table:table-cell>
          <table:table-cell/>
          <table:table-cell table:formula="of:=[.J224]/[.K224]" office:value-type="float" office:value="0.990709963583459">
            <text:p>0,9907099636</text:p>
          </table:table-cell>
          <table:table-cell/>
          <table:table-cell table:formula="of:=IF([.C224]&lt;0;-[.A224];[.A224])" office:value-type="float" office:value="-0.44">
            <text:p>-0,44</text:p>
          </table:table-cell>
          <table:table-cell table:formula="of:=ABS([.C224])" office:value-type="float" office:value="26.1081086413007">
            <text:p>26,1081086413</text:p>
          </table:table-cell>
          <table:table-cell table:formula="of:=ABS([.E224])" office:value-type="float" office:value="8.30578009401708">
            <text:p>8,305780094</text:p>
          </table:table-cell>
          <table:table-cell/>
          <table:table-cell table:formula="of:=1+[.$R$3]*[.O224]+[.$Q$3]*[.O224]*[.O224]*[.O224]" office:value-type="float" office:value="0.9077408">
            <text:p>0,9077408</text:p>
          </table:table-cell>
          <table:table-cell table:formula="of:=[.J224]/[.S224]" office:value-type="float" office:value="1.67116091506474">
            <text:p>1,6711609151</text:p>
          </table:table-cell>
          <table:table-cell table:formula="of:=ABS([.T224]-[.K224])" office:value-type="float" office:value="0.139955010480329">
            <text:p>0,1399550105</text:p>
          </table:table-cell>
          <table:table-cell table:number-columns-repeated="4"/>
          <table:table-cell table:formula="of:=-([.B224]+[.$Z$2])" office:value-type="float" office:value="484.673703272536">
            <text:p>484,6737032725</text:p>
          </table:table-cell>
          <table:table-cell table:formula="of:=[.P224]+[.O224]*[.G224]*([.$AA$2]+[.$AA$1]*ABS([.P224]/[.B224]))" office:value-type="float" office:value="-28.31867337342">
            <text:p>-28,3186733734</text:p>
          </table:table-cell>
          <table:table-cell table:formula="of:=SQRT([.Z224]*[.Z224]+[.AA224]*[.AA224])" office:value-type="float" office:value="485.500304742999">
            <text:p>485,500304743</text:p>
          </table:table-cell>
          <table:table-cell table:formula="of:=ASIN(ABS([.Z224]/[.AB224]))" office:value-type="float" office:value="1.51243435334136">
            <text:p>1,5124343533</text:p>
          </table:table-cell>
          <table:table-cell table:formula="of:=ABS([.K224]-[.AC224])" office:value-type="float" office:value="0.0187715512430495">
            <text:p>0,0187715512</text:p>
          </table:table-cell>
          <table:table-cell/>
          <table:table-cell table:formula="of:=[.J224]/[.AC224]" office:value-type="float" office:value="1.00300614212987">
            <text:p>1,0030061421</text:p>
          </table:table-cell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-526.053902854957">
            <text:p>-526,053902855</text:p>
          </table:table-cell>
          <table:table-cell office:value-type="float" office:value="-58.138185973339">
            <text:p>-58,1381859733</text:p>
          </table:table-cell>
          <table:table-cell office:value-type="float" office:value="5.61511648701298">
            <text:p>5,615116487</text:p>
          </table:table-cell>
          <table:table-cell office:value-type="float" office:value="-6.75077268310057">
            <text:p>-6,7507726831</text:p>
          </table:table-cell>
          <table:table-cell/>
          <table:table-cell table:formula="of:=SQRT([.B225]*[.B225] + [.C225]*[.C225])" office:value-type="float" office:value="529.256797195088">
            <text:p>529,2567971951</text:p>
          </table:table-cell>
          <table:table-cell table:formula="of:=SQRT([.D225]*[.D225]+[.E225]*[.E225])" office:value-type="float" office:value="8.78080093053145">
            <text:p>8,7808009305</text:p>
          </table:table-cell>
          <table:table-cell/>
          <table:table-cell table:formula="of:=ASIN(ABS([.B225]/[.G225]))" office:value-type="float" office:value="1.46072547108102">
            <text:p>1,4607254711</text:p>
          </table:table-cell>
          <table:table-cell table:formula="of:=ASIN(ABS([.D225]/[.H225]))" office:value-type="float" office:value="0.69381724565882">
            <text:p>0,6938172457</text:p>
          </table:table-cell>
          <table:table-cell/>
          <table:table-cell table:formula="of:=[.J225]/[.K225]" office:value-type="float" office:value="2.10534615595202">
            <text:p>2,105346156</text:p>
          </table:table-cell>
          <table:table-cell/>
          <table:table-cell table:formula="of:=IF([.C225]&lt;0;-[.A225];[.A225])" office:value-type="float" office:value="-0.64">
            <text:p>-0,64</text:p>
          </table:table-cell>
          <table:table-cell table:formula="of:=ABS([.C225])" office:value-type="float" office:value="58.138185973339">
            <text:p>58,1381859733</text:p>
          </table:table-cell>
          <table:table-cell table:formula="of:=ABS([.E225])" office:value-type="float" office:value="6.75077268310057">
            <text:p>6,7507726831</text:p>
          </table:table-cell>
          <table:table-cell/>
          <table:table-cell table:formula="of:=1+[.$R$3]*[.O225]+[.$Q$3]*[.O225]*[.O225]*[.O225]" office:value-type="float" office:value="0.8588928">
            <text:p>0,8588928</text:p>
          </table:table-cell>
          <table:table-cell table:formula="of:=[.J225]/[.S225]" office:value-type="float" office:value="1.70070755172359">
            <text:p>1,7007075517</text:p>
          </table:table-cell>
          <table:table-cell table:formula="of:=ABS([.T225]-[.K225])" office:value-type="float" office:value="1.00689030606477">
            <text:p>1,0068903061</text:p>
          </table:table-cell>
          <table:table-cell table:number-columns-repeated="4"/>
          <table:table-cell table:formula="of:=-([.B225]+[.$Z$2])" office:value-type="float" office:value="526.053902854957">
            <text:p>526,053902855</text:p>
          </table:table-cell>
          <table:table-cell table:formula="of:=[.P225]+[.O225]*[.G225]*([.$AA$2]+[.$AA$1]*ABS([.P225]/[.B225]))" office:value-type="float" office:value="-29.9120501086872">
            <text:p>-29,9120501087</text:p>
          </table:table-cell>
          <table:table-cell table:formula="of:=SQRT([.Z225]*[.Z225]+[.AA225]*[.AA225])" office:value-type="float" office:value="526.903633931895">
            <text:p>526,9036339319</text:p>
          </table:table-cell>
          <table:table-cell table:formula="of:=ASIN(ABS([.Z225]/[.AB225]))" office:value-type="float" office:value="1.5139963008304">
            <text:p>1,5139963008</text:p>
          </table:table-cell>
          <table:table-cell table:formula="of:=ABS([.K225]-[.AC225])" office:value-type="float" office:value="0.820179055171582">
            <text:p>0,8201790552</text:p>
          </table:table-cell>
          <table:table-cell/>
          <table:table-cell table:formula="of:=[.J225]/[.AC225]" office:value-type="float" office:value="0.964814425424839">
            <text:p>0,9648144254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-542.278852553257">
            <text:p>-542,2788525533</text:p>
          </table:table-cell>
          <table:table-cell office:value-type="float" office:value="21.2598075567676">
            <text:p>21,2598075568</text:p>
          </table:table-cell>
          <table:table-cell office:value-type="float" office:value="515.619246247246">
            <text:p>515,6192462472</text:p>
          </table:table-cell>
          <table:table-cell office:value-type="float" office:value="131.634641962361">
            <text:p>131,6346419624</text:p>
          </table:table-cell>
          <table:table-cell/>
          <table:table-cell table:formula="of:=SQRT([.B226]*[.B226] + [.C226]*[.C226])" office:value-type="float" office:value="542.695433317646">
            <text:p>542,6954333176</text:p>
          </table:table-cell>
          <table:table-cell table:formula="of:=SQRT([.D226]*[.D226]+[.E226]*[.E226])" office:value-type="float" office:value="532.156824690934">
            <text:p>532,1568246909</text:p>
          </table:table-cell>
          <table:table-cell/>
          <table:table-cell table:formula="of:=ASIN(ABS([.B226]/[.G226]))" office:value-type="float" office:value="1.53161182716705">
            <text:p>1,5316118272</text:p>
          </table:table-cell>
          <table:table-cell table:formula="of:=ASIN(ABS([.D226]/[.H226]))" office:value-type="float" office:value="1.32084105658796">
            <text:p>1,3208410566</text:p>
          </table:table-cell>
          <table:table-cell/>
          <table:table-cell table:formula="of:=[.J226]/[.K226]" office:value-type="float" office:value="1.15957315191547">
            <text:p>1,1595731519</text:p>
          </table:table-cell>
          <table:table-cell/>
          <table:table-cell table:formula="of:=IF([.C226]&lt;0;-[.A226];[.A226])" office:value-type="float" office:value="0.88">
            <text:p>0,88</text:p>
          </table:table-cell>
          <table:table-cell table:formula="of:=ABS([.C226])" office:value-type="float" office:value="21.2598075567676">
            <text:p>21,2598075568</text:p>
          </table:table-cell>
          <table:table-cell table:formula="of:=ABS([.E226])" office:value-type="float" office:value="131.634641962361">
            <text:p>131,6346419624</text:p>
          </table:table-cell>
          <table:table-cell/>
          <table:table-cell table:formula="of:=1+[.$R$3]*[.O226]+[.$Q$3]*[.O226]*[.O226]*[.O226]" office:value-type="float" office:value="1.2100736">
            <text:p>1,2100736</text:p>
          </table:table-cell>
          <table:table-cell table:formula="of:=[.J226]/[.S226]" office:value-type="float" office:value="1.26571790936275">
            <text:p>1,2657179094</text:p>
          </table:table-cell>
          <table:table-cell table:formula="of:=ABS([.T226]-[.K226])" office:value-type="float" office:value="0.0551231472252089">
            <text:p>0,0551231472</text:p>
          </table:table-cell>
          <table:table-cell table:number-columns-repeated="4"/>
          <table:table-cell table:formula="of:=-([.B226]+[.$Z$2])" office:value-type="float" office:value="542.278852553257">
            <text:p>542,2788525533</text:p>
          </table:table-cell>
          <table:table-cell table:formula="of:=[.P226]+[.O226]*[.G226]*([.$AA$2]+[.$AA$1]*ABS([.P226]/[.B226]))" office:value-type="float" office:value="142.337873129127">
            <text:p>142,3378731291</text:p>
          </table:table-cell>
          <table:table-cell table:formula="of:=SQRT([.Z226]*[.Z226]+[.AA226]*[.AA226])" office:value-type="float" office:value="560.648217738539">
            <text:p>560,6482177385</text:p>
          </table:table-cell>
          <table:table-cell table:formula="of:=ASIN(ABS([.Z226]/[.AB226]))" office:value-type="float" office:value="1.31410581021283">
            <text:p>1,3141058102</text:p>
          </table:table-cell>
          <table:table-cell table:formula="of:=ABS([.K226]-[.AC226])" office:value-type="float" office:value="0.0067352463751269">
            <text:p>0,0067352464</text:p>
          </table:table-cell>
          <table:table-cell/>
          <table:table-cell table:formula="of:=[.J226]/[.AC226]" office:value-type="float" office:value="1.16551636501706">
            <text:p>1,165516365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518.517536210099">
            <text:p>-518,5175362101</text:p>
          </table:table-cell>
          <table:table-cell office:value-type="float" office:value="-230.44992617103">
            <text:p>-230,449926171</text:p>
          </table:table-cell>
          <table:table-cell office:value-type="float" office:value="103.16418662784">
            <text:p>103,1641866278</text:p>
          </table:table-cell>
          <table:table-cell office:value-type="float" office:value="-90.7718015711731">
            <text:p>-90,7718015712</text:p>
          </table:table-cell>
          <table:table-cell/>
          <table:table-cell table:formula="of:=SQRT([.B227]*[.B227] + [.C227]*[.C227])" office:value-type="float" office:value="567.421892272077">
            <text:p>567,4218922721</text:p>
          </table:table-cell>
          <table:table-cell table:formula="of:=SQRT([.D227]*[.D227]+[.E227]*[.E227])" office:value-type="float" office:value="137.413133881228">
            <text:p>137,4131338812</text:p>
          </table:table-cell>
          <table:table-cell/>
          <table:table-cell table:formula="of:=ASIN(ABS([.B227]/[.G227]))" office:value-type="float" office:value="1.15257572083726">
            <text:p>1,1525757208</text:p>
          </table:table-cell>
          <table:table-cell table:formula="of:=ASIN(ABS([.D227]/[.H227]))" office:value-type="float" office:value="0.849210763668702">
            <text:p>0,8492107637</text:p>
          </table:table-cell>
          <table:table-cell/>
          <table:table-cell table:formula="of:=[.J227]/[.K227]" office:value-type="float" office:value="1.35723164395371">
            <text:p>1,357231644</text:p>
          </table:table-cell>
          <table:table-cell/>
          <table:table-cell table:formula="of:=IF([.C227]&lt;0;-[.A227];[.A227])" office:value-type="float" office:value="0.88">
            <text:p>0,88</text:p>
          </table:table-cell>
          <table:table-cell table:formula="of:=ABS([.C227])" office:value-type="float" office:value="230.44992617103">
            <text:p>230,449926171</text:p>
          </table:table-cell>
          <table:table-cell table:formula="of:=ABS([.E227])" office:value-type="float" office:value="90.7718015711731">
            <text:p>90,7718015712</text:p>
          </table:table-cell>
          <table:table-cell/>
          <table:table-cell table:formula="of:=1+[.$R$3]*[.O227]+[.$Q$3]*[.O227]*[.O227]*[.O227]" office:value-type="float" office:value="1.2100736">
            <text:p>1,2100736</text:p>
          </table:table-cell>
          <table:table-cell table:formula="of:=[.J227]/[.S227]" office:value-type="float" office:value="0.952483981831568">
            <text:p>0,9524839818</text:p>
          </table:table-cell>
          <table:table-cell table:formula="of:=ABS([.T227]-[.K227])" office:value-type="float" office:value="0.103273218162867">
            <text:p>0,1032732182</text:p>
          </table:table-cell>
          <table:table-cell table:number-columns-repeated="4"/>
          <table:table-cell table:formula="of:=-([.B227]+[.$Z$2])" office:value-type="float" office:value="518.517536210099">
            <text:p>518,5175362101</text:p>
          </table:table-cell>
          <table:table-cell table:formula="of:=[.P227]+[.O227]*[.G227]*([.$AA$2]+[.$AA$1]*ABS([.P227]/[.B227]))" office:value-type="float" office:value="375.255792685744">
            <text:p>375,2557926857</text:p>
          </table:table-cell>
          <table:table-cell table:formula="of:=SQRT([.Z227]*[.Z227]+[.AA227]*[.AA227])" office:value-type="float" office:value="640.060423164562">
            <text:p>640,0604231646</text:p>
          </table:table-cell>
          <table:table-cell table:formula="of:=ASIN(ABS([.Z227]/[.AB227]))" office:value-type="float" office:value="0.944334883250471">
            <text:p>0,9443348833</text:p>
          </table:table-cell>
          <table:table-cell table:formula="of:=ABS([.K227]-[.AC227])" office:value-type="float" office:value="0.0951241195817694">
            <text:p>0,0951241196</text:p>
          </table:table-cell>
          <table:table-cell/>
          <table:table-cell table:formula="of:=[.J227]/[.AC227]" office:value-type="float" office:value="1.22051587977986">
            <text:p>1,2205158798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-184.965642330878">
            <text:p>-184,9656423309</text:p>
          </table:table-cell>
          <table:table-cell office:value-type="float" office:value="75.4990954453475">
            <text:p>75,4990954453</text:p>
          </table:table-cell>
          <table:table-cell office:value-type="float" office:value="178.106385694571">
            <text:p>178,1063856946</text:p>
          </table:table-cell>
          <table:table-cell office:value-type="float" office:value="115.621434940974">
            <text:p>115,621434941</text:p>
          </table:table-cell>
          <table:table-cell/>
          <table:table-cell table:formula="of:=SQRT([.B228]*[.B228] + [.C228]*[.C228])" office:value-type="float" office:value="199.780885612063">
            <text:p>199,7808856121</text:p>
          </table:table-cell>
          <table:table-cell table:formula="of:=SQRT([.D228]*[.D228]+[.E228]*[.E228])" office:value-type="float" office:value="212.344533348502">
            <text:p>212,3445333485</text:p>
          </table:table-cell>
          <table:table-cell/>
          <table:table-cell table:formula="of:=ASIN(ABS([.B228]/[.G228]))" office:value-type="float" office:value="1.18325901243865">
            <text:p>1,1832590124</text:p>
          </table:table-cell>
          <table:table-cell table:formula="of:=ASIN(ABS([.D228]/[.H228]))" office:value-type="float" office:value="0.995004362770223">
            <text:p>0,9950043628</text:p>
          </table:table-cell>
          <table:table-cell/>
          <table:table-cell table:formula="of:=[.J228]/[.K228]" office:value-type="float" office:value="1.18919982334982">
            <text:p>1,1891998233</text:p>
          </table:table-cell>
          <table:table-cell/>
          <table:table-cell table:formula="of:=IF([.C228]&lt;0;-[.A228];[.A228])" office:value-type="float" office:value="0.8">
            <text:p>0,8</text:p>
          </table:table-cell>
          <table:table-cell table:formula="of:=ABS([.C228])" office:value-type="float" office:value="75.4990954453475">
            <text:p>75,4990954453</text:p>
          </table:table-cell>
          <table:table-cell table:formula="of:=ABS([.E228])" office:value-type="float" office:value="115.621434940974">
            <text:p>115,621434941</text:p>
          </table:table-cell>
          <table:table-cell/>
          <table:table-cell table:formula="of:=1+[.$R$3]*[.O228]+[.$Q$3]*[.O228]*[.O228]*[.O228]" office:value-type="float" office:value="1.1856">
            <text:p>1,1856</text:p>
          </table:table-cell>
          <table:table-cell table:formula="of:=[.J228]/[.S228]" office:value-type="float" office:value="0.99802548282612">
            <text:p>0,9980254828</text:p>
          </table:table-cell>
          <table:table-cell table:formula="of:=ABS([.T228]-[.K228])" office:value-type="float" office:value="0.00302112005589705">
            <text:p>0,0030211201</text:p>
          </table:table-cell>
          <table:table-cell table:number-columns-repeated="4"/>
          <table:table-cell table:formula="of:=-([.B228]+[.$Z$2])" office:value-type="float" office:value="184.965642330878">
            <text:p>184,9656423309</text:p>
          </table:table-cell>
          <table:table-cell table:formula="of:=[.P228]+[.O228]*[.G228]*([.$AA$2]+[.$AA$1]*ABS([.P228]/[.B228]))" office:value-type="float" office:value="121.326610991401">
            <text:p>121,3266109914</text:p>
          </table:table-cell>
          <table:table-cell table:formula="of:=SQRT([.Z228]*[.Z228]+[.AA228]*[.AA228])" office:value-type="float" office:value="221.206770641256">
            <text:p>221,2067706413</text:p>
          </table:table-cell>
          <table:table-cell table:formula="of:=ASIN(ABS([.Z228]/[.AB228]))" office:value-type="float" office:value="0.990255750847931">
            <text:p>0,9902557508</text:p>
          </table:table-cell>
          <table:table-cell table:formula="of:=ABS([.K228]-[.AC228])" office:value-type="float" office:value="0.0047486119222917">
            <text:p>0,0047486119</text:p>
          </table:table-cell>
          <table:table-cell/>
          <table:table-cell table:formula="of:=[.J228]/[.AC228]" office:value-type="float" office:value="1.19490243952176">
            <text:p>1,1949024395</text:p>
          </table:table-cell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-179.123132632886">
            <text:p>-179,1231326329</text:p>
          </table:table-cell>
          <table:table-cell office:value-type="float" office:value="-170.058077634608">
            <text:p>-170,0580776346</text:p>
          </table:table-cell>
          <table:table-cell office:value-type="float" office:value="196.561757005003">
            <text:p>196,561757005</text:p>
          </table:table-cell>
          <table:table-cell office:value-type="float" office:value="-141.754536177891">
            <text:p>-141,7545361779</text:p>
          </table:table-cell>
          <table:table-cell/>
          <table:table-cell table:formula="of:=SQRT([.B229]*[.B229] + [.C229]*[.C229])" office:value-type="float" office:value="246.99159178603">
            <text:p>246,991591786</text:p>
          </table:table-cell>
          <table:table-cell table:formula="of:=SQRT([.D229]*[.D229]+[.E229]*[.E229])" office:value-type="float" office:value="242.344533348501">
            <text:p>242,3445333485</text:p>
          </table:table-cell>
          <table:table-cell/>
          <table:table-cell table:formula="of:=ASIN(ABS([.B229]/[.G229]))" office:value-type="float" office:value="0.811353223510915">
            <text:p>0,8113532235</text:p>
          </table:table-cell>
          <table:table-cell table:formula="of:=ASIN(ABS([.D229]/[.H229]))" office:value-type="float" office:value="0.946002839088942">
            <text:p>0,9460028391</text:p>
          </table:table-cell>
          <table:table-cell/>
          <table:table-cell table:formula="of:=[.J229]/[.K229]" office:value-type="float" office:value="0.857664681315647">
            <text:p>0,8576646813</text:p>
          </table:table-cell>
          <table:table-cell/>
          <table:table-cell table:formula="of:=IF([.C229]&lt;0;-[.A229];[.A229])" office:value-type="float" office:value="-0.52">
            <text:p>-0,52</text:p>
          </table:table-cell>
          <table:table-cell table:formula="of:=ABS([.C229])" office:value-type="float" office:value="170.058077634608">
            <text:p>170,0580776346</text:p>
          </table:table-cell>
          <table:table-cell table:formula="of:=ABS([.E229])" office:value-type="float" office:value="141.754536177891">
            <text:p>141,7545361779</text:p>
          </table:table-cell>
          <table:table-cell/>
          <table:table-cell table:formula="of:=1+[.$R$3]*[.O229]+[.$Q$3]*[.O229]*[.O229]*[.O229]" office:value-type="float" office:value="0.8889696">
            <text:p>0,8889696</text:p>
          </table:table-cell>
          <table:table-cell table:formula="of:=[.J229]/[.S229]" office:value-type="float" office:value="0.912689504242794">
            <text:p>0,9126895042</text:p>
          </table:table-cell>
          <table:table-cell table:formula="of:=ABS([.T229]-[.K229])" office:value-type="float" office:value="0.0333133348461481">
            <text:p>0,0333133348</text:p>
          </table:table-cell>
          <table:table-cell table:number-columns-repeated="4"/>
          <table:table-cell table:formula="of:=-([.B229]+[.$Z$2])" office:value-type="float" office:value="179.123132632886">
            <text:p>179,1231326329</text:p>
          </table:table-cell>
          <table:table-cell table:formula="of:=[.P229]+[.O229]*[.G229]*([.$AA$2]+[.$AA$1]*ABS([.P229]/[.B229]))" office:value-type="float" office:value="126.974951980772">
            <text:p>126,9749519808</text:p>
          </table:table-cell>
          <table:table-cell table:formula="of:=SQRT([.Z229]*[.Z229]+[.AA229]*[.AA229])" office:value-type="float" office:value="219.562599444299">
            <text:p>219,5625994443</text:p>
          </table:table-cell>
          <table:table-cell table:formula="of:=ASIN(ABS([.Z229]/[.AB229]))" office:value-type="float" office:value="0.95414234995688">
            <text:p>0,95414235</text:p>
          </table:table-cell>
          <table:table-cell table:formula="of:=ABS([.K229]-[.AC229])" office:value-type="float" office:value="0.00813951086793718">
            <text:p>0,0081395109</text:p>
          </table:table-cell>
          <table:table-cell/>
          <table:table-cell table:formula="of:=[.J229]/[.AC229]" office:value-type="float" office:value="0.850348193377626">
            <text:p>0,8503481934</text:p>
          </table:table-cell>
        </table:table-row>
        <table:table-row table:style-name="ro1">
          <table:table-cell office:value-type="float" office:value="-0.68">
            <text:p>-0,68</text:p>
          </table:table-cell>
          <table:table-cell office:value-type="float" office:value="-240.81899890221">
            <text:p>-240,8189989022</text:p>
          </table:table-cell>
          <table:table-cell office:value-type="float" office:value="122.207943539688">
            <text:p>122,2079435397</text:p>
          </table:table-cell>
          <table:table-cell office:value-type="float" office:value="260.848666176639">
            <text:p>260,8486661766</text:p>
          </table:table-cell>
          <table:table-cell office:value-type="float" office:value="78.2912396036977">
            <text:p>78,2912396037</text:p>
          </table:table-cell>
          <table:table-cell/>
          <table:table-cell table:formula="of:=SQRT([.B230]*[.B230] + [.C230]*[.C230])" office:value-type="float" office:value="270.052905365712">
            <text:p>270,0529053657</text:p>
          </table:table-cell>
          <table:table-cell table:formula="of:=SQRT([.D230]*[.D230]+[.E230]*[.E230])" office:value-type="float" office:value="272.344533348506">
            <text:p>272,3445333485</text:p>
          </table:table-cell>
          <table:table-cell/>
          <table:table-cell table:formula="of:=ASIN(ABS([.B230]/[.G230]))" office:value-type="float" office:value="1.10119215604407">
            <text:p>1,101192156</text:p>
          </table:table-cell>
          <table:table-cell table:formula="of:=ASIN(ABS([.D230]/[.H230]))" office:value-type="float" office:value="1.27921067158325">
            <text:p>1,2792106716</text:p>
          </table:table-cell>
          <table:table-cell/>
          <table:table-cell table:formula="of:=[.J230]/[.K230]" office:value-type="float" office:value="0.860837218220784">
            <text:p>0,8608372182</text:p>
          </table:table-cell>
          <table:table-cell/>
          <table:table-cell table:formula="of:=IF([.C230]&lt;0;-[.A230];[.A230])" office:value-type="float" office:value="-0.68">
            <text:p>-0,68</text:p>
          </table:table-cell>
          <table:table-cell table:formula="of:=ABS([.C230])" office:value-type="float" office:value="122.207943539688">
            <text:p>122,2079435397</text:p>
          </table:table-cell>
          <table:table-cell table:formula="of:=ABS([.E230])" office:value-type="float" office:value="78.2912396036977">
            <text:p>78,2912396037</text:p>
          </table:table-cell>
          <table:table-cell/>
          <table:table-cell table:formula="of:=1+[.$R$3]*[.O230]+[.$Q$3]*[.O230]*[.O230]*[.O230]" office:value-type="float" office:value="0.8482784">
            <text:p>0,8482784</text:p>
          </table:table-cell>
          <table:table-cell table:formula="of:=[.J230]/[.S230]" office:value-type="float" office:value="1.29814947079175">
            <text:p>1,2981494708</text:p>
          </table:table-cell>
          <table:table-cell table:formula="of:=ABS([.T230]-[.K230])" office:value-type="float" office:value="0.0189387992084924">
            <text:p>0,0189387992</text:p>
          </table:table-cell>
          <table:table-cell table:number-columns-repeated="4"/>
          <table:table-cell table:formula="of:=-([.B230]+[.$Z$2])" office:value-type="float" office:value="240.81899890221">
            <text:p>240,8189989022</text:p>
          </table:table-cell>
          <table:table-cell table:formula="of:=[.P230]+[.O230]*[.G230]*([.$AA$2]+[.$AA$1]*ABS([.P230]/[.B230]))" office:value-type="float" office:value="67.911904775737">
            <text:p>67,9119047757</text:p>
          </table:table-cell>
          <table:table-cell table:formula="of:=SQRT([.Z230]*[.Z230]+[.AA230]*[.AA230])" office:value-type="float" office:value="250.211544582841">
            <text:p>250,2115445828</text:p>
          </table:table-cell>
          <table:table-cell table:formula="of:=ASIN(ABS([.Z230]/[.AB230]))" office:value-type="float" office:value="1.29593034594174">
            <text:p>1,2959303459</text:p>
          </table:table-cell>
          <table:table-cell table:formula="of:=ABS([.K230]-[.AC230])" office:value-type="float" office:value="0.0167196743584825">
            <text:p>0,0167196744</text:p>
          </table:table-cell>
          <table:table-cell/>
          <table:table-cell table:formula="of:=[.J230]/[.AC230]" office:value-type="float" office:value="0.849730974733713">
            <text:p>0,8497309747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-297.350268244294">
            <text:p>-297,3502682443</text:p>
          </table:table-cell>
          <table:table-cell office:value-type="float" office:value="-19.4685524799683">
            <text:p>-19,46855248</text:p>
          </table:table-cell>
          <table:table-cell office:value-type="float" office:value="199.16966498749">
            <text:p>199,1696649875</text:p>
          </table:table-cell>
          <table:table-cell office:value-type="float" office:value="30.9692828493553">
            <text:p>30,9692828494</text:p>
          </table:table-cell>
          <table:table-cell/>
          <table:table-cell table:formula="of:=SQRT([.B231]*[.B231] + [.C231]*[.C231])" office:value-type="float" office:value="297.986923472522">
            <text:p>297,9869234725</text:p>
          </table:table-cell>
          <table:table-cell table:formula="of:=SQRT([.D231]*[.D231]+[.E231]*[.E231])" office:value-type="float" office:value="201.563022232334">
            <text:p>201,5630222323</text:p>
          </table:table-cell>
          <table:table-cell/>
          <table:table-cell table:formula="of:=ASIN(ABS([.B231]/[.G231]))" office:value-type="float" office:value="1.50541617822549">
            <text:p>1,5054161782</text:p>
          </table:table-cell>
          <table:table-cell table:formula="of:=ASIN(ABS([.D231]/[.H231]))" office:value-type="float" office:value="1.41653963830967">
            <text:p>1,4165396383</text:p>
          </table:table-cell>
          <table:table-cell/>
          <table:table-cell table:formula="of:=[.J231]/[.K231]" office:value-type="float" office:value="1.06274200700933">
            <text:p>1,062742007</text:p>
          </table:table-cell>
          <table:table-cell/>
          <table:table-cell table:formula="of:=IF([.C231]&lt;0;-[.A231];[.A231])" office:value-type="float" office:value="-0.88">
            <text:p>-0,88</text:p>
          </table:table-cell>
          <table:table-cell table:formula="of:=ABS([.C231])" office:value-type="float" office:value="19.4685524799683">
            <text:p>19,46855248</text:p>
          </table:table-cell>
          <table:table-cell table:formula="of:=ABS([.E231])" office:value-type="float" office:value="30.9692828493553">
            <text:p>30,9692828494</text:p>
          </table:table-cell>
          <table:table-cell/>
          <table:table-cell table:formula="of:=1+[.$R$3]*[.O231]+[.$Q$3]*[.O231]*[.O231]*[.O231]" office:value-type="float" office:value="0.7899264">
            <text:p>0,7899264</text:p>
          </table:table-cell>
          <table:table-cell table:formula="of:=[.J231]/[.S231]" office:value-type="float" office:value="1.9057676490183">
            <text:p>1,905767649</text:p>
          </table:table-cell>
          <table:table-cell table:formula="of:=ABS([.T231]-[.K231])" office:value-type="float" office:value="0.489228010708633">
            <text:p>0,4892280107</text:p>
          </table:table-cell>
          <table:table-cell table:number-columns-repeated="4"/>
          <table:table-cell table:formula="of:=-([.B231]+[.$Z$2])" office:value-type="float" office:value="297.350268244294">
            <text:p>297,3502682443</text:p>
          </table:table-cell>
          <table:table-cell table:formula="of:=[.P231]+[.O231]*[.G231]*([.$AA$2]+[.$AA$1]*ABS([.P231]/[.B231]))" office:value-type="float" office:value="-47.633781415102">
            <text:p>-47,6337814151</text:p>
          </table:table-cell>
          <table:table-cell table:formula="of:=SQRT([.Z231]*[.Z231]+[.AA231]*[.AA231])" office:value-type="float" office:value="301.141427168125">
            <text:p>301,1414271681</text:p>
          </table:table-cell>
          <table:table-cell table:formula="of:=ASIN(ABS([.Z231]/[.AB231]))" office:value-type="float" office:value="1.41195174048306">
            <text:p>1,4119517405</text:p>
          </table:table-cell>
          <table:table-cell table:formula="of:=ABS([.K231]-[.AC231])" office:value-type="float" office:value="0.00458789782660896">
            <text:p>0,0045878978</text:p>
          </table:table-cell>
          <table:table-cell/>
          <table:table-cell table:formula="of:=[.J231]/[.AC231]" office:value-type="float" office:value="1.06619520700506">
            <text:p>1,066195207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-312.8526891232">
            <text:p>-312,8526891232</text:p>
          </table:table-cell>
          <table:table-cell office:value-type="float" office:value="-18.2862189117634">
            <text:p>-18,2862189118</text:p>
          </table:table-cell>
          <table:table-cell office:value-type="float" office:value="438.665141946308">
            <text:p>438,6651419463</text:p>
          </table:table-cell>
          <table:table-cell office:value-type="float" office:value="62.7182949715045">
            <text:p>62,7182949715</text:p>
          </table:table-cell>
          <table:table-cell/>
          <table:table-cell table:formula="of:=SQRT([.B232]*[.B232] + [.C232]*[.C232])" office:value-type="float" office:value="313.386647599585">
            <text:p>313,3866475996</text:p>
          </table:table-cell>
          <table:table-cell table:formula="of:=SQRT([.D232]*[.D232]+[.E232]*[.E232])" office:value-type="float" office:value="443.126044464673">
            <text:p>443,1260444647</text:p>
          </table:table-cell>
          <table:table-cell/>
          <table:table-cell table:formula="of:=ASIN(ABS([.B232]/[.G232]))" office:value-type="float" office:value="1.5124128197473">
            <text:p>1,5124128197</text:p>
          </table:table-cell>
          <table:table-cell table:formula="of:=ASIN(ABS([.D232]/[.H232]))" office:value-type="float" office:value="1.42878344726234">
            <text:p>1,4287834473</text:p>
          </table:table-cell>
          <table:table-cell/>
          <table:table-cell table:formula="of:=[.J232]/[.K232]" office:value-type="float" office:value="1.05853187384358">
            <text:p>1,0585318738</text:p>
          </table:table-cell>
          <table:table-cell/>
          <table:table-cell table:formula="of:=IF([.C232]&lt;0;-[.A232];[.A232])" office:value-type="float" office:value="-0.8">
            <text:p>-0,8</text:p>
          </table:table-cell>
          <table:table-cell table:formula="of:=ABS([.C232])" office:value-type="float" office:value="18.2862189117634">
            <text:p>18,2862189118</text:p>
          </table:table-cell>
          <table:table-cell table:formula="of:=ABS([.E232])" office:value-type="float" office:value="62.7182949715045">
            <text:p>62,7182949715</text:p>
          </table:table-cell>
          <table:table-cell/>
          <table:table-cell table:formula="of:=1+[.$R$3]*[.O232]+[.$Q$3]*[.O232]*[.O232]*[.O232]" office:value-type="float" office:value="0.8144">
            <text:p>0,8144</text:p>
          </table:table-cell>
          <table:table-cell table:formula="of:=[.J232]/[.S232]" office:value-type="float" office:value="1.85708843289207">
            <text:p>1,8570884329</text:p>
          </table:table-cell>
          <table:table-cell table:formula="of:=ABS([.T232]-[.K232])" office:value-type="float" office:value="0.428304985629729">
            <text:p>0,4283049856</text:p>
          </table:table-cell>
          <table:table-cell table:number-columns-repeated="4"/>
          <table:table-cell table:formula="of:=-([.B232]+[.$Z$2])" office:value-type="float" office:value="312.8526891232">
            <text:p>312,8526891232</text:p>
          </table:table-cell>
          <table:table-cell table:formula="of:=[.P232]+[.O232]*[.G232]*([.$AA$2]+[.$AA$1]*ABS([.P232]/[.B232]))" office:value-type="float" office:value="-45.7099654781005">
            <text:p>-45,7099654781</text:p>
          </table:table-cell>
          <table:table-cell table:formula="of:=SQRT([.Z232]*[.Z232]+[.AA232]*[.AA232])" office:value-type="float" office:value="316.174328552504">
            <text:p>316,1743285525</text:p>
          </table:table-cell>
          <table:table-cell table:formula="of:=ASIN(ABS([.Z232]/[.AB232]))" office:value-type="float" office:value="1.42571587875516">
            <text:p>1,4257158788</text:p>
          </table:table-cell>
          <table:table-cell table:formula="of:=ABS([.K232]-[.AC232])" office:value-type="float" office:value="0.00306756850718504">
            <text:p>0,0030675685</text:p>
          </table:table-cell>
          <table:table-cell/>
          <table:table-cell table:formula="of:=[.J232]/[.AC232]" office:value-type="float" office:value="1.0608094097036">
            <text:p>1,0608094097</text:p>
          </table:table-cell>
        </table:table-row>
        <table:table-row table:style-name="ro1">
          <table:table-cell office:value-type="float" office:value="-0.64">
            <text:p>-0,64</text:p>
          </table:table-cell>
          <table:table-cell office:value-type="float" office:value="-364.213918858626">
            <text:p>-364,2139188586</text:p>
          </table:table-cell>
          <table:table-cell office:value-type="float" office:value="14.3714762036053">
            <text:p>14,3714762036</text:p>
          </table:table-cell>
          <table:table-cell office:value-type="float" office:value="358.845555409772">
            <text:p>358,8455554098</text:p>
          </table:table-cell>
          <table:table-cell office:value-type="float" office:value="-50.2337357778458">
            <text:p>-50,2337357778</text:p>
          </table:table-cell>
          <table:table-cell/>
          <table:table-cell table:formula="of:=SQRT([.B233]*[.B233] + [.C233]*[.C233])" office:value-type="float" office:value="364.497349810158">
            <text:p>364,4973498102</text:p>
          </table:table-cell>
          <table:table-cell table:formula="of:=SQRT([.D233]*[.D233]+[.E233]*[.E233])" office:value-type="float" office:value="362.344533348505">
            <text:p>362,3445333485</text:p>
          </table:table-cell>
          <table:table-cell/>
          <table:table-cell table:formula="of:=ASIN(ABS([.B233]/[.G233]))" office:value-type="float" office:value="1.53135789897644">
            <text:p>1,531357899</text:p>
          </table:table-cell>
          <table:table-cell table:formula="of:=ASIN(ABS([.D233]/[.H233]))" office:value-type="float" office:value="1.43171307253641">
            <text:p>1,4317130725</text:p>
          </table:table-cell>
          <table:table-cell/>
          <table:table-cell table:formula="of:=[.J233]/[.K233]" office:value-type="float" office:value="1.06959832130575">
            <text:p>1,0695983213</text:p>
          </table:table-cell>
          <table:table-cell/>
          <table:table-cell table:formula="of:=IF([.C233]&lt;0;-[.A233];[.A233])" office:value-type="float" office:value="-0.64">
            <text:p>-0,64</text:p>
          </table:table-cell>
          <table:table-cell table:formula="of:=ABS([.C233])" office:value-type="float" office:value="14.3714762036053">
            <text:p>14,3714762036</text:p>
          </table:table-cell>
          <table:table-cell table:formula="of:=ABS([.E233])" office:value-type="float" office:value="50.2337357778458">
            <text:p>50,2337357778</text:p>
          </table:table-cell>
          <table:table-cell/>
          <table:table-cell table:formula="of:=1+[.$R$3]*[.O233]+[.$Q$3]*[.O233]*[.O233]*[.O233]" office:value-type="float" office:value="0.8588928">
            <text:p>0,8588928</text:p>
          </table:table-cell>
          <table:table-cell table:formula="of:=[.J233]/[.S233]" office:value-type="float" office:value="1.78294415668223">
            <text:p>1,7829441567</text:p>
          </table:table-cell>
          <table:table-cell table:formula="of:=ABS([.T233]-[.K233])" office:value-type="float" office:value="0.351231084145826">
            <text:p>0,3512310841</text:p>
          </table:table-cell>
          <table:table-cell table:number-columns-repeated="4"/>
          <table:table-cell table:formula="of:=-([.B233]+[.$Z$2])" office:value-type="float" office:value="364.213918858626">
            <text:p>364,2139188586</text:p>
          </table:table-cell>
          <table:table-cell table:formula="of:=[.P233]+[.O233]*[.G233]*([.$AA$2]+[.$AA$1]*ABS([.P233]/[.B233]))" office:value-type="float" office:value="-44.7765409862683">
            <text:p>-44,7765409863</text:p>
          </table:table-cell>
          <table:table-cell table:formula="of:=SQRT([.Z233]*[.Z233]+[.AA233]*[.AA233])" office:value-type="float" office:value="366.95601550193">
            <text:p>366,9560155019</text:p>
          </table:table-cell>
          <table:table-cell table:formula="of:=ASIN(ABS([.Z233]/[.AB233]))" office:value-type="float" office:value="1.44846993028715">
            <text:p>1,4484699303</text:p>
          </table:table-cell>
          <table:table-cell table:formula="of:=ABS([.K233]-[.AC233])" office:value-type="float" office:value="0.0167568577507453">
            <text:p>0,0167568578</text:p>
          </table:table-cell>
          <table:table-cell/>
          <table:table-cell table:formula="of:=[.J233]/[.AC233]" office:value-type="float" office:value="1.05722450080331">
            <text:p>1,0572245008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376.103644637027">
            <text:p>-376,103644637</text:p>
          </table:table-cell>
          <table:table-cell office:value-type="float" office:value="-123.876080507246">
            <text:p>-123,8760805072</text:p>
          </table:table-cell>
          <table:table-cell office:value-type="float" office:value="339.177418473525">
            <text:p>339,1774184735</text:p>
          </table:table-cell>
          <table:table-cell office:value-type="float" office:value="-197.212858723992">
            <text:p>-197,212858724</text:p>
          </table:table-cell>
          <table:table-cell/>
          <table:table-cell table:formula="of:=SQRT([.B234]*[.B234] + [.C234]*[.C234])" office:value-type="float" office:value="395.978831291639">
            <text:p>395,9788312916</text:p>
          </table:table-cell>
          <table:table-cell table:formula="of:=SQRT([.D234]*[.D234]+[.E234]*[.E234])" office:value-type="float" office:value="392.344533348502">
            <text:p>392,3445333485</text:p>
          </table:table-cell>
          <table:table-cell/>
          <table:table-cell table:formula="of:=ASIN(ABS([.B234]/[.G234]))" office:value-type="float" office:value="1.25261982643945">
            <text:p>1,2526198264</text:p>
          </table:table-cell>
          <table:table-cell table:formula="of:=ASIN(ABS([.D234]/[.H234]))" office:value-type="float" office:value="1.04413229055897">
            <text:p>1,0441322906</text:p>
          </table:table-cell>
          <table:table-cell/>
          <table:table-cell table:formula="of:=[.J234]/[.K234]" office:value-type="float" office:value="1.19967540297874">
            <text:p>1,199675403</text:p>
          </table:table-cell>
          <table:table-cell/>
          <table:table-cell table:formula="of:=IF([.C234]&lt;0;-[.A234];[.A234])" office:value-type="float" office:value="0.88">
            <text:p>0,88</text:p>
          </table:table-cell>
          <table:table-cell table:formula="of:=ABS([.C234])" office:value-type="float" office:value="123.876080507246">
            <text:p>123,8760805072</text:p>
          </table:table-cell>
          <table:table-cell table:formula="of:=ABS([.E234])" office:value-type="float" office:value="197.212858723992">
            <text:p>197,212858724</text:p>
          </table:table-cell>
          <table:table-cell/>
          <table:table-cell table:formula="of:=1+[.$R$3]*[.O234]+[.$Q$3]*[.O234]*[.O234]*[.O234]" office:value-type="float" office:value="1.2100736">
            <text:p>1,2100736</text:p>
          </table:table-cell>
          <table:table-cell table:formula="of:=[.J234]/[.S234]" office:value-type="float" office:value="1.03516003195132">
            <text:p>1,035160032</text:p>
          </table:table-cell>
          <table:table-cell table:formula="of:=ABS([.T234]-[.K234])" office:value-type="float" office:value="0.00897225860765261">
            <text:p>0,0089722586</text:p>
          </table:table-cell>
          <table:table-cell table:number-columns-repeated="4"/>
          <table:table-cell table:formula="of:=-([.B234]+[.$Z$2])" office:value-type="float" office:value="376.103644637027">
            <text:p>376,103644637</text:p>
          </table:table-cell>
          <table:table-cell table:formula="of:=[.P234]+[.O234]*[.G234]*([.$AA$2]+[.$AA$1]*ABS([.P234]/[.B234]))" office:value-type="float" office:value="221.320870227854">
            <text:p>221,3208702279</text:p>
          </table:table-cell>
          <table:table-cell table:formula="of:=SQRT([.Z234]*[.Z234]+[.AA234]*[.AA234])" office:value-type="float" office:value="436.390741317537">
            <text:p>436,3907413175</text:p>
          </table:table-cell>
          <table:table-cell table:formula="of:=ASIN(ABS([.Z234]/[.AB234]))" office:value-type="float" office:value="1.03890746897896">
            <text:p>1,038907469</text:p>
          </table:table-cell>
          <table:table-cell table:formula="of:=ABS([.K234]-[.AC234])" office:value-type="float" office:value="0.0052248215800077">
            <text:p>0,0052248216</text:p>
          </table:table-cell>
          <table:table-cell/>
          <table:table-cell table:formula="of:=[.J234]/[.AC234]" office:value-type="float" office:value="1.20570875062677">
            <text:p>1,2057087506</text:p>
          </table:table-cell>
        </table:table-row>
        <table:table-row table:style-name="ro1">
          <table:table-cell office:value-type="float" office:value="-0.76">
            <text:p>-0,76</text:p>
          </table:table-cell>
          <table:table-cell office:value-type="float" office:value="-417.391194804064">
            <text:p>-417,3911948041</text:p>
          </table:table-cell>
          <table:table-cell office:value-type="float" office:value="144.173389876711">
            <text:p>144,1733898767</text:p>
          </table:table-cell>
          <table:table-cell office:value-type="float" office:value="372.649007859774">
            <text:p>372,6490078598</text:p>
          </table:table-cell>
          <table:table-cell office:value-type="float" office:value="45.5072891448986">
            <text:p>45,5072891449</text:p>
          </table:table-cell>
          <table:table-cell/>
          <table:table-cell table:formula="of:=SQRT([.B235]*[.B235] + [.C235]*[.C235])" office:value-type="float" office:value="441.58960115531">
            <text:p>441,5896011553</text:p>
          </table:table-cell>
          <table:table-cell table:formula="of:=SQRT([.D235]*[.D235]+[.E235]*[.E235])" office:value-type="float" office:value="375.417362976449">
            <text:p>375,4173629765</text:p>
          </table:table-cell>
          <table:table-cell/>
          <table:table-cell table:formula="of:=ASIN(ABS([.B235]/[.G235]))" office:value-type="float" office:value="1.23821151476179">
            <text:p>1,2382115148</text:p>
          </table:table-cell>
          <table:table-cell table:formula="of:=ASIN(ABS([.D235]/[.H235]))" office:value-type="float" office:value="1.44927962922869">
            <text:p>1,4492796292</text:p>
          </table:table-cell>
          <table:table-cell/>
          <table:table-cell table:formula="of:=[.J235]/[.K235]" office:value-type="float" office:value="0.854363429796341">
            <text:p>0,8543634298</text:p>
          </table:table-cell>
          <table:table-cell/>
          <table:table-cell table:formula="of:=IF([.C235]&lt;0;-[.A235];[.A235])" office:value-type="float" office:value="-0.76">
            <text:p>-0,76</text:p>
          </table:table-cell>
          <table:table-cell table:formula="of:=ABS([.C235])" office:value-type="float" office:value="144.173389876711">
            <text:p>144,1733898767</text:p>
          </table:table-cell>
          <table:table-cell table:formula="of:=ABS([.E235])" office:value-type="float" office:value="45.5072891448986">
            <text:p>45,5072891449</text:p>
          </table:table-cell>
          <table:table-cell/>
          <table:table-cell table:formula="of:=1+[.$R$3]*[.O235]+[.$Q$3]*[.O235]*[.O235]*[.O235]" office:value-type="float" office:value="0.8260512">
            <text:p>0,8260512</text:p>
          </table:table-cell>
          <table:table-cell table:formula="of:=[.J235]/[.S235]" office:value-type="float" office:value="1.49895250410845">
            <text:p>1,4989525041</text:p>
          </table:table-cell>
          <table:table-cell table:formula="of:=ABS([.T235]-[.K235])" office:value-type="float" office:value="0.0496728748797641">
            <text:p>0,0496728749</text:p>
          </table:table-cell>
          <table:table-cell table:number-columns-repeated="4"/>
          <table:table-cell table:formula="of:=-([.B235]+[.$Z$2])" office:value-type="float" office:value="417.391194804064">
            <text:p>417,3911948041</text:p>
          </table:table-cell>
          <table:table-cell table:formula="of:=[.P235]+[.O235]*[.G235]*([.$AA$2]+[.$AA$1]*ABS([.P235]/[.B235]))" office:value-type="float" office:value="49.8381840665544">
            <text:p>49,8381840666</text:p>
          </table:table-cell>
          <table:table-cell table:formula="of:=SQRT([.Z235]*[.Z235]+[.AA235]*[.AA235])" office:value-type="float" office:value="420.356103905981">
            <text:p>420,356103906</text:p>
          </table:table-cell>
          <table:table-cell table:formula="of:=ASIN(ABS([.Z235]/[.AB235]))" office:value-type="float" office:value="1.45195496776823">
            <text:p>1,4519549678</text:p>
          </table:table-cell>
          <table:table-cell table:formula="of:=ABS([.K235]-[.AC235])" office:value-type="float" office:value="0.00267533853953839">
            <text:p>0,0026753385</text:p>
          </table:table-cell>
          <table:table-cell/>
          <table:table-cell table:formula="of:=[.J235]/[.AC235]" office:value-type="float" office:value="0.852789199561074">
            <text:p>0,8527891996</text:p>
          </table:table-cell>
        </table:table-row>
        <table:table-row table:style-name="ro1">
          <table:table-cell office:value-type="float" office:value="0.72">
            <text:p>0,72</text:p>
          </table:table-cell>
          <table:table-cell office:value-type="float" office:value="-457.983382028697">
            <text:p>-457,9833820287</text:p>
          </table:table-cell>
          <table:table-cell office:value-type="float" office:value="-28.7551068922873">
            <text:p>-28,7551068923</text:p>
          </table:table-cell>
          <table:table-cell office:value-type="float" office:value="299.656172106544">
            <text:p>299,6561721065</text:p>
          </table:table-cell>
          <table:table-cell office:value-type="float" office:value="33.8590445280602">
            <text:p>33,8590445281</text:p>
          </table:table-cell>
          <table:table-cell/>
          <table:table-cell table:formula="of:=SQRT([.B236]*[.B236] + [.C236]*[.C236])" office:value-type="float" office:value="458.885208289426">
            <text:p>458,8852082894</text:p>
          </table:table-cell>
          <table:table-cell table:formula="of:=SQRT([.D236]*[.D236]+[.E236]*[.E236])" office:value-type="float" office:value="301.563022232335">
            <text:p>301,5630222323</text:p>
          </table:table-cell>
          <table:table-cell/>
          <table:table-cell table:formula="of:=ASIN(ABS([.B236]/[.G236]))" office:value-type="float" office:value="1.5080922818005">
            <text:p>1,5080922818</text:p>
          </table:table-cell>
          <table:table-cell table:formula="of:=ASIN(ABS([.D236]/[.H236]))" office:value-type="float" office:value="1.45828057017105">
            <text:p>1,4582805702</text:p>
          </table:table-cell>
          <table:table-cell/>
          <table:table-cell table:formula="of:=[.J236]/[.K236]" office:value-type="float" office:value="1.03415783810629">
            <text:p>1,0341578381</text:p>
          </table:table-cell>
          <table:table-cell/>
          <table:table-cell table:formula="of:=IF([.C236]&lt;0;-[.A236];[.A236])" office:value-type="float" office:value="-0.72">
            <text:p>-0,72</text:p>
          </table:table-cell>
          <table:table-cell table:formula="of:=ABS([.C236])" office:value-type="float" office:value="28.7551068922873">
            <text:p>28,7551068923</text:p>
          </table:table-cell>
          <table:table-cell table:formula="of:=ABS([.E236])" office:value-type="float" office:value="33.8590445280602">
            <text:p>33,8590445281</text:p>
          </table:table-cell>
          <table:table-cell/>
          <table:table-cell table:formula="of:=1+[.$R$3]*[.O236]+[.$Q$3]*[.O236]*[.O236]*[.O236]" office:value-type="float" office:value="0.8373376">
            <text:p>0,8373376</text:p>
          </table:table-cell>
          <table:table-cell table:formula="of:=[.J236]/[.S236]" office:value-type="float" office:value="1.8010564458117">
            <text:p>1,8010564458</text:p>
          </table:table-cell>
          <table:table-cell table:formula="of:=ABS([.T236]-[.K236])" office:value-type="float" office:value="0.342775875640648">
            <text:p>0,3427758756</text:p>
          </table:table-cell>
          <table:table-cell table:number-columns-repeated="4"/>
          <table:table-cell table:formula="of:=-([.B236]+[.$Z$2])" office:value-type="float" office:value="457.983382028697">
            <text:p>457,9833820287</text:p>
          </table:table-cell>
          <table:table-cell table:formula="of:=[.P236]+[.O236]*[.G236]*([.$AA$2]+[.$AA$1]*ABS([.P236]/[.B236]))" office:value-type="float" office:value="-55.7112306568566">
            <text:p>-55,7112306569</text:p>
          </table:table-cell>
          <table:table-cell table:formula="of:=SQRT([.Z236]*[.Z236]+[.AA236]*[.AA236])" office:value-type="float" office:value="461.359425432866">
            <text:p>461,3594254329</text:p>
          </table:table-cell>
          <table:table-cell table:formula="of:=ASIN(ABS([.Z236]/[.AB236]))" office:value-type="float" office:value="1.44974640907746">
            <text:p>1,4497464091</text:p>
          </table:table-cell>
          <table:table-cell table:formula="of:=ABS([.K236]-[.AC236])" office:value-type="float" office:value="0.00853416109359029">
            <text:p>0,0085341611</text:p>
          </table:table-cell>
          <table:table-cell/>
          <table:table-cell table:formula="of:=[.J236]/[.AC236]" office:value-type="float" office:value="1.04024557147216">
            <text:p>1,0402455715</text:p>
          </table:table-cell>
        </table:table-row>
        <table:table-row table:style-name="ro1">
          <table:table-cell office:value-type="float" office:value="-0.12">
            <text:p>-0,12</text:p>
          </table:table-cell>
          <table:table-cell office:value-type="float" office:value="-483.763657931348">
            <text:p>-483,7636579313</text:p>
          </table:table-cell>
          <table:table-cell office:value-type="float" office:value="29.3568680155776">
            <text:p>29,3568680156</text:p>
          </table:table-cell>
          <table:table-cell office:value-type="float" office:value="482.288945791629">
            <text:p>482,2889457916</text:p>
          </table:table-cell>
          <table:table-cell office:value-type="float" office:value="7.32267836139613">
            <text:p>7,3226783614</text:p>
          </table:table-cell>
          <table:table-cell/>
          <table:table-cell table:formula="of:=SQRT([.B237]*[.B237] + [.C237]*[.C237])" office:value-type="float" office:value="484.653590139186">
            <text:p>484,6535901392</text:p>
          </table:table-cell>
          <table:table-cell table:formula="of:=SQRT([.D237]*[.D237]+[.E237]*[.E237])" office:value-type="float" office:value="482.344533348503">
            <text:p>482,3445333485</text:p>
          </table:table-cell>
          <table:table-cell/>
          <table:table-cell table:formula="of:=ASIN(ABS([.B237]/[.G237]))" office:value-type="float" office:value="1.51018633563917">
            <text:p>1,5101863356</text:p>
          </table:table-cell>
          <table:table-cell table:formula="of:=ASIN(ABS([.D237]/[.H237]))" office:value-type="float" office:value="1.55561431649407">
            <text:p>1,5556143165</text:p>
          </table:table-cell>
          <table:table-cell/>
          <table:table-cell table:formula="of:=[.J237]/[.K237]" office:value-type="float" office:value="0.970797401146783">
            <text:p>0,9707974011</text:p>
          </table:table-cell>
          <table:table-cell/>
          <table:table-cell table:formula="of:=IF([.C237]&lt;0;-[.A237];[.A237])" office:value-type="float" office:value="-0.12">
            <text:p>-0,12</text:p>
          </table:table-cell>
          <table:table-cell table:formula="of:=ABS([.C237])" office:value-type="float" office:value="29.3568680155776">
            <text:p>29,3568680156</text:p>
          </table:table-cell>
          <table:table-cell table:formula="of:=ABS([.E237])" office:value-type="float" office:value="7.32267836139613">
            <text:p>7,3226783614</text:p>
          </table:table-cell>
          <table:table-cell/>
          <table:table-cell table:formula="of:=1+[.$R$3]*[.O237]+[.$Q$3]*[.O237]*[.O237]*[.O237]" office:value-type="float" office:value="0.9759136">
            <text:p>0,9759136</text:p>
          </table:table-cell>
          <table:table-cell table:formula="of:=[.J237]/[.S237]" office:value-type="float" office:value="1.54745905338257">
            <text:p>1,5474590534</text:p>
          </table:table-cell>
          <table:table-cell table:formula="of:=ABS([.T237]-[.K237])" office:value-type="float" office:value="0.00815526311150316">
            <text:p>0,0081552631</text:p>
          </table:table-cell>
          <table:table-cell table:number-columns-repeated="4"/>
          <table:table-cell table:formula="of:=-([.B237]+[.$Z$2])" office:value-type="float" office:value="483.763657931348">
            <text:p>483,7636579313</text:p>
          </table:table-cell>
          <table:table-cell table:formula="of:=[.P237]+[.O237]*[.G237]*([.$AA$2]+[.$AA$1]*ABS([.P237]/[.B237]))" office:value-type="float" office:value="14.4996228835923">
            <text:p>14,4996228836</text:p>
          </table:table-cell>
          <table:table-cell table:formula="of:=SQRT([.Z237]*[.Z237]+[.AA237]*[.AA237])" office:value-type="float" office:value="483.980904374217">
            <text:p>483,9809043742</text:p>
          </table:table-cell>
          <table:table-cell table:formula="of:=ASIN(ABS([.Z237]/[.AB237]))" office:value-type="float" office:value="1.54083276285393">
            <text:p>1,5408327629</text:p>
          </table:table-cell>
          <table:table-cell table:formula="of:=ABS([.K237]-[.AC237])" office:value-type="float" office:value="0.0147815536401446">
            <text:p>0,0147815536</text:p>
          </table:table-cell>
          <table:table-cell/>
          <table:table-cell table:formula="of:=[.J237]/[.AC237]" office:value-type="float" office:value="0.980110477948308">
            <text:p>0,9801104779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 office:value-type="float" office:value="-502.868069237999">
            <text:p>-502,868069238</text:p>
          </table:table-cell>
          <table:table-cell office:value-type="float" office:value="-24.9085651797562">
            <text:p>-24,9085651798</text:p>
          </table:table-cell>
          <table:table-cell office:value-type="float" office:value="512.00809572336">
            <text:p>512,0080957234</text:p>
          </table:table-cell>
          <table:table-cell office:value-type="float" office:value="18.56423351052">
            <text:p>18,5642335105</text:p>
          </table:table-cell>
          <table:table-cell/>
          <table:table-cell table:formula="of:=SQRT([.B238]*[.B238] + [.C238]*[.C238])" office:value-type="float" office:value="503.484589315767">
            <text:p>503,4845893158</text:p>
          </table:table-cell>
          <table:table-cell table:formula="of:=SQRT([.D238]*[.D238]+[.E238]*[.E238])" office:value-type="float" office:value="512.344533348502">
            <text:p>512,3445333485</text:p>
          </table:table-cell>
          <table:table-cell/>
          <table:table-cell table:formula="of:=ASIN(ABS([.B238]/[.G238]))" office:value-type="float" office:value="1.52130377510673">
            <text:p>1,5213037751</text:p>
          </table:table-cell>
          <table:table-cell table:formula="of:=ASIN(ABS([.D238]/[.H238]))" office:value-type="float" office:value="1.53455450737375">
            <text:p>1,5345545074</text:p>
          </table:table-cell>
          <table:table-cell/>
          <table:table-cell table:formula="of:=[.J238]/[.K238]" office:value-type="float" office:value="0.991365095079164">
            <text:p>0,9913650951</text:p>
          </table:table-cell>
          <table:table-cell/>
          <table:table-cell table:formula="of:=IF([.C238]&lt;0;-[.A238];[.A238])" office:value-type="float" office:value="-0.36">
            <text:p>-0,36</text:p>
          </table:table-cell>
          <table:table-cell table:formula="of:=ABS([.C238])" office:value-type="float" office:value="24.9085651797562">
            <text:p>24,9085651798</text:p>
          </table:table-cell>
          <table:table-cell table:formula="of:=ABS([.E238])" office:value-type="float" office:value="18.56423351052">
            <text:p>18,5642335105</text:p>
          </table:table-cell>
          <table:table-cell/>
          <table:table-cell table:formula="of:=1+[.$R$3]*[.O238]+[.$Q$3]*[.O238]*[.O238]*[.O238]" office:value-type="float" office:value="0.9256672">
            <text:p>0,9256672</text:p>
          </table:table-cell>
          <table:table-cell table:formula="of:=[.J238]/[.S238]" office:value-type="float" office:value="1.64346730132248">
            <text:p>1,6434673013</text:p>
          </table:table-cell>
          <table:table-cell table:formula="of:=ABS([.T238]-[.K238])" office:value-type="float" office:value="0.108912793948731">
            <text:p>0,1089127939</text:p>
          </table:table-cell>
          <table:table-cell table:number-columns-repeated="4"/>
          <table:table-cell table:formula="of:=-([.B238]+[.$Z$2])" office:value-type="float" office:value="502.868069237999">
            <text:p>502,868069238</text:p>
          </table:table-cell>
          <table:table-cell table:formula="of:=[.P238]+[.O238]*[.G238]*([.$AA$2]+[.$AA$1]*ABS([.P238]/[.B238]))" office:value-type="float" office:value="-21.2130748046149">
            <text:p>-21,2130748046</text:p>
          </table:table-cell>
          <table:table-cell table:formula="of:=SQRT([.Z238]*[.Z238]+[.AA238]*[.AA238])" office:value-type="float" office:value="503.315298398349">
            <text:p>503,3152983983</text:p>
          </table:table-cell>
          <table:table-cell table:formula="of:=ASIN(ABS([.Z238]/[.AB238]))" office:value-type="float" office:value="1.52863714708646">
            <text:p>1,5286371471</text:p>
          </table:table-cell>
          <table:table-cell table:formula="of:=ABS([.K238]-[.AC238])" office:value-type="float" office:value="0.00591736028728418">
            <text:p>0,0059173603</text:p>
          </table:table-cell>
          <table:table-cell/>
          <table:table-cell table:formula="of:=[.J238]/[.AC238]" office:value-type="float" office:value="0.995202673182641">
            <text:p>0,9952026732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-519.808103141851">
            <text:p>-519,8081031419</text:p>
          </table:table-cell>
          <table:table-cell office:value-type="float" office:value="-32.6757239227552">
            <text:p>-32,6757239228</text:p>
          </table:table-cell>
          <table:table-cell office:value-type="float" office:value="715.613471078511">
            <text:p>715,6134710785</text:p>
          </table:table-cell>
          <table:table-cell office:value-type="float" office:value="103.964591059128">
            <text:p>103,9645910591</text:p>
          </table:table-cell>
          <table:table-cell/>
          <table:table-cell table:formula="of:=SQRT([.B239]*[.B239] + [.C239]*[.C239])" office:value-type="float" office:value="520.834107010865">
            <text:p>520,8341070109</text:p>
          </table:table-cell>
          <table:table-cell table:formula="of:=SQRT([.D239]*[.D239]+[.E239]*[.E239])" office:value-type="float" office:value="723.126044464674">
            <text:p>723,1260444647</text:p>
          </table:table-cell>
          <table:table-cell/>
          <table:table-cell table:formula="of:=ASIN(ABS([.B239]/[.G239]))" office:value-type="float" office:value="1.50801780165576">
            <text:p>1,5080178017</text:p>
          </table:table-cell>
          <table:table-cell table:formula="of:=ASIN(ABS([.D239]/[.H239]))" office:value-type="float" office:value="1.4265253177721">
            <text:p>1,4265253178</text:p>
          </table:table-cell>
          <table:table-cell/>
          <table:table-cell table:formula="of:=[.J239]/[.K239]" office:value-type="float" office:value="1.05712655980823">
            <text:p>1,0571265598</text:p>
          </table:table-cell>
          <table:table-cell/>
          <table:table-cell table:formula="of:=IF([.C239]&lt;0;-[.A239];[.A239])" office:value-type="float" office:value="-0.8">
            <text:p>-0,8</text:p>
          </table:table-cell>
          <table:table-cell table:formula="of:=ABS([.C239])" office:value-type="float" office:value="32.6757239227552">
            <text:p>32,6757239228</text:p>
          </table:table-cell>
          <table:table-cell table:formula="of:=ABS([.E239])" office:value-type="float" office:value="103.964591059128">
            <text:p>103,9645910591</text:p>
          </table:table-cell>
          <table:table-cell/>
          <table:table-cell table:formula="of:=1+[.$R$3]*[.O239]+[.$Q$3]*[.O239]*[.O239]*[.O239]" office:value-type="float" office:value="0.8144">
            <text:p>0,8144</text:p>
          </table:table-cell>
          <table:table-cell table:formula="of:=[.J239]/[.S239]" office:value-type="float" office:value="1.85169179967554">
            <text:p>1,8516917997</text:p>
          </table:table-cell>
          <table:table-cell table:formula="of:=ABS([.T239]-[.K239])" office:value-type="float" office:value="0.425166481903439">
            <text:p>0,4251664819</text:p>
          </table:table-cell>
          <table:table-cell table:number-columns-repeated="4"/>
          <table:table-cell table:formula="of:=-([.B239]+[.$Z$2])" office:value-type="float" office:value="519.808103141851">
            <text:p>519,8081031419</text:p>
          </table:table-cell>
          <table:table-cell table:formula="of:=[.P239]+[.O239]*[.G239]*([.$AA$2]+[.$AA$1]*ABS([.P239]/[.B239]))" office:value-type="float" office:value="-73.8483932966457">
            <text:p>-73,8483932966</text:p>
          </table:table-cell>
          <table:table-cell table:formula="of:=SQRT([.Z239]*[.Z239]+[.AA239]*[.AA239])" office:value-type="float" office:value="525.027665256247">
            <text:p>525,0276652562</text:p>
          </table:table-cell>
          <table:table-cell table:formula="of:=ASIN(ABS([.Z239]/[.AB239]))" office:value-type="float" office:value="1.42967215987839">
            <text:p>1,4296721599</text:p>
          </table:table-cell>
          <table:table-cell table:formula="of:=ABS([.K239]-[.AC239])" office:value-type="float" office:value="0.00314684210629834">
            <text:p>0,0031468421</text:p>
          </table:table-cell>
          <table:table-cell/>
          <table:table-cell table:formula="of:=[.J239]/[.AC239]" office:value-type="float" office:value="1.0547997254028">
            <text:p>1,054799725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52.0399097127">
            <text:p>-552,0399097127</text:p>
          </table:table-cell>
          <table:table-cell office:value-type="float" office:value="-193.189513673905">
            <text:p>-193,1895136739</text:p>
          </table:table-cell>
          <table:table-cell office:value-type="float" office:value="489.333977110448">
            <text:p>489,3339771104</text:p>
          </table:table-cell>
          <table:table-cell office:value-type="float" office:value="-296.867855617924">
            <text:p>-296,8678556179</text:p>
          </table:table-cell>
          <table:table-cell/>
          <table:table-cell table:formula="of:=SQRT([.B240]*[.B240] + [.C240]*[.C240])" office:value-type="float" office:value="584.867720180526">
            <text:p>584,8677201805</text:p>
          </table:table-cell>
          <table:table-cell table:formula="of:=SQRT([.D240]*[.D240]+[.E240]*[.E240])" office:value-type="float" office:value="572.344533348501">
            <text:p>572,3445333485</text:p>
          </table:table-cell>
          <table:table-cell/>
          <table:table-cell table:formula="of:=ASIN(ABS([.B240]/[.G240]))" office:value-type="float" office:value="1.23416097239532">
            <text:p>1,2341609724</text:p>
          </table:table-cell>
          <table:table-cell table:formula="of:=ASIN(ABS([.D240]/[.H240]))" office:value-type="float" office:value="1.025481448161">
            <text:p>1,0254814482</text:p>
          </table:table-cell>
          <table:table-cell/>
          <table:table-cell table:formula="of:=[.J240]/[.K240]" office:value-type="float" office:value="1.2034941973924">
            <text:p>1,2034941974</text:p>
          </table:table-cell>
          <table:table-cell/>
          <table:table-cell table:formula="of:=IF([.C240]&lt;0;-[.A240];[.A240])" office:value-type="float" office:value="-0">
            <text:p>-0</text:p>
          </table:table-cell>
          <table:table-cell table:formula="of:=ABS([.C240])" office:value-type="float" office:value="193.189513673905">
            <text:p>193,1895136739</text:p>
          </table:table-cell>
          <table:table-cell table:formula="of:=ABS([.E240])" office:value-type="float" office:value="296.867855617924">
            <text:p>296,8678556179</text:p>
          </table:table-cell>
          <table:table-cell/>
          <table:table-cell table:formula="of:=1+[.$R$3]*[.O240]+[.$Q$3]*[.O240]*[.O240]*[.O240]" office:value-type="float" office:value="1">
            <text:p>1</text:p>
          </table:table-cell>
          <table:table-cell table:formula="of:=[.J240]/[.S240]" office:value-type="float" office:value="1.23416097239532">
            <text:p>1,2341609724</text:p>
          </table:table-cell>
          <table:table-cell table:formula="of:=ABS([.T240]-[.K240])" office:value-type="float" office:value="0.208679524234318">
            <text:p>0,2086795242</text:p>
          </table:table-cell>
          <table:table-cell table:number-columns-repeated="4"/>
          <table:table-cell table:formula="of:=-([.B240]+[.$Z$2])" office:value-type="float" office:value="552.0399097127">
            <text:p>552,0399097127</text:p>
          </table:table-cell>
          <table:table-cell table:formula="of:=[.P240]+[.O240]*[.G240]*([.$AA$2]+[.$AA$1]*ABS([.P240]/[.B240]))" office:value-type="float" office:value="193.189513673905">
            <text:p>193,1895136739</text:p>
          </table:table-cell>
          <table:table-cell table:formula="of:=SQRT([.Z240]*[.Z240]+[.AA240]*[.AA240])" office:value-type="float" office:value="584.867720180526">
            <text:p>584,8677201805</text:p>
          </table:table-cell>
          <table:table-cell table:formula="of:=ASIN(ABS([.Z240]/[.AB240]))" office:value-type="float" office:value="1.23416097239532">
            <text:p>1,2341609724</text:p>
          </table:table-cell>
          <table:table-cell table:formula="of:=ABS([.K240]-[.AC240])" office:value-type="float" office:value="0.208679524234318">
            <text:p>0,2086795242</text:p>
          </table:table-cell>
          <table:table-cell/>
          <table:table-cell table:formula="of:=[.J240]/[.AC240]" office:value-type="float" office:value="1">
            <text:p>1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-186.424975229332">
            <text:p>-186,4249752293</text:p>
          </table:table-cell>
          <table:table-cell office:value-type="float" office:value="47.9036729771603">
            <text:p>47,9036729772</text:p>
          </table:table-cell>
          <table:table-cell office:value-type="float" office:value="161.275571926277">
            <text:p>161,2755719263</text:p>
          </table:table-cell>
          <table:table-cell office:value-type="float" office:value="71.4057519244787">
            <text:p>71,4057519245</text:p>
          </table:table-cell>
          <table:table-cell/>
          <table:table-cell table:formula="of:=SQRT([.B241]*[.B241] + [.C241]*[.C241])" office:value-type="float" office:value="192.481254344312">
            <text:p>192,4812543443</text:p>
          </table:table-cell>
          <table:table-cell table:formula="of:=SQRT([.D241]*[.D241]+[.E241]*[.E241])" office:value-type="float" office:value="176.376278189693">
            <text:p>176,3762781897</text:p>
          </table:table-cell>
          <table:table-cell/>
          <table:table-cell table:formula="of:=ASIN(ABS([.B241]/[.G241]))" office:value-type="float" office:value="1.31927832479162">
            <text:p>1,3192783248</text:p>
          </table:table-cell>
          <table:table-cell table:formula="of:=ASIN(ABS([.D241]/[.H241]))" office:value-type="float" office:value="1.15398268992677">
            <text:p>1,1539826899</text:p>
          </table:table-cell>
          <table:table-cell/>
          <table:table-cell table:formula="of:=[.J241]/[.K241]" office:value-type="float" office:value="1.14323926719848">
            <text:p>1,1432392672</text:p>
          </table:table-cell>
          <table:table-cell/>
          <table:table-cell table:formula="of:=IF([.C241]&lt;0;-[.A241];[.A241])" office:value-type="float" office:value="0.68">
            <text:p>0,68</text:p>
          </table:table-cell>
          <table:table-cell table:formula="of:=ABS([.C241])" office:value-type="float" office:value="47.9036729771603">
            <text:p>47,9036729772</text:p>
          </table:table-cell>
          <table:table-cell table:formula="of:=ABS([.E241])" office:value-type="float" office:value="71.4057519244787">
            <text:p>71,4057519245</text:p>
          </table:table-cell>
          <table:table-cell/>
          <table:table-cell table:formula="of:=1+[.$R$3]*[.O241]+[.$Q$3]*[.O241]*[.O241]*[.O241]" office:value-type="float" office:value="1.1517216">
            <text:p>1,1517216</text:p>
          </table:table-cell>
          <table:table-cell table:formula="of:=[.J241]/[.S241]" office:value-type="float" office:value="1.14548370438795">
            <text:p>1,1454837044</text:p>
          </table:table-cell>
          <table:table-cell table:formula="of:=ABS([.T241]-[.K241])" office:value-type="float" office:value="0.00849898553882045">
            <text:p>0,0084989855</text:p>
          </table:table-cell>
          <table:table-cell table:number-columns-repeated="4"/>
          <table:table-cell table:formula="of:=-([.B241]+[.$Z$2])" office:value-type="float" office:value="186.424975229332">
            <text:p>186,4249752293</text:p>
          </table:table-cell>
          <table:table-cell table:formula="of:=[.P241]+[.O241]*[.G241]*([.$AA$2]+[.$AA$1]*ABS([.P241]/[.B241]))" office:value-type="float" office:value="83.6524315802898">
            <text:p>83,6524315803</text:p>
          </table:table-cell>
          <table:table-cell table:formula="of:=SQRT([.Z241]*[.Z241]+[.AA241]*[.AA241])" office:value-type="float" office:value="204.333063155604">
            <text:p>204,3330631556</text:p>
          </table:table-cell>
          <table:table-cell table:formula="of:=ASIN(ABS([.Z241]/[.AB241]))" office:value-type="float" office:value="1.14900817790634">
            <text:p>1,1490081779</text:p>
          </table:table-cell>
          <table:table-cell table:formula="of:=ABS([.K241]-[.AC241])" office:value-type="float" office:value="0.00497451202043608">
            <text:p>0,004974512</text:p>
          </table:table-cell>
          <table:table-cell/>
          <table:table-cell table:formula="of:=[.J241]/[.AC241]" office:value-type="float" office:value="1.14818880331691">
            <text:p>1,1481888033</text:p>
          </table:table-cell>
        </table:table-row>
        <table:table-row table:style-name="ro1">
          <table:table-cell office:value-type="float" office:value="-0.4">
            <text:p>-0,4</text:p>
          </table:table-cell>
          <table:table-cell office:value-type="float" office:value="-171.480429096881">
            <text:p>-171,4804290969</text:p>
          </table:table-cell>
          <table:table-cell office:value-type="float" office:value="-117.99315347756">
            <text:p>-117,9931534776</text:p>
          </table:table-cell>
          <table:table-cell office:value-type="float" office:value="177.546757558855">
            <text:p>177,5467575589</text:p>
          </table:table-cell>
          <table:table-cell office:value-type="float" office:value="-143.716243986246">
            <text:p>-143,7162439862</text:p>
          </table:table-cell>
          <table:table-cell/>
          <table:table-cell table:formula="of:=SQRT([.B242]*[.B242] + [.C242]*[.C242])" office:value-type="float" office:value="208.153601532208">
            <text:p>208,1536015322</text:p>
          </table:table-cell>
          <table:table-cell table:formula="of:=SQRT([.D242]*[.D242]+[.E242]*[.E242])" office:value-type="float" office:value="228.423312963404">
            <text:p>228,4233129634</text:p>
          </table:table-cell>
          <table:table-cell/>
          <table:table-cell table:formula="of:=ASIN(ABS([.B242]/[.G242]))" office:value-type="float" office:value="0.968111679863109">
            <text:p>0,9681116799</text:p>
          </table:table-cell>
          <table:table-cell table:formula="of:=ASIN(ABS([.D242]/[.H242]))" office:value-type="float" office:value="0.890316218272955">
            <text:p>0,8903162183</text:p>
          </table:table-cell>
          <table:table-cell/>
          <table:table-cell table:formula="of:=[.J242]/[.K242]" office:value-type="float" office:value="1.08737958490868">
            <text:p>1,0873795849</text:p>
          </table:table-cell>
          <table:table-cell/>
          <table:table-cell table:formula="of:=IF([.C242]&lt;0;-[.A242];[.A242])" office:value-type="float" office:value="0.4">
            <text:p>0,4</text:p>
          </table:table-cell>
          <table:table-cell table:formula="of:=ABS([.C242])" office:value-type="float" office:value="117.99315347756">
            <text:p>117,9931534776</text:p>
          </table:table-cell>
          <table:table-cell table:formula="of:=ABS([.E242])" office:value-type="float" office:value="143.716243986246">
            <text:p>143,7162439862</text:p>
          </table:table-cell>
          <table:table-cell/>
          <table:table-cell table:formula="of:=1+[.$R$3]*[.O242]+[.$Q$3]*[.O242]*[.O242]*[.O242]" office:value-type="float" office:value="1.0832">
            <text:p>1,0832</text:p>
          </table:table-cell>
          <table:table-cell table:formula="of:=[.J242]/[.S242]" office:value-type="float" office:value="0.893751550833742">
            <text:p>0,8937515508</text:p>
          </table:table-cell>
          <table:table-cell table:formula="of:=ABS([.T242]-[.K242])" office:value-type="float" office:value="0.00343533256078699">
            <text:p>0,0034353326</text:p>
          </table:table-cell>
          <table:table-cell table:number-columns-repeated="4"/>
          <table:table-cell table:formula="of:=-([.B242]+[.$Z$2])" office:value-type="float" office:value="171.480429096881">
            <text:p>171,4804290969</text:p>
          </table:table-cell>
          <table:table-cell table:formula="of:=[.P242]+[.O242]*[.G242]*([.$AA$2]+[.$AA$1]*ABS([.P242]/[.B242]))" office:value-type="float" office:value="143.96470083737">
            <text:p>143,9647008374</text:p>
          </table:table-cell>
          <table:table-cell table:formula="of:=SQRT([.Z242]*[.Z242]+[.AA242]*[.AA242])" office:value-type="float" office:value="223.900363220884">
            <text:p>223,9003632209</text:p>
          </table:table-cell>
          <table:table-cell table:formula="of:=ASIN(ABS([.Z242]/[.AB242]))" office:value-type="float" office:value="0.872406189814395">
            <text:p>0,8724061898</text:p>
          </table:table-cell>
          <table:table-cell table:formula="of:=ABS([.K242]-[.AC242])" office:value-type="float" office:value="0.0179100284585595">
            <text:p>0,0179100285</text:p>
          </table:table-cell>
          <table:table-cell/>
          <table:table-cell table:formula="of:=[.J242]/[.AC242]" office:value-type="float" office:value="1.10970290120142">
            <text:p>1,1097029012</text:p>
          </table:table-cell>
        </table:table-row>
        <table:table-row table:style-name="ro1">
          <table:table-cell office:value-type="float" office:value="-0.08">
            <text:p>-0,08</text:p>
          </table:table-cell>
          <table:table-cell office:value-type="float" office:value="-200.273707657868">
            <text:p>-200,2737076579</text:p>
          </table:table-cell>
          <table:table-cell office:value-type="float" office:value="-158.56289028867">
            <text:p>-158,5628902887</text:p>
          </table:table-cell>
          <table:table-cell office:value-type="float" office:value="272.643736807072">
            <text:p>272,6437368071</text:p>
          </table:table-cell>
          <table:table-cell office:value-type="float" office:value="-210.689417006435">
            <text:p>-210,6894170064</text:p>
          </table:table-cell>
          <table:table-cell/>
          <table:table-cell table:formula="of:=SQRT([.B243]*[.B243] + [.C243]*[.C243])" office:value-type="float" office:value="255.444217307274">
            <text:p>255,4442173073</text:p>
          </table:table-cell>
          <table:table-cell table:formula="of:=SQRT([.D243]*[.D243]+[.E243]*[.E243])" office:value-type="float" office:value="344.564417284541">
            <text:p>344,5644172845</text:p>
          </table:table-cell>
          <table:table-cell/>
          <table:table-cell table:formula="of:=ASIN(ABS([.B243]/[.G243]))" office:value-type="float" office:value="0.901117873380395">
            <text:p>0,9011178734</text:p>
          </table:table-cell>
          <table:table-cell table:formula="of:=ASIN(ABS([.D243]/[.H243]))" office:value-type="float" office:value="0.912884375979167">
            <text:p>0,912884376</text:p>
          </table:table-cell>
          <table:table-cell/>
          <table:table-cell table:formula="of:=[.J243]/[.K243]" office:value-type="float" office:value="0.987110632070846">
            <text:p>0,9871106321</text:p>
          </table:table-cell>
          <table:table-cell/>
          <table:table-cell table:formula="of:=IF([.C243]&lt;0;-[.A243];[.A243])" office:value-type="float" office:value="0.08">
            <text:p>0,08</text:p>
          </table:table-cell>
          <table:table-cell table:formula="of:=ABS([.C243])" office:value-type="float" office:value="158.56289028867">
            <text:p>158,5628902887</text:p>
          </table:table-cell>
          <table:table-cell table:formula="of:=ABS([.E243])" office:value-type="float" office:value="210.689417006435">
            <text:p>210,6894170064</text:p>
          </table:table-cell>
          <table:table-cell/>
          <table:table-cell table:formula="of:=1+[.$R$3]*[.O243]+[.$Q$3]*[.O243]*[.O243]*[.O243]" office:value-type="float" office:value="1.0160256">
            <text:p>1,0160256</text:p>
          </table:table-cell>
          <table:table-cell table:formula="of:=[.J243]/[.S243]" office:value-type="float" office:value="0.886904693523859">
            <text:p>0,8869046935</text:p>
          </table:table-cell>
          <table:table-cell table:formula="of:=ABS([.T243]-[.K243])" office:value-type="float" office:value="0.0259796824553077">
            <text:p>0,0259796825</text:p>
          </table:table-cell>
          <table:table-cell table:number-columns-repeated="4"/>
          <table:table-cell table:formula="of:=-([.B243]+[.$Z$2])" office:value-type="float" office:value="200.273707657868">
            <text:p>200,2737076579</text:p>
          </table:table-cell>
          <table:table-cell table:formula="of:=[.P243]+[.O243]*[.G243]*([.$AA$2]+[.$AA$1]*ABS([.P243]/[.B243]))" office:value-type="float" office:value="165.127924879985">
            <text:p>165,12792488</text:p>
          </table:table-cell>
          <table:table-cell table:formula="of:=SQRT([.Z243]*[.Z243]+[.AA243]*[.AA243])" office:value-type="float" office:value="259.570394217444">
            <text:p>259,5703942174</text:p>
          </table:table-cell>
          <table:table-cell table:formula="of:=ASIN(ABS([.Z243]/[.AB243]))" office:value-type="float" office:value="0.881287166756654">
            <text:p>0,8812871668</text:p>
          </table:table-cell>
          <table:table-cell table:formula="of:=ABS([.K243]-[.AC243])" office:value-type="float" office:value="0.0315972092225127">
            <text:p>0,0315972092</text:p>
          </table:table-cell>
          <table:table-cell/>
          <table:table-cell table:formula="of:=[.J243]/[.AC243]" office:value-type="float" office:value="1.02250198048012">
            <text:p>1,0225019805</text:p>
          </table:table-cell>
        </table:table-row>
        <table:table-row table:style-name="ro1">
          <table:table-cell office:value-type="float" office:value="-0.08">
            <text:p>-0,08</text:p>
          </table:table-cell>
          <table:table-cell office:value-type="float" office:value="-224.57915814653">
            <text:p>-224,5791581465</text:p>
          </table:table-cell>
          <table:table-cell office:value-type="float" office:value="-178.579277497731">
            <text:p>-178,5792774977</text:p>
          </table:table-cell>
          <table:table-cell office:value-type="float" office:value="151.679127893253">
            <text:p>151,6791278933</text:p>
          </table:table-cell>
          <table:table-cell office:value-type="float" office:value="118.177366368911">
            <text:p>118,1773663689</text:p>
          </table:table-cell>
          <table:table-cell/>
          <table:table-cell table:formula="of:=SQRT([.B244]*[.B244] + [.C244]*[.C244])" office:value-type="float" office:value="286.925698788756">
            <text:p>286,9256987888</text:p>
          </table:table-cell>
          <table:table-cell table:formula="of:=SQRT([.D244]*[.D244]+[.E244]*[.E244])" office:value-type="float" office:value="192.28220864227">
            <text:p>192,2822086423</text:p>
          </table:table-cell>
          <table:table-cell/>
          <table:table-cell table:formula="of:=ASIN(ABS([.B244]/[.G244]))" office:value-type="float" office:value="0.899005630223044">
            <text:p>0,8990056302</text:p>
          </table:table-cell>
          <table:table-cell table:formula="of:=ASIN(ABS([.D244]/[.H244]))" office:value-type="float" office:value="0.908912781858644">
            <text:p>0,9089127819</text:p>
          </table:table-cell>
          <table:table-cell/>
          <table:table-cell table:formula="of:=[.J244]/[.K244]" office:value-type="float" office:value="0.989099997454827">
            <text:p>0,9890999975</text:p>
          </table:table-cell>
          <table:table-cell/>
          <table:table-cell table:formula="of:=IF([.C244]&lt;0;-[.A244];[.A244])" office:value-type="float" office:value="0.08">
            <text:p>0,08</text:p>
          </table:table-cell>
          <table:table-cell table:formula="of:=ABS([.C244])" office:value-type="float" office:value="178.579277497731">
            <text:p>178,5792774977</text:p>
          </table:table-cell>
          <table:table-cell table:formula="of:=ABS([.E244])" office:value-type="float" office:value="118.177366368911">
            <text:p>118,1773663689</text:p>
          </table:table-cell>
          <table:table-cell/>
          <table:table-cell table:formula="of:=1+[.$R$3]*[.O244]+[.$Q$3]*[.O244]*[.O244]*[.O244]" office:value-type="float" office:value="1.0160256">
            <text:p>1,0160256</text:p>
          </table:table-cell>
          <table:table-cell table:formula="of:=[.J244]/[.S244]" office:value-type="float" office:value="0.884825766420693">
            <text:p>0,8848257664</text:p>
          </table:table-cell>
          <table:table-cell table:formula="of:=ABS([.T244]-[.K244])" office:value-type="float" office:value="0.0240870154379512">
            <text:p>0,0240870154</text:p>
          </table:table-cell>
          <table:table-cell table:number-columns-repeated="4"/>
          <table:table-cell table:formula="of:=-([.B244]+[.$Z$2])" office:value-type="float" office:value="224.57915814653">
            <text:p>224,5791581465</text:p>
          </table:table-cell>
          <table:table-cell table:formula="of:=[.P244]+[.O244]*[.G244]*([.$AA$2]+[.$AA$1]*ABS([.P244]/[.B244]))" office:value-type="float" office:value="185.960511518137">
            <text:p>185,9605115181</text:p>
          </table:table-cell>
          <table:table-cell table:formula="of:=SQRT([.Z244]*[.Z244]+[.AA244]*[.AA244])" office:value-type="float" office:value="291.576936875829">
            <text:p>291,5769368758</text:p>
          </table:table-cell>
          <table:table-cell table:formula="of:=ASIN(ABS([.Z244]/[.AB244]))" office:value-type="float" office:value="0.879190167030724">
            <text:p>0,879190167</text:p>
          </table:table-cell>
          <table:table-cell table:formula="of:=ABS([.K244]-[.AC244])" office:value-type="float" office:value="0.0297226148279203">
            <text:p>0,0297226148</text:p>
          </table:table-cell>
          <table:table-cell/>
          <table:table-cell table:formula="of:=[.J244]/[.AC244]" office:value-type="float" office:value="1.02253831302418">
            <text:p>1,022538313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249.408118202758">
            <text:p>-249,4081182028</text:p>
          </table:table-cell>
          <table:table-cell office:value-type="float" office:value="-197.936158955874">
            <text:p>-197,9361589559</text:p>
          </table:table-cell>
          <table:table-cell office:value-type="float" office:value="222.010063838383">
            <text:p>222,0100638384</text:p>
          </table:table-cell>
          <table:table-cell office:value-type="float" office:value="-228.265060386093">
            <text:p>-228,2650603861</text:p>
          </table:table-cell>
          <table:table-cell/>
          <table:table-cell table:formula="of:=SQRT([.B245]*[.B245] + [.C245]*[.C245])" office:value-type="float" office:value="318.407180270241">
            <text:p>318,4071802702</text:p>
          </table:table-cell>
          <table:table-cell table:formula="of:=SQRT([.D245]*[.D245]+[.E245]*[.E245])" office:value-type="float" office:value="318.423312963403">
            <text:p>318,4233129634</text:p>
          </table:table-cell>
          <table:table-cell/>
          <table:table-cell table:formula="of:=ASIN(ABS([.B245]/[.G245]))" office:value-type="float" office:value="0.89995556866535">
            <text:p>0,8999555687</text:p>
          </table:table-cell>
          <table:table-cell table:formula="of:=ASIN(ABS([.D245]/[.H245]))" office:value-type="float" office:value="0.771507557615011">
            <text:p>0,7715075576</text:p>
          </table:table-cell>
          <table:table-cell/>
          <table:table-cell table:formula="of:=[.J245]/[.K245]" office:value-type="float" office:value="1.16648963420062">
            <text:p>1,1664896342</text:p>
          </table:table-cell>
          <table:table-cell/>
          <table:table-cell table:formula="of:=IF([.C245]&lt;0;-[.A245];[.A245])" office:value-type="float" office:value="0.6">
            <text:p>0,6</text:p>
          </table:table-cell>
          <table:table-cell table:formula="of:=ABS([.C245])" office:value-type="float" office:value="197.936158955874">
            <text:p>197,9361589559</text:p>
          </table:table-cell>
          <table:table-cell table:formula="of:=ABS([.E245])" office:value-type="float" office:value="228.265060386093">
            <text:p>228,2650603861</text:p>
          </table:table-cell>
          <table:table-cell/>
          <table:table-cell table:formula="of:=1+[.$R$3]*[.O245]+[.$Q$3]*[.O245]*[.O245]*[.O245]" office:value-type="float" office:value="1.1308">
            <text:p>1,1308</text:p>
          </table:table-cell>
          <table:table-cell table:formula="of:=[.J245]/[.S245]" office:value-type="float" office:value="0.795857418345729">
            <text:p>0,7958574183</text:p>
          </table:table-cell>
          <table:table-cell table:formula="of:=ABS([.T245]-[.K245])" office:value-type="float" office:value="0.024349860730718">
            <text:p>0,0243498607</text:p>
          </table:table-cell>
          <table:table-cell table:number-columns-repeated="4"/>
          <table:table-cell table:formula="of:=-([.B245]+[.$Z$2])" office:value-type="float" office:value="249.408118202758">
            <text:p>249,4081182028</text:p>
          </table:table-cell>
          <table:table-cell table:formula="of:=[.P245]+[.O245]*[.G245]*([.$AA$2]+[.$AA$1]*ABS([.P245]/[.B245]))" office:value-type="float" office:value="259.342789773264">
            <text:p>259,3427897733</text:p>
          </table:table-cell>
          <table:table-cell table:formula="of:=SQRT([.Z245]*[.Z245]+[.AA245]*[.AA245])" office:value-type="float" office:value="359.809799800979">
            <text:p>359,809799801</text:p>
          </table:table-cell>
          <table:table-cell table:formula="of:=ASIN(ABS([.Z245]/[.AB245]))" office:value-type="float" office:value="0.765873069839621">
            <text:p>0,7658730698</text:p>
          </table:table-cell>
          <table:table-cell table:formula="of:=ABS([.K245]-[.AC245])" office:value-type="float" office:value="0.00563448777539044">
            <text:p>0,0056344878</text:p>
          </table:table-cell>
          <table:table-cell/>
          <table:table-cell table:formula="of:=[.J245]/[.AC245]" office:value-type="float" office:value="1.17507143690769">
            <text:p>1,1750714369</text:p>
          </table:table-cell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-216.919191696165">
            <text:p>-216,9191916962</text:p>
          </table:table-cell>
          <table:table-cell office:value-type="float" office:value="274.53258439809">
            <text:p>274,5325843981</text:p>
          </table:table-cell>
          <table:table-cell office:value-type="float" office:value="129.229024225435">
            <text:p>129,2290242254</text:p>
          </table:table-cell>
          <table:table-cell office:value-type="float" office:value="-193.015242272399">
            <text:p>-193,0152422724</text:p>
          </table:table-cell>
          <table:table-cell/>
          <table:table-cell table:formula="of:=SQRT([.B246]*[.B246] + [.C246]*[.C246])" office:value-type="float" office:value="349.888661751723">
            <text:p>349,8886617517</text:p>
          </table:table-cell>
          <table:table-cell table:formula="of:=SQRT([.D246]*[.D246]+[.E246]*[.E246])" office:value-type="float" office:value="232.28220864227">
            <text:p>232,2822086423</text:p>
          </table:table-cell>
          <table:table-cell/>
          <table:table-cell table:formula="of:=ASIN(ABS([.B246]/[.G246]))" office:value-type="float" office:value="0.668699798315184">
            <text:p>0,6686997983</text:p>
          </table:table-cell>
          <table:table-cell table:formula="of:=ASIN(ABS([.D246]/[.H246]))" office:value-type="float" office:value="0.589980607730904">
            <text:p>0,5899806077</text:p>
          </table:table-cell>
          <table:table-cell/>
          <table:table-cell table:formula="of:=[.J246]/[.K246]" office:value-type="float" office:value="1.1334267424264">
            <text:p>1,1334267424</text:p>
          </table:table-cell>
          <table:table-cell/>
          <table:table-cell table:formula="of:=IF([.C246]&lt;0;-[.A246];[.A246])" office:value-type="float" office:value="0.48">
            <text:p>0,48</text:p>
          </table:table-cell>
          <table:table-cell table:formula="of:=ABS([.C246])" office:value-type="float" office:value="274.53258439809">
            <text:p>274,5325843981</text:p>
          </table:table-cell>
          <table:table-cell table:formula="of:=ABS([.E246])" office:value-type="float" office:value="193.015242272399">
            <text:p>193,0152422724</text:p>
          </table:table-cell>
          <table:table-cell/>
          <table:table-cell table:formula="of:=1+[.$R$3]*[.O246]+[.$Q$3]*[.O246]*[.O246]*[.O246]" office:value-type="float" office:value="1.1015296">
            <text:p>1,1015296</text:p>
          </table:table-cell>
          <table:table-cell table:formula="of:=[.J246]/[.S246]" office:value-type="float" office:value="0.607064756421602">
            <text:p>0,6070647564</text:p>
          </table:table-cell>
          <table:table-cell table:formula="of:=ABS([.T246]-[.K246])" office:value-type="float" office:value="0.0170841486906976">
            <text:p>0,0170841487</text:p>
          </table:table-cell>
          <table:table-cell table:number-columns-repeated="4"/>
          <table:table-cell table:formula="of:=-([.B246]+[.$Z$2])" office:value-type="float" office:value="216.919191696165">
            <text:p>216,9191916962</text:p>
          </table:table-cell>
          <table:table-cell table:formula="of:=[.P246]+[.O246]*[.G246]*([.$AA$2]+[.$AA$1]*ABS([.P246]/[.B246]))" office:value-type="float" office:value="335.648984496798">
            <text:p>335,6489844968</text:p>
          </table:table-cell>
          <table:table-cell table:formula="of:=SQRT([.Z246]*[.Z246]+[.AA246]*[.AA246])" office:value-type="float" office:value="399.642560946466">
            <text:p>399,6425609465</text:p>
          </table:table-cell>
          <table:table-cell table:formula="of:=ASIN(ABS([.Z246]/[.AB246]))" office:value-type="float" office:value="0.573747181886609">
            <text:p>0,5737471819</text:p>
          </table:table-cell>
          <table:table-cell table:formula="of:=ABS([.K246]-[.AC246])" office:value-type="float" office:value="0.0162334258442952">
            <text:p>0,0162334258</text:p>
          </table:table-cell>
          <table:table-cell/>
          <table:table-cell table:formula="of:=[.J246]/[.AC246]" office:value-type="float" office:value="1.16549556917448">
            <text:p>1,1654955692</text:p>
          </table:table-cell>
        </table:table-row>
        <table:table-row table:style-name="ro1">
          <table:table-cell office:value-type="float" office:value="-0.12">
            <text:p>-0,12</text:p>
          </table:table-cell>
          <table:table-cell office:value-type="float" office:value="-282.24923944195">
            <text:p>-282,249239442</text:p>
          </table:table-cell>
          <table:table-cell office:value-type="float" office:value="249.752859670639">
            <text:p>249,7528596706</text:p>
          </table:table-cell>
          <table:table-cell office:value-type="float" office:value="302.432511578996">
            <text:p>302,432511579</text:p>
          </table:table-cell>
          <table:table-cell office:value-type="float" office:value="227.461600570776">
            <text:p>227,4616005708</text:p>
          </table:table-cell>
          <table:table-cell/>
          <table:table-cell table:formula="of:=SQRT([.B247]*[.B247] + [.C247]*[.C247])" office:value-type="float" office:value="376.883435665752">
            <text:p>376,8834356658</text:p>
          </table:table-cell>
          <table:table-cell table:formula="of:=SQRT([.D247]*[.D247]+[.E247]*[.E247])" office:value-type="float" office:value="378.423312963405">
            <text:p>378,4233129634</text:p>
          </table:table-cell>
          <table:table-cell/>
          <table:table-cell table:formula="of:=ASIN(ABS([.B247]/[.G247]))" office:value-type="float" office:value="0.846405542359539">
            <text:p>0,8464055424</text:p>
          </table:table-cell>
          <table:table-cell table:formula="of:=ASIN(ABS([.D247]/[.H247]))" office:value-type="float" office:value="0.92594811900972">
            <text:p>0,925948119</text:p>
          </table:table-cell>
          <table:table-cell/>
          <table:table-cell table:formula="of:=[.J247]/[.K247]" office:value-type="float" office:value="0.914096076208622">
            <text:p>0,9140960762</text:p>
          </table:table-cell>
          <table:table-cell/>
          <table:table-cell table:formula="of:=IF([.C247]&lt;0;-[.A247];[.A247])" office:value-type="float" office:value="-0.12">
            <text:p>-0,12</text:p>
          </table:table-cell>
          <table:table-cell table:formula="of:=ABS([.C247])" office:value-type="float" office:value="249.752859670639">
            <text:p>249,7528596706</text:p>
          </table:table-cell>
          <table:table-cell table:formula="of:=ABS([.E247])" office:value-type="float" office:value="227.461600570776">
            <text:p>227,4616005708</text:p>
          </table:table-cell>
          <table:table-cell/>
          <table:table-cell table:formula="of:=1+[.$R$3]*[.O247]+[.$Q$3]*[.O247]*[.O247]*[.O247]" office:value-type="float" office:value="0.9759136">
            <text:p>0,9759136</text:p>
          </table:table-cell>
          <table:table-cell table:formula="of:=[.J247]/[.S247]" office:value-type="float" office:value="0.867295570386087">
            <text:p>0,8672955704</text:p>
          </table:table-cell>
          <table:table-cell table:formula="of:=ABS([.T247]-[.K247])" office:value-type="float" office:value="0.0586525486236329">
            <text:p>0,0586525486</text:p>
          </table:table-cell>
          <table:table-cell table:number-columns-repeated="4"/>
          <table:table-cell table:formula="of:=-([.B247]+[.$Z$2])" office:value-type="float" office:value="282.24923944195">
            <text:p>282,249239442</text:p>
          </table:table-cell>
          <table:table-cell table:formula="of:=[.P247]+[.O247]*[.G247]*([.$AA$2]+[.$AA$1]*ABS([.P247]/[.B247]))" office:value-type="float" office:value="234.844648646143">
            <text:p>234,8446486461</text:p>
          </table:table-cell>
          <table:table-cell table:formula="of:=SQRT([.Z247]*[.Z247]+[.AA247]*[.AA247])" office:value-type="float" office:value="367.173858224261">
            <text:p>367,1738582243</text:p>
          </table:table-cell>
          <table:table-cell table:formula="of:=ASIN(ABS([.Z247]/[.AB247]))" office:value-type="float" office:value="0.876817645648161">
            <text:p>0,8768176456</text:p>
          </table:table-cell>
          <table:table-cell table:formula="of:=ABS([.K247]-[.AC247])" office:value-type="float" office:value="0.0491304733615587">
            <text:p>0,0491304734</text:p>
          </table:table-cell>
          <table:table-cell/>
          <table:table-cell table:formula="of:=[.J247]/[.AC247]" office:value-type="float" office:value="0.965315361250354">
            <text:p>0,9653153613</text:p>
          </table:table-cell>
        </table:table-row>
        <table:table-row table:style-name="ro1">
          <table:table-cell office:value-type="float" office:value="-0.68">
            <text:p>-0,68</text:p>
          </table:table-cell>
          <table:table-cell office:value-type="float" office:value="-336.557665542234">
            <text:p>-336,5576655422</text:p>
          </table:table-cell>
          <table:table-cell office:value-type="float" office:value="-239.113784199729">
            <text:p>-239,1137841997</text:p>
          </table:table-cell>
          <table:table-cell office:value-type="float" office:value="403.100833981224">
            <text:p>403,1008339812</text:p>
          </table:table-cell>
          <table:table-cell office:value-type="float" office:value="-366.142215834356">
            <text:p>-366,1422158344</text:p>
          </table:table-cell>
          <table:table-cell/>
          <table:table-cell table:formula="of:=SQRT([.B248]*[.B248] + [.C248]*[.C248])" office:value-type="float" office:value="412.851624714683">
            <text:p>412,8516247147</text:p>
          </table:table-cell>
          <table:table-cell table:formula="of:=SQRT([.D248]*[.D248]+[.E248]*[.E248])" office:value-type="float" office:value="544.56441728454">
            <text:p>544,5644172845</text:p>
          </table:table-cell>
          <table:table-cell/>
          <table:table-cell table:formula="of:=ASIN(ABS([.B248]/[.G248]))" office:value-type="float" office:value="0.95307869735822">
            <text:p>0,9530786974</text:p>
          </table:table-cell>
          <table:table-cell table:formula="of:=ASIN(ABS([.D248]/[.H248]))" office:value-type="float" office:value="0.83340668228772">
            <text:p>0,8334066823</text:p>
          </table:table-cell>
          <table:table-cell/>
          <table:table-cell table:formula="of:=[.J248]/[.K248]" office:value-type="float" office:value="1.14359377914033">
            <text:p>1,1435937791</text:p>
          </table:table-cell>
          <table:table-cell/>
          <table:table-cell table:formula="of:=IF([.C248]&lt;0;-[.A248];[.A248])" office:value-type="float" office:value="0.68">
            <text:p>0,68</text:p>
          </table:table-cell>
          <table:table-cell table:formula="of:=ABS([.C248])" office:value-type="float" office:value="239.113784199729">
            <text:p>239,1137841997</text:p>
          </table:table-cell>
          <table:table-cell table:formula="of:=ABS([.E248])" office:value-type="float" office:value="366.142215834356">
            <text:p>366,1422158344</text:p>
          </table:table-cell>
          <table:table-cell/>
          <table:table-cell table:formula="of:=1+[.$R$3]*[.O248]+[.$Q$3]*[.O248]*[.O248]*[.O248]" office:value-type="float" office:value="1.1517216">
            <text:p>1,1517216</text:p>
          </table:table-cell>
          <table:table-cell table:formula="of:=[.J248]/[.S248]" office:value-type="float" office:value="0.827525243390607">
            <text:p>0,8275252434</text:p>
          </table:table-cell>
          <table:table-cell table:formula="of:=ABS([.T248]-[.K248])" office:value-type="float" office:value="0.0058814388971129">
            <text:p>0,0058814389</text:p>
          </table:table-cell>
          <table:table-cell table:number-columns-repeated="4"/>
          <table:table-cell table:formula="of:=-([.B248]+[.$Z$2])" office:value-type="float" office:value="336.557665542234">
            <text:p>336,5576655422</text:p>
          </table:table-cell>
          <table:table-cell table:formula="of:=[.P248]+[.O248]*[.G248]*([.$AA$2]+[.$AA$1]*ABS([.P248]/[.B248]))" office:value-type="float" office:value="327.249638904627">
            <text:p>327,2496389046</text:p>
          </table:table-cell>
          <table:table-cell table:formula="of:=SQRT([.Z248]*[.Z248]+[.AA248]*[.AA248])" office:value-type="float" office:value="469.428789486166">
            <text:p>469,4287894862</text:p>
          </table:table-cell>
          <table:table-cell table:formula="of:=ASIN(ABS([.Z248]/[.AB248]))" office:value-type="float" office:value="0.799419426185985">
            <text:p>0,7994194262</text:p>
          </table:table-cell>
          <table:table-cell table:formula="of:=ABS([.K248]-[.AC248])" office:value-type="float" office:value="0.0339872561017348">
            <text:p>0,0339872561</text:p>
          </table:table-cell>
          <table:table-cell/>
          <table:table-cell table:formula="of:=[.J248]/[.AC248]" office:value-type="float" office:value="1.19221358168057">
            <text:p>1,1922135817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-380.452949044566">
            <text:p>-380,4529490446</text:p>
          </table:table-cell>
          <table:table-cell office:value-type="float" office:value="-229.537497645213">
            <text:p>-229,5374976452</text:p>
          </table:table-cell>
          <table:table-cell office:value-type="float" office:value="554.406617841619">
            <text:p>554,4066178416</text:p>
          </table:table-cell>
          <table:table-cell office:value-type="float" office:value="-185.334454564252">
            <text:p>-185,3344545643</text:p>
          </table:table-cell>
          <table:table-cell/>
          <table:table-cell table:formula="of:=SQRT([.B249]*[.B249] + [.C249]*[.C249])" office:value-type="float" office:value="444.333106196166">
            <text:p>444,3331061962</text:p>
          </table:table-cell>
          <table:table-cell table:formula="of:=SQRT([.D249]*[.D249]+[.E249]*[.E249])" office:value-type="float" office:value="584.564417284538">
            <text:p>584,5644172845</text:p>
          </table:table-cell>
          <table:table-cell/>
          <table:table-cell table:formula="of:=ASIN(ABS([.B249]/[.G249]))" office:value-type="float" office:value="1.02793416794815">
            <text:p>1,0279341679</text:p>
          </table:table-cell>
          <table:table-cell table:formula="of:=ASIN(ABS([.D249]/[.H249]))" office:value-type="float" office:value="1.24818199174165">
            <text:p>1,2481819917</text:p>
          </table:table-cell>
          <table:table-cell/>
          <table:table-cell table:formula="of:=[.J249]/[.K249]" office:value-type="float" office:value="0.823545103798384">
            <text:p>0,8235451038</text:p>
          </table:table-cell>
          <table:table-cell/>
          <table:table-cell table:formula="of:=IF([.C249]&lt;0;-[.A249];[.A249])" office:value-type="float" office:value="-0.8">
            <text:p>-0,8</text:p>
          </table:table-cell>
          <table:table-cell table:formula="of:=ABS([.C249])" office:value-type="float" office:value="229.537497645213">
            <text:p>229,5374976452</text:p>
          </table:table-cell>
          <table:table-cell table:formula="of:=ABS([.E249])" office:value-type="float" office:value="185.334454564252">
            <text:p>185,3344545643</text:p>
          </table:table-cell>
          <table:table-cell/>
          <table:table-cell table:formula="of:=1+[.$R$3]*[.O249]+[.$Q$3]*[.O249]*[.O249]*[.O249]" office:value-type="float" office:value="0.8144">
            <text:p>0,8144</text:p>
          </table:table-cell>
          <table:table-cell table:formula="of:=[.J249]/[.S249]" office:value-type="float" office:value="1.2621981433548">
            <text:p>1,2621981434</text:p>
          </table:table-cell>
          <table:table-cell table:formula="of:=ABS([.T249]-[.K249])" office:value-type="float" office:value="0.0140161516131521">
            <text:p>0,0140161516</text:p>
          </table:table-cell>
          <table:table-cell table:number-columns-repeated="4"/>
          <table:table-cell table:formula="of:=-([.B249]+[.$Z$2])" office:value-type="float" office:value="380.452949044566">
            <text:p>380,4529490446</text:p>
          </table:table-cell>
          <table:table-cell table:formula="of:=[.P249]+[.O249]*[.G249]*([.$AA$2]+[.$AA$1]*ABS([.P249]/[.B249]))" office:value-type="float" office:value="121.369252146582">
            <text:p>121,3692521466</text:p>
          </table:table-cell>
          <table:table-cell table:formula="of:=SQRT([.Z249]*[.Z249]+[.AA249]*[.AA249])" office:value-type="float" office:value="399.343137919418">
            <text:p>399,3431379194</text:p>
          </table:table-cell>
          <table:table-cell table:formula="of:=ASIN(ABS([.Z249]/[.AB249]))" office:value-type="float" office:value="1.26198939802387">
            <text:p>1,261989398</text:p>
          </table:table-cell>
          <table:table-cell table:formula="of:=ABS([.K249]-[.AC249])" office:value-type="float" office:value="0.0138074062822207">
            <text:p>0,0138074063</text:p>
          </table:table-cell>
          <table:table-cell/>
          <table:table-cell table:formula="of:=[.J249]/[.AC249]" office:value-type="float" office:value="0.814534709687559">
            <text:p>0,8145347097</text:p>
          </table:table-cell>
        </table:table-row>
        <table:table-row table:style-name="ro1">
          <table:table-cell office:value-type="float" office:value="-0.08">
            <text:p>-0,08</text:p>
          </table:table-cell>
          <table:table-cell office:value-type="float" office:value="-152.60113911106">
            <text:p>-152,6011391111</text:p>
          </table:table-cell>
          <table:table-cell office:value-type="float" office:value="-87.8994463544377">
            <text:p>-87,8994463544</text:p>
          </table:table-cell>
          <table:table-cell office:value-type="float" office:value="161.793387947466">
            <text:p>161,7933879475</text:p>
          </table:table-cell>
          <table:table-cell office:value-type="float" office:value="-97.6128400843379">
            <text:p>-97,6128400843</text:p>
          </table:table-cell>
          <table:table-cell/>
          <table:table-cell table:formula="of:=SQRT([.B250]*[.B250] + [.C250]*[.C250])" office:value-type="float" office:value="176.106275661629">
            <text:p>176,1062756616</text:p>
          </table:table-cell>
          <table:table-cell table:formula="of:=SQRT([.D250]*[.D250]+[.E250]*[.E250])" office:value-type="float" office:value="188.958638153565">
            <text:p>188,9586381536</text:p>
          </table:table-cell>
          <table:table-cell/>
          <table:table-cell table:formula="of:=ASIN(ABS([.B250]/[.G250]))" office:value-type="float" office:value="1.04820498868481">
            <text:p>1,0482049887</text:p>
          </table:table-cell>
          <table:table-cell table:formula="of:=ASIN(ABS([.D250]/[.H250]))" office:value-type="float" office:value="1.02794079641962">
            <text:p>1,0279407964</text:p>
          </table:table-cell>
          <table:table-cell/>
          <table:table-cell table:formula="of:=[.J250]/[.K250]" office:value-type="float" office:value="1.01971338459935">
            <text:p>1,0197133846</text:p>
          </table:table-cell>
          <table:table-cell/>
          <table:table-cell table:formula="of:=IF([.C250]&lt;0;-[.A250];[.A250])" office:value-type="float" office:value="0.08">
            <text:p>0,08</text:p>
          </table:table-cell>
          <table:table-cell table:formula="of:=ABS([.C250])" office:value-type="float" office:value="87.8994463544377">
            <text:p>87,8994463544</text:p>
          </table:table-cell>
          <table:table-cell table:formula="of:=ABS([.E250])" office:value-type="float" office:value="97.6128400843379">
            <text:p>97,6128400843</text:p>
          </table:table-cell>
          <table:table-cell/>
          <table:table-cell table:formula="of:=1+[.$R$3]*[.O250]+[.$Q$3]*[.O250]*[.O250]*[.O250]" office:value-type="float" office:value="1.0160256">
            <text:p>1,0160256</text:p>
          </table:table-cell>
          <table:table-cell table:formula="of:=[.J250]/[.S250]" office:value-type="float" office:value="1.03167182862795">
            <text:p>1,0316718286</text:p>
          </table:table-cell>
          <table:table-cell table:formula="of:=ABS([.T250]-[.K250])" office:value-type="float" office:value="0.00373103220832327">
            <text:p>0,0037310322</text:p>
          </table:table-cell>
          <table:table-cell table:number-columns-repeated="4"/>
          <table:table-cell table:formula="of:=-([.B250]+[.$Z$2])" office:value-type="float" office:value="152.60113911106">
            <text:p>152,6011391111</text:p>
          </table:table-cell>
          <table:table-cell table:formula="of:=[.P250]+[.O250]*[.G250]*([.$AA$2]+[.$AA$1]*ABS([.P250]/[.B250]))" office:value-type="float" office:value="92.151929703704">
            <text:p>92,1519297037</text:p>
          </table:table-cell>
          <table:table-cell table:formula="of:=SQRT([.Z250]*[.Z250]+[.AA250]*[.AA250])" office:value-type="float" office:value="178.266894868648">
            <text:p>178,2668948686</text:p>
          </table:table-cell>
          <table:table-cell table:formula="of:=ASIN(ABS([.Z250]/[.AB250]))" office:value-type="float" office:value="1.02753283157246">
            <text:p>1,0275328316</text:p>
          </table:table-cell>
          <table:table-cell table:formula="of:=ABS([.K250]-[.AC250])" office:value-type="float" office:value="0.000407964847160214">
            <text:p>0,0004079648</text:p>
          </table:table-cell>
          <table:table-cell/>
          <table:table-cell table:formula="of:=[.J250]/[.AC250]" office:value-type="float" office:value="1.02011824486494">
            <text:p>1,0201182449</text:p>
          </table:table-cell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-182.700487411548">
            <text:p>-182,7004874115</text:p>
          </table:table-cell>
          <table:table-cell office:value-type="float" office:value="121.926329057793">
            <text:p>121,9263290578</text:p>
          </table:table-cell>
          <table:table-cell office:value-type="float" office:value="108.490727538011">
            <text:p>108,490727538</text:p>
          </table:table-cell>
          <table:table-cell office:value-type="float" office:value="97.6612053266649">
            <text:p>97,6612053267</text:p>
          </table:table-cell>
          <table:table-cell/>
          <table:table-cell table:formula="of:=SQRT([.B251]*[.B251] + [.C251]*[.C251])" office:value-type="float" office:value="219.648578001148">
            <text:p>219,6485780011</text:p>
          </table:table-cell>
          <table:table-cell table:formula="of:=SQRT([.D251]*[.D251]+[.E251]*[.E251])" office:value-type="float" office:value="145.97242543571">
            <text:p>145,9724254357</text:p>
          </table:table-cell>
          <table:table-cell/>
          <table:table-cell table:formula="of:=ASIN(ABS([.B251]/[.G251]))" office:value-type="float" office:value="0.982316407312147">
            <text:p>0,9823164073</text:p>
          </table:table-cell>
          <table:table-cell table:formula="of:=ASIN(ABS([.D251]/[.H251]))" office:value-type="float" office:value="0.837881673303721">
            <text:p>0,8378816733</text:p>
          </table:table-cell>
          <table:table-cell/>
          <table:table-cell table:formula="of:=[.J251]/[.K251]" office:value-type="float" office:value="1.17238082489491">
            <text:p>1,1723808249</text:p>
          </table:table-cell>
          <table:table-cell/>
          <table:table-cell table:formula="of:=IF([.C251]&lt;0;-[.A251];[.A251])" office:value-type="float" office:value="0.64">
            <text:p>0,64</text:p>
          </table:table-cell>
          <table:table-cell table:formula="of:=ABS([.C251])" office:value-type="float" office:value="121.926329057793">
            <text:p>121,9263290578</text:p>
          </table:table-cell>
          <table:table-cell table:formula="of:=ABS([.E251])" office:value-type="float" office:value="97.6612053266649">
            <text:p>97,6612053267</text:p>
          </table:table-cell>
          <table:table-cell/>
          <table:table-cell table:formula="of:=1+[.$R$3]*[.O251]+[.$Q$3]*[.O251]*[.O251]*[.O251]" office:value-type="float" office:value="1.1411072">
            <text:p>1,1411072</text:p>
          </table:table-cell>
          <table:table-cell table:formula="of:=[.J251]/[.S251]" office:value-type="float" office:value="0.860844982234926">
            <text:p>0,8608449822</text:p>
          </table:table-cell>
          <table:table-cell table:formula="of:=ABS([.T251]-[.K251])" office:value-type="float" office:value="0.0229633089312059">
            <text:p>0,0229633089</text:p>
          </table:table-cell>
          <table:table-cell table:number-columns-repeated="4"/>
          <table:table-cell table:formula="of:=-([.B251]+[.$Z$2])" office:value-type="float" office:value="182.700487411548">
            <text:p>182,7004874115</text:p>
          </table:table-cell>
          <table:table-cell table:formula="of:=[.P251]+[.O251]*[.G251]*([.$AA$2]+[.$AA$1]*ABS([.P251]/[.B251]))" office:value-type="float" office:value="165.513332545432">
            <text:p>165,5133325454</text:p>
          </table:table-cell>
          <table:table-cell table:formula="of:=SQRT([.Z251]*[.Z251]+[.AA251]*[.AA251])" office:value-type="float" office:value="246.524098924855">
            <text:p>246,5240989249</text:p>
          </table:table-cell>
          <table:table-cell table:formula="of:=ASIN(ABS([.Z251]/[.AB251]))" office:value-type="float" office:value="0.834716188803199">
            <text:p>0,8347161888</text:p>
          </table:table-cell>
          <table:table-cell table:formula="of:=ABS([.K251]-[.AC251])" office:value-type="float" office:value="0.00316548450052123">
            <text:p>0,0031654845</text:p>
          </table:table-cell>
          <table:table-cell/>
          <table:table-cell table:formula="of:=[.J251]/[.AC251]" office:value-type="float" office:value="1.17682683107006">
            <text:p>1,1768268311</text:p>
          </table:table-cell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-204.787324169477">
            <text:p>-204,7873241695</text:p>
          </table:table-cell>
          <table:table-cell office:value-type="float" office:value="130.109365672621">
            <text:p>130,1093656726</text:p>
          </table:table-cell>
          <table:table-cell office:value-type="float" office:value="192.432061592456">
            <text:p>192,4320615925</text:p>
          </table:table-cell>
          <table:table-cell office:value-type="float" office:value="157.956656024857">
            <text:p>157,9566560249</text:p>
          </table:table-cell>
          <table:table-cell/>
          <table:table-cell table:formula="of:=SQRT([.B252]*[.B252] + [.C252]*[.C252])" office:value-type="float" office:value="242.62377289999">
            <text:p>242,6237729</text:p>
          </table:table-cell>
          <table:table-cell table:formula="of:=SQRT([.D252]*[.D252]+[.E252]*[.E252])" office:value-type="float" office:value="248.958638153565">
            <text:p>248,9586381536</text:p>
          </table:table-cell>
          <table:table-cell/>
          <table:table-cell table:formula="of:=ASIN(ABS([.B252]/[.G252]))" office:value-type="float" office:value="1.00479677586901">
            <text:p>1,0047967759</text:p>
          </table:table-cell>
          <table:table-cell table:formula="of:=ASIN(ABS([.D252]/[.H252]))" office:value-type="float" office:value="0.883474368238548">
            <text:p>0,8834743682</text:p>
          </table:table-cell>
          <table:table-cell/>
          <table:table-cell table:formula="of:=[.J252]/[.K252]" office:value-type="float" office:value="1.13732419636842">
            <text:p>1,1373241964</text:p>
          </table:table-cell>
          <table:table-cell/>
          <table:table-cell table:formula="of:=IF([.C252]&lt;0;-[.A252];[.A252])" office:value-type="float" office:value="0.56">
            <text:p>0,56</text:p>
          </table:table-cell>
          <table:table-cell table:formula="of:=ABS([.C252])" office:value-type="float" office:value="130.109365672621">
            <text:p>130,1093656726</text:p>
          </table:table-cell>
          <table:table-cell table:formula="of:=ABS([.E252])" office:value-type="float" office:value="157.956656024857">
            <text:p>157,9566560249</text:p>
          </table:table-cell>
          <table:table-cell/>
          <table:table-cell table:formula="of:=1+[.$R$3]*[.O252]+[.$Q$3]*[.O252]*[.O252]*[.O252]" office:value-type="float" office:value="1.1207808">
            <text:p>1,1207808</text:p>
          </table:table-cell>
          <table:table-cell table:formula="of:=[.J252]/[.S252]" office:value-type="float" office:value="0.896514979440232">
            <text:p>0,8965149794</text:p>
          </table:table-cell>
          <table:table-cell table:formula="of:=ABS([.T252]-[.K252])" office:value-type="float" office:value="0.013040611201684">
            <text:p>0,0130406112</text:p>
          </table:table-cell>
          <table:table-cell table:number-columns-repeated="4"/>
          <table:table-cell table:formula="of:=-([.B252]+[.$Z$2])" office:value-type="float" office:value="204.787324169477">
            <text:p>204,7873241695</text:p>
          </table:table-cell>
          <table:table-cell table:formula="of:=[.P252]+[.O252]*[.G252]*([.$AA$2]+[.$AA$1]*ABS([.P252]/[.B252]))" office:value-type="float" office:value="171.845769996899">
            <text:p>171,8457699969</text:p>
          </table:table-cell>
          <table:table-cell table:formula="of:=SQRT([.Z252]*[.Z252]+[.AA252]*[.AA252])" office:value-type="float" office:value="267.33652351731">
            <text:p>267,3365235173</text:p>
          </table:table-cell>
          <table:table-cell table:formula="of:=ASIN(ABS([.Z252]/[.AB252]))" office:value-type="float" office:value="0.872639404667366">
            <text:p>0,8726394047</text:p>
          </table:table-cell>
          <table:table-cell table:formula="of:=ABS([.K252]-[.AC252])" office:value-type="float" office:value="0.0108349635711823">
            <text:p>0,0108349636</text:p>
          </table:table-cell>
          <table:table-cell/>
          <table:table-cell table:formula="of:=[.J252]/[.AC252]" office:value-type="float" office:value="1.15144556903435">
            <text:p>1,151445569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-218.845732507524">
            <text:p>-218,8457325075</text:p>
          </table:table-cell>
          <table:table-cell office:value-type="float" office:value="147.582885251397">
            <text:p>147,5828852514</text:p>
          </table:table-cell>
          <table:table-cell office:value-type="float" office:value="210.182862631478">
            <text:p>210,1828626315</text:p>
          </table:table-cell>
          <table:table-cell office:value-type="float" office:value="183.415064966121">
            <text:p>183,4150649661</text:p>
          </table:table-cell>
          <table:table-cell/>
          <table:table-cell table:formula="of:=SQRT([.B253]*[.B253] + [.C253]*[.C253])" office:value-type="float" office:value="263.95863815356">
            <text:p>263,9586381536</text:p>
          </table:table-cell>
          <table:table-cell table:formula="of:=SQRT([.D253]*[.D253]+[.E253]*[.E253])" office:value-type="float" office:value="278.958638153561">
            <text:p>278,9586381536</text:p>
          </table:table-cell>
          <table:table-cell/>
          <table:table-cell table:formula="of:=ASIN(ABS([.B253]/[.G253]))" office:value-type="float" office:value="0.977479940155135">
            <text:p>0,9774799402</text:p>
          </table:table-cell>
          <table:table-cell table:formula="of:=ASIN(ABS([.D253]/[.H253]))" office:value-type="float" office:value="0.853301579952399">
            <text:p>0,85330158</text:p>
          </table:table-cell>
          <table:table-cell/>
          <table:table-cell table:formula="of:=[.J253]/[.K253]" office:value-type="float" office:value="1.14552693106424">
            <text:p>1,1455269311</text:p>
          </table:table-cell>
          <table:table-cell/>
          <table:table-cell table:formula="of:=IF([.C253]&lt;0;-[.A253];[.A253])" office:value-type="float" office:value="0.6">
            <text:p>0,6</text:p>
          </table:table-cell>
          <table:table-cell table:formula="of:=ABS([.C253])" office:value-type="float" office:value="147.582885251397">
            <text:p>147,5828852514</text:p>
          </table:table-cell>
          <table:table-cell table:formula="of:=ABS([.E253])" office:value-type="float" office:value="183.415064966121">
            <text:p>183,4150649661</text:p>
          </table:table-cell>
          <table:table-cell/>
          <table:table-cell table:formula="of:=1+[.$R$3]*[.O253]+[.$Q$3]*[.O253]*[.O253]*[.O253]" office:value-type="float" office:value="1.1308">
            <text:p>1,1308</text:p>
          </table:table-cell>
          <table:table-cell table:formula="of:=[.J253]/[.S253]" office:value-type="float" office:value="0.864414520830505">
            <text:p>0,8644145208</text:p>
          </table:table-cell>
          <table:table-cell table:formula="of:=ABS([.T253]-[.K253])" office:value-type="float" office:value="0.0111129408781057">
            <text:p>0,0111129409</text:p>
          </table:table-cell>
          <table:table-cell table:number-columns-repeated="4"/>
          <table:table-cell table:formula="of:=-([.B253]+[.$Z$2])" office:value-type="float" office:value="218.845732507524">
            <text:p>218,8457325075</text:p>
          </table:table-cell>
          <table:table-cell table:formula="of:=[.P253]+[.O253]*[.G253]*([.$AA$2]+[.$AA$1]*ABS([.P253]/[.B253]))" office:value-type="float" office:value="196.788986207923">
            <text:p>196,7889862079</text:p>
          </table:table-cell>
          <table:table-cell table:formula="of:=SQRT([.Z253]*[.Z253]+[.AA253]*[.AA253])" office:value-type="float" office:value="294.311671072517">
            <text:p>294,3116710725</text:p>
          </table:table-cell>
          <table:table-cell table:formula="of:=ASIN(ABS([.Z253]/[.AB253]))" office:value-type="float" office:value="0.838416053919242">
            <text:p>0,8384160539</text:p>
          </table:table-cell>
          <table:table-cell table:formula="of:=ABS([.K253]-[.AC253])" office:value-type="float" office:value="0.0148855260331576">
            <text:p>0,014885526</text:p>
          </table:table-cell>
          <table:table-cell/>
          <table:table-cell table:formula="of:=[.J253]/[.AC253]" office:value-type="float" office:value="1.16586500888888">
            <text:p>1,1658650089</text:p>
          </table:table-cell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-246.527151254051">
            <text:p>-246,5271512541</text:p>
          </table:table-cell>
          <table:table-cell office:value-type="float" office:value="166.681843330424">
            <text:p>166,6818433304</text:p>
          </table:table-cell>
          <table:table-cell office:value-type="float" office:value="235.820036540025">
            <text:p>235,82003654</text:p>
          </table:table-cell>
          <table:table-cell office:value-type="float" office:value="199.610496858168">
            <text:p>199,6104968582</text:p>
          </table:table-cell>
          <table:table-cell/>
          <table:table-cell table:formula="of:=SQRT([.B254]*[.B254] + [.C254]*[.C254])" office:value-type="float" office:value="297.587757143109">
            <text:p>297,5877571431</text:p>
          </table:table-cell>
          <table:table-cell table:formula="of:=SQRT([.D254]*[.D254]+[.E254]*[.E254])" office:value-type="float" office:value="308.958638153561">
            <text:p>308,9586381536</text:p>
          </table:table-cell>
          <table:table-cell/>
          <table:table-cell table:formula="of:=ASIN(ABS([.B254]/[.G254]))" office:value-type="float" office:value="0.9762778928665">
            <text:p>0,9762778929</text:p>
          </table:table-cell>
          <table:table-cell table:formula="of:=ASIN(ABS([.D254]/[.H254]))" office:value-type="float" office:value="0.868365285468037">
            <text:p>0,8683652855</text:p>
          </table:table-cell>
          <table:table-cell/>
          <table:table-cell table:formula="of:=[.J254]/[.K254]" office:value-type="float" office:value="1.12427098273545">
            <text:p>1,1242709827</text:p>
          </table:table-cell>
          <table:table-cell/>
          <table:table-cell table:formula="of:=IF([.C254]&lt;0;-[.A254];[.A254])" office:value-type="float" office:value="0.56">
            <text:p>0,56</text:p>
          </table:table-cell>
          <table:table-cell table:formula="of:=ABS([.C254])" office:value-type="float" office:value="166.681843330424">
            <text:p>166,6818433304</text:p>
          </table:table-cell>
          <table:table-cell table:formula="of:=ABS([.E254])" office:value-type="float" office:value="199.610496858168">
            <text:p>199,6104968582</text:p>
          </table:table-cell>
          <table:table-cell/>
          <table:table-cell table:formula="of:=1+[.$R$3]*[.O254]+[.$Q$3]*[.O254]*[.O254]*[.O254]" office:value-type="float" office:value="1.1207808">
            <text:p>1,1207808</text:p>
          </table:table-cell>
          <table:table-cell table:formula="of:=[.J254]/[.S254]" office:value-type="float" office:value="0.871069430228016">
            <text:p>0,8710694302</text:p>
          </table:table-cell>
          <table:table-cell table:formula="of:=ABS([.T254]-[.K254])" office:value-type="float" office:value="0.0027041447599786">
            <text:p>0,0027041448</text:p>
          </table:table-cell>
          <table:table-cell table:number-columns-repeated="4"/>
          <table:table-cell table:formula="of:=-([.B254]+[.$Z$2])" office:value-type="float" office:value="246.527151254051">
            <text:p>246,5271512541</text:p>
          </table:table-cell>
          <table:table-cell table:formula="of:=[.P254]+[.O254]*[.G254]*([.$AA$2]+[.$AA$1]*ABS([.P254]/[.B254]))" office:value-type="float" office:value="218.484857332658">
            <text:p>218,4848573327</text:p>
          </table:table-cell>
          <table:table-cell table:formula="of:=SQRT([.Z254]*[.Z254]+[.AA254]*[.AA254])" office:value-type="float" office:value="329.410487369649">
            <text:p>329,4104873697</text:p>
          </table:table-cell>
          <table:table-cell table:formula="of:=ASIN(ABS([.Z254]/[.AB254]))" office:value-type="float" office:value="0.845629671971132">
            <text:p>0,845629672</text:p>
          </table:table-cell>
          <table:table-cell table:formula="of:=ABS([.K254]-[.AC254])" office:value-type="float" office:value="0.022735613496905">
            <text:p>0,0227356135</text:p>
          </table:table-cell>
          <table:table-cell/>
          <table:table-cell table:formula="of:=[.J254]/[.AC254]" office:value-type="float" office:value="1.15449815117158">
            <text:p>1,1544981512</text:p>
          </table:table-cell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-218.711036298279">
            <text:p>-218,7110362983</text:p>
          </table:table-cell>
          <table:table-cell office:value-type="float" office:value="-244.380883056513">
            <text:p>-244,3808830565</text:p>
          </table:table-cell>
          <table:table-cell office:value-type="float" office:value="234.527720340374">
            <text:p>234,5277203404</text:p>
          </table:table-cell>
          <table:table-cell office:value-type="float" office:value="-189.146424304402">
            <text:p>-189,1464243044</text:p>
          </table:table-cell>
          <table:table-cell/>
          <table:table-cell table:formula="of:=SQRT([.B255]*[.B255] + [.C255]*[.C255])" office:value-type="float" office:value="327.958127513481">
            <text:p>327,9581275135</text:p>
          </table:table-cell>
          <table:table-cell table:formula="of:=SQRT([.D255]*[.D255]+[.E255]*[.E255])" office:value-type="float" office:value="301.29656724761">
            <text:p>301,2965672476</text:p>
          </table:table-cell>
          <table:table-cell/>
          <table:table-cell table:formula="of:=ASIN(ABS([.B255]/[.G255]))" office:value-type="float" office:value="0.730023403823159">
            <text:p>0,7300234038</text:p>
          </table:table-cell>
          <table:table-cell table:formula="of:=ASIN(ABS([.D255]/[.H255]))" office:value-type="float" office:value="0.892104988279949">
            <text:p>0,8921049883</text:p>
          </table:table-cell>
          <table:table-cell/>
          <table:table-cell table:formula="of:=[.J255]/[.K255]" office:value-type="float" office:value="0.818315572061426">
            <text:p>0,8183155721</text:p>
          </table:table-cell>
          <table:table-cell/>
          <table:table-cell table:formula="of:=IF([.C255]&lt;0;-[.A255];[.A255])" office:value-type="float" office:value="-0.48">
            <text:p>-0,48</text:p>
          </table:table-cell>
          <table:table-cell table:formula="of:=ABS([.C255])" office:value-type="float" office:value="244.380883056513">
            <text:p>244,3808830565</text:p>
          </table:table-cell>
          <table:table-cell table:formula="of:=ABS([.E255])" office:value-type="float" office:value="189.146424304402">
            <text:p>189,1464243044</text:p>
          </table:table-cell>
          <table:table-cell/>
          <table:table-cell table:formula="of:=1+[.$R$3]*[.O255]+[.$Q$3]*[.O255]*[.O255]*[.O255]" office:value-type="float" office:value="0.8984704">
            <text:p>0,8984704</text:p>
          </table:table-cell>
          <table:table-cell table:formula="of:=[.J255]/[.S255]" office:value-type="float" office:value="0.812518034899267">
            <text:p>0,8125180349</text:p>
          </table:table-cell>
          <table:table-cell table:formula="of:=ABS([.T255]-[.K255])" office:value-type="float" office:value="0.0795869533806819">
            <text:p>0,0795869534</text:p>
          </table:table-cell>
          <table:table-cell table:number-columns-repeated="4"/>
          <table:table-cell table:formula="of:=-([.B255]+[.$Z$2])" office:value-type="float" office:value="218.711036298279">
            <text:p>218,7110362983</text:p>
          </table:table-cell>
          <table:table-cell table:formula="of:=[.P255]+[.O255]*[.G255]*([.$AA$2]+[.$AA$1]*ABS([.P255]/[.B255]))" office:value-type="float" office:value="189.19526033684">
            <text:p>189,1952603368</text:p>
          </table:table-cell>
          <table:table-cell table:formula="of:=SQRT([.Z255]*[.Z255]+[.AA255]*[.AA255])" office:value-type="float" office:value="289.187420080113">
            <text:p>289,1874200801</text:p>
          </table:table-cell>
          <table:table-cell table:formula="of:=ASIN(ABS([.Z255]/[.AB255]))" office:value-type="float" office:value="0.857631477747032">
            <text:p>0,8576314777</text:p>
          </table:table-cell>
          <table:table-cell table:formula="of:=ABS([.K255]-[.AC255])" office:value-type="float" office:value="0.0344735105329175">
            <text:p>0,0344735105</text:p>
          </table:table-cell>
          <table:table-cell/>
          <table:table-cell table:formula="of:=[.J255]/[.AC255]" office:value-type="float" office:value="0.851208733313876">
            <text:p>0,8512087333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-280.902463567823">
            <text:p>-280,9024635678</text:p>
          </table:table-cell>
          <table:table-cell office:value-type="float" office:value="-222.470488733283">
            <text:p>-222,4704887333</text:p>
          </table:table-cell>
          <table:table-cell office:value-type="float" office:value="336.379077022605">
            <text:p>336,3790770226</text:p>
          </table:table-cell>
          <table:table-cell office:value-type="float" office:value="-151.590214755279">
            <text:p>-151,5902147553</text:p>
          </table:table-cell>
          <table:table-cell/>
          <table:table-cell table:formula="of:=SQRT([.B256]*[.B256] + [.C256]*[.C256])" office:value-type="float" office:value="358.328497883852">
            <text:p>358,3284978839</text:p>
          </table:table-cell>
          <table:table-cell table:formula="of:=SQRT([.D256]*[.D256]+[.E256]*[.E256])" office:value-type="float" office:value="368.958638153562">
            <text:p>368,9586381536</text:p>
          </table:table-cell>
          <table:table-cell/>
          <table:table-cell table:formula="of:=ASIN(ABS([.B256]/[.G256]))" office:value-type="float" office:value="0.900961829991092">
            <text:p>0,90096183</text:p>
          </table:table-cell>
          <table:table-cell table:formula="of:=ASIN(ABS([.D256]/[.H256]))" office:value-type="float" office:value="1.14739956090693">
            <text:p>1,1473995609</text:p>
          </table:table-cell>
          <table:table-cell/>
          <table:table-cell table:formula="of:=[.J256]/[.K256]" office:value-type="float" office:value="0.785220650841934">
            <text:p>0,7852206508</text:p>
          </table:table-cell>
          <table:table-cell/>
          <table:table-cell table:formula="of:=IF([.C256]&lt;0;-[.A256];[.A256])" office:value-type="float" office:value="-0.8">
            <text:p>-0,8</text:p>
          </table:table-cell>
          <table:table-cell table:formula="of:=ABS([.C256])" office:value-type="float" office:value="222.470488733283">
            <text:p>222,4704887333</text:p>
          </table:table-cell>
          <table:table-cell table:formula="of:=ABS([.E256])" office:value-type="float" office:value="151.590214755279">
            <text:p>151,5902147553</text:p>
          </table:table-cell>
          <table:table-cell/>
          <table:table-cell table:formula="of:=1+[.$R$3]*[.O256]+[.$Q$3]*[.O256]*[.O256]*[.O256]" office:value-type="float" office:value="0.8144">
            <text:p>0,8144</text:p>
          </table:table-cell>
          <table:table-cell table:formula="of:=[.J256]/[.S256]" office:value-type="float" office:value="1.10628908397727">
            <text:p>1,106289084</text:p>
          </table:table-cell>
          <table:table-cell table:formula="of:=ABS([.T256]-[.K256])" office:value-type="float" office:value="0.0411104769296606">
            <text:p>0,0411104769</text:p>
          </table:table-cell>
          <table:table-cell table:number-columns-repeated="4"/>
          <table:table-cell table:formula="of:=-([.B256]+[.$Z$2])" office:value-type="float" office:value="280.902463567823">
            <text:p>280,9024635678</text:p>
          </table:table-cell>
          <table:table-cell table:formula="of:=[.P256]+[.O256]*[.G256]*([.$AA$2]+[.$AA$1]*ABS([.P256]/[.B256]))" office:value-type="float" office:value="130.371856376959">
            <text:p>130,371856377</text:p>
          </table:table-cell>
          <table:table-cell table:formula="of:=SQRT([.Z256]*[.Z256]+[.AA256]*[.AA256])" office:value-type="float" office:value="309.682119234622">
            <text:p>309,6821192346</text:p>
          </table:table-cell>
          <table:table-cell table:formula="of:=ASIN(ABS([.Z256]/[.AB256]))" office:value-type="float" office:value="1.13626419047209">
            <text:p>1,1362641905</text:p>
          </table:table-cell>
          <table:table-cell table:formula="of:=ABS([.K256]-[.AC256])" office:value-type="float" office:value="0.0111353704348425">
            <text:p>0,0111353704</text:p>
          </table:table-cell>
          <table:table-cell/>
          <table:table-cell table:formula="of:=[.J256]/[.AC256]" office:value-type="float" office:value="0.792915800344604">
            <text:p>0,7929158003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-391.245159831511">
            <text:p>-391,2451598315</text:p>
          </table:table-cell>
          <table:table-cell office:value-type="float" office:value="73.9865022671347">
            <text:p>73,9865022671</text:p>
          </table:table-cell>
          <table:table-cell office:value-type="float" office:value="391.12012579435">
            <text:p>391,1201257944</text:p>
          </table:table-cell>
          <table:table-cell office:value-type="float" office:value="78.6958839835677">
            <text:p>78,6958839836</text:p>
          </table:table-cell>
          <table:table-cell/>
          <table:table-cell table:formula="of:=SQRT([.B257]*[.B257] + [.C257]*[.C257])" office:value-type="float" office:value="398.179328455546">
            <text:p>398,1793284555</text:p>
          </table:table-cell>
          <table:table-cell table:formula="of:=SQRT([.D257]*[.D257]+[.E257]*[.E257])" office:value-type="float" office:value="398.95863815356">
            <text:p>398,9586381536</text:p>
          </table:table-cell>
          <table:table-cell/>
          <table:table-cell table:formula="of:=ASIN(ABS([.B257]/[.G257]))" office:value-type="float" office:value="1.38389812509292">
            <text:p>1,3838981251</text:p>
          </table:table-cell>
          <table:table-cell table:formula="of:=ASIN(ABS([.D257]/[.H257]))" office:value-type="float" office:value="1.37224100825169">
            <text:p>1,3722410083</text:p>
          </table:table-cell>
          <table:table-cell/>
          <table:table-cell table:formula="of:=[.J257]/[.K257]" office:value-type="float" office:value="1.00849494860679">
            <text:p>1,0084949486</text:p>
          </table:table-cell>
          <table:table-cell/>
          <table:table-cell table:formula="of:=IF([.C257]&lt;0;-[.A257];[.A257])" office:value-type="float" office:value="0.04">
            <text:p>0,04</text:p>
          </table:table-cell>
          <table:table-cell table:formula="of:=ABS([.C257])" office:value-type="float" office:value="73.9865022671347">
            <text:p>73,9865022671</text:p>
          </table:table-cell>
          <table:table-cell table:formula="of:=ABS([.E257])" office:value-type="float" office:value="78.6958839835677">
            <text:p>78,6958839836</text:p>
          </table:table-cell>
          <table:table-cell/>
          <table:table-cell table:formula="of:=1+[.$R$3]*[.O257]+[.$Q$3]*[.O257]*[.O257]*[.O257]" office:value-type="float" office:value="1.0080032">
            <text:p>1,0080032</text:p>
          </table:table-cell>
          <table:table-cell table:formula="of:=[.J257]/[.S257]" office:value-type="float" office:value="1.37291044819394">
            <text:p>1,3729104482</text:p>
          </table:table-cell>
          <table:table-cell table:formula="of:=ABS([.T257]-[.K257])" office:value-type="float" office:value="0.00066943994224733">
            <text:p>0,0006694399</text:p>
          </table:table-cell>
          <table:table-cell table:number-columns-repeated="4"/>
          <table:table-cell table:formula="of:=-([.B257]+[.$Z$2])" office:value-type="float" office:value="391.245159831511">
            <text:p>391,2451598315</text:p>
          </table:table-cell>
          <table:table-cell table:formula="of:=[.P257]+[.O257]*[.G257]*([.$AA$2]+[.$AA$1]*ABS([.P257]/[.B257]))" office:value-type="float" office:value="78.2393675948068">
            <text:p>78,2393675948</text:p>
          </table:table-cell>
          <table:table-cell table:formula="of:=SQRT([.Z257]*[.Z257]+[.AA257]*[.AA257])" office:value-type="float" office:value="398.991445689278">
            <text:p>398,9914456893</text:p>
          </table:table-cell>
          <table:table-cell table:formula="of:=ASIN(ABS([.Z257]/[.AB257]))" office:value-type="float" office:value="1.37342451857186">
            <text:p>1,3734245186</text:p>
          </table:table-cell>
          <table:table-cell table:formula="of:=ABS([.K257]-[.AC257])" office:value-type="float" office:value="0.00118351032017117">
            <text:p>0,0011835103</text:p>
          </table:table-cell>
          <table:table-cell/>
          <table:table-cell table:formula="of:=[.J257]/[.AC257]" office:value-type="float" office:value="1.0076259061779">
            <text:p>1,0076259062</text:p>
          </table:table-cell>
        </table:table-row>
        <table:table-row table:style-name="ro1">
          <table:table-cell office:value-type="float" office:value="-0.36">
            <text:p>-0,36</text:p>
          </table:table-cell>
          <table:table-cell office:value-type="float" office:value="-389.073169698394">
            <text:p>-389,0731696984</text:p>
          </table:table-cell>
          <table:table-cell office:value-type="float" office:value="107.823869467543">
            <text:p>107,8238694675</text:p>
          </table:table-cell>
          <table:table-cell office:value-type="float" office:value="563.04069758512">
            <text:p>563,0406975851</text:p>
          </table:table-cell>
          <table:table-cell office:value-type="float" office:value="100.529027157275">
            <text:p>100,5290271573</text:p>
          </table:table-cell>
          <table:table-cell/>
          <table:table-cell table:formula="of:=SQRT([.B258]*[.B258] + [.C258]*[.C258])" office:value-type="float" office:value="403.737437211499">
            <text:p>403,7374372115</text:p>
          </table:table-cell>
          <table:table-cell table:formula="of:=SQRT([.D258]*[.D258]+[.E258]*[.E258])" office:value-type="float" office:value="571.944850871417">
            <text:p>571,9448508714</text:p>
          </table:table-cell>
          <table:table-cell/>
          <table:table-cell table:formula="of:=ASIN(ABS([.B258]/[.G258]))" office:value-type="float" office:value="1.30045089982786">
            <text:p>1,3004508998</text:p>
          </table:table-cell>
          <table:table-cell table:formula="of:=ASIN(ABS([.D258]/[.H258]))" office:value-type="float" office:value="1.39411148920862">
            <text:p>1,3941114892</text:p>
          </table:table-cell>
          <table:table-cell/>
          <table:table-cell table:formula="of:=[.J258]/[.K258]" office:value-type="float" office:value="0.932817002007546">
            <text:p>0,932817002</text:p>
          </table:table-cell>
          <table:table-cell/>
          <table:table-cell table:formula="of:=IF([.C258]&lt;0;-[.A258];[.A258])" office:value-type="float" office:value="-0.36">
            <text:p>-0,36</text:p>
          </table:table-cell>
          <table:table-cell table:formula="of:=ABS([.C258])" office:value-type="float" office:value="107.823869467543">
            <text:p>107,8238694675</text:p>
          </table:table-cell>
          <table:table-cell table:formula="of:=ABS([.E258])" office:value-type="float" office:value="100.529027157275">
            <text:p>100,5290271573</text:p>
          </table:table-cell>
          <table:table-cell/>
          <table:table-cell table:formula="of:=1+[.$R$3]*[.O258]+[.$Q$3]*[.O258]*[.O258]*[.O258]" office:value-type="float" office:value="0.9256672">
            <text:p>0,9256672</text:p>
          </table:table-cell>
          <table:table-cell table:formula="of:=[.J258]/[.S258]" office:value-type="float" office:value="1.40487952887156">
            <text:p>1,4048795289</text:p>
          </table:table-cell>
          <table:table-cell table:formula="of:=ABS([.T258]-[.K258])" office:value-type="float" office:value="0.0107680396629442">
            <text:p>0,0107680397</text:p>
          </table:table-cell>
          <table:table-cell table:number-columns-repeated="4"/>
          <table:table-cell table:formula="of:=-([.B258]+[.$Z$2])" office:value-type="float" office:value="389.073169698394">
            <text:p>389,0731696984</text:p>
          </table:table-cell>
          <table:table-cell table:formula="of:=[.P258]+[.O258]*[.G258]*([.$AA$2]+[.$AA$1]*ABS([.P258]/[.B258]))" office:value-type="float" office:value="67.8623360869851">
            <text:p>67,862336087</text:p>
          </table:table-cell>
          <table:table-cell table:formula="of:=SQRT([.Z258]*[.Z258]+[.AA258]*[.AA258])" office:value-type="float" office:value="394.947120559625">
            <text:p>394,9471205596</text:p>
          </table:table-cell>
          <table:table-cell table:formula="of:=ASIN(ABS([.Z258]/[.AB258]))" office:value-type="float" office:value="1.39811299755329">
            <text:p>1,3981129976</text:p>
          </table:table-cell>
          <table:table-cell table:formula="of:=ABS([.K258]-[.AC258])" office:value-type="float" office:value="0.00400150834467317">
            <text:p>0,0040015083</text:p>
          </table:table-cell>
          <table:table-cell/>
          <table:table-cell table:formula="of:=[.J258]/[.AC258]" office:value-type="float" office:value="0.930147207059556">
            <text:p>0,9301472071</text:p>
          </table:table-cell>
        </table:table-row>
        <table:table-row table:style-name="ro1">
          <table:table-cell office:value-type="float" office:value="-0.84">
            <text:p>-0,84</text:p>
          </table:table-cell>
          <table:table-cell office:value-type="float" office:value="-408.543648653879">
            <text:p>-408,5436486539</text:p>
          </table:table-cell>
          <table:table-cell office:value-type="float" office:value="-160.997698762252">
            <text:p>-160,9976987623</text:p>
          </table:table-cell>
          <table:table-cell office:value-type="float" office:value="342.491487582452">
            <text:p>342,4914875825</text:p>
          </table:table-cell>
          <table:table-cell office:value-type="float" office:value="-221.660959935111">
            <text:p>-221,6609599351</text:p>
          </table:table-cell>
          <table:table-cell/>
          <table:table-cell table:formula="of:=SQRT([.B259]*[.B259] + [.C259]*[.C259])" office:value-type="float" office:value="439.1220466592">
            <text:p>439,1220466592</text:p>
          </table:table-cell>
          <table:table-cell table:formula="of:=SQRT([.D259]*[.D259]+[.E259]*[.E259])" office:value-type="float" office:value="407.963233914278">
            <text:p>407,9632339143</text:p>
          </table:table-cell>
          <table:table-cell/>
          <table:table-cell table:formula="of:=ASIN(ABS([.B259]/[.G259]))" office:value-type="float" office:value="1.19540629769076">
            <text:p>1,1954062977</text:p>
          </table:table-cell>
          <table:table-cell table:formula="of:=ASIN(ABS([.D259]/[.H259]))" office:value-type="float" office:value="0.996391025360223">
            <text:p>0,9963910254</text:p>
          </table:table-cell>
          <table:table-cell/>
          <table:table-cell table:formula="of:=[.J259]/[.K259]" office:value-type="float" office:value="1.19973611490388">
            <text:p>1,1997361149</text:p>
          </table:table-cell>
          <table:table-cell/>
          <table:table-cell table:formula="of:=IF([.C259]&lt;0;-[.A259];[.A259])" office:value-type="float" office:value="0.84">
            <text:p>0,84</text:p>
          </table:table-cell>
          <table:table-cell table:formula="of:=ABS([.C259])" office:value-type="float" office:value="160.997698762252">
            <text:p>160,9976987623</text:p>
          </table:table-cell>
          <table:table-cell table:formula="of:=ABS([.E259])" office:value-type="float" office:value="221.660959935111">
            <text:p>221,6609599351</text:p>
          </table:table-cell>
          <table:table-cell/>
          <table:table-cell table:formula="of:=1+[.$R$3]*[.O259]+[.$Q$3]*[.O259]*[.O259]*[.O259]" office:value-type="float" office:value="1.1976352">
            <text:p>1,1976352</text:p>
          </table:table-cell>
          <table:table-cell table:formula="of:=[.J259]/[.S259]" office:value-type="float" office:value="0.998138913828489">
            <text:p>0,9981389138</text:p>
          </table:table-cell>
          <table:table-cell table:formula="of:=ABS([.T259]-[.K259])" office:value-type="float" office:value="0.00174788846826512">
            <text:p>0,0017478885</text:p>
          </table:table-cell>
          <table:table-cell table:number-columns-repeated="4"/>
          <table:table-cell table:formula="of:=-([.B259]+[.$Z$2])" office:value-type="float" office:value="408.543648653879">
            <text:p>408,5436486539</text:p>
          </table:table-cell>
          <table:table-cell table:formula="of:=[.P259]+[.O259]*[.G259]*([.$AA$2]+[.$AA$1]*ABS([.P259]/[.B259]))" office:value-type="float" office:value="266.295753229617">
            <text:p>266,2957532296</text:p>
          </table:table-cell>
          <table:table-cell table:formula="of:=SQRT([.Z259]*[.Z259]+[.AA259]*[.AA259])" office:value-type="float" office:value="487.669294751631">
            <text:p>487,6692947516</text:p>
          </table:table-cell>
          <table:table-cell table:formula="of:=ASIN(ABS([.Z259]/[.AB259]))" office:value-type="float" office:value="0.993144738605963">
            <text:p>0,9931447386</text:p>
          </table:table-cell>
          <table:table-cell table:formula="of:=ABS([.K259]-[.AC259])" office:value-type="float" office:value="0.00324628675426009">
            <text:p>0,0032462868</text:p>
          </table:table-cell>
          <table:table-cell/>
          <table:table-cell table:formula="of:=[.J259]/[.AC259]" office:value-type="float" office:value="1.20365768575556">
            <text:p>1,2036576858</text:p>
          </table:table-cell>
        </table:table-row>
        <table:table-row table:style-name="ro1">
          <table:table-cell office:value-type="float" office:value="0.84">
            <text:p>0,84</text:p>
          </table:table-cell>
          <table:table-cell office:value-type="float" office:value="-446.382802464458">
            <text:p>-446,3828024645</text:p>
          </table:table-cell>
          <table:table-cell office:value-type="float" office:value="-175.95456789336">
            <text:p>-175,9545678934</text:p>
          </table:table-cell>
          <table:table-cell office:value-type="float" office:value="429.072592307006">
            <text:p>429,072592307</text:p>
          </table:table-cell>
          <table:table-cell office:value-type="float" office:value="-69.2810292211915">
            <text:p>-69,2810292212</text:p>
          </table:table-cell>
          <table:table-cell/>
          <table:table-cell table:formula="of:=SQRT([.B260]*[.B260] + [.C260]*[.C260])" office:value-type="float" office:value="479.809979365334">
            <text:p>479,8099793653</text:p>
          </table:table-cell>
          <table:table-cell table:formula="of:=SQRT([.D260]*[.D260]+[.E260]*[.E260])" office:value-type="float" office:value="434.629900580945">
            <text:p>434,6299005809</text:p>
          </table:table-cell>
          <table:table-cell/>
          <table:table-cell table:formula="of:=ASIN(ABS([.B260]/[.G260]))" office:value-type="float" office:value="1.19531841146492">
            <text:p>1,1953184115</text:p>
          </table:table-cell>
          <table:table-cell table:formula="of:=ASIN(ABS([.D260]/[.H260]))" office:value-type="float" office:value="1.41071109024347">
            <text:p>1,4107110902</text:p>
          </table:table-cell>
          <table:table-cell/>
          <table:table-cell table:formula="of:=[.J260]/[.K260]" office:value-type="float" office:value="0.847316236280969">
            <text:p>0,8473162363</text:p>
          </table:table-cell>
          <table:table-cell/>
          <table:table-cell table:formula="of:=IF([.C260]&lt;0;-[.A260];[.A260])" office:value-type="float" office:value="-0.84">
            <text:p>-0,84</text:p>
          </table:table-cell>
          <table:table-cell table:formula="of:=ABS([.C260])" office:value-type="float" office:value="175.95456789336">
            <text:p>175,9545678934</text:p>
          </table:table-cell>
          <table:table-cell table:formula="of:=ABS([.E260])" office:value-type="float" office:value="69.2810292211915">
            <text:p>69,2810292212</text:p>
          </table:table-cell>
          <table:table-cell/>
          <table:table-cell table:formula="of:=1+[.$R$3]*[.O260]+[.$Q$3]*[.O260]*[.O260]*[.O260]" office:value-type="float" office:value="0.8023648">
            <text:p>0,8023648</text:p>
          </table:table-cell>
          <table:table-cell table:formula="of:=[.J260]/[.S260]" office:value-type="float" office:value="1.4897443300914">
            <text:p>1,4897443301</text:p>
          </table:table-cell>
          <table:table-cell table:formula="of:=ABS([.T260]-[.K260])" office:value-type="float" office:value="0.079033239847929">
            <text:p>0,0790332398</text:p>
          </table:table-cell>
          <table:table-cell table:number-columns-repeated="4"/>
          <table:table-cell table:formula="of:=-([.B260]+[.$Z$2])" office:value-type="float" office:value="446.382802464458">
            <text:p>446,3828024645</text:p>
          </table:table-cell>
          <table:table-cell table:formula="of:=[.P260]+[.O260]*[.G260]*([.$AA$2]+[.$AA$1]*ABS([.P260]/[.B260]))" office:value-type="float" office:value="60.8961801809386">
            <text:p>60,8961801809</text:p>
          </table:table-cell>
          <table:table-cell table:formula="of:=SQRT([.Z260]*[.Z260]+[.AA260]*[.AA260])" office:value-type="float" office:value="450.517425963362">
            <text:p>450,5174259634</text:p>
          </table:table-cell>
          <table:table-cell table:formula="of:=ASIN(ABS([.Z260]/[.AB260]))" office:value-type="float" office:value="1.43521187479736">
            <text:p>1,4352118748</text:p>
          </table:table-cell>
          <table:table-cell table:formula="of:=ABS([.K260]-[.AC260])" office:value-type="float" office:value="0.0245007845538825">
            <text:p>0,0245007846</text:p>
          </table:table-cell>
          <table:table-cell/>
          <table:table-cell table:formula="of:=[.J260]/[.AC260]" office:value-type="float" office:value="0.832851533947693">
            <text:p>0,8328515339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476.784825145435">
            <text:p>-476,7848251454</text:p>
          </table:table-cell>
          <table:table-cell office:value-type="float" office:value="-184.758484423358">
            <text:p>-184,7584844234</text:p>
          </table:table-cell>
          <table:table-cell office:value-type="float" office:value="115.996962428617">
            <text:p>115,9969624286</text:p>
          </table:table-cell>
          <table:table-cell office:value-type="float" office:value="101.586911953393">
            <text:p>101,5869119534</text:p>
          </table:table-cell>
          <table:table-cell/>
          <table:table-cell table:formula="of:=SQRT([.B261]*[.B261] + [.C261]*[.C261])" office:value-type="float" office:value="511.331073821433">
            <text:p>511,3310738214</text:p>
          </table:table-cell>
          <table:table-cell table:formula="of:=SQRT([.D261]*[.D261]+[.E261]*[.E261])" office:value-type="float" office:value="154.192074935427">
            <text:p>154,1920749354</text:p>
          </table:table-cell>
          <table:table-cell/>
          <table:table-cell table:formula="of:=ASIN(ABS([.B261]/[.G261]))" office:value-type="float" office:value="1.20110407875683">
            <text:p>1,2011040788</text:p>
          </table:table-cell>
          <table:table-cell table:formula="of:=ASIN(ABS([.D261]/[.H261]))" office:value-type="float" office:value="0.851529157055789">
            <text:p>0,8515291571</text:p>
          </table:table-cell>
          <table:table-cell/>
          <table:table-cell table:formula="of:=[.J261]/[.K261]" office:value-type="float" office:value="1.41052607395115">
            <text:p>1,410526074</text:p>
          </table:table-cell>
          <table:table-cell/>
          <table:table-cell table:formula="of:=IF([.C261]&lt;0;-[.A261];[.A261])" office:value-type="float" office:value="0.88">
            <text:p>0,88</text:p>
          </table:table-cell>
          <table:table-cell table:formula="of:=ABS([.C261])" office:value-type="float" office:value="184.758484423358">
            <text:p>184,7584844234</text:p>
          </table:table-cell>
          <table:table-cell table:formula="of:=ABS([.E261])" office:value-type="float" office:value="101.586911953393">
            <text:p>101,5869119534</text:p>
          </table:table-cell>
          <table:table-cell/>
          <table:table-cell table:formula="of:=1+[.$R$3]*[.O261]+[.$Q$3]*[.O261]*[.O261]*[.O261]" office:value-type="float" office:value="1.2100736">
            <text:p>1,2100736</text:p>
          </table:table-cell>
          <table:table-cell table:formula="of:=[.J261]/[.S261]" office:value-type="float" office:value="0.992587623394834">
            <text:p>0,9925876234</text:p>
          </table:table-cell>
          <table:table-cell table:formula="of:=ABS([.T261]-[.K261])" office:value-type="float" office:value="0.141058466339046">
            <text:p>0,1410584663</text:p>
          </table:table-cell>
          <table:table-cell table:number-columns-repeated="4"/>
          <table:table-cell table:formula="of:=-([.B261]+[.$Z$2])" office:value-type="float" office:value="476.784825145435">
            <text:p>476,7848251454</text:p>
          </table:table-cell>
          <table:table-cell table:formula="of:=[.P261]+[.O261]*[.G261]*([.$AA$2]+[.$AA$1]*ABS([.P261]/[.B261]))" office:value-type="float" office:value="312.944442049286">
            <text:p>312,9444420493</text:p>
          </table:table-cell>
          <table:table-cell table:formula="of:=SQRT([.Z261]*[.Z261]+[.AA261]*[.AA261])" office:value-type="float" office:value="570.313942753027">
            <text:p>570,313942753</text:p>
          </table:table-cell>
          <table:table-cell table:formula="of:=ASIN(ABS([.Z261]/[.AB261]))" office:value-type="float" office:value="0.989960225108158">
            <text:p>0,9899602251</text:p>
          </table:table-cell>
          <table:table-cell table:formula="of:=ABS([.K261]-[.AC261])" office:value-type="float" office:value="0.13843106805237">
            <text:p>0,1384310681</text:p>
          </table:table-cell>
          <table:table-cell/>
          <table:table-cell table:formula="of:=[.J261]/[.AC261]" office:value-type="float" office:value="1.21328518893333">
            <text:p>1,2132851889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187.440418848515">
            <text:p>-187,4404188485</text:p>
          </table:table-cell>
          <table:table-cell office:value-type="float" office:value="-79.61247584787">
            <text:p>-79,6124758479</text:p>
          </table:table-cell>
          <table:table-cell office:value-type="float" office:value="181.324600563414">
            <text:p>181,3246005634</text:p>
          </table:table-cell>
          <table:table-cell office:value-type="float" office:value="-108.6062875284">
            <text:p>-108,6062875284</text:p>
          </table:table-cell>
          <table:table-cell/>
          <table:table-cell table:formula="of:=SQRT([.B262]*[.B262] + [.C262]*[.C262])" office:value-type="float" office:value="203.646892754921">
            <text:p>203,6468927549</text:p>
          </table:table-cell>
          <table:table-cell table:formula="of:=SQRT([.D262]*[.D262]+[.E262]*[.E262])" office:value-type="float" office:value="211.362097974502">
            <text:p>211,3620979745</text:p>
          </table:table-cell>
          <table:table-cell/>
          <table:table-cell table:formula="of:=ASIN(ABS([.B262]/[.G262]))" office:value-type="float" office:value="1.16915029578172">
            <text:p>1,1691502958</text:p>
          </table:table-cell>
          <table:table-cell table:formula="of:=ASIN(ABS([.D262]/[.H262]))" office:value-type="float" office:value="1.03114145801813">
            <text:p>1,031141458</text:p>
          </table:table-cell>
          <table:table-cell/>
          <table:table-cell table:formula="of:=[.J262]/[.K262]" office:value-type="float" office:value="1.13384083889793">
            <text:p>1,1338408389</text:p>
          </table:table-cell>
          <table:table-cell/>
          <table:table-cell table:formula="of:=IF([.C262]&lt;0;-[.A262];[.A262])" office:value-type="float" office:value="0.6">
            <text:p>0,6</text:p>
          </table:table-cell>
          <table:table-cell table:formula="of:=ABS([.C262])" office:value-type="float" office:value="79.61247584787">
            <text:p>79,6124758479</text:p>
          </table:table-cell>
          <table:table-cell table:formula="of:=ABS([.E262])" office:value-type="float" office:value="108.6062875284">
            <text:p>108,6062875284</text:p>
          </table:table-cell>
          <table:table-cell/>
          <table:table-cell table:formula="of:=1+[.$R$3]*[.O262]+[.$Q$3]*[.O262]*[.O262]*[.O262]" office:value-type="float" office:value="1.1308">
            <text:p>1,1308</text:p>
          </table:table-cell>
          <table:table-cell table:formula="of:=[.J262]/[.S262]" office:value-type="float" office:value="1.03391430472384">
            <text:p>1,0339143047</text:p>
          </table:table-cell>
          <table:table-cell table:formula="of:=ABS([.T262]-[.K262])" office:value-type="float" office:value="0.00277284670570532">
            <text:p>0,0027728467</text:p>
          </table:table-cell>
          <table:table-cell table:number-columns-repeated="4"/>
          <table:table-cell table:formula="of:=-([.B262]+[.$Z$2])" office:value-type="float" office:value="187.440418848515">
            <text:p>187,4404188485</text:p>
          </table:table-cell>
          <table:table-cell table:formula="of:=[.P262]+[.O262]*[.G262]*([.$AA$2]+[.$AA$1]*ABS([.P262]/[.B262]))" office:value-type="float" office:value="114.830289976226">
            <text:p>114,8302899762</text:p>
          </table:table-cell>
          <table:table-cell table:formula="of:=SQRT([.Z262]*[.Z262]+[.AA262]*[.AA262])" office:value-type="float" office:value="219.817893070902">
            <text:p>219,8178930709</text:p>
          </table:table-cell>
          <table:table-cell table:formula="of:=ASIN(ABS([.Z262]/[.AB262]))" office:value-type="float" office:value="1.02114695812021">
            <text:p>1,0211469581</text:p>
          </table:table-cell>
          <table:table-cell table:formula="of:=ABS([.K262]-[.AC262])" office:value-type="float" office:value="0.00999449989792312">
            <text:p>0,0099944999</text:p>
          </table:table-cell>
          <table:table-cell/>
          <table:table-cell table:formula="of:=[.J262]/[.AC262]" office:value-type="float" office:value="1.14493833280761">
            <text:p>1,1449383328</text:p>
          </table:table-cell>
        </table:table-row>
        <table:table-row table:style-name="ro1">
          <table:table-cell office:value-type="float" office:value="-0.4">
            <text:p>-0,4</text:p>
          </table:table-cell>
          <table:table-cell office:value-type="float" office:value="-183.57486412159">
            <text:p>-183,5748641216</text:p>
          </table:table-cell>
          <table:table-cell office:value-type="float" office:value="-163.642929142022">
            <text:p>-163,642929142</text:p>
          </table:table-cell>
          <table:table-cell office:value-type="float" office:value="168.942786329677">
            <text:p>168,9427863297</text:p>
          </table:table-cell>
          <table:table-cell office:value-type="float" office:value="-172.377484857556">
            <text:p>-172,3774848576</text:p>
          </table:table-cell>
          <table:table-cell/>
          <table:table-cell table:formula="of:=SQRT([.B263]*[.B263] + [.C263]*[.C263])" office:value-type="float" office:value="245.924254589581">
            <text:p>245,9242545896</text:p>
          </table:table-cell>
          <table:table-cell table:formula="of:=SQRT([.D263]*[.D263]+[.E263]*[.E263])" office:value-type="float" office:value="241.362097974499">
            <text:p>241,3620979745</text:p>
          </table:table-cell>
          <table:table-cell/>
          <table:table-cell table:formula="of:=ASIN(ABS([.B263]/[.G263]))" office:value-type="float" office:value="0.842739937493175">
            <text:p>0,8427399375</text:p>
          </table:table-cell>
          <table:table-cell table:formula="of:=ASIN(ABS([.D263]/[.H263]))" office:value-type="float" office:value="0.775335524614219">
            <text:p>0,7753355246</text:p>
          </table:table-cell>
          <table:table-cell/>
          <table:table-cell table:formula="of:=[.J263]/[.K263]" office:value-type="float" office:value="1.08693579842416">
            <text:p>1,0869357984</text:p>
          </table:table-cell>
          <table:table-cell/>
          <table:table-cell table:formula="of:=IF([.C263]&lt;0;-[.A263];[.A263])" office:value-type="float" office:value="0.4">
            <text:p>0,4</text:p>
          </table:table-cell>
          <table:table-cell table:formula="of:=ABS([.C263])" office:value-type="float" office:value="163.642929142022">
            <text:p>163,642929142</text:p>
          </table:table-cell>
          <table:table-cell table:formula="of:=ABS([.E263])" office:value-type="float" office:value="172.377484857556">
            <text:p>172,3774848576</text:p>
          </table:table-cell>
          <table:table-cell/>
          <table:table-cell table:formula="of:=1+[.$R$3]*[.O263]+[.$Q$3]*[.O263]*[.O263]*[.O263]" office:value-type="float" office:value="1.0832">
            <text:p>1,0832</text:p>
          </table:table-cell>
          <table:table-cell table:formula="of:=[.J263]/[.S263]" office:value-type="float" office:value="0.778009543475974">
            <text:p>0,7780095435</text:p>
          </table:table-cell>
          <table:table-cell table:formula="of:=ABS([.T263]-[.K263])" office:value-type="float" office:value="0.00267401886175467">
            <text:p>0,0026740189</text:p>
          </table:table-cell>
          <table:table-cell table:number-columns-repeated="4"/>
          <table:table-cell table:formula="of:=-([.B263]+[.$Z$2])" office:value-type="float" office:value="183.57486412159">
            <text:p>183,5748641216</text:p>
          </table:table-cell>
          <table:table-cell table:formula="of:=[.P263]+[.O263]*[.G263]*([.$AA$2]+[.$AA$1]*ABS([.P263]/[.B263]))" office:value-type="float" office:value="196.127369448352">
            <text:p>196,1273694484</text:p>
          </table:table-cell>
          <table:table-cell table:formula="of:=SQRT([.Z263]*[.Z263]+[.AA263]*[.AA263])" office:value-type="float" office:value="268.636698505604">
            <text:p>268,6366985056</text:p>
          </table:table-cell>
          <table:table-cell table:formula="of:=ASIN(ABS([.Z263]/[.AB263]))" office:value-type="float" office:value="0.752351385164335">
            <text:p>0,7523513852</text:p>
          </table:table-cell>
          <table:table-cell table:formula="of:=ABS([.K263]-[.AC263])" office:value-type="float" office:value="0.0229841394498845">
            <text:p>0,0229841394</text:p>
          </table:table-cell>
          <table:table-cell/>
          <table:table-cell table:formula="of:=[.J263]/[.AC263]" office:value-type="float" office:value="1.12014140481591">
            <text:p>1,1201414048</text:p>
          </table:table-cell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-163.782604529764">
            <text:p>-163,7826045298</text:p>
          </table:table-cell>
          <table:table-cell office:value-type="float" office:value="-225.270709631202">
            <text:p>-225,2707096312</text:p>
          </table:table-cell>
          <table:table-cell office:value-type="float" office:value="204.724663838778">
            <text:p>204,7246638388</text:p>
          </table:table-cell>
          <table:table-cell office:value-type="float" office:value="-178.115693393991">
            <text:p>-178,115693394</text:p>
          </table:table-cell>
          <table:table-cell/>
          <table:table-cell table:formula="of:=SQRT([.B264]*[.B264] + [.C264]*[.C264])" office:value-type="float" office:value="278.516847182174">
            <text:p>278,5168471822</text:p>
          </table:table-cell>
          <table:table-cell table:formula="of:=SQRT([.D264]*[.D264]+[.E264]*[.E264])" office:value-type="float" office:value="271.362097974501">
            <text:p>271,3620979745</text:p>
          </table:table-cell>
          <table:table-cell/>
          <table:table-cell table:formula="of:=ASIN(ABS([.B264]/[.G264]))" office:value-type="float" office:value="0.628649245198969">
            <text:p>0,6286492452</text:p>
          </table:table-cell>
          <table:table-cell table:formula="of:=ASIN(ABS([.D264]/[.H264]))" office:value-type="float" office:value="0.854790655614655">
            <text:p>0,8547906556</text:p>
          </table:table-cell>
          <table:table-cell/>
          <table:table-cell table:formula="of:=[.J264]/[.K264]" office:value-type="float" office:value="0.735442346110961">
            <text:p>0,7354423461</text:p>
          </table:table-cell>
          <table:table-cell/>
          <table:table-cell table:formula="of:=IF([.C264]&lt;0;-[.A264];[.A264])" office:value-type="float" office:value="-0.76">
            <text:p>-0,76</text:p>
          </table:table-cell>
          <table:table-cell table:formula="of:=ABS([.C264])" office:value-type="float" office:value="225.270709631202">
            <text:p>225,2707096312</text:p>
          </table:table-cell>
          <table:table-cell table:formula="of:=ABS([.E264])" office:value-type="float" office:value="178.115693393991">
            <text:p>178,115693394</text:p>
          </table:table-cell>
          <table:table-cell/>
          <table:table-cell table:formula="of:=1+[.$R$3]*[.O264]+[.$Q$3]*[.O264]*[.O264]*[.O264]" office:value-type="float" office:value="0.8260512">
            <text:p>0,8260512</text:p>
          </table:table-cell>
          <table:table-cell table:formula="of:=[.J264]/[.S264]" office:value-type="float" office:value="0.761029395271102">
            <text:p>0,7610293953</text:p>
          </table:table-cell>
          <table:table-cell table:formula="of:=ABS([.T264]-[.K264])" office:value-type="float" office:value="0.0937612603435522">
            <text:p>0,0937612603</text:p>
          </table:table-cell>
          <table:table-cell table:number-columns-repeated="4"/>
          <table:table-cell table:formula="of:=-([.B264]+[.$Z$2])" office:value-type="float" office:value="163.782604529764">
            <text:p>163,7826045298</text:p>
          </table:table-cell>
          <table:table-cell table:formula="of:=[.P264]+[.O264]*[.G264]*([.$AA$2]+[.$AA$1]*ABS([.P264]/[.B264]))" office:value-type="float" office:value="146.149900285466">
            <text:p>146,1499002855</text:p>
          </table:table-cell>
          <table:table-cell table:formula="of:=SQRT([.Z264]*[.Z264]+[.AA264]*[.AA264])" office:value-type="float" office:value="219.509760375261">
            <text:p>219,5097603753</text:p>
          </table:table-cell>
          <table:table-cell table:formula="of:=ASIN(ABS([.Z264]/[.AB264]))" office:value-type="float" office:value="0.842228979319207">
            <text:p>0,8422289793</text:p>
          </table:table-cell>
          <table:table-cell table:formula="of:=ABS([.K264]-[.AC264])" office:value-type="float" office:value="0.0125616762954477">
            <text:p>0,0125616763</text:p>
          </table:table-cell>
          <table:table-cell/>
          <table:table-cell table:formula="of:=[.J264]/[.AC264]" office:value-type="float" office:value="0.746411321190967">
            <text:p>0,7464113212</text:p>
          </table:table-cell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-244.363315080033">
            <text:p>-244,36331508</text:p>
          </table:table-cell>
          <table:table-cell office:value-type="float" office:value="155.97144489705">
            <text:p>155,9714448971</text:p>
          </table:table-cell>
          <table:table-cell office:value-type="float" office:value="204.916508923402">
            <text:p>204,9165089234</text:p>
          </table:table-cell>
          <table:table-cell office:value-type="float" office:value="172.532712093885">
            <text:p>172,5327120939</text:p>
          </table:table-cell>
          <table:table-cell/>
          <table:table-cell table:formula="of:=SQRT([.B265]*[.B265] + [.C265]*[.C265])" office:value-type="float" office:value="289.897432517395">
            <text:p>289,8974325174</text:p>
          </table:table-cell>
          <table:table-cell table:formula="of:=SQRT([.D265]*[.D265]+[.E265]*[.E265])" office:value-type="float" office:value="267.877420421778">
            <text:p>267,8774204218</text:p>
          </table:table-cell>
          <table:table-cell/>
          <table:table-cell table:formula="of:=ASIN(ABS([.B265]/[.G265]))" office:value-type="float" office:value="1.00270653733982">
            <text:p>1,0027065373</text:p>
          </table:table-cell>
          <table:table-cell table:formula="of:=ASIN(ABS([.D265]/[.H265]))" office:value-type="float" office:value="0.87098500473447">
            <text:p>0,8709850047</text:p>
          </table:table-cell>
          <table:table-cell/>
          <table:table-cell table:formula="of:=[.J265]/[.K265]" office:value-type="float" office:value="1.15123283625934">
            <text:p>1,1512328363</text:p>
          </table:table-cell>
          <table:table-cell/>
          <table:table-cell table:formula="of:=IF([.C265]&lt;0;-[.A265];[.A265])" office:value-type="float" office:value="0.64">
            <text:p>0,64</text:p>
          </table:table-cell>
          <table:table-cell table:formula="of:=ABS([.C265])" office:value-type="float" office:value="155.97144489705">
            <text:p>155,9714448971</text:p>
          </table:table-cell>
          <table:table-cell table:formula="of:=ABS([.E265])" office:value-type="float" office:value="172.532712093885">
            <text:p>172,5327120939</text:p>
          </table:table-cell>
          <table:table-cell/>
          <table:table-cell table:formula="of:=1+[.$R$3]*[.O265]+[.$Q$3]*[.O265]*[.O265]*[.O265]" office:value-type="float" office:value="1.1411072">
            <text:p>1,1411072</text:p>
          </table:table-cell>
          <table:table-cell table:formula="of:=[.J265]/[.S265]" office:value-type="float" office:value="0.878713706599887">
            <text:p>0,8787137066</text:p>
          </table:table-cell>
          <table:table-cell table:formula="of:=ABS([.T265]-[.K265])" office:value-type="float" office:value="0.00772870186541785">
            <text:p>0,0077287019</text:p>
          </table:table-cell>
          <table:table-cell table:number-columns-repeated="4"/>
          <table:table-cell table:formula="of:=-([.B265]+[.$Z$2])" office:value-type="float" office:value="244.363315080033">
            <text:p>244,36331508</text:p>
          </table:table-cell>
          <table:table-cell table:formula="of:=[.P265]+[.O265]*[.G265]*([.$AA$2]+[.$AA$1]*ABS([.P265]/[.B265]))" office:value-type="float" office:value="213.013039590698">
            <text:p>213,0130395907</text:p>
          </table:table-cell>
          <table:table-cell table:formula="of:=SQRT([.Z265]*[.Z265]+[.AA265]*[.AA265])" office:value-type="float" office:value="324.172769973933">
            <text:p>324,1727699739</text:p>
          </table:table-cell>
          <table:table-cell table:formula="of:=ASIN(ABS([.Z265]/[.AB265]))" office:value-type="float" office:value="0.853834837172139">
            <text:p>0,8538348372</text:p>
          </table:table-cell>
          <table:table-cell table:formula="of:=ABS([.K265]-[.AC265])" office:value-type="float" office:value="0.0171501675623301">
            <text:p>0,0171501676</text:p>
          </table:table-cell>
          <table:table-cell/>
          <table:table-cell table:formula="of:=[.J265]/[.AC265]" office:value-type="float" office:value="1.17435655431996">
            <text:p>1,1743565543</text:p>
          </table:table-cell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-275.259263731129">
            <text:p>-275,2592637311</text:p>
          </table:table-cell>
          <table:table-cell office:value-type="float" office:value="185.597207043577">
            <text:p>185,5972070436</text:p>
          </table:table-cell>
          <table:table-cell office:value-type="float" office:value="249.404740004957">
            <text:p>249,404740005</text:p>
          </table:table-cell>
          <table:table-cell office:value-type="float" office:value="218.169923768431">
            <text:p>218,1699237684</text:p>
          </table:table-cell>
          <table:table-cell/>
          <table:table-cell table:formula="of:=SQRT([.B266]*[.B266] + [.C266]*[.C266])" office:value-type="float" office:value="331.984917627563">
            <text:p>331,9849176276</text:p>
          </table:table-cell>
          <table:table-cell table:formula="of:=SQRT([.D266]*[.D266]+[.E266]*[.E266])" office:value-type="float" office:value="331.362097974502">
            <text:p>331,3620979745</text:p>
          </table:table-cell>
          <table:table-cell/>
          <table:table-cell table:formula="of:=ASIN(ABS([.B266]/[.G266]))" office:value-type="float" office:value="0.9775529697783">
            <text:p>0,9775529698</text:p>
          </table:table-cell>
          <table:table-cell table:formula="of:=ASIN(ABS([.D266]/[.H266]))" office:value-type="float" office:value="0.852100833816678">
            <text:p>0,8521008338</text:p>
          </table:table-cell>
          <table:table-cell/>
          <table:table-cell table:formula="of:=[.J266]/[.K266]" office:value-type="float" office:value="1.14722686680132">
            <text:p>1,1472268668</text:p>
          </table:table-cell>
          <table:table-cell/>
          <table:table-cell table:formula="of:=IF([.C266]&lt;0;-[.A266];[.A266])" office:value-type="float" office:value="0.64">
            <text:p>0,64</text:p>
          </table:table-cell>
          <table:table-cell table:formula="of:=ABS([.C266])" office:value-type="float" office:value="185.597207043577">
            <text:p>185,5972070436</text:p>
          </table:table-cell>
          <table:table-cell table:formula="of:=ABS([.E266])" office:value-type="float" office:value="218.169923768431">
            <text:p>218,1699237684</text:p>
          </table:table-cell>
          <table:table-cell/>
          <table:table-cell table:formula="of:=1+[.$R$3]*[.O266]+[.$Q$3]*[.O266]*[.O266]*[.O266]" office:value-type="float" office:value="1.1411072">
            <text:p>1,1411072</text:p>
          </table:table-cell>
          <table:table-cell table:formula="of:=[.J266]/[.S266]" office:value-type="float" office:value="0.856670582552016">
            <text:p>0,8566705826</text:p>
          </table:table-cell>
          <table:table-cell table:formula="of:=ABS([.T266]-[.K266])" office:value-type="float" office:value="0.00456974873533822">
            <text:p>0,0045697487</text:p>
          </table:table-cell>
          <table:table-cell table:number-columns-repeated="4"/>
          <table:table-cell table:formula="of:=-([.B266]+[.$Z$2])" office:value-type="float" office:value="275.259263731129">
            <text:p>275,2592637311</text:p>
          </table:table-cell>
          <table:table-cell table:formula="of:=[.P266]+[.O266]*[.G266]*([.$AA$2]+[.$AA$1]*ABS([.P266]/[.B266]))" office:value-type="float" office:value="251.608279173245">
            <text:p>251,6082791732</text:p>
          </table:table-cell>
          <table:table-cell table:formula="of:=SQRT([.Z266]*[.Z266]+[.AA266]*[.AA266])" office:value-type="float" office:value="372.926786941251">
            <text:p>372,9267869413</text:p>
          </table:table-cell>
          <table:table-cell table:formula="of:=ASIN(ABS([.Z266]/[.AB266]))" office:value-type="float" office:value="0.830257858643318">
            <text:p>0,8302578586</text:p>
          </table:table-cell>
          <table:table-cell table:formula="of:=ABS([.K266]-[.AC266])" office:value-type="float" office:value="0.0218429751733599">
            <text:p>0,0218429752</text:p>
          </table:table-cell>
          <table:table-cell/>
          <table:table-cell table:formula="of:=[.J266]/[.AC266]" office:value-type="float" office:value="1.17740887316101">
            <text:p>1,1774088732</text:p>
          </table:table-cell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-304.849139284618">
            <text:p>-304,8491392846</text:p>
          </table:table-cell>
          <table:table-cell office:value-type="float" office:value="-220.600650613681">
            <text:p>-220,6006506137</text:p>
          </table:table-cell>
          <table:table-cell office:value-type="float" office:value="328.776259396858">
            <text:p>328,7762593969</text:p>
          </table:table-cell>
          <table:table-cell office:value-type="float" office:value="-149.962452332383">
            <text:p>-149,9624523324</text:p>
          </table:table-cell>
          <table:table-cell/>
          <table:table-cell table:formula="of:=SQRT([.B267]*[.B267] + [.C267]*[.C267])" office:value-type="float" office:value="376.294624959953">
            <text:p>376,29462496</text:p>
          </table:table-cell>
          <table:table-cell table:formula="of:=SQRT([.D267]*[.D267]+[.E267]*[.E267])" office:value-type="float" office:value="361.3620979745">
            <text:p>361,3620979745</text:p>
          </table:table-cell>
          <table:table-cell/>
          <table:table-cell table:formula="of:=ASIN(ABS([.B267]/[.G267]))" office:value-type="float" office:value="0.944380967989946">
            <text:p>0,944380968</text:p>
          </table:table-cell>
          <table:table-cell table:formula="of:=ASIN(ABS([.D267]/[.H267]))" office:value-type="float" office:value="1.14286209601133">
            <text:p>1,142862096</text:p>
          </table:table-cell>
          <table:table-cell/>
          <table:table-cell table:formula="of:=[.J267]/[.K267]" office:value-type="float" office:value="0.826329765669803">
            <text:p>0,8263297657</text:p>
          </table:table-cell>
          <table:table-cell/>
          <table:table-cell table:formula="of:=IF([.C267]&lt;0;-[.A267];[.A267])" office:value-type="float" office:value="-0.76">
            <text:p>-0,76</text:p>
          </table:table-cell>
          <table:table-cell table:formula="of:=ABS([.C267])" office:value-type="float" office:value="220.600650613681">
            <text:p>220,6006506137</text:p>
          </table:table-cell>
          <table:table-cell table:formula="of:=ABS([.E267])" office:value-type="float" office:value="149.962452332383">
            <text:p>149,9624523324</text:p>
          </table:table-cell>
          <table:table-cell/>
          <table:table-cell table:formula="of:=1+[.$R$3]*[.O267]+[.$Q$3]*[.O267]*[.O267]*[.O267]" office:value-type="float" office:value="0.8260512">
            <text:p>0,8260512</text:p>
          </table:table-cell>
          <table:table-cell table:formula="of:=[.J267]/[.S267]" office:value-type="float" office:value="1.14324749844797">
            <text:p>1,1432474984</text:p>
          </table:table-cell>
          <table:table-cell table:formula="of:=ABS([.T267]-[.K267])" office:value-type="float" office:value="0.00038540243663876">
            <text:p>0,0003854024</text:p>
          </table:table-cell>
          <table:table-cell table:number-columns-repeated="4"/>
          <table:table-cell table:formula="of:=-([.B267]+[.$Z$2])" office:value-type="float" office:value="304.849139284618">
            <text:p>304,8491392846</text:p>
          </table:table-cell>
          <table:table-cell table:formula="of:=[.P267]+[.O267]*[.G267]*([.$AA$2]+[.$AA$1]*ABS([.P267]/[.B267]))" office:value-type="float" office:value="130.479257979736">
            <text:p>130,4792579797</text:p>
          </table:table-cell>
          <table:table-cell table:formula="of:=SQRT([.Z267]*[.Z267]+[.AA267]*[.AA267])" office:value-type="float" office:value="331.598906037874">
            <text:p>331,5989060379</text:p>
          </table:table-cell>
          <table:table-cell table:formula="of:=ASIN(ABS([.Z267]/[.AB267]))" office:value-type="float" office:value="1.16637679065875">
            <text:p>1,1663767907</text:p>
          </table:table-cell>
          <table:table-cell table:formula="of:=ABS([.K267]-[.AC267])" office:value-type="float" office:value="0.0235146946474116">
            <text:p>0,0235146946</text:p>
          </table:table-cell>
          <table:table-cell/>
          <table:table-cell table:formula="of:=[.J267]/[.AC267]" office:value-type="float" office:value="0.809670576055083">
            <text:p>0,8096705761</text:p>
          </table:table-cell>
        </table:table-row>
        <table:table-row table:style-name="ro1">
          <table:table-cell office:value-type="float" office:value="-0.56">
            <text:p>-0,56</text:p>
          </table:table-cell>
          <table:table-cell office:value-type="float" office:value="-157.958732252245">
            <text:p>-157,9587322522</text:p>
          </table:table-cell>
          <table:table-cell office:value-type="float" office:value="105.084941617941">
            <text:p>105,0849416179</text:p>
          </table:table-cell>
          <table:table-cell office:value-type="float" office:value="157.540347185871">
            <text:p>157,5403471859</text:p>
          </table:table-cell>
          <table:table-cell office:value-type="float" office:value="73.9603379592268">
            <text:p>73,9603379592</text:p>
          </table:table-cell>
          <table:table-cell/>
          <table:table-cell table:formula="of:=SQRT([.B268]*[.B268] + [.C268]*[.C268])" office:value-type="float" office:value="189.720336415427">
            <text:p>189,7203364154</text:p>
          </table:table-cell>
          <table:table-cell table:formula="of:=SQRT([.D268]*[.D268]+[.E268]*[.E268])" office:value-type="float" office:value="174.037618296987">
            <text:p>174,037618297</text:p>
          </table:table-cell>
          <table:table-cell/>
          <table:table-cell table:formula="of:=ASIN(ABS([.B268]/[.G268]))" office:value-type="float" office:value="0.98376242910323">
            <text:p>0,9837624291</text:p>
          </table:table-cell>
          <table:table-cell table:formula="of:=ASIN(ABS([.D268]/[.H268]))" office:value-type="float" office:value="1.13187030415394">
            <text:p>1,1318703042</text:p>
          </table:table-cell>
          <table:table-cell/>
          <table:table-cell table:formula="of:=[.J268]/[.K268]" office:value-type="float" office:value="0.869147662495291">
            <text:p>0,8691476625</text:p>
          </table:table-cell>
          <table:table-cell/>
          <table:table-cell table:formula="of:=IF([.C268]&lt;0;-[.A268];[.A268])" office:value-type="float" office:value="-0.56">
            <text:p>-0,56</text:p>
          </table:table-cell>
          <table:table-cell table:formula="of:=ABS([.C268])" office:value-type="float" office:value="105.084941617941">
            <text:p>105,0849416179</text:p>
          </table:table-cell>
          <table:table-cell table:formula="of:=ABS([.E268])" office:value-type="float" office:value="73.9603379592268">
            <text:p>73,9603379592</text:p>
          </table:table-cell>
          <table:table-cell/>
          <table:table-cell table:formula="of:=1+[.$R$3]*[.O268]+[.$Q$3]*[.O268]*[.O268]*[.O268]" office:value-type="float" office:value="0.8792192">
            <text:p>0,8792192</text:p>
          </table:table-cell>
          <table:table-cell table:formula="of:=[.J268]/[.S268]" office:value-type="float" office:value="1.11890462481168">
            <text:p>1,1189046248</text:p>
          </table:table-cell>
          <table:table-cell table:formula="of:=ABS([.T268]-[.K268])" office:value-type="float" office:value="0.0129656793422532">
            <text:p>0,0129656793</text:p>
          </table:table-cell>
          <table:table-cell table:number-columns-repeated="4"/>
          <table:table-cell table:formula="of:=-([.B268]+[.$Z$2])" office:value-type="float" office:value="157.958732252245">
            <text:p>157,9587322522</text:p>
          </table:table-cell>
          <table:table-cell table:formula="of:=[.P268]+[.O268]*[.G268]*([.$AA$2]+[.$AA$1]*ABS([.P268]/[.B268]))" office:value-type="float" office:value="72.1628620025229">
            <text:p>72,1628620025</text:p>
          </table:table-cell>
          <table:table-cell table:formula="of:=SQRT([.Z268]*[.Z268]+[.AA268]*[.AA268])" office:value-type="float" office:value="173.661854611574">
            <text:p>173,6618546116</text:p>
          </table:table-cell>
          <table:table-cell table:formula="of:=ASIN(ABS([.Z268]/[.AB268]))" office:value-type="float" office:value="1.14226362425">
            <text:p>1,1422636243</text:p>
          </table:table-cell>
          <table:table-cell table:formula="of:=ABS([.K268]-[.AC268])" office:value-type="float" office:value="0.0103933200960604">
            <text:p>0,0103933201</text:p>
          </table:table-cell>
          <table:table-cell/>
          <table:table-cell table:formula="of:=[.J268]/[.AC268]" office:value-type="float" office:value="0.861239391869071">
            <text:p>0,8612393919</text:p>
          </table:table-cell>
        </table:table-row>
        <table:table-row table:style-name="ro1">
          <table:table-cell office:value-type="float" office:value="0.84">
            <text:p>0,84</text:p>
          </table:table-cell>
          <table:table-cell office:value-type="float" office:value="-217.677582123415">
            <text:p>-217,6775821234</text:p>
          </table:table-cell>
          <table:table-cell office:value-type="float" office:value="-39.3282911121233">
            <text:p>-39,3282911121</text:p>
          </table:table-cell>
          <table:table-cell office:value-type="float" office:value="225.650503756452">
            <text:p>225,6505037565</text:p>
          </table:table-cell>
          <table:table-cell office:value-type="float" office:value="8.00138670581418">
            <text:p>8,0013867058</text:p>
          </table:table-cell>
          <table:table-cell/>
          <table:table-cell table:formula="of:=SQRT([.B269]*[.B269] + [.C269]*[.C269])" office:value-type="float" office:value="221.201817896907">
            <text:p>221,2018178969</text:p>
          </table:table-cell>
          <table:table-cell table:formula="of:=SQRT([.D269]*[.D269]+[.E269]*[.E269])" office:value-type="float" office:value="225.792320584108">
            <text:p>225,7923205841</text:p>
          </table:table-cell>
          <table:table-cell/>
          <table:table-cell table:formula="of:=ASIN(ABS([.B269]/[.G269]))" office:value-type="float" office:value="1.39205234534309">
            <text:p>1,3920523453</text:p>
          </table:table-cell>
          <table:table-cell table:formula="of:=ASIN(ABS([.D269]/[.H269]))" office:value-type="float" office:value="1.53535197558566">
            <text:p>1,5353519756</text:p>
          </table:table-cell>
          <table:table-cell/>
          <table:table-cell table:formula="of:=[.J269]/[.K269]" office:value-type="float" office:value="0.906666593379734">
            <text:p>0,9066665934</text:p>
          </table:table-cell>
          <table:table-cell/>
          <table:table-cell table:formula="of:=IF([.C269]&lt;0;-[.A269];[.A269])" office:value-type="float" office:value="-0.84">
            <text:p>-0,84</text:p>
          </table:table-cell>
          <table:table-cell table:formula="of:=ABS([.C269])" office:value-type="float" office:value="39.3282911121233">
            <text:p>39,3282911121</text:p>
          </table:table-cell>
          <table:table-cell table:formula="of:=ABS([.E269])" office:value-type="float" office:value="8.00138670581418">
            <text:p>8,0013867058</text:p>
          </table:table-cell>
          <table:table-cell/>
          <table:table-cell table:formula="of:=1+[.$R$3]*[.O269]+[.$Q$3]*[.O269]*[.O269]*[.O269]" office:value-type="float" office:value="0.8023648">
            <text:p>0,8023648</text:p>
          </table:table-cell>
          <table:table-cell table:formula="of:=[.J269]/[.S269]" office:value-type="float" office:value="1.73493695803093">
            <text:p>1,734936958</text:p>
          </table:table-cell>
          <table:table-cell table:formula="of:=ABS([.T269]-[.K269])" office:value-type="float" office:value="0.199584982445269">
            <text:p>0,1995849824</text:p>
          </table:table-cell>
          <table:table-cell table:number-columns-repeated="4"/>
          <table:table-cell table:formula="of:=-([.B269]+[.$Z$2])" office:value-type="float" office:value="217.677582123415">
            <text:p>217,6775821234</text:p>
          </table:table-cell>
          <table:table-cell table:formula="of:=[.P269]+[.O269]*[.G269]*([.$AA$2]+[.$AA$1]*ABS([.P269]/[.B269]))" office:value-type="float" office:value="-10.1454463546846">
            <text:p>-10,1454463547</text:p>
          </table:table-cell>
          <table:table-cell table:formula="of:=SQRT([.Z269]*[.Z269]+[.AA269]*[.AA269])" office:value-type="float" office:value="217.913881707504">
            <text:p>217,9138817075</text:p>
          </table:table-cell>
          <table:table-cell table:formula="of:=ASIN(ABS([.Z269]/[.AB269]))" office:value-type="float" office:value="1.52422235449666">
            <text:p>1,5242223545</text:p>
          </table:table-cell>
          <table:table-cell table:formula="of:=ABS([.K269]-[.AC269])" office:value-type="float" office:value="0.0111296210889971">
            <text:p>0,0111296211</text:p>
          </table:table-cell>
          <table:table-cell/>
          <table:table-cell table:formula="of:=[.J269]/[.AC269]" office:value-type="float" office:value="0.913286923811576">
            <text:p>0,9132869238</text:p>
          </table:table-cell>
        </table:table-row>
        <table:table-row table:style-name="ro1">
          <table:table-cell office:value-type="float" office:value="-0.24">
            <text:p>-0,24</text:p>
          </table:table-cell>
          <table:table-cell office:value-type="float" office:value="-242.523799567082">
            <text:p>-242,5237995671</text:p>
          </table:table-cell>
          <table:table-cell office:value-type="float" office:value="24.5685509506534">
            <text:p>24,5685509507</text:p>
          </table:table-cell>
          <table:table-cell office:value-type="float" office:value="340.82032355149">
            <text:p>340,8203235515</text:p>
          </table:table-cell>
          <table:table-cell office:value-type="float" office:value="12.6883314951594">
            <text:p>12,6883314952</text:p>
          </table:table-cell>
          <table:table-cell/>
          <table:table-cell table:formula="of:=SQRT([.B270]*[.B270] + [.C270]*[.C270])" office:value-type="float" office:value="243.765065282679">
            <text:p>243,7650652827</text:p>
          </table:table-cell>
          <table:table-cell table:formula="of:=SQRT([.D270]*[.D270]+[.E270]*[.E270])" office:value-type="float" office:value="341.056427445479">
            <text:p>341,0564274455</text:p>
          </table:table-cell>
          <table:table-cell/>
          <table:table-cell table:formula="of:=ASIN(ABS([.B270]/[.G270]))" office:value-type="float" office:value="1.46983707926128">
            <text:p>1,4698370793</text:p>
          </table:table-cell>
          <table:table-cell table:formula="of:=ASIN(ABS([.D270]/[.H270]))" office:value-type="float" office:value="1.53358471249475">
            <text:p>1,5335847125</text:p>
          </table:table-cell>
          <table:table-cell/>
          <table:table-cell table:formula="of:=[.J270]/[.K270]" office:value-type="float" office:value="0.958432271322158">
            <text:p>0,9584322713</text:p>
          </table:table-cell>
          <table:table-cell/>
          <table:table-cell table:formula="of:=IF([.C270]&lt;0;-[.A270];[.A270])" office:value-type="float" office:value="-0.24">
            <text:p>-0,24</text:p>
          </table:table-cell>
          <table:table-cell table:formula="of:=ABS([.C270])" office:value-type="float" office:value="24.5685509506534">
            <text:p>24,5685509507</text:p>
          </table:table-cell>
          <table:table-cell table:formula="of:=ABS([.E270])" office:value-type="float" office:value="12.6883314951594">
            <text:p>12,6883314952</text:p>
          </table:table-cell>
          <table:table-cell/>
          <table:table-cell table:formula="of:=1+[.$R$3]*[.O270]+[.$Q$3]*[.O270]*[.O270]*[.O270]" office:value-type="float" office:value="0.9513088">
            <text:p>0,9513088</text:p>
          </table:table-cell>
          <table:table-cell table:formula="of:=[.J270]/[.S270]" office:value-type="float" office:value="1.54506830932425">
            <text:p>1,5450683093</text:p>
          </table:table-cell>
          <table:table-cell table:formula="of:=ABS([.T270]-[.K270])" office:value-type="float" office:value="0.0114835968295008">
            <text:p>0,0114835968</text:p>
          </table:table-cell>
          <table:table-cell table:number-columns-repeated="4"/>
          <table:table-cell table:formula="of:=-([.B270]+[.$Z$2])" office:value-type="float" office:value="242.523799567082">
            <text:p>242,5237995671</text:p>
          </table:table-cell>
          <table:table-cell table:formula="of:=[.P270]+[.O270]*[.G270]*([.$AA$2]+[.$AA$1]*ABS([.P270]/[.B270]))" office:value-type="float" office:value="9.40925024607479">
            <text:p>9,4092502461</text:p>
          </table:table-cell>
          <table:table-cell table:formula="of:=SQRT([.Z270]*[.Z270]+[.AA270]*[.AA270])" office:value-type="float" office:value="242.706257328993">
            <text:p>242,706257329</text:p>
          </table:table-cell>
          <table:table-cell table:formula="of:=ASIN(ABS([.Z270]/[.AB270]))" office:value-type="float" office:value="1.53201855112789">
            <text:p>1,5320185511</text:p>
          </table:table-cell>
          <table:table-cell table:formula="of:=ABS([.K270]-[.AC270])" office:value-type="float" office:value="0.00156616136685983">
            <text:p>0,0015661614</text:p>
          </table:table-cell>
          <table:table-cell/>
          <table:table-cell table:formula="of:=[.J270]/[.AC270]" office:value-type="float" office:value="0.959412063371668">
            <text:p>0,9594120634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-275.046511083818">
            <text:p>-275,0465110838</text:p>
          </table:table-cell>
          <table:table-cell office:value-type="float" office:value="-71.4075585758047">
            <text:p>-71,4075585758</text:p>
          </table:table-cell>
          <table:table-cell office:value-type="float" office:value="285.781603327996">
            <text:p>285,781603328</text:p>
          </table:table-cell>
          <table:table-cell office:value-type="float" office:value="-2.47501598591953">
            <text:p>-2,4750159859</text:p>
          </table:table-cell>
          <table:table-cell/>
          <table:table-cell table:formula="of:=SQRT([.B271]*[.B271] + [.C271]*[.C271])" office:value-type="float" office:value="284.16478085987">
            <text:p>284,1647808599</text:p>
          </table:table-cell>
          <table:table-cell table:formula="of:=SQRT([.D271]*[.D271]+[.E271]*[.E271])" office:value-type="float" office:value="285.79232058411">
            <text:p>285,7923205841</text:p>
          </table:table-cell>
          <table:table-cell/>
          <table:table-cell table:formula="of:=ASIN(ABS([.B271]/[.G271]))" office:value-type="float" office:value="1.31678429637396">
            <text:p>1,3167842964</text:p>
          </table:table-cell>
          <table:table-cell table:formula="of:=ASIN(ABS([.D271]/[.H271]))" office:value-type="float" office:value="1.56213602787871">
            <text:p>1,5621360279</text:p>
          </table:table-cell>
          <table:table-cell/>
          <table:table-cell table:formula="of:=[.J271]/[.K271]" office:value-type="float" office:value="0.842938305546977">
            <text:p>0,8429383055</text:p>
          </table:table-cell>
          <table:table-cell/>
          <table:table-cell table:formula="of:=IF([.C271]&lt;0;-[.A271];[.A271])" office:value-type="float" office:value="-0.88">
            <text:p>-0,88</text:p>
          </table:table-cell>
          <table:table-cell table:formula="of:=ABS([.C271])" office:value-type="float" office:value="71.4075585758047">
            <text:p>71,4075585758</text:p>
          </table:table-cell>
          <table:table-cell table:formula="of:=ABS([.E271])" office:value-type="float" office:value="2.47501598591953">
            <text:p>2,4750159859</text:p>
          </table:table-cell>
          <table:table-cell/>
          <table:table-cell table:formula="of:=1+[.$R$3]*[.O271]+[.$Q$3]*[.O271]*[.O271]*[.O271]" office:value-type="float" office:value="0.7899264">
            <text:p>0,7899264</text:p>
          </table:table-cell>
          <table:table-cell table:formula="of:=[.J271]/[.S271]" office:value-type="float" office:value="1.66697086763268">
            <text:p>1,6669708676</text:p>
          </table:table-cell>
          <table:table-cell table:formula="of:=ABS([.T271]-[.K271])" office:value-type="float" office:value="0.104834839753978">
            <text:p>0,1048348398</text:p>
          </table:table-cell>
          <table:table-cell table:number-columns-repeated="4"/>
          <table:table-cell table:formula="of:=-([.B271]+[.$Z$2])" office:value-type="float" office:value="275.046511083818">
            <text:p>275,0465110838</text:p>
          </table:table-cell>
          <table:table-cell table:formula="of:=[.P271]+[.O271]*[.G271]*([.$AA$2]+[.$AA$1]*ABS([.P271]/[.B271]))" office:value-type="float" office:value="3.04833920331701">
            <text:p>3,0483392033</text:p>
          </table:table-cell>
          <table:table-cell table:formula="of:=SQRT([.Z271]*[.Z271]+[.AA271]*[.AA271])" office:value-type="float" office:value="275.063402929723">
            <text:p>275,0634029297</text:p>
          </table:table-cell>
          <table:table-cell table:formula="of:=ASIN(ABS([.Z271]/[.AB271]))" office:value-type="float" office:value="1.55971378519674">
            <text:p>1,5597137852</text:p>
          </table:table-cell>
          <table:table-cell table:formula="of:=ABS([.K271]-[.AC271])" office:value-type="float" office:value="0.00242224268196733">
            <text:p>0,0024222427</text:p>
          </table:table-cell>
          <table:table-cell/>
          <table:table-cell table:formula="of:=[.J271]/[.AC271]" office:value-type="float" office:value="0.844247392612399">
            <text:p>0,8442473926</text:p>
          </table:table-cell>
        </table:table-row>
        <table:table-row table:style-name="ro1">
          <table:table-cell office:value-type="float" office:value="-0.12">
            <text:p>-0,12</text:p>
          </table:table-cell>
          <table:table-cell office:value-type="float" office:value="-323.070810194195">
            <text:p>-323,0708101942</text:p>
          </table:table-cell>
          <table:table-cell office:value-type="float" office:value="1.25124884479564">
            <text:p>1,2512488448</text:p>
          </table:table-cell>
          <table:table-cell office:value-type="float" office:value="4.89292422898302">
            <text:p>4,892924229</text:p>
          </table:table-cell>
          <table:table-cell office:value-type="float" office:value="-4.37499490607157">
            <text:p>-4,3749949061</text:p>
          </table:table-cell>
          <table:table-cell/>
          <table:table-cell table:formula="of:=SQRT([.B272]*[.B272] + [.C272]*[.C272])" office:value-type="float" office:value="323.07323321997">
            <text:p>323,07323322</text:p>
          </table:table-cell>
          <table:table-cell table:formula="of:=SQRT([.D272]*[.D272]+[.E272]*[.E272])" office:value-type="float" office:value="6.56363374501665">
            <text:p>6,563633745</text:p>
          </table:table-cell>
          <table:table-cell/>
          <table:table-cell table:formula="of:=ASIN(ABS([.B272]/[.G272]))" office:value-type="float" office:value="1.56692335978858">
            <text:p>1,5669233598</text:p>
          </table:table-cell>
          <table:table-cell table:formula="of:=ASIN(ABS([.D272]/[.H272]))" office:value-type="float" office:value="0.841224196551759">
            <text:p>0,8412241966</text:p>
          </table:table-cell>
          <table:table-cell/>
          <table:table-cell table:formula="of:=[.J272]/[.K272]" office:value-type="float" office:value="1.86267033950226">
            <text:p>1,8626703395</text:p>
          </table:table-cell>
          <table:table-cell/>
          <table:table-cell table:formula="of:=IF([.C272]&lt;0;-[.A272];[.A272])" office:value-type="float" office:value="-0.12">
            <text:p>-0,12</text:p>
          </table:table-cell>
          <table:table-cell table:formula="of:=ABS([.C272])" office:value-type="float" office:value="1.25124884479564">
            <text:p>1,2512488448</text:p>
          </table:table-cell>
          <table:table-cell table:formula="of:=ABS([.E272])" office:value-type="float" office:value="4.37499490607157">
            <text:p>4,3749949061</text:p>
          </table:table-cell>
          <table:table-cell/>
          <table:table-cell table:formula="of:=1+[.$R$3]*[.O272]+[.$Q$3]*[.O272]*[.O272]*[.O272]" office:value-type="float" office:value="0.9759136">
            <text:p>0,9759136</text:p>
          </table:table-cell>
          <table:table-cell table:formula="of:=[.J272]/[.S272]" office:value-type="float" office:value="1.60559639684146">
            <text:p>1,6055963968</text:p>
          </table:table-cell>
          <table:table-cell table:formula="of:=ABS([.T272]-[.K272])" office:value-type="float" office:value="0.764372200289704">
            <text:p>0,7643722003</text:p>
          </table:table-cell>
          <table:table-cell table:number-columns-repeated="4"/>
          <table:table-cell table:formula="of:=-([.B272]+[.$Z$2])" office:value-type="float" office:value="323.070810194195">
            <text:p>323,0708101942</text:p>
          </table:table-cell>
          <table:table-cell table:formula="of:=[.P272]+[.O272]*[.G272]*([.$AA$2]+[.$AA$1]*ABS([.P272]/[.B272]))" office:value-type="float" office:value="-8.4544617406782">
            <text:p>-8,4544617407</text:p>
          </table:table-cell>
          <table:table-cell table:formula="of:=SQRT([.Z272]*[.Z272]+[.AA272]*[.AA272])" office:value-type="float" office:value="323.181413950212">
            <text:p>323,1814139502</text:p>
          </table:table-cell>
          <table:table-cell table:formula="of:=ASIN(ABS([.Z272]/[.AB272]))" office:value-type="float" office:value="1.54463323084754">
            <text:p>1,5446332308</text:p>
          </table:table-cell>
          <table:table-cell table:formula="of:=ABS([.K272]-[.AC272])" office:value-type="float" office:value="0.703409034295785">
            <text:p>0,7034090343</text:p>
          </table:table-cell>
          <table:table-cell/>
          <table:table-cell table:formula="of:=[.J272]/[.AC272]" office:value-type="float" office:value="1.01443069364033">
            <text:p>1,0144306936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-334.818764448091">
            <text:p>-334,8187644481</text:p>
          </table:table-cell>
          <table:table-cell office:value-type="float" office:value="6.20068460556148">
            <text:p>6,2006846056</text:p>
          </table:table-cell>
          <table:table-cell office:value-type="float" office:value="307.202055696436">
            <text:p>307,2020556964</text:p>
          </table:table-cell>
          <table:table-cell office:value-type="float" office:value="10.188173634717">
            <text:p>10,1881736347</text:p>
          </table:table-cell>
          <table:table-cell/>
          <table:table-cell table:formula="of:=SQRT([.B273]*[.B273] + [.C273]*[.C273])" office:value-type="float" office:value="334.876176393788">
            <text:p>334,8761763938</text:p>
          </table:table-cell>
          <table:table-cell table:formula="of:=SQRT([.D273]*[.D273]+[.E273]*[.E273])" office:value-type="float" office:value="307.370951630318">
            <text:p>307,3709516303</text:p>
          </table:table-cell>
          <table:table-cell/>
          <table:table-cell table:formula="of:=ASIN(ABS([.B273]/[.G273]))" office:value-type="float" office:value="1.5522789182116">
            <text:p>1,5522789182</text:p>
          </table:table-cell>
          <table:table-cell table:formula="of:=ASIN(ABS([.D273]/[.H273]))" office:value-type="float" office:value="1.53764407191829">
            <text:p>1,5376440719</text:p>
          </table:table-cell>
          <table:table-cell/>
          <table:table-cell table:formula="of:=[.J273]/[.K273]" office:value-type="float" office:value="1.00951770735541">
            <text:p>1,0095177074</text:p>
          </table:table-cell>
          <table:table-cell/>
          <table:table-cell table:formula="of:=IF([.C273]&lt;0;-[.A273];[.A273])" office:value-type="float" office:value="0.08">
            <text:p>0,08</text:p>
          </table:table-cell>
          <table:table-cell table:formula="of:=ABS([.C273])" office:value-type="float" office:value="6.20068460556148">
            <text:p>6,2006846056</text:p>
          </table:table-cell>
          <table:table-cell table:formula="of:=ABS([.E273])" office:value-type="float" office:value="10.188173634717">
            <text:p>10,1881736347</text:p>
          </table:table-cell>
          <table:table-cell/>
          <table:table-cell table:formula="of:=1+[.$R$3]*[.O273]+[.$Q$3]*[.O273]*[.O273]*[.O273]" office:value-type="float" office:value="1.0160256">
            <text:p>1,0160256</text:p>
          </table:table-cell>
          <table:table-cell table:formula="of:=[.J273]/[.S273]" office:value-type="float" office:value="1.52779508529273">
            <text:p>1,5277950853</text:p>
          </table:table-cell>
          <table:table-cell table:formula="of:=ABS([.T273]-[.K273])" office:value-type="float" office:value="0.00984898662556399">
            <text:p>0,0098489866</text:p>
          </table:table-cell>
          <table:table-cell table:number-columns-repeated="4"/>
          <table:table-cell table:formula="of:=-([.B273]+[.$Z$2])" office:value-type="float" office:value="334.818764448091">
            <text:p>334,8187644481</text:p>
          </table:table-cell>
          <table:table-cell table:formula="of:=[.P273]+[.O273]*[.G273]*([.$AA$2]+[.$AA$1]*ABS([.P273]/[.B273]))" office:value-type="float" office:value="12.9428607179396">
            <text:p>12,9428607179</text:p>
          </table:table-cell>
          <table:table-cell table:formula="of:=SQRT([.Z273]*[.Z273]+[.AA273]*[.AA273])" office:value-type="float" office:value="335.068832734574">
            <text:p>335,0688327346</text:p>
          </table:table-cell>
          <table:table-cell table:formula="of:=ASIN(ABS([.Z273]/[.AB273]))" office:value-type="float" office:value="1.53215924614273">
            <text:p>1,5321592461</text:p>
          </table:table-cell>
          <table:table-cell table:formula="of:=ABS([.K273]-[.AC273])" office:value-type="float" office:value="0.00548482577556575">
            <text:p>0,0054848258</text:p>
          </table:table-cell>
          <table:table-cell/>
          <table:table-cell table:formula="of:=[.J273]/[.AC273]" office:value-type="float" office:value="1.01313158023196">
            <text:p>1,0131315802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-359.534447833669">
            <text:p>-359,5344478337</text:p>
          </table:table-cell>
          <table:table-cell office:value-type="float" office:value="86.1025106282389">
            <text:p>86,1025106282</text:p>
          </table:table-cell>
          <table:table-cell office:value-type="float" office:value="340.009051270579">
            <text:p>340,0090512706</text:p>
          </table:table-cell>
          <table:table-cell office:value-type="float" office:value="160.042848212819">
            <text:p>160,0428482128</text:p>
          </table:table-cell>
          <table:table-cell/>
          <table:table-cell table:formula="of:=SQRT([.B274]*[.B274] + [.C274]*[.C274])" office:value-type="float" office:value="369.700772944211">
            <text:p>369,7007729442</text:p>
          </table:table-cell>
          <table:table-cell table:formula="of:=SQRT([.D274]*[.D274]+[.E274]*[.E274])" office:value-type="float" office:value="375.79232058411">
            <text:p>375,7923205841</text:p>
          </table:table-cell>
          <table:table-cell/>
          <table:table-cell table:formula="of:=ASIN(ABS([.B274]/[.G274]))" office:value-type="float" office:value="1.33573992393048">
            <text:p>1,3357399239</text:p>
          </table:table-cell>
          <table:table-cell table:formula="of:=ASIN(ABS([.D274]/[.H274]))" office:value-type="float" office:value="1.13086083132963">
            <text:p>1,1308608313</text:p>
          </table:table-cell>
          <table:table-cell/>
          <table:table-cell table:formula="of:=[.J274]/[.K274]" office:value-type="float" office:value="1.18117091592956">
            <text:p>1,1811709159</text:p>
          </table:table-cell>
          <table:table-cell/>
          <table:table-cell table:formula="of:=IF([.C274]&lt;0;-[.A274];[.A274])" office:value-type="float" office:value="0.88">
            <text:p>0,88</text:p>
          </table:table-cell>
          <table:table-cell table:formula="of:=ABS([.C274])" office:value-type="float" office:value="86.1025106282389">
            <text:p>86,1025106282</text:p>
          </table:table-cell>
          <table:table-cell table:formula="of:=ABS([.E274])" office:value-type="float" office:value="160.042848212819">
            <text:p>160,0428482128</text:p>
          </table:table-cell>
          <table:table-cell/>
          <table:table-cell table:formula="of:=1+[.$R$3]*[.O274]+[.$Q$3]*[.O274]*[.O274]*[.O274]" office:value-type="float" office:value="1.2100736">
            <text:p>1,2100736</text:p>
          </table:table-cell>
          <table:table-cell table:formula="of:=[.J274]/[.S274]" office:value-type="float" office:value="1.10385014922273">
            <text:p>1,1038501492</text:p>
          </table:table-cell>
          <table:table-cell table:formula="of:=ABS([.T274]-[.K274])" office:value-type="float" office:value="0.0270106821069045">
            <text:p>0,0270106821</text:p>
          </table:table-cell>
          <table:table-cell table:number-columns-repeated="4"/>
          <table:table-cell table:formula="of:=-([.B274]+[.$Z$2])" office:value-type="float" office:value="359.534447833669">
            <text:p>359,5344478337</text:p>
          </table:table-cell>
          <table:table-cell table:formula="of:=[.P274]+[.O274]*[.G274]*([.$AA$2]+[.$AA$1]*ABS([.P274]/[.B274]))" office:value-type="float" office:value="174.448825025251">
            <text:p>174,4488250253</text:p>
          </table:table-cell>
          <table:table-cell table:formula="of:=SQRT([.Z274]*[.Z274]+[.AA274]*[.AA274])" office:value-type="float" office:value="399.621585667932">
            <text:p>399,6215856679</text:p>
          </table:table-cell>
          <table:table-cell table:formula="of:=ASIN(ABS([.Z274]/[.AB274]))" office:value-type="float" office:value="1.11905256157399">
            <text:p>1,1190525616</text:p>
          </table:table-cell>
          <table:table-cell table:formula="of:=ABS([.K274]-[.AC274])" office:value-type="float" office:value="0.0118082697556401">
            <text:p>0,0118082698</text:p>
          </table:table-cell>
          <table:table-cell/>
          <table:table-cell table:formula="of:=[.J274]/[.AC274]" office:value-type="float" office:value="1.19363466006611">
            <text:p>1,19363466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369.896195739986">
            <text:p>-369,89619574</text:p>
          </table:table-cell>
          <table:table-cell office:value-type="float" office:value="153.395600521598">
            <text:p>153,3956005216</text:p>
          </table:table-cell>
          <table:table-cell office:value-type="float" office:value="536.530073829401">
            <text:p>536,5300738294</text:p>
          </table:table-cell>
          <table:table-cell office:value-type="float" office:value="69.8393696755877">
            <text:p>69,8393696756</text:p>
          </table:table-cell>
          <table:table-cell/>
          <table:table-cell table:formula="of:=SQRT([.B275]*[.B275] + [.C275]*[.C275])" office:value-type="float" office:value="400.441513684952">
            <text:p>400,441513685</text:p>
          </table:table-cell>
          <table:table-cell table:formula="of:=SQRT([.D275]*[.D275]+[.E275]*[.E275])" office:value-type="float" office:value="541.05642744548">
            <text:p>541,0564274455</text:p>
          </table:table-cell>
          <table:table-cell/>
          <table:table-cell table:formula="of:=ASIN(ABS([.B275]/[.G275]))" office:value-type="float" office:value="1.17768292766481">
            <text:p>1,1776829277</text:p>
          </table:table-cell>
          <table:table-cell table:formula="of:=ASIN(ABS([.D275]/[.H275]))" office:value-type="float" office:value="1.44135552627873">
            <text:p>1,4413555263</text:p>
          </table:table-cell>
          <table:table-cell/>
          <table:table-cell table:formula="of:=[.J275]/[.K275]" office:value-type="float" office:value="0.817066231192336">
            <text:p>0,8170662312</text:p>
          </table:table-cell>
          <table:table-cell/>
          <table:table-cell table:formula="of:=IF([.C275]&lt;0;-[.A275];[.A275])" office:value-type="float" office:value="0">
            <text:p>0</text:p>
          </table:table-cell>
          <table:table-cell table:formula="of:=ABS([.C275])" office:value-type="float" office:value="153.395600521598">
            <text:p>153,3956005216</text:p>
          </table:table-cell>
          <table:table-cell table:formula="of:=ABS([.E275])" office:value-type="float" office:value="69.8393696755877">
            <text:p>69,8393696756</text:p>
          </table:table-cell>
          <table:table-cell/>
          <table:table-cell table:formula="of:=1+[.$R$3]*[.O275]+[.$Q$3]*[.O275]*[.O275]*[.O275]" office:value-type="float" office:value="1">
            <text:p>1</text:p>
          </table:table-cell>
          <table:table-cell table:formula="of:=[.J275]/[.S275]" office:value-type="float" office:value="1.17768292766481">
            <text:p>1,1776829277</text:p>
          </table:table-cell>
          <table:table-cell table:formula="of:=ABS([.T275]-[.K275])" office:value-type="float" office:value="0.263672598613923">
            <text:p>0,2636725986</text:p>
          </table:table-cell>
          <table:table-cell table:number-columns-repeated="4"/>
          <table:table-cell table:formula="of:=-([.B275]+[.$Z$2])" office:value-type="float" office:value="369.896195739986">
            <text:p>369,89619574</text:p>
          </table:table-cell>
          <table:table-cell table:formula="of:=[.P275]+[.O275]*[.G275]*([.$AA$2]+[.$AA$1]*ABS([.P275]/[.B275]))" office:value-type="float" office:value="153.395600521598">
            <text:p>153,3956005216</text:p>
          </table:table-cell>
          <table:table-cell table:formula="of:=SQRT([.Z275]*[.Z275]+[.AA275]*[.AA275])" office:value-type="float" office:value="400.441513684952">
            <text:p>400,441513685</text:p>
          </table:table-cell>
          <table:table-cell table:formula="of:=ASIN(ABS([.Z275]/[.AB275]))" office:value-type="float" office:value="1.17768292766481">
            <text:p>1,1776829277</text:p>
          </table:table-cell>
          <table:table-cell table:formula="of:=ABS([.K275]-[.AC275])" office:value-type="float" office:value="0.263672598613923">
            <text:p>0,2636725986</text:p>
          </table:table-cell>
          <table:table-cell/>
          <table:table-cell table:formula="of:=[.J275]/[.AC275]" office:value-type="float" office:value="1">
            <text:p>1</text:p>
          </table:table-cell>
        </table:table-row>
        <table:table-row table:style-name="ro1">
          <table:table-cell office:value-type="float" office:value="-0.72">
            <text:p>-0,72</text:p>
          </table:table-cell>
          <table:table-cell office:value-type="float" office:value="-415.589578452064">
            <text:p>-415,5895784521</text:p>
          </table:table-cell>
          <table:table-cell office:value-type="float" office:value="-2.54217505085553">
            <text:p>-2,5421750509</text:p>
          </table:table-cell>
          <table:table-cell office:value-type="float" office:value="570.605275930969">
            <text:p>570,605275931</text:p>
          </table:table-cell>
          <table:table-cell office:value-type="float" office:value="-109.709575495718">
            <text:p>-109,7095754957</text:p>
          </table:table-cell>
          <table:table-cell/>
          <table:table-cell table:formula="of:=SQRT([.B276]*[.B276] + [.C276]*[.C276])" office:value-type="float" office:value="415.597353663319">
            <text:p>415,5973536633</text:p>
          </table:table-cell>
          <table:table-cell table:formula="of:=SQRT([.D276]*[.D276]+[.E276]*[.E276])" office:value-type="float" office:value="581.056427445483">
            <text:p>581,0564274455</text:p>
          </table:table-cell>
          <table:table-cell/>
          <table:table-cell table:formula="of:=ASIN(ABS([.B276]/[.G276]))" office:value-type="float" office:value="1.56467937036578">
            <text:p>1,5646793704</text:p>
          </table:table-cell>
          <table:table-cell table:formula="of:=ASIN(ABS([.D276]/[.H276]))" office:value-type="float" office:value="1.38084557177186">
            <text:p>1,3808455718</text:p>
          </table:table-cell>
          <table:table-cell/>
          <table:table-cell table:formula="of:=[.J276]/[.K276]" office:value-type="float" office:value="1.13313132355418">
            <text:p>1,1331313236</text:p>
          </table:table-cell>
          <table:table-cell/>
          <table:table-cell table:formula="of:=IF([.C276]&lt;0;-[.A276];[.A276])" office:value-type="float" office:value="0.72">
            <text:p>0,72</text:p>
          </table:table-cell>
          <table:table-cell table:formula="of:=ABS([.C276])" office:value-type="float" office:value="2.54217505085553">
            <text:p>2,5421750509</text:p>
          </table:table-cell>
          <table:table-cell table:formula="of:=ABS([.E276])" office:value-type="float" office:value="109.709575495718">
            <text:p>109,7095754957</text:p>
          </table:table-cell>
          <table:table-cell/>
          <table:table-cell table:formula="of:=1+[.$R$3]*[.O276]+[.$Q$3]*[.O276]*[.O276]*[.O276]" office:value-type="float" office:value="1.1626624">
            <text:p>1,1626624</text:p>
          </table:table-cell>
          <table:table-cell table:formula="of:=[.J276]/[.S276]" office:value-type="float" office:value="1.34577274569624">
            <text:p>1,3457727457</text:p>
          </table:table-cell>
          <table:table-cell table:formula="of:=ABS([.T276]-[.K276])" office:value-type="float" office:value="0.0350728260756219">
            <text:p>0,0350728261</text:p>
          </table:table-cell>
          <table:table-cell table:number-columns-repeated="4"/>
          <table:table-cell table:formula="of:=-([.B276]+[.$Z$2])" office:value-type="float" office:value="415.589578452064">
            <text:p>415,5895784521</text:p>
          </table:table-cell>
          <table:table-cell table:formula="of:=[.P276]+[.O276]*[.G276]*([.$AA$2]+[.$AA$1]*ABS([.P276]/[.B276]))" office:value-type="float" office:value="77.5144347355155">
            <text:p>77,5144347355</text:p>
          </table:table-cell>
          <table:table-cell table:formula="of:=SQRT([.Z276]*[.Z276]+[.AA276]*[.AA276])" office:value-type="float" office:value="422.756650226027">
            <text:p>422,756650226</text:p>
          </table:table-cell>
          <table:table-cell table:formula="of:=ASIN(ABS([.Z276]/[.AB276]))" office:value-type="float" office:value="1.38639836225247">
            <text:p>1,3863983623</text:p>
          </table:table-cell>
          <table:table-cell table:formula="of:=ABS([.K276]-[.AC276])" office:value-type="float" office:value="0.00555279048061585">
            <text:p>0,0055527905</text:p>
          </table:table-cell>
          <table:table-cell/>
          <table:table-cell table:formula="of:=[.J276]/[.AC276]" office:value-type="float" office:value="1.12859291598098">
            <text:p>1,128592916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469.366445962483">
            <text:p>-469,3664459625</text:p>
          </table:table-cell>
          <table:table-cell office:value-type="float" office:value="58.9484000403396">
            <text:p>58,9484000403</text:p>
          </table:table-cell>
          <table:table-cell office:value-type="float" office:value="5.55658080095327">
            <text:p>5,556580801</text:p>
          </table:table-cell>
          <table:table-cell office:value-type="float" office:value="4.92297748691139">
            <text:p>4,9229774869</text:p>
          </table:table-cell>
          <table:table-cell/>
          <table:table-cell table:formula="of:=SQRT([.B277]*[.B277] + [.C277]*[.C277])" office:value-type="float" office:value="473.053669748759">
            <text:p>473,0536697488</text:p>
          </table:table-cell>
          <table:table-cell table:formula="of:=SQRT([.D277]*[.D277]+[.E277]*[.E277])" office:value-type="float" office:value="7.423698373059">
            <text:p>7,4236983731</text:p>
          </table:table-cell>
          <table:table-cell/>
          <table:table-cell table:formula="of:=ASIN(ABS([.B277]/[.G277]))" office:value-type="float" office:value="1.44585905012913">
            <text:p>1,4458590501</text:p>
          </table:table-cell>
          <table:table-cell table:formula="of:=ASIN(ABS([.D277]/[.H277]))" office:value-type="float" office:value="0.845785532421691">
            <text:p>0,8457855324</text:p>
          </table:table-cell>
          <table:table-cell/>
          <table:table-cell table:formula="of:=[.J277]/[.K277]" office:value-type="float" office:value="1.70948661889413">
            <text:p>1,7094866189</text:p>
          </table:table-cell>
          <table:table-cell/>
          <table:table-cell table:formula="of:=IF([.C277]&lt;0;-[.A277];[.A277])" office:value-type="float" office:value="-0.88">
            <text:p>-0,88</text:p>
          </table:table-cell>
          <table:table-cell table:formula="of:=ABS([.C277])" office:value-type="float" office:value="58.9484000403396">
            <text:p>58,9484000403</text:p>
          </table:table-cell>
          <table:table-cell table:formula="of:=ABS([.E277])" office:value-type="float" office:value="4.92297748691139">
            <text:p>4,9229774869</text:p>
          </table:table-cell>
          <table:table-cell/>
          <table:table-cell table:formula="of:=1+[.$R$3]*[.O277]+[.$Q$3]*[.O277]*[.O277]*[.O277]" office:value-type="float" office:value="0.7899264">
            <text:p>0,7899264</text:p>
          </table:table-cell>
          <table:table-cell table:formula="of:=[.J277]/[.S277]" office:value-type="float" office:value="1.83037185506033">
            <text:p>1,8303718551</text:p>
          </table:table-cell>
          <table:table-cell table:formula="of:=ABS([.T277]-[.K277])" office:value-type="float" office:value="0.98458632263864">
            <text:p>0,9845863226</text:p>
          </table:table-cell>
          <table:table-cell table:number-columns-repeated="4"/>
          <table:table-cell table:formula="of:=-([.B277]+[.$Z$2])" office:value-type="float" office:value="469.366445962483">
            <text:p>469,3664459625</text:p>
          </table:table-cell>
          <table:table-cell table:formula="of:=[.P277]+[.O277]*[.G277]*([.$AA$2]+[.$AA$1]*ABS([.P277]/[.B277]))" office:value-type="float" office:value="-49.8287968153297">
            <text:p>-49,8287968153</text:p>
          </table:table-cell>
          <table:table-cell table:formula="of:=SQRT([.Z277]*[.Z277]+[.AA277]*[.AA277])" office:value-type="float" office:value="472.003993190222">
            <text:p>472,0039931902</text:p>
          </table:table-cell>
          <table:table-cell table:formula="of:=ASIN(ABS([.Z277]/[.AB277]))" office:value-type="float" office:value="1.46503065629322">
            <text:p>1,4650306563</text:p>
          </table:table-cell>
          <table:table-cell table:formula="of:=ABS([.K277]-[.AC277])" office:value-type="float" office:value="0.619245123871526">
            <text:p>0,6192451239</text:p>
          </table:table-cell>
          <table:table-cell/>
          <table:table-cell table:formula="of:=[.J277]/[.AC277]" office:value-type="float" office:value="0.986913853248235">
            <text:p>0,9869138532</text:p>
          </table:table-cell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-485.173014626006">
            <text:p>-485,173014626</text:p>
          </table:table-cell>
          <table:table-cell office:value-type="float" office:value="38.8756911013107">
            <text:p>38,8756911013</text:p>
          </table:table-cell>
          <table:table-cell office:value-type="float" office:value="495.649160772553">
            <text:p>495,6491607726</text:p>
          </table:table-cell>
          <table:table-cell office:value-type="float" office:value="11.9136298265683">
            <text:p>11,9136298266</text:p>
          </table:table-cell>
          <table:table-cell/>
          <table:table-cell table:formula="of:=SQRT([.B278]*[.B278] + [.C278]*[.C278])" office:value-type="float" office:value="486.728028245643">
            <text:p>486,7280282456</text:p>
          </table:table-cell>
          <table:table-cell table:formula="of:=SQRT([.D278]*[.D278]+[.E278]*[.E278])" office:value-type="float" office:value="495.792320584113">
            <text:p>495,7923205841</text:p>
          </table:table-cell>
          <table:table-cell/>
          <table:table-cell table:formula="of:=ASIN(ABS([.B278]/[.G278]))" office:value-type="float" office:value="1.49083967289629">
            <text:p>1,4908396729</text:p>
          </table:table-cell>
          <table:table-cell table:formula="of:=ASIN(ABS([.D278]/[.H278]))" office:value-type="float" office:value="1.54676453737531">
            <text:p>1,5467645374</text:p>
          </table:table-cell>
          <table:table-cell/>
          <table:table-cell table:formula="of:=[.J278]/[.K278]" office:value-type="float" office:value="0.963843970347348">
            <text:p>0,9638439703</text:p>
          </table:table-cell>
          <table:table-cell/>
          <table:table-cell table:formula="of:=IF([.C278]&lt;0;-[.A278];[.A278])" office:value-type="float" office:value="-0.2">
            <text:p>-0,2</text:p>
          </table:table-cell>
          <table:table-cell table:formula="of:=ABS([.C278])" office:value-type="float" office:value="38.8756911013107">
            <text:p>38,8756911013</text:p>
          </table:table-cell>
          <table:table-cell table:formula="of:=ABS([.E278])" office:value-type="float" office:value="11.9136298265683">
            <text:p>11,9136298266</text:p>
          </table:table-cell>
          <table:table-cell/>
          <table:table-cell table:formula="of:=1+[.$R$3]*[.O278]+[.$Q$3]*[.O278]*[.O278]*[.O278]" office:value-type="float" office:value="0.9596">
            <text:p>0,9596</text:p>
          </table:table-cell>
          <table:table-cell table:formula="of:=[.J278]/[.S278]" office:value-type="float" office:value="1.5536053281537">
            <text:p>1,5536053282</text:p>
          </table:table-cell>
          <table:table-cell table:formula="of:=ABS([.T278]-[.K278])" office:value-type="float" office:value="0.00684079077839694">
            <text:p>0,0068407908</text:p>
          </table:table-cell>
          <table:table-cell table:number-columns-repeated="4"/>
          <table:table-cell table:formula="of:=-([.B278]+[.$Z$2])" office:value-type="float" office:value="485.173014626006">
            <text:p>485,173014626</text:p>
          </table:table-cell>
          <table:table-cell table:formula="of:=[.P278]+[.O278]*[.G278]*([.$AA$2]+[.$AA$1]*ABS([.P278]/[.B278]))" office:value-type="float" office:value="13.8372844613919">
            <text:p>13,8372844614</text:p>
          </table:table-cell>
          <table:table-cell table:formula="of:=SQRT([.Z278]*[.Z278]+[.AA278]*[.AA278])" office:value-type="float" office:value="485.370296333173">
            <text:p>485,3702963332</text:p>
          </table:table-cell>
          <table:table-cell table:formula="of:=ASIN(ABS([.Z278]/[.AB278]))" office:value-type="float" office:value="1.54228374656439">
            <text:p>1,5422837466</text:p>
          </table:table-cell>
          <table:table-cell table:formula="of:=ABS([.K278]-[.AC278])" office:value-type="float" office:value="0.00448079081091901">
            <text:p>0,0044807908</text:p>
          </table:table-cell>
          <table:table-cell/>
          <table:table-cell table:formula="of:=[.J278]/[.AC278]" office:value-type="float" office:value="0.966644222385997">
            <text:p>0,9666442224</text:p>
          </table:table-cell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-548.97668215903">
            <text:p>-548,976682159</text:p>
          </table:table-cell>
          <table:table-cell office:value-type="float" office:value="81.1006093950181">
            <text:p>81,100609395</text:p>
          </table:table-cell>
          <table:table-cell office:value-type="float" office:value="523.20782583941">
            <text:p>523,2078258394</text:p>
          </table:table-cell>
          <table:table-cell office:value-type="float" office:value="52.0685640825725">
            <text:p>52,0685640826</text:p>
          </table:table-cell>
          <table:table-cell/>
          <table:table-cell table:formula="of:=SQRT([.B279]*[.B279] + [.C279]*[.C279])" office:value-type="float" office:value="554.93486680743">
            <text:p>554,9348668074</text:p>
          </table:table-cell>
          <table:table-cell table:formula="of:=SQRT([.D279]*[.D279]+[.E279]*[.E279])" office:value-type="float" office:value="525.79232058411">
            <text:p>525,7923205841</text:p>
          </table:table-cell>
          <table:table-cell/>
          <table:table-cell table:formula="of:=ASIN(ABS([.B279]/[.G279]))" office:value-type="float" office:value="1.42412665744707">
            <text:p>1,4241266574</text:p>
          </table:table-cell>
          <table:table-cell table:formula="of:=ASIN(ABS([.D279]/[.H279]))" office:value-type="float" office:value="1.4716049859506">
            <text:p>1,471604986</text:p>
          </table:table-cell>
          <table:table-cell/>
          <table:table-cell table:formula="of:=[.J279]/[.K279]" office:value-type="float" office:value="0.967737042917897">
            <text:p>0,9677370429</text:p>
          </table:table-cell>
          <table:table-cell/>
          <table:table-cell table:formula="of:=IF([.C279]&lt;0;-[.A279];[.A279])" office:value-type="float" office:value="-0.2">
            <text:p>-0,2</text:p>
          </table:table-cell>
          <table:table-cell table:formula="of:=ABS([.C279])" office:value-type="float" office:value="81.1006093950181">
            <text:p>81,100609395</text:p>
          </table:table-cell>
          <table:table-cell table:formula="of:=ABS([.E279])" office:value-type="float" office:value="52.0685640825725">
            <text:p>52,0685640826</text:p>
          </table:table-cell>
          <table:table-cell/>
          <table:table-cell table:formula="of:=1+[.$R$3]*[.O279]+[.$Q$3]*[.O279]*[.O279]*[.O279]" office:value-type="float" office:value="0.9596">
            <text:p>0,9596</text:p>
          </table:table-cell>
          <table:table-cell table:formula="of:=[.J279]/[.S279]" office:value-type="float" office:value="1.48408363635585">
            <text:p>1,4840836364</text:p>
          </table:table-cell>
          <table:table-cell table:formula="of:=ABS([.T279]-[.K279])" office:value-type="float" office:value="0.0124786504052428">
            <text:p>0,0124786504</text:p>
          </table:table-cell>
          <table:table-cell table:number-columns-repeated="4"/>
          <table:table-cell table:formula="of:=-([.B279]+[.$Z$2])" office:value-type="float" office:value="548.97668215903">
            <text:p>548,976682159</text:p>
          </table:table-cell>
          <table:table-cell table:formula="of:=[.P279]+[.O279]*[.G279]*([.$AA$2]+[.$AA$1]*ABS([.P279]/[.B279]))" office:value-type="float" office:value="51.8782113829013">
            <text:p>51,8782113829</text:p>
          </table:table-cell>
          <table:table-cell table:formula="of:=SQRT([.Z279]*[.Z279]+[.AA279]*[.AA279])" office:value-type="float" office:value="551.422475394887">
            <text:p>551,4224753949</text:p>
          </table:table-cell>
          <table:table-cell table:formula="of:=ASIN(ABS([.Z279]/[.AB279]))" office:value-type="float" office:value="1.4765762855646">
            <text:p>1,4765762856</text:p>
          </table:table-cell>
          <table:table-cell table:formula="of:=ABS([.K279]-[.AC279])" office:value-type="float" office:value="0.00497129961399478">
            <text:p>0,0049712996</text:p>
          </table:table-cell>
          <table:table-cell/>
          <table:table-cell table:formula="of:=[.J279]/[.AC279]" office:value-type="float" office:value="0.96447889036937">
            <text:p>0,9644788904</text:p>
          </table:table-cell>
        </table:table-row>
        <table:table-row table:style-name="ro1">
          <table:table-cell office:value-type="float" office:value="-0.12">
            <text:p>-0,12</text:p>
          </table:table-cell>
          <table:table-cell office:value-type="float" office:value="-547.030628498836">
            <text:p>-547,0306284988</text:p>
          </table:table-cell>
          <table:table-cell office:value-type="float" office:value="-21.8985045067894">
            <text:p>-21,8985045068</text:p>
          </table:table-cell>
          <table:table-cell office:value-type="float" office:value="554.825313127532">
            <text:p>554,8253131275</text:p>
          </table:table-cell>
          <table:table-cell office:value-type="float" office:value="-32.771565925497">
            <text:p>-32,7715659255</text:p>
          </table:table-cell>
          <table:table-cell/>
          <table:table-cell table:formula="of:=SQRT([.B280]*[.B280] + [.C280]*[.C280])" office:value-type="float" office:value="547.468768986383">
            <text:p>547,4687689864</text:p>
          </table:table-cell>
          <table:table-cell table:formula="of:=SQRT([.D280]*[.D280]+[.E280]*[.E280])" office:value-type="float" office:value="555.792320584112">
            <text:p>555,7923205841</text:p>
          </table:table-cell>
          <table:table-cell/>
          <table:table-cell table:formula="of:=ASIN(ABS([.B280]/[.G280]))" office:value-type="float" office:value="1.53078610260339">
            <text:p>1,5307861026</text:p>
          </table:table-cell>
          <table:table-cell table:formula="of:=ASIN(ABS([.D280]/[.H280]))" office:value-type="float" office:value="1.51179841686087">
            <text:p>1,5117984169</text:p>
          </table:table-cell>
          <table:table-cell/>
          <table:table-cell table:formula="of:=[.J280]/[.K280]" office:value-type="float" office:value="1.01255966769826">
            <text:p>1,0125596677</text:p>
          </table:table-cell>
          <table:table-cell/>
          <table:table-cell table:formula="of:=IF([.C280]&lt;0;-[.A280];[.A280])" office:value-type="float" office:value="0.12">
            <text:p>0,12</text:p>
          </table:table-cell>
          <table:table-cell table:formula="of:=ABS([.C280])" office:value-type="float" office:value="21.8985045067894">
            <text:p>21,8985045068</text:p>
          </table:table-cell>
          <table:table-cell table:formula="of:=ABS([.E280])" office:value-type="float" office:value="32.771565925497">
            <text:p>32,7715659255</text:p>
          </table:table-cell>
          <table:table-cell/>
          <table:table-cell table:formula="of:=1+[.$R$3]*[.O280]+[.$Q$3]*[.O280]*[.O280]*[.O280]" office:value-type="float" office:value="1.0240864">
            <text:p>1,0240864</text:p>
          </table:table-cell>
          <table:table-cell table:formula="of:=[.J280]/[.S280]" office:value-type="float" office:value="1.4947821810771">
            <text:p>1,4947821811</text:p>
          </table:table-cell>
          <table:table-cell table:formula="of:=ABS([.T280]-[.K280])" office:value-type="float" office:value="0.0170162357837698">
            <text:p>0,0170162358</text:p>
          </table:table-cell>
          <table:table-cell table:number-columns-repeated="4"/>
          <table:table-cell table:formula="of:=-([.B280]+[.$Z$2])" office:value-type="float" office:value="547.030628498836">
            <text:p>547,0306284988</text:p>
          </table:table-cell>
          <table:table-cell table:formula="of:=[.P280]+[.O280]*[.G280]*([.$AA$2]+[.$AA$1]*ABS([.P280]/[.B280]))" office:value-type="float" office:value="38.5592608512146">
            <text:p>38,5592608512</text:p>
          </table:table-cell>
          <table:table-cell table:formula="of:=SQRT([.Z280]*[.Z280]+[.AA280]*[.AA280])" office:value-type="float" office:value="548.387933048516">
            <text:p>548,3879330485</text:p>
          </table:table-cell>
          <table:table-cell table:formula="of:=ASIN(ABS([.Z280]/[.AB280]))" office:value-type="float" office:value="1.50042441945428">
            <text:p>1,5004244195</text:p>
          </table:table-cell>
          <table:table-cell table:formula="of:=ABS([.K280]-[.AC280])" office:value-type="float" office:value="0.0113739974065901">
            <text:p>0,0113739974</text:p>
          </table:table-cell>
          <table:table-cell/>
          <table:table-cell table:formula="of:=[.J280]/[.AC280]" office:value-type="float" office:value="1.02023539656876">
            <text:p>1,0202353966</text:p>
          </table:table-cell>
        </table:table-row>
        <table:table-row table:style-name="ro1">
          <table:table-cell office:value-type="float" office:value="-0.12">
            <text:p>-0,12</text:p>
          </table:table-cell>
          <table:table-cell office:value-type="float" office:value="-577.755767933611">
            <text:p>-577,7557679336</text:p>
          </table:table-cell>
          <table:table-cell office:value-type="float" office:value="-9.81547716616713">
            <text:p>-9,8154771662</text:p>
          </table:table-cell>
          <table:table-cell office:value-type="float" office:value="585.384020387744">
            <text:p>585,3840203877</text:p>
          </table:table-cell>
          <table:table-cell office:value-type="float" office:value="-21.8675908595856">
            <text:p>-21,8675908596</text:p>
          </table:table-cell>
          <table:table-cell/>
          <table:table-cell table:formula="of:=SQRT([.B281]*[.B281] + [.C281]*[.C281])" office:value-type="float" office:value="577.839139356756">
            <text:p>577,8391393568</text:p>
          </table:table-cell>
          <table:table-cell table:formula="of:=SQRT([.D281]*[.D281]+[.E281]*[.E281])" office:value-type="float" office:value="585.792320584114">
            <text:p>585,7923205841</text:p>
          </table:table-cell>
          <table:table-cell/>
          <table:table-cell table:formula="of:=ASIN(ABS([.B281]/[.G281]))" office:value-type="float" office:value="1.55380898795204">
            <text:p>1,553808988</text:p>
          </table:table-cell>
          <table:table-cell table:formula="of:=ASIN(ABS([.D281]/[.H281]))" office:value-type="float" office:value="1.53345771357844">
            <text:p>1,5334577136</text:p>
          </table:table-cell>
          <table:table-cell/>
          <table:table-cell table:formula="of:=[.J281]/[.K281]" office:value-type="float" office:value="1.01327149369259">
            <text:p>1,0132714937</text:p>
          </table:table-cell>
          <table:table-cell/>
          <table:table-cell table:formula="of:=IF([.C281]&lt;0;-[.A281];[.A281])" office:value-type="float" office:value="0.12">
            <text:p>0,12</text:p>
          </table:table-cell>
          <table:table-cell table:formula="of:=ABS([.C281])" office:value-type="float" office:value="9.81547716616713">
            <text:p>9,8154771662</text:p>
          </table:table-cell>
          <table:table-cell table:formula="of:=ABS([.E281])" office:value-type="float" office:value="21.8675908595856">
            <text:p>21,8675908596</text:p>
          </table:table-cell>
          <table:table-cell/>
          <table:table-cell table:formula="of:=1+[.$R$3]*[.O281]+[.$Q$3]*[.O281]*[.O281]*[.O281]" office:value-type="float" office:value="1.0240864">
            <text:p>1,0240864</text:p>
          </table:table-cell>
          <table:table-cell table:formula="of:=[.J281]/[.S281]" office:value-type="float" office:value="1.51726357068314">
            <text:p>1,5172635707</text:p>
          </table:table-cell>
          <table:table-cell table:formula="of:=ABS([.T281]-[.K281])" office:value-type="float" office:value="0.0161941428952939">
            <text:p>0,0161941429</text:p>
          </table:table-cell>
          <table:table-cell table:number-columns-repeated="4"/>
          <table:table-cell table:formula="of:=-([.B281]+[.$Z$2])" office:value-type="float" office:value="577.755767933611">
            <text:p>577,7557679336</text:p>
          </table:table-cell>
          <table:table-cell table:formula="of:=[.P281]+[.O281]*[.G281]*([.$AA$2]+[.$AA$1]*ABS([.P281]/[.B281]))" office:value-type="float" office:value="27.2566737973289">
            <text:p>27,2566737973</text:p>
          </table:table-cell>
          <table:table-cell table:formula="of:=SQRT([.Z281]*[.Z281]+[.AA281]*[.AA281])" office:value-type="float" office:value="578.398352043858">
            <text:p>578,3983520439</text:p>
          </table:table-cell>
          <table:table-cell table:formula="of:=ASIN(ABS([.Z281]/[.AB281]))" office:value-type="float" office:value="1.52365447034768">
            <text:p>1,5236544703</text:p>
          </table:table-cell>
          <table:table-cell table:formula="of:=ABS([.K281]-[.AC281])" office:value-type="float" office:value="0.00980324323075599">
            <text:p>0,0098032432</text:p>
          </table:table-cell>
          <table:table-cell/>
          <table:table-cell table:formula="of:=[.J281]/[.AC281]" office:value-type="float" office:value="1.01979091597945">
            <text:p>1,019790916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 office:value-type="float" office:value="-579.43571595212">
            <text:p>-579,4357159521</text:p>
          </table:table-cell>
          <table:table-cell office:value-type="float" office:value="87.1834916785182">
            <text:p>87,1834916785</text:p>
          </table:table-cell>
          <table:table-cell office:value-type="float" office:value="606.627725118364">
            <text:p>606,6277251184</text:p>
          </table:table-cell>
          <table:table-cell office:value-type="float" office:value="105.844155285411">
            <text:p>105,8441552854</text:p>
          </table:table-cell>
          <table:table-cell/>
          <table:table-cell table:formula="of:=SQRT([.B282]*[.B282] + [.C282]*[.C282])" office:value-type="float" office:value="585.957942298084">
            <text:p>585,9579422981</text:p>
          </table:table-cell>
          <table:table-cell table:formula="of:=SQRT([.D282]*[.D282]+[.E282]*[.E282])" office:value-type="float" office:value="615.79232058411">
            <text:p>615,7923205841</text:p>
          </table:table-cell>
          <table:table-cell/>
          <table:table-cell table:formula="of:=ASIN(ABS([.B282]/[.G282]))" office:value-type="float" office:value="1.42145384201082">
            <text:p>1,421453842</text:p>
          </table:table-cell>
          <table:table-cell table:formula="of:=ASIN(ABS([.D282]/[.H282]))" office:value-type="float" office:value="1.39805565331232">
            <text:p>1,3980556533</text:p>
          </table:table-cell>
          <table:table-cell/>
          <table:table-cell table:formula="of:=[.J282]/[.K282]" office:value-type="float" office:value="1.01673623553044">
            <text:p>1,0167362355</text:p>
          </table:table-cell>
          <table:table-cell/>
          <table:table-cell table:formula="of:=IF([.C282]&lt;0;-[.A282];[.A282])" office:value-type="float" office:value="0.12">
            <text:p>0,12</text:p>
          </table:table-cell>
          <table:table-cell table:formula="of:=ABS([.C282])" office:value-type="float" office:value="87.1834916785182">
            <text:p>87,1834916785</text:p>
          </table:table-cell>
          <table:table-cell table:formula="of:=ABS([.E282])" office:value-type="float" office:value="105.844155285411">
            <text:p>105,8441552854</text:p>
          </table:table-cell>
          <table:table-cell/>
          <table:table-cell table:formula="of:=1+[.$R$3]*[.O282]+[.$Q$3]*[.O282]*[.O282]*[.O282]" office:value-type="float" office:value="1.0240864">
            <text:p>1,0240864</text:p>
          </table:table-cell>
          <table:table-cell table:formula="of:=[.J282]/[.S282]" office:value-type="float" office:value="1.38802140328279">
            <text:p>1,3880214033</text:p>
          </table:table-cell>
          <table:table-cell table:formula="of:=ABS([.T282]-[.K282])" office:value-type="float" office:value="0.0100342500295281">
            <text:p>0,01003425</text:p>
          </table:table-cell>
          <table:table-cell table:number-columns-repeated="4"/>
          <table:table-cell table:formula="of:=-([.B282]+[.$Z$2])" office:value-type="float" office:value="579.43571595212">
            <text:p>579,4357159521</text:p>
          </table:table-cell>
          <table:table-cell table:formula="of:=[.P282]+[.O282]*[.G282]*([.$AA$2]+[.$AA$1]*ABS([.P282]/[.B282]))" office:value-type="float" office:value="105.714410260449">
            <text:p>105,7144102605</text:p>
          </table:table-cell>
          <table:table-cell table:formula="of:=SQRT([.Z282]*[.Z282]+[.AA282]*[.AA282])" office:value-type="float" office:value="589.000242323941">
            <text:p>589,0002423239</text:p>
          </table:table-cell>
          <table:table-cell table:formula="of:=ASIN(ABS([.Z282]/[.AB282]))" office:value-type="float" office:value="1.39033736819517">
            <text:p>1,3903373682</text:p>
          </table:table-cell>
          <table:table-cell table:formula="of:=ABS([.K282]-[.AC282])" office:value-type="float" office:value="0.00771828511714423">
            <text:p>0,0077182851</text:p>
          </table:table-cell>
          <table:table-cell/>
          <table:table-cell table:formula="of:=[.J282]/[.AC282]" office:value-type="float" office:value="1.0223805203884">
            <text:p>1,0223805204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623.789622472693">
            <text:p>-623,7896224727</text:p>
          </table:table-cell>
          <table:table-cell office:value-type="float" office:value="196.990532195442">
            <text:p>196,9905321954</text:p>
          </table:table-cell>
          <table:table-cell office:value-type="float" office:value="104.10526141465">
            <text:p>104,1052614147</text:p>
          </table:table-cell>
          <table:table-cell office:value-type="float" office:value="90.8630512011466">
            <text:p>90,8630512011</text:p>
          </table:table-cell>
          <table:table-cell/>
          <table:table-cell table:formula="of:=SQRT([.B283]*[.B283] + [.C283]*[.C283])" office:value-type="float" office:value="654.154999124266">
            <text:p>654,1549991243</text:p>
          </table:table-cell>
          <table:table-cell table:formula="of:=SQRT([.D283]*[.D283]+[.E283]*[.E283])" office:value-type="float" office:value="138.181038959022">
            <text:p>138,181038959</text:p>
          </table:table-cell>
          <table:table-cell/>
          <table:table-cell table:formula="of:=ASIN(ABS([.B283]/[.G283]))" office:value-type="float" office:value="1.26491113521064">
            <text:p>1,2649111352</text:p>
          </table:table-cell>
          <table:table-cell table:formula="of:=ASIN(ABS([.D283]/[.H283]))" office:value-type="float" office:value="0.853213818485917">
            <text:p>0,8532138185</text:p>
          </table:table-cell>
          <table:table-cell/>
          <table:table-cell table:formula="of:=[.J283]/[.K283]" office:value-type="float" office:value="1.48252537383338">
            <text:p>1,4825253738</text:p>
          </table:table-cell>
          <table:table-cell/>
          <table:table-cell table:formula="of:=IF([.C283]&lt;0;-[.A283];[.A283])" office:value-type="float" office:value="-0.88">
            <text:p>-0,88</text:p>
          </table:table-cell>
          <table:table-cell table:formula="of:=ABS([.C283])" office:value-type="float" office:value="196.990532195442">
            <text:p>196,9905321954</text:p>
          </table:table-cell>
          <table:table-cell table:formula="of:=ABS([.E283])" office:value-type="float" office:value="90.8630512011466">
            <text:p>90,8630512011</text:p>
          </table:table-cell>
          <table:table-cell/>
          <table:table-cell table:formula="of:=1+[.$R$3]*[.O283]+[.$Q$3]*[.O283]*[.O283]*[.O283]" office:value-type="float" office:value="0.7899264">
            <text:p>0,7899264</text:p>
          </table:table-cell>
          <table:table-cell table:formula="of:=[.J283]/[.S283]" office:value-type="float" office:value="1.60130252034954">
            <text:p>1,6013025203</text:p>
          </table:table-cell>
          <table:table-cell table:formula="of:=ABS([.T283]-[.K283])" office:value-type="float" office:value="0.74808870186362">
            <text:p>0,7480887019</text:p>
          </table:table-cell>
          <table:table-cell table:number-columns-repeated="4"/>
          <table:table-cell table:formula="of:=-([.B283]+[.$Z$2])" office:value-type="float" office:value="623.789622472693">
            <text:p>623,7896224727</text:p>
          </table:table-cell>
          <table:table-cell table:formula="of:=[.P283]+[.O283]*[.G283]*([.$AA$2]+[.$AA$1]*ABS([.P283]/[.B283]))" office:value-type="float" office:value="36.7153114709662">
            <text:p>36,715311471</text:p>
          </table:table-cell>
          <table:table-cell table:formula="of:=SQRT([.Z283]*[.Z283]+[.AA283]*[.AA283])" office:value-type="float" office:value="624.869192072257">
            <text:p>624,8691920723</text:p>
          </table:table-cell>
          <table:table-cell table:formula="of:=ASIN(ABS([.Z283]/[.AB283]))" office:value-type="float" office:value="1.51200567016362">
            <text:p>1,5120056702</text:p>
          </table:table-cell>
          <table:table-cell table:formula="of:=ABS([.K283]-[.AC283])" office:value-type="float" office:value="0.658791851677706">
            <text:p>0,6587918517</text:p>
          </table:table-cell>
          <table:table-cell/>
          <table:table-cell table:formula="of:=[.J283]/[.AC283]" office:value-type="float" office:value="0.836578301372212">
            <text:p>0,8365783014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178.92902999353">
            <text:p>-178,9290299935</text:p>
          </table:table-cell>
          <table:table-cell office:value-type="float" office:value="-104.155580340786">
            <text:p>-104,1555803408</text:p>
          </table:table-cell>
          <table:table-cell office:value-type="float" office:value="166.714622784247">
            <text:p>166,7146227842</text:p>
          </table:table-cell>
          <table:table-cell office:value-type="float" office:value="-131.433188238536">
            <text:p>-131,4331882385</text:p>
          </table:table-cell>
          <table:table-cell/>
          <table:table-cell table:formula="of:=SQRT([.B284]*[.B284] + [.C284]*[.C284])" office:value-type="float" office:value="207.03618691077">
            <text:p>207,0361869108</text:p>
          </table:table-cell>
          <table:table-cell table:formula="of:=SQRT([.D284]*[.D284]+[.E284]*[.E284])" office:value-type="float" office:value="212.293307526733">
            <text:p>212,2933075267</text:p>
          </table:table-cell>
          <table:table-cell/>
          <table:table-cell table:formula="of:=ASIN(ABS([.B284]/[.G284]))" office:value-type="float" office:value="1.04363843870066">
            <text:p>1,0436384387</text:p>
          </table:table-cell>
          <table:table-cell table:formula="of:=ASIN(ABS([.D284]/[.H284]))" office:value-type="float" office:value="0.903185778043054">
            <text:p>0,903185778</text:p>
          </table:table-cell>
          <table:table-cell/>
          <table:table-cell table:formula="of:=[.J284]/[.K284]" office:value-type="float" office:value="1.15550805169001">
            <text:p>1,1555080517</text:p>
          </table:table-cell>
          <table:table-cell/>
          <table:table-cell table:formula="of:=IF([.C284]&lt;0;-[.A284];[.A284])" office:value-type="float" office:value="0.6">
            <text:p>0,6</text:p>
          </table:table-cell>
          <table:table-cell table:formula="of:=ABS([.C284])" office:value-type="float" office:value="104.155580340786">
            <text:p>104,1555803408</text:p>
          </table:table-cell>
          <table:table-cell table:formula="of:=ABS([.E284])" office:value-type="float" office:value="131.433188238536">
            <text:p>131,4331882385</text:p>
          </table:table-cell>
          <table:table-cell/>
          <table:table-cell table:formula="of:=1+[.$R$3]*[.O284]+[.$Q$3]*[.O284]*[.O284]*[.O284]" office:value-type="float" office:value="1.1308">
            <text:p>1,1308</text:p>
          </table:table-cell>
          <table:table-cell table:formula="of:=[.J284]/[.S284]" office:value-type="float" office:value="0.922920444553111">
            <text:p>0,9229204446</text:p>
          </table:table-cell>
          <table:table-cell table:formula="of:=ABS([.T284]-[.K284])" office:value-type="float" office:value="0.0197346665100575">
            <text:p>0,0197346665</text:p>
          </table:table-cell>
          <table:table-cell table:number-columns-repeated="4"/>
          <table:table-cell table:formula="of:=-([.B284]+[.$Z$2])" office:value-type="float" office:value="178.92902999353">
            <text:p>178,9290299935</text:p>
          </table:table-cell>
          <table:table-cell table:formula="of:=[.P284]+[.O284]*[.G284]*([.$AA$2]+[.$AA$1]*ABS([.P284]/[.B284]))" office:value-type="float" office:value="141.718921636647">
            <text:p>141,7189216366</text:p>
          </table:table-cell>
          <table:table-cell table:formula="of:=SQRT([.Z284]*[.Z284]+[.AA284]*[.AA284])" office:value-type="float" office:value="228.253916777521">
            <text:p>228,2539167775</text:p>
          </table:table-cell>
          <table:table-cell table:formula="of:=ASIN(ABS([.Z284]/[.AB284]))" office:value-type="float" office:value="0.900928018099316">
            <text:p>0,9009280181</text:p>
          </table:table-cell>
          <table:table-cell table:formula="of:=ABS([.K284]-[.AC284])" office:value-type="float" office:value="0.00225775994373756">
            <text:p>0,0022577599</text:p>
          </table:table-cell>
          <table:table-cell/>
          <table:table-cell table:formula="of:=[.J284]/[.AC284]" office:value-type="float" office:value="1.15840379889885">
            <text:p>1,1584037989</text:p>
          </table:table-cell>
        </table:table-row>
        <table:table-row table:style-name="ro1">
          <table:table-cell office:value-type="float" office:value="-0.68">
            <text:p>-0,68</text:p>
          </table:table-cell>
          <table:table-cell office:value-type="float" office:value="-180.455528559206">
            <text:p>-180,4555285592</text:p>
          </table:table-cell>
          <table:table-cell office:value-type="float" office:value="168.562036659123">
            <text:p>168,5620366591</text:p>
          </table:table-cell>
          <table:table-cell office:value-type="float" office:value="203.025406015314">
            <text:p>203,0254060153</text:p>
          </table:table-cell>
          <table:table-cell office:value-type="float" office:value="132.23740539107">
            <text:p>132,2374053911</text:p>
          </table:table-cell>
          <table:table-cell/>
          <table:table-cell table:formula="of:=SQRT([.B285]*[.B285] + [.C285]*[.C285])" office:value-type="float" office:value="246.935939041392">
            <text:p>246,9359390414</text:p>
          </table:table-cell>
          <table:table-cell table:formula="of:=SQRT([.D285]*[.D285]+[.E285]*[.E285])" office:value-type="float" office:value="242.293307526736">
            <text:p>242,2933075267</text:p>
          </table:table-cell>
          <table:table-cell/>
          <table:table-cell table:formula="of:=ASIN(ABS([.B285]/[.G285]))" office:value-type="float" office:value="0.819462040215259">
            <text:p>0,8194620402</text:p>
          </table:table-cell>
          <table:table-cell table:formula="of:=ASIN(ABS([.D285]/[.H285]))" office:value-type="float" office:value="0.993483699930984">
            <text:p>0,9934836999</text:p>
          </table:table-cell>
          <table:table-cell/>
          <table:table-cell table:formula="of:=[.J285]/[.K285]" office:value-type="float" office:value="0.824836925127394">
            <text:p>0,8248369251</text:p>
          </table:table-cell>
          <table:table-cell/>
          <table:table-cell table:formula="of:=IF([.C285]&lt;0;-[.A285];[.A285])" office:value-type="float" office:value="-0.68">
            <text:p>-0,68</text:p>
          </table:table-cell>
          <table:table-cell table:formula="of:=ABS([.C285])" office:value-type="float" office:value="168.562036659123">
            <text:p>168,5620366591</text:p>
          </table:table-cell>
          <table:table-cell table:formula="of:=ABS([.E285])" office:value-type="float" office:value="132.23740539107">
            <text:p>132,2374053911</text:p>
          </table:table-cell>
          <table:table-cell/>
          <table:table-cell table:formula="of:=1+[.$R$3]*[.O285]+[.$Q$3]*[.O285]*[.O285]*[.O285]" office:value-type="float" office:value="0.8482784">
            <text:p>0,8482784</text:p>
          </table:table-cell>
          <table:table-cell table:formula="of:=[.J285]/[.S285]" office:value-type="float" office:value="0.966029596197734">
            <text:p>0,9660295962</text:p>
          </table:table-cell>
          <table:table-cell table:formula="of:=ABS([.T285]-[.K285])" office:value-type="float" office:value="0.0274541037332506">
            <text:p>0,0274541037</text:p>
          </table:table-cell>
          <table:table-cell table:number-columns-repeated="4"/>
          <table:table-cell table:formula="of:=-([.B285]+[.$Z$2])" office:value-type="float" office:value="180.455528559206">
            <text:p>180,4555285592</text:p>
          </table:table-cell>
          <table:table-cell table:formula="of:=[.P285]+[.O285]*[.G285]*([.$AA$2]+[.$AA$1]*ABS([.P285]/[.B285]))" office:value-type="float" office:value="112.466483271879">
            <text:p>112,4664832719</text:p>
          </table:table-cell>
          <table:table-cell table:formula="of:=SQRT([.Z285]*[.Z285]+[.AA285]*[.AA285])" office:value-type="float" office:value="212.633270320348">
            <text:p>212,6332703203</text:p>
          </table:table-cell>
          <table:table-cell table:formula="of:=ASIN(ABS([.Z285]/[.AB285]))" office:value-type="float" office:value="1.01346610661294">
            <text:p>1,0134661066</text:p>
          </table:table-cell>
          <table:table-cell table:formula="of:=ABS([.K285]-[.AC285])" office:value-type="float" office:value="0.0199824066819565">
            <text:p>0,0199824067</text:p>
          </table:table-cell>
          <table:table-cell/>
          <table:table-cell table:formula="of:=[.J285]/[.AC285]" office:value-type="float" office:value="0.80857370055911">
            <text:p>0,8085737006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221.25348711552">
            <text:p>-221,2534871155</text:p>
          </table:table-cell>
          <table:table-cell office:value-type="float" office:value="-158.636003131313">
            <text:p>-158,6360031313</text:p>
          </table:table-cell>
          <table:table-cell office:value-type="float" office:value="177.679418112312">
            <text:p>177,6794181123</text:p>
          </table:table-cell>
          <table:table-cell office:value-type="float" office:value="-164.355278958631">
            <text:p>-164,3552789586</text:p>
          </table:table-cell>
          <table:table-cell/>
          <table:table-cell table:formula="of:=SQRT([.B286]*[.B286] + [.C286]*[.C286])" office:value-type="float" office:value="272.247106596664">
            <text:p>272,2471065967</text:p>
          </table:table-cell>
          <table:table-cell table:formula="of:=SQRT([.D286]*[.D286]+[.E286]*[.E286])" office:value-type="float" office:value="242.038495579317">
            <text:p>242,0384955793</text:p>
          </table:table-cell>
          <table:table-cell/>
          <table:table-cell table:formula="of:=ASIN(ABS([.B286]/[.G286]))" office:value-type="float" office:value="0.948760050325111">
            <text:p>0,9487600503</text:p>
          </table:table-cell>
          <table:table-cell table:formula="of:=ASIN(ABS([.D286]/[.H286]))" office:value-type="float" office:value="0.824333994937413">
            <text:p>0,8243339949</text:p>
          </table:table-cell>
          <table:table-cell/>
          <table:table-cell table:formula="of:=[.J286]/[.K286]" office:value-type="float" office:value="1.15094131280749">
            <text:p>1,1509413128</text:p>
          </table:table-cell>
          <table:table-cell/>
          <table:table-cell table:formula="of:=IF([.C286]&lt;0;-[.A286];[.A286])" office:value-type="float" office:value="0.6">
            <text:p>0,6</text:p>
          </table:table-cell>
          <table:table-cell table:formula="of:=ABS([.C286])" office:value-type="float" office:value="158.636003131313">
            <text:p>158,6360031313</text:p>
          </table:table-cell>
          <table:table-cell table:formula="of:=ABS([.E286])" office:value-type="float" office:value="164.355278958631">
            <text:p>164,3552789586</text:p>
          </table:table-cell>
          <table:table-cell/>
          <table:table-cell table:formula="of:=1+[.$R$3]*[.O286]+[.$Q$3]*[.O286]*[.O286]*[.O286]" office:value-type="float" office:value="1.1308">
            <text:p>1,1308</text:p>
          </table:table-cell>
          <table:table-cell table:formula="of:=[.J286]/[.S286]" office:value-type="float" office:value="0.839016669901937">
            <text:p>0,8390166699</text:p>
          </table:table-cell>
          <table:table-cell table:formula="of:=ABS([.T286]-[.K286])" office:value-type="float" office:value="0.014682674964524">
            <text:p>0,014682675</text:p>
          </table:table-cell>
          <table:table-cell table:number-columns-repeated="4"/>
          <table:table-cell table:formula="of:=-([.B286]+[.$Z$2])" office:value-type="float" office:value="221.25348711552">
            <text:p>221,2534871155</text:p>
          </table:table-cell>
          <table:table-cell table:formula="of:=[.P286]+[.O286]*[.G286]*([.$AA$2]+[.$AA$1]*ABS([.P286]/[.B286]))" office:value-type="float" office:value="210.013750059001">
            <text:p>210,013750059</text:p>
          </table:table-cell>
          <table:table-cell table:formula="of:=SQRT([.Z286]*[.Z286]+[.AA286]*[.AA286])" office:value-type="float" office:value="305.055537197117">
            <text:p>305,0555371971</text:p>
          </table:table-cell>
          <table:table-cell table:formula="of:=ASIN(ABS([.Z286]/[.AB286]))" office:value-type="float" office:value="0.81145438172549">
            <text:p>0,8114543817</text:p>
          </table:table-cell>
          <table:table-cell table:formula="of:=ABS([.K286]-[.AC286])" office:value-type="float" office:value="0.0128796132119234">
            <text:p>0,0128796132</text:p>
          </table:table-cell>
          <table:table-cell/>
          <table:table-cell table:formula="of:=[.J286]/[.AC286]" office:value-type="float" office:value="1.1692093501395">
            <text:p>1,1692093501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259.4393032902">
            <text:p>-259,4393032902</text:p>
          </table:table-cell>
          <table:table-cell office:value-type="float" office:value="-153.563729411063">
            <text:p>-153,5637294111</text:p>
          </table:table-cell>
          <table:table-cell office:value-type="float" office:value="211.626382816131">
            <text:p>211,6263828161</text:p>
          </table:table-cell>
          <table:table-cell office:value-type="float" office:value="-165.580005779085">
            <text:p>-165,5800057791</text:p>
          </table:table-cell>
          <table:table-cell/>
          <table:table-cell table:formula="of:=SQRT([.B287]*[.B287] + [.C287]*[.C287])" office:value-type="float" office:value="301.480631355214">
            <text:p>301,4806313552</text:p>
          </table:table-cell>
          <table:table-cell table:formula="of:=SQRT([.D287]*[.D287]+[.E287]*[.E287])" office:value-type="float" office:value="268.705162245985">
            <text:p>268,705162246</text:p>
          </table:table-cell>
          <table:table-cell/>
          <table:table-cell table:formula="of:=ASIN(ABS([.B287]/[.G287]))" office:value-type="float" office:value="1.03634941393389">
            <text:p>1,0363494139</text:p>
          </table:table-cell>
          <table:table-cell table:formula="of:=ASIN(ABS([.D287]/[.H287]))" office:value-type="float" office:value="0.906869274060171">
            <text:p>0,9068692741</text:p>
          </table:table-cell>
          <table:table-cell/>
          <table:table-cell table:formula="of:=[.J287]/[.K287]" office:value-type="float" office:value="1.14277707226095">
            <text:p>1,1427770723</text:p>
          </table:table-cell>
          <table:table-cell/>
          <table:table-cell table:formula="of:=IF([.C287]&lt;0;-[.A287];[.A287])" office:value-type="float" office:value="0.6">
            <text:p>0,6</text:p>
          </table:table-cell>
          <table:table-cell table:formula="of:=ABS([.C287])" office:value-type="float" office:value="153.563729411063">
            <text:p>153,5637294111</text:p>
          </table:table-cell>
          <table:table-cell table:formula="of:=ABS([.E287])" office:value-type="float" office:value="165.580005779085">
            <text:p>165,5800057791</text:p>
          </table:table-cell>
          <table:table-cell/>
          <table:table-cell table:formula="of:=1+[.$R$3]*[.O287]+[.$Q$3]*[.O287]*[.O287]*[.O287]" office:value-type="float" office:value="1.1308">
            <text:p>1,1308</text:p>
          </table:table-cell>
          <table:table-cell table:formula="of:=[.J287]/[.S287]" office:value-type="float" office:value="0.916474543627426">
            <text:p>0,9164745436</text:p>
          </table:table-cell>
          <table:table-cell table:formula="of:=ABS([.T287]-[.K287])" office:value-type="float" office:value="0.00960526956725449">
            <text:p>0,0096052696</text:p>
          </table:table-cell>
          <table:table-cell table:number-columns-repeated="4"/>
          <table:table-cell table:formula="of:=-([.B287]+[.$Z$2])" office:value-type="float" office:value="259.4393032902">
            <text:p>259,4393032902</text:p>
          </table:table-cell>
          <table:table-cell table:formula="of:=[.P287]+[.O287]*[.G287]*([.$AA$2]+[.$AA$1]*ABS([.P287]/[.B287]))" office:value-type="float" office:value="208.4220297065">
            <text:p>208,4220297065</text:p>
          </table:table-cell>
          <table:table-cell table:formula="of:=SQRT([.Z287]*[.Z287]+[.AA287]*[.AA287])" office:value-type="float" office:value="332.788963997728">
            <text:p>332,7889639977</text:p>
          </table:table-cell>
          <table:table-cell table:formula="of:=ASIN(ABS([.Z287]/[.AB287]))" office:value-type="float" office:value="0.89401260419517">
            <text:p>0,8940126042</text:p>
          </table:table-cell>
          <table:table-cell table:formula="of:=ABS([.K287]-[.AC287])" office:value-type="float" office:value="0.0128566698650018">
            <text:p>0,0128566699</text:p>
          </table:table-cell>
          <table:table-cell/>
          <table:table-cell table:formula="of:=[.J287]/[.AC287]" office:value-type="float" office:value="1.15921118904902">
            <text:p>1,159211189</text:p>
          </table:table-cell>
        </table:table-row>
        <table:table-row table:style-name="ro1">
          <table:table-cell office:value-type="float" office:value="-0.32">
            <text:p>-0,32</text:p>
          </table:table-cell>
          <table:table-cell office:value-type="float" office:value="-263.937905990864">
            <text:p>-263,9379059909</text:p>
          </table:table-cell>
          <table:table-cell office:value-type="float" office:value="-202.979187026243">
            <text:p>-202,9791870262</text:p>
          </table:table-cell>
          <table:table-cell office:value-type="float" office:value="169.361932113596">
            <text:p>169,3619321136</text:p>
          </table:table-cell>
          <table:table-cell office:value-type="float" office:value="142.799078920532">
            <text:p>142,7990789205</text:p>
          </table:table-cell>
          <table:table-cell/>
          <table:table-cell table:formula="of:=SQRT([.B288]*[.B288] + [.C288]*[.C288])" office:value-type="float" office:value="332.962112836696">
            <text:p>332,9621128367</text:p>
          </table:table-cell>
          <table:table-cell table:formula="of:=SQRT([.D288]*[.D288]+[.E288]*[.E288])" office:value-type="float" office:value="221.528871684489">
            <text:p>221,5288716845</text:p>
          </table:table-cell>
          <table:table-cell/>
          <table:table-cell table:formula="of:=ASIN(ABS([.B288]/[.G288]))" office:value-type="float" office:value="0.915219658691181">
            <text:p>0,9152196587</text:p>
          </table:table-cell>
          <table:table-cell table:formula="of:=ASIN(ABS([.D288]/[.H288]))" office:value-type="float" office:value="0.870287103525352">
            <text:p>0,8702871035</text:p>
          </table:table-cell>
          <table:table-cell/>
          <table:table-cell table:formula="of:=[.J288]/[.K288]" office:value-type="float" office:value="1.05162957716346">
            <text:p>1,0516295772</text:p>
          </table:table-cell>
          <table:table-cell/>
          <table:table-cell table:formula="of:=IF([.C288]&lt;0;-[.A288];[.A288])" office:value-type="float" office:value="0.32">
            <text:p>0,32</text:p>
          </table:table-cell>
          <table:table-cell table:formula="of:=ABS([.C288])" office:value-type="float" office:value="202.979187026243">
            <text:p>202,9791870262</text:p>
          </table:table-cell>
          <table:table-cell table:formula="of:=ABS([.E288])" office:value-type="float" office:value="142.799078920532">
            <text:p>142,7990789205</text:p>
          </table:table-cell>
          <table:table-cell/>
          <table:table-cell table:formula="of:=1+[.$R$3]*[.O288]+[.$Q$3]*[.O288]*[.O288]*[.O288]" office:value-type="float" office:value="1.0656384">
            <text:p>1,0656384</text:p>
          </table:table-cell>
          <table:table-cell table:formula="of:=[.J288]/[.S288]" office:value-type="float" office:value="0.858846357912009">
            <text:p>0,8588463579</text:p>
          </table:table-cell>
          <table:table-cell table:formula="of:=ABS([.T288]-[.K288])" office:value-type="float" office:value="0.0114407456133431">
            <text:p>0,0114407456</text:p>
          </table:table-cell>
          <table:table-cell table:number-columns-repeated="4"/>
          <table:table-cell table:formula="of:=-([.B288]+[.$Z$2])" office:value-type="float" office:value="263.937905990864">
            <text:p>263,9379059909</text:p>
          </table:table-cell>
          <table:table-cell table:formula="of:=[.P288]+[.O288]*[.G288]*([.$AA$2]+[.$AA$1]*ABS([.P288]/[.B288]))" office:value-type="float" office:value="236.990731929834">
            <text:p>236,9907319298</text:p>
          </table:table-cell>
          <table:table-cell table:formula="of:=SQRT([.Z288]*[.Z288]+[.AA288]*[.AA288])" office:value-type="float" office:value="354.72218036018">
            <text:p>354,7221803602</text:p>
          </table:table-cell>
          <table:table-cell table:formula="of:=ASIN(ABS([.Z288]/[.AB288]))" office:value-type="float" office:value="0.839140799466503">
            <text:p>0,8391407995</text:p>
          </table:table-cell>
          <table:table-cell table:formula="of:=ABS([.K288]-[.AC288])" office:value-type="float" office:value="0.0311463040588493">
            <text:p>0,0311463041</text:p>
          </table:table-cell>
          <table:table-cell/>
          <table:table-cell table:formula="of:=[.J288]/[.AC288]" office:value-type="float" office:value="1.09066280566151">
            <text:p>1,0906628057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273.850284552507">
            <text:p>-273,8502845525</text:p>
          </table:table-cell>
          <table:table-cell office:value-type="float" office:value="199.338948434048">
            <text:p>199,338948434</text:p>
          </table:table-cell>
          <table:table-cell office:value-type="float" office:value="250.120091280041">
            <text:p>250,12009128</text:p>
          </table:table-cell>
          <table:table-cell office:value-type="float" office:value="262.099943946436">
            <text:p>262,0999439464</text:p>
          </table:table-cell>
          <table:table-cell/>
          <table:table-cell table:formula="of:=SQRT([.B289]*[.B289] + [.C289]*[.C289])" office:value-type="float" office:value="338.718164131009">
            <text:p>338,718164131</text:p>
          </table:table-cell>
          <table:table-cell table:formula="of:=SQRT([.D289]*[.D289]+[.E289]*[.E289])" office:value-type="float" office:value="362.293307526735">
            <text:p>362,2933075267</text:p>
          </table:table-cell>
          <table:table-cell/>
          <table:table-cell table:formula="of:=ASIN(ABS([.B289]/[.G289]))" office:value-type="float" office:value="0.941581952863804">
            <text:p>0,9415819529</text:p>
          </table:table-cell>
          <table:table-cell table:formula="of:=ASIN(ABS([.D289]/[.H289]))" office:value-type="float" office:value="0.76201432789664">
            <text:p>0,7620143279</text:p>
          </table:table-cell>
          <table:table-cell/>
          <table:table-cell table:formula="of:=[.J289]/[.K289]" office:value-type="float" office:value="1.23564862023372">
            <text:p>1,2356486202</text:p>
          </table:table-cell>
          <table:table-cell/>
          <table:table-cell table:formula="of:=IF([.C289]&lt;0;-[.A289];[.A289])" office:value-type="float" office:value="-0.8">
            <text:p>-0,8</text:p>
          </table:table-cell>
          <table:table-cell table:formula="of:=ABS([.C289])" office:value-type="float" office:value="199.338948434048">
            <text:p>199,338948434</text:p>
          </table:table-cell>
          <table:table-cell table:formula="of:=ABS([.E289])" office:value-type="float" office:value="262.099943946436">
            <text:p>262,0999439464</text:p>
          </table:table-cell>
          <table:table-cell/>
          <table:table-cell table:formula="of:=1+[.$R$3]*[.O289]+[.$Q$3]*[.O289]*[.O289]*[.O289]" office:value-type="float" office:value="0.8144">
            <text:p>0,8144</text:p>
          </table:table-cell>
          <table:table-cell table:formula="of:=[.J289]/[.S289]" office:value-type="float" office:value="1.15616644506852">
            <text:p>1,1561664451</text:p>
          </table:table-cell>
          <table:table-cell table:formula="of:=ABS([.T289]-[.K289])" office:value-type="float" office:value="0.394152117171882">
            <text:p>0,3941521172</text:p>
          </table:table-cell>
          <table:table-cell table:number-columns-repeated="4"/>
          <table:table-cell table:formula="of:=-([.B289]+[.$Z$2])" office:value-type="float" office:value="273.850284552507">
            <text:p>273,8502845525</text:p>
          </table:table-cell>
          <table:table-cell table:formula="of:=[.P289]+[.O289]*[.G289]*([.$AA$2]+[.$AA$1]*ABS([.P289]/[.B289]))" office:value-type="float" office:value="113.843206863509">
            <text:p>113,8432068635</text:p>
          </table:table-cell>
          <table:table-cell table:formula="of:=SQRT([.Z289]*[.Z289]+[.AA289]*[.AA289])" office:value-type="float" office:value="296.570824759377">
            <text:p>296,5708247594</text:p>
          </table:table-cell>
          <table:table-cell table:formula="of:=ASIN(ABS([.Z289]/[.AB289]))" office:value-type="float" office:value="1.17681781380429">
            <text:p>1,1768178138</text:p>
          </table:table-cell>
          <table:table-cell table:formula="of:=ABS([.K289]-[.AC289])" office:value-type="float" office:value="0.414803485907655">
            <text:p>0,4148034859</text:p>
          </table:table-cell>
          <table:table-cell/>
          <table:table-cell table:formula="of:=[.J289]/[.AC289]" office:value-type="float" office:value="0.80010851452015">
            <text:p>0,800108514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46.324129992617">
            <text:p>-246,3241299926</text:p>
          </table:table-cell>
          <table:table-cell office:value-type="float" office:value="302.666965897206">
            <text:p>302,6669658972</text:p>
          </table:table-cell>
          <table:table-cell office:value-type="float" office:value="194.715002055472">
            <text:p>194,7150020555</text:p>
          </table:table-cell>
          <table:table-cell office:value-type="float" office:value="-340.558522290667">
            <text:p>-340,5585222907</text:p>
          </table:table-cell>
          <table:table-cell/>
          <table:table-cell table:formula="of:=SQRT([.B290]*[.B290] + [.C290]*[.C290])" office:value-type="float" office:value="390.234377345257">
            <text:p>390,2343773453</text:p>
          </table:table-cell>
          <table:table-cell table:formula="of:=SQRT([.D290]*[.D290]+[.E290]*[.E290])" office:value-type="float" office:value="392.293307526734">
            <text:p>392,2933075267</text:p>
          </table:table-cell>
          <table:table-cell/>
          <table:table-cell table:formula="of:=ASIN(ABS([.B290]/[.G290]))" office:value-type="float" office:value="0.683126451060557">
            <text:p>0,6831264511</text:p>
          </table:table-cell>
          <table:table-cell table:formula="of:=ASIN(ABS([.D290]/[.H290]))" office:value-type="float" office:value="0.519389864279628">
            <text:p>0,5193898643</text:p>
          </table:table-cell>
          <table:table-cell/>
          <table:table-cell table:formula="of:=[.J290]/[.K290]" office:value-type="float" office:value="1.31524794386973">
            <text:p>1,3152479439</text:p>
          </table:table-cell>
          <table:table-cell/>
          <table:table-cell table:formula="of:=IF([.C290]&lt;0;-[.A290];[.A290])" office:value-type="float" office:value="0">
            <text:p>0</text:p>
          </table:table-cell>
          <table:table-cell table:formula="of:=ABS([.C290])" office:value-type="float" office:value="302.666965897206">
            <text:p>302,6669658972</text:p>
          </table:table-cell>
          <table:table-cell table:formula="of:=ABS([.E290])" office:value-type="float" office:value="340.558522290667">
            <text:p>340,5585222907</text:p>
          </table:table-cell>
          <table:table-cell/>
          <table:table-cell table:formula="of:=1+[.$R$3]*[.O290]+[.$Q$3]*[.O290]*[.O290]*[.O290]" office:value-type="float" office:value="1">
            <text:p>1</text:p>
          </table:table-cell>
          <table:table-cell table:formula="of:=[.J290]/[.S290]" office:value-type="float" office:value="0.683126451060557">
            <text:p>0,6831264511</text:p>
          </table:table-cell>
          <table:table-cell table:formula="of:=ABS([.T290]-[.K290])" office:value-type="float" office:value="0.163736586780929">
            <text:p>0,1637365868</text:p>
          </table:table-cell>
          <table:table-cell table:number-columns-repeated="4"/>
          <table:table-cell table:formula="of:=-([.B290]+[.$Z$2])" office:value-type="float" office:value="246.324129992617">
            <text:p>246,3241299926</text:p>
          </table:table-cell>
          <table:table-cell table:formula="of:=[.P290]+[.O290]*[.G290]*([.$AA$2]+[.$AA$1]*ABS([.P290]/[.B290]))" office:value-type="float" office:value="302.666965897206">
            <text:p>302,6669658972</text:p>
          </table:table-cell>
          <table:table-cell table:formula="of:=SQRT([.Z290]*[.Z290]+[.AA290]*[.AA290])" office:value-type="float" office:value="390.234377345257">
            <text:p>390,2343773453</text:p>
          </table:table-cell>
          <table:table-cell table:formula="of:=ASIN(ABS([.Z290]/[.AB290]))" office:value-type="float" office:value="0.683126451060557">
            <text:p>0,6831264511</text:p>
          </table:table-cell>
          <table:table-cell table:formula="of:=ABS([.K290]-[.AC290])" office:value-type="float" office:value="0.163736586780929">
            <text:p>0,1637365868</text:p>
          </table:table-cell>
          <table:table-cell/>
          <table:table-cell table:formula="of:=[.J290]/[.AC290]"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93.155713799231">
            <text:p>-193,1557137992</text:p>
          </table:table-cell>
          <table:table-cell office:value-type="float" office:value="-381.270554112988">
            <text:p>-381,270554113</text:p>
          </table:table-cell>
          <table:table-cell office:value-type="float" office:value="217.09701581438">
            <text:p>217,0970158144</text:p>
          </table:table-cell>
          <table:table-cell office:value-type="float" office:value="-362.216127893774">
            <text:p>-362,2161278938</text:p>
          </table:table-cell>
          <table:table-cell/>
          <table:table-cell table:formula="of:=SQRT([.B291]*[.B291] + [.C291]*[.C291])" office:value-type="float" office:value="427.406557281139">
            <text:p>427,4065572811</text:p>
          </table:table-cell>
          <table:table-cell table:formula="of:=SQRT([.D291]*[.D291]+[.E291]*[.E291])" office:value-type="float" office:value="422.293307526733">
            <text:p>422,2933075267</text:p>
          </table:table-cell>
          <table:table-cell/>
          <table:table-cell table:formula="of:=ASIN(ABS([.B291]/[.G291]))" office:value-type="float" office:value="0.468922113030593">
            <text:p>0,468922113</text:p>
          </table:table-cell>
          <table:table-cell table:formula="of:=ASIN(ABS([.D291]/[.H291]))" office:value-type="float" office:value="0.539947067725548">
            <text:p>0,5399470677</text:p>
          </table:table-cell>
          <table:table-cell/>
          <table:table-cell table:formula="of:=[.J291]/[.K291]" office:value-type="float" office:value="0.868459412152867">
            <text:p>0,8684594122</text:p>
          </table:table-cell>
          <table:table-cell/>
          <table:table-cell table:formula="of:=IF([.C291]&lt;0;-[.A291];[.A291])" office:value-type="float" office:value="-0">
            <text:p>-0</text:p>
          </table:table-cell>
          <table:table-cell table:formula="of:=ABS([.C291])" office:value-type="float" office:value="381.270554112988">
            <text:p>381,270554113</text:p>
          </table:table-cell>
          <table:table-cell table:formula="of:=ABS([.E291])" office:value-type="float" office:value="362.216127893774">
            <text:p>362,2161278938</text:p>
          </table:table-cell>
          <table:table-cell/>
          <table:table-cell table:formula="of:=1+[.$R$3]*[.O291]+[.$Q$3]*[.O291]*[.O291]*[.O291]" office:value-type="float" office:value="1">
            <text:p>1</text:p>
          </table:table-cell>
          <table:table-cell table:formula="of:=[.J291]/[.S291]" office:value-type="float" office:value="0.468922113030593">
            <text:p>0,468922113</text:p>
          </table:table-cell>
          <table:table-cell table:formula="of:=ABS([.T291]-[.K291])" office:value-type="float" office:value="0.0710249546949545">
            <text:p>0,0710249547</text:p>
          </table:table-cell>
          <table:table-cell table:number-columns-repeated="4"/>
          <table:table-cell table:formula="of:=-([.B291]+[.$Z$2])" office:value-type="float" office:value="193.155713799231">
            <text:p>193,1557137992</text:p>
          </table:table-cell>
          <table:table-cell table:formula="of:=[.P291]+[.O291]*[.G291]*([.$AA$2]+[.$AA$1]*ABS([.P291]/[.B291]))" office:value-type="float" office:value="381.270554112988">
            <text:p>381,270554113</text:p>
          </table:table-cell>
          <table:table-cell table:formula="of:=SQRT([.Z291]*[.Z291]+[.AA291]*[.AA291])" office:value-type="float" office:value="427.406557281139">
            <text:p>427,4065572811</text:p>
          </table:table-cell>
          <table:table-cell table:formula="of:=ASIN(ABS([.Z291]/[.AB291]))" office:value-type="float" office:value="0.468922113030593">
            <text:p>0,468922113</text:p>
          </table:table-cell>
          <table:table-cell table:formula="of:=ABS([.K291]-[.AC291])" office:value-type="float" office:value="0.0710249546949545">
            <text:p>0,0710249547</text:p>
          </table:table-cell>
          <table:table-cell/>
          <table:table-cell table:formula="of:=[.J291]/[.AC291]"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46.979068834271">
            <text:p>-246,9790688343</text:p>
          </table:table-cell>
          <table:table-cell office:value-type="float" office:value="381.820682923632">
            <text:p>381,8206829236</text:p>
          </table:table-cell>
          <table:table-cell office:value-type="float" office:value="291.73295294429">
            <text:p>291,7329529443</text:p>
          </table:table-cell>
          <table:table-cell office:value-type="float" office:value="527.797807880714">
            <text:p>527,7978078807</text:p>
          </table:table-cell>
          <table:table-cell/>
          <table:table-cell table:formula="of:=SQRT([.B292]*[.B292] + [.C292]*[.C292])" office:value-type="float" office:value="454.736950720427">
            <text:p>454,7369507204</text:p>
          </table:table-cell>
          <table:table-cell table:formula="of:=SQRT([.D292]*[.D292]+[.E292]*[.E292])" office:value-type="float" office:value="603.057743368976">
            <text:p>603,057743369</text:p>
          </table:table-cell>
          <table:table-cell/>
          <table:table-cell table:formula="of:=ASIN(ABS([.B292]/[.G292]))" office:value-type="float" office:value="0.574154593008325">
            <text:p>0,574154593</text:p>
          </table:table-cell>
          <table:table-cell table:formula="of:=ASIN(ABS([.D292]/[.H292]))" office:value-type="float" office:value="0.504941510288275">
            <text:p>0,5049415103</text:p>
          </table:table-cell>
          <table:table-cell/>
          <table:table-cell table:formula="of:=[.J292]/[.K292]" office:value-type="float" office:value="1.13707148513208">
            <text:p>1,1370714851</text:p>
          </table:table-cell>
          <table:table-cell/>
          <table:table-cell table:formula="of:=IF([.C292]&lt;0;-[.A292];[.A292])" office:value-type="float" office:value="0">
            <text:p>0</text:p>
          </table:table-cell>
          <table:table-cell table:formula="of:=ABS([.C292])" office:value-type="float" office:value="381.820682923632">
            <text:p>381,8206829236</text:p>
          </table:table-cell>
          <table:table-cell table:formula="of:=ABS([.E292])" office:value-type="float" office:value="527.797807880714">
            <text:p>527,7978078807</text:p>
          </table:table-cell>
          <table:table-cell/>
          <table:table-cell table:formula="of:=1+[.$R$3]*[.O292]+[.$Q$3]*[.O292]*[.O292]*[.O292]" office:value-type="float" office:value="1">
            <text:p>1</text:p>
          </table:table-cell>
          <table:table-cell table:formula="of:=[.J292]/[.S292]" office:value-type="float" office:value="0.574154593008325">
            <text:p>0,574154593</text:p>
          </table:table-cell>
          <table:table-cell table:formula="of:=ABS([.T292]-[.K292])" office:value-type="float" office:value="0.0692130827200499">
            <text:p>0,0692130827</text:p>
          </table:table-cell>
          <table:table-cell table:number-columns-repeated="4"/>
          <table:table-cell table:formula="of:=-([.B292]+[.$Z$2])" office:value-type="float" office:value="246.979068834271">
            <text:p>246,9790688343</text:p>
          </table:table-cell>
          <table:table-cell table:formula="of:=[.P292]+[.O292]*[.G292]*([.$AA$2]+[.$AA$1]*ABS([.P292]/[.B292]))" office:value-type="float" office:value="381.820682923632">
            <text:p>381,8206829236</text:p>
          </table:table-cell>
          <table:table-cell table:formula="of:=SQRT([.Z292]*[.Z292]+[.AA292]*[.AA292])" office:value-type="float" office:value="454.736950720427">
            <text:p>454,7369507204</text:p>
          </table:table-cell>
          <table:table-cell table:formula="of:=ASIN(ABS([.Z292]/[.AB292]))" office:value-type="float" office:value="0.574154593008325">
            <text:p>0,574154593</text:p>
          </table:table-cell>
          <table:table-cell table:formula="of:=ABS([.K292]-[.AC292])" office:value-type="float" office:value="0.0692130827200499">
            <text:p>0,0692130827</text:p>
          </table:table-cell>
          <table:table-cell/>
          <table:table-cell table:formula="of:=[.J292]/[.AC292]" office:value-type="float" office:value="1">
            <text:p>1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231.634672316142">
            <text:p>-231,6346723161</text:p>
          </table:table-cell>
          <table:table-cell office:value-type="float" office:value="406.855807292382">
            <text:p>406,8558072924</text:p>
          </table:table-cell>
          <table:table-cell office:value-type="float" office:value="335.355641270888">
            <text:p>335,3556412709</text:p>
          </table:table-cell>
          <table:table-cell office:value-type="float" office:value="346.617120686307">
            <text:p>346,6171206863</text:p>
          </table:table-cell>
          <table:table-cell/>
          <table:table-cell table:formula="of:=SQRT([.B293]*[.B293] + [.C293]*[.C293])" office:value-type="float" office:value="468.173332587988">
            <text:p>468,173332588</text:p>
          </table:table-cell>
          <table:table-cell table:formula="of:=SQRT([.D293]*[.D293]+[.E293]*[.E293])" office:value-type="float" office:value="482.293307526732">
            <text:p>482,2933075267</text:p>
          </table:table-cell>
          <table:table-cell/>
          <table:table-cell table:formula="of:=ASIN(ABS([.B293]/[.G293]))" office:value-type="float" office:value="0.51756167353545">
            <text:p>0,5175616735</text:p>
          </table:table-cell>
          <table:table-cell table:formula="of:=ASIN(ABS([.D293]/[.H293]))" office:value-type="float" office:value="0.768886571425991">
            <text:p>0,7688865714</text:p>
          </table:table-cell>
          <table:table-cell/>
          <table:table-cell table:formula="of:=[.J293]/[.K293]" office:value-type="float" office:value="0.673131373039291">
            <text:p>0,673131373</text:p>
          </table:table-cell>
          <table:table-cell/>
          <table:table-cell table:formula="of:=IF([.C293]&lt;0;-[.A293];[.A293])" office:value-type="float" office:value="-0.88">
            <text:p>-0,88</text:p>
          </table:table-cell>
          <table:table-cell table:formula="of:=ABS([.C293])" office:value-type="float" office:value="406.855807292382">
            <text:p>406,8558072924</text:p>
          </table:table-cell>
          <table:table-cell table:formula="of:=ABS([.E293])" office:value-type="float" office:value="346.617120686307">
            <text:p>346,6171206863</text:p>
          </table:table-cell>
          <table:table-cell/>
          <table:table-cell table:formula="of:=1+[.$R$3]*[.O293]+[.$Q$3]*[.O293]*[.O293]*[.O293]" office:value-type="float" office:value="0.7899264">
            <text:p>0,7899264</text:p>
          </table:table-cell>
          <table:table-cell table:formula="of:=[.J293]/[.S293]" office:value-type="float" office:value="0.655202400547001">
            <text:p>0,6552024005</text:p>
          </table:table-cell>
          <table:table-cell table:formula="of:=ABS([.T293]-[.K293])" office:value-type="float" office:value="0.11368417087899">
            <text:p>0,1136841709</text:p>
          </table:table-cell>
          <table:table-cell table:number-columns-repeated="4"/>
          <table:table-cell table:formula="of:=-([.B293]+[.$Z$2])" office:value-type="float" office:value="231.634672316142">
            <text:p>231,6346723161</text:p>
          </table:table-cell>
          <table:table-cell table:formula="of:=[.P293]+[.O293]*[.G293]*([.$AA$2]+[.$AA$1]*ABS([.P293]/[.B293]))" office:value-type="float" office:value="238.729514541233">
            <text:p>238,7295145412</text:p>
          </table:table-cell>
          <table:table-cell table:formula="of:=SQRT([.Z293]*[.Z293]+[.AA293]*[.AA293])" office:value-type="float" office:value="332.635540091704">
            <text:p>332,6355400917</text:p>
          </table:table-cell>
          <table:table-cell table:formula="of:=ASIN(ABS([.Z293]/[.AB293]))" office:value-type="float" office:value="0.770315586051786">
            <text:p>0,7703155861</text:p>
          </table:table-cell>
          <table:table-cell table:formula="of:=ABS([.K293]-[.AC293])" office:value-type="float" office:value="0.00142901462579526">
            <text:p>0,0014290146</text:p>
          </table:table-cell>
          <table:table-cell/>
          <table:table-cell table:formula="of:=[.J293]/[.AC293]" office:value-type="float" office:value="0.671882645122354">
            <text:p>0,6718826451</text:p>
          </table:table-cell>
        </table:table-row>
        <table:table-row table:style-name="ro1">
          <table:table-cell office:value-type="float" office:value="-0.56">
            <text:p>-0,56</text:p>
          </table:table-cell>
          <table:table-cell office:value-type="float" office:value="-388.197751957971">
            <text:p>-388,197751958</text:p>
          </table:table-cell>
          <table:table-cell office:value-type="float" office:value="-290.760265852076">
            <text:p>-290,7602658521</text:p>
          </table:table-cell>
          <table:table-cell office:value-type="float" office:value="339.716314925499">
            <text:p>339,7163149255</text:p>
          </table:table-cell>
          <table:table-cell office:value-type="float" office:value="-303.243017958688">
            <text:p>-303,2430179587</text:p>
          </table:table-cell>
          <table:table-cell/>
          <table:table-cell table:formula="of:=SQRT([.B294]*[.B294] + [.C294]*[.C294])" office:value-type="float" office:value="485.014460427307">
            <text:p>485,0144604273</text:p>
          </table:table-cell>
          <table:table-cell table:formula="of:=SQRT([.D294]*[.D294]+[.E294]*[.E294])" office:value-type="float" office:value="455.371828912653">
            <text:p>455,3718289127</text:p>
          </table:table-cell>
          <table:table-cell/>
          <table:table-cell table:formula="of:=ASIN(ABS([.B294]/[.G294]))" office:value-type="float" office:value="0.927935278328978">
            <text:p>0,9279352783</text:p>
          </table:table-cell>
          <table:table-cell table:formula="of:=ASIN(ABS([.D294]/[.H294]))" office:value-type="float" office:value="0.842064653873401">
            <text:p>0,8420646539</text:p>
          </table:table-cell>
          <table:table-cell/>
          <table:table-cell table:formula="of:=[.J294]/[.K294]" office:value-type="float" office:value="1.10197628419692">
            <text:p>1,1019762842</text:p>
          </table:table-cell>
          <table:table-cell/>
          <table:table-cell table:formula="of:=IF([.C294]&lt;0;-[.A294];[.A294])" office:value-type="float" office:value="0.56">
            <text:p>0,56</text:p>
          </table:table-cell>
          <table:table-cell table:formula="of:=ABS([.C294])" office:value-type="float" office:value="290.760265852076">
            <text:p>290,7602658521</text:p>
          </table:table-cell>
          <table:table-cell table:formula="of:=ABS([.E294])" office:value-type="float" office:value="303.243017958688">
            <text:p>303,2430179587</text:p>
          </table:table-cell>
          <table:table-cell/>
          <table:table-cell table:formula="of:=1+[.$R$3]*[.O294]+[.$Q$3]*[.O294]*[.O294]*[.O294]" office:value-type="float" office:value="1.1207808">
            <text:p>1,1207808</text:p>
          </table:table-cell>
          <table:table-cell table:formula="of:=[.J294]/[.S294]" office:value-type="float" office:value="0.82793645138191">
            <text:p>0,8279364514</text:p>
          </table:table-cell>
          <table:table-cell table:formula="of:=ABS([.T294]-[.K294])" office:value-type="float" office:value="0.0141282024914908">
            <text:p>0,0141282025</text:p>
          </table:table-cell>
          <table:table-cell table:number-columns-repeated="4"/>
          <table:table-cell table:formula="of:=-([.B294]+[.$Z$2])" office:value-type="float" office:value="388.197751957971">
            <text:p>388,197751958</text:p>
          </table:table-cell>
          <table:table-cell table:formula="of:=[.P294]+[.O294]*[.G294]*([.$AA$2]+[.$AA$1]*ABS([.P294]/[.B294]))" office:value-type="float" office:value="376.971401609764">
            <text:p>376,9714016098</text:p>
          </table:table-cell>
          <table:table-cell table:formula="of:=SQRT([.Z294]*[.Z294]+[.AA294]*[.AA294])" office:value-type="float" office:value="541.114527856028">
            <text:p>541,114527856</text:p>
          </table:table-cell>
          <table:table-cell table:formula="of:=ASIN(ABS([.Z294]/[.AB294]))" office:value-type="float" office:value="0.800068834416787">
            <text:p>0,8000688344</text:p>
          </table:table-cell>
          <table:table-cell table:formula="of:=ABS([.K294]-[.AC294])" office:value-type="float" office:value="0.0419958194566141">
            <text:p>0,0419958195</text:p>
          </table:table-cell>
          <table:table-cell/>
          <table:table-cell table:formula="of:=[.J294]/[.AC294]" office:value-type="float" office:value="1.15981930355455">
            <text:p>1,1598193036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-381.925052511326">
            <text:p>-381,9250525113</text:p>
          </table:table-cell>
          <table:table-cell office:value-type="float" office:value="-372.932977059498">
            <text:p>-372,9329770595</text:p>
          </table:table-cell>
          <table:table-cell office:value-type="float" office:value="401.785348705437">
            <text:p>401,7853487054</text:p>
          </table:table-cell>
          <table:table-cell office:value-type="float" office:value="-364.212252613689">
            <text:p>-364,2122526137</text:p>
          </table:table-cell>
          <table:table-cell/>
          <table:table-cell table:formula="of:=SQRT([.B295]*[.B295] + [.C295]*[.C295])" office:value-type="float" office:value="533.803101446815">
            <text:p>533,8031014468</text:p>
          </table:table-cell>
          <table:table-cell table:formula="of:=SQRT([.D295]*[.D295]+[.E295]*[.E295])" office:value-type="float" office:value="542.293307526736">
            <text:p>542,2933075267</text:p>
          </table:table-cell>
          <table:table-cell/>
          <table:table-cell table:formula="of:=ASIN(ABS([.B295]/[.G295]))" office:value-type="float" office:value="0.797309873684472">
            <text:p>0,7973098737</text:p>
          </table:table-cell>
          <table:table-cell table:formula="of:=ASIN(ABS([.D295]/[.H295]))" office:value-type="float" office:value="0.8344100735999">
            <text:p>0,8344100736</text:p>
          </table:table-cell>
          <table:table-cell/>
          <table:table-cell table:formula="of:=[.J295]/[.K295]" office:value-type="float" office:value="0.955537209953175">
            <text:p>0,95553721</text:p>
          </table:table-cell>
          <table:table-cell/>
          <table:table-cell table:formula="of:=IF([.C295]&lt;0;-[.A295];[.A295])" office:value-type="float" office:value="-0.08">
            <text:p>-0,08</text:p>
          </table:table-cell>
          <table:table-cell table:formula="of:=ABS([.C295])" office:value-type="float" office:value="372.932977059498">
            <text:p>372,9329770595</text:p>
          </table:table-cell>
          <table:table-cell table:formula="of:=ABS([.E295])" office:value-type="float" office:value="364.212252613689">
            <text:p>364,2122526137</text:p>
          </table:table-cell>
          <table:table-cell/>
          <table:table-cell table:formula="of:=1+[.$R$3]*[.O295]+[.$Q$3]*[.O295]*[.O295]*[.O295]" office:value-type="float" office:value="0.9839744">
            <text:p>0,9839744</text:p>
          </table:table-cell>
          <table:table-cell table:formula="of:=[.J295]/[.S295]" office:value-type="float" office:value="0.810295342728908">
            <text:p>0,8102953427</text:p>
          </table:table-cell>
          <table:table-cell table:formula="of:=ABS([.T295]-[.K295])" office:value-type="float" office:value="0.0241147308709915">
            <text:p>0,0241147309</text:p>
          </table:table-cell>
          <table:table-cell table:number-columns-repeated="4"/>
          <table:table-cell table:formula="of:=-([.B295]+[.$Z$2])" office:value-type="float" office:value="381.925052511326">
            <text:p>381,9250525113</text:p>
          </table:table-cell>
          <table:table-cell table:formula="of:=[.P295]+[.O295]*[.G295]*([.$AA$2]+[.$AA$1]*ABS([.P295]/[.B295]))" office:value-type="float" office:value="358.504021615909">
            <text:p>358,5040216159</text:p>
          </table:table-cell>
          <table:table-cell table:formula="of:=SQRT([.Z295]*[.Z295]+[.AA295]*[.AA295])" office:value-type="float" office:value="523.824282799642">
            <text:p>523,8242827996</text:p>
          </table:table-cell>
          <table:table-cell table:formula="of:=ASIN(ABS([.Z295]/[.AB295]))" office:value-type="float" office:value="0.817019320618845">
            <text:p>0,8170193206</text:p>
          </table:table-cell>
          <table:table-cell table:formula="of:=ABS([.K295]-[.AC295])" office:value-type="float" office:value="0.0173907529810549">
            <text:p>0,017390753</text:p>
          </table:table-cell>
          <table:table-cell/>
          <table:table-cell table:formula="of:=[.J295]/[.AC295]" office:value-type="float" office:value="0.97587640042656">
            <text:p>0,9758764004</text:p>
          </table:table-cell>
        </table:table-row>
        <table:table-row table:style-name="ro1">
          <table:table-cell office:value-type="float" office:value="-0.56">
            <text:p>-0,56</text:p>
          </table:table-cell>
          <table:table-cell office:value-type="float" office:value="-441.225032389685">
            <text:p>-441,2250323897</text:p>
          </table:table-cell>
          <table:table-cell office:value-type="float" office:value="-404.489376072781">
            <text:p>-404,4893760728</text:p>
          </table:table-cell>
          <table:table-cell office:value-type="float" office:value="339.596586998742">
            <text:p>339,5965869987</text:p>
          </table:table-cell>
          <table:table-cell office:value-type="float" office:value="-378.754670194998">
            <text:p>-378,754670195</text:p>
          </table:table-cell>
          <table:table-cell/>
          <table:table-cell table:formula="of:=SQRT([.B296]*[.B296] + [.C296]*[.C296])" office:value-type="float" office:value="598.574293269454">
            <text:p>598,5742932695</text:p>
          </table:table-cell>
          <table:table-cell table:formula="of:=SQRT([.D296]*[.D296]+[.E296]*[.E296])" office:value-type="float" office:value="508.705162245987">
            <text:p>508,705162246</text:p>
          </table:table-cell>
          <table:table-cell/>
          <table:table-cell table:formula="of:=ASIN(ABS([.B296]/[.G296]))" office:value-type="float" office:value="0.828808300046961">
            <text:p>0,8288083</text:p>
          </table:table-cell>
          <table:table-cell table:formula="of:=ASIN(ABS([.D296]/[.H296]))" office:value-type="float" office:value="0.730941007075287">
            <text:p>0,7309410071</text:p>
          </table:table-cell>
          <table:table-cell/>
          <table:table-cell table:formula="of:=[.J296]/[.K296]" office:value-type="float" office:value="1.13389219105831">
            <text:p>1,1338921911</text:p>
          </table:table-cell>
          <table:table-cell/>
          <table:table-cell table:formula="of:=IF([.C296]&lt;0;-[.A296];[.A296])" office:value-type="float" office:value="0.56">
            <text:p>0,56</text:p>
          </table:table-cell>
          <table:table-cell table:formula="of:=ABS([.C296])" office:value-type="float" office:value="404.489376072781">
            <text:p>404,4893760728</text:p>
          </table:table-cell>
          <table:table-cell table:formula="of:=ABS([.E296])" office:value-type="float" office:value="378.754670194998">
            <text:p>378,754670195</text:p>
          </table:table-cell>
          <table:table-cell/>
          <table:table-cell table:formula="of:=1+[.$R$3]*[.O296]+[.$Q$3]*[.O296]*[.O296]*[.O296]" office:value-type="float" office:value="1.1207808">
            <text:p>1,1207808</text:p>
          </table:table-cell>
          <table:table-cell table:formula="of:=[.J296]/[.S296]" office:value-type="float" office:value="0.739491879274664">
            <text:p>0,7394918793</text:p>
          </table:table-cell>
          <table:table-cell table:formula="of:=ABS([.T296]-[.K296])" office:value-type="float" office:value="0.00855087219937733">
            <text:p>0,0085508722</text:p>
          </table:table-cell>
          <table:table-cell table:number-columns-repeated="4"/>
          <table:table-cell table:formula="of:=-([.B296]+[.$Z$2])" office:value-type="float" office:value="441.225032389685">
            <text:p>441,2250323897</text:p>
          </table:table-cell>
          <table:table-cell table:formula="of:=[.P296]+[.O296]*[.G296]*([.$AA$2]+[.$AA$1]*ABS([.P296]/[.B296]))" office:value-type="float" office:value="515.946172398391">
            <text:p>515,9461723984</text:p>
          </table:table-cell>
          <table:table-cell table:formula="of:=SQRT([.Z296]*[.Z296]+[.AA296]*[.AA296])" office:value-type="float" office:value="678.881419704376">
            <text:p>678,8814197044</text:p>
          </table:table-cell>
          <table:table-cell table:formula="of:=ASIN(ABS([.Z296]/[.AB296]))" office:value-type="float" office:value="0.707491612470301">
            <text:p>0,7074916125</text:p>
          </table:table-cell>
          <table:table-cell table:formula="of:=ABS([.K296]-[.AC296])" office:value-type="float" office:value="0.0234493946049857">
            <text:p>0,0234493946</text:p>
          </table:table-cell>
          <table:table-cell/>
          <table:table-cell table:formula="of:=[.J296]/[.AC296]" office:value-type="float" office:value="1.17147438278889">
            <text:p>1,1714743828</text:p>
          </table:table-cell>
        </table:table-row>
        <table:table-row table:style-name="ro1">
          <table:table-cell office:value-type="float" office:value="0.84">
            <text:p>0,84</text:p>
          </table:table-cell>
          <table:table-cell office:value-type="float" office:value="-381.339961973287">
            <text:p>-381,3399619733</text:p>
          </table:table-cell>
          <table:table-cell office:value-type="float" office:value="-511.550458518533">
            <text:p>-511,5504585185</text:p>
          </table:table-cell>
          <table:table-cell office:value-type="float" office:value="615.953229921039">
            <text:p>615,953229921</text:p>
          </table:table-cell>
          <table:table-cell office:value-type="float" office:value="-515.270179357113">
            <text:p>-515,2701793571</text:p>
          </table:table-cell>
          <table:table-cell/>
          <table:table-cell table:formula="of:=SQRT([.B297]*[.B297] + [.C297]*[.C297])" office:value-type="float" office:value="638.047050152502">
            <text:p>638,0470501525</text:p>
          </table:table-cell>
          <table:table-cell table:formula="of:=SQRT([.D297]*[.D297]+[.E297]*[.E297])" office:value-type="float" office:value="803.057743368976">
            <text:p>803,057743369</text:p>
          </table:table-cell>
          <table:table-cell/>
          <table:table-cell table:formula="of:=ASIN(ABS([.B297]/[.G297]))" office:value-type="float" office:value="0.640588614864717">
            <text:p>0,6405886149</text:p>
          </table:table-cell>
          <table:table-cell table:formula="of:=ASIN(ABS([.D297]/[.H297]))" office:value-type="float" office:value="0.874167939056407">
            <text:p>0,8741679391</text:p>
          </table:table-cell>
          <table:table-cell/>
          <table:table-cell table:formula="of:=[.J297]/[.K297]" office:value-type="float" office:value="0.732798111488943">
            <text:p>0,7327981115</text:p>
          </table:table-cell>
          <table:table-cell/>
          <table:table-cell table:formula="of:=IF([.C297]&lt;0;-[.A297];[.A297])" office:value-type="float" office:value="-0.84">
            <text:p>-0,84</text:p>
          </table:table-cell>
          <table:table-cell table:formula="of:=ABS([.C297])" office:value-type="float" office:value="511.550458518533">
            <text:p>511,5504585185</text:p>
          </table:table-cell>
          <table:table-cell table:formula="of:=ABS([.E297])" office:value-type="float" office:value="515.270179357113">
            <text:p>515,2701793571</text:p>
          </table:table-cell>
          <table:table-cell/>
          <table:table-cell table:formula="of:=1+[.$R$3]*[.O297]+[.$Q$3]*[.O297]*[.O297]*[.O297]" office:value-type="float" office:value="0.8023648">
            <text:p>0,8023648</text:p>
          </table:table-cell>
          <table:table-cell table:formula="of:=[.J297]/[.S297]" office:value-type="float" office:value="0.798375769805352">
            <text:p>0,7983757698</text:p>
          </table:table-cell>
          <table:table-cell table:formula="of:=ABS([.T297]-[.K297])" office:value-type="float" office:value="0.0757921692510555">
            <text:p>0,0757921693</text:p>
          </table:table-cell>
          <table:table-cell table:number-columns-repeated="4"/>
          <table:table-cell table:formula="of:=-([.B297]+[.$Z$2])" office:value-type="float" office:value="381.339961973287">
            <text:p>381,3399619733</text:p>
          </table:table-cell>
          <table:table-cell table:formula="of:=[.P297]+[.O297]*[.G297]*([.$AA$2]+[.$AA$1]*ABS([.P297]/[.B297]))" office:value-type="float" office:value="312.853668150478">
            <text:p>312,8536681505</text:p>
          </table:table-cell>
          <table:table-cell table:formula="of:=SQRT([.Z297]*[.Z297]+[.AA297]*[.AA297])" office:value-type="float" office:value="493.252049436186">
            <text:p>493,2520494362</text:p>
          </table:table-cell>
          <table:table-cell table:formula="of:=ASIN(ABS([.Z297]/[.AB297]))" office:value-type="float" office:value="0.883735842433101">
            <text:p>0,8837358424</text:p>
          </table:table-cell>
          <table:table-cell table:formula="of:=ABS([.K297]-[.AC297])" office:value-type="float" office:value="0.00956790337669366">
            <text:p>0,0095679034</text:p>
          </table:table-cell>
          <table:table-cell/>
          <table:table-cell table:formula="of:=[.J297]/[.AC297]" office:value-type="float" office:value="0.724864358902824">
            <text:p>0,724864358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436.590058470216">
            <text:p>-436,5900584702</text:p>
          </table:table-cell>
          <table:table-cell office:value-type="float" office:value="-425.546189278739">
            <text:p>-425,5461892787</text:p>
          </table:table-cell>
          <table:table-cell office:value-type="float" office:value="386.93969474034">
            <text:p>386,9396947403</text:p>
          </table:table-cell>
          <table:table-cell office:value-type="float" office:value="-500.072494121953">
            <text:p>-500,072494122</text:p>
          </table:table-cell>
          <table:table-cell/>
          <table:table-cell table:formula="of:=SQRT([.B298]*[.B298] + [.C298]*[.C298])" office:value-type="float" office:value="609.67240249554">
            <text:p>609,6724024955</text:p>
          </table:table-cell>
          <table:table-cell table:formula="of:=SQRT([.D298]*[.D298]+[.E298]*[.E298])" office:value-type="float" office:value="632.293307526735">
            <text:p>632,2933075267</text:p>
          </table:table-cell>
          <table:table-cell/>
          <table:table-cell table:formula="of:=ASIN(ABS([.B298]/[.G298]))" office:value-type="float" office:value="0.798207351278145">
            <text:p>0,7982073513</text:p>
          </table:table-cell>
          <table:table-cell table:formula="of:=ASIN(ABS([.D298]/[.H298]))" office:value-type="float" office:value="0.658539410793864">
            <text:p>0,6585394108</text:p>
          </table:table-cell>
          <table:table-cell/>
          <table:table-cell table:formula="of:=[.J298]/[.K298]" office:value-type="float" office:value="1.21208744411502">
            <text:p>1,2120874441</text:p>
          </table:table-cell>
          <table:table-cell/>
          <table:table-cell table:formula="of:=IF([.C298]&lt;0;-[.A298];[.A298])" office:value-type="float" office:value="-0">
            <text:p>-0</text:p>
          </table:table-cell>
          <table:table-cell table:formula="of:=ABS([.C298])" office:value-type="float" office:value="425.546189278739">
            <text:p>425,5461892787</text:p>
          </table:table-cell>
          <table:table-cell table:formula="of:=ABS([.E298])" office:value-type="float" office:value="500.072494121953">
            <text:p>500,072494122</text:p>
          </table:table-cell>
          <table:table-cell/>
          <table:table-cell table:formula="of:=1+[.$R$3]*[.O298]+[.$Q$3]*[.O298]*[.O298]*[.O298]" office:value-type="float" office:value="1">
            <text:p>1</text:p>
          </table:table-cell>
          <table:table-cell table:formula="of:=[.J298]/[.S298]" office:value-type="float" office:value="0.798207351278145">
            <text:p>0,7982073513</text:p>
          </table:table-cell>
          <table:table-cell table:formula="of:=ABS([.T298]-[.K298])" office:value-type="float" office:value="0.139667940484281">
            <text:p>0,1396679405</text:p>
          </table:table-cell>
          <table:table-cell table:number-columns-repeated="4"/>
          <table:table-cell table:formula="of:=-([.B298]+[.$Z$2])" office:value-type="float" office:value="436.590058470216">
            <text:p>436,5900584702</text:p>
          </table:table-cell>
          <table:table-cell table:formula="of:=[.P298]+[.O298]*[.G298]*([.$AA$2]+[.$AA$1]*ABS([.P298]/[.B298]))" office:value-type="float" office:value="425.546189278739">
            <text:p>425,5461892787</text:p>
          </table:table-cell>
          <table:table-cell table:formula="of:=SQRT([.Z298]*[.Z298]+[.AA298]*[.AA298])" office:value-type="float" office:value="609.67240249554">
            <text:p>609,6724024955</text:p>
          </table:table-cell>
          <table:table-cell table:formula="of:=ASIN(ABS([.Z298]/[.AB298]))" office:value-type="float" office:value="0.798207351278145">
            <text:p>0,7982073513</text:p>
          </table:table-cell>
          <table:table-cell table:formula="of:=ABS([.K298]-[.AC298])" office:value-type="float" office:value="0.139667940484281">
            <text:p>0,1396679405</text:p>
          </table:table-cell>
          <table:table-cell/>
          <table:table-cell table:formula="of:=[.J298]/[.AC298]" office:value-type="float" office:value="1">
            <text:p>1</text:p>
          </table:table-cell>
        </table:table-row>
        <table:table-row table:style-name="ro1">
          <table:table-cell office:value-type="float" office:value="-0.24">
            <text:p>-0,24</text:p>
          </table:table-cell>
          <table:table-cell office:value-type="float" office:value="-561.90221489626">
            <text:p>-561,9022148963</text:p>
          </table:table-cell>
          <table:table-cell office:value-type="float" office:value="422.849237569039">
            <text:p>422,849237569</text:p>
          </table:table-cell>
          <table:table-cell office:value-type="float" office:value="561.532834203643">
            <text:p>561,5328342036</text:p>
          </table:table-cell>
          <table:table-cell office:value-type="float" office:value="351.159936931771">
            <text:p>351,1599369318</text:p>
          </table:table-cell>
          <table:table-cell/>
          <table:table-cell table:formula="of:=SQRT([.B299]*[.B299] + [.C299]*[.C299])" office:value-type="float" office:value="703.232235337687">
            <text:p>703,2322353377</text:p>
          </table:table-cell>
          <table:table-cell table:formula="of:=SQRT([.D299]*[.D299]+[.E299]*[.E299])" office:value-type="float" office:value="662.293307526735">
            <text:p>662,2933075267</text:p>
          </table:table-cell>
          <table:table-cell/>
          <table:table-cell table:formula="of:=ASIN(ABS([.B299]/[.G299]))" office:value-type="float" office:value="0.925676888299063">
            <text:p>0,9256768883</text:p>
          </table:table-cell>
          <table:table-cell table:formula="of:=ASIN(ABS([.D299]/[.H299]))" office:value-type="float" office:value="1.01193847939654">
            <text:p>1,0119384794</text:p>
          </table:table-cell>
          <table:table-cell/>
          <table:table-cell table:formula="of:=[.J299]/[.K299]" office:value-type="float" office:value="0.914756091547266">
            <text:p>0,9147560915</text:p>
          </table:table-cell>
          <table:table-cell/>
          <table:table-cell table:formula="of:=IF([.C299]&lt;0;-[.A299];[.A299])" office:value-type="float" office:value="-0.24">
            <text:p>-0,24</text:p>
          </table:table-cell>
          <table:table-cell table:formula="of:=ABS([.C299])" office:value-type="float" office:value="422.849237569039">
            <text:p>422,849237569</text:p>
          </table:table-cell>
          <table:table-cell table:formula="of:=ABS([.E299])" office:value-type="float" office:value="351.159936931771">
            <text:p>351,1599369318</text:p>
          </table:table-cell>
          <table:table-cell/>
          <table:table-cell table:formula="of:=1+[.$R$3]*[.O299]+[.$Q$3]*[.O299]*[.O299]*[.O299]" office:value-type="float" office:value="0.9513088">
            <text:p>0,9513088</text:p>
          </table:table-cell>
          <table:table-cell table:formula="of:=[.J299]/[.S299]" office:value-type="float" office:value="0.973056160417167">
            <text:p>0,9730561604</text:p>
          </table:table-cell>
          <table:table-cell table:formula="of:=ABS([.T299]-[.K299])" office:value-type="float" office:value="0.0388823189793732">
            <text:p>0,038882319</text:p>
          </table:table-cell>
          <table:table-cell table:number-columns-repeated="4"/>
          <table:table-cell table:formula="of:=-([.B299]+[.$Z$2])" office:value-type="float" office:value="561.90221489626">
            <text:p>561,9022148963</text:p>
          </table:table-cell>
          <table:table-cell table:formula="of:=[.P299]+[.O299]*[.G299]*([.$AA$2]+[.$AA$1]*ABS([.P299]/[.B299]))" office:value-type="float" office:value="369.224484947038">
            <text:p>369,224484947</text:p>
          </table:table-cell>
          <table:table-cell table:formula="of:=SQRT([.Z299]*[.Z299]+[.AA299]*[.AA299])" office:value-type="float" office:value="672.354682730572">
            <text:p>672,3546827306</text:p>
          </table:table-cell>
          <table:table-cell table:formula="of:=ASIN(ABS([.Z299]/[.AB299]))" office:value-type="float" office:value="0.989447890484591">
            <text:p>0,9894478905</text:p>
          </table:table-cell>
          <table:table-cell table:formula="of:=ABS([.K299]-[.AC299])" office:value-type="float" office:value="0.0224905889119499">
            <text:p>0,0224905889</text:p>
          </table:table-cell>
          <table:table-cell/>
          <table:table-cell table:formula="of:=[.J299]/[.AC299]" office:value-type="float" office:value="0.935548902778199">
            <text:p>0,9355489028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 office:value-type="float" office:value="-562.634022694286">
            <text:p>-562,6340226943</text:p>
          </table:table-cell>
          <table:table-cell office:value-type="float" office:value="-391.874560911837">
            <text:p>-391,8745609118</text:p>
          </table:table-cell>
          <table:table-cell office:value-type="float" office:value="605.323554432266">
            <text:p>605,3235544323</text:p>
          </table:table-cell>
          <table:table-cell office:value-type="float" office:value="-335.93662809493">
            <text:p>-335,9366280949</text:p>
          </table:table-cell>
          <table:table-cell/>
          <table:table-cell table:formula="of:=SQRT([.B300]*[.B300] + [.C300]*[.C300])" office:value-type="float" office:value="685.654953298669">
            <text:p>685,6549532987</text:p>
          </table:table-cell>
          <table:table-cell table:formula="of:=SQRT([.D300]*[.D300]+[.E300]*[.E300])" office:value-type="float" office:value="692.293307526733">
            <text:p>692,2933075267</text:p>
          </table:table-cell>
          <table:table-cell/>
          <table:table-cell table:formula="of:=ASIN(ABS([.B300]/[.G300]))" office:value-type="float" office:value="0.962423263110729">
            <text:p>0,9624232631</text:p>
          </table:table-cell>
          <table:table-cell table:formula="of:=ASIN(ABS([.D300]/[.H300]))" office:value-type="float" office:value="1.06414511479726">
            <text:p>1,0641451148</text:p>
          </table:table-cell>
          <table:table-cell/>
          <table:table-cell table:formula="of:=[.J300]/[.K300]" office:value-type="float" office:value="0.904409793108043">
            <text:p>0,9044097931</text:p>
          </table:table-cell>
          <table:table-cell/>
          <table:table-cell table:formula="of:=IF([.C300]&lt;0;-[.A300];[.A300])" office:value-type="float" office:value="-0.32">
            <text:p>-0,32</text:p>
          </table:table-cell>
          <table:table-cell table:formula="of:=ABS([.C300])" office:value-type="float" office:value="391.874560911837">
            <text:p>391,8745609118</text:p>
          </table:table-cell>
          <table:table-cell table:formula="of:=ABS([.E300])" office:value-type="float" office:value="335.93662809493">
            <text:p>335,9366280949</text:p>
          </table:table-cell>
          <table:table-cell/>
          <table:table-cell table:formula="of:=1+[.$R$3]*[.O300]+[.$Q$3]*[.O300]*[.O300]*[.O300]" office:value-type="float" office:value="0.9343616">
            <text:p>0,9343616</text:p>
          </table:table-cell>
          <table:table-cell table:formula="of:=[.J300]/[.S300]" office:value-type="float" office:value="1.03003297985569">
            <text:p>1,0300329799</text:p>
          </table:table-cell>
          <table:table-cell table:formula="of:=ABS([.T300]-[.K300])" office:value-type="float" office:value="0.0341121349415761">
            <text:p>0,0341121349</text:p>
          </table:table-cell>
          <table:table-cell table:number-columns-repeated="4"/>
          <table:table-cell table:formula="of:=-([.B300]+[.$Z$2])" office:value-type="float" office:value="562.634022694286">
            <text:p>562,6340226943</text:p>
          </table:table-cell>
          <table:table-cell table:formula="of:=[.P300]+[.O300]*[.G300]*([.$AA$2]+[.$AA$1]*ABS([.P300]/[.B300]))" office:value-type="float" office:value="323.268476068539">
            <text:p>323,2684760685</text:p>
          </table:table-cell>
          <table:table-cell table:formula="of:=SQRT([.Z300]*[.Z300]+[.AA300]*[.AA300])" office:value-type="float" office:value="648.89101636009">
            <text:p>648,8910163601</text:p>
          </table:table-cell>
          <table:table-cell table:formula="of:=ASIN(ABS([.Z300]/[.AB300]))" office:value-type="float" office:value="1.04929081460573">
            <text:p>1,0492908146</text:p>
          </table:table-cell>
          <table:table-cell table:formula="of:=ABS([.K300]-[.AC300])" office:value-type="float" office:value="0.0148543001915329">
            <text:p>0,0148543002</text:p>
          </table:table-cell>
          <table:table-cell/>
          <table:table-cell table:formula="of:=[.J300]/[.AC300]" office:value-type="float" office:value="0.917213083078743">
            <text:p>0,9172130831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697.315246734892">
            <text:p>-697,3152467349</text:p>
          </table:table-cell>
          <table:table-cell office:value-type="float" office:value="227.504026268459">
            <text:p>227,5040262685</text:p>
          </table:table-cell>
          <table:table-cell office:value-type="float" office:value="117.65314029032">
            <text:p>117,6531402903</text:p>
          </table:table-cell>
          <table:table-cell office:value-type="float" office:value="-73.2950610314017">
            <text:p>-73,2950610314</text:p>
          </table:table-cell>
          <table:table-cell/>
          <table:table-cell table:formula="of:=SQRT([.B301]*[.B301] + [.C301]*[.C301])" office:value-type="float" office:value="733.489355953651">
            <text:p>733,4893559537</text:p>
          </table:table-cell>
          <table:table-cell table:formula="of:=SQRT([.D301]*[.D301]+[.E301]*[.E301])" office:value-type="float" office:value="138.616115195062">
            <text:p>138,6161151951</text:p>
          </table:table-cell>
          <table:table-cell/>
          <table:table-cell table:formula="of:=ASIN(ABS([.B301]/[.G301]))" office:value-type="float" office:value="1.2554278752397">
            <text:p>1,2554278752</text:p>
          </table:table-cell>
          <table:table-cell table:formula="of:=ASIN(ABS([.D301]/[.H301]))" office:value-type="float" office:value="1.01365392911561">
            <text:p>1,0136539291</text:p>
          </table:table-cell>
          <table:table-cell/>
          <table:table-cell table:formula="of:=[.J301]/[.K301]" office:value-type="float" office:value="1.23851724851994">
            <text:p>1,2385172485</text:p>
          </table:table-cell>
          <table:table-cell/>
          <table:table-cell table:formula="of:=IF([.C301]&lt;0;-[.A301];[.A301])" office:value-type="float" office:value="-0.88">
            <text:p>-0,88</text:p>
          </table:table-cell>
          <table:table-cell table:formula="of:=ABS([.C301])" office:value-type="float" office:value="227.504026268459">
            <text:p>227,5040262685</text:p>
          </table:table-cell>
          <table:table-cell table:formula="of:=ABS([.E301])" office:value-type="float" office:value="73.2950610314017">
            <text:p>73,2950610314</text:p>
          </table:table-cell>
          <table:table-cell/>
          <table:table-cell table:formula="of:=1+[.$R$3]*[.O301]+[.$Q$3]*[.O301]*[.O301]*[.O301]" office:value-type="float" office:value="0.7899264">
            <text:p>0,7899264</text:p>
          </table:table-cell>
          <table:table-cell table:formula="of:=[.J301]/[.S301]" office:value-type="float" office:value="1.58929727534071">
            <text:p>1,5892972753</text:p>
          </table:table-cell>
          <table:table-cell table:formula="of:=ABS([.T301]-[.K301])" office:value-type="float" office:value="0.575643346225098">
            <text:p>0,5756433462</text:p>
          </table:table-cell>
          <table:table-cell table:number-columns-repeated="4"/>
          <table:table-cell table:formula="of:=-([.B301]+[.$Z$2])" office:value-type="float" office:value="697.315246734892">
            <text:p>697,3152467349</text:p>
          </table:table-cell>
          <table:table-cell table:formula="of:=[.P301]+[.O301]*[.G301]*([.$AA$2]+[.$AA$1]*ABS([.P301]/[.B301]))" office:value-type="float" office:value="47.1833260269308">
            <text:p>47,1833260269</text:p>
          </table:table-cell>
          <table:table-cell table:formula="of:=SQRT([.Z301]*[.Z301]+[.AA301]*[.AA301])" office:value-type="float" office:value="698.90973636365">
            <text:p>698,9097363637</text:p>
          </table:table-cell>
          <table:table-cell table:formula="of:=ASIN(ABS([.Z301]/[.AB301]))" office:value-type="float" office:value="1.50323504151851">
            <text:p>1,5032350415</text:p>
          </table:table-cell>
          <table:table-cell table:formula="of:=ABS([.K301]-[.AC301])" office:value-type="float" office:value="0.4895811124029">
            <text:p>0,4895811124</text:p>
          </table:table-cell>
          <table:table-cell/>
          <table:table-cell table:formula="of:=[.J301]/[.AC301]" office:value-type="float" office:value="0.835150751922008">
            <text:p>0,8351507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0.811092073718">
            <text:p>-150,8110920737</text:p>
          </table:table-cell>
          <table:table-cell office:value-type="float" office:value="-83.1677928163202">
            <text:p>-83,1677928163</text:p>
          </table:table-cell>
          <table:table-cell office:value-type="float" office:value="164.006017070619">
            <text:p>164,0060170706</text:p>
          </table:table-cell>
          <table:table-cell office:value-type="float" office:value="-90.3027840651163">
            <text:p>-90,3027840651</text:p>
          </table:table-cell>
          <table:table-cell/>
          <table:table-cell table:formula="of:=SQRT([.B302]*[.B302] + [.C302]*[.C302])" office:value-type="float" office:value="172.223306362425">
            <text:p>172,2233063624</text:p>
          </table:table-cell>
          <table:table-cell table:formula="of:=SQRT([.D302]*[.D302]+[.E302]*[.E302])" office:value-type="float" office:value="187.223306362427">
            <text:p>187,2233063624</text:p>
          </table:table-cell>
          <table:table-cell/>
          <table:table-cell table:formula="of:=ASIN(ABS([.B302]/[.G302]))" office:value-type="float" office:value="1.06682521827563">
            <text:p>1,0668252183</text:p>
          </table:table-cell>
          <table:table-cell table:formula="of:=ASIN(ABS([.D302]/[.H302]))" office:value-type="float" office:value="1.0674875686085">
            <text:p>1,0674875686</text:p>
          </table:table-cell>
          <table:table-cell/>
          <table:table-cell table:formula="of:=[.J302]/[.K302]" office:value-type="float" office:value="0.999379524078462">
            <text:p>0,9993795241</text:p>
          </table:table-cell>
          <table:table-cell/>
          <table:table-cell table:formula="of:=IF([.C302]&lt;0;-[.A302];[.A302])" office:value-type="float" office:value="-0">
            <text:p>-0</text:p>
          </table:table-cell>
          <table:table-cell table:formula="of:=ABS([.C302])" office:value-type="float" office:value="83.1677928163202">
            <text:p>83,1677928163</text:p>
          </table:table-cell>
          <table:table-cell table:formula="of:=ABS([.E302])" office:value-type="float" office:value="90.3027840651163">
            <text:p>90,3027840651</text:p>
          </table:table-cell>
          <table:table-cell/>
          <table:table-cell table:formula="of:=1+[.$R$3]*[.O302]+[.$Q$3]*[.O302]*[.O302]*[.O302]" office:value-type="float" office:value="1">
            <text:p>1</text:p>
          </table:table-cell>
          <table:table-cell table:formula="of:=[.J302]/[.S302]" office:value-type="float" office:value="1.06682521827563">
            <text:p>1,0668252183</text:p>
          </table:table-cell>
          <table:table-cell table:formula="of:=ABS([.T302]-[.K302])" office:value-type="float" office:value="0.00066235033286266">
            <text:p>0,0006623503</text:p>
          </table:table-cell>
          <table:table-cell table:number-columns-repeated="4"/>
          <table:table-cell table:formula="of:=-([.B302]+[.$Z$2])" office:value-type="float" office:value="150.811092073718">
            <text:p>150,8110920737</text:p>
          </table:table-cell>
          <table:table-cell table:formula="of:=[.P302]+[.O302]*[.G302]*([.$AA$2]+[.$AA$1]*ABS([.P302]/[.B302]))" office:value-type="float" office:value="83.1677928163202">
            <text:p>83,1677928163</text:p>
          </table:table-cell>
          <table:table-cell table:formula="of:=SQRT([.Z302]*[.Z302]+[.AA302]*[.AA302])" office:value-type="float" office:value="172.223306362425">
            <text:p>172,2233063624</text:p>
          </table:table-cell>
          <table:table-cell table:formula="of:=ASIN(ABS([.Z302]/[.AB302]))" office:value-type="float" office:value="1.06682521827563">
            <text:p>1,0668252183</text:p>
          </table:table-cell>
          <table:table-cell table:formula="of:=ABS([.K302]-[.AC302])" office:value-type="float" office:value="0.00066235033286266">
            <text:p>0,0006623503</text:p>
          </table:table-cell>
          <table:table-cell/>
          <table:table-cell table:formula="of:=[.J302]/[.AC302]" office:value-type="float" office:value="1">
            <text:p>1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-164.73665541988">
            <text:p>-164,7366554199</text:p>
          </table:table-cell>
          <table:table-cell office:value-type="float" office:value="137.697487495187">
            <text:p>137,6974874952</text:p>
          </table:table-cell>
          <table:table-cell office:value-type="float" office:value="162.500387598936">
            <text:p>162,5003875989</text:p>
          </table:table-cell>
          <table:table-cell office:value-type="float" office:value="144.151270744385">
            <text:p>144,1512707444</text:p>
          </table:table-cell>
          <table:table-cell/>
          <table:table-cell table:formula="of:=SQRT([.B303]*[.B303] + [.C303]*[.C303])" office:value-type="float" office:value="214.706226508258">
            <text:p>214,7062265083</text:p>
          </table:table-cell>
          <table:table-cell table:formula="of:=SQRT([.D303]*[.D303]+[.E303]*[.E303])" office:value-type="float" office:value="217.223306362429">
            <text:p>217,2233063624</text:p>
          </table:table-cell>
          <table:table-cell/>
          <table:table-cell table:formula="of:=ASIN(ABS([.B303]/[.G303]))" office:value-type="float" office:value="0.874566229367844">
            <text:p>0,8745662294</text:p>
          </table:table-cell>
          <table:table-cell table:formula="of:=ASIN(ABS([.D303]/[.H303]))" office:value-type="float" office:value="0.845163906747842">
            <text:p>0,8451639067</text:p>
          </table:table-cell>
          <table:table-cell/>
          <table:table-cell table:formula="of:=[.J303]/[.K303]" office:value-type="float" office:value="1.03478889998171">
            <text:p>1,0347889</text:p>
          </table:table-cell>
          <table:table-cell/>
          <table:table-cell table:formula="of:=IF([.C303]&lt;0;-[.A303];[.A303])" office:value-type="float" office:value="0.16">
            <text:p>0,16</text:p>
          </table:table-cell>
          <table:table-cell table:formula="of:=ABS([.C303])" office:value-type="float" office:value="137.697487495187">
            <text:p>137,6974874952</text:p>
          </table:table-cell>
          <table:table-cell table:formula="of:=ABS([.E303])" office:value-type="float" office:value="144.151270744385">
            <text:p>144,1512707444</text:p>
          </table:table-cell>
          <table:table-cell/>
          <table:table-cell table:formula="of:=1+[.$R$3]*[.O303]+[.$Q$3]*[.O303]*[.O303]*[.O303]" office:value-type="float" office:value="1.0322048">
            <text:p>1,0322048</text:p>
          </table:table-cell>
          <table:table-cell table:formula="of:=[.J303]/[.S303]" office:value-type="float" office:value="0.847279754335423">
            <text:p>0,8472797543</text:p>
          </table:table-cell>
          <table:table-cell table:formula="of:=ABS([.T303]-[.K303])" office:value-type="float" office:value="0.00211584758758043">
            <text:p>0,0021158476</text:p>
          </table:table-cell>
          <table:table-cell table:number-columns-repeated="4"/>
          <table:table-cell table:formula="of:=-([.B303]+[.$Z$2])" office:value-type="float" office:value="164.73665541988">
            <text:p>164,7366554199</text:p>
          </table:table-cell>
          <table:table-cell table:formula="of:=[.P303]+[.O303]*[.G303]*([.$AA$2]+[.$AA$1]*ABS([.P303]/[.B303]))" office:value-type="float" office:value="148.870036408197">
            <text:p>148,8700364082</text:p>
          </table:table-cell>
          <table:table-cell table:formula="of:=SQRT([.Z303]*[.Z303]+[.AA303]*[.AA303])" office:value-type="float" office:value="222.037054067798">
            <text:p>222,0370540678</text:p>
          </table:table-cell>
          <table:table-cell table:formula="of:=ASIN(ABS([.Z303]/[.AB303]))" office:value-type="float" office:value="0.835949066705217">
            <text:p>0,8359490667</text:p>
          </table:table-cell>
          <table:table-cell table:formula="of:=ABS([.K303]-[.AC303])" office:value-type="float" office:value="0.0092148400426254">
            <text:p>0,00921484</text:p>
          </table:table-cell>
          <table:table-cell/>
          <table:table-cell table:formula="of:=[.J303]/[.AC303]" office:value-type="float" office:value="1.04619559277078">
            <text:p>1,0461955928</text:p>
          </table:table-cell>
        </table:table-row>
        <table:table-row table:style-name="ro1">
          <table:table-cell office:value-type="float" office:value="-0.68">
            <text:p>-0,68</text:p>
          </table:table-cell>
          <table:table-cell office:value-type="float" office:value="-206.44386789118">
            <text:p>-206,4438678912</text:p>
          </table:table-cell>
          <table:table-cell office:value-type="float" office:value="99.9263008214296">
            <text:p>99,9263008214</text:p>
          </table:table-cell>
          <table:table-cell office:value-type="float" office:value="238.03427261887">
            <text:p>238,0342726189</text:p>
          </table:table-cell>
          <table:table-cell office:value-type="float" office:value="66.7761055137021">
            <text:p>66,7761055137</text:p>
          </table:table-cell>
          <table:table-cell/>
          <table:table-cell table:formula="of:=SQRT([.B304]*[.B304] + [.C304]*[.C304])" office:value-type="float" office:value="229.356351962892">
            <text:p>229,3563519629</text:p>
          </table:table-cell>
          <table:table-cell table:formula="of:=SQRT([.D304]*[.D304]+[.E304]*[.E304])" office:value-type="float" office:value="247.223306362429">
            <text:p>247,2233063624</text:p>
          </table:table-cell>
          <table:table-cell/>
          <table:table-cell table:formula="of:=ASIN(ABS([.B304]/[.G304]))" office:value-type="float" office:value="1.1200011415739">
            <text:p>1,1200011416</text:p>
          </table:table-cell>
          <table:table-cell table:formula="of:=ASIN(ABS([.D304]/[.H304]))" office:value-type="float" office:value="1.29729485546708">
            <text:p>1,2972948555</text:p>
          </table:table-cell>
          <table:table-cell/>
          <table:table-cell table:formula="of:=[.J304]/[.K304]" office:value-type="float" office:value="0.863335838305356">
            <text:p>0,8633358383</text:p>
          </table:table-cell>
          <table:table-cell/>
          <table:table-cell table:formula="of:=IF([.C304]&lt;0;-[.A304];[.A304])" office:value-type="float" office:value="-0.68">
            <text:p>-0,68</text:p>
          </table:table-cell>
          <table:table-cell table:formula="of:=ABS([.C304])" office:value-type="float" office:value="99.9263008214296">
            <text:p>99,9263008214</text:p>
          </table:table-cell>
          <table:table-cell table:formula="of:=ABS([.E304])" office:value-type="float" office:value="66.7761055137021">
            <text:p>66,7761055137</text:p>
          </table:table-cell>
          <table:table-cell/>
          <table:table-cell table:formula="of:=1+[.$R$3]*[.O304]+[.$Q$3]*[.O304]*[.O304]*[.O304]" office:value-type="float" office:value="0.8482784">
            <text:p>0,8482784</text:p>
          </table:table-cell>
          <table:table-cell table:formula="of:=[.J304]/[.S304]" office:value-type="float" office:value="1.32032259877641">
            <text:p>1,3203225988</text:p>
          </table:table-cell>
          <table:table-cell table:formula="of:=ABS([.T304]-[.K304])" office:value-type="float" office:value="0.0230277433093327">
            <text:p>0,0230277433</text:p>
          </table:table-cell>
          <table:table-cell table:number-columns-repeated="4"/>
          <table:table-cell table:formula="of:=-([.B304]+[.$Z$2])" office:value-type="float" office:value="206.44386789118">
            <text:p>206,4438678912</text:p>
          </table:table-cell>
          <table:table-cell table:formula="of:=[.P304]+[.O304]*[.G304]*([.$AA$2]+[.$AA$1]*ABS([.P304]/[.B304]))" office:value-type="float" office:value="54.1414945386473">
            <text:p>54,1414945386</text:p>
          </table:table-cell>
          <table:table-cell table:formula="of:=SQRT([.Z304]*[.Z304]+[.AA304]*[.AA304])" office:value-type="float" office:value="213.425331253695">
            <text:p>213,4253312537</text:p>
          </table:table-cell>
          <table:table-cell table:formula="of:=ASIN(ABS([.Z304]/[.AB304]))" office:value-type="float" office:value="1.31431468758956">
            <text:p>1,3143146876</text:p>
          </table:table-cell>
          <table:table-cell table:formula="of:=ABS([.K304]-[.AC304])" office:value-type="float" office:value="0.0170198321224813">
            <text:p>0,0170198321</text:p>
          </table:table-cell>
          <table:table-cell/>
          <table:table-cell table:formula="of:=[.J304]/[.AC304]" office:value-type="float" office:value="0.852155995934251">
            <text:p>0,8521559959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-145.688825425897">
            <text:p>-145,6888254259</text:p>
          </table:table-cell>
          <table:table-cell office:value-type="float" office:value="-98.1664851288481">
            <text:p>-98,1664851288</text:p>
          </table:table-cell>
          <table:table-cell office:value-type="float" office:value="169.88661582572">
            <text:p>169,8866158257</text:p>
          </table:table-cell>
          <table:table-cell office:value-type="float" office:value="-100.588490181201">
            <text:p>-100,5884901812</text:p>
          </table:table-cell>
          <table:table-cell/>
          <table:table-cell table:formula="of:=SQRT([.B305]*[.B305] + [.C305]*[.C305])" office:value-type="float" office:value="175.675532321749">
            <text:p>175,6755323217</text:p>
          </table:table-cell>
          <table:table-cell table:formula="of:=SQRT([.D305]*[.D305]+[.E305]*[.E305])" office:value-type="float" office:value="197.432283564896">
            <text:p>197,4322835649</text:p>
          </table:table-cell>
          <table:table-cell/>
          <table:table-cell table:formula="of:=ASIN(ABS([.B305]/[.G305]))" office:value-type="float" office:value="0.977865112598357">
            <text:p>0,9778651126</text:p>
          </table:table-cell>
          <table:table-cell table:formula="of:=ASIN(ABS([.D305]/[.H305]))" office:value-type="float" office:value="1.03621189323363">
            <text:p>1,0362118932</text:p>
          </table:table-cell>
          <table:table-cell/>
          <table:table-cell table:formula="of:=[.J305]/[.K305]" office:value-type="float" office:value="0.943692230309005">
            <text:p>0,9436922303</text:p>
          </table:table-cell>
          <table:table-cell/>
          <table:table-cell table:formula="of:=IF([.C305]&lt;0;-[.A305];[.A305])" office:value-type="float" office:value="-0.2">
            <text:p>-0,2</text:p>
          </table:table-cell>
          <table:table-cell table:formula="of:=ABS([.C305])" office:value-type="float" office:value="98.1664851288481">
            <text:p>98,1664851288</text:p>
          </table:table-cell>
          <table:table-cell table:formula="of:=ABS([.E305])" office:value-type="float" office:value="100.588490181201">
            <text:p>100,5884901812</text:p>
          </table:table-cell>
          <table:table-cell/>
          <table:table-cell table:formula="of:=1+[.$R$3]*[.O305]+[.$Q$3]*[.O305]*[.O305]*[.O305]" office:value-type="float" office:value="0.9596">
            <text:p>0,9596</text:p>
          </table:table-cell>
          <table:table-cell table:formula="of:=[.J305]/[.S305]" office:value-type="float" office:value="1.01903408982738">
            <text:p>1,0190340898</text:p>
          </table:table-cell>
          <table:table-cell table:formula="of:=ABS([.T305]-[.K305])" office:value-type="float" office:value="0.0171778034062426">
            <text:p>0,0171778034</text:p>
          </table:table-cell>
          <table:table-cell table:number-columns-repeated="4"/>
          <table:table-cell table:formula="of:=-([.B305]+[.$Z$2])" office:value-type="float" office:value="145.688825425897">
            <text:p>145,6888254259</text:p>
          </table:table-cell>
          <table:table-cell table:formula="of:=[.P305]+[.O305]*[.G305]*([.$AA$2]+[.$AA$1]*ABS([.P305]/[.B305]))" office:value-type="float" office:value="87.2520159860447">
            <text:p>87,252015986</text:p>
          </table:table-cell>
          <table:table-cell table:formula="of:=SQRT([.Z305]*[.Z305]+[.AA305]*[.AA305])" office:value-type="float" office:value="169.817985347861">
            <text:p>169,8179853479</text:p>
          </table:table-cell>
          <table:table-cell table:formula="of:=ASIN(ABS([.Z305]/[.AB305]))" office:value-type="float" office:value="1.03119120344474">
            <text:p>1,0311912034</text:p>
          </table:table-cell>
          <table:table-cell table:formula="of:=ABS([.K305]-[.AC305])" office:value-type="float" office:value="0.00502068978888381">
            <text:p>0,0050206898</text:p>
          </table:table-cell>
          <table:table-cell/>
          <table:table-cell table:formula="of:=[.J305]/[.AC305]" office:value-type="float" office:value="0.948286902886442">
            <text:p>0,9482869029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-200.141680541799">
            <text:p>-200,1416805418</text:p>
          </table:table-cell>
          <table:table-cell office:value-type="float" office:value="71.2094292246533">
            <text:p>71,2094292247</text:p>
          </table:table-cell>
          <table:table-cell office:value-type="float" office:value="210.260973965541">
            <text:p>210,2609739655</text:p>
          </table:table-cell>
          <table:table-cell office:value-type="float" office:value="86.6935201419693">
            <text:p>86,693520142</text:p>
          </table:table-cell>
          <table:table-cell/>
          <table:table-cell table:formula="of:=SQRT([.B306]*[.B306] + [.C306]*[.C306])" office:value-type="float" office:value="212.432283564896">
            <text:p>212,4322835649</text:p>
          </table:table-cell>
          <table:table-cell table:formula="of:=SQRT([.D306]*[.D306]+[.E306]*[.E306])" office:value-type="float" office:value="227.432283564897">
            <text:p>227,4322835649</text:p>
          </table:table-cell>
          <table:table-cell/>
          <table:table-cell table:formula="of:=ASIN(ABS([.B306]/[.G306]))" office:value-type="float" office:value="1.2289681922906">
            <text:p>1,2289681923</text:p>
          </table:table-cell>
          <table:table-cell table:formula="of:=ASIN(ABS([.D306]/[.H306]))" office:value-type="float" office:value="1.17971980502995">
            <text:p>1,179719805</text:p>
          </table:table-cell>
          <table:table-cell/>
          <table:table-cell table:formula="of:=[.J306]/[.K306]" office:value-type="float" office:value="1.04174583409609">
            <text:p>1,0417458341</text:p>
          </table:table-cell>
          <table:table-cell/>
          <table:table-cell table:formula="of:=IF([.C306]&lt;0;-[.A306];[.A306])" office:value-type="float" office:value="0.2">
            <text:p>0,2</text:p>
          </table:table-cell>
          <table:table-cell table:formula="of:=ABS([.C306])" office:value-type="float" office:value="71.2094292246533">
            <text:p>71,2094292247</text:p>
          </table:table-cell>
          <table:table-cell table:formula="of:=ABS([.E306])" office:value-type="float" office:value="86.6935201419693">
            <text:p>86,693520142</text:p>
          </table:table-cell>
          <table:table-cell/>
          <table:table-cell table:formula="of:=1+[.$R$3]*[.O306]+[.$Q$3]*[.O306]*[.O306]*[.O306]" office:value-type="float" office:value="1.0404">
            <text:p>1,0404</text:p>
          </table:table-cell>
          <table:table-cell table:formula="of:=[.J306]/[.S306]" office:value-type="float" office:value="1.18124585956421">
            <text:p>1,1812458596</text:p>
          </table:table-cell>
          <table:table-cell table:formula="of:=ABS([.T306]-[.K306])" office:value-type="float" office:value="0.00152605453425814">
            <text:p>0,0015260545</text:p>
          </table:table-cell>
          <table:table-cell table:number-columns-repeated="4"/>
          <table:table-cell table:formula="of:=-([.B306]+[.$Z$2])" office:value-type="float" office:value="200.141680541799">
            <text:p>200,1416805418</text:p>
          </table:table-cell>
          <table:table-cell table:formula="of:=[.P306]+[.O306]*[.G306]*([.$AA$2]+[.$AA$1]*ABS([.P306]/[.B306]))" office:value-type="float" office:value="83.1915259828921">
            <text:p>83,1915259829</text:p>
          </table:table-cell>
          <table:table-cell table:formula="of:=SQRT([.Z306]*[.Z306]+[.AA306]*[.AA306])" office:value-type="float" office:value="216.742986704202">
            <text:p>216,7429867042</text:p>
          </table:table-cell>
          <table:table-cell table:formula="of:=ASIN(ABS([.Z306]/[.AB306]))" office:value-type="float" office:value="1.17686055948377">
            <text:p>1,1768605595</text:p>
          </table:table-cell>
          <table:table-cell table:formula="of:=ABS([.K306]-[.AC306])" office:value-type="float" office:value="0.00285924554617956">
            <text:p>0,0028592455</text:p>
          </table:table-cell>
          <table:table-cell/>
          <table:table-cell table:formula="of:=[.J306]/[.AC306]" office:value-type="float" office:value="1.04427681120496">
            <text:p>1,0442768112</text:p>
          </table:table-cell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-240.953419919552">
            <text:p>-240,9534199196</text:p>
          </table:table-cell>
          <table:table-cell office:value-type="float" office:value="-46.6370550149392">
            <text:p>-46,6370550149</text:p>
          </table:table-cell>
          <table:table-cell office:value-type="float" office:value="171.621263802558">
            <text:p>171,6212638026</text:p>
          </table:table-cell>
          <table:table-cell office:value-type="float" office:value="0.297915547362967">
            <text:p>0,2979155474</text:p>
          </table:table-cell>
          <table:table-cell/>
          <table:table-cell table:formula="of:=SQRT([.B307]*[.B307] + [.C307]*[.C307])" office:value-type="float" office:value="245.425274720014">
            <text:p>245,42527472</text:p>
          </table:table-cell>
          <table:table-cell table:formula="of:=SQRT([.D307]*[.D307]+[.E307]*[.E307])" office:value-type="float" office:value="171.621522376597">
            <text:p>171,6215223766</text:p>
          </table:table-cell>
          <table:table-cell/>
          <table:table-cell table:formula="of:=ASIN(ABS([.B307]/[.G307]))" office:value-type="float" office:value="1.3796082300099">
            <text:p>1,37960823</text:p>
          </table:table-cell>
          <table:table-cell table:formula="of:=ASIN(ABS([.D307]/[.H307]))" office:value-type="float" office:value="1.56906043905275">
            <text:p>1,5690604391</text:p>
          </table:table-cell>
          <table:table-cell/>
          <table:table-cell table:formula="of:=[.J307]/[.K307]" office:value-type="float" office:value="0.879257545262424">
            <text:p>0,8792575453</text:p>
          </table:table-cell>
          <table:table-cell/>
          <table:table-cell table:formula="of:=IF([.C307]&lt;0;-[.A307];[.A307])" office:value-type="float" office:value="-0.76">
            <text:p>-0,76</text:p>
          </table:table-cell>
          <table:table-cell table:formula="of:=ABS([.C307])" office:value-type="float" office:value="46.6370550149392">
            <text:p>46,6370550149</text:p>
          </table:table-cell>
          <table:table-cell table:formula="of:=ABS([.E307])" office:value-type="float" office:value="0.297915547362967">
            <text:p>0,2979155474</text:p>
          </table:table-cell>
          <table:table-cell/>
          <table:table-cell table:formula="of:=1+[.$R$3]*[.O307]+[.$Q$3]*[.O307]*[.O307]*[.O307]" office:value-type="float" office:value="0.8260512">
            <text:p>0,8260512</text:p>
          </table:table-cell>
          <table:table-cell table:formula="of:=[.J307]/[.S307]" office:value-type="float" office:value="1.67012435792103">
            <text:p>1,6701243579</text:p>
          </table:table-cell>
          <table:table-cell table:formula="of:=ABS([.T307]-[.K307])" office:value-type="float" office:value="0.101063918868286">
            <text:p>0,1010639189</text:p>
          </table:table-cell>
          <table:table-cell table:number-columns-repeated="4"/>
          <table:table-cell table:formula="of:=-([.B307]+[.$Z$2])" office:value-type="float" office:value="240.953419919552">
            <text:p>240,9534199196</text:p>
          </table:table-cell>
          <table:table-cell table:formula="of:=[.P307]+[.O307]*[.G307]*([.$AA$2]+[.$AA$1]*ABS([.P307]/[.B307]))" office:value-type="float" office:value="-3.24292448650968">
            <text:p>-3,2429244865</text:p>
          </table:table-cell>
          <table:table-cell table:formula="of:=SQRT([.Z307]*[.Z307]+[.AA307]*[.AA307])" office:value-type="float" office:value="240.975241736891">
            <text:p>240,9752417369</text:p>
          </table:table-cell>
          <table:table-cell table:formula="of:=ASIN(ABS([.Z307]/[.AB307]))" office:value-type="float" office:value="1.55733841985092">
            <text:p>1,5573384199</text:p>
          </table:table-cell>
          <table:table-cell table:formula="of:=ABS([.K307]-[.AC307])" office:value-type="float" office:value="0.0117220192018261">
            <text:p>0,0117220192</text:p>
          </table:table-cell>
          <table:table-cell/>
          <table:table-cell table:formula="of:=[.J307]/[.AC307]" office:value-type="float" office:value="0.885875678930444">
            <text:p>0,8858756789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-274.331586539453">
            <text:p>-274,3315865395</text:p>
          </table:table-cell>
          <table:table-cell office:value-type="float" office:value="51.6907303248098">
            <text:p>51,6907303248</text:p>
          </table:table-cell>
          <table:table-cell office:value-type="float" office:value="264.998461639647">
            <text:p>264,9984616396</text:p>
          </table:table-cell>
          <table:table-cell office:value-type="float" office:value="111.324449084424">
            <text:p>111,3244490844</text:p>
          </table:table-cell>
          <table:table-cell/>
          <table:table-cell table:formula="of:=SQRT([.B308]*[.B308] + [.C308]*[.C308])" office:value-type="float" office:value="279.159006615881">
            <text:p>279,1590066159</text:p>
          </table:table-cell>
          <table:table-cell table:formula="of:=SQRT([.D308]*[.D308]+[.E308]*[.E308])" office:value-type="float" office:value="287.432283564894">
            <text:p>287,4322835649</text:p>
          </table:table-cell>
          <table:table-cell/>
          <table:table-cell table:formula="of:=ASIN(ABS([.B308]/[.G308]))" office:value-type="float" office:value="1.38455564189033">
            <text:p>1,3845556419</text:p>
          </table:table-cell>
          <table:table-cell table:formula="of:=ASIN(ABS([.D308]/[.H308]))" office:value-type="float" office:value="1.17308783867309">
            <text:p>1,1730878387</text:p>
          </table:table-cell>
          <table:table-cell/>
          <table:table-cell table:formula="of:=[.J308]/[.K308]" office:value-type="float" office:value="1.18026595813697">
            <text:p>1,1802659581</text:p>
          </table:table-cell>
          <table:table-cell/>
          <table:table-cell table:formula="of:=IF([.C308]&lt;0;-[.A308];[.A308])" office:value-type="float" office:value="0.88">
            <text:p>0,88</text:p>
          </table:table-cell>
          <table:table-cell table:formula="of:=ABS([.C308])" office:value-type="float" office:value="51.6907303248098">
            <text:p>51,6907303248</text:p>
          </table:table-cell>
          <table:table-cell table:formula="of:=ABS([.E308])" office:value-type="float" office:value="111.324449084424">
            <text:p>111,3244490844</text:p>
          </table:table-cell>
          <table:table-cell/>
          <table:table-cell table:formula="of:=1+[.$R$3]*[.O308]+[.$Q$3]*[.O308]*[.O308]*[.O308]" office:value-type="float" office:value="1.2100736">
            <text:p>1,2100736</text:p>
          </table:table-cell>
          <table:table-cell table:formula="of:=[.J308]/[.S308]" office:value-type="float" office:value="1.14419126397793">
            <text:p>1,144191264</text:p>
          </table:table-cell>
          <table:table-cell table:formula="of:=ABS([.T308]-[.K308])" office:value-type="float" office:value="0.0288965746951584">
            <text:p>0,0288965747</text:p>
          </table:table-cell>
          <table:table-cell table:number-columns-repeated="4"/>
          <table:table-cell table:formula="of:=-([.B308]+[.$Z$2])" office:value-type="float" office:value="274.331586539453">
            <text:p>274,3315865395</text:p>
          </table:table-cell>
          <table:table-cell table:formula="of:=[.P308]+[.O308]*[.G308]*([.$AA$2]+[.$AA$1]*ABS([.P308]/[.B308]))" office:value-type="float" office:value="117.271658189798">
            <text:p>117,2716581898</text:p>
          </table:table-cell>
          <table:table-cell table:formula="of:=SQRT([.Z308]*[.Z308]+[.AA308]*[.AA308])" office:value-type="float" office:value="298.346210278995">
            <text:p>298,346210279</text:p>
          </table:table-cell>
          <table:table-cell table:formula="of:=ASIN(ABS([.Z308]/[.AB308]))" office:value-type="float" office:value="1.16682576689047">
            <text:p>1,1668257669</text:p>
          </table:table-cell>
          <table:table-cell table:formula="of:=ABS([.K308]-[.AC308])" office:value-type="float" office:value="0.00626207178262495">
            <text:p>0,0062620718</text:p>
          </table:table-cell>
          <table:table-cell/>
          <table:table-cell table:formula="of:=[.J308]/[.AC308]" office:value-type="float" office:value="1.18660016017653">
            <text:p>1,1866001602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272.45847412303">
            <text:p>-272,458474123</text:p>
          </table:table-cell>
          <table:table-cell office:value-type="float" office:value="102.868490922865">
            <text:p>102,8684909229</text:p>
          </table:table-cell>
          <table:table-cell office:value-type="float" office:value="313.204172644606">
            <text:p>313,2041726446</text:p>
          </table:table-cell>
          <table:table-cell office:value-type="float" office:value="51.6372044869934">
            <text:p>51,637204487</text:p>
          </table:table-cell>
          <table:table-cell/>
          <table:table-cell table:formula="of:=SQRT([.B309]*[.B309] + [.C309]*[.C309])" office:value-type="float" office:value="291.231087877303">
            <text:p>291,2310878773</text:p>
          </table:table-cell>
          <table:table-cell table:formula="of:=SQRT([.D309]*[.D309]+[.E309]*[.E309])" office:value-type="float" office:value="317.432283564895">
            <text:p>317,4322835649</text:p>
          </table:table-cell>
          <table:table-cell/>
          <table:table-cell table:formula="of:=ASIN(ABS([.B309]/[.G309]))" office:value-type="float" office:value="1.20978615342213">
            <text:p>1,2097861534</text:p>
          </table:table-cell>
          <table:table-cell table:formula="of:=ASIN(ABS([.D309]/[.H309]))" office:value-type="float" office:value="1.40739865066698">
            <text:p>1,4073986507</text:p>
          </table:table-cell>
          <table:table-cell/>
          <table:table-cell table:formula="of:=[.J309]/[.K309]" office:value-type="float" office:value="0.85959024676399">
            <text:p>0,8595902468</text:p>
          </table:table-cell>
          <table:table-cell/>
          <table:table-cell table:formula="of:=IF([.C309]&lt;0;-[.A309];[.A309])" office:value-type="float" office:value="-0.88">
            <text:p>-0,88</text:p>
          </table:table-cell>
          <table:table-cell table:formula="of:=ABS([.C309])" office:value-type="float" office:value="102.868490922865">
            <text:p>102,8684909229</text:p>
          </table:table-cell>
          <table:table-cell table:formula="of:=ABS([.E309])" office:value-type="float" office:value="51.6372044869934">
            <text:p>51,637204487</text:p>
          </table:table-cell>
          <table:table-cell/>
          <table:table-cell table:formula="of:=1+[.$R$3]*[.O309]+[.$Q$3]*[.O309]*[.O309]*[.O309]" office:value-type="float" office:value="0.7899264">
            <text:p>0,7899264</text:p>
          </table:table-cell>
          <table:table-cell table:formula="of:=[.J309]/[.S309]" office:value-type="float" office:value="1.53151756090458">
            <text:p>1,5315175609</text:p>
          </table:table-cell>
          <table:table-cell table:formula="of:=ABS([.T309]-[.K309])" office:value-type="float" office:value="0.1241189102376">
            <text:p>0,1241189102</text:p>
          </table:table-cell>
          <table:table-cell table:number-columns-repeated="4"/>
          <table:table-cell table:formula="of:=-([.B309]+[.$Z$2])" office:value-type="float" office:value="272.45847412303">
            <text:p>272,458474123</text:p>
          </table:table-cell>
          <table:table-cell table:formula="of:=[.P309]+[.O309]*[.G309]*([.$AA$2]+[.$AA$1]*ABS([.P309]/[.B309]))" office:value-type="float" office:value="30.0891193733346">
            <text:p>30,0891193733</text:p>
          </table:table-cell>
          <table:table-cell table:formula="of:=SQRT([.Z309]*[.Z309]+[.AA309]*[.AA309])" office:value-type="float" office:value="274.114894206996">
            <text:p>274,114894207</text:p>
          </table:table-cell>
          <table:table-cell table:formula="of:=ASIN(ABS([.Z309]/[.AB309]))" office:value-type="float" office:value="1.46080641254617">
            <text:p>1,4608064125</text:p>
          </table:table-cell>
          <table:table-cell table:formula="of:=ABS([.K309]-[.AC309])" office:value-type="float" office:value="0.0534077618791933">
            <text:p>0,0534077619</text:p>
          </table:table-cell>
          <table:table-cell/>
          <table:table-cell table:formula="of:=[.J309]/[.AC309]" office:value-type="float" office:value="0.828163227537788">
            <text:p>0,8281632275</text:p>
          </table:table-cell>
        </table:table-row>
        <table:table-row table:style-name="ro1">
          <table:table-cell office:value-type="float" office:value="-0.32">
            <text:p>-0,32</text:p>
          </table:table-cell>
          <table:table-cell office:value-type="float" office:value="-352.708277765784">
            <text:p>-352,7082777658</text:p>
          </table:table-cell>
          <table:table-cell office:value-type="float" office:value="-13.1356850005994">
            <text:p>-13,1356850006</text:p>
          </table:table-cell>
          <table:table-cell office:value-type="float" office:value="345.323863783278">
            <text:p>345,3238637833</text:p>
          </table:table-cell>
          <table:table-cell office:value-type="float" office:value="-38.2180685658497">
            <text:p>-38,2180685658</text:p>
          </table:table-cell>
          <table:table-cell/>
          <table:table-cell table:formula="of:=SQRT([.B310]*[.B310] + [.C310]*[.C310])" office:value-type="float" office:value="352.95279489606">
            <text:p>352,9527948961</text:p>
          </table:table-cell>
          <table:table-cell table:formula="of:=SQRT([.D310]*[.D310]+[.E310]*[.E310])" office:value-type="float" office:value="347.432283564893">
            <text:p>347,4322835649</text:p>
          </table:table-cell>
          <table:table-cell/>
          <table:table-cell table:formula="of:=ASIN(ABS([.B310]/[.G310]))" office:value-type="float" office:value="1.53357118113044">
            <text:p>1,5335711811</text:p>
          </table:table-cell>
          <table:table-cell table:formula="of:=ASIN(ABS([.D310]/[.H310]))" office:value-type="float" office:value="1.46057177857977">
            <text:p>1,4605717786</text:p>
          </table:table-cell>
          <table:table-cell/>
          <table:table-cell table:formula="of:=[.J310]/[.K310]" office:value-type="float" office:value="1.04998001715579">
            <text:p>1,0499800172</text:p>
          </table:table-cell>
          <table:table-cell/>
          <table:table-cell table:formula="of:=IF([.C310]&lt;0;-[.A310];[.A310])" office:value-type="float" office:value="0.32">
            <text:p>0,32</text:p>
          </table:table-cell>
          <table:table-cell table:formula="of:=ABS([.C310])" office:value-type="float" office:value="13.1356850005994">
            <text:p>13,1356850006</text:p>
          </table:table-cell>
          <table:table-cell table:formula="of:=ABS([.E310])" office:value-type="float" office:value="38.2180685658497">
            <text:p>38,2180685658</text:p>
          </table:table-cell>
          <table:table-cell/>
          <table:table-cell table:formula="of:=1+[.$R$3]*[.O310]+[.$Q$3]*[.O310]*[.O310]*[.O310]" office:value-type="float" office:value="1.0656384">
            <text:p>1,0656384</text:p>
          </table:table-cell>
          <table:table-cell table:formula="of:=[.J310]/[.S310]" office:value-type="float" office:value="1.43911028462417">
            <text:p>1,4391102846</text:p>
          </table:table-cell>
          <table:table-cell table:formula="of:=ABS([.T310]-[.K310])" office:value-type="float" office:value="0.0214614939556024">
            <text:p>0,021461494</text:p>
          </table:table-cell>
          <table:table-cell table:number-columns-repeated="4"/>
          <table:table-cell table:formula="of:=-([.B310]+[.$Z$2])" office:value-type="float" office:value="352.708277765784">
            <text:p>352,7082777658</text:p>
          </table:table-cell>
          <table:table-cell table:formula="of:=[.P310]+[.O310]*[.G310]*([.$AA$2]+[.$AA$1]*ABS([.P310]/[.B310]))" office:value-type="float" office:value="41.7504785844042">
            <text:p>41,7504785844</text:p>
          </table:table-cell>
          <table:table-cell table:formula="of:=SQRT([.Z310]*[.Z310]+[.AA310]*[.AA310])" office:value-type="float" office:value="355.170707782233">
            <text:p>355,1707077822</text:p>
          </table:table-cell>
          <table:table-cell table:formula="of:=ASIN(ABS([.Z310]/[.AB310]))" office:value-type="float" office:value="1.45297345279289">
            <text:p>1,4529734528</text:p>
          </table:table-cell>
          <table:table-cell table:formula="of:=ABS([.K310]-[.AC310])" office:value-type="float" office:value="0.00759832578687503">
            <text:p>0,0075983258</text:p>
          </table:table-cell>
          <table:table-cell/>
          <table:table-cell table:formula="of:=[.J310]/[.AC310]" office:value-type="float" office:value="1.05547088846161">
            <text:p>1,0554708885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360.070819880893">
            <text:p>-360,0708198809</text:p>
          </table:table-cell>
          <table:table-cell office:value-type="float" office:value="41.3057482726737">
            <text:p>41,3057482727</text:p>
          </table:table-cell>
          <table:table-cell office:value-type="float" office:value="375.409436118196">
            <text:p>375,4094361182</text:p>
          </table:table-cell>
          <table:table-cell office:value-type="float" office:value="-39.0241457360773">
            <text:p>-39,0241457361</text:p>
          </table:table-cell>
          <table:table-cell/>
          <table:table-cell table:formula="of:=SQRT([.B311]*[.B311] + [.C311]*[.C311])" office:value-type="float" office:value="362.432283564894">
            <text:p>362,4322835649</text:p>
          </table:table-cell>
          <table:table-cell table:formula="of:=SQRT([.D311]*[.D311]+[.E311]*[.E311])" office:value-type="float" office:value="377.432283564896">
            <text:p>377,4322835649</text:p>
          </table:table-cell>
          <table:table-cell/>
          <table:table-cell table:formula="of:=ASIN(ABS([.B311]/[.G311]))" office:value-type="float" office:value="1.45657997470432">
            <text:p>1,4565799747</text:p>
          </table:table-cell>
          <table:table-cell table:formula="of:=ASIN(ABS([.D311]/[.H311]))" office:value-type="float" office:value="1.46721744961071">
            <text:p>1,4672174496</text:p>
          </table:table-cell>
          <table:table-cell/>
          <table:table-cell table:formula="of:=[.J311]/[.K311]" office:value-type="float" office:value="0.992749898858409">
            <text:p>0,9927498989</text:p>
          </table:table-cell>
          <table:table-cell/>
          <table:table-cell table:formula="of:=IF([.C311]&lt;0;-[.A311];[.A311])" office:value-type="float" office:value="-0.88">
            <text:p>-0,88</text:p>
          </table:table-cell>
          <table:table-cell table:formula="of:=ABS([.C311])" office:value-type="float" office:value="41.3057482726737">
            <text:p>41,3057482727</text:p>
          </table:table-cell>
          <table:table-cell table:formula="of:=ABS([.E311])" office:value-type="float" office:value="39.0241457360773">
            <text:p>39,0241457361</text:p>
          </table:table-cell>
          <table:table-cell/>
          <table:table-cell table:formula="of:=1+[.$R$3]*[.O311]+[.$Q$3]*[.O311]*[.O311]*[.O311]" office:value-type="float" office:value="0.7899264">
            <text:p>0,7899264</text:p>
          </table:table-cell>
          <table:table-cell table:formula="of:=[.J311]/[.S311]" office:value-type="float" office:value="1.84394391009633">
            <text:p>1,8439439101</text:p>
          </table:table-cell>
          <table:table-cell table:formula="of:=ABS([.T311]-[.K311])" office:value-type="float" office:value="0.376726460485629">
            <text:p>0,3767264605</text:p>
          </table:table-cell>
          <table:table-cell table:number-columns-repeated="4"/>
          <table:table-cell table:formula="of:=-([.B311]+[.$Z$2])" office:value-type="float" office:value="360.070819880893">
            <text:p>360,0708198809</text:p>
          </table:table-cell>
          <table:table-cell table:formula="of:=[.P311]+[.O311]*[.G311]*([.$AA$2]+[.$AA$1]*ABS([.P311]/[.B311]))" office:value-type="float" office:value="-41.7222243995127">
            <text:p>-41,7222243995</text:p>
          </table:table-cell>
          <table:table-cell table:formula="of:=SQRT([.Z311]*[.Z311]+[.AA311]*[.AA311])" office:value-type="float" office:value="362.479984741974">
            <text:p>362,479984742</text:p>
          </table:table-cell>
          <table:table-cell table:formula="of:=ASIN(ABS([.Z311]/[.AB311]))" office:value-type="float" office:value="1.45543849754041">
            <text:p>1,4554384975</text:p>
          </table:table-cell>
          <table:table-cell table:formula="of:=ABS([.K311]-[.AC311])" office:value-type="float" office:value="0.0117789520702984">
            <text:p>0,0117789521</text:p>
          </table:table-cell>
          <table:table-cell/>
          <table:table-cell table:formula="of:=[.J311]/[.AC311]" office:value-type="float" office:value="1.00078428402563">
            <text:p>1,000784284</text:p>
          </table:table-cell>
        </table:table-row>
        <table:table-row table:style-name="ro1">
          <table:table-cell office:value-type="float" office:value="-0.64">
            <text:p>-0,64</text:p>
          </table:table-cell>
          <table:table-cell office:value-type="float" office:value="-366.616619958609">
            <text:p>-366,6166199586</text:p>
          </table:table-cell>
          <table:table-cell office:value-type="float" office:value="29.949120132095">
            <text:p>29,9491201321</text:p>
          </table:table-cell>
          <table:table-cell office:value-type="float" office:value="541.051958377739">
            <text:p>541,0519583777</text:p>
          </table:table-cell>
          <table:table-cell office:value-type="float" office:value="-48.7420148160733">
            <text:p>-48,7420148161</text:p>
          </table:table-cell>
          <table:table-cell/>
          <table:table-cell table:formula="of:=SQRT([.B312]*[.B312] + [.C312]*[.C312])" office:value-type="float" office:value="367.837866221739">
            <text:p>367,8378662217</text:p>
          </table:table-cell>
          <table:table-cell table:formula="of:=SQRT([.D312]*[.D312]+[.E312]*[.E312])" office:value-type="float" office:value="543.24304475319">
            <text:p>543,2430447532</text:p>
          </table:table-cell>
          <table:table-cell/>
          <table:table-cell table:formula="of:=ASIN(ABS([.B312]/[.G312]))" office:value-type="float" office:value="1.48928675063698">
            <text:p>1,4892867506</text:p>
          </table:table-cell>
          <table:table-cell table:formula="of:=ASIN(ABS([.D312]/[.H312]))" office:value-type="float" office:value="1.48095136272643">
            <text:p>1,4809513627</text:p>
          </table:table-cell>
          <table:table-cell/>
          <table:table-cell table:formula="of:=[.J312]/[.K312]" office:value-type="float" office:value="1.0056284008512">
            <text:p>1,0056284009</text:p>
          </table:table-cell>
          <table:table-cell/>
          <table:table-cell table:formula="of:=IF([.C312]&lt;0;-[.A312];[.A312])" office:value-type="float" office:value="-0.64">
            <text:p>-0,64</text:p>
          </table:table-cell>
          <table:table-cell table:formula="of:=ABS([.C312])" office:value-type="float" office:value="29.949120132095">
            <text:p>29,9491201321</text:p>
          </table:table-cell>
          <table:table-cell table:formula="of:=ABS([.E312])" office:value-type="float" office:value="48.7420148160733">
            <text:p>48,7420148161</text:p>
          </table:table-cell>
          <table:table-cell/>
          <table:table-cell table:formula="of:=1+[.$R$3]*[.O312]+[.$Q$3]*[.O312]*[.O312]*[.O312]" office:value-type="float" office:value="0.8588928">
            <text:p>0,8588928</text:p>
          </table:table-cell>
          <table:table-cell table:formula="of:=[.J312]/[.S312]" office:value-type="float" office:value="1.7339611539845">
            <text:p>1,733961154</text:p>
          </table:table-cell>
          <table:table-cell table:formula="of:=ABS([.T312]-[.K312])" office:value-type="float" office:value="0.253009791258074">
            <text:p>0,2530097913</text:p>
          </table:table-cell>
          <table:table-cell table:number-columns-repeated="4"/>
          <table:table-cell table:formula="of:=-([.B312]+[.$Z$2])" office:value-type="float" office:value="366.616619958609">
            <text:p>366,6166199586</text:p>
          </table:table-cell>
          <table:table-cell table:formula="of:=[.P312]+[.O312]*[.G312]*([.$AA$2]+[.$AA$1]*ABS([.P312]/[.B312]))" office:value-type="float" office:value="-30.635754206764">
            <text:p>-30,6357542068</text:p>
          </table:table-cell>
          <table:table-cell table:formula="of:=SQRT([.Z312]*[.Z312]+[.AA312]*[.AA312])" office:value-type="float" office:value="367.894408038084">
            <text:p>367,8944080381</text:p>
          </table:table-cell>
          <table:table-cell table:formula="of:=ASIN(ABS([.Z312]/[.AB312]))" office:value-type="float" office:value="1.48742655710469">
            <text:p>1,4874265571</text:p>
          </table:table-cell>
          <table:table-cell table:formula="of:=ABS([.K312]-[.AC312])" office:value-type="float" office:value="0.00647519437825639">
            <text:p>0,0064751944</text:p>
          </table:table-cell>
          <table:table-cell/>
          <table:table-cell table:formula="of:=[.J312]/[.AC312]" office:value-type="float" office:value="1.00125061202075">
            <text:p>1,001250612</text:p>
          </table:table-cell>
        </table:table-row>
        <table:table-row table:style-name="ro1">
          <table:table-cell office:value-type="float" office:value="-0.32">
            <text:p>-0,32</text:p>
          </table:table-cell>
          <table:table-cell office:value-type="float" office:value="-417.376167412624">
            <text:p>-417,3761674126</text:p>
          </table:table-cell>
          <table:table-cell office:value-type="float" office:value="20.3819150878289">
            <text:p>20,3819150878</text:p>
          </table:table-cell>
          <table:table-cell office:value-type="float" office:value="437.156477012775">
            <text:p>437,1564770128</text:p>
          </table:table-cell>
          <table:table-cell office:value-type="float" office:value="-15.5311722216469">
            <text:p>-15,5311722216</text:p>
          </table:table-cell>
          <table:table-cell/>
          <table:table-cell table:formula="of:=SQRT([.B313]*[.B313] + [.C313]*[.C313])" office:value-type="float" office:value="417.87353061267">
            <text:p>417,8735306127</text:p>
          </table:table-cell>
          <table:table-cell table:formula="of:=SQRT([.D313]*[.D313]+[.E313]*[.E313])" office:value-type="float" office:value="437.432283564896">
            <text:p>437,4322835649</text:p>
          </table:table-cell>
          <table:table-cell/>
          <table:table-cell table:formula="of:=ASIN(ABS([.B313]/[.G313]))" office:value-type="float" office:value="1.52200164659719">
            <text:p>1,5220016466</text:p>
          </table:table-cell>
          <table:table-cell table:formula="of:=ASIN(ABS([.D313]/[.H313]))" office:value-type="float" office:value="1.53528354498036">
            <text:p>1,535283545</text:p>
          </table:table-cell>
          <table:table-cell/>
          <table:table-cell table:formula="of:=[.J313]/[.K313]" office:value-type="float" office:value="0.991348895501029">
            <text:p>0,9913488955</text:p>
          </table:table-cell>
          <table:table-cell/>
          <table:table-cell table:formula="of:=IF([.C313]&lt;0;-[.A313];[.A313])" office:value-type="float" office:value="-0.32">
            <text:p>-0,32</text:p>
          </table:table-cell>
          <table:table-cell table:formula="of:=ABS([.C313])" office:value-type="float" office:value="20.3819150878289">
            <text:p>20,3819150878</text:p>
          </table:table-cell>
          <table:table-cell table:formula="of:=ABS([.E313])" office:value-type="float" office:value="15.5311722216469">
            <text:p>15,5311722216</text:p>
          </table:table-cell>
          <table:table-cell/>
          <table:table-cell table:formula="of:=1+[.$R$3]*[.O313]+[.$Q$3]*[.O313]*[.O313]*[.O313]" office:value-type="float" office:value="0.9343616">
            <text:p>0,9343616</text:p>
          </table:table-cell>
          <table:table-cell table:formula="of:=[.J313]/[.S313]" office:value-type="float" office:value="1.62892144390051">
            <text:p>1,6289214439</text:p>
          </table:table-cell>
          <table:table-cell table:formula="of:=ABS([.T313]-[.K313])" office:value-type="float" office:value="0.0936378989201427">
            <text:p>0,0936378989</text:p>
          </table:table-cell>
          <table:table-cell table:number-columns-repeated="4"/>
          <table:table-cell table:formula="of:=-([.B313]+[.$Z$2])" office:value-type="float" office:value="417.376167412624">
            <text:p>417,3761674126</text:p>
          </table:table-cell>
          <table:table-cell table:formula="of:=[.P313]+[.O313]*[.G313]*([.$AA$2]+[.$AA$1]*ABS([.P313]/[.B313]))" office:value-type="float" office:value="-13.6356660088829">
            <text:p>-13,6356660089</text:p>
          </table:table-cell>
          <table:table-cell table:formula="of:=SQRT([.Z313]*[.Z313]+[.AA313]*[.AA313])" office:value-type="float" office:value="417.598846396343">
            <text:p>417,5988463963</text:p>
          </table:table-cell>
          <table:table-cell table:formula="of:=ASIN(ABS([.Z313]/[.AB313]))" office:value-type="float" office:value="1.53813797459322">
            <text:p>1,5381379746</text:p>
          </table:table-cell>
          <table:table-cell table:formula="of:=ABS([.K313]-[.AC313])" office:value-type="float" office:value="0.00285442961285098">
            <text:p>0,0028544296</text:p>
          </table:table-cell>
          <table:table-cell/>
          <table:table-cell table:formula="of:=[.J313]/[.AC313]" office:value-type="float" office:value="0.989509180409973">
            <text:p>0,9895091804</text:p>
          </table:table-cell>
        </table:table-row>
        <table:table-row table:style-name="ro1">
          <table:table-cell office:value-type="float" office:value="-0.76">
            <text:p>-0,76</text:p>
          </table:table-cell>
          <table:table-cell office:value-type="float" office:value="-434.048901956187">
            <text:p>-434,0489019562</text:p>
          </table:table-cell>
          <table:table-cell office:value-type="float" office:value="37.6127661103114">
            <text:p>37,6127661103</text:p>
          </table:table-cell>
          <table:table-cell office:value-type="float" office:value="464.621181867636">
            <text:p>464,6211818676</text:p>
          </table:table-cell>
          <table:table-cell office:value-type="float" office:value="-51.1868838533157">
            <text:p>-51,1868838533</text:p>
          </table:table-cell>
          <table:table-cell/>
          <table:table-cell table:formula="of:=SQRT([.B314]*[.B314] + [.C314]*[.C314])" office:value-type="float" office:value="435.675532321751">
            <text:p>435,6755323218</text:p>
          </table:table-cell>
          <table:table-cell table:formula="of:=SQRT([.D314]*[.D314]+[.E314]*[.E314])" office:value-type="float" office:value="467.432283564895">
            <text:p>467,4322835649</text:p>
          </table:table-cell>
          <table:table-cell/>
          <table:table-cell table:formula="of:=ASIN(ABS([.B314]/[.G314]))" office:value-type="float" office:value="1.48435666366739">
            <text:p>1,4843566637</text:p>
          </table:table-cell>
          <table:table-cell table:formula="of:=ASIN(ABS([.D314]/[.H314]))" office:value-type="float" office:value="1.46106975364852">
            <text:p>1,4610697536</text:p>
          </table:table-cell>
          <table:table-cell/>
          <table:table-cell table:formula="of:=[.J314]/[.K314]" office:value-type="float" office:value="1.01593826027862">
            <text:p>1,0159382603</text:p>
          </table:table-cell>
          <table:table-cell/>
          <table:table-cell table:formula="of:=IF([.C314]&lt;0;-[.A314];[.A314])" office:value-type="float" office:value="-0.76">
            <text:p>-0,76</text:p>
          </table:table-cell>
          <table:table-cell table:formula="of:=ABS([.C314])" office:value-type="float" office:value="37.6127661103114">
            <text:p>37,6127661103</text:p>
          </table:table-cell>
          <table:table-cell table:formula="of:=ABS([.E314])" office:value-type="float" office:value="51.1868838533157">
            <text:p>51,1868838533</text:p>
          </table:table-cell>
          <table:table-cell/>
          <table:table-cell table:formula="of:=1+[.$R$3]*[.O314]+[.$Q$3]*[.O314]*[.O314]*[.O314]" office:value-type="float" office:value="0.8260512">
            <text:p>0,8260512</text:p>
          </table:table-cell>
          <table:table-cell table:formula="of:=[.J314]/[.S314]" office:value-type="float" office:value="1.79693058210846">
            <text:p>1,7969305821</text:p>
          </table:table-cell>
          <table:table-cell table:formula="of:=ABS([.T314]-[.K314])" office:value-type="float" office:value="0.335860828459942">
            <text:p>0,3358608285</text:p>
          </table:table-cell>
          <table:table-cell table:number-columns-repeated="4"/>
          <table:table-cell table:formula="of:=-([.B314]+[.$Z$2])" office:value-type="float" office:value="434.048901956187">
            <text:p>434,0489019562</text:p>
          </table:table-cell>
          <table:table-cell table:formula="of:=[.P314]+[.O314]*[.G314]*([.$AA$2]+[.$AA$1]*ABS([.P314]/[.B314]))" office:value-type="float" office:value="-47.7479396657878">
            <text:p>-47,7479396658</text:p>
          </table:table-cell>
          <table:table-cell table:formula="of:=SQRT([.Z314]*[.Z314]+[.AA314]*[.AA314])" office:value-type="float" office:value="436.66728184248">
            <text:p>436,6672818425</text:p>
          </table:table-cell>
          <table:table-cell table:formula="of:=ASIN(ABS([.Z314]/[.AB314]))" office:value-type="float" office:value="1.46123097155804">
            <text:p>1,4612309716</text:p>
          </table:table-cell>
          <table:table-cell table:formula="of:=ABS([.K314]-[.AC314])" office:value-type="float" office:value="0.000161217909520728">
            <text:p>0,0001612179</text:p>
          </table:table-cell>
          <table:table-cell/>
          <table:table-cell table:formula="of:=[.J314]/[.AC314]" office:value-type="float" office:value="1.01582617160427">
            <text:p>1,0158261716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492.496079974247">
            <text:p>-492,4960799742</text:p>
          </table:table-cell>
          <table:table-cell office:value-type="float" office:value="42.7058681851839">
            <text:p>42,7058681852</text:p>
          </table:table-cell>
          <table:table-cell office:value-type="float" office:value="165.404383992399">
            <text:p>165,4043839924</text:p>
          </table:table-cell>
          <table:table-cell office:value-type="float" office:value="-11.601649966194">
            <text:p>-11,6016499662</text:p>
          </table:table-cell>
          <table:table-cell/>
          <table:table-cell table:formula="of:=SQRT([.B315]*[.B315] + [.C315]*[.C315])" office:value-type="float" office:value="494.344191801067">
            <text:p>494,3441918011</text:p>
          </table:table-cell>
          <table:table-cell table:formula="of:=SQRT([.D315]*[.D315]+[.E315]*[.E315])" office:value-type="float" office:value="165.810761188298">
            <text:p>165,8107611883</text:p>
          </table:table-cell>
          <table:table-cell/>
          <table:table-cell table:formula="of:=ASIN(ABS([.B315]/[.G315]))" office:value-type="float" office:value="1.48429957532128">
            <text:p>1,4842995753</text:p>
          </table:table-cell>
          <table:table-cell table:formula="of:=ASIN(ABS([.D315]/[.H315]))" office:value-type="float" office:value="1.50076988731778">
            <text:p>1,5007698873</text:p>
          </table:table-cell>
          <table:table-cell/>
          <table:table-cell table:formula="of:=[.J315]/[.K315]" office:value-type="float" office:value="0.989025424793183">
            <text:p>0,9890254248</text:p>
          </table:table-cell>
          <table:table-cell/>
          <table:table-cell table:formula="of:=IF([.C315]&lt;0;-[.A315];[.A315])" office:value-type="float" office:value="-0.6">
            <text:p>-0,6</text:p>
          </table:table-cell>
          <table:table-cell table:formula="of:=ABS([.C315])" office:value-type="float" office:value="42.7058681851839">
            <text:p>42,7058681852</text:p>
          </table:table-cell>
          <table:table-cell table:formula="of:=ABS([.E315])" office:value-type="float" office:value="11.601649966194">
            <text:p>11,6016499662</text:p>
          </table:table-cell>
          <table:table-cell/>
          <table:table-cell table:formula="of:=1+[.$R$3]*[.O315]+[.$Q$3]*[.O315]*[.O315]*[.O315]" office:value-type="float" office:value="0.8692">
            <text:p>0,8692</text:p>
          </table:table-cell>
          <table:table-cell table:formula="of:=[.J315]/[.S315]" office:value-type="float" office:value="1.70766172954588">
            <text:p>1,7076617295</text:p>
          </table:table-cell>
          <table:table-cell table:formula="of:=ABS([.T315]-[.K315])" office:value-type="float" office:value="0.206891842228106">
            <text:p>0,2068918422</text:p>
          </table:table-cell>
          <table:table-cell table:number-columns-repeated="4"/>
          <table:table-cell table:formula="of:=-([.B315]+[.$Z$2])" office:value-type="float" office:value="492.496079974247">
            <text:p>492,4960799742</text:p>
          </table:table-cell>
          <table:table-cell table:formula="of:=[.P315]+[.O315]*[.G315]*([.$AA$2]+[.$AA$1]*ABS([.P315]/[.B315]))" office:value-type="float" office:value="-33.7605312655685">
            <text:p>-33,7605312656</text:p>
          </table:table-cell>
          <table:table-cell table:formula="of:=SQRT([.Z315]*[.Z315]+[.AA315]*[.AA315])" office:value-type="float" office:value="493.651863423337">
            <text:p>493,6518634233</text:p>
          </table:table-cell>
          <table:table-cell table:formula="of:=ASIN(ABS([.Z315]/[.AB315]))" office:value-type="float" office:value="1.50235355116812">
            <text:p>1,5023535512</text:p>
          </table:table-cell>
          <table:table-cell table:formula="of:=ABS([.K315]-[.AC315])" office:value-type="float" office:value="0.00158366385034214">
            <text:p>0,0015836639</text:p>
          </table:table-cell>
          <table:table-cell/>
          <table:table-cell table:formula="of:=[.J315]/[.AC315]" office:value-type="float" office:value="0.987982871386831">
            <text:p>0,9879828714</text:p>
          </table:table-cell>
        </table:table-row>
        <table:table-row table:style-name="ro1">
          <table:table-cell office:value-type="float" office:value="-0.48">
            <text:p>-0,48</text:p>
          </table:table-cell>
          <table:table-cell office:value-type="float" office:value="-493.174015710311">
            <text:p>-493,1740157103</text:p>
          </table:table-cell>
          <table:table-cell office:value-type="float" office:value="16.5999842273279">
            <text:p>16,5999842273</text:p>
          </table:table-cell>
          <table:table-cell office:value-type="float" office:value="525.335428112663">
            <text:p>525,3354281127</text:p>
          </table:table-cell>
          <table:table-cell office:value-type="float" office:value="-46.9840581066034">
            <text:p>-46,9840581066</text:p>
          </table:table-cell>
          <table:table-cell/>
          <table:table-cell table:formula="of:=SQRT([.B316]*[.B316] + [.C316]*[.C316])" office:value-type="float" office:value="493.453310099529">
            <text:p>493,4533100995</text:p>
          </table:table-cell>
          <table:table-cell table:formula="of:=SQRT([.D316]*[.D316]+[.E316]*[.E316])" office:value-type="float" office:value="527.432283564895">
            <text:p>527,4322835649</text:p>
          </table:table-cell>
          <table:table-cell/>
          <table:table-cell table:formula="of:=ASIN(ABS([.B316]/[.G316]))" office:value-type="float" office:value="1.53714954308029">
            <text:p>1,5371495431</text:p>
          </table:table-cell>
          <table:table-cell table:formula="of:=ASIN(ABS([.D316]/[.H316]))" office:value-type="float" office:value="1.48159734922026">
            <text:p>1,4815973492</text:p>
          </table:table-cell>
          <table:table-cell/>
          <table:table-cell table:formula="of:=[.J316]/[.K316]" office:value-type="float" office:value="1.0374947983602">
            <text:p>1,0374947984</text:p>
          </table:table-cell>
          <table:table-cell/>
          <table:table-cell table:formula="of:=IF([.C316]&lt;0;-[.A316];[.A316])" office:value-type="float" office:value="-0.48">
            <text:p>-0,48</text:p>
          </table:table-cell>
          <table:table-cell table:formula="of:=ABS([.C316])" office:value-type="float" office:value="16.5999842273279">
            <text:p>16,5999842273</text:p>
          </table:table-cell>
          <table:table-cell table:formula="of:=ABS([.E316])" office:value-type="float" office:value="46.9840581066034">
            <text:p>46,9840581066</text:p>
          </table:table-cell>
          <table:table-cell/>
          <table:table-cell table:formula="of:=1+[.$R$3]*[.O316]+[.$Q$3]*[.O316]*[.O316]*[.O316]" office:value-type="float" office:value="0.8984704">
            <text:p>0,8984704</text:p>
          </table:table-cell>
          <table:table-cell table:formula="of:=[.J316]/[.S316]" office:value-type="float" office:value="1.71085162413841">
            <text:p>1,7108516241</text:p>
          </table:table-cell>
          <table:table-cell table:formula="of:=ABS([.T316]-[.K316])" office:value-type="float" office:value="0.229254274918149">
            <text:p>0,2292542749</text:p>
          </table:table-cell>
          <table:table-cell table:number-columns-repeated="4"/>
          <table:table-cell table:formula="of:=-([.B316]+[.$Z$2])" office:value-type="float" office:value="493.174015710311">
            <text:p>493,1740157103</text:p>
          </table:table-cell>
          <table:table-cell table:formula="of:=[.P316]+[.O316]*[.G316]*([.$AA$2]+[.$AA$1]*ABS([.P316]/[.B316]))" office:value-type="float" office:value="-43.3319384223659">
            <text:p>-43,3319384224</text:p>
          </table:table-cell>
          <table:table-cell table:formula="of:=SQRT([.Z316]*[.Z316]+[.AA316]*[.AA316])" office:value-type="float" office:value="495.074001195048">
            <text:p>495,074001195</text:p>
          </table:table-cell>
          <table:table-cell table:formula="of:=ASIN(ABS([.Z316]/[.AB316]))" office:value-type="float" office:value="1.48315800125122">
            <text:p>1,4831580013</text:p>
          </table:table-cell>
          <table:table-cell table:formula="of:=ABS([.K316]-[.AC316])" office:value-type="float" office:value="0.00156065203095523">
            <text:p>0,001560652</text:p>
          </table:table-cell>
          <table:table-cell/>
          <table:table-cell table:formula="of:=[.J316]/[.AC316]" office:value-type="float" office:value="1.03640309514126">
            <text:p>1,0364030951</text:p>
          </table:table-cell>
        </table:table-row>
        <table:table-row table:style-name="ro1">
          <table:table-cell office:value-type="float" office:value="-0.84">
            <text:p>-0,84</text:p>
          </table:table-cell>
          <table:table-cell office:value-type="float" office:value="-549.976643418701">
            <text:p>-549,9766434187</text:p>
          </table:table-cell>
          <table:table-cell office:value-type="float" office:value="80.4230736411898">
            <text:p>80,4230736412</text:p>
          </table:table-cell>
          <table:table-cell office:value-type="float" office:value="555.783390460488">
            <text:p>555,7833904605</text:p>
          </table:table-cell>
          <table:table-cell office:value-type="float" office:value="-42.843595187821">
            <text:p>-42,8435951878</text:p>
          </table:table-cell>
          <table:table-cell/>
          <table:table-cell table:formula="of:=SQRT([.B317]*[.B317] + [.C317]*[.C317])" office:value-type="float" office:value="555.825673282547">
            <text:p>555,8256732825</text:p>
          </table:table-cell>
          <table:table-cell table:formula="of:=SQRT([.D317]*[.D317]+[.E317]*[.E317])" office:value-type="float" office:value="557.432283564894">
            <text:p>557,4322835649</text:p>
          </table:table-cell>
          <table:table-cell/>
          <table:table-cell table:formula="of:=ASIN(ABS([.B317]/[.G317]))" office:value-type="float" office:value="1.42559546373499">
            <text:p>1,4255954637</text:p>
          </table:table-cell>
          <table:table-cell table:formula="of:=ASIN(ABS([.D317]/[.H317]))" office:value-type="float" office:value="1.4938616201061">
            <text:p>1,4938616201</text:p>
          </table:table-cell>
          <table:table-cell/>
          <table:table-cell table:formula="of:=[.J317]/[.K317]" office:value-type="float" office:value="0.954302222205654">
            <text:p>0,9543022222</text:p>
          </table:table-cell>
          <table:table-cell/>
          <table:table-cell table:formula="of:=IF([.C317]&lt;0;-[.A317];[.A317])" office:value-type="float" office:value="-0.84">
            <text:p>-0,84</text:p>
          </table:table-cell>
          <table:table-cell table:formula="of:=ABS([.C317])" office:value-type="float" office:value="80.4230736411898">
            <text:p>80,4230736412</text:p>
          </table:table-cell>
          <table:table-cell table:formula="of:=ABS([.E317])" office:value-type="float" office:value="42.843595187821">
            <text:p>42,8435951878</text:p>
          </table:table-cell>
          <table:table-cell/>
          <table:table-cell table:formula="of:=1+[.$R$3]*[.O317]+[.$Q$3]*[.O317]*[.O317]*[.O317]" office:value-type="float" office:value="0.8023648">
            <text:p>0,8023648</text:p>
          </table:table-cell>
          <table:table-cell table:formula="of:=[.J317]/[.S317]" office:value-type="float" office:value="1.77674227949056">
            <text:p>1,7767422795</text:p>
          </table:table-cell>
          <table:table-cell table:formula="of:=ABS([.T317]-[.K317])" office:value-type="float" office:value="0.282880659384463">
            <text:p>0,2828806594</text:p>
          </table:table-cell>
          <table:table-cell table:number-columns-repeated="4"/>
          <table:table-cell table:formula="of:=-([.B317]+[.$Z$2])" office:value-type="float" office:value="549.976643418701">
            <text:p>549,9766434187</text:p>
          </table:table-cell>
          <table:table-cell table:formula="of:=[.P317]+[.O317]*[.G317]*([.$AA$2]+[.$AA$1]*ABS([.P317]/[.B317]))" office:value-type="float" office:value="-42.4449630615909">
            <text:p>-42,4449630616</text:p>
          </table:table-cell>
          <table:table-cell table:formula="of:=SQRT([.Z317]*[.Z317]+[.AA317]*[.AA317])" office:value-type="float" office:value="551.612076730922">
            <text:p>551,6120767309</text:p>
          </table:table-cell>
          <table:table-cell table:formula="of:=ASIN(ABS([.Z317]/[.AB317]))" office:value-type="float" office:value="1.49377306722442">
            <text:p>1,4937730672</text:p>
          </table:table-cell>
          <table:table-cell table:formula="of:=ABS([.K317]-[.AC317])" office:value-type="float" office:value="0.0000885528816849668">
            <text:p>8,85528816849668E-005</text:p>
          </table:table-cell>
          <table:table-cell/>
          <table:table-cell table:formula="of:=[.J317]/[.AC317]" office:value-type="float" office:value="0.954358794528203">
            <text:p>0,9543587945</text:p>
          </table:table-cell>
        </table:table-row>
        <table:table-row table:style-name="ro1">
          <table:table-cell office:value-type="float" office:value="-0.24">
            <text:p>-0,24</text:p>
          </table:table-cell>
          <table:table-cell office:value-type="float" office:value="-590.62379883327">
            <text:p>-590,6237988333</text:p>
          </table:table-cell>
          <table:table-cell office:value-type="float" office:value="59.7012222753184">
            <text:p>59,7012222753</text:p>
          </table:table-cell>
          <table:table-cell office:value-type="float" office:value="587.328166554892">
            <text:p>587,3281665549</text:p>
          </table:table-cell>
          <table:table-cell office:value-type="float" office:value="11.0595002390397">
            <text:p>11,059500239</text:p>
          </table:table-cell>
          <table:table-cell/>
          <table:table-cell table:formula="of:=SQRT([.B318]*[.B318] + [.C318]*[.C318])" office:value-type="float" office:value="593.633479252485">
            <text:p>593,6334792525</text:p>
          </table:table-cell>
          <table:table-cell table:formula="of:=SQRT([.D318]*[.D318]+[.E318]*[.E318])" office:value-type="float" office:value="587.432283564896">
            <text:p>587,4322835649</text:p>
          </table:table-cell>
          <table:table-cell/>
          <table:table-cell table:formula="of:=ASIN(ABS([.B318]/[.G318]))" office:value-type="float" office:value="1.47005685858593">
            <text:p>1,4700568586</text:p>
          </table:table-cell>
          <table:table-cell table:formula="of:=ASIN(ABS([.D318]/[.H318]))" office:value-type="float" office:value="1.55196836314139">
            <text:p>1,5519683631</text:p>
          </table:table-cell>
          <table:table-cell/>
          <table:table-cell table:formula="of:=[.J318]/[.K318]" office:value-type="float" office:value="0.947220892834661">
            <text:p>0,9472208928</text:p>
          </table:table-cell>
          <table:table-cell/>
          <table:table-cell table:formula="of:=IF([.C318]&lt;0;-[.A318];[.A318])" office:value-type="float" office:value="-0.24">
            <text:p>-0,24</text:p>
          </table:table-cell>
          <table:table-cell table:formula="of:=ABS([.C318])" office:value-type="float" office:value="59.7012222753184">
            <text:p>59,7012222753</text:p>
          </table:table-cell>
          <table:table-cell table:formula="of:=ABS([.E318])" office:value-type="float" office:value="11.0595002390397">
            <text:p>11,059500239</text:p>
          </table:table-cell>
          <table:table-cell/>
          <table:table-cell table:formula="of:=1+[.$R$3]*[.O318]+[.$Q$3]*[.O318]*[.O318]*[.O318]" office:value-type="float" office:value="0.9513088">
            <text:p>0,9513088</text:p>
          </table:table-cell>
          <table:table-cell table:formula="of:=[.J318]/[.S318]" office:value-type="float" office:value="1.54529933769764">
            <text:p>1,5452993377</text:p>
          </table:table-cell>
          <table:table-cell table:formula="of:=ABS([.T318]-[.K318])" office:value-type="float" office:value="0.00666902544375114">
            <text:p>0,0066690254</text:p>
          </table:table-cell>
          <table:table-cell table:number-columns-repeated="4"/>
          <table:table-cell table:formula="of:=-([.B318]+[.$Z$2])" office:value-type="float" office:value="590.62379883327">
            <text:p>590,6237988333</text:p>
          </table:table-cell>
          <table:table-cell table:formula="of:=[.P318]+[.O318]*[.G318]*([.$AA$2]+[.$AA$1]*ABS([.P318]/[.B318]))" office:value-type="float" office:value="22.7870958928698">
            <text:p>22,7870958929</text:p>
          </table:table-cell>
          <table:table-cell table:formula="of:=SQRT([.Z318]*[.Z318]+[.AA318]*[.AA318])" office:value-type="float" office:value="591.063214459735">
            <text:p>591,0632144597</text:p>
          </table:table-cell>
          <table:table-cell table:formula="of:=ASIN(ABS([.Z318]/[.AB318]))" office:value-type="float" office:value="1.53223404799873">
            <text:p>1,532234048</text:p>
          </table:table-cell>
          <table:table-cell table:formula="of:=ABS([.K318]-[.AC318])" office:value-type="float" office:value="0.0197343151426617">
            <text:p>0,0197343151</text:p>
          </table:table-cell>
          <table:table-cell/>
          <table:table-cell table:formula="of:=[.J318]/[.AC318]" office:value-type="float" office:value="0.959420566659511">
            <text:p>0,9594205667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605.990445897499">
            <text:p>-605,9904458975</text:p>
          </table:table-cell>
          <table:table-cell office:value-type="float" office:value="-71.5962118196467">
            <text:p>-71,5962118196</text:p>
          </table:table-cell>
          <table:table-cell office:value-type="float" office:value="584.434169339642">
            <text:p>584,4341693396</text:p>
          </table:table-cell>
          <table:table-cell office:value-type="float" office:value="-199.146495064432">
            <text:p>-199,1464950644</text:p>
          </table:table-cell>
          <table:table-cell/>
          <table:table-cell table:formula="of:=SQRT([.B319]*[.B319] + [.C319]*[.C319])" office:value-type="float" office:value="610.205242574967">
            <text:p>610,205242575</text:p>
          </table:table-cell>
          <table:table-cell table:formula="of:=SQRT([.D319]*[.D319]+[.E319]*[.E319])" office:value-type="float" office:value="617.432283564898">
            <text:p>617,4322835649</text:p>
          </table:table-cell>
          <table:table-cell/>
          <table:table-cell table:formula="of:=ASIN(ABS([.B319]/[.G319]))" office:value-type="float" office:value="1.45319407395485">
            <text:p>1,453194074</text:p>
          </table:table-cell>
          <table:table-cell table:formula="of:=ASIN(ABS([.D319]/[.H319]))" office:value-type="float" office:value="1.24238484374264">
            <text:p>1,2423848437</text:p>
          </table:table-cell>
          <table:table-cell/>
          <table:table-cell table:formula="of:=[.J319]/[.K319]" office:value-type="float" office:value="1.1696811026583">
            <text:p>1,1696811027</text:p>
          </table:table-cell>
          <table:table-cell/>
          <table:table-cell table:formula="of:=IF([.C319]&lt;0;-[.A319];[.A319])" office:value-type="float" office:value="0.88">
            <text:p>0,88</text:p>
          </table:table-cell>
          <table:table-cell table:formula="of:=ABS([.C319])" office:value-type="float" office:value="71.5962118196467">
            <text:p>71,5962118196</text:p>
          </table:table-cell>
          <table:table-cell table:formula="of:=ABS([.E319])" office:value-type="float" office:value="199.146495064432">
            <text:p>199,1464950644</text:p>
          </table:table-cell>
          <table:table-cell/>
          <table:table-cell table:formula="of:=1+[.$R$3]*[.O319]+[.$Q$3]*[.O319]*[.O319]*[.O319]" office:value-type="float" office:value="1.2100736">
            <text:p>1,2100736</text:p>
          </table:table-cell>
          <table:table-cell table:formula="of:=[.J319]/[.S319]" office:value-type="float" office:value="1.20091379066104">
            <text:p>1,2009137907</text:p>
          </table:table-cell>
          <table:table-cell table:formula="of:=ABS([.T319]-[.K319])" office:value-type="float" office:value="0.0414710530815983">
            <text:p>0,0414710531</text:p>
          </table:table-cell>
          <table:table-cell table:number-columns-repeated="4"/>
          <table:table-cell table:formula="of:=-([.B319]+[.$Z$2])" office:value-type="float" office:value="605.990445897499">
            <text:p>605,9904458975</text:p>
          </table:table-cell>
          <table:table-cell table:formula="of:=[.P319]+[.O319]*[.G319]*([.$AA$2]+[.$AA$1]*ABS([.P319]/[.B319]))" office:value-type="float" office:value="211.551224178888">
            <text:p>211,5512241789</text:p>
          </table:table-cell>
          <table:table-cell table:formula="of:=SQRT([.Z319]*[.Z319]+[.AA319]*[.AA319])" office:value-type="float" office:value="641.855389453603">
            <text:p>641,8553894536</text:p>
          </table:table-cell>
          <table:table-cell table:formula="of:=ASIN(ABS([.Z319]/[.AB319]))" office:value-type="float" office:value="1.23492357358439">
            <text:p>1,2349235736</text:p>
          </table:table-cell>
          <table:table-cell table:formula="of:=ABS([.K319]-[.AC319])" office:value-type="float" office:value="0.0074612701582506">
            <text:p>0,0074612702</text:p>
          </table:table-cell>
          <table:table-cell/>
          <table:table-cell table:formula="of:=[.J319]/[.AC319]" office:value-type="float" office:value="1.17674818510179">
            <text:p>1,1767481851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586.649413426256">
            <text:p>-586,6494134263</text:p>
          </table:table-cell>
          <table:table-cell office:value-type="float" office:value="-326.67444109592">
            <text:p>-326,6744410959</text:p>
          </table:table-cell>
          <table:table-cell office:value-type="float" office:value="85.7916484106086">
            <text:p>85,7916484106</text:p>
          </table:table-cell>
          <table:table-cell office:value-type="float" office:value="62.4861437320972">
            <text:p>62,4861437321</text:p>
          </table:table-cell>
          <table:table-cell/>
          <table:table-cell table:formula="of:=SQRT([.B320]*[.B320] + [.C320]*[.C320])" office:value-type="float" office:value="671.47131341458">
            <text:p>671,4713134146</text:p>
          </table:table-cell>
          <table:table-cell table:formula="of:=SQRT([.D320]*[.D320]+[.E320]*[.E320])" office:value-type="float" office:value="106.135409244596">
            <text:p>106,1354092446</text:p>
          </table:table-cell>
          <table:table-cell/>
          <table:table-cell table:formula="of:=ASIN(ABS([.B320]/[.G320]))" office:value-type="float" office:value="1.06271088671264">
            <text:p>1,0627108867</text:p>
          </table:table-cell>
          <table:table-cell table:formula="of:=ASIN(ABS([.D320]/[.H320]))" office:value-type="float" office:value="0.941297355764004">
            <text:p>0,9412973558</text:p>
          </table:table-cell>
          <table:table-cell/>
          <table:table-cell table:formula="of:=[.J320]/[.K320]" office:value-type="float" office:value="1.12898530969535">
            <text:p>1,1289853097</text:p>
          </table:table-cell>
          <table:table-cell/>
          <table:table-cell table:formula="of:=IF([.C320]&lt;0;-[.A320];[.A320])" office:value-type="float" office:value="0.88">
            <text:p>0,88</text:p>
          </table:table-cell>
          <table:table-cell table:formula="of:=ABS([.C320])" office:value-type="float" office:value="326.67444109592">
            <text:p>326,6744410959</text:p>
          </table:table-cell>
          <table:table-cell table:formula="of:=ABS([.E320])" office:value-type="float" office:value="62.4861437320972">
            <text:p>62,4861437321</text:p>
          </table:table-cell>
          <table:table-cell/>
          <table:table-cell table:formula="of:=1+[.$R$3]*[.O320]+[.$Q$3]*[.O320]*[.O320]*[.O320]" office:value-type="float" office:value="1.2100736">
            <text:p>1,2100736</text:p>
          </table:table-cell>
          <table:table-cell table:formula="of:=[.J320]/[.S320]" office:value-type="float" office:value="0.878220041088939">
            <text:p>0,8782200411</text:p>
          </table:table-cell>
          <table:table-cell table:formula="of:=ABS([.T320]-[.K320])" office:value-type="float" office:value="0.0630773146750646">
            <text:p>0,0630773147</text:p>
          </table:table-cell>
          <table:table-cell table:number-columns-repeated="4"/>
          <table:table-cell table:formula="of:=-([.B320]+[.$Z$2])" office:value-type="float" office:value="586.649413426256">
            <text:p>586,6494134263</text:p>
          </table:table-cell>
          <table:table-cell table:formula="of:=[.P320]+[.O320]*[.G320]*([.$AA$2]+[.$AA$1]*ABS([.P320]/[.B320]))" office:value-type="float" office:value="504.011590610314">
            <text:p>504,0115906103</text:p>
          </table:table-cell>
          <table:table-cell table:formula="of:=SQRT([.Z320]*[.Z320]+[.AA320]*[.AA320])" office:value-type="float" office:value="773.424345196677">
            <text:p>773,4243451967</text:p>
          </table:table-cell>
          <table:table-cell table:formula="of:=ASIN(ABS([.Z320]/[.AB320]))" office:value-type="float" office:value="0.861022236475116">
            <text:p>0,8610222365</text:p>
          </table:table-cell>
          <table:table-cell table:formula="of:=ABS([.K320]-[.AC320])" office:value-type="float" office:value="0.0802751192888875">
            <text:p>0,0802751193</text:p>
          </table:table-cell>
          <table:table-cell/>
          <table:table-cell table:formula="of:=[.J320]/[.AC320]" office:value-type="float" office:value="1.23424325376683">
            <text:p>1,2342432538</text:p>
          </table:table-cell>
        </table:table-row>
        <table:table-row table:style-name="ro1">
          <table:table-cell office:value-type="float" office:value="-0.16">
            <text:p>-0,16</text:p>
          </table:table-cell>
          <table:table-cell office:value-type="float" office:value="-149.181832423493">
            <text:p>-149,1818324235</text:p>
          </table:table-cell>
          <table:table-cell office:value-type="float" office:value="106.731226080705">
            <text:p>106,7312260807</text:p>
          </table:table-cell>
          <table:table-cell office:value-type="float" office:value="153.404649304058">
            <text:p>153,4046493041</text:p>
          </table:table-cell>
          <table:table-cell office:value-type="float" office:value="99.1435611335792">
            <text:p>99,1435611336</text:p>
          </table:table-cell>
          <table:table-cell/>
          <table:table-cell table:formula="of:=SQRT([.B321]*[.B321] + [.C321]*[.C321])" office:value-type="float" office:value="183.430569278738">
            <text:p>183,4305692787</text:p>
          </table:table-cell>
          <table:table-cell table:formula="of:=SQRT([.D321]*[.D321]+[.E321]*[.E321])" office:value-type="float" office:value="182.653858821402">
            <text:p>182,6538588214</text:p>
          </table:table-cell>
          <table:table-cell/>
          <table:table-cell table:formula="of:=ASIN(ABS([.B321]/[.G321]))" office:value-type="float" office:value="0.949780380316502">
            <text:p>0,9497803803</text:p>
          </table:table-cell>
          <table:table-cell table:formula="of:=ASIN(ABS([.D321]/[.H321]))" office:value-type="float" office:value="0.997035129334481">
            <text:p>0,9970351293</text:p>
          </table:table-cell>
          <table:table-cell/>
          <table:table-cell table:formula="of:=[.J321]/[.K321]" office:value-type="float" office:value="0.952604730136719">
            <text:p>0,9526047301</text:p>
          </table:table-cell>
          <table:table-cell/>
          <table:table-cell table:formula="of:=IF([.C321]&lt;0;-[.A321];[.A321])" office:value-type="float" office:value="-0.16">
            <text:p>-0,16</text:p>
          </table:table-cell>
          <table:table-cell table:formula="of:=ABS([.C321])" office:value-type="float" office:value="106.731226080705">
            <text:p>106,7312260807</text:p>
          </table:table-cell>
          <table:table-cell table:formula="of:=ABS([.E321])" office:value-type="float" office:value="99.1435611335792">
            <text:p>99,1435611336</text:p>
          </table:table-cell>
          <table:table-cell/>
          <table:table-cell table:formula="of:=1+[.$R$3]*[.O321]+[.$Q$3]*[.O321]*[.O321]*[.O321]" office:value-type="float" office:value="0.9677952">
            <text:p>0,9677952</text:p>
          </table:table-cell>
          <table:table-cell table:formula="of:=[.J321]/[.S321]" office:value-type="float" office:value="0.981385710857527">
            <text:p>0,9813857109</text:p>
          </table:table-cell>
          <table:table-cell table:formula="of:=ABS([.T321]-[.K321])" office:value-type="float" office:value="0.0156494184769539">
            <text:p>0,0156494185</text:p>
          </table:table-cell>
          <table:table-cell table:number-columns-repeated="4"/>
          <table:table-cell table:formula="of:=-([.B321]+[.$Z$2])" office:value-type="float" office:value="149.181832423493">
            <text:p>149,1818324235</text:p>
          </table:table-cell>
          <table:table-cell table:formula="of:=[.P321]+[.O321]*[.G321]*([.$AA$2]+[.$AA$1]*ABS([.P321]/[.B321]))" office:value-type="float" office:value="97.5042297554891">
            <text:p>97,5042297555</text:p>
          </table:table-cell>
          <table:table-cell table:formula="of:=SQRT([.Z321]*[.Z321]+[.AA321]*[.AA321])" office:value-type="float" office:value="178.219791116033">
            <text:p>178,219791116</text:p>
          </table:table-cell>
          <table:table-cell table:formula="of:=ASIN(ABS([.Z321]/[.AB321]))" office:value-type="float" office:value="0.991899283666053">
            <text:p>0,9918992837</text:p>
          </table:table-cell>
          <table:table-cell table:formula="of:=ABS([.K321]-[.AC321])" office:value-type="float" office:value="0.00513584566842829">
            <text:p>0,0051358457</text:p>
          </table:table-cell>
          <table:table-cell/>
          <table:table-cell table:formula="of:=[.J321]/[.AC321]" office:value-type="float" office:value="0.95753711687957">
            <text:p>0,9575371169</text:p>
          </table:table-cell>
        </table:table-row>
        <table:table-row table:style-name="ro1">
          <table:table-cell office:value-type="float" office:value="-0.44">
            <text:p>-0,44</text:p>
          </table:table-cell>
          <table:table-cell office:value-type="float" office:value="-171.268519912809">
            <text:p>-171,2685199128</text:p>
          </table:table-cell>
          <table:table-cell office:value-type="float" office:value="155.566432253793">
            <text:p>155,5664322538</text:p>
          </table:table-cell>
          <table:table-cell office:value-type="float" office:value="193.322076808693">
            <text:p>193,3220768087</text:p>
          </table:table-cell>
          <table:table-cell office:value-type="float" office:value="134.462032815877">
            <text:p>134,4620328159</text:p>
          </table:table-cell>
          <table:table-cell/>
          <table:table-cell table:formula="of:=SQRT([.B322]*[.B322] + [.C322]*[.C322])" office:value-type="float" office:value="231.373768516006">
            <text:p>231,373768516</text:p>
          </table:table-cell>
          <table:table-cell table:formula="of:=SQRT([.D322]*[.D322]+[.E322]*[.E322])" office:value-type="float" office:value="235.485591174076">
            <text:p>235,4855911741</text:p>
          </table:table-cell>
          <table:table-cell/>
          <table:table-cell table:formula="of:=ASIN(ABS([.B322]/[.G322]))" office:value-type="float" office:value="0.833404117186347">
            <text:p>0,8334041172</text:p>
          </table:table-cell>
          <table:table-cell table:formula="of:=ASIN(ABS([.D322]/[.H322]))" office:value-type="float" office:value="0.96307412608994">
            <text:p>0,9630741261</text:p>
          </table:table-cell>
          <table:table-cell/>
          <table:table-cell table:formula="of:=[.J322]/[.K322]" office:value-type="float" office:value="0.865358225923845">
            <text:p>0,8653582259</text:p>
          </table:table-cell>
          <table:table-cell/>
          <table:table-cell table:formula="of:=IF([.C322]&lt;0;-[.A322];[.A322])" office:value-type="float" office:value="-0.44">
            <text:p>-0,44</text:p>
          </table:table-cell>
          <table:table-cell table:formula="of:=ABS([.C322])" office:value-type="float" office:value="155.566432253793">
            <text:p>155,5664322538</text:p>
          </table:table-cell>
          <table:table-cell table:formula="of:=ABS([.E322])" office:value-type="float" office:value="134.462032815877">
            <text:p>134,4620328159</text:p>
          </table:table-cell>
          <table:table-cell/>
          <table:table-cell table:formula="of:=1+[.$R$3]*[.O322]+[.$Q$3]*[.O322]*[.O322]*[.O322]" office:value-type="float" office:value="0.9077408">
            <text:p>0,9077408</text:p>
          </table:table-cell>
          <table:table-cell table:formula="of:=[.J322]/[.S322]" office:value-type="float" office:value="0.918108029501756">
            <text:p>0,9181080295</text:p>
          </table:table-cell>
          <table:table-cell table:formula="of:=ABS([.T322]-[.K322])" office:value-type="float" office:value="0.0449660965881841">
            <text:p>0,0449660966</text:p>
          </table:table-cell>
          <table:table-cell table:number-columns-repeated="4"/>
          <table:table-cell table:formula="of:=-([.B322]+[.$Z$2])" office:value-type="float" office:value="171.268519912809">
            <text:p>171,2685199128</text:p>
          </table:table-cell>
          <table:table-cell table:formula="of:=[.P322]+[.O322]*[.G322]*([.$AA$2]+[.$AA$1]*ABS([.P322]/[.B322]))" office:value-type="float" office:value="121.792935580154">
            <text:p>121,7929355802</text:p>
          </table:table-cell>
          <table:table-cell table:formula="of:=SQRT([.Z322]*[.Z322]+[.AA322]*[.AA322])" office:value-type="float" office:value="210.15809541951">
            <text:p>210,1580954195</text:p>
          </table:table-cell>
          <table:table-cell table:formula="of:=ASIN(ABS([.Z322]/[.AB322]))" office:value-type="float" office:value="0.952644391417167">
            <text:p>0,9526443914</text:p>
          </table:table-cell>
          <table:table-cell table:formula="of:=ABS([.K322]-[.AC322])" office:value-type="float" office:value="0.0104297346727732">
            <text:p>0,0104297347</text:p>
          </table:table-cell>
          <table:table-cell/>
          <table:table-cell table:formula="of:=[.J322]/[.AC322]" office:value-type="float" office:value="0.874832334809177">
            <text:p>0,8748323348</text:p>
          </table:table-cell>
        </table:table-row>
        <table:table-row table:style-name="ro1">
          <table:table-cell office:value-type="float" office:value="-0.16">
            <text:p>-0,16</text:p>
          </table:table-cell>
          <table:table-cell office:value-type="float" office:value="-202.291121799597">
            <text:p>-202,2911217996</text:p>
          </table:table-cell>
          <table:table-cell office:value-type="float" office:value="-157.981033180388">
            <text:p>-157,9810331804</text:p>
          </table:table-cell>
          <table:table-cell office:value-type="float" office:value="136.317548880322">
            <text:p>136,3175488803</text:p>
          </table:table-cell>
          <table:table-cell office:value-type="float" office:value="112.885452900788">
            <text:p>112,8854529008</text:p>
          </table:table-cell>
          <table:table-cell/>
          <table:table-cell table:formula="of:=SQRT([.B323]*[.B323] + [.C323]*[.C323])" office:value-type="float" office:value="256.670420585782">
            <text:p>256,6704205858</text:p>
          </table:table-cell>
          <table:table-cell table:formula="of:=SQRT([.D323]*[.D323]+[.E323]*[.E323])" office:value-type="float" office:value="176.990394116051">
            <text:p>176,9903941161</text:p>
          </table:table-cell>
          <table:table-cell/>
          <table:table-cell table:formula="of:=ASIN(ABS([.B323]/[.G323]))" office:value-type="float" office:value="0.907774185266084">
            <text:p>0,9077741853</text:p>
          </table:table-cell>
          <table:table-cell table:formula="of:=ASIN(ABS([.D323]/[.H323]))" office:value-type="float" office:value="0.879150659061827">
            <text:p>0,8791506591</text:p>
          </table:table-cell>
          <table:table-cell/>
          <table:table-cell table:formula="of:=[.J323]/[.K323]" office:value-type="float" office:value="1.03255815816006">
            <text:p>1,0325581582</text:p>
          </table:table-cell>
          <table:table-cell/>
          <table:table-cell table:formula="of:=IF([.C323]&lt;0;-[.A323];[.A323])" office:value-type="float" office:value="0.16">
            <text:p>0,16</text:p>
          </table:table-cell>
          <table:table-cell table:formula="of:=ABS([.C323])" office:value-type="float" office:value="157.981033180388">
            <text:p>157,9810331804</text:p>
          </table:table-cell>
          <table:table-cell table:formula="of:=ABS([.E323])" office:value-type="float" office:value="112.885452900788">
            <text:p>112,8854529008</text:p>
          </table:table-cell>
          <table:table-cell/>
          <table:table-cell table:formula="of:=1+[.$R$3]*[.O323]+[.$Q$3]*[.O323]*[.O323]*[.O323]" office:value-type="float" office:value="1.0322048">
            <text:p>1,0322048</text:p>
          </table:table-cell>
          <table:table-cell table:formula="of:=[.J323]/[.S323]" office:value-type="float" office:value="0.879451621680198">
            <text:p>0,8794516217</text:p>
          </table:table-cell>
          <table:table-cell table:formula="of:=ABS([.T323]-[.K323])" office:value-type="float" office:value="0.000300962618371203">
            <text:p>0,0003009626</text:p>
          </table:table-cell>
          <table:table-cell table:number-columns-repeated="4"/>
          <table:table-cell table:formula="of:=-([.B323]+[.$Z$2])" office:value-type="float" office:value="202.291121799597">
            <text:p>202,2911217996</text:p>
          </table:table-cell>
          <table:table-cell table:formula="of:=[.P323]+[.O323]*[.G323]*([.$AA$2]+[.$AA$1]*ABS([.P323]/[.B323]))" office:value-type="float" office:value="171.134315970945">
            <text:p>171,1343159709</text:p>
          </table:table-cell>
          <table:table-cell table:formula="of:=SQRT([.Z323]*[.Z323]+[.AA323]*[.AA323])" office:value-type="float" office:value="264.969153038203">
            <text:p>264,9691530382</text:p>
          </table:table-cell>
          <table:table-cell table:formula="of:=ASIN(ABS([.Z323]/[.AB323]))" office:value-type="float" office:value="0.868640504699695">
            <text:p>0,8686405047</text:p>
          </table:table-cell>
          <table:table-cell table:formula="of:=ABS([.K323]-[.AC323])" office:value-type="float" office:value="0.010510154362132">
            <text:p>0,0105101544</text:p>
          </table:table-cell>
          <table:table-cell/>
          <table:table-cell table:formula="of:=[.J323]/[.AC323]" office:value-type="float" office:value="1.04505164144967">
            <text:p>1,0450516414</text:p>
          </table:table-cell>
        </table:table-row>
        <table:table-row table:style-name="ro1">
          <table:table-cell office:value-type="float" office:value="-0.76">
            <text:p>-0,76</text:p>
          </table:table-cell>
          <table:table-cell office:value-type="float" office:value="-230.238653416933">
            <text:p>-230,2386534169</text:p>
          </table:table-cell>
          <table:table-cell office:value-type="float" office:value="-160.194660738203">
            <text:p>-160,1946607382</text:p>
          </table:table-cell>
          <table:table-cell office:value-type="float" office:value="141.107361803692">
            <text:p>141,1073618037</text:p>
          </table:table-cell>
          <table:table-cell office:value-type="float" office:value="-137.45518476507">
            <text:p>-137,4551847651</text:p>
          </table:table-cell>
          <table:table-cell/>
          <table:table-cell table:formula="of:=SQRT([.B324]*[.B324] + [.C324]*[.C324])" office:value-type="float" office:value="280.485591174076">
            <text:p>280,4855911741</text:p>
          </table:table-cell>
          <table:table-cell table:formula="of:=SQRT([.D324]*[.D324]+[.E324]*[.E324])" office:value-type="float" office:value="196.990394116052">
            <text:p>196,9903941161</text:p>
          </table:table-cell>
          <table:table-cell/>
          <table:table-cell table:formula="of:=ASIN(ABS([.B324]/[.G324]))" office:value-type="float" office:value="0.962910506335073">
            <text:p>0,9629105063</text:p>
          </table:table-cell>
          <table:table-cell table:formula="of:=ASIN(ABS([.D324]/[.H324]))" office:value-type="float" office:value="0.798508209395953">
            <text:p>0,7985082094</text:p>
          </table:table-cell>
          <table:table-cell/>
          <table:table-cell table:formula="of:=[.J324]/[.K324]" office:value-type="float" office:value="1.20588679615891">
            <text:p>1,2058867962</text:p>
          </table:table-cell>
          <table:table-cell/>
          <table:table-cell table:formula="of:=IF([.C324]&lt;0;-[.A324];[.A324])" office:value-type="float" office:value="0.76">
            <text:p>0,76</text:p>
          </table:table-cell>
          <table:table-cell table:formula="of:=ABS([.C324])" office:value-type="float" office:value="160.194660738203">
            <text:p>160,1946607382</text:p>
          </table:table-cell>
          <table:table-cell table:formula="of:=ABS([.E324])" office:value-type="float" office:value="137.45518476507">
            <text:p>137,4551847651</text:p>
          </table:table-cell>
          <table:table-cell/>
          <table:table-cell table:formula="of:=1+[.$R$3]*[.O324]+[.$Q$3]*[.O324]*[.O324]*[.O324]" office:value-type="float" office:value="1.1739488">
            <text:p>1,1739488</text:p>
          </table:table-cell>
          <table:table-cell table:formula="of:=[.J324]/[.S324]" office:value-type="float" office:value="0.820232114326513">
            <text:p>0,8202321143</text:p>
          </table:table-cell>
          <table:table-cell table:formula="of:=ABS([.T324]-[.K324])" office:value-type="float" office:value="0.0217239049305593">
            <text:p>0,0217239049</text:p>
          </table:table-cell>
          <table:table-cell table:number-columns-repeated="4"/>
          <table:table-cell table:formula="of:=-([.B324]+[.$Z$2])" office:value-type="float" office:value="230.238653416933">
            <text:p>230,2386534169</text:p>
          </table:table-cell>
          <table:table-cell table:formula="of:=[.P324]+[.O324]*[.G324]*([.$AA$2]+[.$AA$1]*ABS([.P324]/[.B324]))" office:value-type="float" office:value="226.835545771681">
            <text:p>226,8355457717</text:p>
          </table:table-cell>
          <table:table-cell table:formula="of:=SQRT([.Z324]*[.Z324]+[.AA324]*[.AA324])" office:value-type="float" office:value="323.20922380523">
            <text:p>323,2092238052</text:p>
          </table:table-cell>
          <table:table-cell table:formula="of:=ASIN(ABS([.Z324]/[.AB324]))" office:value-type="float" office:value="0.792843442020721">
            <text:p>0,792843442</text:p>
          </table:table-cell>
          <table:table-cell table:formula="of:=ABS([.K324]-[.AC324])" office:value-type="float" office:value="0.00566476737523214">
            <text:p>0,0056647674</text:p>
          </table:table-cell>
          <table:table-cell/>
          <table:table-cell table:formula="of:=[.J324]/[.AC324]" office:value-type="float" office:value="1.21450270671458">
            <text:p>1,2145027067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-227.987817006067">
            <text:p>-227,9878170061</text:p>
          </table:table-cell>
          <table:table-cell office:value-type="float" office:value="210.767306818499">
            <text:p>210,7673068185</text:p>
          </table:table-cell>
          <table:table-cell office:value-type="float" office:value="209.390439404314">
            <text:p>209,3904394043</text:p>
          </table:table-cell>
          <table:table-cell office:value-type="float" office:value="249.191721266995">
            <text:p>249,191721267</text:p>
          </table:table-cell>
          <table:table-cell/>
          <table:table-cell table:formula="of:=SQRT([.B325]*[.B325] + [.C325]*[.C325])" office:value-type="float" office:value="310.485591174076">
            <text:p>310,4855911741</text:p>
          </table:table-cell>
          <table:table-cell table:formula="of:=SQRT([.D325]*[.D325]+[.E325]*[.E325])" office:value-type="float" office:value="325.485591174078">
            <text:p>325,4855911741</text:p>
          </table:table-cell>
          <table:table-cell/>
          <table:table-cell table:formula="of:=ASIN(ABS([.B325]/[.G325]))" office:value-type="float" office:value="0.824626596232603">
            <text:p>0,8246265962</text:p>
          </table:table-cell>
          <table:table-cell table:formula="of:=ASIN(ABS([.D325]/[.H325]))" office:value-type="float" office:value="0.698823073027591">
            <text:p>0,698823073</text:p>
          </table:table-cell>
          <table:table-cell/>
          <table:table-cell table:formula="of:=[.J325]/[.K325]" office:value-type="float" office:value="1.18002199420803">
            <text:p>1,1800219942</text:p>
          </table:table-cell>
          <table:table-cell/>
          <table:table-cell table:formula="of:=IF([.C325]&lt;0;-[.A325];[.A325])" office:value-type="float" office:value="0.6">
            <text:p>0,6</text:p>
          </table:table-cell>
          <table:table-cell table:formula="of:=ABS([.C325])" office:value-type="float" office:value="210.767306818499">
            <text:p>210,7673068185</text:p>
          </table:table-cell>
          <table:table-cell table:formula="of:=ABS([.E325])" office:value-type="float" office:value="249.191721266995">
            <text:p>249,191721267</text:p>
          </table:table-cell>
          <table:table-cell/>
          <table:table-cell table:formula="of:=1+[.$R$3]*[.O325]+[.$Q$3]*[.O325]*[.O325]*[.O325]" office:value-type="float" office:value="1.1308">
            <text:p>1,1308</text:p>
          </table:table-cell>
          <table:table-cell table:formula="of:=[.J325]/[.S325]" office:value-type="float" office:value="0.729241772402372">
            <text:p>0,7292417724</text:p>
          </table:table-cell>
          <table:table-cell table:formula="of:=ABS([.T325]-[.K325])" office:value-type="float" office:value="0.0304186993747816">
            <text:p>0,0304186994</text:p>
          </table:table-cell>
          <table:table-cell table:number-columns-repeated="4"/>
          <table:table-cell table:formula="of:=-([.B325]+[.$Z$2])" office:value-type="float" office:value="227.987817006067">
            <text:p>227,9878170061</text:p>
          </table:table-cell>
          <table:table-cell table:formula="of:=[.P325]+[.O325]*[.G325]*([.$AA$2]+[.$AA$1]*ABS([.P325]/[.B325]))" office:value-type="float" office:value="272.839971260398">
            <text:p>272,8399712604</text:p>
          </table:table-cell>
          <table:table-cell table:formula="of:=SQRT([.Z325]*[.Z325]+[.AA325]*[.AA325])" office:value-type="float" office:value="355.556035837626">
            <text:p>355,5560358376</text:p>
          </table:table-cell>
          <table:table-cell table:formula="of:=ASIN(ABS([.Z325]/[.AB325]))" office:value-type="float" office:value="0.696080397838203">
            <text:p>0,6960803978</text:p>
          </table:table-cell>
          <table:table-cell table:formula="of:=ABS([.K325]-[.AC325])" office:value-type="float" office:value="0.00274267518938798">
            <text:p>0,0027426752</text:p>
          </table:table-cell>
          <table:table-cell/>
          <table:table-cell table:formula="of:=[.J325]/[.AC325]" office:value-type="float" office:value="1.18467148161853">
            <text:p>1,18467148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84.847320733507">
            <text:p>-184,8473207335</text:p>
          </table:table-cell>
          <table:table-cell office:value-type="float" office:value="-285.940388568674">
            <text:p>-285,9403885687</text:p>
          </table:table-cell>
          <table:table-cell office:value-type="float" office:value="144.954326616297">
            <text:p>144,9543266163</text:p>
          </table:table-cell>
          <table:table-cell office:value-type="float" office:value="328.773115827802">
            <text:p>328,7731158278</text:p>
          </table:table-cell>
          <table:table-cell/>
          <table:table-cell table:formula="of:=SQRT([.B326]*[.B326] + [.C326]*[.C326])" office:value-type="float" office:value="340.485591174077">
            <text:p>340,4855911741</text:p>
          </table:table-cell>
          <table:table-cell table:formula="of:=SQRT([.D326]*[.D326]+[.E326]*[.E326])" office:value-type="float" office:value="359.309780685004">
            <text:p>359,309780685</text:p>
          </table:table-cell>
          <table:table-cell/>
          <table:table-cell table:formula="of:=ASIN(ABS([.B326]/[.G326]))" office:value-type="float" office:value="0.57387841725886">
            <text:p>0,5738784173</text:p>
          </table:table-cell>
          <table:table-cell table:formula="of:=ASIN(ABS([.D326]/[.H326]))" office:value-type="float" office:value="0.415256214374229">
            <text:p>0,4152562144</text:p>
          </table:table-cell>
          <table:table-cell/>
          <table:table-cell table:formula="of:=[.J326]/[.K326]" office:value-type="float" office:value="1.38198634335591">
            <text:p>1,3819863434</text:p>
          </table:table-cell>
          <table:table-cell/>
          <table:table-cell table:formula="of:=IF([.C326]&lt;0;-[.A326];[.A326])" office:value-type="float" office:value="-0">
            <text:p>-0</text:p>
          </table:table-cell>
          <table:table-cell table:formula="of:=ABS([.C326])" office:value-type="float" office:value="285.940388568674">
            <text:p>285,9403885687</text:p>
          </table:table-cell>
          <table:table-cell table:formula="of:=ABS([.E326])" office:value-type="float" office:value="328.773115827802">
            <text:p>328,7731158278</text:p>
          </table:table-cell>
          <table:table-cell/>
          <table:table-cell table:formula="of:=1+[.$R$3]*[.O326]+[.$Q$3]*[.O326]*[.O326]*[.O326]" office:value-type="float" office:value="1">
            <text:p>1</text:p>
          </table:table-cell>
          <table:table-cell table:formula="of:=[.J326]/[.S326]" office:value-type="float" office:value="0.57387841725886">
            <text:p>0,5738784173</text:p>
          </table:table-cell>
          <table:table-cell table:formula="of:=ABS([.T326]-[.K326])" office:value-type="float" office:value="0.158622202884631">
            <text:p>0,1586222029</text:p>
          </table:table-cell>
          <table:table-cell table:number-columns-repeated="4"/>
          <table:table-cell table:formula="of:=-([.B326]+[.$Z$2])" office:value-type="float" office:value="184.847320733507">
            <text:p>184,8473207335</text:p>
          </table:table-cell>
          <table:table-cell table:formula="of:=[.P326]+[.O326]*[.G326]*([.$AA$2]+[.$AA$1]*ABS([.P326]/[.B326]))" office:value-type="float" office:value="285.940388568674">
            <text:p>285,9403885687</text:p>
          </table:table-cell>
          <table:table-cell table:formula="of:=SQRT([.Z326]*[.Z326]+[.AA326]*[.AA326])" office:value-type="float" office:value="340.485591174077">
            <text:p>340,4855911741</text:p>
          </table:table-cell>
          <table:table-cell table:formula="of:=ASIN(ABS([.Z326]/[.AB326]))" office:value-type="float" office:value="0.57387841725886">
            <text:p>0,5738784173</text:p>
          </table:table-cell>
          <table:table-cell table:formula="of:=ABS([.K326]-[.AC326])" office:value-type="float" office:value="0.158622202884631">
            <text:p>0,1586222029</text:p>
          </table:table-cell>
          <table:table-cell/>
          <table:table-cell table:formula="of:=[.J326]/[.AC326]" office:value-type="float" office:value="1">
            <text:p>1</text:p>
          </table:table-cell>
        </table:table-row>
        <table:table-row table:style-name="ro1">
          <table:table-cell office:value-type="float" office:value="-0.36">
            <text:p>-0,36</text:p>
          </table:table-cell>
          <table:table-cell office:value-type="float" office:value="-154.005572698748">
            <text:p>-154,0055726987</text:p>
          </table:table-cell>
          <table:table-cell office:value-type="float" office:value="-354.632438173184">
            <text:p>-354,6324381732</text:p>
          </table:table-cell>
          <table:table-cell office:value-type="float" office:value="140.737213823828">
            <text:p>140,7372138238</text:p>
          </table:table-cell>
          <table:table-cell office:value-type="float" office:value="-367.765254539792">
            <text:p>-367,7652545398</text:p>
          </table:table-cell>
          <table:table-cell/>
          <table:table-cell table:formula="of:=SQRT([.B327]*[.B327] + [.C327]*[.C327])" office:value-type="float" office:value="386.628869365605">
            <text:p>386,6288693656</text:p>
          </table:table-cell>
          <table:table-cell table:formula="of:=SQRT([.D327]*[.D327]+[.E327]*[.E327])" office:value-type="float" office:value="393.774358994605">
            <text:p>393,7743589946</text:p>
          </table:table-cell>
          <table:table-cell/>
          <table:table-cell table:formula="of:=ASIN(ABS([.B327]/[.G327]))" office:value-type="float" office:value="0.40969459002919">
            <text:p>0,40969459</text:p>
          </table:table-cell>
          <table:table-cell table:formula="of:=ASIN(ABS([.D327]/[.H327]))" office:value-type="float" office:value="0.365488674224498">
            <text:p>0,3654886742</text:p>
          </table:table-cell>
          <table:table-cell/>
          <table:table-cell table:formula="of:=[.J327]/[.K327]" office:value-type="float" office:value="1.12095016596202">
            <text:p>1,120950166</text:p>
          </table:table-cell>
          <table:table-cell/>
          <table:table-cell table:formula="of:=IF([.C327]&lt;0;-[.A327];[.A327])" office:value-type="float" office:value="0.36">
            <text:p>0,36</text:p>
          </table:table-cell>
          <table:table-cell table:formula="of:=ABS([.C327])" office:value-type="float" office:value="354.632438173184">
            <text:p>354,6324381732</text:p>
          </table:table-cell>
          <table:table-cell table:formula="of:=ABS([.E327])" office:value-type="float" office:value="367.765254539792">
            <text:p>367,7652545398</text:p>
          </table:table-cell>
          <table:table-cell/>
          <table:table-cell table:formula="of:=1+[.$R$3]*[.O327]+[.$Q$3]*[.O327]*[.O327]*[.O327]" office:value-type="float" office:value="1.0743328">
            <text:p>1,0743328</text:p>
          </table:table-cell>
          <table:table-cell table:formula="of:=[.J327]/[.S327]" office:value-type="float" office:value="0.381347930575321">
            <text:p>0,3813479306</text:p>
          </table:table-cell>
          <table:table-cell table:formula="of:=ABS([.T327]-[.K327])" office:value-type="float" office:value="0.0158592563508225">
            <text:p>0,0158592564</text:p>
          </table:table-cell>
          <table:table-cell table:number-columns-repeated="4"/>
          <table:table-cell table:formula="of:=-([.B327]+[.$Z$2])" office:value-type="float" office:value="154.005572698748">
            <text:p>154,0055726987</text:p>
          </table:table-cell>
          <table:table-cell table:formula="of:=[.P327]+[.O327]*[.G327]*([.$AA$2]+[.$AA$1]*ABS([.P327]/[.B327]))" office:value-type="float" office:value="418.274751627283">
            <text:p>418,2747516273</text:p>
          </table:table-cell>
          <table:table-cell table:formula="of:=SQRT([.Z327]*[.Z327]+[.AA327]*[.AA327])" office:value-type="float" office:value="445.725794935782">
            <text:p>445,7257949358</text:p>
          </table:table-cell>
          <table:table-cell table:formula="of:=ASIN(ABS([.Z327]/[.AB327]))" office:value-type="float" office:value="0.352789021857043">
            <text:p>0,3527890219</text:p>
          </table:table-cell>
          <table:table-cell table:formula="of:=ABS([.K327]-[.AC327])" office:value-type="float" office:value="0.0126996523674551">
            <text:p>0,0126996524</text:p>
          </table:table-cell>
          <table:table-cell/>
          <table:table-cell table:formula="of:=[.J327]/[.AC327]" office:value-type="float" office:value="1.16130198120282">
            <text:p>1,1613019812</text:p>
          </table:table-cell>
        </table:table-row>
        <table:table-row table:style-name="ro1">
          <table:table-cell office:value-type="float" office:value="-0.36">
            <text:p>-0,36</text:p>
          </table:table-cell>
          <table:table-cell office:value-type="float" office:value="-146.946747490702">
            <text:p>-146,9467474907</text:p>
          </table:table-cell>
          <table:table-cell office:value-type="float" office:value="369.056704437816">
            <text:p>369,0567044378</text:p>
          </table:table-cell>
          <table:table-cell office:value-type="float" office:value="213.426262394017">
            <text:p>213,426262394</text:p>
          </table:table-cell>
          <table:table-cell office:value-type="float" office:value="370.428729084139">
            <text:p>370,4287290841</text:p>
          </table:table-cell>
          <table:table-cell/>
          <table:table-cell table:formula="of:=SQRT([.B328]*[.B328] + [.C328]*[.C328])" office:value-type="float" office:value="397.235695385746">
            <text:p>397,2356953857</text:p>
          </table:table-cell>
          <table:table-cell table:formula="of:=SQRT([.D328]*[.D328]+[.E328]*[.E328])" office:value-type="float" office:value="427.51399136212">
            <text:p>427,5139913621</text:p>
          </table:table-cell>
          <table:table-cell/>
          <table:table-cell table:formula="of:=ASIN(ABS([.B328]/[.G328]))" office:value-type="float" office:value="0.378926485133794">
            <text:p>0,3789264851</text:p>
          </table:table-cell>
          <table:table-cell table:formula="of:=ASIN(ABS([.D328]/[.H328]))" office:value-type="float" office:value="0.522705706523243">
            <text:p>0,5227057065</text:p>
          </table:table-cell>
          <table:table-cell/>
          <table:table-cell table:formula="of:=[.J328]/[.K328]" office:value-type="float" office:value="0.724932749738297">
            <text:p>0,7249327497</text:p>
          </table:table-cell>
          <table:table-cell/>
          <table:table-cell table:formula="of:=IF([.C328]&lt;0;-[.A328];[.A328])" office:value-type="float" office:value="-0.36">
            <text:p>-0,36</text:p>
          </table:table-cell>
          <table:table-cell table:formula="of:=ABS([.C328])" office:value-type="float" office:value="369.056704437816">
            <text:p>369,0567044378</text:p>
          </table:table-cell>
          <table:table-cell table:formula="of:=ABS([.E328])" office:value-type="float" office:value="370.428729084139">
            <text:p>370,4287290841</text:p>
          </table:table-cell>
          <table:table-cell/>
          <table:table-cell table:formula="of:=1+[.$R$3]*[.O328]+[.$Q$3]*[.O328]*[.O328]*[.O328]" office:value-type="float" office:value="0.9256672">
            <text:p>0,9256672</text:p>
          </table:table-cell>
          <table:table-cell table:formula="of:=[.J328]/[.S328]" office:value-type="float" office:value="0.409354987552539">
            <text:p>0,4093549876</text:p>
          </table:table-cell>
          <table:table-cell table:formula="of:=ABS([.T328]-[.K328])" office:value-type="float" office:value="0.113350718970704">
            <text:p>0,113350719</text:p>
          </table:table-cell>
          <table:table-cell table:number-columns-repeated="4"/>
          <table:table-cell table:formula="of:=-([.B328]+[.$Z$2])" office:value-type="float" office:value="146.946747490702">
            <text:p>146,9467474907</text:p>
          </table:table-cell>
          <table:table-cell table:formula="of:=[.P328]+[.O328]*[.G328]*([.$AA$2]+[.$AA$1]*ABS([.P328]/[.B328]))" office:value-type="float" office:value="300.981395051145">
            <text:p>300,9813950511</text:p>
          </table:table-cell>
          <table:table-cell table:formula="of:=SQRT([.Z328]*[.Z328]+[.AA328]*[.AA328])" office:value-type="float" office:value="334.937526659867">
            <text:p>334,9375266599</text:p>
          </table:table-cell>
          <table:table-cell table:formula="of:=ASIN(ABS([.Z328]/[.AB328]))" office:value-type="float" office:value="0.454183597531458">
            <text:p>0,4541835975</text:p>
          </table:table-cell>
          <table:table-cell table:formula="of:=ABS([.K328]-[.AC328])" office:value-type="float" office:value="0.0685221089917846">
            <text:p>0,068522109</text:p>
          </table:table-cell>
          <table:table-cell/>
          <table:table-cell table:formula="of:=[.J328]/[.AC328]" office:value-type="float" office:value="0.834302443314343">
            <text:p>0,8343024433</text:p>
          </table:table-cell>
        </table:table-row>
        <table:table-row table:style-name="ro1">
          <table:table-cell office:value-type="float" office:value="0.28">
            <text:p>0,28</text:p>
          </table:table-cell>
          <table:table-cell office:value-type="float" office:value="-226.849046964315">
            <text:p>-226,8490469643</text:p>
          </table:table-cell>
          <table:table-cell office:value-type="float" office:value="392.616328974734">
            <text:p>392,6163289747</text:p>
          </table:table-cell>
          <table:table-cell office:value-type="float" office:value="223.113124515157">
            <text:p>223,1131245152</text:p>
          </table:table-cell>
          <table:table-cell office:value-type="float" office:value="399.424067829145">
            <text:p>399,4240678291</text:p>
          </table:table-cell>
          <table:table-cell/>
          <table:table-cell table:formula="of:=SQRT([.B329]*[.B329] + [.C329]*[.C329])" office:value-type="float" office:value="453.440262753777">
            <text:p>453,4402627538</text:p>
          </table:table-cell>
          <table:table-cell table:formula="of:=SQRT([.D329]*[.D329]+[.E329]*[.E329])" office:value-type="float" office:value="457.513991362119">
            <text:p>457,5139913621</text:p>
          </table:table-cell>
          <table:table-cell/>
          <table:table-cell table:formula="of:=ASIN(ABS([.B329]/[.G329]))" office:value-type="float" office:value="0.523927094503616">
            <text:p>0,5239270945</text:p>
          </table:table-cell>
          <table:table-cell table:formula="of:=ASIN(ABS([.D329]/[.H329]))" office:value-type="float" office:value="0.509412066542461">
            <text:p>0,5094120665</text:p>
          </table:table-cell>
          <table:table-cell/>
          <table:table-cell table:formula="of:=[.J329]/[.K329]" office:value-type="float" office:value="1.02849368696677">
            <text:p>1,028493687</text:p>
          </table:table-cell>
          <table:table-cell/>
          <table:table-cell table:formula="of:=IF([.C329]&lt;0;-[.A329];[.A329])" office:value-type="float" office:value="0.28">
            <text:p>0,28</text:p>
          </table:table-cell>
          <table:table-cell table:formula="of:=ABS([.C329])" office:value-type="float" office:value="392.616328974734">
            <text:p>392,6163289747</text:p>
          </table:table-cell>
          <table:table-cell table:formula="of:=ABS([.E329])" office:value-type="float" office:value="399.424067829145">
            <text:p>399,4240678291</text:p>
          </table:table-cell>
          <table:table-cell/>
          <table:table-cell table:formula="of:=1+[.$R$3]*[.O329]+[.$Q$3]*[.O329]*[.O329]*[.O329]" office:value-type="float" office:value="1.0570976">
            <text:p>1,0570976</text:p>
          </table:table-cell>
          <table:table-cell table:formula="of:=[.J329]/[.S329]" office:value-type="float" office:value="0.495627929250446">
            <text:p>0,4956279293</text:p>
          </table:table-cell>
          <table:table-cell table:formula="of:=ABS([.T329]-[.K329])" office:value-type="float" office:value="0.0137841372920149">
            <text:p>0,0137841373</text:p>
          </table:table-cell>
          <table:table-cell table:number-columns-repeated="4"/>
          <table:table-cell table:formula="of:=-([.B329]+[.$Z$2])" office:value-type="float" office:value="226.849046964315">
            <text:p>226,8490469643</text:p>
          </table:table-cell>
          <table:table-cell table:formula="of:=[.P329]+[.O329]*[.G329]*([.$AA$2]+[.$AA$1]*ABS([.P329]/[.B329]))" office:value-type="float" office:value="444.133765143076">
            <text:p>444,1337651431</text:p>
          </table:table-cell>
          <table:table-cell table:formula="of:=SQRT([.Z329]*[.Z329]+[.AA329]*[.AA329])" office:value-type="float" office:value="498.713636718291">
            <text:p>498,7136367183</text:p>
          </table:table-cell>
          <table:table-cell table:formula="of:=ASIN(ABS([.Z329]/[.AB329]))" office:value-type="float" office:value="0.472224375286275">
            <text:p>0,4722243753</text:p>
          </table:table-cell>
          <table:table-cell table:formula="of:=ABS([.K329]-[.AC329])" office:value-type="float" office:value="0.0371876912561856">
            <text:p>0,0371876913</text:p>
          </table:table-cell>
          <table:table-cell/>
          <table:table-cell table:formula="of:=[.J329]/[.AC329]" office:value-type="float" office:value="1.1094876120827">
            <text:p>1,1094876121</text:p>
          </table:table-cell>
        </table:table-row>
        <table:table-row table:style-name="ro1">
          <table:table-cell office:value-type="float" office:value="-0.08">
            <text:p>-0,08</text:p>
          </table:table-cell>
          <table:table-cell office:value-type="float" office:value="-296.334551462202">
            <text:p>-296,3345514622</text:p>
          </table:table-cell>
          <table:table-cell office:value-type="float" office:value="389.437919781062">
            <text:p>389,4379197811</text:p>
          </table:table-cell>
          <table:table-cell office:value-type="float" office:value="214.450287617175">
            <text:p>214,4502876172</text:p>
          </table:table-cell>
          <table:table-cell office:value-type="float" office:value="244.217397315384">
            <text:p>244,2173973154</text:p>
          </table:table-cell>
          <table:table-cell/>
          <table:table-cell table:formula="of:=SQRT([.B330]*[.B330] + [.C330]*[.C330])" office:value-type="float" office:value="489.362912115033">
            <text:p>489,362912115</text:p>
          </table:table-cell>
          <table:table-cell table:formula="of:=SQRT([.D330]*[.D330]+[.E330]*[.E330])" office:value-type="float" office:value="325.009327574747">
            <text:p>325,0093275747</text:p>
          </table:table-cell>
          <table:table-cell/>
          <table:table-cell table:formula="of:=ASIN(ABS([.B330]/[.G330]))" office:value-type="float" office:value="0.650458964997274">
            <text:p>0,650458965</text:p>
          </table:table-cell>
          <table:table-cell table:formula="of:=ASIN(ABS([.D330]/[.H330]))" office:value-type="float" office:value="0.72058997211104">
            <text:p>0,7205899721</text:p>
          </table:table-cell>
          <table:table-cell/>
          <table:table-cell table:formula="of:=[.J330]/[.K330]" office:value-type="float" office:value="0.902675571645398">
            <text:p>0,9026755716</text:p>
          </table:table-cell>
          <table:table-cell/>
          <table:table-cell table:formula="of:=IF([.C330]&lt;0;-[.A330];[.A330])" office:value-type="float" office:value="-0.08">
            <text:p>-0,08</text:p>
          </table:table-cell>
          <table:table-cell table:formula="of:=ABS([.C330])" office:value-type="float" office:value="389.437919781062">
            <text:p>389,4379197811</text:p>
          </table:table-cell>
          <table:table-cell table:formula="of:=ABS([.E330])" office:value-type="float" office:value="244.217397315384">
            <text:p>244,2173973154</text:p>
          </table:table-cell>
          <table:table-cell/>
          <table:table-cell table:formula="of:=1+[.$R$3]*[.O330]+[.$Q$3]*[.O330]*[.O330]*[.O330]" office:value-type="float" office:value="0.9839744">
            <text:p>0,9839744</text:p>
          </table:table-cell>
          <table:table-cell table:formula="of:=[.J330]/[.S330]" office:value-type="float" office:value="0.661052731653663">
            <text:p>0,6610527317</text:p>
          </table:table-cell>
          <table:table-cell table:formula="of:=ABS([.T330]-[.K330])" office:value-type="float" office:value="0.0595372404573769">
            <text:p>0,0595372405</text:p>
          </table:table-cell>
          <table:table-cell table:number-columns-repeated="4"/>
          <table:table-cell table:formula="of:=-([.B330]+[.$Z$2])" office:value-type="float" office:value="296.334551462202">
            <text:p>296,3345514622</text:p>
          </table:table-cell>
          <table:table-cell table:formula="of:=[.P330]+[.O330]*[.G330]*([.$AA$2]+[.$AA$1]*ABS([.P330]/[.B330]))" office:value-type="float" office:value="375.020251045903">
            <text:p>375,0202510459</text:p>
          </table:table-cell>
          <table:table-cell table:formula="of:=SQRT([.Z330]*[.Z330]+[.AA330]*[.AA330])" office:value-type="float" office:value="477.968989668615">
            <text:p>477,9689896686</text:p>
          </table:table-cell>
          <table:table-cell table:formula="of:=ASIN(ABS([.Z330]/[.AB330]))" office:value-type="float" office:value="0.668726111636691">
            <text:p>0,6687261116</text:p>
          </table:table-cell>
          <table:table-cell table:formula="of:=ABS([.K330]-[.AC330])" office:value-type="float" office:value="0.0518638604743492">
            <text:p>0,0518638605</text:p>
          </table:table-cell>
          <table:table-cell/>
          <table:table-cell table:formula="of:=[.J330]/[.AC330]" office:value-type="float" office:value="0.972683664774644">
            <text:p>0,9726836648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351.326591761327">
            <text:p>-351,3265917613</text:p>
          </table:table-cell>
          <table:table-cell office:value-type="float" office:value="-393.25058733836">
            <text:p>-393,2505873384</text:p>
          </table:table-cell>
          <table:table-cell office:value-type="float" office:value="136.841654972032">
            <text:p>136,841654972</text:p>
          </table:table-cell>
          <table:table-cell office:value-type="float" office:value="-76.7010002281893">
            <text:p>-76,7010002282</text:p>
          </table:table-cell>
          <table:table-cell/>
          <table:table-cell table:formula="of:=SQRT([.B331]*[.B331] + [.C331]*[.C331])" office:value-type="float" office:value="527.329497108397">
            <text:p>527,3294971084</text:p>
          </table:table-cell>
          <table:table-cell table:formula="of:=SQRT([.D331]*[.D331]+[.E331]*[.E331])" office:value-type="float" office:value="156.871546086246">
            <text:p>156,8715460862</text:p>
          </table:table-cell>
          <table:table-cell/>
          <table:table-cell table:formula="of:=ASIN(ABS([.B331]/[.G331]))" office:value-type="float" office:value="0.729151777672586">
            <text:p>0,7291517777</text:p>
          </table:table-cell>
          <table:table-cell table:formula="of:=ASIN(ABS([.D331]/[.H331]))" office:value-type="float" office:value="1.05992048718004">
            <text:p>1,0599204872</text:p>
          </table:table-cell>
          <table:table-cell/>
          <table:table-cell table:formula="of:=[.J331]/[.K331]" office:value-type="float" office:value="0.687930638658116">
            <text:p>0,6879306387</text:p>
          </table:table-cell>
          <table:table-cell/>
          <table:table-cell table:formula="of:=IF([.C331]&lt;0;-[.A331];[.A331])" office:value-type="float" office:value="0.88">
            <text:p>0,88</text:p>
          </table:table-cell>
          <table:table-cell table:formula="of:=ABS([.C331])" office:value-type="float" office:value="393.25058733836">
            <text:p>393,2505873384</text:p>
          </table:table-cell>
          <table:table-cell table:formula="of:=ABS([.E331])" office:value-type="float" office:value="76.7010002281893">
            <text:p>76,7010002282</text:p>
          </table:table-cell>
          <table:table-cell/>
          <table:table-cell table:formula="of:=1+[.$R$3]*[.O331]+[.$Q$3]*[.O331]*[.O331]*[.O331]" office:value-type="float" office:value="1.2100736">
            <text:p>1,2100736</text:p>
          </table:table-cell>
          <table:table-cell table:formula="of:=[.J331]/[.S331]" office:value-type="float" office:value="0.602568122858466">
            <text:p>0,6025681229</text:p>
          </table:table-cell>
          <table:table-cell table:formula="of:=ABS([.T331]-[.K331])" office:value-type="float" office:value="0.457352364321573">
            <text:p>0,4573523643</text:p>
          </table:table-cell>
          <table:table-cell table:number-columns-repeated="4"/>
          <table:table-cell table:formula="of:=-([.B331]+[.$Z$2])" office:value-type="float" office:value="351.326591761327">
            <text:p>351,3265917613</text:p>
          </table:table-cell>
          <table:table-cell table:formula="of:=[.P331]+[.O331]*[.G331]*([.$AA$2]+[.$AA$1]*ABS([.P331]/[.B331]))" office:value-type="float" office:value="556.011353189881">
            <text:p>556,0113531899</text:p>
          </table:table-cell>
          <table:table-cell table:formula="of:=SQRT([.Z331]*[.Z331]+[.AA331]*[.AA331])" office:value-type="float" office:value="657.707380948908">
            <text:p>657,7073809489</text:p>
          </table:table-cell>
          <table:table-cell table:formula="of:=ASIN(ABS([.Z331]/[.AB331]))" office:value-type="float" office:value="0.563523905412786">
            <text:p>0,5635239054</text:p>
          </table:table-cell>
          <table:table-cell table:formula="of:=ABS([.K331]-[.AC331])" office:value-type="float" office:value="0.496396581767253">
            <text:p>0,4963965818</text:p>
          </table:table-cell>
          <table:table-cell/>
          <table:table-cell table:formula="of:=[.J331]/[.AC331]" office:value-type="float" office:value="1.2939145450067">
            <text:p>1,293914545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-163.205973553999">
            <text:p>-163,205973554</text:p>
          </table:table-cell>
          <table:table-cell office:value-type="float" office:value="95.4251215650794">
            <text:p>95,4251215651</text:p>
          </table:table-cell>
          <table:table-cell office:value-type="float" office:value="157.301680900349">
            <text:p>157,3016809003</text:p>
          </table:table-cell>
          <table:table-cell office:value-type="float" office:value="122.705239984253">
            <text:p>122,7052399843</text:p>
          </table:table-cell>
          <table:table-cell/>
          <table:table-cell table:formula="of:=SQRT([.B332]*[.B332] + [.C332]*[.C332])" office:value-type="float" office:value="189.055927252808">
            <text:p>189,0559272528</text:p>
          </table:table-cell>
          <table:table-cell table:formula="of:=SQRT([.D332]*[.D332]+[.E332]*[.E332])" office:value-type="float" office:value="199.500362740694">
            <text:p>199,5003627407</text:p>
          </table:table-cell>
          <table:table-cell/>
          <table:table-cell table:formula="of:=ASIN(ABS([.B332]/[.G332]))" office:value-type="float" office:value="1.04170923944854">
            <text:p>1,0417092394</text:p>
          </table:table-cell>
          <table:table-cell table:formula="of:=ASIN(ABS([.D332]/[.H332]))" office:value-type="float" office:value="0.9083307901943">
            <text:p>0,9083307902</text:p>
          </table:table-cell>
          <table:table-cell/>
          <table:table-cell table:formula="of:=[.J332]/[.K332]" office:value-type="float" office:value="1.14683907084743">
            <text:p>1,1468390708</text:p>
          </table:table-cell>
          <table:table-cell/>
          <table:table-cell table:formula="of:=IF([.C332]&lt;0;-[.A332];[.A332])" office:value-type="float" office:value="0.6">
            <text:p>0,6</text:p>
          </table:table-cell>
          <table:table-cell table:formula="of:=ABS([.C332])" office:value-type="float" office:value="95.4251215650794">
            <text:p>95,4251215651</text:p>
          </table:table-cell>
          <table:table-cell table:formula="of:=ABS([.E332])" office:value-type="float" office:value="122.705239984253">
            <text:p>122,7052399843</text:p>
          </table:table-cell>
          <table:table-cell/>
          <table:table-cell table:formula="of:=1+[.$R$3]*[.O332]+[.$Q$3]*[.O332]*[.O332]*[.O332]" office:value-type="float" office:value="1.1308">
            <text:p>1,1308</text:p>
          </table:table-cell>
          <table:table-cell table:formula="of:=[.J332]/[.S332]" office:value-type="float" office:value="0.921214396399487">
            <text:p>0,9212143964</text:p>
          </table:table-cell>
          <table:table-cell table:formula="of:=ABS([.T332]-[.K332])" office:value-type="float" office:value="0.0128836062051874">
            <text:p>0,0128836062</text:p>
          </table:table-cell>
          <table:table-cell table:number-columns-repeated="4"/>
          <table:table-cell table:formula="of:=-([.B332]+[.$Z$2])" office:value-type="float" office:value="163.205973553999">
            <text:p>163,205973554</text:p>
          </table:table-cell>
          <table:table-cell table:formula="of:=[.P332]+[.O332]*[.G332]*([.$AA$2]+[.$AA$1]*ABS([.P332]/[.B332]))" office:value-type="float" office:value="129.752636415884">
            <text:p>129,7526364159</text:p>
          </table:table-cell>
          <table:table-cell table:formula="of:=SQRT([.Z332]*[.Z332]+[.AA332]*[.AA332])" office:value-type="float" office:value="208.499248105554">
            <text:p>208,4992481056</text:p>
          </table:table-cell>
          <table:table-cell table:formula="of:=ASIN(ABS([.Z332]/[.AB332]))" office:value-type="float" office:value="0.899097015051686">
            <text:p>0,8990970151</text:p>
          </table:table-cell>
          <table:table-cell table:formula="of:=ABS([.K332]-[.AC332])" office:value-type="float" office:value="0.00923377514261414">
            <text:p>0,0092337751</text:p>
          </table:table-cell>
          <table:table-cell/>
          <table:table-cell table:formula="of:=[.J332]/[.AC332]" office:value-type="float" office:value="1.15861717034914">
            <text:p>1,1586171703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-156.039526720008">
            <text:p>-156,03952672</text:p>
          </table:table-cell>
          <table:table-cell office:value-type="float" office:value="-143.293492634148">
            <text:p>-143,2934926341</text:p>
          </table:table-cell>
          <table:table-cell office:value-type="float" office:value="164.413283088546">
            <text:p>164,4132830885</text:p>
          </table:table-cell>
          <table:table-cell office:value-type="float" office:value="-120.765905362845">
            <text:p>-120,7659053628</text:p>
          </table:table-cell>
          <table:table-cell/>
          <table:table-cell table:formula="of:=SQRT([.B333]*[.B333] + [.C333]*[.C333])" office:value-type="float" office:value="211.85221011426">
            <text:p>211,8522101143</text:p>
          </table:table-cell>
          <table:table-cell table:formula="of:=SQRT([.D333]*[.D333]+[.E333]*[.E333])" office:value-type="float" office:value="204.000322436172">
            <text:p>204,0003224362</text:p>
          </table:table-cell>
          <table:table-cell/>
          <table:table-cell table:formula="of:=ASIN(ABS([.B333]/[.G333]))" office:value-type="float" office:value="0.82795390571311">
            <text:p>0,8279539057</text:p>
          </table:table-cell>
          <table:table-cell table:formula="of:=ASIN(ABS([.D333]/[.H333]))" office:value-type="float" office:value="0.93727206167903">
            <text:p>0,9372720617</text:p>
          </table:table-cell>
          <table:table-cell/>
          <table:table-cell table:formula="of:=[.J333]/[.K333]" office:value-type="float" office:value="0.883365609159322">
            <text:p>0,8833656092</text:p>
          </table:table-cell>
          <table:table-cell/>
          <table:table-cell table:formula="of:=IF([.C333]&lt;0;-[.A333];[.A333])" office:value-type="float" office:value="-0.4">
            <text:p>-0,4</text:p>
          </table:table-cell>
          <table:table-cell table:formula="of:=ABS([.C333])" office:value-type="float" office:value="143.293492634148">
            <text:p>143,2934926341</text:p>
          </table:table-cell>
          <table:table-cell table:formula="of:=ABS([.E333])" office:value-type="float" office:value="120.765905362845">
            <text:p>120,7659053628</text:p>
          </table:table-cell>
          <table:table-cell/>
          <table:table-cell table:formula="of:=1+[.$R$3]*[.O333]+[.$Q$3]*[.O333]*[.O333]*[.O333]" office:value-type="float" office:value="0.9168">
            <text:p>0,9168</text:p>
          </table:table-cell>
          <table:table-cell table:formula="of:=[.J333]/[.S333]" office:value-type="float" office:value="0.903091083893009">
            <text:p>0,9030910839</text:p>
          </table:table-cell>
          <table:table-cell table:formula="of:=ABS([.T333]-[.K333])" office:value-type="float" office:value="0.0341809777860216">
            <text:p>0,0341809778</text:p>
          </table:table-cell>
          <table:table-cell table:number-columns-repeated="4"/>
          <table:table-cell table:formula="of:=-([.B333]+[.$Z$2])" office:value-type="float" office:value="156.039526720008">
            <text:p>156,03952672</text:p>
          </table:table-cell>
          <table:table-cell table:formula="of:=[.P333]+[.O333]*[.G333]*([.$AA$2]+[.$AA$1]*ABS([.P333]/[.B333]))" office:value-type="float" office:value="115.10457470749">
            <text:p>115,1045747075</text:p>
          </table:table-cell>
          <table:table-cell table:formula="of:=SQRT([.Z333]*[.Z333]+[.AA333]*[.AA333])" office:value-type="float" office:value="193.900482252098">
            <text:p>193,9004822521</text:p>
          </table:table-cell>
          <table:table-cell table:formula="of:=ASIN(ABS([.Z333]/[.AB333]))" office:value-type="float" office:value="0.935237810204552">
            <text:p>0,9352378102</text:p>
          </table:table-cell>
          <table:table-cell table:formula="of:=ABS([.K333]-[.AC333])" office:value-type="float" office:value="0.00203425147447867">
            <text:p>0,0020342515</text:p>
          </table:table-cell>
          <table:table-cell/>
          <table:table-cell table:formula="of:=[.J333]/[.AC333]" office:value-type="float" office:value="0.885287032537771">
            <text:p>0,8852870325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 office:value-type="float" office:value="-187.484993892235">
            <text:p>-187,4849938922</text:p>
          </table:table-cell>
          <table:table-cell office:value-type="float" office:value="-156.938855754586">
            <text:p>-156,9388557546</text:p>
          </table:table-cell>
          <table:table-cell office:value-type="float" office:value="183.356317650532">
            <text:p>183,3563176505</text:p>
          </table:table-cell>
          <table:table-cell office:value-type="float" office:value="-139.956138269834">
            <text:p>-139,9561382698</text:p>
          </table:table-cell>
          <table:table-cell/>
          <table:table-cell table:formula="of:=SQRT([.B334]*[.B334] + [.C334]*[.C334])" office:value-type="float" office:value="244.500362740693">
            <text:p>244,5003627407</text:p>
          </table:table-cell>
          <table:table-cell table:formula="of:=SQRT([.D334]*[.D334]+[.E334]*[.E334])" office:value-type="float" office:value="230.666989102836">
            <text:p>230,6669891028</text:p>
          </table:table-cell>
          <table:table-cell/>
          <table:table-cell table:formula="of:=ASIN(ABS([.B334]/[.G334]))" office:value-type="float" office:value="0.873854369771771">
            <text:p>0,8738543698</text:p>
          </table:table-cell>
          <table:table-cell table:formula="of:=ASIN(ABS([.D334]/[.H334]))" office:value-type="float" office:value="0.918836516128754">
            <text:p>0,9188365161</text:p>
          </table:table-cell>
          <table:table-cell/>
          <table:table-cell table:formula="of:=[.J334]/[.K334]" office:value-type="float" office:value="0.951044450707616">
            <text:p>0,9510444507</text:p>
          </table:table-cell>
          <table:table-cell/>
          <table:table-cell table:formula="of:=IF([.C334]&lt;0;-[.A334];[.A334])" office:value-type="float" office:value="-0.12">
            <text:p>-0,12</text:p>
          </table:table-cell>
          <table:table-cell table:formula="of:=ABS([.C334])" office:value-type="float" office:value="156.938855754586">
            <text:p>156,9388557546</text:p>
          </table:table-cell>
          <table:table-cell table:formula="of:=ABS([.E334])" office:value-type="float" office:value="139.956138269834">
            <text:p>139,9561382698</text:p>
          </table:table-cell>
          <table:table-cell/>
          <table:table-cell table:formula="of:=1+[.$R$3]*[.O334]+[.$Q$3]*[.O334]*[.O334]*[.O334]" office:value-type="float" office:value="0.9759136">
            <text:p>0,9759136</text:p>
          </table:table-cell>
          <table:table-cell table:formula="of:=[.J334]/[.S334]" office:value-type="float" office:value="0.89542185883235">
            <text:p>0,8954218588</text:p>
          </table:table-cell>
          <table:table-cell table:formula="of:=ABS([.T334]-[.K334])" office:value-type="float" office:value="0.0234146572964041">
            <text:p>0,0234146573</text:p>
          </table:table-cell>
          <table:table-cell table:number-columns-repeated="4"/>
          <table:table-cell table:formula="of:=-([.B334]+[.$Z$2])" office:value-type="float" office:value="187.484993892235">
            <text:p>187,4849938922</text:p>
          </table:table-cell>
          <table:table-cell table:formula="of:=[.P334]+[.O334]*[.G334]*([.$AA$2]+[.$AA$1]*ABS([.P334]/[.B334]))" office:value-type="float" office:value="147.393463397423">
            <text:p>147,3934633974</text:p>
          </table:table-cell>
          <table:table-cell table:formula="of:=SQRT([.Z334]*[.Z334]+[.AA334]*[.AA334])" office:value-type="float" office:value="238.485756360959">
            <text:p>238,485756361</text:p>
          </table:table-cell>
          <table:table-cell table:formula="of:=ASIN(ABS([.Z334]/[.AB334]))" office:value-type="float" office:value="0.904550706442875">
            <text:p>0,9045507064</text:p>
          </table:table-cell>
          <table:table-cell table:formula="of:=ABS([.K334]-[.AC334])" office:value-type="float" office:value="0.0142858096858789">
            <text:p>0,0142858097</text:p>
          </table:table-cell>
          <table:table-cell/>
          <table:table-cell table:formula="of:=[.J334]/[.AC334]" office:value-type="float" office:value="0.966064548452107">
            <text:p>0,9660645485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-216.398069072102">
            <text:p>-216,3980690721</text:p>
          </table:table-cell>
          <table:table-cell office:value-type="float" office:value="-168.885537707166">
            <text:p>-168,8855377072</text:p>
          </table:table-cell>
          <table:table-cell office:value-type="float" office:value="237.322550811143">
            <text:p>237,3225508111</text:p>
          </table:table-cell>
          <table:table-cell office:value-type="float" office:value="-165.796462276751">
            <text:p>-165,7964622768</text:p>
          </table:table-cell>
          <table:table-cell/>
          <table:table-cell table:formula="of:=SQRT([.B335]*[.B335] + [.C335]*[.C335])" office:value-type="float" office:value="274.500362740694">
            <text:p>274,5003627407</text:p>
          </table:table-cell>
          <table:table-cell table:formula="of:=SQRT([.D335]*[.D335]+[.E335]*[.E335])" office:value-type="float" office:value="289.500362740695">
            <text:p>289,5003627407</text:p>
          </table:table-cell>
          <table:table-cell/>
          <table:table-cell table:formula="of:=ASIN(ABS([.B335]/[.G335]))" office:value-type="float" office:value="0.908097019549154">
            <text:p>0,9080970195</text:p>
          </table:table-cell>
          <table:table-cell table:formula="of:=ASIN(ABS([.D335]/[.H335]))" office:value-type="float" office:value="0.961002285905526">
            <text:p>0,9610022859</text:p>
          </table:table-cell>
          <table:table-cell/>
          <table:table-cell table:formula="of:=[.J335]/[.K335]" office:value-type="float" office:value="0.944947824649012">
            <text:p>0,9449478246</text:p>
          </table:table-cell>
          <table:table-cell/>
          <table:table-cell table:formula="of:=IF([.C335]&lt;0;-[.A335];[.A335])" office:value-type="float" office:value="-0.16">
            <text:p>-0,16</text:p>
          </table:table-cell>
          <table:table-cell table:formula="of:=ABS([.C335])" office:value-type="float" office:value="168.885537707166">
            <text:p>168,8855377072</text:p>
          </table:table-cell>
          <table:table-cell table:formula="of:=ABS([.E335])" office:value-type="float" office:value="165.796462276751">
            <text:p>165,7964622768</text:p>
          </table:table-cell>
          <table:table-cell/>
          <table:table-cell table:formula="of:=1+[.$R$3]*[.O335]+[.$Q$3]*[.O335]*[.O335]*[.O335]" office:value-type="float" office:value="0.9677952">
            <text:p>0,9677952</text:p>
          </table:table-cell>
          <table:table-cell table:formula="of:=[.J335]/[.S335]" office:value-type="float" office:value="0.938315275328039">
            <text:p>0,9383152753</text:p>
          </table:table-cell>
          <table:table-cell table:formula="of:=ABS([.T335]-[.K335])" office:value-type="float" office:value="0.0226870105774871">
            <text:p>0,0226870106</text:p>
          </table:table-cell>
          <table:table-cell table:number-columns-repeated="4"/>
          <table:table-cell table:formula="of:=-([.B335]+[.$Z$2])" office:value-type="float" office:value="216.398069072102">
            <text:p>216,3980690721</text:p>
          </table:table-cell>
          <table:table-cell table:formula="of:=[.P335]+[.O335]*[.G335]*([.$AA$2]+[.$AA$1]*ABS([.P335]/[.B335]))" office:value-type="float" office:value="154.820599018319">
            <text:p>154,8205990183</text:p>
          </table:table-cell>
          <table:table-cell table:formula="of:=SQRT([.Z335]*[.Z335]+[.AA335]*[.AA335])" office:value-type="float" office:value="266.078075343545">
            <text:p>266,0780753435</text:p>
          </table:table-cell>
          <table:table-cell table:formula="of:=ASIN(ABS([.Z335]/[.AB335]))" office:value-type="float" office:value="0.949780596989084">
            <text:p>0,949780597</text:p>
          </table:table-cell>
          <table:table-cell table:formula="of:=ABS([.K335]-[.AC335])" office:value-type="float" office:value="0.0112216889164414">
            <text:p>0,0112216889</text:p>
          </table:table-cell>
          <table:table-cell/>
          <table:table-cell table:formula="of:=[.J335]/[.AC335]" office:value-type="float" office:value="0.956112414201688">
            <text:p>0,9561124142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-236.562725405207">
            <text:p>-236,5627254052</text:p>
          </table:table-cell>
          <table:table-cell office:value-type="float" office:value="185.696757048911">
            <text:p>185,6967570489</text:p>
          </table:table-cell>
          <table:table-cell office:value-type="float" office:value="210.953099578842">
            <text:p>210,9530995788</text:p>
          </table:table-cell>
          <table:table-cell office:value-type="float" office:value="-239.95681188396">
            <text:p>-239,956811884</text:p>
          </table:table-cell>
          <table:table-cell/>
          <table:table-cell table:formula="of:=SQRT([.B336]*[.B336] + [.C336]*[.C336])" office:value-type="float" office:value="300.741099003148">
            <text:p>300,7410990031</text:p>
          </table:table-cell>
          <table:table-cell table:formula="of:=SQRT([.D336]*[.D336]+[.E336]*[.E336])" office:value-type="float" office:value="319.500362740694">
            <text:p>319,5003627407</text:p>
          </table:table-cell>
          <table:table-cell/>
          <table:table-cell table:formula="of:=ASIN(ABS([.B336]/[.G336]))" office:value-type="float" office:value="0.905281914568864">
            <text:p>0,9052819146</text:p>
          </table:table-cell>
          <table:table-cell table:formula="of:=ASIN(ABS([.D336]/[.H336]))" office:value-type="float" office:value="0.721164021326213">
            <text:p>0,7211640213</text:p>
          </table:table-cell>
          <table:table-cell/>
          <table:table-cell table:formula="of:=[.J336]/[.K336]" office:value-type="float" office:value="1.25530654303034">
            <text:p>1,255306543</text:p>
          </table:table-cell>
          <table:table-cell/>
          <table:table-cell table:formula="of:=IF([.C336]&lt;0;-[.A336];[.A336])" office:value-type="float" office:value="0.8">
            <text:p>0,8</text:p>
          </table:table-cell>
          <table:table-cell table:formula="of:=ABS([.C336])" office:value-type="float" office:value="185.696757048911">
            <text:p>185,6967570489</text:p>
          </table:table-cell>
          <table:table-cell table:formula="of:=ABS([.E336])" office:value-type="float" office:value="239.95681188396">
            <text:p>239,956811884</text:p>
          </table:table-cell>
          <table:table-cell/>
          <table:table-cell table:formula="of:=1+[.$R$3]*[.O336]+[.$Q$3]*[.O336]*[.O336]*[.O336]" office:value-type="float" office:value="1.1856">
            <text:p>1,1856</text:p>
          </table:table-cell>
          <table:table-cell table:formula="of:=[.J336]/[.S336]" office:value-type="float" office:value="0.763564367888718">
            <text:p>0,7635643679</text:p>
          </table:table-cell>
          <table:table-cell table:formula="of:=ABS([.T336]-[.K336])" office:value-type="float" office:value="0.0424003465625046">
            <text:p>0,0424003466</text:p>
          </table:table-cell>
          <table:table-cell table:number-columns-repeated="4"/>
          <table:table-cell table:formula="of:=-([.B336]+[.$Z$2])" office:value-type="float" office:value="236.562725405207">
            <text:p>236,5627254052</text:p>
          </table:table-cell>
          <table:table-cell table:formula="of:=[.P336]+[.O336]*[.G336]*([.$AA$2]+[.$AA$1]*ABS([.P336]/[.B336]))" office:value-type="float" office:value="262.842407710382">
            <text:p>262,8424077104</text:p>
          </table:table-cell>
          <table:table-cell table:formula="of:=SQRT([.Z336]*[.Z336]+[.AA336]*[.AA336])" office:value-type="float" office:value="353.62134316544">
            <text:p>353,6213431654</text:p>
          </table:table-cell>
          <table:table-cell table:formula="of:=ASIN(ABS([.Z336]/[.AB336]))" office:value-type="float" office:value="0.732824683450785">
            <text:p>0,7328246835</text:p>
          </table:table-cell>
          <table:table-cell table:formula="of:=ABS([.K336]-[.AC336])" office:value-type="float" office:value="0.0116606621245718">
            <text:p>0,0116606621</text:p>
          </table:table-cell>
          <table:table-cell/>
          <table:table-cell table:formula="of:=[.J336]/[.AC336]" office:value-type="float" office:value="1.23533218109685">
            <text:p>1,2353321811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 office:value-type="float" office:value="-207.437751762549">
            <text:p>-207,4377517626</text:p>
          </table:table-cell>
          <table:table-cell office:value-type="float" office:value="283.167524126361">
            <text:p>283,1675241264</text:p>
          </table:table-cell>
          <table:table-cell office:value-type="float" office:value="185.149905050361">
            <text:p>185,1499050504</text:p>
          </table:table-cell>
          <table:table-cell office:value-type="float" office:value="296.428770897356">
            <text:p>296,4287708974</text:p>
          </table:table-cell>
          <table:table-cell/>
          <table:table-cell table:formula="of:=SQRT([.B337]*[.B337] + [.C337]*[.C337])" office:value-type="float" office:value="351.01889917233">
            <text:p>351,0188991723</text:p>
          </table:table-cell>
          <table:table-cell table:formula="of:=SQRT([.D337]*[.D337]+[.E337]*[.E337])" office:value-type="float" office:value="349.500362740691">
            <text:p>349,5003627407</text:p>
          </table:table-cell>
          <table:table-cell/>
          <table:table-cell table:formula="of:=ASIN(ABS([.B337]/[.G337]))" office:value-type="float" office:value="0.632247024002517">
            <text:p>0,632247024</text:p>
          </table:table-cell>
          <table:table-cell table:formula="of:=ASIN(ABS([.D337]/[.H337]))" office:value-type="float" office:value="0.558312823812567">
            <text:p>0,5583128238</text:p>
          </table:table-cell>
          <table:table-cell/>
          <table:table-cell table:formula="of:=[.J337]/[.K337]" office:value-type="float" office:value="1.13242432743184">
            <text:p>1,1324243274</text:p>
          </table:table-cell>
          <table:table-cell/>
          <table:table-cell table:formula="of:=IF([.C337]&lt;0;-[.A337];[.A337])" office:value-type="float" office:value="0.32">
            <text:p>0,32</text:p>
          </table:table-cell>
          <table:table-cell table:formula="of:=ABS([.C337])" office:value-type="float" office:value="283.167524126361">
            <text:p>283,1675241264</text:p>
          </table:table-cell>
          <table:table-cell table:formula="of:=ABS([.E337])" office:value-type="float" office:value="296.428770897356">
            <text:p>296,4287708974</text:p>
          </table:table-cell>
          <table:table-cell/>
          <table:table-cell table:formula="of:=1+[.$R$3]*[.O337]+[.$Q$3]*[.O337]*[.O337]*[.O337]" office:value-type="float" office:value="1.0656384">
            <text:p>1,0656384</text:p>
          </table:table-cell>
          <table:table-cell table:formula="of:=[.J337]/[.S337]" office:value-type="float" office:value="0.593303529604899">
            <text:p>0,5933035296</text:p>
          </table:table-cell>
          <table:table-cell table:formula="of:=ABS([.T337]-[.K337])" office:value-type="float" office:value="0.0349907057923313">
            <text:p>0,0349907058</text:p>
          </table:table-cell>
          <table:table-cell table:number-columns-repeated="4"/>
          <table:table-cell table:formula="of:=-([.B337]+[.$Z$2])" office:value-type="float" office:value="207.437751762549">
            <text:p>207,4377517626</text:p>
          </table:table-cell>
          <table:table-cell table:formula="of:=[.P337]+[.O337]*[.G337]*([.$AA$2]+[.$AA$1]*ABS([.P337]/[.B337]))" office:value-type="float" office:value="325.049021697102">
            <text:p>325,0490216971</text:p>
          </table:table-cell>
          <table:table-cell table:formula="of:=SQRT([.Z337]*[.Z337]+[.AA337]*[.AA337])" office:value-type="float" office:value="385.599905812416">
            <text:p>385,5999058124</text:p>
          </table:table-cell>
          <table:table-cell table:formula="of:=ASIN(ABS([.Z337]/[.AB337]))" office:value-type="float" office:value="0.568016533424983">
            <text:p>0,5680165334</text:p>
          </table:table-cell>
          <table:table-cell table:formula="of:=ABS([.K337]-[.AC337])" office:value-type="float" office:value="0.00970370961241573">
            <text:p>0,0097037096</text:p>
          </table:table-cell>
          <table:table-cell/>
          <table:table-cell table:formula="of:=[.J337]/[.AC337]" office:value-type="float" office:value="1.11307855810154">
            <text:p>1,1130785581</text:p>
          </table:table-cell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-243.204106952247">
            <text:p>-243,2041069522</text:p>
          </table:table-cell>
          <table:table-cell office:value-type="float" office:value="-283.468322779716">
            <text:p>-283,4683227797</text:p>
          </table:table-cell>
          <table:table-cell office:value-type="float" office:value="287.63026241491">
            <text:p>287,6302624149</text:p>
          </table:table-cell>
          <table:table-cell office:value-type="float" office:value="-247.566874729733">
            <text:p>-247,5668747297</text:p>
          </table:table-cell>
          <table:table-cell/>
          <table:table-cell table:formula="of:=SQRT([.B338]*[.B338] + [.C338]*[.C338])" office:value-type="float" office:value="373.500371697252">
            <text:p>373,5003716973</text:p>
          </table:table-cell>
          <table:table-cell table:formula="of:=SQRT([.D338]*[.D338]+[.E338]*[.E338])" office:value-type="float" office:value="379.500362740693">
            <text:p>379,5003627407</text:p>
          </table:table-cell>
          <table:table-cell/>
          <table:table-cell table:formula="of:=ASIN(ABS([.B338]/[.G338]))" office:value-type="float" office:value="0.70909637827093">
            <text:p>0,7090963783</text:p>
          </table:table-cell>
          <table:table-cell table:formula="of:=ASIN(ABS([.D338]/[.H338]))" office:value-type="float" office:value="0.860116061402344">
            <text:p>0,8601160614</text:p>
          </table:table-cell>
          <table:table-cell/>
          <table:table-cell table:formula="of:=[.J338]/[.K338]" office:value-type="float" office:value="0.824419412788096">
            <text:p>0,8244194128</text:p>
          </table:table-cell>
          <table:table-cell/>
          <table:table-cell table:formula="of:=IF([.C338]&lt;0;-[.A338];[.A338])" office:value-type="float" office:value="-0.56">
            <text:p>-0,56</text:p>
          </table:table-cell>
          <table:table-cell table:formula="of:=ABS([.C338])" office:value-type="float" office:value="283.468322779716">
            <text:p>283,4683227797</text:p>
          </table:table-cell>
          <table:table-cell table:formula="of:=ABS([.E338])" office:value-type="float" office:value="247.566874729733">
            <text:p>247,5668747297</text:p>
          </table:table-cell>
          <table:table-cell/>
          <table:table-cell table:formula="of:=1+[.$R$3]*[.O338]+[.$Q$3]*[.O338]*[.O338]*[.O338]" office:value-type="float" office:value="0.8792192">
            <text:p>0,8792192</text:p>
          </table:table-cell>
          <table:table-cell table:formula="of:=[.J338]/[.S338]" office:value-type="float" office:value="0.806506930548071">
            <text:p>0,8065069305</text:p>
          </table:table-cell>
          <table:table-cell table:formula="of:=ABS([.T338]-[.K338])" office:value-type="float" office:value="0.0536091308542733">
            <text:p>0,0536091309</text:p>
          </table:table-cell>
          <table:table-cell table:number-columns-repeated="4"/>
          <table:table-cell table:formula="of:=-([.B338]+[.$Z$2])" office:value-type="float" office:value="243.204106952247">
            <text:p>243,2041069522</text:p>
          </table:table-cell>
          <table:table-cell table:formula="of:=[.P338]+[.O338]*[.G338]*([.$AA$2]+[.$AA$1]*ABS([.P338]/[.B338]))" office:value-type="float" office:value="209.237332027823">
            <text:p>209,2373320278</text:p>
          </table:table-cell>
          <table:table-cell table:formula="of:=SQRT([.Z338]*[.Z338]+[.AA338]*[.AA338])" office:value-type="float" office:value="320.824716554945">
            <text:p>320,8247165549</text:p>
          </table:table-cell>
          <table:table-cell table:formula="of:=ASIN(ABS([.Z338]/[.AB338]))" office:value-type="float" office:value="0.860332006314191">
            <text:p>0,8603320063</text:p>
          </table:table-cell>
          <table:table-cell table:formula="of:=ABS([.K338]-[.AC338])" office:value-type="float" office:value="0.000215944911846733">
            <text:p>0,0002159449</text:p>
          </table:table-cell>
          <table:table-cell/>
          <table:table-cell table:formula="of:=[.J338]/[.AC338]" office:value-type="float" office:value="0.824212482003105">
            <text:p>0,824212482</text:p>
          </table:table-cell>
        </table:table-row>
        <table:table-row table:style-name="ro1">
          <table:table-cell office:value-type="float" office:value="-0.4">
            <text:p>-0,4</text:p>
          </table:table-cell>
          <table:table-cell office:value-type="float" office:value="-332.672534718419">
            <text:p>-332,6725347184</text:p>
          </table:table-cell>
          <table:table-cell office:value-type="float" office:value="-229.651609245676">
            <text:p>-229,6516092457</text:p>
          </table:table-cell>
          <table:table-cell office:value-type="float" office:value="322.993743054724">
            <text:p>322,9937430547</text:p>
          </table:table-cell>
          <table:table-cell office:value-type="float" office:value="-251.725225260115">
            <text:p>-251,7252252601</text:p>
          </table:table-cell>
          <table:table-cell/>
          <table:table-cell table:formula="of:=SQRT([.B339]*[.B339] + [.C339]*[.C339])" office:value-type="float" office:value="404.241112437994">
            <text:p>404,241112438</text:p>
          </table:table-cell>
          <table:table-cell table:formula="of:=SQRT([.D339]*[.D339]+[.E339]*[.E339])" office:value-type="float" office:value="409.50036274069">
            <text:p>409,5003627407</text:p>
          </table:table-cell>
          <table:table-cell/>
          <table:table-cell table:formula="of:=ASIN(ABS([.B339]/[.G339]))" office:value-type="float" office:value="0.966594343760149">
            <text:p>0,9665943438</text:p>
          </table:table-cell>
          <table:table-cell table:formula="of:=ASIN(ABS([.D339]/[.H339]))" office:value-type="float" office:value="0.908774189287186">
            <text:p>0,9087741893</text:p>
          </table:table-cell>
          <table:table-cell/>
          <table:table-cell table:formula="of:=[.J339]/[.K339]" office:value-type="float" office:value="1.06362433611623">
            <text:p>1,0636243361</text:p>
          </table:table-cell>
          <table:table-cell/>
          <table:table-cell table:formula="of:=IF([.C339]&lt;0;-[.A339];[.A339])" office:value-type="float" office:value="0.4">
            <text:p>0,4</text:p>
          </table:table-cell>
          <table:table-cell table:formula="of:=ABS([.C339])" office:value-type="float" office:value="229.651609245676">
            <text:p>229,6516092457</text:p>
          </table:table-cell>
          <table:table-cell table:formula="of:=ABS([.E339])" office:value-type="float" office:value="251.725225260115">
            <text:p>251,7252252601</text:p>
          </table:table-cell>
          <table:table-cell/>
          <table:table-cell table:formula="of:=1+[.$R$3]*[.O339]+[.$Q$3]*[.O339]*[.O339]*[.O339]" office:value-type="float" office:value="1.0832">
            <text:p>1,0832</text:p>
          </table:table-cell>
          <table:table-cell table:formula="of:=[.J339]/[.S339]" office:value-type="float" office:value="0.892350760487582">
            <text:p>0,8923507605</text:p>
          </table:table-cell>
          <table:table-cell table:formula="of:=ABS([.T339]-[.K339])" office:value-type="float" office:value="0.0164234287996038">
            <text:p>0,0164234288</text:p>
          </table:table-cell>
          <table:table-cell table:number-columns-repeated="4"/>
          <table:table-cell table:formula="of:=-([.B339]+[.$Z$2])" office:value-type="float" office:value="332.672534718419">
            <text:p>332,6725347184</text:p>
          </table:table-cell>
          <table:table-cell table:formula="of:=[.P339]+[.O339]*[.G339]*([.$AA$2]+[.$AA$1]*ABS([.P339]/[.B339]))" office:value-type="float" office:value="280.12177492146">
            <text:p>280,1217749215</text:p>
          </table:table-cell>
          <table:table-cell table:formula="of:=SQRT([.Z339]*[.Z339]+[.AA339]*[.AA339])" office:value-type="float" office:value="434.901395883167">
            <text:p>434,9013958832</text:p>
          </table:table-cell>
          <table:table-cell table:formula="of:=ASIN(ABS([.Z339]/[.AB339]))" office:value-type="float" office:value="0.870944819965318">
            <text:p>0,87094482</text:p>
          </table:table-cell>
          <table:table-cell table:formula="of:=ABS([.K339]-[.AC339])" office:value-type="float" office:value="0.0378293693218678">
            <text:p>0,0378293693</text:p>
          </table:table-cell>
          <table:table-cell/>
          <table:table-cell table:formula="of:=[.J339]/[.AC339]" office:value-type="float" office:value="1.10982271391044">
            <text:p>1,1098227139</text:p>
          </table:table-cell>
        </table:table-row>
        <table:table-row table:style-name="ro1">
          <table:table-cell office:value-type="float" office:value="-0.28">
            <text:p>-0,28</text:p>
          </table:table-cell>
          <table:table-cell office:value-type="float" office:value="-334.446378045129">
            <text:p>-334,4463780451</text:p>
          </table:table-cell>
          <table:table-cell office:value-type="float" office:value="-261.431019925855">
            <text:p>-261,4310199259</text:p>
          </table:table-cell>
          <table:table-cell office:value-type="float" office:value="337.652552710614">
            <text:p>337,6525527106</text:p>
          </table:table-cell>
          <table:table-cell office:value-type="float" office:value="-281.338448309517">
            <text:p>-281,3384483095</text:p>
          </table:table-cell>
          <table:table-cell/>
          <table:table-cell table:formula="of:=SQRT([.B340]*[.B340] + [.C340]*[.C340])" office:value-type="float" office:value="424.500362740691">
            <text:p>424,5003627407</text:p>
          </table:table-cell>
          <table:table-cell table:formula="of:=SQRT([.D340]*[.D340]+[.E340]*[.E340])" office:value-type="float" office:value="439.500362740693">
            <text:p>439,5003627407</text:p>
          </table:table-cell>
          <table:table-cell/>
          <table:table-cell table:formula="of:=ASIN(ABS([.B340]/[.G340]))" office:value-type="float" office:value="0.907324557527157">
            <text:p>0,9073245575</text:p>
          </table:table-cell>
          <table:table-cell table:formula="of:=ASIN(ABS([.D340]/[.H340]))" office:value-type="float" office:value="0.876125659170307">
            <text:p>0,8761256592</text:p>
          </table:table-cell>
          <table:table-cell/>
          <table:table-cell table:formula="of:=[.J340]/[.K340]" office:value-type="float" office:value="1.0356100726309">
            <text:p>1,0356100726</text:p>
          </table:table-cell>
          <table:table-cell/>
          <table:table-cell table:formula="of:=IF([.C340]&lt;0;-[.A340];[.A340])" office:value-type="float" office:value="0.28">
            <text:p>0,28</text:p>
          </table:table-cell>
          <table:table-cell table:formula="of:=ABS([.C340])" office:value-type="float" office:value="261.431019925855">
            <text:p>261,4310199259</text:p>
          </table:table-cell>
          <table:table-cell table:formula="of:=ABS([.E340])" office:value-type="float" office:value="281.338448309517">
            <text:p>281,3384483095</text:p>
          </table:table-cell>
          <table:table-cell/>
          <table:table-cell table:formula="of:=1+[.$R$3]*[.O340]+[.$Q$3]*[.O340]*[.O340]*[.O340]" office:value-type="float" office:value="1.0570976">
            <text:p>1,0570976</text:p>
          </table:table-cell>
          <table:table-cell table:formula="of:=[.J340]/[.S340]" office:value-type="float" office:value="0.858316732085246">
            <text:p>0,8583167321</text:p>
          </table:table-cell>
          <table:table-cell table:formula="of:=ABS([.T340]-[.K340])" office:value-type="float" office:value="0.0178089270850614">
            <text:p>0,0178089271</text:p>
          </table:table-cell>
          <table:table-cell table:number-columns-repeated="4"/>
          <table:table-cell table:formula="of:=-([.B340]+[.$Z$2])" office:value-type="float" office:value="334.446378045129">
            <text:p>334,4463780451</text:p>
          </table:table-cell>
          <table:table-cell table:formula="of:=[.P340]+[.O340]*[.G340]*([.$AA$2]+[.$AA$1]*ABS([.P340]/[.B340]))" office:value-type="float" office:value="299.508027285215">
            <text:p>299,5080272852</text:p>
          </table:table-cell>
          <table:table-cell table:formula="of:=SQRT([.Z340]*[.Z340]+[.AA340]*[.AA340])" office:value-type="float" office:value="448.953714981608">
            <text:p>448,9537149816</text:p>
          </table:table-cell>
          <table:table-cell table:formula="of:=ASIN(ABS([.Z340]/[.AB340]))" office:value-type="float" office:value="0.840454239910753">
            <text:p>0,8404542399</text:p>
          </table:table-cell>
          <table:table-cell table:formula="of:=ABS([.K340]-[.AC340])" office:value-type="float" office:value="0.035671419259554">
            <text:p>0,0356714193</text:p>
          </table:table-cell>
          <table:table-cell/>
          <table:table-cell table:formula="of:=[.J340]/[.AC340]" office:value-type="float" office:value="1.07956449553221">
            <text:p>1,0795644955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387.622300885241">
            <text:p>-387,6223008852</text:p>
          </table:table-cell>
          <table:table-cell office:value-type="float" office:value="292.769459858162">
            <text:p>292,7694598582</text:p>
          </table:table-cell>
          <table:table-cell office:value-type="float" office:value="423.069852515215">
            <text:p>423,0698525152</text:p>
          </table:table-cell>
          <table:table-cell office:value-type="float" office:value="203.574287439248">
            <text:p>203,5742874392</text:p>
          </table:table-cell>
          <table:table-cell/>
          <table:table-cell table:formula="of:=SQRT([.B341]*[.B341] + [.C341]*[.C341])" office:value-type="float" office:value="485.762292453015">
            <text:p>485,762292453</text:p>
          </table:table-cell>
          <table:table-cell table:formula="of:=SQRT([.D341]*[.D341]+[.E341]*[.E341])" office:value-type="float" office:value="469.500362740694">
            <text:p>469,5003627407</text:p>
          </table:table-cell>
          <table:table-cell/>
          <table:table-cell table:formula="of:=ASIN(ABS([.B341]/[.G341]))" office:value-type="float" office:value="0.923914571728871">
            <text:p>0,9239145717</text:p>
          </table:table-cell>
          <table:table-cell table:formula="of:=ASIN(ABS([.D341]/[.H341]))" office:value-type="float" office:value="1.12231480783988">
            <text:p>1,1223148078</text:p>
          </table:table-cell>
          <table:table-cell/>
          <table:table-cell table:formula="of:=[.J341]/[.K341]" office:value-type="float" office:value="0.823222294916638">
            <text:p>0,8232222949</text:p>
          </table:table-cell>
          <table:table-cell/>
          <table:table-cell table:formula="of:=IF([.C341]&lt;0;-[.A341];[.A341])" office:value-type="float" office:value="-0.8">
            <text:p>-0,8</text:p>
          </table:table-cell>
          <table:table-cell table:formula="of:=ABS([.C341])" office:value-type="float" office:value="292.769459858162">
            <text:p>292,7694598582</text:p>
          </table:table-cell>
          <table:table-cell table:formula="of:=ABS([.E341])" office:value-type="float" office:value="203.574287439248">
            <text:p>203,5742874392</text:p>
          </table:table-cell>
          <table:table-cell/>
          <table:table-cell table:formula="of:=1+[.$R$3]*[.O341]+[.$Q$3]*[.O341]*[.O341]*[.O341]" office:value-type="float" office:value="0.8144">
            <text:p>0,8144</text:p>
          </table:table-cell>
          <table:table-cell table:formula="of:=[.J341]/[.S341]" office:value-type="float" office:value="1.13447270595392">
            <text:p>1,134472706</text:p>
          </table:table-cell>
          <table:table-cell table:formula="of:=ABS([.T341]-[.K341])" office:value-type="float" office:value="0.0121578981140391">
            <text:p>0,0121578981</text:p>
          </table:table-cell>
          <table:table-cell table:number-columns-repeated="4"/>
          <table:table-cell table:formula="of:=-([.B341]+[.$Z$2])" office:value-type="float" office:value="387.622300885241">
            <text:p>387,6223008852</text:p>
          </table:table-cell>
          <table:table-cell table:formula="of:=[.P341]+[.O341]*[.G341]*([.$AA$2]+[.$AA$1]*ABS([.P341]/[.B341]))" office:value-type="float" office:value="169.200620825877">
            <text:p>169,2006208259</text:p>
          </table:table-cell>
          <table:table-cell table:formula="of:=SQRT([.Z341]*[.Z341]+[.AA341]*[.AA341])" office:value-type="float" office:value="422.941956102053">
            <text:p>422,9419561021</text:p>
          </table:table-cell>
          <table:table-cell table:formula="of:=ASIN(ABS([.Z341]/[.AB341]))" office:value-type="float" office:value="1.15921798254979">
            <text:p>1,1592179825</text:p>
          </table:table-cell>
          <table:table-cell table:formula="of:=ABS([.K341]-[.AC341])" office:value-type="float" office:value="0.0369031747099069">
            <text:p>0,0369031747</text:p>
          </table:table-cell>
          <table:table-cell/>
          <table:table-cell table:formula="of:=[.J341]/[.AC341]" office:value-type="float" office:value="0.797015389371939">
            <text:p>0,7970153894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466.528106381741">
            <text:p>-466,5281063817</text:p>
          </table:table-cell>
          <table:table-cell office:value-type="float" office:value="130.736863400219">
            <text:p>130,7368634002</text:p>
          </table:table-cell>
          <table:table-cell office:value-type="float" office:value="112.592599828747">
            <text:p>112,5925998287</text:p>
          </table:table-cell>
          <table:table-cell office:value-type="float" office:value="-81.4878412971868">
            <text:p>-81,4878412972</text:p>
          </table:table-cell>
          <table:table-cell/>
          <table:table-cell table:formula="of:=SQRT([.B342]*[.B342] + [.C342]*[.C342])" office:value-type="float" office:value="484.500362740691">
            <text:p>484,5003627407</text:p>
          </table:table-cell>
          <table:table-cell table:formula="of:=SQRT([.D342]*[.D342]+[.E342]*[.E342])" office:value-type="float" office:value="138.986912389159">
            <text:p>138,9869123892</text:p>
          </table:table-cell>
          <table:table-cell/>
          <table:table-cell table:formula="of:=ASIN(ABS([.B342]/[.G342]))" office:value-type="float" office:value="1.29757099450229">
            <text:p>1,2975709945</text:p>
          </table:table-cell>
          <table:table-cell table:formula="of:=ASIN(ABS([.D342]/[.H342]))" office:value-type="float" office:value="0.944314094123276">
            <text:p>0,9443140941</text:p>
          </table:table-cell>
          <table:table-cell/>
          <table:table-cell table:formula="of:=[.J342]/[.K342]" office:value-type="float" office:value="1.3740883489693">
            <text:p>1,374088349</text:p>
          </table:table-cell>
          <table:table-cell/>
          <table:table-cell table:formula="of:=IF([.C342]&lt;0;-[.A342];[.A342])" office:value-type="float" office:value="-0.88">
            <text:p>-0,88</text:p>
          </table:table-cell>
          <table:table-cell table:formula="of:=ABS([.C342])" office:value-type="float" office:value="130.736863400219">
            <text:p>130,7368634002</text:p>
          </table:table-cell>
          <table:table-cell table:formula="of:=ABS([.E342])" office:value-type="float" office:value="81.4878412971868">
            <text:p>81,4878412972</text:p>
          </table:table-cell>
          <table:table-cell/>
          <table:table-cell table:formula="of:=1+[.$R$3]*[.O342]+[.$Q$3]*[.O342]*[.O342]*[.O342]" office:value-type="float" office:value="0.7899264">
            <text:p>0,7899264</text:p>
          </table:table-cell>
          <table:table-cell table:formula="of:=[.J342]/[.S342]" office:value-type="float" office:value="1.64264796631976">
            <text:p>1,6426479663</text:p>
          </table:table-cell>
          <table:table-cell table:formula="of:=ABS([.T342]-[.K342])" office:value-type="float" office:value="0.698333872196484">
            <text:p>0,6983338722</text:p>
          </table:table-cell>
          <table:table-cell table:number-columns-repeated="4"/>
          <table:table-cell table:formula="of:=-([.B342]+[.$Z$2])" office:value-type="float" office:value="466.528106381741">
            <text:p>466,5281063817</text:p>
          </table:table-cell>
          <table:table-cell table:formula="of:=[.P342]+[.O342]*[.G342]*([.$AA$2]+[.$AA$1]*ABS([.P342]/[.B342]))" office:value-type="float" office:value="13.393538713493">
            <text:p>13,3935387135</text:p>
          </table:table-cell>
          <table:table-cell table:formula="of:=SQRT([.Z342]*[.Z342]+[.AA342]*[.AA342])" office:value-type="float" office:value="466.720324095066">
            <text:p>466,7203240951</text:p>
          </table:table-cell>
          <table:table-cell table:formula="of:=ASIN(ABS([.Z342]/[.AB342]))" office:value-type="float" office:value="1.54209524603095">
            <text:p>1,542095246</text:p>
          </table:table-cell>
          <table:table-cell table:formula="of:=ABS([.K342]-[.AC342])" office:value-type="float" office:value="0.597781151907674">
            <text:p>0,5977811519</text:p>
          </table:table-cell>
          <table:table-cell/>
          <table:table-cell table:formula="of:=[.J342]/[.AC342]" office:value-type="float" office:value="0.841433755691797">
            <text:p>0,8414337557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-171.850972050782">
            <text:p>-171,8509720508</text:p>
          </table:table-cell>
          <table:table-cell office:value-type="float" office:value="-104.039183966819">
            <text:p>-104,0391839668</text:p>
          </table:table-cell>
          <table:table-cell office:value-type="float" office:value="258.530131060138">
            <text:p>258,5301310601</text:p>
          </table:table-cell>
          <table:table-cell office:value-type="float" office:value="-94.4674248220736">
            <text:p>-94,4674248221</text:p>
          </table:table-cell>
          <table:table-cell/>
          <table:table-cell table:formula="of:=SQRT([.B343]*[.B343] + [.C343]*[.C343])" office:value-type="float" office:value="200.890289449939">
            <text:p>200,8902894499</text:p>
          </table:table-cell>
          <table:table-cell table:formula="of:=SQRT([.D343]*[.D343]+[.E343]*[.E343])" office:value-type="float" office:value="275.248838359922">
            <text:p>275,2488383599</text:p>
          </table:table-cell>
          <table:table-cell/>
          <table:table-cell table:formula="of:=ASIN(ABS([.B343]/[.G343]))" office:value-type="float" office:value="1.0264131175295">
            <text:p>1,0264131175</text:p>
          </table:table-cell>
          <table:table-cell table:formula="of:=ASIN(ABS([.D343]/[.H343]))" office:value-type="float" office:value="1.22046678487455">
            <text:p>1,2204667849</text:p>
          </table:table-cell>
          <table:table-cell/>
          <table:table-cell table:formula="of:=[.J343]/[.K343]" office:value-type="float" office:value="0.841000451835326">
            <text:p>0,8410004518</text:p>
          </table:table-cell>
          <table:table-cell/>
          <table:table-cell table:formula="of:=IF([.C343]&lt;0;-[.A343];[.A343])" office:value-type="float" office:value="-0.8">
            <text:p>-0,8</text:p>
          </table:table-cell>
          <table:table-cell table:formula="of:=ABS([.C343])" office:value-type="float" office:value="104.039183966819">
            <text:p>104,0391839668</text:p>
          </table:table-cell>
          <table:table-cell table:formula="of:=ABS([.E343])" office:value-type="float" office:value="94.4674248220736">
            <text:p>94,4674248221</text:p>
          </table:table-cell>
          <table:table-cell/>
          <table:table-cell table:formula="of:=1+[.$R$3]*[.O343]+[.$Q$3]*[.O343]*[.O343]*[.O343]" office:value-type="float" office:value="0.8144">
            <text:p>0,8144</text:p>
          </table:table-cell>
          <table:table-cell table:formula="of:=[.J343]/[.S343]" office:value-type="float" office:value="1.26033044883289">
            <text:p>1,2603304488</text:p>
          </table:table-cell>
          <table:table-cell table:formula="of:=ABS([.T343]-[.K343])" office:value-type="float" office:value="0.0398636639583385">
            <text:p>0,039863664</text:p>
          </table:table-cell>
          <table:table-cell table:number-columns-repeated="4"/>
          <table:table-cell table:formula="of:=-([.B343]+[.$Z$2])" office:value-type="float" office:value="171.850972050782">
            <text:p>171,8509720508</text:p>
          </table:table-cell>
          <table:table-cell table:formula="of:=[.P343]+[.O343]*[.G343]*([.$AA$2]+[.$AA$1]*ABS([.P343]/[.B343]))" office:value-type="float" office:value="55.1045084662895">
            <text:p>55,1045084663</text:p>
          </table:table-cell>
          <table:table-cell table:formula="of:=SQRT([.Z343]*[.Z343]+[.AA343]*[.AA343])" office:value-type="float" office:value="180.46956377215">
            <text:p>180,4695637722</text:p>
          </table:table-cell>
          <table:table-cell table:formula="of:=ASIN(ABS([.Z343]/[.AB343]))" office:value-type="float" office:value="1.26050126285798">
            <text:p>1,2605012629</text:p>
          </table:table-cell>
          <table:table-cell table:formula="of:=ABS([.K343]-[.AC343])" office:value-type="float" office:value="0.040034477983435">
            <text:p>0,040034478</text:p>
          </table:table-cell>
          <table:table-cell/>
          <table:table-cell table:formula="of:=[.J343]/[.AC343]" office:value-type="float" office:value="0.814289638395345">
            <text:p>0,8142896384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-207.169563469032">
            <text:p>-207,169563469</text:p>
          </table:table-cell>
          <table:table-cell office:value-type="float" office:value="-70.0835616157492">
            <text:p>-70,0835616157</text:p>
          </table:table-cell>
          <table:table-cell office:value-type="float" office:value="233.973212079547">
            <text:p>233,9732120795</text:p>
          </table:table-cell>
          <table:table-cell office:value-type="float" office:value="-34.0413785454576">
            <text:p>-34,0413785455</text:p>
          </table:table-cell>
          <table:table-cell/>
          <table:table-cell table:formula="of:=SQRT([.B344]*[.B344] + [.C344]*[.C344])" office:value-type="float" office:value="218.70284322957">
            <text:p>218,7028432296</text:p>
          </table:table-cell>
          <table:table-cell table:formula="of:=SQRT([.D344]*[.D344]+[.E344]*[.E344])" office:value-type="float" office:value="236.436628769943">
            <text:p>236,4366287699</text:p>
          </table:table-cell>
          <table:table-cell/>
          <table:table-cell table:formula="of:=ASIN(ABS([.B344]/[.G344]))" office:value-type="float" office:value="1.24459068924092">
            <text:p>1,2445906892</text:p>
          </table:table-cell>
          <table:table-cell table:formula="of:=ASIN(ABS([.D344]/[.H344]))" office:value-type="float" office:value="1.42631745075103">
            <text:p>1,4263174508</text:p>
          </table:table-cell>
          <table:table-cell/>
          <table:table-cell table:formula="of:=[.J344]/[.K344]" office:value-type="float" office:value="0.872590241804573">
            <text:p>0,8725902418</text:p>
          </table:table-cell>
          <table:table-cell/>
          <table:table-cell table:formula="of:=IF([.C344]&lt;0;-[.A344];[.A344])" office:value-type="float" office:value="-0.68">
            <text:p>-0,68</text:p>
          </table:table-cell>
          <table:table-cell table:formula="of:=ABS([.C344])" office:value-type="float" office:value="70.0835616157492">
            <text:p>70,0835616157</text:p>
          </table:table-cell>
          <table:table-cell table:formula="of:=ABS([.E344])" office:value-type="float" office:value="34.0413785454576">
            <text:p>34,0413785455</text:p>
          </table:table-cell>
          <table:table-cell/>
          <table:table-cell table:formula="of:=1+[.$R$3]*[.O344]+[.$Q$3]*[.O344]*[.O344]*[.O344]" office:value-type="float" office:value="0.8482784">
            <text:p>0,8482784</text:p>
          </table:table-cell>
          <table:table-cell table:formula="of:=[.J344]/[.S344]" office:value-type="float" office:value="1.46719601635609">
            <text:p>1,4671960164</text:p>
          </table:table-cell>
          <table:table-cell table:formula="of:=ABS([.T344]-[.K344])" office:value-type="float" office:value="0.0408785656050656">
            <text:p>0,0408785656</text:p>
          </table:table-cell>
          <table:table-cell table:number-columns-repeated="4"/>
          <table:table-cell table:formula="of:=-([.B344]+[.$Z$2])" office:value-type="float" office:value="207.169563469032">
            <text:p>207,169563469</text:p>
          </table:table-cell>
          <table:table-cell table:formula="of:=[.P344]+[.O344]*[.G344]*([.$AA$2]+[.$AA$1]*ABS([.P344]/[.B344]))" office:value-type="float" office:value="28.3761862122112">
            <text:p>28,3761862122</text:p>
          </table:table-cell>
          <table:table-cell table:formula="of:=SQRT([.Z344]*[.Z344]+[.AA344]*[.AA344])" office:value-type="float" office:value="209.103887988481">
            <text:p>209,1038879885</text:p>
          </table:table-cell>
          <table:table-cell table:formula="of:=ASIN(ABS([.Z344]/[.AB344]))" office:value-type="float" office:value="1.43467255637937">
            <text:p>1,4346725564</text:p>
          </table:table-cell>
          <table:table-cell table:formula="of:=ABS([.K344]-[.AC344])" office:value-type="float" office:value="0.00835510562834174">
            <text:p>0,0083551056</text:p>
          </table:table-cell>
          <table:table-cell/>
          <table:table-cell table:formula="of:=[.J344]/[.AC344]" office:value-type="float" office:value="0.867508536151168">
            <text:p>0,8675085362</text:p>
          </table:table-cell>
        </table:table-row>
        <table:table-row table:style-name="ro1">
          <table:table-cell office:value-type="float" office:value="-0.72">
            <text:p>-0,72</text:p>
          </table:table-cell>
          <table:table-cell office:value-type="float" office:value="-253.661496468321">
            <text:p>-253,6614964683</text:p>
          </table:table-cell>
          <table:table-cell office:value-type="float" office:value="20.4042393131213">
            <text:p>20,4042393131</text:p>
          </table:table-cell>
          <table:table-cell office:value-type="float" office:value="4.77398885826309">
            <text:p>4,7739888583</text:p>
          </table:table-cell>
          <table:table-cell office:value-type="float" office:value="-2.65169005846155">
            <text:p>-2,6516900585</text:p>
          </table:table-cell>
          <table:table-cell/>
          <table:table-cell table:formula="of:=SQRT([.B345]*[.B345] + [.C345]*[.C345])" office:value-type="float" office:value="254.480820048378">
            <text:p>254,4808200484</text:p>
          </table:table-cell>
          <table:table-cell table:formula="of:=SQRT([.D345]*[.D345]+[.E345]*[.E345])" office:value-type="float" office:value="5.46099164849791">
            <text:p>5,4609916485</text:p>
          </table:table-cell>
          <table:table-cell/>
          <table:table-cell table:formula="of:=ASIN(ABS([.B345]/[.G345]))" office:value-type="float" office:value="1.49053029612947">
            <text:p>1,4905302961</text:p>
          </table:table-cell>
          <table:table-cell table:formula="of:=ASIN(ABS([.D345]/[.H345]))" office:value-type="float" office:value="1.06378201661999">
            <text:p>1,0637820166</text:p>
          </table:table-cell>
          <table:table-cell/>
          <table:table-cell table:formula="of:=[.J345]/[.K345]" office:value-type="float" office:value="1.40116139664158">
            <text:p>1,4011613966</text:p>
          </table:table-cell>
          <table:table-cell/>
          <table:table-cell table:formula="of:=IF([.C345]&lt;0;-[.A345];[.A345])" office:value-type="float" office:value="-0.72">
            <text:p>-0,72</text:p>
          </table:table-cell>
          <table:table-cell table:formula="of:=ABS([.C345])" office:value-type="float" office:value="20.4042393131213">
            <text:p>20,4042393131</text:p>
          </table:table-cell>
          <table:table-cell table:formula="of:=ABS([.E345])" office:value-type="float" office:value="2.65169005846155">
            <text:p>2,6516900585</text:p>
          </table:table-cell>
          <table:table-cell/>
          <table:table-cell table:formula="of:=1+[.$R$3]*[.O345]+[.$Q$3]*[.O345]*[.O345]*[.O345]" office:value-type="float" office:value="0.8373376">
            <text:p>0,8373376</text:p>
          </table:table-cell>
          <table:table-cell table:formula="of:=[.J345]/[.S345]" office:value-type="float" office:value="1.78008284368153">
            <text:p>1,7800828437</text:p>
          </table:table-cell>
          <table:table-cell table:formula="of:=ABS([.T345]-[.K345])" office:value-type="float" office:value="0.716300827061537">
            <text:p>0,7163008271</text:p>
          </table:table-cell>
          <table:table-cell table:number-columns-repeated="4"/>
          <table:table-cell table:formula="of:=-([.B345]+[.$Z$2])" office:value-type="float" office:value="253.661496468321">
            <text:p>253,6614964683</text:p>
          </table:table-cell>
          <table:table-cell table:formula="of:=[.P345]+[.O345]*[.G345]*([.$AA$2]+[.$AA$1]*ABS([.P345]/[.B345]))" office:value-type="float" office:value="-26.7287736760659">
            <text:p>-26,7287736761</text:p>
          </table:table-cell>
          <table:table-cell table:formula="of:=SQRT([.Z345]*[.Z345]+[.AA345]*[.AA345])" office:value-type="float" office:value="255.065838819655">
            <text:p>255,0658388197</text:p>
          </table:table-cell>
          <table:table-cell table:formula="of:=ASIN(ABS([.Z345]/[.AB345]))" office:value-type="float" office:value="1.46581191748915">
            <text:p>1,4658119175</text:p>
          </table:table-cell>
          <table:table-cell table:formula="of:=ABS([.K345]-[.AC345])" office:value-type="float" office:value="0.402029900869155">
            <text:p>0,4020299009</text:p>
          </table:table-cell>
          <table:table-cell/>
          <table:table-cell table:formula="of:=[.J345]/[.AC345]" office:value-type="float" office:value="1.01686326761667">
            <text:p>1,0168632676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296.805115439694">
            <text:p>-296,8051154397</text:p>
          </table:table-cell>
          <table:table-cell office:value-type="float" office:value="34.5499264175277">
            <text:p>34,5499264175</text:p>
          </table:table-cell>
          <table:table-cell office:value-type="float" office:value="296.228238286415">
            <text:p>296,2282382864</text:p>
          </table:table-cell>
          <table:table-cell office:value-type="float" office:value="-11.1133126572036">
            <text:p>-11,1133126572</text:p>
          </table:table-cell>
          <table:table-cell/>
          <table:table-cell table:formula="of:=SQRT([.B346]*[.B346] + [.C346]*[.C346])" office:value-type="float" office:value="298.809260175495">
            <text:p>298,8092601755</text:p>
          </table:table-cell>
          <table:table-cell table:formula="of:=SQRT([.D346]*[.D346]+[.E346]*[.E346])" office:value-type="float" office:value="296.436628769944">
            <text:p>296,4366287699</text:p>
          </table:table-cell>
          <table:table-cell/>
          <table:table-cell table:formula="of:=ASIN(ABS([.B346]/[.G346]))" office:value-type="float" office:value="1.45491177374952">
            <text:p>1,4549117737</text:p>
          </table:table-cell>
          <table:table-cell table:formula="of:=ASIN(ABS([.D346]/[.H346]))" office:value-type="float" office:value="1.53329786515199">
            <text:p>1,5332978652</text:p>
          </table:table-cell>
          <table:table-cell/>
          <table:table-cell table:formula="of:=[.J346]/[.K346]" office:value-type="float" office:value="0.948877453504638">
            <text:p>0,9488774535</text:p>
          </table:table-cell>
          <table:table-cell/>
          <table:table-cell table:formula="of:=IF([.C346]&lt;0;-[.A346];[.A346])" office:value-type="float" office:value="-0.6">
            <text:p>-0,6</text:p>
          </table:table-cell>
          <table:table-cell table:formula="of:=ABS([.C346])" office:value-type="float" office:value="34.5499264175277">
            <text:p>34,5499264175</text:p>
          </table:table-cell>
          <table:table-cell table:formula="of:=ABS([.E346])" office:value-type="float" office:value="11.1133126572036">
            <text:p>11,1133126572</text:p>
          </table:table-cell>
          <table:table-cell/>
          <table:table-cell table:formula="of:=1+[.$R$3]*[.O346]+[.$Q$3]*[.O346]*[.O346]*[.O346]" office:value-type="float" office:value="0.8692">
            <text:p>0,8692</text:p>
          </table:table-cell>
          <table:table-cell table:formula="of:=[.J346]/[.S346]" office:value-type="float" office:value="1.67385155746608">
            <text:p>1,6738515575</text:p>
          </table:table-cell>
          <table:table-cell table:formula="of:=ABS([.T346]-[.K346])" office:value-type="float" office:value="0.140553692314091">
            <text:p>0,1405536923</text:p>
          </table:table-cell>
          <table:table-cell table:number-columns-repeated="4"/>
          <table:table-cell table:formula="of:=-([.B346]+[.$Z$2])" office:value-type="float" office:value="296.805115439694">
            <text:p>296,8051154397</text:p>
          </table:table-cell>
          <table:table-cell table:formula="of:=[.P346]+[.O346]*[.G346]*([.$AA$2]+[.$AA$1]*ABS([.P346]/[.B346]))" office:value-type="float" office:value="-12.1497565478307">
            <text:p>-12,1497565478</text:p>
          </table:table-cell>
          <table:table-cell table:formula="of:=SQRT([.Z346]*[.Z346]+[.AA346]*[.AA346])" office:value-type="float" office:value="297.05368729464">
            <text:p>297,0536872946</text:p>
          </table:table-cell>
          <table:table-cell table:formula="of:=ASIN(ABS([.Z346]/[.AB346]))" office:value-type="float" office:value="1.52988403673401">
            <text:p>1,5298840367</text:p>
          </table:table-cell>
          <table:table-cell table:formula="of:=ABS([.K346]-[.AC346])" office:value-type="float" office:value="0.00341382841797655">
            <text:p>0,0034138284</text:p>
          </table:table-cell>
          <table:table-cell/>
          <table:table-cell table:formula="of:=[.J346]/[.AC346]" office:value-type="float" office:value="0.950994806675318">
            <text:p>0,9509948067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315.1192834231">
            <text:p>-315,1192834231</text:p>
          </table:table-cell>
          <table:table-cell office:value-type="float" office:value="10.1132332600142">
            <text:p>10,11323326</text:p>
          </table:table-cell>
          <table:table-cell office:value-type="float" office:value="324.120460610112">
            <text:p>324,1204606101</text:p>
          </table:table-cell>
          <table:table-cell office:value-type="float" office:value="-38.8175168780057">
            <text:p>-38,817516878</text:p>
          </table:table-cell>
          <table:table-cell/>
          <table:table-cell table:formula="of:=SQRT([.B347]*[.B347] + [.C347]*[.C347])" office:value-type="float" office:value="315.281525421423">
            <text:p>315,2815254214</text:p>
          </table:table-cell>
          <table:table-cell table:formula="of:=SQRT([.D347]*[.D347]+[.E347]*[.E347])" office:value-type="float" office:value="326.436628769943">
            <text:p>326,4366287699</text:p>
          </table:table-cell>
          <table:table-cell/>
          <table:table-cell table:formula="of:=ASIN(ABS([.B347]/[.G347]))" office:value-type="float" office:value="1.53871398914376">
            <text:p>1,5387139891</text:p>
          </table:table-cell>
          <table:table-cell table:formula="of:=ASIN(ABS([.D347]/[.H347]))" office:value-type="float" office:value="1.45160141358197">
            <text:p>1,4516014136</text:p>
          </table:table-cell>
          <table:table-cell/>
          <table:table-cell table:formula="of:=[.J347]/[.K347]" office:value-type="float" office:value="1.0600113603822">
            <text:p>1,0600113604</text:p>
          </table:table-cell>
          <table:table-cell/>
          <table:table-cell table:formula="of:=IF([.C347]&lt;0;-[.A347];[.A347])" office:value-type="float" office:value="-0.6">
            <text:p>-0,6</text:p>
          </table:table-cell>
          <table:table-cell table:formula="of:=ABS([.C347])" office:value-type="float" office:value="10.1132332600142">
            <text:p>10,11323326</text:p>
          </table:table-cell>
          <table:table-cell table:formula="of:=ABS([.E347])" office:value-type="float" office:value="38.8175168780057">
            <text:p>38,817516878</text:p>
          </table:table-cell>
          <table:table-cell/>
          <table:table-cell table:formula="of:=1+[.$R$3]*[.O347]+[.$Q$3]*[.O347]*[.O347]*[.O347]" office:value-type="float" office:value="0.8692">
            <text:p>0,8692</text:p>
          </table:table-cell>
          <table:table-cell table:formula="of:=[.J347]/[.S347]" office:value-type="float" office:value="1.77026459864676">
            <text:p>1,7702645986</text:p>
          </table:table-cell>
          <table:table-cell table:formula="of:=ABS([.T347]-[.K347])" office:value-type="float" office:value="0.318663185064781">
            <text:p>0,3186631851</text:p>
          </table:table-cell>
          <table:table-cell table:number-columns-repeated="4"/>
          <table:table-cell table:formula="of:=-([.B347]+[.$Z$2])" office:value-type="float" office:value="315.1192834231">
            <text:p>315,1192834231</text:p>
          </table:table-cell>
          <table:table-cell table:formula="of:=[.P347]+[.O347]*[.G347]*([.$AA$2]+[.$AA$1]*ABS([.P347]/[.B347]))" office:value-type="float" office:value="-37.7253913212534">
            <text:p>-37,7253913213</text:p>
          </table:table-cell>
          <table:table-cell table:formula="of:=SQRT([.Z347]*[.Z347]+[.AA347]*[.AA347])" office:value-type="float" office:value="317.369450223915">
            <text:p>317,3694502239</text:p>
          </table:table-cell>
          <table:table-cell table:formula="of:=ASIN(ABS([.Z347]/[.AB347]))" office:value-type="float" office:value="1.45164559163556">
            <text:p>1,4516455916</text:p>
          </table:table-cell>
          <table:table-cell table:formula="of:=ABS([.K347]-[.AC347])" office:value-type="float" office:value="0.0000441780535818115">
            <text:p>4,41780535818115E-005</text:p>
          </table:table-cell>
          <table:table-cell/>
          <table:table-cell table:formula="of:=[.J347]/[.AC347]" office:value-type="float" office:value="1.05997910096645">
            <text:p>1,059979101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364.769588035746">
            <text:p>-364,7695880357</text:p>
          </table:table-cell>
          <table:table-cell office:value-type="float" office:value="-37.8515915655629">
            <text:p>-37,8515915656</text:p>
          </table:table-cell>
          <table:table-cell office:value-type="float" office:value="339.181353379558">
            <text:p>339,1813533796</text:p>
          </table:table-cell>
          <table:table-cell office:value-type="float" office:value="-109.558568119954">
            <text:p>-109,55856812</text:p>
          </table:table-cell>
          <table:table-cell/>
          <table:table-cell table:formula="of:=SQRT([.B348]*[.B348] + [.C348]*[.C348])" office:value-type="float" office:value="366.72823090105">
            <text:p>366,7282309011</text:p>
          </table:table-cell>
          <table:table-cell table:formula="of:=SQRT([.D348]*[.D348]+[.E348]*[.E348])" office:value-type="float" office:value="356.436628769945">
            <text:p>356,4366287699</text:p>
          </table:table-cell>
          <table:table-cell/>
          <table:table-cell table:formula="of:=ASIN(ABS([.B348]/[.G348]))" office:value-type="float" office:value="1.46739789901748">
            <text:p>1,467397899</text:p>
          </table:table-cell>
          <table:table-cell table:formula="of:=ASIN(ABS([.D348]/[.H348]))" office:value-type="float" office:value="1.25836643631052">
            <text:p>1,2583664363</text:p>
          </table:table-cell>
          <table:table-cell/>
          <table:table-cell table:formula="of:=[.J348]/[.K348]" office:value-type="float" office:value="1.16611334876337">
            <text:p>1,1661133488</text:p>
          </table:table-cell>
          <table:table-cell/>
          <table:table-cell table:formula="of:=IF([.C348]&lt;0;-[.A348];[.A348])" office:value-type="float" office:value="0.88">
            <text:p>0,88</text:p>
          </table:table-cell>
          <table:table-cell table:formula="of:=ABS([.C348])" office:value-type="float" office:value="37.8515915655629">
            <text:p>37,8515915656</text:p>
          </table:table-cell>
          <table:table-cell table:formula="of:=ABS([.E348])" office:value-type="float" office:value="109.558568119954">
            <text:p>109,55856812</text:p>
          </table:table-cell>
          <table:table-cell/>
          <table:table-cell table:formula="of:=1+[.$R$3]*[.O348]+[.$Q$3]*[.O348]*[.O348]*[.O348]" office:value-type="float" office:value="1.2100736">
            <text:p>1,2100736</text:p>
          </table:table-cell>
          <table:table-cell table:formula="of:=[.J348]/[.S348]" office:value-type="float" office:value="1.21265177508003">
            <text:p>1,2126517751</text:p>
          </table:table-cell>
          <table:table-cell table:formula="of:=ABS([.T348]-[.K348])" office:value-type="float" office:value="0.0457146612304895">
            <text:p>0,0457146612</text:p>
          </table:table-cell>
          <table:table-cell table:number-columns-repeated="4"/>
          <table:table-cell table:formula="of:=-([.B348]+[.$Z$2])" office:value-type="float" office:value="364.769588035746">
            <text:p>364,7695880357</text:p>
          </table:table-cell>
          <table:table-cell table:formula="of:=[.P348]+[.O348]*[.G348]*([.$AA$2]+[.$AA$1]*ABS([.P348]/[.B348]))" office:value-type="float" office:value="121.545745453406">
            <text:p>121,5457454534</text:p>
          </table:table-cell>
          <table:table-cell table:formula="of:=SQRT([.Z348]*[.Z348]+[.AA348]*[.AA348])" office:value-type="float" office:value="384.486957637827">
            <text:p>384,4869576378</text:p>
          </table:table-cell>
          <table:table-cell table:formula="of:=ASIN(ABS([.Z348]/[.AB348]))" office:value-type="float" office:value="1.24915462726038">
            <text:p>1,2491546273</text:p>
          </table:table-cell>
          <table:table-cell table:formula="of:=ABS([.K348]-[.AC348])" office:value-type="float" office:value="0.00921180905013963">
            <text:p>0,0092118091</text:p>
          </table:table-cell>
          <table:table-cell/>
          <table:table-cell table:formula="of:=[.J348]/[.AC348]" office:value-type="float" office:value="1.17471277533971">
            <text:p>1,1747127753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-352.95039956731">
            <text:p>-352,9503995673</text:p>
          </table:table-cell>
          <table:table-cell office:value-type="float" office:value="100.028322589611">
            <text:p>100,0283225896</text:p>
          </table:table-cell>
          <table:table-cell office:value-type="float" office:value="458.546008220363">
            <text:p>458,5460082204</text:p>
          </table:table-cell>
          <table:table-cell office:value-type="float" office:value="234.982815917298">
            <text:p>234,9828159173</text:p>
          </table:table-cell>
          <table:table-cell/>
          <table:table-cell table:formula="of:=SQRT([.B349]*[.B349] + [.C349]*[.C349])" office:value-type="float" office:value="366.850991377719">
            <text:p>366,8509913777</text:p>
          </table:table-cell>
          <table:table-cell table:formula="of:=SQRT([.D349]*[.D349]+[.E349]*[.E349])" office:value-type="float" office:value="515.248838359925">
            <text:p>515,2488383599</text:p>
          </table:table-cell>
          <table:table-cell/>
          <table:table-cell table:formula="of:=ASIN(ABS([.B349]/[.G349]))" office:value-type="float" office:value="1.29463188034834">
            <text:p>1,2946318803</text:p>
          </table:table-cell>
          <table:table-cell table:formula="of:=ASIN(ABS([.D349]/[.H349]))" office:value-type="float" office:value="1.09723681857142">
            <text:p>1,0972368186</text:p>
          </table:table-cell>
          <table:table-cell/>
          <table:table-cell table:formula="of:=[.J349]/[.K349]" office:value-type="float" office:value="1.17990196686429">
            <text:p>1,1799019669</text:p>
          </table:table-cell>
          <table:table-cell/>
          <table:table-cell table:formula="of:=IF([.C349]&lt;0;-[.A349];[.A349])" office:value-type="float" office:value="0.88">
            <text:p>0,88</text:p>
          </table:table-cell>
          <table:table-cell table:formula="of:=ABS([.C349])" office:value-type="float" office:value="100.028322589611">
            <text:p>100,0283225896</text:p>
          </table:table-cell>
          <table:table-cell table:formula="of:=ABS([.E349])" office:value-type="float" office:value="234.982815917298">
            <text:p>234,9828159173</text:p>
          </table:table-cell>
          <table:table-cell/>
          <table:table-cell table:formula="of:=1+[.$R$3]*[.O349]+[.$Q$3]*[.O349]*[.O349]*[.O349]" office:value-type="float" office:value="1.2100736">
            <text:p>1,2100736</text:p>
          </table:table-cell>
          <table:table-cell table:formula="of:=[.J349]/[.S349]" office:value-type="float" office:value="1.06987862585246">
            <text:p>1,0698786259</text:p>
          </table:table-cell>
          <table:table-cell table:formula="of:=ABS([.T349]-[.K349])" office:value-type="float" office:value="0.027358192718965">
            <text:p>0,0273581927</text:p>
          </table:table-cell>
          <table:table-cell table:number-columns-repeated="4"/>
          <table:table-cell table:formula="of:=-([.B349]+[.$Z$2])" office:value-type="float" office:value="352.95039956731">
            <text:p>352,9503995673</text:p>
          </table:table-cell>
          <table:table-cell table:formula="of:=[.P349]+[.O349]*[.G349]*([.$AA$2]+[.$AA$1]*ABS([.P349]/[.B349]))" office:value-type="float" office:value="188.969793315017">
            <text:p>188,969793315</text:p>
          </table:table-cell>
          <table:table-cell table:formula="of:=SQRT([.Z349]*[.Z349]+[.AA349]*[.AA349])" office:value-type="float" office:value="400.354302262689">
            <text:p>400,3543022627</text:p>
          </table:table-cell>
          <table:table-cell table:formula="of:=ASIN(ABS([.Z349]/[.AB349]))" office:value-type="float" office:value="1.07923105597796">
            <text:p>1,079231056</text:p>
          </table:table-cell>
          <table:table-cell table:formula="of:=ABS([.K349]-[.AC349])" office:value-type="float" office:value="0.0180057625934655">
            <text:p>0,0180057626</text:p>
          </table:table-cell>
          <table:table-cell/>
          <table:table-cell table:formula="of:=[.J349]/[.AC349]" office:value-type="float" office:value="1.19958731096298">
            <text:p>1,199587311</text:p>
          </table:table-cell>
        </table:table-row>
        <table:table-row table:style-name="ro1">
          <table:table-cell office:value-type="float" office:value="-0.84">
            <text:p>-0,84</text:p>
          </table:table-cell>
          <table:table-cell office:value-type="float" office:value="-299.37638831299">
            <text:p>-299,376388313</text:p>
          </table:table-cell>
          <table:table-cell office:value-type="float" office:value="236.647317455641">
            <text:p>236,6473174556</text:p>
          </table:table-cell>
          <table:table-cell office:value-type="float" office:value="376.120947183495">
            <text:p>376,1209471835</text:p>
          </table:table-cell>
          <table:table-cell office:value-type="float" office:value="178.75261920058">
            <text:p>178,7526192006</text:p>
          </table:table-cell>
          <table:table-cell/>
          <table:table-cell table:formula="of:=SQRT([.B350]*[.B350] + [.C350]*[.C350])" office:value-type="float" office:value="381.612597719574">
            <text:p>381,6125977196</text:p>
          </table:table-cell>
          <table:table-cell table:formula="of:=SQRT([.D350]*[.D350]+[.E350]*[.E350])" office:value-type="float" office:value="416.436628769945">
            <text:p>416,4366287699</text:p>
          </table:table-cell>
          <table:table-cell/>
          <table:table-cell table:formula="of:=ASIN(ABS([.B350]/[.G350]))" office:value-type="float" office:value="0.901894947449742">
            <text:p>0,9018949474</text:p>
          </table:table-cell>
          <table:table-cell table:formula="of:=ASIN(ABS([.D350]/[.H350]))" office:value-type="float" office:value="1.12714156214093">
            <text:p>1,1271415621</text:p>
          </table:table-cell>
          <table:table-cell/>
          <table:table-cell table:formula="of:=[.J350]/[.K350]" office:value-type="float" office:value="0.800161202233244">
            <text:p>0,8001612022</text:p>
          </table:table-cell>
          <table:table-cell/>
          <table:table-cell table:formula="of:=IF([.C350]&lt;0;-[.A350];[.A350])" office:value-type="float" office:value="-0.84">
            <text:p>-0,84</text:p>
          </table:table-cell>
          <table:table-cell table:formula="of:=ABS([.C350])" office:value-type="float" office:value="236.647317455641">
            <text:p>236,6473174556</text:p>
          </table:table-cell>
          <table:table-cell table:formula="of:=ABS([.E350])" office:value-type="float" office:value="178.75261920058">
            <text:p>178,7526192006</text:p>
          </table:table-cell>
          <table:table-cell/>
          <table:table-cell table:formula="of:=1+[.$R$3]*[.O350]+[.$Q$3]*[.O350]*[.O350]*[.O350]" office:value-type="float" office:value="0.8023648">
            <text:p>0,8023648</text:p>
          </table:table-cell>
          <table:table-cell table:formula="of:=[.J350]/[.S350]" office:value-type="float" office:value="1.1240460043234">
            <text:p>1,1240460043</text:p>
          </table:table-cell>
          <table:table-cell table:formula="of:=ABS([.T350]-[.K350])" office:value-type="float" office:value="0.00309555781753024">
            <text:p>0,0030955578</text:p>
          </table:table-cell>
          <table:table-cell table:number-columns-repeated="4"/>
          <table:table-cell table:formula="of:=-([.B350]+[.$Z$2])" office:value-type="float" office:value="299.37638831299">
            <text:p>299,376388313</text:p>
          </table:table-cell>
          <table:table-cell table:formula="of:=[.P350]+[.O350]*[.G350]*([.$AA$2]+[.$AA$1]*ABS([.P350]/[.B350]))" office:value-type="float" office:value="133.703752636025">
            <text:p>133,703752636</text:p>
          </table:table-cell>
          <table:table-cell table:formula="of:=SQRT([.Z350]*[.Z350]+[.AA350]*[.AA350])" office:value-type="float" office:value="327.876372049414">
            <text:p>327,8763720494</text:p>
          </table:table-cell>
          <table:table-cell table:formula="of:=ASIN(ABS([.Z350]/[.AB350]))" office:value-type="float" office:value="1.15076715093112">
            <text:p>1,1507671509</text:p>
          </table:table-cell>
          <table:table-cell table:formula="of:=ABS([.K350]-[.AC350])" office:value-type="float" office:value="0.0236255887901937">
            <text:p>0,0236255888</text:p>
          </table:table-cell>
          <table:table-cell/>
          <table:table-cell table:formula="of:=[.J350]/[.AC350]" office:value-type="float" office:value="0.783733656908777">
            <text:p>0,7837336569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403.795257576722">
            <text:p>-403,7952575767</text:p>
          </table:table-cell>
          <table:table-cell office:value-type="float" office:value="-243.213288252038">
            <text:p>-243,213288252</text:p>
          </table:table-cell>
          <table:table-cell office:value-type="float" office:value="443.758172634337">
            <text:p>443,7581726343</text:p>
          </table:table-cell>
          <table:table-cell office:value-type="float" office:value="-396.736516833367">
            <text:p>-396,7365168334</text:p>
          </table:table-cell>
          <table:table-cell/>
          <table:table-cell table:formula="of:=SQRT([.B351]*[.B351] + [.C351]*[.C351])" office:value-type="float" office:value="471.384464767158">
            <text:p>471,3844647672</text:p>
          </table:table-cell>
          <table:table-cell table:formula="of:=SQRT([.D351]*[.D351]+[.E351]*[.E351])" office:value-type="float" office:value="595.248838359924">
            <text:p>595,2488383599</text:p>
          </table:table-cell>
          <table:table-cell/>
          <table:table-cell table:formula="of:=ASIN(ABS([.B351]/[.G351]))" office:value-type="float" office:value="1.028673909949">
            <text:p>1,0286739099</text:p>
          </table:table-cell>
          <table:table-cell table:formula="of:=ASIN(ABS([.D351]/[.H351]))" office:value-type="float" office:value="0.841285120367793">
            <text:p>0,8412851204</text:p>
          </table:table-cell>
          <table:table-cell/>
          <table:table-cell table:formula="of:=[.J351]/[.K351]" office:value-type="float" office:value="1.22274111956157">
            <text:p>1,2227411196</text:p>
          </table:table-cell>
          <table:table-cell/>
          <table:table-cell table:formula="of:=IF([.C351]&lt;0;-[.A351];[.A351])" office:value-type="float" office:value="0.88">
            <text:p>0,88</text:p>
          </table:table-cell>
          <table:table-cell table:formula="of:=ABS([.C351])" office:value-type="float" office:value="243.213288252038">
            <text:p>243,213288252</text:p>
          </table:table-cell>
          <table:table-cell table:formula="of:=ABS([.E351])" office:value-type="float" office:value="396.736516833367">
            <text:p>396,7365168334</text:p>
          </table:table-cell>
          <table:table-cell/>
          <table:table-cell table:formula="of:=1+[.$R$3]*[.O351]+[.$Q$3]*[.O351]*[.O351]*[.O351]" office:value-type="float" office:value="1.2100736">
            <text:p>1,2100736</text:p>
          </table:table-cell>
          <table:table-cell table:formula="of:=[.J351]/[.S351]" office:value-type="float" office:value="0.850092019154044">
            <text:p>0,8500920192</text:p>
          </table:table-cell>
          <table:table-cell table:formula="of:=ABS([.T351]-[.K351])" office:value-type="float" office:value="0.00880689878625107">
            <text:p>0,0088068988</text:p>
          </table:table-cell>
          <table:table-cell table:number-columns-repeated="4"/>
          <table:table-cell table:formula="of:=-([.B351]+[.$Z$2])" office:value-type="float" office:value="403.795257576722">
            <text:p>403,7952575767</text:p>
          </table:table-cell>
          <table:table-cell table:formula="of:=[.P351]+[.O351]*[.G351]*([.$AA$2]+[.$AA$1]*ABS([.P351]/[.B351]))" office:value-type="float" office:value="369.404612268117">
            <text:p>369,4046122681</text:p>
          </table:table-cell>
          <table:table-cell table:formula="of:=SQRT([.Z351]*[.Z351]+[.AA351]*[.AA351])" office:value-type="float" office:value="547.275412937955">
            <text:p>547,275412938</text:p>
          </table:table-cell>
          <table:table-cell table:formula="of:=ASIN(ABS([.Z351]/[.AB351]))" office:value-type="float" office:value="0.829847205532276">
            <text:p>0,8298472055</text:p>
          </table:table-cell>
          <table:table-cell table:formula="of:=ABS([.K351]-[.AC351])" office:value-type="float" office:value="0.0114379148355173">
            <text:p>0,0114379148</text:p>
          </table:table-cell>
          <table:table-cell/>
          <table:table-cell table:formula="of:=[.J351]/[.AC351]" office:value-type="float" office:value="1.23959435314263">
            <text:p>1,2395943531</text:p>
          </table:table-cell>
        </table:table-row>
        <table:table-row table:style-name="ro1">
          <table:table-cell office:value-type="float" office:value="-0.84">
            <text:p>-0,84</text:p>
          </table:table-cell>
          <table:table-cell office:value-type="float" office:value="-353.69140844834">
            <text:p>-353,6914084483</text:p>
          </table:table-cell>
          <table:table-cell office:value-type="float" office:value="-239.373323125196">
            <text:p>-239,3733231252</text:p>
          </table:table-cell>
          <table:table-cell office:value-type="float" office:value="307.393728128121">
            <text:p>307,3937281281</text:p>
          </table:table-cell>
          <table:table-cell office:value-type="float" office:value="-291.308582037441">
            <text:p>-291,3085820374</text:p>
          </table:table-cell>
          <table:table-cell/>
          <table:table-cell table:formula="of:=SQRT([.B352]*[.B352] + [.C352]*[.C352])" office:value-type="float" office:value="427.079852292484">
            <text:p>427,0798522925</text:p>
          </table:table-cell>
          <table:table-cell table:formula="of:=SQRT([.D352]*[.D352]+[.E352]*[.E352])" office:value-type="float" office:value="423.499225573282">
            <text:p>423,4992255733</text:p>
          </table:table-cell>
          <table:table-cell/>
          <table:table-cell table:formula="of:=ASIN(ABS([.B352]/[.G352]))" office:value-type="float" office:value="0.975820848246459">
            <text:p>0,9758208482</text:p>
          </table:table-cell>
          <table:table-cell table:formula="of:=ASIN(ABS([.D352]/[.H352]))" office:value-type="float" office:value="0.812258386426986">
            <text:p>0,8122583864</text:p>
          </table:table-cell>
          <table:table-cell/>
          <table:table-cell table:formula="of:=[.J352]/[.K352]" office:value-type="float" office:value="1.20136752608854">
            <text:p>1,2013675261</text:p>
          </table:table-cell>
          <table:table-cell/>
          <table:table-cell table:formula="of:=IF([.C352]&lt;0;-[.A352];[.A352])" office:value-type="float" office:value="0.84">
            <text:p>0,84</text:p>
          </table:table-cell>
          <table:table-cell table:formula="of:=ABS([.C352])" office:value-type="float" office:value="239.373323125196">
            <text:p>239,3733231252</text:p>
          </table:table-cell>
          <table:table-cell table:formula="of:=ABS([.E352])" office:value-type="float" office:value="291.308582037441">
            <text:p>291,3085820374</text:p>
          </table:table-cell>
          <table:table-cell/>
          <table:table-cell table:formula="of:=1+[.$R$3]*[.O352]+[.$Q$3]*[.O352]*[.O352]*[.O352]" office:value-type="float" office:value="1.1976352">
            <text:p>1,1976352</text:p>
          </table:table-cell>
          <table:table-cell table:formula="of:=[.J352]/[.S352]" office:value-type="float" office:value="0.814789719145245">
            <text:p>0,8147897191</text:p>
          </table:table-cell>
          <table:table-cell table:formula="of:=ABS([.T352]-[.K352])" office:value-type="float" office:value="0.00253133271825856">
            <text:p>0,0025313327</text:p>
          </table:table-cell>
          <table:table-cell table:number-columns-repeated="4"/>
          <table:table-cell table:formula="of:=-([.B352]+[.$Z$2])" office:value-type="float" office:value="353.69140844834">
            <text:p>353,6914084483</text:p>
          </table:table-cell>
          <table:table-cell table:formula="of:=[.P352]+[.O352]*[.G352]*([.$AA$2]+[.$AA$1]*ABS([.P352]/[.B352]))" office:value-type="float" office:value="350.911635544515">
            <text:p>350,9116355445</text:p>
          </table:table-cell>
          <table:table-cell table:formula="of:=SQRT([.Z352]*[.Z352]+[.AA352]*[.AA352])" office:value-type="float" office:value="498.233467734452">
            <text:p>498,2334677345</text:p>
          </table:table-cell>
          <table:table-cell table:formula="of:=ASIN(ABS([.Z352]/[.AB352]))" office:value-type="float" office:value="0.789343304574339">
            <text:p>0,7893433046</text:p>
          </table:table-cell>
          <table:table-cell table:formula="of:=ABS([.K352]-[.AC352])" office:value-type="float" office:value="0.022915081852647">
            <text:p>0,0229150819</text:p>
          </table:table-cell>
          <table:table-cell/>
          <table:table-cell table:formula="of:=[.J352]/[.AC352]" office:value-type="float" office:value="1.2362439037507">
            <text:p>1,2362439038</text:p>
          </table:table-cell>
        </table:table-row>
        <table:table-row table:style-name="ro1">
          <table:table-cell office:value-type="float" office:value="-0.48">
            <text:p>-0,48</text:p>
          </table:table-cell>
          <table:table-cell office:value-type="float" office:value="-444.775048016858">
            <text:p>-444,7750480169</text:p>
          </table:table-cell>
          <table:table-cell office:value-type="float" office:value="-286.278320643992">
            <text:p>-286,278320644</text:p>
          </table:table-cell>
          <table:table-cell office:value-type="float" office:value="268.849537138908">
            <text:p>268,8495371389</text:p>
          </table:table-cell>
          <table:table-cell office:value-type="float" office:value="204.230690168746">
            <text:p>204,2306901687</text:p>
          </table:table-cell>
          <table:table-cell/>
          <table:table-cell table:formula="of:=SQRT([.B353]*[.B353] + [.C353]*[.C353])" office:value-type="float" office:value="528.942454534653">
            <text:p>528,9424545347</text:p>
          </table:table-cell>
          <table:table-cell table:formula="of:=SQRT([.D353]*[.D353]+[.E353]*[.E353])" office:value-type="float" office:value="337.624419179963">
            <text:p>337,62441918</text:p>
          </table:table-cell>
          <table:table-cell/>
          <table:table-cell table:formula="of:=ASIN(ABS([.B353]/[.G353]))" office:value-type="float" office:value="0.998899849165582">
            <text:p>0,9988998492</text:p>
          </table:table-cell>
          <table:table-cell table:formula="of:=ASIN(ABS([.D353]/[.H353]))" office:value-type="float" office:value="0.921149800805569">
            <text:p>0,9211498008</text:p>
          </table:table-cell>
          <table:table-cell/>
          <table:table-cell table:formula="of:=[.J353]/[.K353]" office:value-type="float" office:value="1.08440543361353">
            <text:p>1,0844054336</text:p>
          </table:table-cell>
          <table:table-cell/>
          <table:table-cell table:formula="of:=IF([.C353]&lt;0;-[.A353];[.A353])" office:value-type="float" office:value="0.48">
            <text:p>0,48</text:p>
          </table:table-cell>
          <table:table-cell table:formula="of:=ABS([.C353])" office:value-type="float" office:value="286.278320643992">
            <text:p>286,278320644</text:p>
          </table:table-cell>
          <table:table-cell table:formula="of:=ABS([.E353])" office:value-type="float" office:value="204.230690168746">
            <text:p>204,2306901687</text:p>
          </table:table-cell>
          <table:table-cell/>
          <table:table-cell table:formula="of:=1+[.$R$3]*[.O353]+[.$Q$3]*[.O353]*[.O353]*[.O353]" office:value-type="float" office:value="1.1015296">
            <text:p>1,1015296</text:p>
          </table:table-cell>
          <table:table-cell table:formula="of:=[.J353]/[.S353]" office:value-type="float" office:value="0.906829783934614">
            <text:p>0,9068297839</text:p>
          </table:table-cell>
          <table:table-cell table:formula="of:=ABS([.T353]-[.K353])" office:value-type="float" office:value="0.0143200168709549">
            <text:p>0,0143200169</text:p>
          </table:table-cell>
          <table:table-cell table:number-columns-repeated="4"/>
          <table:table-cell table:formula="of:=-([.B353]+[.$Z$2])" office:value-type="float" office:value="444.775048016858">
            <text:p>444,7750480169</text:p>
          </table:table-cell>
          <table:table-cell table:formula="of:=[.P353]+[.O353]*[.G353]*([.$AA$2]+[.$AA$1]*ABS([.P353]/[.B353]))" office:value-type="float" office:value="364.458961300622">
            <text:p>364,4589613006</text:p>
          </table:table-cell>
          <table:table-cell table:formula="of:=SQRT([.Z353]*[.Z353]+[.AA353]*[.AA353])" office:value-type="float" office:value="575.026240975772">
            <text:p>575,0262409758</text:p>
          </table:table-cell>
          <table:table-cell table:formula="of:=ASIN(ABS([.Z353]/[.AB353]))" office:value-type="float" office:value="0.884323710966102">
            <text:p>0,884323711</text:p>
          </table:table-cell>
          <table:table-cell table:formula="of:=ABS([.K353]-[.AC353])" office:value-type="float" office:value="0.0368260898394667">
            <text:p>0,0368260898</text:p>
          </table:table-cell>
          <table:table-cell/>
          <table:table-cell table:formula="of:=[.J353]/[.AC353]" office:value-type="float" office:value="1.12956357132425">
            <text:p>1,1295635713</text:p>
          </table:table-cell>
        </table:table-row>
        <table:table-row table:style-name="ro1">
          <table:table-cell office:value-type="float" office:value="-0.16">
            <text:p>-0,16</text:p>
          </table:table-cell>
          <table:table-cell office:value-type="float" office:value="-401.189166804478">
            <text:p>-401,1891668045</text:p>
          </table:table-cell>
          <table:table-cell office:value-type="float" office:value="338.15559875615">
            <text:p>338,1555987562</text:p>
          </table:table-cell>
          <table:table-cell office:value-type="float" office:value="431.149553667734">
            <text:p>431,1495536677</text:p>
          </table:table-cell>
          <table:table-cell office:value-type="float" office:value="319.177566658709">
            <text:p>319,1775666587</text:p>
          </table:table-cell>
          <table:table-cell/>
          <table:table-cell table:formula="of:=SQRT([.B354]*[.B354] + [.C354]*[.C354])" office:value-type="float" office:value="524.692249353277">
            <text:p>524,6922493533</text:p>
          </table:table-cell>
          <table:table-cell table:formula="of:=SQRT([.D354]*[.D354]+[.E354]*[.E354])" office:value-type="float" office:value="536.436628769943">
            <text:p>536,4366287699</text:p>
          </table:table-cell>
          <table:table-cell/>
          <table:table-cell table:formula="of:=ASIN(ABS([.B354]/[.G354]))" office:value-type="float" office:value="0.870448483625005">
            <text:p>0,8704484836</text:p>
          </table:table-cell>
          <table:table-cell table:formula="of:=ASIN(ABS([.D354]/[.H354]))" office:value-type="float" office:value="0.933535844431069">
            <text:p>0,9335358444</text:p>
          </table:table-cell>
          <table:table-cell/>
          <table:table-cell table:formula="of:=[.J354]/[.K354]" office:value-type="float" office:value="0.932421062155881">
            <text:p>0,9324210622</text:p>
          </table:table-cell>
          <table:table-cell/>
          <table:table-cell table:formula="of:=IF([.C354]&lt;0;-[.A354];[.A354])" office:value-type="float" office:value="-0.16">
            <text:p>-0,16</text:p>
          </table:table-cell>
          <table:table-cell table:formula="of:=ABS([.C354])" office:value-type="float" office:value="338.15559875615">
            <text:p>338,1555987562</text:p>
          </table:table-cell>
          <table:table-cell table:formula="of:=ABS([.E354])" office:value-type="float" office:value="319.177566658709">
            <text:p>319,1775666587</text:p>
          </table:table-cell>
          <table:table-cell/>
          <table:table-cell table:formula="of:=1+[.$R$3]*[.O354]+[.$Q$3]*[.O354]*[.O354]*[.O354]" office:value-type="float" office:value="0.9677952">
            <text:p>0,9677952</text:p>
          </table:table-cell>
          <table:table-cell table:formula="of:=[.J354]/[.S354]" office:value-type="float" office:value="0.899413929336501">
            <text:p>0,8994139293</text:p>
          </table:table-cell>
          <table:table-cell table:formula="of:=ABS([.T354]-[.K354])" office:value-type="float" office:value="0.0341219150945683">
            <text:p>0,0341219151</text:p>
          </table:table-cell>
          <table:table-cell table:number-columns-repeated="4"/>
          <table:table-cell table:formula="of:=-([.B354]+[.$Z$2])" office:value-type="float" office:value="401.189166804478">
            <text:p>401,1891668045</text:p>
          </table:table-cell>
          <table:table-cell table:formula="of:=[.P354]+[.O354]*[.G354]*([.$AA$2]+[.$AA$1]*ABS([.P354]/[.B354]))" office:value-type="float" office:value="310.799447306734">
            <text:p>310,7994473067</text:p>
          </table:table-cell>
          <table:table-cell table:formula="of:=SQRT([.Z354]*[.Z354]+[.AA354]*[.AA354])" office:value-type="float" office:value="507.492900450285">
            <text:p>507,4929004503</text:p>
          </table:table-cell>
          <table:table-cell table:formula="of:=ASIN(ABS([.Z354]/[.AB354]))" office:value-type="float" office:value="0.91167651670158">
            <text:p>0,9116765167</text:p>
          </table:table-cell>
          <table:table-cell table:formula="of:=ABS([.K354]-[.AC354])" office:value-type="float" office:value="0.0218593277294895">
            <text:p>0,0218593277</text:p>
          </table:table-cell>
          <table:table-cell/>
          <table:table-cell table:formula="of:=[.J354]/[.AC354]" office:value-type="float" office:value="0.954777783214449">
            <text:p>0,9547777832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-495.159036799321">
            <text:p>-495,1590367993</text:p>
          </table:table-cell>
          <table:table-cell office:value-type="float" office:value="-242.692982645007">
            <text:p>-242,692982645</text:p>
          </table:table-cell>
          <table:table-cell office:value-type="float" office:value="543.989823368815">
            <text:p>543,9898233688</text:p>
          </table:table-cell>
          <table:table-cell office:value-type="float" office:value="-157.878201419389">
            <text:p>-157,8782014194</text:p>
          </table:table-cell>
          <table:table-cell/>
          <table:table-cell table:formula="of:=SQRT([.B355]*[.B355] + [.C355]*[.C355])" office:value-type="float" office:value="551.436628769944">
            <text:p>551,4366287699</text:p>
          </table:table-cell>
          <table:table-cell table:formula="of:=SQRT([.D355]*[.D355]+[.E355]*[.E355])" office:value-type="float" office:value="566.436628769941">
            <text:p>566,4366287699</text:p>
          </table:table-cell>
          <table:table-cell/>
          <table:table-cell table:formula="of:=ASIN(ABS([.B355]/[.G355]))" office:value-type="float" office:value="1.1150747350063">
            <text:p>1,115074735</text:p>
          </table:table-cell>
          <table:table-cell table:formula="of:=ASIN(ABS([.D355]/[.H355]))" office:value-type="float" office:value="1.28833348284219">
            <text:p>1,2883334828</text:p>
          </table:table-cell>
          <table:table-cell/>
          <table:table-cell table:formula="of:=[.J355]/[.K355]" office:value-type="float" office:value="0.865517158295334">
            <text:p>0,8655171583</text:p>
          </table:table-cell>
          <table:table-cell/>
          <table:table-cell table:formula="of:=IF([.C355]&lt;0;-[.A355];[.A355])" office:value-type="float" office:value="-0.6">
            <text:p>-0,6</text:p>
          </table:table-cell>
          <table:table-cell table:formula="of:=ABS([.C355])" office:value-type="float" office:value="242.692982645007">
            <text:p>242,692982645</text:p>
          </table:table-cell>
          <table:table-cell table:formula="of:=ABS([.E355])" office:value-type="float" office:value="157.878201419389">
            <text:p>157,8782014194</text:p>
          </table:table-cell>
          <table:table-cell/>
          <table:table-cell table:formula="of:=1+[.$R$3]*[.O355]+[.$Q$3]*[.O355]*[.O355]*[.O355]" office:value-type="float" office:value="0.8692">
            <text:p>0,8692</text:p>
          </table:table-cell>
          <table:table-cell table:formula="of:=[.J355]/[.S355]" office:value-type="float" office:value="1.28287475265336">
            <text:p>1,2828747527</text:p>
          </table:table-cell>
          <table:table-cell table:formula="of:=ABS([.T355]-[.K355])" office:value-type="float" office:value="0.00545873018882714">
            <text:p>0,0054587302</text:p>
          </table:table-cell>
          <table:table-cell table:number-columns-repeated="4"/>
          <table:table-cell table:formula="of:=-([.B355]+[.$Z$2])" office:value-type="float" office:value="495.159036799321">
            <text:p>495,1590367993</text:p>
          </table:table-cell>
          <table:table-cell table:formula="of:=[.P355]+[.O355]*[.G355]*([.$AA$2]+[.$AA$1]*ABS([.P355]/[.B355]))" office:value-type="float" office:value="145.382562916841">
            <text:p>145,3825629168</text:p>
          </table:table-cell>
          <table:table-cell table:formula="of:=SQRT([.Z355]*[.Z355]+[.AA355]*[.AA355])" office:value-type="float" office:value="516.060617877687">
            <text:p>516,0606178777</text:p>
          </table:table-cell>
          <table:table-cell table:formula="of:=ASIN(ABS([.Z355]/[.AB355]))" office:value-type="float" office:value="1.2852141900641">
            <text:p>1,2852141901</text:p>
          </table:table-cell>
          <table:table-cell table:formula="of:=ABS([.K355]-[.AC355])" office:value-type="float" office:value="0.00311929277808587">
            <text:p>0,0031192928</text:p>
          </table:table-cell>
          <table:table-cell/>
          <table:table-cell table:formula="of:=[.J355]/[.AC355]" office:value-type="float" office:value="0.867617820925775">
            <text:p>0,8676178209</text:p>
          </table:table-cell>
        </table:table-row>
        <table:table-row table:style-name="ro1">
          <table:table-cell office:value-type="float" office:value="-0.68">
            <text:p>-0,68</text:p>
          </table:table-cell>
          <table:table-cell office:value-type="float" office:value="-150.931891295294">
            <text:p>-150,9318912953</text:p>
          </table:table-cell>
          <table:table-cell office:value-type="float" office:value="131.33768092065">
            <text:p>131,3376809207</text:p>
          </table:table-cell>
          <table:table-cell office:value-type="float" office:value="186.058506383841">
            <text:p>186,0585063838</text:p>
          </table:table-cell>
          <table:table-cell office:value-type="float" office:value="107.490698958535">
            <text:p>107,4906989585</text:p>
          </table:table-cell>
          <table:table-cell/>
          <table:table-cell table:formula="of:=SQRT([.B356]*[.B356] + [.C356]*[.C356])" office:value-type="float" office:value="200.075041520897">
            <text:p>200,0750415209</text:p>
          </table:table-cell>
          <table:table-cell table:formula="of:=SQRT([.D356]*[.D356]+[.E356]*[.E356])" office:value-type="float" office:value="214.876751093226">
            <text:p>214,8767510932</text:p>
          </table:table-cell>
          <table:table-cell/>
          <table:table-cell table:formula="of:=ASIN(ABS([.B356]/[.G356]))" office:value-type="float" office:value="0.854703644003531">
            <text:p>0,854703644</text:p>
          </table:table-cell>
          <table:table-cell table:formula="of:=ASIN(ABS([.D356]/[.H356]))" office:value-type="float" office:value="1.04691635382552">
            <text:p>1,0469163538</text:p>
          </table:table-cell>
          <table:table-cell/>
          <table:table-cell table:formula="of:=[.J356]/[.K356]" office:value-type="float" office:value="0.816401081977915">
            <text:p>0,816401082</text:p>
          </table:table-cell>
          <table:table-cell/>
          <table:table-cell table:formula="of:=IF([.C356]&lt;0;-[.A356];[.A356])" office:value-type="float" office:value="-0.68">
            <text:p>-0,68</text:p>
          </table:table-cell>
          <table:table-cell table:formula="of:=ABS([.C356])" office:value-type="float" office:value="131.33768092065">
            <text:p>131,3376809207</text:p>
          </table:table-cell>
          <table:table-cell table:formula="of:=ABS([.E356])" office:value-type="float" office:value="107.490698958535">
            <text:p>107,4906989585</text:p>
          </table:table-cell>
          <table:table-cell/>
          <table:table-cell table:formula="of:=1+[.$R$3]*[.O356]+[.$Q$3]*[.O356]*[.O356]*[.O356]" office:value-type="float" office:value="0.8482784">
            <text:p>0,8482784</text:p>
          </table:table-cell>
          <table:table-cell table:formula="of:=[.J356]/[.S356]" office:value-type="float" office:value="1.00757445197653">
            <text:p>1,007574452</text:p>
          </table:table-cell>
          <table:table-cell table:formula="of:=ABS([.T356]-[.K356])" office:value-type="float" office:value="0.0393419018489891">
            <text:p>0,0393419018</text:p>
          </table:table-cell>
          <table:table-cell table:number-columns-repeated="4"/>
          <table:table-cell table:formula="of:=-([.B356]+[.$Z$2])" office:value-type="float" office:value="150.931891295294">
            <text:p>150,9318912953</text:p>
          </table:table-cell>
          <table:table-cell table:formula="of:=[.P356]+[.O356]*[.G356]*([.$AA$2]+[.$AA$1]*ABS([.P356]/[.B356]))" office:value-type="float" office:value="86.6699431660877">
            <text:p>86,6699431661</text:p>
          </table:table-cell>
          <table:table-cell table:formula="of:=SQRT([.Z356]*[.Z356]+[.AA356]*[.AA356])" office:value-type="float" office:value="174.046300904062">
            <text:p>174,0463009041</text:p>
          </table:table-cell>
          <table:table-cell table:formula="of:=ASIN(ABS([.Z356]/[.AB356]))" office:value-type="float" office:value="1.04953930446371">
            <text:p>1,0495393045</text:p>
          </table:table-cell>
          <table:table-cell table:formula="of:=ABS([.K356]-[.AC356])" office:value-type="float" office:value="0.00262295063818496">
            <text:p>0,0026229506</text:p>
          </table:table-cell>
          <table:table-cell/>
          <table:table-cell table:formula="of:=[.J356]/[.AC356]" office:value-type="float" office:value="0.814360777503484">
            <text:p>0,8143607775</text:p>
          </table:table-cell>
        </table:table-row>
        <table:table-row table:style-name="ro1">
          <table:table-cell office:value-type="float" office:value="-0.24">
            <text:p>-0,24</text:p>
          </table:table-cell>
          <table:table-cell office:value-type="float" office:value="-184.740823188094">
            <text:p>-184,7408231881</text:p>
          </table:table-cell>
          <table:table-cell office:value-type="float" office:value="150.668365626849">
            <text:p>150,6683656268</text:p>
          </table:table-cell>
          <table:table-cell office:value-type="float" office:value="200.842931552381">
            <text:p>200,8429315524</text:p>
          </table:table-cell>
          <table:table-cell office:value-type="float" office:value="140.095467704775">
            <text:p>140,0954677048</text:p>
          </table:table-cell>
          <table:table-cell/>
          <table:table-cell table:formula="of:=SQRT([.B357]*[.B357] + [.C357]*[.C357])" office:value-type="float" office:value="238.390704837417">
            <text:p>238,3907048374</text:p>
          </table:table-cell>
          <table:table-cell table:formula="of:=SQRT([.D357]*[.D357]+[.E357]*[.E357])" office:value-type="float" office:value="244.876751093227">
            <text:p>244,8767510932</text:p>
          </table:table-cell>
          <table:table-cell/>
          <table:table-cell table:formula="of:=ASIN(ABS([.B357]/[.G357]))" office:value-type="float" office:value="0.886635624805321">
            <text:p>0,8866356248</text:p>
          </table:table-cell>
          <table:table-cell table:formula="of:=ASIN(ABS([.D357]/[.H357]))" office:value-type="float" office:value="0.961724988645663">
            <text:p>0,9617249886</text:p>
          </table:table-cell>
          <table:table-cell/>
          <table:table-cell table:formula="of:=[.J357]/[.K357]" office:value-type="float" office:value="0.921922207775753">
            <text:p>0,9219222078</text:p>
          </table:table-cell>
          <table:table-cell/>
          <table:table-cell table:formula="of:=IF([.C357]&lt;0;-[.A357];[.A357])" office:value-type="float" office:value="-0.24">
            <text:p>-0,24</text:p>
          </table:table-cell>
          <table:table-cell table:formula="of:=ABS([.C357])" office:value-type="float" office:value="150.668365626849">
            <text:p>150,6683656268</text:p>
          </table:table-cell>
          <table:table-cell table:formula="of:=ABS([.E357])" office:value-type="float" office:value="140.095467704775">
            <text:p>140,0954677048</text:p>
          </table:table-cell>
          <table:table-cell/>
          <table:table-cell table:formula="of:=1+[.$R$3]*[.O357]+[.$Q$3]*[.O357]*[.O357]*[.O357]" office:value-type="float" office:value="0.9513088">
            <text:p>0,9513088</text:p>
          </table:table-cell>
          <table:table-cell table:formula="of:=[.J357]/[.S357]" office:value-type="float" office:value="0.932016633090455">
            <text:p>0,9320166331</text:p>
          </table:table-cell>
          <table:table-cell table:formula="of:=ABS([.T357]-[.K357])" office:value-type="float" office:value="0.0297083555552078">
            <text:p>0,0297083556</text:p>
          </table:table-cell>
          <table:table-cell table:number-columns-repeated="4"/>
          <table:table-cell table:formula="of:=-([.B357]+[.$Z$2])" office:value-type="float" office:value="184.740823188094">
            <text:p>184,7408231881</text:p>
          </table:table-cell>
          <table:table-cell table:formula="of:=[.P357]+[.O357]*[.G357]*([.$AA$2]+[.$AA$1]*ABS([.P357]/[.B357]))" office:value-type="float" office:value="132.165378023409">
            <text:p>132,1653780234</text:p>
          </table:table-cell>
          <table:table-cell table:formula="of:=SQRT([.Z357]*[.Z357]+[.AA357]*[.AA357])" office:value-type="float" office:value="227.149419766561">
            <text:p>227,1494197666</text:p>
          </table:table-cell>
          <table:table-cell table:formula="of:=ASIN(ABS([.Z357]/[.AB357]))" office:value-type="float" office:value="0.949802971547214">
            <text:p>0,9498029715</text:p>
          </table:table-cell>
          <table:table-cell table:formula="of:=ABS([.K357]-[.AC357])" office:value-type="float" office:value="0.0119220170984485">
            <text:p>0,0119220171</text:p>
          </table:table-cell>
          <table:table-cell/>
          <table:table-cell table:formula="of:=[.J357]/[.AC357]" office:value-type="float" office:value="0.933494262879601">
            <text:p>0,9334942629</text:p>
          </table:table-cell>
        </table:table-row>
        <table:table-row table:style-name="ro1">
          <table:table-cell office:value-type="float" office:value="-0.56">
            <text:p>-0,56</text:p>
          </table:table-cell>
          <table:table-cell office:value-type="float" office:value="-215.74102685086">
            <text:p>-215,7410268509</text:p>
          </table:table-cell>
          <table:table-cell office:value-type="float" office:value="-164.207899828108">
            <text:p>-164,2078998281</text:p>
          </table:table-cell>
          <table:table-cell office:value-type="float" office:value="197.332910453139">
            <text:p>197,3329104531</text:p>
          </table:table-cell>
          <table:table-cell office:value-type="float" office:value="-191.355561047125">
            <text:p>-191,3555610471</text:p>
          </table:table-cell>
          <table:table-cell/>
          <table:table-cell table:formula="of:=SQRT([.B358]*[.B358] + [.C358]*[.C358])" office:value-type="float" office:value="271.124371889769">
            <text:p>271,1243718898</text:p>
          </table:table-cell>
          <table:table-cell table:formula="of:=SQRT([.D358]*[.D358]+[.E358]*[.E358])" office:value-type="float" office:value="274.876751093225">
            <text:p>274,8767510932</text:p>
          </table:table-cell>
          <table:table-cell/>
          <table:table-cell table:formula="of:=ASIN(ABS([.B358]/[.G358]))" office:value-type="float" office:value="0.920207253797245">
            <text:p>0,9202072538</text:p>
          </table:table-cell>
          <table:table-cell table:formula="of:=ASIN(ABS([.D358]/[.H358]))" office:value-type="float" office:value="0.800775203663275">
            <text:p>0,8007752037</text:p>
          </table:table-cell>
          <table:table-cell/>
          <table:table-cell table:formula="of:=[.J358]/[.K358]" office:value-type="float" office:value="1.14914553995629">
            <text:p>1,14914554</text:p>
          </table:table-cell>
          <table:table-cell/>
          <table:table-cell table:formula="of:=IF([.C358]&lt;0;-[.A358];[.A358])" office:value-type="float" office:value="0.56">
            <text:p>0,56</text:p>
          </table:table-cell>
          <table:table-cell table:formula="of:=ABS([.C358])" office:value-type="float" office:value="164.207899828108">
            <text:p>164,2078998281</text:p>
          </table:table-cell>
          <table:table-cell table:formula="of:=ABS([.E358])" office:value-type="float" office:value="191.355561047125">
            <text:p>191,3555610471</text:p>
          </table:table-cell>
          <table:table-cell/>
          <table:table-cell table:formula="of:=1+[.$R$3]*[.O358]+[.$Q$3]*[.O358]*[.O358]*[.O358]" office:value-type="float" office:value="1.1207808">
            <text:p>1,1207808</text:p>
          </table:table-cell>
          <table:table-cell table:formula="of:=[.J358]/[.S358]" office:value-type="float" office:value="0.82104123642843">
            <text:p>0,8210412364</text:p>
          </table:table-cell>
          <table:table-cell table:formula="of:=ABS([.T358]-[.K358])" office:value-type="float" office:value="0.0202660327651555">
            <text:p>0,0202660328</text:p>
          </table:table-cell>
          <table:table-cell table:number-columns-repeated="4"/>
          <table:table-cell table:formula="of:=-([.B358]+[.$Z$2])" office:value-type="float" office:value="215.74102685086">
            <text:p>215,7410268509</text:p>
          </table:table-cell>
          <table:table-cell table:formula="of:=[.P358]+[.O358]*[.G358]*([.$AA$2]+[.$AA$1]*ABS([.P358]/[.B358]))" office:value-type="float" office:value="212.565959943929">
            <text:p>212,5659599439</text:p>
          </table:table-cell>
          <table:table-cell table:formula="of:=SQRT([.Z358]*[.Z358]+[.AA358]*[.AA358])" office:value-type="float" office:value="302.86709625436">
            <text:p>302,8670962544</text:p>
          </table:table-cell>
          <table:table-cell table:formula="of:=ASIN(ABS([.Z358]/[.AB358]))" office:value-type="float" office:value="0.792811091148757">
            <text:p>0,7928110911</text:p>
          </table:table-cell>
          <table:table-cell table:formula="of:=ABS([.K358]-[.AC358])" office:value-type="float" office:value="0.00796411251451701">
            <text:p>0,0079641125</text:p>
          </table:table-cell>
          <table:table-cell/>
          <table:table-cell table:formula="of:=[.J358]/[.AC358]" office:value-type="float" office:value="1.1606891781293">
            <text:p>1,1606891781</text:p>
          </table:table-cell>
        </table:table-row>
        <table:table-row table:style-name="ro1">
          <table:table-cell office:value-type="float" office:value="-0.16">
            <text:p>-0,16</text:p>
          </table:table-cell>
          <table:table-cell office:value-type="float" office:value="-245.681958514528">
            <text:p>-245,6819585145</text:p>
          </table:table-cell>
          <table:table-cell office:value-type="float" office:value="160.488292092085">
            <text:p>160,4882920921</text:p>
          </table:table-cell>
          <table:table-cell office:value-type="float" office:value="263.130130808094">
            <text:p>263,1301308081</text:p>
          </table:table-cell>
          <table:table-cell office:value-type="float" office:value="153.988206100582">
            <text:p>153,9882061006</text:p>
          </table:table-cell>
          <table:table-cell/>
          <table:table-cell table:formula="of:=SQRT([.B359]*[.B359] + [.C359]*[.C359])" office:value-type="float" office:value="293.455476415365">
            <text:p>293,4554764154</text:p>
          </table:table-cell>
          <table:table-cell table:formula="of:=SQRT([.D359]*[.D359]+[.E359]*[.E359])" office:value-type="float" office:value="304.876751093224">
            <text:p>304,8767510932</text:p>
          </table:table-cell>
          <table:table-cell/>
          <table:table-cell table:formula="of:=ASIN(ABS([.B359]/[.G359]))" office:value-type="float" office:value="0.992149622859537">
            <text:p>0,9921496229</text:p>
          </table:table-cell>
          <table:table-cell table:formula="of:=ASIN(ABS([.D359]/[.H359]))" office:value-type="float" office:value="1.04131765617225">
            <text:p>1,0413176562</text:p>
          </table:table-cell>
          <table:table-cell/>
          <table:table-cell table:formula="of:=[.J359]/[.K359]" office:value-type="float" office:value="0.952782867916164">
            <text:p>0,9527828679</text:p>
          </table:table-cell>
          <table:table-cell/>
          <table:table-cell table:formula="of:=IF([.C359]&lt;0;-[.A359];[.A359])" office:value-type="float" office:value="-0.16">
            <text:p>-0,16</text:p>
          </table:table-cell>
          <table:table-cell table:formula="of:=ABS([.C359])" office:value-type="float" office:value="160.488292092085">
            <text:p>160,4882920921</text:p>
          </table:table-cell>
          <table:table-cell table:formula="of:=ABS([.E359])" office:value-type="float" office:value="153.988206100582">
            <text:p>153,9882061006</text:p>
          </table:table-cell>
          <table:table-cell/>
          <table:table-cell table:formula="of:=1+[.$R$3]*[.O359]+[.$Q$3]*[.O359]*[.O359]*[.O359]" office:value-type="float" office:value="0.9677952">
            <text:p>0,9677952</text:p>
          </table:table-cell>
          <table:table-cell table:formula="of:=[.J359]/[.S359]" office:value-type="float" office:value="1.02516485188141">
            <text:p>1,0251648519</text:p>
          </table:table-cell>
          <table:table-cell table:formula="of:=ABS([.T359]-[.K359])" office:value-type="float" office:value="0.016152804290845">
            <text:p>0,0161528043</text:p>
          </table:table-cell>
          <table:table-cell table:number-columns-repeated="4"/>
          <table:table-cell table:formula="of:=-([.B359]+[.$Z$2])" office:value-type="float" office:value="245.681958514528">
            <text:p>245,6819585145</text:p>
          </table:table-cell>
          <table:table-cell table:formula="of:=[.P359]+[.O359]*[.G359]*([.$AA$2]+[.$AA$1]*ABS([.P359]/[.B359]))" office:value-type="float" office:value="145.989655354025">
            <text:p>145,989655354</text:p>
          </table:table-cell>
          <table:table-cell table:formula="of:=SQRT([.Z359]*[.Z359]+[.AA359]*[.AA359])" office:value-type="float" office:value="285.78419167253">
            <text:p>285,7841916725</text:p>
          </table:table-cell>
          <table:table-cell table:formula="of:=ASIN(ABS([.Z359]/[.AB359]))" office:value-type="float" office:value="1.03463609580302">
            <text:p>1,0346360958</text:p>
          </table:table-cell>
          <table:table-cell table:formula="of:=ABS([.K359]-[.AC359])" office:value-type="float" office:value="0.00668156036923473">
            <text:p>0,0066815604</text:p>
          </table:table-cell>
          <table:table-cell/>
          <table:table-cell table:formula="of:=[.J359]/[.AC359]" office:value-type="float" office:value="0.95893582959668">
            <text:p>0,9589358296</text:p>
          </table:table-cell>
        </table:table-row>
        <table:table-row table:style-name="ro1">
          <table:table-cell office:value-type="float" office:value="-0.16">
            <text:p>-0,16</text:p>
          </table:table-cell>
          <table:table-cell office:value-type="float" office:value="-252.035736913725">
            <text:p>-252,0357369137</text:p>
          </table:table-cell>
          <table:table-cell office:value-type="float" office:value="-221.708006431742">
            <text:p>-221,7080064317</text:p>
          </table:table-cell>
          <table:table-cell office:value-type="float" office:value="252.627141286911">
            <text:p>252,6271412869</text:p>
          </table:table-cell>
          <table:table-cell office:value-type="float" office:value="-219.822578248814">
            <text:p>-219,8225782488</text:p>
          </table:table-cell>
          <table:table-cell/>
          <table:table-cell table:formula="of:=SQRT([.B360]*[.B360] + [.C360]*[.C360])" office:value-type="float" office:value="335.67313386326">
            <text:p>335,6731338633</text:p>
          </table:table-cell>
          <table:table-cell table:formula="of:=SQRT([.D360]*[.D360]+[.E360]*[.E360])" office:value-type="float" office:value="334.876751093223">
            <text:p>334,8767510932</text:p>
          </table:table-cell>
          <table:table-cell/>
          <table:table-cell table:formula="of:=ASIN(ABS([.B360]/[.G360]))" office:value-type="float" office:value="0.849328089247117">
            <text:p>0,8493280892</text:p>
          </table:table-cell>
          <table:table-cell table:formula="of:=ASIN(ABS([.D360]/[.H360]))" office:value-type="float" office:value="0.854721933271568">
            <text:p>0,8547219333</text:p>
          </table:table-cell>
          <table:table-cell/>
          <table:table-cell table:formula="of:=[.J360]/[.K360]" office:value-type="float" office:value="0.993689358123987">
            <text:p>0,9936893581</text:p>
          </table:table-cell>
          <table:table-cell/>
          <table:table-cell table:formula="of:=IF([.C360]&lt;0;-[.A360];[.A360])" office:value-type="float" office:value="0.16">
            <text:p>0,16</text:p>
          </table:table-cell>
          <table:table-cell table:formula="of:=ABS([.C360])" office:value-type="float" office:value="221.708006431742">
            <text:p>221,7080064317</text:p>
          </table:table-cell>
          <table:table-cell table:formula="of:=ABS([.E360])" office:value-type="float" office:value="219.822578248814">
            <text:p>219,8225782488</text:p>
          </table:table-cell>
          <table:table-cell/>
          <table:table-cell table:formula="of:=1+[.$R$3]*[.O360]+[.$Q$3]*[.O360]*[.O360]*[.O360]" office:value-type="float" office:value="1.0322048">
            <text:p>1,0322048</text:p>
          </table:table-cell>
          <table:table-cell table:formula="of:=[.J360]/[.S360]" office:value-type="float" office:value="0.822829044436838">
            <text:p>0,8228290444</text:p>
          </table:table-cell>
          <table:table-cell table:formula="of:=ABS([.T360]-[.K360])" office:value-type="float" office:value="0.0318928888347297">
            <text:p>0,0318928888</text:p>
          </table:table-cell>
          <table:table-cell table:number-columns-repeated="4"/>
          <table:table-cell table:formula="of:=-([.B360]+[.$Z$2])" office:value-type="float" office:value="252.035736913725">
            <text:p>252,0357369137</text:p>
          </table:table-cell>
          <table:table-cell table:formula="of:=[.P360]+[.O360]*[.G360]*([.$AA$2]+[.$AA$1]*ABS([.P360]/[.B360]))" office:value-type="float" office:value="239.386981436663">
            <text:p>239,3869814367</text:p>
          </table:table-cell>
          <table:table-cell table:formula="of:=SQRT([.Z360]*[.Z360]+[.AA360]*[.AA360])" office:value-type="float" office:value="347.603422829813">
            <text:p>347,6034228298</text:p>
          </table:table-cell>
          <table:table-cell table:formula="of:=ASIN(ABS([.Z360]/[.AB360]))" office:value-type="float" office:value="0.811131534795675">
            <text:p>0,8111315348</text:p>
          </table:table-cell>
          <table:table-cell table:formula="of:=ABS([.K360]-[.AC360])" office:value-type="float" office:value="0.0435903984758926">
            <text:p>0,0435903985</text:p>
          </table:table-cell>
          <table:table-cell/>
          <table:table-cell table:formula="of:=[.J360]/[.AC360]" office:value-type="float" office:value="1.04709045674209">
            <text:p>1,0470904567</text:p>
          </table:table-cell>
        </table:table-row>
        <table:table-row table:style-name="ro1">
          <table:table-cell office:value-type="float" office:value="-0.72">
            <text:p>-0,72</text:p>
          </table:table-cell>
          <table:table-cell office:value-type="float" office:value="-280.194581540954">
            <text:p>-280,194581541</text:p>
          </table:table-cell>
          <table:table-cell office:value-type="float" office:value="250.42321536861">
            <text:p>250,4232153686</text:p>
          </table:table-cell>
          <table:table-cell office:value-type="float" office:value="283.417764425632">
            <text:p>283,4177644256</text:p>
          </table:table-cell>
          <table:table-cell office:value-type="float" office:value="157.694297895939">
            <text:p>157,6942978959</text:p>
          </table:table-cell>
          <table:table-cell/>
          <table:table-cell table:formula="of:=SQRT([.B361]*[.B361] + [.C361]*[.C361])" office:value-type="float" office:value="375.793547470501">
            <text:p>375,7935474705</text:p>
          </table:table-cell>
          <table:table-cell table:formula="of:=SQRT([.D361]*[.D361]+[.E361]*[.E361])" office:value-type="float" office:value="324.334889860644">
            <text:p>324,3348898606</text:p>
          </table:table-cell>
          <table:table-cell/>
          <table:table-cell table:formula="of:=ASIN(ABS([.B361]/[.G361]))" office:value-type="float" office:value="0.841446387168457">
            <text:p>0,8414463872</text:p>
          </table:table-cell>
          <table:table-cell table:formula="of:=ASIN(ABS([.D361]/[.H361]))" office:value-type="float" office:value="1.06305100929044">
            <text:p>1,0630510093</text:p>
          </table:table-cell>
          <table:table-cell/>
          <table:table-cell table:formula="of:=[.J361]/[.K361]" office:value-type="float" office:value="0.791539051103583">
            <text:p>0,7915390511</text:p>
          </table:table-cell>
          <table:table-cell/>
          <table:table-cell table:formula="of:=IF([.C361]&lt;0;-[.A361];[.A361])" office:value-type="float" office:value="-0.72">
            <text:p>-0,72</text:p>
          </table:table-cell>
          <table:table-cell table:formula="of:=ABS([.C361])" office:value-type="float" office:value="250.42321536861">
            <text:p>250,4232153686</text:p>
          </table:table-cell>
          <table:table-cell table:formula="of:=ABS([.E361])" office:value-type="float" office:value="157.694297895939">
            <text:p>157,6942978959</text:p>
          </table:table-cell>
          <table:table-cell/>
          <table:table-cell table:formula="of:=1+[.$R$3]*[.O361]+[.$Q$3]*[.O361]*[.O361]*[.O361]" office:value-type="float" office:value="0.8373376">
            <text:p>0,8373376</text:p>
          </table:table-cell>
          <table:table-cell table:formula="of:=[.J361]/[.S361]" office:value-type="float" office:value="1.00490696604148">
            <text:p>1,004906966</text:p>
          </table:table-cell>
          <table:table-cell table:formula="of:=ABS([.T361]-[.K361])" office:value-type="float" office:value="0.0581440432489524">
            <text:p>0,0581440432</text:p>
          </table:table-cell>
          <table:table-cell table:number-columns-repeated="4"/>
          <table:table-cell table:formula="of:=-([.B361]+[.$Z$2])" office:value-type="float" office:value="280.194581540954">
            <text:p>280,194581541</text:p>
          </table:table-cell>
          <table:table-cell table:formula="of:=[.P361]+[.O361]*[.G361]*([.$AA$2]+[.$AA$1]*ABS([.P361]/[.B361]))" office:value-type="float" office:value="161.016353653057">
            <text:p>161,0163536531</text:p>
          </table:table-cell>
          <table:table-cell table:formula="of:=SQRT([.Z361]*[.Z361]+[.AA361]*[.AA361])" office:value-type="float" office:value="323.164462261302">
            <text:p>323,1644622613</text:p>
          </table:table-cell>
          <table:table-cell table:formula="of:=ASIN(ABS([.Z361]/[.AB361]))" office:value-type="float" office:value="1.04921831338705">
            <text:p>1,0492183134</text:p>
          </table:table-cell>
          <table:table-cell table:formula="of:=ABS([.K361]-[.AC361])" office:value-type="float" office:value="0.0138326959033861">
            <text:p>0,0138326959</text:p>
          </table:table-cell>
          <table:table-cell/>
          <table:table-cell table:formula="of:=[.J361]/[.AC361]" office:value-type="float" office:value="0.801974552323748">
            <text:p>0,8019745523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320.367840224426">
            <text:p>-320,3678402244</text:p>
          </table:table-cell>
          <table:table-cell office:value-type="float" office:value="-237.223912459903">
            <text:p>-237,2239124599</text:p>
          </table:table-cell>
          <table:table-cell office:value-type="float" office:value="386.805673404926">
            <text:p>386,8056734049</text:p>
          </table:table-cell>
          <table:table-cell office:value-type="float" office:value="-357.191936586063">
            <text:p>-357,1919365861</text:p>
          </table:table-cell>
          <table:table-cell/>
          <table:table-cell table:formula="of:=SQRT([.B362]*[.B362] + [.C362]*[.C362])" office:value-type="float" office:value="398.636096826224">
            <text:p>398,6360968262</text:p>
          </table:table-cell>
          <table:table-cell table:formula="of:=SQRT([.D362]*[.D362]+[.E362]*[.E362])" office:value-type="float" office:value="526.502334790967">
            <text:p>526,502334791</text:p>
          </table:table-cell>
          <table:table-cell/>
          <table:table-cell table:formula="of:=ASIN(ABS([.B362]/[.G362]))" office:value-type="float" office:value="0.93342007586503">
            <text:p>0,9334200759</text:p>
          </table:table-cell>
          <table:table-cell table:formula="of:=ASIN(ABS([.D362]/[.H362]))" office:value-type="float" office:value="0.825180700388794">
            <text:p>0,8251807004</text:p>
          </table:table-cell>
          <table:table-cell/>
          <table:table-cell table:formula="of:=[.J362]/[.K362]" office:value-type="float" office:value="1.13117051262255">
            <text:p>1,1311705126</text:p>
          </table:table-cell>
          <table:table-cell/>
          <table:table-cell table:formula="of:=IF([.C362]&lt;0;-[.A362];[.A362])" office:value-type="float" office:value="0.6">
            <text:p>0,6</text:p>
          </table:table-cell>
          <table:table-cell table:formula="of:=ABS([.C362])" office:value-type="float" office:value="237.223912459903">
            <text:p>237,2239124599</text:p>
          </table:table-cell>
          <table:table-cell table:formula="of:=ABS([.E362])" office:value-type="float" office:value="357.191936586063">
            <text:p>357,1919365861</text:p>
          </table:table-cell>
          <table:table-cell/>
          <table:table-cell table:formula="of:=1+[.$R$3]*[.O362]+[.$Q$3]*[.O362]*[.O362]*[.O362]" office:value-type="float" office:value="1.1308">
            <text:p>1,1308</text:p>
          </table:table-cell>
          <table:table-cell table:formula="of:=[.J362]/[.S362]" office:value-type="float" office:value="0.82545107522553">
            <text:p>0,8254510752</text:p>
          </table:table-cell>
          <table:table-cell table:formula="of:=ABS([.T362]-[.K362])" office:value-type="float" office:value="0.000270374836736864">
            <text:p>0,0002703748</text:p>
          </table:table-cell>
          <table:table-cell table:number-columns-repeated="4"/>
          <table:table-cell table:formula="of:=-([.B362]+[.$Z$2])" office:value-type="float" office:value="320.367840224426">
            <text:p>320,3678402244</text:p>
          </table:table-cell>
          <table:table-cell table:formula="of:=[.P362]+[.O362]*[.G362]*([.$AA$2]+[.$AA$1]*ABS([.P362]/[.B362]))" office:value-type="float" office:value="312.959019249493">
            <text:p>312,9590192495</text:p>
          </table:table-cell>
          <table:table-cell table:formula="of:=SQRT([.Z362]*[.Z362]+[.AA362]*[.AA362])" office:value-type="float" office:value="447.860358571361">
            <text:p>447,8603585714</text:p>
          </table:table-cell>
          <table:table-cell table:formula="of:=ASIN(ABS([.Z362]/[.AB362]))" office:value-type="float" office:value="0.797095887768392">
            <text:p>0,7970958878</text:p>
          </table:table-cell>
          <table:table-cell table:formula="of:=ABS([.K362]-[.AC362])" office:value-type="float" office:value="0.0280848126204016">
            <text:p>0,0280848126</text:p>
          </table:table-cell>
          <table:table-cell/>
          <table:table-cell table:formula="of:=[.J362]/[.AC362]" office:value-type="float" office:value="1.17102608379815">
            <text:p>1,1710260838</text:p>
          </table:table-cell>
        </table:table-row>
        <table:table-row table:style-name="ro1">
          <table:table-cell office:value-type="float" office:value="-0.24">
            <text:p>-0,24</text:p>
          </table:table-cell>
          <table:table-cell office:value-type="float" office:value="-336.498786754686">
            <text:p>-336,4987867547</text:p>
          </table:table-cell>
          <table:table-cell office:value-type="float" office:value="242.778181765394">
            <text:p>242,7781817654</text:p>
          </table:table-cell>
          <table:table-cell office:value-type="float" office:value="364.689537962806">
            <text:p>364,6895379628</text:p>
          </table:table-cell>
          <table:table-cell office:value-type="float" office:value="217.994941500961">
            <text:p>217,994941501</text:p>
          </table:table-cell>
          <table:table-cell/>
          <table:table-cell table:formula="of:=SQRT([.B363]*[.B363] + [.C363]*[.C363])" office:value-type="float" office:value="414.936957896843">
            <text:p>414,9369578968</text:p>
          </table:table-cell>
          <table:table-cell table:formula="of:=SQRT([.D363]*[.D363]+[.E363]*[.E363])" office:value-type="float" office:value="424.876751093223">
            <text:p>424,8767510932</text:p>
          </table:table-cell>
          <table:table-cell/>
          <table:table-cell table:formula="of:=ASIN(ABS([.B363]/[.G363]))" office:value-type="float" office:value="0.945797220534693">
            <text:p>0,9457972205</text:p>
          </table:table-cell>
          <table:table-cell table:formula="of:=ASIN(ABS([.D363]/[.H363]))" office:value-type="float" office:value="1.03202930449639">
            <text:p>1,0320293045</text:p>
          </table:table-cell>
          <table:table-cell/>
          <table:table-cell table:formula="of:=[.J363]/[.K363]" office:value-type="float" office:value="0.916444151744528">
            <text:p>0,9164441517</text:p>
          </table:table-cell>
          <table:table-cell/>
          <table:table-cell table:formula="of:=IF([.C363]&lt;0;-[.A363];[.A363])" office:value-type="float" office:value="-0.24">
            <text:p>-0,24</text:p>
          </table:table-cell>
          <table:table-cell table:formula="of:=ABS([.C363])" office:value-type="float" office:value="242.778181765394">
            <text:p>242,7781817654</text:p>
          </table:table-cell>
          <table:table-cell table:formula="of:=ABS([.E363])" office:value-type="float" office:value="217.994941500961">
            <text:p>217,994941501</text:p>
          </table:table-cell>
          <table:table-cell/>
          <table:table-cell table:formula="of:=1+[.$R$3]*[.O363]+[.$Q$3]*[.O363]*[.O363]*[.O363]" office:value-type="float" office:value="0.9513088">
            <text:p>0,9513088</text:p>
          </table:table-cell>
          <table:table-cell table:formula="of:=[.J363]/[.S363]" office:value-type="float" office:value="0.994206319267406">
            <text:p>0,9942063193</text:p>
          </table:table-cell>
          <table:table-cell table:formula="of:=ABS([.T363]-[.K363])" office:value-type="float" office:value="0.0378229852289874">
            <text:p>0,0378229852</text:p>
          </table:table-cell>
          <table:table-cell table:number-columns-repeated="4"/>
          <table:table-cell table:formula="of:=-([.B363]+[.$Z$2])" office:value-type="float" office:value="336.498786754686">
            <text:p>336,4987867547</text:p>
          </table:table-cell>
          <table:table-cell table:formula="of:=[.P363]+[.O363]*[.G363]*([.$AA$2]+[.$AA$1]*ABS([.P363]/[.B363]))" office:value-type="float" office:value="211.415572394627">
            <text:p>211,4155723946</text:p>
          </table:table-cell>
          <table:table-cell table:formula="of:=SQRT([.Z363]*[.Z363]+[.AA363]*[.AA363])" office:value-type="float" office:value="397.401532128807">
            <text:p>397,4015321288</text:p>
          </table:table-cell>
          <table:table-cell table:formula="of:=ASIN(ABS([.Z363]/[.AB363]))" office:value-type="float" office:value="1.00984159173494">
            <text:p>1,0098415917</text:p>
          </table:table-cell>
          <table:table-cell table:formula="of:=ABS([.K363]-[.AC363])" office:value-type="float" office:value="0.0221877127614534">
            <text:p>0,0221877128</text:p>
          </table:table-cell>
          <table:table-cell/>
          <table:table-cell table:formula="of:=[.J363]/[.AC363]" office:value-type="float" office:value="0.936579784666804">
            <text:p>0,9365797847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440.038963509142">
            <text:p>-440,0389635091</text:p>
          </table:table-cell>
          <table:table-cell office:value-type="float" office:value="-139.425258084979">
            <text:p>-139,425258085</text:p>
          </table:table-cell>
          <table:table-cell office:value-type="float" office:value="132.312227801714">
            <text:p>132,3122278017</text:p>
          </table:table-cell>
          <table:table-cell office:value-type="float" office:value="-81.5635750692309">
            <text:p>-81,5635750692</text:p>
          </table:table-cell>
          <table:table-cell/>
          <table:table-cell table:formula="of:=SQRT([.B364]*[.B364] + [.C364]*[.C364])" office:value-type="float" office:value="461.599059789188">
            <text:p>461,5990597892</text:p>
          </table:table-cell>
          <table:table-cell table:formula="of:=SQRT([.D364]*[.D364]+[.E364]*[.E364])" office:value-type="float" office:value="155.432115098285">
            <text:p>155,4321150983</text:p>
          </table:table-cell>
          <table:table-cell/>
          <table:table-cell table:formula="of:=ASIN(ABS([.B364]/[.G364]))" office:value-type="float" office:value="1.26395563750156">
            <text:p>1,2639556375</text:p>
          </table:table-cell>
          <table:table-cell table:formula="of:=ASIN(ABS([.D364]/[.H364]))" office:value-type="float" office:value="1.01837059566745">
            <text:p>1,0183705957</text:p>
          </table:table-cell>
          <table:table-cell/>
          <table:table-cell table:formula="of:=[.J364]/[.K364]" office:value-type="float" office:value="1.24115488298555">
            <text:p>1,241154883</text:p>
          </table:table-cell>
          <table:table-cell/>
          <table:table-cell table:formula="of:=IF([.C364]&lt;0;-[.A364];[.A364])" office:value-type="float" office:value="0.88">
            <text:p>0,88</text:p>
          </table:table-cell>
          <table:table-cell table:formula="of:=ABS([.C364])" office:value-type="float" office:value="139.425258084979">
            <text:p>139,425258085</text:p>
          </table:table-cell>
          <table:table-cell table:formula="of:=ABS([.E364])" office:value-type="float" office:value="81.5635750692309">
            <text:p>81,5635750692</text:p>
          </table:table-cell>
          <table:table-cell/>
          <table:table-cell table:formula="of:=1+[.$R$3]*[.O364]+[.$Q$3]*[.O364]*[.O364]*[.O364]" office:value-type="float" office:value="1.2100736">
            <text:p>1,2100736</text:p>
          </table:table-cell>
          <table:table-cell table:formula="of:=[.J364]/[.S364]" office:value-type="float" office:value="1.04452790103144">
            <text:p>1,044527901</text:p>
          </table:table-cell>
          <table:table-cell table:formula="of:=ABS([.T364]-[.K364])" office:value-type="float" office:value="0.0261573053639903">
            <text:p>0,0261573054</text:p>
          </table:table-cell>
          <table:table-cell table:number-columns-repeated="4"/>
          <table:table-cell table:formula="of:=-([.B364]+[.$Z$2])" office:value-type="float" office:value="440.038963509142">
            <text:p>440,0389635091</text:p>
          </table:table-cell>
          <table:table-cell table:formula="of:=[.P364]+[.O364]*[.G364]*([.$AA$2]+[.$AA$1]*ABS([.P364]/[.B364]))" office:value-type="float" office:value="252.560567726206">
            <text:p>252,5605677262</text:p>
          </table:table-cell>
          <table:table-cell table:formula="of:=SQRT([.Z364]*[.Z364]+[.AA364]*[.AA364])" office:value-type="float" office:value="507.366859162464">
            <text:p>507,3668591625</text:p>
          </table:table-cell>
          <table:table-cell table:formula="of:=ASIN(ABS([.Z364]/[.AB364]))" office:value-type="float" office:value="1.04975115810678">
            <text:p>1,0497511581</text:p>
          </table:table-cell>
          <table:table-cell table:formula="of:=ABS([.K364]-[.AC364])" office:value-type="float" office:value="0.0313805624393266">
            <text:p>0,0313805624</text:p>
          </table:table-cell>
          <table:table-cell/>
          <table:table-cell table:formula="of:=[.J364]/[.AC364]" office:value-type="float" office:value="1.20405262498695">
            <text:p>1,204052625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-158.320809660719">
            <text:p>-158,3208096607</text:p>
          </table:table-cell>
          <table:table-cell office:value-type="float" office:value="102.398173460834">
            <text:p>102,3981734608</text:p>
          </table:table-cell>
          <table:table-cell office:value-type="float" office:value="151.831772392444">
            <text:p>151,8317723924</text:p>
          </table:table-cell>
          <table:table-cell office:value-type="float" office:value="132.09341428076">
            <text:p>132,0934142808</text:p>
          </table:table-cell>
          <table:table-cell/>
          <table:table-cell table:formula="of:=SQRT([.B365]*[.B365] + [.C365]*[.C365])" office:value-type="float" office:value="188.549369396296">
            <text:p>188,5493693963</text:p>
          </table:table-cell>
          <table:table-cell table:formula="of:=SQRT([.D365]*[.D365]+[.E365]*[.E365])" office:value-type="float" office:value="201.249986842681">
            <text:p>201,2499868427</text:p>
          </table:table-cell>
          <table:table-cell/>
          <table:table-cell table:formula="of:=ASIN(ABS([.B365]/[.G365]))" office:value-type="float" office:value="0.996690551238318">
            <text:p>0,9966905512</text:p>
          </table:table-cell>
          <table:table-cell table:formula="of:=ASIN(ABS([.D365]/[.H365]))" office:value-type="float" office:value="0.854806065979604">
            <text:p>0,854806066</text:p>
          </table:table-cell>
          <table:table-cell/>
          <table:table-cell table:formula="of:=[.J365]/[.K365]" office:value-type="float" office:value="1.16598441553654">
            <text:p>1,1659844155</text:p>
          </table:table-cell>
          <table:table-cell/>
          <table:table-cell table:formula="of:=IF([.C365]&lt;0;-[.A365];[.A365])" office:value-type="float" office:value="0.6">
            <text:p>0,6</text:p>
          </table:table-cell>
          <table:table-cell table:formula="of:=ABS([.C365])" office:value-type="float" office:value="102.398173460834">
            <text:p>102,3981734608</text:p>
          </table:table-cell>
          <table:table-cell table:formula="of:=ABS([.E365])" office:value-type="float" office:value="132.09341428076">
            <text:p>132,0934142808</text:p>
          </table:table-cell>
          <table:table-cell/>
          <table:table-cell table:formula="of:=1+[.$R$3]*[.O365]+[.$Q$3]*[.O365]*[.O365]*[.O365]" office:value-type="float" office:value="1.1308">
            <text:p>1,1308</text:p>
          </table:table-cell>
          <table:table-cell table:formula="of:=[.J365]/[.S365]" office:value-type="float" office:value="0.881403034345877">
            <text:p>0,8814030343</text:p>
          </table:table-cell>
          <table:table-cell table:formula="of:=ABS([.T365]-[.K365])" office:value-type="float" office:value="0.0265969683662729">
            <text:p>0,0265969684</text:p>
          </table:table-cell>
          <table:table-cell table:number-columns-repeated="4"/>
          <table:table-cell table:formula="of:=-([.B365]+[.$Z$2])" office:value-type="float" office:value="158.320809660719">
            <text:p>158,3208096607</text:p>
          </table:table-cell>
          <table:table-cell table:formula="of:=[.P365]+[.O365]*[.G365]*([.$AA$2]+[.$AA$1]*ABS([.P365]/[.B365]))" office:value-type="float" office:value="137.265840770065">
            <text:p>137,2658407701</text:p>
          </table:table-cell>
          <table:table-cell table:formula="of:=SQRT([.Z365]*[.Z365]+[.AA365]*[.AA365])" office:value-type="float" office:value="209.540902484309">
            <text:p>209,5409024843</text:p>
          </table:table-cell>
          <table:table-cell table:formula="of:=ASIN(ABS([.Z365]/[.AB365]))" office:value-type="float" office:value="0.856509178726633">
            <text:p>0,8565091787</text:p>
          </table:table-cell>
          <table:table-cell table:formula="of:=ABS([.K365]-[.AC365])" office:value-type="float" office:value="0.00170311274702895">
            <text:p>0,0017031127</text:p>
          </table:table-cell>
          <table:table-cell/>
          <table:table-cell table:formula="of:=[.J365]/[.AC365]" office:value-type="float" office:value="1.16366593142655">
            <text:p>1,1636659314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-185.793214451295">
            <text:p>-185,7932144513</text:p>
          </table:table-cell>
          <table:table-cell office:value-type="float" office:value="120.759201449642">
            <text:p>120,7592014496</text:p>
          </table:table-cell>
          <table:table-cell office:value-type="float" office:value="175.235037763781">
            <text:p>175,2350377638</text:p>
          </table:table-cell>
          <table:table-cell office:value-type="float" office:value="150.894791012371">
            <text:p>150,8947910124</text:p>
          </table:table-cell>
          <table:table-cell/>
          <table:table-cell table:formula="of:=SQRT([.B366]*[.B366] + [.C366]*[.C366])" office:value-type="float" office:value="221.589492690651">
            <text:p>221,5894926907</text:p>
          </table:table-cell>
          <table:table-cell table:formula="of:=SQRT([.D366]*[.D366]+[.E366]*[.E366])" office:value-type="float" office:value="231.249986842683">
            <text:p>231,2499868427</text:p>
          </table:table-cell>
          <table:table-cell/>
          <table:table-cell table:formula="of:=ASIN(ABS([.B366]/[.G366]))" office:value-type="float" office:value="0.994445276711764">
            <text:p>0,9944452767</text:p>
          </table:table-cell>
          <table:table-cell table:formula="of:=ASIN(ABS([.D366]/[.H366]))" office:value-type="float" office:value="0.85989366150238">
            <text:p>0,8598936615</text:p>
          </table:table-cell>
          <table:table-cell/>
          <table:table-cell table:formula="of:=[.J366]/[.K366]" office:value-type="float" office:value="1.15647471452958">
            <text:p>1,1564747145</text:p>
          </table:table-cell>
          <table:table-cell/>
          <table:table-cell table:formula="of:=IF([.C366]&lt;0;-[.A366];[.A366])" office:value-type="float" office:value="0.6">
            <text:p>0,6</text:p>
          </table:table-cell>
          <table:table-cell table:formula="of:=ABS([.C366])" office:value-type="float" office:value="120.759201449642">
            <text:p>120,7592014496</text:p>
          </table:table-cell>
          <table:table-cell table:formula="of:=ABS([.E366])" office:value-type="float" office:value="150.894791012371">
            <text:p>150,8947910124</text:p>
          </table:table-cell>
          <table:table-cell/>
          <table:table-cell table:formula="of:=1+[.$R$3]*[.O366]+[.$Q$3]*[.O366]*[.O366]*[.O366]" office:value-type="float" office:value="1.1308">
            <text:p>1,1308</text:p>
          </table:table-cell>
          <table:table-cell table:formula="of:=[.J366]/[.S366]" office:value-type="float" office:value="0.879417471446554">
            <text:p>0,8794174714</text:p>
          </table:table-cell>
          <table:table-cell table:formula="of:=ABS([.T366]-[.K366])" office:value-type="float" office:value="0.0195238099441737">
            <text:p>0,0195238099</text:p>
          </table:table-cell>
          <table:table-cell table:number-columns-repeated="4"/>
          <table:table-cell table:formula="of:=-([.B366]+[.$Z$2])" office:value-type="float" office:value="185.793214451295">
            <text:p>185,7932144513</text:p>
          </table:table-cell>
          <table:table-cell table:formula="of:=[.P366]+[.O366]*[.G366]*([.$AA$2]+[.$AA$1]*ABS([.P366]/[.B366]))" office:value-type="float" office:value="161.775005137334">
            <text:p>161,7750051373</text:p>
          </table:table-cell>
          <table:table-cell table:formula="of:=SQRT([.Z366]*[.Z366]+[.AA366]*[.AA366])" office:value-type="float" office:value="246.353954348879">
            <text:p>246,3539543489</text:p>
          </table:table-cell>
          <table:table-cell table:formula="of:=ASIN(ABS([.Z366]/[.AB366]))" office:value-type="float" office:value="0.85439206359822">
            <text:p>0,8543920636</text:p>
          </table:table-cell>
          <table:table-cell table:formula="of:=ABS([.K366]-[.AC366])" office:value-type="float" office:value="0.00550159790416094">
            <text:p>0,0055015979</text:p>
          </table:table-cell>
          <table:table-cell/>
          <table:table-cell table:formula="of:=[.J366]/[.AC366]" office:value-type="float" office:value="1.16392148181213">
            <text:p>1,1639214818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-199.060986418941">
            <text:p>-199,0609864189</text:p>
          </table:table-cell>
          <table:table-cell office:value-type="float" office:value="-169.502630243341">
            <text:p>-169,5026302433</text:p>
          </table:table-cell>
          <table:table-cell office:value-type="float" office:value="202.802361855635">
            <text:p>202,8023618556</text:p>
          </table:table-cell>
          <table:table-cell office:value-type="float" office:value="-164.689883268758">
            <text:p>-164,6898832688</text:p>
          </table:table-cell>
          <table:table-cell/>
          <table:table-cell table:formula="of:=SQRT([.B367]*[.B367] + [.C367]*[.C367])" office:value-type="float" office:value="261.450603314455">
            <text:p>261,4506033145</text:p>
          </table:table-cell>
          <table:table-cell table:formula="of:=SQRT([.D367]*[.D367]+[.E367]*[.E367])" office:value-type="float" office:value="261.249986842681">
            <text:p>261,2499868427</text:p>
          </table:table-cell>
          <table:table-cell/>
          <table:table-cell table:formula="of:=ASIN(ABS([.B367]/[.G367]))" office:value-type="float" office:value="0.86542567203958">
            <text:p>0,865425672</text:p>
          </table:table-cell>
          <table:table-cell table:formula="of:=ASIN(ABS([.D367]/[.H367]))" office:value-type="float" office:value="0.888738335210714">
            <text:p>0,8887383352</text:p>
          </table:table-cell>
          <table:table-cell/>
          <table:table-cell table:formula="of:=[.J367]/[.K367]" office:value-type="float" office:value="0.973768811080252">
            <text:p>0,9737688111</text:p>
          </table:table-cell>
          <table:table-cell/>
          <table:table-cell table:formula="of:=IF([.C367]&lt;0;-[.A367];[.A367])" office:value-type="float" office:value="-0.04">
            <text:p>-0,04</text:p>
          </table:table-cell>
          <table:table-cell table:formula="of:=ABS([.C367])" office:value-type="float" office:value="169.502630243341">
            <text:p>169,5026302433</text:p>
          </table:table-cell>
          <table:table-cell table:formula="of:=ABS([.E367])" office:value-type="float" office:value="164.689883268758">
            <text:p>164,6898832688</text:p>
          </table:table-cell>
          <table:table-cell/>
          <table:table-cell table:formula="of:=1+[.$R$3]*[.O367]+[.$Q$3]*[.O367]*[.O367]*[.O367]" office:value-type="float" office:value="0.9919968">
            <text:p>0,9919968</text:p>
          </table:table-cell>
          <table:table-cell table:formula="of:=[.J367]/[.S367]" office:value-type="float" office:value="0.872407725548691">
            <text:p>0,8724077255</text:p>
          </table:table-cell>
          <table:table-cell table:formula="of:=ABS([.T367]-[.K367])" office:value-type="float" office:value="0.0163306096620229">
            <text:p>0,0163306097</text:p>
          </table:table-cell>
          <table:table-cell table:number-columns-repeated="4"/>
          <table:table-cell table:formula="of:=-([.B367]+[.$Z$2])" office:value-type="float" office:value="199.060986418941">
            <text:p>199,0609864189</text:p>
          </table:table-cell>
          <table:table-cell table:formula="of:=[.P367]+[.O367]*[.G367]*([.$AA$2]+[.$AA$1]*ABS([.P367]/[.B367]))" office:value-type="float" office:value="166.086663127058">
            <text:p>166,0866631271</text:p>
          </table:table-cell>
          <table:table-cell table:formula="of:=SQRT([.Z367]*[.Z367]+[.AA367]*[.AA367])" office:value-type="float" office:value="259.249023108598">
            <text:p>259,2490231086</text:p>
          </table:table-cell>
          <table:table-cell table:formula="of:=ASIN(ABS([.Z367]/[.AB367]))" office:value-type="float" office:value="0.875457968130111">
            <text:p>0,8754579681</text:p>
          </table:table-cell>
          <table:table-cell table:formula="of:=ABS([.K367]-[.AC367])" office:value-type="float" office:value="0.0132803670806033">
            <text:p>0,0132803671</text:p>
          </table:table-cell>
          <table:table-cell/>
          <table:table-cell table:formula="of:=[.J367]/[.AC367]" office:value-type="float" office:value="0.988540516557341">
            <text:p>0,9885405166</text:p>
          </table:table-cell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-243.138201920007">
            <text:p>-243,13820192</text:p>
          </table:table-cell>
          <table:table-cell office:value-type="float" office:value="144.95858438142">
            <text:p>144,9585843814</text:p>
          </table:table-cell>
          <table:table-cell office:value-type="float" office:value="225.956851414259">
            <text:p>225,9568514143</text:p>
          </table:table-cell>
          <table:table-cell office:value-type="float" office:value="183.766308486668">
            <text:p>183,7663084867</text:p>
          </table:table-cell>
          <table:table-cell/>
          <table:table-cell table:formula="of:=SQRT([.B368]*[.B368] + [.C368]*[.C368])" office:value-type="float" office:value="283.070974172131">
            <text:p>283,0709741721</text:p>
          </table:table-cell>
          <table:table-cell table:formula="of:=SQRT([.D368]*[.D368]+[.E368]*[.E368])" office:value-type="float" office:value="291.249986842682">
            <text:p>291,2499868427</text:p>
          </table:table-cell>
          <table:table-cell/>
          <table:table-cell table:formula="of:=ASIN(ABS([.B368]/[.G368]))" office:value-type="float" office:value="1.0331768779241">
            <text:p>1,0331768779</text:p>
          </table:table-cell>
          <table:table-cell table:formula="of:=ASIN(ABS([.D368]/[.H368]))" office:value-type="float" office:value="0.888009795315814">
            <text:p>0,8880097953</text:p>
          </table:table-cell>
          <table:table-cell/>
          <table:table-cell table:formula="of:=[.J368]/[.K368]" office:value-type="float" office:value="1.163474641129">
            <text:p>1,1634746411</text:p>
          </table:table-cell>
          <table:table-cell/>
          <table:table-cell table:formula="of:=IF([.C368]&lt;0;-[.A368];[.A368])" office:value-type="float" office:value="0.64">
            <text:p>0,64</text:p>
          </table:table-cell>
          <table:table-cell table:formula="of:=ABS([.C368])" office:value-type="float" office:value="144.95858438142">
            <text:p>144,9585843814</text:p>
          </table:table-cell>
          <table:table-cell table:formula="of:=ABS([.E368])" office:value-type="float" office:value="183.766308486668">
            <text:p>183,7663084867</text:p>
          </table:table-cell>
          <table:table-cell/>
          <table:table-cell table:formula="of:=1+[.$R$3]*[.O368]+[.$Q$3]*[.O368]*[.O368]*[.O368]" office:value-type="float" office:value="1.1411072">
            <text:p>1,1411072</text:p>
          </table:table-cell>
          <table:table-cell table:formula="of:=[.J368]/[.S368]" office:value-type="float" office:value="0.905416141379269">
            <text:p>0,9054161414</text:p>
          </table:table-cell>
          <table:table-cell table:formula="of:=ABS([.T368]-[.K368])" office:value-type="float" office:value="0.0174063460634553">
            <text:p>0,0174063461</text:p>
          </table:table-cell>
          <table:table-cell table:number-columns-repeated="4"/>
          <table:table-cell table:formula="of:=-([.B368]+[.$Z$2])" office:value-type="float" office:value="243.138201920007">
            <text:p>243,13820192</text:p>
          </table:table-cell>
          <table:table-cell table:formula="of:=[.P368]+[.O368]*[.G368]*([.$AA$2]+[.$AA$1]*ABS([.P368]/[.B368]))" office:value-type="float" office:value="199.970886939338">
            <text:p>199,9708869393</text:p>
          </table:table-cell>
          <table:table-cell table:formula="of:=SQRT([.Z368]*[.Z368]+[.AA368]*[.AA368])" office:value-type="float" office:value="314.808736943878">
            <text:p>314,8087369439</text:p>
          </table:table-cell>
          <table:table-cell table:formula="of:=ASIN(ABS([.Z368]/[.AB368]))" office:value-type="float" office:value="0.882510880663281">
            <text:p>0,8825108807</text:p>
          </table:table-cell>
          <table:table-cell table:formula="of:=ABS([.K368]-[.AC368])" office:value-type="float" office:value="0.00549891465253294">
            <text:p>0,0054989147</text:p>
          </table:table-cell>
          <table:table-cell/>
          <table:table-cell table:formula="of:=[.J368]/[.AC368]" office:value-type="float" office:value="1.170724237584">
            <text:p>1,1707242376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-250.382968964925">
            <text:p>-250,3829689649</text:p>
          </table:table-cell>
          <table:table-cell office:value-type="float" office:value="176.344615152979">
            <text:p>176,344615153</text:p>
          </table:table-cell>
          <table:table-cell office:value-type="float" office:value="230.679264422707">
            <text:p>230,6792644227</text:p>
          </table:table-cell>
          <table:table-cell office:value-type="float" office:value="223.581374474307">
            <text:p>223,5813744743</text:p>
          </table:table-cell>
          <table:table-cell/>
          <table:table-cell table:formula="of:=SQRT([.B369]*[.B369] + [.C369]*[.C369])" office:value-type="float" office:value="306.249986842682">
            <text:p>306,2499868427</text:p>
          </table:table-cell>
          <table:table-cell table:formula="of:=SQRT([.D369]*[.D369]+[.E369]*[.E369])" office:value-type="float" office:value="321.249986842679">
            <text:p>321,2499868427</text:p>
          </table:table-cell>
          <table:table-cell/>
          <table:table-cell table:formula="of:=ASIN(ABS([.B369]/[.G369]))" office:value-type="float" office:value="0.957190575856838">
            <text:p>0,9571905759</text:p>
          </table:table-cell>
          <table:table-cell table:formula="of:=ASIN(ABS([.D369]/[.H369]))" office:value-type="float" office:value="0.801022040499131">
            <text:p>0,8010220405</text:p>
          </table:table-cell>
          <table:table-cell/>
          <table:table-cell table:formula="of:=[.J369]/[.K369]" office:value-type="float" office:value="1.19496159588867">
            <text:p>1,1949615959</text:p>
          </table:table-cell>
          <table:table-cell/>
          <table:table-cell table:formula="of:=IF([.C369]&lt;0;-[.A369];[.A369])" office:value-type="float" office:value="0.68">
            <text:p>0,68</text:p>
          </table:table-cell>
          <table:table-cell table:formula="of:=ABS([.C369])" office:value-type="float" office:value="176.344615152979">
            <text:p>176,344615153</text:p>
          </table:table-cell>
          <table:table-cell table:formula="of:=ABS([.E369])" office:value-type="float" office:value="223.581374474307">
            <text:p>223,5813744743</text:p>
          </table:table-cell>
          <table:table-cell/>
          <table:table-cell table:formula="of:=1+[.$R$3]*[.O369]+[.$Q$3]*[.O369]*[.O369]*[.O369]" office:value-type="float" office:value="1.1517216">
            <text:p>1,1517216</text:p>
          </table:table-cell>
          <table:table-cell table:formula="of:=[.J369]/[.S369]" office:value-type="float" office:value="0.831095445163864">
            <text:p>0,8310954452</text:p>
          </table:table-cell>
          <table:table-cell table:formula="of:=ABS([.T369]-[.K369])" office:value-type="float" office:value="0.0300734046647337">
            <text:p>0,0300734047</text:p>
          </table:table-cell>
          <table:table-cell table:number-columns-repeated="4"/>
          <table:table-cell table:formula="of:=-([.B369]+[.$Z$2])" office:value-type="float" office:value="250.382968964925">
            <text:p>250,3829689649</text:p>
          </table:table-cell>
          <table:table-cell table:formula="of:=[.P369]+[.O369]*[.G369]*([.$AA$2]+[.$AA$1]*ABS([.P369]/[.B369]))" office:value-type="float" office:value="241.607446873335">
            <text:p>241,6074468733</text:p>
          </table:table-cell>
          <table:table-cell table:formula="of:=SQRT([.Z369]*[.Z369]+[.AA369]*[.AA369])" office:value-type="float" office:value="347.945095571618">
            <text:p>347,9450955716</text:p>
          </table:table-cell>
          <table:table-cell table:formula="of:=ASIN(ABS([.Z369]/[.AB369]))" office:value-type="float" office:value="0.803233046641264">
            <text:p>0,8032330466</text:p>
          </table:table-cell>
          <table:table-cell table:formula="of:=ABS([.K369]-[.AC369])" office:value-type="float" office:value="0.00221100614213288">
            <text:p>0,0022110061</text:p>
          </table:table-cell>
          <table:table-cell/>
          <table:table-cell table:formula="of:=[.J369]/[.AC369]" office:value-type="float" office:value="1.19167230464353">
            <text:p>1,1916723046</text:p>
          </table:table-cell>
        </table:table-row>
        <table:table-row table:style-name="ro1">
          <table:table-cell office:value-type="float" office:value="-0.16">
            <text:p>-0,16</text:p>
          </table:table-cell>
          <table:table-cell office:value-type="float" office:value="-235.285590772564">
            <text:p>-235,2855907726</text:p>
          </table:table-cell>
          <table:table-cell office:value-type="float" office:value="-216.364618794721">
            <text:p>-216,3646187947</text:p>
          </table:table-cell>
          <table:table-cell office:value-type="float" office:value="253.961315742384">
            <text:p>253,9613157424</text:p>
          </table:table-cell>
          <table:table-cell office:value-type="float" office:value="-242.652433252547">
            <text:p>-242,6524332525</text:p>
          </table:table-cell>
          <table:table-cell/>
          <table:table-cell table:formula="of:=SQRT([.B370]*[.B370] + [.C370]*[.C370])" office:value-type="float" office:value="319.645049220818">
            <text:p>319,6450492208</text:p>
          </table:table-cell>
          <table:table-cell table:formula="of:=SQRT([.D370]*[.D370]+[.E370]*[.E370])" office:value-type="float" office:value="351.249986842683">
            <text:p>351,2499868427</text:p>
          </table:table-cell>
          <table:table-cell/>
          <table:table-cell table:formula="of:=ASIN(ABS([.B370]/[.G370]))" office:value-type="float" office:value="0.82726665878144">
            <text:p>0,8272666588</text:p>
          </table:table-cell>
          <table:table-cell table:formula="of:=ASIN(ABS([.D370]/[.H370]))" office:value-type="float" office:value="0.808166216697741">
            <text:p>0,8081662167</text:p>
          </table:table-cell>
          <table:table-cell/>
          <table:table-cell table:formula="of:=[.J370]/[.K370]" office:value-type="float" office:value="1.02363429909474">
            <text:p>1,0236342991</text:p>
          </table:table-cell>
          <table:table-cell/>
          <table:table-cell table:formula="of:=IF([.C370]&lt;0;-[.A370];[.A370])" office:value-type="float" office:value="0.16">
            <text:p>0,16</text:p>
          </table:table-cell>
          <table:table-cell table:formula="of:=ABS([.C370])" office:value-type="float" office:value="216.364618794721">
            <text:p>216,3646187947</text:p>
          </table:table-cell>
          <table:table-cell table:formula="of:=ABS([.E370])" office:value-type="float" office:value="242.652433252547">
            <text:p>242,6524332525</text:p>
          </table:table-cell>
          <table:table-cell/>
          <table:table-cell table:formula="of:=1+[.$R$3]*[.O370]+[.$Q$3]*[.O370]*[.O370]*[.O370]" office:value-type="float" office:value="1.0322048">
            <text:p>1,0322048</text:p>
          </table:table-cell>
          <table:table-cell table:formula="of:=[.J370]/[.S370]" office:value-type="float" office:value="0.80145593082055">
            <text:p>0,8014559308</text:p>
          </table:table-cell>
          <table:table-cell table:formula="of:=ABS([.T370]-[.K370])" office:value-type="float" office:value="0.00671028587719091">
            <text:p>0,0067102859</text:p>
          </table:table-cell>
          <table:table-cell table:number-columns-repeated="4"/>
          <table:table-cell table:formula="of:=-([.B370]+[.$Z$2])" office:value-type="float" office:value="235.285590772564">
            <text:p>235,2855907726</text:p>
          </table:table-cell>
          <table:table-cell table:formula="of:=[.P370]+[.O370]*[.G370]*([.$AA$2]+[.$AA$1]*ABS([.P370]/[.B370]))" office:value-type="float" office:value="233.383158763189">
            <text:p>233,3831587632</text:p>
          </table:table-cell>
          <table:table-cell table:formula="of:=SQRT([.Z370]*[.Z370]+[.AA370]*[.AA370])" office:value-type="float" office:value="331.401581196406">
            <text:p>331,4015811964</text:p>
          </table:table-cell>
          <table:table-cell table:formula="of:=ASIN(ABS([.Z370]/[.AB370]))" office:value-type="float" office:value="0.789457366325693">
            <text:p>0,7894573663</text:p>
          </table:table-cell>
          <table:table-cell table:formula="of:=ABS([.K370]-[.AC370])" office:value-type="float" office:value="0.0187088503720484">
            <text:p>0,0187088504</text:p>
          </table:table-cell>
          <table:table-cell/>
          <table:table-cell table:formula="of:=[.J370]/[.AC370]" office:value-type="float" office:value="1.04789276035477">
            <text:p>1,0478927604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 office:value-type="float" office:value="-264.427498606575">
            <text:p>-264,4274986066</text:p>
          </table:table-cell>
          <table:table-cell office:value-type="float" office:value="-266.313877296247">
            <text:p>-266,3138772962</text:p>
          </table:table-cell>
          <table:table-cell office:value-type="float" office:value="288.34328792426">
            <text:p>288,3432879243</text:p>
          </table:table-cell>
          <table:table-cell office:value-type="float" office:value="-249.41872579374">
            <text:p>-249,4187257937</text:p>
          </table:table-cell>
          <table:table-cell/>
          <table:table-cell table:formula="of:=SQRT([.B371]*[.B371] + [.C371]*[.C371])" office:value-type="float" office:value="375.293196394353">
            <text:p>375,2931963944</text:p>
          </table:table-cell>
          <table:table-cell table:formula="of:=SQRT([.D371]*[.D371]+[.E371]*[.E371])" office:value-type="float" office:value="381.249986842683">
            <text:p>381,2499868427</text:p>
          </table:table-cell>
          <table:table-cell/>
          <table:table-cell table:formula="of:=ASIN(ABS([.B371]/[.G371]))" office:value-type="float" office:value="0.781843945030263">
            <text:p>0,781843945</text:p>
          </table:table-cell>
          <table:table-cell table:formula="of:=ASIN(ABS([.D371]/[.H371]))" office:value-type="float" office:value="0.85765465572511">
            <text:p>0,8576546557</text:p>
          </table:table-cell>
          <table:table-cell/>
          <table:table-cell table:formula="of:=[.J371]/[.K371]" office:value-type="float" office:value="0.911606950199842">
            <text:p>0,9116069502</text:p>
          </table:table-cell>
          <table:table-cell/>
          <table:table-cell table:formula="of:=IF([.C371]&lt;0;-[.A371];[.A371])" office:value-type="float" office:value="-0.12">
            <text:p>-0,12</text:p>
          </table:table-cell>
          <table:table-cell table:formula="of:=ABS([.C371])" office:value-type="float" office:value="266.313877296247">
            <text:p>266,3138772962</text:p>
          </table:table-cell>
          <table:table-cell table:formula="of:=ABS([.E371])" office:value-type="float" office:value="249.41872579374">
            <text:p>249,4187257937</text:p>
          </table:table-cell>
          <table:table-cell/>
          <table:table-cell table:formula="of:=1+[.$R$3]*[.O371]+[.$Q$3]*[.O371]*[.O371]*[.O371]" office:value-type="float" office:value="0.9759136">
            <text:p>0,9759136</text:p>
          </table:table-cell>
          <table:table-cell table:formula="of:=[.J371]/[.S371]" office:value-type="float" office:value="0.801140536447348">
            <text:p>0,8011405364</text:p>
          </table:table-cell>
          <table:table-cell table:formula="of:=ABS([.T371]-[.K371])" office:value-type="float" office:value="0.0565141192777617">
            <text:p>0,0565141193</text:p>
          </table:table-cell>
          <table:table-cell table:number-columns-repeated="4"/>
          <table:table-cell table:formula="of:=-([.B371]+[.$Z$2])" office:value-type="float" office:value="264.427498606575">
            <text:p>264,4274986066</text:p>
          </table:table-cell>
          <table:table-cell table:formula="of:=[.P371]+[.O371]*[.G371]*([.$AA$2]+[.$AA$1]*ABS([.P371]/[.B371]))" office:value-type="float" office:value="250.973000315125">
            <text:p>250,9730003151</text:p>
          </table:table-cell>
          <table:table-cell table:formula="of:=SQRT([.Z371]*[.Z371]+[.AA371]*[.AA371])" office:value-type="float" office:value="364.567344816435">
            <text:p>364,5673448164</text:p>
          </table:table-cell>
          <table:table-cell table:formula="of:=ASIN(ABS([.Z371]/[.AB371]))" office:value-type="float" office:value="0.811497174359739">
            <text:p>0,8114971744</text:p>
          </table:table-cell>
          <table:table-cell table:formula="of:=ABS([.K371]-[.AC371])" office:value-type="float" office:value="0.0461574813653709">
            <text:p>0,0461574814</text:p>
          </table:table-cell>
          <table:table-cell/>
          <table:table-cell table:formula="of:=[.J371]/[.AC371]" office:value-type="float" office:value="0.963458616657695">
            <text:p>0,9634586167</text:p>
          </table:table-cell>
        </table:table-row>
        <table:table-row table:style-name="ro1">
          <table:table-cell office:value-type="float" office:value="-0.44">
            <text:p>-0,44</text:p>
          </table:table-cell>
          <table:table-cell office:value-type="float" office:value="-321.660021828617">
            <text:p>-321,6600218286</text:p>
          </table:table-cell>
          <table:table-cell office:value-type="float" office:value="263.513464289563">
            <text:p>263,5134642896</text:p>
          </table:table-cell>
          <table:table-cell office:value-type="float" office:value="350.491478439835">
            <text:p>350,4914784398</text:p>
          </table:table-cell>
          <table:table-cell office:value-type="float" office:value="215.133156949748">
            <text:p>215,1331569497</text:p>
          </table:table-cell>
          <table:table-cell/>
          <table:table-cell table:formula="of:=SQRT([.B372]*[.B372] + [.C372]*[.C372])" office:value-type="float" office:value="415.817887427505">
            <text:p>415,8178874275</text:p>
          </table:table-cell>
          <table:table-cell table:formula="of:=SQRT([.D372]*[.D372]+[.E372]*[.E372])" office:value-type="float" office:value="411.249986842682">
            <text:p>411,2499868427</text:p>
          </table:table-cell>
          <table:table-cell/>
          <table:table-cell table:formula="of:=ASIN(ABS([.B372]/[.G372]))" office:value-type="float" office:value="0.884439407320078">
            <text:p>0,8844394073</text:p>
          </table:table-cell>
          <table:table-cell table:formula="of:=ASIN(ABS([.D372]/[.H372]))" office:value-type="float" office:value="1.02028843088275">
            <text:p>1,0202884309</text:p>
          </table:table-cell>
          <table:table-cell/>
          <table:table-cell table:formula="of:=[.J372]/[.K372]" office:value-type="float" office:value="0.866852333663009">
            <text:p>0,8668523337</text:p>
          </table:table-cell>
          <table:table-cell/>
          <table:table-cell table:formula="of:=IF([.C372]&lt;0;-[.A372];[.A372])" office:value-type="float" office:value="-0.44">
            <text:p>-0,44</text:p>
          </table:table-cell>
          <table:table-cell table:formula="of:=ABS([.C372])" office:value-type="float" office:value="263.513464289563">
            <text:p>263,5134642896</text:p>
          </table:table-cell>
          <table:table-cell table:formula="of:=ABS([.E372])" office:value-type="float" office:value="215.133156949748">
            <text:p>215,1331569497</text:p>
          </table:table-cell>
          <table:table-cell/>
          <table:table-cell table:formula="of:=1+[.$R$3]*[.O372]+[.$Q$3]*[.O372]*[.O372]*[.O372]" office:value-type="float" office:value="0.9077408">
            <text:p>0,9077408</text:p>
          </table:table-cell>
          <table:table-cell table:formula="of:=[.J372]/[.S372]" office:value-type="float" office:value="0.974330345534847">
            <text:p>0,9743303455</text:p>
          </table:table-cell>
          <table:table-cell table:formula="of:=ABS([.T372]-[.K372])" office:value-type="float" office:value="0.0459580853478995">
            <text:p>0,0459580853</text:p>
          </table:table-cell>
          <table:table-cell table:number-columns-repeated="4"/>
          <table:table-cell table:formula="of:=-([.B372]+[.$Z$2])" office:value-type="float" office:value="321.660021828617">
            <text:p>321,6600218286</text:p>
          </table:table-cell>
          <table:table-cell table:formula="of:=[.P372]+[.O372]*[.G372]*([.$AA$2]+[.$AA$1]*ABS([.P372]/[.B372]))" office:value-type="float" office:value="204.283741210531">
            <text:p>204,2837412105</text:p>
          </table:table-cell>
          <table:table-cell table:formula="of:=SQRT([.Z372]*[.Z372]+[.AA372]*[.AA372])" office:value-type="float" office:value="381.047262902855">
            <text:p>381,0472629029</text:p>
          </table:table-cell>
          <table:table-cell table:formula="of:=ASIN(ABS([.Z372]/[.AB372]))" office:value-type="float" office:value="1.00497265981511">
            <text:p>1,0049726598</text:p>
          </table:table-cell>
          <table:table-cell table:formula="of:=ABS([.K372]-[.AC372])" office:value-type="float" office:value="0.0153157710676413">
            <text:p>0,0153157711</text:p>
          </table:table-cell>
          <table:table-cell/>
          <table:table-cell table:formula="of:=[.J372]/[.AC372]" office:value-type="float" office:value="0.88006315264616">
            <text:p>0,8800631526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339.701195516347">
            <text:p>-339,7011955163</text:p>
          </table:table-cell>
          <table:table-cell office:value-type="float" office:value="274.545473461692">
            <text:p>274,5454734617</text:p>
          </table:table-cell>
          <table:table-cell office:value-type="float" office:value="392.59697296082">
            <text:p>392,5969729608</text:p>
          </table:table-cell>
          <table:table-cell office:value-type="float" office:value="201.417893223686">
            <text:p>201,4178932237</text:p>
          </table:table-cell>
          <table:table-cell/>
          <table:table-cell table:formula="of:=SQRT([.B373]*[.B373] + [.C373]*[.C373])" office:value-type="float" office:value="436.774677875835">
            <text:p>436,7746778758</text:p>
          </table:table-cell>
          <table:table-cell table:formula="of:=SQRT([.D373]*[.D373]+[.E373]*[.E373])" office:value-type="float" office:value="441.249986842682">
            <text:p>441,2499868427</text:p>
          </table:table-cell>
          <table:table-cell/>
          <table:table-cell table:formula="of:=ASIN(ABS([.B373]/[.G373]))" office:value-type="float" office:value="0.89107718504715">
            <text:p>0,891077185</text:p>
          </table:table-cell>
          <table:table-cell table:formula="of:=ASIN(ABS([.D373]/[.H373]))" office:value-type="float" office:value="1.09677133781712">
            <text:p>1,0967713378</text:p>
          </table:table-cell>
          <table:table-cell/>
          <table:table-cell table:formula="of:=[.J373]/[.K373]" office:value-type="float" office:value="0.812454842976331">
            <text:p>0,812454843</text:p>
          </table:table-cell>
          <table:table-cell/>
          <table:table-cell table:formula="of:=IF([.C373]&lt;0;-[.A373];[.A373])" office:value-type="float" office:value="-0.88">
            <text:p>-0,88</text:p>
          </table:table-cell>
          <table:table-cell table:formula="of:=ABS([.C373])" office:value-type="float" office:value="274.545473461692">
            <text:p>274,5454734617</text:p>
          </table:table-cell>
          <table:table-cell table:formula="of:=ABS([.E373])" office:value-type="float" office:value="201.417893223686">
            <text:p>201,4178932237</text:p>
          </table:table-cell>
          <table:table-cell/>
          <table:table-cell table:formula="of:=1+[.$R$3]*[.O373]+[.$Q$3]*[.O373]*[.O373]*[.O373]" office:value-type="float" office:value="0.7899264">
            <text:p>0,7899264</text:p>
          </table:table-cell>
          <table:table-cell table:formula="of:=[.J373]/[.S373]" office:value-type="float" office:value="1.12805089821932">
            <text:p>1,1280508982</text:p>
          </table:table-cell>
          <table:table-cell table:formula="of:=ABS([.T373]-[.K373])" office:value-type="float" office:value="0.031279560402194">
            <text:p>0,0312795604</text:p>
          </table:table-cell>
          <table:table-cell table:number-columns-repeated="4"/>
          <table:table-cell table:formula="of:=-([.B373]+[.$Z$2])" office:value-type="float" office:value="339.701195516347">
            <text:p>339,7011955163</text:p>
          </table:table-cell>
          <table:table-cell table:formula="of:=[.P373]+[.O373]*[.G373]*([.$AA$2]+[.$AA$1]*ABS([.P373]/[.B373]))" office:value-type="float" office:value="150.497446959775">
            <text:p>150,4974469598</text:p>
          </table:table-cell>
          <table:table-cell table:formula="of:=SQRT([.Z373]*[.Z373]+[.AA373]*[.AA373])" office:value-type="float" office:value="371.54593763981">
            <text:p>371,5459376398</text:p>
          </table:table-cell>
          <table:table-cell table:formula="of:=ASIN(ABS([.Z373]/[.AB373]))" office:value-type="float" office:value="1.1537546706128">
            <text:p>1,1537546706</text:p>
          </table:table-cell>
          <table:table-cell table:formula="of:=ABS([.K373]-[.AC373])" office:value-type="float" office:value="0.056983332795683">
            <text:p>0,0569833328</text:p>
          </table:table-cell>
          <table:table-cell/>
          <table:table-cell table:formula="of:=[.J373]/[.AC373]" office:value-type="float" office:value="0.772328128105314">
            <text:p>0,7723281281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474.954170269448">
            <text:p>-474,9541702694</text:p>
          </table:table-cell>
          <table:table-cell office:value-type="float" office:value="120.680962901252">
            <text:p>120,6809629013</text:p>
          </table:table-cell>
          <table:table-cell office:value-type="float" office:value="104.41475467472">
            <text:p>104,4147546747</text:p>
          </table:table-cell>
          <table:table-cell office:value-type="float" office:value="89.4811189848926">
            <text:p>89,4811189849</text:p>
          </table:table-cell>
          <table:table-cell/>
          <table:table-cell table:formula="of:=SQRT([.B374]*[.B374] + [.C374]*[.C374])" office:value-type="float" office:value="490.046282164362">
            <text:p>490,0462821644</text:p>
          </table:table-cell>
          <table:table-cell table:formula="of:=SQRT([.D374]*[.D374]+[.E374]*[.E374])" office:value-type="float" office:value="137.51113281684">
            <text:p>137,5111328168</text:p>
          </table:table-cell>
          <table:table-cell/>
          <table:table-cell table:formula="of:=ASIN(ABS([.B374]/[.G374]))" office:value-type="float" office:value="1.32197225307751">
            <text:p>1,3219722531</text:p>
          </table:table-cell>
          <table:table-cell table:formula="of:=ASIN(ABS([.D374]/[.H374]))" office:value-type="float" office:value="0.862265255886694">
            <text:p>0,8622652559</text:p>
          </table:table-cell>
          <table:table-cell/>
          <table:table-cell table:formula="of:=[.J374]/[.K374]" office:value-type="float" office:value="1.53313872274499">
            <text:p>1,5331387227</text:p>
          </table:table-cell>
          <table:table-cell/>
          <table:table-cell table:formula="of:=IF([.C374]&lt;0;-[.A374];[.A374])" office:value-type="float" office:value="-0.88">
            <text:p>-0,88</text:p>
          </table:table-cell>
          <table:table-cell table:formula="of:=ABS([.C374])" office:value-type="float" office:value="120.680962901252">
            <text:p>120,6809629013</text:p>
          </table:table-cell>
          <table:table-cell table:formula="of:=ABS([.E374])" office:value-type="float" office:value="89.4811189848926">
            <text:p>89,4811189849</text:p>
          </table:table-cell>
          <table:table-cell/>
          <table:table-cell table:formula="of:=1+[.$R$3]*[.O374]+[.$Q$3]*[.O374]*[.O374]*[.O374]" office:value-type="float" office:value="0.7899264">
            <text:p>0,7899264</text:p>
          </table:table-cell>
          <table:table-cell table:formula="of:=[.J374]/[.S374]" office:value-type="float" office:value="1.67353851330644">
            <text:p>1,6735385133</text:p>
          </table:table-cell>
          <table:table-cell table:formula="of:=ABS([.T374]-[.K374])" office:value-type="float" office:value="0.811273257419743">
            <text:p>0,8112732574</text:p>
          </table:table-cell>
          <table:table-cell table:number-columns-repeated="4"/>
          <table:table-cell table:formula="of:=-([.B374]+[.$Z$2])" office:value-type="float" office:value="474.954170269448">
            <text:p>474,9541702694</text:p>
          </table:table-cell>
          <table:table-cell table:formula="of:=[.P374]+[.O374]*[.G374]*([.$AA$2]+[.$AA$1]*ABS([.P374]/[.B374]))" office:value-type="float" office:value="3.00913634809716">
            <text:p>3,0091363481</text:p>
          </table:table-cell>
          <table:table-cell table:formula="of:=SQRT([.Z374]*[.Z374]+[.AA374]*[.AA374])" office:value-type="float" office:value="474.96370256884">
            <text:p>474,9637025688</text:p>
          </table:table-cell>
          <table:table-cell table:formula="of:=ASIN(ABS([.Z374]/[.AB374]))" office:value-type="float" office:value="1.56446077638833">
            <text:p>1,5644607764</text:p>
          </table:table-cell>
          <table:table-cell table:formula="of:=ABS([.K374]-[.AC374])" office:value-type="float" office:value="0.702195520501638">
            <text:p>0,7021955205</text:p>
          </table:table-cell>
          <table:table-cell/>
          <table:table-cell table:formula="of:=[.J374]/[.AC374]" office:value-type="float" office:value="0.845001851775007">
            <text:p>0,8450018518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191.404537230069">
            <text:p>-191,4045372301</text:p>
          </table:table-cell>
          <table:table-cell office:value-type="float" office:value="-83.8059672141799">
            <text:p>-83,8059672142</text:p>
          </table:table-cell>
          <table:table-cell office:value-type="float" office:value="180.120152369915">
            <text:p>180,1201523699</text:p>
          </table:table-cell>
          <table:table-cell office:value-type="float" office:value="-111.426153955064">
            <text:p>-111,4261539551</text:p>
          </table:table-cell>
          <table:table-cell/>
          <table:table-cell table:formula="of:=SQRT([.B375]*[.B375] + [.C375]*[.C375])" office:value-type="float" office:value="208.947689656911">
            <text:p>208,9476896569</text:p>
          </table:table-cell>
          <table:table-cell table:formula="of:=SQRT([.D375]*[.D375]+[.E375]*[.E375])" office:value-type="float" office:value="211.799568165233">
            <text:p>211,7995681652</text:p>
          </table:table-cell>
          <table:table-cell/>
          <table:table-cell table:formula="of:=ASIN(ABS([.B375]/[.G375]))" office:value-type="float" office:value="1.15809438575969">
            <text:p>1,1580943858</text:p>
          </table:table-cell>
          <table:table-cell table:formula="of:=ASIN(ABS([.D375]/[.H375]))" office:value-type="float" office:value="1.01679713268021">
            <text:p>1,0167971327</text:p>
          </table:table-cell>
          <table:table-cell/>
          <table:table-cell table:formula="of:=[.J375]/[.K375]" office:value-type="float" office:value="1.13896307192275">
            <text:p>1,1389630719</text:p>
          </table:table-cell>
          <table:table-cell/>
          <table:table-cell table:formula="of:=IF([.C375]&lt;0;-[.A375];[.A375])" office:value-type="float" office:value="0.6">
            <text:p>0,6</text:p>
          </table:table-cell>
          <table:table-cell table:formula="of:=ABS([.C375])" office:value-type="float" office:value="83.8059672141799">
            <text:p>83,8059672142</text:p>
          </table:table-cell>
          <table:table-cell table:formula="of:=ABS([.E375])" office:value-type="float" office:value="111.426153955064">
            <text:p>111,4261539551</text:p>
          </table:table-cell>
          <table:table-cell/>
          <table:table-cell table:formula="of:=1+[.$R$3]*[.O375]+[.$Q$3]*[.O375]*[.O375]*[.O375]" office:value-type="float" office:value="1.1308">
            <text:p>1,1308</text:p>
          </table:table-cell>
          <table:table-cell table:formula="of:=[.J375]/[.S375]" office:value-type="float" office:value="1.02413723537292">
            <text:p>1,0241372354</text:p>
          </table:table-cell>
          <table:table-cell table:formula="of:=ABS([.T375]-[.K375])" office:value-type="float" office:value="0.00734010269270557">
            <text:p>0,0073401027</text:p>
          </table:table-cell>
          <table:table-cell table:number-columns-repeated="4"/>
          <table:table-cell table:formula="of:=-([.B375]+[.$Z$2])" office:value-type="float" office:value="191.404537230069">
            <text:p>191,4045372301</text:p>
          </table:table-cell>
          <table:table-cell table:formula="of:=[.P375]+[.O375]*[.G375]*([.$AA$2]+[.$AA$1]*ABS([.P375]/[.B375]))" office:value-type="float" office:value="120.088428912683">
            <text:p>120,0884289127</text:p>
          </table:table-cell>
          <table:table-cell table:formula="of:=SQRT([.Z375]*[.Z375]+[.AA375]*[.AA375])" office:value-type="float" office:value="225.957800553496">
            <text:p>225,9578005535</text:p>
          </table:table-cell>
          <table:table-cell table:formula="of:=ASIN(ABS([.Z375]/[.AB375]))" office:value-type="float" office:value="1.01046844798327">
            <text:p>1,010468448</text:p>
          </table:table-cell>
          <table:table-cell table:formula="of:=ABS([.K375]-[.AC375])" office:value-type="float" office:value="0.00632868469694015">
            <text:p>0,0063286847</text:p>
          </table:table-cell>
          <table:table-cell/>
          <table:table-cell table:formula="of:=[.J375]/[.AC375]" office:value-type="float" office:value="1.14609653381168">
            <text:p>1,1460965338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186.91902884992">
            <text:p>-186,9190288499</text:p>
          </table:table-cell>
          <table:table-cell office:value-type="float" office:value="-138.097179483248">
            <text:p>-138,0971794832</text:p>
          </table:table-cell>
          <table:table-cell office:value-type="float" office:value="173.499906377867">
            <text:p>173,4999063779</text:p>
          </table:table-cell>
          <table:table-cell office:value-type="float" office:value="-168.418566826122">
            <text:p>-168,4185668261</text:p>
          </table:table-cell>
          <table:table-cell/>
          <table:table-cell table:formula="of:=SQRT([.B376]*[.B376] + [.C376]*[.C376])" office:value-type="float" office:value="232.399557502646">
            <text:p>232,3995575026</text:p>
          </table:table-cell>
          <table:table-cell table:formula="of:=SQRT([.D376]*[.D376]+[.E376]*[.E376])" office:value-type="float" office:value="241.799568165234">
            <text:p>241,7995681652</text:p>
          </table:table-cell>
          <table:table-cell/>
          <table:table-cell table:formula="of:=ASIN(ABS([.B376]/[.G376]))" office:value-type="float" office:value="0.934496988130087">
            <text:p>0,9344969881</text:p>
          </table:table-cell>
          <table:table-cell table:formula="of:=ASIN(ABS([.D376]/[.H376]))" office:value-type="float" office:value="0.800258330122121">
            <text:p>0,8002583301</text:p>
          </table:table-cell>
          <table:table-cell/>
          <table:table-cell table:formula="of:=[.J376]/[.K376]" office:value-type="float" office:value="1.16774415579964">
            <text:p>1,1677441558</text:p>
          </table:table-cell>
          <table:table-cell/>
          <table:table-cell table:formula="of:=IF([.C376]&lt;0;-[.A376];[.A376])" office:value-type="float" office:value="0.6">
            <text:p>0,6</text:p>
          </table:table-cell>
          <table:table-cell table:formula="of:=ABS([.C376])" office:value-type="float" office:value="138.097179483248">
            <text:p>138,0971794832</text:p>
          </table:table-cell>
          <table:table-cell table:formula="of:=ABS([.E376])" office:value-type="float" office:value="168.418566826122">
            <text:p>168,4185668261</text:p>
          </table:table-cell>
          <table:table-cell/>
          <table:table-cell table:formula="of:=1+[.$R$3]*[.O376]+[.$Q$3]*[.O376]*[.O376]*[.O376]" office:value-type="float" office:value="1.1308">
            <text:p>1,1308</text:p>
          </table:table-cell>
          <table:table-cell table:formula="of:=[.J376]/[.S376]" office:value-type="float" office:value="0.826403420702235">
            <text:p>0,8264034207</text:p>
          </table:table-cell>
          <table:table-cell table:formula="of:=ABS([.T376]-[.K376])" office:value-type="float" office:value="0.0261450905801137">
            <text:p>0,0261450906</text:p>
          </table:table-cell>
          <table:table-cell table:number-columns-repeated="4"/>
          <table:table-cell table:formula="of:=-([.B376]+[.$Z$2])" office:value-type="float" office:value="186.91902884992">
            <text:p>186,9190288499</text:p>
          </table:table-cell>
          <table:table-cell table:formula="of:=[.P376]+[.O376]*[.G376]*([.$AA$2]+[.$AA$1]*ABS([.P376]/[.B376]))" office:value-type="float" office:value="182.228833994923">
            <text:p>182,2288339949</text:p>
          </table:table-cell>
          <table:table-cell table:formula="of:=SQRT([.Z376]*[.Z376]+[.AA376]*[.AA376])" office:value-type="float" office:value="261.048024863906">
            <text:p>261,0480248639</text:p>
          </table:table-cell>
          <table:table-cell table:formula="of:=ASIN(ABS([.Z376]/[.AB376]))" office:value-type="float" office:value="0.798102943714381">
            <text:p>0,7981029437</text:p>
          </table:table-cell>
          <table:table-cell table:formula="of:=ABS([.K376]-[.AC376])" office:value-type="float" office:value="0.00215538640774049">
            <text:p>0,0021553864</text:p>
          </table:table-cell>
          <table:table-cell/>
          <table:table-cell table:formula="of:=[.J376]/[.AC376]" office:value-type="float" office:value="1.17089780897302">
            <text:p>1,170897809</text:p>
          </table:table-cell>
        </table:table-row>
        <table:table-row table:style-name="ro1">
          <table:table-cell office:value-type="float" office:value="-0.28">
            <text:p>-0,28</text:p>
          </table:table-cell>
          <table:table-cell office:value-type="float" office:value="-159.02941479029">
            <text:p>-159,0294147903</text:p>
          </table:table-cell>
          <table:table-cell office:value-type="float" office:value="201.632495995332">
            <text:p>201,6324959953</text:p>
          </table:table-cell>
          <table:table-cell office:value-type="float" office:value="166.169259748338">
            <text:p>166,1692597483</text:p>
          </table:table-cell>
          <table:table-cell office:value-type="float" office:value="175.380020632358">
            <text:p>175,3800206324</text:p>
          </table:table-cell>
          <table:table-cell/>
          <table:table-cell table:formula="of:=SQRT([.B377]*[.B377] + [.C377]*[.C377])" office:value-type="float" office:value="256.799568165232">
            <text:p>256,7995681652</text:p>
          </table:table-cell>
          <table:table-cell table:formula="of:=SQRT([.D377]*[.D377]+[.E377]*[.E377])" office:value-type="float" office:value="241.599616146874">
            <text:p>241,5996161469</text:p>
          </table:table-cell>
          <table:table-cell/>
          <table:table-cell table:formula="of:=ASIN(ABS([.B377]/[.G377]))" office:value-type="float" office:value="0.667818321238742">
            <text:p>0,6678183212</text:p>
          </table:table-cell>
          <table:table-cell table:formula="of:=ASIN(ABS([.D377]/[.H377]))" office:value-type="float" office:value="0.758437108164531">
            <text:p>0,7584371082</text:p>
          </table:table-cell>
          <table:table-cell/>
          <table:table-cell table:formula="of:=[.J377]/[.K377]" office:value-type="float" office:value="0.880519049041399">
            <text:p>0,880519049</text:p>
          </table:table-cell>
          <table:table-cell/>
          <table:table-cell table:formula="of:=IF([.C377]&lt;0;-[.A377];[.A377])" office:value-type="float" office:value="-0.28">
            <text:p>-0,28</text:p>
          </table:table-cell>
          <table:table-cell table:formula="of:=ABS([.C377])" office:value-type="float" office:value="201.632495995332">
            <text:p>201,6324959953</text:p>
          </table:table-cell>
          <table:table-cell table:formula="of:=ABS([.E377])" office:value-type="float" office:value="175.380020632358">
            <text:p>175,3800206324</text:p>
          </table:table-cell>
          <table:table-cell/>
          <table:table-cell table:formula="of:=1+[.$R$3]*[.O377]+[.$Q$3]*[.O377]*[.O377]*[.O377]" office:value-type="float" office:value="0.9429024">
            <text:p>0,9429024</text:p>
          </table:table-cell>
          <table:table-cell table:formula="of:=[.J377]/[.S377]" office:value-type="float" office:value="0.708258162497774">
            <text:p>0,7082581625</text:p>
          </table:table-cell>
          <table:table-cell table:formula="of:=ABS([.T377]-[.K377])" office:value-type="float" office:value="0.0501789456667566">
            <text:p>0,0501789457</text:p>
          </table:table-cell>
          <table:table-cell table:number-columns-repeated="4"/>
          <table:table-cell table:formula="of:=-([.B377]+[.$Z$2])" office:value-type="float" office:value="159.02941479029">
            <text:p>159,0294147903</text:p>
          </table:table-cell>
          <table:table-cell table:formula="of:=[.P377]+[.O377]*[.G377]*([.$AA$2]+[.$AA$1]*ABS([.P377]/[.B377]))" office:value-type="float" office:value="175.451539260866">
            <text:p>175,4515392609</text:p>
          </table:table-cell>
          <table:table-cell table:formula="of:=SQRT([.Z377]*[.Z377]+[.AA377]*[.AA377])" office:value-type="float" office:value="236.798643149722">
            <text:p>236,7986431497</text:p>
          </table:table-cell>
          <table:table-cell table:formula="of:=ASIN(ABS([.Z377]/[.AB377]))" office:value-type="float" office:value="0.736340218898902">
            <text:p>0,7363402189</text:p>
          </table:table-cell>
          <table:table-cell table:formula="of:=ABS([.K377]-[.AC377])" office:value-type="float" office:value="0.0220968892656296">
            <text:p>0,0220968893</text:p>
          </table:table-cell>
          <table:table-cell/>
          <table:table-cell table:formula="of:=[.J377]/[.AC377]" office:value-type="float" office:value="0.906942611714697">
            <text:p>0,9069426117</text:p>
          </table:table-cell>
        </table:table-row>
        <table:table-row table:style-name="ro1">
          <table:table-cell office:value-type="float" office:value="-0.24">
            <text:p>-0,24</text:p>
          </table:table-cell>
          <table:table-cell office:value-type="float" office:value="-158.733836266721">
            <text:p>-158,7338362667</text:p>
          </table:table-cell>
          <table:table-cell office:value-type="float" office:value="-234.604210444355">
            <text:p>-234,6042104444</text:p>
          </table:table-cell>
          <table:table-cell office:value-type="float" office:value="165.178243146505">
            <text:p>165,1782431465</text:p>
          </table:table-cell>
          <table:table-cell office:value-type="float" office:value="-252.584891344978">
            <text:p>-252,584891345</text:p>
          </table:table-cell>
          <table:table-cell/>
          <table:table-cell table:formula="of:=SQRT([.B378]*[.B378] + [.C378]*[.C378])" office:value-type="float" office:value="283.258832755784">
            <text:p>283,2588327558</text:p>
          </table:table-cell>
          <table:table-cell table:formula="of:=SQRT([.D378]*[.D378]+[.E378]*[.E378])" office:value-type="float" office:value="301.799568165232">
            <text:p>301,7995681652</text:p>
          </table:table-cell>
          <table:table-cell/>
          <table:table-cell table:formula="of:=ASIN(ABS([.B378]/[.G378]))" office:value-type="float" office:value="0.594849870252101">
            <text:p>0,5948498703</text:p>
          </table:table-cell>
          <table:table-cell table:formula="of:=ASIN(ABS([.D378]/[.H378]))" office:value-type="float" office:value="0.579147992188872">
            <text:p>0,5791479922</text:p>
          </table:table-cell>
          <table:table-cell/>
          <table:table-cell table:formula="of:=[.J378]/[.K378]" office:value-type="float" office:value="1.02711203056042">
            <text:p>1,0271120306</text:p>
          </table:table-cell>
          <table:table-cell/>
          <table:table-cell table:formula="of:=IF([.C378]&lt;0;-[.A378];[.A378])" office:value-type="float" office:value="0.24">
            <text:p>0,24</text:p>
          </table:table-cell>
          <table:table-cell table:formula="of:=ABS([.C378])" office:value-type="float" office:value="234.604210444355">
            <text:p>234,6042104444</text:p>
          </table:table-cell>
          <table:table-cell table:formula="of:=ABS([.E378])" office:value-type="float" office:value="252.584891344978">
            <text:p>252,584891345</text:p>
          </table:table-cell>
          <table:table-cell/>
          <table:table-cell table:formula="of:=1+[.$R$3]*[.O378]+[.$Q$3]*[.O378]*[.O378]*[.O378]" office:value-type="float" office:value="1.0486912">
            <text:p>1,0486912</text:p>
          </table:table-cell>
          <table:table-cell table:formula="of:=[.J378]/[.S378]" office:value-type="float" office:value="0.567230725548284">
            <text:p>0,5672307255</text:p>
          </table:table-cell>
          <table:table-cell table:formula="of:=ABS([.T378]-[.K378])" office:value-type="float" office:value="0.0119172666405881">
            <text:p>0,0119172666</text:p>
          </table:table-cell>
          <table:table-cell table:number-columns-repeated="4"/>
          <table:table-cell table:formula="of:=-([.B378]+[.$Z$2])" office:value-type="float" office:value="158.733836266721">
            <text:p>158,7338362667</text:p>
          </table:table-cell>
          <table:table-cell table:formula="of:=[.P378]+[.O378]*[.G378]*([.$AA$2]+[.$AA$1]*ABS([.P378]/[.B378]))" office:value-type="float" office:value="260.642552412843">
            <text:p>260,6425524128</text:p>
          </table:table-cell>
          <table:table-cell table:formula="of:=SQRT([.Z378]*[.Z378]+[.AA378]*[.AA378])" office:value-type="float" office:value="305.173673347213">
            <text:p>305,1736733472</text:p>
          </table:table-cell>
          <table:table-cell table:formula="of:=ASIN(ABS([.Z378]/[.AB378]))" office:value-type="float" office:value="0.547017937678119">
            <text:p>0,5470179377</text:p>
          </table:table-cell>
          <table:table-cell table:formula="of:=ABS([.K378]-[.AC378])" office:value-type="float" office:value="0.0321300545107538">
            <text:p>0,0321300545</text:p>
          </table:table-cell>
          <table:table-cell/>
          <table:table-cell table:formula="of:=[.J378]/[.AC378]" office:value-type="float" office:value="1.08744125060507">
            <text:p>1,0874412506</text:p>
          </table:table-cell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-172.851541025193">
            <text:p>-172,8515410252</text:p>
          </table:table-cell>
          <table:table-cell office:value-type="float" office:value="-265.488815498681">
            <text:p>-265,4888154987</text:p>
          </table:table-cell>
          <table:table-cell office:value-type="float" office:value="187.638717485392">
            <text:p>187,6387174854</text:p>
          </table:table-cell>
          <table:table-cell office:value-type="float" office:value="-294.577914377658">
            <text:p>-294,5779143777</text:p>
          </table:table-cell>
          <table:table-cell/>
          <table:table-cell table:formula="of:=SQRT([.B379]*[.B379] + [.C379]*[.C379])" office:value-type="float" office:value="316.79956816523">
            <text:p>316,7995681652</text:p>
          </table:table-cell>
          <table:table-cell table:formula="of:=SQRT([.D379]*[.D379]+[.E379]*[.E379])" office:value-type="float" office:value="349.262703331823">
            <text:p>349,2627033318</text:p>
          </table:table-cell>
          <table:table-cell/>
          <table:table-cell table:formula="of:=ASIN(ABS([.B379]/[.G379]))" office:value-type="float" office:value="0.577126356408377">
            <text:p>0,5771263564</text:p>
          </table:table-cell>
          <table:table-cell table:formula="of:=ASIN(ABS([.D379]/[.H379]))" office:value-type="float" office:value="0.567164124493162">
            <text:p>0,5671641245</text:p>
          </table:table-cell>
          <table:table-cell/>
          <table:table-cell table:formula="of:=[.J379]/[.K379]" office:value-type="float" office:value="1.01756498954182">
            <text:p>1,0175649895</text:p>
          </table:table-cell>
          <table:table-cell/>
          <table:table-cell table:formula="of:=IF([.C379]&lt;0;-[.A379];[.A379])" office:value-type="float" office:value="0.2">
            <text:p>0,2</text:p>
          </table:table-cell>
          <table:table-cell table:formula="of:=ABS([.C379])" office:value-type="float" office:value="265.488815498681">
            <text:p>265,4888154987</text:p>
          </table:table-cell>
          <table:table-cell table:formula="of:=ABS([.E379])" office:value-type="float" office:value="294.577914377658">
            <text:p>294,5779143777</text:p>
          </table:table-cell>
          <table:table-cell/>
          <table:table-cell table:formula="of:=1+[.$R$3]*[.O379]+[.$Q$3]*[.O379]*[.O379]*[.O379]" office:value-type="float" office:value="1.0404">
            <text:p>1,0404</text:p>
          </table:table-cell>
          <table:table-cell table:formula="of:=[.J379]/[.S379]" office:value-type="float" office:value="0.554715836609359">
            <text:p>0,5547158366</text:p>
          </table:table-cell>
          <table:table-cell table:formula="of:=ABS([.T379]-[.K379])" office:value-type="float" office:value="0.0124482878838023">
            <text:p>0,0124482879</text:p>
          </table:table-cell>
          <table:table-cell table:number-columns-repeated="4"/>
          <table:table-cell table:formula="of:=-([.B379]+[.$Z$2])" office:value-type="float" office:value="172.851541025193">
            <text:p>172,8515410252</text:p>
          </table:table-cell>
          <table:table-cell table:formula="of:=[.P379]+[.O379]*[.G379]*([.$AA$2]+[.$AA$1]*ABS([.P379]/[.B379]))" office:value-type="float" office:value="290.087300477778">
            <text:p>290,0873004778</text:p>
          </table:table-cell>
          <table:table-cell table:formula="of:=SQRT([.Z379]*[.Z379]+[.AA379]*[.AA379])" office:value-type="float" office:value="337.680762160459">
            <text:p>337,6807621605</text:p>
          </table:table-cell>
          <table:table-cell table:formula="of:=ASIN(ABS([.Z379]/[.AB379]))" office:value-type="float" office:value="0.537370132693749">
            <text:p>0,5373701327</text:p>
          </table:table-cell>
          <table:table-cell table:formula="of:=ABS([.K379]-[.AC379])" office:value-type="float" office:value="0.029793991799413">
            <text:p>0,0297939918</text:p>
          </table:table-cell>
          <table:table-cell/>
          <table:table-cell table:formula="of:=[.J379]/[.AC379]" office:value-type="float" office:value="1.07398294266065">
            <text:p>1,073982942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73.49635436609">
            <text:p>-173,4963543661</text:p>
          </table:table-cell>
          <table:table-cell office:value-type="float" office:value="280.327914182126">
            <text:p>280,3279141821</text:p>
          </table:table-cell>
          <table:table-cell office:value-type="float" office:value="140.755842109077">
            <text:p>140,7558421091</text:p>
          </table:table-cell>
          <table:table-cell office:value-type="float" office:value="289.161038208782">
            <text:p>289,1610382088</text:p>
          </table:table-cell>
          <table:table-cell/>
          <table:table-cell table:formula="of:=SQRT([.B380]*[.B380] + [.C380]*[.C380])" office:value-type="float" office:value="329.673663564479">
            <text:p>329,6736635645</text:p>
          </table:table-cell>
          <table:table-cell table:formula="of:=SQRT([.D380]*[.D380]+[.E380]*[.E380])" office:value-type="float" office:value="321.599616146873">
            <text:p>321,5996161469</text:p>
          </table:table-cell>
          <table:table-cell/>
          <table:table-cell table:formula="of:=ASIN(ABS([.B380]/[.G380]))" office:value-type="float" office:value="0.55420440018738">
            <text:p>0,5542044002</text:p>
          </table:table-cell>
          <table:table-cell table:formula="of:=ASIN(ABS([.D380]/[.H380]))" office:value-type="float" office:value="0.453010284065073">
            <text:p>0,4530102841</text:p>
          </table:table-cell>
          <table:table-cell/>
          <table:table-cell table:formula="of:=[.J380]/[.K380]" office:value-type="float" office:value="1.22338149857051">
            <text:p>1,2233814986</text:p>
          </table:table-cell>
          <table:table-cell/>
          <table:table-cell table:formula="of:=IF([.C380]&lt;0;-[.A380];[.A380])" office:value-type="float" office:value="0">
            <text:p>0</text:p>
          </table:table-cell>
          <table:table-cell table:formula="of:=ABS([.C380])" office:value-type="float" office:value="280.327914182126">
            <text:p>280,3279141821</text:p>
          </table:table-cell>
          <table:table-cell table:formula="of:=ABS([.E380])" office:value-type="float" office:value="289.161038208782">
            <text:p>289,1610382088</text:p>
          </table:table-cell>
          <table:table-cell/>
          <table:table-cell table:formula="of:=1+[.$R$3]*[.O380]+[.$Q$3]*[.O380]*[.O380]*[.O380]" office:value-type="float" office:value="1">
            <text:p>1</text:p>
          </table:table-cell>
          <table:table-cell table:formula="of:=[.J380]/[.S380]" office:value-type="float" office:value="0.55420440018738">
            <text:p>0,5542044002</text:p>
          </table:table-cell>
          <table:table-cell table:formula="of:=ABS([.T380]-[.K380])" office:value-type="float" office:value="0.101194116122307">
            <text:p>0,1011941161</text:p>
          </table:table-cell>
          <table:table-cell table:number-columns-repeated="4"/>
          <table:table-cell table:formula="of:=-([.B380]+[.$Z$2])" office:value-type="float" office:value="173.49635436609">
            <text:p>173,4963543661</text:p>
          </table:table-cell>
          <table:table-cell table:formula="of:=[.P380]+[.O380]*[.G380]*([.$AA$2]+[.$AA$1]*ABS([.P380]/[.B380]))" office:value-type="float" office:value="280.327914182126">
            <text:p>280,3279141821</text:p>
          </table:table-cell>
          <table:table-cell table:formula="of:=SQRT([.Z380]*[.Z380]+[.AA380]*[.AA380])" office:value-type="float" office:value="329.673663564479">
            <text:p>329,6736635645</text:p>
          </table:table-cell>
          <table:table-cell table:formula="of:=ASIN(ABS([.Z380]/[.AB380]))" office:value-type="float" office:value="0.55420440018738">
            <text:p>0,5542044002</text:p>
          </table:table-cell>
          <table:table-cell table:formula="of:=ABS([.K380]-[.AC380])" office:value-type="float" office:value="0.101194116122307">
            <text:p>0,1011941161</text:p>
          </table:table-cell>
          <table:table-cell/>
          <table:table-cell table:formula="of:=[.J380]/[.AC380]" office:value-type="float" office:value="1">
            <text:p>1</text:p>
          </table:table-cell>
        </table:table-row>
        <table:table-row table:style-name="ro1">
          <table:table-cell office:value-type="float" office:value="-0.72">
            <text:p>-0,72</text:p>
          </table:table-cell>
          <table:table-cell office:value-type="float" office:value="-207.918995882187">
            <text:p>-207,9189958822</text:p>
          </table:table-cell>
          <table:table-cell office:value-type="float" office:value="314.241317653884">
            <text:p>314,2413176539</text:p>
          </table:table-cell>
          <table:table-cell office:value-type="float" office:value="273.558286584722">
            <text:p>273,5582865847</text:p>
          </table:table-cell>
          <table:table-cell office:value-type="float" office:value="280.48665824829">
            <text:p>280,4866582483</text:p>
          </table:table-cell>
          <table:table-cell/>
          <table:table-cell table:formula="of:=SQRT([.B381]*[.B381] + [.C381]*[.C381])" office:value-type="float" office:value="376.799568165233">
            <text:p>376,7995681652</text:p>
          </table:table-cell>
          <table:table-cell table:formula="of:=SQRT([.D381]*[.D381]+[.E381]*[.E381])" office:value-type="float" office:value="391.799568165232">
            <text:p>391,7995681652</text:p>
          </table:table-cell>
          <table:table-cell/>
          <table:table-cell table:formula="of:=ASIN(ABS([.B381]/[.G381]))" office:value-type="float" office:value="0.584524198591117">
            <text:p>0,5845241986</text:p>
          </table:table-cell>
          <table:table-cell table:formula="of:=ASIN(ABS([.D381]/[.H381]))" office:value-type="float" office:value="0.772893743645049">
            <text:p>0,7728937436</text:p>
          </table:table-cell>
          <table:table-cell/>
          <table:table-cell table:formula="of:=[.J381]/[.K381]" office:value-type="float" office:value="0.756280152863496">
            <text:p>0,7562801529</text:p>
          </table:table-cell>
          <table:table-cell/>
          <table:table-cell table:formula="of:=IF([.C381]&lt;0;-[.A381];[.A381])" office:value-type="float" office:value="-0.72">
            <text:p>-0,72</text:p>
          </table:table-cell>
          <table:table-cell table:formula="of:=ABS([.C381])" office:value-type="float" office:value="314.241317653884">
            <text:p>314,2413176539</text:p>
          </table:table-cell>
          <table:table-cell table:formula="of:=ABS([.E381])" office:value-type="float" office:value="280.48665824829">
            <text:p>280,4866582483</text:p>
          </table:table-cell>
          <table:table-cell/>
          <table:table-cell table:formula="of:=1+[.$R$3]*[.O381]+[.$Q$3]*[.O381]*[.O381]*[.O381]" office:value-type="float" office:value="0.8373376">
            <text:p>0,8373376</text:p>
          </table:table-cell>
          <table:table-cell table:formula="of:=[.J381]/[.S381]" office:value-type="float" office:value="0.698074705580064">
            <text:p>0,6980747056</text:p>
          </table:table-cell>
          <table:table-cell table:formula="of:=ABS([.T381]-[.K381])" office:value-type="float" office:value="0.0748190380649848">
            <text:p>0,0748190381</text:p>
          </table:table-cell>
          <table:table-cell table:number-columns-repeated="4"/>
          <table:table-cell table:formula="of:=-([.B381]+[.$Z$2])" office:value-type="float" office:value="207.918995882187">
            <text:p>207,9189958822</text:p>
          </table:table-cell>
          <table:table-cell table:formula="of:=[.P381]+[.O381]*[.G381]*([.$AA$2]+[.$AA$1]*ABS([.P381]/[.B381]))" office:value-type="float" office:value="209.515003179213">
            <text:p>209,5150031792</text:p>
          </table:table-cell>
          <table:table-cell table:formula="of:=SQRT([.Z381]*[.Z381]+[.AA381]*[.AA381])" office:value-type="float" office:value="295.172568857342">
            <text:p>295,1725688573</text:p>
          </table:table-cell>
          <table:table-cell table:formula="of:=ASIN(ABS([.Z381]/[.AB381]))" office:value-type="float" office:value="0.781574805636074">
            <text:p>0,7815748056</text:p>
          </table:table-cell>
          <table:table-cell table:formula="of:=ABS([.K381]-[.AC381])" office:value-type="float" office:value="0.0086810619910257">
            <text:p>0,008681062</text:p>
          </table:table-cell>
          <table:table-cell/>
          <table:table-cell table:formula="of:=[.J381]/[.AC381]" office:value-type="float" office:value="0.747880042161044">
            <text:p>0,7478800422</text:p>
          </table:table-cell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-327.108331677898">
            <text:p>-327,1083316779</text:p>
          </table:table-cell>
          <table:table-cell office:value-type="float" office:value="-241.838847182004">
            <text:p>-241,838847182</text:p>
          </table:table-cell>
          <table:table-cell office:value-type="float" office:value="370.734149596024">
            <text:p>370,734149596</text:p>
          </table:table-cell>
          <table:table-cell office:value-type="float" office:value="-201.174218098862">
            <text:p>-201,1742180989</text:p>
          </table:table-cell>
          <table:table-cell/>
          <table:table-cell table:formula="of:=SQRT([.B382]*[.B382] + [.C382]*[.C382])" office:value-type="float" office:value="406.799568165231">
            <text:p>406,7995681652</text:p>
          </table:table-cell>
          <table:table-cell table:formula="of:=SQRT([.D382]*[.D382]+[.E382]*[.E382])" office:value-type="float" office:value="421.799568165231">
            <text:p>421,7995681652</text:p>
          </table:table-cell>
          <table:table-cell/>
          <table:table-cell table:formula="of:=ASIN(ABS([.B382]/[.G382]))" office:value-type="float" office:value="0.934163325652649">
            <text:p>0,9341633257</text:p>
          </table:table-cell>
          <table:table-cell table:formula="of:=ASIN(ABS([.D382]/[.H382]))" office:value-type="float" office:value="1.07362334541198">
            <text:p>1,0736233454</text:p>
          </table:table-cell>
          <table:table-cell/>
          <table:table-cell table:formula="of:=[.J382]/[.K382]" office:value-type="float" office:value="0.870103402319535">
            <text:p>0,8701034023</text:p>
          </table:table-cell>
          <table:table-cell/>
          <table:table-cell table:formula="of:=IF([.C382]&lt;0;-[.A382];[.A382])" office:value-type="float" office:value="-0.52">
            <text:p>-0,52</text:p>
          </table:table-cell>
          <table:table-cell table:formula="of:=ABS([.C382])" office:value-type="float" office:value="241.838847182004">
            <text:p>241,838847182</text:p>
          </table:table-cell>
          <table:table-cell table:formula="of:=ABS([.E382])" office:value-type="float" office:value="201.174218098862">
            <text:p>201,1742180989</text:p>
          </table:table-cell>
          <table:table-cell/>
          <table:table-cell table:formula="of:=1+[.$R$3]*[.O382]+[.$Q$3]*[.O382]*[.O382]*[.O382]" office:value-type="float" office:value="0.8889696">
            <text:p>0,8889696</text:p>
          </table:table-cell>
          <table:table-cell table:formula="of:=[.J382]/[.S382]" office:value-type="float" office:value="1.0508383252393">
            <text:p>1,0508383252</text:p>
          </table:table-cell>
          <table:table-cell table:formula="of:=ABS([.T382]-[.K382])" office:value-type="float" office:value="0.0227850201726862">
            <text:p>0,0227850202</text:p>
          </table:table-cell>
          <table:table-cell table:number-columns-repeated="4"/>
          <table:table-cell table:formula="of:=-([.B382]+[.$Z$2])" office:value-type="float" office:value="327.108331677898">
            <text:p>327,1083316779</text:p>
          </table:table-cell>
          <table:table-cell table:formula="of:=[.P382]+[.O382]*[.G382]*([.$AA$2]+[.$AA$1]*ABS([.P382]/[.B382]))" office:value-type="float" office:value="174.879501746904">
            <text:p>174,8795017469</text:p>
          </table:table-cell>
          <table:table-cell table:formula="of:=SQRT([.Z382]*[.Z382]+[.AA382]*[.AA382])" office:value-type="float" office:value="370.921421306916">
            <text:p>370,9214213069</text:p>
          </table:table-cell>
          <table:table-cell table:formula="of:=ASIN(ABS([.Z382]/[.AB382]))" office:value-type="float" office:value="1.07983579553711">
            <text:p>1,0798357955</text:p>
          </table:table-cell>
          <table:table-cell table:formula="of:=ABS([.K382]-[.AC382])" office:value-type="float" office:value="0.00621245012512306">
            <text:p>0,0062124501</text:p>
          </table:table-cell>
          <table:table-cell/>
          <table:table-cell table:formula="of:=[.J382]/[.AC382]" office:value-type="float" office:value="0.865097572717525">
            <text:p>0,8650975727</text:p>
          </table:table-cell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-151.988596023866">
            <text:p>-151,9885960239</text:p>
          </table:table-cell>
          <table:table-cell office:value-type="float" office:value="81.1721657171502">
            <text:p>81,1721657172</text:p>
          </table:table-cell>
          <table:table-cell office:value-type="float" office:value="147.175167808634">
            <text:p>147,1751678086</text:p>
          </table:table-cell>
          <table:table-cell office:value-type="float" office:value="117.885679524243">
            <text:p>117,8856795242</text:p>
          </table:table-cell>
          <table:table-cell/>
          <table:table-cell table:formula="of:=SQRT([.B383]*[.B383] + [.C383]*[.C383])" office:value-type="float" office:value="172.306279074555">
            <text:p>172,3062790746</text:p>
          </table:table-cell>
          <table:table-cell table:formula="of:=SQRT([.D383]*[.D383]+[.E383]*[.E383])" office:value-type="float" office:value="188.567132492362">
            <text:p>188,5671324924</text:p>
          </table:table-cell>
          <table:table-cell/>
          <table:table-cell table:formula="of:=ASIN(ABS([.B383]/[.G383]))" office:value-type="float" office:value="1.08026761115028">
            <text:p>1,0802676112</text:p>
          </table:table-cell>
          <table:table-cell table:formula="of:=ASIN(ABS([.D383]/[.H383]))" office:value-type="float" office:value="0.895452672037022">
            <text:p>0,895452672</text:p>
          </table:table-cell>
          <table:table-cell/>
          <table:table-cell table:formula="of:=[.J383]/[.K383]" office:value-type="float" office:value="1.20639274959427">
            <text:p>1,2063927496</text:p>
          </table:table-cell>
          <table:table-cell/>
          <table:table-cell table:formula="of:=IF([.C383]&lt;0;-[.A383];[.A383])" office:value-type="float" office:value="0.76">
            <text:p>0,76</text:p>
          </table:table-cell>
          <table:table-cell table:formula="of:=ABS([.C383])" office:value-type="float" office:value="81.1721657171502">
            <text:p>81,1721657172</text:p>
          </table:table-cell>
          <table:table-cell table:formula="of:=ABS([.E383])" office:value-type="float" office:value="117.885679524243">
            <text:p>117,8856795242</text:p>
          </table:table-cell>
          <table:table-cell/>
          <table:table-cell table:formula="of:=1+[.$R$3]*[.O383]+[.$Q$3]*[.O383]*[.O383]*[.O383]" office:value-type="float" office:value="1.1739488">
            <text:p>1,1739488</text:p>
          </table:table-cell>
          <table:table-cell table:formula="of:=[.J383]/[.S383]" office:value-type="float" office:value="0.920199936445506">
            <text:p>0,9201999364</text:p>
          </table:table-cell>
          <table:table-cell table:formula="of:=ABS([.T383]-[.K383])" office:value-type="float" office:value="0.0247472644084844">
            <text:p>0,0247472644</text:p>
          </table:table-cell>
          <table:table-cell table:number-columns-repeated="4"/>
          <table:table-cell table:formula="of:=-([.B383]+[.$Z$2])" office:value-type="float" office:value="151.988596023866">
            <text:p>151,9885960239</text:p>
          </table:table-cell>
          <table:table-cell table:formula="of:=[.P383]+[.O383]*[.G383]*([.$AA$2]+[.$AA$1]*ABS([.P383]/[.B383]))" office:value-type="float" office:value="120.204744212495">
            <text:p>120,2047442125</text:p>
          </table:table-cell>
          <table:table-cell table:formula="of:=SQRT([.Z383]*[.Z383]+[.AA383]*[.AA383])" office:value-type="float" office:value="193.777485411741">
            <text:p>193,7774854117</text:p>
          </table:table-cell>
          <table:table-cell table:formula="of:=ASIN(ABS([.Z383]/[.AB383]))" office:value-type="float" office:value="0.901641138481288">
            <text:p>0,9016411385</text:p>
          </table:table-cell>
          <table:table-cell table:formula="of:=ABS([.K383]-[.AC383])" office:value-type="float" office:value="0.00618846644426607">
            <text:p>0,0061884664</text:p>
          </table:table-cell>
          <table:table-cell/>
          <table:table-cell table:formula="of:=[.J383]/[.AC383]" office:value-type="float" office:value="1.19811260272559">
            <text:p>1,1981126027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169.522226981381">
            <text:p>-169,5222269814</text:p>
          </table:table-cell>
          <table:table-cell office:value-type="float" office:value="-97.8070662156862">
            <text:p>-97,8070662157</text:p>
          </table:table-cell>
          <table:table-cell office:value-type="float" office:value="154.1330590705">
            <text:p>154,1330590705</text:p>
          </table:table-cell>
          <table:table-cell office:value-type="float" office:value="-121.621930722351">
            <text:p>-121,6219307224</text:p>
          </table:table-cell>
          <table:table-cell/>
          <table:table-cell table:formula="of:=SQRT([.B384]*[.B384] + [.C384]*[.C384])" office:value-type="float" office:value="195.714096688119">
            <text:p>195,7140966881</text:p>
          </table:table-cell>
          <table:table-cell table:formula="of:=SQRT([.D384]*[.D384]+[.E384]*[.E384])" office:value-type="float" office:value="196.338722444307">
            <text:p>196,3387224443</text:p>
          </table:table-cell>
          <table:table-cell/>
          <table:table-cell table:formula="of:=ASIN(ABS([.B384]/[.G384]))" office:value-type="float" office:value="1.04749241743307">
            <text:p>1,0474924174</text:p>
          </table:table-cell>
          <table:table-cell table:formula="of:=ASIN(ABS([.D384]/[.H384]))" office:value-type="float" office:value="0.902755011849618">
            <text:p>0,9027550118</text:p>
          </table:table-cell>
          <table:table-cell/>
          <table:table-cell table:formula="of:=[.J384]/[.K384]" office:value-type="float" office:value="1.16032855390845">
            <text:p>1,1603285539</text:p>
          </table:table-cell>
          <table:table-cell/>
          <table:table-cell table:formula="of:=IF([.C384]&lt;0;-[.A384];[.A384])" office:value-type="float" office:value="0.6">
            <text:p>0,6</text:p>
          </table:table-cell>
          <table:table-cell table:formula="of:=ABS([.C384])" office:value-type="float" office:value="97.8070662156862">
            <text:p>97,8070662157</text:p>
          </table:table-cell>
          <table:table-cell table:formula="of:=ABS([.E384])" office:value-type="float" office:value="121.621930722351">
            <text:p>121,6219307224</text:p>
          </table:table-cell>
          <table:table-cell/>
          <table:table-cell table:formula="of:=1+[.$R$3]*[.O384]+[.$Q$3]*[.O384]*[.O384]*[.O384]" office:value-type="float" office:value="1.1308">
            <text:p>1,1308</text:p>
          </table:table-cell>
          <table:table-cell table:formula="of:=[.J384]/[.S384]" office:value-type="float" office:value="0.926328632324968">
            <text:p>0,9263286323</text:p>
          </table:table-cell>
          <table:table-cell table:formula="of:=ABS([.T384]-[.K384])" office:value-type="float" office:value="0.0235736204753499">
            <text:p>0,0235736205</text:p>
          </table:table-cell>
          <table:table-cell table:number-columns-repeated="4"/>
          <table:table-cell table:formula="of:=-([.B384]+[.$Z$2])" office:value-type="float" office:value="169.522226981381">
            <text:p>169,5222269814</text:p>
          </table:table-cell>
          <table:table-cell table:formula="of:=[.P384]+[.O384]*[.G384]*([.$AA$2]+[.$AA$1]*ABS([.P384]/[.B384]))" office:value-type="float" office:value="133.261788009516">
            <text:p>133,2617880095</text:p>
          </table:table-cell>
          <table:table-cell table:formula="of:=SQRT([.Z384]*[.Z384]+[.AA384]*[.AA384])" office:value-type="float" office:value="215.630446793165">
            <text:p>215,6304467932</text:p>
          </table:table-cell>
          <table:table-cell table:formula="of:=ASIN(ABS([.Z384]/[.AB384]))" office:value-type="float" office:value="0.904587316151745">
            <text:p>0,9045873162</text:p>
          </table:table-cell>
          <table:table-cell table:formula="of:=ABS([.K384]-[.AC384])" office:value-type="float" office:value="0.00183230430212666">
            <text:p>0,0018323043</text:p>
          </table:table-cell>
          <table:table-cell/>
          <table:table-cell table:formula="of:=[.J384]/[.AC384]" office:value-type="float" office:value="1.15797822800487">
            <text:p>1,157978228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 office:value-type="float" office:value="-169.424385729338">
            <text:p>-169,4243857293</text:p>
          </table:table-cell>
          <table:table-cell office:value-type="float" office:value="180.461175841653">
            <text:p>180,4611758417</text:p>
          </table:table-cell>
          <table:table-cell office:value-type="float" office:value="159.047117987012">
            <text:p>159,047117987</text:p>
          </table:table-cell>
          <table:table-cell office:value-type="float" office:value="194.024024044745">
            <text:p>194,0240240447</text:p>
          </table:table-cell>
          <table:table-cell/>
          <table:table-cell table:formula="of:=SQRT([.B385]*[.B385] + [.C385]*[.C385])" office:value-type="float" office:value="247.529510293046">
            <text:p>247,529510293</text:p>
          </table:table-cell>
          <table:table-cell table:formula="of:=SQRT([.D385]*[.D385]+[.E385]*[.E385])" office:value-type="float" office:value="250.881062749842">
            <text:p>250,8810627498</text:p>
          </table:table-cell>
          <table:table-cell/>
          <table:table-cell table:formula="of:=ASIN(ABS([.B385]/[.G385]))" office:value-type="float" office:value="0.753864619620305">
            <text:p>0,7538646196</text:p>
          </table:table-cell>
          <table:table-cell table:formula="of:=ASIN(ABS([.D385]/[.H385]))" office:value-type="float" office:value="0.68665558189405">
            <text:p>0,6866555819</text:p>
          </table:table-cell>
          <table:table-cell/>
          <table:table-cell table:formula="of:=[.J385]/[.K385]" office:value-type="float" office:value="1.09787881945249">
            <text:p>1,0978788195</text:p>
          </table:table-cell>
          <table:table-cell/>
          <table:table-cell table:formula="of:=IF([.C385]&lt;0;-[.A385];[.A385])" office:value-type="float" office:value="0.32">
            <text:p>0,32</text:p>
          </table:table-cell>
          <table:table-cell table:formula="of:=ABS([.C385])" office:value-type="float" office:value="180.461175841653">
            <text:p>180,4611758417</text:p>
          </table:table-cell>
          <table:table-cell table:formula="of:=ABS([.E385])" office:value-type="float" office:value="194.024024044745">
            <text:p>194,0240240447</text:p>
          </table:table-cell>
          <table:table-cell/>
          <table:table-cell table:formula="of:=1+[.$R$3]*[.O385]+[.$Q$3]*[.O385]*[.O385]*[.O385]" office:value-type="float" office:value="1.0656384">
            <text:p>1,0656384</text:p>
          </table:table-cell>
          <table:table-cell table:formula="of:=[.J385]/[.S385]" office:value-type="float" office:value="0.707430043455927">
            <text:p>0,7074300435</text:p>
          </table:table-cell>
          <table:table-cell table:formula="of:=ABS([.T385]-[.K385])" office:value-type="float" office:value="0.020774461561877">
            <text:p>0,0207744616</text:p>
          </table:table-cell>
          <table:table-cell table:number-columns-repeated="4"/>
          <table:table-cell table:formula="of:=-([.B385]+[.$Z$2])" office:value-type="float" office:value="169.424385729338">
            <text:p>169,4243857293</text:p>
          </table:table-cell>
          <table:table-cell table:formula="of:=[.P385]+[.O385]*[.G385]*([.$AA$2]+[.$AA$1]*ABS([.P385]/[.B385]))" office:value-type="float" office:value="207.856780277414">
            <text:p>207,8567802774</text:p>
          </table:table-cell>
          <table:table-cell table:formula="of:=SQRT([.Z385]*[.Z385]+[.AA385]*[.AA385])" office:value-type="float" office:value="268.15865376127">
            <text:p>268,1586537613</text:p>
          </table:table-cell>
          <table:table-cell table:formula="of:=ASIN(ABS([.Z385]/[.AB385]))" office:value-type="float" office:value="0.683881617841255">
            <text:p>0,6838816178</text:p>
          </table:table-cell>
          <table:table-cell table:formula="of:=ABS([.K385]-[.AC385])" office:value-type="float" office:value="0.00277396405279473">
            <text:p>0,0027739641</text:p>
          </table:table-cell>
          <table:table-cell/>
          <table:table-cell table:formula="of:=[.J385]/[.AC385]" office:value-type="float" office:value="1.10233204103359">
            <text:p>1,102332041</text:p>
          </table:table-cell>
        </table:table-row>
        <table:table-row table:style-name="ro1">
          <table:table-cell office:value-type="float" office:value="-0.32">
            <text:p>-0,32</text:p>
          </table:table-cell>
          <table:table-cell office:value-type="float" office:value="-145.325916054458">
            <text:p>-145,3259160545</text:p>
          </table:table-cell>
          <table:table-cell office:value-type="float" office:value="-213.67632848028">
            <text:p>-213,6763284803</text:p>
          </table:table-cell>
          <table:table-cell office:value-type="float" office:value="150.409996093765">
            <text:p>150,4099960938</text:p>
          </table:table-cell>
          <table:table-cell office:value-type="float" office:value="-242.850144333883">
            <text:p>-242,8501443339</text:p>
          </table:table-cell>
          <table:table-cell/>
          <table:table-cell table:formula="of:=SQRT([.B386]*[.B386] + [.C386]*[.C386])" office:value-type="float" office:value="258.412838748155">
            <text:p>258,4128387482</text:p>
          </table:table-cell>
          <table:table-cell table:formula="of:=SQRT([.D386]*[.D386]+[.E386]*[.E386])" office:value-type="float" office:value="285.656016089132">
            <text:p>285,6560160891</text:p>
          </table:table-cell>
          <table:table-cell/>
          <table:table-cell table:formula="of:=ASIN(ABS([.B386]/[.G386]))" office:value-type="float" office:value="0.597259899239351">
            <text:p>0,5972598992</text:p>
          </table:table-cell>
          <table:table-cell table:formula="of:=ASIN(ABS([.D386]/[.H386]))" office:value-type="float" office:value="0.554528332657192">
            <text:p>0,5545283327</text:p>
          </table:table-cell>
          <table:table-cell/>
          <table:table-cell table:formula="of:=[.J386]/[.K386]" office:value-type="float" office:value="1.07705930259216">
            <text:p>1,0770593026</text:p>
          </table:table-cell>
          <table:table-cell/>
          <table:table-cell table:formula="of:=IF([.C386]&lt;0;-[.A386];[.A386])" office:value-type="float" office:value="0.32">
            <text:p>0,32</text:p>
          </table:table-cell>
          <table:table-cell table:formula="of:=ABS([.C386])" office:value-type="float" office:value="213.67632848028">
            <text:p>213,6763284803</text:p>
          </table:table-cell>
          <table:table-cell table:formula="of:=ABS([.E386])" office:value-type="float" office:value="242.850144333883">
            <text:p>242,8501443339</text:p>
          </table:table-cell>
          <table:table-cell/>
          <table:table-cell table:formula="of:=1+[.$R$3]*[.O386]+[.$Q$3]*[.O386]*[.O386]*[.O386]" office:value-type="float" office:value="1.0656384">
            <text:p>1,0656384</text:p>
          </table:table-cell>
          <table:table-cell table:formula="of:=[.J386]/[.S386]" office:value-type="float" office:value="0.560471450014706">
            <text:p>0,56047145</text:p>
          </table:table-cell>
          <table:table-cell table:formula="of:=ABS([.T386]-[.K386])" office:value-type="float" office:value="0.00594311735751329">
            <text:p>0,0059431174</text:p>
          </table:table-cell>
          <table:table-cell table:number-columns-repeated="4"/>
          <table:table-cell table:formula="of:=-([.B386]+[.$Z$2])" office:value-type="float" office:value="145.325916054458">
            <text:p>145,3259160545</text:p>
          </table:table-cell>
          <table:table-cell table:formula="of:=[.P386]+[.O386]*[.G386]*([.$AA$2]+[.$AA$1]*ABS([.P386]/[.B386]))" office:value-type="float" office:value="245.29194031458">
            <text:p>245,2919403146</text:p>
          </table:table-cell>
          <table:table-cell table:formula="of:=SQRT([.Z386]*[.Z386]+[.AA386]*[.AA386])" office:value-type="float" office:value="285.110080250346">
            <text:p>285,1100802503</text:p>
          </table:table-cell>
          <table:table-cell table:formula="of:=ASIN(ABS([.Z386]/[.AB386]))" office:value-type="float" office:value="0.53485769983544">
            <text:p>0,5348576998</text:p>
          </table:table-cell>
          <table:table-cell table:formula="of:=ABS([.K386]-[.AC386])" office:value-type="float" office:value="0.0196706328217523">
            <text:p>0,0196706328</text:p>
          </table:table-cell>
          <table:table-cell/>
          <table:table-cell table:formula="of:=[.J386]/[.AC386]" office:value-type="float" office:value="1.11667065730401">
            <text:p>1,1166706573</text:p>
          </table:table-cell>
        </table:table-row>
        <table:table-row table:style-name="ro1">
          <table:table-cell office:value-type="float" office:value="-0.52">
            <text:p>-0,52</text:p>
          </table:table-cell>
          <table:table-cell office:value-type="float" office:value="-145.442191693971">
            <text:p>-145,442191694</text:p>
          </table:table-cell>
          <table:table-cell office:value-type="float" office:value="255.77232209207">
            <text:p>255,7723220921</text:p>
          </table:table-cell>
          <table:table-cell office:value-type="float" office:value="204.173974506722">
            <text:p>204,1739745067</text:p>
          </table:table-cell>
          <table:table-cell office:value-type="float" office:value="247.113138194651">
            <text:p>247,1131381947</text:p>
          </table:table-cell>
          <table:table-cell/>
          <table:table-cell table:formula="of:=SQRT([.B387]*[.B387] + [.C387]*[.C387])" office:value-type="float" office:value="294.232751190474">
            <text:p>294,2327511905</text:p>
          </table:table-cell>
          <table:table-cell table:formula="of:=SQRT([.D387]*[.D387]+[.E387]*[.E387])" office:value-type="float" office:value="320.549395467032">
            <text:p>320,549395467</text:p>
          </table:table-cell>
          <table:table-cell/>
          <table:table-cell table:formula="of:=ASIN(ABS([.B387]/[.G387]))" office:value-type="float" office:value="0.517040898953478">
            <text:p>0,517040899</text:p>
          </table:table-cell>
          <table:table-cell table:formula="of:=ASIN(ABS([.D387]/[.H387]))" office:value-type="float" office:value="0.690535529121603">
            <text:p>0,6905355291</text:p>
          </table:table-cell>
          <table:table-cell/>
          <table:table-cell table:formula="of:=[.J387]/[.K387]" office:value-type="float" office:value="0.748753506732929">
            <text:p>0,7487535067</text:p>
          </table:table-cell>
          <table:table-cell/>
          <table:table-cell table:formula="of:=IF([.C387]&lt;0;-[.A387];[.A387])" office:value-type="float" office:value="-0.52">
            <text:p>-0,52</text:p>
          </table:table-cell>
          <table:table-cell table:formula="of:=ABS([.C387])" office:value-type="float" office:value="255.77232209207">
            <text:p>255,7723220921</text:p>
          </table:table-cell>
          <table:table-cell table:formula="of:=ABS([.E387])" office:value-type="float" office:value="247.113138194651">
            <text:p>247,1131381947</text:p>
          </table:table-cell>
          <table:table-cell/>
          <table:table-cell table:formula="of:=1+[.$R$3]*[.O387]+[.$Q$3]*[.O387]*[.O387]*[.O387]" office:value-type="float" office:value="0.8889696">
            <text:p>0,8889696</text:p>
          </table:table-cell>
          <table:table-cell table:formula="of:=[.J387]/[.S387]" office:value-type="float" office:value="0.581618200390068">
            <text:p>0,5816182004</text:p>
          </table:table-cell>
          <table:table-cell table:formula="of:=ABS([.T387]-[.K387])" office:value-type="float" office:value="0.108917328731535">
            <text:p>0,1089173287</text:p>
          </table:table-cell>
          <table:table-cell table:number-columns-repeated="4"/>
          <table:table-cell table:formula="of:=-([.B387]+[.$Z$2])" office:value-type="float" office:value="145.442191693971">
            <text:p>145,442191694</text:p>
          </table:table-cell>
          <table:table-cell table:formula="of:=[.P387]+[.O387]*[.G387]*([.$AA$2]+[.$AA$1]*ABS([.P387]/[.B387]))" office:value-type="float" office:value="193.306198610953">
            <text:p>193,306198611</text:p>
          </table:table-cell>
          <table:table-cell table:formula="of:=SQRT([.Z387]*[.Z387]+[.AA387]*[.AA387])" office:value-type="float" office:value="241.910556913424">
            <text:p>241,9105569134</text:p>
          </table:table-cell>
          <table:table-cell table:formula="of:=ASIN(ABS([.Z387]/[.AB387]))" office:value-type="float" office:value="0.645030741636206">
            <text:p>0,6450307416</text:p>
          </table:table-cell>
          <table:table-cell table:formula="of:=ABS([.K387]-[.AC387])" office:value-type="float" office:value="0.0455047874853965">
            <text:p>0,0455047875</text:p>
          </table:table-cell>
          <table:table-cell/>
          <table:table-cell table:formula="of:=[.J387]/[.AC387]" office:value-type="float" office:value="0.801575592570883">
            <text:p>0,8015755926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-254.065824528375">
            <text:p>-254,0658245284</text:p>
          </table:table-cell>
          <table:table-cell office:value-type="float" office:value="212.79339920448">
            <text:p>212,7933992045</text:p>
          </table:table-cell>
          <table:table-cell office:value-type="float" office:value="272.896146663828">
            <text:p>272,8961466638</text:p>
          </table:table-cell>
          <table:table-cell office:value-type="float" office:value="220.028570413785">
            <text:p>220,0285704138</text:p>
          </table:table-cell>
          <table:table-cell/>
          <table:table-cell table:formula="of:=SQRT([.B388]*[.B388] + [.C388]*[.C388])" office:value-type="float" office:value="331.406810337809">
            <text:p>331,4068103378</text:p>
          </table:table-cell>
          <table:table-cell table:formula="of:=SQRT([.D388]*[.D388]+[.E388]*[.E388])" office:value-type="float" office:value="350.549395467029">
            <text:p>350,549395467</text:p>
          </table:table-cell>
          <table:table-cell/>
          <table:table-cell table:formula="of:=ASIN(ABS([.B388]/[.G388]))" office:value-type="float" office:value="0.873573367431256">
            <text:p>0,8735733674</text:p>
          </table:table-cell>
          <table:table-cell table:formula="of:=ASIN(ABS([.D388]/[.H388]))" office:value-type="float" office:value="0.8922425702844">
            <text:p>0,8922425703</text:p>
          </table:table-cell>
          <table:table-cell/>
          <table:table-cell table:formula="of:=[.J388]/[.K388]" office:value-type="float" office:value="0.979076090432232">
            <text:p>0,9790760904</text:p>
          </table:table-cell>
          <table:table-cell/>
          <table:table-cell table:formula="of:=IF([.C388]&lt;0;-[.A388];[.A388])" office:value-type="float" office:value="0.08">
            <text:p>0,08</text:p>
          </table:table-cell>
          <table:table-cell table:formula="of:=ABS([.C388])" office:value-type="float" office:value="212.79339920448">
            <text:p>212,7933992045</text:p>
          </table:table-cell>
          <table:table-cell table:formula="of:=ABS([.E388])" office:value-type="float" office:value="220.028570413785">
            <text:p>220,0285704138</text:p>
          </table:table-cell>
          <table:table-cell/>
          <table:table-cell table:formula="of:=1+[.$R$3]*[.O388]+[.$Q$3]*[.O388]*[.O388]*[.O388]" office:value-type="float" office:value="1.0160256">
            <text:p>1,0160256</text:p>
          </table:table-cell>
          <table:table-cell table:formula="of:=[.J388]/[.S388]" office:value-type="float" office:value="0.859794642409853">
            <text:p>0,8597946424</text:p>
          </table:table-cell>
          <table:table-cell table:formula="of:=ABS([.T388]-[.K388])" office:value-type="float" office:value="0.0324479278745473">
            <text:p>0,0324479279</text:p>
          </table:table-cell>
          <table:table-cell table:number-columns-repeated="4"/>
          <table:table-cell table:formula="of:=-([.B388]+[.$Z$2])" office:value-type="float" office:value="254.065824528375">
            <text:p>254,0658245284</text:p>
          </table:table-cell>
          <table:table-cell table:formula="of:=[.P388]+[.O388]*[.G388]*([.$AA$2]+[.$AA$1]*ABS([.P388]/[.B388]))" office:value-type="float" office:value="221.420043117339">
            <text:p>221,4200431173</text:p>
          </table:table-cell>
          <table:table-cell table:formula="of:=SQRT([.Z388]*[.Z388]+[.AA388]*[.AA388])" office:value-type="float" office:value="337.010799066391">
            <text:p>337,0107990664</text:p>
          </table:table-cell>
          <table:table-cell table:formula="of:=ASIN(ABS([.Z388]/[.AB388]))" office:value-type="float" office:value="0.85394831826055">
            <text:p>0,8539483183</text:p>
          </table:table-cell>
          <table:table-cell table:formula="of:=ABS([.K388]-[.AC388])" office:value-type="float" office:value="0.0382942520238504">
            <text:p>0,038294252</text:p>
          </table:table-cell>
          <table:table-cell/>
          <table:table-cell table:formula="of:=[.J388]/[.AC388]" office:value-type="float" office:value="1.02298154203369">
            <text:p>1,02298154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46.712866751862">
            <text:p>-246,7128667519</text:p>
          </table:table-cell>
          <table:table-cell office:value-type="float" office:value="-263.590728902671">
            <text:p>-263,5907289027</text:p>
          </table:table-cell>
          <table:table-cell office:value-type="float" office:value="217.648741598242">
            <text:p>217,6487415982</text:p>
          </table:table-cell>
          <table:table-cell office:value-type="float" office:value="-312.1648085083">
            <text:p>-312,1648085083</text:p>
          </table:table-cell>
          <table:table-cell/>
          <table:table-cell table:formula="of:=SQRT([.B389]*[.B389] + [.C389]*[.C389])" office:value-type="float" office:value="361.036439967441">
            <text:p>361,0364399674</text:p>
          </table:table-cell>
          <table:table-cell table:formula="of:=SQRT([.D389]*[.D389]+[.E389]*[.E389])" office:value-type="float" office:value="380.54939546703">
            <text:p>380,549395467</text:p>
          </table:table-cell>
          <table:table-cell/>
          <table:table-cell table:formula="of:=ASIN(ABS([.B389]/[.G389]))" office:value-type="float" office:value="0.752336056644577">
            <text:p>0,7523360566</text:p>
          </table:table-cell>
          <table:table-cell table:formula="of:=ASIN(ABS([.D389]/[.H389]))" office:value-type="float" office:value="0.60886032813508">
            <text:p>0,6088603281</text:p>
          </table:table-cell>
          <table:table-cell/>
          <table:table-cell table:formula="of:=[.J389]/[.K389]" office:value-type="float" office:value="1.23564637385549">
            <text:p>1,2356463739</text:p>
          </table:table-cell>
          <table:table-cell/>
          <table:table-cell table:formula="of:=IF([.C389]&lt;0;-[.A389];[.A389])" office:value-type="float" office:value="-0">
            <text:p>-0</text:p>
          </table:table-cell>
          <table:table-cell table:formula="of:=ABS([.C389])" office:value-type="float" office:value="263.590728902671">
            <text:p>263,5907289027</text:p>
          </table:table-cell>
          <table:table-cell table:formula="of:=ABS([.E389])" office:value-type="float" office:value="312.1648085083">
            <text:p>312,1648085083</text:p>
          </table:table-cell>
          <table:table-cell/>
          <table:table-cell table:formula="of:=1+[.$R$3]*[.O389]+[.$Q$3]*[.O389]*[.O389]*[.O389]" office:value-type="float" office:value="1">
            <text:p>1</text:p>
          </table:table-cell>
          <table:table-cell table:formula="of:=[.J389]/[.S389]" office:value-type="float" office:value="0.752336056644577">
            <text:p>0,7523360566</text:p>
          </table:table-cell>
          <table:table-cell table:formula="of:=ABS([.T389]-[.K389])" office:value-type="float" office:value="0.143475728509497">
            <text:p>0,1434757285</text:p>
          </table:table-cell>
          <table:table-cell table:number-columns-repeated="4"/>
          <table:table-cell table:formula="of:=-([.B389]+[.$Z$2])" office:value-type="float" office:value="246.712866751862">
            <text:p>246,7128667519</text:p>
          </table:table-cell>
          <table:table-cell table:formula="of:=[.P389]+[.O389]*[.G389]*([.$AA$2]+[.$AA$1]*ABS([.P389]/[.B389]))" office:value-type="float" office:value="263.590728902671">
            <text:p>263,5907289027</text:p>
          </table:table-cell>
          <table:table-cell table:formula="of:=SQRT([.Z389]*[.Z389]+[.AA389]*[.AA389])" office:value-type="float" office:value="361.036439967441">
            <text:p>361,0364399674</text:p>
          </table:table-cell>
          <table:table-cell table:formula="of:=ASIN(ABS([.Z389]/[.AB389]))" office:value-type="float" office:value="0.752336056644577">
            <text:p>0,7523360566</text:p>
          </table:table-cell>
          <table:table-cell table:formula="of:=ABS([.K389]-[.AC389])" office:value-type="float" office:value="0.143475728509497">
            <text:p>0,1434757285</text:p>
          </table:table-cell>
          <table:table-cell/>
          <table:table-cell table:formula="of:=[.J389]/[.AC389]" office:value-type="float" office:value="1">
            <text:p>1</text:p>
          </table:table-cell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-235.429306993864">
            <text:p>-235,4293069939</text:p>
          </table:table-cell>
          <table:table-cell office:value-type="float" office:value="311.757949927197">
            <text:p>311,7579499272</text:p>
          </table:table-cell>
          <table:table-cell office:value-type="float" office:value="214.972254276529">
            <text:p>214,9722542765</text:p>
          </table:table-cell>
          <table:table-cell office:value-type="float" office:value="349.768117485877">
            <text:p>349,7681174859</text:p>
          </table:table-cell>
          <table:table-cell/>
          <table:table-cell table:formula="of:=SQRT([.B390]*[.B390] + [.C390]*[.C390])" office:value-type="float" office:value="390.666069597066">
            <text:p>390,6660695971</text:p>
          </table:table-cell>
          <table:table-cell table:formula="of:=SQRT([.D390]*[.D390]+[.E390]*[.E390])" office:value-type="float" office:value="410.549395467034">
            <text:p>410,549395467</text:p>
          </table:table-cell>
          <table:table-cell/>
          <table:table-cell table:formula="of:=ASIN(ABS([.B390]/[.G390]))" office:value-type="float" office:value="0.646799777595428">
            <text:p>0,6467997776</text:p>
          </table:table-cell>
          <table:table-cell table:formula="of:=ASIN(ABS([.D390]/[.H390]))" office:value-type="float" office:value="0.551095581508858">
            <text:p>0,5510955815</text:p>
          </table:table-cell>
          <table:table-cell/>
          <table:table-cell table:formula="of:=[.J390]/[.K390]" office:value-type="float" office:value="1.17366170097851">
            <text:p>1,173661701</text:p>
          </table:table-cell>
          <table:table-cell/>
          <table:table-cell table:formula="of:=IF([.C390]&lt;0;-[.A390];[.A390])" office:value-type="float" office:value="0.44">
            <text:p>0,44</text:p>
          </table:table-cell>
          <table:table-cell table:formula="of:=ABS([.C390])" office:value-type="float" office:value="311.757949927197">
            <text:p>311,7579499272</text:p>
          </table:table-cell>
          <table:table-cell table:formula="of:=ABS([.E390])" office:value-type="float" office:value="349.768117485877">
            <text:p>349,7681174859</text:p>
          </table:table-cell>
          <table:table-cell/>
          <table:table-cell table:formula="of:=1+[.$R$3]*[.O390]+[.$Q$3]*[.O390]*[.O390]*[.O390]" office:value-type="float" office:value="1.0922592">
            <text:p>1,0922592</text:p>
          </table:table-cell>
          <table:table-cell table:formula="of:=[.J390]/[.S390]" office:value-type="float" office:value="0.592166930336158">
            <text:p>0,5921669303</text:p>
          </table:table-cell>
          <table:table-cell table:formula="of:=ABS([.T390]-[.K390])" office:value-type="float" office:value="0.0410713488273002">
            <text:p>0,0410713488</text:p>
          </table:table-cell>
          <table:table-cell table:number-columns-repeated="4"/>
          <table:table-cell table:formula="of:=-([.B390]+[.$Z$2])" office:value-type="float" office:value="235.429306993864">
            <text:p>235,4293069939</text:p>
          </table:table-cell>
          <table:table-cell table:formula="of:=[.P390]+[.O390]*[.G390]*([.$AA$2]+[.$AA$1]*ABS([.P390]/[.B390]))" office:value-type="float" office:value="375.217251708983">
            <text:p>375,217251709</text:p>
          </table:table-cell>
          <table:table-cell table:formula="of:=SQRT([.Z390]*[.Z390]+[.AA390]*[.AA390])" office:value-type="float" office:value="442.96156105429">
            <text:p>442,9615610543</text:p>
          </table:table-cell>
          <table:table-cell table:formula="of:=ASIN(ABS([.Z390]/[.AB390]))" office:value-type="float" office:value="0.560357724734135">
            <text:p>0,5603577247</text:p>
          </table:table-cell>
          <table:table-cell table:formula="of:=ABS([.K390]-[.AC390])" office:value-type="float" office:value="0.00926214322527663">
            <text:p>0,0092621432</text:p>
          </table:table-cell>
          <table:table-cell/>
          <table:table-cell table:formula="of:=[.J390]/[.AC390]" office:value-type="float" office:value="1.15426226684446">
            <text:p>1,1542622668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 office:value-type="float" office:value="-254.071348137313">
            <text:p>-254,0713481373</text:p>
          </table:table-cell>
          <table:table-cell office:value-type="float" office:value="360.836103390394">
            <text:p>360,8361033904</text:p>
          </table:table-cell>
          <table:table-cell office:value-type="float" office:value="250.314726314383">
            <text:p>250,3147263144</text:p>
          </table:table-cell>
          <table:table-cell office:value-type="float" office:value="362.527664649917">
            <text:p>362,5276646499</text:p>
          </table:table-cell>
          <table:table-cell/>
          <table:table-cell table:formula="of:=SQRT([.B391]*[.B391] + [.C391]*[.C391])" office:value-type="float" office:value="441.310484188031">
            <text:p>441,310484188</text:p>
          </table:table-cell>
          <table:table-cell table:formula="of:=SQRT([.D391]*[.D391]+[.E391]*[.E391])" office:value-type="float" office:value="440.549395467032">
            <text:p>440,549395467</text:p>
          </table:table-cell>
          <table:table-cell/>
          <table:table-cell table:formula="of:=ASIN(ABS([.B391]/[.G391]))" office:value-type="float" office:value="0.61348466215424">
            <text:p>0,6134846622</text:p>
          </table:table-cell>
          <table:table-cell table:formula="of:=ASIN(ABS([.D391]/[.H391]))" office:value-type="float" office:value="0.604301781335124">
            <text:p>0,6043017813</text:p>
          </table:table-cell>
          <table:table-cell/>
          <table:table-cell table:formula="of:=[.J391]/[.K391]" office:value-type="float" office:value="1.01519585263977">
            <text:p>1,0151958526</text:p>
          </table:table-cell>
          <table:table-cell/>
          <table:table-cell table:formula="of:=IF([.C391]&lt;0;-[.A391];[.A391])" office:value-type="float" office:value="0.36">
            <text:p>0,36</text:p>
          </table:table-cell>
          <table:table-cell table:formula="of:=ABS([.C391])" office:value-type="float" office:value="360.836103390394">
            <text:p>360,8361033904</text:p>
          </table:table-cell>
          <table:table-cell table:formula="of:=ABS([.E391])" office:value-type="float" office:value="362.527664649917">
            <text:p>362,5276646499</text:p>
          </table:table-cell>
          <table:table-cell/>
          <table:table-cell table:formula="of:=1+[.$R$3]*[.O391]+[.$Q$3]*[.O391]*[.O391]*[.O391]" office:value-type="float" office:value="1.0743328">
            <text:p>1,0743328</text:p>
          </table:table-cell>
          <table:table-cell table:formula="of:=[.J391]/[.S391]" office:value-type="float" office:value="0.571037821943294">
            <text:p>0,5710378219</text:p>
          </table:table-cell>
          <table:table-cell table:formula="of:=ABS([.T391]-[.K391])" office:value-type="float" office:value="0.0332639593918301">
            <text:p>0,0332639594</text:p>
          </table:table-cell>
          <table:table-cell table:number-columns-repeated="4"/>
          <table:table-cell table:formula="of:=-([.B391]+[.$Z$2])" office:value-type="float" office:value="254.071348137313">
            <text:p>254,0713481373</text:p>
          </table:table-cell>
          <table:table-cell table:formula="of:=[.P391]+[.O391]*[.G391]*([.$AA$2]+[.$AA$1]*ABS([.P391]/[.B391]))" office:value-type="float" office:value="420.860943105023">
            <text:p>420,860943105</text:p>
          </table:table-cell>
          <table:table-cell table:formula="of:=SQRT([.Z391]*[.Z391]+[.AA391]*[.AA391])" office:value-type="float" office:value="491.605719429261">
            <text:p>491,6057194293</text:p>
          </table:table-cell>
          <table:table-cell table:formula="of:=ASIN(ABS([.Z391]/[.AB391]))" office:value-type="float" office:value="0.543131463095234">
            <text:p>0,5431314631</text:p>
          </table:table-cell>
          <table:table-cell table:formula="of:=ABS([.K391]-[.AC391])" office:value-type="float" office:value="0.0611703182398894">
            <text:p>0,0611703182</text:p>
          </table:table-cell>
          <table:table-cell/>
          <table:table-cell table:formula="of:=[.J391]/[.AC391]" office:value-type="float" office:value="1.12953254200755">
            <text:p>1,129532542</text:p>
          </table:table-cell>
        </table:table-row>
        <table:table-row table:style-name="ro1">
          <table:table-cell office:value-type="float" office:value="-0.36">
            <text:p>-0,36</text:p>
          </table:table-cell>
          <table:table-cell office:value-type="float" office:value="-330.123516932034">
            <text:p>-330,123516932</text:p>
          </table:table-cell>
          <table:table-cell office:value-type="float" office:value="305.697996583064">
            <text:p>305,6979965831</text:p>
          </table:table-cell>
          <table:table-cell office:value-type="float" office:value="503.840633015057">
            <text:p>503,8406330151</text:p>
          </table:table-cell>
          <table:table-cell office:value-type="float" office:value="373.864099773803">
            <text:p>373,8640997738</text:p>
          </table:table-cell>
          <table:table-cell/>
          <table:table-cell table:formula="of:=SQRT([.B392]*[.B392] + [.C392]*[.C392])" office:value-type="float" office:value="449.925328856327">
            <text:p>449,9253288563</text:p>
          </table:table-cell>
          <table:table-cell table:formula="of:=SQRT([.D392]*[.D392]+[.E392]*[.E392])" office:value-type="float" office:value="627.39919395604">
            <text:p>627,399193956</text:p>
          </table:table-cell>
          <table:table-cell/>
          <table:table-cell table:formula="of:=ASIN(ABS([.B392]/[.G392]))" office:value-type="float" office:value="0.823794969757686">
            <text:p>0,8237949698</text:p>
          </table:table-cell>
          <table:table-cell table:formula="of:=ASIN(ABS([.D392]/[.H392]))" office:value-type="float" office:value="0.93241654118228">
            <text:p>0,9324165412</text:p>
          </table:table-cell>
          <table:table-cell/>
          <table:table-cell table:formula="of:=[.J392]/[.K392]" office:value-type="float" office:value="0.883505314816846">
            <text:p>0,8835053148</text:p>
          </table:table-cell>
          <table:table-cell/>
          <table:table-cell table:formula="of:=IF([.C392]&lt;0;-[.A392];[.A392])" office:value-type="float" office:value="-0.36">
            <text:p>-0,36</text:p>
          </table:table-cell>
          <table:table-cell table:formula="of:=ABS([.C392])" office:value-type="float" office:value="305.697996583064">
            <text:p>305,6979965831</text:p>
          </table:table-cell>
          <table:table-cell table:formula="of:=ABS([.E392])" office:value-type="float" office:value="373.864099773803">
            <text:p>373,8640997738</text:p>
          </table:table-cell>
          <table:table-cell/>
          <table:table-cell table:formula="of:=1+[.$R$3]*[.O392]+[.$Q$3]*[.O392]*[.O392]*[.O392]" office:value-type="float" office:value="0.9256672">
            <text:p>0,9256672</text:p>
          </table:table-cell>
          <table:table-cell table:formula="of:=[.J392]/[.S392]" office:value-type="float" office:value="0.889947239955878">
            <text:p>0,88994724</text:p>
          </table:table-cell>
          <table:table-cell table:formula="of:=ABS([.T392]-[.K392])" office:value-type="float" office:value="0.0424693012264022">
            <text:p>0,0424693012</text:p>
          </table:table-cell>
          <table:table-cell table:number-columns-repeated="4"/>
          <table:table-cell table:formula="of:=-([.B392]+[.$Z$2])" office:value-type="float" office:value="330.123516932034">
            <text:p>330,123516932</text:p>
          </table:table-cell>
          <table:table-cell table:formula="of:=[.P392]+[.O392]*[.G392]*([.$AA$2]+[.$AA$1]*ABS([.P392]/[.B392]))" office:value-type="float" office:value="251.705717451944">
            <text:p>251,7057174519</text:p>
          </table:table-cell>
          <table:table-cell table:formula="of:=SQRT([.Z392]*[.Z392]+[.AA392]*[.AA392])" office:value-type="float" office:value="415.135284732065">
            <text:p>415,1352847321</text:p>
          </table:table-cell>
          <table:table-cell table:formula="of:=ASIN(ABS([.Z392]/[.AB392]))" office:value-type="float" office:value="0.919368890420173">
            <text:p>0,9193688904</text:p>
          </table:table-cell>
          <table:table-cell table:formula="of:=ABS([.K392]-[.AC392])" office:value-type="float" office:value="0.0130476507621071">
            <text:p>0,0130476508</text:p>
          </table:table-cell>
          <table:table-cell/>
          <table:table-cell table:formula="of:=[.J392]/[.AC392]" office:value-type="float" office:value="0.89604399098298">
            <text:p>0,896043991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412.514943851119">
            <text:p>-412,5149438511</text:p>
          </table:table-cell>
          <table:table-cell office:value-type="float" office:value="-278.164970199503">
            <text:p>-278,1649701995</text:p>
          </table:table-cell>
          <table:table-cell office:value-type="float" office:value="374.204279105771">
            <text:p>374,2042791058</text:p>
          </table:table-cell>
          <table:table-cell office:value-type="float" office:value="-332.446769876536">
            <text:p>-332,4467698765</text:p>
          </table:table-cell>
          <table:table-cell/>
          <table:table-cell table:formula="of:=SQRT([.B393]*[.B393] + [.C393]*[.C393])" office:value-type="float" office:value="497.538269429179">
            <text:p>497,5382694292</text:p>
          </table:table-cell>
          <table:table-cell table:formula="of:=SQRT([.D393]*[.D393]+[.E393]*[.E393])" office:value-type="float" office:value="500.549395467033">
            <text:p>500,549395467</text:p>
          </table:table-cell>
          <table:table-cell/>
          <table:table-cell table:formula="of:=ASIN(ABS([.B393]/[.G393]))" office:value-type="float" office:value="0.97751747140837">
            <text:p>0,9775174714</text:p>
          </table:table-cell>
          <table:table-cell table:formula="of:=ASIN(ABS([.D393]/[.H393]))" office:value-type="float" office:value="0.844421647215354">
            <text:p>0,8444216472</text:p>
          </table:table-cell>
          <table:table-cell/>
          <table:table-cell table:formula="of:=[.J393]/[.K393]" office:value-type="float" office:value="1.15761773117959">
            <text:p>1,1576177312</text:p>
          </table:table-cell>
          <table:table-cell/>
          <table:table-cell table:formula="of:=IF([.C393]&lt;0;-[.A393];[.A393])" office:value-type="float" office:value="0.6">
            <text:p>0,6</text:p>
          </table:table-cell>
          <table:table-cell table:formula="of:=ABS([.C393])" office:value-type="float" office:value="278.164970199503">
            <text:p>278,1649701995</text:p>
          </table:table-cell>
          <table:table-cell table:formula="of:=ABS([.E393])" office:value-type="float" office:value="332.446769876536">
            <text:p>332,4467698765</text:p>
          </table:table-cell>
          <table:table-cell/>
          <table:table-cell table:formula="of:=1+[.$R$3]*[.O393]+[.$Q$3]*[.O393]*[.O393]*[.O393]" office:value-type="float" office:value="1.1308">
            <text:p>1,1308</text:p>
          </table:table-cell>
          <table:table-cell table:formula="of:=[.J393]/[.S393]" office:value-type="float" office:value="0.864447710831597">
            <text:p>0,8644477108</text:p>
          </table:table-cell>
          <table:table-cell table:formula="of:=ABS([.T393]-[.K393])" office:value-type="float" office:value="0.0200260636162428">
            <text:p>0,0200260636</text:p>
          </table:table-cell>
          <table:table-cell table:number-columns-repeated="4"/>
          <table:table-cell table:formula="of:=-([.B393]+[.$Z$2])" office:value-type="float" office:value="412.514943851119">
            <text:p>412,5149438511</text:p>
          </table:table-cell>
          <table:table-cell table:formula="of:=[.P393]+[.O393]*[.G393]*([.$AA$2]+[.$AA$1]*ABS([.P393]/[.B393]))" office:value-type="float" office:value="370.912573717625">
            <text:p>370,9125737176</text:p>
          </table:table-cell>
          <table:table-cell table:formula="of:=SQRT([.Z393]*[.Z393]+[.AA393]*[.AA393])" office:value-type="float" office:value="554.7474346424">
            <text:p>554,7474346424</text:p>
          </table:table-cell>
          <table:table-cell table:formula="of:=ASIN(ABS([.Z393]/[.AB393]))" office:value-type="float" office:value="0.838451355888055">
            <text:p>0,8384513559</text:p>
          </table:table-cell>
          <table:table-cell table:formula="of:=ABS([.K393]-[.AC393])" office:value-type="float" office:value="0.00597029132729909">
            <text:p>0,0059702913</text:p>
          </table:table-cell>
          <table:table-cell/>
          <table:table-cell table:formula="of:=[.J393]/[.AC393]" office:value-type="float" office:value="1.16586068415743">
            <text:p>1,165860684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406.880278272995">
            <text:p>-406,880278273</text:p>
          </table:table-cell>
          <table:table-cell office:value-type="float" office:value="336.937904870616">
            <text:p>336,9379048706</text:p>
          </table:table-cell>
          <table:table-cell office:value-type="float" office:value="419.029588207962">
            <text:p>419,029588208</text:p>
          </table:table-cell>
          <table:table-cell office:value-type="float" office:value="325.417985422897">
            <text:p>325,4179854229</text:p>
          </table:table-cell>
          <table:table-cell/>
          <table:table-cell table:formula="of:=SQRT([.B394]*[.B394] + [.C394]*[.C394])" office:value-type="float" office:value="528.27901016992">
            <text:p>528,2790101699</text:p>
          </table:table-cell>
          <table:table-cell table:formula="of:=SQRT([.D394]*[.D394]+[.E394]*[.E394])" office:value-type="float" office:value="530.54939546703">
            <text:p>530,549395467</text:p>
          </table:table-cell>
          <table:table-cell/>
          <table:table-cell table:formula="of:=ASIN(ABS([.B394]/[.G394]))" office:value-type="float" office:value="0.87915402987858">
            <text:p>0,8791540299</text:p>
          </table:table-cell>
          <table:table-cell table:formula="of:=ASIN(ABS([.D394]/[.H394]))" office:value-type="float" office:value="0.910488007773501">
            <text:p>0,9104880078</text:p>
          </table:table-cell>
          <table:table-cell/>
          <table:table-cell table:formula="of:=[.J394]/[.K394]" office:value-type="float" office:value="0.965585512793799">
            <text:p>0,9655855128</text:p>
          </table:table-cell>
          <table:table-cell/>
          <table:table-cell table:formula="of:=IF([.C394]&lt;0;-[.A394];[.A394])" office:value-type="float" office:value="0">
            <text:p>0</text:p>
          </table:table-cell>
          <table:table-cell table:formula="of:=ABS([.C394])" office:value-type="float" office:value="336.937904870616">
            <text:p>336,9379048706</text:p>
          </table:table-cell>
          <table:table-cell table:formula="of:=ABS([.E394])" office:value-type="float" office:value="325.417985422897">
            <text:p>325,4179854229</text:p>
          </table:table-cell>
          <table:table-cell/>
          <table:table-cell table:formula="of:=1+[.$R$3]*[.O394]+[.$Q$3]*[.O394]*[.O394]*[.O394]" office:value-type="float" office:value="1">
            <text:p>1</text:p>
          </table:table-cell>
          <table:table-cell table:formula="of:=[.J394]/[.S394]" office:value-type="float" office:value="0.87915402987858">
            <text:p>0,8791540299</text:p>
          </table:table-cell>
          <table:table-cell table:formula="of:=ABS([.T394]-[.K394])" office:value-type="float" office:value="0.0313339778949204">
            <text:p>0,0313339779</text:p>
          </table:table-cell>
          <table:table-cell table:number-columns-repeated="4"/>
          <table:table-cell table:formula="of:=-([.B394]+[.$Z$2])" office:value-type="float" office:value="406.880278272995">
            <text:p>406,880278273</text:p>
          </table:table-cell>
          <table:table-cell table:formula="of:=[.P394]+[.O394]*[.G394]*([.$AA$2]+[.$AA$1]*ABS([.P394]/[.B394]))" office:value-type="float" office:value="336.937904870616">
            <text:p>336,9379048706</text:p>
          </table:table-cell>
          <table:table-cell table:formula="of:=SQRT([.Z394]*[.Z394]+[.AA394]*[.AA394])" office:value-type="float" office:value="528.27901016992">
            <text:p>528,2790101699</text:p>
          </table:table-cell>
          <table:table-cell table:formula="of:=ASIN(ABS([.Z394]/[.AB394]))" office:value-type="float" office:value="0.87915402987858">
            <text:p>0,8791540299</text:p>
          </table:table-cell>
          <table:table-cell table:formula="of:=ABS([.K394]-[.AC394])" office:value-type="float" office:value="0.0313339778949204">
            <text:p>0,0313339779</text:p>
          </table:table-cell>
          <table:table-cell/>
          <table:table-cell table:formula="of:=[.J394]/[.AC394]" office:value-type="float" office:value="1">
            <text:p>1</text:p>
          </table:table-cell>
        </table:table-row>
        <table:table-row table:style-name="ro1">
          <table:table-cell office:value-type="float" office:value="-0.64">
            <text:p>-0,64</text:p>
          </table:table-cell>
          <table:table-cell office:value-type="float" office:value="-497.127555982767">
            <text:p>-497,1275559828</text:p>
          </table:table-cell>
          <table:table-cell office:value-type="float" office:value="-303.847995631446">
            <text:p>-303,8479956314</text:p>
          </table:table-cell>
          <table:table-cell office:value-type="float" office:value="435.408452697351">
            <text:p>435,4084526974</text:p>
          </table:table-cell>
          <table:table-cell office:value-type="float" office:value="-353.03697267872">
            <text:p>-353,0369726787</text:p>
          </table:table-cell>
          <table:table-cell/>
          <table:table-cell table:formula="of:=SQRT([.B395]*[.B395] + [.C395]*[.C395])" office:value-type="float" office:value="582.631454151462">
            <text:p>582,6314541515</text:p>
          </table:table-cell>
          <table:table-cell table:formula="of:=SQRT([.D395]*[.D395]+[.E395]*[.E395])" office:value-type="float" office:value="560.549395467034">
            <text:p>560,549395467</text:p>
          </table:table-cell>
          <table:table-cell/>
          <table:table-cell table:formula="of:=ASIN(ABS([.B395]/[.G395]))" office:value-type="float" office:value="1.02217688676475">
            <text:p>1,0221768868</text:p>
          </table:table-cell>
          <table:table-cell table:formula="of:=ASIN(ABS([.D395]/[.H395]))" office:value-type="float" office:value="0.889493816752124">
            <text:p>0,8894938168</text:p>
          </table:table-cell>
          <table:table-cell/>
          <table:table-cell table:formula="of:=[.J395]/[.K395]" office:value-type="float" office:value="1.14916693912173">
            <text:p>1,1491669391</text:p>
          </table:table-cell>
          <table:table-cell/>
          <table:table-cell table:formula="of:=IF([.C395]&lt;0;-[.A395];[.A395])" office:value-type="float" office:value="0.64">
            <text:p>0,64</text:p>
          </table:table-cell>
          <table:table-cell table:formula="of:=ABS([.C395])" office:value-type="float" office:value="303.847995631446">
            <text:p>303,8479956314</text:p>
          </table:table-cell>
          <table:table-cell table:formula="of:=ABS([.E395])" office:value-type="float" office:value="353.03697267872">
            <text:p>353,0369726787</text:p>
          </table:table-cell>
          <table:table-cell/>
          <table:table-cell table:formula="of:=1+[.$R$3]*[.O395]+[.$Q$3]*[.O395]*[.O395]*[.O395]" office:value-type="float" office:value="1.1411072">
            <text:p>1,1411072</text:p>
          </table:table-cell>
          <table:table-cell table:formula="of:=[.J395]/[.S395]" office:value-type="float" office:value="0.895776388725569">
            <text:p>0,8957763887</text:p>
          </table:table-cell>
          <table:table-cell table:formula="of:=ABS([.T395]-[.K395])" office:value-type="float" office:value="0.00628257197344451">
            <text:p>0,006282572</text:p>
          </table:table-cell>
          <table:table-cell table:number-columns-repeated="4"/>
          <table:table-cell table:formula="of:=-([.B395]+[.$Z$2])" office:value-type="float" office:value="497.127555982767">
            <text:p>497,1275559828</text:p>
          </table:table-cell>
          <table:table-cell table:formula="of:=[.P395]+[.O395]*[.G395]*([.$AA$2]+[.$AA$1]*ABS([.P395]/[.B395]))" office:value-type="float" office:value="417.580883835656">
            <text:p>417,5808838357</text:p>
          </table:table-cell>
          <table:table-cell table:formula="of:=SQRT([.Z395]*[.Z395]+[.AA395]*[.AA395])" office:value-type="float" office:value="649.237707979417">
            <text:p>649,2377079794</text:p>
          </table:table-cell>
          <table:table-cell table:formula="of:=ASIN(ABS([.Z395]/[.AB395]))" office:value-type="float" office:value="0.872143888820834">
            <text:p>0,8721438888</text:p>
          </table:table-cell>
          <table:table-cell table:formula="of:=ABS([.K395]-[.AC395])" office:value-type="float" office:value="0.0173499279312906">
            <text:p>0,0173499279</text:p>
          </table:table-cell>
          <table:table-cell/>
          <table:table-cell table:formula="of:=[.J395]/[.AC395]" office:value-type="float" office:value="1.17202780397483">
            <text:p>1,172027804</text:p>
          </table:table-cell>
        </table:table-row>
        <table:table-row table:style-name="ro1">
          <table:table-cell office:value-type="float" office:value="-0.56">
            <text:p>-0,56</text:p>
          </table:table-cell>
          <table:table-cell office:value-type="float" office:value="-487.248920527452">
            <text:p>-487,2489205275</text:p>
          </table:table-cell>
          <table:table-cell office:value-type="float" office:value="-332.27387342031">
            <text:p>-332,2738734203</text:p>
          </table:table-cell>
          <table:table-cell office:value-type="float" office:value="447.508034805486">
            <text:p>447,5080348055</text:p>
          </table:table-cell>
          <table:table-cell office:value-type="float" office:value="-385.337705488325">
            <text:p>-385,3377054883</text:p>
          </table:table-cell>
          <table:table-cell/>
          <table:table-cell table:formula="of:=SQRT([.B396]*[.B396] + [.C396]*[.C396])" office:value-type="float" office:value="589.760491651402">
            <text:p>589,7604916514</text:p>
          </table:table-cell>
          <table:table-cell table:formula="of:=SQRT([.D396]*[.D396]+[.E396]*[.E396])" office:value-type="float" office:value="590.549395467031">
            <text:p>590,549395467</text:p>
          </table:table-cell>
          <table:table-cell/>
          <table:table-cell table:formula="of:=ASIN(ABS([.B396]/[.G396]))" office:value-type="float" office:value="0.972295196847086">
            <text:p>0,9722951968</text:p>
          </table:table-cell>
          <table:table-cell table:formula="of:=ASIN(ABS([.D396]/[.H396]))" office:value-type="float" office:value="0.859908043092772">
            <text:p>0,8599080431</text:p>
          </table:table-cell>
          <table:table-cell/>
          <table:table-cell table:formula="of:=[.J396]/[.K396]" office:value-type="float" office:value="1.1306967118834">
            <text:p>1,1306967119</text:p>
          </table:table-cell>
          <table:table-cell/>
          <table:table-cell table:formula="of:=IF([.C396]&lt;0;-[.A396];[.A396])" office:value-type="float" office:value="0.56">
            <text:p>0,56</text:p>
          </table:table-cell>
          <table:table-cell table:formula="of:=ABS([.C396])" office:value-type="float" office:value="332.27387342031">
            <text:p>332,2738734203</text:p>
          </table:table-cell>
          <table:table-cell table:formula="of:=ABS([.E396])" office:value-type="float" office:value="385.337705488325">
            <text:p>385,3377054883</text:p>
          </table:table-cell>
          <table:table-cell/>
          <table:table-cell table:formula="of:=1+[.$R$3]*[.O396]+[.$Q$3]*[.O396]*[.O396]*[.O396]" office:value-type="float" office:value="1.1207808">
            <text:p>1,1207808</text:p>
          </table:table-cell>
          <table:table-cell table:formula="of:=[.J396]/[.S396]" office:value-type="float" office:value="0.867515928937296">
            <text:p>0,8675159289</text:p>
          </table:table-cell>
          <table:table-cell table:formula="of:=ABS([.T396]-[.K396])" office:value-type="float" office:value="0.00760788584452454">
            <text:p>0,0076078858</text:p>
          </table:table-cell>
          <table:table-cell table:number-columns-repeated="4"/>
          <table:table-cell table:formula="of:=-([.B396]+[.$Z$2])" office:value-type="float" office:value="487.248920527452">
            <text:p>487,2489205275</text:p>
          </table:table-cell>
          <table:table-cell table:formula="of:=[.P396]+[.O396]*[.G396]*([.$AA$2]+[.$AA$1]*ABS([.P396]/[.B396]))" office:value-type="float" office:value="435.110238258773">
            <text:p>435,1102382588</text:p>
          </table:table-cell>
          <table:table-cell table:formula="of:=SQRT([.Z396]*[.Z396]+[.AA396]*[.AA396])" office:value-type="float" office:value="653.247602362821">
            <text:p>653,2476023628</text:p>
          </table:table-cell>
          <table:table-cell table:formula="of:=ASIN(ABS([.Z396]/[.AB396]))" office:value-type="float" office:value="0.841865596961445">
            <text:p>0,841865597</text:p>
          </table:table-cell>
          <table:table-cell table:formula="of:=ABS([.K396]-[.AC396])" office:value-type="float" office:value="0.0180424461313262">
            <text:p>0,0180424461</text:p>
          </table:table-cell>
          <table:table-cell/>
          <table:table-cell table:formula="of:=[.J396]/[.AC396]" office:value-type="float" office:value="1.15492924328587">
            <text:p>1,1549292433</text:p>
          </table:table-cell>
        </table:table-row>
        <table:table-row table:style-name="ro1">
          <table:table-cell office:value-type="float" office:value="-0.72">
            <text:p>-0,72</text:p>
          </table:table-cell>
          <table:table-cell office:value-type="float" office:value="-489.559847072549">
            <text:p>-489,5598470725</text:p>
          </table:table-cell>
          <table:table-cell office:value-type="float" office:value="-356.400373856132">
            <text:p>-356,4003738561</text:p>
          </table:table-cell>
          <table:table-cell office:value-type="float" office:value="452.120300433285">
            <text:p>452,1203004333</text:p>
          </table:table-cell>
          <table:table-cell office:value-type="float" office:value="-425.051509996865">
            <text:p>-425,0515099969</text:p>
          </table:table-cell>
          <table:table-cell/>
          <table:table-cell table:formula="of:=SQRT([.B397]*[.B397] + [.C397]*[.C397])" office:value-type="float" office:value="605.549395467032">
            <text:p>605,549395467</text:p>
          </table:table-cell>
          <table:table-cell table:formula="of:=SQRT([.D397]*[.D397]+[.E397]*[.E397])" office:value-type="float" office:value="620.549395467031">
            <text:p>620,549395467</text:p>
          </table:table-cell>
          <table:table-cell/>
          <table:table-cell table:formula="of:=ASIN(ABS([.B397]/[.G397]))" office:value-type="float" office:value="0.941523454252074">
            <text:p>0,9415234543</text:p>
          </table:table-cell>
          <table:table-cell table:formula="of:=ASIN(ABS([.D397]/[.H397]))" office:value-type="float" office:value="0.816247539302608">
            <text:p>0,8162475393</text:p>
          </table:table-cell>
          <table:table-cell/>
          <table:table-cell table:formula="of:=[.J397]/[.K397]" office:value-type="float" office:value="1.15347784699786">
            <text:p>1,153477847</text:p>
          </table:table-cell>
          <table:table-cell/>
          <table:table-cell table:formula="of:=IF([.C397]&lt;0;-[.A397];[.A397])" office:value-type="float" office:value="0.72">
            <text:p>0,72</text:p>
          </table:table-cell>
          <table:table-cell table:formula="of:=ABS([.C397])" office:value-type="float" office:value="356.400373856132">
            <text:p>356,4003738561</text:p>
          </table:table-cell>
          <table:table-cell table:formula="of:=ABS([.E397])" office:value-type="float" office:value="425.051509996865">
            <text:p>425,0515099969</text:p>
          </table:table-cell>
          <table:table-cell/>
          <table:table-cell table:formula="of:=1+[.$R$3]*[.O397]+[.$Q$3]*[.O397]*[.O397]*[.O397]" office:value-type="float" office:value="1.1626624">
            <text:p>1,1626624</text:p>
          </table:table-cell>
          <table:table-cell table:formula="of:=[.J397]/[.S397]" office:value-type="float" office:value="0.809799520696699">
            <text:p>0,8097995207</text:p>
          </table:table-cell>
          <table:table-cell table:formula="of:=ABS([.T397]-[.K397])" office:value-type="float" office:value="0.00644801860590838">
            <text:p>0,0064480186</text:p>
          </table:table-cell>
          <table:table-cell table:number-columns-repeated="4"/>
          <table:table-cell table:formula="of:=-([.B397]+[.$Z$2])" office:value-type="float" office:value="489.559847072549">
            <text:p>489,5598470725</text:p>
          </table:table-cell>
          <table:table-cell table:formula="of:=[.P397]+[.O397]*[.G397]*([.$AA$2]+[.$AA$1]*ABS([.P397]/[.B397]))" office:value-type="float" office:value="493.965758979749">
            <text:p>493,9657589798</text:p>
          </table:table-cell>
          <table:table-cell table:formula="of:=SQRT([.Z397]*[.Z397]+[.AA397]*[.AA397])" office:value-type="float" office:value="695.464603635682">
            <text:p>695,4646036357</text:p>
          </table:table-cell>
          <table:table-cell table:formula="of:=ASIN(ABS([.Z397]/[.AB397]))" office:value-type="float" office:value="0.780918480908158">
            <text:p>0,7809184809</text:p>
          </table:table-cell>
          <table:table-cell table:formula="of:=ABS([.K397]-[.AC397])" office:value-type="float" office:value="0.0353290583944496">
            <text:p>0,0353290584</text:p>
          </table:table-cell>
          <table:table-cell/>
          <table:table-cell table:formula="of:=[.J397]/[.AC397]" office:value-type="float" office:value="1.205661637252">
            <text:p>1,205661637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415.369725338576">
            <text:p>-415,3697253386</text:p>
          </table:table-cell>
          <table:table-cell office:value-type="float" office:value="470.615747027511">
            <text:p>470,6157470275</text:p>
          </table:table-cell>
          <table:table-cell office:value-type="float" office:value="478.125068407765">
            <text:p>478,1250684078</text:p>
          </table:table-cell>
          <table:table-cell office:value-type="float" office:value="723.724934374695">
            <text:p>723,7249343747</text:p>
          </table:table-cell>
          <table:table-cell/>
          <table:table-cell table:formula="of:=SQRT([.B398]*[.B398] + [.C398]*[.C398])" office:value-type="float" office:value="627.703106634105">
            <text:p>627,7031066341</text:p>
          </table:table-cell>
          <table:table-cell table:formula="of:=SQRT([.D398]*[.D398]+[.E398]*[.E398])" office:value-type="float" office:value="867.39919395604">
            <text:p>867,399193956</text:p>
          </table:table-cell>
          <table:table-cell/>
          <table:table-cell table:formula="of:=ASIN(ABS([.B398]/[.G398]))" office:value-type="float" office:value="0.7231233435198">
            <text:p>0,7231233435</text:p>
          </table:table-cell>
          <table:table-cell table:formula="of:=ASIN(ABS([.D398]/[.H398]))" office:value-type="float" office:value="0.583821979677841">
            <text:p>0,5838219797</text:p>
          </table:table-cell>
          <table:table-cell/>
          <table:table-cell table:formula="of:=[.J398]/[.K398]" office:value-type="float" office:value="1.23860246563315">
            <text:p>1,2386024656</text:p>
          </table:table-cell>
          <table:table-cell/>
          <table:table-cell table:formula="of:=IF([.C398]&lt;0;-[.A398];[.A398])" office:value-type="float" office:value="0">
            <text:p>0</text:p>
          </table:table-cell>
          <table:table-cell table:formula="of:=ABS([.C398])" office:value-type="float" office:value="470.615747027511">
            <text:p>470,6157470275</text:p>
          </table:table-cell>
          <table:table-cell table:formula="of:=ABS([.E398])" office:value-type="float" office:value="723.724934374695">
            <text:p>723,7249343747</text:p>
          </table:table-cell>
          <table:table-cell/>
          <table:table-cell table:formula="of:=1+[.$R$3]*[.O398]+[.$Q$3]*[.O398]*[.O398]*[.O398]" office:value-type="float" office:value="1">
            <text:p>1</text:p>
          </table:table-cell>
          <table:table-cell table:formula="of:=[.J398]/[.S398]" office:value-type="float" office:value="0.7231233435198">
            <text:p>0,7231233435</text:p>
          </table:table-cell>
          <table:table-cell table:formula="of:=ABS([.T398]-[.K398])" office:value-type="float" office:value="0.139301363841959">
            <text:p>0,1393013638</text:p>
          </table:table-cell>
          <table:table-cell table:number-columns-repeated="4"/>
          <table:table-cell table:formula="of:=-([.B398]+[.$Z$2])" office:value-type="float" office:value="415.369725338576">
            <text:p>415,3697253386</text:p>
          </table:table-cell>
          <table:table-cell table:formula="of:=[.P398]+[.O398]*[.G398]*([.$AA$2]+[.$AA$1]*ABS([.P398]/[.B398]))" office:value-type="float" office:value="470.615747027511">
            <text:p>470,6157470275</text:p>
          </table:table-cell>
          <table:table-cell table:formula="of:=SQRT([.Z398]*[.Z398]+[.AA398]*[.AA398])" office:value-type="float" office:value="627.703106634105">
            <text:p>627,7031066341</text:p>
          </table:table-cell>
          <table:table-cell table:formula="of:=ASIN(ABS([.Z398]/[.AB398]))" office:value-type="float" office:value="0.7231233435198">
            <text:p>0,7231233435</text:p>
          </table:table-cell>
          <table:table-cell table:formula="of:=ABS([.K398]-[.AC398])" office:value-type="float" office:value="0.139301363841959">
            <text:p>0,1393013638</text:p>
          </table:table-cell>
          <table:table-cell/>
          <table:table-cell table:formula="of:=[.J398]/[.AC398]" office:value-type="float" office:value="1">
            <text:p>1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-149.35645639415">
            <text:p>-149,3564563942</text:p>
          </table:table-cell>
          <table:table-cell office:value-type="float" office:value="-86.8889821730979">
            <text:p>-86,8889821731</text:p>
          </table:table-cell>
          <table:table-cell office:value-type="float" office:value="180.063138423606">
            <text:p>180,0631384236</text:p>
          </table:table-cell>
          <table:table-cell office:value-type="float" office:value="-60.4893233949184">
            <text:p>-60,4893233949</text:p>
          </table:table-cell>
          <table:table-cell/>
          <table:table-cell table:formula="of:=SQRT([.B399]*[.B399] + [.C399]*[.C399])" office:value-type="float" office:value="172.791916158409">
            <text:p>172,7919161584</text:p>
          </table:table-cell>
          <table:table-cell table:formula="of:=SQRT([.D399]*[.D399]+[.E399]*[.E399])" office:value-type="float" office:value="189.951815110395">
            <text:p>189,9518151104</text:p>
          </table:table-cell>
          <table:table-cell/>
          <table:table-cell table:formula="of:=ASIN(ABS([.B399]/[.G399]))" office:value-type="float" office:value="1.0438997192183">
            <text:p>1,0438997192</text:p>
          </table:table-cell>
          <table:table-cell table:formula="of:=ASIN(ABS([.D399]/[.H399]))" office:value-type="float" office:value="1.24670703604987">
            <text:p>1,246707036</text:p>
          </table:table-cell>
          <table:table-cell/>
          <table:table-cell table:formula="of:=[.J399]/[.K399]" office:value-type="float" office:value="0.837325601791613">
            <text:p>0,8373256018</text:p>
          </table:table-cell>
          <table:table-cell/>
          <table:table-cell table:formula="of:=IF([.C399]&lt;0;-[.A399];[.A399])" office:value-type="float" office:value="-0.88">
            <text:p>-0,88</text:p>
          </table:table-cell>
          <table:table-cell table:formula="of:=ABS([.C399])" office:value-type="float" office:value="86.8889821730979">
            <text:p>86,8889821731</text:p>
          </table:table-cell>
          <table:table-cell table:formula="of:=ABS([.E399])" office:value-type="float" office:value="60.4893233949184">
            <text:p>60,4893233949</text:p>
          </table:table-cell>
          <table:table-cell/>
          <table:table-cell table:formula="of:=1+[.$R$3]*[.O399]+[.$Q$3]*[.O399]*[.O399]*[.O399]" office:value-type="float" office:value="0.7899264">
            <text:p>0,7899264</text:p>
          </table:table-cell>
          <table:table-cell table:formula="of:=[.J399]/[.S399]" office:value-type="float" office:value="1.32151516801856">
            <text:p>1,321515168</text:p>
          </table:table-cell>
          <table:table-cell table:formula="of:=ABS([.T399]-[.K399])" office:value-type="float" office:value="0.0748081319686889">
            <text:p>0,074808132</text:p>
          </table:table-cell>
          <table:table-cell table:number-columns-repeated="4"/>
          <table:table-cell table:formula="of:=-([.B399]+[.$Z$2])" office:value-type="float" office:value="149.35645639415">
            <text:p>149,3564563942</text:p>
          </table:table-cell>
          <table:table-cell table:formula="of:=[.P399]+[.O399]*[.G399]*([.$AA$2]+[.$AA$1]*ABS([.P399]/[.B399]))" office:value-type="float" office:value="40.9133630627028">
            <text:p>40,9133630627</text:p>
          </table:table-cell>
          <table:table-cell table:formula="of:=SQRT([.Z399]*[.Z399]+[.AA399]*[.AA399])" office:value-type="float" office:value="154.858820684255">
            <text:p>154,8588206843</text:p>
          </table:table-cell>
          <table:table-cell table:formula="of:=ASIN(ABS([.Z399]/[.AB399]))" office:value-type="float" office:value="1.3034242305015">
            <text:p>1,3034242305</text:p>
          </table:table-cell>
          <table:table-cell table:formula="of:=ABS([.K399]-[.AC399])" office:value-type="float" office:value="0.056717194451626">
            <text:p>0,0567171945</text:p>
          </table:table-cell>
          <table:table-cell/>
          <table:table-cell table:formula="of:=[.J399]/[.AC399]" office:value-type="float" office:value="0.800890220382547">
            <text:p>0,8008902204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196.062237203976">
            <text:p>-196,062237204</text:p>
          </table:table-cell>
          <table:table-cell office:value-type="float" office:value="-75.264785074606">
            <text:p>-75,2647850746</text:p>
          </table:table-cell>
          <table:table-cell office:value-type="float" office:value="192.68168300394">
            <text:p>192,6816830039</text:p>
          </table:table-cell>
          <table:table-cell office:value-type="float" office:value="-106.078131606505">
            <text:p>-106,0781316065</text:p>
          </table:table-cell>
          <table:table-cell/>
          <table:table-cell table:formula="of:=SQRT([.B400]*[.B400] + [.C400]*[.C400])" office:value-type="float" office:value="210.012353755094">
            <text:p>210,0123537551</text:p>
          </table:table-cell>
          <table:table-cell table:formula="of:=SQRT([.D400]*[.D400]+[.E400]*[.E400])" office:value-type="float" office:value="219.951815110396">
            <text:p>219,9518151104</text:p>
          </table:table-cell>
          <table:table-cell/>
          <table:table-cell table:formula="of:=ASIN(ABS([.B400]/[.G400]))" office:value-type="float" office:value="1.20426143137363">
            <text:p>1,2042614314</text:p>
          </table:table-cell>
          <table:table-cell table:formula="of:=ASIN(ABS([.D400]/[.H400]))" office:value-type="float" office:value="1.06754197717485">
            <text:p>1,0675419772</text:p>
          </table:table-cell>
          <table:table-cell/>
          <table:table-cell table:formula="of:=[.J400]/[.K400]" office:value-type="float" office:value="1.12806939410533">
            <text:p>1,1280693941</text:p>
          </table:table-cell>
          <table:table-cell/>
          <table:table-cell table:formula="of:=IF([.C400]&lt;0;-[.A400];[.A400])" office:value-type="float" office:value="0.6">
            <text:p>0,6</text:p>
          </table:table-cell>
          <table:table-cell table:formula="of:=ABS([.C400])" office:value-type="float" office:value="75.264785074606">
            <text:p>75,2647850746</text:p>
          </table:table-cell>
          <table:table-cell table:formula="of:=ABS([.E400])" office:value-type="float" office:value="106.078131606505">
            <text:p>106,0781316065</text:p>
          </table:table-cell>
          <table:table-cell/>
          <table:table-cell table:formula="of:=1+[.$R$3]*[.O400]+[.$Q$3]*[.O400]*[.O400]*[.O400]" office:value-type="float" office:value="1.1308">
            <text:p>1,1308</text:p>
          </table:table-cell>
          <table:table-cell table:formula="of:=[.J400]/[.S400]" office:value-type="float" office:value="1.0649641239597">
            <text:p>1,064964124</text:p>
          </table:table-cell>
          <table:table-cell table:formula="of:=ABS([.T400]-[.K400])" office:value-type="float" office:value="0.00257785321514525">
            <text:p>0,0025778532</text:p>
          </table:table-cell>
          <table:table-cell table:number-columns-repeated="4"/>
          <table:table-cell table:formula="of:=-([.B400]+[.$Z$2])" office:value-type="float" office:value="196.062237203976">
            <text:p>196,062237204</text:p>
          </table:table-cell>
          <table:table-cell table:formula="of:=[.P400]+[.O400]*[.G400]*([.$AA$2]+[.$AA$1]*ABS([.P400]/[.B400]))" office:value-type="float" office:value="111.120117340523">
            <text:p>111,1201173405</text:p>
          </table:table-cell>
          <table:table-cell table:formula="of:=SQRT([.Z400]*[.Z400]+[.AA400]*[.AA400])" office:value-type="float" office:value="225.362111578676">
            <text:p>225,3621115787</text:p>
          </table:table-cell>
          <table:table-cell table:formula="of:=ASIN(ABS([.Z400]/[.AB400]))" office:value-type="float" office:value="1.05517712320579">
            <text:p>1,0551771232</text:p>
          </table:table-cell>
          <table:table-cell table:formula="of:=ABS([.K400]-[.AC400])" office:value-type="float" office:value="0.0123648539690628">
            <text:p>0,012364854</text:p>
          </table:table-cell>
          <table:table-cell/>
          <table:table-cell table:formula="of:=[.J400]/[.AC400]" office:value-type="float" office:value="1.14128841963035">
            <text:p>1,14128841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30">30.09.2012</text:date>, <text:time>22:1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9-30T22:10:57.56</dc:date>
    <meta:generator>OpenOffice.org/3.3$Win32 OpenOffice.org_project/330m20$Build-9567</meta:generator>
    <meta:editing-duration>PT8H57M22S</meta:editing-duration>
    <meta:editing-cycles>8</meta:editing-cycles>
    <meta:document-statistic meta:table-count="1" meta:cell-count="87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571cm" svg:height="15.993cm" xlink:href=".." xlink:type="simple" chart:class="chart:scatter" chart:column-mapping="1 0 2 3" chart:style-name="ch1">
        <chart:plot-area chart:style-name="ch2" table:cell-range-address="Sheet1.O4:Sheet1.O153 Sheet1.M4:Sheet1.M153 Sheet1.S4:Sheet1.S153 Sheet1.AF4:Sheet1.AF153" svg:x="1.021cm" svg:y="1.411cm" svg:width="26.408cm" svg:height="13.843cm">
          <chartooo:coordinate-region svg:x="1.167cm" svg:y="1.624cm" svg:width="26.168cm" svg:height="12.95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M4:Sheet1.M153" chart:class="chart:scatter">
            <chart:domain table:cell-range-address="Sheet1.O4:Sheet1.O153"/>
            <chart:data-point chart:repeated="150"/>
          </chart:series>
          <chart:series chart:style-name="ch6" chart:values-cell-range-address="Sheet1.S4:Sheet1.S153" chart:class="chart:scatter">
            <chart:data-point chart:repeated="150"/>
          </chart:series>
          <chart:series chart:style-name="ch7" chart:values-cell-range-address="Sheet1.AF4:Sheet1.AF153" chart:class="chart:scatter">
            <chart:data-point chart:repeated="1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O</text:p>
              </table:table-cell>
              <table:table-cell office:value-type="string">
                <text:p>Sarake M</text:p>
              </table:table-cell>
              <table:table-cell office:value-type="string">
                <text:p>Sarake S</text:p>
              </table:table-cell>
              <table:table-cell office:value-type="string">
                <text:p>Sarake A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2">
                <text:p>0.72</text:p>
                <draw:g>
                  <svg:desc>Sheet1.O4:Sheet1.O153</svg:desc>
                </draw:g>
              </table:table-cell>
              <table:table-cell office:value-type="float" office:value="1.18823912467917">
                <text:p>1.18823912467917</text:p>
                <draw:g>
                  <svg:desc>Sheet1.M4:Sheet1.M153</svg:desc>
                </draw:g>
              </table:table-cell>
              <table:table-cell office:value-type="float" office:value="1.1626624">
                <text:p>1.1626624</text:p>
                <draw:g>
                  <svg:desc>Sheet1.S4:Sheet1.S153</svg:desc>
                </draw:g>
              </table:table-cell>
              <table:table-cell office:value-type="float" office:value="1.18990580785954">
                <text:p>1.18990580785954</text:p>
                <draw:g>
                  <svg:desc>Sheet1.AF4:Sheet1.AF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1.22368557770751">
                <text:p>1.22368557770751</text:p>
              </table:table-cell>
              <table:table-cell office:value-type="float" office:value="1.1856">
                <text:p>1.1856</text:p>
              </table:table-cell>
              <table:table-cell office:value-type="float" office:value="1.21173338262703">
                <text:p>1.21173338262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">
                <text:p>0.44</text:p>
              </table:table-cell>
              <table:table-cell office:value-type="float" office:value="1.09930013113167">
                <text:p>1.09930013113167</text:p>
              </table:table-cell>
              <table:table-cell office:value-type="float" office:value="1.0922592">
                <text:p>1.0922592</text:p>
              </table:table-cell>
              <table:table-cell office:value-type="float" office:value="1.1319365371761">
                <text:p>1.1319365371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88">
                <text:p>-0.88</text:p>
              </table:table-cell>
              <table:table-cell office:value-type="float" office:value="0.728754772375131">
                <text:p>0.728754772375131</text:p>
              </table:table-cell>
              <table:table-cell office:value-type="float" office:value="0.7899264">
                <text:p>0.7899264</text:p>
              </table:table-cell>
              <table:table-cell office:value-type="float" office:value="0.715803234334585">
                <text:p>0.715803234334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6">
                <text:p>-0.36</text:p>
              </table:table-cell>
              <table:table-cell office:value-type="float" office:value="0.878527114554065">
                <text:p>0.878527114554065</text:p>
              </table:table-cell>
              <table:table-cell office:value-type="float" office:value="0.9256672">
                <text:p>0.9256672</text:p>
              </table:table-cell>
              <table:table-cell office:value-type="float" office:value="0.902024451370725">
                <text:p>0.902024451370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">
                <text:p>-0.2</text:p>
              </table:table-cell>
              <table:table-cell office:value-type="float" office:value="0.91037341738308">
                <text:p>0.91037341738308</text:p>
              </table:table-cell>
              <table:table-cell office:value-type="float" office:value="0.9596">
                <text:p>0.9596</text:p>
              </table:table-cell>
              <table:table-cell office:value-type="float" office:value="0.942880929501502">
                <text:p>0.942880929501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">
                <text:p>-0.8</text:p>
              </table:table-cell>
              <table:table-cell office:value-type="float" office:value="0.764781131059123">
                <text:p>0.764781131059123</text:p>
              </table:table-cell>
              <table:table-cell office:value-type="float" office:value="0.8144">
                <text:p>0.8144</text:p>
              </table:table-cell>
              <table:table-cell office:value-type="float" office:value="0.773873534378364">
                <text:p>0.773873534378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0.763379130324905">
                <text:p>0.7633791303249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8">
                <text:p>-0.88</text:p>
              </table:table-cell>
              <table:table-cell office:value-type="float" office:value="1.22100901572086">
                <text:p>1.22100901572086</text:p>
              </table:table-cell>
              <table:table-cell office:value-type="float" office:value="0.7899264">
                <text:p>0.7899264</text:p>
              </table:table-cell>
              <table:table-cell office:value-type="float" office:value="0.828782044579653">
                <text:p>0.828782044579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1.14986203112047">
                <text:p>1.14986203112047</text:p>
              </table:table-cell>
              <table:table-cell office:value-type="float" office:value="1.1308">
                <text:p>1.1308</text:p>
              </table:table-cell>
              <table:table-cell office:value-type="float" office:value="1.15933685680908">
                <text:p>1.15933685680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1.11005269930416">
                <text:p>1.11005269930416</text:p>
              </table:table-cell>
              <table:table-cell office:value-type="float" office:value="1.0832">
                <text:p>1.0832</text:p>
              </table:table-cell>
              <table:table-cell office:value-type="float" office:value="1.12834681227789">
                <text:p>1.12834681227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8">
                <text:p>-0.08</text:p>
              </table:table-cell>
              <table:table-cell office:value-type="float" office:value="0.985451568934251">
                <text:p>0.985451568934251</text:p>
              </table:table-cell>
              <table:table-cell office:value-type="float" office:value="0.9839744">
                <text:p>0.9839744</text:p>
              </table:table-cell>
              <table:table-cell office:value-type="float" office:value="0.980451617425924">
                <text:p>0.9804516174259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853070136307798">
                <text:p>0.853070136307798</text:p>
              </table:table-cell>
              <table:table-cell office:value-type="float" office:value="0.7899264">
                <text:p>0.7899264</text:p>
              </table:table-cell>
              <table:table-cell office:value-type="float" office:value="0.842605236278369">
                <text:p>0.842605236278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52">
                <text:p>-0.52</text:p>
              </table:table-cell>
              <table:table-cell office:value-type="float" office:value="0.931097196486242">
                <text:p>0.931097196486242</text:p>
              </table:table-cell>
              <table:table-cell office:value-type="float" office:value="0.8889696">
                <text:p>0.8889696</text:p>
              </table:table-cell>
              <table:table-cell office:value-type="float" office:value="0.936701484312866">
                <text:p>0.936701484312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8">
                <text:p>-0.88</text:p>
              </table:table-cell>
              <table:table-cell office:value-type="float" office:value="0.900378566865303">
                <text:p>0.900378566865303</text:p>
              </table:table-cell>
              <table:table-cell office:value-type="float" office:value="0.7899264">
                <text:p>0.7899264</text:p>
              </table:table-cell>
              <table:table-cell office:value-type="float" office:value="0.90532088630879">
                <text:p>0.905320886308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8">
                <text:p>-0.88</text:p>
              </table:table-cell>
              <table:table-cell office:value-type="float" office:value="1.19010258146412">
                <text:p>1.19010258146412</text:p>
              </table:table-cell>
              <table:table-cell office:value-type="float" office:value="0.7899264">
                <text:p>0.7899264</text:p>
              </table:table-cell>
              <table:table-cell office:value-type="float" office:value="0.954373830618908">
                <text:p>0.9543738306189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6">
                <text:p>-0.16</text:p>
              </table:table-cell>
              <table:table-cell office:value-type="float" office:value="0.951259882608059">
                <text:p>0.951259882608059</text:p>
              </table:table-cell>
              <table:table-cell office:value-type="float" office:value="0.9677952">
                <text:p>0.9677952</text:p>
              </table:table-cell>
              <table:table-cell office:value-type="float" office:value="0.967634429543822">
                <text:p>0.9676344295438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">
                <text:p>0.52</text:p>
              </table:table-cell>
              <table:table-cell office:value-type="float" office:value="1.05800416556028">
                <text:p>1.05800416556028</text:p>
              </table:table-cell>
              <table:table-cell office:value-type="float" office:value="1.1110304">
                <text:p>1.1110304</text:p>
              </table:table-cell>
              <table:table-cell office:value-type="float" office:value="1.09046257282119">
                <text:p>1.09046257282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6">
                <text:p>-0.76</text:p>
              </table:table-cell>
              <table:table-cell office:value-type="float" office:value="0.987369263873413">
                <text:p>0.987369263873413</text:p>
              </table:table-cell>
              <table:table-cell office:value-type="float" office:value="0.8260512">
                <text:p>0.8260512</text:p>
              </table:table-cell>
              <table:table-cell office:value-type="float" office:value="0.990310224589449">
                <text:p>0.990310224589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68">
                <text:p>-0.68</text:p>
              </table:table-cell>
              <table:table-cell office:value-type="float" office:value="1.00706639652218">
                <text:p>1.00706639652218</text:p>
              </table:table-cell>
              <table:table-cell office:value-type="float" office:value="0.8482784">
                <text:p>0.8482784</text:p>
              </table:table-cell>
              <table:table-cell office:value-type="float" office:value="1.00578024484794">
                <text:p>1.005780244847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44">
                <text:p>-0.44</text:p>
              </table:table-cell>
              <table:table-cell office:value-type="float" office:value="1.00425609316644">
                <text:p>1.00425609316644</text:p>
              </table:table-cell>
              <table:table-cell office:value-type="float" office:value="0.9077408">
                <text:p>0.9077408</text:p>
              </table:table-cell>
              <table:table-cell office:value-type="float" office:value="1.01139188907937">
                <text:p>1.011391889079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6">
                <text:p>-0.6</text:p>
              </table:table-cell>
              <table:table-cell office:value-type="float" office:value="1.04825029404823">
                <text:p>1.04825029404823</text:p>
              </table:table-cell>
              <table:table-cell office:value-type="float" office:value="0.8692">
                <text:p>0.8692</text:p>
              </table:table-cell>
              <table:table-cell office:value-type="float" office:value="1.04976195847276">
                <text:p>1.049761958472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4">
                <text:p>-0.04</text:p>
              </table:table-cell>
              <table:table-cell office:value-type="float" office:value="0.982305708198712">
                <text:p>0.982305708198712</text:p>
              </table:table-cell>
              <table:table-cell office:value-type="float" office:value="0.9919968">
                <text:p>0.9919968</text:p>
              </table:table-cell>
              <table:table-cell office:value-type="float" office:value="0.99325091516534">
                <text:p>0.993250915165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2">
                <text:p>0.72</text:p>
              </table:table-cell>
              <table:table-cell office:value-type="float" office:value="1.14599069953379">
                <text:p>1.14599069953379</text:p>
              </table:table-cell>
              <table:table-cell office:value-type="float" office:value="1.1626624">
                <text:p>1.1626624</text:p>
              </table:table-cell>
              <table:table-cell office:value-type="float" office:value="1.15742136941537">
                <text:p>1.157421369415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">
                <text:p>-0.8</text:p>
              </table:table-cell>
              <table:table-cell office:value-type="float" office:value="0.825157620723782">
                <text:p>0.825157620723782</text:p>
              </table:table-cell>
              <table:table-cell office:value-type="float" office:value="0.8144">
                <text:p>0.8144</text:p>
              </table:table-cell>
              <table:table-cell office:value-type="float" office:value="0.806052572043174">
                <text:p>0.8060525720431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">
                <text:p>0.8</text:p>
              </table:table-cell>
              <table:table-cell office:value-type="float" office:value="1.22635164800925">
                <text:p>1.22635164800925</text:p>
              </table:table-cell>
              <table:table-cell office:value-type="float" office:value="1.1856">
                <text:p>1.1856</text:p>
              </table:table-cell>
              <table:table-cell office:value-type="float" office:value="1.22154713637605">
                <text:p>1.221547136376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52">
                <text:p>-0.52</text:p>
              </table:table-cell>
              <table:table-cell office:value-type="float" office:value="0.859071537966064">
                <text:p>0.859071537966064</text:p>
              </table:table-cell>
              <table:table-cell office:value-type="float" office:value="0.8889696">
                <text:p>0.8889696</text:p>
              </table:table-cell>
              <table:table-cell office:value-type="float" office:value="0.866426273720226">
                <text:p>0.8664262737202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88">
                <text:p>-0.88</text:p>
              </table:table-cell>
              <table:table-cell office:value-type="float" office:value="0.849738889541576">
                <text:p>0.849738889541576</text:p>
              </table:table-cell>
              <table:table-cell office:value-type="float" office:value="0.7899264">
                <text:p>0.7899264</text:p>
              </table:table-cell>
              <table:table-cell office:value-type="float" office:value="0.838715656144824">
                <text:p>0.8387156561448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88">
                <text:p>-0.88</text:p>
              </table:table-cell>
              <table:table-cell office:value-type="float" office:value="0.867314712417856">
                <text:p>0.867314712417856</text:p>
              </table:table-cell>
              <table:table-cell office:value-type="float" office:value="0.7899264">
                <text:p>0.7899264</text:p>
              </table:table-cell>
              <table:table-cell office:value-type="float" office:value="0.843511380789291">
                <text:p>0.8435113807892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68">
                <text:p>-0.68</text:p>
              </table:table-cell>
              <table:table-cell office:value-type="float" office:value="0.933017322872293">
                <text:p>0.933017322872293</text:p>
              </table:table-cell>
              <table:table-cell office:value-type="float" office:value="0.8482784">
                <text:p>0.8482784</text:p>
              </table:table-cell>
              <table:table-cell office:value-type="float" office:value="0.931883254612503">
                <text:p>0.9318832546125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">
                <text:p>0.8</text:p>
              </table:table-cell>
              <table:table-cell office:value-type="float" office:value="1.14297494125255">
                <text:p>1.14297494125255</text:p>
              </table:table-cell>
              <table:table-cell office:value-type="float" office:value="1.1856">
                <text:p>1.1856</text:p>
              </table:table-cell>
              <table:table-cell office:value-type="float" office:value="1.16187939499874">
                <text:p>1.161879394998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4">
                <text:p>-0.64</text:p>
              </table:table-cell>
              <table:table-cell office:value-type="float" office:value="0.843258424034157">
                <text:p>0.843258424034157</text:p>
              </table:table-cell>
              <table:table-cell office:value-type="float" office:value="0.8588928">
                <text:p>0.8588928</text:p>
              </table:table-cell>
              <table:table-cell office:value-type="float" office:value="0.850723228520502">
                <text:p>0.8507232285205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76">
                <text:p>-0.76</text:p>
              </table:table-cell>
              <table:table-cell office:value-type="float" office:value="0.961001953738803">
                <text:p>0.961001953738803</text:p>
              </table:table-cell>
              <table:table-cell office:value-type="float" office:value="0.8260512">
                <text:p>0.8260512</text:p>
              </table:table-cell>
              <table:table-cell office:value-type="float" office:value="0.970557737075998">
                <text:p>0.970557737075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4">
                <text:p>-0.64</text:p>
              </table:table-cell>
              <table:table-cell office:value-type="float" office:value="0.965629562231372">
                <text:p>0.965629562231372</text:p>
              </table:table-cell>
              <table:table-cell office:value-type="float" office:value="0.8588928">
                <text:p>0.8588928</text:p>
              </table:table-cell>
              <table:table-cell office:value-type="float" office:value="0.96175176466435">
                <text:p>0.961751764664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">
                <text:p>0.16</text:p>
              </table:table-cell>
              <table:table-cell office:value-type="float" office:value="1.02255337950827">
                <text:p>1.02255337950827</text:p>
              </table:table-cell>
              <table:table-cell office:value-type="float" office:value="1.0322048">
                <text:p>1.0322048</text:p>
              </table:table-cell>
              <table:table-cell office:value-type="float" office:value="1.02650561921967">
                <text:p>1.026505619219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4">
                <text:p>-0.4</text:p>
              </table:table-cell>
              <table:table-cell office:value-type="float" office:value="1.0175970772287">
                <text:p>1.0175970772287</text:p>
              </table:table-cell>
              <table:table-cell office:value-type="float" office:value="0.9168">
                <text:p>0.9168</text:p>
              </table:table-cell>
              <table:table-cell office:value-type="float" office:value="1.01911345172194">
                <text:p>1.019113451721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">
                <text:p>0.8</text:p>
              </table:table-cell>
              <table:table-cell office:value-type="float" office:value="1.15586649527851">
                <text:p>1.15586649527851</text:p>
              </table:table-cell>
              <table:table-cell office:value-type="float" office:value="1.1856">
                <text:p>1.1856</text:p>
              </table:table-cell>
              <table:table-cell office:value-type="float" office:value="1.16255855809754">
                <text:p>1.162558558097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84">
                <text:p>-0.84</text:p>
              </table:table-cell>
              <table:table-cell office:value-type="float" office:value="0.840482430865252">
                <text:p>0.840482430865252</text:p>
              </table:table-cell>
              <table:table-cell office:value-type="float" office:value="0.8023648">
                <text:p>0.8023648</text:p>
              </table:table-cell>
              <table:table-cell office:value-type="float" office:value="0.819508019313607">
                <text:p>0.8195080193136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1.19199335565289">
                <text:p>1.19199335565289</text:p>
              </table:table-cell>
              <table:table-cell office:value-type="float" office:value="1.1856">
                <text:p>1.1856</text:p>
              </table:table-cell>
              <table:table-cell office:value-type="float" office:value="1.19890956636046">
                <text:p>1.198909566360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">
                <text:p>0.16</text:p>
              </table:table-cell>
              <table:table-cell office:value-type="float" office:value="0.988013049761276">
                <text:p>0.988013049761276</text:p>
              </table:table-cell>
              <table:table-cell office:value-type="float" office:value="1.0322048">
                <text:p>1.0322048</text:p>
              </table:table-cell>
              <table:table-cell office:value-type="float" office:value="1.04564854635349">
                <text:p>1.045648546353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">
                <text:p>0.12</text:p>
              </table:table-cell>
              <table:table-cell office:value-type="float" office:value="1.01543788524736">
                <text:p>1.01543788524736</text:p>
              </table:table-cell>
              <table:table-cell office:value-type="float" office:value="1.0240864">
                <text:p>1.0240864</text:p>
              </table:table-cell>
              <table:table-cell office:value-type="float" office:value="1.03355591820745">
                <text:p>1.033555918207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">
                <text:p>0.16</text:p>
              </table:table-cell>
              <table:table-cell office:value-type="float" office:value="1.00995295046241">
                <text:p>1.00995295046241</text:p>
              </table:table-cell>
              <table:table-cell office:value-type="float" office:value="1.0322048">
                <text:p>1.0322048</text:p>
              </table:table-cell>
              <table:table-cell office:value-type="float" office:value="1.04501304201843">
                <text:p>1.045013042018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6">
                <text:p>0.56</text:p>
              </table:table-cell>
              <table:table-cell office:value-type="float" office:value="1.15374277001259">
                <text:p>1.15374277001259</text:p>
              </table:table-cell>
              <table:table-cell office:value-type="float" office:value="1.1207808">
                <text:p>1.1207808</text:p>
              </table:table-cell>
              <table:table-cell office:value-type="float" office:value="1.17882442486617">
                <text:p>1.178824424866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8">
                <text:p>-0.88</text:p>
              </table:table-cell>
              <table:table-cell office:value-type="float" office:value="0.697042467475113">
                <text:p>0.697042467475113</text:p>
              </table:table-cell>
              <table:table-cell office:value-type="float" office:value="0.7899264">
                <text:p>0.7899264</text:p>
              </table:table-cell>
              <table:table-cell office:value-type="float" office:value="0.697348185595313">
                <text:p>0.6973481855953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4">
                <text:p>-0.04</text:p>
              </table:table-cell>
              <table:table-cell office:value-type="float" office:value="0.971533748027622">
                <text:p>0.971533748027622</text:p>
              </table:table-cell>
              <table:table-cell office:value-type="float" office:value="0.9919968">
                <text:p>0.9919968</text:p>
              </table:table-cell>
              <table:table-cell office:value-type="float" office:value="0.98906878891387">
                <text:p>0.98906878891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6">
                <text:p>-0.56</text:p>
              </table:table-cell>
              <table:table-cell office:value-type="float" office:value="0.810758809536682">
                <text:p>0.810758809536682</text:p>
              </table:table-cell>
              <table:table-cell office:value-type="float" office:value="0.8792192">
                <text:p>0.8792192</text:p>
              </table:table-cell>
              <table:table-cell office:value-type="float" office:value="0.842437826174777">
                <text:p>0.8424378261747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4">
                <text:p>-0.04</text:p>
              </table:table-cell>
              <table:table-cell office:value-type="float" office:value="0.985078289437405">
                <text:p>0.985078289437405</text:p>
              </table:table-cell>
              <table:table-cell office:value-type="float" office:value="0.9919968">
                <text:p>0.9919968</text:p>
              </table:table-cell>
              <table:table-cell office:value-type="float" office:value="0.991529584354164">
                <text:p>0.9915295843541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  <table:table-cell office:value-type="float" office:value="1.04644571623547">
                <text:p>1.04644571623547</text:p>
              </table:table-cell>
              <table:table-cell office:value-type="float" office:value="1.0404">
                <text:p>1.0404</text:p>
              </table:table-cell>
              <table:table-cell office:value-type="float" office:value="1.05164300709622">
                <text:p>1.051643007096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6">
                <text:p>-0.56</text:p>
              </table:table-cell>
              <table:table-cell office:value-type="float" office:value="0.833881729545821">
                <text:p>0.833881729545821</text:p>
              </table:table-cell>
              <table:table-cell office:value-type="float" office:value="0.8792192">
                <text:p>0.8792192</text:p>
              </table:table-cell>
              <table:table-cell office:value-type="float" office:value="0.843040648752049">
                <text:p>0.8430406487520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28">
                <text:p>-0.28</text:p>
              </table:table-cell>
              <table:table-cell office:value-type="float" office:value="0.903828643376898">
                <text:p>0.903828643376898</text:p>
              </table:table-cell>
              <table:table-cell office:value-type="float" office:value="0.9429024">
                <text:p>0.9429024</text:p>
              </table:table-cell>
              <table:table-cell office:value-type="float" office:value="0.922484439781938">
                <text:p>0.9224844397819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2">
                <text:p>-0.32</text:p>
              </table:table-cell>
              <table:table-cell office:value-type="float" office:value="0.87403554478426">
                <text:p>0.87403554478426</text:p>
              </table:table-cell>
              <table:table-cell office:value-type="float" office:value="0.9343616">
                <text:p>0.9343616</text:p>
              </table:table-cell>
              <table:table-cell office:value-type="float" office:value="0.909517420241565">
                <text:p>0.9095174202415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4">
                <text:p>0.64</text:p>
              </table:table-cell>
              <table:table-cell office:value-type="float" office:value="1.18950335142734">
                <text:p>1.18950335142734</text:p>
              </table:table-cell>
              <table:table-cell office:value-type="float" office:value="1.1411072">
                <text:p>1.1411072</text:p>
              </table:table-cell>
              <table:table-cell office:value-type="float" office:value="1.19137659842621">
                <text:p>1.191376598426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">
                <text:p>0.08</text:p>
              </table:table-cell>
              <table:table-cell office:value-type="float" office:value="0.990169570545265">
                <text:p>0.990169570545265</text:p>
              </table:table-cell>
              <table:table-cell office:value-type="float" office:value="1.0160256">
                <text:p>1.0160256</text:p>
              </table:table-cell>
              <table:table-cell office:value-type="float" office:value="1.02265751045463">
                <text:p>1.022657510454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88">
                <text:p>-0.88</text:p>
              </table:table-cell>
              <table:table-cell office:value-type="float" office:value="0.829106955275261">
                <text:p>0.829106955275261</text:p>
              </table:table-cell>
              <table:table-cell office:value-type="float" office:value="0.7899264">
                <text:p>0.7899264</text:p>
              </table:table-cell>
              <table:table-cell office:value-type="float" office:value="0.818276383327118">
                <text:p>0.8182763833271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4">
                <text:p>0.44</text:p>
              </table:table-cell>
              <table:table-cell office:value-type="float" office:value="1.05520401303374">
                <text:p>1.05520401303374</text:p>
              </table:table-cell>
              <table:table-cell office:value-type="float" office:value="1.0922592">
                <text:p>1.0922592</text:p>
              </table:table-cell>
              <table:table-cell office:value-type="float" office:value="1.08934083885775">
                <text:p>1.089340838857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8">
                <text:p>0.88</text:p>
              </table:table-cell>
              <table:table-cell office:value-type="float" office:value="1.16622397916232">
                <text:p>1.16622397916232</text:p>
              </table:table-cell>
              <table:table-cell office:value-type="float" office:value="1.2100736">
                <text:p>1.2100736</text:p>
              </table:table-cell>
              <table:table-cell office:value-type="float" office:value="1.1852263826989">
                <text:p>1.18522638269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76">
                <text:p>-0.76</text:p>
              </table:table-cell>
              <table:table-cell office:value-type="float" office:value="0.833577911795986">
                <text:p>0.833577911795986</text:p>
              </table:table-cell>
              <table:table-cell office:value-type="float" office:value="0.8260512">
                <text:p>0.8260512</text:p>
              </table:table-cell>
              <table:table-cell office:value-type="float" office:value="0.818024637598515">
                <text:p>0.8180246375985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">
                <text:p>0.8</text:p>
              </table:table-cell>
              <table:table-cell office:value-type="float" office:value="1.17451194712751">
                <text:p>1.17451194712751</text:p>
              </table:table-cell>
              <table:table-cell office:value-type="float" office:value="1.1856">
                <text:p>1.1856</text:p>
              </table:table-cell>
              <table:table-cell office:value-type="float" office:value="1.16463037116248">
                <text:p>1.164630371162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76">
                <text:p>-0.76</text:p>
              </table:table-cell>
              <table:table-cell office:value-type="float" office:value="0.835008025120037">
                <text:p>0.835008025120037</text:p>
              </table:table-cell>
              <table:table-cell office:value-type="float" office:value="0.8260512">
                <text:p>0.8260512</text:p>
              </table:table-cell>
              <table:table-cell office:value-type="float" office:value="0.814834909628087">
                <text:p>0.8148349096280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.22355831513737">
                <text:p>1.223558315137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8">
                <text:p>0.68</text:p>
              </table:table-cell>
              <table:table-cell office:value-type="float" office:value="1.23333564867137">
                <text:p>1.23333564867137</text:p>
              </table:table-cell>
              <table:table-cell office:value-type="float" office:value="1.1517216">
                <text:p>1.1517216</text:p>
              </table:table-cell>
              <table:table-cell office:value-type="float" office:value="1.21775171351635">
                <text:p>1.217751713516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52">
                <text:p>-0.52</text:p>
              </table:table-cell>
              <table:table-cell office:value-type="float" office:value="0.852483377521824">
                <text:p>0.852483377521824</text:p>
              </table:table-cell>
              <table:table-cell office:value-type="float" office:value="0.8889696">
                <text:p>0.8889696</text:p>
              </table:table-cell>
              <table:table-cell office:value-type="float" office:value="0.855788340501881">
                <text:p>0.8557883405018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2">
                <text:p>-0.32</text:p>
              </table:table-cell>
              <table:table-cell office:value-type="float" office:value="0.890984971312613">
                <text:p>0.890984971312613</text:p>
              </table:table-cell>
              <table:table-cell office:value-type="float" office:value="0.9343616">
                <text:p>0.9343616</text:p>
              </table:table-cell>
              <table:table-cell office:value-type="float" office:value="0.9108207024666">
                <text:p>0.91082070246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2">
                <text:p>-0.32</text:p>
              </table:table-cell>
              <table:table-cell office:value-type="float" office:value="0.902285055183105">
                <text:p>0.902285055183105</text:p>
              </table:table-cell>
              <table:table-cell office:value-type="float" office:value="0.9343616">
                <text:p>0.9343616</text:p>
              </table:table-cell>
              <table:table-cell office:value-type="float" office:value="0.909428028264024">
                <text:p>0.9094280282640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8">
                <text:p>0.88</text:p>
              </table:table-cell>
              <table:table-cell office:value-type="float" office:value="1.31824713524254">
                <text:p>1.31824713524254</text:p>
              </table:table-cell>
              <table:table-cell office:value-type="float" office:value="1.2100736">
                <text:p>1.2100736</text:p>
              </table:table-cell>
              <table:table-cell office:value-type="float" office:value="1.22197648268489">
                <text:p>1.221976482684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">
                <text:p>-0</text:p>
              </table:table-cell>
              <table:table-cell office:value-type="float" office:value="0.813094642554536">
                <text:p>0.8130946425545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8">
                <text:p>0.28</text:p>
              </table:table-cell>
              <table:table-cell office:value-type="float" office:value="1.04457289671676">
                <text:p>1.04457289671676</text:p>
              </table:table-cell>
              <table:table-cell office:value-type="float" office:value="1.0570976">
                <text:p>1.0570976</text:p>
              </table:table-cell>
              <table:table-cell office:value-type="float" office:value="1.04816650948018">
                <text:p>1.048166509480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8">
                <text:p>0.88</text:p>
              </table:table-cell>
              <table:table-cell office:value-type="float" office:value="1.16464383477065">
                <text:p>1.16464383477065</text:p>
              </table:table-cell>
              <table:table-cell office:value-type="float" office:value="1.2100736">
                <text:p>1.2100736</text:p>
              </table:table-cell>
              <table:table-cell office:value-type="float" office:value="1.16523386002219">
                <text:p>1.165233860022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4">
                <text:p>-0.04</text:p>
              </table:table-cell>
              <table:table-cell office:value-type="float" office:value="0.99694475681919">
                <text:p>0.99694475681919</text:p>
              </table:table-cell>
              <table:table-cell office:value-type="float" office:value="0.9919968">
                <text:p>0.9919968</text:p>
              </table:table-cell>
              <table:table-cell office:value-type="float" office:value="0.995355458320807">
                <text:p>0.9953554583208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4">
                <text:p>-0.24</text:p>
              </table:table-cell>
              <table:table-cell office:value-type="float" office:value="0.982767839653313">
                <text:p>0.982767839653313</text:p>
              </table:table-cell>
              <table:table-cell office:value-type="float" office:value="0.9513088">
                <text:p>0.9513088</text:p>
              </table:table-cell>
              <table:table-cell office:value-type="float" office:value="0.981013943110942">
                <text:p>0.9810139431109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">
                <text:p>0.8</text:p>
              </table:table-cell>
              <table:table-cell office:value-type="float" office:value="1.15115528432638">
                <text:p>1.15115528432638</text:p>
              </table:table-cell>
              <table:table-cell office:value-type="float" office:value="1.1856">
                <text:p>1.1856</text:p>
              </table:table-cell>
              <table:table-cell office:value-type="float" office:value="1.14804760630654">
                <text:p>1.148047606306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6">
                <text:p>-0.16</text:p>
              </table:table-cell>
              <table:table-cell office:value-type="float" office:value="0.96024218808367">
                <text:p>0.96024218808367</text:p>
              </table:table-cell>
              <table:table-cell office:value-type="float" office:value="0.9677952">
                <text:p>0.9677952</text:p>
              </table:table-cell>
              <table:table-cell office:value-type="float" office:value="0.963239623722027">
                <text:p>0.9632396237220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52">
                <text:p>-0.52</text:p>
              </table:table-cell>
              <table:table-cell office:value-type="float" office:value="0.921182673956902">
                <text:p>0.921182673956902</text:p>
              </table:table-cell>
              <table:table-cell office:value-type="float" office:value="0.8889696">
                <text:p>0.8889696</text:p>
              </table:table-cell>
              <table:table-cell office:value-type="float" office:value="0.921744866543845">
                <text:p>0.9217448665438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4">
                <text:p>-0.24</text:p>
              </table:table-cell>
              <table:table-cell office:value-type="float" office:value="0.955034705249129">
                <text:p>0.955034705249129</text:p>
              </table:table-cell>
              <table:table-cell office:value-type="float" office:value="0.9513088">
                <text:p>0.9513088</text:p>
              </table:table-cell>
              <table:table-cell office:value-type="float" office:value="0.955912794415313">
                <text:p>0.9559127944153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">
                <text:p>-0</text:p>
              </table:table-cell>
              <table:table-cell office:value-type="float" office:value="0.993927386057552">
                <text:p>0.9939273860575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8">
                <text:p>-0.68</text:p>
              </table:table-cell>
              <table:table-cell office:value-type="float" office:value="1.08611444725575">
                <text:p>1.08611444725575</text:p>
              </table:table-cell>
              <table:table-cell office:value-type="float" office:value="0.8482784">
                <text:p>0.8482784</text:p>
              </table:table-cell>
              <table:table-cell office:value-type="float" office:value="1.08593058324021">
                <text:p>1.085930583240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48">
                <text:p>-0.48</text:p>
              </table:table-cell>
              <table:table-cell office:value-type="float" office:value="0.961339395130295">
                <text:p>0.961339395130295</text:p>
              </table:table-cell>
              <table:table-cell office:value-type="float" office:value="0.8984704">
                <text:p>0.8984704</text:p>
              </table:table-cell>
              <table:table-cell office:value-type="float" office:value="0.952244566531379">
                <text:p>0.9522445665313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6">
                <text:p>-0.16</text:p>
              </table:table-cell>
              <table:table-cell office:value-type="float" office:value="0.921662602905236">
                <text:p>0.921662602905236</text:p>
              </table:table-cell>
              <table:table-cell office:value-type="float" office:value="0.9677952">
                <text:p>0.9677952</text:p>
              </table:table-cell>
              <table:table-cell office:value-type="float" office:value="0.9716228184862">
                <text:p>0.97162281848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">
                <text:p>0.8</text:p>
              </table:table-cell>
              <table:table-cell office:value-type="float" office:value="1.07879529271888">
                <text:p>1.07879529271888</text:p>
              </table:table-cell>
              <table:table-cell office:value-type="float" office:value="1.1856">
                <text:p>1.1856</text:p>
              </table:table-cell>
              <table:table-cell office:value-type="float" office:value="1.14859331631491">
                <text:p>1.148593316314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">
                <text:p>0.6</text:p>
              </table:table-cell>
              <table:table-cell office:value-type="float" office:value="1.10525997787149">
                <text:p>1.10525997787149</text:p>
              </table:table-cell>
              <table:table-cell office:value-type="float" office:value="1.1308">
                <text:p>1.1308</text:p>
              </table:table-cell>
              <table:table-cell office:value-type="float" office:value="1.12170264686682">
                <text:p>1.121702646866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4">
                <text:p>-0.24</text:p>
              </table:table-cell>
              <table:table-cell office:value-type="float" office:value="0.934715718741608">
                <text:p>0.934715718741608</text:p>
              </table:table-cell>
              <table:table-cell office:value-type="float" office:value="0.9513088">
                <text:p>0.9513088</text:p>
              </table:table-cell>
              <table:table-cell office:value-type="float" office:value="0.938070461380552">
                <text:p>0.9380704613805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">
                <text:p>0.4</text:p>
              </table:table-cell>
              <table:table-cell office:value-type="float" office:value="1.10216914721982">
                <text:p>1.10216914721982</text:p>
              </table:table-cell>
              <table:table-cell office:value-type="float" office:value="1.0832">
                <text:p>1.0832</text:p>
              </table:table-cell>
              <table:table-cell office:value-type="float" office:value="1.11496041503725">
                <text:p>1.114960415037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">
                <text:p>0.2</text:p>
              </table:table-cell>
              <table:table-cell office:value-type="float" office:value="1.04713905227201">
                <text:p>1.04713905227201</text:p>
              </table:table-cell>
              <table:table-cell office:value-type="float" office:value="1.0404">
                <text:p>1.0404</text:p>
              </table:table-cell>
              <table:table-cell office:value-type="float" office:value="1.05298762274516">
                <text:p>1.052987622745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72">
                <text:p>-0.72</text:p>
              </table:table-cell>
              <table:table-cell office:value-type="float" office:value="0.795420910992085">
                <text:p>0.795420910992085</text:p>
              </table:table-cell>
              <table:table-cell office:value-type="float" office:value="0.8373376">
                <text:p>0.8373376</text:p>
              </table:table-cell>
              <table:table-cell office:value-type="float" office:value="0.798980592918669">
                <text:p>0.7989805929186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">
                <text:p>0.04</text:p>
              </table:table-cell>
              <table:table-cell office:value-type="float" office:value="0.990876086902512">
                <text:p>0.990876086902512</text:p>
              </table:table-cell>
              <table:table-cell office:value-type="float" office:value="1.0080032">
                <text:p>1.0080032</text:p>
              </table:table-cell>
              <table:table-cell office:value-type="float" office:value="1.01116649737051">
                <text:p>1.011166497370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8">
                <text:p>-0.28</text:p>
              </table:table-cell>
              <table:table-cell office:value-type="float" office:value="0.924281843846295">
                <text:p>0.924281843846295</text:p>
              </table:table-cell>
              <table:table-cell office:value-type="float" office:value="0.9429024">
                <text:p>0.9429024</text:p>
              </table:table-cell>
              <table:table-cell office:value-type="float" office:value="0.921649197639822">
                <text:p>0.9216491976398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4">
                <text:p>0.44</text:p>
              </table:table-cell>
              <table:table-cell office:value-type="float" office:value="1.11548063570603">
                <text:p>1.11548063570603</text:p>
              </table:table-cell>
              <table:table-cell office:value-type="float" office:value="1.0922592">
                <text:p>1.0922592</text:p>
              </table:table-cell>
              <table:table-cell office:value-type="float" office:value="1.14068447186958">
                <text:p>1.140684471869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4">
                <text:p>0.44</text:p>
              </table:table-cell>
              <table:table-cell office:value-type="float" office:value="1.10762501883919">
                <text:p>1.10762501883919</text:p>
              </table:table-cell>
              <table:table-cell office:value-type="float" office:value="1.0922592">
                <text:p>1.0922592</text:p>
              </table:table-cell>
              <table:table-cell office:value-type="float" office:value="1.17363735632537">
                <text:p>1.173637356325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">
                <text:p>0.12</text:p>
              </table:table-cell>
              <table:table-cell office:value-type="float" office:value="0.940421054365262">
                <text:p>0.940421054365262</text:p>
              </table:table-cell>
              <table:table-cell office:value-type="float" office:value="1.0240864">
                <text:p>1.0240864</text:p>
              </table:table-cell>
              <table:table-cell office:value-type="float" office:value="1.04591893118929">
                <text:p>1.045918931189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4">
                <text:p>0.24</text:p>
              </table:table-cell>
              <table:table-cell office:value-type="float" office:value="0.975616117088117">
                <text:p>0.975616117088117</text:p>
              </table:table-cell>
              <table:table-cell office:value-type="float" office:value="1.0486912">
                <text:p>1.0486912</text:p>
              </table:table-cell>
              <table:table-cell office:value-type="float" office:value="1.09563902677187">
                <text:p>1.095639026771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48">
                <text:p>-0.48</text:p>
              </table:table-cell>
              <table:table-cell office:value-type="float" office:value="0.828599353190448">
                <text:p>0.828599353190448</text:p>
              </table:table-cell>
              <table:table-cell office:value-type="float" office:value="0.8984704">
                <text:p>0.8984704</text:p>
              </table:table-cell>
              <table:table-cell office:value-type="float" office:value="0.856204656855144">
                <text:p>0.8562046568551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">
                <text:p>0.48</text:p>
              </table:table-cell>
              <table:table-cell office:value-type="float" office:value="1.05613222871819">
                <text:p>1.05613222871819</text:p>
              </table:table-cell>
              <table:table-cell office:value-type="float" office:value="1.1015296">
                <text:p>1.1015296</text:p>
              </table:table-cell>
              <table:table-cell office:value-type="float" office:value="1.14492275354867">
                <text:p>1.144922753548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8">
                <text:p>0.28</text:p>
              </table:table-cell>
              <table:table-cell office:value-type="float" office:value="1.00675882897482">
                <text:p>1.00675882897482</text:p>
              </table:table-cell>
              <table:table-cell office:value-type="float" office:value="1.0570976">
                <text:p>1.0570976</text:p>
              </table:table-cell>
              <table:table-cell office:value-type="float" office:value="1.08400123571109">
                <text:p>1.084001235711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2">
                <text:p>0.52</text:p>
              </table:table-cell>
              <table:table-cell office:value-type="float" office:value="1.14104589140981">
                <text:p>1.14104589140981</text:p>
              </table:table-cell>
              <table:table-cell office:value-type="float" office:value="1.1110304">
                <text:p>1.1110304</text:p>
              </table:table-cell>
              <table:table-cell office:value-type="float" office:value="1.17091572539677">
                <text:p>1.170915725396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6">
                <text:p>0.56</text:p>
              </table:table-cell>
              <table:table-cell office:value-type="float" office:value="1.09516397920494">
                <text:p>1.09516397920494</text:p>
              </table:table-cell>
              <table:table-cell office:value-type="float" office:value="1.1207808">
                <text:p>1.1207808</text:p>
              </table:table-cell>
              <table:table-cell office:value-type="float" office:value="1.16599831693553">
                <text:p>1.165998316935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">
                <text:p>-0</text:p>
              </table:table-cell>
              <table:table-cell office:value-type="float" office:value="0.711413905994709">
                <text:p>0.7114139059947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4">
                <text:p>0.44</text:p>
              </table:table-cell>
              <table:table-cell office:value-type="float" office:value="1.05144848237123">
                <text:p>1.05144848237123</text:p>
              </table:table-cell>
              <table:table-cell office:value-type="float" office:value="1.0922592">
                <text:p>1.0922592</text:p>
              </table:table-cell>
              <table:table-cell office:value-type="float" office:value="1.11730155535755">
                <text:p>1.117301555357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72">
                <text:p>-0.72</text:p>
              </table:table-cell>
              <table:table-cell office:value-type="float" office:value="0.847635404458492">
                <text:p>0.847635404458492</text:p>
              </table:table-cell>
              <table:table-cell office:value-type="float" office:value="0.8373376">
                <text:p>0.8373376</text:p>
              </table:table-cell>
              <table:table-cell office:value-type="float" office:value="0.836569289907015">
                <text:p>0.8365692899070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">
                <text:p>0.2</text:p>
              </table:table-cell>
              <table:table-cell office:value-type="float" office:value="1.06454721186453">
                <text:p>1.06454721186453</text:p>
              </table:table-cell>
              <table:table-cell office:value-type="float" office:value="1.0404">
                <text:p>1.0404</text:p>
              </table:table-cell>
              <table:table-cell office:value-type="float" office:value="1.04996388954464">
                <text:p>1.049963889544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">
                <text:p>0.4</text:p>
              </table:table-cell>
              <table:table-cell office:value-type="float" office:value="1.11302488362632">
                <text:p>1.11302488362632</text:p>
              </table:table-cell>
              <table:table-cell office:value-type="float" office:value="1.0832">
                <text:p>1.0832</text:p>
              </table:table-cell>
              <table:table-cell office:value-type="float" office:value="1.11756615549823">
                <text:p>1.117566155498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">
                <text:p>0.8</text:p>
              </table:table-cell>
              <table:table-cell office:value-type="float" office:value="1.22059088581561">
                <text:p>1.22059088581561</text:p>
              </table:table-cell>
              <table:table-cell office:value-type="float" office:value="1.1856">
                <text:p>1.1856</text:p>
              </table:table-cell>
              <table:table-cell office:value-type="float" office:value="1.21100724558323">
                <text:p>1.211007245583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">
                <text:p>-0</text:p>
              </table:table-cell>
              <table:table-cell office:value-type="float" office:value="0.754609861879397">
                <text:p>0.7546098618793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88">
                <text:p>-0.88</text:p>
              </table:table-cell>
              <table:table-cell office:value-type="float" office:value="1.19782554045295">
                <text:p>1.19782554045295</text:p>
              </table:table-cell>
              <table:table-cell office:value-type="float" office:value="0.7899264">
                <text:p>0.7899264</text:p>
              </table:table-cell>
              <table:table-cell office:value-type="float" office:value="0.841393090237995">
                <text:p>0.8413930902379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88">
                <text:p>-0.88</text:p>
              </table:table-cell>
              <table:table-cell office:value-type="float" office:value="0.843155990312726">
                <text:p>0.843155990312726</text:p>
              </table:table-cell>
              <table:table-cell office:value-type="float" office:value="0.7899264">
                <text:p>0.7899264</text:p>
              </table:table-cell>
              <table:table-cell office:value-type="float" office:value="0.799543327512655">
                <text:p>0.7995433275126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88">
                <text:p>-0.88</text:p>
              </table:table-cell>
              <table:table-cell office:value-type="float" office:value="0.85511218284156">
                <text:p>0.85511218284156</text:p>
              </table:table-cell>
              <table:table-cell office:value-type="float" office:value="0.7899264">
                <text:p>0.7899264</text:p>
              </table:table-cell>
              <table:table-cell office:value-type="float" office:value="0.82344908234195">
                <text:p>0.823449082341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2">
                <text:p>0.72</text:p>
              </table:table-cell>
              <table:table-cell office:value-type="float" office:value="1.13325921442245">
                <text:p>1.13325921442245</text:p>
              </table:table-cell>
              <table:table-cell office:value-type="float" office:value="1.1626624">
                <text:p>1.1626624</text:p>
              </table:table-cell>
              <table:table-cell office:value-type="float" office:value="1.12807922457261">
                <text:p>1.128079224572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">
                <text:p>-0</text:p>
              </table:table-cell>
              <table:table-cell office:value-type="float" office:value="0.969665453150351">
                <text:p>0.9696654531503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8">
                <text:p>-0.8</text:p>
              </table:table-cell>
              <table:table-cell office:value-type="float" office:value="0.917726329226882">
                <text:p>0.917726329226882</text:p>
              </table:table-cell>
              <table:table-cell office:value-type="float" office:value="0.8144">
                <text:p>0.8144</text:p>
              </table:table-cell>
              <table:table-cell office:value-type="float" office:value="0.925326906349923">
                <text:p>0.9253269063499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">
                <text:p>0.04</text:p>
              </table:table-cell>
              <table:table-cell office:value-type="float" office:value="1.00274053189304">
                <text:p>1.00274053189304</text:p>
              </table:table-cell>
              <table:table-cell office:value-type="float" office:value="1.0080032">
                <text:p>1.0080032</text:p>
              </table:table-cell>
              <table:table-cell office:value-type="float" office:value="1.00711818936179">
                <text:p>1.007118189361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76">
                <text:p>-0.76</text:p>
              </table:table-cell>
              <table:table-cell office:value-type="float" office:value="0.98805197193112">
                <text:p>0.98805197193112</text:p>
              </table:table-cell>
              <table:table-cell office:value-type="float" office:value="0.8260512">
                <text:p>0.8260512</text:p>
              </table:table-cell>
              <table:table-cell office:value-type="float" office:value="0.993476144286983">
                <text:p>0.9934761442869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56">
                <text:p>-0.56</text:p>
              </table:table-cell>
              <table:table-cell office:value-type="float" office:value="0.973028751997387">
                <text:p>0.973028751997387</text:p>
              </table:table-cell>
              <table:table-cell office:value-type="float" office:value="0.8792192">
                <text:p>0.8792192</text:p>
              </table:table-cell>
              <table:table-cell office:value-type="float" office:value="0.977001010886098">
                <text:p>0.9770010108860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48">
                <text:p>-0.48</text:p>
              </table:table-cell>
              <table:table-cell office:value-type="float" office:value="1.0343090596482">
                <text:p>1.0343090596482</text:p>
              </table:table-cell>
              <table:table-cell office:value-type="float" office:value="0.8984704">
                <text:p>0.8984704</text:p>
              </table:table-cell>
              <table:table-cell office:value-type="float" office:value="1.03391370022466">
                <text:p>1.033913700224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76">
                <text:p>-0.76</text:p>
              </table:table-cell>
              <table:table-cell office:value-type="float" office:value="0.984349640693165">
                <text:p>0.984349640693165</text:p>
              </table:table-cell>
              <table:table-cell office:value-type="float" office:value="0.8260512">
                <text:p>0.8260512</text:p>
              </table:table-cell>
              <table:table-cell office:value-type="float" office:value="0.985567701527367">
                <text:p>0.9855677015273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4">
                <text:p>-0.4</text:p>
              </table:table-cell>
              <table:table-cell office:value-type="float" office:value="0.976333040642481">
                <text:p>0.976333040642481</text:p>
              </table:table-cell>
              <table:table-cell office:value-type="float" office:value="0.9168">
                <text:p>0.9168</text:p>
              </table:table-cell>
              <table:table-cell office:value-type="float" office:value="0.975684011099324">
                <text:p>0.9756840110993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88">
                <text:p>-0.88</text:p>
              </table:table-cell>
              <table:table-cell office:value-type="float" office:value="1.03928315353821">
                <text:p>1.03928315353821</text:p>
              </table:table-cell>
              <table:table-cell office:value-type="float" office:value="0.7899264">
                <text:p>0.7899264</text:p>
              </table:table-cell>
              <table:table-cell office:value-type="float" office:value="1.03382686545699">
                <text:p>1.033826865456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76">
                <text:p>-0.76</text:p>
              </table:table-cell>
              <table:table-cell office:value-type="float" office:value="1.01619308898233">
                <text:p>1.01619308898233</text:p>
              </table:table-cell>
              <table:table-cell office:value-type="float" office:value="0.8260512">
                <text:p>0.8260512</text:p>
              </table:table-cell>
              <table:table-cell office:value-type="float" office:value="1.02841609405573">
                <text:p>1.028416094055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52">
                <text:p>-0.52</text:p>
              </table:table-cell>
              <table:table-cell office:value-type="float" office:value="1.06797047342598">
                <text:p>1.06797047342598</text:p>
              </table:table-cell>
              <table:table-cell office:value-type="float" office:value="0.8889696">
                <text:p>0.8889696</text:p>
              </table:table-cell>
              <table:table-cell office:value-type="float" office:value="1.06358370431367">
                <text:p>1.063583704313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.1690713431814">
                <text:p>1.16907134318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8">
                <text:p>0.28</text:p>
              </table:table-cell>
              <table:table-cell office:value-type="float" office:value="1.08262933983922">
                <text:p>1.08262933983922</text:p>
              </table:table-cell>
              <table:table-cell office:value-type="float" office:value="1.0570976">
                <text:p>1.0570976</text:p>
              </table:table-cell>
              <table:table-cell office:value-type="float" office:value="1.07279352578041">
                <text:p>1.072793525780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8">
                <text:p>0.68</text:p>
              </table:table-cell>
              <table:table-cell office:value-type="float" office:value="1.19634053729007">
                <text:p>1.19634053729007</text:p>
              </table:table-cell>
              <table:table-cell office:value-type="float" office:value="1.1517216">
                <text:p>1.1517216</text:p>
              </table:table-cell>
              <table:table-cell office:value-type="float" office:value="1.18651007988611">
                <text:p>1.186510079886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4">
                <text:p>0.24</text:p>
              </table:table-cell>
              <table:table-cell office:value-type="float" office:value="1.06091816855054">
                <text:p>1.06091816855054</text:p>
              </table:table-cell>
              <table:table-cell office:value-type="float" office:value="1.0486912">
                <text:p>1.0486912</text:p>
              </table:table-cell>
              <table:table-cell office:value-type="float" office:value="1.06525075522468">
                <text:p>1.065250755224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24">
                <text:p>-0.24</text:p>
              </table:table-cell>
              <table:table-cell office:value-type="float" office:value="0.91301388164093">
                <text:p>0.91301388164093</text:p>
              </table:table-cell>
              <table:table-cell office:value-type="float" office:value="0.9513088">
                <text:p>0.9513088</text:p>
              </table:table-cell>
              <table:table-cell office:value-type="float" office:value="0.933091488724405">
                <text:p>0.9330914887244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4">
                <text:p>-0.04</text:p>
              </table:table-cell>
              <table:table-cell office:value-type="float" office:value="0.968327013758741">
                <text:p>0.968327013758741</text:p>
              </table:table-cell>
              <table:table-cell office:value-type="float" office:value="0.9919968">
                <text:p>0.9919968</text:p>
              </table:table-cell>
              <table:table-cell office:value-type="float" office:value="0.987916371371334">
                <text:p>0.9879163713713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6">
                <text:p>0.56</text:p>
              </table:table-cell>
              <table:table-cell office:value-type="float" office:value="1.21771973298025">
                <text:p>1.21771973298025</text:p>
              </table:table-cell>
              <table:table-cell office:value-type="float" office:value="1.1207808">
                <text:p>1.1207808</text:p>
              </table:table-cell>
              <table:table-cell office:value-type="float" office:value="1.18905362544712">
                <text:p>1.189053625447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">
                <text:p>0.24</text:p>
              </table:table-cell>
              <table:table-cell office:value-type="float" office:value="1.04988623817971">
                <text:p>1.04988623817971</text:p>
              </table:table-cell>
              <table:table-cell office:value-type="float" office:value="1.0486912">
                <text:p>1.0486912</text:p>
              </table:table-cell>
              <table:table-cell office:value-type="float" office:value="1.10442341233128">
                <text:p>1.104423412331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">
                <text:p>0.12</text:p>
              </table:table-cell>
              <table:table-cell office:value-type="float" office:value="1.02745894437096">
                <text:p>1.02745894437096</text:p>
              </table:table-cell>
              <table:table-cell office:value-type="float" office:value="1.0240864">
                <text:p>1.0240864</text:p>
              </table:table-cell>
              <table:table-cell office:value-type="float" office:value="1.05505807738322">
                <text:p>1.055058077383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">
                <text:p>0.12</text:p>
              </table:table-cell>
              <table:table-cell office:value-type="float" office:value="0.997668782559288">
                <text:p>0.997668782559288</text:p>
              </table:table-cell>
              <table:table-cell office:value-type="float" office:value="1.0240864">
                <text:p>1.0240864</text:p>
              </table:table-cell>
              <table:table-cell office:value-type="float" office:value="1.046748295731">
                <text:p>1.0467482957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4">
                <text:p>-0.4</text:p>
              </table:table-cell>
              <table:table-cell office:value-type="float" office:value="0.783157883825311">
                <text:p>0.783157883825311</text:p>
              </table:table-cell>
              <table:table-cell office:value-type="float" office:value="0.9168">
                <text:p>0.9168</text:p>
              </table:table-cell>
              <table:table-cell office:value-type="float" office:value="0.845105881724975">
                <text:p>0.8451058817249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6">
                <text:p>0.16</text:p>
              </table:table-cell>
              <table:table-cell office:value-type="float" office:value="0.988257855464772">
                <text:p>0.988257855464772</text:p>
              </table:table-cell>
              <table:table-cell office:value-type="float" office:value="1.0322048">
                <text:p>1.0322048</text:p>
              </table:table-cell>
              <table:table-cell office:value-type="float" office:value="1.0521027524417">
                <text:p>1.05210275244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8">
                <text:p>0.28</text:p>
              </table:table-cell>
              <table:table-cell office:value-type="float" office:value="1.05712390886034">
                <text:p>1.05712390886034</text:p>
              </table:table-cell>
              <table:table-cell office:value-type="float" office:value="1.0570976">
                <text:p>1.0570976</text:p>
              </table:table-cell>
              <table:table-cell office:value-type="float" office:value="1.06895992715807">
                <text:p>1.068959927158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6">
                <text:p>0.36</text:p>
              </table:table-cell>
              <table:table-cell office:value-type="float" office:value="1.09707893631101">
                <text:p>1.09707893631101</text:p>
              </table:table-cell>
              <table:table-cell office:value-type="float" office:value="1.0743328">
                <text:p>1.0743328</text:p>
              </table:table-cell>
              <table:table-cell office:value-type="float" office:value="1.10279791417875">
                <text:p>1.10279791417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8">
                <text:p>0.28</text:p>
              </table:table-cell>
              <table:table-cell office:value-type="float" office:value="1.07257238059452">
                <text:p>1.07257238059452</text:p>
              </table:table-cell>
              <table:table-cell office:value-type="float" office:value="1.0570976">
                <text:p>1.0570976</text:p>
              </table:table-cell>
              <table:table-cell office:value-type="float" office:value="1.07782862682656">
                <text:p>1.077828626826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">
                <text:p>0.08</text:p>
              </table:table-cell>
              <table:table-cell office:value-type="float" office:value="1.01182637575987">
                <text:p>1.01182637575987</text:p>
              </table:table-cell>
              <table:table-cell office:value-type="float" office:value="1.0160256">
                <text:p>1.0160256</text:p>
              </table:table-cell>
              <table:table-cell office:value-type="float" office:value="1.02219993279257">
                <text:p>1.022199932792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8">
                <text:p>0.28</text:p>
              </table:table-cell>
              <table:table-cell office:value-type="float" office:value="1.06155029769174">
                <text:p>1.06155029769174</text:p>
              </table:table-cell>
              <table:table-cell office:value-type="float" office:value="1.0570976">
                <text:p>1.0570976</text:p>
              </table:table-cell>
              <table:table-cell office:value-type="float" office:value="1.07648319450088">
                <text:p>1.076483194500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">
                <text:p>0.4</text:p>
              </table:table-cell>
              <table:table-cell office:value-type="float" office:value="1.14063648217873">
                <text:p>1.14063648217873</text:p>
              </table:table-cell>
              <table:table-cell office:value-type="float" office:value="1.0832">
                <text:p>1.0832</text:p>
              </table:table-cell>
              <table:table-cell office:value-type="float" office:value="1.13175775683154">
                <text:p>1.131757756831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44">
                <text:p>-0.44</text:p>
              </table:table-cell>
              <table:table-cell office:value-type="float" office:value="0.787358165858872">
                <text:p>0.787358165858872</text:p>
              </table:table-cell>
              <table:table-cell office:value-type="float" office:value="0.9077408">
                <text:p>0.9077408</text:p>
              </table:table-cell>
              <table:table-cell office:value-type="float" office:value="0.838813267027656">
                <text:p>0.8388132670276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">
                <text:p>-0</text:p>
              </table:table-cell>
              <table:table-cell office:value-type="float" office:value="0.889841811050128">
                <text:p>0.8898418110501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2">
                <text:p>0.12</text:p>
              </table:table-cell>
              <table:table-cell office:value-type="float" office:value="1.00159769924445">
                <text:p>1.00159769924445</text:p>
              </table:table-cell>
              <table:table-cell office:value-type="float" office:value="1.0240864">
                <text:p>1.0240864</text:p>
              </table:table-cell>
              <table:table-cell office:value-type="float" office:value="1.03366056444921">
                <text:p>1.033660564449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4">
                <text:p>-0.4</text:p>
              </table:table-cell>
              <table:table-cell office:value-type="float" office:value="0.948275615494255">
                <text:p>0.948275615494255</text:p>
              </table:table-cell>
              <table:table-cell office:value-type="float" office:value="0.9168">
                <text:p>0.9168</text:p>
              </table:table-cell>
              <table:table-cell office:value-type="float" office:value="0.889798213360994">
                <text:p>0.8897982133609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58">
                <text:p>-0.58</text:p>
              </table:table-cell>
              <table:table-cell office:value-type="float" office:value="0.864935184737515">
                <text:p>0.864935184737515</text:p>
              </table:table-cell>
              <table:table-cell office:value-type="float" office:value="0.8742444">
                <text:p>0.8742444</text:p>
              </table:table-cell>
              <table:table-cell office:value-type="float" office:value="0.872493546277296">
                <text:p>0.8724935462772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">
                <text:p>0.04</text:p>
              </table:table-cell>
              <table:table-cell office:value-type="float" office:value="0.998069071025467">
                <text:p>0.998069071025467</text:p>
              </table:table-cell>
              <table:table-cell office:value-type="float" office:value="1.0080032">
                <text:p>1.0080032</text:p>
              </table:table-cell>
              <table:table-cell office:value-type="float" office:value="1.01020506774113">
                <text:p>1.010205067741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4">
                <text:p>-0.04</text:p>
              </table:table-cell>
              <table:table-cell office:value-type="float" office:value="0.980616997559998">
                <text:p>0.980616997559998</text:p>
              </table:table-cell>
              <table:table-cell office:value-type="float" office:value="0.9919968">
                <text:p>0.9919968</text:p>
              </table:table-cell>
              <table:table-cell office:value-type="float" office:value="0.991333878314803">
                <text:p>0.9913338783148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88">
                <text:p>-0.88</text:p>
              </table:table-cell>
              <table:table-cell office:value-type="float" office:value="0.956919463129877">
                <text:p>0.956919463129877</text:p>
              </table:table-cell>
              <table:table-cell office:value-type="float" office:value="0.7899264">
                <text:p>0.7899264</text:p>
              </table:table-cell>
              <table:table-cell office:value-type="float" office:value="0.962065164536252">
                <text:p>0.9620651645362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88">
                <text:p>-0.88</text:p>
              </table:table-cell>
              <table:table-cell office:value-type="float" office:value="1.00698640371597">
                <text:p>1.00698640371597</text:p>
              </table:table-cell>
              <table:table-cell office:value-type="float" office:value="0.7899264">
                <text:p>0.7899264</text:p>
              </table:table-cell>
              <table:table-cell office:value-type="float" office:value="1.01189898069848">
                <text:p>1.011898980698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28">
                <text:p>-0.28</text:p>
              </table:table-cell>
              <table:table-cell office:value-type="float" office:value="0.996480096996591">
                <text:p>0.996480096996591</text:p>
              </table:table-cell>
              <table:table-cell office:value-type="float" office:value="0.9429024">
                <text:p>0.9429024</text:p>
              </table:table-cell>
              <table:table-cell office:value-type="float" office:value="0.997377467825226">
                <text:p>0.9973774678252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88">
                <text:p>-0.88</text:p>
              </table:table-cell>
              <table:table-cell office:value-type="float" office:value="0.977436390875003">
                <text:p>0.977436390875003</text:p>
              </table:table-cell>
              <table:table-cell office:value-type="float" office:value="0.7899264">
                <text:p>0.7899264</text:p>
              </table:table-cell>
              <table:table-cell office:value-type="float" office:value="0.972133664039758">
                <text:p>0.9721336640397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.971987833307439">
                <text:p>0.9719878333074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8">
                <text:p>0.88</text:p>
              </table:table-cell>
              <table:table-cell office:value-type="float" office:value="1.21659049279967">
                <text:p>1.21659049279967</text:p>
              </table:table-cell>
              <table:table-cell office:value-type="float" office:value="1.2100736">
                <text:p>1.2100736</text:p>
              </table:table-cell>
              <table:table-cell office:value-type="float" office:value="1.22890785908101">
                <text:p>1.228907859081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4">
                <text:p>0.64</text:p>
              </table:table-cell>
              <table:table-cell office:value-type="float" office:value="1.095722902311">
                <text:p>1.095722902311</text:p>
              </table:table-cell>
              <table:table-cell office:value-type="float" office:value="1.1411072">
                <text:p>1.1411072</text:p>
              </table:table-cell>
              <table:table-cell office:value-type="float" office:value="1.15988801597194">
                <text:p>1.159888015971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6">
                <text:p>-0.6</text:p>
              </table:table-cell>
              <table:table-cell office:value-type="float" office:value="0.862130709627264">
                <text:p>0.862130709627264</text:p>
              </table:table-cell>
              <table:table-cell office:value-type="float" office:value="0.8692">
                <text:p>0.8692</text:p>
              </table:table-cell>
              <table:table-cell office:value-type="float" office:value="0.832962555027678">
                <text:p>0.8329625550276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